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0" style:family="paragraph">
      <loext:graphic-properties draw:fill="solid" draw:fill-color="#d7d7e3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7pt" style:font-size-asian="7pt" style:font-name-complex="Arial1" style:font-size-complex="7pt"/>
    </style:style>
    <style:style style:name="T10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4pt" style:font-size-asian="14pt" style:font-name-complex="Arial1" style:font-size-complex="14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5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6" style:family="text">
      <style:text-properties fo:color="#101e8e" style:font-name="Wingdings1" fo:font-size="9pt" style:font-size-asian="9pt" style:font-name-complex="Wingdings1" style:font-size-complex="9pt"/>
    </style:style>
    <style:style style:name="T17" style:family="text">
      <style:text-properties fo:color="#ffffff" style:font-name="Arial1" fo:font-size="7pt" style:font-size-asian="7pt" style:font-name-complex="Arial1" style:font-size-complex="7pt"/>
    </style:style>
    <style:style style:name="T18" style:family="text">
      <style:text-properties fo:color="#ffffff" style:font-name="Arial1" fo:font-size="12pt" style:font-size-asian="12pt" style:font-name-complex="Arial1" style:font-size-complex="12pt"/>
    </style:style>
    <style:style style:name="T1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373</text:span></text:p>
          </draw:text-box>
        </draw:frame>
        <draw:frame draw:style-name="gr2" draw:text-style-name="P3" draw:layer="layout" svg:width="4.235cm" svg:height="0.712cm" svg:x="8.383cm" svg:y="2.488cm">
          <draw:text-box>
            <text:p text:style-name="P1"><text:span text:style-name="T2">SECTION 10.3</text:span></text:p>
          </draw:text-box>
        </draw:frame>
        <draw:frame draw:style-name="gr2" draw:text-style-name="P3" draw:layer="layout" svg:width="16.258cm" svg:height="0.712cm" svg:x="2.463cm" svg:y="4.064cm">
          <draw:text-box>
            <text:p text:style-name="P1"><text:span text:style-name="T2">RECONSTRUCTION: OIL, COMMERCIAL INTERESTS, </text:span></text:p>
          </draw:text-box>
        </draw:frame>
        <draw:frame draw:style-name="gr2" draw:text-style-name="P3" draw:layer="layout" svg:width="16.279cm" svg:height="0.712cm" svg:x="2.445cm" svg:y="4.84cm">
          <draw:text-box>
            <text:p text:style-name="P1"><text:span text:style-name="T2">DEBT RELIEF, ASYLUM AND STABILISATION POLICY </text:span></text:p>
          </draw:text-box>
        </draw:frame>
        <draw:frame draw:style-name="gr3" draw:text-style-name="P4" draw:layer="layout" svg:width="2.436cm" svg:height="0.628cm" svg:x="2.2cm" svg:y="6.4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7.292cm">
          <draw:text-box>
            <text:p text:style-name="P1"><text:span text:style-name="T4">Introduction <text:s/>.................................................................................................................. 374</text:span></text:p>
          </draw:text-box>
        </draw:frame>
        <draw:frame draw:style-name="gr1" draw:text-style-name="P2" draw:layer="layout" svg:width="16.796cm" svg:height="0.475cm" svg:x="2.2cm" svg:y="8.157cm">
          <draw:text-box>
            <text:p text:style-name="P1"><text:span text:style-name="T4">UK policy on Iraq’s oil and oil revenues <text:s/>....................................................................... 375</text:span></text:p>
          </draw:text-box>
        </draw:frame>
        <draw:frame draw:style-name="gr1" draw:text-style-name="P2" draw:layer="layout" svg:width="16.025cm" svg:height="0.475cm" svg:x="2.94cm" svg:y="8.821cm">
          <draw:text-box>
            <text:p text:style-name="P1"><text:span text:style-name="T4">Iraq oil reserves, production and export <text:s/>................................................................ 375</text:span></text:p>
          </draw:text-box>
        </draw:frame>
        <draw:frame draw:style-name="gr1" draw:text-style-name="P2" draw:layer="layout" svg:width="16.097cm" svg:height="0.475cm" svg:x="2.94cm" svg:y="9.486cm">
          <draw:text-box>
            <text:p text:style-name="P1"><text:span text:style-name="T4">UK energy security interests, 2001 to 2002 <text:s/>........................................................... 376</text:span></text:p>
          </draw:text-box>
        </draw:frame>
        <draw:frame draw:style-name="gr1" draw:text-style-name="P2" draw:layer="layout" svg:width="16.072cm" svg:height="0.475cm" svg:x="2.94cm" svg:y="10.15cm">
          <draw:text-box>
            <text:p text:style-name="P1"><text:span text:style-name="T4">Planning and preparing for a post-conflict Iraq <text:s/>...................................................... 379</text:span></text:p>
          </draw:text-box>
        </draw:frame>
        <draw:frame draw:style-name="gr1" draw:text-style-name="P2" draw:layer="layout" svg:width="15.276cm" svg:height="0.475cm" svg:x="3.7cm" svg:y="10.814cm">
          <draw:text-box>
            <text:p text:style-name="P1"><text:span text:style-name="T4">Military planning <text:s/>.............................................................................................. 388</text:span></text:p>
          </draw:text-box>
        </draw:frame>
        <draw:frame draw:style-name="gr1" draw:text-style-name="P2" draw:layer="layout" svg:width="15.339cm" svg:height="0.475cm" svg:x="3.7cm" svg:y="11.479cm">
          <draw:text-box>
            <text:p text:style-name="P1"><text:span text:style-name="T4">Discussions with the US <text:s/>.................................................................................. 389</text:span></text:p>
          </draw:text-box>
        </draw:frame>
        <draw:frame draw:style-name="gr1" draw:text-style-name="P2" draw:layer="layout" svg:width="16.118cm" svg:height="0.475cm" svg:x="2.94cm" svg:y="12.143cm">
          <draw:text-box>
            <text:p text:style-name="P1"><text:span text:style-name="T4">The invasion and immediate aftermath <text:s/>.................................................................. 403</text:span></text:p>
          </draw:text-box>
        </draw:frame>
        <draw:frame draw:style-name="gr1" draw:text-style-name="P2" draw:layer="layout" svg:width="16.034cm" svg:height="0.475cm" svg:x="2.94cm" svg:y="12.808cm">
          <draw:text-box>
            <text:p text:style-name="P1"><text:span text:style-name="T4">Negotiations with the US over the control of Iraqi oil revenues <text:s/>............................. 405</text:span></text:p>
          </draw:text-box>
        </draw:frame>
        <draw:frame draw:style-name="gr1" draw:text-style-name="P2" draw:layer="layout" svg:width="16.008cm" svg:height="0.475cm" svg:x="2.94cm" svg:y="13.472cm">
          <draw:text-box>
            <text:p text:style-name="P1"><text:span text:style-name="T4">Oil policy under the Coalition Provisional Authority <text:s/>............................................... 417</text:span></text:p>
          </draw:text-box>
        </draw:frame>
        <draw:frame draw:style-name="gr1" draw:text-style-name="P2" draw:layer="layout" svg:width="16.093cm" svg:height="0.475cm" svg:x="2.94cm" svg:y="14.137cm">
          <draw:text-box>
            <text:p text:style-name="P1"><text:span text:style-name="T4">UK policy under Iraqi Governments <text:s/>....................................................................... 436</text:span></text:p>
          </draw:text-box>
        </draw:frame>
        <draw:frame draw:style-name="gr1" draw:text-style-name="P2" draw:layer="layout" svg:width="16.825cm" svg:height="0.475cm" svg:x="2.2cm" svg:y="15.001cm">
          <draw:text-box>
            <text:p text:style-name="P1"><text:span text:style-name="T4">UK Government support for UK business <text:s/>.................................................................... 457</text:span></text:p>
          </draw:text-box>
        </draw:frame>
        <draw:frame draw:style-name="gr1" draw:text-style-name="P2" draw:layer="layout" svg:width="16.093cm" svg:height="0.475cm" svg:x="2.94cm" svg:y="15.666cm">
          <draw:text-box>
            <text:p text:style-name="P1"><text:span text:style-name="T4">UK commercial interests, 2001 to 2002 <text:s/>................................................................. 457</text:span></text:p>
          </draw:text-box>
        </draw:frame>
        <draw:frame draw:style-name="gr1" draw:text-style-name="P2" draw:layer="layout" svg:width="16.072cm" svg:height="0.475cm" svg:x="2.94cm" svg:y="16.33cm">
          <draw:text-box>
            <text:p text:style-name="P1"><text:span text:style-name="T4">Planning and preparing for a post-conflict Iraq <text:s/>...................................................... 457</text:span></text:p>
          </draw:text-box>
        </draw:frame>
        <draw:frame draw:style-name="gr1" draw:text-style-name="P2" draw:layer="layout" svg:width="16.084cm" svg:height="0.475cm" svg:x="2.94cm" svg:y="16.994cm">
          <draw:text-box>
            <text:p text:style-name="P1"><text:span text:style-name="T4">Influencing the Coalition Provisional Authority and the US <text:s/>.................................... 467</text:span></text:p>
          </draw:text-box>
        </draw:frame>
        <draw:frame draw:style-name="gr1" draw:text-style-name="P2" draw:layer="layout" svg:width="15.318cm" svg:height="0.475cm" svg:x="3.7cm" svg:y="17.659cm">
          <draw:text-box>
            <text:p text:style-name="P1"><text:span text:style-name="T4">The success of UK companies in securing contracts in Iraq <text:s/>........................... 486</text:span></text:p>
          </draw:text-box>
        </draw:frame>
        <draw:frame draw:style-name="gr1" draw:text-style-name="P2" draw:layer="layout" svg:width="16.106cm" svg:height="0.475cm" svg:x="2.94cm" svg:y="18.323cm">
          <draw:text-box>
            <text:p text:style-name="P1"><text:span text:style-name="T4">Responding to renewed commercial interest in Iraq, 2008 <text:s/>.................................... 487</text:span></text:p>
          </draw:text-box>
        </draw:frame>
        <draw:frame draw:style-name="gr1" draw:text-style-name="P2" draw:layer="layout" svg:width="16.872cm" svg:height="0.475cm" svg:x="2.2cm" svg:y="19.188cm">
          <draw:text-box>
            <text:p text:style-name="P1"><text:span text:style-name="T4">Debt relief <text:s/>..................................................................................................................... 492</text:span></text:p>
          </draw:text-box>
        </draw:frame>
        <draw:frame draw:style-name="gr1" draw:text-style-name="P2" draw:layer="layout" svg:width="16.135cm" svg:height="0.475cm" svg:x="2.94cm" svg:y="19.852cm">
          <draw:text-box>
            <text:p text:style-name="P1"><text:span text:style-name="T4">UK policy <text:s/>................................................................................................................ 492</text:span></text:p>
          </draw:text-box>
        </draw:frame>
        <draw:frame draw:style-name="gr1" draw:text-style-name="P2" draw:layer="layout" svg:width="16.063cm" svg:height="0.475cm" svg:x="2.94cm" svg:y="20.517cm">
          <draw:text-box>
            <text:p text:style-name="P1"><text:span text:style-name="T4">The US push for substantial debt relief, December 2003 <text:s/>...................................... 496</text:span></text:p>
          </draw:text-box>
        </draw:frame>
        <draw:frame draw:style-name="gr1" draw:text-style-name="P2" draw:layer="layout" svg:width="16.106cm" svg:height="0.475cm" svg:x="2.94cm" svg:y="21.181cm">
          <draw:text-box>
            <text:p text:style-name="P1"><text:span text:style-name="T4">The UK seeks a better deal for the most heavily indebted countries <text:s/>..................... 497</text:span></text:p>
          </draw:text-box>
        </draw:frame>
        <draw:frame draw:style-name="gr1" draw:text-style-name="P2" draw:layer="layout" svg:width="16.012cm" svg:height="0.475cm" svg:x="2.94cm" svg:y="21.846cm">
          <draw:text-box>
            <text:p text:style-name="P1"><text:span text:style-name="T4">Paris Club agrees debt relief for Iraq, November 2004 <text:s/>......................................... 499</text:span></text:p>
          </draw:text-box>
        </draw:frame>
        <draw:frame draw:style-name="gr1" draw:text-style-name="P2" draw:layer="layout" svg:width="16.783cm" svg:height="0.475cm" svg:x="2.2cm" svg:y="22.71cm">
          <draw:text-box>
            <text:p text:style-name="P1"><text:span text:style-name="T4">Returning asylum seekers to Iraq <text:s/>................................................................................ 502</text:span></text:p>
          </draw:text-box>
        </draw:frame>
        <draw:frame draw:style-name="gr1" draw:text-style-name="P2" draw:layer="layout" svg:width="16.8cm" svg:height="0.475cm" svg:x="2.2cm" svg:y="23.574cm">
          <draw:text-box>
            <text:p text:style-name="P1"><text:span text:style-name="T4">Post-conflict reconstruction and stabilisation <text:s/>............................................................... 507</text:span></text:p>
          </draw:text-box>
        </draw:frame>
        <draw:frame draw:style-name="gr1" draw:text-style-name="P2" draw:layer="layout" svg:width="16.089cm" svg:height="0.475cm" svg:x="2.94cm" svg:y="24.239cm">
          <draw:text-box>
            <text:p text:style-name="P1"><text:span text:style-name="T4">The Post-Conflict Reconstruction Unit <text:s/>................................................................... 507</text:span></text:p>
          </draw:text-box>
        </draw:frame>
        <draw:frame draw:style-name="gr1" draw:text-style-name="P2" draw:layer="layout" svg:width="15.348cm" svg:height="0.475cm" svg:x="3.7cm" svg:y="24.903cm">
          <draw:text-box>
            <text:p text:style-name="P1"><text:span text:style-name="T4">The PCRU and Iraq <text:s/>......................................................................................... 514</text:span></text:p>
          </draw:text-box>
        </draw:frame>
        <draw:frame draw:style-name="gr1" draw:text-style-name="P2" draw:layer="layout" svg:width="16.106cm" svg:height="0.475cm" svg:x="2.94cm" svg:y="25.568cm">
          <draw:text-box>
            <text:p text:style-name="P1"><text:span text:style-name="T4">The Stabilisation Unit <text:s/>............................................................................................. 515</text:span></text:p>
          </draw:text-box>
        </draw:frame>
        <draw:frame draw:style-name="gr1" draw:text-style-name="P2" draw:layer="layout" svg:width="16.012cm" svg:height="0.475cm" svg:x="2.94cm" svg:y="26.232cm">
          <draw:text-box>
            <text:p text:style-name="P1"><text:span text:style-name="T4">The Cabinet Office Task Force Review of Stabilisation and Civil Effect <text:s/>................ 516</text:span></text:p>
          </draw:text-box>
        </draw:frame>
        <draw:frame draw:style-name="gr1" draw:text-style-name="P2" draw:layer="layout" svg:width="16.097cm" svg:height="0.475cm" svg:x="2.94cm" svg:y="26.897cm">
          <draw:text-box>
            <text:p text:style-name="P1"><text:span text:style-name="T4">The impact of the PCRU and the SU <text:s/>..................................................................... 524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4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14.539cm" svg:height="0.475cm" svg:x="2.2cm" svg:y="3.392cm">
          <draw:text-box>
            <text:p text:style-name="P1"><text:span text:style-name="T6">1. </text:span><text:span text:style-name="T4"><text:s/>Section 10 addresses the UK contribution to humanitarian assistance and </text:span></text:p>
          </draw:text-box>
        </draw:frame>
        <draw:frame draw:style-name="gr1" draw:text-style-name="P2" draw:layer="layout" svg:width="8.778cm" svg:height="0.475cm" svg:x="2.2cm" svg:y="3.957cm">
          <draw:text-box>
            <text:p text:style-name="P1"><text:span text:style-name="T4">reconstruction in Iraq between 2003 and 2009:</text:span></text:p>
          </draw:text-box>
        </draw:frame>
        <draw:frame draw:style-name="gr2" draw:text-style-name="P3" draw:layer="layout" svg:width="0.634cm" svg:height="0.712cm" svg:x="2.95cm" svg:y="4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1cm" svg:height="0.475cm" svg:x="3.7cm" svg:y="4.871cm">
          <draw:text-box>
            <text:p text:style-name="P1"><text:span text:style-name="T4">Section 10.1 covers the period between March 2003 and the end of the </text:span></text:p>
          </draw:text-box>
        </draw:frame>
        <draw:frame draw:style-name="gr1" draw:text-style-name="P2" draw:layer="layout" svg:width="6.153cm" svg:height="0.475cm" svg:x="3.7cm" svg:y="5.436cm">
          <draw:text-box>
            <text:p text:style-name="P1"><text:span text:style-name="T4">Occupation of Iraq in June 2004.</text:span></text:p>
          </draw:text-box>
        </draw:frame>
        <draw:frame draw:style-name="gr2" draw:text-style-name="P3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19cm" svg:height="0.475cm" svg:x="3.7cm" svg:y="6.1cm">
          <draw:text-box>
            <text:p text:style-name="P1"><text:span text:style-name="T4">Section 10.2 continues the story from July 2004 to 2009.</text:span></text:p>
          </draw:text-box>
        </draw:frame>
        <draw:frame draw:style-name="gr1" draw:text-style-name="P2" draw:layer="layout" svg:width="6.792cm" svg:height="0.475cm" svg:x="2.2cm" svg:y="7.014cm">
          <draw:text-box>
            <text:p text:style-name="P1"><text:span text:style-name="T6">2. </text:span><text:span text:style-name="T4"><text:s/>Sections 10.1 and 10.2 consider:</text:span></text:p>
          </draw:text-box>
        </draw:frame>
        <draw:frame draw:style-name="gr2" draw:text-style-name="P3" draw:layer="layout" svg:width="0.634cm" svg:height="0.712cm" svg:x="2.95cm" svg:y="7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701cm" svg:height="0.475cm" svg:x="3.7cm" svg:y="7.929cm">
          <draw:text-box>
            <text:p text:style-name="P1"><text:span text:style-name="T4">humanitarian assistance;</text:span></text:p>
          </draw:text-box>
        </draw:frame>
        <draw:frame draw:style-name="gr2" draw:text-style-name="P3" draw:layer="layout" svg:width="0.634cm" svg:height="0.712cm" svg:x="2.95cm" svg:y="8.4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6cm" svg:height="0.475cm" svg:x="3.7cm" svg:y="8.593cm">
          <draw:text-box>
            <text:p text:style-name="P1"><text:span text:style-name="T4">the development and implementation of UK reconstruction policy, strategy and </text:span></text:p>
          </draw:text-box>
        </draw:frame>
        <draw:frame draw:style-name="gr1" draw:text-style-name="P2" draw:layer="layout" svg:width="1.137cm" svg:height="0.475cm" svg:x="3.7cm" svg:y="9.158cm">
          <draw:text-box>
            <text:p text:style-name="P1"><text:span text:style-name="T4">plans;</text:span></text:p>
          </draw:text-box>
        </draw:frame>
        <draw:frame draw:style-name="gr2" draw:text-style-name="P3" draw:layer="layout" svg:width="0.634cm" svg:height="0.712cm" svg:x="2.95cm" svg:y="9.6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1cm" svg:height="0.475cm" svg:x="3.7cm" svg:y="9.822cm">
          <draw:text-box>
            <text:p text:style-name="P1"><text:span text:style-name="T4">the UK’s engagement with the US on reconstruction, including with the US-led </text:span></text:p>
          </draw:text-box>
        </draw:frame>
        <draw:frame draw:style-name="gr1" draw:text-style-name="P2" draw:layer="layout" svg:width="15.195cm" svg:height="0.475cm" svg:x="3.7cm" svg:y="10.387cm">
          <draw:text-box>
            <text:p text:style-name="P1"><text:span text:style-name="T4">Office of Reconstruction and Humanitarian Assistance (ORHA) and the Coalition </text:span></text:p>
          </draw:text-box>
        </draw:frame>
        <draw:frame draw:style-name="gr1" draw:text-style-name="P2" draw:layer="layout" svg:width="6.149cm" svg:height="0.475cm" svg:x="3.7cm" svg:y="10.951cm">
          <draw:text-box>
            <text:p text:style-name="P1"><text:span text:style-name="T4">Provisional Authority (CPA); and </text:span></text:p>
          </draw:text-box>
        </draw:frame>
        <draw:frame draw:style-name="gr2" draw:text-style-name="P3" draw:layer="layout" svg:width="0.634cm" svg:height="0.712cm" svg:x="2.95cm" svg:y="11.4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4cm" svg:height="0.475cm" svg:x="3.7cm" svg:y="11.616cm">
          <draw:text-box>
            <text:p text:style-name="P1"><text:span text:style-name="T4">the UK’s engagement with successive Iraqi Governments on reconstruction. </text:span></text:p>
          </draw:text-box>
        </draw:frame>
        <draw:frame draw:style-name="gr1" draw:text-style-name="P2" draw:layer="layout" svg:width="9.925cm" svg:height="0.475cm" svg:x="2.2cm" svg:y="12.53cm">
          <draw:text-box>
            <text:p text:style-name="P1"><text:span text:style-name="T6">3. </text:span><text:span text:style-name="T4"><text:s/>Section 10.3 addresses five issues in more detail:</text:span></text:p>
          </draw:text-box>
        </draw:frame>
        <draw:frame draw:style-name="gr2" draw:text-style-name="P3" draw:layer="layout" svg:width="0.634cm" svg:height="0.712cm" svg:x="2.95cm" svg:y="13.2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5cm" svg:height="0.475cm" svg:x="3.7cm" svg:y="13.444cm">
          <draw:text-box>
            <text:p text:style-name="P1"><text:span text:style-name="T4">UK policy on Iraq’s oil and oil revenues; </text:span></text:p>
          </draw:text-box>
        </draw:frame>
        <draw:frame draw:style-name="gr2" draw:text-style-name="P3" draw:layer="layout" svg:width="0.634cm" svg:height="0.712cm" svg:x="2.95cm" svg:y="13.9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14.109cm">
          <draw:text-box>
            <text:p text:style-name="P1"><text:span text:style-name="T4">the Government’s support for UK business in securing reconstruction contracts; </text:span></text:p>
          </draw:text-box>
        </draw:frame>
        <draw:frame draw:style-name="gr2" draw:text-style-name="P3" draw:layer="layout" svg:width="0.634cm" svg:height="0.712cm" svg:x="2.95cm" svg:y="14.6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106cm" svg:height="0.475cm" svg:x="3.7cm" svg:y="14.773cm">
          <draw:text-box>
            <text:p text:style-name="P1"><text:span text:style-name="T4">debt relief; </text:span></text:p>
          </draw:text-box>
        </draw:frame>
        <draw:frame draw:style-name="gr2" draw:text-style-name="P3" draw:layer="layout" svg:width="0.634cm" svg:height="0.712cm" svg:x="2.95cm" svg:y="15.2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292cm" svg:height="0.475cm" svg:x="3.7cm" svg:y="15.438cm">
          <draw:text-box>
            <text:p text:style-name="P1"><text:span text:style-name="T4">asylum; and</text:span></text:p>
          </draw:text-box>
        </draw:frame>
        <draw:frame draw:style-name="gr2" draw:text-style-name="P3" draw:layer="layout" svg:width="0.634cm" svg:height="0.712cm" svg:x="2.95cm" svg:y="15.9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6cm" svg:height="0.475cm" svg:x="3.7cm" svg:y="16.102cm">
          <draw:text-box>
            <text:p text:style-name="P1"><text:span text:style-name="T4">reform of the Government’s approach to post-conflict reconstruction and </text:span></text:p>
          </draw:text-box>
        </draw:frame>
        <draw:frame draw:style-name="gr1" draw:text-style-name="P2" draw:layer="layout" svg:width="2.339cm" svg:height="0.475cm" svg:x="3.7cm" svg:y="16.667cm">
          <draw:text-box>
            <text:p text:style-name="P1"><text:span text:style-name="T4">stabilisation.</text:span></text:p>
          </draw:text-box>
        </draw:frame>
        <draw:frame draw:style-name="gr1" draw:text-style-name="P2" draw:layer="layout" svg:width="15.509cm" svg:height="0.475cm" svg:x="2.2cm" svg:y="17.581cm">
          <draw:text-box>
            <text:p text:style-name="P1"><text:span text:style-name="T6">4. </text:span><text:span text:style-name="T4"><text:s/>Those issues are addressed separately from the main reconstruction narrative, </text:span></text:p>
          </draw:text-box>
        </draw:frame>
        <draw:frame draw:style-name="gr1" draw:text-style-name="P2" draw:layer="layout" svg:width="15.454cm" svg:height="0.475cm" svg:x="2.2cm" svg:y="18.146cm">
          <draw:text-box>
            <text:p text:style-name="P1"><text:span text:style-name="T4">in order to provide a clearer account of the development of the UK’s engagement. </text:span></text:p>
          </draw:text-box>
        </draw:frame>
        <draw:frame draw:style-name="gr1" draw:text-style-name="P2" draw:layer="layout" svg:width="6.517cm" svg:height="0.475cm" svg:x="2.2cm" svg:y="19.06cm">
          <draw:text-box>
            <text:p text:style-name="P1"><text:span text:style-name="T6">5. </text:span><text:span text:style-name="T4"><text:s/>This Section does not consider:</text:span></text:p>
          </draw:text-box>
        </draw:frame>
        <draw:frame draw:style-name="gr2" draw:text-style-name="P3" draw:layer="layout" svg:width="0.634cm" svg:height="0.712cm" svg:x="2.95cm" svg:y="19.8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19.974cm">
          <draw:text-box>
            <text:p text:style-name="P1"><text:span text:style-name="T4">planning and preparing to provide humanitarian assistance and reconstruction, </text:span></text:p>
          </draw:text-box>
        </draw:frame>
        <draw:frame draw:style-name="gr1" draw:text-style-name="P2" draw:layer="layout" svg:width="8.181cm" svg:height="0.475cm" svg:x="3.7cm" svg:y="20.539cm">
          <draw:text-box>
            <text:p text:style-name="P1"><text:span text:style-name="T4">which is addressed in Sections 6.4 and 6.5;</text:span></text:p>
          </draw:text-box>
        </draw:frame>
        <draw:frame draw:style-name="gr2" draw:text-style-name="P3" draw:layer="layout" svg:width="0.634cm" svg:height="0.712cm" svg:x="2.95cm" svg:y="21.0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5cm" svg:height="0.475cm" svg:x="3.7cm" svg:y="21.203cm">
          <draw:text-box>
            <text:p text:style-name="P1"><text:span text:style-name="T4">the financial and human resources available for post-conflict reconstruction, </text:span></text:p>
          </draw:text-box>
        </draw:frame>
        <draw:frame draw:style-name="gr1" draw:text-style-name="P2" draw:layer="layout" svg:width="8.795cm" svg:height="0.475cm" svg:x="3.7cm" svg:y="21.768cm">
          <draw:text-box>
            <text:p text:style-name="P1"><text:span text:style-name="T4">addressed in Sections 13 and 15 respectively; </text:span></text:p>
          </draw:text-box>
        </draw:frame>
        <draw:frame draw:style-name="gr2" draw:text-style-name="P3" draw:layer="layout" svg:width="0.634cm" svg:height="0.712cm" svg:x="2.95cm" svg:y="22.27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2cm" svg:height="0.475cm" svg:x="3.7cm" svg:y="22.432cm">
          <draw:text-box>
            <text:p text:style-name="P1"><text:span text:style-name="T4">de-Ba’athification and Security Sector Reform, addressed in Sections 11 and </text:span></text:p>
          </draw:text-box>
        </draw:frame>
        <draw:frame draw:style-name="gr1" draw:text-style-name="P2" draw:layer="layout" svg:width="3.448cm" svg:height="0.475cm" svg:x="3.7cm" svg:y="22.997cm">
          <draw:text-box>
            <text:p text:style-name="P1"><text:span text:style-name="T4">12 respectively; or</text:span></text:p>
          </draw:text-box>
        </draw:frame>
        <draw:frame draw:style-name="gr2" draw:text-style-name="P3" draw:layer="layout" svg:width="0.634cm" svg:height="0.712cm" svg:x="2.95cm" svg:y="23.5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23.661cm">
          <draw:text-box>
            <text:p text:style-name="P1"><text:span text:style-name="T4">wider UK policy towards Iraq in the post-conflict period, addressed in Section 9.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5</text:span></text:p>
          </draw:text-box>
        </draw:frame>
        <draw:frame draw:style-name="gr3" draw:text-style-name="P4" draw:layer="layout" svg:width="10.484cm" svg:height="0.628cm" svg:x="2.2cm" svg:y="2.5cm">
          <draw:text-box>
            <text:p text:style-name="P1"><text:span text:style-name="T3">UK policy on Iraq’s oil and oil revenues</text:span></text:p>
          </draw:text-box>
        </draw:frame>
        <draw:frame draw:style-name="gr5" draw:text-style-name="P6" draw:layer="layout" svg:width="9.337cm" svg:height="0.556cm" svg:x="2.2cm" svg:y="3.599cm">
          <draw:text-box>
            <text:p text:style-name="P1"><text:span text:style-name="T8">Iraq oil reserves, production and export</text:span></text:p>
          </draw:text-box>
        </draw:frame>
        <draw:frame draw:style-name="gr1" draw:text-style-name="P2" draw:layer="layout" svg:width="16.613cm" svg:height="0.475cm" svg:x="2.2cm" svg:y="4.427cm">
          <draw:text-box>
            <text:p text:style-name="P1"><text:span text:style-name="T6">6. </text:span><text:span text:style-name="T4"><text:s/>A January 2002 Ministry of Defence (MOD) Defence Intelligence Service (DIS) report </text:span></text:p>
          </draw:text-box>
        </draw:frame>
        <draw:frame draw:style-name="gr1" draw:text-style-name="P2" draw:layer="layout" svg:width="16.677cm" svg:height="0.475cm" svg:x="2.2cm" svg:y="4.992cm">
          <draw:text-box>
            <text:p text:style-name="P1"><text:span text:style-name="T4">on Iraq’s infrastructure stated that Iraq held the second largest proven oil reserves in the </text:span></text:p>
          </draw:text-box>
        </draw:frame>
        <draw:frame draw:style-name="gr1" draw:text-style-name="P2" draw:layer="layout" svg:width="16.305cm" svg:height="0.475cm" svg:x="2.2cm" svg:y="5.556cm">
          <draw:text-box>
            <text:p text:style-name="P1"><text:span text:style-name="T4">world at approximately 115bn barrels, equating to 11 percent of total world oil reserves.</text:span></text:p>
          </draw:text-box>
        </draw:frame>
        <draw:frame draw:style-name="gr6" draw:text-style-name="P7" draw:layer="layout" svg:width="0.246cm" svg:height="0.276cm" svg:x="18.444cm" svg:y="5.575cm">
          <draw:text-box>
            <text:p text:style-name="P1"><text:span text:style-name="T9">1</text:span></text:p>
          </draw:text-box>
        </draw:frame>
        <draw:frame draw:style-name="gr1" draw:text-style-name="P2" draw:layer="layout" svg:width="0.422cm" svg:height="0.475cm" svg:x="18.582cm" svg:y="5.5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79cm" svg:height="0.475cm" svg:x="2.2cm" svg:y="6.121cm">
          <draw:text-box>
            <text:p text:style-name="P1"><text:span text:style-name="T4">It also held two percent of total world gas reserves. There were potentially larger </text:span></text:p>
          </draw:text-box>
        </draw:frame>
        <draw:frame draw:style-name="gr1" draw:text-style-name="P2" draw:layer="layout" svg:width="8.858cm" svg:height="0.475cm" svg:x="2.2cm" svg:y="6.685cm">
          <draw:text-box>
            <text:p text:style-name="P1"><text:span text:style-name="T4">reserves as many areas were underdeveloped.</text:span></text:p>
          </draw:text-box>
        </draw:frame>
        <draw:frame draw:style-name="gr1" draw:text-style-name="P2" draw:layer="layout" svg:width="16.122cm" svg:height="0.475cm" svg:x="2.2cm" svg:y="7.599cm">
          <draw:text-box>
            <text:p text:style-name="P1"><text:span text:style-name="T6">7. </text:span><text:span text:style-name="T4"><text:s/>The report estimated that crude oil production was approximately 2.8m barrels per </text:span></text:p>
          </draw:text-box>
        </draw:frame>
        <draw:frame draw:style-name="gr1" draw:text-style-name="P2" draw:layer="layout" svg:width="16.368cm" svg:height="0.475cm" svg:x="2.2cm" svg:y="8.164cm">
          <draw:text-box>
            <text:p text:style-name="P1"><text:span text:style-name="T4">day (bpd). Of that, Iraq exported approximately 2.4m bpd under the Oil-for-Food (OFF) </text:span></text:p>
          </draw:text-box>
        </draw:frame>
        <draw:frame draw:style-name="gr1" draw:text-style-name="P2" draw:layer="layout" svg:width="2.407cm" svg:height="0.475cm" svg:x="2.2cm" svg:y="8.728cm">
          <draw:text-box>
            <text:p text:style-name="P1"><text:span text:style-name="T4">programme. </text:span></text:p>
          </draw:text-box>
        </draw:frame>
        <draw:frame draw:style-name="gr1" draw:text-style-name="P2" draw:layer="layout" svg:width="16.076cm" svg:height="0.475cm" svg:x="2.2cm" svg:y="9.643cm">
          <draw:text-box>
            <text:p text:style-name="P1"><text:span text:style-name="T6">8. </text:span><text:span text:style-name="T4"><text:s/>The report also stated that Iraq’s oil and gas infrastructure was in a generally poor </text:span></text:p>
          </draw:text-box>
        </draw:frame>
        <draw:frame draw:style-name="gr1" draw:text-style-name="P2" draw:layer="layout" svg:width="2.813cm" svg:height="0.475cm" svg:x="2.2cm" svg:y="10.207cm">
          <draw:text-box>
            <text:p text:style-name="P1"><text:span text:style-name="T4">state of repair. </text:span></text:p>
          </draw:text-box>
        </draw:frame>
        <draw:frame draw:style-name="gr1" draw:text-style-name="P2" draw:layer="layout" svg:width="12.867cm" svg:height="0.475cm" svg:x="2.2cm" svg:y="11.122cm">
          <draw:text-box>
            <text:p text:style-name="P1"><text:span text:style-name="T6">9. </text:span><text:span text:style-name="T4"><text:s/>A November 2002 Trade Partners UK (TPUK) paper advised that:</text:span></text:p>
          </draw:text-box>
        </draw:frame>
        <draw:frame draw:style-name="gr1" draw:text-style-name="P2" draw:layer="layout" svg:width="15.099cm" svg:height="0.475cm" svg:x="2.95cm" svg:y="12.036cm">
          <draw:text-box>
            <text:p text:style-name="P1"><text:span text:style-name="T4">“… </text:span><text:span text:style-name="T4">exploration in Iraq is relatively immature and yet-to-find (YTF) reserves have </text:span></text:p>
          </draw:text-box>
        </draw:frame>
        <draw:frame draw:style-name="gr1" draw:text-style-name="P2" draw:layer="layout" svg:width="14.704cm" svg:height="0.475cm" svg:x="2.95cm" svg:y="12.601cm">
          <draw:text-box>
            <text:p text:style-name="P1"><text:span text:style-name="T4">been estimated at between 50[bn] and 200bn barrels of oil. This magnitude of </text:span></text:p>
          </draw:text-box>
        </draw:frame>
        <draw:frame draw:style-name="gr1" draw:text-style-name="P2" draw:layer="layout" svg:width="9.679cm" svg:height="0.475cm" svg:x="2.95cm" svg:y="13.165cm">
          <draw:text-box>
            <text:p text:style-name="P1"><text:span text:style-name="T4">YTF reserves is unmatched anywhere in the world. </text:span></text:p>
          </draw:text-box>
        </draw:frame>
        <draw:frame draw:style-name="gr1" draw:text-style-name="P2" draw:layer="layout" svg:width="0.425cm" svg:height="0.475cm" svg:x="2.95cm" svg:y="14.079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767cm" svg:height="0.475cm" svg:x="2.95cm" svg:y="14.994cm">
          <draw:text-box>
            <text:p text:style-name="P1"><text:span text:style-name="T4">“</text:span><text:span text:style-name="T4">Based on these reserves Iraq has the potential to be an extremely important future </text:span></text:p>
          </draw:text-box>
        </draw:frame>
        <draw:frame draw:style-name="gr1" draw:text-style-name="P2" draw:layer="layout" svg:width="10.086cm" svg:height="0.475cm" svg:x="2.95cm" svg:y="15.558cm">
          <draw:text-box>
            <text:p text:style-name="P1"><text:span text:style-name="T4">player in the supply of oil and gas to world markets …</text:span></text:p>
          </draw:text-box>
        </draw:frame>
        <draw:frame draw:style-name="gr1" draw:text-style-name="P2" draw:layer="layout" svg:width="15.56cm" svg:height="0.475cm" svg:x="2.95cm" svg:y="16.473cm">
          <draw:text-box>
            <text:p text:style-name="P1"><text:span text:style-name="T4">“</text:span><text:span text:style-name="T4">Despite the vast sums required to develop Iraq’s reserves, there is a great deal of </text:span></text:p>
          </draw:text-box>
        </draw:frame>
        <draw:frame draw:style-name="gr1" draw:text-style-name="P2" draw:layer="layout" svg:width="15.585cm" svg:height="0.475cm" svg:x="2.95cm" svg:y="17.037cm">
          <draw:text-box>
            <text:p text:style-name="P1"><text:span text:style-name="T4">interest from International Oil Companies to become involved in this [investment in </text:span></text:p>
          </draw:text-box>
        </draw:frame>
        <draw:frame draw:style-name="gr1" draw:text-style-name="P2" draw:layer="layout" svg:width="16.008cm" svg:height="0.475cm" svg:x="2.95cm" svg:y="17.602cm">
          <draw:text-box>
            <text:p text:style-name="P1"><text:span text:style-name="T4">Iraq’s oil infrastructure]. This is based on the fact that, although modern technologies </text:span></text:p>
          </draw:text-box>
        </draw:frame>
        <draw:frame draw:style-name="gr1" draw:text-style-name="P2" draw:layer="layout" svg:width="15.581cm" svg:height="0.475cm" svg:x="2.95cm" svg:y="18.166cm">
          <draw:text-box>
            <text:p text:style-name="P1"><text:span text:style-name="T4">will be required to undertake the work, Iraq’s reserves are considered amongst the </text:span></text:p>
          </draw:text-box>
        </draw:frame>
        <draw:frame draw:style-name="gr1" draw:text-style-name="P2" draw:layer="layout" svg:width="15.712cm" svg:height="0.475cm" svg:x="2.95cm" svg:y="18.731cm">
          <draw:text-box>
            <text:p text:style-name="P1"><text:span text:style-name="T4">cheapest in the world to develop, driven by having large, onshore fields with simple </text:span></text:p>
          </draw:text-box>
        </draw:frame>
        <draw:frame draw:style-name="gr1" draw:text-style-name="P2" draw:layer="layout" svg:width="3.943cm" svg:height="0.475cm" svg:x="2.95cm" svg:y="19.295cm">
          <draw:text-box>
            <text:p text:style-name="P1"><text:span text:style-name="T4">geological structure.”</text:span></text:p>
          </draw:text-box>
        </draw:frame>
        <draw:frame draw:style-name="gr6" draw:text-style-name="P7" draw:layer="layout" svg:width="0.246cm" svg:height="0.276cm" svg:x="6.879cm" svg:y="19.314cm">
          <draw:text-box>
            <text:p text:style-name="P1"><text:span text:style-name="T9">2</text:span></text:p>
          </draw:text-box>
        </draw:frame>
        <draw:frame draw:style-name="gr1" draw:text-style-name="P2" draw:layer="layout" svg:width="16.402cm" svg:height="0.475cm" svg:x="2.2cm" svg:y="20.209cm">
          <draw:text-box>
            <text:p text:style-name="P1"><text:span text:style-name="T6">10. </text:span><text:span text:style-name="T4"><text:s/>Iraqi oil production and revenues from oil exports for selected years between 1989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line draw:style-name="gr8" draw:text-style-name="P8" draw:layer="layout" svg:x1="2.371cm" svg:y1="26.714cm" svg:x2="13.724cm" svg:y2="26.714cm">
          <text:p/>
        </draw:line>
        <draw:frame draw:style-name="gr1" draw:text-style-name="P2" draw:layer="layout" svg:width="9.9cm" svg:height="0.475cm" svg:x="2.2cm" svg:y="20.774cm">
          <draw:text-box>
            <text:p text:style-name="P1"><text:span text:style-name="T4">and 2009 are set out in Table 1, later in this Section. </text:span></text:p>
          </draw:text-box>
        </draw:frame>
        <draw:frame draw:style-name="gr9" draw:text-style-name="P9" draw:layer="layout" svg:width="0.205cm" svg:height="0.23cm" svg:x="2.2cm" svg:y="26.373cm">
          <draw:text-box>
            <text:p text:style-name="P1"><text:span text:style-name="T10">1 </text:span></text:p>
          </draw:text-box>
        </draw:frame>
        <draw:line draw:style-name="gr8" draw:text-style-name="P8" draw:layer="layout" svg:x1="2.371cm" svg:y1="27.137cm" svg:x2="17.972cm" svg:y2="27.137cm">
          <text:p/>
        </draw:line>
        <draw:frame draw:style-name="gr4" draw:text-style-name="P5" draw:layer="layout" svg:width="11.389cm" svg:height="0.395cm" svg:x="2.372cm" svg:y="26.357cm">
          <draw:text-box>
            <text:p text:style-name="P1"><text:span text:style-name="T5">Paper DIS, 18 January 2002, ‘Infrastructure Briefing Memorandum: Iraq’.</text:span><text:span text:style-name="T11"> </text:span></text:p>
          </draw:text-box>
        </draw:frame>
        <draw:frame draw:style-name="gr9" draw:text-style-name="P9" draw:layer="layout" svg:width="0.205cm" svg:height="0.23cm" svg:x="2.2cm" svg:y="26.796cm">
          <draw:text-box>
            <text:p text:style-name="P1"><text:span text:style-name="T10">2 </text:span></text:p>
          </draw:text-box>
        </draw:frame>
        <draw:frame draw:style-name="gr4" draw:text-style-name="P5" draw:layer="layout" svg:width="15.606cm" svg:height="0.395cm" svg:x="2.372cm" svg:y="26.781cm">
          <draw:text-box>
            <text:p text:style-name="P1"><text:span text:style-name="T5">Paper TPUK, 29 November 2002, ‘Note for Sir David Manning on UK Oil Company Interests in Iraq’.</text:span><text:span text:style-name="T11">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10" draw:layer="layout" svg:width="15.083cm" svg:height="8.583cm" svg:x="2.958cm" svg:y="2.608cm" svg:viewBox="0 0 15084 8584" draw:points="0,8584 15084,85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76</text:span></text:p>
          </draw:text-box>
        </draw:frame>
        <draw:frame draw:style-name="gr5" draw:text-style-name="P6" draw:layer="layout" svg:width="8.363cm" svg:height="0.556cm" svg:x="6.398cm" svg:y="3.03cm">
          <draw:text-box>
            <text:p text:style-name="P1"><text:span text:style-name="T8">The Oil-for-Food (OFF) Programme </text:span></text:p>
          </draw:text-box>
        </draw:frame>
        <draw:frame draw:style-name="gr4" draw:text-style-name="P5" draw:layer="layout" svg:width="10.78cm" svg:height="0.395cm" svg:x="3.45cm" svg:y="3.952cm">
          <draw:text-box>
            <text:p text:style-name="P1"><text:span text:style-name="T11">The OFF programme was established by resolution 986 in April 1995.</text:span></text:p>
          </draw:text-box>
        </draw:frame>
        <draw:frame draw:style-name="gr9" draw:text-style-name="P9" draw:layer="layout" svg:width="0.205cm" svg:height="0.23cm" svg:x="14.294cm" svg:y="3.967cm">
          <draw:text-box>
            <text:p text:style-name="P1"><text:span text:style-name="T10">3</text:span></text:p>
          </draw:text-box>
        </draw:frame>
        <draw:frame draw:style-name="gr4" draw:text-style-name="P5" draw:layer="layout" svg:width="2.588cm" svg:height="0.395cm" svg:x="14.408cm" svg:y="3.952cm">
          <draw:text-box>
            <text:p text:style-name="P1"><text:span text:style-name="T11"><text:s/></text:span><text:span text:style-name="T11">Implementation </text:span></text:p>
          </draw:text-box>
        </draw:frame>
        <draw:frame draw:style-name="gr4" draw:text-style-name="P5" draw:layer="layout" svg:width="13.388cm" svg:height="0.395cm" svg:x="3.45cm" svg:y="4.446cm">
          <draw:text-box>
            <text:p text:style-name="P1"><text:span text:style-name="T11">began in May 1996 after the signing of a Memorandum of Understanding between the </text:span></text:p>
          </draw:text-box>
        </draw:frame>
        <draw:frame draw:style-name="gr4" draw:text-style-name="P5" draw:layer="layout" svg:width="4.781cm" svg:height="0.395cm" svg:x="3.45cm" svg:y="4.94cm">
          <draw:text-box>
            <text:p text:style-name="P1"><text:span text:style-name="T11">UN and the Iraqi Government. </text:span></text:p>
          </draw:text-box>
        </draw:frame>
        <draw:frame draw:style-name="gr4" draw:text-style-name="P5" draw:layer="layout" svg:width="4.388cm" svg:height="0.395cm" svg:x="3.45cm" svg:y="5.634cm">
          <draw:text-box>
            <text:p text:style-name="P1"><text:span text:style-name="T11">The programme allowed for:</text:span></text:p>
          </draw:text-box>
        </draw:frame>
        <draw:frame draw:style-name="gr5" draw:text-style-name="P6" draw:layer="layout" svg:width="0.493cm" svg:height="0.556cm" svg:x="3.7cm" svg:y="6.27cm">
          <draw:text-box>
            <text:p text:style-name="P1"><text:span text:style-name="T12">• </text:span></text:p>
          </draw:text-box>
        </draw:frame>
        <draw:frame draw:style-name="gr4" draw:text-style-name="P5" draw:layer="layout" svg:width="3.274cm" svg:height="0.395cm" svg:x="4.2cm" svg:y="6.327cm">
          <draw:text-box>
            <text:p text:style-name="P1"><text:span text:style-name="T11">the export of Iraqi oil;</text:span></text:p>
          </draw:text-box>
        </draw:frame>
        <draw:frame draw:style-name="gr5" draw:text-style-name="P6" draw:layer="layout" svg:width="0.493cm" svg:height="0.556cm" svg:x="3.7cm" svg:y="6.864cm">
          <draw:text-box>
            <text:p text:style-name="P1"><text:span text:style-name="T12">• </text:span></text:p>
          </draw:text-box>
        </draw:frame>
        <draw:frame draw:style-name="gr4" draw:text-style-name="P5" draw:layer="layout" svg:width="9.4cm" svg:height="0.395cm" svg:x="4.2cm" svg:y="6.921cm">
          <draw:text-box>
            <text:p text:style-name="P1"><text:span text:style-name="T11">the deposit of oil revenues into a UN-controlled account; and</text:span></text:p>
          </draw:text-box>
        </draw:frame>
        <draw:frame draw:style-name="gr5" draw:text-style-name="P6" draw:layer="layout" svg:width="0.493cm" svg:height="0.556cm" svg:x="3.7cm" svg:y="7.458cm">
          <draw:text-box>
            <text:p text:style-name="P1"><text:span text:style-name="T12">• </text:span></text:p>
          </draw:text-box>
        </draw:frame>
        <draw:frame draw:style-name="gr4" draw:text-style-name="P5" draw:layer="layout" svg:width="12.863cm" svg:height="0.395cm" svg:x="4.2cm" svg:y="7.515cm">
          <draw:text-box>
            <text:p text:style-name="P1"><text:span text:style-name="T11">the use of those revenues to procure food, medicine and other goods approved by </text:span></text:p>
          </draw:text-box>
        </draw:frame>
        <draw:frame draw:style-name="gr4" draw:text-style-name="P5" draw:layer="layout" svg:width="1.289cm" svg:height="0.395cm" svg:x="4.2cm" svg:y="8.009cm">
          <draw:text-box>
            <text:p text:style-name="P1"><text:span text:style-name="T11">the UN. </text:span></text:p>
          </draw:text-box>
        </draw:frame>
        <draw:frame draw:style-name="gr4" draw:text-style-name="P5" draw:layer="layout" svg:width="13.447cm" svg:height="0.395cm" svg:x="3.45cm" svg:y="8.703cm">
          <draw:text-box>
            <text:p text:style-name="P1"><text:span text:style-name="T11">Under the UN sanctions regime, the OFF programme was the only legal way to export </text:span></text:p>
          </draw:text-box>
        </draw:frame>
        <draw:frame draw:style-name="gr4" draw:text-style-name="P5" draw:layer="layout" svg:width="1.225cm" svg:height="0.395cm" svg:x="3.45cm" svg:y="9.197cm">
          <draw:text-box>
            <text:p text:style-name="P1"><text:span text:style-name="T11">Iraqi oil.</text:span></text:p>
          </draw:text-box>
        </draw:frame>
        <draw:frame draw:style-name="gr4" draw:text-style-name="P5" draw:layer="layout" svg:width="13.71cm" svg:height="0.395cm" svg:x="3.45cm" svg:y="9.891cm">
          <draw:text-box>
            <text:p text:style-name="P1"><text:span text:style-name="T11">In the period running up to the invasion of Iraq, the UK assessed that 60 percent of Iraqi </text:span></text:p>
          </draw:text-box>
        </draw:frame>
        <draw:frame draw:style-name="gr4" draw:text-style-name="P5" draw:layer="layout" svg:width="9.963cm" svg:height="0.395cm" svg:x="3.45cm" svg:y="10.385cm">
          <draw:text-box>
            <text:p text:style-name="P1"><text:span text:style-name="T11">people relied on supplies distributed under the OFF programme.</text:span></text:p>
          </draw:text-box>
        </draw:frame>
        <draw:frame draw:style-name="gr9" draw:text-style-name="P9" draw:layer="layout" svg:width="0.205cm" svg:height="0.23cm" svg:x="13.47cm" svg:y="10.4cm">
          <draw:text-box>
            <text:p text:style-name="P1"><text:span text:style-name="T10">4</text:span></text:p>
          </draw:text-box>
        </draw:frame>
        <draw:frame draw:style-name="gr4" draw:text-style-name="P5" draw:layer="layout" svg:width="0.352cm" svg:height="0.395cm" svg:x="13.585cm" svg:y="10.385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9.955cm" svg:height="0.556cm" svg:x="2.2cm" svg:y="11.792cm">
          <draw:text-box>
            <text:p text:style-name="P1"><text:span text:style-name="T8">UK energy security interests, 2001 to 2002</text:span></text:p>
          </draw:text-box>
        </draw:frame>
        <draw:frame draw:style-name="gr1" draw:text-style-name="P2" draw:layer="layout" svg:width="16.076cm" svg:height="0.475cm" svg:x="2.2cm" svg:y="12.62cm">
          <draw:text-box>
            <text:p text:style-name="P1"><text:span text:style-name="T6">11. </text:span><text:span text:style-name="T4"><text:s/>Sections 1.1 and 1.2 describe the increasing challenges from 1999 to the US/UK </text:span></text:p>
          </draw:text-box>
        </draw:frame>
        <draw:frame draw:style-name="gr1" draw:text-style-name="P2" draw:layer="layout" svg:width="6.289cm" svg:height="0.475cm" svg:x="2.2cm" svg:y="13.185cm">
          <draw:text-box>
            <text:p text:style-name="P1"><text:span text:style-name="T4">policy for the containment of Iraq.</text:span></text:p>
          </draw:text-box>
        </draw:frame>
        <draw:frame draw:style-name="gr1" draw:text-style-name="P2" draw:layer="layout" svg:width="15.724cm" svg:height="0.475cm" svg:x="2.2cm" svg:y="14.099cm">
          <draw:text-box>
            <text:p text:style-name="P1"><text:span text:style-name="T6">12. </text:span><text:span text:style-name="T4"><text:s/>In January 2001, the Foreign and Commonwealth Office’s (FCO’s) Middle East </text:span></text:p>
          </draw:text-box>
        </draw:frame>
        <draw:frame draw:style-name="gr1" draw:text-style-name="P2" draw:layer="layout" svg:width="15.898cm" svg:height="0.475cm" svg:x="2.2cm" svg:y="14.664cm">
          <draw:text-box>
            <text:p text:style-name="P1"><text:span text:style-name="T4">Department drew up an internal paper for a meeting of the FCO Policy Board, which </text:span></text:p>
          </draw:text-box>
        </draw:frame>
        <draw:frame draw:style-name="gr1" draw:text-style-name="P2" draw:layer="layout" svg:width="16.669cm" svg:height="0.475cm" svg:x="2.2cm" svg:y="15.228cm">
          <draw:text-box>
            <text:p text:style-name="P1"><text:span text:style-name="T4">reassessed the UK’s “fundamental interests” in relation to Iraq and recommended a new </text:span></text:p>
          </draw:text-box>
        </draw:frame>
        <draw:frame draw:style-name="gr1" draw:text-style-name="P2" draw:layer="layout" svg:width="5.438cm" svg:height="0.475cm" svg:x="2.2cm" svg:y="15.792cm">
          <draw:text-box>
            <text:p text:style-name="P1"><text:span text:style-name="T4">approach to promoting them.</text:span></text:p>
          </draw:text-box>
        </draw:frame>
        <draw:frame draw:style-name="gr6" draw:text-style-name="P7" draw:layer="layout" svg:width="0.246cm" svg:height="0.276cm" svg:x="7.612cm" svg:y="15.811cm">
          <draw:text-box>
            <text:p text:style-name="P1"><text:span text:style-name="T9">5</text:span></text:p>
          </draw:text-box>
        </draw:frame>
        <draw:frame draw:style-name="gr1" draw:text-style-name="P2" draw:layer="layout" svg:width="7.123cm" svg:height="0.475cm" svg:x="7.75cm" svg:y="15.792cm">
          <draw:text-box>
            <text:p text:style-name="P1"><text:span text:style-name="T4"><text:s/></text:span><text:span text:style-name="T4">The UK’s interests were identified as:</text:span></text:p>
          </draw:text-box>
        </draw:frame>
        <draw:frame draw:style-name="gr2" draw:text-style-name="P3" draw:layer="layout" svg:width="0.634cm" svg:height="0.712cm" svg:x="2.95cm" svg:y="16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8cm" svg:height="0.475cm" svg:x="3.7cm" svg:y="16.707cm">
          <draw:text-box>
            <text:p text:style-name="P1"><text:span text:style-name="T4">regional stability, including through the non-proliferation of Weapons of Mass </text:span></text:p>
          </draw:text-box>
        </draw:frame>
        <draw:frame draw:style-name="gr1" draw:text-style-name="P2" draw:layer="layout" svg:width="3.719cm" svg:height="0.475cm" svg:x="3.7cm" svg:y="17.271cm">
          <draw:text-box>
            <text:p text:style-name="P1"><text:span text:style-name="T4">Destruction (WMD);</text:span></text:p>
          </draw:text-box>
        </draw:frame>
        <draw:frame draw:style-name="gr2" draw:text-style-name="P3" draw:layer="layout" svg:width="0.634cm" svg:height="0.712cm" svg:x="2.95cm" svg:y="17.7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2cm" svg:height="0.475cm" svg:x="3.7cm" svg:y="17.936cm">
          <draw:text-box>
            <text:p text:style-name="P1"><text:span text:style-name="T4">energy security: the region accounted for 33 percent of the world’s oil production </text:span></text:p>
          </draw:text-box>
        </draw:frame>
        <draw:frame draw:style-name="gr1" draw:text-style-name="P2" draw:layer="layout" svg:width="6.852cm" svg:height="0.475cm" svg:x="3.7cm" svg:y="18.5cm">
          <draw:text-box>
            <text:p text:style-name="P1"><text:span text:style-name="T4">and 66 percent of world oil reserves;</text:span></text:p>
          </draw:text-box>
        </draw:frame>
        <draw:frame draw:style-name="gr2" draw:text-style-name="P3" draw:layer="layout" svg:width="0.634cm" svg:height="0.712cm" svg:x="2.95cm" svg:y="19.0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7cm" svg:height="0.475cm" svg:x="3.7cm" svg:y="19.165cm">
          <draw:text-box>
            <text:p text:style-name="P1"><text:span text:style-name="T4">a “level playing field” for UK companies: at its peak, UK trade with Iraq was </text:span></text:p>
          </draw:text-box>
        </draw:frame>
        <draw:frame draw:style-name="gr1" draw:text-style-name="P2" draw:layer="layout" svg:width="3.308cm" svg:height="0.475cm" svg:x="3.7cm" svg:y="19.729cm">
          <draw:text-box>
            <text:p text:style-name="P1"><text:span text:style-name="T4">US$500m a year;</text:span></text:p>
          </draw:text-box>
        </draw:frame>
        <draw:frame draw:style-name="gr2" draw:text-style-name="P3" draw:layer="layout" svg:width="0.634cm" svg:height="0.712cm" svg:x="2.95cm" svg:y="20.2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9cm" svg:height="0.475cm" svg:x="3.7cm" svg:y="20.394cm">
          <draw:text-box>
            <text:p text:style-name="P1"><text:span text:style-name="T4">preserving the credibility and authority of the UN Security Council; </text:span></text:p>
          </draw:text-box>
        </draw:frame>
        <draw:frame draw:style-name="gr2" draw:text-style-name="P3" draw:layer="layout" svg:width="0.634cm" svg:height="0.712cm" svg:x="2.95cm" svg:y="20.9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5cm" svg:height="0.475cm" svg:x="3.7cm" svg:y="21.058cm">
          <draw:text-box>
            <text:p text:style-name="P1"><text:span text:style-name="T4">maintaining the coherence of UK policy, including on human rights, adherence </text:span></text:p>
          </draw:text-box>
        </draw:frame>
        <draw:frame draw:style-name="gr1" draw:text-style-name="P2" draw:layer="layout" svg:width="10.695cm" svg:height="0.475cm" svg:x="3.7cm" svg:y="21.622cm">
          <draw:text-box>
            <text:p text:style-name="P1"><text:span text:style-name="T4">to UN Security Council resolutions, and non-proliferation;</text:span></text:p>
          </draw:text-box>
        </draw:frame>
        <draw:frame draw:style-name="gr2" draw:text-style-name="P3" draw:layer="layout" svg:width="0.634cm" svg:height="0.712cm" svg:x="2.95cm" svg:y="22.1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66cm" svg:height="0.475cm" svg:x="3.7cm" svg:y="22.287cm">
          <draw:text-box>
            <text:p text:style-name="P1"><text:span text:style-name="T4">improving the humanitarian and human rights situation in Iraq; </text:span></text:p>
          </draw:text-box>
        </draw:frame>
        <draw:frame draw:style-name="gr2" draw:text-style-name="P3" draw:layer="layout" svg:width="0.634cm" svg:height="0.712cm" svg:x="2.95cm" svg:y="22.7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94cm" svg:height="0.475cm" svg:x="3.7cm" svg:y="22.951cm">
          <draw:text-box>
            <text:p text:style-name="P1"><text:span text:style-name="T4">avoiding a US/UK split; and </text:span></text:p>
          </draw:text-box>
        </draw:frame>
        <draw:frame draw:style-name="gr2" draw:text-style-name="P3" draw:layer="layout" svg:width="0.634cm" svg:height="0.712cm" svg:x="2.95cm" svg:y="23.459cm">
          <draw:text-box>
            <text:p text:style-name="P1"><text:span text:style-name="T7">•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0.598cm" svg:height="0.475cm" svg:x="3.7cm" svg:y="23.616cm">
          <draw:text-box>
            <text:p text:style-name="P1"><text:span text:style-name="T4">reducing the UK’s isolation in the European Union (EU). </text:span></text:p>
          </draw:text-box>
        </draw:frame>
        <draw:frame draw:style-name="gr9" draw:text-style-name="P9" draw:layer="layout" svg:width="0.205cm" svg:height="0.23cm" svg:x="2.2cm" svg:y="25.95cm">
          <draw:text-box>
            <text:p text:style-name="P1"><text:span text:style-name="T10">3 </text:span></text:p>
          </draw:text-box>
        </draw:frame>
        <draw:line draw:style-name="gr8" draw:text-style-name="P8" draw:layer="layout" svg:x1="2.371cm" svg:y1="26.714cm" svg:x2="16.882cm" svg:y2="26.714cm">
          <text:p/>
        </draw:line>
        <draw:frame draw:style-name="gr4" draw:text-style-name="P5" draw:layer="layout" svg:width="13.311cm" svg:height="0.395cm" svg:x="2.372cm" svg:y="25.934cm">
          <draw:text-box>
            <text:p text:style-name="P1"><text:span text:style-name="T11">Office of the Iraq Programme: Oil-for-Food website, [undated], </text:span><text:span text:style-name="T13">About the programme.</text:span><text:span text:style-name="T11"> </text:span></text:p>
          </draw:text-box>
        </draw:frame>
        <draw:frame draw:style-name="gr9" draw:text-style-name="P9" draw:layer="layout" svg:width="0.205cm" svg:height="0.23cm" svg:x="2.2cm" svg:y="26.373cm">
          <draw:text-box>
            <text:p text:style-name="P1"><text:span text:style-name="T10">4 </text:span></text:p>
          </draw:text-box>
        </draw:frame>
        <draw:frame draw:style-name="gr4" draw:text-style-name="P5" draw:layer="layout" svg:width="14.505cm" svg:height="0.395cm" svg:x="2.372cm" svg:y="26.357cm">
          <draw:text-box>
            <text:p text:style-name="P1"><text:span text:style-name="T5">Letter Short to Blair, 14 February 2003, ‘Iraq: Humanitarian Planning and the Role of the UN’.</text:span><text:span text:style-name="T11"> </text:span></text:p>
          </draw:text-box>
        </draw:frame>
        <draw:frame draw:style-name="gr9" draw:text-style-name="P9" draw:layer="layout" svg:width="0.205cm" svg:height="0.23cm" svg:x="2.2cm" svg:y="26.796cm">
          <draw:text-box>
            <text:p text:style-name="P1"><text:span text:style-name="T10">5 </text:span></text:p>
          </draw:text-box>
        </draw:frame>
        <draw:frame draw:style-name="gr4" draw:text-style-name="P5" draw:layer="layout" svg:width="9.912cm" svg:height="0.395cm" svg:x="2.372cm" svg:y="26.781cm">
          <draw:text-box>
            <text:p text:style-name="P1"><text:span text:style-name="T11">Paper FCO, January 2001, ‘Iraq: A Fresh Look at UK Interests’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line draw:style-name="gr11" draw:text-style-name="P8" draw:layer="layout" svg:x1="3.7cm" svg:y1="7.954cm" svg:x2="4.476cm" svg:y2="7.95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77</text:span></text:p>
          </draw:text-box>
        </draw:frame>
        <draw:frame draw:style-name="gr1" draw:text-style-name="P2" draw:layer="layout" svg:width="16.385cm" svg:height="0.475cm" svg:x="2.2cm" svg:y="2.525cm">
          <draw:text-box>
            <text:p text:style-name="P1"><text:span text:style-name="T6">13. </text:span><text:span text:style-name="T4"><text:s/>Sections 3.1 and 3.2 describe how, following the attacks on the US by Al Qaida on </text:span></text:p>
          </draw:text-box>
        </draw:frame>
        <draw:frame draw:style-name="gr1" draw:text-style-name="P2" draw:layer="layout" svg:width="15.873cm" svg:height="0.475cm" svg:x="2.2cm" svg:y="3.09cm">
          <draw:text-box>
            <text:p text:style-name="P1"><text:span text:style-name="T4">11 September 2001, the US moved away from pursuing a policy of containment and </text:span></text:p>
          </draw:text-box>
        </draw:frame>
        <draw:frame draw:style-name="gr1" draw:text-style-name="P2" draw:layer="layout" svg:width="16.491cm" svg:height="0.475cm" svg:x="2.2cm" svg:y="3.654cm">
          <draw:text-box>
            <text:p text:style-name="P1"><text:span text:style-name="T4">towards a policy of taking direct action against Iraq, and the UK’s response to that shift. </text:span></text:p>
          </draw:text-box>
        </draw:frame>
        <draw:frame draw:style-name="gr1" draw:text-style-name="P2" draw:layer="layout" svg:width="13.417cm" svg:height="0.475cm" svg:x="2.2cm" svg:y="4.568cm">
          <draw:text-box>
            <text:p text:style-name="P1"><text:span text:style-name="T6">14. </text:span><text:span text:style-name="T4"><text:s/>In February 2002, No.10 commissioned a “large number of papers”</text:span></text:p>
          </draw:text-box>
        </draw:frame>
        <draw:frame draw:style-name="gr6" draw:text-style-name="P7" draw:layer="layout" svg:width="0.246cm" svg:height="0.276cm" svg:x="15.542cm" svg:y="4.58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2.957cm" svg:height="0.475cm" svg:x="15.61cm" svg:y="4.568cm">
          <draw:text-box>
            <text:p text:style-name="P1"><text:span text:style-name="T4">for the meeting </text:span></text:p>
          </draw:text-box>
        </draw:frame>
        <draw:frame draw:style-name="gr1" draw:text-style-name="P2" draw:layer="layout" svg:width="16.097cm" svg:height="0.475cm" svg:x="2.2cm" svg:y="5.133cm">
          <draw:text-box>
            <text:p text:style-name="P1"><text:span text:style-name="T4">between President Bush and Mr Blair at Crawford, Texas, which was scheduled to be </text:span></text:p>
          </draw:text-box>
        </draw:frame>
        <draw:frame draw:style-name="gr1" draw:text-style-name="P2" draw:layer="layout" svg:width="3.351cm" svg:height="0.475cm" svg:x="2.2cm" svg:y="5.697cm">
          <draw:text-box>
            <text:p text:style-name="P1"><text:span text:style-name="T4">held in early April.</text:span></text:p>
          </draw:text-box>
        </draw:frame>
        <draw:frame draw:style-name="gr6" draw:text-style-name="P7" draw:layer="layout" svg:width="0.246cm" svg:height="0.276cm" svg:x="5.541cm" svg:y="5.716cm">
          <draw:text-box>
            <text:p text:style-name="P1"><text:span text:style-name="T9">6</text:span></text:p>
          </draw:text-box>
        </draw:frame>
        <draw:frame draw:style-name="gr1" draw:text-style-name="P2" draw:layer="layout" svg:width="0.422cm" svg:height="0.475cm" svg:x="5.679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361cm" svg:height="0.475cm" svg:x="2.2cm" svg:y="6.612cm">
          <draw:text-box>
            <text:p text:style-name="P1"><text:span text:style-name="T6">15. </text:span><text:span text:style-name="T4"><text:s/>Those papers included: </text:span></text:p>
          </draw:text-box>
        </draw:frame>
        <draw:frame draw:style-name="gr1" draw:text-style-name="P2" draw:layer="layout" svg:width="0.422cm" svg:height="0.475cm" svg:x="2.8cm" svg:y="7.526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7.526cm">
          <draw:text-box>
            <text:p text:style-name="P1"><text:span text:style-name="T14">Iraq</text:span><text:span text:style-name="T4"> … the options, the state of play on the UN Resolutions, the legal base and </text:span></text:p>
          </draw:text-box>
        </draw:frame>
        <draw:frame draw:style-name="gr1" draw:text-style-name="P2" draw:layer="layout" svg:width="11.733cm" svg:height="0.475cm" svg:x="3.7cm" svg:y="8.091cm">
          <draw:text-box>
            <text:p text:style-name="P1"><text:span text:style-name="T4">the internal dimension – the state of the opposition groups etc.</text:span></text:p>
          </draw:text-box>
        </draw:frame>
        <draw:frame draw:style-name="gr1" draw:text-style-name="P2" draw:layer="layout" svg:width="0.425cm" svg:height="0.475cm" svg:x="3.7cm" svg:y="8.755cm">
          <draw:text-box>
            <text:p text:style-name="P1"><text:span text:style-name="T4">…</text:span></text:p>
          </draw:text-box>
        </draw:frame>
        <draw:frame draw:style-name="gr2" draw:text-style-name="P3" draw:layer="layout" svg:width="0.634cm" svg:height="0.712cm" svg:x="2.95cm" svg:y="9.513cm">
          <draw:text-box>
            <text:p text:style-name="P1"><text:span text:style-name="T7">•</text:span><text:span text:style-name="T2"> </text:span></text:p>
          </draw:text-box>
        </draw:frame>
        <draw:frame draw:style-name="gr1" draw:text-style-name="P2" draw:layer="layout" svg:width="15.005cm" svg:height="0.475cm" svg:x="3.7cm" svg:y="9.67cm">
          <draw:text-box>
            <text:p text:style-name="P1"><text:span text:style-name="T14">Oil and energy</text:span><text:span text:style-name="T4"> … who are the producers, which states are Europe and the US </text:span></text:p>
          </draw:text-box>
        </draw:frame>
        <draw:frame draw:style-name="gr1" draw:text-style-name="P2" draw:layer="layout" svg:width="14.751cm" svg:height="0.475cm" svg:x="3.7cm" svg:y="10.234cm">
          <draw:text-box>
            <text:p text:style-name="P1"><text:span text:style-name="T4">most dependent on, the state of play in developing countries with oil reserves, </text:span></text:p>
          </draw:text-box>
        </draw:frame>
        <draw:frame draw:style-name="gr1" draw:text-style-name="P2" draw:layer="layout" svg:width="2.36cm" svg:height="0.475cm" svg:x="3.7cm" svg:y="10.798cm">
          <draw:text-box>
            <text:p text:style-name="P1"><text:span text:style-name="T4">pipelines …”</text:span></text:p>
          </draw:text-box>
        </draw:frame>
        <draw:frame draw:style-name="gr6" draw:text-style-name="P7" draw:layer="layout" svg:width="0.246cm" svg:height="0.276cm" svg:x="6.053cm" svg:y="10.817cm">
          <draw:text-box>
            <text:p text:style-name="P1"><text:span text:style-name="T9">7</text:span></text:p>
          </draw:text-box>
        </draw:frame>
        <draw:frame draw:style-name="gr1" draw:text-style-name="P2" draw:layer="layout" svg:width="0.422cm" svg:height="0.475cm" svg:x="6.19cm" svg:y="10.7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18cm" svg:height="0.475cm" svg:x="2.2cm" svg:y="11.713cm">
          <draw:text-box>
            <text:p text:style-name="P1"><text:span text:style-name="T6">16. </text:span><text:span text:style-name="T4"><text:s/>The Cabinet Office’s ‘Iraq: Options Paper’, which is described in detail in </text:span></text:p>
          </draw:text-box>
        </draw:frame>
        <draw:frame draw:style-name="gr1" draw:text-style-name="P2" draw:layer="layout" svg:width="8.867cm" svg:height="0.475cm" svg:x="2.2cm" svg:y="12.277cm">
          <draw:text-box>
            <text:p text:style-name="P1"><text:span text:style-name="T4">Section 3.2, identified two broad policy options:</text:span></text:p>
          </draw:text-box>
        </draw:frame>
        <draw:frame draw:style-name="gr2" draw:text-style-name="P3" draw:layer="layout" svg:width="0.634cm" svg:height="0.712cm" svg:x="2.95cm" svg:y="13.0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28cm" svg:height="0.475cm" svg:x="3.7cm" svg:y="13.192cm">
          <draw:text-box>
            <text:p text:style-name="P1"><text:span text:style-name="T4">toughen the existing containment policy, or</text:span></text:p>
          </draw:text-box>
        </draw:frame>
        <draw:frame draw:style-name="gr2" draw:text-style-name="P3" draw:layer="layout" svg:width="0.634cm" svg:height="0.712cm" svg:x="2.95cm" svg:y="13.7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947cm" svg:height="0.475cm" svg:x="3.7cm" svg:y="13.856cm">
          <draw:text-box>
            <text:p text:style-name="P1"><text:span text:style-name="T4">seek regime change.</text:span></text:p>
          </draw:text-box>
        </draw:frame>
        <draw:frame draw:style-name="gr6" draw:text-style-name="P7" draw:layer="layout" svg:width="0.246cm" svg:height="0.276cm" svg:x="7.63cm" svg:y="13.875cm">
          <draw:text-box>
            <text:p text:style-name="P1"><text:span text:style-name="T9">8</text:span></text:p>
          </draw:text-box>
        </draw:frame>
        <draw:frame draw:style-name="gr1" draw:text-style-name="P2" draw:layer="layout" svg:width="0.422cm" svg:height="0.475cm" svg:x="7.767cm" svg:y="13.8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8cm" svg:height="0.475cm" svg:x="2.2cm" svg:y="14.771cm">
          <draw:text-box>
            <text:p text:style-name="P1"><text:span text:style-name="T6">17. </text:span><text:span text:style-name="T4"><text:s/>The paper defined the current objectives of UK policy towards Iraq, and set them </text:span></text:p>
          </draw:text-box>
        </draw:frame>
        <draw:frame draw:style-name="gr1" draw:text-style-name="P2" draw:layer="layout" svg:width="16.402cm" svg:height="0.475cm" svg:x="2.2cm" svg:y="15.335cm">
          <draw:text-box>
            <text:p text:style-name="P1"><text:span text:style-name="T4">within the context of the broader UK objectives of “preserving peace and stability in the </text:span></text:p>
          </draw:text-box>
        </draw:frame>
        <draw:frame draw:style-name="gr1" draw:text-style-name="P2" draw:layer="layout" svg:width="6.614cm" svg:height="0.475cm" svg:x="2.2cm" svg:y="15.9cm">
          <draw:text-box>
            <text:p text:style-name="P1"><text:span text:style-name="T4">Gulf and ensuring energy security”.</text:span></text:p>
          </draw:text-box>
        </draw:frame>
        <draw:frame draw:style-name="gr1" draw:text-style-name="P2" draw:layer="layout" svg:width="16.698cm" svg:height="0.475cm" svg:x="2.2cm" svg:y="16.814cm">
          <draw:text-box>
            <text:p text:style-name="P1"><text:span text:style-name="T6">18. </text:span><text:span text:style-name="T4"><text:s/>Apart from that reference to energy security, the paper did not consider oil or energy </text:span></text:p>
          </draw:text-box>
        </draw:frame>
        <draw:frame draw:style-name="gr1" draw:text-style-name="P2" draw:layer="layout" svg:width="1.666cm" svg:height="0.475cm" svg:x="2.2cm" svg:y="17.378cm">
          <draw:text-box>
            <text:p text:style-name="P1"><text:span text:style-name="T4">security. </text:span></text:p>
          </draw:text-box>
        </draw:frame>
        <draw:frame draw:style-name="gr1" draw:text-style-name="P2" draw:layer="layout" svg:width="16.537cm" svg:height="0.475cm" svg:x="2.2cm" svg:y="18.293cm">
          <draw:text-box>
            <text:p text:style-name="P1"><text:span text:style-name="T6">19. </text:span><text:span text:style-name="T4"><text:s/>The FCO’s Forward Strategy Unit (FSU) produced a paper on the security of global </text:span></text:p>
          </draw:text-box>
        </draw:frame>
        <draw:frame draw:style-name="gr1" draw:text-style-name="P2" draw:layer="layout" svg:width="16.559cm" svg:height="0.475cm" svg:x="2.2cm" svg:y="18.857cm">
          <draw:text-box>
            <text:p text:style-name="P1"><text:span text:style-name="T4">oil supply which considered a number of risks to the supply of oil, including a “sustained </text:span></text:p>
          </draw:text-box>
        </draw:frame>
        <draw:frame draw:style-name="gr1" draw:text-style-name="P2" draw:layer="layout" svg:width="3.994cm" svg:height="0.475cm" svg:x="2.2cm" svg:y="19.422cm">
          <draw:text-box>
            <text:p text:style-name="P1"><text:span text:style-name="T4">Allied attack on Iraq”.</text:span></text:p>
          </draw:text-box>
        </draw:frame>
        <draw:frame draw:style-name="gr6" draw:text-style-name="P7" draw:layer="layout" svg:width="0.246cm" svg:height="0.276cm" svg:x="6.177cm" svg:y="19.441cm">
          <draw:text-box>
            <text:p text:style-name="P1"><text:span text:style-name="T9">9</text:span></text:p>
          </draw:text-box>
        </draw:frame>
        <draw:frame draw:style-name="gr1" draw:text-style-name="P2" draw:layer="layout" svg:width="4.236cm" svg:height="0.475cm" svg:x="6.314cm" svg:y="19.422cm">
          <draw:text-box>
            <text:p text:style-name="P1"><text:span text:style-name="T4"><text:s/></text:span><text:span text:style-name="T4">The paper concluded:</text:span></text:p>
          </draw:text-box>
        </draw:frame>
        <draw:frame draw:style-name="gr1" draw:text-style-name="P2" draw:layer="layout" svg:width="0.422cm" svg:height="0.475cm" svg:x="2.8cm" svg:y="20.336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0.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53cm" svg:height="0.475cm" svg:x="3.7cm" svg:y="20.336cm">
          <draw:text-box>
            <text:p text:style-name="P1"><text:span text:style-name="T4">Any step increase in price likely to be unsustainable.</text:span></text:p>
          </draw:text-box>
        </draw:frame>
        <draw:frame draw:style-name="gr2" draw:text-style-name="P3" draw:layer="layout" svg:width="0.634cm" svg:height="0.712cm" svg:x="2.95cm" svg:y="20.8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66cm" svg:height="0.475cm" svg:x="3.7cm" svg:y="21.001cm">
          <draw:text-box>
            <text:p text:style-name="P1"><text:span text:style-name="T4">Sufficient production and substantial spare capacity in other oil producing </text:span></text:p>
          </draw:text-box>
        </draw:frame>
        <draw:frame draw:style-name="gr1" draw:text-style-name="P2" draw:layer="layout" svg:width="5.294cm" svg:height="0.475cm" svg:x="3.7cm" svg:y="21.565cm">
          <draw:text-box>
            <text:p text:style-name="P1"><text:span text:style-name="T4">countries to meet demand.” </text:span></text:p>
          </draw:text-box>
        </draw:frame>
        <draw:frame draw:style-name="gr1" draw:text-style-name="P2" draw:layer="layout" svg:width="16.58cm" svg:height="0.475cm" svg:x="2.2cm" svg:y="22.48cm">
          <draw:text-box>
            <text:p text:style-name="P1"><text:span text:style-name="T6">20. </text:span><text:span text:style-name="T4"><text:s/>The Options Paper and the FSU paper were submitted to Mr Blair on 8 March 2002 </text:span></text:p>
          </draw:text-box>
        </draw:frame>
        <draw:frame draw:style-name="gr1" draw:text-style-name="P2" draw:layer="layout" svg:width="15.504cm" svg:height="0.475cm" svg:x="2.2cm" svg:y="23.044cm">
          <draw:text-box>
            <text:p text:style-name="P1"><text:span text:style-name="T4">alongside seven other “background briefs that you asked for”, for the meeting with </text:span></text:p>
          </draw:text-box>
        </draw:frame>
        <draw:frame draw:style-name="gr1" draw:text-style-name="P2" draw:layer="layout" svg:width="3.003cm" svg:height="0.475cm" svg:x="2.2cm" svg:y="23.608cm">
          <draw:text-box>
            <text:p text:style-name="P1"><text:span text:style-name="T4">President Bush.</text:span></text:p>
          </draw:text-box>
        </draw:frame>
        <draw:frame draw:style-name="gr6" draw:text-style-name="P7" draw:layer="layout" svg:width="0.273cm" svg:height="0.276cm" svg:x="5.189cm" svg:y="23.627cm">
          <draw:text-box>
            <text:p text:style-name="P1"><text:span text:style-name="T9">10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0.422cm" svg:height="0.475cm" svg:x="5.463cm" svg:y="23.608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205cm" svg:height="0.23cm" svg:x="2.2cm" svg:y="25.103cm">
          <draw:text-box>
            <text:p text:style-name="P1"><text:span text:style-name="T10">6 </text:span></text:p>
          </draw:text-box>
        </draw:frame>
        <draw:frame draw:style-name="gr4" draw:text-style-name="P5" draw:layer="layout" svg:width="6.564cm" svg:height="0.395cm" svg:x="2.372cm" svg:y="25.087cm">
          <draw:text-box>
            <text:p text:style-name="P1"><text:span text:style-name="T11">Public hearing, 19 January 2011, page 34.</text:span></text:p>
          </draw:text-box>
        </draw:frame>
        <draw:frame draw:style-name="gr9" draw:text-style-name="P9" draw:layer="layout" svg:width="0.205cm" svg:height="0.23cm" svg:x="2.2cm" svg:y="25.526cm">
          <draw:text-box>
            <text:p text:style-name="P1"><text:span text:style-name="T10">7 </text:span></text:p>
          </draw:text-box>
        </draw:frame>
        <draw:line draw:style-name="gr8" draw:text-style-name="P8" draw:layer="layout" svg:x1="2.371cm" svg:y1="26.29cm" svg:x2="11.522cm" svg:y2="26.29cm">
          <text:p/>
        </draw:line>
        <draw:frame draw:style-name="gr4" draw:text-style-name="P5" draw:layer="layout" svg:width="12.325cm" svg:height="0.395cm" svg:x="2.372cm" svg:y="25.511cm">
          <draw:text-box>
            <text:p text:style-name="P1"><text:span text:style-name="T11">Minute McKane to Manning, 19 February 2002, ‘Papers for the Prime Minister’. </text:span></text:p>
          </draw:text-box>
        </draw:frame>
        <draw:frame draw:style-name="gr9" draw:text-style-name="P9" draw:layer="layout" svg:width="0.205cm" svg:height="0.23cm" svg:x="2.2cm" svg:y="25.95cm">
          <draw:text-box>
            <text:p text:style-name="P1"><text:span text:style-name="T10">8 </text:span></text:p>
          </draw:text-box>
        </draw:frame>
        <draw:frame draw:style-name="gr4" draw:text-style-name="P5" draw:layer="layout" svg:width="9.184cm" svg:height="0.395cm" svg:x="2.372cm" svg:y="25.934cm">
          <draw:text-box>
            <text:p text:style-name="P1"><text:span text:style-name="T5">Paper Cabinet Office, 8 March 2002, ‘Iraq: Options Paper’.</text:span><text:span text:style-name="T11"> </text:span></text:p>
          </draw:text-box>
        </draw:frame>
        <draw:frame draw:style-name="gr9" draw:text-style-name="P9" draw:layer="layout" svg:width="0.205cm" svg:height="0.23cm" svg:x="2.2cm" svg:y="26.373cm">
          <draw:text-box>
            <text:p text:style-name="P1"><text:span text:style-name="T10">9 </text:span></text:p>
          </draw:text-box>
        </draw:frame>
        <draw:frame draw:style-name="gr4" draw:text-style-name="P5" draw:layer="layout" svg:width="9.591cm" svg:height="0.395cm" svg:x="2.372cm" svg:y="26.357cm">
          <draw:text-box>
            <text:p text:style-name="P1"><text:span text:style-name="T11">Paper FSU, March 2002, ‘Paper on Security of Supply of Oil’.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10 </text:span></text:p>
          </draw:text-box>
        </draw:frame>
        <draw:frame draw:style-name="gr4" draw:text-style-name="P5" draw:layer="layout" svg:width="10.937cm" svg:height="0.395cm" svg:x="2.486cm" svg:y="26.781cm">
          <draw:text-box>
            <text:p text:style-name="P1"><text:span text:style-name="T11">Minute Manning to Prime Minister, 8 March 2002, ‘Briefing for the US’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8</text:span></text:p>
          </draw:text-box>
        </draw:frame>
        <draw:frame draw:style-name="gr1" draw:text-style-name="P2" draw:layer="layout" svg:width="16.719cm" svg:height="0.475cm" svg:x="2.2cm" svg:y="2.525cm">
          <draw:text-box>
            <text:p text:style-name="P1"><text:span text:style-name="T6">21. </text:span><text:span text:style-name="T4"><text:s/>Mr Blair sent a minute to Mr Jonathan Powell, his Chief of Staff, on 17 March setting </text:span></text:p>
          </draw:text-box>
        </draw:frame>
        <draw:frame draw:style-name="gr1" draw:text-style-name="P2" draw:layer="layout" svg:width="13.46cm" svg:height="0.475cm" svg:x="2.2cm" svg:y="3.09cm">
          <draw:text-box>
            <text:p text:style-name="P1"><text:span text:style-name="T4">out three points in response to the briefing papers that he had received:</text:span></text:p>
          </draw:text-box>
        </draw:frame>
        <draw:frame draw:style-name="gr1" draw:text-style-name="P2" draw:layer="layout" svg:width="0.777cm" svg:height="0.475cm" svg:x="2.8cm" svg:y="4.004cm">
          <draw:text-box>
            <text:p text:style-name="P1"><text:span text:style-name="T4">“</text:span><text:span text:style-name="T4">(1) </text:span></text:p>
          </draw:text-box>
        </draw:frame>
        <draw:frame draw:style-name="gr1" draw:text-style-name="P2" draw:layer="layout" svg:width="14.628cm" svg:height="0.475cm" svg:x="3.8cm" svg:y="4.004cm">
          <draw:text-box>
            <text:p text:style-name="P1"><text:span text:style-name="T4">In all my papers I do not have a proper worked-out strategy on how we would </text:span></text:p>
          </draw:text-box>
        </draw:frame>
        <draw:frame draw:style-name="gr1" draw:text-style-name="P2" draw:layer="layout" svg:width="14.472cm" svg:height="0.475cm" svg:x="3.8cm" svg:y="4.568cm">
          <draw:text-box>
            <text:p text:style-name="P1"><text:span text:style-name="T4">do it. The US do not either, but before I go [to Crawford], I need to be able to </text:span></text:p>
          </draw:text-box>
        </draw:frame>
        <draw:frame draw:style-name="gr1" draw:text-style-name="P2" draw:layer="layout" svg:width="14.98cm" svg:height="0.475cm" svg:x="3.8cm" svg:y="5.133cm">
          <draw:text-box>
            <text:p text:style-name="P1"><text:span text:style-name="T4">provide them with a far more intelligent and detailed analysis of a game plan … </text:span></text:p>
          </draw:text-box>
        </draw:frame>
        <draw:frame draw:style-name="gr1" draw:text-style-name="P2" draw:layer="layout" svg:width="0.637cm" svg:height="0.475cm" svg:x="2.95cm" svg:y="6.047cm">
          <draw:text-box>
            <text:p text:style-name="P1"><text:span text:style-name="T4">(2) </text:span></text:p>
          </draw:text-box>
        </draw:frame>
        <draw:frame draw:style-name="gr1" draw:text-style-name="P2" draw:layer="layout" svg:width="9.121cm" svg:height="0.475cm" svg:x="3.8cm" svg:y="6.047cm">
          <draw:text-box>
            <text:p text:style-name="P1"><text:span text:style-name="T4">The persuasion job on this seems very tough … </text:span></text:p>
          </draw:text-box>
        </draw:frame>
        <draw:frame draw:style-name="gr1" draw:text-style-name="P2" draw:layer="layout" svg:width="0.637cm" svg:height="0.475cm" svg:x="2.95cm" svg:y="6.962cm">
          <draw:text-box>
            <text:p text:style-name="P1"><text:span text:style-name="T4">(3) </text:span></text:p>
          </draw:text-box>
        </draw:frame>
        <draw:frame draw:style-name="gr1" draw:text-style-name="P2" draw:layer="layout" svg:width="14.527cm" svg:height="0.475cm" svg:x="3.8cm" svg:y="6.962cm">
          <draw:text-box>
            <text:p text:style-name="P1"><text:span text:style-name="T4">Oil prices. This is my big domestic worry. We must concert with the US to get </text:span></text:p>
          </draw:text-box>
        </draw:frame>
        <draw:frame draw:style-name="gr1" draw:text-style-name="P2" draw:layer="layout" svg:width="15.136cm" svg:height="0.475cm" svg:x="3.8cm" svg:y="7.526cm">
          <draw:text-box>
            <text:p text:style-name="P1"><text:span text:style-name="T4">action from others to push the price back down. Higher petrol prices really might </text:span></text:p>
          </draw:text-box>
        </draw:frame>
        <draw:frame draw:style-name="gr1" draw:text-style-name="P2" draw:layer="layout" svg:width="3.376cm" svg:height="0.475cm" svg:x="3.8cm" svg:y="8.091cm">
          <draw:text-box>
            <text:p text:style-name="P1"><text:span text:style-name="T4">put the public off.”</text:span></text:p>
          </draw:text-box>
        </draw:frame>
        <draw:frame draw:style-name="gr6" draw:text-style-name="P7" draw:layer="layout" svg:width="0.256cm" svg:height="0.276cm" svg:x="7.158cm" svg:y="8.109cm">
          <draw:text-box>
            <text:p text:style-name="P1"><text:span text:style-name="T9">11</text:span></text:p>
          </draw:text-box>
        </draw:frame>
        <draw:frame draw:style-name="gr1" draw:text-style-name="P2" draw:layer="layout" svg:width="16.148cm" svg:height="0.475cm" svg:x="2.2cm" svg:y="9.005cm">
          <draw:text-box>
            <text:p text:style-name="P1"><text:span text:style-name="T4">A copy of the minute was sent to Sir David Manning, Mr Blair’s Foreign Policy Adviser </text:span></text:p>
          </draw:text-box>
        </draw:frame>
        <draw:frame draw:style-name="gr1" draw:text-style-name="P2" draw:layer="layout" svg:width="15.754cm" svg:height="0.475cm" svg:x="2.2cm" svg:y="9.57cm">
          <draw:text-box>
            <text:p text:style-name="P1"><text:span text:style-name="T4">and Head of the Overseas and Defence Secretariat (OD Sec) in the Cabinet Office. </text:span></text:p>
          </draw:text-box>
        </draw:frame>
        <draw:frame draw:style-name="gr1" draw:text-style-name="P2" draw:layer="layout" svg:width="16.017cm" svg:height="0.475cm" svg:x="2.2cm" svg:y="10.484cm">
          <draw:text-box>
            <text:p text:style-name="P1"><text:span text:style-name="T6">22. </text:span><text:span text:style-name="T4"><text:s/>Asked to clarify what “it” was that required a proper worked-out strategy, Mr Blair </text:span></text:p>
          </draw:text-box>
        </draw:frame>
        <draw:frame draw:style-name="gr1" draw:text-style-name="P2" draw:layer="layout" svg:width="16.097cm" svg:height="0.475cm" svg:x="2.2cm" svg:y="11.048cm">
          <draw:text-box>
            <text:p text:style-name="P1"><text:span text:style-name="T4">told the Inquiry: “How we would either get Saddam to cease being a threat peacefully </text:span></text:p>
          </draw:text-box>
        </draw:frame>
        <draw:frame draw:style-name="gr1" draw:text-style-name="P2" draw:layer="layout" svg:width="4.963cm" svg:height="0.475cm" svg:x="2.2cm" svg:y="11.613cm">
          <draw:text-box>
            <text:p text:style-name="P1"><text:span text:style-name="T4">or to get him out by force.”</text:span></text:p>
          </draw:text-box>
        </draw:frame>
        <draw:frame draw:style-name="gr6" draw:text-style-name="P7" draw:layer="layout" svg:width="0.273cm" svg:height="0.276cm" svg:x="7.141cm" svg:y="11.632cm">
          <draw:text-box>
            <text:p text:style-name="P1"><text:span text:style-name="T9">12</text:span></text:p>
          </draw:text-box>
        </draw:frame>
        <draw:frame draw:style-name="gr1" draw:text-style-name="P2" draw:layer="layout" svg:width="0.422cm" svg:height="0.475cm" svg:x="7.416cm" svg:y="11.6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9cm" svg:height="0.475cm" svg:x="2.2cm" svg:y="12.527cm">
          <draw:text-box>
            <text:p text:style-name="P1"><text:span text:style-name="T6">23. </text:span><text:span text:style-name="T4"><text:s/>Mr Michael Arthur, FCO Economic Director, sent Sir David a paper on the economic </text:span></text:p>
          </draw:text-box>
        </draw:frame>
        <draw:frame draw:style-name="gr1" draw:text-style-name="P2" draw:layer="layout" svg:width="9.37cm" svg:height="0.475cm" svg:x="2.2cm" svg:y="13.092cm">
          <draw:text-box>
            <text:p text:style-name="P1"><text:span text:style-name="T4">effects of military action against Iraq on 26 March.</text:span></text:p>
          </draw:text-box>
        </draw:frame>
        <draw:frame draw:style-name="gr6" draw:text-style-name="P7" draw:layer="layout" svg:width="0.273cm" svg:height="0.276cm" svg:x="11.534cm" svg:y="13.111cm">
          <draw:text-box>
            <text:p text:style-name="P1"><text:span text:style-name="T9">13</text:span></text:p>
          </draw:text-box>
        </draw:frame>
        <draw:frame draw:style-name="gr1" draw:text-style-name="P2" draw:layer="layout" svg:width="4.723cm" svg:height="0.475cm" svg:x="11.808cm" svg:y="13.092cm">
          <draw:text-box>
            <text:p text:style-name="P1"><text:span text:style-name="T4"><text:s/></text:span><text:span text:style-name="T4">Mr Arthur assessed that:</text:span></text:p>
          </draw:text-box>
        </draw:frame>
        <draw:frame draw:style-name="gr1" draw:text-style-name="P2" draw:layer="layout" svg:width="15.505cm" svg:height="0.475cm" svg:x="2.95cm" svg:y="14.006cm">
          <draw:text-box>
            <text:p text:style-name="P1"><text:span text:style-name="T4">“</text:span><text:span text:style-name="T4">Iraq produces c2.5m bpd, a bit over 3 percent of world supply. Military action may </text:span></text:p>
          </draw:text-box>
        </draw:frame>
        <draw:frame draw:style-name="gr1" draw:text-style-name="P2" draw:layer="layout" svg:width="14.751cm" svg:height="0.475cm" svg:x="2.95cm" svg:y="14.571cm">
          <draw:text-box>
            <text:p text:style-name="P1"><text:span text:style-name="T4">well lead to a reduction or cut-off in its exports either directly or by way of Iraqi </text:span></text:p>
          </draw:text-box>
        </draw:frame>
        <draw:frame draw:style-name="gr1" draw:text-style-name="P2" draw:layer="layout" svg:width="1.962cm" svg:height="0.475cm" svg:x="2.95cm" svg:y="15.135cm">
          <draw:text-box>
            <text:p text:style-name="P1"><text:span text:style-name="T4">retaliation.</text:span></text:p>
          </draw:text-box>
        </draw:frame>
        <draw:frame draw:style-name="gr1" draw:text-style-name="P2" draw:layer="layout" svg:width="15.416cm" svg:height="0.475cm" svg:x="2.95cm" svg:y="16.05cm">
          <draw:text-box>
            <text:p text:style-name="P1"><text:span text:style-name="T4">“</text:span><text:span text:style-name="T4">There is likely to be an immediate spike in oil prices … provided the conflict does </text:span></text:p>
          </draw:text-box>
        </draw:frame>
        <draw:frame draw:style-name="gr1" draw:text-style-name="P2" draw:layer="layout" svg:width="15.229cm" svg:height="0.475cm" svg:x="2.95cm" svg:y="16.614cm">
          <draw:text-box>
            <text:p text:style-name="P1"><text:span text:style-name="T4">not spill over into the Gulf and threaten the flow of supplies through the Straits of </text:span></text:p>
          </draw:text-box>
        </draw:frame>
        <draw:frame draw:style-name="gr1" draw:text-style-name="P2" draw:layer="layout" svg:width="8.638cm" svg:height="0.475cm" svg:x="2.95cm" svg:y="17.178cm">
          <draw:text-box>
            <text:p text:style-name="P1"><text:span text:style-name="T4">Hormuz – the spike could be very short-lived.”</text:span></text:p>
          </draw:text-box>
        </draw:frame>
        <draw:frame draw:style-name="gr1" draw:text-style-name="P2" draw:layer="layout" svg:width="15.898cm" svg:height="0.475cm" svg:x="2.2cm" svg:y="18.093cm">
          <draw:text-box>
            <text:p text:style-name="P1"><text:span text:style-name="T6">24. </text:span><text:span text:style-name="T4"><text:s/>A protracted, regional conflict would pose a more serious threat to oil prices and </text:span></text:p>
          </draw:text-box>
        </draw:frame>
        <draw:frame draw:style-name="gr1" draw:text-style-name="P2" draw:layer="layout" svg:width="3.77cm" svg:height="0.475cm" svg:x="2.2cm" svg:y="18.657cm">
          <draw:text-box>
            <text:p text:style-name="P1"><text:span text:style-name="T4">the world economy. </text:span></text:p>
          </draw:text-box>
        </draw:frame>
        <draw:frame draw:style-name="gr1" draw:text-style-name="P2" draw:layer="layout" svg:width="15.564cm" svg:height="0.475cm" svg:x="2.2cm" svg:y="19.572cm">
          <draw:text-box>
            <text:p text:style-name="P1"><text:span text:style-name="T6">25. </text:span><text:span text:style-name="T4"><text:s/>The paper also highlighted the economic consequences for Iraq’s neighbours, </text:span></text:p>
          </draw:text-box>
        </draw:frame>
        <draw:frame draw:style-name="gr1" draw:text-style-name="P2" draw:layer="layout" svg:width="3.588cm" svg:height="0.475cm" svg:x="2.2cm" svg:y="20.136cm">
          <draw:text-box>
            <text:p text:style-name="P1"><text:span text:style-name="T4">particularly Jordan.</text:span></text:p>
          </draw:text-box>
        </draw:frame>
        <draw:frame draw:style-name="gr1" draw:text-style-name="P2" draw:layer="layout" svg:width="16.745cm" svg:height="0.475cm" svg:x="2.2cm" svg:y="21.051cm">
          <draw:text-box>
            <text:p text:style-name="P1"><text:span text:style-name="T6">26. </text:span><text:span text:style-name="T4"><text:s/>Mr John Scarlett, the Chairman of the Joint Intelligence Committee (JIC), responded </text:span></text:p>
          </draw:text-box>
        </draw:frame>
        <draw:frame draw:style-name="gr1" draw:text-style-name="P2" draw:layer="layout" svg:width="16.25cm" svg:height="0.475cm" svg:x="2.2cm" svg:y="21.615cm">
          <draw:text-box>
            <text:p text:style-name="P1"><text:span text:style-name="T4">to a request from Sir David for an update on Iraq’s oil production, the importance of oil </text:span></text:p>
          </draw:text-box>
        </draw:frame>
        <draw:frame draw:style-name="gr1" draw:text-style-name="P2" draw:layer="layout" svg:width="16.068cm" svg:height="0.475cm" svg:x="2.2cm" svg:y="22.18cm">
          <draw:text-box>
            <text:p text:style-name="P1"><text:span text:style-name="T4">revenue to the Iraqi regime, and the effect of a halt in Iraqi oil exports on the world oil </text:span></text:p>
          </draw:text-box>
        </draw:frame>
        <draw:frame draw:style-name="gr1" draw:text-style-name="P2" draw:layer="layout" svg:width="3.423cm" svg:height="0.475cm" svg:x="2.2cm" svg:y="22.744cm">
          <draw:text-box>
            <text:p text:style-name="P1"><text:span text:style-name="T4">market, on 4 April.</text:span></text:p>
          </draw:text-box>
        </draw:frame>
        <draw:frame draw:style-name="gr6" draw:text-style-name="P7" draw:layer="layout" svg:width="0.273cm" svg:height="0.276cm" svg:x="5.612cm" svg:y="22.763cm">
          <draw:text-box>
            <text:p text:style-name="P1"><text:span text:style-name="T9">14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8" draw:text-style-name="P8" draw:layer="layout" svg:x1="2.47cm" svg:y1="25.867cm" svg:x2="11.019cm" svg:y2="25.867cm">
          <text:p/>
        </draw:line>
        <draw:frame draw:style-name="gr1" draw:text-style-name="P2" draw:layer="layout" svg:width="0.422cm" svg:height="0.475cm" svg:x="5.886cm" svg:y="22.744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273cm" svg:height="0.23cm" svg:x="2.2cm" svg:y="25.526cm">
          <draw:text-box>
            <text:p text:style-name="P1"><text:span text:style-name="T10">11 </text:span></text:p>
          </draw:text-box>
        </draw:frame>
        <draw:frame draw:style-name="gr4" draw:text-style-name="P5" draw:layer="layout" svg:width="8.587cm" svg:height="0.395cm" svg:x="2.471cm" svg:y="25.511cm">
          <draw:text-box>
            <text:p text:style-name="P1"><text:span text:style-name="T5">Minute Prime Minister to Powell, 17 March 2002, ‘Iraq’.</text:span><text:span text:style-name="T11">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12 </text:span></text:p>
          </draw:text-box>
        </draw:frame>
        <draw:frame draw:style-name="gr4" draw:text-style-name="P5" draw:layer="layout" svg:width="6.564cm" svg:height="0.395cm" svg:x="2.486cm" svg:y="25.934cm">
          <draw:text-box>
            <text:p text:style-name="P1"><text:span text:style-name="T11">Public hearing, 21 January 2011, page 43.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13 </text:span></text:p>
          </draw:text-box>
        </draw:frame>
        <draw:line draw:style-name="gr8" draw:text-style-name="P8" draw:layer="layout" svg:x1="2.485cm" svg:y1="27.137cm" svg:x2="10.427cm" svg:y2="27.137cm">
          <text:p/>
        </draw:line>
        <draw:frame draw:style-name="gr4" draw:text-style-name="P5" draw:layer="layout" svg:width="11.407cm" svg:height="0.395cm" svg:x="2.486cm" svg:y="26.357cm">
          <draw:text-box>
            <text:p text:style-name="P1"><text:span text:style-name="T11">Letter Arthur to Manning, 26 March 2002, ‘Iraq: Back Pocket Economics’.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14 </text:span></text:p>
          </draw:text-box>
        </draw:frame>
        <draw:frame draw:style-name="gr4" draw:text-style-name="P5" draw:layer="layout" svg:width="7.973cm" svg:height="0.395cm" svg:x="2.486cm" svg:y="26.781cm">
          <draw:text-box>
            <text:p text:style-name="P1"><text:span text:style-name="T5">Minute Scarlett to Manning, 4 April 2002, ‘Iraq: Oil’.</text:span><text:span text:style-name="T11">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9</text:span></text:p>
          </draw:text-box>
        </draw:frame>
        <draw:frame draw:style-name="gr1" draw:text-style-name="P2" draw:layer="layout" svg:width="5.412cm" svg:height="0.475cm" svg:x="2.2cm" svg:y="2.525cm">
          <draw:text-box>
            <text:p text:style-name="P1"><text:span text:style-name="T6">27. </text:span><text:span text:style-name="T4"><text:s/>Mr Scarlett advised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9cm" svg:height="0.475cm" svg:x="3.7cm" svg:y="3.44cm">
          <draw:text-box>
            <text:p text:style-name="P1"><text:span text:style-name="T4">Iraq exported considerable quantities of oil – perhaps as much as 400,000 bpd </text:span></text:p>
          </draw:text-box>
        </draw:frame>
        <draw:frame draw:style-name="gr1" draw:text-style-name="P2" draw:layer="layout" svg:width="3.465cm" svg:height="0.475cm" svg:x="3.7cm" svg:y="4.004cm">
          <draw:text-box>
            <text:p text:style-name="P1"><text:span text:style-name="T4">in 2001 – illegally. 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3cm" svg:height="0.475cm" svg:x="3.7cm" svg:y="4.668cm">
          <draw:text-box>
            <text:p text:style-name="P1"><text:span text:style-name="T4">Saddam Hussein’s regime gained some illegal revenue by applying surcharges </text:span></text:p>
          </draw:text-box>
        </draw:frame>
        <draw:frame draw:style-name="gr1" draw:text-style-name="P2" draw:layer="layout" svg:width="14.886cm" svg:height="0.475cm" svg:x="3.7cm" svg:y="5.233cm">
          <draw:text-box>
            <text:p text:style-name="P1"><text:span text:style-name="T4">to OFF programme trade. It also controlled the distribution of goods purchased </text:span></text:p>
          </draw:text-box>
        </draw:frame>
        <draw:frame draw:style-name="gr1" draw:text-style-name="P2" draw:layer="layout" svg:width="12.495cm" svg:height="0.475cm" svg:x="3.7cm" svg:y="5.797cm">
          <draw:text-box>
            <text:p text:style-name="P1"><text:span text:style-name="T4">under the OFF programme, adding to its ability to offer patronage. 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6.462cm">
          <draw:text-box>
            <text:p text:style-name="P1"><text:span text:style-name="T4">While a sudden cut in Iraqi oil exports would cause a temporary spike in the oil </text:span></text:p>
          </draw:text-box>
        </draw:frame>
        <draw:frame draw:style-name="gr1" draw:text-style-name="P2" draw:layer="layout" svg:width="12.558cm" svg:height="0.475cm" svg:x="3.7cm" svg:y="7.026cm">
          <draw:text-box>
            <text:p text:style-name="P1"><text:span text:style-name="T4">price, the price rise would be “moderate” (less than US$5 a barrel).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6cm" svg:height="0.475cm" svg:x="3.7cm" svg:y="7.691cm">
          <draw:text-box>
            <text:p text:style-name="P1"><text:span text:style-name="T4">The duration of the spike would be determined by market expectations which </text:span></text:p>
          </draw:text-box>
        </draw:frame>
        <draw:frame draw:style-name="gr1" draw:text-style-name="P2" draw:layer="layout" svg:width="14.192cm" svg:height="0.475cm" svg:x="3.7cm" svg:y="8.255cm">
          <draw:text-box>
            <text:p text:style-name="P1"><text:span text:style-name="T4">were already influenced by “jitters over the Middle East and talk of war with </text:span></text:p>
          </draw:text-box>
        </draw:frame>
        <draw:frame draw:style-name="gr1" draw:text-style-name="P2" draw:layer="layout" svg:width="0.993cm" svg:height="0.475cm" svg:x="3.7cm" svg:y="8.82cm">
          <draw:text-box>
            <text:p text:style-name="P1"><text:span text:style-name="T4">Iraq”.</text:span></text:p>
          </draw:text-box>
        </draw:frame>
        <draw:frame draw:style-name="gr1" draw:text-style-name="P2" draw:layer="layout" svg:width="12.871cm" svg:height="0.475cm" svg:x="2.2cm" svg:y="9.734cm">
          <draw:text-box>
            <text:p text:style-name="P1"><text:span text:style-name="T6">28. </text:span><text:span text:style-name="T4"><text:s/>Sir David passed Mr Scarlett’s note to Mr Blair the following day.</text:span></text:p>
          </draw:text-box>
        </draw:frame>
        <draw:frame draw:style-name="gr6" draw:text-style-name="P7" draw:layer="layout" svg:width="0.273cm" svg:height="0.276cm" svg:x="15.007cm" svg:y="9.753cm">
          <draw:text-box>
            <text:p text:style-name="P1"><text:span text:style-name="T9">15</text:span></text:p>
          </draw:text-box>
        </draw:frame>
        <draw:frame draw:style-name="gr1" draw:text-style-name="P2" draw:layer="layout" svg:width="0.422cm" svg:height="0.475cm" svg:x="15.282cm" svg:y="9.7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cm" svg:height="0.475cm" svg:x="2.2cm" svg:y="10.648cm">
          <draw:text-box>
            <text:p text:style-name="P1"><text:span text:style-name="T6">29. </text:span><text:span text:style-name="T4"><text:s/>Mr Matthew Rycroft, Mr Blair’s Private Secretary for Foreign Affairs, sent Mr Blair </text:span></text:p>
          </draw:text-box>
        </draw:frame>
        <draw:frame draw:style-name="gr1" draw:text-style-name="P2" draw:layer="layout" svg:width="12.147cm" svg:height="0.475cm" svg:x="2.2cm" svg:y="11.213cm">
          <draw:text-box>
            <text:p text:style-name="P1"><text:span text:style-name="T4">an updated briefing pack for the meetings at Crawford on 4 April.</text:span></text:p>
          </draw:text-box>
        </draw:frame>
        <draw:frame draw:style-name="gr6" draw:text-style-name="P7" draw:layer="layout" svg:width="0.273cm" svg:height="0.276cm" svg:x="14.291cm" svg:y="11.232cm">
          <draw:text-box>
            <text:p text:style-name="P1"><text:span text:style-name="T9">16</text:span></text:p>
          </draw:text-box>
        </draw:frame>
        <draw:frame draw:style-name="gr1" draw:text-style-name="P2" draw:layer="layout" svg:width="4.376cm" svg:height="0.475cm" svg:x="14.566cm" svg:y="11.213cm">
          <draw:text-box>
            <text:p text:style-name="P1"><text:span text:style-name="T4"><text:s/></text:span><text:span text:style-name="T4">For Iraq, that included </text:span></text:p>
          </draw:text-box>
        </draw:frame>
        <draw:frame draw:style-name="gr1" draw:text-style-name="P2" draw:layer="layout" svg:width="13.257cm" svg:height="0.475cm" svg:x="2.2cm" svg:y="11.777cm">
          <draw:text-box>
            <text:p text:style-name="P1"><text:span text:style-name="T4">“</text:span><text:span text:style-name="T4">further background papers on ensuring the security of energy supply”.</text:span></text:p>
          </draw:text-box>
        </draw:frame>
        <draw:frame draw:style-name="gr1" draw:text-style-name="P2" draw:layer="layout" svg:width="16.046cm" svg:height="0.475cm" svg:x="2.2cm" svg:y="12.692cm">
          <draw:text-box>
            <text:p text:style-name="P1"><text:span text:style-name="T6">30. </text:span><text:span text:style-name="T4"><text:s/>Those further background papers are likely to have been the papers provided by </text:span></text:p>
          </draw:text-box>
        </draw:frame>
        <draw:frame draw:style-name="gr1" draw:text-style-name="P2" draw:layer="layout" svg:width="4.976cm" svg:height="0.475cm" svg:x="2.2cm" svg:y="13.256cm">
          <draw:text-box>
            <text:p text:style-name="P1"><text:span text:style-name="T4">Mr Arthur and Mr Scarlett. </text:span></text:p>
          </draw:text-box>
        </draw:frame>
        <draw:frame draw:style-name="gr1" draw:text-style-name="P2" draw:layer="layout" svg:width="15.644cm" svg:height="0.475cm" svg:x="2.2cm" svg:y="14.171cm">
          <draw:text-box>
            <text:p text:style-name="P1"><text:span text:style-name="T6">31. </text:span><text:span text:style-name="T4"><text:s/>Section 3.2 describes the discussions between President Bush and Mr Blair at </text:span></text:p>
          </draw:text-box>
        </draw:frame>
        <draw:frame draw:style-name="gr1" draw:text-style-name="P2" draw:layer="layout" svg:width="5.048cm" svg:height="0.475cm" svg:x="2.2cm" svg:y="14.735cm">
          <draw:text-box>
            <text:p text:style-name="P1"><text:span text:style-name="T4">Crawford from 5 to 7 April. </text:span></text:p>
          </draw:text-box>
        </draw:frame>
        <draw:frame draw:style-name="gr1" draw:text-style-name="P2" draw:layer="layout" svg:width="16.402cm" svg:height="0.475cm" svg:x="2.2cm" svg:y="15.65cm">
          <draw:text-box>
            <text:p text:style-name="P1"><text:span text:style-name="T6">32. </text:span><text:span text:style-name="T4"><text:s/>Mr Blair told the Inquiry that there had been “a general discussion of the possibility </text:span></text:p>
          </draw:text-box>
        </draw:frame>
        <draw:frame draw:style-name="gr1" draw:text-style-name="P2" draw:layer="layout" svg:width="16.224cm" svg:height="0.475cm" svg:x="2.2cm" svg:y="16.214cm">
          <draw:text-box>
            <text:p text:style-name="P1"><text:span text:style-name="T4">of going down the military route but obviously, we were arguing for that to be if the UN </text:span></text:p>
          </draw:text-box>
        </draw:frame>
        <draw:frame draw:style-name="gr1" draw:text-style-name="P2" draw:layer="layout" svg:width="2.364cm" svg:height="0.475cm" svg:x="2.2cm" svg:y="16.778cm">
          <draw:text-box>
            <text:p text:style-name="P1"><text:span text:style-name="T4">route failed”.</text:span></text:p>
          </draw:text-box>
        </draw:frame>
        <draw:frame draw:style-name="gr6" draw:text-style-name="P7" draw:layer="layout" svg:width="0.273cm" svg:height="0.276cm" svg:x="4.553cm" svg:y="16.797cm">
          <draw:text-box>
            <text:p text:style-name="P1"><text:span text:style-name="T9">17</text:span></text:p>
          </draw:text-box>
        </draw:frame>
        <draw:frame draw:style-name="gr1" draw:text-style-name="P2" draw:layer="layout" svg:width="15.801cm" svg:height="0.475cm" svg:x="2.2cm" svg:y="17.693cm">
          <draw:text-box>
            <text:p text:style-name="P1"><text:span text:style-name="T6">33. </text:span><text:span text:style-name="T4"><text:s/>The Inquiry has seen no indications that issues relating to energy security or oil </text:span></text:p>
          </draw:text-box>
        </draw:frame>
        <draw:frame draw:style-name="gr1" draw:text-style-name="P2" draw:layer="layout" svg:width="6.191cm" svg:height="0.475cm" svg:x="2.2cm" svg:y="18.257cm">
          <draw:text-box>
            <text:p text:style-name="P1"><text:span text:style-name="T4">were discussed at the meetings. </text:span></text:p>
          </draw:text-box>
        </draw:frame>
        <draw:frame draw:style-name="gr5" draw:text-style-name="P6" draw:layer="layout" svg:width="10.899cm" svg:height="0.556cm" svg:x="2.2cm" svg:y="19.378cm">
          <draw:text-box>
            <text:p text:style-name="P1"><text:span text:style-name="T8">Planning and preparing for a post-conflict Iraq</text:span></text:p>
          </draw:text-box>
        </draw:frame>
        <draw:frame draw:style-name="gr1" draw:text-style-name="P2" draw:layer="layout" svg:width="15.542cm" svg:height="0.475cm" svg:x="2.2cm" svg:y="20.207cm">
          <draw:text-box>
            <text:p text:style-name="P1"><text:span text:style-name="T6">34. </text:span><text:span text:style-name="T4"><text:s/>In mid-June 2002, the MOD’s Strategic Planning Group issued a paper on UK </text:span></text:p>
          </draw:text-box>
        </draw:frame>
        <draw:frame draw:style-name="gr1" draw:text-style-name="P2" draw:layer="layout" svg:width="15.107cm" svg:height="0.475cm" svg:x="2.2cm" svg:y="20.771cm">
          <draw:text-box>
            <text:p text:style-name="P1"><text:span text:style-name="T4">military strategic thinking on Iraq to a limited number of senior MOD addressees.</text:span></text:p>
          </draw:text-box>
        </draw:frame>
        <draw:frame draw:style-name="gr6" draw:text-style-name="P7" draw:layer="layout" svg:width="0.273cm" svg:height="0.276cm" svg:x="17.258cm" svg:y="20.79cm">
          <draw:text-box>
            <text:p text:style-name="P1"><text:span text:style-name="T9">18</text:span></text:p>
          </draw:text-box>
        </draw:frame>
        <draw:frame draw:style-name="gr1" draw:text-style-name="P2" draw:layer="layout" svg:width="0.422cm" svg:height="0.475cm" svg:x="17.533cm" svg:y="20.7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5cm" svg:height="0.475cm" svg:x="2.2cm" svg:y="21.686cm">
          <draw:text-box>
            <text:p text:style-name="P1"><text:span text:style-name="T6">35. </text:span><text:span text:style-name="T4"><text:s/>The paper stated that with significant potential oil revenues, Iraq’s reconstruction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4.951cm" svg:height="0.475cm" svg:x="2.2cm" svg:y="22.25cm">
          <draw:text-box>
            <text:p text:style-name="P1"><text:span text:style-name="T4">should be “self-sufficient”.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15 </text:span></text:p>
          </draw:text-box>
        </draw:frame>
        <draw:frame draw:style-name="gr4" draw:text-style-name="P5" draw:layer="layout" svg:width="14.442cm" svg:height="0.395cm" svg:x="2.486cm" svg:y="25.087cm">
          <draw:text-box>
            <text:p text:style-name="P1"><text:span text:style-name="T11">Manuscript comment Manning to Blair on Minute Scarlett to Manning, 4 April 2002, ‘Iraq: Oil’.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16 </text:span></text:p>
          </draw:text-box>
        </draw:frame>
        <draw:frame draw:style-name="gr4" draw:text-style-name="P5" draw:layer="layout" svg:width="8.464cm" svg:height="0.395cm" svg:x="2.486cm" svg:y="25.511cm">
          <draw:text-box>
            <text:p text:style-name="P1"><text:span text:style-name="T11">Minute Rycroft to Prime Minister, 4 April 2002, ‘Texas’.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17 </text:span></text:p>
          </draw:text-box>
        </draw:frame>
        <draw:line draw:style-name="gr8" draw:text-style-name="P8" draw:layer="layout" svg:x1="2.485cm" svg:y1="26.714cm" svg:x2="18.257cm" svg:y2="26.714cm">
          <text:p/>
        </draw:line>
        <draw:line draw:style-name="gr8" draw:text-style-name="P8" draw:layer="layout" svg:x1="2.199cm" svg:y1="27.137cm" svg:x2="10.972cm" svg:y2="27.137cm">
          <text:p/>
        </draw:line>
        <draw:frame draw:style-name="gr4" draw:text-style-name="P5" draw:layer="layout" svg:width="6.589cm" svg:height="0.395cm" svg:x="2.486cm" svg:y="25.934cm">
          <draw:text-box>
            <text:p text:style-name="P1"><text:span text:style-name="T11">Public hearing, 29 January 2010, page 59.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18 </text:span></text:p>
          </draw:text-box>
        </draw:frame>
        <draw:frame draw:style-name="gr4" draw:text-style-name="P5" draw:layer="layout" svg:width="15.682cm" svg:height="0.395cm" svg:x="2.486cm" svg:y="26.357cm">
          <draw:text-box>
            <text:p text:style-name="P1"><text:span text:style-name="T5">Minute Driver to PSO/CDS, 13 June 2002, ‘Supporting Paper for COS Strategic Think Tank on Iraq – </text:span></text:p>
          </draw:text-box>
        </draw:frame>
        <draw:frame draw:style-name="gr4" draw:text-style-name="P5" draw:layer="layout" svg:width="8.811cm" svg:height="0.395cm" svg:x="2.2cm" svg:y="26.781cm">
          <draw:text-box>
            <text:p text:style-name="P1"><text:span text:style-name="T5">18 June’ attaching Paper MOD, 12 June 2002, [untitled].</text:span><text:span text:style-name="T11">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0</text:span></text:p>
          </draw:text-box>
        </draw:frame>
        <draw:frame draw:style-name="gr1" draw:text-style-name="P2" draw:layer="layout" svg:width="16.431cm" svg:height="0.475cm" svg:x="2.2cm" svg:y="2.525cm">
          <draw:text-box>
            <text:p text:style-name="P1"><text:span text:style-name="T6">36. </text:span><text:span text:style-name="T4"><text:s/>The paper listed likely immediate, medium-term and long-term military post-conflict </text:span></text:p>
          </draw:text-box>
        </draw:frame>
        <draw:frame draw:style-name="gr1" draw:text-style-name="P2" draw:layer="layout" svg:width="10.45cm" svg:height="0.475cm" svg:x="2.2cm" svg:y="3.09cm">
          <draw:text-box>
            <text:p text:style-name="P1"><text:span text:style-name="T4">tasks. The immediate (up to six months) tasks included:</text:span></text:p>
          </draw:text-box>
        </draw:frame>
        <draw:frame draw:style-name="gr1" draw:text-style-name="P2" draw:layer="layout" svg:width="0.422cm" svg:height="0.475cm" svg:x="2.8cm" svg:y="4.00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86cm" svg:height="0.475cm" svg:x="3.7cm" svg:y="4.004cm">
          <draw:text-box>
            <text:p text:style-name="P1"><text:span text:style-name="T4">assist in restoration of key infrastructure elements; 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35cm" svg:height="0.475cm" svg:x="3.7cm" svg:y="4.668cm">
          <draw:text-box>
            <text:p text:style-name="P1"><text:span text:style-name="T4">secure oilfields and oil distribution/refining infrastructure.” </text:span></text:p>
          </draw:text-box>
        </draw:frame>
        <draw:frame draw:style-name="gr1" draw:text-style-name="P2" draw:layer="layout" svg:width="12.05cm" svg:height="0.475cm" svg:x="2.2cm" svg:y="5.583cm">
          <draw:text-box>
            <text:p text:style-name="P1"><text:span text:style-name="T6">37. </text:span><text:span text:style-name="T4"><text:s/>The medium-term (six months to two years) tasks included: </text:span></text:p>
          </draw:text-box>
        </draw:frame>
        <draw:frame draw:style-name="gr1" draw:text-style-name="P2" draw:layer="layout" svg:width="0.422cm" svg:height="0.475cm" svg:x="2.8cm" svg:y="6.49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6.3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8cm" svg:height="0.475cm" svg:x="3.7cm" svg:y="6.497cm">
          <draw:text-box>
            <text:p text:style-name="P1"><text:span text:style-name="T4">begin transfer [of] security of oilfields and production facilities to Iraqi forces.”</text:span></text:p>
          </draw:text-box>
        </draw:frame>
        <draw:frame draw:style-name="gr1" draw:text-style-name="P2" draw:layer="layout" svg:width="14.006cm" svg:height="0.475cm" svg:x="2.2cm" svg:y="7.412cm">
          <draw:text-box>
            <text:p text:style-name="P1"><text:span text:style-name="T6">38. </text:span><text:span text:style-name="T4"><text:s/>The paper was revised five times between June and December 2002. </text:span></text:p>
          </draw:text-box>
        </draw:frame>
        <draw:frame draw:style-name="gr1" draw:text-style-name="P2" draw:layer="layout" svg:width="15.056cm" svg:height="0.475cm" svg:x="2.2cm" svg:y="7.976cm">
          <draw:text-box>
            <text:p text:style-name="P1"><text:span text:style-name="T4">The December 2002 version of the paper replaced the tasks listed above with a </text:span></text:p>
          </draw:text-box>
        </draw:frame>
        <draw:frame draw:style-name="gr1" draw:text-style-name="P2" draw:layer="layout" svg:width="15.098cm" svg:height="0.475cm" svg:x="2.2cm" svg:y="8.541cm">
          <draw:text-box>
            <text:p text:style-name="P1"><text:span text:style-name="T4">single “Military Line of Operation” for infrastructure security, which extended into </text:span></text:p>
          </draw:text-box>
        </draw:frame>
        <draw:frame draw:style-name="gr1" draw:text-style-name="P2" draw:layer="layout" svg:width="2.601cm" svg:height="0.475cm" svg:x="2.2cm" svg:y="9.105cm">
          <draw:text-box>
            <text:p text:style-name="P1"><text:span text:style-name="T4">the long term.</text:span></text:p>
          </draw:text-box>
        </draw:frame>
        <draw:frame draw:style-name="gr6" draw:text-style-name="P7" draw:layer="layout" svg:width="0.273cm" svg:height="0.276cm" svg:x="4.788cm" svg:y="9.124cm">
          <draw:text-box>
            <text:p text:style-name="P1"><text:span text:style-name="T9">19</text:span></text:p>
          </draw:text-box>
        </draw:frame>
        <draw:frame draw:style-name="gr1" draw:text-style-name="P2" draw:layer="layout" svg:width="0.422cm" svg:height="0.475cm" svg:x="5.063cm" svg:y="9.1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41cm" svg:height="0.475cm" svg:x="2.2cm" svg:y="10.02cm">
          <draw:text-box>
            <text:p text:style-name="P1"><text:span text:style-name="T6">39. </text:span><text:span text:style-name="T4"><text:s/>At his request, Mr Blair received a pack of reading material on Iraq at the beginning </text:span></text:p>
          </draw:text-box>
        </draw:frame>
        <draw:frame draw:style-name="gr1" draw:text-style-name="P2" draw:layer="layout" svg:width="3.08cm" svg:height="0.475cm" svg:x="2.2cm" svg:y="10.584cm">
          <draw:text-box>
            <text:p text:style-name="P1"><text:span text:style-name="T4">of August 2002. </text:span></text:p>
          </draw:text-box>
        </draw:frame>
        <draw:frame draw:style-name="gr1" draw:text-style-name="P2" draw:layer="layout" svg:width="15.369cm" svg:height="0.475cm" svg:x="2.2cm" svg:y="11.498cm">
          <draw:text-box>
            <text:p text:style-name="P1"><text:span text:style-name="T6">40. </text:span><text:span text:style-name="T4"><text:s/>The reading pack included a January 2002 DIS report on Iraq’s infrastructure.</text:span></text:p>
          </draw:text-box>
        </draw:frame>
        <draw:frame draw:style-name="gr6" draw:text-style-name="P7" draw:layer="layout" svg:width="0.273cm" svg:height="0.276cm" svg:x="17.488cm" svg:y="11.517cm">
          <draw:text-box>
            <text:p text:style-name="P1"><text:span text:style-name="T9">20</text:span></text:p>
          </draw:text-box>
        </draw:frame>
        <draw:frame draw:style-name="gr1" draw:text-style-name="P2" draw:layer="layout" svg:width="0.422cm" svg:height="0.475cm" svg:x="17.762cm" svg:y="11.498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5.28cm" svg:height="0.475cm" svg:x="2.2cm" svg:y="12.063cm">
          <draw:text-box>
            <text:p text:style-name="P1"><text:span text:style-name="T4">The report had been produced in response to the ongoing requirement on DIS to </text:span></text:p>
          </draw:text-box>
        </draw:frame>
        <draw:frame draw:style-name="gr1" draw:text-style-name="P2" draw:layer="layout" svg:width="14.649cm" svg:height="0.475cm" svg:x="2.2cm" svg:y="12.627cm">
          <draw:text-box>
            <text:p text:style-name="P1"><text:span text:style-name="T4">maintain and update information to support possible future military operations.</text:span></text:p>
          </draw:text-box>
        </draw:frame>
        <draw:frame draw:style-name="gr1" draw:text-style-name="P2" draw:layer="layout" svg:width="15.39cm" svg:height="0.475cm" svg:x="2.2cm" svg:y="13.542cm">
          <draw:text-box>
            <text:p text:style-name="P1"><text:span text:style-name="T6">41. </text:span><text:span text:style-name="T4"><text:s/>The DIS report stated that Iraq’s oil and gas industry had suffered substantial </text:span></text:p>
          </draw:text-box>
        </draw:frame>
        <draw:frame draw:style-name="gr1" draw:text-style-name="P2" draw:layer="layout" svg:width="15.547cm" svg:height="0.475cm" svg:x="2.2cm" svg:y="14.106cm">
          <draw:text-box>
            <text:p text:style-name="P1"><text:span text:style-name="T4">damage during the Iran/Iraq and Gulf wars, and recovery had been slow. A “recent </text:span></text:p>
          </draw:text-box>
        </draw:frame>
        <draw:frame draw:style-name="gr1" draw:text-style-name="P2" draw:layer="layout" svg:width="15.767cm" svg:height="0.475cm" svg:x="2.2cm" svg:y="14.671cm">
          <draw:text-box>
            <text:p text:style-name="P1"><text:span text:style-name="T4">UN report” had assessed that the general state of the Iraqi oil industry had declined </text:span></text:p>
          </draw:text-box>
        </draw:frame>
        <draw:frame draw:style-name="gr1" draw:text-style-name="P2" draw:layer="layout" svg:width="16.427cm" svg:height="0.475cm" svg:x="2.2cm" svg:y="15.235cm">
          <draw:text-box>
            <text:p text:style-name="P1"><text:span text:style-name="T4">seriously over the previous 18 months and that urgent measures were needed to avoid </text:span></text:p>
          </draw:text-box>
        </draw:frame>
        <draw:frame draw:style-name="gr1" draw:text-style-name="P2" draw:layer="layout" svg:width="16.44cm" svg:height="0.475cm" svg:x="2.2cm" svg:y="15.8cm">
          <draw:text-box>
            <text:p text:style-name="P1"><text:span text:style-name="T4">further deterioration of oil wells and the petroleum infrastructure. Of the 12 oil refineries </text:span></text:p>
          </draw:text-box>
        </draw:frame>
        <draw:frame draw:style-name="gr1" draw:text-style-name="P2" draw:layer="layout" svg:width="6.665cm" svg:height="0.475cm" svg:x="2.2cm" svg:y="16.364cm">
          <draw:text-box>
            <text:p text:style-name="P1"><text:span text:style-name="T4">in Iraq, only three were operational.</text:span></text:p>
          </draw:text-box>
        </draw:frame>
        <draw:frame draw:style-name="gr1" draw:text-style-name="P2" draw:layer="layout" svg:width="15.229cm" svg:height="0.475cm" svg:x="2.2cm" svg:y="17.278cm">
          <draw:text-box>
            <text:p text:style-name="P1"><text:span text:style-name="T6">42. </text:span><text:span text:style-name="T4"><text:s/>An FCO Economic Adviser produced an assessment of short- and long-term </text:span></text:p>
          </draw:text-box>
        </draw:frame>
        <draw:frame draw:style-name="gr1" draw:text-style-name="P2" draw:layer="layout" svg:width="15.504cm" svg:height="0.475cm" svg:x="2.2cm" svg:y="17.843cm">
          <draw:text-box>
            <text:p text:style-name="P1"><text:span text:style-name="T4">economic consequences of military action for the region and for Iraq on 29 August.</text:span></text:p>
          </draw:text-box>
        </draw:frame>
        <draw:frame draw:style-name="gr6" draw:text-style-name="P7" draw:layer="layout" svg:width="0.273cm" svg:height="0.276cm" svg:x="17.637cm" svg:y="17.862cm">
          <draw:text-box>
            <text:p text:style-name="P1"><text:span text:style-name="T9">21</text:span></text:p>
          </draw:text-box>
        </draw:frame>
        <draw:frame draw:style-name="gr1" draw:text-style-name="P2" draw:layer="layout" svg:width="0.422cm" svg:height="0.475cm" svg:x="17.912cm" svg:y="17.843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6.012cm" svg:height="0.475cm" svg:x="2.2cm" svg:y="18.407cm">
          <draw:text-box>
            <text:p text:style-name="P1"><text:span text:style-name="T4">The assessment identified a number of potential short-term consequences of military </text:span></text:p>
          </draw:text-box>
        </draw:frame>
        <draw:frame draw:style-name="gr1" draw:text-style-name="P2" draw:layer="layout" svg:width="14.501cm" svg:height="0.475cm" svg:x="2.2cm" svg:y="18.972cm">
          <draw:text-box>
            <text:p text:style-name="P1"><text:span text:style-name="T4">action including a rise in oil prices and the disruption of the OFF programme. </text:span></text:p>
          </draw:text-box>
        </draw:frame>
        <draw:frame draw:style-name="gr1" draw:text-style-name="P2" draw:layer="layout" svg:width="15.754cm" svg:height="0.475cm" svg:x="2.2cm" svg:y="19.886cm">
          <draw:text-box>
            <text:p text:style-name="P1"><text:span text:style-name="T6">43. </text:span><text:span text:style-name="T4"><text:s/>Copies of the assessment were sent to FCO officials and, separately, to TPUK. </text:span></text:p>
          </draw:text-box>
        </draw:frame>
        <draw:frame draw:style-name="gr1" draw:text-style-name="P2" draw:layer="layout" svg:width="14.776cm" svg:height="0.475cm" svg:x="2.2cm" svg:y="20.451cm">
          <draw:text-box>
            <text:p text:style-name="P1"><text:span text:style-name="T4">The Inquiry has seen no indication that copies were sent to other departments.</text:span></text:p>
          </draw:text-box>
        </draw:frame>
        <draw:frame draw:style-name="gr1" draw:text-style-name="P2" draw:layer="layout" svg:width="16.618cm" svg:height="0.475cm" svg:x="2.2cm" svg:y="21.365cm">
          <draw:text-box>
            <text:p text:style-name="P1"><text:span text:style-name="T6">44. </text:span><text:span text:style-name="T4"><text:s/>A Treasury official sent Mr Gordon Brown, the Chancellor of the Exchequer, a paper </text:span></text:p>
          </draw:text-box>
        </draw:frame>
        <draw:frame draw:style-name="gr1" draw:text-style-name="P2" draw:layer="layout" svg:width="16.347cm" svg:height="0.475cm" svg:x="2.2cm" svg:y="21.93cm">
          <draw:text-box>
            <text:p text:style-name="P1"><text:span text:style-name="T4">on the global, regional and local (Iraqi) economic impact of war in Iraq on 6 September.</text:span></text:p>
          </draw:text-box>
        </draw:frame>
        <draw:frame draw:style-name="gr6" draw:text-style-name="P7" draw:layer="layout" svg:width="0.273cm" svg:height="0.276cm" svg:x="18.484cm" svg:y="21.948cm">
          <draw:text-box>
            <text:p text:style-name="P1"><text:span text:style-name="T9">22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line draw:style-name="gr8" draw:text-style-name="P8" draw:layer="layout" svg:x1="2.485cm" svg:y1="24.174cm" svg:x2="13.93cm" svg:y2="24.174cm">
          <text:p/>
        </draw:line>
        <draw:frame draw:style-name="gr1" draw:text-style-name="P2" draw:layer="layout" svg:width="0.422cm" svg:height="0.475cm" svg:x="18.758cm" svg:y="21.93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29cm" svg:height="0.23cm" svg:x="2.2cm" svg:y="23.833cm">
          <draw:text-box>
            <text:p text:style-name="P1"><text:span text:style-name="T10">19 </text:span></text:p>
          </draw:text-box>
        </draw:frame>
        <draw:line draw:style-name="gr8" draw:text-style-name="P8" draw:layer="layout" svg:x1="2.485cm" svg:y1="24.597cm" svg:x2="13.839cm" svg:y2="24.597cm">
          <text:p/>
        </draw:line>
        <draw:frame draw:style-name="gr4" draw:text-style-name="P5" draw:layer="layout" svg:width="11.47cm" svg:height="0.395cm" svg:x="2.486cm" svg:y="23.817cm">
          <draw:text-box>
            <text:p text:style-name="P1"><text:span text:style-name="T5">Paper [SPG], 13 December 2002, ‘UK Military Strategic Thinking on Iraq’.</text:span><text:span text:style-name="T11"> </text:span></text:p>
          </draw:text-box>
        </draw:frame>
        <draw:frame draw:style-name="gr9" draw:text-style-name="P9" draw:layer="layout" svg:width="0.29cm" svg:height="0.23cm" svg:x="2.2cm" svg:y="24.256cm">
          <draw:text-box>
            <text:p text:style-name="P1"><text:span text:style-name="T10">20 </text:span></text:p>
          </draw:text-box>
        </draw:frame>
        <draw:line draw:style-name="gr8" draw:text-style-name="P8" draw:layer="layout" svg:x1="2.485cm" svg:y1="25.02cm" svg:x2="18.302cm" svg:y2="25.02cm">
          <text:p/>
        </draw:line>
        <draw:line draw:style-name="gr8" draw:text-style-name="P8" draw:layer="layout" svg:x1="2.199cm" svg:y1="25.444cm" svg:x2="18.247cm" svg:y2="25.444cm">
          <text:p/>
        </draw:line>
        <draw:line draw:style-name="gr8" draw:text-style-name="P8" draw:layer="layout" svg:x1="2.199cm" svg:y1="25.867cm" svg:x2="4.219cm" svg:y2="25.867cm">
          <text:p/>
        </draw:line>
        <draw:frame draw:style-name="gr4" draw:text-style-name="P5" draw:layer="layout" svg:width="11.389cm" svg:height="0.395cm" svg:x="2.486cm" svg:y="24.241cm">
          <draw:text-box>
            <text:p text:style-name="P1"><text:span text:style-name="T5">Paper DIS, 18 January 2002, ‘Infrastructure Briefing Memorandum: Iraq’.</text:span><text:span text:style-name="T11"> </text:span></text:p>
          </draw:text-box>
        </draw:frame>
        <draw:frame draw:style-name="gr9" draw:text-style-name="P9" draw:layer="layout" svg:width="0.29cm" svg:height="0.23cm" svg:x="2.2cm" svg:y="24.68cm">
          <draw:text-box>
            <text:p text:style-name="P1"><text:span text:style-name="T10">21 </text:span></text:p>
          </draw:text-box>
        </draw:frame>
        <draw:frame draw:style-name="gr4" draw:text-style-name="P5" draw:layer="layout" svg:width="15.712cm" svg:height="0.395cm" svg:x="2.486cm" svg:y="24.664cm">
          <draw:text-box>
            <text:p text:style-name="P1"><text:span text:style-name="T5">Minute FCO [junior official] to Gray, 29 August 2002, ‘Iraq: Economic Issues Raised by Military Action </text:span></text:p>
          </draw:text-box>
        </draw:frame>
        <draw:frame draw:style-name="gr4" draw:text-style-name="P5" draw:layer="layout" svg:width="15.928cm" svg:height="0.395cm" svg:x="2.2cm" svg:y="25.087cm">
          <draw:text-box>
            <text:p text:style-name="P1"><text:span text:style-name="T5">and Regime Change’ attaching Paper, [undated], ‘Regional Economic Consequences of Military Action </text:span></text:p>
          </draw:text-box>
        </draw:frame>
        <draw:line draw:style-name="gr8" draw:text-style-name="P8" draw:layer="layout" svg:x1="2.485cm" svg:y1="26.29cm" svg:x2="18.486cm" svg:y2="26.29cm">
          <text:p/>
        </draw:line>
        <draw:line draw:style-name="gr8" draw:text-style-name="P8" draw:layer="layout" svg:x1="2.199cm" svg:y1="26.714cm" svg:x2="18.318cm" svg:y2="26.714cm">
          <text:p/>
        </draw:line>
        <draw:line draw:style-name="gr8" draw:text-style-name="P8" draw:layer="layout" svg:x1="2.199cm" svg:y1="27.137cm" svg:x2="3.553cm" svg:y2="27.137cm">
          <text:p/>
        </draw:line>
        <draw:frame draw:style-name="gr4" draw:text-style-name="P5" draw:layer="layout" svg:width="2.106cm" svg:height="0.395cm" svg:x="2.2cm" svg:y="25.511cm">
          <draw:text-box>
            <text:p text:style-name="P1"><text:span text:style-name="T5">against Iraq’.</text:span><text:span text:style-name="T11">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22 </text:span></text:p>
          </draw:text-box>
        </draw:frame>
        <draw:frame draw:style-name="gr4" draw:text-style-name="P5" draw:layer="layout" svg:width="15.885cm" svg:height="0.395cm" svg:x="2.486cm" svg:y="25.934cm">
          <draw:text-box>
            <text:p text:style-name="P1"><text:span text:style-name="T5">Email Treasury [junior official] to Bowman, 6 September 2002, ‘What would be the economic impact of </text:span></text:p>
          </draw:text-box>
        </draw:frame>
        <draw:frame draw:style-name="gr4" draw:text-style-name="P5" draw:layer="layout" svg:width="16.021cm" svg:height="0.395cm" svg:x="2.2cm" svg:y="26.357cm">
          <draw:text-box>
            <text:p text:style-name="P1"><text:span text:style-name="T5">a war in Iraq?’ attaching Paper Treasury, September 2002, ‘What would be the economic impact of war </text:span></text:p>
          </draw:text-box>
        </draw:frame>
        <draw:frame draw:style-name="gr4" draw:text-style-name="P5" draw:layer="layout" svg:width="1.441cm" svg:height="0.395cm" svg:x="2.2cm" svg:y="26.781cm">
          <draw:text-box>
            <text:p text:style-name="P1"><text:span text:style-name="T5">in Iraq?’.</text:span><text:span text:style-name="T11">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1</text:span></text:p>
          </draw:text-box>
        </draw:frame>
        <draw:frame draw:style-name="gr1" draw:text-style-name="P2" draw:layer="layout" svg:width="16.69cm" svg:height="0.475cm" svg:x="2.2cm" svg:y="2.525cm">
          <draw:text-box>
            <text:p text:style-name="P1"><text:span text:style-name="T6">45. </text:span><text:span text:style-name="T4"><text:s/>The Treasury paper stated that Iraq’s economy was distinguished by the dominance </text:span></text:p>
          </draw:text-box>
        </draw:frame>
        <draw:frame draw:style-name="gr1" draw:text-style-name="P2" draw:layer="layout" svg:width="14.781cm" svg:height="0.475cm" svg:x="2.2cm" svg:y="3.09cm">
          <draw:text-box>
            <text:p text:style-name="P1"><text:span text:style-name="T4">of oil and gas revenues. Iraq currently produced around 2.5m bpd, though this </text:span></text:p>
          </draw:text-box>
        </draw:frame>
        <draw:frame draw:style-name="gr1" draw:text-style-name="P2" draw:layer="layout" svg:width="16.068cm" svg:height="0.475cm" svg:x="2.2cm" svg:y="3.654cm">
          <draw:text-box>
            <text:p text:style-name="P1"><text:span text:style-name="T4">“</text:span><text:span text:style-name="T4">fluctuated wildly” as Iraq used oil production as a bargaining tool in negotiations with </text:span></text:p>
          </draw:text-box>
        </draw:frame>
        <draw:frame draw:style-name="gr1" draw:text-style-name="P2" draw:layer="layout" svg:width="16.068cm" svg:height="0.475cm" svg:x="2.2cm" svg:y="4.218cm">
          <draw:text-box>
            <text:p text:style-name="P1"><text:span text:style-name="T4">the UN over the operation of the OFF programme. Around 2.25m bpd were exported. </text:span></text:p>
          </draw:text-box>
        </draw:frame>
        <draw:frame draw:style-name="gr1" draw:text-style-name="P2" draw:layer="layout" svg:width="15.064cm" svg:height="0.475cm" svg:x="2.2cm" svg:y="4.783cm">
          <draw:text-box>
            <text:p text:style-name="P1"><text:span text:style-name="T4">Oil revenues represented 60 percent of Iraq’s GDP and 95 percent of its foreign </text:span></text:p>
          </draw:text-box>
        </draw:frame>
        <draw:frame draw:style-name="gr1" draw:text-style-name="P2" draw:layer="layout" svg:width="3.495cm" svg:height="0.475cm" svg:x="2.2cm" svg:y="5.347cm">
          <draw:text-box>
            <text:p text:style-name="P1"><text:span text:style-name="T4">currency earnings.</text:span></text:p>
          </draw:text-box>
        </draw:frame>
        <draw:frame draw:style-name="gr1" draw:text-style-name="P2" draw:layer="layout" svg:width="15.47cm" svg:height="0.475cm" svg:x="2.2cm" svg:y="6.262cm">
          <draw:text-box>
            <text:p text:style-name="P1"><text:span text:style-name="T6">46. </text:span><text:span text:style-name="T4"><text:s/>Oil markets already thought that war with Iraq was probable, driving up prices </text:span></text:p>
          </draw:text-box>
        </draw:frame>
        <draw:frame draw:style-name="gr1" draw:text-style-name="P2" draw:layer="layout" svg:width="15.822cm" svg:height="0.475cm" svg:x="2.2cm" svg:y="6.826cm">
          <draw:text-box>
            <text:p text:style-name="P1"><text:span text:style-name="T4">to around US$27 per barrel. Globally, a conflict could lead to a rise in the oil price of </text:span></text:p>
          </draw:text-box>
        </draw:frame>
        <draw:frame draw:style-name="gr1" draw:text-style-name="P2" draw:layer="layout" svg:width="16.224cm" svg:height="0.475cm" svg:x="2.2cm" svg:y="7.391cm">
          <draw:text-box>
            <text:p text:style-name="P1"><text:span text:style-name="T4">US$10 a barrel and a consequent reduction in global growth by 0.5 percentage points </text:span></text:p>
          </draw:text-box>
        </draw:frame>
        <draw:frame draw:style-name="gr1" draw:text-style-name="P2" draw:layer="layout" svg:width="12.186cm" svg:height="0.475cm" svg:x="2.2cm" svg:y="7.955cm">
          <draw:text-box>
            <text:p text:style-name="P1"><text:span text:style-name="T4">and a rise in inflation by between 0.4 and 0.8 percentage points. </text:span></text:p>
          </draw:text-box>
        </draw:frame>
        <draw:frame draw:style-name="gr1" draw:text-style-name="P2" draw:layer="layout" svg:width="15.957cm" svg:height="0.475cm" svg:x="2.2cm" svg:y="8.87cm">
          <draw:text-box>
            <text:p text:style-name="P1"><text:span text:style-name="T6">47. </text:span><text:span text:style-name="T4"><text:s/>The Treasury paper did not address the impact of a conflict on the UK economy. </text:span></text:p>
          </draw:text-box>
        </draw:frame>
        <draw:frame draw:style-name="gr1" draw:text-style-name="P2" draw:layer="layout" svg:width="16.237cm" svg:height="0.475cm" svg:x="2.2cm" svg:y="9.784cm">
          <draw:text-box>
            <text:p text:style-name="P1"><text:span text:style-name="T6">48. </text:span><text:span text:style-name="T4"><text:s/>The Treasury advised that recent experience suggested that the cost of “putting a </text:span></text:p>
          </draw:text-box>
        </draw:frame>
        <draw:frame draw:style-name="gr1" draw:text-style-name="P2" draw:layer="layout" svg:width="16.55cm" svg:height="0.475cm" svg:x="2.2cm" svg:y="10.348cm">
          <draw:text-box>
            <text:p text:style-name="P1"><text:span text:style-name="T4">country back on its feet” could be high. The Federal Republic of Yugoslavia had already </text:span></text:p>
          </draw:text-box>
        </draw:frame>
        <draw:frame draw:style-name="gr1" draw:text-style-name="P2" draw:layer="layout" svg:width="13.989cm" svg:height="0.475cm" svg:x="2.2cm" svg:y="10.913cm">
          <draw:text-box>
            <text:p text:style-name="P1"><text:span text:style-name="T4">received US$10bn in support. Iraq could be “even more expensive”, given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cm" svg:height="0.475cm" svg:x="3.7cm" svg:y="11.827cm">
          <draw:text-box>
            <text:p text:style-name="P1"><text:span text:style-name="T4">the possibility that a conflict could cause significant damage, and the existing </text:span></text:p>
          </draw:text-box>
        </draw:frame>
        <draw:frame draw:style-name="gr1" draw:text-style-name="P2" draw:layer="layout" svg:width="6.229cm" svg:height="0.475cm" svg:x="3.7cm" svg:y="12.392cm">
          <draw:text-box>
            <text:p text:style-name="P1"><text:span text:style-name="T4">poor state of Iraq’s infrastructure;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6cm" svg:height="0.475cm" svg:x="3.7cm" svg:y="13.056cm">
          <draw:text-box>
            <text:p text:style-name="P1"><text:span text:style-name="T4">the need to stabilise the economy, including by addressing Iraq’s huge external </text:span></text:p>
          </draw:text-box>
        </draw:frame>
        <draw:frame draw:style-name="gr1" draw:text-style-name="P2" draw:layer="layout" svg:width="0.95cm" svg:height="0.475cm" svg:x="3.7cm" svg:y="13.621cm">
          <draw:text-box>
            <text:p text:style-name="P1"><text:span text:style-name="T4">debt;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22cm" svg:height="0.475cm" svg:x="3.7cm" svg:y="14.285cm">
          <draw:text-box>
            <text:p text:style-name="P1"><text:span text:style-name="T4">the need for a large peace-keeping force “to keep a lid on the ethnic and </text:span></text:p>
          </draw:text-box>
        </draw:frame>
        <draw:frame draw:style-name="gr1" draw:text-style-name="P2" draw:layer="layout" svg:width="13.794cm" svg:height="0.475cm" svg:x="3.7cm" svg:y="14.85cm">
          <draw:text-box>
            <text:p text:style-name="P1"><text:span text:style-name="T4">religious tensions that Saddam’s dictatorship has hidden for so long”; and</text:span></text:p>
          </draw:text-box>
        </draw:frame>
        <draw:frame draw:style-name="gr2" draw:text-style-name="P3" draw:layer="layout" svg:width="0.634cm" svg:height="0.712cm" svg:x="2.95cm" svg:y="15.3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15.514cm">
          <draw:text-box>
            <text:p text:style-name="P1"><text:span text:style-name="T4">the pressure for a “generous [reconstruction] package, given the perception </text:span></text:p>
          </draw:text-box>
        </draw:frame>
        <draw:frame draw:style-name="gr1" draw:text-style-name="P2" draw:layer="layout" svg:width="11.915cm" svg:height="0.475cm" svg:x="3.7cm" svg:y="16.078cm">
          <draw:text-box>
            <text:p text:style-name="P1"><text:span text:style-name="T4">in the region that invading Iraq is of dubious legality and worth”.</text:span></text:p>
          </draw:text-box>
        </draw:frame>
        <draw:frame draw:style-name="gr1" draw:text-style-name="P2" draw:layer="layout" svg:width="14.967cm" svg:height="0.475cm" svg:x="2.2cm" svg:y="16.993cm">
          <draw:text-box>
            <text:p text:style-name="P1"><text:span text:style-name="T6">49. </text:span><text:span text:style-name="T4"><text:s/>On who would pay for that generous package, the Treasury assessed that: </text:span></text:p>
          </draw:text-box>
        </draw:frame>
        <draw:frame draw:style-name="gr1" draw:text-style-name="P2" draw:layer="layout" svg:width="14.37cm" svg:height="0.475cm" svg:x="2.95cm" svg:y="17.907cm">
          <draw:text-box>
            <text:p text:style-name="P1"><text:span text:style-name="T4">“… </text:span><text:span text:style-name="T4">the US might expect Iraq to pick up the bill after a short ‘bridging’ period, </text:span></text:p>
          </draw:text-box>
        </draw:frame>
        <draw:frame draw:style-name="gr1" draw:text-style-name="P2" draw:layer="layout" svg:width="15.373cm" svg:height="0.475cm" svg:x="2.95cm" svg:y="18.472cm">
          <draw:text-box>
            <text:p text:style-name="P1"><text:span text:style-name="T4">especially as – with investment – oil revenues could quickly exceed US$20 billion </text:span></text:p>
          </draw:text-box>
        </draw:frame>
        <draw:frame draw:style-name="gr1" draw:text-style-name="P2" draw:layer="layout" svg:width="1.653cm" svg:height="0.475cm" svg:x="2.95cm" svg:y="19.036cm">
          <draw:text-box>
            <text:p text:style-name="P1"><text:span text:style-name="T4">per year.</text:span></text:p>
          </draw:text-box>
        </draw:frame>
        <draw:frame draw:style-name="gr1" draw:text-style-name="P2" draw:layer="layout" svg:width="15.462cm" svg:height="0.475cm" svg:x="2.95cm" svg:y="19.951cm">
          <draw:text-box>
            <text:p text:style-name="P1"><text:span text:style-name="T4">“</text:span><text:span text:style-name="T4">But it is more likely that strong pressure will come to bear on the US and its allies </text:span></text:p>
          </draw:text-box>
        </draw:frame>
        <draw:frame draw:style-name="gr1" draw:text-style-name="P2" draw:layer="layout" svg:width="9.794cm" svg:height="0.475cm" svg:x="2.95cm" svg:y="20.515cm">
          <draw:text-box>
            <text:p text:style-name="P1"><text:span text:style-name="T4">to pay the lion’s share, given their role in the war …”</text:span></text:p>
          </draw:text-box>
        </draw:frame>
        <draw:frame draw:style-name="gr1" draw:text-style-name="P2" draw:layer="layout" svg:width="16.537cm" svg:height="0.475cm" svg:x="2.2cm" svg:y="21.43cm">
          <draw:text-box>
            <text:p text:style-name="P1"><text:span text:style-name="T6">50. </text:span><text:span text:style-name="T4"><text:s/>The Treasury paper did not consider more specifically what the UK’s contribution to </text:span></text:p>
          </draw:text-box>
        </draw:frame>
        <draw:frame draw:style-name="gr1" draw:text-style-name="P2" draw:layer="layout" svg:width="6.352cm" svg:height="0.475cm" svg:x="2.2cm" svg:y="21.994cm">
          <draw:text-box>
            <text:p text:style-name="P1"><text:span text:style-name="T4">meeting post-war costs might be. </text:span></text:p>
          </draw:text-box>
        </draw:frame>
        <draw:frame draw:style-name="gr1" draw:text-style-name="P2" draw:layer="layout" svg:width="16.563cm" svg:height="0.475cm" svg:x="2.2cm" svg:y="22.908cm">
          <draw:text-box>
            <text:p text:style-name="P1"><text:span text:style-name="T6">51. </text:span><text:span text:style-name="T4"><text:s/>The Inquiry has seen no evidence that Mr Brown responded to this analysis, or that </text:span></text:p>
          </draw:text-box>
        </draw:frame>
        <draw:frame draw:style-name="gr1" draw:text-style-name="P2" draw:layer="layout" svg:width="7.19cm" svg:height="0.475cm" svg:x="2.2cm" svg:y="23.473cm">
          <draw:text-box>
            <text:p text:style-name="P1"><text:span text:style-name="T4">it was circulated outside the Treasury. </text:span></text:p>
          </draw:text-box>
        </draw:frame>
        <draw:frame draw:style-name="gr1" draw:text-style-name="P2" draw:layer="layout" svg:width="15.699cm" svg:height="0.475cm" svg:x="2.2cm" svg:y="24.387cm">
          <draw:text-box>
            <text:p text:style-name="P1"><text:span text:style-name="T6">52. </text:span><text:span text:style-name="T4"><text:s/>In September 2002, the Energy Infrastructure Planning Group was established </text:span></text:p>
          </draw:text-box>
        </draw:frame>
        <draw:frame draw:style-name="gr1" draw:text-style-name="P2" draw:layer="layout" svg:width="16.453cm" svg:height="0.475cm" svg:x="2.2cm" svg:y="24.952cm">
          <draw:text-box>
            <text:p text:style-name="P1"><text:span text:style-name="T4">within the US Department of Defense (DoD) to plan for the rapid restoration of Iraq’s oil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2</text:span></text:p>
          </draw:text-box>
        </draw:frame>
        <draw:frame draw:style-name="gr1" draw:text-style-name="P2" draw:layer="layout" svg:width="12.465cm" svg:height="0.475cm" svg:x="2.2cm" svg:y="2.525cm">
          <draw:text-box>
            <text:p text:style-name="P1"><text:span text:style-name="T4">sector, in order to maximise oil revenues to finance reconstruction.</text:span></text:p>
          </draw:text-box>
        </draw:frame>
        <draw:frame draw:style-name="gr6" draw:text-style-name="P7" draw:layer="layout" svg:width="0.273cm" svg:height="0.276cm" svg:x="14.624cm" svg:y="2.544cm">
          <draw:text-box>
            <text:p text:style-name="P1"><text:span text:style-name="T9">23</text:span></text:p>
          </draw:text-box>
        </draw:frame>
        <draw:frame draw:style-name="gr1" draw:text-style-name="P2" draw:layer="layout" svg:width="3.398cm" svg:height="0.475cm" svg:x="14.898cm" svg:y="2.525cm">
          <draw:text-box>
            <text:p text:style-name="P1"><text:span text:style-name="T4"><text:s/></text:span><text:span text:style-name="T4">Formal meetings </text:span></text:p>
          </draw:text-box>
        </draw:frame>
        <draw:frame draw:style-name="gr1" draw:text-style-name="P2" draw:layer="layout" svg:width="16.008cm" svg:height="0.475cm" svg:x="2.2cm" svg:y="3.09cm">
          <draw:text-box>
            <text:p text:style-name="P1"><text:span text:style-name="T4">began in November. In parallel, the US National Security Council (NSC) developed a </text:span></text:p>
          </draw:text-box>
        </draw:frame>
        <draw:frame draw:style-name="gr1" draw:text-style-name="P2" draw:layer="layout" svg:width="16.736cm" svg:height="0.475cm" svg:x="2.2cm" svg:y="3.654cm">
          <draw:text-box>
            <text:p text:style-name="P1"><text:span text:style-name="T4">longer-term plan to transfer control of Iraq’s oil infrastructure back to the Iraqi authorities. </text:span></text:p>
          </draw:text-box>
        </draw:frame>
        <draw:frame draw:style-name="gr1" draw:text-style-name="P2" draw:layer="layout" svg:width="11.491cm" svg:height="0.475cm" svg:x="2.2cm" svg:y="4.218cm">
          <draw:text-box>
            <text:p text:style-name="P1"><text:span text:style-name="T4">That plan was approved by President Bush in January 2003. </text:span></text:p>
          </draw:text-box>
        </draw:frame>
        <draw:frame draw:style-name="gr1" draw:text-style-name="P2" draw:layer="layout" svg:width="16.114cm" svg:height="0.475cm" svg:x="2.2cm" svg:y="5.133cm">
          <draw:text-box>
            <text:p text:style-name="P1"><text:span text:style-name="T6">53. </text:span><text:span text:style-name="T4"><text:s/>The Inquiry has seen no indications that the UK Government was aware of those </text:span></text:p>
          </draw:text-box>
        </draw:frame>
        <draw:frame draw:style-name="gr1" draw:text-style-name="P2" draw:layer="layout" svg:width="6.572cm" svg:height="0.475cm" svg:x="2.2cm" svg:y="5.697cm">
          <draw:text-box>
            <text:p text:style-name="P1"><text:span text:style-name="T4">processes until late January 2003. </text:span></text:p>
          </draw:text-box>
        </draw:frame>
        <draw:frame draw:style-name="gr1" draw:text-style-name="P2" draw:layer="layout" svg:width="15.796cm" svg:height="0.475cm" svg:x="2.2cm" svg:y="6.612cm">
          <draw:text-box>
            <text:p text:style-name="P1"><text:span text:style-name="T6">54. </text:span><text:span text:style-name="T4"><text:s/>From 20 September 2002, the Cabinet Office-led Ad Hoc Group on Iraq (AHGI) </text:span></text:p>
          </draw:text-box>
        </draw:frame>
        <draw:frame draw:style-name="gr1" draw:text-style-name="P2" draw:layer="layout" svg:width="16.635cm" svg:height="0.475cm" svg:x="2.2cm" svg:y="7.176cm">
          <draw:text-box>
            <text:p text:style-name="P1"><text:span text:style-name="T4">co-ordinated all non-military cross-government work on post-conflict issues (see Section </text:span></text:p>
          </draw:text-box>
        </draw:frame>
        <draw:frame draw:style-name="gr1" draw:text-style-name="P2" draw:layer="layout" svg:width="16.732cm" svg:height="0.475cm" svg:x="2.2cm" svg:y="7.741cm">
          <draw:text-box>
            <text:p text:style-name="P1"><text:span text:style-name="T4">6.4). The focus of the AHGI’s work during autumn 2002 was a series of analytical papers </text:span></text:p>
          </draw:text-box>
        </draw:frame>
        <draw:frame draw:style-name="gr1" draw:text-style-name="P2" draw:layer="layout" svg:width="16.753cm" svg:height="0.475cm" svg:x="2.2cm" svg:y="8.305cm">
          <draw:text-box>
            <text:p text:style-name="P1"><text:span text:style-name="T4">by the FCO and other departments on the post-conflict administration and reconstruction </text:span></text:p>
          </draw:text-box>
        </draw:frame>
        <draw:frame draw:style-name="gr1" draw:text-style-name="P2" draw:layer="layout" svg:width="11.589cm" svg:height="0.475cm" svg:x="2.2cm" svg:y="8.87cm">
          <draw:text-box>
            <text:p text:style-name="P1"><text:span text:style-name="T4">of Iraq, and the possible consequences of conflict for the UK. </text:span></text:p>
          </draw:text-box>
        </draw:frame>
        <draw:frame draw:style-name="gr1" draw:text-style-name="P2" draw:layer="layout" svg:width="10.056cm" svg:height="0.475cm" svg:x="2.2cm" svg:y="9.784cm">
          <draw:text-box>
            <text:p text:style-name="P1"><text:span text:style-name="T6">55. </text:span><text:span text:style-name="T4"><text:s/>The AHGI held its first meeting on 20 September.</text:span></text:p>
          </draw:text-box>
        </draw:frame>
        <draw:frame draw:style-name="gr6" draw:text-style-name="P7" draw:layer="layout" svg:width="0.273cm" svg:height="0.276cm" svg:x="12.201cm" svg:y="9.803cm">
          <draw:text-box>
            <text:p text:style-name="P1"><text:span text:style-name="T9">24</text:span></text:p>
          </draw:text-box>
        </draw:frame>
        <draw:frame draw:style-name="gr1" draw:text-style-name="P2" draw:layer="layout" svg:width="5.654cm" svg:height="0.475cm" svg:x="12.475cm" svg:y="9.784cm">
          <draw:text-box>
            <text:p text:style-name="P1"><text:span text:style-name="T4"><text:s/></text:span><text:span text:style-name="T4">Mr Jim Drummond, Assistant </text:span></text:p>
          </draw:text-box>
        </draw:frame>
        <draw:frame draw:style-name="gr1" draw:text-style-name="P2" draw:layer="layout" svg:width="16.436cm" svg:height="0.475cm" svg:x="2.2cm" svg:y="10.348cm">
          <draw:text-box>
            <text:p text:style-name="P1"><text:span text:style-name="T4">Head (Foreign Affairs) of Cabinet Office OD Sec, wrote to Mr Desmond Bowen, Deputy </text:span></text:p>
          </draw:text-box>
        </draw:frame>
        <draw:frame draw:style-name="gr1" draw:text-style-name="P2" draw:layer="layout" svg:width="15.306cm" svg:height="0.475cm" svg:x="2.2cm" svg:y="10.913cm">
          <draw:text-box>
            <text:p text:style-name="P1"><text:span text:style-name="T4">Head of Cabinet Office OD Sec, the day before, suggesting issues for discussion </text:span></text:p>
          </draw:text-box>
        </draw:frame>
        <draw:frame draw:style-name="gr1" draw:text-style-name="P2" draw:layer="layout" svg:width="16.08cm" svg:height="0.475cm" svg:x="2.2cm" svg:y="11.477cm">
          <draw:text-box>
            <text:p text:style-name="P1"><text:span text:style-name="T4">and proposing departmental responsibilities for those issues. The issues identified by </text:span></text:p>
          </draw:text-box>
        </draw:frame>
        <draw:frame draw:style-name="gr1" draw:text-style-name="P2" draw:layer="layout" svg:width="4.646cm" svg:height="0.475cm" svg:x="2.2cm" svg:y="12.042cm">
          <draw:text-box>
            <text:p text:style-name="P1"><text:span text:style-name="T4">Mr Drummond included: </text:span></text:p>
          </draw:text-box>
        </draw:frame>
        <draw:frame draw:style-name="gr1" draw:text-style-name="P2" draw:layer="layout" svg:width="0.422cm" svg:height="0.475cm" svg:x="2.8cm" svg:y="12.956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2.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12.956cm">
          <draw:text-box>
            <text:p text:style-name="P1"><text:span text:style-name="T4">Impact on world growth and trade, and on the UK economy (Treasury to write </text:span></text:p>
          </draw:text-box>
        </draw:frame>
        <draw:frame draw:style-name="gr1" draw:text-style-name="P2" draw:layer="layout" svg:width="5.7cm" svg:height="0.475cm" svg:x="3.7cm" svg:y="13.521cm">
          <draw:text-box>
            <text:p text:style-name="P1"><text:span text:style-name="T4">a note if they haven’t already).</text:span></text:p>
          </draw:text-box>
        </draw:frame>
        <draw:frame draw:style-name="gr2" draw:text-style-name="P3" draw:layer="layout" svg:width="0.634cm" svg:height="0.712cm" svg:x="2.95cm" svg:y="14.0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9cm" svg:height="0.475cm" svg:x="3.7cm" svg:y="14.185cm">
          <draw:text-box>
            <text:p text:style-name="P1"><text:span text:style-name="T4">Securing oil supplies and effect of regime change on world oil markets </text:span></text:p>
          </draw:text-box>
        </draw:frame>
        <draw:frame draw:style-name="gr1" draw:text-style-name="P2" draw:layer="layout" svg:width="7.931cm" svg:height="0.475cm" svg:x="3.7cm" svg:y="14.75cm">
          <draw:text-box>
            <text:p text:style-name="P1"><text:span text:style-name="T4">(DTI [Department of Trade and Industry]).”</text:span></text:p>
          </draw:text-box>
        </draw:frame>
        <draw:frame draw:style-name="gr1" draw:text-style-name="P2" draw:layer="layout" svg:width="13.024cm" svg:height="0.475cm" svg:x="2.2cm" svg:y="15.664cm">
          <draw:text-box>
            <text:p text:style-name="P1"><text:span text:style-name="T6">56. </text:span><text:span text:style-name="T4"><text:s/>The record of the 20 September meeting of the AHGI stated that:</text:span></text:p>
          </draw:text-box>
        </draw:frame>
        <draw:frame draw:style-name="gr1" draw:text-style-name="P2" draw:layer="layout" svg:width="14.286cm" svg:height="0.475cm" svg:x="2.95cm" svg:y="16.578cm">
          <draw:text-box>
            <text:p text:style-name="P1"><text:span text:style-name="T4">“</text:span><text:span text:style-name="T4">Most [departments] have begun considering implications of military action. <text:s/></text:span></text:p>
          </draw:text-box>
        </draw:frame>
        <draw:frame draw:style-name="gr1" draw:text-style-name="P2" draw:layer="layout" svg:width="14.675cm" svg:height="0.475cm" svg:x="2.95cm" svg:y="17.143cm">
          <draw:text-box>
            <text:p text:style-name="P1"><text:span text:style-name="T4">These include Treasury on the macro economic impact, DTI on oil markets …”</text:span></text:p>
          </draw:text-box>
        </draw:frame>
        <draw:frame draw:style-name="gr6" draw:text-style-name="P7" draw:layer="layout" svg:width="0.273cm" svg:height="0.276cm" svg:x="17.584cm" svg:y="17.162cm">
          <draw:text-box>
            <text:p text:style-name="P1"><text:span text:style-name="T9">25</text:span></text:p>
          </draw:text-box>
        </draw:frame>
        <draw:frame draw:style-name="gr1" draw:text-style-name="P2" draw:layer="layout" svg:width="14.802cm" svg:height="0.475cm" svg:x="2.2cm" svg:y="18.057cm">
          <draw:text-box>
            <text:p text:style-name="P1"><text:span text:style-name="T6">57. </text:span><text:span text:style-name="T4"><text:s/>The record also stated that work should remain “as internal thinking within </text:span></text:p>
          </draw:text-box>
        </draw:frame>
        <draw:frame draw:style-name="gr1" draw:text-style-name="P2" draw:layer="layout" svg:width="7.089cm" svg:height="0.475cm" svg:x="2.2cm" svg:y="18.622cm">
          <draw:text-box>
            <text:p text:style-name="P1"><text:span text:style-name="T4">departments” for the next few weeks. </text:span></text:p>
          </draw:text-box>
        </draw:frame>
        <draw:frame draw:style-name="gr1" draw:text-style-name="P2" draw:layer="layout" svg:width="15.627cm" svg:height="0.475cm" svg:x="2.2cm" svg:y="19.536cm">
          <draw:text-box>
            <text:p text:style-name="P1"><text:span text:style-name="T6">58. </text:span><text:span text:style-name="T4"><text:s/>On 26 September, the FCO sent a paper on post-Saddam government in Iraq, </text:span></text:p>
          </draw:text-box>
        </draw:frame>
        <draw:frame draw:style-name="gr1" draw:text-style-name="P2" draw:layer="layout" svg:width="14.531cm" svg:height="0.475cm" svg:x="2.2cm" svg:y="20.101cm">
          <draw:text-box>
            <text:p text:style-name="P1"><text:span text:style-name="T4">entitled ‘Scenarios for the Future of Iraq after Saddam’, to Sir David Manning.</text:span></text:p>
          </draw:text-box>
        </draw:frame>
        <draw:frame draw:style-name="gr6" draw:text-style-name="P7" draw:layer="layout" svg:width="0.273cm" svg:height="0.276cm" svg:x="16.671cm" svg:y="20.119cm">
          <draw:text-box>
            <text:p text:style-name="P1"><text:span text:style-name="T9">26</text:span></text:p>
          </draw:text-box>
        </draw:frame>
        <draw:frame draw:style-name="gr1" draw:text-style-name="P2" draw:layer="layout" svg:width="0.422cm" svg:height="0.475cm" svg:x="16.946cm" svg:y="20.101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0.035cm" svg:height="0.475cm" svg:x="2.2cm" svg:y="20.665cm">
          <draw:text-box>
            <text:p text:style-name="P1"><text:span text:style-name="T4">It was circulated separately to members of the AHGI. </text:span></text:p>
          </draw:text-box>
        </draw:frame>
        <draw:frame draw:style-name="gr1" draw:text-style-name="P2" draw:layer="layout" svg:width="15.513cm" svg:height="0.475cm" svg:x="2.2cm" svg:y="21.58cm">
          <draw:text-box>
            <text:p text:style-name="P1"><text:span text:style-name="T6">59. </text:span><text:span text:style-name="T4"><text:s/>The paper defined scenarios under which Saddam Hussein might lose power, </text:span></text:p>
          </draw:text-box>
        </draw:frame>
        <draw:frame draw:style-name="gr1" draw:text-style-name="P2" draw:layer="layout" svg:width="15.924cm" svg:height="0.475cm" svg:x="2.2cm" svg:y="22.144cm">
          <draw:text-box>
            <text:p text:style-name="P1"><text:span text:style-name="T4">the UK’s four “overarching priorities” for Iraq (termination of Iraq’s WMD programme,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5.56cm" svg:height="0.475cm" svg:x="2.2cm" svg:y="22.708cm">
          <draw:text-box>
            <text:p text:style-name="P1"><text:span text:style-name="T4">more inclusive and effective Iraqi government, a viable Iraq which was not a threat </text:span></text:p>
          </draw:text-box>
        </draw:frame>
        <draw:frame draw:style-name="gr9" draw:text-style-name="P9" draw:layer="layout" svg:width="0.29cm" svg:height="0.23cm" svg:x="2.2cm" svg:y="24.68cm">
          <draw:text-box>
            <text:p text:style-name="P1"><text:span text:style-name="T10">23 </text:span></text:p>
          </draw:text-box>
        </draw:frame>
        <draw:frame draw:style-name="gr4" draw:text-style-name="P5" draw:layer="layout" svg:width="14.653cm" svg:height="0.395cm" svg:x="2.486cm" svg:y="24.664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1.983cm" svg:height="0.395cm" svg:x="2.2cm" svg:y="25.087cm">
          <draw:text-box>
            <text:p text:style-name="P1"><text:span text:style-name="T11">Office, 2009.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24 </text:span></text:p>
          </draw:text-box>
        </draw:frame>
        <draw:frame draw:style-name="gr4" draw:text-style-name="P5" draw:layer="layout" svg:width="12.867cm" svg:height="0.395cm" svg:x="2.486cm" svg:y="25.511cm">
          <draw:text-box>
            <text:p text:style-name="P1"><text:span text:style-name="T11">Minute Drummond to Bowen, 19 September 2002, ‘Ad Hoc Group on Iraq (AHGI)’.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25 </text:span></text:p>
          </draw:text-box>
        </draw:frame>
        <draw:line draw:style-name="gr8" draw:text-style-name="P8" draw:layer="layout" svg:x1="2.485cm" svg:y1="26.714cm" svg:x2="17.748cm" svg:y2="26.714cm">
          <text:p/>
        </draw:line>
        <draw:line draw:style-name="gr8" draw:text-style-name="P8" draw:layer="layout" svg:x1="2.199cm" svg:y1="27.137cm" svg:x2="14.73cm" svg:y2="27.137cm">
          <text:p/>
        </draw:line>
        <draw:frame draw:style-name="gr4" draw:text-style-name="P5" draw:layer="layout" svg:width="11.944cm" svg:height="0.395cm" svg:x="2.486cm" svg:y="25.934cm">
          <draw:text-box>
            <text:p text:style-name="P1"><text:span text:style-name="T11">Minute Drummond to Manning, 23 September 2002, ‘Ad Hoc Group on Iraq’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26 </text:span></text:p>
          </draw:text-box>
        </draw:frame>
        <draw:frame draw:style-name="gr4" draw:text-style-name="P5" draw:layer="layout" svg:width="15.166cm" svg:height="0.395cm" svg:x="2.486cm" svg:y="26.357cm">
          <draw:text-box>
            <text:p text:style-name="P1"><text:span text:style-name="T5">Letter McDonald to Manning, 26 September 2002, ‘Scenarios for the Future of Iraq after Saddam’ </text:span></text:p>
          </draw:text-box>
        </draw:frame>
        <draw:frame draw:style-name="gr4" draw:text-style-name="P5" draw:layer="layout" svg:width="12.558cm" svg:height="0.395cm" svg:x="2.2cm" svg:y="26.781cm">
          <draw:text-box>
            <text:p text:style-name="P1"><text:span text:style-name="T5">attaching Paper FCO, [undated], ‘Scenarios for the Future of Iraq after Saddam’.</text:span><text:span text:style-name="T11">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3</text:span></text:p>
          </draw:text-box>
        </draw:frame>
        <draw:frame draw:style-name="gr1" draw:text-style-name="P2" draw:layer="layout" svg:width="16.546cm" svg:height="0.475cm" svg:x="2.2cm" svg:y="2.525cm">
          <draw:text-box>
            <text:p text:style-name="P1"><text:span text:style-name="T4">to its neighbours, and an end to Iraqi support for international terrorism), and how those </text:span></text:p>
          </draw:text-box>
        </draw:frame>
        <draw:frame draw:style-name="gr1" draw:text-style-name="P2" draw:layer="layout" svg:width="5.289cm" svg:height="0.475cm" svg:x="2.2cm" svg:y="3.09cm">
          <draw:text-box>
            <text:p text:style-name="P1"><text:span text:style-name="T4">priorities might be achieved.</text:span></text:p>
          </draw:text-box>
        </draw:frame>
        <draw:frame draw:style-name="gr1" draw:text-style-name="P2" draw:layer="layout" svg:width="15.06cm" svg:height="0.475cm" svg:x="2.2cm" svg:y="4.004cm">
          <draw:text-box>
            <text:p text:style-name="P1"><text:span text:style-name="T6">60. </text:span><text:span text:style-name="T4"><text:s/>The paper stated that the UK had a “fundamental interest in a stable region </text:span></text:p>
          </draw:text-box>
        </draw:frame>
        <draw:frame draw:style-name="gr1" draw:text-style-name="P2" draw:layer="layout" svg:width="16.601cm" svg:height="0.475cm" svg:x="2.2cm" svg:y="4.568cm">
          <draw:text-box>
            <text:p text:style-name="P1"><text:span text:style-name="T4">providing secure supplies of oil to world markets”, but did not otherwise consider energy </text:span></text:p>
          </draw:text-box>
        </draw:frame>
        <draw:frame draw:style-name="gr1" draw:text-style-name="P2" draw:layer="layout" svg:width="2.737cm" svg:height="0.475cm" svg:x="2.2cm" svg:y="5.133cm">
          <draw:text-box>
            <text:p text:style-name="P1"><text:span text:style-name="T4">security or oil. </text:span></text:p>
          </draw:text-box>
        </draw:frame>
        <draw:frame draw:style-name="gr1" draw:text-style-name="P2" draw:layer="layout" svg:width="16.419cm" svg:height="0.475cm" svg:x="2.2cm" svg:y="6.047cm">
          <draw:text-box>
            <text:p text:style-name="P1"><text:span text:style-name="T6">61. </text:span><text:span text:style-name="T4"><text:s/>The Cabinet Office circulated the final version of the DTI’s Emergency Plan to deal </text:span></text:p>
          </draw:text-box>
        </draw:frame>
        <draw:frame draw:style-name="gr1" draw:text-style-name="P2" draw:layer="layout" svg:width="16.211cm" svg:height="0.475cm" svg:x="2.2cm" svg:y="6.612cm">
          <draw:text-box>
            <text:p text:style-name="P1"><text:span text:style-name="T4">with international oil supply disruption resulting from military action in Iraq to members </text:span></text:p>
          </draw:text-box>
        </draw:frame>
        <draw:frame draw:style-name="gr1" draw:text-style-name="P2" draw:layer="layout" svg:width="5.107cm" svg:height="0.475cm" svg:x="2.2cm" svg:y="7.176cm">
          <draw:text-box>
            <text:p text:style-name="P1"><text:span text:style-name="T4">of the AHGI on 17 October.</text:span></text:p>
          </draw:text-box>
        </draw:frame>
        <draw:frame draw:style-name="gr6" draw:text-style-name="P7" draw:layer="layout" svg:width="0.273cm" svg:height="0.276cm" svg:x="7.283cm" svg:y="7.195cm">
          <draw:text-box>
            <text:p text:style-name="P1"><text:span text:style-name="T9">27</text:span></text:p>
          </draw:text-box>
        </draw:frame>
        <draw:frame draw:style-name="gr1" draw:text-style-name="P2" draw:layer="layout" svg:width="0.422cm" svg:height="0.475cm" svg:x="7.558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17cm" svg:height="0.475cm" svg:x="2.2cm" svg:y="8.091cm">
          <draw:text-box>
            <text:p text:style-name="P1"><text:span text:style-name="T6">62. </text:span><text:span text:style-name="T4"><text:s/>The DTI assessed that:</text:span></text:p>
          </draw:text-box>
        </draw:frame>
        <draw:frame draw:style-name="gr2" draw:text-style-name="P3" draw:layer="layout" svg:width="0.634cm" svg:height="0.712cm" svg:x="2.95cm" svg:y="8.8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8cm" svg:height="0.475cm" svg:x="3.7cm" svg:y="9.005cm">
          <draw:text-box>
            <text:p text:style-name="P1"><text:span text:style-name="T4">the return of weapons inspectors and limited UN-sanctioned strikes against Iraq </text:span></text:p>
          </draw:text-box>
        </draw:frame>
        <draw:frame draw:style-name="gr1" draw:text-style-name="P2" draw:layer="layout" svg:width="9.21cm" svg:height="0.475cm" svg:x="3.7cm" svg:y="9.57cm">
          <draw:text-box>
            <text:p text:style-name="P1"><text:span text:style-name="T4">would have very little impact on UK fuel supplies;</text:span></text:p>
          </draw:text-box>
        </draw:frame>
        <draw:frame draw:style-name="gr2" draw:text-style-name="P3" draw:layer="layout" svg:width="0.634cm" svg:height="0.712cm" svg:x="2.95cm" svg:y="10.0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7cm" svg:height="0.475cm" svg:x="3.7cm" svg:y="10.234cm">
          <draw:text-box>
            <text:p text:style-name="P1"><text:span text:style-name="T4">a UN-sanctioned invasion of Iraq could result in some disruption to international </text:span></text:p>
          </draw:text-box>
        </draw:frame>
        <draw:frame draw:style-name="gr1" draw:text-style-name="P2" draw:layer="layout" svg:width="14.971cm" svg:height="0.475cm" svg:x="3.7cm" svg:y="10.798cm">
          <draw:text-box>
            <text:p text:style-name="P1"><text:span text:style-name="T4">oil supply, possibly leading to a “token” release of oil stocks by the International </text:span></text:p>
          </draw:text-box>
        </draw:frame>
        <draw:frame draw:style-name="gr1" draw:text-style-name="P2" draw:layer="layout" svg:width="15.056cm" svg:height="0.475cm" svg:x="3.7cm" svg:y="11.363cm">
          <draw:text-box>
            <text:p text:style-name="P1"><text:span text:style-name="T4">Energy Agency (IEA), but there would be no impact on UK fuel supplies beyond </text:span></text:p>
          </draw:text-box>
        </draw:frame>
        <draw:frame draw:style-name="gr1" draw:text-style-name="P2" draw:layer="layout" svg:width="4.65cm" svg:height="0.475cm" svg:x="3.7cm" svg:y="11.927cm">
          <draw:text-box>
            <text:p text:style-name="P1"><text:span text:style-name="T4">some price volatility; and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4cm" svg:height="0.475cm" svg:x="3.7cm" svg:y="12.592cm">
          <draw:text-box>
            <text:p text:style-name="P1"><text:span text:style-name="T4">some worst-case scenarios, including a unilateral US invasion, could have a </text:span></text:p>
          </draw:text-box>
        </draw:frame>
        <draw:frame draw:style-name="gr1" draw:text-style-name="P2" draw:layer="layout" svg:width="14.73cm" svg:height="0.475cm" svg:x="3.7cm" svg:y="13.156cm">
          <draw:text-box>
            <text:p text:style-name="P1"><text:span text:style-name="T4">serious impact on oil markets leading to significant increases in UK fuel prices.</text:span></text:p>
          </draw:text-box>
        </draw:frame>
        <draw:frame draw:style-name="gr1" draw:text-style-name="P2" draw:layer="layout" svg:width="15.919cm" svg:height="0.475cm" svg:x="2.2cm" svg:y="14.071cm">
          <draw:text-box>
            <text:p text:style-name="P1"><text:span text:style-name="T6">63. </text:span><text:span text:style-name="T4"><text:s/>The DTI stated that it would monitor any potential or actual oil supply disruption. </text:span></text:p>
          </draw:text-box>
        </draw:frame>
        <draw:frame draw:style-name="gr1" draw:text-style-name="P2" draw:layer="layout" svg:width="15.991cm" svg:height="0.475cm" svg:x="2.2cm" svg:y="14.985cm">
          <draw:text-box>
            <text:p text:style-name="P1"><text:span text:style-name="T6">64. </text:span><text:span text:style-name="T4"><text:s/>On 22 October, Mr Jon Cunliffe, Treasury Managing Director for Macroeconomic </text:span></text:p>
          </draw:text-box>
        </draw:frame>
        <draw:frame draw:style-name="gr1" draw:text-style-name="P2" draw:layer="layout" svg:width="16.741cm" svg:height="0.475cm" svg:x="2.2cm" svg:y="15.55cm">
          <draw:text-box>
            <text:p text:style-name="P1"><text:span text:style-name="T4">Policy and International Finance, sent Mr Brown a paper on the impact on the Treasury’s </text:span></text:p>
          </draw:text-box>
        </draw:frame>
        <draw:frame draw:style-name="gr1" draw:text-style-name="P2" draw:layer="layout" svg:width="4.938cm" svg:height="0.475cm" svg:x="2.2cm" svg:y="16.114cm">
          <draw:text-box>
            <text:p text:style-name="P1"><text:span text:style-name="T4">objectives of a war in Iraq.</text:span></text:p>
          </draw:text-box>
        </draw:frame>
        <draw:frame draw:style-name="gr6" draw:text-style-name="P7" draw:layer="layout" svg:width="0.273cm" svg:height="0.276cm" svg:x="7.118cm" svg:y="16.133cm">
          <draw:text-box>
            <text:p text:style-name="P1"><text:span text:style-name="T9">28</text:span></text:p>
          </draw:text-box>
        </draw:frame>
        <draw:frame draw:style-name="gr1" draw:text-style-name="P2" draw:layer="layout" svg:width="0.422cm" svg:height="0.475cm" svg:x="7.392cm" svg:y="16.1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72cm" svg:height="0.475cm" svg:x="2.2cm" svg:y="17.028cm">
          <draw:text-box>
            <text:p text:style-name="P1"><text:span text:style-name="T6">65. </text:span><text:span text:style-name="T4"><text:s/>The Treasury paper identified nine risks to the Treasury’s objectives and assessed </text:span></text:p>
          </draw:text-box>
        </draw:frame>
        <draw:frame draw:style-name="gr1" draw:text-style-name="P2" draw:layer="layout" svg:width="15.902cm" svg:height="0.475cm" svg:x="2.2cm" svg:y="17.593cm">
          <draw:text-box>
            <text:p text:style-name="P1"><text:span text:style-name="T4">the likelihood and impact of each in four scenarios: no war; a short war; a protracted </text:span></text:p>
          </draw:text-box>
        </draw:frame>
        <draw:frame draw:style-name="gr1" draw:text-style-name="P2" draw:layer="layout" svg:width="9.756cm" svg:height="0.475cm" svg:x="2.2cm" svg:y="18.157cm">
          <draw:text-box>
            <text:p text:style-name="P1"><text:span text:style-name="T4">war; and a war involving WMD. The nine risks were:</text:span></text:p>
          </draw:text-box>
        </draw:frame>
        <draw:frame draw:style-name="gr2" draw:text-style-name="P3" draw:layer="layout" svg:width="0.634cm" svg:height="0.712cm" svg:x="2.95cm" svg:y="18.9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475cm" svg:height="0.475cm" svg:x="3.7cm" svg:y="19.072cm">
          <draw:text-box>
            <text:p text:style-name="P1"><text:span text:style-name="T4">substantial rise in public spending;</text:span></text:p>
          </draw:text-box>
        </draw:frame>
        <draw:frame draw:style-name="gr6" draw:text-style-name="P7" draw:layer="layout" svg:width="0.246cm" svg:height="0.276cm" svg:x="10.148cm" svg:y="19.091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634cm" svg:height="0.712cm" svg:x="2.95cm" svg:y="19.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6cm" svg:height="0.475cm" svg:x="3.7cm" svg:y="19.736cm">
          <draw:text-box>
            <text:p text:style-name="P1"><text:span text:style-name="T4">lower growth, higher inflation and unemployment;</text:span></text:p>
          </draw:text-box>
        </draw:frame>
        <draw:frame draw:style-name="gr2" draw:text-style-name="P3" draw:layer="layout" svg:width="0.634cm" svg:height="0.712cm" svg:x="2.95cm" svg:y="20.2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22cm" svg:height="0.475cm" svg:x="3.7cm" svg:y="20.401cm">
          <draw:text-box>
            <text:p text:style-name="P1"><text:span text:style-name="T4">negative productivity shock;</text:span></text:p>
          </draw:text-box>
        </draw:frame>
        <draw:frame draw:style-name="gr2" draw:text-style-name="P3" draw:layer="layout" svg:width="0.634cm" svg:height="0.712cm" svg:x="2.95cm" svg:y="20.9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082cm" svg:height="0.475cm" svg:x="3.7cm" svg:y="21.065cm">
          <draw:text-box>
            <text:p text:style-name="P1"><text:span text:style-name="T4">public finances less sound;</text:span></text:p>
          </draw:text-box>
        </draw:frame>
        <draw:frame draw:style-name="gr2" draw:text-style-name="P3" draw:layer="layout" svg:width="0.634cm" svg:height="0.712cm" svg:x="2.95cm" svg:y="21.5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59cm" svg:height="0.475cm" svg:x="3.7cm" svg:y="21.73cm">
          <draw:text-box>
            <text:p text:style-name="P1"><text:span text:style-name="T4">inflation deviates from target;</text:span></text:p>
          </draw:text-box>
        </draw:frame>
        <draw:frame draw:style-name="gr2" draw:text-style-name="P3" draw:layer="layout" svg:width="0.634cm" svg:height="0.712cm" svg:x="2.95cm" svg:y="22.2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79cm" svg:height="0.475cm" svg:x="3.7cm" svg:y="22.394cm">
          <draw:text-box>
            <text:p text:style-name="P1"><text:span text:style-name="T4">loss of insurance capacity/risk of insurance failures;</text:span></text:p>
          </draw:text-box>
        </draw:frame>
        <draw:frame draw:style-name="gr2" draw:text-style-name="P3" draw:layer="layout" svg:width="0.634cm" svg:height="0.712cm" svg:x="2.95cm" svg:y="22.9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4cm" svg:height="0.475cm" svg:x="3.7cm" svg:y="23.058cm">
          <draw:text-box>
            <text:p text:style-name="P1"><text:span text:style-name="T4">more International Monetary Fund (IMF) lending leading to higher UK gross </text:span></text:p>
          </draw:text-box>
        </draw:frame>
        <draw:frame draw:style-name="gr1" draw:text-style-name="P2" draw:layer="layout" svg:width="0.95cm" svg:height="0.475cm" svg:x="3.7cm" svg:y="23.623cm">
          <draw:text-box>
            <text:p text:style-name="P1"><text:span text:style-name="T4">debt;</text:span></text:p>
          </draw:text-box>
        </draw:frame>
        <draw:frame draw:style-name="gr2" draw:text-style-name="P3" draw:layer="layout" svg:width="0.634cm" svg:height="0.712cm" svg:x="2.95cm" svg:y="24.131cm">
          <draw:text-box>
            <text:p text:style-name="P1"><text:span text:style-name="T7">•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9.637cm" svg:height="0.475cm" svg:x="3.7cm" svg:y="24.287cm">
          <draw:text-box>
            <text:p text:style-name="P1"><text:span text:style-name="T4">revival of popular pressure for lower fuel taxes; and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27 </text:span></text:p>
          </draw:text-box>
        </draw:frame>
        <draw:frame draw:style-name="gr4" draw:text-style-name="P5" draw:layer="layout" svg:width="16.237cm" svg:height="0.395cm" svg:x="2.486cm" svg:y="25.511cm">
          <draw:text-box>
            <text:p text:style-name="P1"><text:span text:style-name="T11">Minute Dodd to Members of the Ad Hoc Group on Iraq, 17 October 2002, [untitled], attaching Paper DTI, </text:span></text:p>
          </draw:text-box>
        </draw:frame>
        <draw:frame draw:style-name="gr4" draw:text-style-name="P5" draw:layer="layout" svg:width="10.873cm" svg:height="0.395cm" svg:x="2.2cm" svg:y="25.934cm">
          <draw:text-box>
            <text:p text:style-name="P1"><text:span text:style-name="T11">October 2002, ‘International Oil Supply disruption – Emergency Plan’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28 </text:span></text:p>
          </draw:text-box>
        </draw:frame>
        <draw:frame draw:style-name="gr4" draw:text-style-name="P5" draw:layer="layout" svg:width="16.317cm" svg:height="0.395cm" svg:x="2.486cm" svg:y="26.357cm">
          <draw:text-box>
            <text:p text:style-name="P1"><text:span text:style-name="T11">Minute Cunliffe to Chancellor, 22 October 2002, ‘Iraqi War: Risks to Treasury Objectives’ attaching Paper </text:span></text:p>
          </draw:text-box>
        </draw:frame>
        <draw:frame draw:style-name="gr4" draw:text-style-name="P5" draw:layer="layout" svg:width="9.489cm" svg:height="0.395cm" svg:x="2.2cm" svg:y="26.781cm">
          <draw:text-box>
            <text:p text:style-name="P1"><text:span text:style-name="T11">Treasury, [undated], ‘Impact of a War on Treasury Business’.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04cm" svg:height="0.475cm" svg:x="3.7cm" svg:y="2.525cm">
          <draw:text-box>
            <text:p text:style-name="P1"><text:span text:style-name="T4">developing countries knocked by oil prices, leading to lower growth. </text:span></text:p>
          </draw:text-box>
        </draw:frame>
        <draw:frame draw:style-name="gr1" draw:text-style-name="P2" draw:layer="layout" svg:width="16.63cm" svg:height="0.475cm" svg:x="2.2cm" svg:y="3.44cm">
          <draw:text-box>
            <text:p text:style-name="P1"><text:span text:style-name="T6">66. </text:span><text:span text:style-name="T4"><text:s/>In his covering minute, Mr Cunliffe advised that the Treasury’s main concern related </text:span></text:p>
          </draw:text-box>
        </draw:frame>
        <draw:frame draw:style-name="gr1" draw:text-style-name="P2" draw:layer="layout" svg:width="15.297cm" svg:height="0.475cm" svg:x="2.2cm" svg:y="4.004cm">
          <draw:text-box>
            <text:p text:style-name="P1"><text:span text:style-name="T4">to its “ability to maintain sound public finances, especially in the more pessimistic </text:span></text:p>
          </draw:text-box>
        </draw:frame>
        <draw:frame draw:style-name="gr1" draw:text-style-name="P2" draw:layer="layout" svg:width="16.046cm" svg:height="0.475cm" svg:x="2.2cm" svg:y="4.568cm">
          <draw:text-box>
            <text:p text:style-name="P1"><text:span text:style-name="T4">cases”. There would be some risk to the “Golden Rule” in all three war scenarios; the </text:span></text:p>
          </draw:text-box>
        </draw:frame>
        <draw:frame draw:style-name="gr1" draw:text-style-name="P2" draw:layer="layout" svg:width="16.631cm" svg:height="0.475cm" svg:x="2.2cm" svg:y="5.133cm">
          <draw:text-box>
            <text:p text:style-name="P1"><text:span text:style-name="T4">risk would be much greater if a war involved WMD. Mr Cunliffe concluded by suggesting </text:span></text:p>
          </draw:text-box>
        </draw:frame>
        <draw:frame draw:style-name="gr1" draw:text-style-name="P2" draw:layer="layout" svg:width="14.671cm" svg:height="0.475cm" svg:x="2.2cm" svg:y="5.697cm">
          <draw:text-box>
            <text:p text:style-name="P1"><text:span text:style-name="T4">that Mr Brown might want to warn colleagues about the risk to public finances.</text:span></text:p>
          </draw:text-box>
        </draw:frame>
        <draw:frame draw:style-name="gr1" draw:text-style-name="P2" draw:layer="layout" svg:width="15.619cm" svg:height="0.475cm" svg:x="2.2cm" svg:y="6.612cm">
          <draw:text-box>
            <text:p text:style-name="P1"><text:span text:style-name="T6">67. </text:span><text:span text:style-name="T4"><text:s/>The Inquiry has seen no evidence that Mr Brown took any action as a result of </text:span></text:p>
          </draw:text-box>
        </draw:frame>
        <draw:frame draw:style-name="gr1" draw:text-style-name="P2" draw:layer="layout" svg:width="3.922cm" svg:height="0.475cm" svg:x="2.2cm" svg:y="7.176cm">
          <draw:text-box>
            <text:p text:style-name="P1"><text:span text:style-name="T4">Mr Cunliffe’s advice. </text:span></text:p>
          </draw:text-box>
        </draw:frame>
        <draw:frame draw:style-name="gr1" draw:text-style-name="P2" draw:layer="layout" svg:width="15.343cm" svg:height="0.475cm" svg:x="2.2cm" svg:y="8.091cm">
          <draw:text-box>
            <text:p text:style-name="P1"><text:span text:style-name="T6">68. </text:span><text:span text:style-name="T4"><text:s/>In his evidence to the Inquiry, Sir Jon Cunliffe described the oil market as the </text:span></text:p>
          </draw:text-box>
        </draw:frame>
        <draw:frame draw:style-name="gr1" draw:text-style-name="P2" draw:layer="layout" svg:width="14.319cm" svg:height="0.475cm" svg:x="2.2cm" svg:y="8.655cm">
          <draw:text-box>
            <text:p text:style-name="P1"><text:span text:style-name="T4">“</text:span><text:span text:style-name="T4">main transmission mechanism” from a conflict in Iraq to the world economy:</text:span></text:p>
          </draw:text-box>
        </draw:frame>
        <draw:frame draw:style-name="gr1" draw:text-style-name="P2" draw:layer="layout" svg:width="15.225cm" svg:height="0.475cm" svg:x="2.95cm" svg:y="9.57cm">
          <draw:text-box>
            <text:p text:style-name="P1"><text:span text:style-name="T4">“</text:span><text:span text:style-name="T4">There are general confidence effects [on markets]; markets don’t like wars, they </text:span></text:p>
          </draw:text-box>
        </draw:frame>
        <draw:frame draw:style-name="gr1" draw:text-style-name="P2" draw:layer="layout" svg:width="15.564cm" svg:height="0.475cm" svg:x="2.95cm" svg:y="10.134cm">
          <draw:text-box>
            <text:p text:style-name="P1"><text:span text:style-name="T4">don’t like political situations they can’t read, but … the more concrete transmission </text:span></text:p>
          </draw:text-box>
        </draw:frame>
        <draw:frame draw:style-name="gr1" draw:text-style-name="P2" draw:layer="layout" svg:width="15.039cm" svg:height="0.475cm" svg:x="2.95cm" svg:y="10.698cm">
          <draw:text-box>
            <text:p text:style-name="P1"><text:span text:style-name="T4">channel through which a crisis … would impact the global economy, we thought </text:span></text:p>
          </draw:text-box>
        </draw:frame>
        <draw:frame draw:style-name="gr1" draw:text-style-name="P2" draw:layer="layout" svg:width="6.424cm" svg:height="0.475cm" svg:x="2.95cm" svg:y="11.263cm">
          <draw:text-box>
            <text:p text:style-name="P1"><text:span text:style-name="T4">would be oil and oil price shock …</text:span></text:p>
          </draw:text-box>
        </draw:frame>
        <draw:frame draw:style-name="gr1" draw:text-style-name="P2" draw:layer="layout" svg:width="6.577cm" svg:height="0.475cm" svg:x="2.95cm" svg:y="12.177cm">
          <draw:text-box>
            <text:p text:style-name="P1"><text:span text:style-name="T4">“</text:span><text:span text:style-name="T4">We modelled that quite closely …”</text:span></text:p>
          </draw:text-box>
        </draw:frame>
        <draw:frame draw:style-name="gr6" draw:text-style-name="P7" draw:layer="layout" svg:width="0.273cm" svg:height="0.276cm" svg:x="9.507cm" svg:y="12.196cm">
          <draw:text-box>
            <text:p text:style-name="P1"><text:span text:style-name="T9">29</text:span></text:p>
          </draw:text-box>
        </draw:frame>
        <draw:frame draw:style-name="gr1" draw:text-style-name="P2" draw:layer="layout" svg:width="16.491cm" svg:height="0.475cm" svg:x="2.2cm" svg:y="13.092cm">
          <draw:text-box>
            <text:p text:style-name="P1"><text:span text:style-name="T6">69. </text:span><text:span text:style-name="T4"><text:s/>The Inquiry asked Sir Jon whether the Treasury had done any work on the benefits </text:span></text:p>
          </draw:text-box>
        </draw:frame>
        <draw:frame draw:style-name="gr1" draw:text-style-name="P2" draw:layer="layout" svg:width="15.703cm" svg:height="0.475cm" svg:x="2.2cm" svg:y="13.656cm">
          <draw:text-box>
            <text:p text:style-name="P1"><text:span text:style-name="T4">of a conflict in Iraq to UK energy supply or to the UK oil industry. He told the Inquiry:</text:span></text:p>
          </draw:text-box>
        </draw:frame>
        <draw:frame draw:style-name="gr1" draw:text-style-name="P2" draw:layer="layout" svg:width="15.352cm" svg:height="0.475cm" svg:x="2.95cm" svg:y="14.571cm">
          <draw:text-box>
            <text:p text:style-name="P1"><text:span text:style-name="T4">“</text:span><text:span text:style-name="T4">No, the only thing that I think comes close is that, in the fiscal impacts of a crisis, </text:span></text:p>
          </draw:text-box>
        </draw:frame>
        <draw:frame draw:style-name="gr1" draw:text-style-name="P2" draw:layer="layout" svg:width="15.272cm" svg:height="0.475cm" svg:x="2.95cm" svg:y="15.135cm">
          <draw:text-box>
            <text:p text:style-name="P1"><text:span text:style-name="T4">a high oil price benefits the UK, because we are an oil producer and we have tax </text:span></text:p>
          </draw:text-box>
        </draw:frame>
        <draw:frame draw:style-name="gr1" draw:text-style-name="P2" draw:layer="layout" svg:width="15.212cm" svg:height="0.475cm" svg:x="2.95cm" svg:y="15.7cm">
          <draw:text-box>
            <text:p text:style-name="P1"><text:span text:style-name="T4">and licence revenues, so we took that upside. That’s one of the reasons why the </text:span></text:p>
          </draw:text-box>
        </draw:frame>
        <draw:frame draw:style-name="gr1" draw:text-style-name="P2" draw:layer="layout" svg:width="15.052cm" svg:height="0.475cm" svg:x="2.95cm" svg:y="16.264cm">
          <draw:text-box>
            <text:p text:style-name="P1"><text:span text:style-name="T4">impact on the UK economy is not straightforward. So we took into account what </text:span></text:p>
          </draw:text-box>
        </draw:frame>
        <draw:frame draw:style-name="gr1" draw:text-style-name="P2" draw:layer="layout" svg:width="14.912cm" svg:height="0.475cm" svg:x="2.95cm" svg:y="16.828cm">
          <draw:text-box>
            <text:p text:style-name="P1"><text:span text:style-name="T4">would happen with an oil price spike. It would actually mean damage to the UK </text:span></text:p>
          </draw:text-box>
        </draw:frame>
        <draw:frame draw:style-name="gr1" draw:text-style-name="P2" draw:layer="layout" svg:width="15.987cm" svg:height="0.475cm" svg:x="2.95cm" svg:y="17.393cm">
          <draw:text-box>
            <text:p text:style-name="P1"><text:span text:style-name="T4">economy, but more revenue coming in, but we weren’t trying to do an exercise about </text:span></text:p>
          </draw:text-box>
        </draw:frame>
        <draw:frame draw:style-name="gr1" draw:text-style-name="P2" draw:layer="layout" svg:width="15.047cm" svg:height="0.475cm" svg:x="2.95cm" svg:y="17.957cm">
          <draw:text-box>
            <text:p text:style-name="P1"><text:span text:style-name="T4">the economic pros and cons of the war. That was not the object of the exercise.”</text:span></text:p>
          </draw:text-box>
        </draw:frame>
        <draw:frame draw:style-name="gr6" draw:text-style-name="P7" draw:layer="layout" svg:width="0.273cm" svg:height="0.276cm" svg:x="17.932cm" svg:y="17.976cm">
          <draw:text-box>
            <text:p text:style-name="P1"><text:span text:style-name="T9">30</text:span></text:p>
          </draw:text-box>
        </draw:frame>
        <draw:frame draw:style-name="gr1" draw:text-style-name="P2" draw:layer="layout" svg:width="16.148cm" svg:height="0.475cm" svg:x="2.2cm" svg:y="18.872cm">
          <draw:text-box>
            <text:p text:style-name="P1"><text:span text:style-name="T6">70. </text:span><text:span text:style-name="T4"><text:s/>Sir Jon told the Inquiry that the DTI was also engaged on modelling the impact of </text:span></text:p>
          </draw:text-box>
        </draw:frame>
        <draw:frame draw:style-name="gr1" draw:text-style-name="P2" draw:layer="layout" svg:width="3.825cm" svg:height="0.475cm" svg:x="2.2cm" svg:y="19.436cm">
          <draw:text-box>
            <text:p text:style-name="P1"><text:span text:style-name="T4">conflict on oil prices.</text:span></text:p>
          </draw:text-box>
        </draw:frame>
        <draw:frame draw:style-name="gr6" draw:text-style-name="P7" draw:layer="layout" svg:width="0.273cm" svg:height="0.276cm" svg:x="6.012cm" svg:y="19.455cm">
          <draw:text-box>
            <text:p text:style-name="P1"><text:span text:style-name="T9">31</text:span></text:p>
          </draw:text-box>
        </draw:frame>
        <draw:frame draw:style-name="gr1" draw:text-style-name="P2" draw:layer="layout" svg:width="0.422cm" svg:height="0.475cm" svg:x="6.286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7cm" svg:height="0.475cm" svg:x="2.2cm" svg:y="20.351cm">
          <draw:text-box>
            <text:p text:style-name="P1"><text:span text:style-name="T6">71. </text:span><text:span text:style-name="T4"><text:s/>Mr Drummond sent a paper on models for Iraq after Saddam Hussein to Sir David </text:span></text:p>
          </draw:text-box>
        </draw:frame>
        <draw:frame draw:style-name="gr1" draw:text-style-name="P2" draw:layer="layout" svg:width="4.748cm" svg:height="0.475cm" svg:x="2.2cm" svg:y="20.915cm">
          <draw:text-box>
            <text:p text:style-name="P1"><text:span text:style-name="T4">Manning on 1 November.</text:span></text:p>
          </draw:text-box>
        </draw:frame>
        <draw:frame draw:style-name="gr6" draw:text-style-name="P7" draw:layer="layout" svg:width="0.273cm" svg:height="0.276cm" svg:x="6.93cm" svg:y="20.934cm">
          <draw:text-box>
            <text:p text:style-name="P1"><text:span text:style-name="T9">32</text:span></text:p>
          </draw:text-box>
        </draw:frame>
        <draw:frame draw:style-name="gr1" draw:text-style-name="P2" draw:layer="layout" svg:width="10.929cm" svg:height="0.475cm" svg:x="7.205cm" svg:y="20.915cm">
          <draw:text-box>
            <text:p text:style-name="P1"><text:span text:style-name="T4"><text:s/></text:span><text:span text:style-name="T4">In his covering minute, Mr Drummond advised that it was </text:span></text:p>
          </draw:text-box>
        </draw:frame>
        <draw:frame draw:style-name="gr1" draw:text-style-name="P2" draw:layer="layout" svg:width="16.266cm" svg:height="0.475cm" svg:x="2.2cm" svg:y="21.48cm">
          <draw:text-box>
            <text:p text:style-name="P1"><text:span text:style-name="T4">a synthesis of some of the work undertaken by departments under the auspices of the </text:span></text:p>
          </draw:text-box>
        </draw:frame>
        <draw:frame draw:style-name="gr1" draw:text-style-name="P2" draw:layer="layout" svg:width="16.372cm" svg:height="0.475cm" svg:x="2.2cm" svg:y="22.044cm">
          <draw:text-box>
            <text:p text:style-name="P1"><text:span text:style-name="T4">AHGI, and that it would be used as the steering brief for the FCO/MOD/Department for </text:span></text:p>
          </draw:text-box>
        </draw:frame>
        <draw:frame draw:style-name="gr1" draw:text-style-name="P2" draw:layer="layout" svg:width="16.457cm" svg:height="0.475cm" svg:x="2.2cm" svg:y="22.608cm">
          <draw:text-box>
            <text:p text:style-name="P1"><text:span text:style-name="T4">International Development (DFID)/Cabinet Office delegation to the forthcoming talks on </text:span></text:p>
          </draw:text-box>
        </draw:frame>
        <draw:frame draw:style-name="gr1" draw:text-style-name="P2" draw:layer="layout" svg:width="16.719cm" svg:height="0.475cm" svg:x="2.2cm" svg:y="23.173cm">
          <draw:text-box>
            <text:p text:style-name="P1"><text:span text:style-name="T4">post-conflict issues with the US and Australia in Washington. Mr Drummond advised that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1.199cm" svg:height="0.475cm" svg:x="2.2cm" svg:y="23.737cm">
          <draw:text-box>
            <text:p text:style-name="P1"><text:span text:style-name="T4">the ideas in the paper would not be presented as UK policy.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29 </text:span></text:p>
          </draw:text-box>
        </draw:frame>
        <draw:frame draw:style-name="gr4" draw:text-style-name="P5" draw:layer="layout" svg:width="6.725cm" svg:height="0.395cm" svg:x="2.486cm" svg:y="25.087cm">
          <draw:text-box>
            <text:p text:style-name="P1"><text:span text:style-name="T11">Public hearing, 9 July 2010, pages 8 and 9.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30 </text:span></text:p>
          </draw:text-box>
        </draw:frame>
        <draw:frame draw:style-name="gr4" draw:text-style-name="P5" draw:layer="layout" svg:width="7.089cm" svg:height="0.395cm" svg:x="2.486cm" svg:y="25.511cm">
          <draw:text-box>
            <text:p text:style-name="P1"><text:span text:style-name="T11">Public hearing, 9 July 2010, pages 10 and 11.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31 </text:span></text:p>
          </draw:text-box>
        </draw:frame>
        <draw:line draw:style-name="gr8" draw:text-style-name="P8" draw:layer="layout" svg:x1="2.485cm" svg:y1="26.714cm" svg:x2="18.296cm" svg:y2="26.714cm">
          <text:p/>
        </draw:line>
        <draw:line draw:style-name="gr8" draw:text-style-name="P8" draw:layer="layout" svg:x1="2.199cm" svg:y1="27.137cm" svg:x2="10.2cm" svg:y2="27.137cm">
          <text:p/>
        </draw:line>
        <draw:frame draw:style-name="gr4" draw:text-style-name="P5" draw:layer="layout" svg:width="5.573cm" svg:height="0.395cm" svg:x="2.486cm" svg:y="25.934cm">
          <draw:text-box>
            <text:p text:style-name="P1"><text:span text:style-name="T11">Public hearing, 9 July 2010, page 9.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32 </text:span></text:p>
          </draw:text-box>
        </draw:frame>
        <draw:frame draw:style-name="gr4" draw:text-style-name="P5" draw:layer="layout" svg:width="15.708cm" svg:height="0.395cm" svg:x="2.486cm" svg:y="26.357cm">
          <draw:text-box>
            <text:p text:style-name="P1"><text:span text:style-name="T5">Minute Drummond to Manning, 1 November 2002, ‘Iraq: Post-Saddam’ attaching Paper ‘Iraq: Models </text:span></text:p>
          </draw:text-box>
        </draw:frame>
        <draw:frame draw:style-name="gr4" draw:text-style-name="P5" draw:layer="layout" svg:width="8.058cm" svg:height="0.395cm" svg:x="2.2cm" svg:y="26.781cm">
          <draw:text-box>
            <text:p text:style-name="P1"><text:span text:style-name="T5">and some questions for post-Saddam government’.</text:span><text:span text:style-name="T11">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5</text:span></text:p>
          </draw:text-box>
        </draw:frame>
        <draw:frame draw:style-name="gr1" draw:text-style-name="P2" draw:layer="layout" svg:width="16.376cm" svg:height="0.475cm" svg:x="2.2cm" svg:y="2.525cm">
          <draw:text-box>
            <text:p text:style-name="P1"><text:span text:style-name="T6">72. </text:span><text:span text:style-name="T4"><text:s/>The paper stated that there were many possible permutations of the “stable united </text:span></text:p>
          </draw:text-box>
        </draw:frame>
        <draw:frame draw:style-name="gr1" draw:text-style-name="P2" draw:layer="layout" svg:width="15.517cm" svg:height="0.475cm" svg:x="2.2cm" svg:y="3.09cm">
          <draw:text-box>
            <text:p text:style-name="P1"><text:span text:style-name="T4">and law abiding [Iraqi] state … providing effective and representative government” </text:span></text:p>
          </draw:text-box>
        </draw:frame>
        <draw:frame draw:style-name="gr1" draw:text-style-name="P2" draw:layer="layout" svg:width="7.313cm" svg:height="0.475cm" svg:x="2.2cm" svg:y="3.654cm">
          <draw:text-box>
            <text:p text:style-name="P1"><text:span text:style-name="T4">sought by the UK, but focused on two: 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7cm" svg:height="0.475cm" svg:x="3.7cm" svg:y="4.568cm">
          <draw:text-box>
            <text:p text:style-name="P1"><text:span text:style-name="T4">“</text:span><text:span text:style-name="T4">Iraq under a new, more amenable strongman”, after Saddam Hussein had been </text:span></text:p>
          </draw:text-box>
        </draw:frame>
        <draw:frame draw:style-name="gr1" draw:text-style-name="P2" draw:layer="layout" svg:width="12.545cm" svg:height="0.475cm" svg:x="3.7cm" svg:y="5.133cm">
          <draw:text-box>
            <text:p text:style-name="P1"><text:span text:style-name="T4">toppled prior to or in the early stages of any military campaign; and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68cm" svg:height="0.475cm" svg:x="3.7cm" svg:y="5.797cm">
          <draw:text-box>
            <text:p text:style-name="P1"><text:span text:style-name="T4">“</text:span><text:span text:style-name="T4">a more representative and democratic Iraq” after Saddam Hussein’s regime had </text:span></text:p>
          </draw:text-box>
        </draw:frame>
        <draw:frame draw:style-name="gr1" draw:text-style-name="P2" draw:layer="layout" svg:width="7.575cm" svg:height="0.475cm" svg:x="3.7cm" svg:y="6.362cm">
          <draw:text-box>
            <text:p text:style-name="P1"><text:span text:style-name="T4">collapsed following a military campaign. </text:span></text:p>
          </draw:text-box>
        </draw:frame>
        <draw:frame draw:style-name="gr1" draw:text-style-name="P2" draw:layer="layout" svg:width="15.229cm" svg:height="0.475cm" svg:x="2.2cm" svg:y="7.276cm">
          <draw:text-box>
            <text:p text:style-name="P1"><text:span text:style-name="T6">73. </text:span><text:span text:style-name="T4"><text:s/>In the second scenario, the UK’s “preferred model” comprised three phases: 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12cm" svg:height="0.475cm" svg:x="3.7cm" svg:y="8.191cm">
          <draw:text-box>
            <text:p text:style-name="P1"><text:span text:style-name="T4">A transitional military administration (which could last up to six months). <text:s/></text:span></text:p>
          </draw:text-box>
        </draw:frame>
        <draw:frame draw:style-name="gr1" draw:text-style-name="P2" draw:layer="layout" svg:width="13.858cm" svg:height="0.475cm" svg:x="3.7cm" svg:y="8.755cm">
          <draw:text-box>
            <text:p text:style-name="P1"><text:span text:style-name="T4">Priorities would include maintaining a version of the OFF programme and </text:span></text:p>
          </draw:text-box>
        </draw:frame>
        <draw:frame draw:style-name="gr1" draw:text-style-name="P2" draw:layer="layout" svg:width="7.825cm" svg:height="0.475cm" svg:x="3.7cm" svg:y="9.32cm">
          <draw:text-box>
            <text:p text:style-name="P1"><text:span text:style-name="T4">planning for the revival of Iraq’s economy.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6cm" svg:height="0.475cm" svg:x="3.7cm" svg:y="9.984cm">
          <draw:text-box>
            <text:p text:style-name="P1"><text:span text:style-name="T4">A UN administration (which might administer Iraq for approximately three years, </text:span></text:p>
          </draw:text-box>
        </draw:frame>
        <draw:frame draw:style-name="gr1" draw:text-style-name="P2" draw:layer="layout" svg:width="14.374cm" svg:height="0.475cm" svg:x="3.7cm" svg:y="10.548cm">
          <draw:text-box>
            <text:p text:style-name="P1"><text:span text:style-name="T4">while a Constitution was agreed). Priorities would be to repair “war damage” </text:span></text:p>
          </draw:text-box>
        </draw:frame>
        <draw:frame draw:style-name="gr1" draw:text-style-name="P2" draw:layer="layout" svg:width="14.497cm" svg:height="0.475cm" svg:x="3.7cm" svg:y="11.113cm">
          <draw:text-box>
            <text:p text:style-name="P1"><text:span text:style-name="T4">to Iraq’s oil industry and introduce new investment. Some way would have to </text:span></text:p>
          </draw:text-box>
        </draw:frame>
        <draw:frame draw:style-name="gr1" draw:text-style-name="P2" draw:layer="layout" svg:width="14.679cm" svg:height="0.475cm" svg:x="3.7cm" svg:y="11.677cm">
          <draw:text-box>
            <text:p text:style-name="P1"><text:span text:style-name="T4">be found to reconcile payment of Iraq’s huge external debt and compensation </text:span></text:p>
          </draw:text-box>
        </draw:frame>
        <draw:frame draw:style-name="gr1" draw:text-style-name="P2" draw:layer="layout" svg:width="10.297cm" svg:height="0.475cm" svg:x="3.7cm" svg:y="12.242cm">
          <draw:text-box>
            <text:p text:style-name="P1"><text:span text:style-name="T4">claims with its reconstruction and development needs. </text:span></text:p>
          </draw:text-box>
        </draw:frame>
        <draw:frame draw:style-name="gr2" draw:text-style-name="P3" draw:layer="layout" svg:width="0.634cm" svg:height="0.712cm" svg:x="2.95cm" svg:y="12.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857cm" svg:height="0.475cm" svg:x="3.7cm" svg:y="12.906cm">
          <draw:text-box>
            <text:p text:style-name="P1"><text:span text:style-name="T4">A sovereign Iraqi Government. </text:span></text:p>
          </draw:text-box>
        </draw:frame>
        <draw:frame draw:style-name="gr1" draw:text-style-name="P2" draw:layer="layout" svg:width="16.059cm" svg:height="0.475cm" svg:x="2.2cm" svg:y="13.821cm">
          <draw:text-box>
            <text:p text:style-name="P1"><text:span text:style-name="T6">74. </text:span><text:span text:style-name="T4"><text:s/>The paper did not address what role, if any, the UK might have in pursuing those </text:span></text:p>
          </draw:text-box>
        </draw:frame>
        <draw:frame draw:style-name="gr1" draw:text-style-name="P2" draw:layer="layout" svg:width="1.721cm" svg:height="0.475cm" svg:x="2.2cm" svg:y="14.385cm">
          <draw:text-box>
            <text:p text:style-name="P1"><text:span text:style-name="T4">priorities.</text:span></text:p>
          </draw:text-box>
        </draw:frame>
        <draw:frame draw:style-name="gr1" draw:text-style-name="P2" draw:layer="layout" svg:width="16.258cm" svg:height="0.475cm" svg:x="2.2cm" svg:y="15.3cm">
          <draw:text-box>
            <text:p text:style-name="P1"><text:span text:style-name="T6">75. </text:span><text:span text:style-name="T4"><text:s/>A Treasury paper on the impact of conflict on the global economy and the UK was </text:span></text:p>
          </draw:text-box>
        </draw:frame>
        <draw:frame draw:style-name="gr1" draw:text-style-name="P2" draw:layer="layout" svg:width="7.249cm" svg:height="0.475cm" svg:x="2.2cm" svg:y="15.864cm">
          <draw:text-box>
            <text:p text:style-name="P1"><text:span text:style-name="T4">circulated to the AHGI on 7 November.</text:span></text:p>
          </draw:text-box>
        </draw:frame>
        <draw:frame draw:style-name="gr6" draw:text-style-name="P7" draw:layer="layout" svg:width="0.273cm" svg:height="0.276cm" svg:x="9.424cm" svg:y="15.883cm">
          <draw:text-box>
            <text:p text:style-name="P1"><text:span text:style-name="T9">33</text:span></text:p>
          </draw:text-box>
        </draw:frame>
        <draw:frame draw:style-name="gr1" draw:text-style-name="P2" draw:layer="layout" svg:width="8.562cm" svg:height="0.475cm" svg:x="9.698cm" svg:y="15.864cm">
          <draw:text-box>
            <text:p text:style-name="P1"><text:span text:style-name="T4"><text:s/></text:span><text:span text:style-name="T4">The Treasury’s assessment of the impact on </text:span></text:p>
          </draw:text-box>
        </draw:frame>
        <draw:frame draw:style-name="gr1" draw:text-style-name="P2" draw:layer="layout" svg:width="11.415cm" svg:height="0.475cm" svg:x="2.2cm" svg:y="16.428cm">
          <draw:text-box>
            <text:p text:style-name="P1"><text:span text:style-name="T4">the global economy remained unchanged from 6 September.</text:span></text:p>
          </draw:text-box>
        </draw:frame>
        <draw:frame draw:style-name="gr1" draw:text-style-name="P2" draw:layer="layout" svg:width="15.009cm" svg:height="0.475cm" svg:x="2.2cm" svg:y="17.343cm">
          <draw:text-box>
            <text:p text:style-name="P1"><text:span text:style-name="T6">76. </text:span><text:span text:style-name="T4"><text:s/>Mr Edward Chaplin, FCO Director Middle East and North Africa, led the UK </text:span></text:p>
          </draw:text-box>
        </draw:frame>
        <draw:frame draw:style-name="gr1" draw:text-style-name="P2" draw:layer="layout" svg:width="16.491cm" svg:height="0.475cm" svg:x="2.2cm" svg:y="17.907cm">
          <draw:text-box>
            <text:p text:style-name="P1"><text:span text:style-name="T4">delegation to the first round of talks on post-conflict issues with a US inter-agency team </text:span></text:p>
          </draw:text-box>
        </draw:frame>
        <draw:frame draw:style-name="gr1" draw:text-style-name="P2" draw:layer="layout" svg:width="11.28cm" svg:height="0.475cm" svg:x="2.2cm" svg:y="18.472cm">
          <draw:text-box>
            <text:p text:style-name="P1"><text:span text:style-name="T4">and an Australian delegation in Washington on 6 November.</text:span></text:p>
          </draw:text-box>
        </draw:frame>
        <draw:frame draw:style-name="gr6" draw:text-style-name="P7" draw:layer="layout" svg:width="0.273cm" svg:height="0.276cm" svg:x="13.434cm" svg:y="18.491cm">
          <draw:text-box>
            <text:p text:style-name="P1"><text:span text:style-name="T9">34</text:span></text:p>
          </draw:text-box>
        </draw:frame>
        <draw:frame draw:style-name="gr1" draw:text-style-name="P2" draw:layer="layout" svg:width="0.422cm" svg:height="0.475cm" svg:x="13.708cm" svg:y="18.4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9cm" svg:height="0.475cm" svg:x="2.2cm" svg:y="19.386cm">
          <draw:text-box>
            <text:p text:style-name="P1"><text:span text:style-name="T6">77. </text:span><text:span text:style-name="T4"><text:s/>Mr Drummond, a member of the UK delegation, reported to Sir David Manning on </text:span></text:p>
          </draw:text-box>
        </draw:frame>
        <draw:frame draw:style-name="gr1" draw:text-style-name="P2" draw:layer="layout" svg:width="15.979cm" svg:height="0.475cm" svg:x="2.2cm" svg:y="19.951cm">
          <draw:text-box>
            <text:p text:style-name="P1"><text:span text:style-name="T4">8 November that the US wanted to establish a trust fund for Iraqi oil revenues, under </text:span></text:p>
          </draw:text-box>
        </draw:frame>
        <draw:frame draw:style-name="gr1" draw:text-style-name="P2" draw:layer="layout" svg:width="16.216cm" svg:height="0.475cm" svg:x="2.2cm" svg:y="20.515cm">
          <draw:text-box>
            <text:p text:style-name="P1"><text:span text:style-name="T4">Coalition control, which would be transparent and enable resources to be used for the </text:span></text:p>
          </draw:text-box>
        </draw:frame>
        <draw:frame draw:style-name="gr1" draw:text-style-name="P2" draw:layer="layout" svg:width="4.925cm" svg:height="0.475cm" svg:x="2.2cm" svg:y="21.08cm">
          <draw:text-box>
            <text:p text:style-name="P1"><text:span text:style-name="T4">benefit of the Iraqi people.</text:span></text:p>
          </draw:text-box>
        </draw:frame>
        <draw:frame draw:style-name="gr6" draw:text-style-name="P7" draw:layer="layout" svg:width="0.273cm" svg:height="0.276cm" svg:x="7.095cm" svg:y="21.098cm">
          <draw:text-box>
            <text:p text:style-name="P1"><text:span text:style-name="T9">35</text:span></text:p>
          </draw:text-box>
        </draw:frame>
        <draw:frame draw:style-name="gr1" draw:text-style-name="P2" draw:layer="layout" svg:width="0.422cm" svg:height="0.475cm" svg:x="7.37cm" svg:y="21.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57cm" svg:height="0.475cm" svg:x="2.2cm" svg:y="21.994cm">
          <draw:text-box>
            <text:p text:style-name="P1"><text:span text:style-name="T6">78. </text:span><text:span text:style-name="T4"><text:s/>There are no indications that the UK engaged with the US on that issue until the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1.415cm" svg:height="0.475cm" svg:x="2.2cm" svg:y="22.558cm">
          <draw:text-box>
            <text:p text:style-name="P1"><text:span text:style-name="T4">second round of US/UK/Australia talks, in late January 2003.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33 </text:span></text:p>
          </draw:text-box>
        </draw:frame>
        <draw:frame draw:style-name="gr4" draw:text-style-name="P5" draw:layer="layout" svg:width="15.094cm" svg:height="0.395cm" svg:x="2.486cm" svg:y="25.087cm">
          <draw:text-box>
            <text:p text:style-name="P1"><text:span text:style-name="T11">Letter Dodd to Ad Hoc Group on Iraq, 7 November 2002, ‘Ad Hoc Group on Iraq’ attaching Paper </text:span></text:p>
          </draw:text-box>
        </draw:frame>
        <draw:frame draw:style-name="gr4" draw:text-style-name="P5" draw:layer="layout" svg:width="9.387cm" svg:height="0.395cm" svg:x="2.2cm" svg:y="25.511cm">
          <draw:text-box>
            <text:p text:style-name="P1"><text:span text:style-name="T11">Treasury, October 2002, ‘Economic Impact of a War in Iraq’.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34 </text:span></text:p>
          </draw:text-box>
        </draw:frame>
        <draw:frame draw:style-name="gr4" draw:text-style-name="P5" draw:layer="layout" svg:width="16.216cm" svg:height="0.395cm" svg:x="2.482cm" svg:y="25.934cm">
          <draw:text-box>
            <text:p text:style-name="P1"><text:span text:style-name="T11">Telegram 1456 Washington to FCO London, 7 November 2002, ‘Iraq: UK/US Consultations on Day After </text:span></text:p>
          </draw:text-box>
        </draw:frame>
        <draw:frame draw:style-name="gr4" draw:text-style-name="P5" draw:layer="layout" svg:width="4.278cm" svg:height="0.395cm" svg:x="2.2cm" svg:y="26.357cm">
          <draw:text-box>
            <text:p text:style-name="P1"><text:span text:style-name="T11">Issues: 6 November 2002’.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35 </text:span></text:p>
          </draw:text-box>
        </draw:frame>
        <draw:frame draw:style-name="gr4" draw:text-style-name="P5" draw:layer="layout" svg:width="10.488cm" svg:height="0.395cm" svg:x="2.486cm" svg:y="26.781cm">
          <draw:text-box>
            <text:p text:style-name="P1"><text:span text:style-name="T11">Minute Drummond to Manning, 8 November 2002, ‘Iraq: Day After’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6</text:span></text:p>
          </draw:text-box>
        </draw:frame>
        <draw:frame draw:style-name="gr1" draw:text-style-name="P2" draw:layer="layout" svg:width="16.22cm" svg:height="0.475cm" svg:x="2.2cm" svg:y="2.525cm">
          <draw:text-box>
            <text:p text:style-name="P1"><text:span text:style-name="T6">79. </text:span><text:span text:style-name="T4"><text:s/>Mr Blair and Mr Jack Straw, the Foreign Secretary, held an off-the-record seminar </text:span></text:p>
          </draw:text-box>
        </draw:frame>
        <draw:frame draw:style-name="gr1" draw:text-style-name="P2" draw:layer="layout" svg:width="8.452cm" svg:height="0.475cm" svg:x="2.2cm" svg:y="3.09cm">
          <draw:text-box>
            <text:p text:style-name="P1"><text:span text:style-name="T4">on Iraq with six academics on 19 November. </text:span></text:p>
          </draw:text-box>
        </draw:frame>
        <draw:frame draw:style-name="gr1" draw:text-style-name="P2" draw:layer="layout" svg:width="15.974cm" svg:height="0.475cm" svg:x="2.2cm" svg:y="4.004cm">
          <draw:text-box>
            <text:p text:style-name="P1"><text:span text:style-name="T6">80. </text:span><text:span text:style-name="T4"><text:s/>Mr Rycroft advised Mr Blair that No.10 had issued a set of eight questions as an </text:span></text:p>
          </draw:text-box>
        </draw:frame>
        <draw:frame draw:style-name="gr1" draw:text-style-name="P2" draw:layer="layout" svg:width="6.382cm" svg:height="0.475cm" svg:x="2.2cm" svg:y="4.568cm">
          <draw:text-box>
            <text:p text:style-name="P1"><text:span text:style-name="T4">agenda for the seminar, including:</text:span></text:p>
          </draw:text-box>
        </draw:frame>
        <draw:frame draw:style-name="gr1" draw:text-style-name="P2" draw:layer="layout" svg:width="15.086cm" svg:height="0.475cm" svg:x="2.95cm" svg:y="5.483cm">
          <draw:text-box>
            <text:p text:style-name="P1"><text:span text:style-name="T4">“</text:span><text:span text:style-name="T4">Post-Saddam, how quickly would the Iraqi economy revive? Who would control </text:span></text:p>
          </draw:text-box>
        </draw:frame>
        <draw:frame draw:style-name="gr1" draw:text-style-name="P2" draw:layer="layout" svg:width="2.199cm" svg:height="0.475cm" svg:x="2.95cm" svg:y="6.047cm">
          <draw:text-box>
            <text:p text:style-name="P1"><text:span text:style-name="T4">the oil etc?”</text:span></text:p>
          </draw:text-box>
        </draw:frame>
        <draw:frame draw:style-name="gr6" draw:text-style-name="P7" draw:layer="layout" svg:width="0.273cm" svg:height="0.276cm" svg:x="5.138cm" svg:y="6.066cm">
          <draw:text-box>
            <text:p text:style-name="P1"><text:span text:style-name="T9">36</text:span></text:p>
          </draw:text-box>
        </draw:frame>
        <draw:frame draw:style-name="gr1" draw:text-style-name="P2" draw:layer="layout" svg:width="11.978cm" svg:height="0.475cm" svg:x="2.2cm" svg:y="6.962cm">
          <draw:text-box>
            <text:p text:style-name="P1"><text:span text:style-name="T6">81. </text:span><text:span text:style-name="T4"><text:s/>Mr Rycroft annotated that question in his advice to Mr Blair:</text:span></text:p>
          </draw:text-box>
        </draw:frame>
        <draw:frame draw:style-name="gr1" draw:text-style-name="P2" draw:layer="layout" svg:width="15.378cm" svg:height="0.475cm" svg:x="2.95cm" svg:y="7.876cm">
          <draw:text-box>
            <text:p text:style-name="P1"><text:span text:style-name="T4">“</text:span><text:span text:style-name="T4">BP and others are fretting that they will lose out in the carve-up of contracts after </text:span></text:p>
          </draw:text-box>
        </draw:frame>
        <draw:frame draw:style-name="gr1" draw:text-style-name="P2" draw:layer="layout" svg:width="15.78cm" svg:height="0.475cm" svg:x="2.95cm" svg:y="8.441cm">
          <draw:text-box>
            <text:p text:style-name="P1"><text:span text:style-name="T4">any military action, as the UK did after the Gulf war … We don’t need to get into the </text:span></text:p>
          </draw:text-box>
        </draw:frame>
        <draw:frame draw:style-name="gr1" draw:text-style-name="P2" draw:layer="layout" svg:width="15.221cm" svg:height="0.475cm" svg:x="2.95cm" svg:y="9.005cm">
          <draw:text-box>
            <text:p text:style-name="P1"><text:span text:style-name="T4">detail of this, but we need to know what the main economic constraints would be </text:span></text:p>
          </draw:text-box>
        </draw:frame>
        <draw:frame draw:style-name="gr1" draw:text-style-name="P2" draw:layer="layout" svg:width="15.31cm" svg:height="0.475cm" svg:x="2.95cm" svg:y="9.57cm">
          <draw:text-box>
            <text:p text:style-name="P1"><text:span text:style-name="T4">in rebuilding Iraq and how economic issues would drive the model of governance </text:span></text:p>
          </draw:text-box>
        </draw:frame>
        <draw:frame draw:style-name="gr1" draw:text-style-name="P2" draw:layer="layout" svg:width="1.632cm" svg:height="0.475cm" svg:x="2.95cm" svg:y="10.134cm">
          <draw:text-box>
            <text:p text:style-name="P1"><text:span text:style-name="T4">chosen.”</text:span></text:p>
          </draw:text-box>
        </draw:frame>
        <draw:frame draw:style-name="gr1" draw:text-style-name="P2" draw:layer="layout" svg:width="16.241cm" svg:height="0.475cm" svg:x="2.2cm" svg:y="11.048cm">
          <draw:text-box>
            <text:p text:style-name="P1"><text:span text:style-name="T6">82. </text:span><text:span text:style-name="T4"><text:s/>The concerns of UK oil companies and their discussions with the UK Government </text:span></text:p>
          </draw:text-box>
        </draw:frame>
        <draw:frame draw:style-name="gr1" draw:text-style-name="P2" draw:layer="layout" svg:width="6.521cm" svg:height="0.475cm" svg:x="2.2cm" svg:y="11.613cm">
          <draw:text-box>
            <text:p text:style-name="P1"><text:span text:style-name="T4">are described later in this Section. </text:span></text:p>
          </draw:text-box>
        </draw:frame>
        <draw:frame draw:style-name="gr1" draw:text-style-name="P2" draw:layer="layout" svg:width="13.828cm" svg:height="0.475cm" svg:x="2.2cm" svg:y="12.527cm">
          <draw:text-box>
            <text:p text:style-name="P1"><text:span text:style-name="T6">83. </text:span><text:span text:style-name="T4"><text:s/>Not all the questions posed by No.10 were addressed at the seminar.</text:span></text:p>
          </draw:text-box>
        </draw:frame>
        <draw:frame draw:style-name="gr6" draw:text-style-name="P7" draw:layer="layout" svg:width="0.273cm" svg:height="0.276cm" svg:x="15.943cm" svg:y="12.546cm">
          <draw:text-box>
            <text:p text:style-name="P1"><text:span text:style-name="T9">37</text:span></text:p>
          </draw:text-box>
        </draw:frame>
        <draw:frame draw:style-name="gr1" draw:text-style-name="P2" draw:layer="layout" svg:width="2.487cm" svg:height="0.475cm" svg:x="16.218cm" svg:y="12.527cm">
          <draw:text-box>
            <text:p text:style-name="P1"><text:span text:style-name="T4"><text:s/></text:span><text:span text:style-name="T4">Mr Rycroft’s </text:span></text:p>
          </draw:text-box>
        </draw:frame>
        <draw:frame draw:style-name="gr1" draw:text-style-name="P2" draw:layer="layout" svg:width="16.021cm" svg:height="0.475cm" svg:x="2.2cm" svg:y="13.092cm">
          <draw:text-box>
            <text:p text:style-name="P1"><text:span text:style-name="T4">record of the seminar reported the view that changing Iraq substantively would mean </text:span></text:p>
          </draw:text-box>
        </draw:frame>
        <draw:frame draw:style-name="gr1" draw:text-style-name="P2" draw:layer="layout" svg:width="16.182cm" svg:height="0.475cm" svg:x="2.2cm" svg:y="13.656cm">
          <draw:text-box>
            <text:p text:style-name="P1"><text:span text:style-name="T4">tackling the political economy of oil, which led to a highly centralised bureaucracy and </text:span></text:p>
          </draw:text-box>
        </draw:frame>
        <draw:frame draw:style-name="gr1" draw:text-style-name="P2" draw:layer="layout" svg:width="4.616cm" svg:height="0.475cm" svg:x="2.2cm" svg:y="14.221cm">
          <draw:text-box>
            <text:p text:style-name="P1"><text:span text:style-name="T4">the power of patronage. </text:span></text:p>
          </draw:text-box>
        </draw:frame>
        <draw:frame draw:style-name="gr1" draw:text-style-name="P2" draw:layer="layout" svg:width="16.156cm" svg:height="0.475cm" svg:x="2.2cm" svg:y="15.135cm">
          <draw:text-box>
            <text:p text:style-name="P1"><text:span text:style-name="T6">84. </text:span><text:span text:style-name="T4"><text:s/>Mr Arnab Banerji, an adviser in No.10, sent Mr Blair a detailed assessment of the </text:span></text:p>
          </draw:text-box>
        </draw:frame>
        <draw:frame draw:style-name="gr1" draw:text-style-name="P2" draw:layer="layout" svg:width="11.123cm" svg:height="0.475cm" svg:x="2.2cm" svg:y="15.7cm">
          <draw:text-box>
            <text:p text:style-name="P1"><text:span text:style-name="T4">economic impact on the UK of war in Iraq on 19 December.</text:span></text:p>
          </draw:text-box>
        </draw:frame>
        <draw:frame draw:style-name="gr6" draw:text-style-name="P7" draw:layer="layout" svg:width="0.273cm" svg:height="0.276cm" svg:x="13.283cm" svg:y="15.718cm">
          <draw:text-box>
            <text:p text:style-name="P1"><text:span text:style-name="T9">38</text:span></text:p>
          </draw:text-box>
        </draw:frame>
        <draw:frame draw:style-name="gr1" draw:text-style-name="P2" draw:layer="layout" svg:width="4.346cm" svg:height="0.475cm" svg:x="13.557cm" svg:y="15.7cm">
          <draw:text-box>
            <text:p text:style-name="P1"><text:span text:style-name="T4"><text:s/></text:span><text:span text:style-name="T4">Mr Banerji concluded: </text:span></text:p>
          </draw:text-box>
        </draw:frame>
        <draw:frame draw:style-name="gr1" draw:text-style-name="P2" draw:layer="layout" svg:width="15.166cm" svg:height="0.475cm" svg:x="2.95cm" svg:y="16.614cm">
          <draw:text-box>
            <text:p text:style-name="P1"><text:span text:style-name="T4">“</text:span><text:span text:style-name="T4">A short successful war with Iraq is likely to pose little strain on the UK economy. </text:span></text:p>
          </draw:text-box>
        </draw:frame>
        <draw:frame draw:style-name="gr1" draw:text-style-name="P2" draw:layer="layout" svg:width="15.466cm" svg:height="0.475cm" svg:x="2.95cm" svg:y="17.178cm">
          <draw:text-box>
            <text:p text:style-name="P1"><text:span text:style-name="T4">Following such a conflict a combination of lower oil prices and increased business </text:span></text:p>
          </draw:text-box>
        </draw:frame>
        <draw:frame draw:style-name="gr1" draw:text-style-name="P2" draw:layer="layout" svg:width="16.008cm" svg:height="0.475cm" svg:x="2.95cm" svg:y="17.743cm">
          <draw:text-box>
            <text:p text:style-name="P1"><text:span text:style-name="T4">confidence should provide a boost to the world economy. This in turn would feed into </text:span></text:p>
          </draw:text-box>
        </draw:frame>
        <draw:frame draw:style-name="gr1" draw:text-style-name="P2" draw:layer="layout" svg:width="7.762cm" svg:height="0.475cm" svg:x="2.95cm" svg:y="18.307cm">
          <draw:text-box>
            <text:p text:style-name="P1"><text:span text:style-name="T4">higher UK growth in both 2003 and 2004.</text:span></text:p>
          </draw:text-box>
        </draw:frame>
        <draw:frame draw:style-name="gr1" draw:text-style-name="P2" draw:layer="layout" svg:width="15.2cm" svg:height="0.475cm" svg:x="2.95cm" svg:y="19.222cm">
          <draw:text-box>
            <text:p text:style-name="P1"><text:span text:style-name="T4">“</text:span><text:span text:style-name="T4">An extended or inconclusive conflict would have negative consequences for the </text:span></text:p>
          </draw:text-box>
        </draw:frame>
        <draw:frame draw:style-name="gr1" draw:text-style-name="P2" draw:layer="layout" svg:width="15.758cm" svg:height="0.475cm" svg:x="2.95cm" svg:y="19.786cm">
          <draw:text-box>
            <text:p text:style-name="P1"><text:span text:style-name="T4">world economy and damage the UK. If oil prices remain in the US$30 – US$45 [per </text:span></text:p>
          </draw:text-box>
        </draw:frame>
        <draw:frame draw:style-name="gr1" draw:text-style-name="P2" draw:layer="layout" svg:width="15.631cm" svg:height="0.475cm" svg:x="2.95cm" svg:y="20.351cm">
          <draw:text-box>
            <text:p text:style-name="P1"><text:span text:style-name="T4">barrel] range for a year then UK growth rates are expected to be about 1.0 percent </text:span></text:p>
          </draw:text-box>
        </draw:frame>
        <draw:frame draw:style-name="gr1" draw:text-style-name="P2" draw:layer="layout" svg:width="8.922cm" svg:height="0.475cm" svg:x="2.95cm" svg:y="20.915cm">
          <draw:text-box>
            <text:p text:style-name="P1"><text:span text:style-name="T4">lower than anticipated for both 2003 and 2004.”</text:span></text:p>
          </draw:text-box>
        </draw:frame>
        <draw:frame draw:style-name="gr1" draw:text-style-name="P2" draw:layer="layout" svg:width="16.614cm" svg:height="0.475cm" svg:x="2.2cm" svg:y="21.83cm">
          <draw:text-box>
            <text:p text:style-name="P1"><text:span text:style-name="T4">That price range compared with a UK forecast of US$20 to US$25 per barrel by the end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8" draw:text-style-name="P8" draw:layer="layout" svg:x1="2.485cm" svg:y1="25.867cm" svg:x2="17.308cm" svg:y2="25.867cm">
          <text:p/>
        </draw:line>
        <draw:frame draw:style-name="gr1" draw:text-style-name="P2" draw:layer="layout" svg:width="1.661cm" svg:height="0.475cm" svg:x="2.2cm" svg:y="22.394cm">
          <draw:text-box>
            <text:p text:style-name="P1"><text:span text:style-name="T4">of 2003.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36 </text:span></text:p>
          </draw:text-box>
        </draw:frame>
        <draw:line draw:style-name="gr8" draw:text-style-name="P8" draw:layer="layout" svg:x1="2.485cm" svg:y1="26.29cm" svg:x2="17.158cm" svg:y2="26.29cm">
          <text:p/>
        </draw:line>
        <draw:line draw:style-name="gr8" draw:text-style-name="P8" draw:layer="layout" svg:x1="2.199cm" svg:y1="26.714cm" svg:x2="4.507cm" svg:y2="26.714cm">
          <text:p/>
        </draw:line>
        <draw:frame draw:style-name="gr4" draw:text-style-name="P5" draw:layer="layout" svg:width="14.827cm" svg:height="0.395cm" svg:x="2.486cm" svg:y="25.511cm">
          <draw:text-box>
            <text:p text:style-name="P1"><text:span text:style-name="T5">Minute Rycroft to Prime Minister, 18 November 2002, ‘Iraq: Seminar with Academics, Tuesday’.</text:span><text:span text:style-name="T11">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37 </text:span></text:p>
          </draw:text-box>
        </draw:frame>
        <draw:frame draw:style-name="gr4" draw:text-style-name="P5" draw:layer="layout" svg:width="14.577cm" svg:height="0.395cm" svg:x="2.486cm" svg:y="25.934cm">
          <draw:text-box>
            <text:p text:style-name="P1"><text:span text:style-name="T5">Letter Rycroft to Sinclair, 20 November 2002, ‘Iraq: Prime Minister’s Seminar with Academics, </text:span></text:p>
          </draw:text-box>
        </draw:frame>
        <draw:frame draw:style-name="gr4" draw:text-style-name="P5" draw:layer="layout" svg:width="2.389cm" svg:height="0.395cm" svg:x="2.2cm" svg:y="26.357cm">
          <draw:text-box>
            <text:p text:style-name="P1"><text:span text:style-name="T5">19 November’.</text:span><text:span text:style-name="T11">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38 </text:span></text:p>
          </draw:text-box>
        </draw:frame>
        <draw:frame draw:style-name="gr4" draw:text-style-name="P5" draw:layer="layout" svg:width="14.958cm" svg:height="0.395cm" svg:x="2.486cm" svg:y="26.781cm">
          <draw:text-box>
            <text:p text:style-name="P1"><text:span text:style-name="T11">Minute Banerji to Prime Minister, 19 December 2002, ‘Economic Impact on UK of War with Iraq’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line draw:style-name="gr12" draw:text-style-name="P8" draw:layer="layout" svg:x1="13.687cm" svg:y1="13.898cm" svg:x2="18.799cm" svg:y2="13.898cm">
          <text:p/>
        </draw:line>
        <draw:line draw:style-name="gr12" draw:text-style-name="P8" draw:layer="layout" svg:x1="2.949cm" svg:y1="14.463cm" svg:x2="4.032cm" svg:y2="14.46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87</text:span></text:p>
          </draw:text-box>
        </draw:frame>
        <draw:frame draw:style-name="gr1" draw:text-style-name="P2" draw:layer="layout" svg:width="15.606cm" svg:height="0.475cm" svg:x="2.2cm" svg:y="2.525cm">
          <draw:text-box>
            <text:p text:style-name="P1"><text:span text:style-name="T6">85. </text:span><text:span text:style-name="T4"><text:s/>Mr Tony Brenton, Deputy Head of Mission at the British Embassy Washington, </text:span></text:p>
          </draw:text-box>
        </draw:frame>
        <draw:frame draw:style-name="gr1" draw:text-style-name="P2" draw:layer="layout" svg:width="16.368cm" svg:height="0.475cm" svg:x="2.2cm" svg:y="3.09cm">
          <draw:text-box>
            <text:p text:style-name="P1"><text:span text:style-name="T4">reported US State Department (but not yet agreed US Government) views by telegram </text:span></text:p>
          </draw:text-box>
        </draw:frame>
        <draw:frame draw:style-name="gr1" draw:text-style-name="P2" draw:layer="layout" svg:width="3.236cm" svg:height="0.475cm" svg:x="2.2cm" svg:y="3.654cm">
          <draw:text-box>
            <text:p text:style-name="P1"><text:span text:style-name="T4">on 23 December.</text:span></text:p>
          </draw:text-box>
        </draw:frame>
        <draw:frame draw:style-name="gr6" draw:text-style-name="P7" draw:layer="layout" svg:width="0.273cm" svg:height="0.276cm" svg:x="5.424cm" svg:y="3.673cm">
          <draw:text-box>
            <text:p text:style-name="P1"><text:span text:style-name="T9">39</text:span></text:p>
          </draw:text-box>
        </draw:frame>
        <draw:frame draw:style-name="gr1" draw:text-style-name="P2" draw:layer="layout" svg:width="6.166cm" svg:height="0.475cm" svg:x="5.699cm" svg:y="3.654cm">
          <draw:text-box>
            <text:p text:style-name="P1"><text:span text:style-name="T4"><text:s/></text:span><text:span text:style-name="T4">The main policy points included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66cm" svg:height="0.475cm" svg:x="3.7cm" svg:y="4.568cm">
          <draw:text-box>
            <text:p text:style-name="P1"><text:span text:style-name="T4">Provided the war was short, the US State Department did not anticipate </text:span></text:p>
          </draw:text-box>
        </draw:frame>
        <draw:frame draw:style-name="gr1" draw:text-style-name="P2" draw:layer="layout" svg:width="14.158cm" svg:height="0.475cm" svg:x="3.7cm" svg:y="5.133cm">
          <draw:text-box>
            <text:p text:style-name="P1"><text:span text:style-name="T4">a dramatic impact on oil prices. They were ready to intervene in the market </text:span></text:p>
          </draw:text-box>
        </draw:frame>
        <draw:frame draw:style-name="gr1" draw:text-style-name="P2" draw:layer="layout" svg:width="2.707cm" svg:height="0.475cm" svg:x="3.7cm" svg:y="5.697cm">
          <draw:text-box>
            <text:p text:style-name="P1"><text:span text:style-name="T4">as necessary. 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9cm" svg:height="0.475cm" svg:x="3.7cm" svg:y="6.362cm">
          <draw:text-box>
            <text:p text:style-name="P1"><text:span text:style-name="T4">Control of the oil sector should be put back into Iraqi hands as soon as possible. </text:span></text:p>
          </draw:text-box>
        </draw:frame>
        <draw:frame draw:style-name="gr1" draw:text-style-name="P2" draw:layer="layout" svg:width="14.696cm" svg:height="0.475cm" svg:x="3.7cm" svg:y="6.926cm">
          <draw:text-box>
            <text:p text:style-name="P1"><text:span text:style-name="T4">As far as possible, any major decisions should be postponed until control was </text:span></text:p>
          </draw:text-box>
        </draw:frame>
        <draw:frame draw:style-name="gr1" draw:text-style-name="P2" draw:layer="layout" svg:width="2.677cm" svg:height="0.475cm" svg:x="3.7cm" svg:y="7.491cm">
          <draw:text-box>
            <text:p text:style-name="P1"><text:span text:style-name="T4">handed back. 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4cm" svg:height="0.475cm" svg:x="3.7cm" svg:y="8.155cm">
          <draw:text-box>
            <text:p text:style-name="P1"><text:span text:style-name="T4">In the interim there should be a clear international role to maximise transparency </text:span></text:p>
          </draw:text-box>
        </draw:frame>
        <draw:frame draw:style-name="gr1" draw:text-style-name="P2" draw:layer="layout" svg:width="10.06cm" svg:height="0.475cm" svg:x="3.7cm" svg:y="8.72cm">
          <draw:text-box>
            <text:p text:style-name="P1"><text:span text:style-name="T4">and minimise charges that the US went to war for oil. </text:span></text:p>
          </draw:text-box>
        </draw:frame>
        <draw:frame draw:style-name="gr2" draw:text-style-name="P3" draw:layer="layout" svg:width="0.634cm" svg:height="0.712cm" svg:x="2.95cm" svg:y="9.2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9.384cm">
          <draw:text-box>
            <text:p text:style-name="P1"><text:span text:style-name="T4">The US would “respect the concerns of those countries with existing contracts”. </text:span></text:p>
          </draw:text-box>
        </draw:frame>
        <draw:frame draw:style-name="gr1" draw:text-style-name="P2" draw:layer="layout" svg:width="15.466cm" svg:height="0.475cm" svg:x="2.2cm" svg:y="10.298cm">
          <draw:text-box>
            <text:p text:style-name="P1"><text:span text:style-name="T6">86. </text:span><text:span text:style-name="T4"><text:s/>A No.10 official wrote to Sir David Manning on 8 January 2003, to express his </text:span></text:p>
          </draw:text-box>
        </draw:frame>
        <draw:frame draw:style-name="gr1" draw:text-style-name="P2" draw:layer="layout" svg:width="16.402cm" svg:height="0.475cm" svg:x="2.2cm" svg:y="10.863cm">
          <draw:text-box>
            <text:p text:style-name="P1"><text:span text:style-name="T4">concern about the US plan to set up a US-administered trust fund for Iraqi oil revenues.</text:span></text:p>
          </draw:text-box>
        </draw:frame>
        <draw:frame draw:style-name="gr6" draw:text-style-name="P7" draw:layer="layout" svg:width="0.273cm" svg:height="0.276cm" svg:x="18.525cm" svg:y="10.882cm">
          <draw:text-box>
            <text:p text:style-name="P1"><text:span text:style-name="T9">40</text:span></text:p>
          </draw:text-box>
        </draw:frame>
        <draw:frame draw:style-name="gr1" draw:text-style-name="P2" draw:layer="layout" svg:width="0.422cm" svg:height="0.475cm" svg:x="18.8cm" svg:y="10.8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439cm" svg:height="0.475cm" svg:x="2.2cm" svg:y="11.427cm">
          <draw:text-box>
            <text:p text:style-name="P1"><text:span text:style-name="T4">The official argued that:</text:span></text:p>
          </draw:text-box>
        </draw:frame>
        <draw:frame draw:style-name="gr1" draw:text-style-name="P2" draw:layer="layout" svg:width="15.907cm" svg:height="0.475cm" svg:x="2.95cm" svg:y="12.342cm">
          <draw:text-box>
            <text:p text:style-name="P1"><text:span text:style-name="T4">“… </text:span><text:span text:style-name="T4">we should be working hard to persuade the US that, whilst a trust fund to ensure </text:span></text:p>
          </draw:text-box>
        </draw:frame>
        <draw:frame draw:style-name="gr1" draw:text-style-name="P2" draw:layer="layout" svg:width="15.289cm" svg:height="0.475cm" svg:x="2.95cm" svg:y="12.906cm">
          <draw:text-box>
            <text:p text:style-name="P1"><text:span text:style-name="T4">the Iraqi people benefit from oil export revenues is a good idea, it is very much in </text:span></text:p>
          </draw:text-box>
        </draw:frame>
        <draw:frame draw:style-name="gr1" draw:text-style-name="P2" draw:layer="layout" svg:width="15.979cm" svg:height="0.475cm" svg:x="2.95cm" svg:y="13.471cm">
          <draw:text-box>
            <text:p text:style-name="P1"><text:span text:style-name="T4">the US’s (and by extension the UK’s) political interests to get this done through a UN </text:span></text:p>
          </draw:text-box>
        </draw:frame>
        <draw:frame draw:style-name="gr1" draw:text-style-name="P2" draw:layer="layout" svg:width="15.957cm" svg:height="0.475cm" svg:x="2.95cm" svg:y="14.035cm">
          <draw:text-box>
            <text:p text:style-name="P1"><text:span text:style-name="T4">forum … If control was handed to the UN, it would be much more difficult to maintain </text:span></text:p>
          </draw:text-box>
        </draw:frame>
        <draw:frame draw:style-name="gr1" draw:text-style-name="P2" draw:layer="layout" svg:width="6.526cm" svg:height="0.475cm" svg:x="2.95cm" svg:y="14.6cm">
          <draw:text-box>
            <text:p text:style-name="P1"><text:span text:style-name="T4">the argument that this is about oil.”</text:span></text:p>
          </draw:text-box>
        </draw:frame>
        <draw:frame draw:style-name="gr1" draw:text-style-name="P2" draw:layer="layout" svg:width="15.161cm" svg:height="0.475cm" svg:x="2.2cm" svg:y="15.514cm">
          <draw:text-box>
            <text:p text:style-name="P1"><text:span text:style-name="T6">87. </text:span><text:span text:style-name="T4"><text:s/>The 10 January 2003 meeting of the AHGI considered a joint Cabinet Office/</text:span></text:p>
          </draw:text-box>
        </draw:frame>
        <draw:frame draw:style-name="gr1" draw:text-style-name="P2" draw:layer="layout" svg:width="16.326cm" svg:height="0.475cm" svg:x="2.2cm" svg:y="16.078cm">
          <draw:text-box>
            <text:p text:style-name="P1"><text:span text:style-name="T4">Department for Environment, Food and Rural Affairs (DEFRA) paper on environmental </text:span></text:p>
          </draw:text-box>
        </draw:frame>
        <draw:frame draw:style-name="gr1" draw:text-style-name="P2" draw:layer="layout" svg:width="4.117cm" svg:height="0.475cm" svg:x="2.2cm" svg:y="16.643cm">
          <draw:text-box>
            <text:p text:style-name="P1"><text:span text:style-name="T4">contingency planning.</text:span></text:p>
          </draw:text-box>
        </draw:frame>
        <draw:frame draw:style-name="gr6" draw:text-style-name="P7" draw:layer="layout" svg:width="0.273cm" svg:height="0.276cm" svg:x="6.295cm" svg:y="16.662cm">
          <draw:text-box>
            <text:p text:style-name="P1"><text:span text:style-name="T9">41</text:span></text:p>
          </draw:text-box>
        </draw:frame>
        <draw:frame draw:style-name="gr1" draw:text-style-name="P2" draw:layer="layout" svg:width="0.422cm" svg:height="0.475cm" svg:x="6.57cm" svg:y="16.6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84cm" svg:height="0.475cm" svg:x="2.2cm" svg:y="17.557cm">
          <draw:text-box>
            <text:p text:style-name="P1"><text:span text:style-name="T6">88. </text:span><text:span text:style-name="T4"><text:s/>DEFRA assessed that the environmental consequences of large-scale damage </text:span></text:p>
          </draw:text-box>
        </draw:frame>
        <draw:frame draw:style-name="gr1" draw:text-style-name="P2" draw:layer="layout" svg:width="15.204cm" svg:height="0.475cm" svg:x="2.2cm" svg:y="18.122cm">
          <draw:text-box>
            <text:p text:style-name="P1"><text:span text:style-name="T4">to Iraqi oil fields would be “significant and dramatic but in most cases short term”.</text:span></text:p>
          </draw:text-box>
        </draw:frame>
        <draw:frame draw:style-name="gr6" draw:text-style-name="P7" draw:layer="layout" svg:width="0.273cm" svg:height="0.276cm" svg:x="17.353cm" svg:y="18.141cm">
          <draw:text-box>
            <text:p text:style-name="P1"><text:span text:style-name="T9">42</text:span></text:p>
          </draw:text-box>
        </draw:frame>
        <draw:frame draw:style-name="gr1" draw:text-style-name="P2" draw:layer="layout" svg:width="0.422cm" svg:height="0.475cm" svg:x="17.627cm" svg:y="18.1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9cm" svg:height="0.475cm" svg:x="2.2cm" svg:y="18.686cm">
          <draw:text-box>
            <text:p text:style-name="P1"><text:span text:style-name="T4">Most of the impacts would be confined to Iraq. The US would have an important role </text:span></text:p>
          </draw:text-box>
        </draw:frame>
        <draw:frame draw:style-name="gr1" draw:text-style-name="P2" draw:layer="layout" svg:width="15.631cm" svg:height="0.475cm" svg:x="2.2cm" svg:y="19.251cm">
          <draw:text-box>
            <text:p text:style-name="P1"><text:span text:style-name="T4">in responding to environmental contamination, though the extent of its contingency </text:span></text:p>
          </draw:text-box>
        </draw:frame>
        <draw:frame draw:style-name="gr1" draw:text-style-name="P2" draw:layer="layout" svg:width="15.179cm" svg:height="0.475cm" svg:x="2.2cm" svg:y="19.815cm">
          <draw:text-box>
            <text:p text:style-name="P1"><text:span text:style-name="T4">planning was unclear. The UK had the capacity to provide “limited assistance” to:</text:span></text:p>
          </draw:text-box>
        </draw:frame>
        <draw:frame draw:style-name="gr2" draw:text-style-name="P3" draw:layer="layout" svg:width="0.634cm" svg:height="0.712cm" svg:x="2.95cm" svg:y="20.5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215cm" svg:height="0.475cm" svg:x="3.7cm" svg:y="20.73cm">
          <draw:text-box>
            <text:p text:style-name="P1"><text:span text:style-name="T4">treat oil pollution;</text:span></text:p>
          </draw:text-box>
        </draw:frame>
        <draw:frame draw:style-name="gr2" draw:text-style-name="P3" draw:layer="layout" svg:width="0.634cm" svg:height="0.712cm" svg:x="2.95cm" svg:y="21.2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654cm" svg:height="0.475cm" svg:x="3.7cm" svg:y="21.394cm">
          <draw:text-box>
            <text:p text:style-name="P1"><text:span text:style-name="T4">monitor air pollution; and</text:span></text:p>
          </draw:text-box>
        </draw:frame>
        <draw:frame draw:style-name="gr2" draw:text-style-name="P3" draw:layer="layout" svg:width="0.634cm" svg:height="0.712cm" svg:x="2.95cm" svg:y="21.9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65cm" svg:height="0.475cm" svg:x="3.7cm" svg:y="22.058cm">
          <draw:text-box>
            <text:p text:style-name="P1"><text:span text:style-name="T4">help decontaminate water supplies.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2.405cm" svg:height="0.475cm" svg:x="2.2cm" svg:y="22.973cm">
          <draw:text-box>
            <text:p text:style-name="P1"><text:span text:style-name="T6">89. </text:span><text:span text:style-name="T4"><text:s/>DEFRA stated that any UK assistance would require funding.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39 </text:span></text:p>
          </draw:text-box>
        </draw:frame>
        <draw:frame draw:style-name="gr4" draw:text-style-name="P5" draw:layer="layout" svg:width="14.421cm" svg:height="0.395cm" svg:x="2.482cm" svg:y="25.087cm">
          <draw:text-box>
            <text:p text:style-name="P1"><text:span text:style-name="T11">Telegram 1690 Washington to FCO London, 23 December 2002, ‘Iraq: the Day After: Oil and </text:span></text:p>
          </draw:text-box>
        </draw:frame>
        <draw:frame draw:style-name="gr4" draw:text-style-name="P5" draw:layer="layout" svg:width="2.618cm" svg:height="0.395cm" svg:x="2.2cm" svg:y="25.511cm">
          <draw:text-box>
            <text:p text:style-name="P1"><text:span text:style-name="T11">Reconstruction’.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40 </text:span></text:p>
          </draw:text-box>
        </draw:frame>
        <draw:frame draw:style-name="gr4" draw:text-style-name="P5" draw:layer="layout" svg:width="13.299cm" svg:height="0.395cm" svg:x="2.486cm" svg:y="25.934cm">
          <draw:text-box>
            <text:p text:style-name="P1"><text:span text:style-name="T11">Minute No.10 [junior official] to Manning, 8 January 2003, ‘What We Do with Iraqi Oil’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41 </text:span></text:p>
          </draw:text-box>
        </draw:frame>
        <draw:frame draw:style-name="gr4" draw:text-style-name="P5" draw:layer="layout" svg:width="10.585cm" svg:height="0.395cm" svg:x="2.486cm" svg:y="26.357cm">
          <draw:text-box>
            <text:p text:style-name="P1"><text:span text:style-name="T11">Minute Dodd to Manning, 13 January 2003, ‘Ad Hoc Group on Iraq’.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42 </text:span></text:p>
          </draw:text-box>
        </draw:frame>
        <draw:frame draw:style-name="gr4" draw:text-style-name="P5" draw:layer="layout" svg:width="13.278cm" svg:height="0.395cm" svg:x="2.486cm" svg:y="26.781cm">
          <draw:text-box>
            <text:p text:style-name="P1"><text:span text:style-name="T11">Paper Cabinet Office/DEFRA, [undated], ‘Iraq: Environmental Contingency Planning’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8</text:span></text:p>
          </draw:text-box>
        </draw:frame>
        <draw:frame draw:style-name="gr1" draw:text-style-name="P2" draw:layer="layout" svg:width="15.174cm" svg:height="0.475cm" svg:x="2.2cm" svg:y="2.525cm">
          <draw:text-box>
            <text:p text:style-name="P1"><text:span text:style-name="T6">90. </text:span><text:span text:style-name="T4"><text:s/>The AHGI agreed that the DEFRA paper should be passed to the US, and a </text:span></text:p>
          </draw:text-box>
        </draw:frame>
        <draw:frame draw:style-name="gr1" draw:text-style-name="P2" draw:layer="layout" svg:width="6.492cm" svg:height="0.475cm" svg:x="2.2cm" svg:y="3.09cm">
          <draw:text-box>
            <text:p text:style-name="P1"><text:span text:style-name="T4">finalised version sent to Ministers. </text:span></text:p>
          </draw:text-box>
        </draw:frame>
        <draw:frame draw:style-name="gr1" draw:text-style-name="P2" draw:layer="layout" svg:width="4.193cm" svg:height="0.475cm" svg:x="2.2cm" svg:y="4.204cm">
          <draw:text-box>
            <text:p text:style-name="P1"><text:span text:style-name="T1">MILITARY PLANNING</text:span></text:p>
          </draw:text-box>
        </draw:frame>
        <draw:frame draw:style-name="gr1" draw:text-style-name="P2" draw:layer="layout" svg:width="16.275cm" svg:height="0.475cm" svg:x="2.2cm" svg:y="4.968cm">
          <draw:text-box>
            <text:p text:style-name="P1"><text:span text:style-name="T6">91. </text:span><text:span text:style-name="T4"><text:s/>Sections 6.1 and 6.2 describe how, by the beginning of January 2003, uncertainty </text:span></text:p>
          </draw:text-box>
        </draw:frame>
        <draw:frame draw:style-name="gr1" draw:text-style-name="P2" draw:layer="layout" svg:width="16.029cm" svg:height="0.475cm" svg:x="2.2cm" svg:y="5.533cm">
          <draw:text-box>
            <text:p text:style-name="P1"><text:span text:style-name="T4">about Turkey’s agreement to the deployment of Coalition ground forces in its territory </text:span></text:p>
          </draw:text-box>
        </draw:frame>
        <draw:frame draw:style-name="gr1" draw:text-style-name="P2" draw:layer="layout" svg:width="16.296cm" svg:height="0.475cm" svg:x="2.2cm" svg:y="6.097cm">
          <draw:text-box>
            <text:p text:style-name="P1"><text:span text:style-name="T4">had reached a critical point, and the UK’s decision to deploy large-scale ground forces </text:span></text:p>
          </draw:text-box>
        </draw:frame>
        <draw:frame draw:style-name="gr1" draw:text-style-name="P2" draw:layer="layout" svg:width="7.884cm" svg:height="0.475cm" svg:x="2.2cm" svg:y="6.662cm">
          <draw:text-box>
            <text:p text:style-name="P1"><text:span text:style-name="T4">to the south, rather than the north, of Iraq.</text:span></text:p>
          </draw:text-box>
        </draw:frame>
        <draw:frame draw:style-name="gr1" draw:text-style-name="P2" draw:layer="layout" svg:width="16.427cm" svg:height="0.475cm" svg:x="2.2cm" svg:y="7.576cm">
          <draw:text-box>
            <text:p text:style-name="P1"><text:span text:style-name="T6">92. </text:span><text:span text:style-name="T4"><text:s/>The MOD’s Strategic Planning Group advised the Chiefs of Staff on 7 January that </text:span></text:p>
          </draw:text-box>
        </draw:frame>
        <draw:frame draw:style-name="gr1" draw:text-style-name="P2" draw:layer="layout" svg:width="8.905cm" svg:height="0.475cm" svg:x="2.2cm" svg:y="8.141cm">
          <draw:text-box>
            <text:p text:style-name="P1"><text:span text:style-name="T4">adopting a southern option had the potential to:</text:span></text:p>
          </draw:text-box>
        </draw:frame>
        <draw:frame draw:style-name="gr1" draw:text-style-name="P2" draw:layer="layout" svg:width="15.009cm" svg:height="0.475cm" svg:x="2.95cm" svg:y="9.055cm">
          <draw:text-box>
            <text:p text:style-name="P1"><text:span text:style-name="T4">“</text:span><text:span text:style-name="T4">Provide UK with leading role in key areas of Iraq (free of Kurdish political risks) </text:span></text:p>
          </draw:text-box>
        </draw:frame>
        <draw:frame draw:style-name="gr1" draw:text-style-name="P2" draw:layer="layout" svg:width="15.064cm" svg:height="0.475cm" svg:x="2.95cm" svg:y="9.62cm">
          <draw:text-box>
            <text:p text:style-name="P1"><text:span text:style-name="T4">in Aftermath, and thus provide leverage in Aftermath Planning efforts, especially </text:span></text:p>
          </draw:text-box>
        </draw:frame>
        <draw:frame draw:style-name="gr1" draw:text-style-name="P2" draw:layer="layout" svg:width="1.894cm" svg:height="0.475cm" svg:x="2.95cm" svg:y="10.184cm">
          <draw:text-box>
            <text:p text:style-name="P1"><text:span text:style-name="T4">related to:</text:span></text:p>
          </draw:text-box>
        </draw:frame>
        <draw:frame draw:style-name="gr2" draw:text-style-name="P3" draw:layer="layout" svg:width="0.634cm" svg:height="0.712cm" svg:x="3.7cm" svg:y="10.9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605cm" svg:height="0.475cm" svg:x="4.45cm" svg:y="11.098cm">
          <draw:text-box>
            <text:p text:style-name="P1"><text:span text:style-name="T4">Humanitarian effort</text:span></text:p>
          </draw:text-box>
        </draw:frame>
        <draw:frame draw:style-name="gr2" draw:text-style-name="P3" draw:layer="layout" svg:width="0.634cm" svg:height="0.712cm" svg:x="3.7cm" svg:y="11.6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82cm" svg:height="0.475cm" svg:x="4.45cm" svg:y="11.763cm">
          <draw:text-box>
            <text:p text:style-name="P1"><text:span text:style-name="T4">Reconstruction of key infrastructure</text:span></text:p>
          </draw:text-box>
        </draw:frame>
        <draw:frame draw:style-name="gr2" draw:text-style-name="P3" draw:layer="layout" svg:width="0.634cm" svg:height="0.712cm" svg:x="3.7cm" svg:y="12.2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42cm" svg:height="0.475cm" svg:x="4.45cm" svg:y="12.427cm">
          <draw:text-box>
            <text:p text:style-name="P1"><text:span text:style-name="T4">Future control and distribution of Iraqi oil.”</text:span></text:p>
          </draw:text-box>
        </draw:frame>
        <draw:frame draw:style-name="gr6" draw:text-style-name="P7" draw:layer="layout" svg:width="0.273cm" svg:height="0.276cm" svg:x="12.262cm" svg:y="12.446cm">
          <draw:text-box>
            <text:p text:style-name="P1"><text:span text:style-name="T9">43</text:span></text:p>
          </draw:text-box>
        </draw:frame>
        <draw:frame draw:style-name="gr1" draw:text-style-name="P2" draw:layer="layout" svg:width="15.839cm" svg:height="0.475cm" svg:x="2.2cm" svg:y="13.342cm">
          <draw:text-box>
            <text:p text:style-name="P1"><text:span text:style-name="T6">93. </text:span><text:span text:style-name="T4"><text:s/>Lieutenant General John Reith, Chief of Joint Operations (CJO), attended a US </text:span></text:p>
          </draw:text-box>
        </draw:frame>
        <draw:frame draw:style-name="gr1" draw:text-style-name="P2" draw:layer="layout" svg:width="16.343cm" svg:height="0.475cm" svg:x="2.2cm" svg:y="13.906cm">
          <draw:text-box>
            <text:p text:style-name="P1"><text:span text:style-name="T4">Central Command (CENTCOM) commanders’ conference in Tampa, Florida on 15 and </text:span></text:p>
          </draw:text-box>
        </draw:frame>
        <draw:frame draw:style-name="gr1" draw:text-style-name="P2" draw:layer="layout" svg:width="2.191cm" svg:height="0.475cm" svg:x="2.2cm" svg:y="14.471cm">
          <draw:text-box>
            <text:p text:style-name="P1"><text:span text:style-name="T4">16 January.</text:span></text:p>
          </draw:text-box>
        </draw:frame>
        <draw:frame draw:style-name="gr6" draw:text-style-name="P7" draw:layer="layout" svg:width="0.273cm" svg:height="0.276cm" svg:x="4.381cm" svg:y="14.489cm">
          <draw:text-box>
            <text:p text:style-name="P1"><text:span text:style-name="T9">44</text:span></text:p>
          </draw:text-box>
        </draw:frame>
        <draw:frame draw:style-name="gr1" draw:text-style-name="P2" draw:layer="layout" svg:width="13.676cm" svg:height="0.475cm" svg:x="4.655cm" svg:y="14.471cm">
          <draw:text-box>
            <text:p text:style-name="P1"><text:span text:style-name="T4"><text:s/></text:span><text:span text:style-name="T4">The conference was described by General Tommy Franks, Commander </text:span></text:p>
          </draw:text-box>
        </draw:frame>
        <draw:frame draw:style-name="gr1" draw:text-style-name="P2" draw:layer="layout" svg:width="16.275cm" svg:height="0.475cm" svg:x="2.2cm" svg:y="15.035cm">
          <draw:text-box>
            <text:p text:style-name="P1"><text:span text:style-name="T4">in Chief CENTCOM, as “likely to be the last chance for such a gathering to take place. </text:span></text:p>
          </draw:text-box>
        </draw:frame>
        <draw:frame draw:style-name="gr1" draw:text-style-name="P2" draw:layer="layout" svg:width="6.314cm" svg:height="0.475cm" svg:x="2.2cm" svg:y="15.6cm">
          <draw:text-box>
            <text:p text:style-name="P1"><text:span text:style-name="T4">It therefore had to be conclusive.”</text:span></text:p>
          </draw:text-box>
        </draw:frame>
        <draw:frame draw:style-name="gr1" draw:text-style-name="P2" draw:layer="layout" svg:width="15.775cm" svg:height="0.475cm" svg:x="2.2cm" svg:y="16.514cm">
          <draw:text-box>
            <text:p text:style-name="P1"><text:span text:style-name="T6">94. </text:span><text:span text:style-name="T4"><text:s/>Lt Gen Reith reported to Admiral Sir Michael Boyce, Chief of the Defence Staff, </text:span></text:p>
          </draw:text-box>
        </draw:frame>
        <draw:frame draw:style-name="gr1" draw:text-style-name="P2" draw:layer="layout" svg:width="16.186cm" svg:height="0.475cm" svg:x="2.2cm" svg:y="17.078cm">
          <draw:text-box>
            <text:p text:style-name="P1"><text:span text:style-name="T4">that the US had “a zillion dollar project to modernise and properly exploit the southern </text:span></text:p>
          </draw:text-box>
        </draw:frame>
        <draw:frame draw:style-name="gr1" draw:text-style-name="P2" draw:layer="layout" svg:width="1.674cm" svg:height="0.475cm" svg:x="2.2cm" svg:y="17.643cm">
          <draw:text-box>
            <text:p text:style-name="P1"><text:span text:style-name="T4">oilfields”.</text:span></text:p>
          </draw:text-box>
        </draw:frame>
        <draw:frame draw:style-name="gr6" draw:text-style-name="P7" draw:layer="layout" svg:width="0.273cm" svg:height="0.276cm" svg:x="3.87cm" svg:y="17.662cm">
          <draw:text-box>
            <text:p text:style-name="P1"><text:span text:style-name="T9">45</text:span></text:p>
          </draw:text-box>
        </draw:frame>
        <draw:frame draw:style-name="gr1" draw:text-style-name="P2" draw:layer="layout" svg:width="0.422cm" svg:height="0.475cm" svg:x="4.145cm" svg:y="17.6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77cm" svg:height="0.475cm" svg:x="2.2cm" svg:y="18.557cm">
          <draw:text-box>
            <text:p text:style-name="P1"><text:span text:style-name="T6">95. </text:span><text:span text:style-name="T4"><text:s/>Gen Reith told the Inquiry that, in the margins of the conference, he had told <text:s/></text:span></text:p>
          </draw:text-box>
        </draw:frame>
        <draw:frame draw:style-name="gr1" draw:text-style-name="P2" draw:layer="layout" svg:width="12.6cm" svg:height="0.475cm" svg:x="2.2cm" svg:y="19.122cm">
          <draw:text-box>
            <text:p text:style-name="P1"><text:span text:style-name="T4">Gen Franks that he was unhappy with the way planning was going:</text:span></text:p>
          </draw:text-box>
        </draw:frame>
        <draw:frame draw:style-name="gr1" draw:text-style-name="P2" draw:layer="layout" svg:width="15.077cm" svg:height="0.475cm" svg:x="2.95cm" svg:y="20.036cm">
          <draw:text-box>
            <text:p text:style-name="P1"><text:span text:style-name="T4">“… </text:span><text:span text:style-name="T4">they were going into shock and awe, and we … the British … had been very </text:span></text:p>
          </draw:text-box>
        </draw:frame>
        <draw:frame draw:style-name="gr1" draw:text-style-name="P2" draw:layer="layout" svg:width="9.87cm" svg:height="0.475cm" svg:x="2.95cm" svg:y="20.601cm">
          <draw:text-box>
            <text:p text:style-name="P1"><text:span text:style-name="T4">much the custodians of ‘Let’s worry about Phase IV’.</text:span></text:p>
          </draw:text-box>
        </draw:frame>
        <draw:frame draw:style-name="gr6" draw:text-style-name="P7" draw:layer="layout" svg:width="0.273cm" svg:height="0.276cm" svg:x="12.778cm" svg:y="20.619cm">
          <draw:text-box>
            <text:p text:style-name="P1"><text:span text:style-name="T9">46</text:span></text:p>
          </draw:text-box>
        </draw:frame>
        <draw:frame draw:style-name="gr1" draw:text-style-name="P2" draw:layer="layout" svg:width="5.493cm" svg:height="0.475cm" svg:x="13.053cm" svg:y="20.601cm">
          <draw:text-box>
            <text:p text:style-name="P1"><text:span text:style-name="T4"><text:s/></text:span><text:span text:style-name="T4">So we got on to Phase IV in </text:span></text:p>
          </draw:text-box>
        </draw:frame>
        <draw:frame draw:style-name="gr1" draw:text-style-name="P2" draw:layer="layout" svg:width="15.928cm" svg:height="0.475cm" svg:x="2.95cm" svg:y="21.165cm">
          <draw:text-box>
            <text:p text:style-name="P1"><text:span text:style-name="T4">our discussion and I made the point … that the oilfields were absolutely essential for </text:span></text:p>
          </draw:text-box>
        </draw:frame>
        <draw:frame draw:style-name="gr1" draw:text-style-name="P2" draw:layer="layout" svg:width="15.941cm" svg:height="0.475cm" svg:x="2.95cm" svg:y="21.73cm">
          <draw:text-box>
            <text:p text:style-name="P1"><text:span text:style-name="T4">Phase IV, to provide revenue for Iraq for its reconstruction and therefore, we needed </text:span></text:p>
          </draw:text-box>
        </draw:frame>
        <draw:frame draw:style-name="gr1" draw:text-style-name="P2" draw:layer="layout" svg:width="15.839cm" svg:height="0.475cm" svg:x="2.95cm" svg:y="22.294cm">
          <draw:text-box>
            <text:p text:style-name="P1"><text:span text:style-name="T4">to secure the oilfields rather than have them destroyed. I also made the point to him </text:span></text:p>
          </draw:text-box>
        </draw:frame>
        <draw:frame draw:style-name="gr1" draw:text-style-name="P2" draw:layer="layout" svg:width="15.5cm" svg:height="0.475cm" svg:x="2.95cm" svg:y="22.858cm">
          <draw:text-box>
            <text:p text:style-name="P1"><text:span text:style-name="T4">that the more china that we broke, the more we would have to replace afterwards.”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line draw:style-name="gr8" draw:text-style-name="P8" draw:layer="layout" svg:x1="2.485cm" svg:y1="24.597cm" svg:x2="18.303cm" svg:y2="24.597cm">
          <text:p/>
        </draw:line>
        <draw:line draw:style-name="gr8" draw:text-style-name="P8" draw:layer="layout" svg:x1="2.199cm" svg:y1="25.02cm" svg:x2="7.122cm" svg:y2="25.02cm">
          <text:p/>
        </draw:line>
        <draw:frame draw:style-name="gr6" draw:text-style-name="P7" draw:layer="layout" svg:width="0.273cm" svg:height="0.276cm" svg:x="18.386cm" svg:y="22.877cm">
          <draw:text-box>
            <text:p text:style-name="P1"><text:span text:style-name="T9">47</text:span></text:p>
          </draw:text-box>
        </draw:frame>
        <draw:frame draw:style-name="gr9" draw:text-style-name="P9" draw:layer="layout" svg:width="0.29cm" svg:height="0.23cm" svg:x="2.2cm" svg:y="24.256cm">
          <draw:text-box>
            <text:p text:style-name="P1"><text:span text:style-name="T10">43 </text:span></text:p>
          </draw:text-box>
        </draw:frame>
        <draw:frame draw:style-name="gr4" draw:text-style-name="P5" draw:layer="layout" svg:width="15.716cm" svg:height="0.395cm" svg:x="2.486cm" svg:y="24.241cm">
          <draw:text-box>
            <text:p text:style-name="P1"><text:span text:style-name="T5">Paper SPG, 7 January 2003, ‘Operation TELIC – Military Strategic Analysis of Pros/Cons of Adopting </text:span></text:p>
          </draw:text-box>
        </draw:frame>
        <draw:frame draw:style-name="gr4" draw:text-style-name="P5" draw:layer="layout" svg:width="4.993cm" svg:height="0.395cm" svg:x="2.2cm" svg:y="24.664cm">
          <draw:text-box>
            <text:p text:style-name="P1"><text:span text:style-name="T5">a Southern Land Force Option’.</text:span><text:span text:style-name="T11">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44 </text:span></text:p>
          </draw:text-box>
        </draw:frame>
        <draw:frame draw:style-name="gr4" draw:text-style-name="P5" draw:layer="layout" svg:width="15.157cm" svg:height="0.395cm" svg:x="2.486cm" svg:y="25.087cm">
          <draw:text-box>
            <text:p text:style-name="P1"><text:span text:style-name="T11">Minute Wilson to MA/CJO, 17 January 2003, ‘CENTCOM Component Commanders’ Conference: </text:span></text:p>
          </draw:text-box>
        </draw:frame>
        <draw:frame draw:style-name="gr4" draw:text-style-name="P5" draw:layer="layout" svg:width="2.322cm" svg:height="0.395cm" svg:x="2.2cm" svg:y="25.511cm">
          <draw:text-box>
            <text:p text:style-name="P1"><text:span text:style-name="T11">15-16 Jan 03’.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45 </text:span></text:p>
          </draw:text-box>
        </draw:frame>
        <draw:frame draw:style-name="gr4" draw:text-style-name="P5" draw:layer="layout" svg:width="14.26cm" svg:height="0.395cm" svg:x="2.486cm" svg:y="25.934cm">
          <draw:text-box>
            <text:p text:style-name="P1"><text:span text:style-name="T11">Minute Reith to PSO/CDS, 17 January 2003, ‘Discussion with General Franks – 16 Jan 03’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46 </text:span></text:p>
          </draw:text-box>
        </draw:frame>
        <draw:frame draw:style-name="gr4" draw:text-style-name="P5" draw:layer="layout" svg:width="12.385cm" svg:height="0.395cm" svg:x="2.486cm" svg:y="26.357cm">
          <draw:text-box>
            <text:p text:style-name="P1"><text:span text:style-name="T11">Phase IV was the military term for the post-conflict phase of military operations.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47 </text:span></text:p>
          </draw:text-box>
        </draw:frame>
        <draw:frame draw:style-name="gr4" draw:text-style-name="P5" draw:layer="layout" svg:width="7.415cm" svg:height="0.395cm" svg:x="2.486cm" svg:y="26.781cm">
          <draw:text-box>
            <text:p text:style-name="P1"><text:span text:style-name="T11">Private hearing, 15 January 2010, pages 42-43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9</text:span></text:p>
          </draw:text-box>
        </draw:frame>
        <draw:frame draw:style-name="gr1" draw:text-style-name="P2" draw:layer="layout" svg:width="15.428cm" svg:height="0.475cm" svg:x="2.2cm" svg:y="2.525cm">
          <draw:text-box>
            <text:p text:style-name="P1"><text:span text:style-name="T6">96. </text:span><text:span text:style-name="T4"><text:s/>Mr Geoff Hoon, the Defence Secretary, sent Mr Blair formal advice on the UK </text:span></text:p>
          </draw:text-box>
        </draw:frame>
        <draw:frame draw:style-name="gr1" draw:text-style-name="P2" draw:layer="layout" svg:width="9.9cm" svg:height="0.475cm" svg:x="2.2cm" svg:y="3.09cm">
          <draw:text-box>
            <text:p text:style-name="P1"><text:span text:style-name="T4">contribution to land operations in Iraq on 16 January.</text:span></text:p>
          </draw:text-box>
        </draw:frame>
        <draw:frame draw:style-name="gr6" draw:text-style-name="P7" draw:layer="layout" svg:width="0.273cm" svg:height="0.276cm" svg:x="12.053cm" svg:y="3.108cm">
          <draw:text-box>
            <text:p text:style-name="P1"><text:span text:style-name="T9">48</text:span></text:p>
          </draw:text-box>
        </draw:frame>
        <draw:frame draw:style-name="gr1" draw:text-style-name="P2" draw:layer="layout" svg:width="5.392cm" svg:height="0.475cm" svg:x="12.327cm" svg:y="3.09cm">
          <draw:text-box>
            <text:p text:style-name="P1"><text:span text:style-name="T4"><text:s/></text:span><text:span text:style-name="T4">Mr Hoon stated that the US </text:span></text:p>
          </draw:text-box>
        </draw:frame>
        <draw:frame draw:style-name="gr1" draw:text-style-name="P2" draw:layer="layout" svg:width="15.492cm" svg:height="0.475cm" svg:x="2.2cm" svg:y="3.654cm">
          <draw:text-box>
            <text:p text:style-name="P1"><text:span text:style-name="T4">had asked the UK to provide a ground force to take on a key role in southern Iraq. </text:span></text:p>
          </draw:text-box>
        </draw:frame>
        <draw:frame draw:style-name="gr1" draw:text-style-name="P2" draw:layer="layout" svg:width="16.377cm" svg:height="0.475cm" svg:x="2.2cm" svg:y="4.218cm">
          <draw:text-box>
            <text:p text:style-name="P1"><text:span text:style-name="T4">He described the proposed UK Area of Responsibility in the south as “a coherent one”, </text:span></text:p>
          </draw:text-box>
        </draw:frame>
        <draw:frame draw:style-name="gr1" draw:text-style-name="P2" draw:layer="layout" svg:width="2.906cm" svg:height="0.475cm" svg:x="2.2cm" svg:y="4.783cm">
          <draw:text-box>
            <text:p text:style-name="P1"><text:span text:style-name="T4">which included:</text:span></text:p>
          </draw:text-box>
        </draw:frame>
        <draw:frame draw:style-name="gr1" draw:text-style-name="P2" draw:layer="layout" svg:width="15.848cm" svg:height="0.475cm" svg:x="2.95cm" svg:y="5.697cm">
          <draw:text-box>
            <text:p text:style-name="P1"><text:span text:style-name="T4">“… </text:span><text:span text:style-name="T4">economic infrastructure critical to Iraq’s future, including much of its oil reserves, </text:span></text:p>
          </draw:text-box>
        </draw:frame>
        <draw:frame draw:style-name="gr1" draw:text-style-name="P2" draw:layer="layout" svg:width="15.716cm" svg:height="0.475cm" svg:x="2.95cm" svg:y="6.262cm">
          <draw:text-box>
            <text:p text:style-name="P1"><text:span text:style-name="T4">critical communications nodes, a city (Basra) of 1.3 million people and a port (Umm </text:span></text:p>
          </draw:text-box>
        </draw:frame>
        <draw:frame draw:style-name="gr1" draw:text-style-name="P2" draw:layer="layout" svg:width="15.932cm" svg:height="0.475cm" svg:x="2.95cm" svg:y="6.826cm">
          <draw:text-box>
            <text:p text:style-name="P1"><text:span text:style-name="T4">Qasr) about the size of Southampton. Although the establishment of UK control over </text:span></text:p>
          </draw:text-box>
        </draw:frame>
        <draw:frame draw:style-name="gr1" draw:text-style-name="P2" draw:layer="layout" svg:width="15.754cm" svg:height="0.475cm" svg:x="2.95cm" svg:y="7.391cm">
          <draw:text-box>
            <text:p text:style-name="P1"><text:span text:style-name="T4">this area will require careful presentation to rebut any allegations of selfish motives, </text:span></text:p>
          </draw:text-box>
        </draw:frame>
        <draw:frame draw:style-name="gr1" draw:text-style-name="P2" draw:layer="layout" svg:width="14.675cm" svg:height="0.475cm" svg:x="2.95cm" svg:y="7.955cm">
          <draw:text-box>
            <text:p text:style-name="P1"><text:span text:style-name="T4">we will be playing a vital role in shaping a better future for Iraq and its people.”</text:span></text:p>
          </draw:text-box>
        </draw:frame>
        <draw:frame draw:style-name="gr1" draw:text-style-name="P2" draw:layer="layout" svg:width="16.491cm" svg:height="0.475cm" svg:x="2.2cm" svg:y="8.87cm">
          <draw:text-box>
            <text:p text:style-name="P1"><text:span text:style-name="T6">97. </text:span><text:span text:style-name="T4"><text:s/>Mr Straw wrote to Mr Blair the following day in response to Mr Hoon’s letter, setting </text:span></text:p>
          </draw:text-box>
        </draw:frame>
        <draw:frame draw:style-name="gr1" draw:text-style-name="P2" draw:layer="layout" svg:width="5.675cm" svg:height="0.475cm" svg:x="2.2cm" svg:y="9.434cm">
          <draw:text-box>
            <text:p text:style-name="P1"><text:span text:style-name="T4">out three concerns, including: </text:span></text:p>
          </draw:text-box>
        </draw:frame>
        <draw:frame draw:style-name="gr1" draw:text-style-name="P2" draw:layer="layout" svg:width="15.306cm" svg:height="0.475cm" svg:x="2.95cm" svg:y="10.348cm">
          <draw:text-box>
            <text:p text:style-name="P1"><text:span text:style-name="T4">“… </text:span><text:span text:style-name="T4">much greater clarity is required about US thinking and plans for the aftermath </text:span></text:p>
          </draw:text-box>
        </draw:frame>
        <draw:frame draw:style-name="gr1" draw:text-style-name="P2" draw:layer="layout" svg:width="15.229cm" svg:height="0.475cm" svg:x="2.95cm" svg:y="10.913cm">
          <draw:text-box>
            <text:p text:style-name="P1"><text:span text:style-name="T4">… </text:span><text:span text:style-name="T4">We need in particular far greater clarity on US thinking on management of the </text:span></text:p>
          </draw:text-box>
        </draw:frame>
        <draw:frame draw:style-name="gr1" draw:text-style-name="P2" draw:layer="layout" svg:width="1.674cm" svg:height="0.475cm" svg:x="2.95cm" svg:y="11.477cm">
          <draw:text-box>
            <text:p text:style-name="P1"><text:span text:style-name="T4">oilfields.”</text:span></text:p>
          </draw:text-box>
        </draw:frame>
        <draw:frame draw:style-name="gr6" draw:text-style-name="P7" draw:layer="layout" svg:width="0.273cm" svg:height="0.276cm" svg:x="4.62cm" svg:y="11.496cm">
          <draw:text-box>
            <text:p text:style-name="P1"><text:span text:style-name="T9">49</text:span></text:p>
          </draw:text-box>
        </draw:frame>
        <draw:frame draw:style-name="gr1" draw:text-style-name="P2" draw:layer="layout" svg:width="14.217cm" svg:height="0.475cm" svg:x="2.2cm" svg:y="12.392cm">
          <draw:text-box>
            <text:p text:style-name="P1"><text:span text:style-name="T6">98. </text:span><text:span text:style-name="T4"><text:s/>Mr Hoon’s recommendations were endorsed by Mr Blair on 17 January,</text:span></text:p>
          </draw:text-box>
        </draw:frame>
        <draw:frame draw:style-name="gr6" draw:text-style-name="P7" draw:layer="layout" svg:width="0.273cm" svg:height="0.276cm" svg:x="16.349cm" svg:y="12.411cm">
          <draw:text-box>
            <text:p text:style-name="P1"><text:span text:style-name="T9">50</text:span></text:p>
          </draw:text-box>
        </draw:frame>
        <draw:frame draw:style-name="gr1" draw:text-style-name="P2" draw:layer="layout" svg:width="1.662cm" svg:height="0.475cm" svg:x="16.624cm" svg:y="12.392cm">
          <draw:text-box>
            <text:p text:style-name="P1"><text:span text:style-name="T4"><text:s/></text:span><text:span text:style-name="T4">and the </text:span></text:p>
          </draw:text-box>
        </draw:frame>
        <draw:frame draw:style-name="gr1" draw:text-style-name="P2" draw:layer="layout" svg:width="15.005cm" svg:height="0.475cm" svg:x="2.2cm" svg:y="12.956cm">
          <draw:text-box>
            <text:p text:style-name="P1"><text:span text:style-name="T4">deployment of a UK land package was announced to Parliament on 20 January.</text:span></text:p>
          </draw:text-box>
        </draw:frame>
        <draw:frame draw:style-name="gr6" draw:text-style-name="P7" draw:layer="layout" svg:width="0.273cm" svg:height="0.276cm" svg:x="17.136cm" svg:y="12.975cm">
          <draw:text-box>
            <text:p text:style-name="P1"><text:span text:style-name="T9">51</text:span></text:p>
          </draw:text-box>
        </draw:frame>
        <draw:frame draw:style-name="gr1" draw:text-style-name="P2" draw:layer="layout" svg:width="0.422cm" svg:height="0.475cm" svg:x="17.41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785cm" svg:height="0.475cm" svg:x="2.2cm" svg:y="14.071cm">
          <draw:text-box>
            <text:p text:style-name="P1"><text:span text:style-name="T1">DISCUSSIONS WITH THE US</text:span></text:p>
          </draw:text-box>
        </draw:frame>
        <draw:frame draw:style-name="gr1" draw:text-style-name="P2" draw:layer="layout" svg:width="15.051cm" svg:height="0.475cm" svg:x="2.2cm" svg:y="14.835cm">
          <draw:text-box>
            <text:p text:style-name="P1"><text:span text:style-name="T6">99. </text:span><text:span text:style-name="T4"><text:s/>Mr Peter Ricketts, FCO Political Director, visited Washington on 13 January.</text:span></text:p>
          </draw:text-box>
        </draw:frame>
        <draw:frame draw:style-name="gr6" draw:text-style-name="P7" draw:layer="layout" svg:width="0.273cm" svg:height="0.276cm" svg:x="17.187cm" svg:y="14.854cm">
          <draw:text-box>
            <text:p text:style-name="P1"><text:span text:style-name="T9">52</text:span></text:p>
          </draw:text-box>
        </draw:frame>
        <draw:frame draw:style-name="gr1" draw:text-style-name="P2" draw:layer="layout" svg:width="0.422cm" svg:height="0.475cm" svg:x="17.462cm" svg:y="14.8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cm" svg:height="0.475cm" svg:x="2.2cm" svg:y="15.75cm">
          <draw:text-box>
            <text:p text:style-name="P1"><text:span text:style-name="T6">100. </text:span><text:span text:style-name="T4"><text:s/>At the first FCO Iraq Morning Meeting after his return from Washington, Mr Ricketts </text:span></text:p>
          </draw:text-box>
        </draw:frame>
        <draw:frame draw:style-name="gr1" draw:text-style-name="P2" draw:layer="layout" svg:width="2.534cm" svg:height="0.475cm" svg:x="2.2cm" svg:y="16.314cm">
          <draw:text-box>
            <text:p text:style-name="P1"><text:span text:style-name="T4">reported that:</text:span></text:p>
          </draw:text-box>
        </draw:frame>
        <draw:frame draw:style-name="gr1" draw:text-style-name="P2" draw:layer="layout" svg:width="15.827cm" svg:height="0.475cm" svg:x="2.95cm" svg:y="17.228cm">
          <draw:text-box>
            <text:p text:style-name="P1"><text:span text:style-name="T4">“… </text:span><text:span text:style-name="T4">the US show no sign of accepting our arguments on transitional administrations. </text:span></text:p>
          </draw:text-box>
        </draw:frame>
        <draw:frame draw:style-name="gr1" draw:text-style-name="P2" draw:layer="layout" svg:width="15.31cm" svg:height="0.475cm" svg:x="2.95cm" svg:y="17.793cm">
          <draw:text-box>
            <text:p text:style-name="P1"><text:span text:style-name="T4">They are wedded to the idea of a prolonged US Occupation, and opposed to any </text:span></text:p>
          </draw:text-box>
        </draw:frame>
        <draw:frame draw:style-name="gr1" draw:text-style-name="P2" draw:layer="layout" svg:width="15.631cm" svg:height="0.475cm" svg:x="2.95cm" svg:y="18.357cm">
          <draw:text-box>
            <text:p text:style-name="P1"><text:span text:style-name="T4">substantial role for the UN. We are likely to find the 22 January day after talks hard </text:span></text:p>
          </draw:text-box>
        </draw:frame>
        <draw:frame draw:style-name="gr1" draw:text-style-name="P2" draw:layer="layout" svg:width="4.041cm" svg:height="0.475cm" svg:x="2.95cm" svg:y="18.922cm">
          <draw:text-box>
            <text:p text:style-name="P1"><text:span text:style-name="T4">going in this respect.”</text:span></text:p>
          </draw:text-box>
        </draw:frame>
        <draw:frame draw:style-name="gr6" draw:text-style-name="P7" draw:layer="layout" svg:width="0.273cm" svg:height="0.276cm" svg:x="6.974cm" svg:y="18.941cm">
          <draw:text-box>
            <text:p text:style-name="P1"><text:span text:style-name="T9">53</text:span></text:p>
          </draw:text-box>
        </draw:frame>
        <draw:frame draw:style-name="gr1" draw:text-style-name="P2" draw:layer="layout" svg:width="15.966cm" svg:height="0.475cm" svg:x="2.2cm" svg:y="19.836cm">
          <draw:text-box>
            <text:p text:style-name="P1"><text:span text:style-name="T6">101. </text:span><text:span text:style-name="T4"><text:s/>Mr Chaplin led the UK delegation to Washington for a second round of talks on </text:span></text:p>
          </draw:text-box>
        </draw:frame>
        <draw:frame draw:style-name="gr1" draw:text-style-name="P2" draw:layer="layout" svg:width="15.644cm" svg:height="0.475cm" svg:x="2.2cm" svg:y="20.401cm">
          <draw:text-box>
            <text:p text:style-name="P1"><text:span text:style-name="T4">post-conflict planning with a US inter-agency team and an Australian delegation on </text:span></text:p>
          </draw:text-box>
        </draw:frame>
        <draw:frame draw:style-name="gr1" draw:text-style-name="P2" draw:layer="layout" svg:width="2.309cm" svg:height="0.475cm" svg:x="2.2cm" svg:y="20.965cm">
          <draw:text-box>
            <text:p text:style-name="P1"><text:span text:style-name="T4">22 January. </text:span></text:p>
          </draw:text-box>
        </draw:frame>
        <draw:frame draw:style-name="gr1" draw:text-style-name="P2" draw:layer="layout" svg:width="16.27cm" svg:height="0.475cm" svg:x="2.2cm" svg:y="21.88cm">
          <draw:text-box>
            <text:p text:style-name="P1"><text:span text:style-name="T6">102. </text:span><text:span text:style-name="T4"><text:s/>Mr Dominick Chilcott, FCO Middle East Department, sent an “Annotated Agenda/</text:span></text:p>
          </draw:text-box>
        </draw:frame>
        <draw:frame draw:style-name="gr1" draw:text-style-name="P2" draw:layer="layout" svg:width="11.707cm" svg:height="0.475cm" svg:x="2.2cm" svg:y="22.444cm">
          <draw:text-box>
            <text:p text:style-name="P1"><text:span text:style-name="T4">overarching paper” for the meeting to Mr Straw on 17 January.</text:span></text:p>
          </draw:text-box>
        </draw:frame>
        <draw:frame draw:style-name="gr6" draw:text-style-name="P7" draw:layer="layout" svg:width="0.273cm" svg:height="0.276cm" svg:x="13.863cm" svg:y="22.463cm">
          <draw:text-box>
            <text:p text:style-name="P1"><text:span text:style-name="T9">54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line draw:style-name="gr8" draw:text-style-name="P8" draw:layer="layout" svg:x1="2.485cm" svg:y1="24.597cm" svg:x2="12.957cm" svg:y2="24.597cm">
          <text:p/>
        </draw:line>
        <draw:frame draw:style-name="gr1" draw:text-style-name="P2" draw:layer="layout" svg:width="4.706cm" svg:height="0.475cm" svg:x="14.138cm" svg:y="22.444cm">
          <draw:text-box>
            <text:p text:style-name="P1"><text:span text:style-name="T4"><text:s/></text:span><text:span text:style-name="T4">The paper listed a large </text:span></text:p>
          </draw:text-box>
        </draw:frame>
        <draw:frame draw:style-name="gr9" draw:text-style-name="P9" draw:layer="layout" svg:width="0.29cm" svg:height="0.23cm" svg:x="2.2cm" svg:y="24.256cm">
          <draw:text-box>
            <text:p text:style-name="P1"><text:span text:style-name="T10">48 </text:span></text:p>
          </draw:text-box>
        </draw:frame>
        <draw:line draw:style-name="gr8" draw:text-style-name="P8" draw:layer="layout" svg:x1="2.485cm" svg:y1="25.02cm" svg:x2="14.721cm" svg:y2="25.02cm">
          <text:p/>
        </draw:line>
        <draw:frame draw:style-name="gr4" draw:text-style-name="P5" draw:layer="layout" svg:width="10.496cm" svg:height="0.395cm" svg:x="2.486cm" svg:y="24.241cm">
          <draw:text-box>
            <text:p text:style-name="P1"><text:span text:style-name="T5">Letter Hoon to Blair, 16 January 2003, ‘Iraq: UK Land Contribution’.</text:span><text:span text:style-name="T11"> </text:span></text:p>
          </draw:text-box>
        </draw:frame>
        <draw:frame draw:style-name="gr9" draw:text-style-name="P9" draw:layer="layout" svg:width="0.29cm" svg:height="0.23cm" svg:x="2.2cm" svg:y="24.68cm">
          <draw:text-box>
            <text:p text:style-name="P1"><text:span text:style-name="T10">49 </text:span></text:p>
          </draw:text-box>
        </draw:frame>
        <draw:line draw:style-name="gr8" draw:text-style-name="P8" draw:layer="layout" svg:x1="2.485cm" svg:y1="25.444cm" svg:x2="14.023cm" svg:y2="25.444cm">
          <text:p/>
        </draw:line>
        <draw:frame draw:style-name="gr4" draw:text-style-name="P5" draw:layer="layout" svg:width="12.249cm" svg:height="0.395cm" svg:x="2.486cm" svg:y="24.664cm">
          <draw:text-box>
            <text:p text:style-name="P1"><text:span text:style-name="T5">Minute Straw to Prime Minister, 17 January 2003, ‘Iraq: UK Land Contribution’.</text:span><text:span text:style-name="T11">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50 </text:span></text:p>
          </draw:text-box>
        </draw:frame>
        <draw:frame draw:style-name="gr4" draw:text-style-name="P5" draw:layer="layout" svg:width="11.559cm" svg:height="0.395cm" svg:x="2.486cm" svg:y="25.087cm">
          <draw:text-box>
            <text:p text:style-name="P1"><text:span text:style-name="T5">Letter Manning to Watkins, 17 January 2003, ‘Iraq: UK Land Contribution’.</text:span><text:span text:style-name="T11">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51 </text:span></text:p>
          </draw:text-box>
        </draw:frame>
        <draw:frame draw:style-name="gr4" draw:text-style-name="P5" draw:layer="layout" svg:width="10.243cm" svg:height="0.395cm" svg:x="2.486cm" svg:y="25.511cm">
          <draw:text-box>
            <text:p text:style-name="P1"><text:span text:style-name="T11">House of Commons, </text:span><text:span text:style-name="T13">Official Report</text:span><text:span text:style-name="T11">, 20 January 2003, column 34.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52 </text:span></text:p>
          </draw:text-box>
        </draw:frame>
        <draw:frame draw:style-name="gr4" draw:text-style-name="P5" draw:layer="layout" svg:width="14.645cm" svg:height="0.395cm" svg:x="2.486cm" svg:y="25.934cm">
          <draw:text-box>
            <text:p text:style-name="P1"><text:span text:style-name="T11">Minute Ricketts to Private Secretary [FCO], 14 January 2003, ‘Iraq: The Mood in Washington’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53 </text:span></text:p>
          </draw:text-box>
        </draw:frame>
        <draw:line draw:style-name="gr8" draw:text-style-name="P8" draw:layer="layout" svg:x1="2.485cm" svg:y1="27.137cm" svg:x2="17.72cm" svg:y2="27.137cm">
          <text:p/>
        </draw:line>
        <draw:frame draw:style-name="gr4" draw:text-style-name="P5" draw:layer="layout" svg:width="13.688cm" svg:height="0.395cm" svg:x="2.486cm" svg:y="26.357cm">
          <draw:text-box>
            <text:p text:style-name="P1"><text:span text:style-name="T11">Minute Tanfield to PS/PUS [FCO], 15 January 2003, ‘Iraq Morning Meeting: Key Points’.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54 </text:span></text:p>
          </draw:text-box>
        </draw:frame>
        <draw:frame draw:style-name="gr4" draw:text-style-name="P5" draw:layer="layout" svg:width="15.259cm" svg:height="0.395cm" svg:x="2.486cm" svg:y="26.781cm">
          <draw:text-box>
            <text:p text:style-name="P1"><text:span text:style-name="T5">Minute Chilcott to Private Secretary [FCO] and Chaplin, 17 January 2003, ‘Iraq: Day-After Issues’.</text:span><text:span text:style-name="T11">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0</text:span></text:p>
          </draw:text-box>
        </draw:frame>
        <draw:frame draw:style-name="gr1" draw:text-style-name="P2" draw:layer="layout" svg:width="16.491cm" svg:height="0.475cm" svg:x="2.2cm" svg:y="2.525cm">
          <draw:text-box>
            <text:p text:style-name="P1"><text:span text:style-name="T4">number of issues still to be resolved, organised under five headings: security; relief and </text:span></text:p>
          </draw:text-box>
        </draw:frame>
        <draw:frame draw:style-name="gr1" draw:text-style-name="P2" draw:layer="layout" svg:width="10.226cm" svg:height="0.475cm" svg:x="2.2cm" svg:y="3.09cm">
          <draw:text-box>
            <text:p text:style-name="P1"><text:span text:style-name="T4">reconstruction; political; economic; and environmental.</text:span></text:p>
          </draw:text-box>
        </draw:frame>
        <draw:frame draw:style-name="gr1" draw:text-style-name="P2" draw:layer="layout" svg:width="16.131cm" svg:height="0.475cm" svg:x="2.2cm" svg:y="4.004cm">
          <draw:text-box>
            <text:p text:style-name="P1"><text:span text:style-name="T6">103. </text:span><text:span text:style-name="T4"><text:s/>Under the relief and reconstruction heading, the paper stated that the UK would </text:span></text:p>
          </draw:text-box>
        </draw:frame>
        <draw:frame draw:style-name="gr1" draw:text-style-name="P2" draw:layer="layout" svg:width="16.609cm" svg:height="0.475cm" svg:x="2.2cm" svg:y="4.568cm">
          <draw:text-box>
            <text:p text:style-name="P1"><text:span text:style-name="T4">like the OFF programme, funded by Iraqi oil revenues, to continue to meet humanitarian </text:span></text:p>
          </draw:text-box>
        </draw:frame>
        <draw:frame draw:style-name="gr1" draw:text-style-name="P2" draw:layer="layout" svg:width="15.471cm" svg:height="0.475cm" svg:x="2.2cm" svg:y="5.133cm">
          <draw:text-box>
            <text:p text:style-name="P1"><text:span text:style-name="T4">needs in the post-conflict period. Its ability to do so would depend on the extent of </text:span></text:p>
          </draw:text-box>
        </draw:frame>
        <draw:frame draw:style-name="gr1" draw:text-style-name="P2" draw:layer="layout" svg:width="15.433cm" svg:height="0.475cm" svg:x="2.2cm" svg:y="5.697cm">
          <draw:text-box>
            <text:p text:style-name="P1"><text:span text:style-name="T4">the disruption caused by any conflict. Looking further ahead, the OFF programme </text:span></text:p>
          </draw:text-box>
        </draw:frame>
        <draw:frame draw:style-name="gr1" draw:text-style-name="P2" draw:layer="layout" svg:width="15.763cm" svg:height="0.475cm" svg:x="2.2cm" svg:y="6.262cm">
          <draw:text-box>
            <text:p text:style-name="P1"><text:span text:style-name="T4">was not designed to support reconstruction. The extent of external funding required </text:span></text:p>
          </draw:text-box>
        </draw:frame>
        <draw:frame draw:style-name="gr1" draw:text-style-name="P2" draw:layer="layout" svg:width="15.873cm" svg:height="0.475cm" svg:x="2.2cm" svg:y="6.826cm">
          <draw:text-box>
            <text:p text:style-name="P1"><text:span text:style-name="T4">for reconstruction would depend on Iraqi oil revenues, UN compensation claims and </text:span></text:p>
          </draw:text-box>
        </draw:frame>
        <draw:frame draw:style-name="gr1" draw:text-style-name="P2" draw:layer="layout" svg:width="16.038cm" svg:height="0.475cm" svg:x="2.2cm" svg:y="7.391cm">
          <draw:text-box>
            <text:p text:style-name="P1"><text:span text:style-name="T4">external debt obligations. The UK would be able to provide only a limited contribution </text:span></text:p>
          </draw:text-box>
        </draw:frame>
        <draw:frame draw:style-name="gr1" draw:text-style-name="P2" draw:layer="layout" svg:width="16.059cm" svg:height="0.475cm" svg:x="2.2cm" svg:y="7.955cm">
          <draw:text-box>
            <text:p text:style-name="P1"><text:span text:style-name="T4">to “total costs”. There might be scope for Iraq to borrow against future oil revenues to </text:span></text:p>
          </draw:text-box>
        </draw:frame>
        <draw:frame draw:style-name="gr1" draw:text-style-name="P2" draw:layer="layout" svg:width="4.396cm" svg:height="0.475cm" svg:x="2.2cm" svg:y="8.52cm">
          <draw:text-box>
            <text:p text:style-name="P1"><text:span text:style-name="T4">finance reconstruction. </text:span></text:p>
          </draw:text-box>
        </draw:frame>
        <draw:frame draw:style-name="gr1" draw:text-style-name="P2" draw:layer="layout" svg:width="15.094cm" svg:height="0.475cm" svg:x="2.2cm" svg:y="9.434cm">
          <draw:text-box>
            <text:p text:style-name="P1"><text:span text:style-name="T6">104. </text:span><text:span text:style-name="T4"><text:s/>Under the economic heading, the paper stated that a key task would be to </text:span></text:p>
          </draw:text-box>
        </draw:frame>
        <draw:frame draw:style-name="gr1" draw:text-style-name="P2" draw:layer="layout" svg:width="16.753cm" svg:height="0.475cm" svg:x="2.2cm" svg:y="9.998cm">
          <draw:text-box>
            <text:p text:style-name="P1"><text:span text:style-name="T4">maximise Iraq oil revenues, consistent with the effect on the global market. The Coalition </text:span></text:p>
          </draw:text-box>
        </draw:frame>
        <draw:frame draw:style-name="gr1" draw:text-style-name="P2" draw:layer="layout" svg:width="16.283cm" svg:height="0.475cm" svg:x="2.2cm" svg:y="10.563cm">
          <draw:text-box>
            <text:p text:style-name="P1"><text:span text:style-name="T4">would need to consider whether that was best achieved by returning control of Iraqi oil </text:span></text:p>
          </draw:text-box>
        </draw:frame>
        <draw:frame draw:style-name="gr1" draw:text-style-name="P2" draw:layer="layout" svg:width="16.288cm" svg:height="0.475cm" svg:x="2.2cm" svg:y="11.127cm">
          <draw:text-box>
            <text:p text:style-name="P1"><text:span text:style-name="T4">exports from an international civilian administration to an Iraqi administration rapidly or </text:span></text:p>
          </draw:text-box>
        </draw:frame>
        <draw:frame draw:style-name="gr1" draw:text-style-name="P2" draw:layer="layout" svg:width="16.076cm" svg:height="0.475cm" svg:x="2.2cm" svg:y="11.692cm">
          <draw:text-box>
            <text:p text:style-name="P1"><text:span text:style-name="T4">in slower time. The Coalition would also need to consider how the competing calls on </text:span></text:p>
          </draw:text-box>
        </draw:frame>
        <draw:frame draw:style-name="gr1" draw:text-style-name="P2" draw:layer="layout" svg:width="13.384cm" svg:height="0.475cm" svg:x="2.2cm" svg:y="12.256cm">
          <draw:text-box>
            <text:p text:style-name="P1"><text:span text:style-name="T4">oil revenues of debt repayment and reconstruction should be balanced.</text:span></text:p>
          </draw:text-box>
        </draw:frame>
        <draw:frame draw:style-name="gr1" draw:text-style-name="P2" draw:layer="layout" svg:width="14.945cm" svg:height="0.475cm" svg:x="2.2cm" svg:y="13.171cm">
          <draw:text-box>
            <text:p text:style-name="P1"><text:span text:style-name="T6">105. </text:span><text:span text:style-name="T4"><text:s/>Under the environmental heading, the paper asked whether there was an </text:span></text:p>
          </draw:text-box>
        </draw:frame>
        <draw:frame draw:style-name="gr1" draw:text-style-name="P2" draw:layer="layout" svg:width="5.577cm" svg:height="0.475cm" svg:x="2.2cm" svg:y="13.735cm">
          <draw:text-box>
            <text:p text:style-name="P1"><text:span text:style-name="T4">environmental clean-up plan. </text:span></text:p>
          </draw:text-box>
        </draw:frame>
        <draw:frame draw:style-name="gr1" draw:text-style-name="P2" draw:layer="layout" svg:width="16.55cm" svg:height="0.475cm" svg:x="2.2cm" svg:y="14.65cm">
          <draw:text-box>
            <text:p text:style-name="P1"><text:span text:style-name="T6">106. </text:span><text:span text:style-name="T4"><text:s/>On 20 January, President Bush issued National Security Presidential Directive 24, </text:span></text:p>
          </draw:text-box>
        </draw:frame>
        <draw:frame draw:style-name="gr1" draw:text-style-name="P2" draw:layer="layout" svg:width="16cm" svg:height="0.475cm" svg:x="2.2cm" svg:y="15.214cm">
          <draw:text-box>
            <text:p text:style-name="P1"><text:span text:style-name="T4">consolidating all post-conflict activity in the new DoD-owned Office of Reconstruction </text:span></text:p>
          </draw:text-box>
        </draw:frame>
        <draw:frame draw:style-name="gr1" draw:text-style-name="P2" draw:layer="layout" svg:width="7.241cm" svg:height="0.475cm" svg:x="2.2cm" svg:y="15.778cm">
          <draw:text-box>
            <text:p text:style-name="P1"><text:span text:style-name="T4">and Humanitarian Assistance (ORHA).</text:span></text:p>
          </draw:text-box>
        </draw:frame>
        <draw:frame draw:style-name="gr6" draw:text-style-name="P7" draw:layer="layout" svg:width="0.273cm" svg:height="0.276cm" svg:x="9.423cm" svg:y="15.797cm">
          <draw:text-box>
            <text:p text:style-name="P1"><text:span text:style-name="T9">55</text:span></text:p>
          </draw:text-box>
        </draw:frame>
        <draw:frame draw:style-name="gr1" draw:text-style-name="P2" draw:layer="layout" svg:width="8.181cm" svg:height="0.475cm" svg:x="9.698cm" svg:y="15.778cm">
          <draw:text-box>
            <text:p text:style-name="P1"><text:span text:style-name="T4"><text:s/></text:span><text:span text:style-name="T4">President Bush had decided in principle to </text:span></text:p>
          </draw:text-box>
        </draw:frame>
        <draw:frame draw:style-name="gr1" draw:text-style-name="P2" draw:layer="layout" svg:width="13.202cm" svg:height="0.475cm" svg:x="2.2cm" svg:y="16.343cm">
          <draw:text-box>
            <text:p text:style-name="P1"><text:span text:style-name="T4">place the DoD in charge of all post-conflict activity in December 2002. </text:span></text:p>
          </draw:text-box>
        </draw:frame>
        <draw:frame draw:style-name="gr1" draw:text-style-name="P2" draw:layer="layout" svg:width="14.226cm" svg:height="0.475cm" svg:x="2.2cm" svg:y="17.257cm">
          <draw:text-box>
            <text:p text:style-name="P1"><text:span text:style-name="T6">107. </text:span><text:span text:style-name="T4"><text:s/>Lieutenant General (retired) Jay Garner was appointed to lead ORHA.</text:span></text:p>
          </draw:text-box>
        </draw:frame>
        <draw:frame draw:style-name="gr6" draw:text-style-name="P7" draw:layer="layout" svg:width="0.273cm" svg:height="0.276cm" svg:x="16.342cm" svg:y="17.276cm">
          <draw:text-box>
            <text:p text:style-name="P1"><text:span text:style-name="T9">56</text:span></text:p>
          </draw:text-box>
        </draw:frame>
        <draw:frame draw:style-name="gr1" draw:text-style-name="P2" draw:layer="layout" svg:width="16.567cm" svg:height="0.475cm" svg:x="2.2cm" svg:y="18.172cm">
          <draw:text-box>
            <text:p text:style-name="P1"><text:span text:style-name="T6">108. </text:span><text:span text:style-name="T4"><text:s/>The British Embassy Washington reported on the outcome of the 22 January talks </text:span></text:p>
          </draw:text-box>
        </draw:frame>
        <draw:frame draw:style-name="gr1" draw:text-style-name="P2" draw:layer="layout" svg:width="4.824cm" svg:height="0.475cm" svg:x="2.2cm" svg:y="18.736cm">
          <draw:text-box>
            <text:p text:style-name="P1"><text:span text:style-name="T4">on post-conflict planning: </text:span></text:p>
          </draw:text-box>
        </draw:frame>
        <draw:frame draw:style-name="gr1" draw:text-style-name="P2" draw:layer="layout" svg:width="14.091cm" svg:height="0.475cm" svg:x="2.95cm" svg:y="19.651cm">
          <draw:text-box>
            <text:p text:style-name="P1"><text:span text:style-name="T4">“</text:span><text:span text:style-name="T4">Overall, US Day After planning is still lagging far behind military planning. <text:s/></text:span></text:p>
          </draw:text-box>
        </draw:frame>
        <draw:frame draw:style-name="gr1" draw:text-style-name="P2" draw:layer="layout" svg:width="14.163cm" svg:height="0.475cm" svg:x="2.95cm" svg:y="20.215cm">
          <draw:text-box>
            <text:p text:style-name="P1"><text:span text:style-name="T4">But they have agreed to two working groups: on the UN dimension; and on </text:span></text:p>
          </draw:text-box>
        </draw:frame>
        <draw:frame draw:style-name="gr1" draw:text-style-name="P2" draw:layer="layout" svg:width="6.585cm" svg:height="0.475cm" svg:x="2.95cm" svg:y="20.78cm">
          <draw:text-box>
            <text:p text:style-name="P1"><text:span text:style-name="T4">economic reconstruction issues … </text:span></text:p>
          </draw:text-box>
        </draw:frame>
        <draw:frame draw:style-name="gr1" draw:text-style-name="P2" draw:layer="layout" svg:width="0.425cm" svg:height="0.475cm" svg:x="2.95cm" svg:y="21.694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573cm" svg:height="0.475cm" svg:x="2.95cm" svg:y="22.608cm">
          <draw:text-box>
            <text:p text:style-name="P1"><text:span text:style-name="T4">“</text:span><text:span text:style-name="T4">The US were clear that the OFF [programme] would have to be maintained. <text:s/></text:span></text:p>
          </draw:text-box>
        </draw:frame>
        <draw:frame draw:style-name="gr1" draw:text-style-name="P2" draw:layer="layout" svg:width="14.603cm" svg:height="0.475cm" svg:x="2.95cm" svg:y="23.173cm">
          <draw:text-box>
            <text:p text:style-name="P1"><text:span text:style-name="T4">There would need to be debt rescheduling. There were many questions to be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4.438cm" svg:height="0.475cm" svg:x="2.95cm" svg:y="23.737cm">
          <draw:text-box>
            <text:p text:style-name="P1"><text:span text:style-name="T4">resolved on oil production and revenues. The US fully accepted the need for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55 </text:span></text:p>
          </draw:text-box>
        </draw:frame>
        <draw:frame draw:style-name="gr4" draw:text-style-name="P5" draw:layer="layout" svg:width="14.653cm" svg:height="0.395cm" svg:x="2.486cm" svg:y="25.511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2.081cm" svg:height="0.395cm" svg:x="2.2cm" svg:y="25.934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56 </text:span></text:p>
          </draw:text-box>
        </draw:frame>
        <draw:frame draw:style-name="gr4" draw:text-style-name="P5" draw:layer="layout" svg:width="14.653cm" svg:height="0.395cm" svg:x="2.486cm" svg:y="26.357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1.983cm" svg:height="0.395cm" svg:x="2.2cm" svg:y="26.781cm">
          <draw:text-box>
            <text:p text:style-name="P1"><text:span text:style-name="T11">Office, 2009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1</text:span></text:p>
          </draw:text-box>
        </draw:frame>
        <draw:frame draw:style-name="gr1" draw:text-style-name="P2" draw:layer="layout" svg:width="15.293cm" svg:height="0.475cm" svg:x="2.95cm" svg:y="2.525cm">
          <draw:text-box>
            <text:p text:style-name="P1"><text:span text:style-name="T4">maximum transparency in this area. They readily agreed to set up a joint working </text:span></text:p>
          </draw:text-box>
        </draw:frame>
        <draw:frame draw:style-name="gr1" draw:text-style-name="P2" draw:layer="layout" svg:width="6.026cm" svg:height="0.475cm" svg:x="2.95cm" svg:y="3.09cm">
          <draw:text-box>
            <text:p text:style-name="P1"><text:span text:style-name="T4">group to examine these issues.”</text:span></text:p>
          </draw:text-box>
        </draw:frame>
        <draw:frame draw:style-name="gr6" draw:text-style-name="P7" draw:layer="layout" svg:width="0.273cm" svg:height="0.276cm" svg:x="8.95cm" svg:y="3.108cm">
          <draw:text-box>
            <text:p text:style-name="P1"><text:span text:style-name="T9">57</text:span></text:p>
          </draw:text-box>
        </draw:frame>
        <draw:frame draw:style-name="gr1" draw:text-style-name="P2" draw:layer="layout" svg:width="0.422cm" svg:height="0.475cm" svg:x="9.22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22cm" svg:height="0.475cm" svg:x="2.2cm" svg:y="4.004cm">
          <draw:text-box>
            <text:p text:style-name="P1"><text:span text:style-name="T6">109. </text:span><text:span text:style-name="T4"><text:s/>Mr Chaplin advised Mr Straw that: “Given that military action could start within a </text:span></text:p>
          </draw:text-box>
        </draw:frame>
        <draw:frame draw:style-name="gr1" draw:text-style-name="P2" draw:layer="layout" svg:width="16.211cm" svg:height="0.475cm" svg:x="2.2cm" svg:y="4.568cm">
          <draw:text-box>
            <text:p text:style-name="P1"><text:span text:style-name="T4">few weeks, we agreed to have the first meetings of these [working] groups next week, </text:span></text:p>
          </draw:text-box>
        </draw:frame>
        <draw:frame draw:style-name="gr1" draw:text-style-name="P2" draw:layer="layout" svg:width="2.148cm" svg:height="0.475cm" svg:x="2.2cm" svg:y="5.133cm">
          <draw:text-box>
            <text:p text:style-name="P1"><text:span text:style-name="T4">if possible.”</text:span></text:p>
          </draw:text-box>
        </draw:frame>
        <draw:frame draw:style-name="gr6" draw:text-style-name="P7" draw:layer="layout" svg:width="0.273cm" svg:height="0.276cm" svg:x="4.341cm" svg:y="5.152cm">
          <draw:text-box>
            <text:p text:style-name="P1"><text:span text:style-name="T9">58</text:span></text:p>
          </draw:text-box>
        </draw:frame>
        <draw:frame draw:style-name="gr1" draw:text-style-name="P2" draw:layer="layout" svg:width="0.422cm" svg:height="0.475cm" svg:x="4.616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98cm" svg:height="0.475cm" svg:x="2.2cm" svg:y="6.047cm">
          <draw:text-box>
            <text:p text:style-name="P1"><text:span text:style-name="T6">110. </text:span><text:span text:style-name="T4"><text:s/>Reports from the British Embassy Washington in late January highlighted the </text:span></text:p>
          </draw:text-box>
        </draw:frame>
        <draw:frame draw:style-name="gr1" draw:text-style-name="P2" draw:layer="layout" svg:width="13.472cm" svg:height="0.475cm" svg:x="2.2cm" svg:y="6.612cm">
          <draw:text-box>
            <text:p text:style-name="P1"><text:span text:style-name="T4">question of who would manage the oil sector in the post-conflict period. </text:span></text:p>
          </draw:text-box>
        </draw:frame>
        <draw:frame draw:style-name="gr1" draw:text-style-name="P2" draw:layer="layout" svg:width="15.021cm" svg:height="0.475cm" svg:x="2.2cm" svg:y="7.526cm">
          <draw:text-box>
            <text:p text:style-name="P1"><text:span text:style-name="T6">111. </text:span><text:span text:style-name="T4"><text:s/>A joint MOD/Permanent Joint Headquarters (PJHQ) delegation attended a </text:span></text:p>
          </draw:text-box>
        </draw:frame>
        <draw:frame draw:style-name="gr1" draw:text-style-name="P2" draw:layer="layout" svg:width="12.749cm" svg:height="0.475cm" svg:x="2.2cm" svg:y="8.091cm">
          <draw:text-box>
            <text:p text:style-name="P1"><text:span text:style-name="T4">Phase IV planning conference at CENTCOM from 23 to 24 January.</text:span></text:p>
          </draw:text-box>
        </draw:frame>
        <draw:frame draw:style-name="gr6" draw:text-style-name="P7" draw:layer="layout" svg:width="0.273cm" svg:height="0.276cm" svg:x="14.899cm" svg:y="8.109cm">
          <draw:text-box>
            <text:p text:style-name="P1"><text:span text:style-name="T9">59</text:span></text:p>
          </draw:text-box>
        </draw:frame>
        <draw:frame draw:style-name="gr1" draw:text-style-name="P2" draw:layer="layout" svg:width="3.194cm" svg:height="0.475cm" svg:x="15.173cm" svg:y="8.091cm">
          <draw:text-box>
            <text:p text:style-name="P1"><text:span text:style-name="T4"><text:s/></text:span><text:span text:style-name="T4">The conference </text:span></text:p>
          </draw:text-box>
        </draw:frame>
        <draw:frame draw:style-name="gr1" draw:text-style-name="P2" draw:layer="layout" svg:width="13.43cm" svg:height="0.475cm" svg:x="2.2cm" svg:y="8.655cm">
          <draw:text-box>
            <text:p text:style-name="P1"><text:span text:style-name="T4">considered Phase IV planning in more detail than the 22 January talks. </text:span></text:p>
          </draw:text-box>
        </draw:frame>
        <draw:frame draw:style-name="gr1" draw:text-style-name="P2" draw:layer="layout" svg:width="15.145cm" svg:height="0.475cm" svg:x="2.2cm" svg:y="9.57cm">
          <draw:text-box>
            <text:p text:style-name="P1"><text:span text:style-name="T6">112. </text:span><text:span text:style-name="T4"><text:s/>The British Embassy Washington reported on the discussions on Phase IV </text:span></text:p>
          </draw:text-box>
        </draw:frame>
        <draw:frame draw:style-name="gr1" draw:text-style-name="P2" draw:layer="layout" svg:width="1.323cm" svg:height="0.475cm" svg:x="2.2cm" svg:y="10.134cm">
          <draw:text-box>
            <text:p text:style-name="P1"><text:span text:style-name="T4">issues.</text:span></text:p>
          </draw:text-box>
        </draw:frame>
        <draw:frame draw:style-name="gr6" draw:text-style-name="P7" draw:layer="layout" svg:width="0.273cm" svg:height="0.276cm" svg:x="3.518cm" svg:y="10.153cm">
          <draw:text-box>
            <text:p text:style-name="P1"><text:span text:style-name="T9">60</text:span></text:p>
          </draw:text-box>
        </draw:frame>
        <draw:frame draw:style-name="gr1" draw:text-style-name="P2" draw:layer="layout" svg:width="12.923cm" svg:height="0.475cm" svg:x="3.792cm" svg:y="10.134cm">
          <draw:text-box>
            <text:p text:style-name="P1"><text:span text:style-name="T4"><text:s/></text:span><text:span text:style-name="T4">The “Energy and Infrastructure Planning Group” based in DoD was <text:s/></text:span></text:p>
          </draw:text-box>
        </draw:frame>
        <draw:frame draw:style-name="gr1" draw:text-style-name="P2" draw:layer="layout" svg:width="15.454cm" svg:height="0.475cm" svg:x="2.2cm" svg:y="10.698cm">
          <draw:text-box>
            <text:p text:style-name="P1"><text:span text:style-name="T4">co-ordinating work on the oil sector. A comprehensive plan had been presented to </text:span></text:p>
          </draw:text-box>
        </draw:frame>
        <draw:frame draw:style-name="gr1" draw:text-style-name="P2" draw:layer="layout" svg:width="15.877cm" svg:height="0.475cm" svg:x="2.2cm" svg:y="11.263cm">
          <draw:text-box>
            <text:p text:style-name="P1"><text:span text:style-name="T4">President Bush. A specialised contractor had been identified to carry out emergency </text:span></text:p>
          </draw:text-box>
        </draw:frame>
        <draw:frame draw:style-name="gr1" draw:text-style-name="P2" draw:layer="layout" svg:width="15.763cm" svg:height="0.475cm" svg:x="2.2cm" svg:y="11.827cm">
          <draw:text-box>
            <text:p text:style-name="P1"><text:span text:style-name="T4">repairs. It had still not been decided “who or what” would be in overall charge of the </text:span></text:p>
          </draw:text-box>
        </draw:frame>
        <draw:frame draw:style-name="gr1" draw:text-style-name="P2" draw:layer="layout" svg:width="14.92cm" svg:height="0.475cm" svg:x="2.2cm" svg:y="12.392cm">
          <draw:text-box>
            <text:p text:style-name="P1"><text:span text:style-name="T4">oil sector, although President Bush had agreed that a “CEO” would be needed. </text:span></text:p>
          </draw:text-box>
        </draw:frame>
        <draw:frame draw:style-name="gr1" draw:text-style-name="P2" draw:layer="layout" svg:width="16.152cm" svg:height="0.475cm" svg:x="2.2cm" svg:y="13.306cm">
          <draw:text-box>
            <text:p text:style-name="P1"><text:span text:style-name="T6">113. </text:span><text:span text:style-name="T4"><text:s/>The Embassy reported that the “underlying” US objective was to get “operations </text:span></text:p>
          </draw:text-box>
        </draw:frame>
        <draw:frame draw:style-name="gr1" draw:text-style-name="P2" draw:layer="layout" svg:width="16.029cm" svg:height="0.475cm" svg:x="2.2cm" svg:y="13.871cm">
          <draw:text-box>
            <text:p text:style-name="P1"><text:span text:style-name="T4">back in the hands of the local workforce as soon as possible”. The US Administration </text:span></text:p>
          </draw:text-box>
        </draw:frame>
        <draw:frame draw:style-name="gr1" draw:text-style-name="P2" draw:layer="layout" svg:width="15.636cm" svg:height="0.475cm" svg:x="2.2cm" svg:y="14.435cm">
          <draw:text-box>
            <text:p text:style-name="P1"><text:span text:style-name="T4">recognised the need to restore oil production and exports to generate revenue; the </text:span></text:p>
          </draw:text-box>
        </draw:frame>
        <draw:frame draw:style-name="gr1" draw:text-style-name="P2" draw:layer="layout" svg:width="15.454cm" svg:height="0.475cm" svg:x="2.2cm" svg:y="15cm">
          <draw:text-box>
            <text:p text:style-name="P1"><text:span text:style-name="T4">aim was to “quickly achieve” 2.1m bpd, and to be prepared to increase production </text:span></text:p>
          </draw:text-box>
        </draw:frame>
        <draw:frame draw:style-name="gr1" draw:text-style-name="P2" draw:layer="layout" svg:width="2.487cm" svg:height="0.475cm" svg:x="2.2cm" svg:y="15.564cm">
          <draw:text-box>
            <text:p text:style-name="P1"><text:span text:style-name="T4">to 3.1m bpd. </text:span></text:p>
          </draw:text-box>
        </draw:frame>
        <draw:frame draw:style-name="gr1" draw:text-style-name="P2" draw:layer="layout" svg:width="16.66cm" svg:height="0.475cm" svg:x="2.2cm" svg:y="16.478cm">
          <draw:text-box>
            <text:p text:style-name="P1"><text:span text:style-name="T6">114. </text:span><text:span text:style-name="T4"><text:s/>A BP team briefed UK Government officials on prospects for the Iraq energy sector </text:span></text:p>
          </draw:text-box>
        </draw:frame>
        <draw:frame draw:style-name="gr1" draw:text-style-name="P2" draw:layer="layout" svg:width="2.783cm" svg:height="0.475cm" svg:x="2.2cm" svg:y="17.043cm">
          <draw:text-box>
            <text:p text:style-name="P1"><text:span text:style-name="T4">on 23 January.</text:span></text:p>
          </draw:text-box>
        </draw:frame>
        <draw:frame draw:style-name="gr6" draw:text-style-name="P7" draw:layer="layout" svg:width="0.273cm" svg:height="0.276cm" svg:x="4.969cm" svg:y="17.062cm">
          <draw:text-box>
            <text:p text:style-name="P1"><text:span text:style-name="T9">61</text:span></text:p>
          </draw:text-box>
        </draw:frame>
        <draw:frame draw:style-name="gr1" draw:text-style-name="P2" draw:layer="layout" svg:width="12.736cm" svg:height="0.475cm" svg:x="5.244cm" svg:y="17.043cm">
          <draw:text-box>
            <text:p text:style-name="P1"><text:span text:style-name="T4"><text:s/></text:span><text:span text:style-name="T4">The briefing identified “two opposing views current in Washington”, </text:span></text:p>
          </draw:text-box>
        </draw:frame>
        <draw:frame draw:style-name="gr1" draw:text-style-name="P2" draw:layer="layout" svg:width="15.157cm" svg:height="0.475cm" svg:x="2.2cm" svg:y="17.607cm">
          <draw:text-box>
            <text:p text:style-name="P1"><text:span text:style-name="T4">which it characterised as “hawkish” (espoused by the DoD, the NSC and others) </text:span></text:p>
          </draw:text-box>
        </draw:frame>
        <draw:frame draw:style-name="gr1" draw:text-style-name="P2" draw:layer="layout" svg:width="15.703cm" svg:height="0.475cm" svg:x="2.2cm" svg:y="18.172cm">
          <draw:text-box>
            <text:p text:style-name="P1"><text:span text:style-name="T4">and “doveish” (espoused by the US State Department). The hawkish view sought a </text:span></text:p>
          </draw:text-box>
        </draw:frame>
        <draw:frame draw:style-name="gr1" draw:text-style-name="P2" draw:layer="layout" svg:width="15.915cm" svg:height="0.475cm" svg:x="2.2cm" svg:y="18.736cm">
          <draw:text-box>
            <text:p text:style-name="P1"><text:span text:style-name="T4">significant increase in Iraqi oil production to push down oil prices, privatisation within </text:span></text:p>
          </draw:text-box>
        </draw:frame>
        <draw:frame draw:style-name="gr1" draw:text-style-name="P2" draw:layer="layout" svg:width="16.592cm" svg:height="0.475cm" svg:x="2.2cm" svg:y="19.301cm">
          <draw:text-box>
            <text:p text:style-name="P1"><text:span text:style-name="T4">the oil sector, and external engagement led by the US (and possibly the UK) rather than </text:span></text:p>
          </draw:text-box>
        </draw:frame>
        <draw:frame draw:style-name="gr1" draw:text-style-name="P2" draw:layer="layout" svg:width="1.56cm" svg:height="0.475cm" svg:x="2.2cm" svg:y="19.865cm">
          <draw:text-box>
            <text:p text:style-name="P1"><text:span text:style-name="T4">the UN. </text:span></text:p>
          </draw:text-box>
        </draw:frame>
        <draw:frame draw:style-name="gr1" draw:text-style-name="P2" draw:layer="layout" svg:width="16.241cm" svg:height="0.475cm" svg:x="2.2cm" svg:y="20.78cm">
          <draw:text-box>
            <text:p text:style-name="P1"><text:span text:style-name="T6">115. </text:span><text:span text:style-name="T4"><text:s/>The BP team estimated that Iraqi oil production could rise from around 2.8m bpd </text:span></text:p>
          </draw:text-box>
        </draw:frame>
        <draw:frame draw:style-name="gr1" draw:text-style-name="P2" draw:layer="layout" svg:width="16.393cm" svg:height="0.475cm" svg:x="2.2cm" svg:y="21.344cm">
          <draw:text-box>
            <text:p text:style-name="P1"><text:span text:style-name="T4">currently to around 3.5m bpd within two years and 4m bpd within five years. Significant </text:span></text:p>
          </draw:text-box>
        </draw:frame>
        <draw:frame draw:style-name="gr1" draw:text-style-name="P2" draw:layer="layout" svg:width="16.41cm" svg:height="0.475cm" svg:x="2.2cm" svg:y="21.908cm">
          <draw:text-box>
            <text:p text:style-name="P1"><text:span text:style-name="T4">investment was required. UK officials pressed the BP team on whether this “fairly slow”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5.886cm" svg:height="0.475cm" svg:x="2.2cm" svg:y="22.473cm">
          <draw:text-box>
            <text:p text:style-name="P1"><text:span text:style-name="T4">increase could be accelerated. </text:span></text:p>
          </draw:text-box>
        </draw:frame>
        <draw:frame draw:style-name="gr9" draw:text-style-name="P9" draw:layer="layout" svg:width="0.29cm" svg:height="0.23cm" svg:x="2.2cm" svg:y="23.833cm">
          <draw:text-box>
            <text:p text:style-name="P1"><text:span text:style-name="T10">57 </text:span></text:p>
          </draw:text-box>
        </draw:frame>
        <draw:frame draw:style-name="gr4" draw:text-style-name="P5" draw:layer="layout" svg:width="15.576cm" svg:height="0.395cm" svg:x="2.482cm" svg:y="23.817cm">
          <draw:text-box>
            <text:p text:style-name="P1"><text:span text:style-name="T11">Telegram 89 Washington to FCO London, 23 January 2003, ‘Iraq: US/UK/Australia Consultations on </text:span></text:p>
          </draw:text-box>
        </draw:frame>
        <draw:frame draw:style-name="gr4" draw:text-style-name="P5" draw:layer="layout" svg:width="5.641cm" svg:height="0.395cm" svg:x="2.2cm" svg:y="24.241cm">
          <draw:text-box>
            <text:p text:style-name="P1"><text:span text:style-name="T11">Day After Issues: 22 January 2003’. </text:span></text:p>
          </draw:text-box>
        </draw:frame>
        <draw:frame draw:style-name="gr9" draw:text-style-name="P9" draw:layer="layout" svg:width="0.29cm" svg:height="0.23cm" svg:x="2.2cm" svg:y="24.68cm">
          <draw:text-box>
            <text:p text:style-name="P1"><text:span text:style-name="T10">58 </text:span></text:p>
          </draw:text-box>
        </draw:frame>
        <draw:frame draw:style-name="gr4" draw:text-style-name="P5" draw:layer="layout" svg:width="12.537cm" svg:height="0.395cm" svg:x="2.486cm" svg:y="24.664cm">
          <draw:text-box>
            <text:p text:style-name="P1"><text:span text:style-name="T11">Minute Chaplin to Secretary of State, 22 January 2003, ‘Iraq: ‘Day-After’ Issues’.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59 </text:span></text:p>
          </draw:text-box>
        </draw:frame>
        <draw:frame draw:style-name="gr4" draw:text-style-name="P5" draw:layer="layout" svg:width="14.92cm" svg:height="0.395cm" svg:x="2.486cm" svg:y="25.087cm">
          <draw:text-box>
            <text:p text:style-name="P1"><text:span text:style-name="T11">Minute DOMA AD(ME) and Sec(0)4 to MA/DCDS(C), 27 January 2003, ‘US Iraq Reconstruction </text:span></text:p>
          </draw:text-box>
        </draw:frame>
        <draw:frame draw:style-name="gr4" draw:text-style-name="P5" draw:layer="layout" svg:width="5.67cm" svg:height="0.395cm" svg:x="2.2cm" svg:y="25.511cm">
          <draw:text-box>
            <text:p text:style-name="P1"><text:span text:style-name="T11">Conference – Tampa 23-24 Jan 03’.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60 </text:span></text:p>
          </draw:text-box>
        </draw:frame>
        <draw:frame draw:style-name="gr4" draw:text-style-name="P5" draw:layer="layout" svg:width="15.852cm" svg:height="0.395cm" svg:x="2.482cm" svg:y="25.934cm">
          <draw:text-box>
            <text:p text:style-name="P1"><text:span text:style-name="T11">Teleletter FCO [junior official] to Chilcott, 25 January 2003, ‘US/Iraq: CENTCOM Meeting on Day After </text:span></text:p>
          </draw:text-box>
        </draw:frame>
        <draw:frame draw:style-name="gr4" draw:text-style-name="P5" draw:layer="layout" svg:width="6.547cm" svg:height="0.395cm" svg:x="2.2cm" svg:y="26.357cm">
          <draw:text-box>
            <text:p text:style-name="P1"><text:span text:style-name="T11">Reconstruction Issues, 23 January 2003’.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61 </text:span></text:p>
          </draw:text-box>
        </draw:frame>
        <draw:frame draw:style-name="gr4" draw:text-style-name="P5" draw:layer="layout" svg:width="11.055cm" svg:height="0.395cm" svg:x="2.486cm" svg:y="26.781cm">
          <draw:text-box>
            <text:p text:style-name="P1"><text:span text:style-name="T11">Record, 23 January 2003, ‘Iraqi Energy Sector: Issues and Prospects’.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2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6">116. </text:span><text:span text:style-name="T4"><text:s/>On 31 January, in advance of the first meeting of the US/UK/Australia Working </text:span></text:p>
          </draw:text-box>
        </draw:frame>
        <draw:frame draw:style-name="gr1" draw:text-style-name="P2" draw:layer="layout" svg:width="15.729cm" svg:height="0.475cm" svg:x="2.2cm" svg:y="3.09cm">
          <draw:text-box>
            <text:p text:style-name="P1"><text:span text:style-name="T4">Group on Day After Economic on 5 February, a junior official in the British Embassy </text:span></text:p>
          </draw:text-box>
        </draw:frame>
        <draw:frame draw:style-name="gr1" draw:text-style-name="P2" draw:layer="layout" svg:width="15.293cm" svg:height="0.475cm" svg:x="2.2cm" svg:y="3.654cm">
          <draw:text-box>
            <text:p text:style-name="P1"><text:span text:style-name="T4">Washington advised the FCO that, on oil, “at present, the [US] Administration are </text:span></text:p>
          </draw:text-box>
        </draw:frame>
        <draw:frame draw:style-name="gr1" draw:text-style-name="P2" draw:layer="layout" svg:width="3.964cm" svg:height="0.475cm" svg:x="2.2cm" svg:y="4.218cm">
          <draw:text-box>
            <text:p text:style-name="P1"><text:span text:style-name="T4">sharing little with us”.</text:span></text:p>
          </draw:text-box>
        </draw:frame>
        <draw:frame draw:style-name="gr6" draw:text-style-name="P7" draw:layer="layout" svg:width="0.273cm" svg:height="0.276cm" svg:x="6.153cm" svg:y="4.237cm">
          <draw:text-box>
            <text:p text:style-name="P1"><text:span text:style-name="T9">62</text:span></text:p>
          </draw:text-box>
        </draw:frame>
        <draw:frame draw:style-name="gr1" draw:text-style-name="P2" draw:layer="layout" svg:width="12.199cm" svg:height="0.475cm" svg:x="6.427cm" svg:y="4.218cm">
          <draw:text-box>
            <text:p text:style-name="P1"><text:span text:style-name="T4"><text:s/></text:span><text:span text:style-name="T4">Much of the post-conflict planning relating to oil was being done </text:span></text:p>
          </draw:text-box>
        </draw:frame>
        <draw:frame draw:style-name="gr1" draw:text-style-name="P2" draw:layer="layout" svg:width="16.19cm" svg:height="0.475cm" svg:x="2.2cm" svg:y="4.783cm">
          <draw:text-box>
            <text:p text:style-name="P1"><text:span text:style-name="T4">within the DoD. The official US line was that UK concerns about transparency and the </text:span></text:p>
          </draw:text-box>
        </draw:frame>
        <draw:frame draw:style-name="gr1" draw:text-style-name="P2" draw:layer="layout" svg:width="12.647cm" svg:height="0.475cm" svg:x="2.2cm" svg:y="5.347cm">
          <draw:text-box>
            <text:p text:style-name="P1"><text:span text:style-name="T4">need for a level commercial playing field had been taken on board. </text:span></text:p>
          </draw:text-box>
        </draw:frame>
        <draw:frame draw:style-name="gr1" draw:text-style-name="P2" draw:layer="layout" svg:width="15.695cm" svg:height="0.475cm" svg:x="2.2cm" svg:y="6.262cm">
          <draw:text-box>
            <text:p text:style-name="P1"><text:span text:style-name="T6">117. </text:span><text:span text:style-name="T4"><text:s/>The official reported that Mr Colin Powell, the US Secretary of State, had said </text:span></text:p>
          </draw:text-box>
        </draw:frame>
        <draw:frame draw:style-name="gr1" draw:text-style-name="P2" draw:layer="layout" svg:width="15.437cm" svg:height="0.475cm" svg:x="2.2cm" svg:y="6.826cm">
          <draw:text-box>
            <text:p text:style-name="P1"><text:span text:style-name="T4">publicly that oil would be held “in trust” for the Iraqi people and that the underlying </text:span></text:p>
          </draw:text-box>
        </draw:frame>
        <draw:frame draw:style-name="gr1" draw:text-style-name="P2" draw:layer="layout" svg:width="16.546cm" svg:height="0.475cm" svg:x="2.2cm" svg:y="7.391cm">
          <draw:text-box>
            <text:p text:style-name="P1"><text:span text:style-name="T4">US objective was to get operations back into the hands of the “local workforce”, but that </text:span></text:p>
          </draw:text-box>
        </draw:frame>
        <draw:frame draw:style-name="gr1" draw:text-style-name="P2" draw:layer="layout" svg:width="14.29cm" svg:height="0.475cm" svg:x="2.2cm" svg:y="7.955cm">
          <draw:text-box>
            <text:p text:style-name="P1"><text:span text:style-name="T4">view might not be held in other (unspecified) parts of the US Administration. </text:span></text:p>
          </draw:text-box>
        </draw:frame>
        <draw:frame draw:style-name="gr1" draw:text-style-name="P2" draw:layer="layout" svg:width="16.22cm" svg:height="0.475cm" svg:x="2.2cm" svg:y="8.87cm">
          <draw:text-box>
            <text:p text:style-name="P1"><text:span text:style-name="T6">118. </text:span><text:span text:style-name="T4"><text:s/>The official also reported that rumours persisted that contracts had already been </text:span></text:p>
          </draw:text-box>
        </draw:frame>
        <draw:frame draw:style-name="gr1" draw:text-style-name="P2" draw:layer="layout" svg:width="15.449cm" svg:height="0.475cm" svg:x="2.2cm" svg:y="9.434cm">
          <draw:text-box>
            <text:p text:style-name="P1"><text:span text:style-name="T4">let for the initial clean-up phase (which could last anything from two to 18 months).</text:span></text:p>
          </draw:text-box>
        </draw:frame>
        <draw:frame draw:style-name="gr1" draw:text-style-name="P2" draw:layer="layout" svg:width="15.771cm" svg:height="0.475cm" svg:x="2.2cm" svg:y="10.348cm">
          <draw:text-box>
            <text:p text:style-name="P1"><text:span text:style-name="T6">119. </text:span><text:span text:style-name="T4"><text:s/>The official concluded that key questions remained, including who would be in </text:span></text:p>
          </draw:text-box>
        </draw:frame>
        <draw:frame draw:style-name="gr1" draw:text-style-name="P2" draw:layer="layout" svg:width="10.42cm" svg:height="0.475cm" svg:x="2.2cm" svg:y="10.913cm">
          <draw:text-box>
            <text:p text:style-name="P1"><text:span text:style-name="T4">overall charge of the oil sector after the initial clean-up. </text:span></text:p>
          </draw:text-box>
        </draw:frame>
        <draw:frame draw:style-name="gr1" draw:text-style-name="P2" draw:layer="layout" svg:width="16.52cm" svg:height="0.475cm" svg:x="2.2cm" svg:y="11.827cm">
          <draw:text-box>
            <text:p text:style-name="P1"><text:span text:style-name="T6">120. </text:span><text:span text:style-name="T4"><text:s/>Mr Blair met President Bush and Dr Condoleezza Rice, President Bush’s National </text:span></text:p>
          </draw:text-box>
        </draw:frame>
        <draw:frame draw:style-name="gr1" draw:text-style-name="P2" draw:layer="layout" svg:width="15.098cm" svg:height="0.475cm" svg:x="2.2cm" svg:y="12.392cm">
          <draw:text-box>
            <text:p text:style-name="P1"><text:span text:style-name="T4">Security Advisor, in Washington on 31 January to discuss post-conflict planning. </text:span></text:p>
          </draw:text-box>
        </draw:frame>
        <draw:frame draw:style-name="gr1" draw:text-style-name="P2" draw:layer="layout" svg:width="15.132cm" svg:height="0.475cm" svg:x="2.2cm" svg:y="13.306cm">
          <draw:text-box>
            <text:p text:style-name="P1"><text:span text:style-name="T6">121. </text:span><text:span text:style-name="T4"><text:s/>A FCO briefing for Mr Blair included in its list of objectives for the meeting: <text:s/></text:span></text:p>
          </draw:text-box>
        </draw:frame>
        <draw:frame draw:style-name="gr1" draw:text-style-name="P2" draw:layer="layout" svg:width="15.628cm" svg:height="0.475cm" svg:x="2.2cm" svg:y="13.871cm">
          <draw:text-box>
            <text:p text:style-name="P1"><text:span text:style-name="T4">“</text:span><text:span text:style-name="T4">To convince President Bush … the US needs to pay much more attention, quickly, </text:span></text:p>
          </draw:text-box>
        </draw:frame>
        <draw:frame draw:style-name="gr1" draw:text-style-name="P2" draw:layer="layout" svg:width="13.976cm" svg:height="0.475cm" svg:x="2.2cm" svg:y="14.435cm">
          <draw:text-box>
            <text:p text:style-name="P1"><text:span text:style-name="T4">to planning on ‘day after’ issues; and that the UN needs to be central to it.”</text:span></text:p>
          </draw:text-box>
        </draw:frame>
        <draw:frame draw:style-name="gr6" draw:text-style-name="P7" draw:layer="layout" svg:width="0.273cm" svg:height="0.276cm" svg:x="16.108cm" svg:y="14.454cm">
          <draw:text-box>
            <text:p text:style-name="P1"><text:span text:style-name="T9">63</text:span></text:p>
          </draw:text-box>
        </draw:frame>
        <draw:frame draw:style-name="gr1" draw:text-style-name="P2" draw:layer="layout" svg:width="0.422cm" svg:height="0.475cm" svg:x="16.382cm" svg:y="14.435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4.608cm" svg:height="0.475cm" svg:x="2.2cm" svg:y="15cm">
          <draw:text-box>
            <text:p text:style-name="P1"><text:span text:style-name="T4">Key messages included: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1cm" svg:height="0.475cm" svg:x="3.7cm" svg:y="15.914cm">
          <draw:text-box>
            <text:p text:style-name="P1"><text:span text:style-name="T4">The UN could bring “significant advantages” after the conflict, including taking </text:span></text:p>
          </draw:text-box>
        </draw:frame>
        <draw:frame draw:style-name="gr1" draw:text-style-name="P2" draw:layer="layout" svg:width="15.111cm" svg:height="0.475cm" svg:x="3.7cm" svg:y="16.478cm">
          <draw:text-box>
            <text:p text:style-name="P1"><text:span text:style-name="T4">on responsibility for oil revenues “to avoid accusations that aim of military action </text:span></text:p>
          </draw:text-box>
        </draw:frame>
        <draw:frame draw:style-name="gr1" draw:text-style-name="P2" draw:layer="layout" svg:width="4.726cm" svg:height="0.475cm" svg:x="3.7cm" svg:y="17.043cm">
          <draw:text-box>
            <text:p text:style-name="P1"><text:span text:style-name="T4">was to get control of oil”. 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5cm" svg:height="0.475cm" svg:x="3.7cm" svg:y="17.707cm">
          <draw:text-box>
            <text:p text:style-name="P1"><text:span text:style-name="T4">Restoring oil production would be “an immediate challenge”. The oil sector </text:span></text:p>
          </draw:text-box>
        </draw:frame>
        <draw:frame draw:style-name="gr1" draw:text-style-name="P2" draw:layer="layout" svg:width="14.057cm" svg:height="0.475cm" svg:x="3.7cm" svg:y="18.272cm">
          <draw:text-box>
            <text:p text:style-name="P1"><text:span text:style-name="T4">would need “some technology and a lot of capital”. The US and UK should </text:span></text:p>
          </draw:text-box>
        </draw:frame>
        <draw:frame draw:style-name="gr1" draw:text-style-name="P2" draw:layer="layout" svg:width="14.087cm" svg:height="0.475cm" svg:x="3.7cm" svg:y="18.836cm">
          <draw:text-box>
            <text:p text:style-name="P1"><text:span text:style-name="T4">“</text:span><text:span text:style-name="T4">encourage an open investment regime and a level playing field for foreign </text:span></text:p>
          </draw:text-box>
        </draw:frame>
        <draw:frame draw:style-name="gr1" draw:text-style-name="P2" draw:layer="layout" svg:width="2.313cm" svg:height="0.475cm" svg:x="3.7cm" svg:y="19.401cm">
          <draw:text-box>
            <text:p text:style-name="P1"><text:span text:style-name="T4">companies”.</text:span></text:p>
          </draw:text-box>
        </draw:frame>
        <draw:frame draw:style-name="gr1" draw:text-style-name="P2" draw:layer="layout" svg:width="15.995cm" svg:height="0.475cm" svg:x="2.2cm" svg:y="20.315cm">
          <draw:text-box>
            <text:p text:style-name="P1"><text:span text:style-name="T6">122. </text:span><text:span text:style-name="T4"><text:s/>A short Cabinet Office paper offered Mr Blair a “few OD Sec points, just in case </text:span></text:p>
          </draw:text-box>
        </draw:frame>
        <draw:frame draw:style-name="gr1" draw:text-style-name="P2" draw:layer="layout" svg:width="5.603cm" svg:height="0.475cm" svg:x="2.2cm" svg:y="20.88cm">
          <draw:text-box>
            <text:p text:style-name="P1"><text:span text:style-name="T4">they slip through the briefing”.</text:span></text:p>
          </draw:text-box>
        </draw:frame>
        <draw:frame draw:style-name="gr6" draw:text-style-name="P7" draw:layer="layout" svg:width="0.273cm" svg:height="0.276cm" svg:x="7.777cm" svg:y="20.898cm">
          <draw:text-box>
            <text:p text:style-name="P1"><text:span text:style-name="T9">64</text:span></text:p>
          </draw:text-box>
        </draw:frame>
        <draw:frame draw:style-name="gr1" draw:text-style-name="P2" draw:layer="layout" svg:width="3.122cm" svg:height="0.475cm" svg:x="8.052cm" svg:y="20.88cm">
          <draw:text-box>
            <text:p text:style-name="P1"><text:span text:style-name="T4"><text:s/></text:span><text:span text:style-name="T4">Those included:</text:span></text:p>
          </draw:text-box>
        </draw:frame>
        <draw:frame draw:style-name="gr2" draw:text-style-name="P3" draw:layer="layout" svg:width="0.634cm" svg:height="0.712cm" svg:x="2.95cm" svg:y="21.6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03cm" svg:height="0.475cm" svg:x="3.7cm" svg:y="21.794cm">
          <draw:text-box>
            <text:p text:style-name="P1"><text:span text:style-name="T4">the importance of the transparent use of oil revenues; and</text:span></text:p>
          </draw:text-box>
        </draw:frame>
        <draw:frame draw:style-name="gr2" draw:text-style-name="P3" draw:layer="layout" svg:width="0.634cm" svg:height="0.712cm" svg:x="2.95cm" svg:y="22.3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07cm" svg:height="0.475cm" svg:x="3.7cm" svg:y="22.458cm">
          <draw:text-box>
            <text:p text:style-name="P1"><text:span text:style-name="T4">the need to argue for a level playing field for UK companies on new oil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4.159cm" svg:height="0.475cm" svg:x="3.7cm" svg:y="23.023cm">
          <draw:text-box>
            <text:p text:style-name="P1"><text:span text:style-name="T4">exploration contracts.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62 </text:span></text:p>
          </draw:text-box>
        </draw:frame>
        <draw:frame draw:style-name="gr4" draw:text-style-name="P5" draw:layer="layout" svg:width="16.021cm" svg:height="0.395cm" svg:x="2.486cm" svg:y="25.511cm">
          <draw:text-box>
            <text:p text:style-name="P1"><text:span text:style-name="T11">Letter FCO [junior official] to FCO [junior official], 31 January 2003, ‘Iraq ‘Day After’; Economic Working </text:span></text:p>
          </draw:text-box>
        </draw:frame>
        <draw:line draw:style-name="gr8" draw:text-style-name="P8" draw:layer="layout" svg:x1="2.485cm" svg:y1="26.714cm" svg:x2="15.995cm" svg:y2="26.714cm">
          <text:p/>
        </draw:line>
        <draw:frame draw:style-name="gr4" draw:text-style-name="P5" draw:layer="layout" svg:width="1.251cm" svg:height="0.395cm" svg:x="2.2cm" svg:y="25.934cm">
          <draw:text-box>
            <text:p text:style-name="P1"><text:span text:style-name="T11">Group’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63 </text:span></text:p>
          </draw:text-box>
        </draw:frame>
        <draw:line draw:style-name="gr8" draw:text-style-name="P8" draw:layer="layout" svg:x1="2.485cm" svg:y1="27.137cm" svg:x2="12.322cm" svg:y2="27.137cm">
          <text:p/>
        </draw:line>
        <draw:frame draw:style-name="gr4" draw:text-style-name="P5" draw:layer="layout" svg:width="13.531cm" svg:height="0.395cm" svg:x="2.486cm" svg:y="26.357cm">
          <draw:text-box>
            <text:p text:style-name="P1"><text:span text:style-name="T5">Paper FCO, 30 January 2003, ‘Prime Minister’s Visit to Camp David, 31 January: Iraq’.</text:span><text:span text:style-name="T11">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64 </text:span></text:p>
          </draw:text-box>
        </draw:frame>
        <draw:frame draw:style-name="gr4" draw:text-style-name="P5" draw:layer="layout" svg:width="9.878cm" svg:height="0.395cm" svg:x="2.486cm" svg:y="26.781cm">
          <draw:text-box>
            <text:p text:style-name="P1"><text:span text:style-name="T5">Minute Drummond to Rycroft, 28 January 2003, ‘Iraq: US Visit’.</text:span><text:span text:style-name="T11">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3</text:span></text:p>
          </draw:text-box>
        </draw:frame>
        <draw:frame draw:style-name="gr1" draw:text-style-name="P2" draw:layer="layout" svg:width="15.644cm" svg:height="0.475cm" svg:x="2.2cm" svg:y="2.525cm">
          <draw:text-box>
            <text:p text:style-name="P1"><text:span text:style-name="T6">123. </text:span><text:span text:style-name="T4"><text:s/>At the meeting with President Bush, Mr Blair suggested that a UN badge was </text:span></text:p>
          </draw:text-box>
        </draw:frame>
        <draw:frame draw:style-name="gr1" draw:text-style-name="P2" draw:layer="layout" svg:width="15.941cm" svg:height="0.475cm" svg:x="2.2cm" svg:y="3.09cm">
          <draw:text-box>
            <text:p text:style-name="P1"><text:span text:style-name="T4">needed for what the US and UK wanted to do, and would help with the humanitarian </text:span></text:p>
          </draw:text-box>
        </draw:frame>
        <draw:frame draw:style-name="gr1" draw:text-style-name="P2" draw:layer="layout" svg:width="1.865cm" svg:height="0.475cm" svg:x="2.2cm" svg:y="3.654cm">
          <draw:text-box>
            <text:p text:style-name="P1"><text:span text:style-name="T4">problems.</text:span></text:p>
          </draw:text-box>
        </draw:frame>
        <draw:frame draw:style-name="gr6" draw:text-style-name="P7" draw:layer="layout" svg:width="0.273cm" svg:height="0.276cm" svg:x="4.059cm" svg:y="3.673cm">
          <draw:text-box>
            <text:p text:style-name="P1"><text:span text:style-name="T9">65</text:span></text:p>
          </draw:text-box>
        </draw:frame>
        <draw:frame draw:style-name="gr1" draw:text-style-name="P2" draw:layer="layout" svg:width="0.422cm" svg:height="0.475cm" svg:x="4.33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2cm" svg:height="0.475cm" svg:x="2.2cm" svg:y="4.568cm">
          <draw:text-box>
            <text:p text:style-name="P1"><text:span text:style-name="T6">124. </text:span><text:span text:style-name="T4"><text:s/>The record of the meeting between President Bush and Mr Blair does not show </text:span></text:p>
          </draw:text-box>
        </draw:frame>
        <draw:frame draw:style-name="gr1" draw:text-style-name="P2" draw:layer="layout" svg:width="5.361cm" svg:height="0.475cm" svg:x="2.2cm" svg:y="5.133cm">
          <draw:text-box>
            <text:p text:style-name="P1"><text:span text:style-name="T4">any discussion of oil issues. </text:span></text:p>
          </draw:text-box>
        </draw:frame>
        <draw:frame draw:style-name="gr1" draw:text-style-name="P2" draw:layer="layout" svg:width="16.11cm" svg:height="0.475cm" svg:x="2.2cm" svg:y="6.047cm">
          <draw:text-box>
            <text:p text:style-name="P1"><text:span text:style-name="T6">125. </text:span><text:span text:style-name="T4"><text:s/>The first meeting of the US/UK/Australia Working Group on Day After Economic </text:span></text:p>
          </draw:text-box>
        </draw:frame>
        <draw:frame draw:style-name="gr1" draw:text-style-name="P2" draw:layer="layout" svg:width="8.93cm" svg:height="0.475cm" svg:x="2.2cm" svg:y="6.612cm">
          <draw:text-box>
            <text:p text:style-name="P1"><text:span text:style-name="T4">Issues took place in Washington on 5 February.</text:span></text:p>
          </draw:text-box>
        </draw:frame>
        <draw:frame draw:style-name="gr6" draw:text-style-name="P7" draw:layer="layout" svg:width="0.273cm" svg:height="0.276cm" svg:x="11.095cm" svg:y="6.631cm">
          <draw:text-box>
            <text:p text:style-name="P1"><text:span text:style-name="T9">66</text:span></text:p>
          </draw:text-box>
        </draw:frame>
        <draw:frame draw:style-name="gr1" draw:text-style-name="P2" draw:layer="layout" svg:width="0.422cm" svg:height="0.475cm" svg:x="11.369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8cm" svg:height="0.475cm" svg:x="2.2cm" svg:y="7.526cm">
          <draw:text-box>
            <text:p text:style-name="P1"><text:span text:style-name="T6">126. </text:span><text:span text:style-name="T4"><text:s/>The British Embassy Washington reported that the DoD had detailed contingency </text:span></text:p>
          </draw:text-box>
        </draw:frame>
        <draw:frame draw:style-name="gr1" draw:text-style-name="P2" draw:layer="layout" svg:width="16.123cm" svg:height="0.475cm" svg:x="2.2cm" svg:y="8.091cm">
          <draw:text-box>
            <text:p text:style-name="P1"><text:span text:style-name="T4">plans to protect and restore the oil sector. The DoD was well aware of the importance </text:span></text:p>
          </draw:text-box>
        </draw:frame>
        <draw:frame draw:style-name="gr1" draw:text-style-name="P2" draw:layer="layout" svg:width="16.25cm" svg:height="0.475cm" svg:x="2.2cm" svg:y="8.655cm">
          <draw:text-box>
            <text:p text:style-name="P1"><text:span text:style-name="T4">of the oil sector for reconstruction. In the best case (minimal damage, current levels of </text:span></text:p>
          </draw:text-box>
        </draw:frame>
        <draw:frame draw:style-name="gr1" draw:text-style-name="P2" draw:layer="layout" svg:width="15.86cm" svg:height="0.475cm" svg:x="2.2cm" svg:y="9.22cm">
          <draw:text-box>
            <text:p text:style-name="P1"><text:span text:style-name="T4">outputs restored after two to three months), the DoD estimated that the sector could </text:span></text:p>
          </draw:text-box>
        </draw:frame>
        <draw:frame draw:style-name="gr1" draw:text-style-name="P2" draw:layer="layout" svg:width="16.449cm" svg:height="0.475cm" svg:x="2.2cm" svg:y="9.784cm">
          <draw:text-box>
            <text:p text:style-name="P1"><text:span text:style-name="T4">make a net contribution of US$12bn in the first year after any conflict; in the worst case </text:span></text:p>
          </draw:text-box>
        </draw:frame>
        <draw:frame draw:style-name="gr1" draw:text-style-name="P2" draw:layer="layout" svg:width="7.046cm" svg:height="0.475cm" svg:x="2.2cm" svg:y="10.348cm">
          <draw:text-box>
            <text:p text:style-name="P1"><text:span text:style-name="T4">it could impose a net cost of US$8bn.</text:span></text:p>
          </draw:text-box>
        </draw:frame>
        <draw:frame draw:style-name="gr1" draw:text-style-name="P2" draw:layer="layout" svg:width="16.385cm" svg:height="0.475cm" svg:x="2.2cm" svg:y="11.263cm">
          <draw:text-box>
            <text:p text:style-name="P1"><text:span text:style-name="T6">127. </text:span><text:span text:style-name="T4"><text:s/>The Working Group agreed to co-operate on defining practical economic steps to </text:span></text:p>
          </draw:text-box>
        </draw:frame>
        <draw:frame draw:style-name="gr1" draw:text-style-name="P2" draw:layer="layout" svg:width="11.648cm" svg:height="0.475cm" svg:x="2.2cm" svg:y="11.827cm">
          <draw:text-box>
            <text:p text:style-name="P1"><text:span text:style-name="T4">be taken in the first three to six months of military occupation. </text:span></text:p>
          </draw:text-box>
        </draw:frame>
        <draw:frame draw:style-name="gr1" draw:text-style-name="P2" draw:layer="layout" svg:width="16.55cm" svg:height="0.475cm" svg:x="2.2cm" svg:y="12.742cm">
          <draw:text-box>
            <text:p text:style-name="P1"><text:span text:style-name="T6">128. </text:span><text:span text:style-name="T4"><text:s/>The FCO member of the UK delegation, the Economic Adviser for the Middle East </text:span></text:p>
          </draw:text-box>
        </draw:frame>
        <draw:frame draw:style-name="gr1" draw:text-style-name="P2" draw:layer="layout" svg:width="11.191cm" svg:height="0.475cm" svg:x="2.2cm" svg:y="13.306cm">
          <draw:text-box>
            <text:p text:style-name="P1"><text:span text:style-name="T4">and North Africa, reported separately to Mr Drummond that:</text:span></text:p>
          </draw:text-box>
        </draw:frame>
        <draw:frame draw:style-name="gr1" draw:text-style-name="P2" draw:layer="layout" svg:width="14.844cm" svg:height="0.475cm" svg:x="2.95cm" svg:y="14.221cm">
          <draw:text-box>
            <text:p text:style-name="P1"><text:span text:style-name="T4">“</text:span><text:span text:style-name="T4">DoD are ploughing ahead with detailed contingency planning for the oil sector </text:span></text:p>
          </draw:text-box>
        </draw:frame>
        <draw:frame draw:style-name="gr1" draw:text-style-name="P2" draw:layer="layout" svg:width="13.955cm" svg:height="0.475cm" svg:x="2.95cm" svg:y="14.785cm">
          <draw:text-box>
            <text:p text:style-name="P1"><text:span text:style-name="T4">in the initial military administration phase. But … there was a conspicuous </text:span></text:p>
          </draw:text-box>
        </draw:frame>
        <draw:frame draw:style-name="gr1" draw:text-style-name="P2" draw:layer="layout" svg:width="15.784cm" svg:height="0.475cm" svg:x="2.95cm" svg:y="15.35cm">
          <draw:text-box>
            <text:p text:style-name="P1"><text:span text:style-name="T4">disconnect between this and civilian planning for economic management and policy </text:span></text:p>
          </draw:text-box>
        </draw:frame>
        <draw:frame draw:style-name="gr1" draw:text-style-name="P2" draw:layer="layout" svg:width="5.171cm" svg:height="0.475cm" svg:x="2.95cm" svg:y="15.914cm">
          <draw:text-box>
            <text:p text:style-name="P1"><text:span text:style-name="T4">development within Iraq …”</text:span></text:p>
          </draw:text-box>
        </draw:frame>
        <draw:frame draw:style-name="gr6" draw:text-style-name="P7" draw:layer="layout" svg:width="0.273cm" svg:height="0.276cm" svg:x="8.103cm" svg:y="15.933cm">
          <draw:text-box>
            <text:p text:style-name="P1"><text:span text:style-name="T9">67</text:span></text:p>
          </draw:text-box>
        </draw:frame>
        <draw:frame draw:style-name="gr1" draw:text-style-name="P2" draw:layer="layout" svg:width="14.861cm" svg:height="0.475cm" svg:x="2.2cm" svg:y="16.828cm">
          <draw:text-box>
            <text:p text:style-name="P1"><text:span text:style-name="T6">129. </text:span><text:span text:style-name="T4"><text:s/>Mr Marc Grossman, US Under Secretary of State for Political Affairs, and </text:span></text:p>
          </draw:text-box>
        </draw:frame>
        <draw:frame draw:style-name="gr1" draw:text-style-name="P2" draw:layer="layout" svg:width="15.67cm" svg:height="0.475cm" svg:x="2.2cm" svg:y="17.393cm">
          <draw:text-box>
            <text:p text:style-name="P1"><text:span text:style-name="T4">Mr Douglas Feith, US Under Secretary of Defense for Policy, gave evidence on US </text:span></text:p>
          </draw:text-box>
        </draw:frame>
        <draw:frame draw:style-name="gr1" draw:text-style-name="P2" draw:layer="layout" svg:width="14.721cm" svg:height="0.475cm" svg:x="2.2cm" svg:y="17.957cm">
          <draw:text-box>
            <text:p text:style-name="P1"><text:span text:style-name="T4">post-conflict plans to the Senate Foreign Relations Committee on 11 February.</text:span></text:p>
          </draw:text-box>
        </draw:frame>
        <draw:frame draw:style-name="gr6" draw:text-style-name="P7" draw:layer="layout" svg:width="0.273cm" svg:height="0.276cm" svg:x="16.867cm" svg:y="17.976cm">
          <draw:text-box>
            <text:p text:style-name="P1"><text:span text:style-name="T9">68</text:span></text:p>
          </draw:text-box>
        </draw:frame>
        <draw:frame draw:style-name="gr1" draw:text-style-name="P2" draw:layer="layout" svg:width="0.422cm" svg:height="0.475cm" svg:x="17.142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4cm" svg:height="0.475cm" svg:x="2.2cm" svg:y="18.872cm">
          <draw:text-box>
            <text:p text:style-name="P1"><text:span text:style-name="T6">130. </text:span><text:span text:style-name="T4"><text:s/>The British Embassy Washington reported that Mr Grossman’s and Mr Feith’s </text:span></text:p>
          </draw:text-box>
        </draw:frame>
        <draw:frame draw:style-name="gr1" draw:text-style-name="P2" draw:layer="layout" svg:width="15.513cm" svg:height="0.475cm" svg:x="2.2cm" svg:y="19.436cm">
          <draw:text-box>
            <text:p text:style-name="P1"><text:span text:style-name="T4">message to the Foreign Relations Committee was “liberation not occupation”, with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4.383cm" svg:height="0.475cm" svg:x="2.2cm" svg:y="20.001cm">
          <draw:text-box>
            <text:p text:style-name="P1"><text:span text:style-name="T4">an assurance that the US did not want to control Iraq’s economic resources. </text:span></text:p>
          </draw:text-box>
        </draw:frame>
        <draw:frame draw:style-name="gr9" draw:text-style-name="P9" draw:layer="layout" svg:width="0.29cm" svg:height="0.23cm" svg:x="2.2cm" svg:y="23.833cm">
          <draw:text-box>
            <text:p text:style-name="P1"><text:span text:style-name="T10">65 </text:span></text:p>
          </draw:text-box>
        </draw:frame>
        <draw:frame draw:style-name="gr4" draw:text-style-name="P5" draw:layer="layout" svg:width="16.245cm" svg:height="0.395cm" svg:x="2.486cm" svg:y="23.817cm">
          <draw:text-box>
            <text:p text:style-name="P1"><text:span text:style-name="T11">Letter Manning to McDonald, 31 January 2003, ‘Iraq: Prime Minister’s Conversation with President Bush </text:span></text:p>
          </draw:text-box>
        </draw:frame>
        <draw:frame draw:style-name="gr4" draw:text-style-name="P5" draw:layer="layout" svg:width="2.5cm" svg:height="0.395cm" svg:x="2.2cm" svg:y="24.241cm">
          <draw:text-box>
            <text:p text:style-name="P1"><text:span text:style-name="T11">on 31 January’. </text:span></text:p>
          </draw:text-box>
        </draw:frame>
        <draw:frame draw:style-name="gr9" draw:text-style-name="P9" draw:layer="layout" svg:width="0.29cm" svg:height="0.23cm" svg:x="2.2cm" svg:y="24.68cm">
          <draw:text-box>
            <text:p text:style-name="P1"><text:span text:style-name="T10">66 </text:span></text:p>
          </draw:text-box>
        </draw:frame>
        <draw:frame draw:style-name="gr4" draw:text-style-name="P5" draw:layer="layout" svg:width="16.017cm" svg:height="0.395cm" svg:x="2.482cm" svg:y="24.664cm">
          <draw:text-box>
            <text:p text:style-name="P1"><text:span text:style-name="T11">Telegram 169 Washington to FCO London, 6 February 2003, ‘Iraq: Meeting of Trilateral Working Group </text:span></text:p>
          </draw:text-box>
        </draw:frame>
        <draw:frame draw:style-name="gr4" draw:text-style-name="P5" draw:layer="layout" svg:width="9.451cm" svg:height="0.395cm" svg:x="2.2cm" svg:y="25.087cm">
          <draw:text-box>
            <text:p text:style-name="P1"><text:span text:style-name="T11">on ‘Day After’ Economic Issues: Short Term Reconstruction’.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67 </text:span></text:p>
          </draw:text-box>
        </draw:frame>
        <draw:frame draw:style-name="gr4" draw:text-style-name="P5" draw:layer="layout" svg:width="15.111cm" svg:height="0.395cm" svg:x="2.482cm" svg:y="25.511cm">
          <draw:text-box>
            <text:p text:style-name="P1"><text:span text:style-name="T11">Teleletter FCO [junior official] to Drummond, 6 February 2003, ‘Iraq: Meeting of US/UK/Australian </text:span></text:p>
          </draw:text-box>
        </draw:frame>
        <draw:line draw:style-name="gr8" draw:text-style-name="P8" draw:layer="layout" svg:x1="2.482cm" svg:y1="26.714cm" svg:x2="17.796cm" svg:y2="26.714cm">
          <text:p/>
        </draw:line>
        <draw:line draw:style-name="gr8" draw:text-style-name="P8" draw:layer="layout" svg:x1="2.199cm" svg:y1="27.137cm" svg:x2="3.337cm" svg:y2="27.137cm">
          <text:p/>
        </draw:line>
        <draw:frame draw:style-name="gr4" draw:text-style-name="P5" draw:layer="layout" svg:width="11.978cm" svg:height="0.395cm" svg:x="2.2cm" svg:y="25.934cm">
          <draw:text-box>
            <text:p text:style-name="P1"><text:span text:style-name="T11">Working Group on ‘Day After’ Economic Issues: Assessment and Follow Up’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68 </text:span></text:p>
          </draw:text-box>
        </draw:frame>
        <draw:frame draw:style-name="gr4" draw:text-style-name="P5" draw:layer="layout" svg:width="15.204cm" svg:height="0.395cm" svg:x="2.482cm" svg:y="26.357cm">
          <draw:text-box>
            <text:p text:style-name="P1"><text:span text:style-name="T5">Telegram 196, Washington to FCO, 12 February 2003, ‘Iraq ‘Day After’: US Makes Initial Planning </text:span></text:p>
          </draw:text-box>
        </draw:frame>
        <draw:frame draw:style-name="gr4" draw:text-style-name="P5" draw:layer="layout" svg:width="1.225cm" svg:height="0.395cm" svg:x="2.2cm" svg:y="26.781cm">
          <draw:text-box>
            <text:p text:style-name="P1"><text:span text:style-name="T5">Public’.</text:span><text:span text:style-name="T11">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8" draw:layer="layout" svg:x1="14.33cm" svg:y1="9.083cm" svg:x2="15.248cm" svg:y2="9.08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94</text:span></text:p>
          </draw:text-box>
        </draw:frame>
        <draw:frame draw:style-name="gr1" draw:text-style-name="P2" draw:layer="layout" svg:width="16.44cm" svg:height="0.475cm" svg:x="2.2cm" svg:y="2.525cm">
          <draw:text-box>
            <text:p text:style-name="P1"><text:span text:style-name="T6">131. </text:span><text:span text:style-name="T4"><text:s/>The final paragraph of the Embassy’s report highlighted the degree of uncertainty </text:span></text:p>
          </draw:text-box>
        </draw:frame>
        <draw:frame draw:style-name="gr1" draw:text-style-name="P2" draw:layer="layout" svg:width="4.206cm" svg:height="0.475cm" svg:x="2.2cm" svg:y="3.09cm">
          <draw:text-box>
            <text:p text:style-name="P1"><text:span text:style-name="T4">surrounding US plans:</text:span></text:p>
          </draw:text-box>
        </draw:frame>
        <draw:frame draw:style-name="gr1" draw:text-style-name="P2" draw:layer="layout" svg:width="15.543cm" svg:height="0.475cm" svg:x="2.95cm" svg:y="4.004cm">
          <draw:text-box>
            <text:p text:style-name="P1"><text:span text:style-name="T4">“</text:span><text:span text:style-name="T4">In the ensuing discussion, Feith said that military occupation could last two years. </text:span></text:p>
          </draw:text-box>
        </draw:frame>
        <draw:frame draw:style-name="gr1" draw:text-style-name="P2" draw:layer="layout" svg:width="15.877cm" svg:height="0.475cm" svg:x="2.95cm" svg:y="4.568cm">
          <draw:text-box>
            <text:p text:style-name="P1"><text:span text:style-name="T4">Both admitted to ‘enormous uncertainties’. They said that they did not know how the </text:span></text:p>
          </draw:text-box>
        </draw:frame>
        <draw:frame draw:style-name="gr1" draw:text-style-name="P2" draw:layer="layout" svg:width="15.166cm" svg:height="0.475cm" svg:x="2.95cm" svg:y="5.133cm">
          <draw:text-box>
            <text:p text:style-name="P1"><text:span text:style-name="T4">Iraqi oil industry would be managed, who would cover the costs of oil installation </text:span></text:p>
          </draw:text-box>
        </draw:frame>
        <draw:frame draw:style-name="gr1" draw:text-style-name="P2" draw:layer="layout" svg:width="15.242cm" svg:height="0.475cm" svg:x="2.95cm" svg:y="5.697cm">
          <draw:text-box>
            <text:p text:style-name="P1"><text:span text:style-name="T4">reconstruction, or how the detailed transition to a democratic Iraq would operate. </text:span></text:p>
          </draw:text-box>
        </draw:frame>
        <draw:frame draw:style-name="gr1" draw:text-style-name="P2" draw:layer="layout" svg:width="15.335cm" svg:height="0.475cm" svg:x="2.95cm" svg:y="6.262cm">
          <draw:text-box>
            <text:p text:style-name="P1"><text:span text:style-name="T4">The committee’s response was one of incredulity, with encouragement to plan for </text:span></text:p>
          </draw:text-box>
        </draw:frame>
        <draw:frame draw:style-name="gr1" draw:text-style-name="P2" draw:layer="layout" svg:width="6.852cm" svg:height="0.475cm" svg:x="2.95cm" svg:y="6.826cm">
          <draw:text-box>
            <text:p text:style-name="P1"><text:span text:style-name="T4">the worst, as well as the best, case.”</text:span></text:p>
          </draw:text-box>
        </draw:frame>
        <draw:frame draw:style-name="gr1" draw:text-style-name="P2" draw:layer="layout" svg:width="13.1cm" svg:height="0.475cm" svg:x="2.2cm" svg:y="7.741cm">
          <draw:text-box>
            <text:p text:style-name="P1"><text:span text:style-name="T6">132. </text:span><text:span text:style-name="T4"><text:s/>Sir David Manning commented to Mr Bowen and No.10 officials:</text:span></text:p>
          </draw:text-box>
        </draw:frame>
        <draw:frame draw:style-name="gr1" draw:text-style-name="P2" draw:layer="layout" svg:width="15.111cm" svg:height="0.475cm" svg:x="2.95cm" svg:y="8.655cm">
          <draw:text-box>
            <text:p text:style-name="P1"><text:span text:style-name="T4">“</text:span><text:span text:style-name="T4">Last para[graph] shows scale of problem post-Saddam. We must keep pushing </text:span></text:p>
          </draw:text-box>
        </draw:frame>
        <draw:frame draw:style-name="gr1" draw:text-style-name="P2" draw:layer="layout" svg:width="4.68cm" svg:height="0.475cm" svg:x="2.95cm" svg:y="9.22cm">
          <draw:text-box>
            <text:p text:style-name="P1"><text:span text:style-name="T4">for this work to be done.”</text:span></text:p>
          </draw:text-box>
        </draw:frame>
        <draw:frame draw:style-name="gr6" draw:text-style-name="P7" draw:layer="layout" svg:width="0.273cm" svg:height="0.276cm" svg:x="7.609cm" svg:y="9.238cm">
          <draw:text-box>
            <text:p text:style-name="P1"><text:span text:style-name="T9">69</text:span></text:p>
          </draw:text-box>
        </draw:frame>
        <draw:frame draw:style-name="gr1" draw:text-style-name="P2" draw:layer="layout" svg:width="16.198cm" svg:height="0.475cm" svg:x="2.2cm" svg:y="10.134cm">
          <draw:text-box>
            <text:p text:style-name="P1"><text:span text:style-name="T6">133. </text:span><text:span text:style-name="T4"><text:s/>Mr Tom Dodd, Cabinet Office OD Sec, reported on 11 February on a US briefing </text:span></text:p>
          </draw:text-box>
        </draw:frame>
        <draw:frame draw:style-name="gr1" draw:text-style-name="P2" draw:layer="layout" svg:width="9.823cm" svg:height="0.475cm" svg:x="2.2cm" svg:y="10.698cm">
          <draw:text-box>
            <text:p text:style-name="P1"><text:span text:style-name="T4">on the oil sector arranged by the Assessments Staff.</text:span></text:p>
          </draw:text-box>
        </draw:frame>
        <draw:frame draw:style-name="gr6" draw:text-style-name="P7" draw:layer="layout" svg:width="0.273cm" svg:height="0.276cm" svg:x="11.981cm" svg:y="10.717cm">
          <draw:text-box>
            <text:p text:style-name="P1"><text:span text:style-name="T9">70</text:span></text:p>
          </draw:text-box>
        </draw:frame>
        <draw:frame draw:style-name="gr1" draw:text-style-name="P2" draw:layer="layout" svg:width="5.226cm" svg:height="0.475cm" svg:x="12.256cm" svg:y="10.698cm">
          <draw:text-box>
            <text:p text:style-name="P1"><text:span text:style-name="T4"><text:s/></text:span><text:span text:style-name="T4">The briefing assessed that </text:span></text:p>
          </draw:text-box>
        </draw:frame>
        <draw:frame draw:style-name="gr1" draw:text-style-name="P2" draw:layer="layout" svg:width="15.869cm" svg:height="0.475cm" svg:x="2.2cm" svg:y="11.263cm">
          <draw:text-box>
            <text:p text:style-name="P1"><text:span text:style-name="T4">Iraq’s oil infrastructure was “generally in terrible condition”. CENTCOM believed that </text:span></text:p>
          </draw:text-box>
        </draw:frame>
        <draw:frame draw:style-name="gr1" draw:text-style-name="P2" draw:layer="layout" svg:width="15.615cm" svg:height="0.475cm" svg:x="2.2cm" svg:y="11.827cm">
          <draw:text-box>
            <text:p text:style-name="P1"><text:span text:style-name="T4">oil production could be increased to 6m bpd within three years, given massive new </text:span></text:p>
          </draw:text-box>
        </draw:frame>
        <draw:frame draw:style-name="gr1" draw:text-style-name="P2" draw:layer="layout" svg:width="15.352cm" svg:height="0.475cm" svg:x="2.2cm" svg:y="12.392cm">
          <draw:text-box>
            <text:p text:style-name="P1"><text:span text:style-name="T4">investment. US officials believed that reaching that level of production would take </text:span></text:p>
          </draw:text-box>
        </draw:frame>
        <draw:frame draw:style-name="gr1" draw:text-style-name="P2" draw:layer="layout" svg:width="11.665cm" svg:height="0.475cm" svg:x="2.2cm" svg:y="12.956cm">
          <draw:text-box>
            <text:p text:style-name="P1"><text:span text:style-name="T4">at least six years, “given benign political and security factors”. </text:span></text:p>
          </draw:text-box>
        </draw:frame>
        <draw:frame draw:style-name="gr1" draw:text-style-name="P2" draw:layer="layout" svg:width="14.916cm" svg:height="0.475cm" svg:x="2.2cm" svg:y="13.871cm">
          <draw:text-box>
            <text:p text:style-name="P1"><text:span text:style-name="T6">134. </text:span><text:span text:style-name="T4"><text:s/>Mr Hoon discussed post-conflict issues with Mr Donald Rumsfeld, the US </text:span></text:p>
          </draw:text-box>
        </draw:frame>
        <draw:frame draw:style-name="gr1" draw:text-style-name="P2" draw:layer="layout" svg:width="10.111cm" svg:height="0.475cm" svg:x="2.2cm" svg:y="14.435cm">
          <draw:text-box>
            <text:p text:style-name="P1"><text:span text:style-name="T4">Secretary of Defense, in Washington on 12 February. </text:span></text:p>
          </draw:text-box>
        </draw:frame>
        <draw:frame draw:style-name="gr1" draw:text-style-name="P2" draw:layer="layout" svg:width="14.666cm" svg:height="0.475cm" svg:x="2.2cm" svg:y="15.35cm">
          <draw:text-box>
            <text:p text:style-name="P1"><text:span text:style-name="T6">135. </text:span><text:span text:style-name="T4"><text:s/>A briefing prepared by the MOD Iraq Secretariat for Mr Hoon listed eight </text:span></text:p>
          </draw:text-box>
        </draw:frame>
        <draw:frame draw:style-name="gr1" draw:text-style-name="P2" draw:layer="layout" svg:width="11.132cm" svg:height="0.475cm" svg:x="2.2cm" svg:y="15.914cm">
          <draw:text-box>
            <text:p text:style-name="P1"><text:span text:style-name="T4">“</text:span><text:span text:style-name="T4">Key Gaps/US-UK policy differences”, one of which was oil.</text:span></text:p>
          </draw:text-box>
        </draw:frame>
        <draw:frame draw:style-name="gr6" draw:text-style-name="P7" draw:layer="layout" svg:width="0.273cm" svg:height="0.276cm" svg:x="13.298cm" svg:y="15.933cm">
          <draw:text-box>
            <text:p text:style-name="P1"><text:span text:style-name="T9">71</text:span></text:p>
          </draw:text-box>
        </draw:frame>
        <draw:frame draw:style-name="gr1" draw:text-style-name="P2" draw:layer="layout" svg:width="0.422cm" svg:height="0.475cm" svg:x="13.572cm" svg:y="15.9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31cm" svg:height="0.475cm" svg:x="2.2cm" svg:y="16.828cm">
          <draw:text-box>
            <text:p text:style-name="P1"><text:span text:style-name="T6">136. </text:span><text:span text:style-name="T4"><text:s/>The MOD advised that the US plan for the insertion of a task force of US oil </text:span></text:p>
          </draw:text-box>
        </draw:frame>
        <draw:frame draw:style-name="gr1" draw:text-style-name="P2" draw:layer="layout" svg:width="16.055cm" svg:height="0.475cm" svg:x="2.2cm" svg:y="17.393cm">
          <draw:text-box>
            <text:p text:style-name="P1"><text:span text:style-name="T4">experts and subsequent management of Iraqi oilfields “had to be handled carefully to </text:span></text:p>
          </draw:text-box>
        </draw:frame>
        <draw:frame draw:style-name="gr1" draw:text-style-name="P2" draw:layer="layout" svg:width="16.034cm" svg:height="0.475cm" svg:x="2.2cm" svg:y="17.957cm">
          <draw:text-box>
            <text:p text:style-name="P1"><text:span text:style-name="T4">avoid accusations of theft”. The UK would press for transparency of oil management, </text:span></text:p>
          </draw:text-box>
        </draw:frame>
        <draw:frame draw:style-name="gr1" draw:text-style-name="P2" draw:layer="layout" svg:width="15.805cm" svg:height="0.475cm" svg:x="2.2cm" svg:y="18.522cm">
          <draw:text-box>
            <text:p text:style-name="P1"><text:span text:style-name="T4">for greater UN involvement than was envisaged, and for the early transfer of control </text:span></text:p>
          </draw:text-box>
        </draw:frame>
        <draw:frame draw:style-name="gr1" draw:text-style-name="P2" draw:layer="layout" svg:width="5.484cm" svg:height="0.475cm" svg:x="2.2cm" svg:y="19.086cm">
          <draw:text-box>
            <text:p text:style-name="P1"><text:span text:style-name="T4">of oilfields back to the Iraqis. </text:span></text:p>
          </draw:text-box>
        </draw:frame>
        <draw:frame draw:style-name="gr1" draw:text-style-name="P2" draw:layer="layout" svg:width="16.055cm" svg:height="0.475cm" svg:x="2.2cm" svg:y="20.001cm">
          <draw:text-box>
            <text:p text:style-name="P1"><text:span text:style-name="T6">137. </text:span><text:span text:style-name="T4"><text:s/>The “task force” was probably a reference to Task Force Restore Iraq Oil (RIO), </text:span></text:p>
          </draw:text-box>
        </draw:frame>
        <draw:frame draw:style-name="gr1" draw:text-style-name="P2" draw:layer="layout" svg:width="9.091cm" svg:height="0.475cm" svg:x="2.2cm" svg:y="20.565cm">
          <draw:text-box>
            <text:p text:style-name="P1"><text:span text:style-name="T4">established by the US Army Corps of Engineers.</text:span></text:p>
          </draw:text-box>
        </draw:frame>
        <draw:frame draw:style-name="gr6" draw:text-style-name="P7" draw:layer="layout" svg:width="0.273cm" svg:height="0.276cm" svg:x="11.259cm" svg:y="20.584cm">
          <draw:text-box>
            <text:p text:style-name="P1"><text:span text:style-name="T9">72</text:span></text:p>
          </draw:text-box>
        </draw:frame>
        <draw:frame draw:style-name="gr1" draw:text-style-name="P2" draw:layer="layout" svg:width="6.695cm" svg:height="0.475cm" svg:x="11.534cm" svg:y="20.565cm">
          <draw:text-box>
            <text:p text:style-name="P1"><text:span text:style-name="T4"><text:s/></text:span><text:span text:style-name="T4">An advance team from Task Force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6.394cm" svg:height="0.475cm" svg:x="2.2cm" svg:y="21.13cm">
          <draw:text-box>
            <text:p text:style-name="P1"><text:span text:style-name="T4">RIO deployed to Iraq in February. </text:span></text:p>
          </draw:text-box>
        </draw:frame>
        <draw:frame draw:style-name="gr9" draw:text-style-name="P9" draw:layer="layout" svg:width="0.29cm" svg:height="0.23cm" svg:x="2.2cm" svg:y="24.256cm">
          <draw:text-box>
            <text:p text:style-name="P1"><text:span text:style-name="T10">69 </text:span></text:p>
          </draw:text-box>
        </draw:frame>
        <draw:frame draw:style-name="gr4" draw:text-style-name="P5" draw:layer="layout" svg:width="16.3cm" svg:height="0.395cm" svg:x="2.486cm" svg:y="24.241cm">
          <draw:text-box>
            <text:p text:style-name="P1"><text:span text:style-name="T11">Manuscript comment Manning on Telegram 196 Washington to FCO, 12 February 2003, ‘Iraq ‘Day After’: </text:span></text:p>
          </draw:text-box>
        </draw:frame>
        <draw:frame draw:style-name="gr4" draw:text-style-name="P5" draw:layer="layout" svg:width="5.311cm" svg:height="0.395cm" svg:x="2.2cm" svg:y="24.664cm">
          <draw:text-box>
            <text:p text:style-name="P1"><text:span text:style-name="T11">US Makes Initial Planning Public’.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70 </text:span></text:p>
          </draw:text-box>
        </draw:frame>
        <draw:frame draw:style-name="gr4" draw:text-style-name="P5" draw:layer="layout" svg:width="8.922cm" svg:height="0.395cm" svg:x="2.486cm" svg:y="25.087cm">
          <draw:text-box>
            <text:p text:style-name="P1"><text:span text:style-name="T11">Minute Dodd to Drummond, 11 February 2003, ‘Iraq: Oil’.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71 </text:span></text:p>
          </draw:text-box>
        </draw:frame>
        <draw:frame draw:style-name="gr4" draw:text-style-name="P5" draw:layer="layout" svg:width="14.984cm" svg:height="0.395cm" svg:x="2.486cm" svg:y="25.511cm">
          <draw:text-box>
            <text:p text:style-name="P1"><text:span text:style-name="T11">Minute Johnson to PS/Secretary of State [MOD], 10 February 2003, ‘Secretary of State’s Visit to </text:span></text:p>
          </draw:text-box>
        </draw:frame>
        <draw:frame draw:style-name="gr4" draw:text-style-name="P5" draw:layer="layout" svg:width="2.906cm" svg:height="0.395cm" svg:x="2.2cm" svg:y="25.934cm">
          <draw:text-box>
            <text:p text:style-name="P1"><text:span text:style-name="T11">Washington: Iraq’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72 </text:span></text:p>
          </draw:text-box>
        </draw:frame>
        <draw:frame draw:style-name="gr4" draw:text-style-name="P5" draw:layer="layout" svg:width="14.653cm" svg:height="0.395cm" svg:x="2.486cm" svg:y="26.357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2.081cm" svg:height="0.395cm" svg:x="2.2cm" svg:y="26.781cm">
          <draw:text-box>
            <text:p text:style-name="P1"><text:span text:style-name="T11">Office, 2009.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5</text:span></text:p>
          </draw:text-box>
        </draw:frame>
        <draw:frame draw:style-name="gr1" draw:text-style-name="P2" draw:layer="layout" svg:width="15.97cm" svg:height="0.475cm" svg:x="2.2cm" svg:y="2.525cm">
          <draw:text-box>
            <text:p text:style-name="P1"><text:span text:style-name="T6">138. </text:span><text:span text:style-name="T4"><text:s/>Separately, Mr Drummond sent Mr Ian Lee, MOD Director General Operational </text:span></text:p>
          </draw:text-box>
        </draw:frame>
        <draw:frame draw:style-name="gr1" draw:text-style-name="P2" draw:layer="layout" svg:width="16.152cm" svg:height="0.475cm" svg:x="2.2cm" svg:y="3.09cm">
          <draw:text-box>
            <text:p text:style-name="P1"><text:span text:style-name="T4">Policy, a final version of the UK’s “key messages” on post-conflict Iraq, for Mr Hoon to </text:span></text:p>
          </draw:text-box>
        </draw:frame>
        <draw:frame draw:style-name="gr1" draw:text-style-name="P2" draw:layer="layout" svg:width="9.087cm" svg:height="0.475cm" svg:x="2.2cm" svg:y="3.654cm">
          <draw:text-box>
            <text:p text:style-name="P1"><text:span text:style-name="T4">draw on in his meeting with Secretary Rumsfeld.</text:span></text:p>
          </draw:text-box>
        </draw:frame>
        <draw:frame draw:style-name="gr6" draw:text-style-name="P7" draw:layer="layout" svg:width="0.273cm" svg:height="0.276cm" svg:x="11.258cm" svg:y="3.673cm">
          <draw:text-box>
            <text:p text:style-name="P1"><text:span text:style-name="T9">73</text:span></text:p>
          </draw:text-box>
        </draw:frame>
        <draw:frame draw:style-name="gr1" draw:text-style-name="P2" draw:layer="layout" svg:width="6.518cm" svg:height="0.475cm" svg:x="11.533cm" svg:y="3.654cm">
          <draw:text-box>
            <text:p text:style-name="P1"><text:span text:style-name="T4"><text:s/></text:span><text:span text:style-name="T4">The final two key messages were:</text:span></text:p>
          </draw:text-box>
        </draw:frame>
        <draw:frame draw:style-name="gr1" draw:text-style-name="P2" draw:layer="layout" svg:width="14.061cm" svg:height="0.475cm" svg:x="2.95cm" svg:y="4.568cm">
          <draw:text-box>
            <text:p text:style-name="P1"><text:span text:style-name="T4">“</text:span><text:span text:style-name="T4">Oil. Agree need to resume oil production and export as soon as possible. <text:s/></text:span></text:p>
          </draw:text-box>
        </draw:frame>
        <draw:frame draw:style-name="gr1" draw:text-style-name="P2" draw:layer="layout" svg:width="14.493cm" svg:height="0.475cm" svg:x="2.95cm" svg:y="5.133cm">
          <draw:text-box>
            <text:p text:style-name="P1"><text:span text:style-name="T4">Welcome your plans to deal with any immediate environmental damage, and </text:span></text:p>
          </draw:text-box>
        </draw:frame>
        <draw:frame draw:style-name="gr1" draw:text-style-name="P2" draw:layer="layout" svg:width="16.055cm" svg:height="0.475cm" svg:x="2.95cm" svg:y="5.697cm">
          <draw:text-box>
            <text:p text:style-name="P1"><text:span text:style-name="T4">commitment to use oil revenues for the benefit of the Iraqi people e.g. … by adapting </text:span></text:p>
          </draw:text-box>
        </draw:frame>
        <draw:frame draw:style-name="gr1" draw:text-style-name="P2" draw:layer="layout" svg:width="15.42cm" svg:height="0.475cm" svg:x="2.95cm" svg:y="6.262cm">
          <draw:text-box>
            <text:p text:style-name="P1"><text:span text:style-name="T4">[the] Oil-For-Food programme. Essential that oil revenues managed transparently </text:span></text:p>
          </draw:text-box>
        </draw:frame>
        <draw:frame draw:style-name="gr1" draw:text-style-name="P2" draw:layer="layout" svg:width="15.179cm" svg:height="0.475cm" svg:x="2.95cm" svg:y="6.826cm">
          <draw:text-box>
            <text:p text:style-name="P1"><text:span text:style-name="T4">and accountably. Perception of US/UK oil grab would rapidly increase hostility to </text:span></text:p>
          </draw:text-box>
        </draw:frame>
        <draw:frame draw:style-name="gr1" draw:text-style-name="P2" draw:layer="layout" svg:width="8.71cm" svg:height="0.475cm" svg:x="2.95cm" svg:y="7.391cm">
          <draw:text-box>
            <text:p text:style-name="P1"><text:span text:style-name="T4">the Coalition. The UN could help us avoid this.</text:span></text:p>
          </draw:text-box>
        </draw:frame>
        <draw:frame draw:style-name="gr1" draw:text-style-name="P2" draw:layer="layout" svg:width="15.192cm" svg:height="0.475cm" svg:x="2.95cm" svg:y="8.305cm">
          <draw:text-box>
            <text:p text:style-name="P1"><text:span text:style-name="T4">“</text:span><text:span text:style-name="T4">Level playing field: Big contracts to rebuild Iraq. Putting UK lives on line. Expect </text:span></text:p>
          </draw:text-box>
        </draw:frame>
        <draw:frame draw:style-name="gr1" draw:text-style-name="P2" draw:layer="layout" svg:width="10.818cm" svg:height="0.475cm" svg:x="2.95cm" svg:y="8.87cm">
          <draw:text-box>
            <text:p text:style-name="P1"><text:span text:style-name="T4">level playing field for UK business in oil and other areas.” </text:span></text:p>
          </draw:text-box>
        </draw:frame>
        <draw:frame draw:style-name="gr1" draw:text-style-name="P2" draw:layer="layout" svg:width="15.521cm" svg:height="0.475cm" svg:x="2.2cm" svg:y="9.784cm">
          <draw:text-box>
            <text:p text:style-name="P1"><text:span text:style-name="T6">139. </text:span><text:span text:style-name="T4"><text:s/>The British Embassy Washington reported on 13 February that Mr Hoon had </text:span></text:p>
          </draw:text-box>
        </draw:frame>
        <draw:frame draw:style-name="gr1" draw:text-style-name="P2" draw:layer="layout" svg:width="16.652cm" svg:height="0.475cm" svg:x="2.2cm" svg:y="10.348cm">
          <draw:text-box>
            <text:p text:style-name="P1"><text:span text:style-name="T4">raised the issue of financing reconstruction with Secretary Rumsfeld, including using the </text:span></text:p>
          </draw:text-box>
        </draw:frame>
        <draw:frame draw:style-name="gr1" draw:text-style-name="P2" draw:layer="layout" svg:width="4.485cm" svg:height="0.475cm" svg:x="2.2cm" svg:y="10.913cm">
          <draw:text-box>
            <text:p text:style-name="P1"><text:span text:style-name="T4">proceeds from oil sales.</text:span></text:p>
          </draw:text-box>
        </draw:frame>
        <draw:frame draw:style-name="gr6" draw:text-style-name="P7" draw:layer="layout" svg:width="0.273cm" svg:height="0.276cm" svg:x="6.67cm" svg:y="10.932cm">
          <draw:text-box>
            <text:p text:style-name="P1"><text:span text:style-name="T9">74</text:span></text:p>
          </draw:text-box>
        </draw:frame>
        <draw:frame draw:style-name="gr1" draw:text-style-name="P2" draw:layer="layout" svg:width="11.767cm" svg:height="0.475cm" svg:x="6.945cm" svg:y="10.913cm">
          <draw:text-box>
            <text:p text:style-name="P1"><text:span text:style-name="T4"><text:s/></text:span><text:span text:style-name="T4">Secretary Rumsfeld had agreed that oil revenues were key to </text:span></text:p>
          </draw:text-box>
        </draw:frame>
        <draw:frame draw:style-name="gr1" draw:text-style-name="P2" draw:layer="layout" svg:width="16.144cm" svg:height="0.475cm" svg:x="2.2cm" svg:y="11.477cm">
          <draw:text-box>
            <text:p text:style-name="P1"><text:span text:style-name="T4">financing reconstruction and should not be misinterpreted as a reason for the conflict. </text:span></text:p>
          </draw:text-box>
        </draw:frame>
        <draw:frame draw:style-name="gr1" draw:text-style-name="P2" draw:layer="layout" svg:width="16.66cm" svg:height="0.475cm" svg:x="2.2cm" svg:y="12.042cm">
          <draw:text-box>
            <text:p text:style-name="P1"><text:span text:style-name="T4">The DoD would make it clear that Iraqi oil proceeds should go to Iraq’s people. The OFF </text:span></text:p>
          </draw:text-box>
        </draw:frame>
        <draw:frame draw:style-name="gr1" draw:text-style-name="P2" draw:layer="layout" svg:width="9.091cm" svg:height="0.475cm" svg:x="2.2cm" svg:y="12.606cm">
          <draw:text-box>
            <text:p text:style-name="P1"><text:span text:style-name="T4">programme was a good basis on which to work. </text:span></text:p>
          </draw:text-box>
        </draw:frame>
        <draw:frame draw:style-name="gr1" draw:text-style-name="P2" draw:layer="layout" svg:width="16.287cm" svg:height="0.475cm" svg:x="2.2cm" svg:y="13.521cm">
          <draw:text-box>
            <text:p text:style-name="P1"><text:span text:style-name="T6">140. </text:span><text:span text:style-name="T4"><text:s/>Following the 5 February meeting of the US/UK/Australia Working Group on Day </text:span></text:p>
          </draw:text-box>
        </draw:frame>
        <draw:frame draw:style-name="gr1" draw:text-style-name="P2" draw:layer="layout" svg:width="16.529cm" svg:height="0.475cm" svg:x="2.2cm" svg:y="14.085cm">
          <draw:text-box>
            <text:p text:style-name="P1"><text:span text:style-name="T4">After Economic Issues, on 14 February an FCO official sent the US State Department a </text:span></text:p>
          </draw:text-box>
        </draw:frame>
        <draw:frame draw:style-name="gr1" draw:text-style-name="P2" draw:layer="layout" svg:width="16.415cm" svg:height="0.475cm" svg:x="2.2cm" svg:y="14.65cm">
          <draw:text-box>
            <text:p text:style-name="P1"><text:span text:style-name="T4">paper setting out the UK’s thoughts on the steps to be taken in the first 30 and 60 days </text:span></text:p>
          </draw:text-box>
        </draw:frame>
        <draw:frame draw:style-name="gr1" draw:text-style-name="P2" draw:layer="layout" svg:width="3.215cm" svg:height="0.475cm" svg:x="2.2cm" svg:y="15.214cm">
          <draw:text-box>
            <text:p text:style-name="P1"><text:span text:style-name="T4">after any conflict.</text:span></text:p>
          </draw:text-box>
        </draw:frame>
        <draw:frame draw:style-name="gr6" draw:text-style-name="P7" draw:layer="layout" svg:width="0.273cm" svg:height="0.276cm" svg:x="5.4cm" svg:y="15.233cm">
          <draw:text-box>
            <text:p text:style-name="P1"><text:span text:style-name="T9">75</text:span></text:p>
          </draw:text-box>
        </draw:frame>
        <draw:frame draw:style-name="gr1" draw:text-style-name="P2" draw:layer="layout" svg:width="13.194cm" svg:height="0.475cm" svg:x="5.675cm" svg:y="15.214cm">
          <draw:text-box>
            <text:p text:style-name="P1"><text:span text:style-name="T4"><text:s/></text:span><text:span text:style-name="T4">The official advised that the paper reflected FCO, Treasury and DFID </text:span></text:p>
          </draw:text-box>
        </draw:frame>
        <draw:frame draw:style-name="gr1" draw:text-style-name="P2" draw:layer="layout" svg:width="2.999cm" svg:height="0.475cm" svg:x="2.2cm" svg:y="15.778cm">
          <draw:text-box>
            <text:p text:style-name="P1"><text:span text:style-name="T4">views, and was:</text:span></text:p>
          </draw:text-box>
        </draw:frame>
        <draw:frame draw:style-name="gr1" draw:text-style-name="P2" draw:layer="layout" svg:width="15.59cm" svg:height="0.475cm" svg:x="2.95cm" svg:y="16.693cm">
          <draw:text-box>
            <text:p text:style-name="P1"><text:span text:style-name="T4">“… </text:span><text:span text:style-name="T4">very much work in progress, not completely co-ordinated here [in London], and </text:span></text:p>
          </draw:text-box>
        </draw:frame>
        <draw:frame draw:style-name="gr1" draw:text-style-name="P2" draw:layer="layout" svg:width="15.348cm" svg:height="0.475cm" svg:x="2.95cm" svg:y="17.257cm">
          <draw:text-box>
            <text:p text:style-name="P1"><text:span text:style-name="T4">at this stage reflects largely the views of economic and relief specialists here: it is </text:span></text:p>
          </draw:text-box>
        </draw:frame>
        <draw:frame draw:style-name="gr1" draw:text-style-name="P2" draw:layer="layout" svg:width="5.158cm" svg:height="0.475cm" svg:x="2.95cm" svg:y="17.822cm">
          <draw:text-box>
            <text:p text:style-name="P1"><text:span text:style-name="T4">not fully cleared politically.” </text:span></text:p>
          </draw:text-box>
        </draw:frame>
        <draw:frame draw:style-name="gr1" draw:text-style-name="P2" draw:layer="layout" svg:width="15.517cm" svg:height="0.475cm" svg:x="2.2cm" svg:y="18.736cm">
          <draw:text-box>
            <text:p text:style-name="P1"><text:span text:style-name="T6">141. </text:span><text:span text:style-name="T4"><text:s/>The paper set out strategic and specific operational objectives for six issues, </text:span></text:p>
          </draw:text-box>
        </draw:frame>
        <draw:frame draw:style-name="gr1" draw:text-style-name="P2" draw:layer="layout" svg:width="14.738cm" svg:height="0.475cm" svg:x="2.2cm" svg:y="19.301cm">
          <draw:text-box>
            <text:p text:style-name="P1"><text:span text:style-name="T4">including oil. The key strategic objective for oil was: “Maximum continuity in oil </text:span></text:p>
          </draw:text-box>
        </draw:frame>
        <draw:frame draw:style-name="gr1" draw:text-style-name="P2" draw:layer="layout" svg:width="16.034cm" svg:height="0.475cm" svg:x="2.2cm" svg:y="19.865cm">
          <draw:text-box>
            <text:p text:style-name="P1"><text:span text:style-name="T4">production and exports.” The specific operational objectives for oil in the first 30 days </text:span></text:p>
          </draw:text-box>
        </draw:frame>
        <draw:frame draw:style-name="gr1" draw:text-style-name="P2" draw:layer="layout" svg:width="1.704cm" svg:height="0.475cm" svg:x="2.2cm" svg:y="20.43cm">
          <draw:text-box>
            <text:p text:style-name="P1"><text:span text:style-name="T4">included:</text:span></text:p>
          </draw:text-box>
        </draw:frame>
        <draw:frame draw:style-name="gr1" draw:text-style-name="P2" draw:layer="layout" svg:width="0.422cm" svg:height="0.475cm" svg:x="2.8cm" svg:y="21.34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1.1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4cm" svg:height="0.475cm" svg:x="3.7cm" svg:y="21.344cm">
          <draw:text-box>
            <text:p text:style-name="P1"><text:span text:style-name="T4">secure National Oil Company infrastructure (offices and staff as well as technical </text:span></text:p>
          </draw:text-box>
        </draw:frame>
        <draw:frame draw:style-name="gr1" draw:text-style-name="P2" draw:layer="layout" svg:width="3.279cm" svg:height="0.475cm" svg:x="3.7cm" svg:y="21.908cm">
          <draw:text-box>
            <text:p text:style-name="P1"><text:span text:style-name="T4">infrastructure) …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line draw:style-name="gr8" draw:text-style-name="P8" draw:layer="layout" svg:x1="2.485cm" svg:y1="24.597cm" svg:x2="18.781cm" svg:y2="24.597cm">
          <text:p/>
        </draw:line>
        <draw:line draw:style-name="gr8" draw:text-style-name="P8" draw:layer="layout" svg:x1="2.199cm" svg:y1="25.02cm" svg:x2="11.722cm" svg:y2="25.02cm">
          <text:p/>
        </draw:line>
        <draw:frame draw:style-name="gr1" draw:text-style-name="P2" draw:layer="layout" svg:width="0.544cm" svg:height="0.475cm" svg:x="2.95cm" svg:y="22.573cm">
          <draw:text-box>
            <text:p text:style-name="P1"><text:span text:style-name="T4">… </text:span></text:p>
          </draw:text-box>
        </draw:frame>
        <draw:frame draw:style-name="gr9" draw:text-style-name="P9" draw:layer="layout" svg:width="0.29cm" svg:height="0.23cm" svg:x="2.2cm" svg:y="24.256cm">
          <draw:text-box>
            <text:p text:style-name="P1"><text:span text:style-name="T10">73 </text:span></text:p>
          </draw:text-box>
        </draw:frame>
        <draw:frame draw:style-name="gr4" draw:text-style-name="P5" draw:layer="layout" svg:width="16.203cm" svg:height="0.395cm" svg:x="2.486cm" svg:y="24.241cm">
          <draw:text-box>
            <text:p text:style-name="P1"><text:span text:style-name="T5">Letter Drummond to Lee, 11 February 2003, ‘Iraq Post Conflict: Key Messages’ attaching Paper Cabinet </text:span></text:p>
          </draw:text-box>
        </draw:frame>
        <draw:frame draw:style-name="gr4" draw:text-style-name="P5" draw:layer="layout" svg:width="9.472cm" svg:height="0.395cm" svg:x="2.2cm" svg:y="24.664cm">
          <draw:text-box>
            <text:p text:style-name="P1"><text:span text:style-name="T5">Office, 11 February 2003, ‘Iraq Post Conflict: Key Messages’.</text:span></text:p>
          </draw:text-box>
        </draw:frame>
        <draw:frame draw:style-name="gr5" draw:text-style-name="P6" draw:layer="layout" svg:width="0.493cm" svg:height="0.556cm" svg:x="11.723cm" svg:y="24.536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74 </text:span></text:p>
          </draw:text-box>
        </draw:frame>
        <draw:frame draw:style-name="gr4" draw:text-style-name="P5" draw:layer="layout" svg:width="14.984cm" svg:height="0.395cm" svg:x="2.482cm" svg:y="25.087cm">
          <draw:text-box>
            <text:p text:style-name="P1"><text:span text:style-name="T11">Telegram 203 Washington to FCO London, 13 February 2003, ‘Iraq: Defence Secretary’s Visit to </text:span></text:p>
          </draw:text-box>
        </draw:frame>
        <draw:frame draw:style-name="gr4" draw:text-style-name="P5" draw:layer="layout" svg:width="2.106cm" svg:height="0.395cm" svg:x="2.2cm" svg:y="25.511cm">
          <draw:text-box>
            <text:p text:style-name="P1"><text:span text:style-name="T11">Washington’.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75 </text:span></text:p>
          </draw:text-box>
        </draw:frame>
        <draw:frame draw:style-name="gr4" draw:text-style-name="P5" draw:layer="layout" svg:width="15.881cm" svg:height="0.395cm" svg:x="2.486cm" svg:y="25.934cm">
          <draw:text-box>
            <text:p text:style-name="P1"><text:span text:style-name="T11">Letter FCO [junior official] to US State Department official, 14 February 2003, ‘Iraq Day After: Trilateral </text:span></text:p>
          </draw:text-box>
        </draw:frame>
        <draw:frame draw:style-name="gr4" draw:text-style-name="P5" draw:layer="layout" svg:width="16.025cm" svg:height="0.395cm" svg:x="2.2cm" svg:y="26.357cm">
          <draw:text-box>
            <text:p text:style-name="P1"><text:span text:style-name="T11">Economic Discussions – Follow-up’ attaching Paper, 14 February 2003, ‘Iraq Day After: Preliminary UK </text:span></text:p>
          </draw:text-box>
        </draw:frame>
        <draw:frame draw:style-name="gr4" draw:text-style-name="P5" draw:layer="layout" svg:width="7.575cm" svg:height="0.395cm" svg:x="2.2cm" svg:y="26.781cm">
          <draw:text-box>
            <text:p text:style-name="P1"><text:span text:style-name="T11">Views on Economic Actions in First 30/60 Days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17cm" svg:height="0.475cm" svg:x="3.7cm" svg:y="2.525cm">
          <draw:text-box>
            <text:p text:style-name="P1"><text:span text:style-name="T4">work with NOC management to ensure continued physical operation of </text:span></text:p>
          </draw:text-box>
        </draw:frame>
        <draw:frame draw:style-name="gr1" draw:text-style-name="P2" draw:layer="layout" svg:width="9.218cm" svg:height="0.475cm" svg:x="3.7cm" svg:y="3.09cm">
          <draw:text-box>
            <text:p text:style-name="P1"><text:span text:style-name="T4">non-damaged facilities and continued exports …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9cm" svg:height="0.475cm" svg:x="3.7cm" svg:y="3.754cm">
          <draw:text-box>
            <text:p text:style-name="P1"><text:span text:style-name="T4">work with NOC management to ensure administrative integrity, including staff </text:span></text:p>
          </draw:text-box>
        </draw:frame>
        <draw:frame draw:style-name="gr1" draw:text-style-name="P2" draw:layer="layout" svg:width="6.407cm" svg:height="0.475cm" svg:x="3.7cm" svg:y="4.318cm">
          <draw:text-box>
            <text:p text:style-name="P1"><text:span text:style-name="T4">retention and payment of salaries;</text:span></text:p>
          </draw:text-box>
        </draw:frame>
        <draw:frame draw:style-name="gr1" draw:text-style-name="P2" draw:layer="layout" svg:width="0.425cm" svg:height="0.475cm" svg:x="2.95cm" svg:y="4.983cm">
          <draw:text-box>
            <text:p text:style-name="P1"><text:span text:style-name="T4">…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74cm" svg:height="0.475cm" svg:x="3.7cm" svg:y="5.897cm">
          <draw:text-box>
            <text:p text:style-name="P1"><text:span text:style-name="T4">initial quick assessment of oil sector spending needs …” </text:span></text:p>
          </draw:text-box>
        </draw:frame>
        <draw:frame draw:style-name="gr1" draw:text-style-name="P2" draw:layer="layout" svg:width="13.908cm" svg:height="0.475cm" svg:x="2.2cm" svg:y="6.812cm">
          <draw:text-box>
            <text:p text:style-name="P1"><text:span text:style-name="T6">142. </text:span><text:span text:style-name="T4"><text:s/>The specific operational objectives for oil in the first 60 days were to:</text:span></text:p>
          </draw:text-box>
        </draw:frame>
        <draw:frame draw:style-name="gr2" draw:text-style-name="P3" draw:layer="layout" svg:width="0.634cm" svg:height="0.712cm" svg:x="2.95cm" svg:y="7.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6cm" svg:height="0.475cm" svg:x="3.7cm" svg:y="7.726cm">
          <draw:text-box>
            <text:p text:style-name="P1"><text:span text:style-name="T4">prepare an emergency budget for the oil sector;</text:span></text:p>
          </draw:text-box>
        </draw:frame>
        <draw:frame draw:style-name="gr2" draw:text-style-name="P3" draw:layer="layout" svg:width="0.634cm" svg:height="0.712cm" svg:x="2.95cm" svg:y="8.2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75cm" svg:height="0.475cm" svg:x="3.7cm" svg:y="8.391cm">
          <draw:text-box>
            <text:p text:style-name="P1"><text:span text:style-name="T4">arrange for “urgent work” on oil infrastructure; and</text:span></text:p>
          </draw:text-box>
        </draw:frame>
        <draw:frame draw:style-name="gr2" draw:text-style-name="P3" draw:layer="layout" svg:width="0.634cm" svg:height="0.712cm" svg:x="2.95cm" svg:y="8.8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65cm" svg:height="0.475cm" svg:x="3.7cm" svg:y="9.055cm">
          <draw:text-box>
            <text:p text:style-name="P1"><text:span text:style-name="T4">assess recent oil exports outside the OFF programme. </text:span></text:p>
          </draw:text-box>
        </draw:frame>
        <draw:frame draw:style-name="gr1" draw:text-style-name="P2" draw:layer="layout" svg:width="13.032cm" svg:height="0.475cm" svg:x="2.2cm" svg:y="9.97cm">
          <draw:text-box>
            <text:p text:style-name="P1"><text:span text:style-name="T6">143. </text:span><text:span text:style-name="T4"><text:s/>The same version of the paper was sent to Mr Blair on 7 March.</text:span></text:p>
          </draw:text-box>
        </draw:frame>
        <draw:frame draw:style-name="gr1" draw:text-style-name="P2" draw:layer="layout" svg:width="15.17cm" svg:height="0.475cm" svg:x="2.2cm" svg:y="10.884cm">
          <draw:text-box>
            <text:p text:style-name="P1"><text:span text:style-name="T6">144. </text:span><text:span text:style-name="T4"><text:s/>A Treasury official invited Mr Brown’s comments on officials’ “first thoughts” </text:span></text:p>
          </draw:text-box>
        </draw:frame>
        <draw:frame draw:style-name="gr1" draw:text-style-name="P2" draw:layer="layout" svg:width="14.73cm" svg:height="0.475cm" svg:x="2.2cm" svg:y="11.448cm">
          <draw:text-box>
            <text:p text:style-name="P1"><text:span text:style-name="T4">on Treasury policies in a post-Saddam Iraq on 11 February (see Section 13.1).</text:span></text:p>
          </draw:text-box>
        </draw:frame>
        <draw:frame draw:style-name="gr6" draw:text-style-name="P7" draw:layer="layout" svg:width="0.273cm" svg:height="0.276cm" svg:x="16.875cm" svg:y="11.467cm">
          <draw:text-box>
            <text:p text:style-name="P1"><text:span text:style-name="T9">76</text:span></text:p>
          </draw:text-box>
        </draw:frame>
        <draw:frame draw:style-name="gr1" draw:text-style-name="P2" draw:layer="layout" svg:width="0.422cm" svg:height="0.475cm" svg:x="17.15cm" svg:y="11.448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5.555cm" svg:height="0.475cm" svg:x="2.2cm" svg:y="12.013cm">
          <draw:text-box>
            <text:p text:style-name="P1"><text:span text:style-name="T4">The Treasury assessed that the cost of ensuring Iraq’s prosperity and stability was </text:span></text:p>
          </draw:text-box>
        </draw:frame>
        <draw:frame draw:style-name="gr1" draw:text-style-name="P2" draw:layer="layout" svg:width="16.076cm" svg:height="0.475cm" svg:x="2.2cm" svg:y="12.577cm">
          <draw:text-box>
            <text:p text:style-name="P1"><text:span text:style-name="T4">difficult to predict but “potentially massive”. Iraq was potentially a rich country and the </text:span></text:p>
          </draw:text-box>
        </draw:frame>
        <draw:frame draw:style-name="gr1" draw:text-style-name="P2" draw:layer="layout" svg:width="16.093cm" svg:height="0.475cm" svg:x="2.2cm" svg:y="13.142cm">
          <draw:text-box>
            <text:p text:style-name="P1"><text:span text:style-name="T4">“</text:span><text:span text:style-name="T4">obvious answer” was that Iraq should pay “the lion’s share” of its reconstruction from </text:span></text:p>
          </draw:text-box>
        </draw:frame>
        <draw:frame draw:style-name="gr1" draw:text-style-name="P2" draw:layer="layout" svg:width="15.818cm" svg:height="0.475cm" svg:x="2.2cm" svg:y="13.706cm">
          <draw:text-box>
            <text:p text:style-name="P1"><text:span text:style-name="T4">its oil revenues. However, there were several reasons why that might not cover all – </text:span></text:p>
          </draw:text-box>
        </draw:frame>
        <draw:frame draw:style-name="gr1" draw:text-style-name="P2" draw:layer="layout" svg:width="9.548cm" svg:height="0.475cm" svg:x="2.2cm" svg:y="14.271cm">
          <draw:text-box>
            <text:p text:style-name="P1"><text:span text:style-name="T4">or even the majority – of the cost of reconstruction:</text:span></text:p>
          </draw:text-box>
        </draw:frame>
        <draw:frame draw:style-name="gr2" draw:text-style-name="P3" draw:layer="layout" svg:width="0.634cm" svg:height="0.712cm" svg:x="2.95cm" svg:y="15.0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2cm" svg:height="0.475cm" svg:x="3.7cm" svg:y="15.185cm">
          <draw:text-box>
            <text:p text:style-name="P1"><text:span text:style-name="T4">Iraq’s oil infrastructure could be damaged in any conflict, or sabotaged.</text:span></text:p>
          </draw:text-box>
        </draw:frame>
        <draw:frame draw:style-name="gr2" draw:text-style-name="P3" draw:layer="layout" svg:width="0.634cm" svg:height="0.712cm" svg:x="2.95cm" svg:y="15.6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701cm" svg:height="0.475cm" svg:x="3.7cm" svg:y="15.85cm">
          <draw:text-box>
            <text:p text:style-name="P1"><text:span text:style-name="T4">The price of oil could fall.</text:span></text:p>
          </draw:text-box>
        </draw:frame>
        <draw:frame draw:style-name="gr2" draw:text-style-name="P3" draw:layer="layout" svg:width="0.634cm" svg:height="0.712cm" svg:x="2.95cm" svg:y="16.3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22cm" svg:height="0.475cm" svg:x="3.7cm" svg:y="16.514cm">
          <draw:text-box>
            <text:p text:style-name="P1"><text:span text:style-name="T4">There would be pressure for Coalition countries to pay for reconstruction.</text:span></text:p>
          </draw:text-box>
        </draw:frame>
        <draw:frame draw:style-name="gr2" draw:text-style-name="P3" draw:layer="layout" svg:width="0.634cm" svg:height="0.712cm" svg:x="2.95cm" svg:y="17.0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8cm" svg:height="0.475cm" svg:x="3.7cm" svg:y="17.178cm">
          <draw:text-box>
            <text:p text:style-name="P1"><text:span text:style-name="T4">The OFF programme provided up to US$10bn a year for Iraq. That was enough </text:span></text:p>
          </draw:text-box>
        </draw:frame>
        <draw:frame draw:style-name="gr1" draw:text-style-name="P2" draw:layer="layout" svg:width="14.958cm" svg:height="0.475cm" svg:x="3.7cm" svg:y="17.743cm">
          <draw:text-box>
            <text:p text:style-name="P1"><text:span text:style-name="T4">to keep Iraq “ticking over”, but it was not clear whether it was enough to pay for </text:span></text:p>
          </draw:text-box>
        </draw:frame>
        <draw:frame draw:style-name="gr1" draw:text-style-name="P2" draw:layer="layout" svg:width="2.788cm" svg:height="0.475cm" svg:x="3.7cm" svg:y="18.307cm">
          <draw:text-box>
            <text:p text:style-name="P1"><text:span text:style-name="T4">reconstruction.</text:span></text:p>
          </draw:text-box>
        </draw:frame>
        <draw:frame draw:style-name="gr2" draw:text-style-name="P3" draw:layer="layout" svg:width="0.634cm" svg:height="0.712cm" svg:x="2.95cm" svg:y="18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1cm" svg:height="0.475cm" svg:x="3.7cm" svg:y="18.972cm">
          <draw:text-box>
            <text:p text:style-name="P1"><text:span text:style-name="T4">A post-conflict Iraq might have to pay war reparations and service the country’s </text:span></text:p>
          </draw:text-box>
        </draw:frame>
        <draw:frame draw:style-name="gr1" draw:text-style-name="P2" draw:layer="layout" svg:width="2.017cm" svg:height="0.475cm" svg:x="3.7cm" svg:y="19.536cm">
          <draw:text-box>
            <text:p text:style-name="P1"><text:span text:style-name="T4">huge debt.</text:span></text:p>
          </draw:text-box>
        </draw:frame>
        <draw:frame draw:style-name="gr1" draw:text-style-name="P2" draw:layer="layout" svg:width="16.419cm" svg:height="0.475cm" svg:x="2.2cm" svg:y="20.451cm">
          <draw:text-box>
            <text:p text:style-name="P1"><text:span text:style-name="T6">145. </text:span><text:span text:style-name="T4"><text:s/>The official proposed that an “emerging policy position” would include maximising </text:span></text:p>
          </draw:text-box>
        </draw:frame>
        <draw:frame draw:style-name="gr1" draw:text-style-name="P2" draw:layer="layout" svg:width="15.356cm" svg:height="0.475cm" svg:x="2.2cm" svg:y="21.015cm">
          <draw:text-box>
            <text:p text:style-name="P1"><text:span text:style-name="T4">the Iraqi contribution to the cost of reconstruction, initially by maintaining the OFF </text:span></text:p>
          </draw:text-box>
        </draw:frame>
        <draw:frame draw:style-name="gr1" draw:text-style-name="P2" draw:layer="layout" svg:width="2.407cm" svg:height="0.475cm" svg:x="2.2cm" svg:y="21.58cm">
          <draw:text-box>
            <text:p text:style-name="P1"><text:span text:style-name="T4">programme. </text:span></text:p>
          </draw:text-box>
        </draw:frame>
        <draw:frame draw:style-name="gr1" draw:text-style-name="P2" draw:layer="layout" svg:width="12.604cm" svg:height="0.475cm" svg:x="2.2cm" svg:y="22.494cm">
          <draw:text-box>
            <text:p text:style-name="P1"><text:span text:style-name="T6">146. </text:span><text:span text:style-name="T4"><text:s/>The Treasury told the Inquiry that Mr Brown did not comment.</text:span></text:p>
          </draw:text-box>
        </draw:frame>
        <draw:frame draw:style-name="gr6" draw:text-style-name="P7" draw:layer="layout" svg:width="0.273cm" svg:height="0.276cm" svg:x="14.741cm" svg:y="22.513cm">
          <draw:text-box>
            <text:p text:style-name="P1"><text:span text:style-name="T9">77</text:span></text:p>
          </draw:text-box>
        </draw:frame>
        <draw:frame draw:style-name="gr1" draw:text-style-name="P2" draw:layer="layout" svg:width="0.422cm" svg:height="0.475cm" svg:x="15.016cm" svg:y="22.4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22cm" svg:height="0.475cm" svg:x="2.2cm" svg:y="23.408cm">
          <draw:text-box>
            <text:p text:style-name="P1"><text:span text:style-name="T6">147. </text:span><text:span text:style-name="T4"><text:s/>Mr John Grainger, an FCO Legal Counsellor, sent the Iraq Planning Unit (IPU)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8" draw:text-style-name="P8" draw:layer="layout" svg:x1="2.485cm" svg:y1="26.29cm" svg:x2="18.047cm" svg:y2="26.29cm">
          <text:p/>
        </draw:line>
        <draw:line draw:style-name="gr8" draw:text-style-name="P8" draw:layer="layout" svg:x1="2.199cm" svg:y1="26.714cm" svg:x2="16.488cm" svg:y2="26.714cm">
          <text:p/>
        </draw:line>
        <draw:frame draw:style-name="gr1" draw:text-style-name="P2" draw:layer="layout" svg:width="15.437cm" svg:height="0.475cm" svg:x="2.2cm" svg:y="23.973cm">
          <draw:text-box>
            <text:p text:style-name="P1"><text:span text:style-name="T4">an outline of the legal position on occupying forces’ rights to deal with oil reserves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76 </text:span></text:p>
          </draw:text-box>
        </draw:frame>
        <draw:frame draw:style-name="gr4" draw:text-style-name="P5" draw:layer="layout" svg:width="15.454cm" svg:height="0.395cm" svg:x="2.486cm" svg:y="25.934cm">
          <draw:text-box>
            <text:p text:style-name="P1"><text:span text:style-name="T5">Minute Treasury [junior official] to Chancellor, 11 February 2003, ‘HMT Policy on Post-Saddam Iraq’ </text:span></text:p>
          </draw:text-box>
        </draw:frame>
        <draw:frame draw:style-name="gr4" draw:text-style-name="P5" draw:layer="layout" svg:width="14.306cm" svg:height="0.395cm" svg:x="2.2cm" svg:y="26.357cm">
          <draw:text-box>
            <text:p text:style-name="P1"><text:span text:style-name="T5">attaching Paper Treasury, 11 February 2003, ‘Post-War Iraq: International Financing Policy’.</text:span><text:span text:style-name="T11">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77 </text:span></text:p>
          </draw:text-box>
        </draw:frame>
        <draw:frame draw:style-name="gr4" draw:text-style-name="P5" draw:layer="layout" svg:width="13.718cm" svg:height="0.395cm" svg:x="2.486cm" svg:y="26.781cm">
          <draw:text-box>
            <text:p text:style-name="P1"><text:span text:style-name="T11">Email Treasury [junior official] to Iraq Inquiry [junior official], 26 February 2010, [untitled]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7</text:span></text:p>
          </draw:text-box>
        </draw:frame>
        <draw:frame draw:style-name="gr1" draw:text-style-name="P2" draw:layer="layout" svg:width="6.792cm" svg:height="0.475cm" svg:x="2.2cm" svg:y="2.525cm">
          <draw:text-box>
            <text:p text:style-name="P1"><text:span text:style-name="T4">in occupied territory on 14 February.</text:span></text:p>
          </draw:text-box>
        </draw:frame>
        <draw:frame draw:style-name="gr6" draw:text-style-name="P7" draw:layer="layout" svg:width="0.273cm" svg:height="0.276cm" svg:x="8.969cm" svg:y="2.544cm">
          <draw:text-box>
            <text:p text:style-name="P1"><text:span text:style-name="T9">78</text:span></text:p>
          </draw:text-box>
        </draw:frame>
        <draw:frame draw:style-name="gr1" draw:text-style-name="P2" draw:layer="layout" svg:width="8.321cm" svg:height="0.475cm" svg:x="9.243cm" svg:y="2.525cm">
          <draw:text-box>
            <text:p text:style-name="P1"><text:span text:style-name="T4"><text:s/></text:span><text:span text:style-name="T4">Mr Grainger advised that, under the Hague </text:span></text:p>
          </draw:text-box>
        </draw:frame>
        <draw:frame draw:style-name="gr1" draw:text-style-name="P2" draw:layer="layout" svg:width="2.364cm" svg:height="0.475cm" svg:x="2.2cm" svg:y="3.09cm">
          <draw:text-box>
            <text:p text:style-name="P1"><text:span text:style-name="T4">Regulations:</text:span></text:p>
          </draw:text-box>
        </draw:frame>
        <draw:frame draw:style-name="gr1" draw:text-style-name="P2" draw:layer="layout" svg:width="14.667cm" svg:height="0.475cm" svg:x="2.95cm" svg:y="4.004cm">
          <draw:text-box>
            <text:p text:style-name="P1"><text:span text:style-name="T4">“… </text:span><text:span text:style-name="T4">the Occupying Power acquires a temporary right of administration, but not </text:span></text:p>
          </draw:text-box>
        </draw:frame>
        <draw:frame draw:style-name="gr1" draw:text-style-name="P2" draw:layer="layout" svg:width="14.996cm" svg:height="0.475cm" svg:x="2.95cm" svg:y="4.568cm">
          <draw:text-box>
            <text:p text:style-name="P1"><text:span text:style-name="T4">sovereignty. He does not acquire the right to dispose of property in that territory </text:span></text:p>
          </draw:text-box>
        </draw:frame>
        <draw:frame draw:style-name="gr1" draw:text-style-name="P2" draw:layer="layout" svg:width="15.221cm" svg:height="0.475cm" svg:x="2.95cm" svg:y="5.133cm">
          <draw:text-box>
            <text:p text:style-name="P1"><text:span text:style-name="T4">except according to the strict rules laid down in those regulations. So occupation </text:span></text:p>
          </draw:text-box>
        </draw:frame>
        <draw:frame draw:style-name="gr1" draw:text-style-name="P2" draw:layer="layout" svg:width="12.097cm" svg:height="0.475cm" svg:x="2.95cm" svg:y="5.697cm">
          <draw:text-box>
            <text:p text:style-name="P1"><text:span text:style-name="T4">is by no means a licence for unregulated economic exploitation.”</text:span></text:p>
          </draw:text-box>
        </draw:frame>
        <draw:frame draw:style-name="gr1" draw:text-style-name="P2" draw:layer="layout" svg:width="6.758cm" svg:height="0.475cm" svg:x="2.2cm" svg:y="6.612cm">
          <draw:text-box>
            <text:p text:style-name="P1"><text:span text:style-name="T6">148. </text:span><text:span text:style-name="T4"><text:s/>Mr Grainger also advised that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3cm" svg:height="0.475cm" svg:x="3.7cm" svg:y="7.526cm">
          <draw:text-box>
            <text:p text:style-name="P1"><text:span text:style-name="T4">the reasonable operation of oil wells was likely to be permitted, at least up to </text:span></text:p>
          </draw:text-box>
        </draw:frame>
        <draw:frame draw:style-name="gr1" draw:text-style-name="P2" draw:layer="layout" svg:width="14.302cm" svg:height="0.475cm" svg:x="3.7cm" svg:y="8.091cm">
          <draw:text-box>
            <text:p text:style-name="P1"><text:span text:style-name="T4">the rate at which they were previously operated, but there would be no right </text:span></text:p>
          </draw:text-box>
        </draw:frame>
        <draw:frame draw:style-name="gr1" draw:text-style-name="P2" draw:layer="layout" svg:width="4.87cm" svg:height="0.475cm" svg:x="3.7cm" svg:y="8.655cm">
          <draw:text-box>
            <text:p text:style-name="P1"><text:span text:style-name="T4">to develop new wells; and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2cm" svg:height="0.475cm" svg:x="3.7cm" svg:y="9.32cm">
          <draw:text-box>
            <text:p text:style-name="P1"><text:span text:style-name="T4">the current OFF programme regime assumed a degree of Iraqi Government </text:span></text:p>
          </draw:text-box>
        </draw:frame>
        <draw:frame draw:style-name="gr1" draw:text-style-name="P2" draw:layer="layout" svg:width="14.302cm" svg:height="0.475cm" svg:x="3.7cm" svg:y="9.884cm">
          <draw:text-box>
            <text:p text:style-name="P1"><text:span text:style-name="T4">involvement. In the event of there being “no Government in active control of </text:span></text:p>
          </draw:text-box>
        </draw:frame>
        <draw:frame draw:style-name="gr1" draw:text-style-name="P2" draw:layer="layout" svg:width="14.15cm" svg:height="0.475cm" svg:x="3.7cm" svg:y="10.448cm">
          <draw:text-box>
            <text:p text:style-name="P1"><text:span text:style-name="T4">Iraq”, it was likely that significant changes to the regime would be required. </text:span></text:p>
          </draw:text-box>
        </draw:frame>
        <draw:frame draw:style-name="gr1" draw:text-style-name="P2" draw:layer="layout" svg:width="15.072cm" svg:height="0.475cm" svg:x="2.2cm" svg:y="11.363cm">
          <draw:text-box>
            <text:p text:style-name="P1"><text:span text:style-name="T6">149. </text:span><text:span text:style-name="T4"><text:s/>On 19 February, at the request of the Cabinet Office, the Joint Intelligence </text:span></text:p>
          </draw:text-box>
        </draw:frame>
        <draw:frame draw:style-name="gr1" draw:text-style-name="P2" draw:layer="layout" svg:width="14.319cm" svg:height="0.475cm" svg:x="2.2cm" svg:y="11.927cm">
          <draw:text-box>
            <text:p text:style-name="P1"><text:span text:style-name="T4">Committee (JIC) produced the Assessment, ‘Southern Iraq: What’s in Store’.</text:span></text:p>
          </draw:text-box>
        </draw:frame>
        <draw:frame draw:style-name="gr6" draw:text-style-name="P7" draw:layer="layout" svg:width="0.273cm" svg:height="0.276cm" svg:x="16.474cm" svg:y="11.946cm">
          <draw:text-box>
            <text:p text:style-name="P1"><text:span text:style-name="T9">79</text:span></text:p>
          </draw:text-box>
        </draw:frame>
        <draw:frame draw:style-name="gr1" draw:text-style-name="P2" draw:layer="layout" svg:width="0.422cm" svg:height="0.475cm" svg:x="16.749cm" svg:y="11.9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4cm" svg:height="0.475cm" svg:x="2.2cm" svg:y="12.842cm">
          <draw:text-box>
            <text:p text:style-name="P1"><text:span text:style-name="T6">150. </text:span><text:span text:style-name="T4"><text:s/>The JIC concluded that: </text:span><text:span text:style-name="T14">“The establishment of popular support for any </text:span></text:p>
          </draw:text-box>
        </draw:frame>
        <draw:frame draw:style-name="gr1" draw:text-style-name="P2" draw:layer="layout" svg:width="15.212cm" svg:height="0.475cm" svg:x="2.2cm" svg:y="13.406cm">
          <draw:text-box>
            <text:p text:style-name="P1"><text:span text:style-name="T14">post-Saddam administration cannot be taken for granted.”</text:span><text:span text:style-name="T4"> Support could be </text:span></text:p>
          </draw:text-box>
        </draw:frame>
        <draw:frame draw:style-name="gr1" draw:text-style-name="P2" draw:layer="layout" svg:width="15.974cm" svg:height="0.475cm" svg:x="2.2cm" svg:y="13.971cm">
          <draw:text-box>
            <text:p text:style-name="P1"><text:span text:style-name="T4">undermined by several factors, including a failure to be seen to run the oil industry in </text:span></text:p>
          </draw:text-box>
        </draw:frame>
        <draw:frame draw:style-name="gr1" draw:text-style-name="P2" draw:layer="layout" svg:width="6.081cm" svg:height="0.475cm" svg:x="2.2cm" svg:y="14.535cm">
          <draw:text-box>
            <text:p text:style-name="P1"><text:span text:style-name="T4">the interests of the Iraqi people. </text:span></text:p>
          </draw:text-box>
        </draw:frame>
        <draw:frame draw:style-name="gr1" draw:text-style-name="P2" draw:layer="layout" svg:width="15.936cm" svg:height="0.475cm" svg:x="2.2cm" svg:y="15.45cm">
          <draw:text-box>
            <text:p text:style-name="P1"><text:span text:style-name="T6">151. </text:span><text:span text:style-name="T4"><text:s/>The JIC also recalled its earlier judgement that Saddam Hussein might seek to </text:span></text:p>
          </draw:text-box>
        </draw:frame>
        <draw:frame draw:style-name="gr1" draw:text-style-name="P2" draw:layer="layout" svg:width="12.888cm" svg:height="0.475cm" svg:x="2.2cm" svg:y="16.014cm">
          <draw:text-box>
            <text:p text:style-name="P1"><text:span text:style-name="T4">pursue a scorched earth policy, including the destruction of oil wells. </text:span></text:p>
          </draw:text-box>
        </draw:frame>
        <draw:frame draw:style-name="gr1" draw:text-style-name="P2" draw:layer="layout" svg:width="15.767cm" svg:height="0.475cm" svg:x="2.2cm" svg:y="16.928cm">
          <draw:text-box>
            <text:p text:style-name="P1"><text:span text:style-name="T6">152. </text:span><text:span text:style-name="T4"><text:s/>Mr Chilcott sent Mr Straw’s Private Office a paper on oil policy on 28 February.</text:span></text:p>
          </draw:text-box>
        </draw:frame>
        <draw:frame draw:style-name="gr6" draw:text-style-name="P7" draw:layer="layout" svg:width="0.273cm" svg:height="0.276cm" svg:x="17.901cm" svg:y="16.947cm">
          <draw:text-box>
            <text:p text:style-name="P1"><text:span text:style-name="T9">80</text:span></text:p>
          </draw:text-box>
        </draw:frame>
        <draw:frame draw:style-name="gr1" draw:text-style-name="P2" draw:layer="layout" svg:width="0.422cm" svg:height="0.475cm" svg:x="18.176cm" svg:y="16.9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13cm" svg:height="0.475cm" svg:x="2.2cm" svg:y="17.493cm">
          <draw:text-box>
            <text:p text:style-name="P1"><text:span text:style-name="T4">Mr Chilcott advised that the paper, entitled ‘Iraq Day After – Oil Policy’, set out </text:span></text:p>
          </draw:text-box>
        </draw:frame>
        <draw:frame draw:style-name="gr1" draw:text-style-name="P2" draw:layer="layout" svg:width="14.722cm" svg:height="0.475cm" svg:x="2.2cm" svg:y="18.057cm">
          <draw:text-box>
            <text:p text:style-name="P1"><text:span text:style-name="T4">“</text:span><text:span text:style-name="T4">preliminary, official-level thinking”. It had been circulated “fairly widely” across </text:span></text:p>
          </draw:text-box>
        </draw:frame>
        <draw:frame draw:style-name="gr1" draw:text-style-name="P2" draw:layer="layout" svg:width="16.499cm" svg:height="0.475cm" svg:x="2.2cm" svg:y="18.622cm">
          <draw:text-box>
            <text:p text:style-name="P1"><text:span text:style-name="T4">departments and incorporated comments from “various” departments. The IPU planned </text:span></text:p>
          </draw:text-box>
        </draw:frame>
        <draw:frame draw:style-name="gr1" draw:text-style-name="P2" draw:layer="layout" svg:width="13.942cm" svg:height="0.475cm" svg:x="2.2cm" svg:y="19.186cm">
          <draw:text-box>
            <text:p text:style-name="P1"><text:span text:style-name="T4">to share the paper with the US “in due course”, after some careful editing. </text:span></text:p>
          </draw:text-box>
        </draw:frame>
        <draw:frame draw:style-name="gr1" draw:text-style-name="P2" draw:layer="layout" svg:width="16.131cm" svg:height="0.475cm" svg:x="2.2cm" svg:y="20.101cm">
          <draw:text-box>
            <text:p text:style-name="P1"><text:span text:style-name="T6">153. </text:span><text:span text:style-name="T4"><text:s/>The paper stated that the UK’s economic objectives should be the rapid relief of </text:span></text:p>
          </draw:text-box>
        </draw:frame>
        <draw:frame draw:style-name="gr1" draw:text-style-name="P2" draw:layer="layout" svg:width="16.266cm" svg:height="0.475cm" svg:x="2.2cm" svg:y="20.665cm">
          <draw:text-box>
            <text:p text:style-name="P1"><text:span text:style-name="T4">humanitarian needs and the restoration of public services, and beyond that “to win the </text:span></text:p>
          </draw:text-box>
        </draw:frame>
        <draw:frame draw:style-name="gr1" draw:text-style-name="P2" draw:layer="layout" svg:width="15.758cm" svg:height="0.475cm" svg:x="2.2cm" svg:y="21.23cm">
          <draw:text-box>
            <text:p text:style-name="P1"><text:span text:style-name="T4">peace economically”. Oil revenues would have a key part to play in achieving those </text:span></text:p>
          </draw:text-box>
        </draw:frame>
        <draw:frame draw:style-name="gr1" draw:text-style-name="P2" draw:layer="layout" svg:width="16.563cm" svg:height="0.475cm" svg:x="2.2cm" svg:y="21.794cm">
          <draw:text-box>
            <text:p text:style-name="P1"><text:span text:style-name="T4">objectives. Provided exports were not interrupted, Iraq could finance a “substantial part”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8" draw:text-style-name="P8" draw:layer="layout" svg:x1="2.485cm" svg:y1="25.867cm" svg:x2="16.074cm" svg:y2="25.867cm">
          <text:p/>
        </draw:line>
        <draw:frame draw:style-name="gr1" draw:text-style-name="P2" draw:layer="layout" svg:width="12.939cm" svg:height="0.475cm" svg:x="2.2cm" svg:y="22.358cm">
          <draw:text-box>
            <text:p text:style-name="P1"><text:span text:style-name="T4">of the humanitarian, reconstruction and longer-term rebuilding effort.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78 </text:span></text:p>
          </draw:text-box>
        </draw:frame>
        <draw:line draw:style-name="gr8" draw:text-style-name="P8" draw:layer="layout" svg:x1="2.485cm" svg:y1="26.29cm" svg:x2="13.25cm" svg:y2="26.29cm">
          <text:p/>
        </draw:line>
        <draw:frame draw:style-name="gr4" draw:text-style-name="P5" draw:layer="layout" svg:width="13.595cm" svg:height="0.395cm" svg:x="2.486cm" svg:y="25.511cm">
          <draw:text-box>
            <text:p text:style-name="P1"><text:span text:style-name="T5">Minute Grainger to IPU [junior official], 14 February 2003, ‘Occupation Rights: Iraqi Oil’.</text:span><text:span text:style-name="T11">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79 </text:span></text:p>
          </draw:text-box>
        </draw:frame>
        <draw:line draw:style-name="gr8" draw:text-style-name="P8" draw:layer="layout" svg:x1="2.485cm" svg:y1="26.714cm" svg:x2="18.021cm" svg:y2="26.714cm">
          <text:p/>
        </draw:line>
        <draw:line draw:style-name="gr8" draw:text-style-name="P8" draw:layer="layout" svg:x1="2.199cm" svg:y1="27.137cm" svg:x2="10.239cm" svg:y2="27.137cm">
          <text:p/>
        </draw:line>
        <draw:frame draw:style-name="gr4" draw:text-style-name="P5" draw:layer="layout" svg:width="10.814cm" svg:height="0.395cm" svg:x="2.486cm" svg:y="25.934cm">
          <draw:text-box>
            <text:p text:style-name="P1"><text:span text:style-name="T5">JIC Assessment, 19 February 2003, ‘Southern Iraq: What’s in Store?’</text:span><text:span text:style-name="T11">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80 </text:span></text:p>
          </draw:text-box>
        </draw:frame>
        <draw:frame draw:style-name="gr4" draw:text-style-name="P5" draw:layer="layout" svg:width="15.445cm" svg:height="0.395cm" svg:x="2.486cm" svg:y="26.357cm">
          <draw:text-box>
            <text:p text:style-name="P1"><text:span text:style-name="T5">Minute Chilcott to Private Secretary [FCO], 28 February 2003, ‘Iraq Day After – Oil Policy’ attaching </text:span></text:p>
          </draw:text-box>
        </draw:frame>
        <draw:frame draw:style-name="gr4" draw:text-style-name="P5" draw:layer="layout" svg:width="8.087cm" svg:height="0.395cm" svg:x="2.2cm" svg:y="26.781cm">
          <draw:text-box>
            <text:p text:style-name="P1"><text:span text:style-name="T5">Paper IPU, 27 February 2003, ‘Iraq Day After – Oil’.</text:span><text:span text:style-name="T11">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8</text:span></text:p>
          </draw:text-box>
        </draw:frame>
        <draw:frame draw:style-name="gr1" draw:text-style-name="P2" draw:layer="layout" svg:width="16.021cm" svg:height="0.475cm" svg:x="2.2cm" svg:y="2.525cm">
          <draw:text-box>
            <text:p text:style-name="P1"><text:span text:style-name="T6">154. </text:span><text:span text:style-name="T4"><text:s/>In the immediate aftermath of any conflict, the military administration’s priorities </text:span></text:p>
          </draw:text-box>
        </draw:frame>
        <draw:frame draw:style-name="gr1" draw:text-style-name="P2" draw:layer="layout" svg:width="2.44cm" svg:height="0.475cm" svg:x="2.2cm" svg:y="3.09cm">
          <draw:text-box>
            <text:p text:style-name="P1"><text:span text:style-name="T4">should be to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8cm" svg:height="0.475cm" svg:x="3.7cm" svg:y="4.004cm">
          <draw:text-box>
            <text:p text:style-name="P1"><text:span text:style-name="T4">cap any oil well fires and prevent damage to oil infrastructure; and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11cm" svg:height="0.475cm" svg:x="3.7cm" svg:y="4.668cm">
          <draw:text-box>
            <text:p text:style-name="P1"><text:span text:style-name="T4">restore production by repairing existing oil production facilities.</text:span></text:p>
          </draw:text-box>
        </draw:frame>
        <draw:frame draw:style-name="gr1" draw:text-style-name="P2" draw:layer="layout" svg:width="15.657cm" svg:height="0.475cm" svg:x="2.2cm" svg:y="5.583cm">
          <draw:text-box>
            <text:p text:style-name="P1"><text:span text:style-name="T6">155. </text:span><text:span text:style-name="T4"><text:s/>The “interim administration” that followed would lead on the rehabilitation and </text:span></text:p>
          </draw:text-box>
        </draw:frame>
        <draw:frame draw:style-name="gr1" draw:text-style-name="P2" draw:layer="layout" svg:width="14.967cm" svg:height="0.475cm" svg:x="2.2cm" svg:y="6.147cm">
          <draw:text-box>
            <text:p text:style-name="P1"><text:span text:style-name="T4">longer-term development of Iraq’s oilfields, including tendering contracts for the </text:span></text:p>
          </draw:text-box>
        </draw:frame>
        <draw:frame draw:style-name="gr1" draw:text-style-name="P2" draw:layer="layout" svg:width="14.954cm" svg:height="0.475cm" svg:x="2.2cm" svg:y="6.712cm">
          <draw:text-box>
            <text:p text:style-name="P1"><text:span text:style-name="T4">exploration and exploitation of new areas. Deferring such work until a new Iraqi </text:span></text:p>
          </draw:text-box>
        </draw:frame>
        <draw:frame draw:style-name="gr1" draw:text-style-name="P2" draw:layer="layout" svg:width="16.326cm" svg:height="0.475cm" svg:x="2.2cm" svg:y="7.276cm">
          <draw:text-box>
            <text:p text:style-name="P1"><text:span text:style-name="T4">Government was in place would “seriously delay the maximisation of Iraq’s oil revenue </text:span></text:p>
          </draw:text-box>
        </draw:frame>
        <draw:frame draw:style-name="gr1" draw:text-style-name="P2" draw:layer="layout" svg:width="16.186cm" svg:height="0.475cm" svg:x="2.2cm" svg:y="7.841cm">
          <draw:text-box>
            <text:p text:style-name="P1"><text:span text:style-name="T4">and increase the cost to the international community of its reconstruction”. It would be </text:span></text:p>
          </draw:text-box>
        </draw:frame>
        <draw:frame draw:style-name="gr1" draw:text-style-name="P2" draw:layer="layout" svg:width="4.731cm" svg:height="0.475cm" svg:x="2.2cm" svg:y="8.405cm">
          <draw:text-box>
            <text:p text:style-name="P1"><text:span text:style-name="T4">important to ensure that: </text:span></text:p>
          </draw:text-box>
        </draw:frame>
        <draw:frame draw:style-name="gr1" draw:text-style-name="P2" draw:layer="layout" svg:width="0.422cm" svg:height="0.475cm" svg:x="2.8cm" svg:y="9.3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9.32cm">
          <draw:text-box>
            <text:p text:style-name="P1"><text:span text:style-name="T4">any such moves were clearly in the interests of the Iraqi economy and people;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55cm" svg:height="0.475cm" svg:x="3.7cm" svg:y="9.984cm">
          <draw:text-box>
            <text:p text:style-name="P1"><text:span text:style-name="T4">the interim administration had an appropriate UN mandate;</text:span></text:p>
          </draw:text-box>
        </draw:frame>
        <draw:frame draw:style-name="gr2" draw:text-style-name="P3" draw:layer="layout" svg:width="0.634cm" svg:height="0.712cm" svg:x="2.95cm" svg:y="10.4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91cm" svg:height="0.475cm" svg:x="3.7cm" svg:y="10.648cm">
          <draw:text-box>
            <text:p text:style-name="P1"><text:span text:style-name="T4">everything was done in as transparent a manner as possible; and</text:span></text:p>
          </draw:text-box>
        </draw:frame>
        <draw:frame draw:style-name="gr2" draw:text-style-name="P3" draw:layer="layout" svg:width="0.634cm" svg:height="0.712cm" svg:x="2.95cm" svg:y="11.1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6cm" svg:height="0.475cm" svg:x="3.7cm" svg:y="11.313cm">
          <draw:text-box>
            <text:p text:style-name="P1"><text:span text:style-name="T4">production was not pushed beyond OPEC-type depletion rates, even though </text:span></text:p>
          </draw:text-box>
        </draw:frame>
        <draw:frame draw:style-name="gr1" draw:text-style-name="P2" draw:layer="layout" svg:width="9.226cm" svg:height="0.475cm" svg:x="3.7cm" svg:y="11.877cm">
          <draw:text-box>
            <text:p text:style-name="P1"><text:span text:style-name="T4">that could be in the interests of the Iraqi people.” </text:span></text:p>
          </draw:text-box>
        </draw:frame>
        <draw:frame draw:style-name="gr1" draw:text-style-name="P2" draw:layer="layout" svg:width="16.004cm" svg:height="0.475cm" svg:x="2.2cm" svg:y="12.792cm">
          <draw:text-box>
            <text:p text:style-name="P1"><text:span text:style-name="T6">156. </text:span><text:span text:style-name="T4"><text:s/>The paper stated that the OFF programme would need to be adjusted so that it </text:span></text:p>
          </draw:text-box>
        </draw:frame>
        <draw:frame draw:style-name="gr1" draw:text-style-name="P2" draw:layer="layout" svg:width="16.605cm" svg:height="0.475cm" svg:x="2.2cm" svg:y="13.356cm">
          <draw:text-box>
            <text:p text:style-name="P1"><text:span text:style-name="T4">could operate effectively after any conflict. That could only be done through the Security </text:span></text:p>
          </draw:text-box>
        </draw:frame>
        <draw:frame draw:style-name="gr1" draw:text-style-name="P2" draw:layer="layout" svg:width="16.77cm" svg:height="0.475cm" svg:x="2.2cm" svg:y="13.921cm">
          <draw:text-box>
            <text:p text:style-name="P1"><text:span text:style-name="T4">Council. The paper cautioned against seeking to use OFF programme funds to cover the </text:span></text:p>
          </draw:text-box>
        </draw:frame>
        <draw:frame draw:style-name="gr1" draw:text-style-name="P2" draw:layer="layout" svg:width="16.647cm" svg:height="0.475cm" svg:x="2.2cm" svg:y="14.485cm">
          <draw:text-box>
            <text:p text:style-name="P1"><text:span text:style-name="T4">cost of military occupation, as some in the US were suggesting, as this would “inevitably </text:span></text:p>
          </draw:text-box>
        </draw:frame>
        <draw:frame draw:style-name="gr1" draw:text-style-name="P2" draw:layer="layout" svg:width="11.851cm" svg:height="0.475cm" svg:x="2.2cm" svg:y="15.05cm">
          <draw:text-box>
            <text:p text:style-name="P1"><text:span text:style-name="T4">raise accusations that the military action was motivated by oil”. </text:span></text:p>
          </draw:text-box>
        </draw:frame>
        <draw:frame draw:style-name="gr1" draw:text-style-name="P2" draw:layer="layout" svg:width="15.199cm" svg:height="0.475cm" svg:x="2.2cm" svg:y="15.964cm">
          <draw:text-box>
            <text:p text:style-name="P1"><text:span text:style-name="T6">157. </text:span><text:span text:style-name="T4"><text:s/>The paper concluded that in the aftermath of any conflict, the “international </text:span></text:p>
          </draw:text-box>
        </draw:frame>
        <draw:frame draw:style-name="gr1" draw:text-style-name="P2" draw:layer="layout" svg:width="8.011cm" svg:height="0.475cm" svg:x="2.2cm" svg:y="16.528cm">
          <draw:text-box>
            <text:p text:style-name="P1"><text:span text:style-name="T4">administration” should seek to ensure that:</text:span></text:p>
          </draw:text-box>
        </draw:frame>
        <draw:frame draw:style-name="gr2" draw:text-style-name="P3" draw:layer="layout" svg:width="0.634cm" svg:height="0.712cm" svg:x="2.95cm" svg:y="17.2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72cm" svg:height="0.475cm" svg:x="3.7cm" svg:y="17.443cm">
          <draw:text-box>
            <text:p text:style-name="P1"><text:span text:style-name="T4">Iraqi oil revenues were available to be used for the benefit of Iraq; and</text:span></text:p>
          </draw:text-box>
        </draw:frame>
        <draw:frame draw:style-name="gr2" draw:text-style-name="P3" draw:layer="layout" svg:width="0.634cm" svg:height="0.712cm" svg:x="2.95cm" svg:y="17.9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01cm" svg:height="0.475cm" svg:x="3.7cm" svg:y="18.107cm">
          <draw:text-box>
            <text:p text:style-name="P1"><text:span text:style-name="T4">all Iraqi oil industry business was handled in as transparent a manner as </text:span></text:p>
          </draw:text-box>
        </draw:frame>
        <draw:frame draw:style-name="gr1" draw:text-style-name="P2" draw:layer="layout" svg:width="9.781cm" svg:height="0.475cm" svg:x="3.7cm" svg:y="18.672cm">
          <draw:text-box>
            <text:p text:style-name="P1"><text:span text:style-name="T4">possible, “to rebut allegations about oil motivations”.</text:span></text:p>
          </draw:text-box>
        </draw:frame>
        <draw:frame draw:style-name="gr1" draw:text-style-name="P2" draw:layer="layout" svg:width="13.328cm" svg:height="0.475cm" svg:x="2.2cm" svg:y="19.586cm">
          <draw:text-box>
            <text:p text:style-name="P1"><text:span text:style-name="T6">158. </text:span><text:span text:style-name="T4"><text:s/>The paper identified a number of next steps for the UK, including:</text:span></text:p>
          </draw:text-box>
        </draw:frame>
        <draw:frame draw:style-name="gr2" draw:text-style-name="P3" draw:layer="layout" svg:width="0.634cm" svg:height="0.712cm" svg:x="2.95cm" svg:y="20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20.501cm">
          <draw:text-box>
            <text:p text:style-name="P1"><text:span text:style-name="T4">to convene a meeting with UK oil companies to explore the UK’s ideas and tap </text:span></text:p>
          </draw:text-box>
        </draw:frame>
        <draw:frame draw:style-name="gr1" draw:text-style-name="P2" draw:layer="layout" svg:width="3.592cm" svg:height="0.475cm" svg:x="3.7cm" svg:y="21.065cm">
          <draw:text-box>
            <text:p text:style-name="P1"><text:span text:style-name="T4">into their expertise;</text:span></text:p>
          </draw:text-box>
        </draw:frame>
        <draw:frame draw:style-name="gr2" draw:text-style-name="P3" draw:layer="layout" svg:width="0.634cm" svg:height="0.712cm" svg:x="2.95cm" svg:y="21.5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21.73cm">
          <draw:text-box>
            <text:p text:style-name="P1"><text:span text:style-name="T4">to start preliminary work to ensure that UK firms were well placed to pick up </text:span></text:p>
          </draw:text-box>
        </draw:frame>
        <draw:frame draw:style-name="gr1" draw:text-style-name="P2" draw:layer="layout" svg:width="7.834cm" svg:height="0.475cm" svg:x="3.7cm" svg:y="22.294cm">
          <draw:text-box>
            <text:p text:style-name="P1"><text:span text:style-name="T4">contracts. That work was already in hand;</text:span></text:p>
          </draw:text-box>
        </draw:frame>
        <draw:frame draw:style-name="gr2" draw:text-style-name="P3" draw:layer="layout" svg:width="0.634cm" svg:height="0.712cm" svg:x="2.95cm" svg:y="22.8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22.958cm">
          <draw:text-box>
            <text:p text:style-name="P1"><text:span text:style-name="T4">to factor rapid assistance for oilfield installations into UK military planning; and</text:span></text:p>
          </draw:text-box>
        </draw:frame>
        <draw:frame draw:style-name="gr2" draw:text-style-name="P3" draw:layer="layout" svg:width="0.634cm" svg:height="0.712cm" svg:x="2.95cm" svg:y="23.4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5cm" svg:height="0.475cm" svg:x="3.7cm" svg:y="23.623cm">
          <draw:text-box>
            <text:p text:style-name="P1"><text:span text:style-name="T4">to start thinking about appropriate wording for UN resolutions. That was also </text:span></text:p>
          </draw:text-box>
        </draw:frame>
        <draw:frame draw:style-name="gr1" draw:text-style-name="P2" draw:layer="layout" svg:width="3.147cm" svg:height="0.475cm" svg:x="3.7cm" svg:y="24.187cm">
          <draw:text-box>
            <text:p text:style-name="P1"><text:span text:style-name="T4">already in hand. </text:span></text:p>
          </draw:text-box>
        </draw:frame>
        <draw:frame draw:style-name="gr1" draw:text-style-name="P2" draw:layer="layout" svg:width="9.091cm" svg:height="0.475cm" svg:x="2.2cm" svg:y="25.102cm">
          <draw:text-box>
            <text:p text:style-name="P1"><text:span text:style-name="T6">159. </text:span><text:span text:style-name="T4"><text:s/>Mr Straw commented: “V[ery] good paper.”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6" draw:text-style-name="P7" draw:layer="layout" svg:width="0.273cm" svg:height="0.276cm" svg:x="11.235cm" svg:y="25.121cm">
          <draw:text-box>
            <text:p text:style-name="P1"><text:span text:style-name="T9">81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81 </text:span></text:p>
          </draw:text-box>
        </draw:frame>
        <draw:frame draw:style-name="gr4" draw:text-style-name="P5" draw:layer="layout" svg:width="15.979cm" svg:height="0.395cm" svg:x="2.486cm" svg:y="26.357cm">
          <draw:text-box>
            <text:p text:style-name="P1"><text:span text:style-name="T11">Manuscript comment Straw, 2 March 2003, on Minute Chilcott to Private Secretary [FCO], 28 February </text:span></text:p>
          </draw:text-box>
        </draw:frame>
        <draw:frame draw:style-name="gr4" draw:text-style-name="P5" draw:layer="layout" svg:width="5.315cm" svg:height="0.395cm" svg:x="2.2cm" svg:y="26.781cm">
          <draw:text-box>
            <text:p text:style-name="P1"><text:span text:style-name="T11">2003, ‘Iraq Day After – Oil Policy’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9</text:span></text:p>
          </draw:text-box>
        </draw:frame>
        <draw:frame draw:style-name="gr1" draw:text-style-name="P2" draw:layer="layout" svg:width="15.961cm" svg:height="0.475cm" svg:x="2.2cm" svg:y="2.525cm">
          <draw:text-box>
            <text:p text:style-name="P1"><text:span text:style-name="T6">160. </text:span><text:span text:style-name="T4"><text:s/>The paper was one of several passed to Mr Blair on 7 March, after his 6 March </text:span></text:p>
          </draw:text-box>
        </draw:frame>
        <draw:frame draw:style-name="gr1" draw:text-style-name="P2" draw:layer="layout" svg:width="7.952cm" svg:height="0.475cm" svg:x="2.2cm" svg:y="3.09cm">
          <draw:text-box>
            <text:p text:style-name="P1"><text:span text:style-name="T4">ministerial meeting on post-conflict issues.</text:span></text:p>
          </draw:text-box>
        </draw:frame>
        <draw:frame draw:style-name="gr6" draw:text-style-name="P7" draw:layer="layout" svg:width="0.273cm" svg:height="0.276cm" svg:x="10.129cm" svg:y="3.108cm">
          <draw:text-box>
            <text:p text:style-name="P1"><text:span text:style-name="T9">82</text:span></text:p>
          </draw:text-box>
        </draw:frame>
        <draw:frame draw:style-name="gr1" draw:text-style-name="P2" draw:layer="layout" svg:width="13.493cm" svg:height="0.475cm" svg:x="2.2cm" svg:y="4.004cm">
          <draw:text-box>
            <text:p text:style-name="P1"><text:span text:style-name="T6">161. </text:span><text:span text:style-name="T4"><text:s/>A revised version of the paper was passed to the US by 13 March.</text:span></text:p>
          </draw:text-box>
        </draw:frame>
        <draw:frame draw:style-name="gr6" draw:text-style-name="P7" draw:layer="layout" svg:width="0.273cm" svg:height="0.276cm" svg:x="15.636cm" svg:y="4.023cm">
          <draw:text-box>
            <text:p text:style-name="P1"><text:span text:style-name="T9">83</text:span></text:p>
          </draw:text-box>
        </draw:frame>
        <draw:frame draw:style-name="gr1" draw:text-style-name="P2" draw:layer="layout" svg:width="0.422cm" svg:height="0.475cm" svg:x="15.911cm" svg:y="4.0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2cm" svg:height="0.475cm" svg:x="2.2cm" svg:y="4.918cm">
          <draw:text-box>
            <text:p text:style-name="P1"><text:span text:style-name="T6">162. </text:span><text:span text:style-name="T4"><text:s/>Mr Blair chaired a meeting on post-conflict issues on 6 March with Mr Brown, </text:span></text:p>
          </draw:text-box>
        </draw:frame>
        <draw:frame draw:style-name="gr1" draw:text-style-name="P2" draw:layer="layout" svg:width="15.788cm" svg:height="0.475cm" svg:x="2.2cm" svg:y="5.483cm">
          <draw:text-box>
            <text:p text:style-name="P1"><text:span text:style-name="T4">Mr Hoon, Ms Clare Short (International Development Secretary), Baroness Symons </text:span></text:p>
          </draw:text-box>
        </draw:frame>
        <draw:frame draw:style-name="gr1" draw:text-style-name="P2" draw:layer="layout" svg:width="16.592cm" svg:height="0.475cm" svg:x="2.2cm" svg:y="6.047cm">
          <draw:text-box>
            <text:p text:style-name="P1"><text:span text:style-name="T4">(joint FCO/DTI Minister of State for International Trade and Investment), Sir Michael Jay </text:span></text:p>
          </draw:text-box>
        </draw:frame>
        <draw:frame draw:style-name="gr1" draw:text-style-name="P2" draw:layer="layout" svg:width="10.141cm" svg:height="0.475cm" svg:x="2.2cm" svg:y="6.612cm">
          <draw:text-box>
            <text:p text:style-name="P1"><text:span text:style-name="T4">(FCO Permanent Under Secretary) and other officials.</text:span></text:p>
          </draw:text-box>
        </draw:frame>
        <draw:frame draw:style-name="gr6" draw:text-style-name="P7" draw:layer="layout" svg:width="0.273cm" svg:height="0.276cm" svg:x="12.317cm" svg:y="6.631cm">
          <draw:text-box>
            <text:p text:style-name="P1"><text:span text:style-name="T9">84</text:span></text:p>
          </draw:text-box>
        </draw:frame>
        <draw:frame draw:style-name="gr1" draw:text-style-name="P2" draw:layer="layout" svg:width="5.434cm" svg:height="0.475cm" svg:x="12.592cm" svg:y="6.612cm">
          <draw:text-box>
            <text:p text:style-name="P1"><text:span text:style-name="T4"><text:s/></text:span><text:span text:style-name="T4">The meeting is described in </text:span></text:p>
          </draw:text-box>
        </draw:frame>
        <draw:frame draw:style-name="gr1" draw:text-style-name="P2" draw:layer="layout" svg:width="3.952cm" svg:height="0.475cm" svg:x="2.2cm" svg:y="7.176cm">
          <draw:text-box>
            <text:p text:style-name="P1"><text:span text:style-name="T4">detail in Section 6.5. </text:span></text:p>
          </draw:text-box>
        </draw:frame>
        <draw:frame draw:style-name="gr1" draw:text-style-name="P2" draw:layer="layout" svg:width="16.567cm" svg:height="0.475cm" svg:x="2.2cm" svg:y="8.091cm">
          <draw:text-box>
            <text:p text:style-name="P1"><text:span text:style-name="T6">163. </text:span><text:span text:style-name="T4"><text:s/>Mr Brown received a number of papers from Treasury officials before the meeting, </text:span></text:p>
          </draw:text-box>
        </draw:frame>
        <draw:frame draw:style-name="gr1" draw:text-style-name="P2" draw:layer="layout" svg:width="15.534cm" svg:height="0.475cm" svg:x="2.2cm" svg:y="8.655cm">
          <draw:text-box>
            <text:p text:style-name="P1"><text:span text:style-name="T4">including a draft “DFID paper rewritten by the Treasury” on humanitarian relief and </text:span></text:p>
          </draw:text-box>
        </draw:frame>
        <draw:frame draw:style-name="gr1" draw:text-style-name="P2" draw:layer="layout" svg:width="3.897cm" svg:height="0.475cm" svg:x="2.2cm" svg:y="9.22cm">
          <draw:text-box>
            <text:p text:style-name="P1"><text:span text:style-name="T4">reconstruction costs.</text:span></text:p>
          </draw:text-box>
        </draw:frame>
        <draw:frame draw:style-name="gr6" draw:text-style-name="P7" draw:layer="layout" svg:width="0.273cm" svg:height="0.276cm" svg:x="6.082cm" svg:y="9.238cm">
          <draw:text-box>
            <text:p text:style-name="P1"><text:span text:style-name="T9">85</text:span></text:p>
          </draw:text-box>
        </draw:frame>
        <draw:frame draw:style-name="gr1" draw:text-style-name="P2" draw:layer="layout" svg:width="12.106cm" svg:height="0.475cm" svg:x="6.357cm" svg:y="9.22cm">
          <draw:text-box>
            <text:p text:style-name="P1"><text:span text:style-name="T4"><text:s/></text:span><text:span text:style-name="T4">The draft paper stated that it was a “first attempt at charting the </text:span></text:p>
          </draw:text-box>
        </draw:frame>
        <draw:frame draw:style-name="gr1" draw:text-style-name="P2" draw:layer="layout" svg:width="11.572cm" svg:height="0.475cm" svg:x="2.2cm" svg:y="9.784cm">
          <draw:text-box>
            <text:p text:style-name="P1"><text:span text:style-name="T4">likely costs of the first three years of the Iraqi reconstruction”. </text:span></text:p>
          </draw:text-box>
        </draw:frame>
        <draw:frame draw:style-name="gr1" draw:text-style-name="P2" draw:layer="layout" svg:width="16.173cm" svg:height="0.475cm" svg:x="2.2cm" svg:y="10.698cm">
          <draw:text-box>
            <text:p text:style-name="P1"><text:span text:style-name="T6">164. </text:span><text:span text:style-name="T4"><text:s/>The draft paper stated that, while cost estimates would remain “very rough” until </text:span></text:p>
          </draw:text-box>
        </draw:frame>
        <draw:frame draw:style-name="gr1" draw:text-style-name="P2" draw:layer="layout" svg:width="15.83cm" svg:height="0.475cm" svg:x="2.2cm" svg:y="11.263cm">
          <draw:text-box>
            <text:p text:style-name="P1"><text:span text:style-name="T4">the International Financial Institutions (IFIs) had completed a full needs assessment:</text:span></text:p>
          </draw:text-box>
        </draw:frame>
        <draw:frame draw:style-name="gr2" draw:text-style-name="P3" draw:layer="layout" svg:width="0.634cm" svg:height="0.712cm" svg:x="2.95cm" svg:y="12.0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8cm" svg:height="0.475cm" svg:x="3.7cm" svg:y="12.177cm">
          <draw:text-box>
            <text:p text:style-name="P1"><text:span text:style-name="T4">In year 1, humanitarian costs could be between US$2bn and US$12bn, </text:span></text:p>
          </draw:text-box>
        </draw:frame>
        <draw:frame draw:style-name="gr1" draw:text-style-name="P2" draw:layer="layout" svg:width="14.4cm" svg:height="0.475cm" svg:x="3.7cm" svg:y="12.742cm">
          <draw:text-box>
            <text:p text:style-name="P1"><text:span text:style-name="T4">depending on the scale of the humanitarian crisis and the extent to which oil </text:span></text:p>
          </draw:text-box>
        </draw:frame>
        <draw:frame draw:style-name="gr1" draw:text-style-name="P2" draw:layer="layout" svg:width="9.21cm" svg:height="0.475cm" svg:x="3.7cm" svg:y="13.306cm">
          <draw:text-box>
            <text:p text:style-name="P1"><text:span text:style-name="T4">exports and the OFF programme were disrupted.</text:span></text:p>
          </draw:text-box>
        </draw:frame>
        <draw:frame draw:style-name="gr2" draw:text-style-name="P3" draw:layer="layout" svg:width="0.634cm" svg:height="0.712cm" svg:x="2.95cm" svg:y="13.8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7cm" svg:height="0.475cm" svg:x="3.7cm" svg:y="13.971cm">
          <draw:text-box>
            <text:p text:style-name="P1"><text:span text:style-name="T4">In years 2 and 3, total reconstruction costs (before Iraq’s oil revenues were </text:span></text:p>
          </draw:text-box>
        </draw:frame>
        <draw:frame draw:style-name="gr1" draw:text-style-name="P2" draw:layer="layout" svg:width="13.409cm" svg:height="0.475cm" svg:x="3.7cm" svg:y="14.535cm">
          <draw:text-box>
            <text:p text:style-name="P1"><text:span text:style-name="T4">taken into account) would be between US$2bn and US$15bn per year. </text:span></text:p>
          </draw:text-box>
        </draw:frame>
        <draw:frame draw:style-name="gr1" draw:text-style-name="P2" draw:layer="layout" svg:width="14.599cm" svg:height="0.475cm" svg:x="3.7cm" svg:y="15.1cm">
          <draw:text-box>
            <text:p text:style-name="P1"><text:span text:style-name="T4">Oil revenues might allow Iraq to pay for most of this – if production levels and </text:span></text:p>
          </draw:text-box>
        </draw:frame>
        <draw:frame draw:style-name="gr1" draw:text-style-name="P2" draw:layer="layout" svg:width="14.632cm" svg:height="0.475cm" svg:x="3.7cm" svg:y="15.664cm">
          <draw:text-box>
            <text:p text:style-name="P1"><text:span text:style-name="T4">prices were favourable, Iraq did not have to repay its debts, and rehabilitation </text:span></text:p>
          </draw:text-box>
        </draw:frame>
        <draw:frame draw:style-name="gr1" draw:text-style-name="P2" draw:layer="layout" svg:width="6.911cm" svg:height="0.475cm" svg:x="3.7cm" svg:y="16.228cm">
          <draw:text-box>
            <text:p text:style-name="P1"><text:span text:style-name="T4">of Iraq’s oil infrastructure was cheap.</text:span></text:p>
          </draw:text-box>
        </draw:frame>
        <draw:frame draw:style-name="gr1" draw:text-style-name="P2" draw:layer="layout" svg:width="15.36cm" svg:height="0.475cm" svg:x="2.2cm" svg:y="17.143cm">
          <draw:text-box>
            <text:p text:style-name="P1"><text:span text:style-name="T6">165. </text:span><text:span text:style-name="T4"><text:s/>The draft paper stated that sources of financing for relief and reconstruction </text:span></text:p>
          </draw:text-box>
        </draw:frame>
        <draw:frame draw:style-name="gr1" draw:text-style-name="P2" draw:layer="layout" svg:width="16.554cm" svg:height="0.475cm" svg:x="2.2cm" svg:y="17.707cm">
          <draw:text-box>
            <text:p text:style-name="P1"><text:span text:style-name="T4">remained uncertain. The current US/UK approach was to maintain and expand the OFF </text:span></text:p>
          </draw:text-box>
        </draw:frame>
        <draw:frame draw:style-name="gr1" draw:text-style-name="P2" draw:layer="layout" svg:width="8.765cm" svg:height="0.475cm" svg:x="2.2cm" svg:y="18.272cm">
          <draw:text-box>
            <text:p text:style-name="P1"><text:span text:style-name="T4">programme as the central source of financing. </text:span></text:p>
          </draw:text-box>
        </draw:frame>
        <draw:frame draw:style-name="gr1" draw:text-style-name="P2" draw:layer="layout" svg:width="15.178cm" svg:height="0.475cm" svg:x="2.2cm" svg:y="19.186cm">
          <draw:text-box>
            <text:p text:style-name="P1"><text:span text:style-name="T6">166. </text:span><text:span text:style-name="T4"><text:s/>At the meeting, Mr Brown said that the burden of reconstruction should not </text:span></text:p>
          </draw:text-box>
        </draw:frame>
        <draw:frame draw:style-name="gr1" draw:text-style-name="P2" draw:layer="layout" svg:width="15.678cm" svg:height="0.475cm" svg:x="2.2cm" svg:y="19.751cm">
          <draw:text-box>
            <text:p text:style-name="P1"><text:span text:style-name="T4">be borne by the US and UK alone; other countries and Iraqi oil revenues should be </text:span></text:p>
          </draw:text-box>
        </draw:frame>
        <draw:frame draw:style-name="gr1" draw:text-style-name="P2" draw:layer="layout" svg:width="1.424cm" svg:height="0.475cm" svg:x="2.2cm" svg:y="20.315cm">
          <draw:text-box>
            <text:p text:style-name="P1"><text:span text:style-name="T4">tapped.</text:span></text:p>
          </draw:text-box>
        </draw:frame>
        <draw:frame draw:style-name="gr6" draw:text-style-name="P7" draw:layer="layout" svg:width="0.273cm" svg:height="0.276cm" svg:x="3.612cm" svg:y="20.334cm">
          <draw:text-box>
            <text:p text:style-name="P1"><text:span text:style-name="T9">86</text:span></text:p>
          </draw:text-box>
        </draw:frame>
        <draw:frame draw:style-name="gr1" draw:text-style-name="P2" draw:layer="layout" svg:width="12.918cm" svg:height="0.475cm" svg:x="3.887cm" svg:y="20.315cm">
          <draw:text-box>
            <text:p text:style-name="P1"><text:span text:style-name="T4"><text:s/></text:span><text:span text:style-name="T4">In the longer term, Iraqi oil should fund the country’s reconstruction. </text:span></text:p>
          </draw:text-box>
        </draw:frame>
        <draw:frame draw:style-name="gr1" draw:text-style-name="P2" draw:layer="layout" svg:width="15.309cm" svg:height="0.475cm" svg:x="2.2cm" svg:y="21.23cm">
          <draw:text-box>
            <text:p text:style-name="P1"><text:span text:style-name="T6">167. </text:span><text:span text:style-name="T4"><text:s/>Mr Blair concluded that Mr Brown should draw up “a funding plan, including </text:span></text:p>
          </draw:text-box>
        </draw:frame>
        <draw:frame draw:style-name="gr1" draw:text-style-name="P2" draw:layer="layout" svg:width="16.207cm" svg:height="0.475cm" svg:x="2.2cm" svg:y="21.794cm">
          <draw:text-box>
            <text:p text:style-name="P1"><text:span text:style-name="T4">securing funding from wider international sources, in particular the IFIs”. The Treasury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6.885cm" svg:height="0.475cm" svg:x="2.2cm" svg:y="22.358cm">
          <draw:text-box>
            <text:p text:style-name="P1"><text:span text:style-name="T4">sent that plan to No.10 on 14 March.</text:span></text:p>
          </draw:text-box>
        </draw:frame>
        <draw:frame draw:style-name="gr9" draw:text-style-name="P9" draw:layer="layout" svg:width="0.29cm" svg:height="0.23cm" svg:x="2.2cm" svg:y="24.68cm">
          <draw:text-box>
            <text:p text:style-name="P1"><text:span text:style-name="T10">82 </text:span></text:p>
          </draw:text-box>
        </draw:frame>
        <draw:frame draw:style-name="gr4" draw:text-style-name="P5" draw:layer="layout" svg:width="11.335cm" svg:height="0.395cm" svg:x="2.486cm" svg:y="24.664cm">
          <draw:text-box>
            <text:p text:style-name="P1"><text:span text:style-name="T11">Minute Rycroft to Prime Minister, 7 March 2003, ‘Iraq: Weekend Papers’.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83 </text:span></text:p>
          </draw:text-box>
        </draw:frame>
        <draw:line draw:style-name="gr8" draw:text-style-name="P8" draw:layer="layout" svg:x1="2.485cm" svg:y1="25.867cm" svg:x2="12.858cm" svg:y2="25.867cm">
          <text:p/>
        </draw:line>
        <draw:frame draw:style-name="gr4" draw:text-style-name="P5" draw:layer="layout" svg:width="12.088cm" svg:height="0.395cm" svg:x="2.486cm" svg:y="25.087cm">
          <draw:text-box>
            <text:p text:style-name="P1"><text:span text:style-name="T11">Letter Gooderham to Chilcott, 13 March 2003, Iraq: Day After: The Oil Sector’.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84 </text:span></text:p>
          </draw:text-box>
        </draw:frame>
        <draw:line draw:style-name="gr8" draw:text-style-name="P8" draw:layer="layout" svg:x1="3.729cm" svg:y1="26.714cm" svg:x2="17.003cm" svg:y2="26.714cm">
          <text:p/>
        </draw:line>
        <draw:frame draw:style-name="gr4" draw:text-style-name="P5" draw:layer="layout" svg:width="10.42cm" svg:height="0.395cm" svg:x="2.486cm" svg:y="25.511cm">
          <draw:text-box>
            <text:p text:style-name="P1"><text:span text:style-name="T5">Letter Cannon to Owen, 7 March 2003, ‘Iraq: Post-Conflict Issues’.</text:span><text:span text:style-name="T11">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85 </text:span></text:p>
          </draw:text-box>
        </draw:frame>
        <draw:frame draw:style-name="gr4" draw:text-style-name="P5" draw:layer="layout" svg:width="16.135cm" svg:height="0.395cm" svg:x="2.486cm" svg:y="25.934cm">
          <draw:text-box>
            <text:p text:style-name="P1"><text:span text:style-name="T11">Email Dodds to Private Office [Treasury], 4 March 2003, ‘Iraq: Ministerial Meeting on Thursday Morning’ </text:span></text:p>
          </draw:text-box>
        </draw:frame>
        <draw:line draw:style-name="gr8" draw:text-style-name="P8" draw:layer="layout" svg:x1="2.485cm" svg:y1="27.137cm" svg:x2="12.858cm" svg:y2="27.137cm">
          <text:p/>
        </draw:line>
        <draw:frame draw:style-name="gr4" draw:text-style-name="P5" draw:layer="layout" svg:width="14.831cm" svg:height="0.395cm" svg:x="2.2cm" svg:y="26.357cm">
          <draw:text-box>
            <text:p text:style-name="P1"><text:span text:style-name="T11">attaching </text:span><text:span text:style-name="T5">Paper DFID [draft], March 2003, ‘Iraq Relief and Reconstruction Costs: an Overview’.</text:span><text:span text:style-name="T11">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86 </text:span></text:p>
          </draw:text-box>
        </draw:frame>
        <draw:frame draw:style-name="gr4" draw:text-style-name="P5" draw:layer="layout" svg:width="10.42cm" svg:height="0.395cm" svg:x="2.486cm" svg:y="26.781cm">
          <draw:text-box>
            <text:p text:style-name="P1"><text:span text:style-name="T5">Letter Cannon to Owen, 7 March 2003, ‘Iraq: Post-Conflict Issues’.</text:span><text:span text:style-name="T11">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0</text:span></text:p>
          </draw:text-box>
        </draw:frame>
        <draw:frame draw:style-name="gr1" draw:text-style-name="P2" draw:layer="layout" svg:width="16.694cm" svg:height="0.475cm" svg:x="2.2cm" svg:y="2.525cm">
          <draw:text-box>
            <text:p text:style-name="P1"><text:span text:style-name="T6">168. </text:span><text:span text:style-name="T4"><text:s/>On 8 March, the US Army Corps of Engineers (USACE) awarded a contract for the </text:span></text:p>
          </draw:text-box>
        </draw:frame>
        <draw:frame draw:style-name="gr1" draw:text-style-name="P2" draw:layer="layout" svg:width="16.152cm" svg:height="0.475cm" svg:x="2.2cm" svg:y="3.09cm">
          <draw:text-box>
            <text:p text:style-name="P1"><text:span text:style-name="T4">repair of Iraq’s oil infrastructure, worth up to US$7bn, to the US engineering company </text:span></text:p>
          </draw:text-box>
        </draw:frame>
        <draw:frame draw:style-name="gr1" draw:text-style-name="P2" draw:layer="layout" svg:width="6.094cm" svg:height="0.475cm" svg:x="2.2cm" svg:y="3.654cm">
          <draw:text-box>
            <text:p text:style-name="P1"><text:span text:style-name="T4">Kellogg, Brown and Root (KBR).</text:span></text:p>
          </draw:text-box>
        </draw:frame>
        <draw:frame draw:style-name="gr6" draw:text-style-name="P7" draw:layer="layout" svg:width="0.273cm" svg:height="0.276cm" svg:x="8.271cm" svg:y="3.673cm">
          <draw:text-box>
            <text:p text:style-name="P1"><text:span text:style-name="T9">87</text:span></text:p>
          </draw:text-box>
        </draw:frame>
        <draw:frame draw:style-name="gr1" draw:text-style-name="P2" draw:layer="layout" svg:width="9.315cm" svg:height="0.475cm" svg:x="8.545cm" svg:y="3.654cm">
          <draw:text-box>
            <text:p text:style-name="P1"><text:span text:style-name="T4"><text:s/></text:span><text:span text:style-name="T15">Hard Lessons</text:span><text:span text:style-name="T4"> reported that the contract was the </text:span></text:p>
          </draw:text-box>
        </draw:frame>
        <draw:frame draw:style-name="gr1" draw:text-style-name="P2" draw:layer="layout" svg:width="16.559cm" svg:height="0.475cm" svg:x="2.2cm" svg:y="4.218cm">
          <draw:text-box>
            <text:p text:style-name="P1"><text:span text:style-name="T4">single largest reconstruction contract in Iraq and the largest known sole-source contract </text:span></text:p>
          </draw:text-box>
        </draw:frame>
        <draw:frame draw:style-name="gr1" draw:text-style-name="P2" draw:layer="layout" svg:width="2.61cm" svg:height="0.475cm" svg:x="2.2cm" svg:y="4.783cm">
          <draw:text-box>
            <text:p text:style-name="P1"><text:span text:style-name="T4">in US history. </text:span></text:p>
          </draw:text-box>
        </draw:frame>
        <draw:frame draw:style-name="gr1" draw:text-style-name="P2" draw:layer="layout" svg:width="15.28cm" svg:height="0.475cm" svg:x="2.2cm" svg:y="5.697cm">
          <draw:text-box>
            <text:p text:style-name="P1"><text:span text:style-name="T6">169. </text:span><text:span text:style-name="T4"><text:s/>Mr Mike O’Brien, FCO Minister of State, visited Washington on 13 March to </text:span></text:p>
          </draw:text-box>
        </draw:frame>
        <draw:frame draw:style-name="gr1" draw:text-style-name="P2" draw:layer="layout" svg:width="9.248cm" svg:height="0.475cm" svg:x="2.2cm" svg:y="6.262cm">
          <draw:text-box>
            <text:p text:style-name="P1"><text:span text:style-name="T4">discuss post-conflict issues with US interlocutors.</text:span></text:p>
          </draw:text-box>
        </draw:frame>
        <draw:frame draw:style-name="gr6" draw:text-style-name="P7" draw:layer="layout" svg:width="0.273cm" svg:height="0.276cm" svg:x="11.423cm" svg:y="6.281cm">
          <draw:text-box>
            <text:p text:style-name="P1"><text:span text:style-name="T9">88</text:span></text:p>
          </draw:text-box>
        </draw:frame>
        <draw:frame draw:style-name="gr1" draw:text-style-name="P2" draw:layer="layout" svg:width="0.422cm" svg:height="0.475cm" svg:x="11.697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05cm" svg:height="0.475cm" svg:x="2.2cm" svg:y="7.176cm">
          <draw:text-box>
            <text:p text:style-name="P1"><text:span text:style-name="T6">170. </text:span><text:span text:style-name="T4"><text:s/>A senior official from the NSC briefed Mr O’Brien on US plans for the oil sector.</text:span></text:p>
          </draw:text-box>
        </draw:frame>
        <draw:frame draw:style-name="gr6" draw:text-style-name="P7" draw:layer="layout" svg:width="0.273cm" svg:height="0.276cm" svg:x="17.964cm" svg:y="7.195cm">
          <draw:text-box>
            <text:p text:style-name="P1"><text:span text:style-name="T9">89</text:span></text:p>
          </draw:text-box>
        </draw:frame>
        <draw:frame draw:style-name="gr1" draw:text-style-name="P2" draw:layer="layout" svg:width="0.422cm" svg:height="0.475cm" svg:x="18.239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4cm" svg:height="0.475cm" svg:x="2.2cm" svg:y="7.741cm">
          <draw:text-box>
            <text:p text:style-name="P1"><text:span text:style-name="T4">The British Embassy Washington reported that the NSC was expecting Saddam Hussein </text:span></text:p>
          </draw:text-box>
        </draw:frame>
        <draw:frame draw:style-name="gr1" draw:text-style-name="P2" draw:layer="layout" svg:width="15.648cm" svg:height="0.475cm" svg:x="2.2cm" svg:y="8.305cm">
          <draw:text-box>
            <text:p text:style-name="P1"><text:span text:style-name="T4">to inflict “massive damage” on Iraq’s oil infrastructure; contracts had been let to US </text:span></text:p>
          </draw:text-box>
        </draw:frame>
        <draw:frame draw:style-name="gr1" draw:text-style-name="P2" draw:layer="layout" svg:width="6.526cm" svg:height="0.475cm" svg:x="2.2cm" svg:y="8.87cm">
          <draw:text-box>
            <text:p text:style-name="P1"><text:span text:style-name="T4">companies to control the damage. </text:span></text:p>
          </draw:text-box>
        </draw:frame>
        <draw:frame draw:style-name="gr1" draw:text-style-name="P2" draw:layer="layout" svg:width="15.314cm" svg:height="0.475cm" svg:x="2.2cm" svg:y="9.784cm">
          <draw:text-box>
            <text:p text:style-name="P1"><text:span text:style-name="T6">171. </text:span><text:span text:style-name="T4"><text:s/>The NSC official advised that a small, US, senior management team for the </text:span></text:p>
          </draw:text-box>
        </draw:frame>
        <draw:frame draw:style-name="gr1" draw:text-style-name="P2" draw:layer="layout" svg:width="15.619cm" svg:height="0.475cm" svg:x="2.2cm" svg:y="10.348cm">
          <draw:text-box>
            <text:p text:style-name="P1"><text:span text:style-name="T4">oil sector had been assembled. Its first task would be to assess reconstruction and </text:span></text:p>
          </draw:text-box>
        </draw:frame>
        <draw:frame draw:style-name="gr1" draw:text-style-name="P2" draw:layer="layout" svg:width="12.6cm" svg:height="0.475cm" svg:x="2.2cm" svg:y="10.913cm">
          <draw:text-box>
            <text:p text:style-name="P1"><text:span text:style-name="T4">investment needs. The team would need to be headed by an Iraqi. </text:span></text:p>
          </draw:text-box>
        </draw:frame>
        <draw:frame draw:style-name="gr1" draw:text-style-name="P2" draw:layer="layout" svg:width="15.208cm" svg:height="0.475cm" svg:x="2.2cm" svg:y="11.827cm">
          <draw:text-box>
            <text:p text:style-name="P1"><text:span text:style-name="T6">172. </text:span><text:span text:style-name="T4"><text:s/>The official said that the NSC agreed on the need for a UN role in ensuring </text:span></text:p>
          </draw:text-box>
        </draw:frame>
        <draw:frame draw:style-name="gr1" draw:text-style-name="P2" draw:layer="layout" svg:width="16.296cm" svg:height="0.475cm" svg:x="2.2cm" svg:y="12.392cm">
          <draw:text-box>
            <text:p text:style-name="P1"><text:span text:style-name="T4">transparency, but thought that the UN was not able to run the oil sector. That would be </text:span></text:p>
          </draw:text-box>
        </draw:frame>
        <draw:frame draw:style-name="gr1" draw:text-style-name="P2" draw:layer="layout" svg:width="16.512cm" svg:height="0.475cm" svg:x="2.2cm" svg:y="12.956cm">
          <draw:text-box>
            <text:p text:style-name="P1"><text:span text:style-name="T4">a job for the oil sector management team, “reporting first and foremost to the Coalition”. </text:span></text:p>
          </draw:text-box>
        </draw:frame>
        <draw:frame draw:style-name="gr1" draw:text-style-name="P2" draw:layer="layout" svg:width="15.661cm" svg:height="0.475cm" svg:x="2.2cm" svg:y="13.871cm">
          <draw:text-box>
            <text:p text:style-name="P1"><text:span text:style-name="T6">173. </text:span><text:span text:style-name="T4"><text:s/>The official also advised that the NSC agreed with much of the UK’s oil policy </text:span></text:p>
          </draw:text-box>
        </draw:frame>
        <draw:frame draw:style-name="gr1" draw:text-style-name="P2" draw:layer="layout" svg:width="9.341cm" svg:height="0.475cm" svg:x="2.2cm" svg:y="14.435cm">
          <draw:text-box>
            <text:p text:style-name="P1"><text:span text:style-name="T4">paper, but identified three points of disagreement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7cm" svg:height="0.475cm" svg:x="3.7cm" svg:y="15.35cm">
          <draw:text-box>
            <text:p text:style-name="P1"><text:span text:style-name="T4">The US did not think it was sensible to commit to restoring pre-invasion levels of </text:span></text:p>
          </draw:text-box>
        </draw:frame>
        <draw:frame draw:style-name="gr1" draw:text-style-name="P2" draw:layer="layout" svg:width="14.844cm" svg:height="0.475cm" svg:x="3.7cm" svg:y="15.914cm">
          <draw:text-box>
            <text:p text:style-name="P1"><text:span text:style-name="T4">production, when the Coalition could not know what damage would be inflicted </text:span></text:p>
          </draw:text-box>
        </draw:frame>
        <draw:frame draw:style-name="gr1" draw:text-style-name="P2" draw:layer="layout" svg:width="4.443cm" svg:height="0.475cm" svg:x="3.7cm" svg:y="16.478cm">
          <draw:text-box>
            <text:p text:style-name="P1"><text:span text:style-name="T4">on the oil infrastructure.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3cm" svg:height="0.475cm" svg:x="3.7cm" svg:y="17.143cm">
          <draw:text-box>
            <text:p text:style-name="P1"><text:span text:style-name="T4">The US foresaw legal problems in either the Coalition or the interim Iraqi </text:span></text:p>
          </draw:text-box>
        </draw:frame>
        <draw:frame draw:style-name="gr1" draw:text-style-name="P2" draw:layer="layout" svg:width="14.92cm" svg:height="0.475cm" svg:x="3.7cm" svg:y="17.707cm">
          <draw:text-box>
            <text:p text:style-name="P1"><text:span text:style-name="T4">administration letting new oil development contracts (which would be long-term </text:span></text:p>
          </draw:text-box>
        </draw:frame>
        <draw:frame draw:style-name="gr1" draw:text-style-name="P2" draw:layer="layout" svg:width="14.412cm" svg:height="0.475cm" svg:x="3.7cm" svg:y="18.272cm">
          <draw:text-box>
            <text:p text:style-name="P1"><text:span text:style-name="T4">commitments) during the “transitional phase”. Depending on the situation on </text:span></text:p>
          </draw:text-box>
        </draw:frame>
        <draw:frame draw:style-name="gr1" draw:text-style-name="P2" draw:layer="layout" svg:width="14.649cm" svg:height="0.475cm" svg:x="3.7cm" svg:y="18.836cm">
          <draw:text-box>
            <text:p text:style-name="P1"><text:span text:style-name="T4">the ground, it might make more sense to suspend the existing six or seven oil </text:span></text:p>
          </draw:text-box>
        </draw:frame>
        <draw:frame draw:style-name="gr1" draw:text-style-name="P2" draw:layer="layout" svg:width="15.128cm" svg:height="0.475cm" svg:x="3.7cm" svg:y="19.401cm">
          <draw:text-box>
            <text:p text:style-name="P1"><text:span text:style-name="T4">development contracts, with a view to them being renegotiated in due course by </text:span></text:p>
          </draw:text-box>
        </draw:frame>
        <draw:frame draw:style-name="gr1" draw:text-style-name="P2" draw:layer="layout" svg:width="5.836cm" svg:height="0.475cm" svg:x="3.7cm" svg:y="19.965cm">
          <draw:text-box>
            <text:p text:style-name="P1"><text:span text:style-name="T4">a sovereign Iraqi Government. </text:span></text:p>
          </draw:text-box>
        </draw:frame>
        <draw:frame draw:style-name="gr2" draw:text-style-name="P3" draw:layer="layout" svg:width="0.634cm" svg:height="0.712cm" svg:x="2.95cm" svg:y="20.4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6cm" svg:height="0.475cm" svg:x="3.7cm" svg:y="20.63cm">
          <draw:text-box>
            <text:p text:style-name="P1"><text:span text:style-name="T4">The US thought it was unrealistic to envisage private finance emerging early on.</text:span></text:p>
          </draw:text-box>
        </draw:frame>
        <draw:frame draw:style-name="gr1" draw:text-style-name="P2" draw:layer="layout" svg:width="15.695cm" svg:height="0.475cm" svg:x="2.2cm" svg:y="21.544cm">
          <draw:text-box>
            <text:p text:style-name="P1"><text:span text:style-name="T6">174. </text:span><text:span text:style-name="T4"><text:s/>The Inquiry has not seen the version of the oil policy paper passed to the US. </text:span></text:p>
          </draw:text-box>
        </draw:frame>
        <draw:frame draw:style-name="gr1" draw:text-style-name="P2" draw:layer="layout" svg:width="15.335cm" svg:height="0.475cm" svg:x="2.2cm" svg:y="22.458cm">
          <draw:text-box>
            <text:p text:style-name="P1"><text:span text:style-name="T6">175. </text:span><text:span text:style-name="T4"><text:s/>Dr Rice gave Sir David Manning an account of White House thinking on the </text:span></text:p>
          </draw:text-box>
        </draw:frame>
        <draw:frame draw:style-name="gr1" draw:text-style-name="P2" draw:layer="layout" svg:width="6.17cm" svg:height="0.475cm" svg:x="2.2cm" svg:y="23.023cm">
          <draw:text-box>
            <text:p text:style-name="P1"><text:span text:style-name="T4">handling of Iraqi oil on 13 March.</text:span></text:p>
          </draw:text-box>
        </draw:frame>
        <draw:frame draw:style-name="gr6" draw:text-style-name="P7" draw:layer="layout" svg:width="0.273cm" svg:height="0.276cm" svg:x="8.342cm" svg:y="23.042cm">
          <draw:text-box>
            <text:p text:style-name="P1"><text:span text:style-name="T9">90</text:span></text:p>
          </draw:text-box>
        </draw:frame>
        <draw:frame draw:style-name="gr1" draw:text-style-name="P2" draw:layer="layout" svg:width="8.575cm" svg:height="0.475cm" svg:x="8.617cm" svg:y="23.023cm">
          <draw:text-box>
            <text:p text:style-name="P1"><text:span text:style-name="T4"><text:s/></text:span><text:span text:style-name="T4">The OFF programme should be left in place,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5.797cm" svg:height="0.475cm" svg:x="2.2cm" svg:y="23.587cm">
          <draw:text-box>
            <text:p text:style-name="P1"><text:span text:style-name="T4">and phased out when there was an Iraqi entity ready to take control of oil revenues.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87 </text:span></text:p>
          </draw:text-box>
        </draw:frame>
        <draw:frame draw:style-name="gr4" draw:text-style-name="P5" draw:layer="layout" svg:width="14.653cm" svg:height="0.395cm" svg:x="2.486cm" svg:y="25.087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2.081cm" svg:height="0.395cm" svg:x="2.2cm" svg:y="25.511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29cm" svg:height="0.23cm" svg:x="2.2cm" svg:y="25.95cm">
          <draw:text-box>
            <text:p text:style-name="P1"><text:span text:style-name="T10">88 </text:span></text:p>
          </draw:text-box>
        </draw:frame>
        <draw:frame draw:style-name="gr4" draw:text-style-name="P5" draw:layer="layout" svg:width="14.637cm" svg:height="0.395cm" svg:x="2.482cm" svg:y="25.934cm">
          <draw:text-box>
            <text:p text:style-name="P1"><text:span text:style-name="T11">Telegram 341 Washington to FCO London, 13 March 2003, ‘Iraq Day After: Mr O’Brien’s Visit’.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89 </text:span></text:p>
          </draw:text-box>
        </draw:frame>
        <draw:frame draw:style-name="gr4" draw:text-style-name="P5" draw:layer="layout" svg:width="12.186cm" svg:height="0.395cm" svg:x="2.486cm" svg:y="26.357cm">
          <draw:text-box>
            <text:p text:style-name="P1"><text:span text:style-name="T11">Letter Gooderham to Chilcott, 13 March 2003, Iraq: Day After: The Oil Sector’.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90 </text:span></text:p>
          </draw:text-box>
        </draw:frame>
        <draw:frame draw:style-name="gr4" draw:text-style-name="P5" draw:layer="layout" svg:width="10.954cm" svg:height="0.395cm" svg:x="2.486cm" svg:y="26.781cm">
          <draw:text-box>
            <text:p text:style-name="P1"><text:span text:style-name="T11">Minute Cannon to Owen, 14 March 2003, ‘Iraq: Iraqi Oil Post-Conflict’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1</text:span></text:p>
          </draw:text-box>
        </draw:frame>
        <draw:frame draw:style-name="gr1" draw:text-style-name="P2" draw:layer="layout" svg:width="16.258cm" svg:height="0.475cm" svg:x="2.2cm" svg:y="2.525cm">
          <draw:text-box>
            <text:p text:style-name="P1"><text:span text:style-name="T4">The US also wanted to make clear that military operations would not be paid for out of </text:span></text:p>
          </draw:text-box>
        </draw:frame>
        <draw:frame draw:style-name="gr1" draw:text-style-name="P2" draw:layer="layout" svg:width="2.965cm" svg:height="0.475cm" svg:x="2.2cm" svg:y="3.09cm">
          <draw:text-box>
            <text:p text:style-name="P1"><text:span text:style-name="T4">Iraqi oil money. </text:span></text:p>
          </draw:text-box>
        </draw:frame>
        <draw:frame draw:style-name="gr1" draw:text-style-name="P2" draw:layer="layout" svg:width="14.886cm" svg:height="0.475cm" svg:x="2.2cm" svg:y="4.004cm">
          <draw:text-box>
            <text:p text:style-name="P1"><text:span text:style-name="T6">176. </text:span><text:span text:style-name="T4"><text:s/>Ms Patricia Hewitt, the Trade and Industry Secretary, wrote to Mr Blair on </text:span></text:p>
          </draw:text-box>
        </draw:frame>
        <draw:frame draw:style-name="gr1" draw:text-style-name="P2" draw:layer="layout" svg:width="16.351cm" svg:height="0.475cm" svg:x="2.2cm" svg:y="4.568cm">
          <draw:text-box>
            <text:p text:style-name="P1"><text:span text:style-name="T4">13 March seeking confirmation that she could, if necessary, signal the UK’s agreement </text:span></text:p>
          </draw:text-box>
        </draw:frame>
        <draw:frame draw:style-name="gr1" draw:text-style-name="P2" draw:layer="layout" svg:width="15.221cm" svg:height="0.475cm" svg:x="2.2cm" svg:y="5.133cm">
          <draw:text-box>
            <text:p text:style-name="P1"><text:span text:style-name="T4">to the release of a modest amount of the IEA’s oil stocks, to reassure oil markets.</text:span></text:p>
          </draw:text-box>
        </draw:frame>
        <draw:frame draw:style-name="gr6" draw:text-style-name="P7" draw:layer="layout" svg:width="0.273cm" svg:height="0.276cm" svg:x="17.361cm" svg:y="5.152cm">
          <draw:text-box>
            <text:p text:style-name="P1"><text:span text:style-name="T9">91</text:span></text:p>
          </draw:text-box>
        </draw:frame>
        <draw:frame draw:style-name="gr1" draw:text-style-name="P2" draw:layer="layout" svg:width="0.422cm" svg:height="0.475cm" svg:x="17.636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268cm" svg:height="0.475cm" svg:x="2.2cm" svg:y="5.697cm">
          <draw:text-box>
            <text:p text:style-name="P1"><text:span text:style-name="T4">She described the oil markets as “extremely nervous”. </text:span></text:p>
          </draw:text-box>
        </draw:frame>
        <draw:frame draw:style-name="gr1" draw:text-style-name="P2" draw:layer="layout" svg:width="16.008cm" svg:height="0.475cm" svg:x="2.2cm" svg:y="6.612cm">
          <draw:text-box>
            <text:p text:style-name="P1"><text:span text:style-name="T6">177. </text:span><text:span text:style-name="T4"><text:s/>No.10 replied the following day, confirming that while Mr Blair agreed the broad </text:span></text:p>
          </draw:text-box>
        </draw:frame>
        <draw:frame draw:style-name="gr1" draw:text-style-name="P2" draw:layer="layout" svg:width="16.22cm" svg:height="0.475cm" svg:x="2.2cm" svg:y="7.176cm">
          <draw:text-box>
            <text:p text:style-name="P1"><text:span text:style-name="T4">approach proposed, he would like to be consulted before any final decision was taken.</text:span></text:p>
          </draw:text-box>
        </draw:frame>
        <draw:frame draw:style-name="gr6" draw:text-style-name="P7" draw:layer="layout" svg:width="0.273cm" svg:height="0.276cm" svg:x="18.344cm" svg:y="7.195cm">
          <draw:text-box>
            <text:p text:style-name="P1"><text:span text:style-name="T9">92</text:span></text:p>
          </draw:text-box>
        </draw:frame>
        <draw:frame draw:style-name="gr1" draw:text-style-name="P2" draw:layer="layout" svg:width="0.422cm" svg:height="0.475cm" svg:x="18.619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cm" svg:height="0.475cm" svg:x="2.2cm" svg:y="8.091cm">
          <draw:text-box>
            <text:p text:style-name="P1"><text:span text:style-name="T6">178. </text:span><text:span text:style-name="T4"><text:s/>On 14 March, the FCO instructed the UK Permanent Mission to the UN in New </text:span></text:p>
          </draw:text-box>
        </draw:frame>
        <draw:frame draw:style-name="gr1" draw:text-style-name="P2" draw:layer="layout" svg:width="16.19cm" svg:height="0.475cm" svg:x="2.2cm" svg:y="8.655cm">
          <draw:text-box>
            <text:p text:style-name="P1"><text:span text:style-name="T4">York to start discussions with the US delegation on a possible resolution to modify the </text:span></text:p>
          </draw:text-box>
        </draw:frame>
        <draw:frame draw:style-name="gr1" draw:text-style-name="P2" draw:layer="layout" svg:width="16.656cm" svg:height="0.475cm" svg:x="2.2cm" svg:y="9.22cm">
          <draw:text-box>
            <text:p text:style-name="P1"><text:span text:style-name="T4">OFF programme and sanctions regime in the event of military action and the absence of </text:span></text:p>
          </draw:text-box>
        </draw:frame>
        <draw:frame draw:style-name="gr1" draw:text-style-name="P2" draw:layer="layout" svg:width="5.967cm" svg:height="0.475cm" svg:x="2.2cm" svg:y="9.784cm">
          <draw:text-box>
            <text:p text:style-name="P1"><text:span text:style-name="T4">an “effective Iraqi Government”.</text:span></text:p>
          </draw:text-box>
        </draw:frame>
        <draw:frame draw:style-name="gr6" draw:text-style-name="P7" draw:layer="layout" svg:width="0.273cm" svg:height="0.276cm" svg:x="8.145cm" svg:y="9.803cm">
          <draw:text-box>
            <text:p text:style-name="P1"><text:span text:style-name="T9">93</text:span></text:p>
          </draw:text-box>
        </draw:frame>
        <draw:frame draw:style-name="gr1" draw:text-style-name="P2" draw:layer="layout" svg:width="9.976cm" svg:height="0.475cm" svg:x="8.42cm" svg:y="9.784cm">
          <draw:text-box>
            <text:p text:style-name="P1"><text:span text:style-name="T4"><text:s/></text:span><text:span text:style-name="T4">The FCO believed that that resolution might best be </text:span></text:p>
          </draw:text-box>
        </draw:frame>
        <draw:frame draw:style-name="gr1" draw:text-style-name="P2" draw:layer="layout" svg:width="10.319cm" svg:height="0.475cm" svg:x="2.2cm" svg:y="10.348cm">
          <draw:text-box>
            <text:p text:style-name="P1"><text:span text:style-name="T4">tabled immediately after the start of military operations.</text:span></text:p>
          </draw:text-box>
        </draw:frame>
        <draw:frame draw:style-name="gr1" draw:text-style-name="P2" draw:layer="layout" svg:width="16.554cm" svg:height="0.475cm" svg:x="2.2cm" svg:y="11.263cm">
          <draw:text-box>
            <text:p text:style-name="P1"><text:span text:style-name="T6">179. </text:span><text:span text:style-name="T4"><text:s/>The UK wanted the OFF programme to continue “for some time”, to enable Iraq to </text:span></text:p>
          </draw:text-box>
        </draw:frame>
        <draw:frame draw:style-name="gr1" draw:text-style-name="P2" draw:layer="layout" svg:width="16.631cm" svg:height="0.475cm" svg:x="2.2cm" svg:y="11.827cm">
          <draw:text-box>
            <text:p text:style-name="P1"><text:span text:style-name="T4">export oil and import and distribute humanitarian goods until new government structures </text:span></text:p>
          </draw:text-box>
        </draw:frame>
        <draw:frame draw:style-name="gr1" draw:text-style-name="P2" draw:layer="layout" svg:width="8.045cm" svg:height="0.475cm" svg:x="2.2cm" svg:y="12.392cm">
          <draw:text-box>
            <text:p text:style-name="P1"><text:span text:style-name="T4">existed that could take on those functions. </text:span></text:p>
          </draw:text-box>
        </draw:frame>
        <draw:frame draw:style-name="gr1" draw:text-style-name="P2" draw:layer="layout" svg:width="15.238cm" svg:height="0.475cm" svg:x="2.2cm" svg:y="13.306cm">
          <draw:text-box>
            <text:p text:style-name="P1"><text:span text:style-name="T6">180. </text:span><text:span text:style-name="T4"><text:s/>The FCO proposed that to enable the OFF programme to continue, the UN </text:span></text:p>
          </draw:text-box>
        </draw:frame>
        <draw:frame draw:style-name="gr1" draw:text-style-name="P2" draw:layer="layout" svg:width="16.745cm" svg:height="0.475cm" svg:x="2.2cm" svg:y="13.871cm">
          <draw:text-box>
            <text:p text:style-name="P1"><text:span text:style-name="T4">Secretary-General should fulfil a number of functions that were currently reserved for the </text:span></text:p>
          </draw:text-box>
        </draw:frame>
        <draw:frame draw:style-name="gr1" draw:text-style-name="P2" draw:layer="layout" svg:width="13.938cm" svg:height="0.475cm" svg:x="2.2cm" svg:y="14.435cm">
          <draw:text-box>
            <text:p text:style-name="P1"><text:span text:style-name="T4">Iraqi Government, including the authority to spend OFF programme funds.</text:span></text:p>
          </draw:text-box>
        </draw:frame>
        <draw:frame draw:style-name="gr1" draw:text-style-name="P2" draw:layer="layout" svg:width="16.169cm" svg:height="0.475cm" svg:x="2.2cm" svg:y="15.35cm">
          <draw:text-box>
            <text:p text:style-name="P1"><text:span text:style-name="T6">181. </text:span><text:span text:style-name="T4"><text:s/>The UK position was summarised in the FCO background papers for the Azores </text:span></text:p>
          </draw:text-box>
        </draw:frame>
        <draw:frame draw:style-name="gr1" draw:text-style-name="P2" draw:layer="layout" svg:width="6.805cm" svg:height="0.475cm" svg:x="2.2cm" svg:y="15.914cm">
          <draw:text-box>
            <text:p text:style-name="P1"><text:span text:style-name="T4">Summit, sent to No.10 on 15 March:</text:span></text:p>
          </draw:text-box>
        </draw:frame>
        <draw:frame draw:style-name="gr1" draw:text-style-name="P2" draw:layer="layout" svg:width="15.196cm" svg:height="0.475cm" svg:x="2.95cm" svg:y="16.828cm">
          <draw:text-box>
            <text:p text:style-name="P1"><text:span text:style-name="T4">“</text:span><text:span text:style-name="T4">If the Iraqi regime falls, new arrangements will need to be put in place to enable </text:span></text:p>
          </draw:text-box>
        </draw:frame>
        <draw:frame draw:style-name="gr1" draw:text-style-name="P2" draw:layer="layout" svg:width="14.941cm" svg:height="0.475cm" svg:x="2.95cm" svg:y="17.393cm">
          <draw:text-box>
            <text:p text:style-name="P1"><text:span text:style-name="T4">the OFF to keep functioning. Our current plan is to table a resolution soon after </text:span></text:p>
          </draw:text-box>
        </draw:frame>
        <draw:frame draw:style-name="gr1" draw:text-style-name="P2" draw:layer="layout" svg:width="14.484cm" svg:height="0.475cm" svg:x="2.95cm" svg:y="17.957cm">
          <draw:text-box>
            <text:p text:style-name="P1"><text:span text:style-name="T4">conflict starts, transferring authority for ordering and distributing goods to the </text:span></text:p>
          </draw:text-box>
        </draw:frame>
        <draw:frame draw:style-name="gr1" draw:text-style-name="P2" draw:layer="layout" svg:width="15.09cm" svg:height="0.475cm" svg:x="2.95cm" svg:y="18.522cm">
          <draw:text-box>
            <text:p text:style-name="P1"><text:span text:style-name="T4">UN Secretary-General … [W]e would hope that the Secretary-General would be </text:span></text:p>
          </draw:text-box>
        </draw:frame>
        <draw:frame draw:style-name="gr1" draw:text-style-name="P2" draw:layer="layout" svg:width="14.599cm" svg:height="0.475cm" svg:x="2.95cm" svg:y="19.086cm">
          <draw:text-box>
            <text:p text:style-name="P1"><text:span text:style-name="T4">able to transfer full control over oil revenues to a properly representative Iraqi </text:span></text:p>
          </draw:text-box>
        </draw:frame>
        <draw:frame draw:style-name="gr1" draw:text-style-name="P2" draw:layer="layout" svg:width="15.365cm" svg:height="0.475cm" svg:x="2.95cm" svg:y="19.651cm">
          <draw:text-box>
            <text:p text:style-name="P1"><text:span text:style-name="T4">Government as soon as possible (not as the US have suggested, an Iraqi ‘entity’, </text:span></text:p>
          </draw:text-box>
        </draw:frame>
        <draw:frame draw:style-name="gr1" draw:text-style-name="P2" draw:layer="layout" svg:width="15.145cm" svg:height="0.475cm" svg:x="2.95cm" svg:y="20.215cm">
          <draw:text-box>
            <text:p text:style-name="P1"><text:span text:style-name="T4">which could, particularly if US appointed, fuel suggestions that the Coalition was </text:span></text:p>
          </draw:text-box>
        </draw:frame>
        <draw:frame draw:style-name="gr1" draw:text-style-name="P2" draw:layer="layout" svg:width="5.217cm" svg:height="0.475cm" svg:x="2.95cm" svg:y="20.78cm">
          <draw:text-box>
            <text:p text:style-name="P1"><text:span text:style-name="T4">seeking to control Iraqi oil).”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273cm" svg:height="0.276cm" svg:x="8.15cm" svg:y="20.798cm">
          <draw:text-box>
            <text:p text:style-name="P1"><text:span text:style-name="T9">94</text:span></text:p>
          </draw:text-box>
        </draw:frame>
        <draw:frame draw:style-name="gr9" draw:text-style-name="P9" draw:layer="layout" svg:width="0.29cm" svg:height="0.23cm" svg:x="2.2cm" svg:y="24.68cm">
          <draw:text-box>
            <text:p text:style-name="P1"><text:span text:style-name="T10">91 </text:span></text:p>
          </draw:text-box>
        </draw:frame>
        <draw:frame draw:style-name="gr4" draw:text-style-name="P5" draw:layer="layout" svg:width="9.849cm" svg:height="0.395cm" svg:x="2.486cm" svg:y="24.664cm">
          <draw:text-box>
            <text:p text:style-name="P1"><text:span text:style-name="T11">Minute Hewitt to Blair, 13 March 2003, ‘Iraq and the oil market’.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92 </text:span></text:p>
          </draw:text-box>
        </draw:frame>
        <draw:line draw:style-name="gr8" draw:text-style-name="P8" draw:layer="layout" svg:x1="2.482cm" svg:y1="25.867cm" svg:x2="18.581cm" svg:y2="25.867cm">
          <text:p/>
        </draw:line>
        <draw:line draw:style-name="gr8" draw:text-style-name="P8" draw:layer="layout" svg:x1="2.199cm" svg:y1="26.29cm" svg:x2="6.866cm" svg:y2="26.29cm">
          <text:p/>
        </draw:line>
        <draw:frame draw:style-name="gr4" draw:text-style-name="P5" draw:layer="layout" svg:width="10.154cm" svg:height="0.395cm" svg:x="2.486cm" svg:y="25.087cm">
          <draw:text-box>
            <text:p text:style-name="P1"><text:span text:style-name="T11">Letter Jones to Zimmer, 14 March 2003, ‘Iraq and the oil market’.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93 </text:span></text:p>
          </draw:text-box>
        </draw:frame>
        <draw:frame draw:style-name="gr4" draw:text-style-name="P5" draw:layer="layout" svg:width="15.996cm" svg:height="0.395cm" svg:x="2.482cm" svg:y="25.511cm">
          <draw:text-box>
            <text:p text:style-name="P1"><text:span text:style-name="T5">Telegram 149 FCO London to UKMIS New York, 14 March 2003, Iraq – Military Action – Sanctions and </text:span></text:p>
          </draw:text-box>
        </draw:frame>
        <draw:line draw:style-name="gr8" draw:text-style-name="P8" draw:layer="layout" svg:x1="2.485cm" svg:y1="26.714cm" svg:x2="17.923cm" svg:y2="26.714cm">
          <text:p/>
        </draw:line>
        <draw:line draw:style-name="gr8" draw:text-style-name="P8" draw:layer="layout" svg:x1="2.199cm" svg:y1="27.137cm" svg:x2="7.591cm" svg:y2="27.137cm">
          <text:p/>
        </draw:line>
        <draw:frame draw:style-name="gr4" draw:text-style-name="P5" draw:layer="layout" svg:width="4.735cm" svg:height="0.395cm" svg:x="2.2cm" svg:y="25.934cm">
          <draw:text-box>
            <text:p text:style-name="P1"><text:span text:style-name="T5">Oil for Food – Strategy Paper.</text:span><text:span text:style-name="T11"> 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94 </text:span></text:p>
          </draw:text-box>
        </draw:frame>
        <draw:frame draw:style-name="gr4" draw:text-style-name="P5" draw:layer="layout" svg:width="15.356cm" svg:height="0.395cm" svg:x="2.486cm" svg:y="26.357cm">
          <draw:text-box>
            <text:p text:style-name="P1"><text:span text:style-name="T5">Letter Owen to Rycroft, 15 March 2003, ‘Azores Summit’ attaching Paper FCO, ‘Iraq – Oil for Food </text:span></text:p>
          </draw:text-box>
        </draw:frame>
        <draw:frame draw:style-name="gr4" draw:text-style-name="P5" draw:layer="layout" svg:width="5.467cm" svg:height="0.395cm" svg:x="2.2cm" svg:y="26.781cm">
          <draw:text-box>
            <text:p text:style-name="P1"><text:span text:style-name="T5">Programme (OFF) and Sanctions’.</text:span><text:span text:style-name="T11">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2</text:span></text:p>
          </draw:text-box>
        </draw:frame>
        <draw:frame draw:style-name="gr1" draw:text-style-name="P2" draw:layer="layout" svg:width="15.301cm" svg:height="0.475cm" svg:x="2.2cm" svg:y="2.525cm">
          <draw:text-box>
            <text:p text:style-name="P1"><text:span text:style-name="T6">182. </text:span><text:span text:style-name="T4"><text:s/>On 14 March, in response to Mr Blair’s 6 March request, Mr Mark Bowman,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4">Mr Brown’s Principal Private Secretary, sent No.10 a Treasury paper on financing Iraq’s </text:span></text:p>
          </draw:text-box>
        </draw:frame>
        <draw:frame draw:style-name="gr1" draw:text-style-name="P2" draw:layer="layout" svg:width="2.788cm" svg:height="0.475cm" svg:x="2.2cm" svg:y="3.654cm">
          <draw:text-box>
            <text:p text:style-name="P1"><text:span text:style-name="T4">reconstruction.</text:span></text:p>
          </draw:text-box>
        </draw:frame>
        <draw:frame draw:style-name="gr6" draw:text-style-name="P7" draw:layer="layout" svg:width="0.273cm" svg:height="0.276cm" svg:x="4.976cm" svg:y="3.673cm">
          <draw:text-box>
            <text:p text:style-name="P1"><text:span text:style-name="T9">95</text:span></text:p>
          </draw:text-box>
        </draw:frame>
        <draw:frame draw:style-name="gr1" draw:text-style-name="P2" draw:layer="layout" svg:width="0.422cm" svg:height="0.475cm" svg:x="5.251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4cm" svg:height="0.475cm" svg:x="2.2cm" svg:y="4.568cm">
          <draw:text-box>
            <text:p text:style-name="P1"><text:span text:style-name="T6">183. </text:span><text:span text:style-name="T4"><text:s/>The Treasury estimated that the total cost of Iraq’s reconstruction could be up </text:span></text:p>
          </draw:text-box>
        </draw:frame>
        <draw:frame draw:style-name="gr1" draw:text-style-name="P2" draw:layer="layout" svg:width="15.691cm" svg:height="0.475cm" svg:x="2.2cm" svg:y="5.133cm">
          <draw:text-box>
            <text:p text:style-name="P1"><text:span text:style-name="T4">to US$45bn for the first three years (US$15bn a year) and warned that, without UN </text:span></text:p>
          </draw:text-box>
        </draw:frame>
        <draw:frame draw:style-name="gr1" draw:text-style-name="P2" draw:layer="layout" svg:width="15.847cm" svg:height="0.475cm" svg:x="2.2cm" svg:y="5.697cm">
          <draw:text-box>
            <text:p text:style-name="P1"><text:span text:style-name="T4">authorisation of arrangements for a transitional administration, Iraqi oil might pay for </text:span></text:p>
          </draw:text-box>
        </draw:frame>
        <draw:frame draw:style-name="gr1" draw:text-style-name="P2" draw:layer="layout" svg:width="4.189cm" svg:height="0.475cm" svg:x="2.2cm" svg:y="6.262cm">
          <draw:text-box>
            <text:p text:style-name="P1"><text:span text:style-name="T4">only a fraction of that. </text:span></text:p>
          </draw:text-box>
        </draw:frame>
        <draw:frame draw:style-name="gr1" draw:text-style-name="P2" draw:layer="layout" svg:width="15.568cm" svg:height="0.475cm" svg:x="2.2cm" svg:y="7.176cm">
          <draw:text-box>
            <text:p text:style-name="P1"><text:span text:style-name="T6">184. </text:span><text:span text:style-name="T4"><text:s/>The Treasury advised that the best way to pay for reconstruction would be to </text:span></text:p>
          </draw:text-box>
        </draw:frame>
        <draw:frame draw:style-name="gr1" draw:text-style-name="P2" draw:layer="layout" svg:width="16.631cm" svg:height="0.475cm" svg:x="2.2cm" svg:y="7.741cm">
          <draw:text-box>
            <text:p text:style-name="P1"><text:span text:style-name="T4">spread the burden as widely as possible, drawing in contributions from non-combatants, </text:span></text:p>
          </draw:text-box>
        </draw:frame>
        <draw:frame draw:style-name="gr1" draw:text-style-name="P2" draw:layer="layout" svg:width="14.632cm" svg:height="0.475cm" svg:x="2.2cm" svg:y="8.305cm">
          <draw:text-box>
            <text:p text:style-name="P1"><text:span text:style-name="T4">IFIs and Iraq itself, and ensuring Iraqi revenues were not diverted into debt or </text:span></text:p>
          </draw:text-box>
        </draw:frame>
        <draw:frame draw:style-name="gr1" draw:text-style-name="P2" draw:layer="layout" svg:width="16.542cm" svg:height="0.475cm" svg:x="2.2cm" svg:y="8.87cm">
          <draw:text-box>
            <text:p text:style-name="P1"><text:span text:style-name="T4">compensation payments. By far the most significant factor in making that happen would </text:span></text:p>
          </draw:text-box>
        </draw:frame>
        <draw:frame draw:style-name="gr1" draw:text-style-name="P2" draw:layer="layout" svg:width="8.168cm" svg:height="0.475cm" svg:x="2.2cm" svg:y="9.434cm">
          <draw:text-box>
            <text:p text:style-name="P1"><text:span text:style-name="T4">be political legitimacy conferred by the UN. </text:span></text:p>
          </draw:text-box>
        </draw:frame>
        <draw:frame draw:style-name="gr1" draw:text-style-name="P2" draw:layer="layout" svg:width="16.575cm" svg:height="0.475cm" svg:x="2.2cm" svg:y="10.348cm">
          <draw:text-box>
            <text:p text:style-name="P1"><text:span text:style-name="T6">185. </text:span><text:span text:style-name="T4"><text:s/>The Treasury stated that the OFF programme provided “an obvious way to pay for </text:span></text:p>
          </draw:text-box>
        </draw:frame>
        <draw:frame draw:style-name="gr1" draw:text-style-name="P2" draw:layer="layout" svg:width="16.207cm" svg:height="0.475cm" svg:x="2.2cm" svg:y="10.913cm">
          <draw:text-box>
            <text:p text:style-name="P1"><text:span text:style-name="T4">immediate humanitarian needs”, using the approximately US$4bn unspent in the OFF </text:span></text:p>
          </draw:text-box>
        </draw:frame>
        <draw:frame draw:style-name="gr1" draw:text-style-name="P2" draw:layer="layout" svg:width="16.698cm" svg:height="0.475cm" svg:x="2.2cm" svg:y="11.477cm">
          <draw:text-box>
            <text:p text:style-name="P1"><text:span text:style-name="T4">account and by restarting oil exports. That depended on oil production facilities surviving </text:span></text:p>
          </draw:text-box>
        </draw:frame>
        <draw:frame draw:style-name="gr1" draw:text-style-name="P2" draw:layer="layout" svg:width="16.055cm" svg:height="0.475cm" svg:x="2.2cm" svg:y="12.042cm">
          <draw:text-box>
            <text:p text:style-name="P1"><text:span text:style-name="T4">the conflict relatively intact. In the most benign circumstances, with rapidly increasing </text:span></text:p>
          </draw:text-box>
        </draw:frame>
        <draw:frame draw:style-name="gr1" draw:text-style-name="P2" draw:layer="layout" svg:width="16.343cm" svg:height="0.475cm" svg:x="2.2cm" svg:y="12.606cm">
          <draw:text-box>
            <text:p text:style-name="P1"><text:span text:style-name="T4">production and high oil prices, oil revenues “could make a very significant contribution” </text:span></text:p>
          </draw:text-box>
        </draw:frame>
        <draw:frame draw:style-name="gr1" draw:text-style-name="P2" draw:layer="layout" svg:width="15.28cm" svg:height="0.475cm" svg:x="2.2cm" svg:y="13.171cm">
          <draw:text-box>
            <text:p text:style-name="P1"><text:span text:style-name="T4">to ongoing relief and reconstruction. The securitisation of future oil revenues was </text:span></text:p>
          </draw:text-box>
        </draw:frame>
        <draw:frame draw:style-name="gr1" draw:text-style-name="P2" draw:layer="layout" svg:width="15.458cm" svg:height="0.475cm" svg:x="2.2cm" svg:y="13.735cm">
          <draw:text-box>
            <text:p text:style-name="P1"><text:span text:style-name="T4">another possible source of funds, but Iraq had already accumulated “massive and </text:span></text:p>
          </draw:text-box>
        </draw:frame>
        <draw:frame draw:style-name="gr1" draw:text-style-name="P2" draw:layer="layout" svg:width="7.461cm" svg:height="0.475cm" svg:x="2.2cm" svg:y="14.3cm">
          <draw:text-box>
            <text:p text:style-name="P1"><text:span text:style-name="T4">probably unsustainable debts” that way.</text:span></text:p>
          </draw:text-box>
        </draw:frame>
        <draw:frame draw:style-name="gr1" draw:text-style-name="P2" draw:layer="layout" svg:width="16.05cm" svg:height="0.475cm" svg:x="2.2cm" svg:y="15.214cm">
          <draw:text-box>
            <text:p text:style-name="P1"><text:span text:style-name="T6">186. </text:span><text:span text:style-name="T4"><text:s/>President Bush, Mr José María Aznar, the Prime Minister of Spain, and Mr Blair </text:span></text:p>
          </draw:text-box>
        </draw:frame>
        <draw:frame draw:style-name="gr1" draw:text-style-name="P2" draw:layer="layout" svg:width="9.493cm" svg:height="0.475cm" svg:x="2.2cm" svg:y="15.778cm">
          <draw:text-box>
            <text:p text:style-name="P1"><text:span text:style-name="T4">discussed Iraq at the Azores Summit on 16 March.</text:span></text:p>
          </draw:text-box>
        </draw:frame>
        <draw:frame draw:style-name="gr6" draw:text-style-name="P7" draw:layer="layout" svg:width="0.273cm" svg:height="0.276cm" svg:x="11.659cm" svg:y="15.797cm">
          <draw:text-box>
            <text:p text:style-name="P1"><text:span text:style-name="T9">96</text:span></text:p>
          </draw:text-box>
        </draw:frame>
        <draw:frame draw:style-name="gr1" draw:text-style-name="P2" draw:layer="layout" svg:width="0.422cm" svg:height="0.475cm" svg:x="11.933cm" svg:y="15.7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4cm" svg:height="0.475cm" svg:x="2.2cm" svg:y="16.693cm">
          <draw:text-box>
            <text:p text:style-name="P1"><text:span text:style-name="T6">187. </text:span><text:span text:style-name="T4"><text:s/>The FCO background papers sent to No.10 in advance of the Summit included a </text:span></text:p>
          </draw:text-box>
        </draw:frame>
        <draw:frame draw:style-name="gr1" draw:text-style-name="P2" draw:layer="layout" svg:width="15.699cm" svg:height="0.475cm" svg:x="2.2cm" svg:y="17.257cm">
          <draw:text-box>
            <text:p text:style-name="P1"><text:span text:style-name="T4">revised version of the UK’s ‘A Vision for Iraq and the Iraqi People’ (see Section 6.5).</text:span></text:p>
          </draw:text-box>
        </draw:frame>
        <draw:frame draw:style-name="gr6" draw:text-style-name="P7" draw:layer="layout" svg:width="0.273cm" svg:height="0.276cm" svg:x="17.841cm" svg:y="17.276cm">
          <draw:text-box>
            <text:p text:style-name="P1"><text:span text:style-name="T9">97</text:span></text:p>
          </draw:text-box>
        </draw:frame>
        <draw:frame draw:style-name="gr1" draw:text-style-name="P2" draw:layer="layout" svg:width="0.422cm" svg:height="0.475cm" svg:x="18.115cm" svg:y="17.2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1cm" svg:height="0.475cm" svg:x="2.2cm" svg:y="17.822cm">
          <draw:text-box>
            <text:p text:style-name="P1"><text:span text:style-name="T4">The UK intended that the document, which would be launched at the Summit, would </text:span></text:p>
          </draw:text-box>
        </draw:frame>
        <draw:frame draw:style-name="gr1" draw:text-style-name="P2" draw:layer="layout" svg:width="16.271cm" svg:height="0.475cm" svg:x="2.2cm" svg:y="18.386cm">
          <draw:text-box>
            <text:p text:style-name="P1"><text:span text:style-name="T4">reassure Iraqis and wider audiences of the Coalition’s intentions for Iraq after Saddam </text:span></text:p>
          </draw:text-box>
        </draw:frame>
        <draw:frame draw:style-name="gr1" draw:text-style-name="P2" draw:layer="layout" svg:width="4.007cm" svg:height="0.475cm" svg:x="2.2cm" svg:y="18.951cm">
          <draw:text-box>
            <text:p text:style-name="P1"><text:span text:style-name="T4">Hussein’s departure. </text:span></text:p>
          </draw:text-box>
        </draw:frame>
        <draw:frame draw:style-name="gr1" draw:text-style-name="P2" draw:layer="layout" svg:width="15.754cm" svg:height="0.475cm" svg:x="2.2cm" svg:y="19.865cm">
          <draw:text-box>
            <text:p text:style-name="P1"><text:span text:style-name="T6">188. </text:span><text:span text:style-name="T4"><text:s/>The revised version included a number of changes from the version produced </text:span></text:p>
          </draw:text-box>
        </draw:frame>
        <draw:frame draw:style-name="gr1" draw:text-style-name="P2" draw:layer="layout" svg:width="15.64cm" svg:height="0.475cm" svg:x="2.2cm" svg:y="20.43cm">
          <draw:text-box>
            <text:p text:style-name="P1"><text:span text:style-name="T4">the previous month, including the addition of a reference to Iraq’s oil industry being </text:span></text:p>
          </draw:text-box>
        </draw:frame>
        <draw:frame draw:style-name="gr1" draw:text-style-name="P2" draw:layer="layout" svg:width="6.589cm" svg:height="0.475cm" svg:x="2.2cm" svg:y="20.994cm">
          <draw:text-box>
            <text:p text:style-name="P1"><text:span text:style-name="T4">managed “fairly and transparently”.</text:span></text:p>
          </draw:text-box>
        </draw:frame>
        <draw:frame draw:style-name="gr1" draw:text-style-name="P2" draw:layer="layout" svg:width="16.546cm" svg:height="0.475cm" svg:x="2.2cm" svg:y="21.908cm">
          <draw:text-box>
            <text:p text:style-name="P1"><text:span text:style-name="T6">189. </text:span><text:span text:style-name="T4"><text:s/>The statement issued by President Bush, Prime Minister Aznar and Mr Blair at the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6.199cm" svg:height="0.475cm" svg:x="2.2cm" svg:y="22.473cm">
          <draw:text-box>
            <text:p text:style-name="P1"><text:span text:style-name="T4">Summit on 16 March shared much of the substance of the revised version of the UK’s 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95 </text:span></text:p>
          </draw:text-box>
        </draw:frame>
        <draw:frame draw:style-name="gr4" draw:text-style-name="P5" draw:layer="layout" svg:width="16.059cm" svg:height="0.395cm" svg:x="2.486cm" svg:y="25.511cm">
          <draw:text-box>
            <text:p text:style-name="P1"><text:span text:style-name="T11">Letter Bowman to Cannon, 14 March 2003, [untitled] attaching Paper Treasury, March 2003, ‘Financing </text:span></text:p>
          </draw:text-box>
        </draw:frame>
        <draw:frame draw:style-name="gr4" draw:text-style-name="P5" draw:layer="layout" svg:width="3.3cm" svg:height="0.395cm" svg:x="2.2cm" svg:y="25.934cm">
          <draw:text-box>
            <text:p text:style-name="P1"><text:span text:style-name="T11">Iraqi Reconstruction’.</text:span></text:p>
          </draw:text-box>
        </draw:frame>
        <draw:frame draw:style-name="gr9" draw:text-style-name="P9" draw:layer="layout" svg:width="0.29cm" svg:height="0.23cm" svg:x="2.2cm" svg:y="26.373cm">
          <draw:text-box>
            <text:p text:style-name="P1"><text:span text:style-name="T10">96 </text:span></text:p>
          </draw:text-box>
        </draw:frame>
        <draw:line draw:style-name="gr8" draw:text-style-name="P8" draw:layer="layout" svg:x1="2.485cm" svg:y1="27.137cm" svg:x2="17.773cm" svg:y2="27.137cm">
          <text:p/>
        </draw:line>
        <draw:frame draw:style-name="gr4" draw:text-style-name="P5" draw:layer="layout" svg:width="14.59cm" svg:height="0.395cm" svg:x="2.486cm" svg:y="26.357cm">
          <draw:text-box>
            <text:p text:style-name="P1"><text:span text:style-name="T11">Letter Manning to McDonald, 16 March 2003, ‘Iraq: Summit Meeting in the Azores: 16 March’. </text:span></text:p>
          </draw:text-box>
        </draw:frame>
        <draw:frame draw:style-name="gr9" draw:text-style-name="P9" draw:layer="layout" svg:width="0.29cm" svg:height="0.23cm" svg:x="2.2cm" svg:y="26.796cm">
          <draw:text-box>
            <text:p text:style-name="P1"><text:span text:style-name="T10">97 </text:span></text:p>
          </draw:text-box>
        </draw:frame>
        <draw:frame draw:style-name="gr4" draw:text-style-name="P5" draw:layer="layout" svg:width="15.288cm" svg:height="0.395cm" svg:x="2.486cm" svg:y="26.781cm">
          <draw:text-box>
            <text:p text:style-name="P1"><text:span text:style-name="T5">Minute Bristow to Private Secretary [FCO], 14 March 2003, ‘A Vision for Iraq and the Iraqi People’.</text:span><text:span text:style-name="T11">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3</text:span></text:p>
          </draw:text-box>
        </draw:frame>
        <draw:frame draw:style-name="gr1" draw:text-style-name="P2" draw:layer="layout" svg:width="7.224cm" svg:height="0.475cm" svg:x="2.2cm" svg:y="2.525cm">
          <draw:text-box>
            <text:p text:style-name="P1"><text:span text:style-name="T4">‘</text:span><text:span text:style-name="T4">A Vision for Iraq and the Iraqi People’.</text:span></text:p>
          </draw:text-box>
        </draw:frame>
        <draw:frame draw:style-name="gr6" draw:text-style-name="P7" draw:layer="layout" svg:width="0.273cm" svg:height="0.276cm" svg:x="9.393cm" svg:y="2.544cm">
          <draw:text-box>
            <text:p text:style-name="P1"><text:span text:style-name="T9">98</text:span></text:p>
          </draw:text-box>
        </draw:frame>
        <draw:frame draw:style-name="gr1" draw:text-style-name="P2" draw:layer="layout" svg:width="8.643cm" svg:height="0.475cm" svg:x="9.668cm" svg:y="2.525cm">
          <draw:text-box>
            <text:p text:style-name="P1"><text:span text:style-name="T4"><text:s/></text:span><text:span text:style-name="T4">Key differences included the omission of any </text:span></text:p>
          </draw:text-box>
        </draw:frame>
        <draw:frame draw:style-name="gr1" draw:text-style-name="P2" draw:layer="layout" svg:width="15.496cm" svg:height="0.475cm" svg:x="2.2cm" svg:y="3.09cm">
          <draw:text-box>
            <text:p text:style-name="P1"><text:span text:style-name="T4">explicit reference to oil. On post-conflict reconstruction, the three leaders declared:</text:span></text:p>
          </draw:text-box>
        </draw:frame>
        <draw:frame draw:style-name="gr1" draw:text-style-name="P2" draw:layer="layout" svg:width="15.115cm" svg:height="0.475cm" svg:x="2.95cm" svg:y="4.004cm">
          <draw:text-box>
            <text:p text:style-name="P1"><text:span text:style-name="T4">“</text:span><text:span text:style-name="T4">We will work to prevent and repair damage by Saddam Hussein’s regime to the </text:span></text:p>
          </draw:text-box>
        </draw:frame>
        <draw:frame draw:style-name="gr1" draw:text-style-name="P2" draw:layer="layout" svg:width="14.878cm" svg:height="0.475cm" svg:x="2.95cm" svg:y="4.568cm">
          <draw:text-box>
            <text:p text:style-name="P1"><text:span text:style-name="T4">natural resources of Iraq and pledge to protect them as a national asset of and </text:span></text:p>
          </draw:text-box>
        </draw:frame>
        <draw:frame draw:style-name="gr1" draw:text-style-name="P2" draw:layer="layout" svg:width="15.272cm" svg:height="0.475cm" svg:x="2.95cm" svg:y="5.133cm">
          <draw:text-box>
            <text:p text:style-name="P1"><text:span text:style-name="T4">for the Iraqi people. All Iraqis should share the wealth generated by their national </text:span></text:p>
          </draw:text-box>
        </draw:frame>
        <draw:frame draw:style-name="gr1" draw:text-style-name="P2" draw:layer="layout" svg:width="2.385cm" svg:height="0.475cm" svg:x="2.95cm" svg:y="5.697cm">
          <draw:text-box>
            <text:p text:style-name="P1"><text:span text:style-name="T4">economy … </text:span></text:p>
          </draw:text-box>
        </draw:frame>
        <draw:frame draw:style-name="gr1" draw:text-style-name="P2" draw:layer="layout" svg:width="15.522cm" svg:height="0.475cm" svg:x="2.95cm" svg:y="6.612cm">
          <draw:text-box>
            <text:p text:style-name="P1"><text:span text:style-name="T4">“… </text:span><text:span text:style-name="T4">We will also propose that the [UN] Secretary-General be given authority, on an </text:span></text:p>
          </draw:text-box>
        </draw:frame>
        <draw:frame draw:style-name="gr1" draw:text-style-name="P2" draw:layer="layout" svg:width="15.631cm" svg:height="0.475cm" svg:x="2.95cm" svg:y="7.176cm">
          <draw:text-box>
            <text:p text:style-name="P1"><text:span text:style-name="T4">interim basis, to ensure that the humanitarian needs of the Iraqi people continue to </text:span></text:p>
          </draw:text-box>
        </draw:frame>
        <draw:frame draw:style-name="gr1" draw:text-style-name="P2" draw:layer="layout" svg:width="7.91cm" svg:height="0.475cm" svg:x="2.95cm" svg:y="7.741cm">
          <draw:text-box>
            <text:p text:style-name="P1"><text:span text:style-name="T4">be met through the Oil-for-Food program.”</text:span></text:p>
          </draw:text-box>
        </draw:frame>
        <draw:frame draw:style-name="gr1" draw:text-style-name="P2" draw:layer="layout" svg:width="16.08cm" svg:height="0.475cm" svg:x="2.2cm" svg:y="8.655cm">
          <draw:text-box>
            <text:p text:style-name="P1"><text:span text:style-name="T6">190. </text:span><text:span text:style-name="T4"><text:s/>A specially convened Cabinet, the last before the invasion, was held at 1600 on </text:span></text:p>
          </draw:text-box>
        </draw:frame>
        <draw:frame draw:style-name="gr1" draw:text-style-name="P2" draw:layer="layout" svg:width="1.89cm" svg:height="0.475cm" svg:x="2.2cm" svg:y="9.22cm">
          <draw:text-box>
            <text:p text:style-name="P1"><text:span text:style-name="T4">17 March.</text:span></text:p>
          </draw:text-box>
        </draw:frame>
        <draw:frame draw:style-name="gr6" draw:text-style-name="P7" draw:layer="layout" svg:width="0.273cm" svg:height="0.276cm" svg:x="4.082cm" svg:y="9.238cm">
          <draw:text-box>
            <text:p text:style-name="P1"><text:span text:style-name="T9">99</text:span></text:p>
          </draw:text-box>
        </draw:frame>
        <draw:frame draw:style-name="gr1" draw:text-style-name="P2" draw:layer="layout" svg:width="13.769cm" svg:height="0.475cm" svg:x="4.357cm" svg:y="9.22cm">
          <draw:text-box>
            <text:p text:style-name="P1"><text:span text:style-name="T4"><text:s/></text:span><text:span text:style-name="T4">Mr Blair told Cabinet that the US had confirmed that it “would seek a UN </text:span></text:p>
          </draw:text-box>
        </draw:frame>
        <draw:frame draw:style-name="gr1" draw:text-style-name="P2" draw:layer="layout" svg:width="16.724cm" svg:height="0.475cm" svg:x="2.2cm" svg:y="9.784cm">
          <draw:text-box>
            <text:p text:style-name="P1"><text:span text:style-name="T4">mandate for the post-conflict reconstruction of Iraq”. Oil revenues would be administered </text:span></text:p>
          </draw:text-box>
        </draw:frame>
        <draw:frame draw:style-name="gr1" draw:text-style-name="P2" draw:layer="layout" svg:width="4.777cm" svg:height="0.475cm" svg:x="2.2cm" svg:y="10.348cm">
          <draw:text-box>
            <text:p text:style-name="P1"><text:span text:style-name="T4">under the UN’s authority. </text:span></text:p>
          </draw:text-box>
        </draw:frame>
        <draw:frame draw:style-name="gr1" draw:text-style-name="P2" draw:layer="layout" svg:width="15.949cm" svg:height="0.475cm" svg:x="2.2cm" svg:y="11.263cm">
          <draw:text-box>
            <text:p text:style-name="P1"><text:span text:style-name="T6">191. </text:span><text:span text:style-name="T4"><text:s/>Mr Peter Gooderham, Counsellor at the British Embassy Washington, reported </text:span></text:p>
          </draw:text-box>
        </draw:frame>
        <draw:frame draw:style-name="gr1" draw:text-style-name="P2" draw:layer="layout" svg:width="13.316cm" svg:height="0.475cm" svg:x="2.2cm" svg:y="11.827cm">
          <draw:text-box>
            <text:p text:style-name="P1"><text:span text:style-name="T4">to IPU on the same day on a further meeting with a senior NSC official.</text:span></text:p>
          </draw:text-box>
        </draw:frame>
        <draw:frame draw:style-name="gr6" draw:text-style-name="P7" draw:layer="layout" svg:width="0.408cm" svg:height="0.276cm" svg:x="15.471cm" svg:y="11.846cm">
          <draw:text-box>
            <text:p text:style-name="P1"><text:span text:style-name="T9">100</text:span></text:p>
          </draw:text-box>
        </draw:frame>
        <draw:frame draw:style-name="gr1" draw:text-style-name="P2" draw:layer="layout" svg:width="2.284cm" svg:height="0.475cm" svg:x="15.883cm" svg:y="11.827cm">
          <draw:text-box>
            <text:p text:style-name="P1"><text:span text:style-name="T4"><text:s/></text:span><text:span text:style-name="T4">The official </text:span></text:p>
          </draw:text-box>
        </draw:frame>
        <draw:frame draw:style-name="gr1" draw:text-style-name="P2" draw:layer="layout" svg:width="15.712cm" svg:height="0.475cm" svg:x="2.2cm" svg:y="12.392cm">
          <draw:text-box>
            <text:p text:style-name="P1"><text:span text:style-name="T4">had advised that, while the NSC fully understood the UK’s “desire for maximum UN </text:span></text:p>
          </draw:text-box>
        </draw:frame>
        <draw:frame draw:style-name="gr1" draw:text-style-name="P2" draw:layer="layout" svg:width="15.238cm" svg:height="0.475cm" svg:x="2.2cm" svg:y="12.956cm">
          <draw:text-box>
            <text:p text:style-name="P1"><text:span text:style-name="T4">legitimacy and transparency in running the oil sector … other equities in the [US] </text:span></text:p>
          </draw:text-box>
        </draw:frame>
        <draw:frame draw:style-name="gr1" draw:text-style-name="P2" draw:layer="layout" svg:width="9.362cm" svg:height="0.475cm" svg:x="2.2cm" svg:y="13.521cm">
          <draw:text-box>
            <text:p text:style-name="P1"><text:span text:style-name="T4">Administration continued to see no need for this”. </text:span></text:p>
          </draw:text-box>
        </draw:frame>
        <draw:frame draw:style-name="gr1" draw:text-style-name="P2" draw:layer="layout" svg:width="15.123cm" svg:height="0.475cm" svg:x="2.2cm" svg:y="14.435cm">
          <draw:text-box>
            <text:p text:style-name="P1"><text:span text:style-name="T6">192. </text:span><text:span text:style-name="T4"><text:s/>In his speech in the House of Commons on 18 March, Mr Blair stated that: </text:span></text:p>
          </draw:text-box>
        </draw:frame>
        <draw:frame draw:style-name="gr1" draw:text-style-name="P2" draw:layer="layout" svg:width="16.017cm" svg:height="0.475cm" svg:x="2.95cm" svg:y="15.35cm">
          <draw:text-box>
            <text:p text:style-name="P1"><text:span text:style-name="T4">“</text:span><text:span text:style-name="T4">There should be a new United Nations resolution following any conflict providing not </text:span></text:p>
          </draw:text-box>
        </draw:frame>
        <draw:frame draw:style-name="gr1" draw:text-style-name="P2" draw:layer="layout" svg:width="14.963cm" svg:height="0.475cm" svg:x="2.95cm" svg:y="15.914cm">
          <draw:text-box>
            <text:p text:style-name="P1"><text:span text:style-name="T4">only for humanitarian help, but for the administration and governance of Iraq … </text:span></text:p>
          </draw:text-box>
        </draw:frame>
        <draw:frame draw:style-name="gr1" draw:text-style-name="P2" draw:layer="layout" svg:width="15.259cm" svg:height="0.475cm" svg:x="2.95cm" svg:y="16.828cm">
          <draw:text-box>
            <text:p text:style-name="P1"><text:span text:style-name="T4">“</text:span><text:span text:style-name="T4">And this point is also important: that the oil revenues, which people falsely claim </text:span></text:p>
          </draw:text-box>
        </draw:frame>
        <draw:frame draw:style-name="gr1" draw:text-style-name="P2" draw:layer="layout" svg:width="15.797cm" svg:height="0.475cm" svg:x="2.95cm" svg:y="17.393cm">
          <draw:text-box>
            <text:p text:style-name="P1"><text:span text:style-name="T4">that we want to seize, should be put in a trust fund for the Iraqi people administered </text:span></text:p>
          </draw:text-box>
        </draw:frame>
        <draw:frame draw:style-name="gr1" draw:text-style-name="P2" draw:layer="layout" svg:width="3.143cm" svg:height="0.475cm" svg:x="2.95cm" svg:y="17.957cm">
          <draw:text-box>
            <text:p text:style-name="P1"><text:span text:style-name="T4">through the UN.”</text:span></text:p>
          </draw:text-box>
        </draw:frame>
        <draw:frame draw:style-name="gr6" draw:text-style-name="P7" draw:layer="layout" svg:width="0.408cm" svg:height="0.276cm" svg:x="6.08cm" svg:y="17.976cm">
          <draw:text-box>
            <text:p text:style-name="P1"><text:span text:style-name="T9">101</text:span></text:p>
          </draw:text-box>
        </draw:frame>
        <draw:frame draw:style-name="gr5" draw:text-style-name="P6" draw:layer="layout" svg:width="9.027cm" svg:height="0.556cm" svg:x="2.2cm" svg:y="19.078cm">
          <draw:text-box>
            <text:p text:style-name="P1"><text:span text:style-name="T8">The invasion and immediate aftermath</text:span></text:p>
          </draw:text-box>
        </draw:frame>
        <draw:frame draw:style-name="gr1" draw:text-style-name="P2" draw:layer="layout" svg:width="16.283cm" svg:height="0.475cm" svg:x="2.2cm" svg:y="19.907cm">
          <draw:text-box>
            <text:p text:style-name="P1"><text:span text:style-name="T6">193. </text:span><text:span text:style-name="T4"><text:s/>The invasion of Iraq began on the night of 19-20 March 2003. Military operations </text:span></text:p>
          </draw:text-box>
        </draw:frame>
        <draw:frame draw:style-name="gr1" draw:text-style-name="P2" draw:layer="layout" svg:width="8.723cm" svg:height="0.475cm" svg:x="2.2cm" svg:y="20.471cm">
          <draw:text-box>
            <text:p text:style-name="P1"><text:span text:style-name="T4">during the invasion are described in Section 8.</text:span></text:p>
          </draw:text-box>
        </draw:frame>
        <draw:frame draw:style-name="gr1" draw:text-style-name="P2" draw:layer="layout" svg:width="9.916cm" svg:height="0.475cm" svg:x="2.2cm" svg:y="21.386cm">
          <draw:text-box>
            <text:p text:style-name="P1"><text:span text:style-name="T6">194. </text:span><text:span text:style-name="T4"><text:s/>Official exports of Iraqi oil ceased on 22 March.</text:span></text:p>
          </draw:text-box>
        </draw:frame>
        <draw:frame draw:style-name="gr6" draw:text-style-name="P7" draw:layer="layout" svg:width="0.408cm" svg:height="0.276cm" svg:x="12.059cm" svg:y="21.404cm">
          <draw:text-box>
            <text:p text:style-name="P1"><text:span text:style-name="T9">102</text:span></text:p>
          </draw:text-box>
        </draw:frame>
        <draw:frame draw:style-name="gr1" draw:text-style-name="P2" draw:layer="layout" svg:width="0.422cm" svg:height="0.475cm" svg:x="12.471cm" svg:y="21.3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7cm" svg:height="0.475cm" svg:x="2.2cm" svg:y="22.3cm">
          <draw:text-box>
            <text:p text:style-name="P1"><text:span text:style-name="T6">195. </text:span><text:span text:style-name="T4"><text:s/>Between 18 March and 22 April, updates on key events relating to Iraq produced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5.699cm" svg:height="0.475cm" svg:x="2.2cm" svg:y="22.865cm">
          <draw:text-box>
            <text:p text:style-name="P1"><text:span text:style-name="T4">by COBR, the UK Government’s crisis management and co-ordination facility, were </text:span></text:p>
          </draw:text-box>
        </draw:frame>
        <draw:frame draw:style-name="gr9" draw:text-style-name="P9" draw:layer="layout" svg:width="0.29cm" svg:height="0.23cm" svg:x="2.2cm" svg:y="25.103cm">
          <draw:text-box>
            <text:p text:style-name="P1"><text:span text:style-name="T10">98 </text:span></text:p>
          </draw:text-box>
        </draw:frame>
        <draw:line draw:style-name="gr8" draw:text-style-name="P8" draw:layer="layout" svg:x1="2.485cm" svg:y1="25.867cm" svg:x2="8.368cm" svg:y2="25.867cm">
          <text:p/>
        </draw:line>
        <draw:frame draw:style-name="gr4" draw:text-style-name="P5" draw:layer="layout" svg:width="13.599cm" svg:height="0.395cm" svg:x="2.486cm" svg:y="25.087cm">
          <draw:text-box>
            <text:p text:style-name="P1"><text:span text:style-name="T11">Statement of the Atlantic Summit, 16 March 2003, </text:span><text:span text:style-name="T13">A Vision for Iraq and the Iraqi People.</text:span></text:p>
          </draw:text-box>
        </draw:frame>
        <draw:frame draw:style-name="gr9" draw:text-style-name="P9" draw:layer="layout" svg:width="0.29cm" svg:height="0.23cm" svg:x="2.2cm" svg:y="25.526cm">
          <draw:text-box>
            <text:p text:style-name="P1"><text:span text:style-name="T10">99 </text:span></text:p>
          </draw:text-box>
        </draw:frame>
        <draw:frame draw:style-name="gr4" draw:text-style-name="P5" draw:layer="layout" svg:width="5.949cm" svg:height="0.395cm" svg:x="2.486cm" svg:y="25.511cm">
          <draw:text-box>
            <text:p text:style-name="P1"><text:span text:style-name="T5">Cabinet Conclusions, 17 March 2003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00 </text:span></text:p>
          </draw:text-box>
        </draw:frame>
        <draw:frame draw:style-name="gr4" draw:text-style-name="P5" draw:layer="layout" svg:width="11.47cm" svg:height="0.395cm" svg:x="2.6cm" svg:y="25.934cm">
          <draw:text-box>
            <text:p text:style-name="P1"><text:span text:style-name="T11">Letter Gooderham to Chilcott, 17 March 2003, ‘Iraq Day After: Oil Sector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01 </text:span></text:p>
          </draw:text-box>
        </draw:frame>
        <draw:line draw:style-name="gr8" draw:text-style-name="P8" draw:layer="layout" svg:x1="2.6cm" svg:y1="27.137cm" svg:x2="10.835cm" svg:y2="27.137cm">
          <text:p/>
        </draw:line>
        <draw:frame draw:style-name="gr4" draw:text-style-name="P5" draw:layer="layout" svg:width="10.163cm" svg:height="0.395cm" svg:x="2.6cm" svg:y="26.357cm">
          <draw:text-box>
            <text:p text:style-name="P1"><text:span text:style-name="T11">House of Commons, </text:span><text:span text:style-name="T13">Official Report</text:span><text:span text:style-name="T11">, 18 March 2003, column 771.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02 </text:span></text:p>
          </draw:text-box>
        </draw:frame>
        <draw:frame draw:style-name="gr4" draw:text-style-name="P5" draw:layer="layout" svg:width="8.274cm" svg:height="0.395cm" svg:x="2.6cm" svg:y="26.781cm">
          <draw:text-box>
            <text:p text:style-name="P1"><text:span text:style-name="T5">Paper IPU, 22 April 2003, ‘Oil/Energy Policy for Iraq’.</text:span><text:span text:style-name="T11">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4</text:span></text:p>
          </draw:text-box>
        </draw:frame>
        <draw:frame draw:style-name="gr1" draw:text-style-name="P2" draw:layer="layout" svg:width="10.729cm" svg:height="0.475cm" svg:x="2.2cm" svg:y="2.525cm">
          <draw:text-box>
            <text:p text:style-name="P1"><text:span text:style-name="T4">circulated to senior officials and departments twice a day.</text:span></text:p>
          </draw:text-box>
        </draw:frame>
        <draw:frame draw:style-name="gr6" draw:text-style-name="P7" draw:layer="layout" svg:width="0.408cm" svg:height="0.276cm" svg:x="12.898cm" svg:y="2.544cm">
          <draw:text-box>
            <text:p text:style-name="P1"><text:span text:style-name="T9">103</text:span></text:p>
          </draw:text-box>
        </draw:frame>
        <draw:frame draw:style-name="gr1" draw:text-style-name="P2" draw:layer="layout" svg:width="4.215cm" svg:height="0.475cm" svg:x="13.31cm" svg:y="2.525cm">
          <draw:text-box>
            <text:p text:style-name="P1"><text:span text:style-name="T4"><text:s/></text:span><text:span text:style-name="T4">The evening updates </text:span></text:p>
          </draw:text-box>
        </draw:frame>
        <draw:frame draw:style-name="gr1" draw:text-style-name="P2" draw:layer="layout" svg:width="16.271cm" svg:height="0.475cm" svg:x="2.2cm" svg:y="3.09cm">
          <draw:text-box>
            <text:p text:style-name="P1"><text:span text:style-name="T4">included a report on the state of the oil market, and on changes to UK retail petrol and </text:span></text:p>
          </draw:text-box>
        </draw:frame>
        <draw:frame draw:style-name="gr1" draw:text-style-name="P2" draw:layer="layout" svg:width="2.597cm" svg:height="0.475cm" svg:x="2.2cm" svg:y="3.654cm">
          <draw:text-box>
            <text:p text:style-name="P1"><text:span text:style-name="T4">diesel prices. </text:span></text:p>
          </draw:text-box>
        </draw:frame>
        <draw:frame draw:style-name="gr1" draw:text-style-name="P2" draw:layer="layout" svg:width="7.385cm" svg:height="0.475cm" svg:x="2.2cm" svg:y="4.568cm">
          <draw:text-box>
            <text:p text:style-name="P1"><text:span text:style-name="T6">196. </text:span><text:span text:style-name="T4"><text:s/>The price of oil quickly stabilised. </text:span></text:p>
          </draw:text-box>
        </draw:frame>
        <draw:frame draw:style-name="gr1" draw:text-style-name="P2" draw:layer="layout" svg:width="16.325cm" svg:height="0.475cm" svg:x="2.2cm" svg:y="5.483cm">
          <draw:text-box>
            <text:p text:style-name="P1"><text:span text:style-name="T6">197. </text:span><text:span text:style-name="T4"><text:s/>The COBR evening update for 18 March reported that prices for Brent crude had </text:span></text:p>
          </draw:text-box>
        </draw:frame>
        <draw:frame draw:style-name="gr1" draw:text-style-name="P2" draw:layer="layout" svg:width="15.902cm" svg:height="0.475cm" svg:x="2.2cm" svg:y="6.047cm">
          <draw:text-box>
            <text:p text:style-name="P1"><text:span text:style-name="T4">fallen to around US$27 a barrel, following heavy selling in expectation of a short war.</text:span></text:p>
          </draw:text-box>
        </draw:frame>
        <draw:frame draw:style-name="gr6" draw:text-style-name="P7" draw:layer="layout" svg:width="0.408cm" svg:height="0.276cm" svg:x="18.037cm" svg:y="6.066cm">
          <draw:text-box>
            <text:p text:style-name="P1"><text:span text:style-name="T9">104</text:span></text:p>
          </draw:text-box>
        </draw:frame>
        <draw:frame draw:style-name="gr1" draw:text-style-name="P2" draw:layer="layout" svg:width="0.422cm" svg:height="0.475cm" svg:x="18.449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92cm" svg:height="0.475cm" svg:x="2.2cm" svg:y="6.612cm">
          <draw:text-box>
            <text:p text:style-name="P1"><text:span text:style-name="T4">The IEA was monitoring the market, and stood ready to release stocks if necessary. </text:span></text:p>
          </draw:text-box>
        </draw:frame>
        <draw:frame draw:style-name="gr1" draw:text-style-name="P2" draw:layer="layout" svg:width="16.457cm" svg:height="0.475cm" svg:x="2.2cm" svg:y="7.526cm">
          <draw:text-box>
            <text:p text:style-name="P1"><text:span text:style-name="T6">198. </text:span><text:span text:style-name="T4"><text:s/>The MOD informed No.10 on 23 March, in its first report to No.10 on the progress </text:span></text:p>
          </draw:text-box>
        </draw:frame>
        <draw:frame draw:style-name="gr1" draw:text-style-name="P2" draw:layer="layout" svg:width="15.615cm" svg:height="0.475cm" svg:x="2.2cm" svg:y="8.091cm">
          <draw:text-box>
            <text:p text:style-name="P1"><text:span text:style-name="T4">of the military campaign, that all the southern oilfields were now “secure and under </text:span></text:p>
          </draw:text-box>
        </draw:frame>
        <draw:frame draw:style-name="gr1" draw:text-style-name="P2" draw:layer="layout" svg:width="3.304cm" svg:height="0.475cm" svg:x="2.2cm" svg:y="8.655cm">
          <draw:text-box>
            <text:p text:style-name="P1"><text:span text:style-name="T4">Coalition control”.</text:span></text:p>
          </draw:text-box>
        </draw:frame>
        <draw:frame draw:style-name="gr6" draw:text-style-name="P7" draw:layer="layout" svg:width="0.408cm" svg:height="0.276cm" svg:x="5.494cm" svg:y="8.674cm">
          <draw:text-box>
            <text:p text:style-name="P1"><text:span text:style-name="T9">105</text:span></text:p>
          </draw:text-box>
        </draw:frame>
        <draw:frame draw:style-name="gr1" draw:text-style-name="P2" draw:layer="layout" svg:width="0.422cm" svg:height="0.475cm" svg:x="5.906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19cm" svg:height="0.475cm" svg:x="2.2cm" svg:y="9.57cm">
          <draw:text-box>
            <text:p text:style-name="P1"><text:span text:style-name="T6">199. </text:span><text:span text:style-name="T4"><text:s/>The MOD informed No.10 on 25 March that “Iraqi attempted sabotage [of the </text:span></text:p>
          </draw:text-box>
        </draw:frame>
        <draw:frame draw:style-name="gr1" draw:text-style-name="P2" draw:layer="layout" svg:width="8.011cm" svg:height="0.475cm" svg:x="2.2cm" svg:y="10.134cm">
          <draw:text-box>
            <text:p text:style-name="P1"><text:span text:style-name="T4">southern oilfields] has been unsuccessful”.</text:span></text:p>
          </draw:text-box>
        </draw:frame>
        <draw:frame draw:style-name="gr6" draw:text-style-name="P7" draw:layer="layout" svg:width="0.408cm" svg:height="0.276cm" svg:x="10.177cm" svg:y="10.153cm">
          <draw:text-box>
            <text:p text:style-name="P1"><text:span text:style-name="T9">106</text:span></text:p>
          </draw:text-box>
        </draw:frame>
        <draw:frame draw:style-name="gr1" draw:text-style-name="P2" draw:layer="layout" svg:width="14.268cm" svg:height="0.475cm" svg:x="2.2cm" svg:y="11.048cm">
          <draw:text-box>
            <text:p text:style-name="P1"><text:span text:style-name="T6">200. </text:span><text:span text:style-name="T4"><text:s/>The Cabinet discussed the humanitarian situation in Iraq on 27 March.</text:span></text:p>
          </draw:text-box>
        </draw:frame>
        <draw:frame draw:style-name="gr6" draw:text-style-name="P7" draw:layer="layout" svg:width="0.408cm" svg:height="0.276cm" svg:x="16.39cm" svg:y="11.067cm">
          <draw:text-box>
            <text:p text:style-name="P1"><text:span text:style-name="T9">107</text:span></text:p>
          </draw:text-box>
        </draw:frame>
        <draw:frame draw:style-name="gr1" draw:text-style-name="P2" draw:layer="layout" svg:width="1.865cm" svg:height="0.475cm" svg:x="16.802cm" svg:y="11.048cm">
          <draw:text-box>
            <text:p text:style-name="P1"><text:span text:style-name="T4"><text:s/></text:span><text:span text:style-name="T4">Mr Hoon </text:span></text:p>
          </draw:text-box>
        </draw:frame>
        <draw:frame draw:style-name="gr1" draw:text-style-name="P2" draw:layer="layout" svg:width="16.203cm" svg:height="0.475cm" svg:x="2.2cm" svg:y="11.613cm">
          <draw:text-box>
            <text:p text:style-name="P1"><text:span text:style-name="T4">said that securing Iraq’s essential economic infrastructure had been achieved through </text:span></text:p>
          </draw:text-box>
        </draw:frame>
        <draw:frame draw:style-name="gr1" draw:text-style-name="P2" draw:layer="layout" svg:width="15.589cm" svg:height="0.475cm" svg:x="2.2cm" svg:y="12.177cm">
          <draw:text-box>
            <text:p text:style-name="P1"><text:span text:style-name="T4">seizing the southern oilfields almost intact. The sooner the oil could flow again, the </text:span></text:p>
          </draw:text-box>
        </draw:frame>
        <draw:frame draw:style-name="gr1" draw:text-style-name="P2" draw:layer="layout" svg:width="9.84cm" svg:height="0.475cm" svg:x="2.2cm" svg:y="12.742cm">
          <draw:text-box>
            <text:p text:style-name="P1"><text:span text:style-name="T4">sooner the profits could be used for the Iraqi people.</text:span></text:p>
          </draw:text-box>
        </draw:frame>
        <draw:frame draw:style-name="gr1" draw:text-style-name="P2" draw:layer="layout" svg:width="16.241cm" svg:height="0.475cm" svg:x="2.2cm" svg:y="13.656cm">
          <draw:text-box>
            <text:p text:style-name="P1"><text:span text:style-name="T6">201. </text:span><text:span text:style-name="T4"><text:s/>COBR reported on 10 April that oil prices continued to fluctuate around US$25 a </text:span></text:p>
          </draw:text-box>
        </draw:frame>
        <draw:frame draw:style-name="gr1" draw:text-style-name="P2" draw:layer="layout" svg:width="1.204cm" svg:height="0.475cm" svg:x="2.2cm" svg:y="14.221cm">
          <draw:text-box>
            <text:p text:style-name="P1"><text:span text:style-name="T4">barrel.</text:span></text:p>
          </draw:text-box>
        </draw:frame>
        <draw:frame draw:style-name="gr6" draw:text-style-name="P7" draw:layer="layout" svg:width="0.408cm" svg:height="0.276cm" svg:x="3.4cm" svg:y="14.239cm">
          <draw:text-box>
            <text:p text:style-name="P1"><text:span text:style-name="T9">108</text:span></text:p>
          </draw:text-box>
        </draw:frame>
        <draw:frame draw:style-name="gr1" draw:text-style-name="P2" draw:layer="layout" svg:width="14.671cm" svg:height="0.475cm" svg:x="3.812cm" svg:y="14.221cm">
          <draw:text-box>
            <text:p text:style-name="P1"><text:span text:style-name="T4"><text:s/></text:span><text:span text:style-name="T4">Market attention was turning away from day-to-day developments in Iraq and </text:span></text:p>
          </draw:text-box>
        </draw:frame>
        <draw:frame draw:style-name="gr1" draw:text-style-name="P2" draw:layer="layout" svg:width="16.034cm" svg:height="0.475cm" svg:x="2.2cm" svg:y="14.785cm">
          <draw:text-box>
            <text:p text:style-name="P1"><text:span text:style-name="T4">towards “underlying fundamentals”. The IEA estimated that despite disruption to Iraqi </text:span></text:p>
          </draw:text-box>
        </draw:frame>
        <draw:frame draw:style-name="gr1" draw:text-style-name="P2" draw:layer="layout" svg:width="15.742cm" svg:height="0.475cm" svg:x="2.2cm" svg:y="15.35cm">
          <draw:text-box>
            <text:p text:style-name="P1"><text:span text:style-name="T4">and Nigerian oil supplies, global oil production had increased by 1 percent between </text:span></text:p>
          </draw:text-box>
        </draw:frame>
        <draw:frame draw:style-name="gr1" draw:text-style-name="P2" draw:layer="layout" svg:width="4.062cm" svg:height="0.475cm" svg:x="2.2cm" svg:y="15.914cm">
          <draw:text-box>
            <text:p text:style-name="P1"><text:span text:style-name="T4">February and March. </text:span></text:p>
          </draw:text-box>
        </draw:frame>
        <draw:frame draw:style-name="gr1" draw:text-style-name="P2" draw:layer="layout" svg:width="16.397cm" svg:height="0.475cm" svg:x="2.2cm" svg:y="16.828cm">
          <draw:text-box>
            <text:p text:style-name="P1"><text:span text:style-name="T6">202. </text:span><text:span text:style-name="T4"><text:s/>The COBR evening update for 12 April reported that the Kirkuk oilfields had been </text:span></text:p>
          </draw:text-box>
        </draw:frame>
        <draw:frame draw:style-name="gr1" draw:text-style-name="P2" draw:layer="layout" svg:width="5.615cm" svg:height="0.475cm" svg:x="2.2cm" svg:y="17.393cm">
          <draw:text-box>
            <text:p text:style-name="P1"><text:span text:style-name="T4">seized “almost entirely intact”.</text:span></text:p>
          </draw:text-box>
        </draw:frame>
        <draw:frame draw:style-name="gr6" draw:text-style-name="P7" draw:layer="layout" svg:width="0.408cm" svg:height="0.276cm" svg:x="7.799cm" svg:y="17.412cm">
          <draw:text-box>
            <text:p text:style-name="P1"><text:span text:style-name="T9">109</text:span></text:p>
          </draw:text-box>
        </draw:frame>
        <draw:frame draw:style-name="gr1" draw:text-style-name="P2" draw:layer="layout" svg:width="0.422cm" svg:height="0.475cm" svg:x="8.211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316cm" svg:height="0.475cm" svg:x="2.2cm" svg:y="18.307cm">
          <draw:text-box>
            <text:p text:style-name="P1"><text:span text:style-name="T6">203. </text:span><text:span text:style-name="T4"><text:s/>The final meeting of the COBR (Iraq) Group was held on 23 April.</text:span></text:p>
          </draw:text-box>
        </draw:frame>
        <draw:frame draw:style-name="gr6" draw:text-style-name="P7" draw:layer="layout" svg:width="0.391cm" svg:height="0.276cm" svg:x="15.448cm" svg:y="18.326cm">
          <draw:text-box>
            <text:p text:style-name="P1"><text:span text:style-name="T9">110</text:span></text:p>
          </draw:text-box>
        </draw:frame>
        <draw:frame draw:style-name="gr1" draw:text-style-name="P2" draw:layer="layout" svg:width="2.945cm" svg:height="0.475cm" svg:x="15.841cm" svg:y="18.307cm">
          <draw:text-box>
            <text:p text:style-name="P1"><text:span text:style-name="T4"><text:s/></text:span><text:span text:style-name="T4">Mr Drummond </text:span></text:p>
          </draw:text-box>
        </draw:frame>
        <draw:frame draw:style-name="gr1" draw:text-style-name="P2" draw:layer="layout" svg:width="16.008cm" svg:height="0.475cm" svg:x="2.2cm" svg:y="18.872cm">
          <draw:text-box>
            <text:p text:style-name="P1"><text:span text:style-name="T4">reported that the impression from that meeting was of “returning normality”, including </text:span></text:p>
          </draw:text-box>
        </draw:frame>
        <draw:frame draw:style-name="gr1" draw:text-style-name="P2" draw:layer="layout" svg:width="16.681cm" svg:height="0.475cm" svg:x="2.2cm" svg:y="19.436cm">
          <draw:text-box>
            <text:p text:style-name="P1"><text:span text:style-name="T4">with the stabilisation of the oil price at around US$25 a barrel and UK fuel prices starting </text:span></text:p>
          </draw:text-box>
        </draw:frame>
        <draw:line draw:style-name="gr7" draw:text-style-name="P8" draw:layer="layout" svg:x1="2.199cm" svg:y1="21.196cm" svg:x2="7.3cm" svg:y2="21.196cm">
          <text:p/>
        </draw:line>
        <draw:frame draw:style-name="gr1" draw:text-style-name="P2" draw:layer="layout" svg:width="2.766cm" svg:height="0.475cm" svg:x="2.2cm" svg:y="20.001cm">
          <draw:text-box>
            <text:p text:style-name="P1"><text:span text:style-name="T4">to come down.</text:span></text:p>
          </draw:text-box>
        </draw:frame>
        <draw:frame draw:style-name="gr9" draw:text-style-name="P9" draw:layer="layout" svg:width="0.404cm" svg:height="0.23cm" svg:x="2.2cm" svg:y="21.716cm">
          <draw:text-box>
            <text:p text:style-name="P1"><text:span text:style-name="T10">103 </text:span></text:p>
          </draw:text-box>
        </draw:frame>
        <draw:frame draw:style-name="gr4" draw:text-style-name="P5" draw:layer="layout" svg:width="15.572cm" svg:height="0.395cm" svg:x="2.6cm" svg:y="21.701cm">
          <draw:text-box>
            <text:p text:style-name="P1"><text:span text:style-name="T11">Minute Cabinet Office [junior official] to Manning, ‘Iraq: COBR Round Up of Key Events – 18 March’; </text:span></text:p>
          </draw:text-box>
        </draw:frame>
        <draw:frame draw:style-name="gr4" draw:text-style-name="P5" draw:layer="layout" svg:width="15.267cm" svg:height="0.395cm" svg:x="2.2cm" svg:y="22.124cm">
          <draw:text-box>
            <text:p text:style-name="P1"><text:span text:style-name="T11">Minute Cabinet Office [junior official] to Manning, ‘Iraq: COBR Round Up of Key Events – 22 April’. </text:span></text:p>
          </draw:text-box>
        </draw:frame>
        <draw:frame draw:style-name="gr9" draw:text-style-name="P9" draw:layer="layout" svg:width="0.404cm" svg:height="0.23cm" svg:x="2.2cm" svg:y="22.563cm">
          <draw:text-box>
            <text:p text:style-name="P1"><text:span text:style-name="T10">104 </text:span></text:p>
          </draw:text-box>
        </draw:frame>
        <draw:frame draw:style-name="gr4" draw:text-style-name="P5" draw:layer="layout" svg:width="16.08cm" svg:height="0.395cm" svg:x="2.6cm" svg:y="22.547cm">
          <draw:text-box>
            <text:p text:style-name="P1"><text:span text:style-name="T11">Minute Cabinet Office [junior official] to Manning, 18 March 2003, ‘Iraq: COBR Round Up of Key Events </text:span></text:p>
          </draw:text-box>
        </draw:frame>
        <draw:frame draw:style-name="gr4" draw:text-style-name="P5" draw:layer="layout" svg:width="2.03cm" svg:height="0.395cm" svg:x="2.2cm" svg:y="22.971cm">
          <draw:text-box>
            <text:p text:style-name="P1"><text:span text:style-name="T11">– </text:span><text:span text:style-name="T11">18 March’. 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105 </text:span></text:p>
          </draw:text-box>
        </draw:frame>
        <draw:frame draw:style-name="gr4" draw:text-style-name="P5" draw:layer="layout" svg:width="15.289cm" svg:height="0.395cm" svg:x="2.6cm" svg:y="23.394cm">
          <draw:text-box>
            <text:p text:style-name="P1"><text:span text:style-name="T11">Letter Watkins to Manning, 23 March 2003, ‘Iraq: Progress of Military Campaign’ attaching Report, </text:span></text:p>
          </draw:text-box>
        </draw:frame>
        <draw:frame draw:style-name="gr4" draw:text-style-name="P5" draw:layer="layout" svg:width="7.503cm" svg:height="0.395cm" svg:x="2.2cm" svg:y="23.817cm">
          <draw:text-box>
            <text:p text:style-name="P1"><text:span text:style-name="T11">[undated], ‘Iraq: Progress of Military Campaign’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106 </text:span></text:p>
          </draw:text-box>
        </draw:frame>
        <draw:frame draw:style-name="gr4" draw:text-style-name="P5" draw:layer="layout" svg:width="14.92cm" svg:height="0.395cm" svg:x="2.6cm" svg:y="24.241cm">
          <draw:text-box>
            <text:p text:style-name="P1"><text:span text:style-name="T11">Letter Watkins to Rycroft, 25 March 2003, ‘Iraq: Military Campaign’ attaching Report, [undated], <text:s/></text:span></text:p>
          </draw:text-box>
        </draw:frame>
        <draw:frame draw:style-name="gr4" draw:text-style-name="P5" draw:layer="layout" svg:width="8.557cm" svg:height="0.395cm" svg:x="2.2cm" svg:y="24.664cm">
          <draw:text-box>
            <text:p text:style-name="P1"><text:span text:style-name="T11">‘</text:span><text:span text:style-name="T11">Iraq: Campaign Achievements (as at 25 March 2003)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07 </text:span></text:p>
          </draw:text-box>
        </draw:frame>
        <draw:frame draw:style-name="gr4" draw:text-style-name="P5" draw:layer="layout" svg:width="5.95cm" svg:height="0.395cm" svg:x="2.6cm" svg:y="25.087cm">
          <draw:text-box>
            <text:p text:style-name="P1"><text:span text:style-name="T11">Cabinet Conclusions, 27 March 2003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08 </text:span></text:p>
          </draw:text-box>
        </draw:frame>
        <draw:frame draw:style-name="gr4" draw:text-style-name="P5" draw:layer="layout" svg:width="16.068cm" svg:height="0.395cm" svg:x="2.6cm" svg:y="25.511cm">
          <draw:text-box>
            <text:p text:style-name="P1"><text:span text:style-name="T11">Minute Cabinet Office [junior official] to Manning, 10 April 2003, ‘Iraq: COBR Round Up of Key Events – </text:span></text:p>
          </draw:text-box>
        </draw:frame>
        <draw:frame draw:style-name="gr4" draw:text-style-name="P5" draw:layer="layout" svg:width="1.433cm" svg:height="0.395cm" svg:x="2.2cm" svg:y="25.934cm">
          <draw:text-box>
            <text:p text:style-name="P1"><text:span text:style-name="T11">10 April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09 </text:span></text:p>
          </draw:text-box>
        </draw:frame>
        <draw:frame draw:style-name="gr4" draw:text-style-name="P5" draw:layer="layout" svg:width="13.896cm" svg:height="0.395cm" svg:x="2.6cm" svg:y="26.357cm">
          <draw:text-box>
            <text:p text:style-name="P1"><text:span text:style-name="T11">Minute Dodd to Manning, 12 April 2003, ‘Iraq: COBR Round Up of Key Events – 12 April’. </text:span></text:p>
          </draw:text-box>
        </draw:frame>
        <draw:frame draw:style-name="gr9" draw:text-style-name="P9" draw:layer="layout" svg:width="0.387cm" svg:height="0.23cm" svg:x="2.2cm" svg:y="26.796cm">
          <draw:text-box>
            <text:p text:style-name="P1"><text:span text:style-name="T10">110 </text:span></text:p>
          </draw:text-box>
        </draw:frame>
        <draw:frame draw:style-name="gr4" draw:text-style-name="P5" draw:layer="layout" svg:width="9.345cm" svg:height="0.395cm" svg:x="2.585cm" svg:y="26.781cm">
          <draw:text-box>
            <text:p text:style-name="P1"><text:span text:style-name="T11">Minute Drummond to Manning, 24 April 2003, ‘COBR(Iraq)’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5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6">204. </text:span><text:span text:style-name="T4"><text:s/>Oil production fell sharply during military operations, before recovering. The oil </text:span></text:p>
          </draw:text-box>
        </draw:frame>
        <draw:frame draw:style-name="gr1" draw:text-style-name="P2" draw:layer="layout" svg:width="7.77cm" svg:height="0.475cm" svg:x="2.2cm" svg:y="3.09cm">
          <draw:text-box>
            <text:p text:style-name="P1"><text:span text:style-name="T4">sector was severely disrupted by looting. </text:span></text:p>
          </draw:text-box>
        </draw:frame>
        <draw:frame draw:style-name="gr1" draw:text-style-name="P2" draw:layer="layout" svg:width="15.386cm" svg:height="0.475cm" svg:x="2.2cm" svg:y="4.004cm">
          <draw:text-box>
            <text:p text:style-name="P1"><text:span text:style-name="T6">205. </text:span><text:span text:style-name="T15"><text:s/>Hard Lessons</text:span><text:span text:style-name="T4"> recorded that during and immediately after the invasion there </text:span></text:p>
          </draw:text-box>
        </draw:frame>
        <draw:frame draw:style-name="gr1" draw:text-style-name="P2" draw:layer="layout" svg:width="15.521cm" svg:height="0.475cm" svg:x="2.2cm" svg:y="4.568cm">
          <draw:text-box>
            <text:p text:style-name="P1"><text:span text:style-name="T4">was no “serious” sabotage of the northern or southern oilfields, with only nine fires </text:span></text:p>
          </draw:text-box>
        </draw:frame>
        <draw:frame draw:style-name="gr1" draw:text-style-name="P2" draw:layer="layout" svg:width="1.704cm" svg:height="0.475cm" svg:x="2.2cm" svg:y="5.133cm">
          <draw:text-box>
            <text:p text:style-name="P1"><text:span text:style-name="T4">reported.</text:span></text:p>
          </draw:text-box>
        </draw:frame>
        <draw:frame draw:style-name="gr6" draw:text-style-name="P7" draw:layer="layout" svg:width="0.375cm" svg:height="0.276cm" svg:x="3.894cm" svg:y="5.152cm">
          <draw:text-box>
            <text:p text:style-name="P1"><text:span text:style-name="T9">111</text:span></text:p>
          </draw:text-box>
        </draw:frame>
        <draw:frame draw:style-name="gr1" draw:text-style-name="P2" draw:layer="layout" svg:width="0.422cm" svg:height="0.475cm" svg:x="4.27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37cm" svg:height="0.475cm" svg:x="2.2cm" svg:y="6.047cm">
          <draw:text-box>
            <text:p text:style-name="P1"><text:span text:style-name="T6">206. </text:span><text:span text:style-name="T4"><text:s/>In contrast, the effect of looting and the developing insurgency was more severe </text:span></text:p>
          </draw:text-box>
        </draw:frame>
        <draw:frame draw:style-name="gr1" draw:text-style-name="P2" draw:layer="layout" svg:width="5.162cm" svg:height="0.475cm" svg:x="2.2cm" svg:y="6.612cm">
          <draw:text-box>
            <text:p text:style-name="P1"><text:span text:style-name="T4">than the US had expected: </text:span></text:p>
          </draw:text-box>
        </draw:frame>
        <draw:frame draw:style-name="gr1" draw:text-style-name="P2" draw:layer="layout" svg:width="14.324cm" svg:height="0.475cm" svg:x="2.95cm" svg:y="7.526cm">
          <draw:text-box>
            <text:p text:style-name="P1"><text:span text:style-name="T4">“</text:span><text:span text:style-name="T4">In the south, where US troops bypassed the oil infrastructure on the way to </text:span></text:p>
          </draw:text-box>
        </draw:frame>
        <draw:frame draw:style-name="gr1" draw:text-style-name="P2" draw:layer="layout" svg:width="15.339cm" svg:height="0.475cm" svg:x="2.95cm" svg:y="8.091cm">
          <draw:text-box>
            <text:p text:style-name="P1"><text:span text:style-name="T4">Baghdad, vandals and thieves stripped facilities of anything of value. Oil advisers </text:span></text:p>
          </draw:text-box>
        </draw:frame>
        <draw:frame draw:style-name="gr1" draw:text-style-name="P2" draw:layer="layout" svg:width="15.322cm" svg:height="0.475cm" svg:x="2.95cm" svg:y="8.655cm">
          <draw:text-box>
            <text:p text:style-name="P1"><text:span text:style-name="T4">had identified key installations that needed to be protected, but ‘[the military] said </text:span></text:p>
          </draw:text-box>
        </draw:frame>
        <draw:frame draw:style-name="gr1" draw:text-style-name="P2" draw:layer="layout" svg:width="8.693cm" svg:height="0.475cm" svg:x="2.95cm" svg:y="9.22cm">
          <draw:text-box>
            <text:p text:style-name="P1"><text:span text:style-name="T4">they didn’t have enough people to do that’ …” </text:span></text:p>
          </draw:text-box>
        </draw:frame>
        <draw:frame draw:style-name="gr1" draw:text-style-name="P2" draw:layer="layout" svg:width="10.035cm" svg:height="0.475cm" svg:x="2.2cm" svg:y="10.134cm">
          <draw:text-box>
            <text:p text:style-name="P1"><text:span text:style-name="T6">207. </text:span><text:span text:style-name="T4"><text:s/>The Ministry of Oil in Baghdad was also looted. </text:span></text:p>
          </draw:text-box>
        </draw:frame>
        <draw:frame draw:style-name="gr1" draw:text-style-name="P2" draw:layer="layout" svg:width="14.945cm" svg:height="0.475cm" svg:x="2.2cm" svg:y="11.048cm">
          <draw:text-box>
            <text:p text:style-name="P1"><text:span text:style-name="T6">208. </text:span><text:span text:style-name="T4"><text:s/>The June 2003 Economist Intelligence Unit (EIU) Country Report for Iraq, </text:span></text:p>
          </draw:text-box>
        </draw:frame>
        <draw:frame draw:style-name="gr1" draw:text-style-name="P2" draw:layer="layout" svg:width="15.784cm" svg:height="0.475cm" svg:x="2.2cm" svg:y="11.613cm">
          <draw:text-box>
            <text:p text:style-name="P1"><text:span text:style-name="T4">citing figures from the IEA, assessed that Iraqi crude oil output fell from 2.5m bpd in </text:span></text:p>
          </draw:text-box>
        </draw:frame>
        <draw:frame draw:style-name="gr1" draw:text-style-name="P2" draw:layer="layout" svg:width="13.968cm" svg:height="0.475cm" svg:x="2.2cm" svg:y="12.177cm">
          <draw:text-box>
            <text:p text:style-name="P1"><text:span text:style-name="T4">February to 1.4m bpd in March, and then to “a paltry” 170,000 bpd in April.</text:span></text:p>
          </draw:text-box>
        </draw:frame>
        <draw:frame draw:style-name="gr6" draw:text-style-name="P7" draw:layer="layout" svg:width="0.391cm" svg:height="0.276cm" svg:x="16.107cm" svg:y="12.196cm">
          <draw:text-box>
            <text:p text:style-name="P1"><text:span text:style-name="T9">112</text:span></text:p>
          </draw:text-box>
        </draw:frame>
        <draw:frame draw:style-name="gr1" draw:text-style-name="P2" draw:layer="layout" svg:width="2.03cm" svg:height="0.475cm" svg:x="16.501cm" svg:y="12.177cm">
          <draw:text-box>
            <text:p text:style-name="P1"><text:span text:style-name="T4"><text:s/></text:span><text:span text:style-name="T4">Following </text:span></text:p>
          </draw:text-box>
        </draw:frame>
        <draw:frame draw:style-name="gr1" draw:text-style-name="P2" draw:layer="layout" svg:width="15.589cm" svg:height="0.475cm" svg:x="2.2cm" svg:y="12.742cm">
          <draw:text-box>
            <text:p text:style-name="P1"><text:span text:style-name="T4">the cessation of major hostilities, output increased. Iraqi officials suggested that by </text:span></text:p>
          </draw:text-box>
        </draw:frame>
        <draw:frame draw:style-name="gr1" draw:text-style-name="P2" draw:layer="layout" svg:width="15.941cm" svg:height="0.475cm" svg:x="2.2cm" svg:y="13.306cm">
          <draw:text-box>
            <text:p text:style-name="P1"><text:span text:style-name="T4">early June approximately 525,000 bpd were being produced in the north and around </text:span></text:p>
          </draw:text-box>
        </draw:frame>
        <draw:frame draw:style-name="gr1" draw:text-style-name="P2" draw:layer="layout" svg:width="16.3cm" svg:height="0.475cm" svg:x="2.2cm" svg:y="13.871cm">
          <draw:text-box>
            <text:p text:style-name="P1"><text:span text:style-name="T4">300,000 bpd in the south of Iraq. Domestic demand was estimated to be 600,000 bpd. </text:span></text:p>
          </draw:text-box>
        </draw:frame>
        <draw:frame draw:style-name="gr1" draw:text-style-name="P2" draw:layer="layout" svg:width="16.194cm" svg:height="0.475cm" svg:x="2.2cm" svg:y="14.785cm">
          <draw:text-box>
            <text:p text:style-name="P1"><text:span text:style-name="T6">209. </text:span><text:span text:style-name="T4"><text:s/>The Cabinet Office advised Ministers in mid-August 2003 that oil production had </text:span></text:p>
          </draw:text-box>
        </draw:frame>
        <draw:frame draw:style-name="gr1" draw:text-style-name="P2" draw:layer="layout" svg:width="16.283cm" svg:height="0.475cm" svg:x="2.2cm" svg:y="15.35cm">
          <draw:text-box>
            <text:p text:style-name="P1"><text:span text:style-name="T4">been severely disrupted by looters and saboteurs in the initial months after the conflict.</text:span></text:p>
          </draw:text-box>
        </draw:frame>
        <draw:frame draw:style-name="gr6" draw:text-style-name="P7" draw:layer="layout" svg:width="0.391cm" svg:height="0.276cm" svg:x="18.407cm" svg:y="15.368cm">
          <draw:text-box>
            <text:p text:style-name="P1"><text:span text:style-name="T9">113</text:span></text:p>
          </draw:text-box>
        </draw:frame>
        <draw:frame draw:style-name="gr1" draw:text-style-name="P2" draw:layer="layout" svg:width="0.422cm" svg:height="0.475cm" svg:x="18.8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5cm" svg:height="0.475cm" svg:x="2.2cm" svg:y="15.914cm">
          <draw:text-box>
            <text:p text:style-name="P1"><text:span text:style-name="T4">All the major oilfields had been affected. That disruption had cost US$3bn in lost oil </text:span></text:p>
          </draw:text-box>
        </draw:frame>
        <draw:frame draw:style-name="gr1" draw:text-style-name="P2" draw:layer="layout" svg:width="12.512cm" svg:height="0.475cm" svg:x="2.2cm" svg:y="16.478cm">
          <draw:text-box>
            <text:p text:style-name="P1"><text:span text:style-name="T4">export revenue over the 100 days following the end of the conflict. </text:span></text:p>
          </draw:text-box>
        </draw:frame>
        <draw:frame draw:style-name="gr5" draw:text-style-name="P6" draw:layer="layout" svg:width="14.548cm" svg:height="0.556cm" svg:x="2.2cm" svg:y="17.6cm">
          <draw:text-box>
            <text:p text:style-name="P1"><text:span text:style-name="T8">Negotiations with the US over the control of Iraqi oil revenues</text:span></text:p>
          </draw:text-box>
        </draw:frame>
        <draw:frame draw:style-name="gr1" draw:text-style-name="P2" draw:layer="layout" svg:width="16.452cm" svg:height="0.475cm" svg:x="2.2cm" svg:y="18.428cm">
          <draw:text-box>
            <text:p text:style-name="P1"><text:span text:style-name="T6">210. </text:span><text:span text:style-name="T4"><text:s/>Planning for post-conflict Iraq continued after the beginning of military operations. </text:span></text:p>
          </draw:text-box>
        </draw:frame>
        <draw:frame draw:style-name="gr1" draw:text-style-name="P2" draw:layer="layout" svg:width="15.695cm" svg:height="0.475cm" svg:x="2.2cm" svg:y="19.342cm">
          <draw:text-box>
            <text:p text:style-name="P1"><text:span text:style-name="T6">211. </text:span><text:span text:style-name="T4"><text:s/>UK policy towards post-conflict Iraq continued to be based on the assumption </text:span></text:p>
          </draw:text-box>
        </draw:frame>
        <draw:frame draw:style-name="gr1" draw:text-style-name="P2" draw:layer="layout" svg:width="15.89cm" svg:height="0.475cm" svg:x="2.2cm" svg:y="19.907cm">
          <draw:text-box>
            <text:p text:style-name="P1"><text:span text:style-name="T4">that after a short period of US-led, UN-authorised military Occupation, the UN would </text:span></text:p>
          </draw:text-box>
        </draw:frame>
        <draw:frame draw:style-name="gr1" draw:text-style-name="P2" draw:layer="layout" svg:width="15.631cm" svg:height="0.475cm" svg:x="2.2cm" svg:y="20.471cm">
          <draw:text-box>
            <text:p text:style-name="P1"><text:span text:style-name="T4">administer and provide a framework for the reconstruction of post-conflict Iraq (see </text:span></text:p>
          </draw:text-box>
        </draw:frame>
        <draw:frame draw:style-name="gr1" draw:text-style-name="P2" draw:layer="layout" svg:width="2.508cm" svg:height="0.475cm" svg:x="2.2cm" svg:y="21.036cm">
          <draw:text-box>
            <text:p text:style-name="P1"><text:span text:style-name="T4">Section 6.5). </text:span></text:p>
          </draw:text-box>
        </draw:frame>
        <draw:frame draw:style-name="gr1" draw:text-style-name="P2" draw:layer="layout" svg:width="16.414cm" svg:height="0.475cm" svg:x="2.2cm" svg:y="21.95cm">
          <draw:text-box>
            <text:p text:style-name="P1"><text:span text:style-name="T6">212. </text:span><text:span text:style-name="T4"><text:s/>In the context of negotiations with the US on what would become resolution 1483 </text:span></text:p>
          </draw:text-box>
        </draw:frame>
        <draw:frame draw:style-name="gr1" draw:text-style-name="P2" draw:layer="layout" svg:width="15.483cm" svg:height="0.475cm" svg:x="2.2cm" svg:y="22.515cm">
          <draw:text-box>
            <text:p text:style-name="P1"><text:span text:style-name="T4">(2003), the UK argued that the Coalition should not have sole control over Iraqi oil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.987cm" svg:height="0.475cm" svg:x="2.2cm" svg:y="23.079cm">
          <draw:text-box>
            <text:p text:style-name="P1"><text:span text:style-name="T4">revenues. </text:span></text:p>
          </draw:text-box>
        </draw:frame>
        <draw:frame draw:style-name="gr9" draw:text-style-name="P9" draw:layer="layout" svg:width="0.37cm" svg:height="0.23cm" svg:x="2.2cm" svg:y="25.103cm">
          <draw:text-box>
            <text:p text:style-name="P1"><text:span text:style-name="T10">111 </text:span></text:p>
          </draw:text-box>
        </draw:frame>
        <draw:frame draw:style-name="gr4" draw:text-style-name="P5" draw:layer="layout" svg:width="14.653cm" svg:height="0.395cm" svg:x="2.57cm" svg:y="25.087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2.081cm" svg:height="0.395cm" svg:x="2.2cm" svg:y="25.511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387cm" svg:height="0.23cm" svg:x="2.2cm" svg:y="25.95cm">
          <draw:text-box>
            <text:p text:style-name="P1"><text:span text:style-name="T10">112 </text:span></text:p>
          </draw:text-box>
        </draw:frame>
        <draw:frame draw:style-name="gr4" draw:text-style-name="P5" draw:layer="layout" svg:width="10.044cm" svg:height="0.395cm" svg:x="2.585cm" svg:y="25.934cm">
          <draw:text-box>
            <text:p text:style-name="P1"><text:span text:style-name="T11">Economist Intelligence Unit, June 2003, </text:span><text:span text:style-name="T13">Country Report for Iraq</text:span><text:span text:style-name="T11">. </text:span></text:p>
          </draw:text-box>
        </draw:frame>
        <draw:frame draw:style-name="gr9" draw:text-style-name="P9" draw:layer="layout" svg:width="0.387cm" svg:height="0.23cm" svg:x="2.2cm" svg:y="26.373cm">
          <draw:text-box>
            <text:p text:style-name="P1"><text:span text:style-name="T10">113 </text:span></text:p>
          </draw:text-box>
        </draw:frame>
        <draw:frame draw:style-name="gr4" draw:text-style-name="P5" draw:layer="layout" svg:width="16.093cm" svg:height="0.395cm" svg:x="2.585cm" svg:y="26.357cm">
          <draw:text-box>
            <text:p text:style-name="P1"><text:span text:style-name="T11">Letter Drummond to Owen, ‘Iraq: Update for Ministers’ attaching Paper Cabinet Office, 14 August 2003, </text:span></text:p>
          </draw:text-box>
        </draw:frame>
        <draw:frame draw:style-name="gr4" draw:text-style-name="P5" draw:layer="layout" svg:width="6.915cm" svg:height="0.395cm" svg:x="2.2cm" svg:y="26.781cm">
          <draw:text-box>
            <text:p text:style-name="P1"><text:span text:style-name="T11">‘</text:span><text:span text:style-name="T11">Iraq: Update for Ministers, 14 August 2003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6</text:span></text:p>
          </draw:text-box>
        </draw:frame>
        <draw:frame draw:style-name="gr1" draw:text-style-name="P2" draw:layer="layout" svg:width="15.487cm" svg:height="0.475cm" svg:x="2.2cm" svg:y="2.525cm">
          <draw:text-box>
            <text:p text:style-name="P1"><text:span text:style-name="T6">213. </text:span><text:span text:style-name="T4"><text:s/>Ms Kara Owen, Mr Straw’s Private Secretary, wrote to Sir David Manning on </text:span></text:p>
          </draw:text-box>
        </draw:frame>
        <draw:frame draw:style-name="gr1" draw:text-style-name="P2" draw:layer="layout" svg:width="15.877cm" svg:height="0.475cm" svg:x="2.2cm" svg:y="3.09cm">
          <draw:text-box>
            <text:p text:style-name="P1"><text:span text:style-name="T4">20 March, advising that the US envisaged that control of the OFF programme would </text:span></text:p>
          </draw:text-box>
        </draw:frame>
        <draw:frame draw:style-name="gr1" draw:text-style-name="P2" draw:layer="layout" svg:width="13.951cm" svg:height="0.475cm" svg:x="2.2cm" svg:y="3.654cm">
          <draw:text-box>
            <text:p text:style-name="P1"><text:span text:style-name="T4">pass from the UN Secretary-General to “authorities in Iraq” within 90 days.</text:span></text:p>
          </draw:text-box>
        </draw:frame>
        <draw:frame draw:style-name="gr6" draw:text-style-name="P7" draw:layer="layout" svg:width="0.391cm" svg:height="0.276cm" svg:x="16.105cm" svg:y="3.673cm">
          <draw:text-box>
            <text:p text:style-name="P1"><text:span text:style-name="T9">114</text:span></text:p>
          </draw:text-box>
        </draw:frame>
        <draw:frame draw:style-name="gr1" draw:text-style-name="P2" draw:layer="layout" svg:width="2.03cm" svg:height="0.475cm" svg:x="16.499cm" svg:y="3.654cm">
          <draw:text-box>
            <text:p text:style-name="P1"><text:span text:style-name="T4"><text:s/></text:span><text:span text:style-name="T4">Ms Owen </text:span></text:p>
          </draw:text-box>
        </draw:frame>
        <draw:frame draw:style-name="gr1" draw:text-style-name="P2" draw:layer="layout" svg:width="15.365cm" svg:height="0.475cm" svg:x="2.2cm" svg:y="4.218cm">
          <draw:text-box>
            <text:p text:style-name="P1"><text:span text:style-name="T4">advised that that short time-scale suggested that the US was thinking that control </text:span></text:p>
          </draw:text-box>
        </draw:frame>
        <draw:frame draw:style-name="gr1" draw:text-style-name="P2" draw:layer="layout" svg:width="15.047cm" svg:height="0.475cm" svg:x="2.2cm" svg:y="4.783cm">
          <draw:text-box>
            <text:p text:style-name="P1"><text:span text:style-name="T4">over the OFF programme should be handed over to either Coalition Forces or a </text:span></text:p>
          </draw:text-box>
        </draw:frame>
        <draw:frame draw:style-name="gr1" draw:text-style-name="P2" draw:layer="layout" svg:width="16.347cm" svg:height="0.475cm" svg:x="2.2cm" svg:y="5.347cm">
          <draw:text-box>
            <text:p text:style-name="P1"><text:span text:style-name="T4">non-representative interim administration established by the US rather than, as the UK </text:span></text:p>
          </draw:text-box>
        </draw:frame>
        <draw:frame draw:style-name="gr1" draw:text-style-name="P2" draw:layer="layout" svg:width="16.334cm" svg:height="0.475cm" svg:x="2.2cm" svg:y="5.912cm">
          <draw:text-box>
            <text:p text:style-name="P1"><text:span text:style-name="T4">wanted, a credible representative Iraqi Government. The US proposal was likely to run </text:span></text:p>
          </draw:text-box>
        </draw:frame>
        <draw:frame draw:style-name="gr1" draw:text-style-name="P2" draw:layer="layout" svg:width="16.372cm" svg:height="0.475cm" svg:x="2.2cm" svg:y="6.476cm">
          <draw:text-box>
            <text:p text:style-name="P1"><text:span text:style-name="T4">into major objections in the Security Council, and would be likely to be perceived as an </text:span></text:p>
          </draw:text-box>
        </draw:frame>
        <draw:frame draw:style-name="gr1" draw:text-style-name="P2" draw:layer="layout" svg:width="4.866cm" svg:height="0.475cm" svg:x="2.2cm" svg:y="7.041cm">
          <draw:text-box>
            <text:p text:style-name="P1"><text:span text:style-name="T4">attempt to “grab Iraqi oil”. </text:span></text:p>
          </draw:text-box>
        </draw:frame>
        <draw:frame draw:style-name="gr1" draw:text-style-name="P2" draw:layer="layout" svg:width="15.69cm" svg:height="0.475cm" svg:x="2.2cm" svg:y="7.955cm">
          <draw:text-box>
            <text:p text:style-name="P1"><text:span text:style-name="T6">214. </text:span><text:span text:style-name="T4"><text:s/>Ms Owen suggested that Sir David might need to discuss the issue soon with </text:span></text:p>
          </draw:text-box>
        </draw:frame>
        <draw:frame draw:style-name="gr1" draw:text-style-name="P2" draw:layer="layout" svg:width="1.649cm" svg:height="0.475cm" svg:x="2.2cm" svg:y="8.52cm">
          <draw:text-box>
            <text:p text:style-name="P1"><text:span text:style-name="T4">Dr Rice. </text:span></text:p>
          </draw:text-box>
        </draw:frame>
        <draw:frame draw:style-name="gr1" draw:text-style-name="P2" draw:layer="layout" svg:width="16.52cm" svg:height="0.475cm" svg:x="2.2cm" svg:y="9.434cm">
          <draw:text-box>
            <text:p text:style-name="P1"><text:span text:style-name="T6">215. </text:span><text:span text:style-name="T4"><text:s/>Mr Bowen circulated draft ‘British Post-Conflict Objectives’ to senior officials in the </text:span></text:p>
          </draw:text-box>
        </draw:frame>
        <draw:frame draw:style-name="gr1" draw:text-style-name="P2" draw:layer="layout" svg:width="7.364cm" svg:height="0.475cm" svg:x="2.2cm" svg:y="9.998cm">
          <draw:text-box>
            <text:p text:style-name="P1"><text:span text:style-name="T4">FCO, the MOD and DFID on 25 March.</text:span></text:p>
          </draw:text-box>
        </draw:frame>
        <draw:frame draw:style-name="gr6" draw:text-style-name="P7" draw:layer="layout" svg:width="0.391cm" svg:height="0.276cm" svg:x="9.54cm" svg:y="10.017cm">
          <draw:text-box>
            <text:p text:style-name="P1"><text:span text:style-name="T9">115</text:span></text:p>
          </draw:text-box>
        </draw:frame>
        <draw:frame draw:style-name="gr1" draw:text-style-name="P2" draw:layer="layout" svg:width="8.592cm" svg:height="0.475cm" svg:x="9.934cm" svg:y="9.998cm">
          <draw:text-box>
            <text:p text:style-name="P1"><text:span text:style-name="T4"><text:s/></text:span><text:span text:style-name="T4">The text incorporated earlier comments from </text:span></text:p>
          </draw:text-box>
        </draw:frame>
        <draw:frame draw:style-name="gr1" draw:text-style-name="P2" draw:layer="layout" svg:width="3.638cm" svg:height="0.475cm" svg:x="2.2cm" svg:y="10.563cm">
          <draw:text-box>
            <text:p text:style-name="P1"><text:span text:style-name="T4">some departments.</text:span></text:p>
          </draw:text-box>
        </draw:frame>
        <draw:frame draw:style-name="gr1" draw:text-style-name="P2" draw:layer="layout" svg:width="4.159cm" svg:height="0.475cm" svg:x="2.2cm" svg:y="11.477cm">
          <draw:text-box>
            <text:p text:style-name="P1"><text:span text:style-name="T6">216. </text:span><text:span text:style-name="T4"><text:s/>The draft stated:</text:span></text:p>
          </draw:text-box>
        </draw:frame>
        <draw:frame draw:style-name="gr1" draw:text-style-name="P2" draw:layer="layout" svg:width="13.617cm" svg:height="0.475cm" svg:x="2.95cm" svg:y="12.392cm">
          <draw:text-box>
            <text:p text:style-name="P1"><text:span text:style-name="T4">“</text:span><text:span text:style-name="T4">With others, we will help revive the Iraqi economy and assist reform by: </text:span></text:p>
          </draw:text-box>
        </draw:frame>
        <draw:frame draw:style-name="gr2" draw:text-style-name="P3" draw:layer="layout" svg:width="0.634cm" svg:height="0.712cm" svg:x="3.7cm" svg:y="13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04cm" svg:height="0.475cm" svg:x="4.45cm" svg:y="13.306cm">
          <draw:text-box>
            <text:p text:style-name="P1"><text:span text:style-name="T4">working with the UN to manage Iraq’s oil revenues in order to achieve the </text:span></text:p>
          </draw:text-box>
        </draw:frame>
        <draw:frame draw:style-name="gr1" draw:text-style-name="P2" draw:layer="layout" svg:width="13.57cm" svg:height="0.475cm" svg:x="4.45cm" svg:y="13.871cm">
          <draw:text-box>
            <text:p text:style-name="P1"><text:span text:style-name="T4">maximum benefit for the Iraqi people in an accountable and transparent </text:span></text:p>
          </draw:text-box>
        </draw:frame>
        <draw:frame draw:style-name="gr1" draw:text-style-name="P2" draw:layer="layout" svg:width="2.123cm" svg:height="0.475cm" svg:x="4.45cm" svg:y="14.435cm">
          <draw:text-box>
            <text:p text:style-name="P1"><text:span text:style-name="T4">manner …”</text:span></text:p>
          </draw:text-box>
        </draw:frame>
        <draw:frame draw:style-name="gr1" draw:text-style-name="P2" draw:layer="layout" svg:width="14.89cm" svg:height="0.475cm" svg:x="2.2cm" svg:y="15.35cm">
          <draw:text-box>
            <text:p text:style-name="P1"><text:span text:style-name="T6">217. </text:span><text:span text:style-name="T4"><text:s/>There is no indication whether the objectives were ever adopted formally. </text:span></text:p>
          </draw:text-box>
        </draw:frame>
        <draw:frame draw:style-name="gr1" draw:text-style-name="P2" draw:layer="layout" svg:width="15.83cm" svg:height="0.475cm" svg:x="2.2cm" svg:y="16.264cm">
          <draw:text-box>
            <text:p text:style-name="P1"><text:span text:style-name="T6">218. </text:span><text:span text:style-name="T4"><text:s/>Resolution 1472 (2003) was adopted unanimously by the UN Security Council </text:span></text:p>
          </draw:text-box>
        </draw:frame>
        <draw:frame draw:style-name="gr1" draw:text-style-name="P2" draw:layer="layout" svg:width="2.483cm" svg:height="0.475cm" svg:x="2.2cm" svg:y="16.828cm">
          <draw:text-box>
            <text:p text:style-name="P1"><text:span text:style-name="T4">on 28 March.</text:span></text:p>
          </draw:text-box>
        </draw:frame>
        <draw:frame draw:style-name="gr6" draw:text-style-name="P7" draw:layer="layout" svg:width="0.391cm" svg:height="0.276cm" svg:x="4.671cm" svg:y="16.847cm">
          <draw:text-box>
            <text:p text:style-name="P1"><text:span text:style-name="T9">116</text:span></text:p>
          </draw:text-box>
        </draw:frame>
        <draw:frame draw:style-name="gr1" draw:text-style-name="P2" draw:layer="layout" svg:width="13.088cm" svg:height="0.475cm" svg:x="5.064cm" svg:y="16.828cm">
          <draw:text-box>
            <text:p text:style-name="P1"><text:span text:style-name="T4"><text:s/></text:span><text:span text:style-name="T4">The resolution gave the UN Secretary-General authority to purchase </text:span></text:p>
          </draw:text-box>
        </draw:frame>
        <draw:frame draw:style-name="gr1" draw:text-style-name="P2" draw:layer="layout" svg:width="16.368cm" svg:height="0.475cm" svg:x="2.2cm" svg:y="17.393cm">
          <draw:text-box>
            <text:p text:style-name="P1"><text:span text:style-name="T4">medical supplies and Iraqi goods and services under the OFF programme, for a period </text:span></text:p>
          </draw:text-box>
        </draw:frame>
        <draw:frame draw:style-name="gr1" draw:text-style-name="P2" draw:layer="layout" svg:width="16.762cm" svg:height="0.475cm" svg:x="2.2cm" svg:y="17.957cm">
          <draw:text-box>
            <text:p text:style-name="P1"><text:span text:style-name="T4">of 45 days (until 10 May). The resolution did not give the UN Secretary-General authority </text:span></text:p>
          </draw:text-box>
        </draw:frame>
        <draw:frame draw:style-name="gr1" draw:text-style-name="P2" draw:layer="layout" svg:width="2.834cm" svg:height="0.475cm" svg:x="2.2cm" svg:y="18.522cm">
          <draw:text-box>
            <text:p text:style-name="P1"><text:span text:style-name="T4">to sell Iraqi oil. </text:span></text:p>
          </draw:text-box>
        </draw:frame>
        <draw:frame draw:style-name="gr1" draw:text-style-name="P2" draw:layer="layout" svg:width="15.551cm" svg:height="0.475cm" svg:x="2.2cm" svg:y="19.436cm">
          <draw:text-box>
            <text:p text:style-name="P1"><text:span text:style-name="T6">219. </text:span><text:span text:style-name="T4"><text:s/>The UK Government’s view was that until sanctions on Iraq were lifted or the </text:span></text:p>
          </draw:text-box>
        </draw:frame>
        <draw:frame draw:style-name="gr1" draw:text-style-name="P2" draw:layer="layout" svg:width="15.068cm" svg:height="0.475cm" svg:x="2.2cm" svg:y="20.001cm">
          <draw:text-box>
            <text:p text:style-name="P1"><text:span text:style-name="T4">Security Council agreed a further resolution amending the OFF programme, the </text:span></text:p>
          </draw:text-box>
        </draw:frame>
        <draw:frame draw:style-name="gr1" draw:text-style-name="P2" draw:layer="layout" svg:width="9.455cm" svg:height="0.475cm" svg:x="2.2cm" svg:y="20.565cm">
          <draw:text-box>
            <text:p text:style-name="P1"><text:span text:style-name="T4">Coalition did not have the power to export Iraqi oil.</text:span></text:p>
          </draw:text-box>
        </draw:frame>
        <draw:frame draw:style-name="gr6" draw:text-style-name="P7" draw:layer="layout" svg:width="0.391cm" svg:height="0.276cm" svg:x="11.613cm" svg:y="20.584cm">
          <draw:text-box>
            <text:p text:style-name="P1"><text:span text:style-name="T9">117</text:span></text:p>
          </draw:text-box>
        </draw:frame>
        <draw:frame draw:style-name="gr1" draw:text-style-name="P2" draw:layer="layout" svg:width="0.422cm" svg:height="0.475cm" svg:x="12.006cm" svg:y="20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1cm" svg:height="0.475cm" svg:x="2.2cm" svg:y="21.48cm">
          <draw:text-box>
            <text:p text:style-name="P1"><text:span text:style-name="T6">220. </text:span><text:span text:style-name="T4"><text:s/>Section 9.1 describes the UK’s efforts to develop a resolution which would further </text:span></text:p>
          </draw:text-box>
        </draw:frame>
        <draw:frame draw:style-name="gr1" draw:text-style-name="P2" draw:layer="layout" svg:width="16.626cm" svg:height="0.475cm" svg:x="2.2cm" svg:y="22.044cm">
          <draw:text-box>
            <text:p text:style-name="P1"><text:span text:style-name="T4">extend the OFF programme and authorise the UN Secretary-General to sell Iraqi oil and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8.109cm" svg:height="0.475cm" svg:x="2.2cm" svg:y="22.608cm">
          <draw:text-box>
            <text:p text:style-name="P1"><text:span text:style-name="T4">buy the full range of humanitarian supplies.</text:span></text:p>
          </draw:text-box>
        </draw:frame>
        <draw:frame draw:style-name="gr9" draw:text-style-name="P9" draw:layer="layout" svg:width="0.387cm" svg:height="0.23cm" svg:x="2.2cm" svg:y="25.103cm">
          <draw:text-box>
            <text:p text:style-name="P1"><text:span text:style-name="T10">114 </text:span></text:p>
          </draw:text-box>
        </draw:frame>
        <draw:line draw:style-name="gr8" draw:text-style-name="P8" draw:layer="layout" svg:x1="2.585cm" svg:y1="25.867cm" svg:x2="17.533cm" svg:y2="25.867cm">
          <text:p/>
        </draw:line>
        <draw:line draw:style-name="gr8" draw:text-style-name="P8" draw:layer="layout" svg:x1="2.199cm" svg:y1="26.29cm" svg:x2="10.63cm" svg:y2="26.29cm">
          <text:p/>
        </draw:line>
        <draw:frame draw:style-name="gr4" draw:text-style-name="P5" draw:layer="layout" svg:width="9.65cm" svg:height="0.395cm" svg:x="2.585cm" svg:y="25.087cm">
          <draw:text-box>
            <text:p text:style-name="P1"><text:span text:style-name="T11">Letter Owen to Manning, 20 March 2003, ‘Iraq – Oil for Food’. </text:span></text:p>
          </draw:text-box>
        </draw:frame>
        <draw:frame draw:style-name="gr9" draw:text-style-name="P9" draw:layer="layout" svg:width="0.387cm" svg:height="0.23cm" svg:x="2.2cm" svg:y="25.526cm">
          <draw:text-box>
            <text:p text:style-name="P1"><text:span text:style-name="T10">115 </text:span></text:p>
          </draw:text-box>
        </draw:frame>
        <draw:frame draw:style-name="gr4" draw:text-style-name="P5" draw:layer="layout" svg:width="14.857cm" svg:height="0.395cm" svg:x="2.585cm" svg:y="25.511cm">
          <draw:text-box>
            <text:p text:style-name="P1"><text:span text:style-name="T5">Letter Bowen to Chaplin, 25 March 2003, ‘Iraq: Post Conflict Objectives’ attaching Paper [draft], </text:span></text:p>
          </draw:text-box>
        </draw:frame>
        <draw:frame draw:style-name="gr4" draw:text-style-name="P5" draw:layer="layout" svg:width="8.485cm" svg:height="0.395cm" svg:x="2.2cm" svg:y="25.934cm">
          <draw:text-box>
            <text:p text:style-name="P1"><text:span text:style-name="T5">25 March 2003, ‘Iraq: British Post-Conflict Objectives’.</text:span><text:span text:style-name="T11"> </text:span></text:p>
          </draw:text-box>
        </draw:frame>
        <draw:frame draw:style-name="gr9" draw:text-style-name="P9" draw:layer="layout" svg:width="0.387cm" svg:height="0.23cm" svg:x="2.2cm" svg:y="26.373cm">
          <draw:text-box>
            <text:p text:style-name="P1"><text:span text:style-name="T10">116 </text:span></text:p>
          </draw:text-box>
        </draw:frame>
        <draw:line draw:style-name="gr8" draw:text-style-name="P8" draw:layer="layout" svg:x1="2.585cm" svg:y1="27.137cm" svg:x2="10.781cm" svg:y2="27.137cm">
          <text:p/>
        </draw:line>
        <draw:frame draw:style-name="gr4" draw:text-style-name="P5" draw:layer="layout" svg:width="7.08cm" svg:height="0.395cm" svg:x="2.585cm" svg:y="26.357cm">
          <draw:text-box>
            <text:p text:style-name="P1"><text:span text:style-name="T11">UN Security Council Resolution 1472 (2003). </text:span></text:p>
          </draw:text-box>
        </draw:frame>
        <draw:frame draw:style-name="gr9" draw:text-style-name="P9" draw:layer="layout" svg:width="0.387cm" svg:height="0.23cm" svg:x="2.2cm" svg:y="26.796cm">
          <draw:text-box>
            <text:p text:style-name="P1"><text:span text:style-name="T10">117 </text:span></text:p>
          </draw:text-box>
        </draw:frame>
        <draw:frame draw:style-name="gr4" draw:text-style-name="P5" draw:layer="layout" svg:width="8.235cm" svg:height="0.395cm" svg:x="2.585cm" svg:y="26.781cm">
          <draw:text-box>
            <text:p text:style-name="P1"><text:span text:style-name="T5">Paper IPU, 22 April 2003, ‘Oil/Energy policy for Iraq’.</text:span><text:span text:style-name="T11">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7</text:span></text:p>
          </draw:text-box>
        </draw:frame>
        <draw:frame draw:style-name="gr1" draw:text-style-name="P2" draw:layer="layout" svg:width="15.703cm" svg:height="0.475cm" svg:x="2.2cm" svg:y="2.525cm">
          <draw:text-box>
            <text:p text:style-name="P1"><text:span text:style-name="T6">221. </text:span><text:span text:style-name="T4"><text:s/>Mr Blair and President Bush discussed post-conflict issues at Camp David on </text:span></text:p>
          </draw:text-box>
        </draw:frame>
        <draw:frame draw:style-name="gr1" draw:text-style-name="P2" draw:layer="layout" svg:width="3.312cm" svg:height="0.475cm" svg:x="2.2cm" svg:y="3.09cm">
          <draw:text-box>
            <text:p text:style-name="P1"><text:span text:style-name="T4">26 and 27 March.</text:span></text:p>
          </draw:text-box>
        </draw:frame>
        <draw:frame draw:style-name="gr6" draw:text-style-name="P7" draw:layer="layout" svg:width="0.391cm" svg:height="0.276cm" svg:x="5.495cm" svg:y="3.108cm">
          <draw:text-box>
            <text:p text:style-name="P1"><text:span text:style-name="T9">118</text:span></text:p>
          </draw:text-box>
        </draw:frame>
        <draw:frame draw:style-name="gr1" draw:text-style-name="P2" draw:layer="layout" svg:width="16.52cm" svg:height="0.475cm" svg:x="2.2cm" svg:y="4.004cm">
          <draw:text-box>
            <text:p text:style-name="P1"><text:span text:style-name="T6">222. </text:span><text:span text:style-name="T4"><text:s/>In advance of the meeting, Mr Straw’s Private Office sent Mr Rycroft a negotiating </text:span></text:p>
          </draw:text-box>
        </draw:frame>
        <draw:frame draw:style-name="gr1" draw:text-style-name="P2" draw:layer="layout" svg:width="16.639cm" svg:height="0.475cm" svg:x="2.2cm" svg:y="4.568cm">
          <draw:text-box>
            <text:p text:style-name="P1"><text:span text:style-name="T4">brief for what was to become resolution 1483, the resolution defining the roles of the UN </text:span></text:p>
          </draw:text-box>
        </draw:frame>
        <draw:frame draw:style-name="gr1" draw:text-style-name="P2" draw:layer="layout" svg:width="6.995cm" svg:height="0.475cm" svg:x="2.2cm" svg:y="5.133cm">
          <draw:text-box>
            <text:p text:style-name="P1"><text:span text:style-name="T4">and the Coalition in post-conflict Iraq.</text:span></text:p>
          </draw:text-box>
        </draw:frame>
        <draw:frame draw:style-name="gr6" draw:text-style-name="P7" draw:layer="layout" svg:width="0.391cm" svg:height="0.276cm" svg:x="9.165cm" svg:y="5.152cm">
          <draw:text-box>
            <text:p text:style-name="P1"><text:span text:style-name="T9">119</text:span></text:p>
          </draw:text-box>
        </draw:frame>
        <draw:frame draw:style-name="gr1" draw:text-style-name="P2" draw:layer="layout" svg:width="0.422cm" svg:height="0.475cm" svg:x="9.559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8cm" svg:height="0.475cm" svg:x="2.2cm" svg:y="6.047cm">
          <draw:text-box>
            <text:p text:style-name="P1"><text:span text:style-name="T6">223. </text:span><text:span text:style-name="T4"><text:s/>The negotiating brief, prepared by the IPU, identified five “key issues” on which US </text:span></text:p>
          </draw:text-box>
        </draw:frame>
        <draw:frame draw:style-name="gr1" draw:text-style-name="P2" draw:layer="layout" svg:width="16.554cm" svg:height="0.475cm" svg:x="2.2cm" svg:y="6.612cm">
          <draw:text-box>
            <text:p text:style-name="P1"><text:span text:style-name="T4">and UK positions differed, including the arrangements for dealing with Iraqi oil revenues:</text:span></text:p>
          </draw:text-box>
        </draw:frame>
        <draw:frame draw:style-name="gr1" draw:text-style-name="P2" draw:layer="layout" svg:width="15.407cm" svg:height="0.475cm" svg:x="2.95cm" svg:y="7.526cm">
          <draw:text-box>
            <text:p text:style-name="P1"><text:span text:style-name="T4">“</text:span><text:span text:style-name="T4">Some in the US are … tempted to arrogate to themselves charge of the direction </text:span></text:p>
          </draw:text-box>
        </draw:frame>
        <draw:frame draw:style-name="gr1" draw:text-style-name="P2" draw:layer="layout" svg:width="15.475cm" svg:height="0.475cm" svg:x="2.95cm" svg:y="8.091cm">
          <draw:text-box>
            <text:p text:style-name="P1"><text:span text:style-name="T4">of a Trust Fund for Iraqi oil and other revenues, which will be used for meeting the </text:span></text:p>
          </draw:text-box>
        </draw:frame>
        <draw:frame draw:style-name="gr1" draw:text-style-name="P2" draw:layer="layout" svg:width="15.085cm" svg:height="0.475cm" svg:x="2.95cm" svg:y="8.655cm">
          <draw:text-box>
            <text:p text:style-name="P1"><text:span text:style-name="T4">costs of their administration of Iraq as well as for reconstruction … this will open </text:span></text:p>
          </draw:text-box>
        </draw:frame>
        <draw:frame draw:style-name="gr1" draw:text-style-name="P2" draw:layer="layout" svg:width="15.09cm" svg:height="0.475cm" svg:x="2.95cm" svg:y="9.22cm">
          <draw:text-box>
            <text:p text:style-name="P1"><text:span text:style-name="T4">them (and by association us) to criticism that they are reneging on their promise </text:span></text:p>
          </draw:text-box>
        </draw:frame>
        <draw:frame draw:style-name="gr1" draw:text-style-name="P2" draw:layer="layout" svg:width="9.641cm" svg:height="0.475cm" svg:x="2.95cm" svg:y="9.784cm">
          <draw:text-box>
            <text:p text:style-name="P1"><text:span text:style-name="T4">to devote the oil revenues exclusively to the Iraqis.”</text:span></text:p>
          </draw:text-box>
        </draw:frame>
        <draw:frame draw:style-name="gr1" draw:text-style-name="P2" draw:layer="layout" svg:width="14.535cm" svg:height="0.475cm" svg:x="2.2cm" svg:y="10.698cm">
          <draw:text-box>
            <text:p text:style-name="P1"><text:span text:style-name="T6">224. </text:span><text:span text:style-name="T4"><text:s/>Such a proposition had “nil chance” of approval by the Security Council:</text:span></text:p>
          </draw:text-box>
        </draw:frame>
        <draw:frame draw:style-name="gr1" draw:text-style-name="P2" draw:layer="layout" svg:width="15.471cm" svg:height="0.475cm" svg:x="2.95cm" svg:y="11.613cm">
          <draw:text-box>
            <text:p text:style-name="P1"><text:span text:style-name="T4">“</text:span><text:span text:style-name="T4">Either the UN or the Iraqis themselves (perhaps with World Bank/IMF help) must <text:s/></text:span></text:p>
          </draw:text-box>
        </draw:frame>
        <draw:frame draw:style-name="gr1" draw:text-style-name="P2" draw:layer="layout" svg:width="13.333cm" svg:height="0.475cm" svg:x="2.95cm" svg:y="12.177cm">
          <draw:text-box>
            <text:p text:style-name="P1"><text:span text:style-name="T4">be seen to be in control of Iraqi revenues – certainly not the Coalition.” </text:span></text:p>
          </draw:text-box>
        </draw:frame>
        <draw:frame draw:style-name="gr1" draw:text-style-name="P2" draw:layer="layout" svg:width="13.142cm" svg:height="0.475cm" svg:x="2.2cm" svg:y="13.092cm">
          <draw:text-box>
            <text:p text:style-name="P1"><text:span text:style-name="T6">225. </text:span><text:span text:style-name="T4"><text:s/>The brief concluded that, overall, the US approach amounted to:</text:span></text:p>
          </draw:text-box>
        </draw:frame>
        <draw:frame draw:style-name="gr1" draw:text-style-name="P2" draw:layer="layout" svg:width="15.17cm" svg:height="0.475cm" svg:x="2.95cm" svg:y="14.006cm">
          <draw:text-box>
            <text:p text:style-name="P1"><text:span text:style-name="T4">“… </text:span><text:span text:style-name="T4">asking the UNSC [Security Council] to endorse Coalition military control over </text:span></text:p>
          </draw:text-box>
        </draw:frame>
        <draw:frame draw:style-name="gr1" draw:text-style-name="P2" draw:layer="layout" svg:width="15.814cm" svg:height="0.475cm" svg:x="2.95cm" svg:y="14.571cm">
          <draw:text-box>
            <text:p text:style-name="P1"><text:span text:style-name="T4">Iraq’s transitional administration, its representative institutions and its revenues until </text:span></text:p>
          </draw:text-box>
        </draw:frame>
        <draw:frame draw:style-name="gr1" draw:text-style-name="P2" draw:layer="layout" svg:width="12.634cm" svg:height="0.475cm" svg:x="2.95cm" svg:y="15.135cm">
          <draw:text-box>
            <text:p text:style-name="P1"><text:span text:style-name="T4">such time as a fully-fledged Iraqi government is ready to take over.”</text:span></text:p>
          </draw:text-box>
        </draw:frame>
        <draw:frame draw:style-name="gr1" draw:text-style-name="P2" draw:layer="layout" svg:width="15.775cm" svg:height="0.475cm" svg:x="2.2cm" svg:y="16.05cm">
          <draw:text-box>
            <text:p text:style-name="P1"><text:span text:style-name="T6">226. </text:span><text:span text:style-name="T4"><text:s/>The brief set out a number of “propositions” which the IPU hoped Mr Blair and </text:span></text:p>
          </draw:text-box>
        </draw:frame>
        <draw:frame draw:style-name="gr1" draw:text-style-name="P2" draw:layer="layout" svg:width="7.47cm" svg:height="0.475cm" svg:x="2.2cm" svg:y="16.614cm">
          <draw:text-box>
            <text:p text:style-name="P1"><text:span text:style-name="T4">President Bush would agree, including: </text:span></text:p>
          </draw:text-box>
        </draw:frame>
        <draw:frame draw:style-name="gr1" draw:text-style-name="P2" draw:layer="layout" svg:width="13.088cm" svg:height="0.475cm" svg:x="2.95cm" svg:y="17.528cm">
          <draw:text-box>
            <text:p text:style-name="P1"><text:span text:style-name="T4">“</text:span><text:span text:style-name="T4">The UN or the Iraqis, not the Coalition, should manage oil revenues.”</text:span></text:p>
          </draw:text-box>
        </draw:frame>
        <draw:frame draw:style-name="gr1" draw:text-style-name="P2" draw:layer="layout" svg:width="16.698cm" svg:height="0.475cm" svg:x="2.2cm" svg:y="18.443cm">
          <draw:text-box>
            <text:p text:style-name="P1"><text:span text:style-name="T6">227. </text:span><text:span text:style-name="T4"><text:s/>Also as briefing for the meeting, Mr Straw sent Mr Blair an FCO paper on Phase IV </text:span></text:p>
          </draw:text-box>
        </draw:frame>
        <draw:frame draw:style-name="gr1" draw:text-style-name="P2" draw:layer="layout" svg:width="1.323cm" svg:height="0.475cm" svg:x="2.2cm" svg:y="19.007cm">
          <draw:text-box>
            <text:p text:style-name="P1"><text:span text:style-name="T4">issues.</text:span></text:p>
          </draw:text-box>
        </draw:frame>
        <draw:frame draw:style-name="gr6" draw:text-style-name="P7" draw:layer="layout" svg:width="0.408cm" svg:height="0.276cm" svg:x="3.518cm" svg:y="19.026cm">
          <draw:text-box>
            <text:p text:style-name="P1"><text:span text:style-name="T9">120</text:span></text:p>
          </draw:text-box>
        </draw:frame>
        <draw:frame draw:style-name="gr1" draw:text-style-name="P2" draw:layer="layout" svg:width="0.422cm" svg:height="0.475cm" svg:x="3.929cm" svg:y="19.0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cm" svg:height="0.475cm" svg:x="2.2cm" svg:y="19.922cm">
          <draw:text-box>
            <text:p text:style-name="P1"><text:span text:style-name="T6">228. </text:span><text:span text:style-name="T4"><text:s/>The FCO advised that, on oil sector management, the US and UK agreed that the </text:span></text:p>
          </draw:text-box>
        </draw:frame>
        <draw:frame draw:style-name="gr1" draw:text-style-name="P2" draw:layer="layout" svg:width="5.565cm" svg:height="0.475cm" svg:x="2.2cm" svg:y="20.486cm">
          <draw:text-box>
            <text:p text:style-name="P1"><text:span text:style-name="T4">“</text:span><text:span text:style-name="T4">overarching principles” were:</text:span></text:p>
          </draw:text-box>
        </draw:frame>
        <draw:frame draw:style-name="gr2" draw:text-style-name="P3" draw:layer="layout" svg:width="0.634cm" svg:height="0.712cm" svg:x="2.95cm" svg:y="21.2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67cm" svg:height="0.475cm" svg:x="3.7cm" svg:y="21.401cm">
          <draw:text-box>
            <text:p text:style-name="P1"><text:span text:style-name="T4">disruption to the flow of Iraqi oil should be minimised;</text:span></text:p>
          </draw:text-box>
        </draw:frame>
        <draw:frame draw:style-name="gr2" draw:text-style-name="P3" draw:layer="layout" svg:width="0.634cm" svg:height="0.712cm" svg:x="2.95cm" svg:y="21.909cm">
          <draw:text-box>
            <text:p text:style-name="P1"><text:span text:style-name="T7">•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3.121cm" svg:height="0.475cm" svg:x="3.7cm" svg:y="22.065cm">
          <draw:text-box>
            <text:p text:style-name="P1"><text:span text:style-name="T4">Iraq’s oil wealth should be used for the benefit of the Iraqi people; and</text:span></text:p>
          </draw:text-box>
        </draw:frame>
        <draw:frame draw:style-name="gr9" draw:text-style-name="P9" draw:layer="layout" svg:width="0.387cm" svg:height="0.23cm" svg:x="2.2cm" svg:y="24.256cm">
          <draw:text-box>
            <text:p text:style-name="P1"><text:span text:style-name="T10">118 </text:span></text:p>
          </draw:text-box>
        </draw:frame>
        <draw:frame draw:style-name="gr4" draw:text-style-name="P5" draw:layer="layout" svg:width="15.691cm" svg:height="0.395cm" svg:x="2.585cm" svg:y="24.241cm">
          <draw:text-box>
            <text:p text:style-name="P1"><text:span text:style-name="T11">Letter Manning to McDonald, 28 March 2003, Prime Minister’s Meeting with President Bush at Camp </text:span></text:p>
          </draw:text-box>
        </draw:frame>
        <draw:line draw:style-name="gr8" draw:text-style-name="P8" draw:layer="layout" svg:x1="2.585cm" svg:y1="25.444cm" svg:x2="18.799cm" svg:y2="25.444cm">
          <text:p/>
        </draw:line>
        <draw:line draw:style-name="gr8" draw:text-style-name="P8" draw:layer="layout" svg:x1="2.199cm" svg:y1="25.867cm" svg:x2="18.509cm" svg:y2="25.867cm">
          <text:p/>
        </draw:line>
        <draw:line draw:style-name="gr8" draw:text-style-name="P8" draw:layer="layout" svg:x1="2.199cm" svg:y1="26.29cm" svg:x2="3.63cm" svg:y2="26.29cm">
          <text:p/>
        </draw:line>
        <draw:frame draw:style-name="gr4" draw:text-style-name="P5" draw:layer="layout" svg:width="4.447cm" svg:height="0.395cm" svg:x="2.2cm" svg:y="24.664cm">
          <draw:text-box>
            <text:p text:style-name="P1"><text:span text:style-name="T11">David: Dinner</text:span><text:span text:style-name="T13"> </text:span><text:span text:style-name="T11">on 26 March’. </text:span></text:p>
          </draw:text-box>
        </draw:frame>
        <draw:frame draw:style-name="gr9" draw:text-style-name="P9" draw:layer="layout" svg:width="0.387cm" svg:height="0.23cm" svg:x="2.2cm" svg:y="25.103cm">
          <draw:text-box>
            <text:p text:style-name="P1"><text:span text:style-name="T10">119 </text:span></text:p>
          </draw:text-box>
        </draw:frame>
        <draw:frame draw:style-name="gr4" draw:text-style-name="P5" draw:layer="layout" svg:width="16.127cm" svg:height="0.395cm" svg:x="2.585cm" svg:y="25.087cm">
          <draw:text-box>
            <text:p text:style-name="P1"><text:span text:style-name="T5">Letter Owen to Rycroft, 25 March 2003, ‘Prime Minister’s Visit to Washington: Iraq: UN Security Council </text:span></text:p>
          </draw:text-box>
        </draw:frame>
        <draw:frame draw:style-name="gr4" draw:text-style-name="P5" draw:layer="layout" svg:width="16.186cm" svg:height="0.395cm" svg:x="2.2cm" svg:y="25.511cm">
          <draw:text-box>
            <text:p text:style-name="P1"><text:span text:style-name="T5">Resolution on Phase IV’ attaching Paper Iraq Planning Unit, 25 March 2003, ‘Iraq: Phase IV: Authorising </text:span></text:p>
          </draw:text-box>
        </draw:frame>
        <draw:frame draw:style-name="gr4" draw:text-style-name="P5" draw:layer="layout" svg:width="1.424cm" svg:height="0.395cm" svg:x="2.2cm" svg:y="25.934cm">
          <draw:text-box>
            <text:p text:style-name="P1"><text:span text:style-name="T5">UNSCR’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20 </text:span></text:p>
          </draw:text-box>
        </draw:frame>
        <draw:frame draw:style-name="gr4" draw:text-style-name="P5" draw:layer="layout" svg:width="15.907cm" svg:height="0.395cm" svg:x="2.6cm" svg:y="26.357cm">
          <draw:text-box>
            <text:p text:style-name="P1"><text:span text:style-name="T11">Letter Straw to Prime Minister, 25 March 2003, ‘Camp David: Post-Iraq Policies’ attaching Paper FCO, </text:span></text:p>
          </draw:text-box>
        </draw:frame>
        <draw:frame draw:style-name="gr4" draw:text-style-name="P5" draw:layer="layout" svg:width="6.225cm" svg:height="0.395cm" svg:x="2.2cm" svg:y="26.781cm">
          <draw:text-box>
            <text:p text:style-name="P1"><text:span text:style-name="T11">25 March 2003, ‘Iraq: Phase IV Issues’.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5cm" svg:height="0.475cm" svg:x="3.7cm" svg:y="2.525cm">
          <draw:text-box>
            <text:p text:style-name="P1"><text:span text:style-name="T4">Iraqi oil business should be handled in as transparent and even-handed a </text:span></text:p>
          </draw:text-box>
        </draw:frame>
        <draw:frame draw:style-name="gr1" draw:text-style-name="P2" draw:layer="layout" svg:width="3.804cm" svg:height="0.475cm" svg:x="3.7cm" svg:y="3.09cm">
          <draw:text-box>
            <text:p text:style-name="P1"><text:span text:style-name="T4">manner as possible.</text:span></text:p>
          </draw:text-box>
        </draw:frame>
        <draw:frame draw:style-name="gr1" draw:text-style-name="P2" draw:layer="layout" svg:width="16.283cm" svg:height="0.475cm" svg:x="2.2cm" svg:y="4.004cm">
          <draw:text-box>
            <text:p text:style-name="P1"><text:span text:style-name="T6">229. </text:span><text:span text:style-name="T4"><text:s/>The US and UK also agreed that all decisions on the development of the Iraqi oil </text:span></text:p>
          </draw:text-box>
        </draw:frame>
        <draw:frame draw:style-name="gr1" draw:text-style-name="P2" draw:layer="layout" svg:width="16.635cm" svg:height="0.475cm" svg:x="2.2cm" svg:y="4.568cm">
          <draw:text-box>
            <text:p text:style-name="P1"><text:span text:style-name="T4">industry (such as privatisation and the exploration of new fields) should be deferred until </text:span></text:p>
          </draw:text-box>
        </draw:frame>
        <draw:frame draw:style-name="gr1" draw:text-style-name="P2" draw:layer="layout" svg:width="7.11cm" svg:height="0.475cm" svg:x="2.2cm" svg:y="5.133cm">
          <draw:text-box>
            <text:p text:style-name="P1"><text:span text:style-name="T4">a new Iraqi Government was in place.</text:span></text:p>
          </draw:text-box>
        </draw:frame>
        <draw:frame draw:style-name="gr1" draw:text-style-name="P2" draw:layer="layout" svg:width="16.114cm" svg:height="0.475cm" svg:x="2.2cm" svg:y="6.047cm">
          <draw:text-box>
            <text:p text:style-name="P1"><text:span text:style-name="T6">230. </text:span><text:span text:style-name="T4"><text:s/>The FCO advised that the US was considering setting up a trust fund for oil and </text:span></text:p>
          </draw:text-box>
        </draw:frame>
        <draw:frame draw:style-name="gr1" draw:text-style-name="P2" draw:layer="layout" svg:width="8.249cm" svg:height="0.475cm" svg:x="2.2cm" svg:y="6.612cm">
          <draw:text-box>
            <text:p text:style-name="P1"><text:span text:style-name="T4">other revenues. Whatever the arrangement:</text:span></text:p>
          </draw:text-box>
        </draw:frame>
        <draw:frame draw:style-name="gr1" draw:text-style-name="P2" draw:layer="layout" svg:width="15.946cm" svg:height="0.475cm" svg:x="2.95cm" svg:y="7.526cm">
          <draw:text-box>
            <text:p text:style-name="P1"><text:span text:style-name="T4">“… </text:span><text:span text:style-name="T4">the key point is that </text:span><text:span text:style-name="T14">decisions on using the funds should not be taken by the </text:span></text:p>
          </draw:text-box>
        </draw:frame>
        <draw:frame draw:style-name="gr1" draw:text-style-name="P2" draw:layer="layout" svg:width="15.644cm" svg:height="0.475cm" svg:x="2.95cm" svg:y="8.091cm">
          <draw:text-box>
            <text:p text:style-name="P1"><text:span text:style-name="T14">Coalition</text:span><text:span text:style-name="T4">. Until the Iraqi interim authority has the capacity to operate a budget, the </text:span></text:p>
          </draw:text-box>
        </draw:frame>
        <draw:frame draw:style-name="gr1" draw:text-style-name="P2" draw:layer="layout" svg:width="15.462cm" svg:height="0.475cm" svg:x="2.95cm" svg:y="8.655cm">
          <draw:text-box>
            <text:p text:style-name="P1"><text:span text:style-name="T4">UN Secretary-General (or the UN Special Co-ordinator) should continue to decide </text:span></text:p>
          </draw:text-box>
        </draw:frame>
        <draw:frame draw:style-name="gr1" draw:text-style-name="P2" draw:layer="layout" svg:width="14.387cm" svg:height="0.475cm" svg:x="2.95cm" svg:y="9.22cm">
          <draw:text-box>
            <text:p text:style-name="P1"><text:span text:style-name="T4">on spending priorities, as he will do under the amended OFF arrangements.”</text:span></text:p>
          </draw:text-box>
        </draw:frame>
        <draw:frame draw:style-name="gr1" draw:text-style-name="P2" draw:layer="layout" svg:width="14.967cm" svg:height="0.475cm" svg:x="2.2cm" svg:y="10.134cm">
          <draw:text-box>
            <text:p text:style-name="P1"><text:span text:style-name="T6">231. </text:span><text:span text:style-name="T4"><text:s/>The FCO also advised that Iraq’s oil revenues would not cover the cost of </text:span></text:p>
          </draw:text-box>
        </draw:frame>
        <draw:frame draw:style-name="gr1" draw:text-style-name="P2" draw:layer="layout" svg:width="15.987cm" svg:height="0.475cm" svg:x="2.2cm" svg:y="10.698cm">
          <draw:text-box>
            <text:p text:style-name="P1"><text:span text:style-name="T4">reconstruction, particularly in the short term. The cost of reconstruction needed to be </text:span></text:p>
          </draw:text-box>
        </draw:frame>
        <draw:frame draw:style-name="gr1" draw:text-style-name="P2" draw:layer="layout" svg:width="5.34cm" svg:height="0.475cm" svg:x="2.2cm" svg:y="11.263cm">
          <draw:text-box>
            <text:p text:style-name="P1"><text:span text:style-name="T4">shared with other countries. </text:span></text:p>
          </draw:text-box>
        </draw:frame>
        <draw:frame draw:style-name="gr1" draw:text-style-name="P2" draw:layer="layout" svg:width="16.402cm" svg:height="0.475cm" svg:x="2.2cm" svg:y="12.177cm">
          <draw:text-box>
            <text:p text:style-name="P1"><text:span text:style-name="T6">232. </text:span><text:span text:style-name="T4"><text:s/>The UK Treasury received a paper from the US Treasury on 26 March, proposing </text:span></text:p>
          </draw:text-box>
        </draw:frame>
        <draw:frame draw:style-name="gr1" draw:text-style-name="P2" draw:layer="layout" svg:width="5.954cm" svg:height="0.475cm" svg:x="2.2cm" svg:y="12.742cm">
          <draw:text-box>
            <text:p text:style-name="P1"><text:span text:style-name="T4">the creation of two Trust Funds:</text:span></text:p>
          </draw:text-box>
        </draw:frame>
        <draw:frame draw:style-name="gr2" draw:text-style-name="P3" draw:layer="layout" svg:width="0.634cm" svg:height="0.712cm" svg:x="2.95cm" svg:y="13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4cm" svg:height="0.475cm" svg:x="3.7cm" svg:y="13.656cm">
          <draw:text-box>
            <text:p text:style-name="P1"><text:span text:style-name="T4">one to hold donor funds, to be administered by the World Bank; and</text:span></text:p>
          </draw:text-box>
        </draw:frame>
        <draw:frame draw:style-name="gr2" draw:text-style-name="P3" draw:layer="layout" svg:width="0.634cm" svg:height="0.712cm" svg:x="2.95cm" svg:y="14.1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5cm" svg:height="0.475cm" svg:x="3.7cm" svg:y="14.321cm">
          <draw:text-box>
            <text:p text:style-name="P1"><text:span text:style-name="T4">one – the Iraqi Economic Recovery Fund (IERF) – to hold oil revenues and </text:span></text:p>
          </draw:text-box>
        </draw:frame>
        <draw:frame draw:style-name="gr1" draw:text-style-name="P2" draw:layer="layout" svg:width="15.081cm" svg:height="0.475cm" svg:x="3.7cm" svg:y="14.885cm">
          <draw:text-box>
            <text:p text:style-name="P1"><text:span text:style-name="T4">unfrozen Iraqi assets. The IMF would manage and invest the IERF’s assets, but </text:span></text:p>
          </draw:text-box>
        </draw:frame>
        <draw:frame draw:style-name="gr1" draw:text-style-name="P2" draw:layer="layout" svg:width="14.861cm" svg:height="0.475cm" svg:x="3.7cm" svg:y="15.45cm">
          <draw:text-box>
            <text:p text:style-name="P1"><text:span text:style-name="T4">the “CPA/IIA” [Coalition Provisional Authority/Iraq Interim Authority] would have </text:span></text:p>
          </draw:text-box>
        </draw:frame>
        <draw:frame draw:style-name="gr1" draw:text-style-name="P2" draw:layer="layout" svg:width="8.93cm" svg:height="0.475cm" svg:x="3.7cm" svg:y="16.014cm">
          <draw:text-box>
            <text:p text:style-name="P1"><text:span text:style-name="T4">sole authority over how IERF funds were spent.</text:span></text:p>
          </draw:text-box>
        </draw:frame>
        <draw:frame draw:style-name="gr6" draw:text-style-name="P7" draw:layer="layout" svg:width="0.408cm" svg:height="0.276cm" svg:x="12.594cm" svg:y="16.033cm">
          <draw:text-box>
            <text:p text:style-name="P1"><text:span text:style-name="T9">121</text:span></text:p>
          </draw:text-box>
        </draw:frame>
        <draw:frame draw:style-name="gr1" draw:text-style-name="P2" draw:layer="layout" svg:width="14.128cm" svg:height="0.475cm" svg:x="2.2cm" svg:y="16.928cm">
          <draw:text-box>
            <text:p text:style-name="P1"><text:span text:style-name="T6">233. </text:span><text:span text:style-name="T4"><text:s/>Mr Blair and President Bush met at Camp David on 26 and 27 March.</text:span></text:p>
          </draw:text-box>
        </draw:frame>
        <draw:frame draw:style-name="gr6" draw:text-style-name="P7" draw:layer="layout" svg:width="0.408cm" svg:height="0.276cm" svg:x="16.248cm" svg:y="16.947cm">
          <draw:text-box>
            <text:p text:style-name="P1"><text:span text:style-name="T9">122</text:span></text:p>
          </draw:text-box>
        </draw:frame>
        <draw:frame draw:style-name="gr1" draw:text-style-name="P2" draw:layer="layout" svg:width="1.941cm" svg:height="0.475cm" svg:x="16.66cm" svg:y="16.928cm">
          <draw:text-box>
            <text:p text:style-name="P1"><text:span text:style-name="T4"><text:s/></text:span><text:span text:style-name="T4">At dinner </text:span></text:p>
          </draw:text-box>
        </draw:frame>
        <draw:frame draw:style-name="gr1" draw:text-style-name="P2" draw:layer="layout" svg:width="16.279cm" svg:height="0.475cm" svg:x="2.2cm" svg:y="17.493cm">
          <draw:text-box>
            <text:p text:style-name="P1"><text:span text:style-name="T4">on the first evening, Mr Blair told President Bush that he did not want his visit to Camp </text:span></text:p>
          </draw:text-box>
        </draw:frame>
        <draw:frame draw:style-name="gr1" draw:text-style-name="P2" draw:layer="layout" svg:width="15.627cm" svg:height="0.475cm" svg:x="2.2cm" svg:y="18.057cm">
          <draw:text-box>
            <text:p text:style-name="P1"><text:span text:style-name="T4">David to focus primarily on a resolution to deal with post-conflict Iraq. The question </text:span></text:p>
          </draw:text-box>
        </draw:frame>
        <draw:frame draw:style-name="gr1" draw:text-style-name="P2" draw:layer="layout" svg:width="16.051cm" svg:height="0.475cm" svg:x="2.2cm" svg:y="18.622cm">
          <draw:text-box>
            <text:p text:style-name="P1"><text:span text:style-name="T4">about what sort of resolution was needed for the administration and reconstruction of </text:span></text:p>
          </draw:text-box>
        </draw:frame>
        <draw:frame draw:style-name="gr1" draw:text-style-name="P2" draw:layer="layout" svg:width="4.354cm" svg:height="0.475cm" svg:x="2.2cm" svg:y="19.186cm">
          <draw:text-box>
            <text:p text:style-name="P1"><text:span text:style-name="T4">Iraq should be parked. </text:span></text:p>
          </draw:text-box>
        </draw:frame>
        <draw:frame draw:style-name="gr1" draw:text-style-name="P2" draw:layer="layout" svg:width="15.441cm" svg:height="0.475cm" svg:x="2.2cm" svg:y="20.101cm">
          <draw:text-box>
            <text:p text:style-name="P1"><text:span text:style-name="T6">234. </text:span><text:span text:style-name="T4"><text:s/>Mr Rycroft sent Mr Blair a UK Treasury paper considering the US Treasury’s </text:span></text:p>
          </draw:text-box>
        </draw:frame>
        <draw:frame draw:style-name="gr1" draw:text-style-name="P2" draw:layer="layout" svg:width="9.637cm" svg:height="0.475cm" svg:x="2.2cm" svg:y="20.665cm">
          <draw:text-box>
            <text:p text:style-name="P1"><text:span text:style-name="T4">proposal to establish two Trust Funds on 31 March.</text:span></text:p>
          </draw:text-box>
        </draw:frame>
        <draw:frame draw:style-name="gr6" draw:text-style-name="P7" draw:layer="layout" svg:width="0.408cm" svg:height="0.276cm" svg:x="11.8cm" svg:y="20.684cm">
          <draw:text-box>
            <text:p text:style-name="P1"><text:span text:style-name="T9">123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line draw:style-name="gr8" draw:text-style-name="P8" draw:layer="layout" svg:x1="2.6cm" svg:y1="25.02cm" svg:x2="17.953cm" svg:y2="25.02cm">
          <text:p/>
        </draw:line>
        <draw:line draw:style-name="gr8" draw:text-style-name="P8" draw:layer="layout" svg:x1="2.199cm" svg:y1="25.444cm" svg:x2="9.056cm" svg:y2="25.444cm">
          <text:p/>
        </draw:line>
        <draw:frame draw:style-name="gr1" draw:text-style-name="P2" draw:layer="layout" svg:width="0.422cm" svg:height="0.475cm" svg:x="12.212cm" svg:y="20.665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21 </text:span></text:p>
          </draw:text-box>
        </draw:frame>
        <draw:frame draw:style-name="gr4" draw:text-style-name="P5" draw:layer="layout" svg:width="15.276cm" svg:height="0.395cm" svg:x="2.6cm" svg:y="24.664cm">
          <draw:text-box>
            <text:p text:style-name="P1"><text:span text:style-name="T5">Paper Treasury, 28 March 2003, ‘International Oversight of Iraqi Reconstruction’ attaching Fax US </text:span></text:p>
          </draw:text-box>
        </draw:frame>
        <draw:frame draw:style-name="gr4" draw:text-style-name="P5" draw:layer="layout" svg:width="6.894cm" svg:height="0.395cm" svg:x="2.2cm" svg:y="25.087cm">
          <draw:text-box>
            <text:p text:style-name="P1"><text:span text:style-name="T5">official to Cunliffe, 26 March 2003, [untitled].</text:span><text:span text:style-name="T11">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22 </text:span></text:p>
          </draw:text-box>
        </draw:frame>
        <draw:frame draw:style-name="gr4" draw:text-style-name="P5" draw:layer="layout" svg:width="15.691cm" svg:height="0.395cm" svg:x="2.6cm" svg:y="25.511cm">
          <draw:text-box>
            <text:p text:style-name="P1"><text:span text:style-name="T11">Letter Manning to McDonald, 28 March 2003, Prime Minister’s Meeting with President Bush at Camp </text:span></text:p>
          </draw:text-box>
        </draw:frame>
        <draw:frame draw:style-name="gr4" draw:text-style-name="P5" draw:layer="layout" svg:width="4.447cm" svg:height="0.395cm" svg:x="2.2cm" svg:y="25.934cm">
          <draw:text-box>
            <text:p text:style-name="P1"><text:span text:style-name="T11">David: Dinner</text:span><text:span text:style-name="T13"> </text:span><text:span text:style-name="T11">on 26 March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23 </text:span></text:p>
          </draw:text-box>
        </draw:frame>
        <draw:frame draw:style-name="gr4" draw:text-style-name="P5" draw:layer="layout" svg:width="16.165cm" svg:height="0.395cm" svg:x="2.6cm" svg:y="26.357cm">
          <draw:text-box>
            <text:p text:style-name="P1"><text:span text:style-name="T11">Minute Rycroft to Blair, 31 March 2003, ‘Iraq: Reconstruction’ attaching Paper Treasury, 28 March 2003, </text:span></text:p>
          </draw:text-box>
        </draw:frame>
        <draw:frame draw:style-name="gr4" draw:text-style-name="P5" draw:layer="layout" svg:width="7.491cm" svg:height="0.395cm" svg:x="2.2cm" svg:y="26.781cm">
          <draw:text-box>
            <text:p text:style-name="P1"><text:span text:style-name="T11">‘</text:span><text:span text:style-name="T11">International Oversight of Iraqi Reconstruction’.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09</text:span></text:p>
          </draw:text-box>
        </draw:frame>
        <draw:frame draw:style-name="gr1" draw:text-style-name="P2" draw:layer="layout" svg:width="16.266cm" svg:height="0.475cm" svg:x="2.2cm" svg:y="2.525cm">
          <draw:text-box>
            <text:p text:style-name="P1"><text:span text:style-name="T6">235. </text:span><text:span text:style-name="T4"><text:s/>The UK Treasury advised that the main problem with the US proposal was that it </text:span></text:p>
          </draw:text-box>
        </draw:frame>
        <draw:frame draw:style-name="gr1" draw:text-style-name="P2" draw:layer="layout" svg:width="16.44cm" svg:height="0.475cm" svg:x="2.2cm" svg:y="3.09cm">
          <draw:text-box>
            <text:p text:style-name="P1"><text:span text:style-name="T4">assumed a certain interim governance arrangement for post-conflict Iraq which had not </text:span></text:p>
          </draw:text-box>
        </draw:frame>
        <draw:frame draw:style-name="gr1" draw:text-style-name="P2" draw:layer="layout" svg:width="14.116cm" svg:height="0.475cm" svg:x="2.2cm" svg:y="3.654cm">
          <draw:text-box>
            <text:p text:style-name="P1"><text:span text:style-name="T4">yet been endorsed internationally. The “best outcome” for the UK would be:</text:span></text:p>
          </draw:text-box>
        </draw:frame>
        <draw:frame draw:style-name="gr1" draw:text-style-name="P2" draw:layer="layout" svg:width="15.619cm" svg:height="0.475cm" svg:x="2.95cm" svg:y="4.568cm">
          <draw:text-box>
            <text:p text:style-name="P1"><text:span text:style-name="T4">“… </text:span><text:span text:style-name="T4">a UN-authorised Transitional Administration or Iraqi Government, accompanied </text:span></text:p>
          </draw:text-box>
        </draw:frame>
        <draw:frame draw:style-name="gr1" draw:text-style-name="P2" draw:layer="layout" svg:width="12.376cm" svg:height="0.475cm" svg:x="2.95cm" svg:y="5.133cm">
          <draw:text-box>
            <text:p text:style-name="P1"><text:span text:style-name="T4">by a ‘Consultative Group’ of donors … chaired by the World Bank.</text:span></text:p>
          </draw:text-box>
        </draw:frame>
        <draw:frame draw:style-name="gr1" draw:text-style-name="P2" draw:layer="layout" svg:width="15.801cm" svg:height="0.475cm" svg:x="2.95cm" svg:y="6.047cm">
          <draw:text-box>
            <text:p text:style-name="P1"><text:span text:style-name="T4">“</text:span><text:span text:style-name="T4">Initially oil funds might continue to be managed under the Oil-for-Food programme. </text:span></text:p>
          </draw:text-box>
        </draw:frame>
        <draw:frame draw:style-name="gr1" draw:text-style-name="P2" draw:layer="layout" svg:width="14.992cm" svg:height="0.475cm" svg:x="2.95cm" svg:y="6.612cm">
          <draw:text-box>
            <text:p text:style-name="P1"><text:span text:style-name="T4">Gradually, and as sanctions are lifted, the UN-backed Iraqi authority would take </text:span></text:p>
          </draw:text-box>
        </draw:frame>
        <draw:frame draw:style-name="gr1" draw:text-style-name="P2" draw:layer="layout" svg:width="15.145cm" svg:height="0.475cm" svg:x="2.95cm" svg:y="7.176cm">
          <draw:text-box>
            <text:p text:style-name="P1"><text:span text:style-name="T4">control of domestic resources under suitable safeguards, e.g. over transparency </text:span></text:p>
          </draw:text-box>
        </draw:frame>
        <draw:frame draw:style-name="gr1" draw:text-style-name="P2" draw:layer="layout" svg:width="5.81cm" svg:height="0.475cm" svg:x="2.95cm" svg:y="7.741cm">
          <draw:text-box>
            <text:p text:style-name="P1"><text:span text:style-name="T4">of fiscal actions, contracts etc.”</text:span></text:p>
          </draw:text-box>
        </draw:frame>
        <draw:frame draw:style-name="gr1" draw:text-style-name="P2" draw:layer="layout" svg:width="5.475cm" svg:height="0.475cm" svg:x="2.2cm" svg:y="8.655cm">
          <draw:text-box>
            <text:p text:style-name="P1"><text:span text:style-name="T6">236. </text:span><text:span text:style-name="T4"><text:s/>Mr Rycroft commented:</text:span></text:p>
          </draw:text-box>
        </draw:frame>
        <draw:frame draw:style-name="gr1" draw:text-style-name="P2" draw:layer="layout" svg:width="14.946cm" svg:height="0.475cm" svg:x="2.95cm" svg:y="9.57cm">
          <draw:text-box>
            <text:p text:style-name="P1"><text:span text:style-name="T4">“</text:span><text:span text:style-name="T4">We need to get the US back to what they said at Camp David was their policy: </text:span></text:p>
          </draw:text-box>
        </draw:frame>
        <draw:frame draw:style-name="gr1" draw:text-style-name="P2" draw:layer="layout" svg:width="7.986cm" svg:height="0.475cm" svg:x="2.95cm" svg:y="10.134cm">
          <draw:text-box>
            <text:p text:style-name="P1"><text:span text:style-name="T4">returning Iraqi sovereignty to Iraqi people.”</text:span></text:p>
          </draw:text-box>
        </draw:frame>
        <draw:frame draw:style-name="gr1" draw:text-style-name="P2" draw:layer="layout" svg:width="9.916cm" svg:height="0.475cm" svg:x="2.2cm" svg:y="11.048cm">
          <draw:text-box>
            <text:p text:style-name="P1"><text:span text:style-name="T6">237. </text:span><text:span text:style-name="T4"><text:s/>Mr Blair spoke to President Bush later that day.</text:span></text:p>
          </draw:text-box>
        </draw:frame>
        <draw:frame draw:style-name="gr6" draw:text-style-name="P7" draw:layer="layout" svg:width="0.408cm" svg:height="0.276cm" svg:x="12.051cm" svg:y="11.067cm">
          <draw:text-box>
            <text:p text:style-name="P1"><text:span text:style-name="T9">124</text:span></text:p>
          </draw:text-box>
        </draw:frame>
        <draw:frame draw:style-name="gr1" draw:text-style-name="P2" draw:layer="layout" svg:width="5.574cm" svg:height="0.475cm" svg:x="12.463cm" svg:y="11.048cm">
          <draw:text-box>
            <text:p text:style-name="P1"><text:span text:style-name="T4"><text:s/></text:span><text:span text:style-name="T4">Mr Blair stated that a clearer </text:span></text:p>
          </draw:text-box>
        </draw:frame>
        <draw:frame draw:style-name="gr1" draw:text-style-name="P2" draw:layer="layout" svg:width="15.987cm" svg:height="0.475cm" svg:x="2.2cm" svg:y="11.613cm">
          <draw:text-box>
            <text:p text:style-name="P1"><text:span text:style-name="T4">picture was needed of the shape of a post-Saddam Iraq to “sketch out a political and </text:span></text:p>
          </draw:text-box>
        </draw:frame>
        <draw:frame draw:style-name="gr1" draw:text-style-name="P2" draw:layer="layout" svg:width="13.578cm" svg:height="0.475cm" svg:x="2.2cm" svg:y="12.177cm">
          <draw:text-box>
            <text:p text:style-name="P1"><text:span text:style-name="T4">economic future and dispel the myth that we were out to grab Iraq’s oil”. </text:span></text:p>
          </draw:text-box>
        </draw:frame>
        <draw:frame draw:style-name="gr1" draw:text-style-name="P2" draw:layer="layout" svg:width="14.035cm" svg:height="0.475cm" svg:x="2.2cm" svg:y="13.092cm">
          <draw:text-box>
            <text:p text:style-name="P1"><text:span text:style-name="T6">238. </text:span><text:span text:style-name="T4"><text:s/>After the discussion, Mr Blair sent President Bush two Notes, one on </text:span></text:p>
          </draw:text-box>
        </draw:frame>
        <draw:frame draw:style-name="gr1" draw:text-style-name="P2" draw:layer="layout" svg:width="9.472cm" svg:height="0.475cm" svg:x="2.2cm" svg:y="13.656cm">
          <draw:text-box>
            <text:p text:style-name="P1"><text:span text:style-name="T4">communications and one entitled ‘Reconstruction’.</text:span></text:p>
          </draw:text-box>
        </draw:frame>
        <draw:frame draw:style-name="gr6" draw:text-style-name="P7" draw:layer="layout" svg:width="0.408cm" svg:height="0.276cm" svg:x="11.636cm" svg:y="13.675cm">
          <draw:text-box>
            <text:p text:style-name="P1"><text:span text:style-name="T9">125</text:span></text:p>
          </draw:text-box>
        </draw:frame>
        <draw:frame draw:style-name="gr1" draw:text-style-name="P2" draw:layer="layout" svg:width="0.422cm" svg:height="0.475cm" svg:x="12.048cm" svg:y="13.6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cm" svg:height="0.475cm" svg:x="2.2cm" svg:y="14.571cm">
          <draw:text-box>
            <text:p text:style-name="P1"><text:span text:style-name="T6">239. </text:span><text:span text:style-name="T4"><text:s/>The Note on reconstruction set out the UK’s response to the two funds proposed </text:span></text:p>
          </draw:text-box>
        </draw:frame>
        <draw:frame draw:style-name="gr1" draw:text-style-name="P2" draw:layer="layout" svg:width="16.398cm" svg:height="0.475cm" svg:x="2.2cm" svg:y="15.135cm">
          <draw:text-box>
            <text:p text:style-name="P1"><text:span text:style-name="T4">by the US. It stated that using the World Bank and the IMF to administer the funds was </text:span></text:p>
          </draw:text-box>
        </draw:frame>
        <draw:frame draw:style-name="gr1" draw:text-style-name="P2" draw:layer="layout" svg:width="7.017cm" svg:height="0.475cm" svg:x="2.2cm" svg:y="15.7cm">
          <draw:text-box>
            <text:p text:style-name="P1"><text:span text:style-name="T4">sensible but would run into problems:</text:span></text:p>
          </draw:text-box>
        </draw:frame>
        <draw:frame draw:style-name="gr2" draw:text-style-name="P3" draw:layer="layout" svg:width="0.634cm" svg:height="0.712cm" svg:x="2.95cm" svg:y="16.4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16.614cm">
          <draw:text-box>
            <text:p text:style-name="P1"><text:span text:style-name="T4">Channelling oil revenues through IFIs rather than straight to the IIA could “easily </text:span></text:p>
          </draw:text-box>
        </draw:frame>
        <draw:frame draw:style-name="gr1" draw:text-style-name="P2" draw:layer="layout" svg:width="14.332cm" svg:height="0.475cm" svg:x="3.7cm" svg:y="17.178cm">
          <draw:text-box>
            <text:p text:style-name="P1"><text:span text:style-name="T4">be misrepresented”, and the proposal would need to be included in the next </text:span></text:p>
          </draw:text-box>
        </draw:frame>
        <draw:frame draw:style-name="gr1" draw:text-style-name="P2" draw:layer="layout" svg:width="1.962cm" svg:height="0.475cm" svg:x="3.7cm" svg:y="17.743cm">
          <draw:text-box>
            <text:p text:style-name="P1"><text:span text:style-name="T4">resolution.</text:span></text:p>
          </draw:text-box>
        </draw:frame>
        <draw:frame draw:style-name="gr2" draw:text-style-name="P3" draw:layer="layout" svg:width="0.634cm" svg:height="0.712cm" svg:x="2.95cm" svg:y="18.2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2cm" svg:height="0.475cm" svg:x="3.7cm" svg:y="18.407cm">
          <draw:text-box>
            <text:p text:style-name="P1"><text:span text:style-name="T4">Without UN agreement, the IFIs were unlikely to agree to administer the funds. </text:span></text:p>
          </draw:text-box>
        </draw:frame>
        <draw:frame draw:style-name="gr2" draw:text-style-name="P3" draw:layer="layout" svg:width="0.634cm" svg:height="0.712cm" svg:x="2.95cm" svg:y="18.9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81cm" svg:height="0.475cm" svg:x="3.7cm" svg:y="19.072cm">
          <draw:text-box>
            <text:p text:style-name="P1"><text:span text:style-name="T4">The UK, Japan and others could only unblock assets with UN authority. </text:span></text:p>
          </draw:text-box>
        </draw:frame>
        <draw:frame draw:style-name="gr2" draw:text-style-name="P3" draw:layer="layout" svg:width="0.634cm" svg:height="0.712cm" svg:x="2.95cm" svg:y="19.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8cm" svg:height="0.475cm" svg:x="3.7cm" svg:y="19.736cm">
          <draw:text-box>
            <text:p text:style-name="P1"><text:span text:style-name="T4">“</text:span><text:span text:style-name="T4">Our posture should be for the IIA to take on responsibility as soon as possible, </text:span></text:p>
          </draw:text-box>
        </draw:frame>
        <draw:frame draw:style-name="gr1" draw:text-style-name="P2" draw:layer="layout" svg:width="7.491cm" svg:height="0.475cm" svg:x="3.7cm" svg:y="20.301cm">
          <draw:text-box>
            <text:p text:style-name="P1"><text:span text:style-name="T4">i.e. Iraq for the Iraqis, not us or the UN.”</text:span></text:p>
          </draw:text-box>
        </draw:frame>
        <draw:frame draw:style-name="gr1" draw:text-style-name="P2" draw:layer="layout" svg:width="15.111cm" svg:height="0.475cm" svg:x="2.2cm" svg:y="21.215cm">
          <draw:text-box>
            <text:p text:style-name="P1"><text:span text:style-name="T6">240. </text:span><text:span text:style-name="T4"><text:s/>The Note stated that an amended proposal had been submitted by the UK </text:span></text:p>
          </draw:text-box>
        </draw:frame>
        <draw:frame draw:style-name="gr1" draw:text-style-name="P2" draw:layer="layout" svg:width="15.606cm" svg:height="0.475cm" svg:x="2.2cm" svg:y="21.78cm">
          <draw:text-box>
            <text:p text:style-name="P1"><text:span text:style-name="T4">Treasury, which envisaged some oil revenues going into a gradually declining OFF </text:span></text:p>
          </draw:text-box>
        </draw:frame>
        <draw:frame draw:style-name="gr1" draw:text-style-name="P2" draw:layer="layout" svg:width="15.754cm" svg:height="0.475cm" svg:x="2.2cm" svg:y="22.344cm">
          <draw:text-box>
            <text:p text:style-name="P1"><text:span text:style-name="T4">programme and the remainder (plus unfrozen assets) going into “the reconstruction </text:span></text:p>
          </draw:text-box>
        </draw:frame>
        <draw:frame draw:style-name="gr1" draw:text-style-name="P2" draw:layer="layout" svg:width="16.283cm" svg:height="0.475cm" svg:x="2.2cm" svg:y="22.908cm">
          <draw:text-box>
            <text:p text:style-name="P1"><text:span text:style-name="T4">account”, which would be administered jointly by the IMF and World Bank. Funds from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7.995cm" svg:height="0.475cm" svg:x="2.2cm" svg:y="23.473cm">
          <draw:text-box>
            <text:p text:style-name="P1"><text:span text:style-name="T4">the account would be “directed to the IIA”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24 </text:span></text:p>
          </draw:text-box>
        </draw:frame>
        <draw:frame draw:style-name="gr4" draw:text-style-name="P5" draw:layer="layout" svg:width="16.11cm" svg:height="0.395cm" svg:x="2.6cm" svg:y="25.934cm">
          <draw:text-box>
            <text:p text:style-name="P1"><text:span text:style-name="T11">Letter Cannon to McDonald, 31 March 2003, ‘Iraq: Prime Minister’s Conversation with Bush, 31 March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25 </text:span></text:p>
          </draw:text-box>
        </draw:frame>
        <draw:frame draw:style-name="gr4" draw:text-style-name="P5" draw:layer="layout" svg:width="14.243cm" svg:height="0.395cm" svg:x="2.6cm" svg:y="26.357cm">
          <draw:text-box>
            <text:p text:style-name="P1"><text:span text:style-name="T11">Letter Manning to Rice, 31 March 2003, [untitled] attaching Notes [Blair to Bush], [undated], </text:span></text:p>
          </draw:text-box>
        </draw:frame>
        <draw:frame draw:style-name="gr4" draw:text-style-name="P5" draw:layer="layout" svg:width="6.221cm" svg:height="0.395cm" svg:x="2.2cm" svg:y="26.781cm">
          <draw:text-box>
            <text:p text:style-name="P1"><text:span text:style-name="T11">‘</text:span><text:span text:style-name="T11">Reconstruction’ and ‘Communications’.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0</text:span></text:p>
          </draw:text-box>
        </draw:frame>
        <draw:frame draw:style-name="gr1" draw:text-style-name="P2" draw:layer="layout" svg:width="15.746cm" svg:height="0.475cm" svg:x="2.2cm" svg:y="2.525cm">
          <draw:text-box>
            <text:p text:style-name="P1"><text:span text:style-name="T6">241. </text:span><text:span text:style-name="T4"><text:s/>The Note concluded that any proposal would need to be tailored in a way that </text:span></text:p>
          </draw:text-box>
        </draw:frame>
        <draw:frame draw:style-name="gr1" draw:text-style-name="P2" draw:layer="layout" svg:width="5.975cm" svg:height="0.475cm" svg:x="2.2cm" svg:y="3.09cm">
          <draw:text-box>
            <text:p text:style-name="P1"><text:span text:style-name="T4">could secure UN endorsement. </text:span></text:p>
          </draw:text-box>
        </draw:frame>
        <draw:frame draw:style-name="gr1" draw:text-style-name="P2" draw:layer="layout" svg:width="15.669cm" svg:height="0.475cm" svg:x="2.2cm" svg:y="4.004cm">
          <draw:text-box>
            <text:p text:style-name="P1"><text:span text:style-name="T6">242. </text:span><text:span text:style-name="T4"><text:s/>In preparation for the 8 April meeting between President Bush and Mr Blair at </text:span></text:p>
          </draw:text-box>
        </draw:frame>
        <draw:frame draw:style-name="gr1" draw:text-style-name="P2" draw:layer="layout" svg:width="14.552cm" svg:height="0.475cm" svg:x="2.2cm" svg:y="4.568cm">
          <draw:text-box>
            <text:p text:style-name="P1"><text:span text:style-name="T4">Hillsborough, Mr Rycroft chaired talks between US and UK officials on 4 April.</text:span></text:p>
          </draw:text-box>
        </draw:frame>
        <draw:frame draw:style-name="gr6" draw:text-style-name="P7" draw:layer="layout" svg:width="0.408cm" svg:height="0.276cm" svg:x="16.717cm" svg:y="4.587cm">
          <draw:text-box>
            <text:p text:style-name="P1"><text:span text:style-name="T9">126</text:span></text:p>
          </draw:text-box>
        </draw:frame>
        <draw:frame draw:style-name="gr1" draw:text-style-name="P2" draw:layer="layout" svg:width="0.422cm" svg:height="0.475cm" svg:x="17.129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3cm" svg:height="0.475cm" svg:x="2.2cm" svg:y="5.483cm">
          <draw:text-box>
            <text:p text:style-name="P1"><text:span text:style-name="T6">243. </text:span><text:span text:style-name="T4"><text:s/>The IPU provided Mr Rycroft with an annotated version of the agenda for the talks </text:span></text:p>
          </draw:text-box>
        </draw:frame>
        <draw:frame draw:style-name="gr1" draw:text-style-name="P2" draw:layer="layout" svg:width="11.601cm" svg:height="0.475cm" svg:x="2.2cm" svg:y="6.047cm">
          <draw:text-box>
            <text:p text:style-name="P1"><text:span text:style-name="T4">and a commentary on the latest US draft resolution on 3 April.</text:span></text:p>
          </draw:text-box>
        </draw:frame>
        <draw:frame draw:style-name="gr6" draw:text-style-name="P7" draw:layer="layout" svg:width="0.408cm" svg:height="0.276cm" svg:x="13.754cm" svg:y="6.066cm">
          <draw:text-box>
            <text:p text:style-name="P1"><text:span text:style-name="T9">127</text:span></text:p>
          </draw:text-box>
        </draw:frame>
        <draw:frame draw:style-name="gr1" draw:text-style-name="P2" draw:layer="layout" svg:width="0.422cm" svg:height="0.475cm" svg:x="14.166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02cm" svg:height="0.475cm" svg:x="2.2cm" svg:y="6.962cm">
          <draw:text-box>
            <text:p text:style-name="P1"><text:span text:style-name="T6">244. </text:span><text:span text:style-name="T4"><text:s/>The commentary described the UK’s problems with the US draft, including that </text:span></text:p>
          </draw:text-box>
        </draw:frame>
        <draw:frame draw:style-name="gr1" draw:text-style-name="P2" draw:layer="layout" svg:width="15.272cm" svg:height="0.475cm" svg:x="2.2cm" svg:y="7.526cm">
          <draw:text-box>
            <text:p text:style-name="P1"><text:span text:style-name="T4">it specified that Iraqi oil revenues would be spent at the direction of the Coalition. </text:span></text:p>
          </draw:text-box>
        </draw:frame>
        <draw:frame draw:style-name="gr1" draw:text-style-name="P2" draw:layer="layout" svg:width="9.929cm" svg:height="0.475cm" svg:x="2.2cm" svg:y="8.091cm">
          <draw:text-box>
            <text:p text:style-name="P1"><text:span text:style-name="T4">That would be unacceptable to the Security Council. </text:span></text:p>
          </draw:text-box>
        </draw:frame>
        <draw:frame draw:style-name="gr1" draw:text-style-name="P2" draw:layer="layout" svg:width="12.397cm" svg:height="0.475cm" svg:x="2.2cm" svg:y="9.005cm">
          <draw:text-box>
            <text:p text:style-name="P1"><text:span text:style-name="T6">245. </text:span><text:span text:style-name="T4"><text:s/>The annotated agenda set out the UK position on that issue:</text:span></text:p>
          </draw:text-box>
        </draw:frame>
        <draw:frame draw:style-name="gr1" draw:text-style-name="P2" draw:layer="layout" svg:width="15.649cm" svg:height="0.475cm" svg:x="2.95cm" svg:y="9.92cm">
          <draw:text-box>
            <text:p text:style-name="P1"><text:span text:style-name="T4">“</text:span><text:span text:style-name="T4">We believe that, like the wider political process, this management [of oil revenues] </text:span></text:p>
          </draw:text-box>
        </draw:frame>
        <draw:frame draw:style-name="gr1" draw:text-style-name="P2" draw:layer="layout" svg:width="14.98cm" svg:height="0.475cm" svg:x="2.95cm" svg:y="10.484cm">
          <draw:text-box>
            <text:p text:style-name="P1"><text:span text:style-name="T4">has to be legitimised by the UN; and that it will only be acceptable to the UNSC </text:span></text:p>
          </draw:text-box>
        </draw:frame>
        <draw:frame draw:style-name="gr1" draw:text-style-name="P2" draw:layer="layout" svg:width="14.654cm" svg:height="0.475cm" svg:x="2.95cm" svg:y="11.048cm">
          <draw:text-box>
            <text:p text:style-name="P1"><text:span text:style-name="T4">[Security Council] if it involves some form of effective international oversight – </text:span></text:p>
          </draw:text-box>
        </draw:frame>
        <draw:frame draw:style-name="gr1" draw:text-style-name="P2" draw:layer="layout" svg:width="15.644cm" svg:height="0.475cm" svg:x="2.95cm" svg:y="11.613cm">
          <draw:text-box>
            <text:p text:style-name="P1"><text:span text:style-name="T4">about whose details we do not as yet have a firm view – until a representative Iraqi </text:span></text:p>
          </draw:text-box>
        </draw:frame>
        <draw:frame draw:style-name="gr1" draw:text-style-name="P2" draw:layer="layout" svg:width="6.517cm" svg:height="0.475cm" svg:x="2.95cm" svg:y="12.177cm">
          <draw:text-box>
            <text:p text:style-name="P1"><text:span text:style-name="T4">Government is ready to take over.”</text:span></text:p>
          </draw:text-box>
        </draw:frame>
        <draw:frame draw:style-name="gr1" draw:text-style-name="P2" draw:layer="layout" svg:width="8.591cm" svg:height="0.475cm" svg:x="2.2cm" svg:y="13.092cm">
          <draw:text-box>
            <text:p text:style-name="P1"><text:span text:style-name="T6">246. </text:span><text:span text:style-name="T4"><text:s/>The annotated agenda also stated that: </text:span></text:p>
          </draw:text-box>
        </draw:frame>
        <draw:frame draw:style-name="gr1" draw:text-style-name="P2" draw:layer="layout" svg:width="15.42cm" svg:height="0.475cm" svg:x="2.95cm" svg:y="14.006cm">
          <draw:text-box>
            <text:p text:style-name="P1"><text:span text:style-name="T4">“</text:span><text:span text:style-name="T4">Any decisions concerning the management of Iraq’s oil reserves should be taken </text:span></text:p>
          </draw:text-box>
        </draw:frame>
        <draw:frame draw:style-name="gr1" draw:text-style-name="P2" draw:layer="layout" svg:width="15.543cm" svg:height="0.475cm" svg:x="2.95cm" svg:y="14.571cm">
          <draw:text-box>
            <text:p text:style-name="P1"><text:span text:style-name="T4">either by the UN or by the new Iraqi institutions. The Coalition’s effort should focus </text:span></text:p>
          </draw:text-box>
        </draw:frame>
        <draw:frame draw:style-name="gr1" draw:text-style-name="P2" draw:layer="layout" svg:width="8.985cm" svg:height="0.475cm" svg:x="2.95cm" svg:y="15.135cm">
          <draw:text-box>
            <text:p text:style-name="P1"><text:span text:style-name="T4">on rehabilitating Iraq’s existing infrastructure …”</text:span></text:p>
          </draw:text-box>
        </draw:frame>
        <draw:frame draw:style-name="gr1" draw:text-style-name="P2" draw:layer="layout" svg:width="15.889cm" svg:height="0.475cm" svg:x="2.2cm" svg:y="16.05cm">
          <draw:text-box>
            <text:p text:style-name="P1"><text:span text:style-name="T6">247. </text:span><text:span text:style-name="T4"><text:s/>Mr Brenton reported by telegram on 4 April, to clarify US views on post-conflict </text:span></text:p>
          </draw:text-box>
        </draw:frame>
        <draw:frame draw:style-name="gr1" draw:text-style-name="P2" draw:layer="layout" svg:width="0.853cm" svg:height="0.475cm" svg:x="2.2cm" svg:y="16.614cm">
          <draw:text-box>
            <text:p text:style-name="P1"><text:span text:style-name="T4">Iraq.</text:span></text:p>
          </draw:text-box>
        </draw:frame>
        <draw:frame draw:style-name="gr6" draw:text-style-name="P7" draw:layer="layout" svg:width="0.408cm" svg:height="0.276cm" svg:x="3.047cm" svg:y="16.633cm">
          <draw:text-box>
            <text:p text:style-name="P1"><text:span text:style-name="T9">128</text:span></text:p>
          </draw:text-box>
        </draw:frame>
        <draw:frame draw:style-name="gr1" draw:text-style-name="P2" draw:layer="layout" svg:width="14.523cm" svg:height="0.475cm" svg:x="3.459cm" svg:y="16.614cm">
          <draw:text-box>
            <text:p text:style-name="P1"><text:span text:style-name="T4"><text:s/></text:span><text:span text:style-name="T4">While discussions had been “disproportionately dominated by hard-line DoD </text:span></text:p>
          </draw:text-box>
        </draw:frame>
        <draw:frame draw:style-name="gr1" draw:text-style-name="P2" draw:layer="layout" svg:width="16.08cm" svg:height="0.475cm" svg:x="2.2cm" svg:y="17.178cm">
          <draw:text-box>
            <text:p text:style-name="P1"><text:span text:style-name="T4">positions”, the reality was that “NSC rule” and it was close to the UK position on most </text:span></text:p>
          </draw:text-box>
        </draw:frame>
        <draw:frame draw:style-name="gr1" draw:text-style-name="P2" draw:layer="layout" svg:width="16.182cm" svg:height="0.475cm" svg:x="2.2cm" svg:y="17.743cm">
          <draw:text-box>
            <text:p text:style-name="P1"><text:span text:style-name="T4">of the post-conflict agenda. There was considerable common ground between the US </text:span></text:p>
          </draw:text-box>
        </draw:frame>
        <draw:frame draw:style-name="gr1" draw:text-style-name="P2" draw:layer="layout" svg:width="16.715cm" svg:height="0.475cm" svg:x="2.2cm" svg:y="18.307cm">
          <draw:text-box>
            <text:p text:style-name="P1"><text:span text:style-name="T4">(including DoD) and the UK, including on the need for oil revenues to be “in the hands of </text:span></text:p>
          </draw:text-box>
        </draw:frame>
        <draw:frame draw:style-name="gr1" draw:text-style-name="P2" draw:layer="layout" svg:width="16.355cm" svg:height="0.475cm" svg:x="2.2cm" svg:y="18.872cm">
          <draw:text-box>
            <text:p text:style-name="P1"><text:span text:style-name="T4">the Iraqis, with international oversight, and spent by the Coalition only for tasks agreed </text:span></text:p>
          </draw:text-box>
        </draw:frame>
        <draw:frame draw:style-name="gr1" draw:text-style-name="P2" draw:layer="layout" svg:width="5.357cm" svg:height="0.475cm" svg:x="2.2cm" svg:y="19.436cm">
          <draw:text-box>
            <text:p text:style-name="P1"><text:span text:style-name="T4">by the UNSCR [resolution]”. </text:span></text:p>
          </draw:text-box>
        </draw:frame>
        <draw:frame draw:style-name="gr1" draw:text-style-name="P2" draw:layer="layout" svg:width="15.805cm" svg:height="0.475cm" svg:x="2.2cm" svg:y="20.351cm">
          <draw:text-box>
            <text:p text:style-name="P1"><text:span text:style-name="T6">248. </text:span><text:span text:style-name="T4"><text:s/>Mr Nicholas Cannon, Mr Blair’s Assistant Private Secretary for Foreign Affairs, </text:span></text:p>
          </draw:text-box>
        </draw:frame>
        <draw:frame draw:style-name="gr1" draw:text-style-name="P2" draw:layer="layout" svg:width="16.182cm" svg:height="0.475cm" svg:x="2.2cm" svg:y="20.915cm">
          <draw:text-box>
            <text:p text:style-name="P1"><text:span text:style-name="T4">wrote to Mr Simon McDonald, Principal Private Secretary to the Foreign Secretary, on </text:span></text:p>
          </draw:text-box>
        </draw:frame>
        <draw:frame draw:style-name="gr1" draw:text-style-name="P2" draw:layer="layout" svg:width="10.408cm" svg:height="0.475cm" svg:x="2.2cm" svg:y="21.48cm">
          <draw:text-box>
            <text:p text:style-name="P1"><text:span text:style-name="T4">4 April, reporting the talks between US and UK officials.</text:span></text:p>
          </draw:text-box>
        </draw:frame>
        <draw:frame draw:style-name="gr6" draw:text-style-name="P7" draw:layer="layout" svg:width="0.408cm" svg:height="0.276cm" svg:x="12.577cm" svg:y="21.498cm">
          <draw:text-box>
            <text:p text:style-name="P1"><text:span text:style-name="T9">129</text:span></text:p>
          </draw:text-box>
        </draw:frame>
        <draw:frame draw:style-name="gr1" draw:text-style-name="P2" draw:layer="layout" svg:width="0.422cm" svg:height="0.475cm" svg:x="12.989cm" svg:y="21.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98cm" svg:height="0.475cm" svg:x="2.2cm" svg:y="22.394cm">
          <draw:text-box>
            <text:p text:style-name="P1"><text:span text:style-name="T6">249. </text:span><text:span text:style-name="T4"><text:s/>Mr Cannon reported that the US delegation had proposed that the bulk of Iraqi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5.593cm" svg:height="0.475cm" svg:x="2.2cm" svg:y="22.958cm">
          <draw:text-box>
            <text:p text:style-name="P1"><text:span text:style-name="T4">oil revenues should go into a fund under Coalition supervision, “if necessary with a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26 </text:span></text:p>
          </draw:text-box>
        </draw:frame>
        <draw:frame draw:style-name="gr4" draw:text-style-name="P5" draw:layer="layout" svg:width="8.113cm" svg:height="0.395cm" svg:x="2.6cm" svg:y="24.664cm">
          <draw:text-box>
            <text:p text:style-name="P1"><text:span text:style-name="T11">Minute Rycroft to Blair, 4 April 2003, ‘Future of Iraq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27 </text:span></text:p>
          </draw:text-box>
        </draw:frame>
        <draw:frame draw:style-name="gr4" draw:text-style-name="P5" draw:layer="layout" svg:width="15.852cm" svg:height="0.395cm" svg:x="2.6cm" svg:y="25.087cm">
          <draw:text-box>
            <text:p text:style-name="P1"><text:span text:style-name="T11">Letter Chilcott to Rycroft, 3 April 2003, ‘Iraq: Phase IV: Meeting with US Officials’ attaching Paper IPU, </text:span></text:p>
          </draw:text-box>
        </draw:frame>
        <draw:frame draw:style-name="gr4" draw:text-style-name="P5" draw:layer="layout" svg:width="10.154cm" svg:height="0.395cm" svg:x="2.2cm" svg:y="25.511cm">
          <draw:text-box>
            <text:p text:style-name="P1"><text:span text:style-name="T11">[undated], ‘Comments on US Draft Post Conflict Iraq Resolution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28 </text:span></text:p>
          </draw:text-box>
        </draw:frame>
        <draw:frame draw:style-name="gr4" draw:text-style-name="P5" draw:layer="layout" svg:width="11.898cm" svg:height="0.395cm" svg:x="2.597cm" svg:y="25.934cm">
          <draw:text-box>
            <text:p text:style-name="P1"><text:span text:style-name="T11">Telegram 448 Washington to FCO London, 4 April 2003, ‘Iraq: Post Conflict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29 </text:span></text:p>
          </draw:text-box>
        </draw:frame>
        <draw:frame draw:style-name="gr4" draw:text-style-name="P5" draw:layer="layout" svg:width="14.031cm" svg:height="0.395cm" svg:x="2.6cm" svg:y="26.357cm">
          <draw:text-box>
            <text:p text:style-name="P1"><text:span text:style-name="T11">Letter Cannon to McDonald,</text:span><text:span text:style-name="T13"> </text:span><text:span text:style-name="T11">4 April 2003, ‘Iraq, Post-Conflict Administration: US/UK Talks, </text:span></text:p>
          </draw:text-box>
        </draw:frame>
        <draw:frame draw:style-name="gr4" draw:text-style-name="P5" draw:layer="layout" svg:width="2.267cm" svg:height="0.395cm" svg:x="2.2cm" svg:y="26.781cm">
          <draw:text-box>
            <text:p text:style-name="P1"><text:span text:style-name="T11">4 March [sic]’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411</text:span></text:p>
          </draw:text-box>
        </draw:frame>
        <draw:frame draw:style-name="gr1" draw:text-style-name="P2" draw:layer="layout" svg:width="16.724cm" svg:height="0.475cm" svg:x="2.2cm" svg:y="2.525cm">
          <draw:text-box>
            <text:p text:style-name="P1"><text:span text:style-name="T4">double-signature arrangement with the IIA, but initially ORHA only”. US Treasury officials </text:span></text:p>
          </draw:text-box>
        </draw:frame>
        <draw:frame draw:style-name="gr1" draw:text-style-name="P2" draw:layer="layout" svg:width="16.165cm" svg:height="0.475cm" svg:x="2.2cm" svg:y="3.09cm">
          <draw:text-box>
            <text:p text:style-name="P1"><text:span text:style-name="T4">in the US delegation said that whoever controlled oil revenues controlled the direction </text:span></text:p>
          </draw:text-box>
        </draw:frame>
        <draw:frame draw:style-name="gr1" draw:text-style-name="P2" draw:layer="layout" svg:width="15.195cm" svg:height="0.475cm" svg:x="2.2cm" svg:y="3.654cm">
          <draw:text-box>
            <text:p text:style-name="P1"><text:span text:style-name="T4">of reconstruction; it was not acceptable that the UN should handle Iraq’s budget. </text:span></text:p>
          </draw:text-box>
        </draw:frame>
        <draw:frame draw:style-name="gr1" draw:text-style-name="P2" draw:layer="layout" svg:width="13.167cm" svg:height="0.475cm" svg:x="2.2cm" svg:y="4.568cm">
          <draw:text-box>
            <text:p text:style-name="P1"><text:span text:style-name="T6">250. </text:span><text:span text:style-name="T4"><text:s/>Mr Cannon did not report any UK response to those arguments. </text:span></text:p>
          </draw:text-box>
        </draw:frame>
        <draw:frame draw:style-name="gr1" draw:text-style-name="P2" draw:layer="layout" svg:width="16.317cm" svg:height="0.475cm" svg:x="2.2cm" svg:y="5.483cm">
          <draw:text-box>
            <text:p text:style-name="P1"><text:span text:style-name="T6">251. </text:span><text:span text:style-name="T4"><text:s/>Mr Straw’s office sent Mr Rycroft an IPU brief on 7 April, for Mr Blair to use at the </text:span></text:p>
          </draw:text-box>
        </draw:frame>
        <draw:frame draw:style-name="gr1" draw:text-style-name="P2" draw:layer="layout" svg:width="4.108cm" svg:height="0.475cm" svg:x="2.2cm" svg:y="6.047cm">
          <draw:text-box>
            <text:p text:style-name="P1"><text:span text:style-name="T4">Hillsborough meeting.</text:span></text:p>
          </draw:text-box>
        </draw:frame>
        <draw:frame draw:style-name="gr6" draw:text-style-name="P7" draw:layer="layout" svg:width="0.408cm" svg:height="0.276cm" svg:x="6.294cm" svg:y="6.066cm">
          <draw:text-box>
            <text:p text:style-name="P1"><text:span text:style-name="T9">130</text:span></text:p>
          </draw:text-box>
        </draw:frame>
        <draw:frame draw:style-name="gr1" draw:text-style-name="P2" draw:layer="layout" svg:width="3.381cm" svg:height="0.475cm" svg:x="6.706cm" svg:y="6.047cm">
          <draw:text-box>
            <text:p text:style-name="P1"><text:span text:style-name="T4"><text:s/></text:span><text:span text:style-name="T4">The IPU advised:</text:span></text:p>
          </draw:text-box>
        </draw:frame>
        <draw:frame draw:style-name="gr1" draw:text-style-name="P2" draw:layer="layout" svg:width="15.031cm" svg:height="0.475cm" svg:x="2.95cm" svg:y="6.962cm">
          <draw:text-box>
            <text:p text:style-name="P1"><text:span text:style-name="T4">“</text:span><text:span text:style-name="T4">We agree that, as Condi [Dr Rice] said at Camp David, future oil arrangements </text:span></text:p>
          </draw:text-box>
        </draw:frame>
        <draw:frame draw:style-name="gr1" draw:text-style-name="P2" draw:layer="layout" svg:width="14.662cm" svg:height="0.475cm" svg:x="2.95cm" svg:y="7.526cm">
          <draw:text-box>
            <text:p text:style-name="P1"><text:span text:style-name="T4">should be put into the hands of Iraqis, with international oversight, as soon as </text:span></text:p>
          </draw:text-box>
        </draw:frame>
        <draw:frame draw:style-name="gr1" draw:text-style-name="P2" draw:layer="layout" svg:width="14.577cm" svg:height="0.475cm" svg:x="2.95cm" svg:y="8.091cm">
          <draw:text-box>
            <text:p text:style-name="P1"><text:span text:style-name="T4">possible. But</text:span><text:span text:style-name="T14"> it is unrealistic to think that the UN Security Council, which </text:span></text:p>
          </draw:text-box>
        </draw:frame>
        <draw:frame draw:style-name="gr1" draw:text-style-name="P2" draw:layer="layout" svg:width="15.068cm" svg:height="0.475cm" svg:x="2.95cm" svg:y="8.655cm">
          <draw:text-box>
            <text:p text:style-name="P1"><text:span text:style-name="T14">controls Iraq’s oil revenues, will agree to give directional power over them </text:span></text:p>
          </draw:text-box>
        </draw:frame>
        <draw:frame draw:style-name="gr1" draw:text-style-name="P2" draw:layer="layout" svg:width="15.598cm" svg:height="0.475cm" svg:x="2.95cm" svg:y="9.22cm">
          <draw:text-box>
            <text:p text:style-name="P1"><text:span text:style-name="T14">to the Coalition</text:span><text:span text:style-name="T4">. It will need a new UNSCR to take control over the revenues from </text:span></text:p>
          </draw:text-box>
        </draw:frame>
        <draw:frame draw:style-name="gr1" draw:text-style-name="P2" draw:layer="layout" svg:width="15.551cm" svg:height="0.475cm" svg:x="2.95cm" svg:y="9.784cm">
          <draw:text-box>
            <text:p text:style-name="P1"><text:span text:style-name="T4">the UN and give it to someone else. We don’t think that IIA should have unfettered </text:span></text:p>
          </draw:text-box>
        </draw:frame>
        <draw:frame draw:style-name="gr1" draw:text-style-name="P2" draw:layer="layout" svg:width="15.297cm" svg:height="0.475cm" svg:x="2.95cm" svg:y="10.348cm">
          <draw:text-box>
            <text:p text:style-name="P1"><text:span text:style-name="T4">power over spending. We need to design a system where the IFIs have sufficient </text:span></text:p>
          </draw:text-box>
        </draw:frame>
        <draw:frame draw:style-name="gr1" draw:text-style-name="P2" draw:layer="layout" svg:width="14.853cm" svg:height="0.475cm" svg:x="2.95cm" svg:y="10.913cm">
          <draw:text-box>
            <text:p text:style-name="P1"><text:span text:style-name="T4">oversight of the IIA’s activities for us to have confidence. We won’t get UNSCR </text:span></text:p>
          </draw:text-box>
        </draw:frame>
        <draw:frame draw:style-name="gr1" draw:text-style-name="P2" draw:layer="layout" svg:width="9.878cm" svg:height="0.475cm" svg:x="2.95cm" svg:y="11.477cm">
          <draw:text-box>
            <text:p text:style-name="P1"><text:span text:style-name="T4">agreement to Jay Garner’s signature – in any circs.” </text:span></text:p>
          </draw:text-box>
        </draw:frame>
        <draw:frame draw:style-name="gr1" draw:text-style-name="P2" draw:layer="layout" svg:width="15.356cm" svg:height="0.475cm" svg:x="2.2cm" svg:y="12.392cm">
          <draw:text-box>
            <text:p text:style-name="P1"><text:span text:style-name="T6">252. </text:span><text:span text:style-name="T4"><text:s/>Section 9.1 describes the discussions at Hillsborough between Mr Blair and </text:span></text:p>
          </draw:text-box>
        </draw:frame>
        <draw:frame draw:style-name="gr1" draw:text-style-name="P2" draw:layer="layout" svg:width="15.881cm" svg:height="0.475cm" svg:x="2.2cm" svg:y="12.956cm">
          <draw:text-box>
            <text:p text:style-name="P1"><text:span text:style-name="T4">President Bush on 7 and 8 April, which focused on the role of the UN in post-conflict </text:span></text:p>
          </draw:text-box>
        </draw:frame>
        <draw:frame draw:style-name="gr1" draw:text-style-name="P2" draw:layer="layout" svg:width="0.971cm" svg:height="0.475cm" svg:x="2.2cm" svg:y="13.521cm">
          <draw:text-box>
            <text:p text:style-name="P1"><text:span text:style-name="T4">Iraq. </text:span></text:p>
          </draw:text-box>
        </draw:frame>
        <draw:frame draw:style-name="gr1" draw:text-style-name="P2" draw:layer="layout" svg:width="15.365cm" svg:height="0.475cm" svg:x="2.2cm" svg:y="14.435cm">
          <draw:text-box>
            <text:p text:style-name="P1"><text:span text:style-name="T6">253. </text:span><text:span text:style-name="T4"><text:s/>During the meeting, Dr Rice said that the US and UK needed to divide what </text:span></text:p>
          </draw:text-box>
        </draw:frame>
        <draw:frame draw:style-name="gr1" draw:text-style-name="P2" draw:layer="layout" svg:width="15.157cm" svg:height="0.475cm" svg:x="2.2cm" svg:y="15cm">
          <draw:text-box>
            <text:p text:style-name="P1"><text:span text:style-name="T4">had to be done by the Occupying Power, from what could be left to a future Iraqi </text:span></text:p>
          </draw:text-box>
        </draw:frame>
        <draw:frame draw:style-name="gr1" draw:text-style-name="P2" draw:layer="layout" svg:width="2.457cm" svg:height="0.475cm" svg:x="2.2cm" svg:y="15.564cm">
          <draw:text-box>
            <text:p text:style-name="P1"><text:span text:style-name="T4">Government.</text:span></text:p>
          </draw:text-box>
        </draw:frame>
        <draw:frame draw:style-name="gr6" draw:text-style-name="P7" draw:layer="layout" svg:width="0.408cm" svg:height="0.276cm" svg:x="4.647cm" svg:y="15.583cm">
          <draw:text-box>
            <text:p text:style-name="P1"><text:span text:style-name="T9">131</text:span></text:p>
          </draw:text-box>
        </draw:frame>
        <draw:frame draw:style-name="gr1" draw:text-style-name="P2" draw:layer="layout" svg:width="13.155cm" svg:height="0.475cm" svg:x="5.059cm" svg:y="15.564cm">
          <draw:text-box>
            <text:p text:style-name="P1"><text:span text:style-name="T4"><text:s/></text:span><text:span text:style-name="T4">On oil, short-term tasks for the Coalition should include: repairing the </text:span></text:p>
          </draw:text-box>
        </draw:frame>
        <draw:frame draw:style-name="gr1" draw:text-style-name="P2" draw:layer="layout" svg:width="15.555cm" svg:height="0.475cm" svg:x="2.2cm" svg:y="16.128cm">
          <draw:text-box>
            <text:p text:style-name="P1"><text:span text:style-name="T4">oilfields; getting Iraqis back to work; and starting to pump oil. The long-term issues </text:span></text:p>
          </draw:text-box>
        </draw:frame>
        <draw:frame draw:style-name="gr1" draw:text-style-name="P2" draw:layer="layout" svg:width="5.861cm" svg:height="0.475cm" svg:x="2.2cm" svg:y="16.693cm">
          <draw:text-box>
            <text:p text:style-name="P1"><text:span text:style-name="T4">would include future contracts. </text:span></text:p>
          </draw:text-box>
        </draw:frame>
        <draw:frame draw:style-name="gr1" draw:text-style-name="P2" draw:layer="layout" svg:width="15.902cm" svg:height="0.475cm" svg:x="2.2cm" svg:y="17.607cm">
          <draw:text-box>
            <text:p text:style-name="P1"><text:span text:style-name="T6">254. </text:span><text:span text:style-name="T4"><text:s/>Mr Straw said that a UN role would be needed to regularise the sale of Iraqi oil.</text:span></text:p>
          </draw:text-box>
        </draw:frame>
        <draw:frame draw:style-name="gr1" draw:text-style-name="P2" draw:layer="layout" svg:width="15.754cm" svg:height="0.475cm" svg:x="2.2cm" svg:y="18.522cm">
          <draw:text-box>
            <text:p text:style-name="P1"><text:span text:style-name="T6">255. </text:span><text:span text:style-name="T4"><text:s/>General Franks issued his “Freedom Message to the Iraqi People” on 16 April.</text:span></text:p>
          </draw:text-box>
        </draw:frame>
        <draw:frame draw:style-name="gr6" draw:text-style-name="P7" draw:layer="layout" svg:width="0.408cm" svg:height="0.276cm" svg:x="17.871cm" svg:y="18.541cm">
          <draw:text-box>
            <text:p text:style-name="P1"><text:span text:style-name="T9">132</text:span></text:p>
          </draw:text-box>
        </draw:frame>
        <draw:frame draw:style-name="gr1" draw:text-style-name="P2" draw:layer="layout" svg:width="0.422cm" svg:height="0.475cm" svg:x="18.283cm" svg:y="18.5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571cm" svg:height="0.475cm" svg:x="2.2cm" svg:y="19.086cm">
          <draw:text-box>
            <text:p text:style-name="P1"><text:span text:style-name="T4">The message referred to the Coalition Provisional Authority (CPA). </text:span></text:p>
          </draw:text-box>
        </draw:frame>
        <draw:frame draw:style-name="gr1" draw:text-style-name="P2" draw:layer="layout" svg:width="15.834cm" svg:height="0.475cm" svg:x="2.2cm" svg:y="20.001cm">
          <draw:text-box>
            <text:p text:style-name="P1"><text:span text:style-name="T6">256. </text:span><text:span text:style-name="T4"><text:s/>The creation of the CPA, which subsumed ORHA, signalled a major change in </text:span></text:p>
          </draw:text-box>
        </draw:frame>
        <draw:frame draw:style-name="gr1" draw:text-style-name="P2" draw:layer="layout" svg:width="15.945cm" svg:height="0.475cm" svg:x="2.2cm" svg:y="20.565cm">
          <draw:text-box>
            <text:p text:style-name="P1"><text:span text:style-name="T4">the US approach to Iraq, from a short military occupation to an extended US-led civil </text:span></text:p>
          </draw:text-box>
        </draw:frame>
        <draw:frame draw:style-name="gr1" draw:text-style-name="P2" draw:layer="layout" svg:width="2.881cm" svg:height="0.475cm" svg:x="2.2cm" svg:y="21.13cm">
          <draw:text-box>
            <text:p text:style-name="P1"><text:span text:style-name="T4">administration. </text:span></text:p>
          </draw:text-box>
        </draw:frame>
        <draw:frame draw:style-name="gr1" draw:text-style-name="P2" draw:layer="layout" svg:width="15.153cm" svg:height="0.475cm" svg:x="2.2cm" svg:y="22.044cm">
          <draw:text-box>
            <text:p text:style-name="P1"><text:span text:style-name="T6">257. </text:span><text:span text:style-name="T4"><text:s/>On 24 April, the Ad Hoc Ministerial Group on Iraq Rehabilitation (AHMGIR) </text:span></text:p>
          </draw:text-box>
        </draw:frame>
        <draw:frame draw:style-name="gr1" draw:text-style-name="P2" draw:layer="layout" svg:width="12.325cm" svg:height="0.475cm" svg:x="2.2cm" svg:y="22.608cm">
          <draw:text-box>
            <text:p text:style-name="P1"><text:span text:style-name="T4">considered an IPU/FCO paper entitled ‘Oil/Energy Policy for Iraq’.</text:span></text:p>
          </draw:text-box>
        </draw:frame>
        <draw:frame draw:style-name="gr6" draw:text-style-name="P7" draw:layer="layout" svg:width="0.408cm" svg:height="0.276cm" svg:x="14.482cm" svg:y="22.627cm">
          <draw:text-box>
            <text:p text:style-name="P1"><text:span text:style-name="T9">133</text:span></text:p>
          </draw:text-box>
        </draw:frame>
        <draw:frame draw:style-name="gr1" draw:text-style-name="P2" draw:layer="layout" svg:width="3.457cm" svg:height="0.475cm" svg:x="14.894cm" svg:y="22.608cm">
          <draw:text-box>
            <text:p text:style-name="P1"><text:span text:style-name="T4"><text:s/></text:span><text:span text:style-name="T4">The paper stated </text:span></text:p>
          </draw:text-box>
        </draw:frame>
        <draw:frame draw:style-name="gr1" draw:text-style-name="P2" draw:layer="layout" svg:width="12.253cm" svg:height="0.475cm" svg:x="2.2cm" svg:y="23.173cm">
          <draw:text-box>
            <text:p text:style-name="P1"><text:span text:style-name="T4">that it was a “stock-take” which built on previous work by the IPU.</text:span></text:p>
          </draw:text-box>
        </draw:frame>
        <draw:frame draw:style-name="gr6" draw:text-style-name="P7" draw:layer="layout" svg:width="0.408cm" svg:height="0.276cm" svg:x="14.411cm" svg:y="23.192cm">
          <draw:text-box>
            <text:p text:style-name="P1"><text:span text:style-name="T9">134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0.422cm" svg:height="0.475cm" svg:x="14.823cm" svg:y="23.173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30 </text:span></text:p>
          </draw:text-box>
        </draw:frame>
        <draw:frame draw:style-name="gr4" draw:text-style-name="P5" draw:layer="layout" svg:width="14.099cm" svg:height="0.395cm" svg:x="2.6cm" svg:y="24.664cm">
          <draw:text-box>
            <text:p text:style-name="P1"><text:span text:style-name="T11">Letter Owen to Rycroft, 7 April 2003, ‘Hillsborough: Iraq’ attaching Paper IPU, 6 April 2003, </text:span></text:p>
          </draw:text-box>
        </draw:frame>
        <draw:frame draw:style-name="gr4" draw:text-style-name="P5" draw:layer="layout" svg:width="5.823cm" svg:height="0.395cm" svg:x="2.2cm" svg:y="25.087cm">
          <draw:text-box>
            <text:p text:style-name="P1"><text:span text:style-name="T11">‘</text:span><text:span text:style-name="T11">Iraq: Phase IV: Authorising UNSCR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31 </text:span></text:p>
          </draw:text-box>
        </draw:frame>
        <draw:frame draw:style-name="gr4" draw:text-style-name="P5" draw:layer="layout" svg:width="14.488cm" svg:height="0.395cm" svg:x="2.6cm" svg:y="25.511cm">
          <draw:text-box>
            <text:p text:style-name="P1"><text:span text:style-name="T11">Letter Rycroft to McDonald, 8 April 2003, ‘Iraq: Prime Minister’s Meeting with Bush, 7-8 April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32 </text:span></text:p>
          </draw:text-box>
        </draw:frame>
        <draw:frame draw:style-name="gr4" draw:text-style-name="P5" draw:layer="layout" svg:width="11.318cm" svg:height="0.395cm" svg:x="2.6cm" svg:y="25.934cm">
          <draw:text-box>
            <text:p text:style-name="P1"><text:span text:style-name="T11">Statement Franks, 16 April 2003, ‘Freedom Message to the Iraqi People’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33 </text:span></text:p>
          </draw:text-box>
        </draw:frame>
        <draw:line draw:style-name="gr8" draw:text-style-name="P8" draw:layer="layout" svg:x1="2.6cm" svg:y1="27.137cm" svg:x2="10.835cm" svg:y2="27.137cm">
          <text:p/>
        </draw:line>
        <draw:frame draw:style-name="gr4" draw:text-style-name="P5" draw:layer="layout" svg:width="10.797cm" svg:height="0.395cm" svg:x="2.6cm" svg:y="26.357cm">
          <draw:text-box>
            <text:p text:style-name="P1"><text:span text:style-name="T11">Minutes, 24 April 2003, Ad Hoc Group on Iraq Rehabilitation meeting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34 </text:span></text:p>
          </draw:text-box>
        </draw:frame>
        <draw:frame draw:style-name="gr4" draw:text-style-name="P5" draw:layer="layout" svg:width="8.274cm" svg:height="0.395cm" svg:x="2.6cm" svg:y="26.781cm">
          <draw:text-box>
            <text:p text:style-name="P1"><text:span text:style-name="T5">Paper IPU, 22 April 2003, ‘Oil/Energy Policy for Iraq’.</text:span><text:span text:style-name="T11">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2</text:span></text:p>
          </draw:text-box>
        </draw:frame>
        <draw:frame draw:style-name="gr1" draw:text-style-name="P2" draw:layer="layout" svg:width="15.047cm" svg:height="0.475cm" svg:x="2.2cm" svg:y="2.525cm">
          <draw:text-box>
            <text:p text:style-name="P1"><text:span text:style-name="T6">258. </text:span><text:span text:style-name="T4"><text:s/>The IPU/FCO paper reported that the oil price had fallen by US$8 a barrel </text:span></text:p>
          </draw:text-box>
        </draw:frame>
        <draw:frame draw:style-name="gr1" draw:text-style-name="P2" draw:layer="layout" svg:width="15.742cm" svg:height="0.475cm" svg:x="2.2cm" svg:y="3.09cm">
          <draw:text-box>
            <text:p text:style-name="P1"><text:span text:style-name="T4">since early March, and had stabilised in the “mid-twenties”. Iraq’s oilfields had been </text:span></text:p>
          </draw:text-box>
        </draw:frame>
        <draw:frame draw:style-name="gr1" draw:text-style-name="P2" draw:layer="layout" svg:width="16.571cm" svg:height="0.475cm" svg:x="2.2cm" svg:y="3.654cm">
          <draw:text-box>
            <text:p text:style-name="P1"><text:span text:style-name="T4">undamaged by the fighting, although a few wells had been sabotaged. Those fires were </text:span></text:p>
          </draw:text-box>
        </draw:frame>
        <draw:frame draw:style-name="gr1" draw:text-style-name="P2" draw:layer="layout" svg:width="15.835cm" svg:height="0.475cm" svg:x="2.2cm" svg:y="4.218cm">
          <draw:text-box>
            <text:p text:style-name="P1"><text:span text:style-name="T4">now all extinguished. There had been some looting and damage to pipelines and oil </text:span></text:p>
          </draw:text-box>
        </draw:frame>
        <draw:frame draw:style-name="gr1" draw:text-style-name="P2" draw:layer="layout" svg:width="16.173cm" svg:height="0.475cm" svg:x="2.2cm" svg:y="4.783cm">
          <draw:text-box>
            <text:p text:style-name="P1"><text:span text:style-name="T4">refineries. There was a growing shortage of gas (for power stations), fuel and cooking </text:span></text:p>
          </draw:text-box>
        </draw:frame>
        <draw:frame draw:style-name="gr1" draw:text-style-name="P2" draw:layer="layout" svg:width="5.603cm" svg:height="0.475cm" svg:x="2.2cm" svg:y="5.347cm">
          <draw:text-box>
            <text:p text:style-name="P1"><text:span text:style-name="T4">gas, particularly in the South. </text:span></text:p>
          </draw:text-box>
        </draw:frame>
        <draw:frame draw:style-name="gr1" draw:text-style-name="P2" draw:layer="layout" svg:width="15.178cm" svg:height="0.475cm" svg:x="2.2cm" svg:y="6.262cm">
          <draw:text-box>
            <text:p text:style-name="P1"><text:span text:style-name="T6">259. </text:span><text:span text:style-name="T4"><text:s/>The IPU/FCO also reported that within the Security Council, oil remained a </text:span></text:p>
          </draw:text-box>
        </draw:frame>
        <draw:frame draw:style-name="gr1" draw:text-style-name="P2" draw:layer="layout" svg:width="14.886cm" svg:height="0.475cm" svg:x="2.2cm" svg:y="6.826cm">
          <draw:text-box>
            <text:p text:style-name="P1"><text:span text:style-name="T4">contentious issue; Council members had different motivations. The UK and US </text:span></text:p>
          </draw:text-box>
        </draw:frame>
        <draw:frame draw:style-name="gr1" draw:text-style-name="P2" draw:layer="layout" svg:width="15.454cm" svg:height="0.475cm" svg:x="2.2cm" svg:y="7.391cm">
          <draw:text-box>
            <text:p text:style-name="P1"><text:span text:style-name="T4">were keen to get Iraqi oil flowing again as soon as possible “to meet humanitarian/</text:span></text:p>
          </draw:text-box>
        </draw:frame>
        <draw:frame draw:style-name="gr1" draw:text-style-name="P2" draw:layer="layout" svg:width="15.242cm" svg:height="0.475cm" svg:x="2.2cm" svg:y="7.955cm">
          <draw:text-box>
            <text:p text:style-name="P1"><text:span text:style-name="T4">reconstruction needs”. France and Russia wanted to protect the interests of their </text:span></text:p>
          </draw:text-box>
        </draw:frame>
        <draw:frame draw:style-name="gr1" draw:text-style-name="P2" draw:layer="layout" svg:width="12.52cm" svg:height="0.475cm" svg:x="2.2cm" svg:y="8.52cm">
          <draw:text-box>
            <text:p text:style-name="P1"><text:span text:style-name="T4">companies that had existing contracts under the OFF programme. </text:span></text:p>
          </draw:text-box>
        </draw:frame>
        <draw:frame draw:style-name="gr1" draw:text-style-name="P2" draw:layer="layout" svg:width="15.974cm" svg:height="0.475cm" svg:x="2.2cm" svg:y="9.434cm">
          <draw:text-box>
            <text:p text:style-name="P1"><text:span text:style-name="T6">260. </text:span><text:span text:style-name="T4"><text:s/>The UK was proposing a three-phase approach to dealing with Iraqi oil and the </text:span></text:p>
          </draw:text-box>
        </draw:frame>
        <draw:frame draw:style-name="gr1" draw:text-style-name="P2" draw:layer="layout" svg:width="3.253cm" svg:height="0.475cm" svg:x="2.2cm" svg:y="9.998cm">
          <draw:text-box>
            <text:p text:style-name="P1"><text:span text:style-name="T4">OFF programme:</text:span></text:p>
          </draw:text-box>
        </draw:frame>
        <draw:frame draw:style-name="gr2" draw:text-style-name="P3" draw:layer="layout" svg:width="0.634cm" svg:height="0.712cm" svg:x="2.95cm" svg:y="10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10.913cm">
          <draw:text-box>
            <text:p text:style-name="P1"><text:span text:style-name="T4">To extend resolution 1472 to 3 June (the end of the current OFF programme </text:span></text:p>
          </draw:text-box>
        </draw:frame>
        <draw:frame draw:style-name="gr1" draw:text-style-name="P2" draw:layer="layout" svg:width="13.519cm" svg:height="0.475cm" svg:x="3.7cm" svg:y="11.477cm">
          <draw:text-box>
            <text:p text:style-name="P1"><text:span text:style-name="T4">phase), and possibly extend the OFF programme itself beyond 3 June. <text:s/></text:span></text:p>
          </draw:text-box>
        </draw:frame>
        <draw:frame draw:style-name="gr1" draw:text-style-name="P2" draw:layer="layout" svg:width="14.167cm" svg:height="0.475cm" svg:x="3.7cm" svg:y="12.042cm">
          <draw:text-box>
            <text:p text:style-name="P1"><text:span text:style-name="T4">If the OFF programme continued “for any length of time”, the UN Secretary-</text:span></text:p>
          </draw:text-box>
        </draw:frame>
        <draw:frame draw:style-name="gr1" draw:text-style-name="P2" draw:layer="layout" svg:width="14.802cm" svg:height="0.475cm" svg:x="3.7cm" svg:y="12.606cm">
          <draw:text-box>
            <text:p text:style-name="P1"><text:span text:style-name="T4">General would need enhanced powers to sell Iraqi oil and buy the full range of </text:span></text:p>
          </draw:text-box>
        </draw:frame>
        <draw:frame draw:style-name="gr1" draw:text-style-name="P2" draw:layer="layout" svg:width="4.371cm" svg:height="0.475cm" svg:x="3.7cm" svg:y="13.171cm">
          <draw:text-box>
            <text:p text:style-name="P1"><text:span text:style-name="T4">humanitarian supplies. </text:span></text:p>
          </draw:text-box>
        </draw:frame>
        <draw:frame draw:style-name="gr2" draw:text-style-name="P3" draw:layer="layout" svg:width="0.634cm" svg:height="0.712cm" svg:x="2.95cm" svg:y="13.6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97cm" svg:height="0.475cm" svg:x="3.7cm" svg:y="13.835cm">
          <draw:text-box>
            <text:p text:style-name="P1"><text:span text:style-name="T4">To pass control of Iraqi oil and gas revenues to a “credible interim </text:span></text:p>
          </draw:text-box>
        </draw:frame>
        <draw:frame draw:style-name="gr1" draw:text-style-name="P2" draw:layer="layout" svg:width="13.947cm" svg:height="0.475cm" svg:x="3.7cm" svg:y="14.4cm">
          <draw:text-box>
            <text:p text:style-name="P1"><text:span text:style-name="T4">administration” once one had been established, subject to certain checks: </text:span></text:p>
          </draw:text-box>
        </draw:frame>
        <draw:frame draw:style-name="gr1" draw:text-style-name="P2" draw:layer="layout" svg:width="14.341cm" svg:height="0.475cm" svg:x="3.7cm" svg:y="14.964cm">
          <draw:text-box>
            <text:p text:style-name="P1"><text:span text:style-name="T4">“</text:span><text:span text:style-name="T4">The checks would be those necessary to assure us (the UK) that oil and oil </text:span></text:p>
          </draw:text-box>
        </draw:frame>
        <draw:frame draw:style-name="gr1" draw:text-style-name="P2" draw:layer="layout" svg:width="15.284cm" svg:height="0.475cm" svg:x="3.7cm" svg:y="15.528cm">
          <draw:text-box>
            <text:p text:style-name="P1"><text:span text:style-name="T4">revenues were protected against major mismanagement, corruption and national </text:span></text:p>
          </draw:text-box>
        </draw:frame>
        <draw:frame draw:style-name="gr1" draw:text-style-name="P2" draw:layer="layout" svg:width="14.175cm" svg:height="0.475cm" svg:x="3.7cm" svg:y="16.093cm">
          <draw:text-box>
            <text:p text:style-name="P1"><text:span text:style-name="T4">bias, lack of transparency or other unfairness in the awarding of contracts.” </text:span></text:p>
          </draw:text-box>
        </draw:frame>
        <draw:frame draw:style-name="gr2" draw:text-style-name="P3" draw:layer="layout" svg:width="0.634cm" svg:height="0.712cm" svg:x="2.95cm" svg:y="16.6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cm" svg:height="0.475cm" svg:x="3.7cm" svg:y="16.757cm">
          <draw:text-box>
            <text:p text:style-name="P1"><text:span text:style-name="T4">Those checks would have to be acceptable to the Security Council. They might </text:span></text:p>
          </draw:text-box>
        </draw:frame>
        <draw:frame draw:style-name="gr1" draw:text-style-name="P2" draw:layer="layout" svg:width="15.229cm" svg:height="0.475cm" svg:x="3.7cm" svg:y="17.322cm">
          <draw:text-box>
            <text:p text:style-name="P1"><text:span text:style-name="T4">comprise oversight of contracts by a representative of the UN Secretary-General </text:span></text:p>
          </draw:text-box>
        </draw:frame>
        <draw:frame draw:style-name="gr1" draw:text-style-name="P2" draw:layer="layout" svg:width="14.671cm" svg:height="0.475cm" svg:x="3.7cm" svg:y="17.886cm">
          <draw:text-box>
            <text:p text:style-name="P1"><text:span text:style-name="T4">or a committee of IFI representatives. Oversight by the Coalition would not be </text:span></text:p>
          </draw:text-box>
        </draw:frame>
        <draw:frame draw:style-name="gr1" draw:text-style-name="P2" draw:layer="layout" svg:width="11.123cm" svg:height="0.475cm" svg:x="3.7cm" svg:y="18.451cm">
          <draw:text-box>
            <text:p text:style-name="P1"><text:span text:style-name="T4">politically acceptable or achievable in the Security Council. </text:span></text:p>
          </draw:text-box>
        </draw:frame>
        <draw:frame draw:style-name="gr2" draw:text-style-name="P3" draw:layer="layout" svg:width="0.634cm" svg:height="0.712cm" svg:x="2.95cm" svg:y="18.9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19.115cm">
          <draw:text-box>
            <text:p text:style-name="P1"><text:span text:style-name="T4">To hand over full control over oil and oil revenues to a democratically elected </text:span></text:p>
          </draw:text-box>
        </draw:frame>
        <draw:frame draw:style-name="gr1" draw:text-style-name="P2" draw:layer="layout" svg:width="3.52cm" svg:height="0.475cm" svg:x="3.7cm" svg:y="19.68cm">
          <draw:text-box>
            <text:p text:style-name="P1"><text:span text:style-name="T4">Iraqi Government. </text:span></text:p>
          </draw:text-box>
        </draw:frame>
        <draw:frame draw:style-name="gr1" draw:text-style-name="P2" draw:layer="layout" svg:width="16.016cm" svg:height="0.475cm" svg:x="2.2cm" svg:y="20.594cm">
          <draw:text-box>
            <text:p text:style-name="P1"><text:span text:style-name="T6">261. </text:span><text:span text:style-name="T4"><text:s/>The IPU/FCO advised that the UK had stressed to the US its legal concerns on </text:span></text:p>
          </draw:text-box>
        </draw:frame>
        <draw:frame draw:style-name="gr1" draw:text-style-name="P2" draw:layer="layout" svg:width="16.626cm" svg:height="0.475cm" svg:x="2.2cm" svg:y="21.158cm">
          <draw:text-box>
            <text:p text:style-name="P1"><text:span text:style-name="T4">the limits to the authority of Occupying Powers to export oil outside the OFF programme </text:span></text:p>
          </draw:text-box>
        </draw:frame>
        <draw:frame draw:style-name="gr1" draw:text-style-name="P2" draw:layer="layout" svg:width="16.08cm" svg:height="0.475cm" svg:x="2.2cm" svg:y="21.723cm">
          <draw:text-box>
            <text:p text:style-name="P1"><text:span text:style-name="T4">while sanctions were in place, and to alter Iraqi oil policy or to carry out any structural </text:span></text:p>
          </draw:text-box>
        </draw:frame>
        <draw:frame draw:style-name="gr1" draw:text-style-name="P2" draw:layer="layout" svg:width="16.144cm" svg:height="0.475cm" svg:x="2.2cm" svg:y="22.287cm">
          <draw:text-box>
            <text:p text:style-name="P1"><text:span text:style-name="T4">reorganisation of the Iraqi oil industry. The US was “well aware” of the UK’s concerns. </text:span></text:p>
          </draw:text-box>
        </draw:frame>
        <draw:frame draw:style-name="gr1" draw:text-style-name="P2" draw:layer="layout" svg:width="15.623cm" svg:height="0.475cm" svg:x="2.2cm" svg:y="23.202cm">
          <draw:text-box>
            <text:p text:style-name="P1"><text:span text:style-name="T6">262. </text:span><text:span text:style-name="T4"><text:s/>The UK and the US agreed that all strategic decisions on the development of </text:span></text:p>
          </draw:text-box>
        </draw:frame>
        <draw:frame draw:style-name="gr1" draw:text-style-name="P2" draw:layer="layout" svg:width="15.674cm" svg:height="0.475cm" svg:x="2.2cm" svg:y="23.766cm">
          <draw:text-box>
            <text:p text:style-name="P1"><text:span text:style-name="T4">the oil industry should be left to a “representative Iraqi government” and that, in the </text:span></text:p>
          </draw:text-box>
        </draw:frame>
        <draw:frame draw:style-name="gr1" draw:text-style-name="P2" draw:layer="layout" svg:width="16.139cm" svg:height="0.475cm" svg:x="2.2cm" svg:y="24.331cm">
          <draw:text-box>
            <text:p text:style-name="P1"><text:span text:style-name="T4">meantime, all oil business should be handled in as transparent a manner as possible. </text:span></text:p>
          </draw:text-box>
        </draw:frame>
        <draw:frame draw:style-name="gr1" draw:text-style-name="P2" draw:layer="layout" svg:width="15.881cm" svg:height="0.475cm" svg:x="2.2cm" svg:y="24.895cm">
          <draw:text-box>
            <text:p text:style-name="P1"><text:span text:style-name="T4">The UK and the US also shared “a general concern” to avoid the centralisation of oil </text:span></text:p>
          </draw:text-box>
        </draw:frame>
        <draw:frame draw:style-name="gr1" draw:text-style-name="P2" draw:layer="layout" svg:width="16.753cm" svg:height="0.475cm" svg:x="2.2cm" svg:y="25.46cm">
          <draw:text-box>
            <text:p text:style-name="P1"><text:span text:style-name="T4">revenues in the hands of a minority, and to help limit their corrosive effect on political life.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3</text:span></text:p>
          </draw:text-box>
        </draw:frame>
        <draw:frame draw:style-name="gr1" draw:text-style-name="P2" draw:layer="layout" svg:width="14.632cm" svg:height="0.475cm" svg:x="2.2cm" svg:y="2.525cm">
          <draw:text-box>
            <text:p text:style-name="P1"><text:span text:style-name="T6">263. </text:span><text:span text:style-name="T4"><text:s/>Introducing the paper at the AHMGIR, an FCO official said that Iraq’s oil </text:span></text:p>
          </draw:text-box>
        </draw:frame>
        <draw:frame draw:style-name="gr1" draw:text-style-name="P2" draw:layer="layout" svg:width="15.28cm" svg:height="0.475cm" svg:x="2.2cm" svg:y="3.09cm">
          <draw:text-box>
            <text:p text:style-name="P1"><text:span text:style-name="T4">infrastructure was in a better state than had been feared when the conflict began.</text:span></text:p>
          </draw:text-box>
        </draw:frame>
        <draw:frame draw:style-name="gr6" draw:text-style-name="P7" draw:layer="layout" svg:width="0.408cm" svg:height="0.276cm" svg:x="17.403cm" svg:y="3.108cm">
          <draw:text-box>
            <text:p text:style-name="P1"><text:span text:style-name="T9">135</text:span></text:p>
          </draw:text-box>
        </draw:frame>
        <draw:frame draw:style-name="gr1" draw:text-style-name="P2" draw:layer="layout" svg:width="0.422cm" svg:height="0.475cm" svg:x="17.814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76cm" svg:height="0.475cm" svg:x="2.2cm" svg:y="3.654cm">
          <draw:text-box>
            <text:p text:style-name="P1"><text:span text:style-name="T4">The UK was clear that the OFF programme was the only legal means for exporting Iraqi </text:span></text:p>
          </draw:text-box>
        </draw:frame>
        <draw:frame draw:style-name="gr1" draw:text-style-name="P2" draw:layer="layout" svg:width="16.402cm" svg:height="0.475cm" svg:x="2.2cm" svg:y="4.218cm">
          <draw:text-box>
            <text:p text:style-name="P1"><text:span text:style-name="T4">oil, “though some in the US wanted to find ways around this”. The UK’s strategy was to </text:span></text:p>
          </draw:text-box>
        </draw:frame>
        <draw:frame draw:style-name="gr1" draw:text-style-name="P2" draw:layer="layout" svg:width="16.228cm" svg:height="0.475cm" svg:x="2.2cm" svg:y="4.783cm">
          <draw:text-box>
            <text:p text:style-name="P1"><text:span text:style-name="T4">extend the OFF programme, then transfer control of oil revenues to the IIA “with some </text:span></text:p>
          </draw:text-box>
        </draw:frame>
        <draw:frame draw:style-name="gr1" draw:text-style-name="P2" draw:layer="layout" svg:width="16.017cm" svg:height="0.475cm" svg:x="2.2cm" svg:y="5.347cm">
          <draw:text-box>
            <text:p text:style-name="P1"><text:span text:style-name="T4">international oversight”, and then transfer full control to a democratically elected Iraqi </text:span></text:p>
          </draw:text-box>
        </draw:frame>
        <draw:frame draw:style-name="gr1" draw:text-style-name="P2" draw:layer="layout" svg:width="2.457cm" svg:height="0.475cm" svg:x="2.2cm" svg:y="5.912cm">
          <draw:text-box>
            <text:p text:style-name="P1"><text:span text:style-name="T4">Government.</text:span></text:p>
          </draw:text-box>
        </draw:frame>
        <draw:frame draw:style-name="gr1" draw:text-style-name="P2" draw:layer="layout" svg:width="16.372cm" svg:height="0.475cm" svg:x="2.2cm" svg:y="6.826cm">
          <draw:text-box>
            <text:p text:style-name="P1"><text:span text:style-name="T6">264. </text:span><text:span text:style-name="T4"><text:s/>Ms Hewitt said that UK companies wanted a future Iraqi Government to establish </text:span></text:p>
          </draw:text-box>
        </draw:frame>
        <draw:frame draw:style-name="gr1" draw:text-style-name="P2" draw:layer="layout" svg:width="8.71cm" svg:height="0.475cm" svg:x="2.2cm" svg:y="7.391cm">
          <draw:text-box>
            <text:p text:style-name="P1"><text:span text:style-name="T4">a “level playing field” for oil industry contracts. </text:span></text:p>
          </draw:text-box>
        </draw:frame>
        <draw:frame draw:style-name="gr1" draw:text-style-name="P2" draw:layer="layout" svg:width="8.761cm" svg:height="0.475cm" svg:x="2.2cm" svg:y="8.305cm">
          <draw:text-box>
            <text:p text:style-name="P1"><text:span text:style-name="T6">265. </text:span><text:span text:style-name="T4"><text:s/>The AHMGIR agreed that the UK should:</text:span></text:p>
          </draw:text-box>
        </draw:frame>
        <draw:frame draw:style-name="gr2" draw:text-style-name="P3" draw:layer="layout" svg:width="0.634cm" svg:height="0.712cm" svg:x="2.95cm" svg:y="9.0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1cm" svg:height="0.475cm" svg:x="3.7cm" svg:y="9.22cm">
          <draw:text-box>
            <text:p text:style-name="P1"><text:span text:style-name="T4">encourage Iraqi oil exports to recommence as soon as possible, but only after </text:span></text:p>
          </draw:text-box>
        </draw:frame>
        <draw:frame draw:style-name="gr1" draw:text-style-name="P2" draw:layer="layout" svg:width="8.38cm" svg:height="0.475cm" svg:x="3.7cm" svg:y="9.784cm">
          <draw:text-box>
            <text:p text:style-name="P1"><text:span text:style-name="T4">an appropriate resolution had been adopted;</text:span></text:p>
          </draw:text-box>
        </draw:frame>
        <draw:frame draw:style-name="gr2" draw:text-style-name="P3" draw:layer="layout" svg:width="0.634cm" svg:height="0.712cm" svg:x="2.95cm" svg:y="10.2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79cm" svg:height="0.475cm" svg:x="3.7cm" svg:y="10.448cm">
          <draw:text-box>
            <text:p text:style-name="P1"><text:span text:style-name="T4">offer UK oil expertise to ORHA and in the medium term to the IIA; and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9cm" svg:height="0.475cm" svg:x="3.7cm" svg:y="11.113cm">
          <draw:text-box>
            <text:p text:style-name="P1"><text:span text:style-name="T4">leave future decisions on the shape of the Iraqi oil industry and the management </text:span></text:p>
          </draw:text-box>
        </draw:frame>
        <draw:frame draw:style-name="gr1" draw:text-style-name="P2" draw:layer="layout" svg:width="15.195cm" svg:height="0.475cm" svg:x="3.7cm" svg:y="11.677cm">
          <draw:text-box>
            <text:p text:style-name="P1"><text:span text:style-name="T4">of oil revenues to the new Iraqi Government, while advising on international best </text:span></text:p>
          </draw:text-box>
        </draw:frame>
        <draw:frame draw:style-name="gr1" draw:text-style-name="P2" draw:layer="layout" svg:width="1.606cm" svg:height="0.475cm" svg:x="3.7cm" svg:y="12.242cm">
          <draw:text-box>
            <text:p text:style-name="P1"><text:span text:style-name="T4">practice.</text:span></text:p>
          </draw:text-box>
        </draw:frame>
        <draw:frame draw:style-name="gr1" draw:text-style-name="P2" draw:layer="layout" svg:width="16.152cm" svg:height="0.475cm" svg:x="2.2cm" svg:y="13.156cm">
          <draw:text-box>
            <text:p text:style-name="P1"><text:span text:style-name="T6">266. </text:span><text:span text:style-name="T4"><text:s/>Mr John Bellinger, NSC, sent a US draft of a post-conflict resolution to Sir David </text:span></text:p>
          </draw:text-box>
        </draw:frame>
        <draw:frame draw:style-name="gr1" draw:text-style-name="P2" draw:layer="layout" svg:width="3.876cm" svg:height="0.475cm" svg:x="2.2cm" svg:y="13.721cm">
          <draw:text-box>
            <text:p text:style-name="P1"><text:span text:style-name="T4">Manning on 28 April.</text:span></text:p>
          </draw:text-box>
        </draw:frame>
        <draw:frame draw:style-name="gr6" draw:text-style-name="P7" draw:layer="layout" svg:width="0.408cm" svg:height="0.276cm" svg:x="6.06cm" svg:y="13.739cm">
          <draw:text-box>
            <text:p text:style-name="P1"><text:span text:style-name="T9">136</text:span></text:p>
          </draw:text-box>
        </draw:frame>
        <draw:frame draw:style-name="gr1" draw:text-style-name="P2" draw:layer="layout" svg:width="2.839cm" svg:height="0.475cm" svg:x="6.471cm" svg:y="13.721cm">
          <draw:text-box>
            <text:p text:style-name="P1"><text:span text:style-name="T4"><text:s/></text:span><text:span text:style-name="T4">It provided for:</text:span></text:p>
          </draw:text-box>
        </draw:frame>
        <draw:frame draw:style-name="gr2" draw:text-style-name="P3" draw:layer="layout" svg:width="0.634cm" svg:height="0.712cm" svg:x="2.95cm" svg:y="14.4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86cm" svg:height="0.475cm" svg:x="3.7cm" svg:y="14.635cm">
          <draw:text-box>
            <text:p text:style-name="P1"><text:span text:style-name="T4">the creation of an Iraqi Development Fund, which would be audited by </text:span></text:p>
          </draw:text-box>
        </draw:frame>
        <draw:frame draw:style-name="gr1" draw:text-style-name="P2" draw:layer="layout" svg:width="14.662cm" svg:height="0.475cm" svg:x="3.7cm" svg:y="15.2cm">
          <draw:text-box>
            <text:p text:style-name="P1"><text:span text:style-name="T4">independent accountants and whose operations would be “monitored” by the <text:s/></text:span></text:p>
          </draw:text-box>
        </draw:frame>
        <draw:frame draw:style-name="gr1" draw:text-style-name="P2" draw:layer="layout" svg:width="4.836cm" svg:height="0.475cm" svg:x="3.7cm" svg:y="15.764cm">
          <draw:text-box>
            <text:p text:style-name="P1"><text:span text:style-name="T4">UN Special Co-ordinator; </text:span></text:p>
          </draw:text-box>
        </draw:frame>
        <draw:frame draw:style-name="gr2" draw:text-style-name="P3" draw:layer="layout" svg:width="0.634cm" svg:height="0.712cm" svg:x="2.95cm" svg:y="16.2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4cm" svg:height="0.475cm" svg:x="3.7cm" svg:y="16.428cm">
          <draw:text-box>
            <text:p text:style-name="P1"><text:span text:style-name="T4">funds in the Iraqi Development Fund to be disbursed “at the direction of the </text:span></text:p>
          </draw:text-box>
        </draw:frame>
        <draw:frame draw:style-name="gr1" draw:text-style-name="P2" draw:layer="layout" svg:width="5.874cm" svg:height="0.475cm" svg:x="3.7cm" svg:y="16.993cm">
          <draw:text-box>
            <text:p text:style-name="P1"><text:span text:style-name="T4">Coalition Provisional Authority”;</text:span></text:p>
          </draw:text-box>
        </draw:frame>
        <draw:frame draw:style-name="gr2" draw:text-style-name="P3" draw:layer="layout" svg:width="0.634cm" svg:height="0.712cm" svg:x="2.95cm" svg:y="17.5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23cm" svg:height="0.475cm" svg:x="3.7cm" svg:y="17.657cm">
          <draw:text-box>
            <text:p text:style-name="P1"><text:span text:style-name="T4">the resumption of oil sales at the market price; and</text:span></text:p>
          </draw:text-box>
        </draw:frame>
        <draw:frame draw:style-name="gr2" draw:text-style-name="P3" draw:layer="layout" svg:width="0.634cm" svg:height="0.712cm" svg:x="2.95cm" svg:y="18.1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8cm" svg:height="0.475cm" svg:x="3.7cm" svg:y="18.322cm">
          <draw:text-box>
            <text:p text:style-name="P1"><text:span text:style-name="T4">the transfer of unspent OFF programme funds and oil revenues into the Iraqi </text:span></text:p>
          </draw:text-box>
        </draw:frame>
        <draw:frame draw:style-name="gr1" draw:text-style-name="P2" draw:layer="layout" svg:width="3.829cm" svg:height="0.475cm" svg:x="3.7cm" svg:y="18.886cm">
          <draw:text-box>
            <text:p text:style-name="P1"><text:span text:style-name="T4">Development Fund. </text:span></text:p>
          </draw:text-box>
        </draw:frame>
        <draw:frame draw:style-name="gr1" draw:text-style-name="P2" draw:layer="layout" svg:width="16.698cm" svg:height="0.475cm" svg:x="2.2cm" svg:y="19.801cm">
          <draw:text-box>
            <text:p text:style-name="P1"><text:span text:style-name="T6">267. </text:span><text:span text:style-name="T4"><text:s/>Section 9.1 describes negotiations between the UK and US on the draft resolution, </text:span></text:p>
          </draw:text-box>
        </draw:frame>
        <draw:frame draw:style-name="gr1" draw:text-style-name="P2" draw:layer="layout" svg:width="15.691cm" svg:height="0.475cm" svg:x="2.2cm" svg:y="20.365cm">
          <draw:text-box>
            <text:p text:style-name="P1"><text:span text:style-name="T4">which increasingly focused on the mandate of the UN Special Co-ordinator and the </text:span></text:p>
          </draw:text-box>
        </draw:frame>
        <draw:frame draw:style-name="gr1" draw:text-style-name="P2" draw:layer="layout" svg:width="6.496cm" svg:height="0.475cm" svg:x="2.2cm" svg:y="20.93cm">
          <draw:text-box>
            <text:p text:style-name="P1"><text:span text:style-name="T4">extension of the OFF programme. </text:span></text:p>
          </draw:text-box>
        </draw:frame>
        <draw:frame draw:style-name="gr1" draw:text-style-name="P2" draw:layer="layout" svg:width="14.133cm" svg:height="0.475cm" svg:x="2.2cm" svg:y="21.844cm">
          <draw:text-box>
            <text:p text:style-name="P1"><text:span text:style-name="T6">268. </text:span><text:span text:style-name="T4"><text:s/>Mr Straw, Sir David Manning, Sir Jeremy Greenstock, UK Permanent </text:span></text:p>
          </draw:text-box>
        </draw:frame>
        <draw:frame draw:style-name="gr1" draw:text-style-name="P2" draw:layer="layout" svg:width="15.39cm" svg:height="0.475cm" svg:x="2.2cm" svg:y="22.408cm">
          <draw:text-box>
            <text:p text:style-name="P1"><text:span text:style-name="T4">Representative to the UN, and FCO officials discussed the draft by video link with </text:span></text:p>
          </draw:text-box>
        </draw:frame>
        <draw:frame draw:style-name="gr1" draw:text-style-name="P2" draw:layer="layout" svg:width="10.848cm" svg:height="0.475cm" svg:x="2.2cm" svg:y="22.973cm">
          <draw:text-box>
            <text:p text:style-name="P1"><text:span text:style-name="T4">Secretary Powell and Dr Rice and US officials on 30 April.</text:span></text:p>
          </draw:text-box>
        </draw:frame>
        <draw:frame draw:style-name="gr6" draw:text-style-name="P7" draw:layer="layout" svg:width="0.408cm" svg:height="0.276cm" svg:x="13.024cm" svg:y="22.992cm">
          <draw:text-box>
            <text:p text:style-name="P1"><text:span text:style-name="T9">137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0.422cm" svg:height="0.475cm" svg:x="13.435cm" svg:y="22.973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35 </text:span></text:p>
          </draw:text-box>
        </draw:frame>
        <draw:frame draw:style-name="gr4" draw:text-style-name="P5" draw:layer="layout" svg:width="10.797cm" svg:height="0.395cm" svg:x="2.6cm" svg:y="25.087cm">
          <draw:text-box>
            <text:p text:style-name="P1"><text:span text:style-name="T11">Minutes, 24 April 2003, Ad Hoc Group on Iraq Rehabilitation meeting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36 </text:span></text:p>
          </draw:text-box>
        </draw:frame>
        <draw:frame draw:style-name="gr4" draw:text-style-name="P5" draw:layer="layout" svg:width="14.234cm" svg:height="0.395cm" svg:x="2.6cm" svg:y="25.511cm">
          <draw:text-box>
            <text:p text:style-name="P1"><text:span text:style-name="T11">Letter Bellinger to Manning, 28 April 2003, [untitled], attaching Paper, [undated], ‘Resolution </text:span></text:p>
          </draw:text-box>
        </draw:frame>
        <draw:frame draw:style-name="gr4" draw:text-style-name="P5" draw:layer="layout" svg:width="3.355cm" svg:height="0.395cm" svg:x="2.2cm" svg:y="25.934cm">
          <draw:text-box>
            <text:p text:style-name="P1"><text:span text:style-name="T11">on Post-Conflict Iraq’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37 </text:span></text:p>
          </draw:text-box>
        </draw:frame>
        <draw:frame draw:style-name="gr4" draw:text-style-name="P5" draw:layer="layout" svg:width="14.425cm" svg:height="0.395cm" svg:x="2.6cm" svg:y="26.357cm">
          <draw:text-box>
            <text:p text:style-name="P1"><text:span text:style-name="T11">Letter Cannon to McDonald, 30 April 2003, ‘Iraq/UN: Video-Conference with Condi Rice and <text:s/></text:span></text:p>
          </draw:text-box>
        </draw:frame>
        <draw:frame draw:style-name="gr4" draw:text-style-name="P5" draw:layer="layout" svg:width="3.55cm" svg:height="0.395cm" svg:x="2.2cm" svg:y="26.781cm">
          <draw:text-box>
            <text:p text:style-name="P1"><text:span text:style-name="T11">Colin Powell, 30 April’.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8" draw:layer="layout" svg:x1="4.388cm" svg:y1="22.471cm" svg:x2="6.71cm" svg:y2="22.471cm">
          <text:p/>
        </draw:line>
        <draw:line draw:style-name="gr12" draw:text-style-name="P8" draw:layer="layout" svg:x1="6.945cm" svg:y1="22.471cm" svg:x2="9.651cm" svg:y2="22.47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14</text:span></text:p>
          </draw:text-box>
        </draw:frame>
        <draw:frame draw:style-name="gr1" draw:text-style-name="P2" draw:layer="layout" svg:width="16.118cm" svg:height="0.475cm" svg:x="2.2cm" svg:y="2.525cm">
          <draw:text-box>
            <text:p text:style-name="P1"><text:span text:style-name="T6">269. </text:span><text:span text:style-name="T4"><text:s/>Sir Jeremy Greenstock said that the US and UK needed to establish who would </text:span></text:p>
          </draw:text-box>
        </draw:frame>
        <draw:frame draw:style-name="gr1" draw:text-style-name="P2" draw:layer="layout" svg:width="15.119cm" svg:height="0.475cm" svg:x="2.2cm" svg:y="3.09cm">
          <draw:text-box>
            <text:p text:style-name="P1"><text:span text:style-name="T4">have title to Iraqi oil, and who would control expenditure of oil revenues. Dr Rice </text:span></text:p>
          </draw:text-box>
        </draw:frame>
        <draw:frame draw:style-name="gr1" draw:text-style-name="P2" draw:layer="layout" svg:width="16.796cm" svg:height="0.475cm" svg:x="2.2cm" svg:y="3.654cm">
          <draw:text-box>
            <text:p text:style-name="P1"><text:span text:style-name="T4">responded that the Coalition, as the Occupying Power, was responsible for administering </text:span></text:p>
          </draw:text-box>
        </draw:frame>
        <draw:frame draw:style-name="gr1" draw:text-style-name="P2" draw:layer="layout" svg:width="15.716cm" svg:height="0.475cm" svg:x="2.2cm" svg:y="4.218cm">
          <draw:text-box>
            <text:p text:style-name="P1"><text:span text:style-name="T4">Iraq. It followed that control over Iraqi finances could not be transferred elsewhere. <text:s/></text:span></text:p>
          </draw:text-box>
        </draw:frame>
        <draw:frame draw:style-name="gr1" draw:text-style-name="P2" draw:layer="layout" svg:width="16.444cm" svg:height="0.475cm" svg:x="2.2cm" svg:y="4.783cm">
          <draw:text-box>
            <text:p text:style-name="P1"><text:span text:style-name="T4">US legal advice was that the Coalition could sell Iraqi oil without UN cover if necessary. </text:span></text:p>
          </draw:text-box>
        </draw:frame>
        <draw:frame draw:style-name="gr1" draw:text-style-name="P2" draw:layer="layout" svg:width="2.936cm" svg:height="0.475cm" svg:x="2.2cm" svg:y="5.347cm">
          <draw:text-box>
            <text:p text:style-name="P1"><text:span text:style-name="T4">She concluded:</text:span></text:p>
          </draw:text-box>
        </draw:frame>
        <draw:frame draw:style-name="gr1" draw:text-style-name="P2" draw:layer="layout" svg:width="14.73cm" svg:height="0.475cm" svg:x="2.95cm" svg:y="6.262cm">
          <draw:text-box>
            <text:p text:style-name="P1"><text:span text:style-name="T4">“</text:span><text:span text:style-name="T4">The CPA would be the Government until the IIA took over, and so would write </text:span></text:p>
          </draw:text-box>
        </draw:frame>
        <draw:frame draw:style-name="gr1" draw:text-style-name="P2" draw:layer="layout" svg:width="14.455cm" svg:height="0.475cm" svg:x="2.95cm" svg:y="6.826cm">
          <draw:text-box>
            <text:p text:style-name="P1"><text:span text:style-name="T4">the cheques, even if this was dressed up with UN cover, or monitoring, or an </text:span></text:p>
          </draw:text-box>
        </draw:frame>
        <draw:frame draw:style-name="gr1" draw:text-style-name="P2" draw:layer="layout" svg:width="3.782cm" svg:height="0.475cm" svg:x="2.95cm" svg:y="7.391cm">
          <draw:text-box>
            <text:p text:style-name="P1"><text:span text:style-name="T4">international board.”</text:span></text:p>
          </draw:text-box>
        </draw:frame>
        <draw:frame draw:style-name="gr1" draw:text-style-name="P2" draw:layer="layout" svg:width="16.567cm" svg:height="0.475cm" svg:x="2.2cm" svg:y="8.305cm">
          <draw:text-box>
            <text:p text:style-name="P1"><text:span text:style-name="T6">270. </text:span><text:span text:style-name="T4"><text:s/>Mr Straw noted the presentational sensitivities of the Coalition using Iraq’s money. </text:span></text:p>
          </draw:text-box>
        </draw:frame>
        <draw:frame draw:style-name="gr1" draw:text-style-name="P2" draw:layer="layout" svg:width="15.923cm" svg:height="0.475cm" svg:x="2.2cm" svg:y="9.22cm">
          <draw:text-box>
            <text:p text:style-name="P1"><text:span text:style-name="T6">271. </text:span><text:span text:style-name="T4"><text:s/>During the meeting, Mr Rycroft and Mr Bellinger were tasked to go through the </text:span></text:p>
          </draw:text-box>
        </draw:frame>
        <draw:frame draw:style-name="gr1" draw:text-style-name="P2" draw:layer="layout" svg:width="11.648cm" svg:height="0.475cm" svg:x="2.2cm" svg:y="9.784cm">
          <draw:text-box>
            <text:p text:style-name="P1"><text:span text:style-name="T4">US draft in detail and produce a further version for discussion.</text:span></text:p>
          </draw:text-box>
        </draw:frame>
        <draw:frame draw:style-name="gr6" draw:text-style-name="P7" draw:layer="layout" svg:width="0.408cm" svg:height="0.276cm" svg:x="13.801cm" svg:y="9.803cm">
          <draw:text-box>
            <text:p text:style-name="P1"><text:span text:style-name="T9">138</text:span></text:p>
          </draw:text-box>
        </draw:frame>
        <draw:frame draw:style-name="gr1" draw:text-style-name="P2" draw:layer="layout" svg:width="0.422cm" svg:height="0.475cm" svg:x="14.213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86cm" svg:height="0.475cm" svg:x="2.2cm" svg:y="10.698cm">
          <draw:text-box>
            <text:p text:style-name="P1"><text:span text:style-name="T6">272. </text:span><text:span text:style-name="T4"><text:s/>Mr Bellinger sent a revised draft to Mr Rycroft later that day. The revised draft </text:span></text:p>
          </draw:text-box>
        </draw:frame>
        <draw:frame draw:style-name="gr1" draw:text-style-name="P2" draw:layer="layout" svg:width="15.428cm" svg:height="0.475cm" svg:x="2.2cm" svg:y="11.263cm">
          <draw:text-box>
            <text:p text:style-name="P1"><text:span text:style-name="T4">recorded separate UK and US language on who would control disbursement from </text:span></text:p>
          </draw:text-box>
        </draw:frame>
        <draw:frame draw:style-name="gr1" draw:text-style-name="P2" draw:layer="layout" svg:width="15.449cm" svg:height="0.475cm" svg:x="2.2cm" svg:y="11.827cm">
          <draw:text-box>
            <text:p text:style-name="P1"><text:span text:style-name="T4">the Iraqi Development Fund, and how it would be administered. The UK language </text:span></text:p>
          </draw:text-box>
        </draw:frame>
        <draw:frame draw:style-name="gr1" draw:text-style-name="P2" draw:layer="layout" svg:width="16.038cm" svg:height="0.475cm" svg:x="2.2cm" svg:y="12.392cm">
          <draw:text-box>
            <text:p text:style-name="P1"><text:span text:style-name="T4">gave control to “the authorities in Iraq, including the Interim Iraqi Administration when </text:span></text:p>
          </draw:text-box>
        </draw:frame>
        <draw:frame draw:style-name="gr1" draw:text-style-name="P2" draw:layer="layout" svg:width="12.016cm" svg:height="0.475cm" svg:x="2.2cm" svg:y="12.956cm">
          <draw:text-box>
            <text:p text:style-name="P1"><text:span text:style-name="T4">established”, the US language to the “Occupying Powers/CPA”. </text:span></text:p>
          </draw:text-box>
        </draw:frame>
        <draw:frame draw:style-name="gr1" draw:text-style-name="P2" draw:layer="layout" svg:width="16.182cm" svg:height="0.475cm" svg:x="2.2cm" svg:y="13.871cm">
          <draw:text-box>
            <text:p text:style-name="P1"><text:span text:style-name="T6">273. </text:span><text:span text:style-name="T4"><text:s/>Mr Straw, Sir David Manning, Sir Jeremy Greenstock and officials discussed the </text:span></text:p>
          </draw:text-box>
        </draw:frame>
        <draw:frame draw:style-name="gr1" draw:text-style-name="P2" draw:layer="layout" svg:width="13.815cm" svg:height="0.475cm" svg:x="2.2cm" svg:y="14.435cm">
          <draw:text-box>
            <text:p text:style-name="P1"><text:span text:style-name="T4">latest draft resolution by video link with Dr Rice and US officials on 1 May.</text:span></text:p>
          </draw:text-box>
        </draw:frame>
        <draw:frame draw:style-name="gr6" draw:text-style-name="P7" draw:layer="layout" svg:width="0.408cm" svg:height="0.276cm" svg:x="15.98cm" svg:y="14.454cm">
          <draw:text-box>
            <text:p text:style-name="P1"><text:span text:style-name="T9">139</text:span></text:p>
          </draw:text-box>
        </draw:frame>
        <draw:frame draw:style-name="gr1" draw:text-style-name="P2" draw:layer="layout" svg:width="0.422cm" svg:height="0.475cm" svg:x="16.392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9cm" svg:height="0.475cm" svg:x="2.2cm" svg:y="15.35cm">
          <draw:text-box>
            <text:p text:style-name="P1"><text:span text:style-name="T6">274. </text:span><text:span text:style-name="T4"><text:s/>On the Iraqi Development Fund, Sir Jeremy said that the lack of some provision for </text:span></text:p>
          </draw:text-box>
        </draw:frame>
        <draw:frame draw:style-name="gr1" draw:text-style-name="P2" draw:layer="layout" svg:width="16.529cm" svg:height="0.475cm" svg:x="2.2cm" svg:y="15.914cm">
          <draw:text-box>
            <text:p text:style-name="P1"><text:span text:style-name="T4">oversight or disbursement by the IIA would be a major problem for the Security Council. </text:span></text:p>
          </draw:text-box>
        </draw:frame>
        <draw:frame draw:style-name="gr1" draw:text-style-name="P2" draw:layer="layout" svg:width="15.39cm" svg:height="0.475cm" svg:x="2.2cm" svg:y="16.478cm">
          <draw:text-box>
            <text:p text:style-name="P1"><text:span text:style-name="T4">Dr Rice responded that the Security Council needed to recognise the facts on the </text:span></text:p>
          </draw:text-box>
        </draw:frame>
        <draw:frame draw:style-name="gr1" draw:text-style-name="P2" draw:layer="layout" svg:width="16.317cm" svg:height="0.475cm" svg:x="2.2cm" svg:y="17.043cm">
          <draw:text-box>
            <text:p text:style-name="P1"><text:span text:style-name="T4">ground; the Coalition was the Occupying Power and would need to be able to manage </text:span></text:p>
          </draw:text-box>
        </draw:frame>
        <draw:frame draw:style-name="gr1" draw:text-style-name="P2" draw:layer="layout" svg:width="2.788cm" svg:height="0.475cm" svg:x="2.2cm" svg:y="17.607cm">
          <draw:text-box>
            <text:p text:style-name="P1"><text:span text:style-name="T4">disbursement. </text:span></text:p>
          </draw:text-box>
        </draw:frame>
        <draw:frame draw:style-name="gr1" draw:text-style-name="P2" draw:layer="layout" svg:width="15.221cm" svg:height="0.475cm" svg:x="2.2cm" svg:y="18.522cm">
          <draw:text-box>
            <text:p text:style-name="P1"><text:span text:style-name="T6">275. </text:span><text:span text:style-name="T4"><text:s/>The record of the video conference did not indicate that any resolution was </text:span></text:p>
          </draw:text-box>
        </draw:frame>
        <draw:frame draw:style-name="gr1" draw:text-style-name="P2" draw:layer="layout" svg:width="4.07cm" svg:height="0.475cm" svg:x="2.2cm" svg:y="19.086cm">
          <draw:text-box>
            <text:p text:style-name="P1"><text:span text:style-name="T4">reached on the issue.</text:span></text:p>
          </draw:text-box>
        </draw:frame>
        <draw:frame draw:style-name="gr1" draw:text-style-name="P2" draw:layer="layout" svg:width="15.077cm" svg:height="0.475cm" svg:x="2.2cm" svg:y="20.001cm">
          <draw:text-box>
            <text:p text:style-name="P1"><text:span text:style-name="T6">276. </text:span><text:span text:style-name="T4"><text:s/>Mr Bellinger sent through a further US draft of a post-conflict resolution on </text:span></text:p>
          </draw:text-box>
        </draw:frame>
        <draw:frame draw:style-name="gr1" draw:text-style-name="P2" draw:layer="layout" svg:width="1.242cm" svg:height="0.475cm" svg:x="2.2cm" svg:y="20.565cm">
          <draw:text-box>
            <text:p text:style-name="P1"><text:span text:style-name="T4">4 May.</text:span></text:p>
          </draw:text-box>
        </draw:frame>
        <draw:frame draw:style-name="gr6" draw:text-style-name="P7" draw:layer="layout" svg:width="0.408cm" svg:height="0.276cm" svg:x="3.439cm" svg:y="20.584cm">
          <draw:text-box>
            <text:p text:style-name="P1"><text:span text:style-name="T9">140</text:span></text:p>
          </draw:text-box>
        </draw:frame>
        <draw:frame draw:style-name="gr1" draw:text-style-name="P2" draw:layer="layout" svg:width="0.422cm" svg:height="0.475cm" svg:x="3.851cm" svg:y="20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27cm" svg:height="0.475cm" svg:x="2.2cm" svg:y="21.48cm">
          <draw:text-box>
            <text:p text:style-name="P1"><text:span text:style-name="T6">277. </text:span><text:span text:style-name="T4"><text:s/>The draft stated that the Iraqi Assistance Fund should be disbursed “at the </text:span></text:p>
          </draw:text-box>
        </draw:frame>
        <draw:frame draw:style-name="gr1" draw:text-style-name="P2" draw:layer="layout" svg:width="13.451cm" svg:height="0.475cm" svg:x="2.2cm" svg:y="22.044cm">
          <draw:text-box>
            <text:p text:style-name="P1"><text:span text:style-name="T4">direction of the Authority, in consultation with the Iraqi Interim Authority”.</text:span></text:p>
          </draw:text-box>
        </draw:frame>
        <draw:frame draw:style-name="gr6" draw:text-style-name="P7" draw:layer="layout" svg:width="0.408cm" svg:height="0.276cm" svg:x="15.604cm" svg:y="22.063cm">
          <draw:text-box>
            <text:p text:style-name="P1"><text:span text:style-name="T9">141</text:span></text:p>
          </draw:text-box>
        </draw:frame>
        <draw:frame draw:style-name="gr1" draw:text-style-name="P2" draw:layer="layout" svg:width="2.06cm" svg:height="0.475cm" svg:x="16.016cm" svg:y="22.044cm">
          <draw:text-box>
            <text:p text:style-name="P1"><text:span text:style-name="T4"><text:s/></text:span><text:span text:style-name="T4">The Fund </text:span></text:p>
          </draw:text-box>
        </draw:frame>
        <draw:frame draw:style-name="gr1" draw:text-style-name="P2" draw:layer="layout" svg:width="16.038cm" svg:height="0.475cm" svg:x="2.2cm" svg:y="22.608cm">
          <draw:text-box>
            <text:p text:style-name="P1"><text:span text:style-name="T4">would be audited by independent accountants, and established “with an international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3.164cm" svg:height="0.475cm" svg:x="2.2cm" svg:y="23.173cm">
          <draw:text-box>
            <text:p text:style-name="P1"><text:span text:style-name="T4">advisory board”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38 </text:span></text:p>
          </draw:text-box>
        </draw:frame>
        <draw:frame draw:style-name="gr4" draw:text-style-name="P5" draw:layer="layout" svg:width="14.099cm" svg:height="0.395cm" svg:x="2.6cm" svg:y="24.664cm">
          <draw:text-box>
            <text:p text:style-name="P1"><text:span text:style-name="T11">Letter Bellinger to Rycroft, 30 April 2003, attaching Paper [draft], [undated], ‘Resolution on <text:s/></text:span></text:p>
          </draw:text-box>
        </draw:frame>
        <draw:frame draw:style-name="gr4" draw:text-style-name="P5" draw:layer="layout" svg:width="2.965cm" svg:height="0.395cm" svg:x="2.2cm" svg:y="25.087cm">
          <draw:text-box>
            <text:p text:style-name="P1"><text:span text:style-name="T11">Post-Conflict Iraq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39 </text:span></text:p>
          </draw:text-box>
        </draw:frame>
        <draw:frame draw:style-name="gr4" draw:text-style-name="P5" draw:layer="layout" svg:width="14.768cm" svg:height="0.395cm" svg:x="2.6cm" svg:y="25.511cm">
          <draw:text-box>
            <text:p text:style-name="P1"><text:span text:style-name="T11">Letter Cannon to McDonald, 1 May 2003, ‘Iraq/UN: Video-Conference with Condi Rice, 1 May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40 </text:span></text:p>
          </draw:text-box>
        </draw:frame>
        <draw:frame draw:style-name="gr4" draw:text-style-name="P5" draw:layer="layout" svg:width="14.196cm" svg:height="0.395cm" svg:x="2.6cm" svg:y="25.934cm">
          <draw:text-box>
            <text:p text:style-name="P1"><text:span text:style-name="T11">Letter Bellinger to Rycroft, 4 May 2003, [untitled] attaching Paper, [undated], ‘Resolution on </text:span></text:p>
          </draw:text-box>
        </draw:frame>
        <draw:frame draw:style-name="gr4" draw:text-style-name="P5" draw:layer="layout" svg:width="2.965cm" svg:height="0.395cm" svg:x="2.2cm" svg:y="26.357cm">
          <draw:text-box>
            <text:p text:style-name="P1"><text:span text:style-name="T11">Post-Conflict Iraq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41 </text:span></text:p>
          </draw:text-box>
        </draw:frame>
        <draw:frame draw:style-name="gr4" draw:text-style-name="P5" draw:layer="layout" svg:width="11.805cm" svg:height="0.395cm" svg:x="2.597cm" svg:y="26.781cm">
          <draw:text-box>
            <text:p text:style-name="P1"><text:span text:style-name="T11">The term “the Authority” referred to the authorities of the Occupying Powers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5</text:span></text:p>
          </draw:text-box>
        </draw:frame>
        <draw:frame draw:style-name="gr1" draw:text-style-name="P2" draw:layer="layout" svg:width="16.588cm" svg:height="0.475cm" svg:x="2.2cm" svg:y="2.525cm">
          <draw:text-box>
            <text:p text:style-name="P1"><text:span text:style-name="T6">278. </text:span><text:span text:style-name="T4"><text:s/>Mr Brenton spoke to Mr Bellinger and others about the draft the following day, and </text:span></text:p>
          </draw:text-box>
        </draw:frame>
        <draw:frame draw:style-name="gr1" draw:text-style-name="P2" draw:layer="layout" svg:width="16.508cm" svg:height="0.475cm" svg:x="2.2cm" svg:y="3.09cm">
          <draw:text-box>
            <text:p text:style-name="P1"><text:span text:style-name="T4">highlighted UK concerns on a number of issues including the move from “monitoring” to </text:span></text:p>
          </draw:text-box>
        </draw:frame>
        <draw:frame draw:style-name="gr1" draw:text-style-name="P2" draw:layer="layout" svg:width="3.69cm" svg:height="0.475cm" svg:x="2.2cm" svg:y="3.654cm">
          <draw:text-box>
            <text:p text:style-name="P1"><text:span text:style-name="T4">“</text:span><text:span text:style-name="T4">auditing” the Fund.</text:span></text:p>
          </draw:text-box>
        </draw:frame>
        <draw:frame draw:style-name="gr6" draw:text-style-name="P7" draw:layer="layout" svg:width="0.408cm" svg:height="0.276cm" svg:x="5.871cm" svg:y="3.673cm">
          <draw:text-box>
            <text:p text:style-name="P1"><text:span text:style-name="T9">142</text:span></text:p>
          </draw:text-box>
        </draw:frame>
        <draw:frame draw:style-name="gr1" draw:text-style-name="P2" draw:layer="layout" svg:width="0.422cm" svg:height="0.475cm" svg:x="6.28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cm" svg:height="0.475cm" svg:x="2.2cm" svg:y="4.568cm">
          <draw:text-box>
            <text:p text:style-name="P1"><text:span text:style-name="T6">279. </text:span><text:span text:style-name="T4"><text:s/>The next US draft of a post-conflict resolution was sent to Mr Rycroft and Sir David </text:span></text:p>
          </draw:text-box>
        </draw:frame>
        <draw:frame draw:style-name="gr1" draw:text-style-name="P2" draw:layer="layout" svg:width="3.583cm" svg:height="0.475cm" svg:x="2.2cm" svg:y="5.133cm">
          <draw:text-box>
            <text:p text:style-name="P1"><text:span text:style-name="T4">Manning on 6 May.</text:span></text:p>
          </draw:text-box>
        </draw:frame>
        <draw:frame draw:style-name="gr6" draw:text-style-name="P7" draw:layer="layout" svg:width="0.408cm" svg:height="0.276cm" svg:x="5.769cm" svg:y="5.152cm">
          <draw:text-box>
            <text:p text:style-name="P1"><text:span text:style-name="T9">143</text:span></text:p>
          </draw:text-box>
        </draw:frame>
        <draw:frame draw:style-name="gr1" draw:text-style-name="P2" draw:layer="layout" svg:width="11.839cm" svg:height="0.475cm" svg:x="6.181cm" svg:y="5.133cm">
          <draw:text-box>
            <text:p text:style-name="P1"><text:span text:style-name="T4"><text:s/></text:span><text:span text:style-name="T4">Text relating to the operation of the Iraqi Assistance Fund was </text:span></text:p>
          </draw:text-box>
        </draw:frame>
        <draw:frame draw:style-name="gr1" draw:text-style-name="P2" draw:layer="layout" svg:width="2.347cm" svg:height="0.475cm" svg:x="2.2cm" svg:y="5.697cm">
          <draw:text-box>
            <text:p text:style-name="P1"><text:span text:style-name="T4">unchanged. </text:span></text:p>
          </draw:text-box>
        </draw:frame>
        <draw:frame draw:style-name="gr1" draw:text-style-name="P2" draw:layer="layout" svg:width="15.365cm" svg:height="0.475cm" svg:x="2.2cm" svg:y="6.612cm">
          <draw:text-box>
            <text:p text:style-name="P1"><text:span text:style-name="T6">280. </text:span><text:span text:style-name="T4"><text:s/>Later that day, Mr Straw chaired a video conference with Dr Rice, Secretary </text:span></text:p>
          </draw:text-box>
        </draw:frame>
        <draw:frame draw:style-name="gr1" draw:text-style-name="P2" draw:layer="layout" svg:width="11.737cm" svg:height="0.475cm" svg:x="2.2cm" svg:y="7.176cm">
          <draw:text-box>
            <text:p text:style-name="P1"><text:span text:style-name="T4">Powell, Sir Jeremy Greenstock and others to discuss the draft.</text:span></text:p>
          </draw:text-box>
        </draw:frame>
        <draw:frame draw:style-name="gr6" draw:text-style-name="P7" draw:layer="layout" svg:width="0.408cm" svg:height="0.276cm" svg:x="13.894cm" svg:y="7.195cm">
          <draw:text-box>
            <text:p text:style-name="P1"><text:span text:style-name="T9">144</text:span></text:p>
          </draw:text-box>
        </draw:frame>
        <draw:frame draw:style-name="gr1" draw:text-style-name="P2" draw:layer="layout" svg:width="0.422cm" svg:height="0.475cm" svg:x="14.306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9cm" svg:height="0.475cm" svg:x="2.2cm" svg:y="8.091cm">
          <draw:text-box>
            <text:p text:style-name="P1"><text:span text:style-name="T6">281. </text:span><text:span text:style-name="T4"><text:s/>During the video conference, it was agreed that the draft should include reference </text:span></text:p>
          </draw:text-box>
        </draw:frame>
        <draw:frame draw:style-name="gr1" draw:text-style-name="P2" draw:layer="layout" svg:width="8.172cm" svg:height="0.475cm" svg:x="2.2cm" svg:y="8.655cm">
          <draw:text-box>
            <text:p text:style-name="P1"><text:span text:style-name="T4">to monitoring, as well as auditing, oil sales. </text:span></text:p>
          </draw:text-box>
        </draw:frame>
        <draw:frame draw:style-name="gr1" draw:text-style-name="P2" draw:layer="layout" svg:width="16.139cm" svg:height="0.475cm" svg:x="2.2cm" svg:y="9.57cm">
          <draw:text-box>
            <text:p text:style-name="P1"><text:span text:style-name="T6">282. </text:span><text:span text:style-name="T4"><text:s/>The Annotated Agenda for the 15 May meeting of the AHMGIR stated that initial </text:span></text:p>
          </draw:text-box>
        </draw:frame>
        <draw:frame draw:style-name="gr1" draw:text-style-name="P2" draw:layer="layout" svg:width="16.258cm" svg:height="0.475cm" svg:x="2.2cm" svg:y="10.134cm">
          <draw:text-box>
            <text:p text:style-name="P1"><text:span text:style-name="T4">discussions on a draft resolution in the Security Council had been as positive as could </text:span></text:p>
          </draw:text-box>
        </draw:frame>
        <draw:frame draw:style-name="gr1" draw:text-style-name="P2" draw:layer="layout" svg:width="2.44cm" svg:height="0.475cm" svg:x="2.2cm" svg:y="10.698cm">
          <draw:text-box>
            <text:p text:style-name="P1"><text:span text:style-name="T4">be expected.</text:span></text:p>
          </draw:text-box>
        </draw:frame>
        <draw:frame draw:style-name="gr6" draw:text-style-name="P7" draw:layer="layout" svg:width="0.408cm" svg:height="0.276cm" svg:x="4.624cm" svg:y="10.717cm">
          <draw:text-box>
            <text:p text:style-name="P1"><text:span text:style-name="T9">145</text:span></text:p>
          </draw:text-box>
        </draw:frame>
        <draw:frame draw:style-name="gr1" draw:text-style-name="P2" draw:layer="layout" svg:width="11.064cm" svg:height="0.475cm" svg:x="5.036cm" svg:y="10.698cm">
          <draw:text-box>
            <text:p text:style-name="P1"><text:span text:style-name="T4"><text:s/></text:span><text:span text:style-name="T4">Concerns had focused on a need for clarity in three areas:</text:span></text:p>
          </draw:text-box>
        </draw:frame>
        <draw:frame draw:style-name="gr2" draw:text-style-name="P3" draw:layer="layout" svg:width="0.634cm" svg:height="0.712cm" svg:x="2.95cm" svg:y="11.4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849cm" svg:height="0.475cm" svg:x="3.7cm" svg:y="11.613cm">
          <draw:text-box>
            <text:p text:style-name="P1"><text:span text:style-name="T4">the extent of the UN role; </text:span></text:p>
          </draw:text-box>
        </draw:frame>
        <draw:frame draw:style-name="gr2" draw:text-style-name="P3" draw:layer="layout" svg:width="0.634cm" svg:height="0.712cm" svg:x="2.95cm" svg:y="12.1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24cm" svg:height="0.475cm" svg:x="3.7cm" svg:y="12.277cm">
          <draw:text-box>
            <text:p text:style-name="P1"><text:span text:style-name="T4">the political process, in particular the exact nature of the IIA; and </text:span></text:p>
          </draw:text-box>
        </draw:frame>
        <draw:frame draw:style-name="gr2" draw:text-style-name="P3" draw:layer="layout" svg:width="0.634cm" svg:height="0.712cm" svg:x="2.95cm" svg:y="12.7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12.942cm">
          <draw:text-box>
            <text:p text:style-name="P1"><text:span text:style-name="T4">arrangements for oversight of oil sales and disbursement of oil revenue, as well </text:span></text:p>
          </draw:text-box>
        </draw:frame>
        <draw:frame draw:style-name="gr1" draw:text-style-name="P2" draw:layer="layout" svg:width="11.153cm" svg:height="0.475cm" svg:x="3.7cm" svg:y="13.506cm">
          <draw:text-box>
            <text:p text:style-name="P1"><text:span text:style-name="T4">as the fate of existing contracts under the OFF programme.</text:span></text:p>
          </draw:text-box>
        </draw:frame>
        <draw:frame draw:style-name="gr1" draw:text-style-name="P2" draw:layer="layout" svg:width="16.321cm" svg:height="0.475cm" svg:x="2.2cm" svg:y="14.421cm">
          <draw:text-box>
            <text:p text:style-name="P1"><text:span text:style-name="T6">283. </text:span><text:span text:style-name="T4"><text:s/>The Annotated Agenda also stated that the US wanted the resolution adopted by </text:span></text:p>
          </draw:text-box>
        </draw:frame>
        <draw:frame draw:style-name="gr1" draw:text-style-name="P2" draw:layer="layout" svg:width="16.271cm" svg:height="0.475cm" svg:x="2.2cm" svg:y="14.985cm">
          <draw:text-box>
            <text:p text:style-name="P1"><text:span text:style-name="T4">22 May, as this was the date by which they wished to start exporting oil to avoid a lack </text:span></text:p>
          </draw:text-box>
        </draw:frame>
        <draw:frame draw:style-name="gr1" draw:text-style-name="P2" draw:layer="layout" svg:width="14.798cm" svg:height="0.475cm" svg:x="2.2cm" svg:y="15.55cm">
          <draw:text-box>
            <text:p text:style-name="P1"><text:span text:style-name="T4">of storage capacity affecting production and the local supply of gas and petrol. </text:span></text:p>
          </draw:text-box>
        </draw:frame>
        <draw:frame draw:style-name="gr1" draw:text-style-name="P2" draw:layer="layout" svg:width="9.798cm" svg:height="0.475cm" svg:x="2.2cm" svg:y="16.464cm">
          <draw:text-box>
            <text:p text:style-name="P1"><text:span text:style-name="T6">284. </text:span><text:span text:style-name="T4"><text:s/>Mr Blair and President Bush spoke on 16 May.</text:span></text:p>
          </draw:text-box>
        </draw:frame>
        <draw:frame draw:style-name="gr6" draw:text-style-name="P7" draw:layer="layout" svg:width="0.408cm" svg:height="0.276cm" svg:x="11.934cm" svg:y="16.483cm">
          <draw:text-box>
            <text:p text:style-name="P1"><text:span text:style-name="T9">146</text:span></text:p>
          </draw:text-box>
        </draw:frame>
        <draw:frame draw:style-name="gr1" draw:text-style-name="P2" draw:layer="layout" svg:width="6.005cm" svg:height="0.475cm" svg:x="12.346cm" svg:y="16.464cm">
          <draw:text-box>
            <text:p text:style-name="P1"><text:span text:style-name="T4"><text:s/></text:span><text:span text:style-name="T4">Action in the UN seemed to be </text:span></text:p>
          </draw:text-box>
        </draw:frame>
        <draw:frame draw:style-name="gr1" draw:text-style-name="P2" draw:layer="layout" svg:width="16.432cm" svg:height="0.475cm" svg:x="2.2cm" svg:y="17.028cm">
          <draw:text-box>
            <text:p text:style-name="P1"><text:span text:style-name="T4">going well and Mr Blair proposed two areas (a UN “Special Representative” rather than </text:span></text:p>
          </draw:text-box>
        </draw:frame>
        <draw:frame draw:style-name="gr1" draw:text-style-name="P2" draw:layer="layout" svg:width="15.725cm" svg:height="0.475cm" svg:x="2.2cm" svg:y="17.593cm">
          <draw:text-box>
            <text:p text:style-name="P1"><text:span text:style-name="T4">“</text:span><text:span text:style-name="T4">Special Co-ordinator” and greater transparency of oil sales) in which the resolution </text:span></text:p>
          </draw:text-box>
        </draw:frame>
        <draw:frame draw:style-name="gr1" draw:text-style-name="P2" draw:layer="layout" svg:width="7.855cm" svg:height="0.475cm" svg:x="2.2cm" svg:y="18.157cm">
          <draw:text-box>
            <text:p text:style-name="P1"><text:span text:style-name="T4">might be amended if tactically necessary. </text:span></text:p>
          </draw:text-box>
        </draw:frame>
        <draw:frame draw:style-name="gr1" draw:text-style-name="P2" draw:layer="layout" svg:width="10.208cm" svg:height="0.475cm" svg:x="2.2cm" svg:y="19.072cm">
          <draw:text-box>
            <text:p text:style-name="P1"><text:span text:style-name="T6">285. </text:span><text:span text:style-name="T4"><text:s/>Resolution 1483 (2003) was adopted on 22 May.</text:span></text:p>
          </draw:text-box>
        </draw:frame>
        <draw:frame draw:style-name="gr6" draw:text-style-name="P7" draw:layer="layout" svg:width="0.408cm" svg:height="0.276cm" svg:x="12.335cm" svg:y="19.091cm">
          <draw:text-box>
            <text:p text:style-name="P1"><text:span text:style-name="T9">147</text:span></text:p>
          </draw:text-box>
        </draw:frame>
        <draw:frame draw:style-name="gr1" draw:text-style-name="P2" draw:layer="layout" svg:width="3.05cm" svg:height="0.475cm" svg:x="12.747cm" svg:y="19.072cm">
          <draw:text-box>
            <text:p text:style-name="P1"><text:span text:style-name="T4"><text:s/></text:span><text:span text:style-name="T4">The resolution: </text:span></text:p>
          </draw:text-box>
        </draw:frame>
        <draw:frame draw:style-name="gr2" draw:text-style-name="P3" draw:layer="layout" svg:width="0.634cm" svg:height="0.712cm" svg:x="2.95cm" svg:y="19.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99cm" svg:height="0.475cm" svg:x="3.7cm" svg:y="19.986cm">
          <draw:text-box>
            <text:p text:style-name="P1"><text:span text:style-name="T4">lifted all sanctions on Iraq except those related to arms;</text:span></text:p>
          </draw:text-box>
        </draw:frame>
        <draw:frame draw:style-name="gr2" draw:text-style-name="P3" draw:layer="layout" svg:width="0.634cm" svg:height="0.712cm" svg:x="2.95cm" svg:y="20.4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20.651cm">
          <draw:text-box>
            <text:p text:style-name="P1"><text:span text:style-name="T4">noted the establishment of the Development Fund for Iraq (DFI), which would </text:span></text:p>
          </draw:text-box>
        </draw:frame>
        <draw:frame draw:style-name="gr1" draw:text-style-name="P2" draw:layer="layout" svg:width="14.412cm" svg:height="0.475cm" svg:x="3.7cm" svg:y="21.215cm">
          <draw:text-box>
            <text:p text:style-name="P1"><text:span text:style-name="T4">be audited by independent public accountants approved by the International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7.364cm" svg:height="0.475cm" svg:x="3.7cm" svg:y="21.78cm">
          <draw:text-box>
            <text:p text:style-name="P1"><text:span text:style-name="T4">Advisory and Monitoring Board (IAMB);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142 </text:span></text:p>
          </draw:text-box>
        </draw:frame>
        <draw:frame draw:style-name="gr4" draw:text-style-name="P5" draw:layer="layout" svg:width="12.029cm" svg:height="0.395cm" svg:x="2.597cm" svg:y="23.394cm">
          <draw:text-box>
            <text:p text:style-name="P1"><text:span text:style-name="T11">Telegram 589 Washington to FCO London, 5 May 2003, ‘Iraq: Draft UNSCR’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143 </text:span></text:p>
          </draw:text-box>
        </draw:frame>
        <draw:frame draw:style-name="gr4" draw:text-style-name="P5" draw:layer="layout" svg:width="14.886cm" svg:height="0.395cm" svg:x="2.6cm" svg:y="23.817cm">
          <draw:text-box>
            <text:p text:style-name="P1"><text:span text:style-name="T11">Minute Bellinger to Rycroft and Manning, 6 May 2003, ‘Revised Draft: UNSCR’ attaching Paper, </text:span></text:p>
          </draw:text-box>
        </draw:frame>
        <draw:frame draw:style-name="gr4" draw:text-style-name="P5" draw:layer="layout" svg:width="6.936cm" svg:height="0.395cm" svg:x="2.2cm" svg:y="24.241cm">
          <draw:text-box>
            <text:p text:style-name="P1"><text:span text:style-name="T11">[undated], ‘Resolution on Post-Conflict Iraq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44 </text:span></text:p>
          </draw:text-box>
        </draw:frame>
        <draw:frame draw:style-name="gr4" draw:text-style-name="P5" draw:layer="layout" svg:width="14.222cm" svg:height="0.395cm" svg:x="2.6cm" svg:y="24.664cm">
          <draw:text-box>
            <text:p text:style-name="P1"><text:span text:style-name="T11">Letter Cannon to McDonald, 6 May 2003, ‘Iraq/UN: Video-Conference with Condi Rice and <text:s/></text:span></text:p>
          </draw:text-box>
        </draw:frame>
        <draw:frame draw:style-name="gr4" draw:text-style-name="P5" draw:layer="layout" svg:width="3.346cm" svg:height="0.395cm" svg:x="2.2cm" svg:y="25.087cm">
          <draw:text-box>
            <text:p text:style-name="P1"><text:span text:style-name="T11">Colin Powell, 6 May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45 </text:span></text:p>
          </draw:text-box>
        </draw:frame>
        <draw:frame draw:style-name="gr4" draw:text-style-name="P5" draw:layer="layout" svg:width="12.435cm" svg:height="0.395cm" svg:x="2.589cm" svg:y="25.511cm">
          <draw:text-box>
            <text:p text:style-name="P1"><text:span text:style-name="T11">Annotated Agenda, 15 May 2003, Ad Hoc Group on Iraq Rehabilitation meeting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46 </text:span></text:p>
          </draw:text-box>
        </draw:frame>
        <draw:frame draw:style-name="gr4" draw:text-style-name="P5" draw:layer="layout" svg:width="15.483cm" svg:height="0.395cm" svg:x="2.6cm" svg:y="25.934cm">
          <draw:text-box>
            <text:p text:style-name="P1"><text:span text:style-name="T11">Letter Cannon to McDonald, 16 May 2003, ‘Iraq: Prime Minister’s Conversation with Bush, 16 May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47 </text:span></text:p>
          </draw:text-box>
        </draw:frame>
        <draw:frame draw:style-name="gr4" draw:text-style-name="P5" draw:layer="layout" svg:width="15.923cm" svg:height="0.395cm" svg:x="2.6cm" svg:y="26.357cm">
          <draw:text-box>
            <text:p text:style-name="P1"><text:span text:style-name="T11">UN, Press Release SC/7765, 22 May 2003, </text:span><text:span text:style-name="T13">Security Council lifts sanctions on Iraq, approves UN role, </text:span></text:p>
          </draw:text-box>
        </draw:frame>
        <draw:frame draw:style-name="gr4" draw:text-style-name="P5" draw:layer="layout" svg:width="10.742cm" svg:height="0.395cm" svg:x="2.2cm" svg:y="26.781cm">
          <draw:text-box>
            <text:p text:style-name="P1"><text:span text:style-name="T13">calls for appointment of Secretary-General’s Special Representative</text:span><text:span text:style-name="T11">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13cm" svg:height="0.475cm" svg:x="3.7cm" svg:y="2.525cm">
          <draw:text-box>
            <text:p text:style-name="P1"><text:span text:style-name="T4">looked forward to the early meeting of the IAMB, which would include </text:span></text:p>
          </draw:text-box>
        </draw:frame>
        <draw:frame draw:style-name="gr1" draw:text-style-name="P2" draw:layer="layout" svg:width="14.946cm" svg:height="0.475cm" svg:x="3.7cm" svg:y="3.09cm">
          <draw:text-box>
            <text:p text:style-name="P1"><text:span text:style-name="T4">representatives of the UN Secretary-General, the IMF, the Arab Fund for Social </text:span></text:p>
          </draw:text-box>
        </draw:frame>
        <draw:frame draw:style-name="gr1" draw:text-style-name="P2" draw:layer="layout" svg:width="9.396cm" svg:height="0.475cm" svg:x="3.7cm" svg:y="3.654cm">
          <draw:text-box>
            <text:p text:style-name="P1"><text:span text:style-name="T4">and Economic Development, and the World Bank;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cm" svg:height="0.475cm" svg:x="3.7cm" svg:y="4.318cm">
          <draw:text-box>
            <text:p text:style-name="P1"><text:span text:style-name="T4">noted that disbursements from the DFI would be “at the direction of the Authority, </text:span></text:p>
          </draw:text-box>
        </draw:frame>
        <draw:frame draw:style-name="gr1" draw:text-style-name="P2" draw:layer="layout" svg:width="9.654cm" svg:height="0.475cm" svg:x="3.7cm" svg:y="4.883cm">
          <draw:text-box>
            <text:p text:style-name="P1"><text:span text:style-name="T4">in consultation with the interim Iraqi administration”;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8cm" svg:height="0.475cm" svg:x="3.7cm" svg:y="5.547cm">
          <draw:text-box>
            <text:p text:style-name="P1"><text:span text:style-name="T4">underlined that the DFI would be used “in a transparent manner to meet the </text:span></text:p>
          </draw:text-box>
        </draw:frame>
        <draw:frame draw:style-name="gr1" draw:text-style-name="P2" draw:layer="layout" svg:width="14.374cm" svg:height="0.475cm" svg:x="3.7cm" svg:y="6.112cm">
          <draw:text-box>
            <text:p text:style-name="P1"><text:span text:style-name="T4">humanitarian needs of the Iraqi people, for the economic reconstruction and </text:span></text:p>
          </draw:text-box>
        </draw:frame>
        <draw:frame draw:style-name="gr1" draw:text-style-name="P2" draw:layer="layout" svg:width="14.996cm" svg:height="0.475cm" svg:x="3.7cm" svg:y="6.676cm">
          <draw:text-box>
            <text:p text:style-name="P1"><text:span text:style-name="T4">repair of Iraq’s infrastructure, for the continued disarmament of Iraq, and for the </text:span></text:p>
          </draw:text-box>
        </draw:frame>
        <draw:frame draw:style-name="gr1" draw:text-style-name="P2" draw:layer="layout" svg:width="15.267cm" svg:height="0.475cm" svg:x="3.7cm" svg:y="7.241cm">
          <draw:text-box>
            <text:p text:style-name="P1"><text:span text:style-name="T4">costs of Iraqi civilian administration, and for other purposes benefiting the people </text:span></text:p>
          </draw:text-box>
        </draw:frame>
        <draw:frame draw:style-name="gr1" draw:text-style-name="P2" draw:layer="layout" svg:width="1.585cm" svg:height="0.475cm" svg:x="3.7cm" svg:y="7.805cm">
          <draw:text-box>
            <text:p text:style-name="P1"><text:span text:style-name="T4">of Iraq”; 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8.47cm">
          <draw:text-box>
            <text:p text:style-name="P1"><text:span text:style-name="T4">decided that all export sales of Iraqi petroleum, petroleum products and natural </text:span></text:p>
          </draw:text-box>
        </draw:frame>
        <draw:frame draw:style-name="gr1" draw:text-style-name="P2" draw:layer="layout" svg:width="15.183cm" svg:height="0.475cm" svg:x="3.7cm" svg:y="9.034cm">
          <draw:text-box>
            <text:p text:style-name="P1"><text:span text:style-name="T4">gas should made “consistent with prevailing international market best practices”, </text:span></text:p>
          </draw:text-box>
        </draw:frame>
        <draw:frame draw:style-name="gr1" draw:text-style-name="P2" draw:layer="layout" svg:width="14.666cm" svg:height="0.475cm" svg:x="3.7cm" svg:y="9.598cm">
          <draw:text-box>
            <text:p text:style-name="P1"><text:span text:style-name="T4">and that 95 percent of the revenue should be deposited into the DFI (with five </text:span></text:p>
          </draw:text-box>
        </draw:frame>
        <draw:frame draw:style-name="gr1" draw:text-style-name="P2" draw:layer="layout" svg:width="13.892cm" svg:height="0.475cm" svg:x="3.7cm" svg:y="10.163cm">
          <draw:text-box>
            <text:p text:style-name="P1"><text:span text:style-name="T4">percent deposited into the UN Compensation Fund for victims of Saddam </text:span></text:p>
          </draw:text-box>
        </draw:frame>
        <draw:frame draw:style-name="gr1" draw:text-style-name="P2" draw:layer="layout" svg:width="7.529cm" svg:height="0.475cm" svg:x="3.7cm" svg:y="10.727cm">
          <draw:text-box>
            <text:p text:style-name="P1"><text:span text:style-name="T4">Hussein’s 1990 invasion of Kuwait); and</text:span></text:p>
          </draw:text-box>
        </draw:frame>
        <draw:frame draw:style-name="gr2" draw:text-style-name="P3" draw:layer="layout" svg:width="0.634cm" svg:height="0.712cm" svg:x="2.95cm" svg:y="11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82cm" svg:height="0.475cm" svg:x="3.7cm" svg:y="11.392cm">
          <draw:text-box>
            <text:p text:style-name="P1"><text:span text:style-name="T4">requested the UN Secretary-General to continue operation of the OFF </text:span></text:p>
          </draw:text-box>
        </draw:frame>
        <draw:frame draw:style-name="gr1" draw:text-style-name="P2" draw:layer="layout" svg:width="8.558cm" svg:height="0.475cm" svg:x="3.7cm" svg:y="11.956cm">
          <draw:text-box>
            <text:p text:style-name="P1"><text:span text:style-name="T4">programme for up to six months from 22 May.</text:span></text:p>
          </draw:text-box>
        </draw:frame>
        <draw:frame draw:style-name="gr6" draw:text-style-name="P7" draw:layer="layout" svg:width="0.408cm" svg:height="0.276cm" svg:x="12.232cm" svg:y="11.975cm">
          <draw:text-box>
            <text:p text:style-name="P1"><text:span text:style-name="T9">148</text:span></text:p>
          </draw:text-box>
        </draw:frame>
        <draw:frame draw:style-name="gr1" draw:text-style-name="P2" draw:layer="layout" svg:width="0.422cm" svg:height="0.475cm" svg:x="12.644cm" svg:y="11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29cm" svg:height="0.475cm" svg:x="2.2cm" svg:y="12.871cm">
          <draw:text-box>
            <text:p text:style-name="P1"><text:span text:style-name="T6">286. </text:span><text:span text:style-name="T4"><text:s/>Mr Straw told a meeting of Cabinet the same day that:</text:span></text:p>
          </draw:text-box>
        </draw:frame>
        <draw:frame draw:style-name="gr1" draw:text-style-name="P2" draw:layer="layout" svg:width="15.166cm" svg:height="0.475cm" svg:x="2.95cm" svg:y="13.785cm">
          <draw:text-box>
            <text:p text:style-name="P1"><text:span text:style-name="T4">“</text:span><text:span text:style-name="T4">This Security Council Resolution would put the Coalition’s work in Iraq on a firm </text:span></text:p>
          </draw:text-box>
        </draw:frame>
        <draw:frame draw:style-name="gr1" draw:text-style-name="P2" draw:layer="layout" svg:width="5.429cm" svg:height="0.475cm" svg:x="2.95cm" svg:y="14.35cm">
          <draw:text-box>
            <text:p text:style-name="P1"><text:span text:style-name="T4">basis, including for oil sales.”</text:span></text:p>
          </draw:text-box>
        </draw:frame>
        <draw:frame draw:style-name="gr6" draw:text-style-name="P7" draw:layer="layout" svg:width="0.408cm" svg:height="0.276cm" svg:x="8.362cm" svg:y="14.368cm">
          <draw:text-box>
            <text:p text:style-name="P1"><text:span text:style-name="T9">149</text:span></text:p>
          </draw:text-box>
        </draw:frame>
        <draw:frame draw:style-name="gr1" draw:text-style-name="P2" draw:layer="layout" svg:width="16.215cm" svg:height="0.475cm" svg:x="2.2cm" svg:y="15.264cm">
          <draw:text-box>
            <text:p text:style-name="P1"><text:span text:style-name="T6">287. </text:span><text:span text:style-name="T15"><text:s/>Hard Lessons</text:span><text:span text:style-name="T4"> recorded that the resolution cleared the way for the resumption of </text:span></text:p>
          </draw:text-box>
        </draw:frame>
        <draw:frame draw:style-name="gr1" draw:text-style-name="P2" draw:layer="layout" svg:width="2.055cm" svg:height="0.475cm" svg:x="2.2cm" svg:y="15.828cm">
          <draw:text-box>
            <text:p text:style-name="P1"><text:span text:style-name="T4">oil exports.</text:span></text:p>
          </draw:text-box>
        </draw:frame>
        <draw:frame draw:style-name="gr6" draw:text-style-name="P7" draw:layer="layout" svg:width="0.408cm" svg:height="0.276cm" svg:x="4.247cm" svg:y="15.847cm">
          <draw:text-box>
            <text:p text:style-name="P1"><text:span text:style-name="T9">150</text:span></text:p>
          </draw:text-box>
        </draw:frame>
        <draw:frame draw:style-name="gr1" draw:text-style-name="P2" draw:layer="layout" svg:width="7.068cm" svg:height="0.475cm" svg:x="4.659cm" svg:y="15.828cm">
          <draw:text-box>
            <text:p text:style-name="P1"><text:span text:style-name="T4"><text:s/></text:span><text:span text:style-name="T4">The first sale was made on 22 June. </text:span></text:p>
          </draw:text-box>
        </draw:frame>
        <draw:frame draw:style-name="gr1" draw:text-style-name="P2" draw:layer="layout" svg:width="14.666cm" svg:height="0.475cm" svg:x="2.2cm" svg:y="16.743cm">
          <draw:text-box>
            <text:p text:style-name="P1"><text:span text:style-name="T6">288. </text:span><text:span text:style-name="T4"><text:s/>Sir Jon Cunliffe told the Inquiry that the UK’s position in the negotiations </text:span></text:p>
          </draw:text-box>
        </draw:frame>
        <draw:frame draw:style-name="gr1" draw:text-style-name="P2" draw:layer="layout" svg:width="15.407cm" svg:height="0.475cm" svg:x="2.2cm" svg:y="17.307cm">
          <draw:text-box>
            <text:p text:style-name="P1"><text:span text:style-name="T4">over resolution 1483 had been informed by its concern to maintain legitimacy and </text:span></text:p>
          </draw:text-box>
        </draw:frame>
        <draw:frame draw:style-name="gr1" draw:text-style-name="P2" draw:layer="layout" svg:width="7.419cm" svg:height="0.475cm" svg:x="2.2cm" svg:y="17.872cm">
          <draw:text-box>
            <text:p text:style-name="P1"><text:span text:style-name="T4">accountability as an Occupying Power: </text:span></text:p>
          </draw:text-box>
        </draw:frame>
        <draw:frame draw:style-name="gr1" draw:text-style-name="P2" draw:layer="layout" svg:width="14.747cm" svg:height="0.475cm" svg:x="2.95cm" svg:y="18.786cm">
          <draw:text-box>
            <text:p text:style-name="P1"><text:span text:style-name="T4">“… </text:span><text:span text:style-name="T4">there was great suspicion that … the war was designed to get hold of Iraqi </text:span></text:p>
          </draw:text-box>
        </draw:frame>
        <draw:frame draw:style-name="gr1" draw:text-style-name="P2" draw:layer="layout" svg:width="14.954cm" svg:height="0.475cm" svg:x="2.95cm" svg:y="19.351cm">
          <draw:text-box>
            <text:p text:style-name="P1"><text:span text:style-name="T4">oil revenues and was being inspired by the US oil industry … we thought it was </text:span></text:p>
          </draw:text-box>
        </draw:frame>
        <draw:frame draw:style-name="gr1" draw:text-style-name="P2" draw:layer="layout" svg:width="14.768cm" svg:height="0.475cm" svg:x="2.95cm" svg:y="19.915cm">
          <draw:text-box>
            <text:p text:style-name="P1"><text:span text:style-name="T4">very important for the perception in the international community that these [oil] </text:span></text:p>
          </draw:text-box>
        </draw:frame>
        <draw:frame draw:style-name="gr1" draw:text-style-name="P2" draw:layer="layout" svg:width="15.132cm" svg:height="0.475cm" svg:x="2.95cm" svg:y="20.48cm">
          <draw:text-box>
            <text:p text:style-name="P1"><text:span text:style-name="T4">resources were controlled transparently and at arm’s length and in a proper way </text:span></text:p>
          </draw:text-box>
        </draw:frame>
        <draw:frame draw:style-name="gr1" draw:text-style-name="P2" draw:layer="layout" svg:width="14.641cm" svg:height="0.475cm" svg:x="2.95cm" svg:y="21.044cm">
          <draw:text-box>
            <text:p text:style-name="P1"><text:span text:style-name="T4">we could account for them. We thought it would make a huge difference as to </text:span></text:p>
          </draw:text-box>
        </draw:frame>
        <draw:frame draw:style-name="gr1" draw:text-style-name="P2" draw:layer="layout" svg:width="15.284cm" svg:height="0.475cm" svg:x="2.95cm" svg:y="21.608cm">
          <draw:text-box>
            <text:p text:style-name="P1"><text:span text:style-name="T4">whether we could get other countries to join us in the reconstruction effort … and </text:span></text:p>
          </draw:text-box>
        </draw:frame>
        <draw:frame draw:style-name="gr1" draw:text-style-name="P2" draw:layer="layout" svg:width="15.788cm" svg:height="0.475cm" svg:x="2.95cm" svg:y="22.173cm">
          <draw:text-box>
            <text:p text:style-name="P1"><text:span text:style-name="T4">we also thought that it was important for the UK generally to ensure they were used </text:span></text:p>
          </draw:text-box>
        </draw:frame>
        <draw:frame draw:style-name="gr1" draw:text-style-name="P2" draw:layer="layout" svg:width="5.929cm" svg:height="0.475cm" svg:x="2.95cm" svg:y="22.737cm">
          <draw:text-box>
            <text:p text:style-name="P1"><text:span text:style-name="T4">efficiently on the ground in Iraq.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6" draw:text-style-name="P7" draw:layer="layout" svg:width="0.408cm" svg:height="0.276cm" svg:x="8.857cm" svg:y="22.756cm">
          <draw:text-box>
            <text:p text:style-name="P1"><text:span text:style-name="T9">151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48 </text:span></text:p>
          </draw:text-box>
        </draw:frame>
        <draw:frame draw:style-name="gr4" draw:text-style-name="P5" draw:layer="layout" svg:width="6.983cm" svg:height="0.395cm" svg:x="2.6cm" svg:y="25.087cm">
          <draw:text-box>
            <text:p text:style-name="P1"><text:span text:style-name="T11">UN Security Council Resolution 1483 (2003)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49 </text:span></text:p>
          </draw:text-box>
        </draw:frame>
        <draw:frame draw:style-name="gr4" draw:text-style-name="P5" draw:layer="layout" svg:width="5.637cm" svg:height="0.395cm" svg:x="2.6cm" svg:y="25.511cm">
          <draw:text-box>
            <text:p text:style-name="P1"><text:span text:style-name="T11">Cabinet Conclusions, 22 May 2003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50 </text:span></text:p>
          </draw:text-box>
        </draw:frame>
        <draw:frame draw:style-name="gr4" draw:text-style-name="P5" draw:layer="layout" svg:width="15.661cm" svg:height="0.395cm" svg:x="2.6cm" svg:y="25.934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Office, </text:span></text:p>
          </draw:text-box>
        </draw:frame>
        <draw:frame draw:style-name="gr4" draw:text-style-name="P5" draw:layer="layout" svg:width="0.976cm" svg:height="0.395cm" svg:x="2.2cm" svg:y="26.357cm">
          <draw:text-box>
            <text:p text:style-name="P1"><text:span text:style-name="T11">2009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51 </text:span></text:p>
          </draw:text-box>
        </draw:frame>
        <draw:frame draw:style-name="gr4" draw:text-style-name="P5" draw:layer="layout" svg:width="5.768cm" svg:height="0.395cm" svg:x="2.6cm" svg:y="26.781cm">
          <draw:text-box>
            <text:p text:style-name="P1"><text:span text:style-name="T11">Public hearing, 9 July 2010, page 38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7</text:span></text:p>
          </draw:text-box>
        </draw:frame>
        <draw:frame draw:style-name="gr1" draw:text-style-name="P2" draw:layer="layout" svg:width="15.805cm" svg:height="0.475cm" svg:x="2.95cm" svg:y="2.525cm">
          <draw:text-box>
            <text:p text:style-name="P1"><text:span text:style-name="T4">“</text:span><text:span text:style-name="T4">So our view of how this should be managed, accounted for, was different to the US </text:span></text:p>
          </draw:text-box>
        </draw:frame>
        <draw:frame draw:style-name="gr1" draw:text-style-name="P2" draw:layer="layout" svg:width="15.818cm" svg:height="0.475cm" svg:x="2.95cm" svg:y="3.09cm">
          <draw:text-box>
            <text:p text:style-name="P1"><text:span text:style-name="T4">view and there was a lot of discussion around the drafting of the resolution, and just </text:span></text:p>
          </draw:text-box>
        </draw:frame>
        <draw:frame draw:style-name="gr1" draw:text-style-name="P2" draw:layer="layout" svg:width="15.75cm" svg:height="0.475cm" svg:x="2.95cm" svg:y="3.654cm">
          <draw:text-box>
            <text:p text:style-name="P1"><text:span text:style-name="T4">how the resources would feed into the CPA and who would have control over them.”</text:span></text:p>
          </draw:text-box>
        </draw:frame>
        <draw:frame draw:style-name="gr5" draw:text-style-name="P6" draw:layer="layout" svg:width="12.025cm" svg:height="0.556cm" svg:x="2.2cm" svg:y="4.775cm">
          <draw:text-box>
            <text:p text:style-name="P1"><text:span text:style-name="T8">Oil policy under the Coalition Provisional Authority</text:span></text:p>
          </draw:text-box>
        </draw:frame>
        <draw:frame draw:style-name="gr1" draw:text-style-name="P2" draw:layer="layout" svg:width="15.555cm" svg:height="0.475cm" svg:x="2.2cm" svg:y="5.603cm">
          <draw:text-box>
            <text:p text:style-name="P1"><text:span text:style-name="T6">289. </text:span><text:span text:style-name="T4"><text:s/>Ambassador Paul Bremer III arrived in Baghdad on 12 May, to lead the CPA. </text:span></text:p>
          </draw:text-box>
        </draw:frame>
        <draw:frame draw:style-name="gr1" draw:text-style-name="P2" draw:layer="layout" svg:width="16.22cm" svg:height="0.475cm" svg:x="2.2cm" svg:y="6.518cm">
          <draw:text-box>
            <text:p text:style-name="P1"><text:span text:style-name="T6">290. </text:span><text:span text:style-name="T4"><text:s/>The names ORHA and CPA continued to be used interchangeably in documents </text:span></text:p>
          </draw:text-box>
        </draw:frame>
        <draw:frame draw:style-name="gr1" draw:text-style-name="P2" draw:layer="layout" svg:width="11.974cm" svg:height="0.475cm" svg:x="2.2cm" svg:y="7.082cm">
          <draw:text-box>
            <text:p text:style-name="P1"><text:span text:style-name="T4">seen by the Inquiry for some time after the creation of the CPA. </text:span></text:p>
          </draw:text-box>
        </draw:frame>
        <draw:frame draw:style-name="gr1" draw:text-style-name="P2" draw:layer="layout" svg:width="16.461cm" svg:height="0.475cm" svg:x="2.2cm" svg:y="7.997cm">
          <draw:text-box>
            <text:p text:style-name="P1"><text:span text:style-name="T6">291. </text:span><text:span text:style-name="T4"><text:s/>From late May, Ministers received reports that the CPA was not consulting the UK </text:span></text:p>
          </draw:text-box>
        </draw:frame>
        <draw:frame draw:style-name="gr1" draw:text-style-name="P2" draw:layer="layout" svg:width="6.187cm" svg:height="0.475cm" svg:x="2.2cm" svg:y="8.561cm">
          <draw:text-box>
            <text:p text:style-name="P1"><text:span text:style-name="T4">on policy issues in the oil sector. </text:span></text:p>
          </draw:text-box>
        </draw:frame>
        <draw:frame draw:style-name="gr1" draw:text-style-name="P2" draw:layer="layout" svg:width="16.474cm" svg:height="0.475cm" svg:x="2.2cm" svg:y="9.476cm">
          <draw:text-box>
            <text:p text:style-name="P1"><text:span text:style-name="T6">292. </text:span><text:span text:style-name="T4"><text:s/>The Annotated Agenda for the 22 May meeting of the AHMGIR stated that the US </text:span></text:p>
          </draw:text-box>
        </draw:frame>
        <draw:frame draw:style-name="gr1" draw:text-style-name="P2" draw:layer="layout" svg:width="11.009cm" svg:height="0.475cm" svg:x="2.2cm" svg:y="10.04cm">
          <draw:text-box>
            <text:p text:style-name="P1"><text:span text:style-name="T4">was driving decisions on the management of the oil sector.</text:span></text:p>
          </draw:text-box>
        </draw:frame>
        <draw:frame draw:style-name="gr6" draw:text-style-name="P7" draw:layer="layout" svg:width="0.408cm" svg:height="0.276cm" svg:x="13.166cm" svg:y="10.059cm">
          <draw:text-box>
            <text:p text:style-name="P1"><text:span text:style-name="T9">152</text:span></text:p>
          </draw:text-box>
        </draw:frame>
        <draw:frame draw:style-name="gr1" draw:text-style-name="P2" draw:layer="layout" svg:width="4.6cm" svg:height="0.475cm" svg:x="13.578cm" svg:y="10.04cm">
          <draw:text-box>
            <text:p text:style-name="P1"><text:span text:style-name="T4"><text:s/></text:span><text:span text:style-name="T4">The Iraqi Ministry of Oil </text:span></text:p>
          </draw:text-box>
        </draw:frame>
        <draw:frame draw:style-name="gr1" draw:text-style-name="P2" draw:layer="layout" svg:width="15.877cm" svg:height="0.475cm" svg:x="2.2cm" svg:y="10.605cm">
          <draw:text-box>
            <text:p text:style-name="P1"><text:span text:style-name="T4">was “run by” a US-appointed Interim Management Team, headed by an Iraqi official. </text:span></text:p>
          </draw:text-box>
        </draw:frame>
        <draw:frame draw:style-name="gr1" draw:text-style-name="P2" draw:layer="layout" svg:width="15.703cm" svg:height="0.475cm" svg:x="2.2cm" svg:y="11.169cm">
          <draw:text-box>
            <text:p text:style-name="P1"><text:span text:style-name="T4">That official was “effectively steered by” an Oil Advisory Board (OAB) chaired by an </text:span></text:p>
          </draw:text-box>
        </draw:frame>
        <draw:frame draw:style-name="gr1" draw:text-style-name="P2" draw:layer="layout" svg:width="15.695cm" svg:height="0.475cm" svg:x="2.2cm" svg:y="11.733cm">
          <draw:text-box>
            <text:p text:style-name="P1"><text:span text:style-name="T4">American (though the majority of Board members were Iraqis). The OAB planned a </text:span></text:p>
          </draw:text-box>
        </draw:frame>
        <draw:frame draw:style-name="gr1" draw:text-style-name="P2" draw:layer="layout" svg:width="15.941cm" svg:height="0.475cm" svg:x="2.2cm" svg:y="12.298cm">
          <draw:text-box>
            <text:p text:style-name="P1"><text:span text:style-name="T4">strategic review of the oil sector; the UK hoped that the recent arrival in the CPA of a </text:span></text:p>
          </draw:text-box>
        </draw:frame>
        <draw:frame draw:style-name="gr1" draw:text-style-name="P2" draw:layer="layout" svg:width="13.519cm" svg:height="0.475cm" svg:x="2.2cm" svg:y="12.862cm">
          <draw:text-box>
            <text:p text:style-name="P1"><text:span text:style-name="T4">DTI oil expert would increase its knowledge of CPA plans for the sector. </text:span></text:p>
          </draw:text-box>
        </draw:frame>
        <draw:frame draw:style-name="gr1" draw:text-style-name="P2" draw:layer="layout" svg:width="14.492cm" svg:height="0.475cm" svg:x="2.2cm" svg:y="13.777cm">
          <draw:text-box>
            <text:p text:style-name="P1"><text:span text:style-name="T6">293. </text:span><text:span text:style-name="T4"><text:s/>Ms Hewitt’s briefing for the AHMGIR set out the problem more explicitly.</text:span></text:p>
          </draw:text-box>
        </draw:frame>
        <draw:frame draw:style-name="gr6" draw:text-style-name="P7" draw:layer="layout" svg:width="0.408cm" svg:height="0.276cm" svg:x="16.63cm" svg:y="13.796cm">
          <draw:text-box>
            <text:p text:style-name="P1"><text:span text:style-name="T9">153</text:span></text:p>
          </draw:text-box>
        </draw:frame>
        <draw:frame draw:style-name="gr1" draw:text-style-name="P2" draw:layer="layout" svg:width="0.422cm" svg:height="0.475cm" svg:x="17.042cm" svg:y="13.777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6.338cm" svg:height="0.475cm" svg:x="2.2cm" svg:y="14.341cm">
          <draw:text-box>
            <text:p text:style-name="P1"><text:span text:style-name="T4">The UK had had considerable difficulty in getting hold of the OAB’s terms of reference, </text:span></text:p>
          </draw:text-box>
        </draw:frame>
        <draw:frame draw:style-name="gr1" draw:text-style-name="P2" draw:layer="layout" svg:width="16.542cm" svg:height="0.475cm" svg:x="2.2cm" svg:y="14.906cm">
          <draw:text-box>
            <text:p text:style-name="P1"><text:span text:style-name="T4">and was not therefore able to establish whether it was legally constituted. A UK national </text:span></text:p>
          </draw:text-box>
        </draw:frame>
        <draw:frame draw:style-name="gr1" draw:text-style-name="P2" draw:layer="layout" svg:width="16.233cm" svg:height="0.475cm" svg:x="2.2cm" svg:y="15.47cm">
          <draw:text-box>
            <text:p text:style-name="P1"><text:span text:style-name="T4">was being sounded out to sit on the OAB. That could bring a different perspective and </text:span></text:p>
          </draw:text-box>
        </draw:frame>
        <draw:frame draw:style-name="gr1" draw:text-style-name="P2" draw:layer="layout" svg:width="15.581cm" svg:height="0.475cm" svg:x="2.2cm" svg:y="16.035cm">
          <draw:text-box>
            <text:p text:style-name="P1"><text:span text:style-name="T4">help encourage a transparent oil sector policy, but those advantages needed to be </text:span></text:p>
          </draw:text-box>
        </draw:frame>
        <draw:frame draw:style-name="gr1" draw:text-style-name="P2" draw:layer="layout" svg:width="15.869cm" svg:height="0.475cm" svg:x="2.2cm" svg:y="16.599cm">
          <draw:text-box>
            <text:p text:style-name="P1"><text:span text:style-name="T4">weighed against the legal uncertainties surrounding the OAB and the presentational </text:span></text:p>
          </draw:text-box>
        </draw:frame>
        <draw:frame draw:style-name="gr1" draw:text-style-name="P2" draw:layer="layout" svg:width="10.306cm" svg:height="0.475cm" svg:x="2.2cm" svg:y="17.163cm">
          <draw:text-box>
            <text:p text:style-name="P1"><text:span text:style-name="T4">issues of a more visible UK role in managing Iraq’s oil. </text:span></text:p>
          </draw:text-box>
        </draw:frame>
        <draw:frame draw:style-name="gr1" draw:text-style-name="P2" draw:layer="layout" svg:width="15.978cm" svg:height="0.475cm" svg:x="2.2cm" svg:y="18.078cm">
          <draw:text-box>
            <text:p text:style-name="P1"><text:span text:style-name="T6">294. </text:span><text:span text:style-name="T4"><text:s/>The Annotated Agenda also stated that TPUK’s ability to promote Iraq to UK oil </text:span></text:p>
          </draw:text-box>
        </draw:frame>
        <draw:frame draw:style-name="gr1" draw:text-style-name="P2" draw:layer="layout" svg:width="15.797cm" svg:height="0.475cm" svg:x="2.2cm" svg:y="18.642cm">
          <draw:text-box>
            <text:p text:style-name="P1"><text:span text:style-name="T4">companies was constrained by “political sensitivities and lack of ground knowledge”.</text:span></text:p>
          </draw:text-box>
        </draw:frame>
        <draw:frame draw:style-name="gr6" draw:text-style-name="P7" draw:layer="layout" svg:width="0.408cm" svg:height="0.276cm" svg:x="17.942cm" svg:y="18.661cm">
          <draw:text-box>
            <text:p text:style-name="P1"><text:span text:style-name="T9">154</text:span></text:p>
          </draw:text-box>
        </draw:frame>
        <draw:frame draw:style-name="gr1" draw:text-style-name="P2" draw:layer="layout" svg:width="0.422cm" svg:height="0.475cm" svg:x="18.354cm" svg:y="18.6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5cm" svg:height="0.475cm" svg:x="2.2cm" svg:y="19.207cm">
          <draw:text-box>
            <text:p text:style-name="P1"><text:span text:style-name="T4">UK oil companies would only deal with a “legally acceptable authority” and remained to </text:span></text:p>
          </draw:text-box>
        </draw:frame>
        <draw:frame draw:style-name="gr1" draw:text-style-name="P2" draw:layer="layout" svg:width="6.86cm" svg:height="0.475cm" svg:x="2.2cm" svg:y="19.771cm">
          <draw:text-box>
            <text:p text:style-name="P1"><text:span text:style-name="T4">be convinced that one was in place: </text:span></text:p>
          </draw:text-box>
        </draw:frame>
        <draw:frame draw:style-name="gr1" draw:text-style-name="P2" draw:layer="layout" svg:width="11.191cm" svg:height="0.475cm" svg:x="2.95cm" svg:y="20.686cm">
          <draw:text-box>
            <text:p text:style-name="P1"><text:span text:style-name="T4">“</text:span><text:span text:style-name="T4">But most of this will change if there is a new UN resolution,</text:span></text:p>
          </draw:text-box>
        </draw:frame>
        <draw:frame draw:style-name="gr6" draw:text-style-name="P7" draw:layer="layout" svg:width="0.408cm" svg:height="0.276cm" svg:x="14.103cm" svg:y="20.704cm">
          <draw:text-box>
            <text:p text:style-name="P1"><text:span text:style-name="T9">155</text:span></text:p>
          </draw:text-box>
        </draw:frame>
        <draw:frame draw:style-name="gr1" draw:text-style-name="P2" draw:layer="layout" svg:width="4.092cm" svg:height="0.475cm" svg:x="14.514cm" svg:y="20.686cm">
          <draw:text-box>
            <text:p text:style-name="P1"><text:span text:style-name="T4"><text:s/></text:span><text:span text:style-name="T4">and we are reaching </text:span></text:p>
          </draw:text-box>
        </draw:frame>
        <draw:frame draw:style-name="gr1" draw:text-style-name="P2" draw:layer="layout" svg:width="15.615cm" svg:height="0.475cm" svg:x="2.95cm" svg:y="21.25cm">
          <draw:text-box>
            <text:p text:style-name="P1"><text:span text:style-name="T4">the stage where we and UK companies must engage or lose out. We are therefore </text:span></text:p>
          </draw:text-box>
        </draw:frame>
        <draw:frame draw:style-name="gr1" draw:text-style-name="P2" draw:layer="layout" svg:width="15.428cm" svg:height="0.475cm" svg:x="2.95cm" svg:y="21.815cm">
          <draw:text-box>
            <text:p text:style-name="P1"><text:span text:style-name="T4">beginning to encourage UK companies to become more closely involved in the oil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2.664cm" svg:height="0.475cm" svg:x="2.95cm" svg:y="22.379cm">
          <draw:text-box>
            <text:p text:style-name="P1"><text:span text:style-name="T4">sector in the same way as they are in other areas of rehabilitation.”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52 </text:span></text:p>
          </draw:text-box>
        </draw:frame>
        <draw:frame draw:style-name="gr4" draw:text-style-name="P5" draw:layer="layout" svg:width="12.435cm" svg:height="0.395cm" svg:x="2.589cm" svg:y="25.087cm">
          <draw:text-box>
            <text:p text:style-name="P1"><text:span text:style-name="T11">Annotated Agenda, 22 May 2003, Ad Hoc Group on Iraq Rehabilitation meeting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53 </text:span></text:p>
          </draw:text-box>
        </draw:frame>
        <draw:frame draw:style-name="gr4" draw:text-style-name="P5" draw:layer="layout" svg:width="15.115cm" svg:height="0.395cm" svg:x="2.6cm" svg:y="25.511cm">
          <draw:text-box>
            <text:p text:style-name="P1"><text:span text:style-name="T11">Minute Briggs to PS/Mrs Hewitt, 21 May 2003, ‘Sixth Meeting of Ad Hoc Ministerial Group on Iraq </text:span></text:p>
          </draw:text-box>
        </draw:frame>
        <draw:frame draw:style-name="gr4" draw:text-style-name="P5" draw:layer="layout" svg:width="4.612cm" svg:height="0.395cm" svg:x="2.2cm" svg:y="25.934cm">
          <draw:text-box>
            <text:p text:style-name="P1"><text:span text:style-name="T11">Rehabilitation: 22 May 2003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54 </text:span></text:p>
          </draw:text-box>
        </draw:frame>
        <draw:frame draw:style-name="gr4" draw:text-style-name="P5" draw:layer="layout" svg:width="12.435cm" svg:height="0.395cm" svg:x="2.589cm" svg:y="26.357cm">
          <draw:text-box>
            <text:p text:style-name="P1"><text:span text:style-name="T11">Annotated Agenda, 22 May 2003, Ad Hoc Group on Iraq Rehabilitation meeting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55 </text:span></text:p>
          </draw:text-box>
        </draw:frame>
        <draw:frame draw:style-name="gr4" draw:text-style-name="P5" draw:layer="layout" svg:width="10.386cm" svg:height="0.395cm" svg:x="2.589cm" svg:y="26.781cm">
          <draw:text-box>
            <text:p text:style-name="P1"><text:span text:style-name="T11">A reference to resolution 1483 (2003), which was adopted that day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8</text:span></text:p>
          </draw:text-box>
        </draw:frame>
        <draw:frame draw:style-name="gr1" draw:text-style-name="P2" draw:layer="layout" svg:width="16.626cm" svg:height="0.475cm" svg:x="2.2cm" svg:y="2.525cm">
          <draw:text-box>
            <text:p text:style-name="P1"><text:span text:style-name="T6">295. </text:span><text:span text:style-name="T4"><text:s/>The AHMGIR agreed that the DTI should encourage UK oil companies to “develop </text:span></text:p>
          </draw:text-box>
        </draw:frame>
        <draw:frame draw:style-name="gr1" draw:text-style-name="P2" draw:layer="layout" svg:width="16.19cm" svg:height="0.475cm" svg:x="2.2cm" svg:y="3.09cm">
          <draw:text-box>
            <text:p text:style-name="P1"><text:span text:style-name="T4">strategies towards the Iraqi oil sector and otherwise help the UK take advantage of oil </text:span></text:p>
          </draw:text-box>
        </draw:frame>
        <draw:frame draw:style-name="gr1" draw:text-style-name="P2" draw:layer="layout" svg:width="2.694cm" svg:height="0.475cm" svg:x="2.2cm" svg:y="3.654cm">
          <draw:text-box>
            <text:p text:style-name="P1"><text:span text:style-name="T4">opportunities”.</text:span></text:p>
          </draw:text-box>
        </draw:frame>
        <draw:frame draw:style-name="gr6" draw:text-style-name="P7" draw:layer="layout" svg:width="0.408cm" svg:height="0.276cm" svg:x="4.883cm" svg:y="3.673cm">
          <draw:text-box>
            <text:p text:style-name="P1"><text:span text:style-name="T9">156</text:span></text:p>
          </draw:text-box>
        </draw:frame>
        <draw:frame draw:style-name="gr1" draw:text-style-name="P2" draw:layer="layout" svg:width="0.422cm" svg:height="0.475cm" svg:x="5.294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cm" svg:height="0.475cm" svg:x="2.2cm" svg:y="4.568cm">
          <draw:text-box>
            <text:p text:style-name="P1"><text:span text:style-name="T6">296. </text:span><text:span text:style-name="T4"><text:s/>A week later, Ministers were informed that the DTI planned a series of meetings </text:span></text:p>
          </draw:text-box>
        </draw:frame>
        <draw:frame draw:style-name="gr1" draw:text-style-name="P2" draw:layer="layout" svg:width="14.709cm" svg:height="0.475cm" svg:x="2.2cm" svg:y="5.133cm">
          <draw:text-box>
            <text:p text:style-name="P1"><text:span text:style-name="T4">with the major oil companies, “to begin to discuss more general Iraq oil issues </text:span></text:p>
          </draw:text-box>
        </draw:frame>
        <draw:frame draw:style-name="gr1" draw:text-style-name="P2" draw:layer="layout" svg:width="2.051cm" svg:height="0.475cm" svg:x="2.2cm" svg:y="5.697cm">
          <draw:text-box>
            <text:p text:style-name="P1"><text:span text:style-name="T4">discreetly”.</text:span></text:p>
          </draw:text-box>
        </draw:frame>
        <draw:frame draw:style-name="gr6" draw:text-style-name="P7" draw:layer="layout" svg:width="0.408cm" svg:height="0.276cm" svg:x="4.247cm" svg:y="5.716cm">
          <draw:text-box>
            <text:p text:style-name="P1"><text:span text:style-name="T9">157</text:span></text:p>
          </draw:text-box>
        </draw:frame>
        <draw:frame draw:style-name="gr1" draw:text-style-name="P2" draw:layer="layout" svg:width="0.422cm" svg:height="0.475cm" svg:x="4.658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8cm" svg:height="0.475cm" svg:x="2.2cm" svg:y="6.612cm">
          <draw:text-box>
            <text:p text:style-name="P1"><text:span text:style-name="T6">297. </text:span><text:span text:style-name="T4"><text:s/>Oil production was estimated at between 400,000 and 500,000 bpd; the target was </text:span></text:p>
          </draw:text-box>
        </draw:frame>
        <draw:frame draw:style-name="gr1" draw:text-style-name="P2" draw:layer="layout" svg:width="15.979cm" svg:height="0.475cm" svg:x="2.2cm" svg:y="7.176cm">
          <draw:text-box>
            <text:p text:style-name="P1"><text:span text:style-name="T4">to reach between 2.5m and 2.8m bpd (described as the pre-conflict level) by the end </text:span></text:p>
          </draw:text-box>
        </draw:frame>
        <draw:frame draw:style-name="gr1" draw:text-style-name="P2" draw:layer="layout" svg:width="1.661cm" svg:height="0.475cm" svg:x="2.2cm" svg:y="7.741cm">
          <draw:text-box>
            <text:p text:style-name="P1"><text:span text:style-name="T4">of 2003. </text:span></text:p>
          </draw:text-box>
        </draw:frame>
        <draw:frame draw:style-name="gr1" draw:text-style-name="P2" draw:layer="layout" svg:width="16.516cm" svg:height="0.475cm" svg:x="2.2cm" svg:y="8.655cm">
          <draw:text-box>
            <text:p text:style-name="P1"><text:span text:style-name="T6">298. </text:span><text:span text:style-name="T4"><text:s/>From early June 2003, and throughout the summer, there were signs that security </text:span></text:p>
          </draw:text-box>
        </draw:frame>
        <draw:frame draw:style-name="gr1" draw:text-style-name="P2" draw:layer="layout" svg:width="12.681cm" svg:height="0.475cm" svg:x="2.2cm" svg:y="9.22cm">
          <draw:text-box>
            <text:p text:style-name="P1"><text:span text:style-name="T4">in both Baghdad and the South was deteriorating (see Section 9.2).</text:span></text:p>
          </draw:text-box>
        </draw:frame>
        <draw:frame draw:style-name="gr1" draw:text-style-name="P2" draw:layer="layout" svg:width="16.745cm" svg:height="0.475cm" svg:x="2.2cm" svg:y="10.134cm">
          <draw:text-box>
            <text:p text:style-name="P1"><text:span text:style-name="T6">299. </text:span><text:span text:style-name="T4"><text:s/>A paper on the management of the DFI was submitted to the 5 June meeting of the </text:span></text:p>
          </draw:text-box>
        </draw:frame>
        <draw:frame draw:style-name="gr1" draw:text-style-name="P2" draw:layer="layout" svg:width="5.984cm" svg:height="0.475cm" svg:x="2.2cm" svg:y="10.698cm">
          <draw:text-box>
            <text:p text:style-name="P1"><text:span text:style-name="T4">AHMGIR (chaired by Mr Straw).</text:span></text:p>
          </draw:text-box>
        </draw:frame>
        <draw:frame draw:style-name="gr6" draw:text-style-name="P7" draw:layer="layout" svg:width="0.408cm" svg:height="0.276cm" svg:x="8.175cm" svg:y="10.717cm">
          <draw:text-box>
            <text:p text:style-name="P1"><text:span text:style-name="T9">158</text:span></text:p>
          </draw:text-box>
        </draw:frame>
        <draw:frame draw:style-name="gr1" draw:text-style-name="P2" draw:layer="layout" svg:width="0.422cm" svg:height="0.475cm" svg:x="8.586cm" svg:y="10.6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cm" svg:height="0.475cm" svg:x="2.2cm" svg:y="11.613cm">
          <draw:text-box>
            <text:p text:style-name="P1"><text:span text:style-name="T6">300. </text:span><text:span text:style-name="T4"><text:s/>The paper stated that while resolution 1483 made the UK jointly responsible (with </text:span></text:p>
          </draw:text-box>
        </draw:frame>
        <draw:frame draw:style-name="gr1" draw:text-style-name="P2" draw:layer="layout" svg:width="16.322cm" svg:height="0.475cm" svg:x="2.2cm" svg:y="12.177cm">
          <draw:text-box>
            <text:p text:style-name="P1"><text:span text:style-name="T4">the US) for disbursements from the DFI, it contained little detail on how the DFI should </text:span></text:p>
          </draw:text-box>
        </draw:frame>
        <draw:frame draw:style-name="gr1" draw:text-style-name="P2" draw:layer="layout" svg:width="16.8cm" svg:height="0.475cm" svg:x="2.2cm" svg:y="12.742cm">
          <draw:text-box>
            <text:p text:style-name="P1"><text:span text:style-name="T4">be managed. The UK needed to settle that issue quickly with the US; spending decisions </text:span></text:p>
          </draw:text-box>
        </draw:frame>
        <draw:frame draw:style-name="gr1" draw:text-style-name="P2" draw:layer="layout" svg:width="16.444cm" svg:height="0.475cm" svg:x="2.2cm" svg:y="13.306cm">
          <draw:text-box>
            <text:p text:style-name="P1"><text:span text:style-name="T4">could start being made in the next few weeks. The management arrangements needed </text:span></text:p>
          </draw:text-box>
        </draw:frame>
        <draw:frame draw:style-name="gr1" draw:text-style-name="P2" draw:layer="layout" svg:width="16.69cm" svg:height="0.475cm" svg:x="2.2cm" svg:y="13.871cm">
          <draw:text-box>
            <text:p text:style-name="P1"><text:span text:style-name="T4">to meet the UK’s objectives in terms of transparency and accountability; in particular, the </text:span></text:p>
          </draw:text-box>
        </draw:frame>
        <draw:frame draw:style-name="gr1" draw:text-style-name="P2" draw:layer="layout" svg:width="16.707cm" svg:height="0.475cm" svg:x="2.2cm" svg:y="14.435cm">
          <draw:text-box>
            <text:p text:style-name="P1"><text:span text:style-name="T4">arrangements needed to meet the commitments in the resolution to use resources in the </text:span></text:p>
          </draw:text-box>
        </draw:frame>
        <draw:frame draw:style-name="gr1" draw:text-style-name="P2" draw:layer="layout" svg:width="16.178cm" svg:height="0.475cm" svg:x="2.2cm" svg:y="15cm">
          <draw:text-box>
            <text:p text:style-name="P1"><text:span text:style-name="T4">DFI “in a transparent manner” and to ensure that oil sales were “made consistent with </text:span></text:p>
          </draw:text-box>
        </draw:frame>
        <draw:frame draw:style-name="gr1" draw:text-style-name="P2" draw:layer="layout" svg:width="5.222cm" svg:height="0.475cm" svg:x="2.2cm" svg:y="15.564cm">
          <draw:text-box>
            <text:p text:style-name="P1"><text:span text:style-name="T4">international best practice”. </text:span></text:p>
          </draw:text-box>
        </draw:frame>
        <draw:frame draw:style-name="gr1" draw:text-style-name="P2" draw:layer="layout" svg:width="16.304cm" svg:height="0.475cm" svg:x="2.2cm" svg:y="16.478cm">
          <draw:text-box>
            <text:p text:style-name="P1"><text:span text:style-name="T6">301. </text:span><text:span text:style-name="T4"><text:s/>The Annotated Agenda for the meeting stated that the CPA had circulated a draft </text:span></text:p>
          </draw:text-box>
        </draw:frame>
        <draw:frame draw:style-name="gr1" draw:text-style-name="P2" draw:layer="layout" svg:width="15.039cm" svg:height="0.475cm" svg:x="2.2cm" svg:y="17.043cm">
          <draw:text-box>
            <text:p text:style-name="P1"><text:span text:style-name="T4">regulation which gave the US Administration “sole oversight” over DFI spending.</text:span></text:p>
          </draw:text-box>
        </draw:frame>
        <draw:frame draw:style-name="gr6" draw:text-style-name="P7" draw:layer="layout" svg:width="0.408cm" svg:height="0.276cm" svg:x="17.189cm" svg:y="17.062cm">
          <draw:text-box>
            <text:p text:style-name="P1"><text:span text:style-name="T9">159</text:span></text:p>
          </draw:text-box>
        </draw:frame>
        <draw:frame draw:style-name="gr1" draw:text-style-name="P2" draw:layer="layout" svg:width="0.422cm" svg:height="0.475cm" svg:x="17.601cm" svg:y="17.043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6.626cm" svg:height="0.475cm" svg:x="2.2cm" svg:y="17.607cm">
          <draw:text-box>
            <text:p text:style-name="P1"><text:span text:style-name="T4">Such an arrangement would marginalise UK influence and risk presentational problems, </text:span></text:p>
          </draw:text-box>
        </draw:frame>
        <draw:frame draw:style-name="gr1" draw:text-style-name="P2" draw:layer="layout" svg:width="15.708cm" svg:height="0.475cm" svg:x="2.2cm" svg:y="18.172cm">
          <draw:text-box>
            <text:p text:style-name="P1"><text:span text:style-name="T4">but was not settled US policy. The UK was lobbying in Washington and Baghdad to </text:span></text:p>
          </draw:text-box>
        </draw:frame>
        <draw:frame draw:style-name="gr1" draw:text-style-name="P2" draw:layer="layout" svg:width="5.205cm" svg:height="0.475cm" svg:x="2.2cm" svg:y="18.736cm">
          <draw:text-box>
            <text:p text:style-name="P1"><text:span text:style-name="T4">amend the draft regulation. </text:span></text:p>
          </draw:text-box>
        </draw:frame>
        <draw:frame draw:style-name="gr1" draw:text-style-name="P2" draw:layer="layout" svg:width="15.254cm" svg:height="0.475cm" svg:x="2.2cm" svg:y="19.651cm">
          <draw:text-box>
            <text:p text:style-name="P1"><text:span text:style-name="T6">302. </text:span><text:span text:style-name="T4"><text:s/>On 9 June, Ms Cathy Adams from the Legal Secretariat to the Law Officers </text:span></text:p>
          </draw:text-box>
        </draw:frame>
        <draw:frame draw:style-name="gr1" draw:text-style-name="P2" draw:layer="layout" svg:width="14.573cm" svg:height="0.475cm" svg:x="2.2cm" svg:y="20.215cm">
          <draw:text-box>
            <text:p text:style-name="P1"><text:span text:style-name="T4">sent a reply to a letter of 21 May from FCO Legal Advisers seeking advice on </text:span></text:p>
          </draw:text-box>
        </draw:frame>
        <draw:frame draw:style-name="gr1" draw:text-style-name="P2" draw:layer="layout" svg:width="3.029cm" svg:height="0.475cm" svg:x="2.2cm" svg:y="20.78cm">
          <draw:text-box>
            <text:p text:style-name="P1"><text:span text:style-name="T4">resolution 1483.</text:span></text:p>
          </draw:text-box>
        </draw:frame>
        <draw:frame draw:style-name="gr6" draw:text-style-name="P7" draw:layer="layout" svg:width="0.408cm" svg:height="0.276cm" svg:x="5.213cm" svg:y="20.798cm">
          <draw:text-box>
            <text:p text:style-name="P1"><text:span text:style-name="T9">160</text:span></text:p>
          </draw:text-box>
        </draw:frame>
        <draw:frame draw:style-name="gr1" draw:text-style-name="P2" draw:layer="layout" svg:width="0.422cm" svg:height="0.475cm" svg:x="5.624cm" svg:y="20.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4cm" svg:height="0.475cm" svg:x="2.2cm" svg:y="21.694cm">
          <draw:text-box>
            <text:p text:style-name="P1"><text:span text:style-name="T6">303. </text:span><text:span text:style-name="T4"><text:s/>Ms Adams advised that the resolution clearly imposed joint US/UK responsibility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6.093cm" svg:height="0.475cm" svg:x="2.2cm" svg:y="22.258cm">
          <draw:text-box>
            <text:p text:style-name="P1"><text:span text:style-name="T4">for disbursements from the DFI, and that it was therefore important to ensure that the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156 </text:span></text:p>
          </draw:text-box>
        </draw:frame>
        <draw:frame draw:style-name="gr4" draw:text-style-name="P5" draw:layer="layout" svg:width="10.789cm" svg:height="0.395cm" svg:x="2.6cm" svg:y="24.241cm">
          <draw:text-box>
            <text:p text:style-name="P1"><text:span text:style-name="T11">Minutes, 22 May 2003, Ad Hoc Group on Iraq Rehabilitation meeting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57 </text:span></text:p>
          </draw:text-box>
        </draw:frame>
        <draw:frame draw:style-name="gr4" draw:text-style-name="P5" draw:layer="layout" svg:width="9.955cm" svg:height="0.395cm" svg:x="2.6cm" svg:y="24.664cm">
          <draw:text-box>
            <text:p text:style-name="P1"><text:span text:style-name="T11">Paper Cabinet Office, 29 May 2003, ‘Iraq: Update for Ministers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58 </text:span></text:p>
          </draw:text-box>
        </draw:frame>
        <draw:frame draw:style-name="gr4" draw:text-style-name="P5" draw:layer="layout" svg:width="14.963cm" svg:height="0.395cm" svg:x="2.589cm" svg:y="25.087cm">
          <draw:text-box>
            <text:p text:style-name="P1"><text:span text:style-name="T11">Annotated Agenda, 5 June 2003, Ad Hoc Group on Iraq Rehabilitation meeting, attaching Paper, </text:span></text:p>
          </draw:text-box>
        </draw:frame>
        <draw:frame draw:style-name="gr4" draw:text-style-name="P5" draw:layer="layout" svg:width="11.961cm" svg:height="0.395cm" svg:x="2.2cm" svg:y="25.511cm">
          <draw:text-box>
            <text:p text:style-name="P1"><text:span text:style-name="T11">[undated], ‘Implications of and Modalities for the Development Fund for Iraq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59 </text:span></text:p>
          </draw:text-box>
        </draw:frame>
        <draw:line draw:style-name="gr8" draw:text-style-name="P8" draw:layer="layout" svg:x1="2.6cm" svg:y1="26.714cm" svg:x2="17.595cm" svg:y2="26.714cm">
          <text:p/>
        </draw:line>
        <draw:line draw:style-name="gr8" draw:text-style-name="P8" draw:layer="layout" svg:x1="2.199cm" svg:y1="27.137cm" svg:x2="7.788cm" svg:y2="27.137cm">
          <text:p/>
        </draw:line>
        <draw:frame draw:style-name="gr4" draw:text-style-name="P5" draw:layer="layout" svg:width="12.338cm" svg:height="0.395cm" svg:x="2.589cm" svg:y="25.934cm">
          <draw:text-box>
            <text:p text:style-name="P1"><text:span text:style-name="T11">Annotated Agenda, 5 June 2003, Ad Hoc Group on Iraq Rehabilitation meeting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60 </text:span></text:p>
          </draw:text-box>
        </draw:frame>
        <draw:frame draw:style-name="gr4" draw:text-style-name="P5" draw:layer="layout" svg:width="14.895cm" svg:height="0.395cm" svg:x="2.6cm" svg:y="26.357cm">
          <draw:text-box>
            <text:p text:style-name="P1"><text:span text:style-name="T5">Letter Adams to Llewellyn, 9 June 2003, ‘Iraq: Effect of Security Council Resolution 1483 on the </text:span></text:p>
          </draw:text-box>
        </draw:frame>
        <draw:frame draw:style-name="gr4" draw:text-style-name="P5" draw:layer="layout" svg:width="5.662cm" svg:height="0.395cm" svg:x="2.2cm" svg:y="26.781cm">
          <draw:text-box>
            <text:p text:style-name="P1"><text:span text:style-name="T5">Authority of the Occupying Powers’.</text:span><text:span text:style-name="T11">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9</text:span></text:p>
          </draw:text-box>
        </draw:frame>
        <draw:frame draw:style-name="gr1" draw:text-style-name="P2" draw:layer="layout" svg:width="16.508cm" svg:height="0.475cm" svg:x="2.2cm" svg:y="2.525cm">
          <draw:text-box>
            <text:p text:style-name="P1"><text:span text:style-name="T4">US Government did not take actions in relation to the DFI which were incompatible with </text:span></text:p>
          </draw:text-box>
        </draw:frame>
        <draw:frame draw:style-name="gr1" draw:text-style-name="P2" draw:layer="layout" svg:width="5.751cm" svg:height="0.475cm" svg:x="2.2cm" svg:y="3.09cm">
          <draw:text-box>
            <text:p text:style-name="P1"><text:span text:style-name="T4">the resolution. She continued: </text:span></text:p>
          </draw:text-box>
        </draw:frame>
        <draw:frame draw:style-name="gr1" draw:text-style-name="P2" draw:layer="layout" svg:width="14.929cm" svg:height="0.475cm" svg:x="2.95cm" svg:y="4.004cm">
          <draw:text-box>
            <text:p text:style-name="P1"><text:span text:style-name="T4">“</text:span><text:span text:style-name="T4">The fact that the resolution imposes joint responsibility gives the UK a locus to </text:span></text:p>
          </draw:text-box>
        </draw:frame>
        <draw:frame draw:style-name="gr1" draw:text-style-name="P2" draw:layer="layout" svg:width="15.335cm" svg:height="0.475cm" svg:x="2.95cm" svg:y="4.568cm">
          <draw:text-box>
            <text:p text:style-name="P1"><text:span text:style-name="T4">argue with the US that we should be fully involved in the decision-taking process. </text:span></text:p>
          </draw:text-box>
        </draw:frame>
        <draw:frame draw:style-name="gr1" draw:text-style-name="P2" draw:layer="layout" svg:width="6.881cm" svg:height="0.475cm" svg:x="2.95cm" svg:y="5.133cm">
          <draw:text-box>
            <text:p text:style-name="P1"><text:span text:style-name="T4">Anything less would be legally risky.”</text:span></text:p>
          </draw:text-box>
        </draw:frame>
        <draw:frame draw:style-name="gr1" draw:text-style-name="P2" draw:layer="layout" svg:width="16cm" svg:height="0.475cm" svg:x="2.2cm" svg:y="6.047cm">
          <draw:text-box>
            <text:p text:style-name="P1"><text:span text:style-name="T6">304. </text:span><text:span text:style-name="T4"><text:s/>The following day, 10 June, the CPA issued a regulation that gave Ambassador </text:span></text:p>
          </draw:text-box>
        </draw:frame>
        <draw:frame draw:style-name="gr1" draw:text-style-name="P2" draw:layer="layout" svg:width="14.112cm" svg:height="0.475cm" svg:x="2.2cm" svg:y="6.612cm">
          <draw:text-box>
            <text:p text:style-name="P1"><text:span text:style-name="T4">Bremer, as “Administrator of the CPA”, authority to oversee and control the </text:span></text:p>
          </draw:text-box>
        </draw:frame>
        <draw:frame draw:style-name="gr1" draw:text-style-name="P2" draw:layer="layout" svg:width="16.254cm" svg:height="0.475cm" svg:x="2.2cm" svg:y="7.176cm">
          <draw:text-box>
            <text:p text:style-name="P1"><text:span text:style-name="T4">establishment, administration and use of the DFI and to direct disbursements from the </text:span></text:p>
          </draw:text-box>
        </draw:frame>
        <draw:frame draw:style-name="gr1" draw:text-style-name="P2" draw:layer="layout" svg:width="14.848cm" svg:height="0.475cm" svg:x="2.2cm" svg:y="7.741cm">
          <draw:text-box>
            <text:p text:style-name="P1"><text:span text:style-name="T4">DFI “for those purposes he determines to be for the benefit of the Iraqi people”.</text:span></text:p>
          </draw:text-box>
        </draw:frame>
        <draw:frame draw:style-name="gr6" draw:text-style-name="P7" draw:layer="layout" svg:width="0.408cm" svg:height="0.276cm" svg:x="16.978cm" svg:y="7.759cm">
          <draw:text-box>
            <text:p text:style-name="P1"><text:span text:style-name="T9">161</text:span></text:p>
          </draw:text-box>
        </draw:frame>
        <draw:frame draw:style-name="gr1" draw:text-style-name="P2" draw:layer="layout" svg:width="0.422cm" svg:height="0.475cm" svg:x="17.39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91cm" svg:height="0.475cm" svg:x="2.2cm" svg:y="8.655cm">
          <draw:text-box>
            <text:p text:style-name="P1"><text:span text:style-name="T6">305. </text:span><text:span text:style-name="T4"><text:s/>The regulation also established a Program Review Board (PRB) to develop funding </text:span></text:p>
          </draw:text-box>
        </draw:frame>
        <draw:frame draw:style-name="gr1" draw:text-style-name="P2" draw:layer="layout" svg:width="15.894cm" svg:height="0.475cm" svg:x="2.2cm" svg:y="9.22cm">
          <draw:text-box>
            <text:p text:style-name="P1"><text:span text:style-name="T4">plans and make recommendations to Ambassador Bremer on expenditures from the </text:span></text:p>
          </draw:text-box>
        </draw:frame>
        <draw:frame draw:style-name="gr1" draw:text-style-name="P2" draw:layer="layout" svg:width="14.234cm" svg:height="0.475cm" svg:x="2.2cm" svg:y="9.784cm">
          <draw:text-box>
            <text:p text:style-name="P1"><text:span text:style-name="T4">DFI, “in consultation with the Iraqi interim administration, when established”.</text:span></text:p>
          </draw:text-box>
        </draw:frame>
        <draw:frame draw:style-name="gr1" draw:text-style-name="P2" draw:layer="layout" svg:width="15.712cm" svg:height="0.475cm" svg:x="2.2cm" svg:y="10.698cm">
          <draw:text-box>
            <text:p text:style-name="P1"><text:span text:style-name="T6">306. </text:span><text:span text:style-name="T4"><text:s/>The CPA issued a further regulation on 18 June, detailing the operation of the </text:span></text:p>
          </draw:text-box>
        </draw:frame>
        <draw:frame draw:style-name="gr1" draw:text-style-name="P2" draw:layer="layout" svg:width="0.993cm" svg:height="0.475cm" svg:x="2.2cm" svg:y="11.263cm">
          <draw:text-box>
            <text:p text:style-name="P1"><text:span text:style-name="T4">PRB.</text:span></text:p>
          </draw:text-box>
        </draw:frame>
        <draw:frame draw:style-name="gr6" draw:text-style-name="P7" draw:layer="layout" svg:width="0.408cm" svg:height="0.276cm" svg:x="3.188cm" svg:y="11.282cm">
          <draw:text-box>
            <text:p text:style-name="P1"><text:span text:style-name="T9">162</text:span></text:p>
          </draw:text-box>
        </draw:frame>
        <draw:frame draw:style-name="gr1" draw:text-style-name="P2" draw:layer="layout" svg:width="14.383cm" svg:height="0.475cm" svg:x="3.6cm" svg:y="11.263cm">
          <draw:text-box>
            <text:p text:style-name="P1"><text:span text:style-name="T4"><text:s/></text:span><text:span text:style-name="T4">Voting members of the PRB included representatives of the Iraqi Ministry of </text:span></text:p>
          </draw:text-box>
        </draw:frame>
        <draw:frame draw:style-name="gr1" draw:text-style-name="P2" draw:layer="layout" svg:width="15.589cm" svg:height="0.475cm" svg:x="2.2cm" svg:y="11.827cm">
          <draw:text-box>
            <text:p text:style-name="P1"><text:span text:style-name="T4">Finance and the UK. Non-voting members included the representatives of the IMF, </text:span></text:p>
          </draw:text-box>
        </draw:frame>
        <draw:frame draw:style-name="gr1" draw:text-style-name="P2" draw:layer="layout" svg:width="16.233cm" svg:height="0.475cm" svg:x="2.2cm" svg:y="12.392cm">
          <draw:text-box>
            <text:p text:style-name="P1"><text:span text:style-name="T4">World Bank, UN Special Representative of the Secretary-General (SRSG), and IAMB. </text:span></text:p>
          </draw:text-box>
        </draw:frame>
        <draw:frame draw:style-name="gr1" draw:text-style-name="P2" draw:layer="layout" svg:width="15.843cm" svg:height="0.475cm" svg:x="2.2cm" svg:y="13.306cm">
          <draw:text-box>
            <text:p text:style-name="P1"><text:span text:style-name="T6">307. </text:span><text:span text:style-name="T4"><text:s/>An IPU update on reconstruction which was sent to No.10 on 20 June advised </text:span></text:p>
          </draw:text-box>
        </draw:frame>
        <draw:frame draw:style-name="gr1" draw:text-style-name="P2" draw:layer="layout" svg:width="13.464cm" svg:height="0.475cm" svg:x="2.2cm" svg:y="13.871cm">
          <draw:text-box>
            <text:p text:style-name="P1"><text:span text:style-name="T4">that the DFI regulations “met some, but not all of our key requirements”.</text:span></text:p>
          </draw:text-box>
        </draw:frame>
        <draw:frame draw:style-name="gr6" draw:text-style-name="P7" draw:layer="layout" svg:width="0.408cm" svg:height="0.276cm" svg:x="15.612cm" svg:y="13.889cm">
          <draw:text-box>
            <text:p text:style-name="P1"><text:span text:style-name="T9">163</text:span></text:p>
          </draw:text-box>
        </draw:frame>
        <draw:frame draw:style-name="gr1" draw:text-style-name="P2" draw:layer="layout" svg:width="0.422cm" svg:height="0.475cm" svg:x="16.023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66cm" svg:height="0.475cm" svg:x="2.2cm" svg:y="14.785cm">
          <draw:text-box>
            <text:p text:style-name="P1"><text:span text:style-name="T6">308. </text:span><text:span text:style-name="T4"><text:s/>The UK’s efforts to scrutinise disbursements from the DFI are considered later in </text:span></text:p>
          </draw:text-box>
        </draw:frame>
        <draw:frame draw:style-name="gr1" draw:text-style-name="P2" draw:layer="layout" svg:width="2.436cm" svg:height="0.475cm" svg:x="2.2cm" svg:y="15.35cm">
          <draw:text-box>
            <text:p text:style-name="P1"><text:span text:style-name="T4">this Section. </text:span></text:p>
          </draw:text-box>
        </draw:frame>
        <draw:frame draw:style-name="gr1" draw:text-style-name="P2" draw:layer="layout" svg:width="16.105cm" svg:height="0.475cm" svg:x="2.2cm" svg:y="16.264cm">
          <draw:text-box>
            <text:p text:style-name="P1"><text:span text:style-name="T6">309. </text:span><text:span text:style-name="T4"><text:s/>Mr Andy Bearpark, a UK national, arrived in Baghdad on 16 June to take up the </text:span></text:p>
          </draw:text-box>
        </draw:frame>
        <draw:frame draw:style-name="gr1" draw:text-style-name="P2" draw:layer="layout" svg:width="6.602cm" svg:height="0.475cm" svg:x="2.2cm" svg:y="16.828cm">
          <draw:text-box>
            <text:p text:style-name="P1"><text:span text:style-name="T4">post of CPA Director of Operations.</text:span></text:p>
          </draw:text-box>
        </draw:frame>
        <draw:frame draw:style-name="gr6" draw:text-style-name="P7" draw:layer="layout" svg:width="0.408cm" svg:height="0.276cm" svg:x="8.78cm" svg:y="16.847cm">
          <draw:text-box>
            <text:p text:style-name="P1"><text:span text:style-name="T9">164</text:span></text:p>
          </draw:text-box>
        </draw:frame>
        <draw:frame draw:style-name="gr1" draw:text-style-name="P2" draw:layer="layout" svg:width="0.422cm" svg:height="0.475cm" svg:x="9.192cm" svg:y="16.8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8cm" svg:height="0.475cm" svg:x="2.2cm" svg:y="17.743cm">
          <draw:text-box>
            <text:p text:style-name="P1"><text:span text:style-name="T6">310. </text:span><text:span text:style-name="T4"><text:s/>Mr Bearpark told the Inquiry that, shortly after arriving in Baghdad, Ambassador </text:span></text:p>
          </draw:text-box>
        </draw:frame>
        <draw:frame draw:style-name="gr1" draw:text-style-name="P2" draw:layer="layout" svg:width="16.305cm" svg:height="0.475cm" svg:x="2.2cm" svg:y="18.307cm">
          <draw:text-box>
            <text:p text:style-name="P1"><text:span text:style-name="T4">Bremer asked him to take on responsibility for all the Iraqi infrastructure Ministries with </text:span></text:p>
          </draw:text-box>
        </draw:frame>
        <draw:frame draw:style-name="gr1" draw:text-style-name="P2" draw:layer="layout" svg:width="6.521cm" svg:height="0.475cm" svg:x="2.2cm" svg:y="18.872cm">
          <draw:text-box>
            <text:p text:style-name="P1"><text:span text:style-name="T4">the exception of the Ministry of Oil.</text:span></text:p>
          </draw:text-box>
        </draw:frame>
        <draw:frame draw:style-name="gr6" draw:text-style-name="P7" draw:layer="layout" svg:width="0.408cm" svg:height="0.276cm" svg:x="8.694cm" svg:y="18.891cm">
          <draw:text-box>
            <text:p text:style-name="P1"><text:span text:style-name="T9">165</text:span></text:p>
          </draw:text-box>
        </draw:frame>
        <draw:frame draw:style-name="gr1" draw:text-style-name="P2" draw:layer="layout" svg:width="9.202cm" svg:height="0.475cm" svg:x="9.106cm" svg:y="18.872cm">
          <draw:text-box>
            <text:p text:style-name="P1"><text:span text:style-name="T4"><text:s/></text:span><text:span text:style-name="T4">At that point, his title had changed to Director of </text:span></text:p>
          </draw:text-box>
        </draw:frame>
        <draw:frame draw:style-name="gr1" draw:text-style-name="P2" draw:layer="layout" svg:width="5.768cm" svg:height="0.475cm" svg:x="2.2cm" svg:y="19.436cm">
          <draw:text-box>
            <text:p text:style-name="P1"><text:span text:style-name="T4">Operations and Infrastructure. </text:span></text:p>
          </draw:text-box>
        </draw:frame>
        <draw:frame draw:style-name="gr1" draw:text-style-name="P2" draw:layer="layout" svg:width="15.632cm" svg:height="0.475cm" svg:x="2.2cm" svg:y="20.351cm">
          <draw:text-box>
            <text:p text:style-name="P1"><text:span text:style-name="T6">311. </text:span><text:span text:style-name="T4"><text:s/>The Inquiry asked Mr Bearpark why he had been excluded from the oil sector.</text:span></text:p>
          </draw:text-box>
        </draw:frame>
        <draw:frame draw:style-name="gr6" draw:text-style-name="P7" draw:layer="layout" svg:width="0.408cm" svg:height="0.276cm" svg:x="17.754cm" svg:y="20.369cm">
          <draw:text-box>
            <text:p text:style-name="P1"><text:span text:style-name="T9">166</text:span></text:p>
          </draw:text-box>
        </draw:frame>
        <draw:frame draw:style-name="gr1" draw:text-style-name="P2" draw:layer="layout" svg:width="0.422cm" svg:height="0.475cm" svg:x="18.166cm" svg:y="20.3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91cm" svg:height="0.475cm" svg:x="2.2cm" svg:y="20.915cm">
          <draw:text-box>
            <text:p text:style-name="P1"><text:span text:style-name="T4">He responded: </text:span></text:p>
          </draw:text-box>
        </draw:frame>
        <draw:frame draw:style-name="gr1" draw:text-style-name="P2" draw:layer="layout" svg:width="14.747cm" svg:height="0.475cm" svg:x="2.95cm" svg:y="21.83cm">
          <draw:text-box>
            <text:p text:style-name="P1"><text:span text:style-name="T4">“</text:span><text:span text:style-name="T4">It was never, ever said to me officially – and it was certainly never, ever put in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4.679cm" svg:height="0.475cm" svg:x="2.95cm" svg:y="22.394cm">
          <draw:text-box>
            <text:p text:style-name="P1"><text:span text:style-name="T4">writing, but every member of my staff … said that it was perfectly obvious that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161 </text:span></text:p>
          </draw:text-box>
        </draw:frame>
        <draw:frame draw:style-name="gr4" draw:text-style-name="P5" draw:layer="layout" svg:width="14.191cm" svg:height="0.395cm" svg:x="2.6cm" svg:y="24.241cm">
          <draw:text-box>
            <text:p text:style-name="P1"><text:span text:style-name="T11">Coalition Provisional Authority, Regulation No.2, 10 June 2003, </text:span><text:span text:style-name="T13">Development Fund for Iraq.</text:span><text:span text:style-name="T11">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62 </text:span></text:p>
          </draw:text-box>
        </draw:frame>
        <draw:frame draw:style-name="gr4" draw:text-style-name="P5" draw:layer="layout" svg:width="13.645cm" svg:height="0.395cm" svg:x="2.6cm" svg:y="24.664cm">
          <draw:text-box>
            <text:p text:style-name="P1"><text:span text:style-name="T11">Coalition Provisional Authority, Regulation No.3, 18 June 2003, </text:span><text:span text:style-name="T13">Program Review Board.</text:span><text:span text:style-name="T11">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63 </text:span></text:p>
          </draw:text-box>
        </draw:frame>
        <draw:frame draw:style-name="gr4" draw:text-style-name="P5" draw:layer="layout" svg:width="14.205cm" svg:height="0.395cm" svg:x="2.6cm" svg:y="25.087cm">
          <draw:text-box>
            <text:p text:style-name="P1"><text:span text:style-name="T11">Letter Owen to Rycroft, 20 June 2003, ‘Iraq: Reconstruction Priorities’ attaching Paper IPU, </text:span></text:p>
          </draw:text-box>
        </draw:frame>
        <draw:frame draw:style-name="gr4" draw:text-style-name="P5" draw:layer="layout" svg:width="10.611cm" svg:height="0.395cm" svg:x="2.2cm" svg:y="25.511cm">
          <draw:text-box>
            <text:p text:style-name="P1"><text:span text:style-name="T11">20 June 2003, ‘Iraq Reconstruction: 30 Day Priorities, 5 June 2003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64 </text:span></text:p>
          </draw:text-box>
        </draw:frame>
        <draw:frame draw:style-name="gr4" draw:text-style-name="P5" draw:layer="layout" svg:width="9.154cm" svg:height="0.395cm" svg:x="2.6cm" svg:y="25.934cm">
          <draw:text-box>
            <text:p text:style-name="P1"><text:span text:style-name="T11">Paper Cabinet Office, 18 June 2003, ‘Update for Ministers’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65 </text:span></text:p>
          </draw:text-box>
        </draw:frame>
        <draw:frame draw:style-name="gr4" draw:text-style-name="P5" draw:layer="layout" svg:width="5.573cm" svg:height="0.395cm" svg:x="2.6cm" svg:y="26.357cm">
          <draw:text-box>
            <text:p text:style-name="P1"><text:span text:style-name="T11">Public hearing, 6 July 2012, page 5.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66 </text:span></text:p>
          </draw:text-box>
        </draw:frame>
        <draw:frame draw:style-name="gr4" draw:text-style-name="P5" draw:layer="layout" svg:width="5.768cm" svg:height="0.395cm" svg:x="2.6cm" svg:y="26.781cm">
          <draw:text-box>
            <text:p text:style-name="P1"><text:span text:style-name="T11">Public hearing, 6 July 2012, page 71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0</text:span></text:p>
          </draw:text-box>
        </draw:frame>
        <draw:frame draw:style-name="gr1" draw:text-style-name="P2" draw:layer="layout" svg:width="15.687cm" svg:height="0.475cm" svg:x="2.95cm" svg:y="2.525cm">
          <draw:text-box>
            <text:p text:style-name="P1"><text:span text:style-name="T4">I couldn’t be put in charge of oil because I really wasn’t American … [and] oil would </text:span></text:p>
          </draw:text-box>
        </draw:frame>
        <draw:frame draw:style-name="gr1" draw:text-style-name="P2" draw:layer="layout" svg:width="5.522cm" svg:height="0.475cm" svg:x="2.95cm" svg:y="3.09cm">
          <draw:text-box>
            <text:p text:style-name="P1"><text:span text:style-name="T4">remain an American interest. </text:span></text:p>
          </draw:text-box>
        </draw:frame>
        <draw:frame draw:style-name="gr1" draw:text-style-name="P2" draw:layer="layout" svg:width="15.653cm" svg:height="0.475cm" svg:x="2.95cm" svg:y="4.004cm">
          <draw:text-box>
            <text:p text:style-name="P1"><text:span text:style-name="T4">“</text:span><text:span text:style-name="T4">So it was a very specific instruction from Bremer that I was not in charge of the Oil </text:span></text:p>
          </draw:text-box>
        </draw:frame>
        <draw:frame draw:style-name="gr1" draw:text-style-name="P2" draw:layer="layout" svg:width="1.683cm" svg:height="0.475cm" svg:x="2.95cm" svg:y="4.568cm">
          <draw:text-box>
            <text:p text:style-name="P1"><text:span text:style-name="T4">Ministry.”</text:span></text:p>
          </draw:text-box>
        </draw:frame>
        <draw:frame draw:style-name="gr1" draw:text-style-name="P2" draw:layer="layout" svg:width="16.3cm" svg:height="0.475cm" svg:x="2.2cm" svg:y="5.483cm">
          <draw:text-box>
            <text:p text:style-name="P1"><text:span text:style-name="T6">312. </text:span><text:span text:style-name="T4"><text:s/>In his evidence to the Inquiry, Sir Jeremy Greenstock identified budgeting and oil </text:span></text:p>
          </draw:text-box>
        </draw:frame>
        <draw:frame draw:style-name="gr1" draw:text-style-name="P2" draw:layer="layout" svg:width="16.364cm" svg:height="0.475cm" svg:x="2.2cm" svg:y="6.047cm">
          <draw:text-box>
            <text:p text:style-name="P1"><text:span text:style-name="T4">as the two clearest examples of issues on which the UK was not consulted by the CPA:</text:span></text:p>
          </draw:text-box>
        </draw:frame>
        <draw:frame draw:style-name="gr1" draw:text-style-name="P2" draw:layer="layout" svg:width="15.7cm" svg:height="0.475cm" svg:x="2.95cm" svg:y="6.962cm">
          <draw:text-box>
            <text:p text:style-name="P1"><text:span text:style-name="T4">“</text:span><text:span text:style-name="T4">We did not see anything whatsoever in the oil sector; they [the CPA] kept that very </text:span></text:p>
          </draw:text-box>
        </draw:frame>
        <draw:frame draw:style-name="gr1" draw:text-style-name="P2" draw:layer="layout" svg:width="11.407cm" svg:height="0.475cm" svg:x="2.95cm" svg:y="7.526cm">
          <draw:text-box>
            <text:p text:style-name="P1"><text:span text:style-name="T4">closely American, because they wanted to run the oil sector.”</text:span></text:p>
          </draw:text-box>
        </draw:frame>
        <draw:frame draw:style-name="gr6" draw:text-style-name="P7" draw:layer="layout" svg:width="0.408cm" svg:height="0.276cm" svg:x="14.316cm" svg:y="7.545cm">
          <draw:text-box>
            <text:p text:style-name="P1"><text:span text:style-name="T9">167</text:span></text:p>
          </draw:text-box>
        </draw:frame>
        <draw:frame draw:style-name="gr1" draw:text-style-name="P2" draw:layer="layout" svg:width="16.753cm" svg:height="0.475cm" svg:x="2.2cm" svg:y="8.441cm">
          <draw:text-box>
            <text:p text:style-name="P1"><text:span text:style-name="T6">313. </text:span><text:span text:style-name="T4"><text:s/>The Inquiry asked Sir Jeremy why the CPA sought to retain control of the oil sector. </text:span></text:p>
          </draw:text-box>
        </draw:frame>
        <draw:frame draw:style-name="gr1" draw:text-style-name="P2" draw:layer="layout" svg:width="2.792cm" svg:height="0.475cm" svg:x="2.2cm" svg:y="9.005cm">
          <draw:text-box>
            <text:p text:style-name="P1"><text:span text:style-name="T4">He responded:</text:span></text:p>
          </draw:text-box>
        </draw:frame>
        <draw:frame draw:style-name="gr1" draw:text-style-name="P2" draw:layer="layout" svg:width="14.595cm" svg:height="0.475cm" svg:x="2.95cm" svg:y="9.92cm">
          <draw:text-box>
            <text:p text:style-name="P1"><text:span text:style-name="T4">“</text:span><text:span text:style-name="T4">I think they [the CPA] felt that they understood the oil sector. They brought in </text:span></text:p>
          </draw:text-box>
        </draw:frame>
        <draw:frame draw:style-name="gr1" draw:text-style-name="P2" draw:layer="layout" svg:width="14.81cm" svg:height="0.475cm" svg:x="2.95cm" svg:y="10.484cm">
          <draw:text-box>
            <text:p text:style-name="P1"><text:span text:style-name="T4">American oil executives to advise them on this and to run that part of the CPA. </text:span></text:p>
          </draw:text-box>
        </draw:frame>
        <draw:frame draw:style-name="gr1" draw:text-style-name="P2" draw:layer="layout" svg:width="15.246cm" svg:height="0.475cm" svg:x="2.95cm" svg:y="11.048cm">
          <draw:text-box>
            <text:p text:style-name="P1"><text:span text:style-name="T4">They knew that management of the oil sector was going to be vital for the supply </text:span></text:p>
          </draw:text-box>
        </draw:frame>
        <draw:frame draw:style-name="gr1" draw:text-style-name="P2" draw:layer="layout" svg:width="15.814cm" svg:height="0.475cm" svg:x="2.95cm" svg:y="11.613cm">
          <draw:text-box>
            <text:p text:style-name="P1"><text:span text:style-name="T4">of finance into the Iraqi system and they wanted to be responsible for it themselves. </text:span></text:p>
          </draw:text-box>
        </draw:frame>
        <draw:frame draw:style-name="gr1" draw:text-style-name="P2" draw:layer="layout" svg:width="14.54cm" svg:height="0.475cm" svg:x="2.95cm" svg:y="12.527cm">
          <draw:text-box>
            <text:p text:style-name="P1"><text:span text:style-name="T4">“</text:span><text:span text:style-name="T4">There might have been a minor angle of thinking that they wanted access to </text:span></text:p>
          </draw:text-box>
        </draw:frame>
        <draw:frame draw:style-name="gr1" draw:text-style-name="P2" draw:layer="layout" svg:width="14.565cm" svg:height="0.475cm" svg:x="2.95cm" svg:y="13.092cm">
          <draw:text-box>
            <text:p text:style-name="P1"><text:span text:style-name="T4">the contracts that might come out of the oil sector and the Iraqi economy at a </text:span></text:p>
          </draw:text-box>
        </draw:frame>
        <draw:frame draw:style-name="gr1" draw:text-style-name="P2" draw:layer="layout" svg:width="16.008cm" svg:height="0.475cm" svg:x="2.95cm" svg:y="13.656cm">
          <draw:text-box>
            <text:p text:style-name="P1"><text:span text:style-name="T4">subsequent period, but the Americans were doing 95 percent of the work and putting </text:span></text:p>
          </draw:text-box>
        </draw:frame>
        <draw:frame draw:style-name="gr1" draw:text-style-name="P2" draw:layer="layout" svg:width="14.696cm" svg:height="0.475cm" svg:x="2.95cm" svg:y="14.221cm">
          <draw:text-box>
            <text:p text:style-name="P1"><text:span text:style-name="T4">in more than 95 percent of the money. I wouldn’t like to say that they were not </text:span></text:p>
          </draw:text-box>
        </draw:frame>
        <draw:frame draw:style-name="gr1" draw:text-style-name="P2" draw:layer="layout" svg:width="6.123cm" svg:height="0.475cm" svg:x="2.95cm" svg:y="14.785cm">
          <draw:text-box>
            <text:p text:style-name="P1"><text:span text:style-name="T4">justified in taking that approach.”</text:span></text:p>
          </draw:text-box>
        </draw:frame>
        <draw:frame draw:style-name="gr6" draw:text-style-name="P7" draw:layer="layout" svg:width="0.408cm" svg:height="0.276cm" svg:x="9.045cm" svg:y="14.804cm">
          <draw:text-box>
            <text:p text:style-name="P1"><text:span text:style-name="T9">168</text:span></text:p>
          </draw:text-box>
        </draw:frame>
        <draw:frame draw:style-name="gr1" draw:text-style-name="P2" draw:layer="layout" svg:width="5.293cm" svg:height="0.475cm" svg:x="2.2cm" svg:y="15.7cm">
          <draw:text-box>
            <text:p text:style-name="P1"><text:span text:style-name="T6">314. </text:span><text:span text:style-name="T4"><text:s/>Sir Jeremy continued: </text:span></text:p>
          </draw:text-box>
        </draw:frame>
        <draw:frame draw:style-name="gr1" draw:text-style-name="P2" draw:layer="layout" svg:width="15.162cm" svg:height="0.475cm" svg:x="2.95cm" svg:y="16.614cm">
          <draw:text-box>
            <text:p text:style-name="P1"><text:span text:style-name="T4">“… </text:span><text:span text:style-name="T4">the Americans had no intention to take over and own the oil sector. That was </text:span></text:p>
          </draw:text-box>
        </draw:frame>
        <draw:frame draw:style-name="gr1" draw:text-style-name="P2" draw:layer="layout" svg:width="15.678cm" svg:height="0.475cm" svg:x="2.95cm" svg:y="17.178cm">
          <draw:text-box>
            <text:p text:style-name="P1"><text:span text:style-name="T4">always a canard in public criticism terms of what the invasion was about. It was not </text:span></text:p>
          </draw:text-box>
        </draw:frame>
        <draw:frame draw:style-name="gr1" draw:text-style-name="P2" draw:layer="layout" svg:width="15.2cm" svg:height="0.475cm" svg:x="2.95cm" svg:y="17.743cm">
          <draw:text-box>
            <text:p text:style-name="P1"><text:span text:style-name="T4">about oil. I think they just felt it was such an important area that they would run it </text:span></text:p>
          </draw:text-box>
        </draw:frame>
        <draw:frame draw:style-name="gr1" draw:text-style-name="P2" draw:layer="layout" svg:width="2.525cm" svg:height="0.475cm" svg:x="2.95cm" svg:y="18.307cm">
          <draw:text-box>
            <text:p text:style-name="P1"><text:span text:style-name="T4">themselves.” </text:span></text:p>
          </draw:text-box>
        </draw:frame>
        <draw:frame draw:style-name="gr1" draw:text-style-name="P2" draw:layer="layout" svg:width="16.533cm" svg:height="0.475cm" svg:x="2.2cm" svg:y="19.222cm">
          <draw:text-box>
            <text:p text:style-name="P1"><text:span text:style-name="T6">315. </text:span><text:span text:style-name="T4"><text:s/>Section 9.2 describes the Government’s broader concerns about the CPA’s failure </text:span></text:p>
          </draw:text-box>
        </draw:frame>
        <draw:frame draw:style-name="gr1" draw:text-style-name="P2" draw:layer="layout" svg:width="9.709cm" svg:height="0.475cm" svg:x="2.2cm" svg:y="19.786cm">
          <draw:text-box>
            <text:p text:style-name="P1"><text:span text:style-name="T4">to consult with the UK, as a joint Occupying Power. </text:span></text:p>
          </draw:text-box>
        </draw:frame>
        <draw:frame draw:style-name="gr1" draw:text-style-name="P2" draw:layer="layout" svg:width="16.596cm" svg:height="0.475cm" svg:x="2.2cm" svg:y="20.701cm">
          <draw:text-box>
            <text:p text:style-name="P1"><text:span text:style-name="T6">316. </text:span><text:span text:style-name="T4"><text:s/>The Annotated Agenda for the 12 June meeting of the AHMGIR stated that the UK </text:span></text:p>
          </draw:text-box>
        </draw:frame>
        <draw:frame draw:style-name="gr1" draw:text-style-name="P2" draw:layer="layout" svg:width="12.528cm" svg:height="0.475cm" svg:x="2.2cm" svg:y="21.265cm">
          <draw:text-box>
            <text:p text:style-name="P1"><text:span text:style-name="T4">Government had put forward two UK candidates to sit on the OAB.</text:span></text:p>
          </draw:text-box>
        </draw:frame>
        <draw:frame draw:style-name="gr6" draw:text-style-name="P7" draw:layer="layout" svg:width="0.408cm" svg:height="0.276cm" svg:x="14.671cm" svg:y="21.284cm">
          <draw:text-box>
            <text:p text:style-name="P1"><text:span text:style-name="T9">169</text:span></text:p>
          </draw:text-box>
        </draw:frame>
        <draw:frame draw:style-name="gr1" draw:text-style-name="P2" draw:layer="layout" svg:width="3.237cm" svg:height="0.475cm" svg:x="15.083cm" svg:y="21.265cm">
          <draw:text-box>
            <text:p text:style-name="P1"><text:span text:style-name="T4"><text:s/></text:span><text:span text:style-name="T4">It was likely that </text:span></text:p>
          </draw:text-box>
        </draw:frame>
        <draw:frame draw:style-name="gr1" draw:text-style-name="P2" draw:layer="layout" svg:width="10.64cm" svg:height="0.475cm" svg:x="2.2cm" svg:y="21.83cm">
          <draw:text-box>
            <text:p text:style-name="P1"><text:span text:style-name="T4">a UK candidate would be chosen in the next few weeks. </text:span></text:p>
          </draw:text-box>
        </draw:frame>
        <draw:frame draw:style-name="gr1" draw:text-style-name="P2" draw:layer="layout" svg:width="16.499cm" svg:height="0.475cm" svg:x="2.2cm" svg:y="22.744cm">
          <draw:text-box>
            <text:p text:style-name="P1"><text:span text:style-name="T6">317. </text:span><text:span text:style-name="T4"><text:s/>The Annotated Agenda for the 3 July meeting of the AHMGIR stated that the OAB </text:span></text:p>
          </draw:text-box>
        </draw:frame>
        <draw:frame draw:style-name="gr1" draw:text-style-name="P2" draw:layer="layout" svg:width="13.748cm" svg:height="0.475cm" svg:x="2.2cm" svg:y="23.308cm">
          <draw:text-box>
            <text:p text:style-name="P1"><text:span text:style-name="T4">would not be constituted, having been replaced by a CPA oil sector team.</text:span></text:p>
          </draw:text-box>
        </draw:frame>
        <draw:frame draw:style-name="gr6" draw:text-style-name="P7" draw:layer="layout" svg:width="0.408cm" svg:height="0.276cm" svg:x="15.888cm" svg:y="23.327cm">
          <draw:text-box>
            <text:p text:style-name="P1"><text:span text:style-name="T9">170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.772cm" svg:height="0.475cm" svg:x="16.3cm" svg:y="23.308cm">
          <draw:text-box>
            <text:p text:style-name="P1"><text:span text:style-name="T4"><text:s/></text:span><text:span text:style-name="T4">The DTI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67 </text:span></text:p>
          </draw:text-box>
        </draw:frame>
        <draw:frame draw:style-name="gr4" draw:text-style-name="P5" draw:layer="layout" svg:width="7.249cm" svg:height="0.395cm" svg:x="2.6cm" svg:y="25.511cm">
          <draw:text-box>
            <text:p text:style-name="P1"><text:span text:style-name="T11">Public hearing, 15 December 2009, page 102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68 </text:span></text:p>
          </draw:text-box>
        </draw:frame>
        <draw:frame draw:style-name="gr4" draw:text-style-name="P5" draw:layer="layout" svg:width="7.741cm" svg:height="0.395cm" svg:x="2.6cm" svg:y="25.934cm">
          <draw:text-box>
            <text:p text:style-name="P1"><text:span text:style-name="T11">Public hearing, 15 December 2009, pages 103-4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69 </text:span></text:p>
          </draw:text-box>
        </draw:frame>
        <draw:frame draw:style-name="gr4" draw:text-style-name="P5" draw:layer="layout" svg:width="12.533cm" svg:height="0.395cm" svg:x="2.589cm" svg:y="26.357cm">
          <draw:text-box>
            <text:p text:style-name="P1"><text:span text:style-name="T11">Annotated Agenda, 12 June 2003, Ad Hoc Group on Iraq Rehabilitation meeting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70 </text:span></text:p>
          </draw:text-box>
        </draw:frame>
        <draw:frame draw:style-name="gr4" draw:text-style-name="P5" draw:layer="layout" svg:width="12.202cm" svg:height="0.395cm" svg:x="2.589cm" svg:y="26.781cm">
          <draw:text-box>
            <text:p text:style-name="P1"><text:span text:style-name="T11">Annotated Agenda, 3 July 2003, Ad Hoc Group on Iraq Rehabilitation meeting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1</text:span></text:p>
          </draw:text-box>
        </draw:frame>
        <draw:frame draw:style-name="gr1" draw:text-style-name="P2" draw:layer="layout" svg:width="15.996cm" svg:height="0.475cm" svg:x="2.2cm" svg:y="2.525cm">
          <draw:text-box>
            <text:p text:style-name="P1"><text:span text:style-name="T4">was exploring the possibility of seconding a senior private sector expert to that team, </text:span></text:p>
          </draw:text-box>
        </draw:frame>
        <draw:frame draw:style-name="gr1" draw:text-style-name="P2" draw:layer="layout" svg:width="15.221cm" svg:height="0.475cm" svg:x="2.2cm" svg:y="3.09cm">
          <draw:text-box>
            <text:p text:style-name="P1"><text:span text:style-name="T4">who would be funded by the UK and act as the UK’s representative on the team. </text:span></text:p>
          </draw:text-box>
        </draw:frame>
        <draw:frame draw:style-name="gr1" draw:text-style-name="P2" draw:layer="layout" svg:width="16.448cm" svg:height="0.475cm" svg:x="2.2cm" svg:y="4.004cm">
          <draw:text-box>
            <text:p text:style-name="P1"><text:span text:style-name="T6">318. </text:span><text:span text:style-name="T4"><text:s/>Ms Hewitt’s briefing for the meeting stated that the US had decided that the OAB, </text:span></text:p>
          </draw:text-box>
        </draw:frame>
        <draw:frame draw:style-name="gr1" draw:text-style-name="P2" draw:layer="layout" svg:width="15.403cm" svg:height="0.475cm" svg:x="2.2cm" svg:y="4.568cm">
          <draw:text-box>
            <text:p text:style-name="P1"><text:span text:style-name="T4">which was to “advise the Oil Ministry”, would not be constituted due to the level of </text:span></text:p>
          </draw:text-box>
        </draw:frame>
        <draw:frame draw:style-name="gr1" draw:text-style-name="P2" draw:layer="layout" svg:width="13.773cm" svg:height="0.475cm" svg:x="2.2cm" svg:y="5.133cm">
          <draw:text-box>
            <text:p text:style-name="P1"><text:span text:style-name="T4">technical skill within the Ministry and Iraqi suspicions over the OAB’s role.</text:span></text:p>
          </draw:text-box>
        </draw:frame>
        <draw:frame draw:style-name="gr6" draw:text-style-name="P7" draw:layer="layout" svg:width="0.408cm" svg:height="0.276cm" svg:x="15.933cm" svg:y="5.152cm">
          <draw:text-box>
            <text:p text:style-name="P1"><text:span text:style-name="T9">171</text:span></text:p>
          </draw:text-box>
        </draw:frame>
        <draw:frame draw:style-name="gr1" draw:text-style-name="P2" draw:layer="layout" svg:width="1.903cm" svg:height="0.475cm" svg:x="16.345cm" svg:y="5.133cm">
          <draw:text-box>
            <text:p text:style-name="P1"><text:span text:style-name="T4"><text:s/></text:span><text:span text:style-name="T4">The CPA </text:span></text:p>
          </draw:text-box>
        </draw:frame>
        <draw:frame draw:style-name="gr1" draw:text-style-name="P2" draw:layer="layout" svg:width="16.669cm" svg:height="0.475cm" svg:x="2.2cm" svg:y="5.697cm">
          <draw:text-box>
            <text:p text:style-name="P1"><text:span text:style-name="T4">oil sector team would be “more operational”. It currently consisted of four Americans and </text:span></text:p>
          </draw:text-box>
        </draw:frame>
        <draw:frame draw:style-name="gr1" draw:text-style-name="P2" draw:layer="layout" svg:width="11.72cm" svg:height="0.475cm" svg:x="2.2cm" svg:y="6.262cm">
          <draw:text-box>
            <text:p text:style-name="P1"><text:span text:style-name="T4">one Australian; the US were “sounding out” one UK oil expert. </text:span></text:p>
          </draw:text-box>
        </draw:frame>
        <draw:frame draw:style-name="gr1" draw:text-style-name="P2" draw:layer="layout" svg:width="16.702cm" svg:height="0.475cm" svg:x="2.2cm" svg:y="7.176cm">
          <draw:text-box>
            <text:p text:style-name="P1"><text:span text:style-name="T6">319. </text:span><text:span text:style-name="T4"><text:s/>The CPA’s ‘Vision for Iraq’, which had been drafted by the CPA’s Office of Strategic </text:span></text:p>
          </draw:text-box>
        </draw:frame>
        <draw:frame draw:style-name="gr1" draw:text-style-name="P2" draw:layer="layout" svg:width="11.542cm" svg:height="0.475cm" svg:x="2.2cm" svg:y="7.741cm">
          <draw:text-box>
            <text:p text:style-name="P1"><text:span text:style-name="T4">Planning, was agreed by senior Pentagon officials on 18 July.</text:span></text:p>
          </draw:text-box>
        </draw:frame>
        <draw:frame draw:style-name="gr6" draw:text-style-name="P7" draw:layer="layout" svg:width="0.408cm" svg:height="0.276cm" svg:x="13.7cm" svg:y="7.759cm">
          <draw:text-box>
            <text:p text:style-name="P1"><text:span text:style-name="T9">172</text:span></text:p>
          </draw:text-box>
        </draw:frame>
        <draw:frame draw:style-name="gr1" draw:text-style-name="P2" draw:layer="layout" svg:width="3.55cm" svg:height="0.475cm" svg:x="14.112cm" svg:y="7.741cm">
          <draw:text-box>
            <text:p text:style-name="P1"><text:span text:style-name="T4"><text:s/></text:span><text:span text:style-name="T4">The underpinning </text:span></text:p>
          </draw:text-box>
        </draw:frame>
        <draw:frame draw:style-name="gr1" draw:text-style-name="P2" draw:layer="layout" svg:width="15.441cm" svg:height="0.475cm" svg:x="2.2cm" svg:y="8.305cm">
          <draw:text-box>
            <text:p text:style-name="P1"><text:span text:style-name="T4">implementation plan, ‘Achieving the Vision to Restore Full Sovereignty to the Iraqi </text:span></text:p>
          </draw:text-box>
        </draw:frame>
        <draw:frame draw:style-name="gr1" draw:text-style-name="P2" draw:layer="layout" svg:width="11.254cm" svg:height="0.475cm" svg:x="2.2cm" svg:y="8.87cm">
          <draw:text-box>
            <text:p text:style-name="P1"><text:span text:style-name="T4">People’, was circulated to members of Congress on 23 July.</text:span></text:p>
          </draw:text-box>
        </draw:frame>
        <draw:frame draw:style-name="gr6" draw:text-style-name="P7" draw:layer="layout" svg:width="0.408cm" svg:height="0.276cm" svg:x="13.416cm" svg:y="8.888cm">
          <draw:text-box>
            <text:p text:style-name="P1"><text:span text:style-name="T9">173</text:span></text:p>
          </draw:text-box>
        </draw:frame>
        <draw:frame draw:style-name="gr1" draw:text-style-name="P2" draw:layer="layout" svg:width="0.422cm" svg:height="0.475cm" svg:x="13.828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09cm" svg:height="0.475cm" svg:x="2.2cm" svg:y="9.784cm">
          <draw:text-box>
            <text:p text:style-name="P1"><text:span text:style-name="T6">320. </text:span><text:span text:style-name="T4"><text:s/>Neither document considered the development of the oil sector in any detail.</text:span><text:span text:style-name="T15"> </text:span></text:p>
          </draw:text-box>
        </draw:frame>
        <draw:frame draw:style-name="gr1" draw:text-style-name="P2" draw:layer="layout" svg:width="12.994cm" svg:height="0.475cm" svg:x="2.2cm" svg:y="10.348cm">
          <draw:text-box>
            <text:p text:style-name="P1"><text:span text:style-name="T4">‘</text:span><text:span text:style-name="T4">Achieving the Vision’ defined a large number of objectives, including:</text:span></text:p>
          </draw:text-box>
        </draw:frame>
        <draw:frame draw:style-name="gr2" draw:text-style-name="P3" draw:layer="layout" svg:width="0.634cm" svg:height="0.712cm" svg:x="2.95cm" svg:y="11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56cm" svg:height="0.475cm" svg:x="3.7cm" svg:y="11.263cm">
          <draw:text-box>
            <text:p text:style-name="P1"><text:span text:style-name="T4">establish and train a Facilities Protection Service;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419cm" svg:height="0.475cm" svg:x="3.7cm" svg:y="11.927cm">
          <draw:text-box>
            <text:p text:style-name="P1"><text:span text:style-name="T4">remove subsidies, including on oil; and 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58cm" svg:height="0.475cm" svg:x="3.7cm" svg:y="12.592cm">
          <draw:text-box>
            <text:p text:style-name="P1"><text:span text:style-name="T4">design an oil trust fund, to be operational by February 2004.</text:span></text:p>
          </draw:text-box>
        </draw:frame>
        <draw:frame draw:style-name="gr6" draw:text-style-name="P7" draw:layer="layout" svg:width="0.408cm" svg:height="0.276cm" svg:x="14.902cm" svg:y="12.611cm">
          <draw:text-box>
            <text:p text:style-name="P1"><text:span text:style-name="T9">174</text:span></text:p>
          </draw:text-box>
        </draw:frame>
        <draw:frame draw:style-name="gr1" draw:text-style-name="P2" draw:layer="layout" svg:width="3.427cm" svg:height="0.475cm" svg:x="15.314cm" svg:y="12.592cm">
          <draw:text-box>
            <text:p text:style-name="P1"><text:span text:style-name="T4"><text:s/></text:span><text:span text:style-name="T4">Work by the CPA </text:span></text:p>
          </draw:text-box>
        </draw:frame>
        <draw:frame draw:style-name="gr1" draw:text-style-name="P2" draw:layer="layout" svg:width="12.639cm" svg:height="0.475cm" svg:x="3.7cm" svg:y="13.156cm">
          <draw:text-box>
            <text:p text:style-name="P1"><text:span text:style-name="T4">to develop the Iraq Heritage Trust is described later in this Section. </text:span></text:p>
          </draw:text-box>
        </draw:frame>
        <draw:frame draw:style-name="gr1" draw:text-style-name="P2" draw:layer="layout" svg:width="10.86cm" svg:height="0.475cm" svg:x="2.2cm" svg:y="14.071cm">
          <draw:text-box>
            <text:p text:style-name="P1"><text:span text:style-name="T6">321. </text:span><text:span text:style-name="T4"><text:s/>There was no objective for increasing oil production.</text:span></text:p>
          </draw:text-box>
        </draw:frame>
        <draw:frame draw:style-name="gr1" draw:text-style-name="P2" draw:layer="layout" svg:width="15.944cm" svg:height="0.475cm" svg:x="2.2cm" svg:y="14.985cm">
          <draw:text-box>
            <text:p text:style-name="P1"><text:span text:style-name="T6">322. </text:span><text:span text:style-name="T4"><text:s/>On 24 July, representatives from the Iraqi Ministry of Oil, the CPA, and USACE </text:span></text:p>
          </draw:text-box>
        </draw:frame>
        <draw:frame draw:style-name="gr1" draw:text-style-name="P2" draw:layer="layout" svg:width="15.022cm" svg:height="0.475cm" svg:x="2.2cm" svg:y="15.55cm">
          <draw:text-box>
            <text:p text:style-name="P1"><text:span text:style-name="T4">approved the Iraq Oil Infrastructure Restoration Plan, which aimed to restore oil </text:span></text:p>
          </draw:text-box>
        </draw:frame>
        <draw:frame draw:style-name="gr1" draw:text-style-name="P2" draw:layer="layout" svg:width="8.913cm" svg:height="0.475cm" svg:x="2.2cm" svg:y="16.114cm">
          <draw:text-box>
            <text:p text:style-name="P1"><text:span text:style-name="T4">infrastructure to its pre-war production capacity.</text:span></text:p>
          </draw:text-box>
        </draw:frame>
        <draw:frame draw:style-name="gr6" draw:text-style-name="P7" draw:layer="layout" svg:width="0.408cm" svg:height="0.276cm" svg:x="11.086cm" svg:y="16.133cm">
          <draw:text-box>
            <text:p text:style-name="P1"><text:span text:style-name="T9">175</text:span></text:p>
          </draw:text-box>
        </draw:frame>
        <draw:frame draw:style-name="gr1" draw:text-style-name="P2" draw:layer="layout" svg:width="6.623cm" svg:height="0.475cm" svg:x="11.498cm" svg:y="16.114cm">
          <draw:text-box>
            <text:p text:style-name="P1"><text:span text:style-name="T4"><text:s/></text:span><text:span text:style-name="T4">The authors of the Plan described </text:span></text:p>
          </draw:text-box>
        </draw:frame>
        <draw:frame draw:style-name="gr1" draw:text-style-name="P2" draw:layer="layout" svg:width="16.068cm" svg:height="0.475cm" svg:x="2.2cm" svg:y="16.678cm">
          <draw:text-box>
            <text:p text:style-name="P1"><text:span text:style-name="T4">it as the result of a joint, collective effort by the Ministry of Oil, USACE, KBR staff, the </text:span></text:p>
          </draw:text-box>
        </draw:frame>
        <draw:frame draw:style-name="gr1" draw:text-style-name="P2" draw:layer="layout" svg:width="15.504cm" svg:height="0.475cm" svg:x="2.2cm" svg:y="17.243cm">
          <draw:text-box>
            <text:p text:style-name="P1"><text:span text:style-name="T4">Iraq Reconstruction and Development Council, and the CPA. The key event within </text:span></text:p>
          </draw:text-box>
        </draw:frame>
        <draw:frame draw:style-name="gr1" draw:text-style-name="P2" draw:layer="layout" svg:width="15.678cm" svg:height="0.475cm" svg:x="2.2cm" svg:y="17.807cm">
          <draw:text-box>
            <text:p text:style-name="P1"><text:span text:style-name="T4">the planning process was a workshop from 6 to 9 July, which was attended by over </text:span></text:p>
          </draw:text-box>
        </draw:frame>
        <draw:frame draw:style-name="gr1" draw:text-style-name="P2" draw:layer="layout" svg:width="3.241cm" svg:height="0.475cm" svg:x="2.2cm" svg:y="18.372cm">
          <draw:text-box>
            <text:p text:style-name="P1"><text:span text:style-name="T4">100 participants. </text:span></text:p>
          </draw:text-box>
        </draw:frame>
        <draw:frame draw:style-name="gr1" draw:text-style-name="P2" draw:layer="layout" svg:width="15.547cm" svg:height="0.475cm" svg:x="2.2cm" svg:y="19.286cm">
          <draw:text-box>
            <text:p text:style-name="P1"><text:span text:style-name="T6">323. </text:span><text:span text:style-name="T4"><text:s/>The attendance list for the workshop did not include any UK representatives. </text:span></text:p>
          </draw:text-box>
        </draw:frame>
        <draw:frame draw:style-name="gr1" draw:text-style-name="P2" draw:layer="layout" svg:width="16.021cm" svg:height="0.475cm" svg:x="2.2cm" svg:y="20.201cm">
          <draw:text-box>
            <text:p text:style-name="P1"><text:span text:style-name="T6">324. </text:span><text:span text:style-name="T4"><text:s/>The Inquiry has seen no indications that the UK Government was aware of that </text:span></text:p>
          </draw:text-box>
        </draw:frame>
        <draw:frame draw:style-name="gr1" draw:text-style-name="P2" draw:layer="layout" svg:width="3.452cm" svg:height="0.475cm" svg:x="2.2cm" svg:y="20.765cm">
          <draw:text-box>
            <text:p text:style-name="P1"><text:span text:style-name="T4">planning process.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0.852cm" svg:height="0.475cm" svg:x="2.2cm" svg:y="21.68cm">
          <draw:text-box>
            <text:p text:style-name="P1"><text:span text:style-name="T6">325. </text:span><text:span text:style-name="T4"><text:s/>USACE issued the Plan to contractors on 1 August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171 </text:span></text:p>
          </draw:text-box>
        </draw:frame>
        <draw:frame draw:style-name="gr4" draw:text-style-name="P5" draw:layer="layout" svg:width="16.021cm" svg:height="0.395cm" svg:x="2.6cm" svg:y="23.817cm">
          <draw:text-box>
            <text:p text:style-name="P1"><text:span text:style-name="T11">Minute DTI [junior official] to PS/Mrs Hewitt, 2 July 2003, ‘Next Meeting of the Ad Hoc Ministerial Group </text:span></text:p>
          </draw:text-box>
        </draw:frame>
        <draw:frame draw:style-name="gr4" draw:text-style-name="P5" draw:layer="layout" svg:width="7.127cm" svg:height="0.395cm" svg:x="2.2cm" svg:y="24.241cm">
          <draw:text-box>
            <text:p text:style-name="P1"><text:span text:style-name="T11">on Iraq Rehabilitation: Thursday 3 July 2003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72 </text:span></text:p>
          </draw:text-box>
        </draw:frame>
        <draw:frame draw:style-name="gr4" draw:text-style-name="P5" draw:layer="layout" svg:width="14.653cm" svg:height="0.395cm" svg:x="2.6cm" svg:y="24.664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2.081cm" svg:height="0.395cm" svg:x="2.2cm" svg:y="25.087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73 </text:span></text:p>
          </draw:text-box>
        </draw:frame>
        <draw:frame draw:style-name="gr4" draw:text-style-name="P5" draw:layer="layout" svg:width="16.195cm" svg:height="0.395cm" svg:x="2.6cm" svg:y="25.511cm">
          <draw:text-box>
            <text:p text:style-name="P1"><text:span text:style-name="T11">Bremer LP III &amp; McConnell M. </text:span><text:span text:style-name="T13">My Year in Iraq: The Struggle to Build a Future of Hope. </text:span><text:span text:style-name="T11">Threshold, 2006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74 </text:span></text:p>
          </draw:text-box>
        </draw:frame>
        <draw:frame draw:style-name="gr4" draw:text-style-name="P5" draw:layer="layout" svg:width="16.055cm" svg:height="0.395cm" svg:x="2.6cm" svg:y="25.934cm">
          <draw:text-box>
            <text:p text:style-name="P1"><text:span text:style-name="T11">Paper Coalition Provisional Authority, 21 July 2003, ‘Achieving the Vision to Restore Full Sovereignty to </text:span></text:p>
          </draw:text-box>
        </draw:frame>
        <draw:frame draw:style-name="gr4" draw:text-style-name="P5" draw:layer="layout" svg:width="2.724cm" svg:height="0.395cm" svg:x="2.2cm" svg:y="26.357cm">
          <draw:text-box>
            <text:p text:style-name="P1"><text:span text:style-name="T11">the Iraqi People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75 </text:span></text:p>
          </draw:text-box>
        </draw:frame>
        <draw:frame draw:style-name="gr4" draw:text-style-name="P5" draw:layer="layout" svg:width="10.115cm" svg:height="0.395cm" svg:x="2.597cm" svg:y="26.781cm">
          <draw:text-box>
            <text:p text:style-name="P1"><text:span text:style-name="T11">Tappan SE. </text:span><text:span text:style-name="T13">Shock and Awe in Fort Worth</text:span><text:span text:style-name="T11">. Pourquoi Press, 2004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10" draw:layer="layout" svg:width="15.083cm" svg:height="10.149cm" svg:x="2.958cm" svg:y="5.475cm" svg:viewBox="0 0 15084 10150" draw:points="0,10150 15084,1015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2</text:span></text:p>
          </draw:text-box>
        </draw:frame>
        <draw:frame draw:style-name="gr1" draw:text-style-name="P2" draw:layer="layout" svg:width="13.167cm" svg:height="0.475cm" svg:x="2.2cm" svg:y="2.525cm">
          <draw:text-box>
            <text:p text:style-name="P1"><text:span text:style-name="T6">326. </text:span><text:span text:style-name="T4"><text:s/>Ambassador Bremer signed CPA Order No.39 on 19 September.</text:span></text:p>
          </draw:text-box>
        </draw:frame>
        <draw:frame draw:style-name="gr6" draw:text-style-name="P7" draw:layer="layout" svg:width="0.408cm" svg:height="0.276cm" svg:x="15.323cm" svg:y="2.544cm">
          <draw:text-box>
            <text:p text:style-name="P1"><text:span text:style-name="T9">176</text:span></text:p>
          </draw:text-box>
        </draw:frame>
        <draw:frame draw:style-name="gr1" draw:text-style-name="P2" draw:layer="layout" svg:width="2.174cm" svg:height="0.475cm" svg:x="15.734cm" svg:y="2.525cm">
          <draw:text-box>
            <text:p text:style-name="P1"><text:span text:style-name="T4"><text:s/></text:span><text:span text:style-name="T4">The Order </text:span></text:p>
          </draw:text-box>
        </draw:frame>
        <draw:frame draw:style-name="gr1" draw:text-style-name="P2" draw:layer="layout" svg:width="13.375cm" svg:height="0.475cm" svg:x="2.2cm" svg:y="3.09cm">
          <draw:text-box>
            <text:p text:style-name="P1"><text:span text:style-name="T4">allowed for 100 percent foreign participation in business entities in Iraq:</text:span></text:p>
          </draw:text-box>
        </draw:frame>
        <draw:frame draw:style-name="gr1" draw:text-style-name="P2" draw:layer="layout" svg:width="15.687cm" svg:height="0.475cm" svg:x="2.95cm" svg:y="4.004cm">
          <draw:text-box>
            <text:p text:style-name="P1"><text:span text:style-name="T4">“… </text:span><text:span text:style-name="T4">except that foreign direct and indirect ownership of the natural resources sector </text:span></text:p>
          </draw:text-box>
        </draw:frame>
        <draw:frame draw:style-name="gr1" draw:text-style-name="P2" draw:layer="layout" svg:width="13.096cm" svg:height="0.475cm" svg:x="2.95cm" svg:y="4.568cm">
          <draw:text-box>
            <text:p text:style-name="P1"><text:span text:style-name="T4">involving primary extraction and initial processing remains prohibited.”</text:span></text:p>
          </draw:text-box>
        </draw:frame>
        <draw:frame draw:style-name="gr5" draw:text-style-name="P6" draw:layer="layout" svg:width="8.951cm" svg:height="0.556cm" svg:x="6.11cm" svg:y="5.89cm">
          <draw:text-box>
            <text:p text:style-name="P1"><text:span text:style-name="T8">Study on the Political Economy of Oil </text:span></text:p>
          </draw:text-box>
        </draw:frame>
        <draw:frame draw:style-name="gr4" draw:text-style-name="P5" draw:layer="layout" svg:width="12.977cm" svg:height="0.395cm" svg:x="3.45cm" svg:y="6.811cm">
          <draw:text-box>
            <text:p text:style-name="P1"><text:span text:style-name="T11">In late July 2003, the London Middle East Institute produced a study on the political </text:span></text:p>
          </draw:text-box>
        </draw:frame>
        <draw:frame draw:style-name="gr4" draw:text-style-name="P5" draw:layer="layout" svg:width="13.299cm" svg:height="0.395cm" svg:x="3.45cm" svg:y="7.305cm">
          <draw:text-box>
            <text:p text:style-name="P1"><text:span text:style-name="T11">economy of oil and democracy-building in Iraq, which had been commissioned by the </text:span></text:p>
          </draw:text-box>
        </draw:frame>
        <draw:frame draw:style-name="gr4" draw:text-style-name="P5" draw:layer="layout" svg:width="7.783cm" svg:height="0.395cm" svg:x="3.45cm" svg:y="7.799cm">
          <draw:text-box>
            <text:p text:style-name="P1"><text:span text:style-name="T11">Department for International Development (DFID).</text:span></text:p>
          </draw:text-box>
        </draw:frame>
        <draw:frame draw:style-name="gr9" draw:text-style-name="P9" draw:layer="layout" svg:width="0.345cm" svg:height="0.23cm" svg:x="11.273cm" svg:y="7.815cm">
          <draw:text-box>
            <text:p text:style-name="P1"><text:span text:style-name="T10">177</text:span></text:p>
          </draw:text-box>
        </draw:frame>
        <draw:frame draw:style-name="gr4" draw:text-style-name="P5" draw:layer="layout" svg:width="13.608cm" svg:height="0.395cm" svg:x="3.45cm" svg:y="8.493cm">
          <draw:text-box>
            <text:p text:style-name="P1"><text:span text:style-name="T11">A junior DFID official circulated the study to DFID and Treasury officials only on 31 July. </text:span></text:p>
          </draw:text-box>
        </draw:frame>
        <draw:frame draw:style-name="gr4" draw:text-style-name="P5" draw:layer="layout" svg:width="13.629cm" svg:height="0.395cm" svg:x="3.45cm" svg:y="8.987cm">
          <draw:text-box>
            <text:p text:style-name="P1"><text:span text:style-name="T11">He advised that the study evaluated a range of options for the allocation of oil revenues </text:span></text:p>
          </draw:text-box>
        </draw:frame>
        <draw:frame draw:style-name="gr4" draw:text-style-name="P5" draw:layer="layout" svg:width="13.138cm" svg:height="0.395cm" svg:x="3.45cm" svg:y="9.481cm">
          <draw:text-box>
            <text:p text:style-name="P1"><text:span text:style-name="T11">and the ownership of the oil industry. A central message from the study was that any </text:span></text:p>
          </draw:text-box>
        </draw:frame>
        <draw:frame draw:style-name="gr4" draw:text-style-name="P5" draw:layer="layout" svg:width="14.065cm" svg:height="0.395cm" svg:x="3.45cm" svg:y="9.974cm">
          <draw:text-box>
            <text:p text:style-name="P1"><text:span text:style-name="T11">arrangement would have long-term political, economic and social implications. There were </text:span></text:p>
          </draw:text-box>
        </draw:frame>
        <draw:frame draw:style-name="gr4" draw:text-style-name="P5" draw:layer="layout" svg:width="3.325cm" svg:height="0.395cm" svg:x="3.45cm" svg:y="10.468cm">
          <draw:text-box>
            <text:p text:style-name="P1"><text:span text:style-name="T11">no “risk-free” options.</text:span></text:p>
          </draw:text-box>
        </draw:frame>
        <draw:frame draw:style-name="gr4" draw:text-style-name="P5" draw:layer="layout" svg:width="10.818cm" svg:height="0.395cm" svg:x="3.45cm" svg:y="11.162cm">
          <draw:text-box>
            <text:p text:style-name="P1"><text:span text:style-name="T11">The official highlighted a number of the study’s conclusions, including:</text:span></text:p>
          </draw:text-box>
        </draw:frame>
        <draw:frame draw:style-name="gr5" draw:text-style-name="P6" draw:layer="layout" svg:width="0.493cm" svg:height="0.556cm" svg:x="4.2cm" svg:y="11.799cm">
          <draw:text-box>
            <text:p text:style-name="P1"><text:span text:style-name="T12">• </text:span></text:p>
          </draw:text-box>
        </draw:frame>
        <draw:frame draw:style-name="gr4" draw:text-style-name="P5" draw:layer="layout" svg:width="11.682cm" svg:height="0.395cm" svg:x="4.7cm" svg:y="11.856cm">
          <draw:text-box>
            <text:p text:style-name="P1"><text:span text:style-name="T11">a “cautious, incremental” approach to unbundling upstream production and </text:span></text:p>
          </draw:text-box>
        </draw:frame>
        <draw:frame draw:style-name="gr4" draw:text-style-name="P5" draw:layer="layout" svg:width="12.736cm" svg:height="0.395cm" svg:x="4.7cm" svg:y="12.35cm">
          <draw:text-box>
            <text:p text:style-name="P1"><text:span text:style-name="T11">downstream distribution systems to create a deconcentrated ownership structure, </text:span></text:p>
          </draw:text-box>
        </draw:frame>
        <draw:frame draw:style-name="gr4" draw:text-style-name="P5" draw:layer="layout" svg:width="12.173cm" svg:height="0.395cm" svg:x="4.7cm" svg:y="12.844cm">
          <draw:text-box>
            <text:p text:style-name="P1"><text:span text:style-name="T11">which could eventually be incorporated into a graduated privatisation process, </text:span></text:p>
          </draw:text-box>
        </draw:frame>
        <draw:frame draw:style-name="gr4" draw:text-style-name="P5" draw:layer="layout" svg:width="6.555cm" svg:height="0.395cm" svg:x="4.7cm" svg:y="13.338cm">
          <draw:text-box>
            <text:p text:style-name="P1"><text:span text:style-name="T11">was preferable to “rapid privatisation”; and</text:span></text:p>
          </draw:text-box>
        </draw:frame>
        <draw:frame draw:style-name="gr5" draw:text-style-name="P6" draw:layer="layout" svg:width="0.493cm" svg:height="0.556cm" svg:x="4.2cm" svg:y="13.875cm">
          <draw:text-box>
            <text:p text:style-name="P1"><text:span text:style-name="T12">• </text:span></text:p>
          </draw:text-box>
        </draw:frame>
        <draw:frame draw:style-name="gr4" draw:text-style-name="P5" draw:layer="layout" svg:width="12.52cm" svg:height="0.395cm" svg:x="4.7cm" svg:y="13.932cm">
          <draw:text-box>
            <text:p text:style-name="P1"><text:span text:style-name="T11">while production-sharing agreements (PSAs) might be economically attractive in </text:span></text:p>
          </draw:text-box>
        </draw:frame>
        <draw:frame draw:style-name="gr4" draw:text-style-name="P5" draw:layer="layout" svg:width="12.219cm" svg:height="0.395cm" svg:x="4.7cm" svg:y="14.426cm">
          <draw:text-box>
            <text:p text:style-name="P1"><text:span text:style-name="T11">terms of mobilising capital and technology, they were unlikely to have “positive </text:span></text:p>
          </draw:text-box>
        </draw:frame>
        <draw:frame draw:style-name="gr4" draw:text-style-name="P5" draw:layer="layout" svg:width="11.123cm" svg:height="0.395cm" svg:x="4.7cm" svg:y="14.919cm">
          <draw:text-box>
            <text:p text:style-name="P1"><text:span text:style-name="T11">distributional benefits” and might constrain future political development. </text:span></text:p>
          </draw:text-box>
        </draw:frame>
        <draw:frame draw:style-name="gr1" draw:text-style-name="P2" draw:layer="layout" svg:width="16.004cm" svg:height="0.475cm" svg:x="2.2cm" svg:y="16.12cm">
          <draw:text-box>
            <text:p text:style-name="P1"><text:span text:style-name="T6">327. </text:span><text:span text:style-name="T4"><text:s/>By August, the US was focusing its efforts on increasing oil production. The UK </text:span></text:p>
          </draw:text-box>
        </draw:frame>
        <draw:frame draw:style-name="gr1" draw:text-style-name="P2" draw:layer="layout" svg:width="16.309cm" svg:height="0.475cm" svg:x="2.2cm" svg:y="16.685cm">
          <draw:text-box>
            <text:p text:style-name="P1"><text:span text:style-name="T4">believed there was also a need to develop sector policy and strategy. The US rebuffed </text:span></text:p>
          </draw:text-box>
        </draw:frame>
        <draw:frame draw:style-name="gr1" draw:text-style-name="P2" draw:layer="layout" svg:width="8.198cm" svg:height="0.475cm" svg:x="2.2cm" svg:y="17.249cm">
          <draw:text-box>
            <text:p text:style-name="P1"><text:span text:style-name="T4">UK attempts to provide an oil policy expert. </text:span></text:p>
          </draw:text-box>
        </draw:frame>
        <draw:frame draw:style-name="gr1" draw:text-style-name="P2" draw:layer="layout" svg:width="15.369cm" svg:height="0.475cm" svg:x="2.2cm" svg:y="18.163cm">
          <draw:text-box>
            <text:p text:style-name="P1"><text:span text:style-name="T6">328. </text:span><text:span text:style-name="T4"><text:s/>The DTI provided an update on the oil sector to the 7 August meeting of the </text:span></text:p>
          </draw:text-box>
        </draw:frame>
        <draw:frame draw:style-name="gr1" draw:text-style-name="P2" draw:layer="layout" svg:width="1.814cm" svg:height="0.475cm" svg:x="2.2cm" svg:y="18.728cm">
          <draw:text-box>
            <text:p text:style-name="P1"><text:span text:style-name="T4">AHMGIR.</text:span></text:p>
          </draw:text-box>
        </draw:frame>
        <draw:frame draw:style-name="gr6" draw:text-style-name="P7" draw:layer="layout" svg:width="0.408cm" svg:height="0.276cm" svg:x="4.011cm" svg:y="18.747cm">
          <draw:text-box>
            <text:p text:style-name="P1"><text:span text:style-name="T9">178</text:span></text:p>
          </draw:text-box>
        </draw:frame>
        <draw:frame draw:style-name="gr1" draw:text-style-name="P2" draw:layer="layout" svg:width="0.422cm" svg:height="0.475cm" svg:x="4.423cm" svg:y="18.7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23cm" svg:height="0.475cm" svg:x="2.2cm" svg:y="19.642cm">
          <draw:text-box>
            <text:p text:style-name="P1"><text:span text:style-name="T6">329. </text:span><text:span text:style-name="T4"><text:s/>The DTI reported that oil production, hampered mainly by sabotage and power </text:span></text:p>
          </draw:text-box>
        </draw:frame>
        <draw:frame draw:style-name="gr1" draw:text-style-name="P2" draw:layer="layout" svg:width="15.356cm" svg:height="0.475cm" svg:x="2.2cm" svg:y="20.207cm">
          <draw:text-box>
            <text:p text:style-name="P1"><text:span text:style-name="T4">shortages, was between 1m and 1.2m bpd – still less than half pre-conflict levels. </text:span></text:p>
          </draw:text-box>
        </draw:frame>
        <draw:frame draw:style-name="gr1" draw:text-style-name="P2" draw:layer="layout" svg:width="15.733cm" svg:height="0.475cm" svg:x="2.2cm" svg:y="20.771cm">
          <draw:text-box>
            <text:p text:style-name="P1"><text:span text:style-name="T4">Despite significant imports, refined petroleum products, gasoline, petrol and gas for </text:span></text:p>
          </draw:text-box>
        </draw:frame>
        <draw:frame draw:style-name="gr1" draw:text-style-name="P2" draw:layer="layout" svg:width="8.761cm" svg:height="0.475cm" svg:x="2.2cm" svg:y="21.336cm">
          <draw:text-box>
            <text:p text:style-name="P1"><text:span text:style-name="T4">cooking and heating remained in short supply. </text:span></text:p>
          </draw:text-box>
        </draw:frame>
        <draw:frame draw:style-name="gr1" draw:text-style-name="P2" draw:layer="layout" svg:width="16.097cm" svg:height="0.475cm" svg:x="2.2cm" svg:y="22.25cm">
          <draw:text-box>
            <text:p text:style-name="P1"><text:span text:style-name="T6">330. </text:span><text:span text:style-name="T4"><text:s/>The CPA Oil Team was focused on restoring oil production to pre-conflict levels,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6.207cm" svg:height="0.475cm" svg:x="2.2cm" svg:y="22.815cm">
          <draw:text-box>
            <text:p text:style-name="P1"><text:span text:style-name="T4">leaving all other issues to the Iraqi authorities. The UK believed that there was a need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76 </text:span></text:p>
          </draw:text-box>
        </draw:frame>
        <draw:frame draw:style-name="gr4" draw:text-style-name="P5" draw:layer="layout" svg:width="13.4cm" svg:height="0.395cm" svg:x="2.6cm" svg:y="24.664cm">
          <draw:text-box>
            <text:p text:style-name="P1"><text:span text:style-name="T11">Coalition Provisional Authority, Order No.39, 19 September 2003, </text:span><text:span text:style-name="T13">Foreign Investment.</text:span><text:span text:style-name="T11">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77 </text:span></text:p>
          </draw:text-box>
        </draw:frame>
        <draw:frame draw:style-name="gr4" draw:text-style-name="P5" draw:layer="layout" svg:width="15.504cm" svg:height="0.395cm" svg:x="2.6cm" svg:y="25.087cm">
          <draw:text-box>
            <text:p text:style-name="P1"><text:span text:style-name="T11">Minute DFID [junior official] to DFID [junior official], 31 July 2003, ‘Study on the Political Economy of </text:span></text:p>
          </draw:text-box>
        </draw:frame>
        <draw:frame draw:style-name="gr4" draw:text-style-name="P5" draw:layer="layout" svg:width="15.746cm" svg:height="0.395cm" svg:x="2.2cm" svg:y="25.511cm">
          <draw:text-box>
            <text:p text:style-name="P1"><text:span text:style-name="T11">Oil and Democracy Building in Iraq’ attaching Report, 24 July 2003, ‘The Political Economy of Oil and </text:span></text:p>
          </draw:text-box>
        </draw:frame>
        <draw:frame draw:style-name="gr4" draw:text-style-name="P5" draw:layer="layout" svg:width="4.464cm" svg:height="0.395cm" svg:x="2.2cm" svg:y="25.934cm">
          <draw:text-box>
            <text:p text:style-name="P1"><text:span text:style-name="T11">Democracy Building in Iraq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78 </text:span></text:p>
          </draw:text-box>
        </draw:frame>
        <draw:frame draw:style-name="gr4" draw:text-style-name="P5" draw:layer="layout" svg:width="15.86cm" svg:height="0.395cm" svg:x="2.589cm" svg:y="26.357cm">
          <draw:text-box>
            <text:p text:style-name="P1"><text:span text:style-name="T11">Annotated Agenda, 7 August 2003, Ad Hoc Group on Iraq Rehabilitation meeting attaching Paper DTI, </text:span></text:p>
          </draw:text-box>
        </draw:frame>
        <draw:frame draw:style-name="gr4" draw:text-style-name="P5" draw:layer="layout" svg:width="8.464cm" svg:height="0.395cm" svg:x="2.2cm" svg:y="26.781cm">
          <draw:text-box>
            <text:p text:style-name="P1"><text:span text:style-name="T11">6 August 2003, ‘Iraqi Oil Sector Update 07 August 03’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3</text:span></text:p>
          </draw:text-box>
        </draw:frame>
        <draw:frame draw:style-name="gr1" draw:text-style-name="P2" draw:layer="layout" svg:width="15.818cm" svg:height="0.475cm" svg:x="2.2cm" svg:y="2.525cm">
          <draw:text-box>
            <text:p text:style-name="P1"><text:span text:style-name="T4">to develop “longer-term strategies and options”; a well-run oil industry was essential </text:span></text:p>
          </draw:text-box>
        </draw:frame>
        <draw:frame draw:style-name="gr1" draw:text-style-name="P2" draw:layer="layout" svg:width="11.335cm" svg:height="0.475cm" svg:x="2.2cm" svg:y="3.09cm">
          <draw:text-box>
            <text:p text:style-name="P1"><text:span text:style-name="T4">to Iraq’s recovery and thus to the Coalition’s overall strategy.</text:span></text:p>
          </draw:text-box>
        </draw:frame>
        <draw:frame draw:style-name="gr1" draw:text-style-name="P2" draw:layer="layout" svg:width="15.61cm" svg:height="0.475cm" svg:x="2.2cm" svg:y="4.004cm">
          <draw:text-box>
            <text:p text:style-name="P1"><text:span text:style-name="T6">331. </text:span><text:span text:style-name="T4"><text:s/>The UK had selected Mr Terry Adams to join the CPA Oil Team as a technical </text:span></text:p>
          </draw:text-box>
        </draw:frame>
        <draw:frame draw:style-name="gr1" draw:text-style-name="P2" draw:layer="layout" svg:width="14.37cm" svg:height="0.475cm" svg:x="2.2cm" svg:y="4.568cm">
          <draw:text-box>
            <text:p text:style-name="P1"><text:span text:style-name="T4">expert and Mr Ian Fletcher, Sir Andrew Turnbull’s Principal Private Secretary,</text:span></text:p>
          </draw:text-box>
        </draw:frame>
        <draw:frame draw:style-name="gr6" draw:text-style-name="P7" draw:layer="layout" svg:width="0.408cm" svg:height="0.276cm" svg:x="16.537cm" svg:y="4.587cm">
          <draw:text-box>
            <text:p text:style-name="P1"><text:span text:style-name="T9">179</text:span></text:p>
          </draw:text-box>
        </draw:frame>
        <draw:frame draw:style-name="gr1" draw:text-style-name="P2" draw:layer="layout" svg:width="1.374cm" svg:height="0.475cm" svg:x="16.949cm" svg:y="4.568cm">
          <draw:text-box>
            <text:p text:style-name="P1"><text:span text:style-name="T4"><text:s/></text:span><text:span text:style-name="T4">to join </text:span></text:p>
          </draw:text-box>
        </draw:frame>
        <draw:frame draw:style-name="gr1" draw:text-style-name="P2" draw:layer="layout" svg:width="16.156cm" svg:height="0.475cm" svg:x="2.2cm" svg:y="5.133cm">
          <draw:text-box>
            <text:p text:style-name="P1"><text:span text:style-name="T4">the CPA Oil Team as an oil policy expert. One of Mr Fletcher’s main tasks would be to </text:span></text:p>
          </draw:text-box>
        </draw:frame>
        <draw:frame draw:style-name="gr1" draw:text-style-name="P2" draw:layer="layout" svg:width="16.732cm" svg:height="0.475cm" svg:x="2.2cm" svg:y="5.697cm">
          <draw:text-box>
            <text:p text:style-name="P1"><text:span text:style-name="T4">help develop those longer-term strategies. The DTI reported that the CPA had welcomed </text:span></text:p>
          </draw:text-box>
        </draw:frame>
        <draw:frame draw:style-name="gr1" draw:text-style-name="P2" draw:layer="layout" svg:width="15.627cm" svg:height="0.475cm" svg:x="2.2cm" svg:y="6.262cm">
          <draw:text-box>
            <text:p text:style-name="P1"><text:span text:style-name="T4">Mr Adams’ appointment, but had been “less than enthusiastic” about Mr Fletcher’s, </text:span></text:p>
          </draw:text-box>
        </draw:frame>
        <draw:frame draw:style-name="gr1" draw:text-style-name="P2" draw:layer="layout" svg:width="16.656cm" svg:height="0.475cm" svg:x="2.2cm" svg:y="6.826cm">
          <draw:text-box>
            <text:p text:style-name="P1"><text:span text:style-name="T4">possibly because of its view that longer-term issues should be left to the Iraqi authorities.</text:span></text:p>
          </draw:text-box>
        </draw:frame>
        <draw:frame draw:style-name="gr1" draw:text-style-name="P2" draw:layer="layout" svg:width="15.822cm" svg:height="0.475cm" svg:x="2.2cm" svg:y="7.741cm">
          <draw:text-box>
            <text:p text:style-name="P1"><text:span text:style-name="T6">332. </text:span><text:span text:style-name="T4"><text:s/>The Annotated Agenda for the AHMGIR reported that the current Iraqi Ministry </text:span></text:p>
          </draw:text-box>
        </draw:frame>
        <draw:frame draw:style-name="gr1" draw:text-style-name="P2" draw:layer="layout" svg:width="15.424cm" svg:height="0.475cm" svg:x="2.2cm" svg:y="8.305cm">
          <draw:text-box>
            <text:p text:style-name="P1"><text:span text:style-name="T4">of Oil target was to increase oil production to pre-conflict levels by April 2004; that </text:span></text:p>
          </draw:text-box>
        </draw:frame>
        <draw:frame draw:style-name="gr1" draw:text-style-name="P2" draw:layer="layout" svg:width="3.804cm" svg:height="0.475cm" svg:x="2.2cm" svg:y="8.87cm">
          <draw:text-box>
            <text:p text:style-name="P1"><text:span text:style-name="T4">appeared optimistic.</text:span></text:p>
          </draw:text-box>
        </draw:frame>
        <draw:frame draw:style-name="gr6" draw:text-style-name="P7" draw:layer="layout" svg:width="0.408cm" svg:height="0.276cm" svg:x="5.989cm" svg:y="8.888cm">
          <draw:text-box>
            <text:p text:style-name="P1"><text:span text:style-name="T9">180</text:span></text:p>
          </draw:text-box>
        </draw:frame>
        <draw:frame draw:style-name="gr1" draw:text-style-name="P2" draw:layer="layout" svg:width="11.928cm" svg:height="0.475cm" svg:x="6.4cm" svg:y="8.87cm">
          <draw:text-box>
            <text:p text:style-name="P1"><text:span text:style-name="T4"><text:s/></text:span><text:span text:style-name="T4">Uncertainties over oil production levels and the oil price meant </text:span></text:p>
          </draw:text-box>
        </draw:frame>
        <draw:frame draw:style-name="gr1" draw:text-style-name="P2" draw:layer="layout" svg:width="9.599cm" svg:height="0.475cm" svg:x="2.2cm" svg:y="9.434cm">
          <draw:text-box>
            <text:p text:style-name="P1"><text:span text:style-name="T4">that oil revenues for 2004 remained unpredictable. </text:span></text:p>
          </draw:text-box>
        </draw:frame>
        <draw:frame draw:style-name="gr1" draw:text-style-name="P2" draw:layer="layout" svg:width="7.618cm" svg:height="0.475cm" svg:x="2.2cm" svg:y="10.348cm">
          <draw:text-box>
            <text:p text:style-name="P1"><text:span text:style-name="T6">333. </text:span><text:span text:style-name="T4"><text:s/>The Annotated Agenda stated that:</text:span></text:p>
          </draw:text-box>
        </draw:frame>
        <draw:frame draw:style-name="gr1" draw:text-style-name="P2" draw:layer="layout" svg:width="14.988cm" svg:height="0.475cm" svg:x="2.95cm" svg:y="11.263cm">
          <draw:text-box>
            <text:p text:style-name="P1"><text:span text:style-name="T4">“</text:span><text:span text:style-name="T4">Our major concerns are that the CPA and Iraqi experts are focused on revising </text:span></text:p>
          </draw:text-box>
        </draw:frame>
        <draw:frame draw:style-name="gr1" draw:text-style-name="P2" draw:layer="layout" svg:width="14.518cm" svg:height="0.475cm" svg:x="2.95cm" svg:y="11.827cm">
          <draw:text-box>
            <text:p text:style-name="P1"><text:span text:style-name="T4">production in the short-term and giving insufficient consideration to long-term </text:span></text:p>
          </draw:text-box>
        </draw:frame>
        <draw:frame draw:style-name="gr1" draw:text-style-name="P2" draw:layer="layout" svg:width="2.174cm" svg:height="0.475cm" svg:x="2.95cm" svg:y="12.392cm">
          <draw:text-box>
            <text:p text:style-name="P1"><text:span text:style-name="T4">strategy … </text:span></text:p>
          </draw:text-box>
        </draw:frame>
        <draw:frame draw:style-name="gr1" draw:text-style-name="P2" draw:layer="layout" svg:width="15.077cm" svg:height="0.475cm" svg:x="2.95cm" svg:y="13.306cm">
          <draw:text-box>
            <text:p text:style-name="P1"><text:span text:style-name="T4">“</text:span><text:span text:style-name="T4">We are therefore seeking to engage the US Administration and CPA leadership </text:span></text:p>
          </draw:text-box>
        </draw:frame>
        <draw:frame draw:style-name="gr1" draw:text-style-name="P2" draw:layer="layout" svg:width="15.284cm" svg:height="0.475cm" svg:x="2.95cm" svg:y="13.871cm">
          <draw:text-box>
            <text:p text:style-name="P1"><text:span text:style-name="T4">over oil sector issues in order to gain influence over decisions and policy. We are </text:span></text:p>
          </draw:text-box>
        </draw:frame>
        <draw:frame draw:style-name="gr1" draw:text-style-name="P2" draw:layer="layout" svg:width="9.963cm" svg:height="0.475cm" svg:x="2.95cm" svg:y="14.435cm">
          <draw:text-box>
            <text:p text:style-name="P1"><text:span text:style-name="T4">inserting two senior people into the CPA Oil Team …”</text:span></text:p>
          </draw:text-box>
        </draw:frame>
        <draw:frame draw:style-name="gr1" draw:text-style-name="P2" draw:layer="layout" svg:width="16.685cm" svg:height="0.475cm" svg:x="2.2cm" svg:y="15.35cm">
          <draw:text-box>
            <text:p text:style-name="P1"><text:span text:style-name="T6">334. </text:span><text:span text:style-name="T4"><text:s/>The UK and the US had agreed to establish a “senior bilateral official-level working </text:span></text:p>
          </draw:text-box>
        </draw:frame>
        <draw:frame draw:style-name="gr1" draw:text-style-name="P2" draw:layer="layout" svg:width="7.266cm" svg:height="0.475cm" svg:x="2.2cm" svg:y="15.914cm">
          <draw:text-box>
            <text:p text:style-name="P1"><text:span text:style-name="T4">group” on “long-term oil sector issues”.</text:span></text:p>
          </draw:text-box>
        </draw:frame>
        <draw:frame draw:style-name="gr1" draw:text-style-name="P2" draw:layer="layout" svg:width="15.492cm" svg:height="0.475cm" svg:x="2.2cm" svg:y="16.828cm">
          <draw:text-box>
            <text:p text:style-name="P1"><text:span text:style-name="T6">335. </text:span><text:span text:style-name="T4"><text:s/>The UK was also beginning a debate with the Iraqi Ministry of Oil on ways to </text:span></text:p>
          </draw:text-box>
        </draw:frame>
        <draw:frame draw:style-name="gr1" draw:text-style-name="P2" draw:layer="layout" svg:width="4.036cm" svg:height="0.475cm" svg:x="2.2cm" svg:y="17.393cm">
          <draw:text-box>
            <text:p text:style-name="P1"><text:span text:style-name="T4">address its skills gap.</text:span></text:p>
          </draw:text-box>
        </draw:frame>
        <draw:frame draw:style-name="gr1" draw:text-style-name="P2" draw:layer="layout" svg:width="16.609cm" svg:height="0.475cm" svg:x="2.2cm" svg:y="18.307cm">
          <draw:text-box>
            <text:p text:style-name="P1"><text:span text:style-name="T6">336. </text:span><text:span text:style-name="T4"><text:s/>Mr Bearpark commented in a meeting with DFID officials on 11 August that the UK </text:span></text:p>
          </draw:text-box>
        </draw:frame>
        <draw:frame draw:style-name="gr1" draw:text-style-name="P2" draw:layer="layout" svg:width="16.546cm" svg:height="0.475cm" svg:x="2.2cm" svg:y="18.872cm">
          <draw:text-box>
            <text:p text:style-name="P1"><text:span text:style-name="T4">did not have much hope of getting senior people into the oil sector, which was “sewn up </text:span></text:p>
          </draw:text-box>
        </draw:frame>
        <draw:frame draw:style-name="gr1" draw:text-style-name="P2" draw:layer="layout" svg:width="2.127cm" svg:height="0.475cm" svg:x="2.2cm" svg:y="19.436cm">
          <draw:text-box>
            <text:p text:style-name="P1"><text:span text:style-name="T4">by the US”.</text:span></text:p>
          </draw:text-box>
        </draw:frame>
        <draw:frame draw:style-name="gr6" draw:text-style-name="P7" draw:layer="layout" svg:width="0.408cm" svg:height="0.276cm" svg:x="4.317cm" svg:y="19.455cm">
          <draw:text-box>
            <text:p text:style-name="P1"><text:span text:style-name="T9">181</text:span></text:p>
          </draw:text-box>
        </draw:frame>
        <draw:frame draw:style-name="gr1" draw:text-style-name="P2" draw:layer="layout" svg:width="10.793cm" svg:height="0.475cm" svg:x="4.729cm" svg:y="19.436cm">
          <draw:text-box>
            <text:p text:style-name="P1"><text:span text:style-name="T4"><text:s/></text:span><text:span text:style-name="T4">The record of that meeting was copied only within DFID.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1.601cm" svg:height="0.475cm" svg:x="2.2cm" svg:y="20.351cm">
          <draw:text-box>
            <text:p text:style-name="P1"><text:span text:style-name="T6">337. </text:span><text:span text:style-name="T4"><text:s/>On 10 and 11 August, Basra experienced severe rioting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79 </text:span></text:p>
          </draw:text-box>
        </draw:frame>
        <draw:frame draw:style-name="gr4" draw:text-style-name="P5" draw:layer="layout" svg:width="15.14cm" svg:height="0.395cm" svg:x="2.6cm" svg:y="25.087cm">
          <draw:text-box>
            <text:p text:style-name="P1"><text:span text:style-name="T11">Minute DTI [junior official] to PS/Mrs Hewitt, 23 July 2003, ‘Next Meeting of the Ad Hoc Ministerial </text:span></text:p>
          </draw:text-box>
        </draw:frame>
        <draw:frame draw:style-name="gr4" draw:text-style-name="P5" draw:layer="layout" svg:width="2.44cm" svg:height="0.395cm" svg:x="2.2cm" svg:y="25.511cm">
          <draw:text-box>
            <text:p text:style-name="P1"><text:span text:style-name="T11">Group on Iraq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80 </text:span></text:p>
          </draw:text-box>
        </draw:frame>
        <draw:frame draw:style-name="gr4" draw:text-style-name="P5" draw:layer="layout" svg:width="12.643cm" svg:height="0.395cm" svg:x="2.589cm" svg:y="25.934cm">
          <draw:text-box>
            <text:p text:style-name="P1"><text:span text:style-name="T11">Annotated Agenda, 7 August 2003, Ad Hoc Group on Iraq Rehabilitation meeting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81 </text:span></text:p>
          </draw:text-box>
        </draw:frame>
        <draw:frame draw:style-name="gr4" draw:text-style-name="P5" draw:layer="layout" svg:width="15.788cm" svg:height="0.395cm" svg:x="2.6cm" svg:y="26.357cm">
          <draw:text-box>
            <text:p text:style-name="P1"><text:span text:style-name="T11">Minute DFID [junior official] to PPS/Baroness Amos, 12 August 2003, ‘Iraq: Meeting with CPA Director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of Operations’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10" draw:layer="layout" svg:width="15.083cm" svg:height="7.383cm" svg:x="2.958cm" svg:y="10.108cm" svg:viewBox="0 0 15084 7384" draw:points="0,7384 15084,7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24</text:span></text:p>
          </draw:text-box>
        </draw:frame>
        <draw:frame draw:style-name="gr1" draw:text-style-name="P2" draw:layer="layout" svg:width="16.08cm" svg:height="0.475cm" svg:x="2.2cm" svg:y="2.525cm">
          <draw:text-box>
            <text:p text:style-name="P1"><text:span text:style-name="T6">338. </text:span><text:span text:style-name="T4"><text:s/>Mr David Richmond, the Prime Minister’s Acting Special Representative on Iraq,</text:span></text:p>
          </draw:text-box>
        </draw:frame>
        <draw:frame draw:style-name="gr6" draw:text-style-name="P7" draw:layer="layout" svg:width="0.408cm" svg:height="0.276cm" svg:x="18.208cm" svg:y="2.544cm">
          <draw:text-box>
            <text:p text:style-name="P1"><text:span text:style-name="T9">182</text:span></text:p>
          </draw:text-box>
        </draw:frame>
        <draw:frame draw:style-name="gr1" draw:text-style-name="P2" draw:layer="layout" svg:width="0.422cm" svg:height="0.475cm" svg:x="18.619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019cm" svg:height="0.475cm" svg:x="2.2cm" svg:y="3.09cm">
          <draw:text-box>
            <text:p text:style-name="P1"><text:span text:style-name="T4">reported to the FCO: </text:span></text:p>
          </draw:text-box>
        </draw:frame>
        <draw:frame draw:style-name="gr1" draw:text-style-name="P2" draw:layer="layout" svg:width="15.048cm" svg:height="0.475cm" svg:x="2.95cm" svg:y="4.004cm">
          <draw:text-box>
            <text:p text:style-name="P1"><text:span text:style-name="T4">“</text:span><text:span text:style-name="T4">The immediate cause of the disturbances is clear. Supplies of petrol and diesel </text:span></text:p>
          </draw:text-box>
        </draw:frame>
        <draw:frame draw:style-name="gr1" draw:text-style-name="P2" draw:layer="layout" svg:width="14.34cm" svg:height="0.475cm" svg:x="2.95cm" svg:y="4.568cm">
          <draw:text-box>
            <text:p text:style-name="P1"><text:span text:style-name="T4">in Basra’s service stations ran out on 9 August … This was combined with a </text:span></text:p>
          </draw:text-box>
        </draw:frame>
        <draw:frame draw:style-name="gr1" draw:text-style-name="P2" draw:layer="layout" svg:width="15.085cm" svg:height="0.475cm" svg:x="2.95cm" svg:y="5.133cm">
          <draw:text-box>
            <text:p text:style-name="P1"><text:span text:style-name="T4">major blackout in Basra … There is no doubt that political elements … exploited </text:span></text:p>
          </draw:text-box>
        </draw:frame>
        <draw:frame draw:style-name="gr1" draw:text-style-name="P2" draw:layer="layout" svg:width="14.912cm" svg:height="0.475cm" svg:x="2.95cm" svg:y="5.697cm">
          <draw:text-box>
            <text:p text:style-name="P1"><text:span text:style-name="T4">the situation. There is also evidence of pre-planning … but without the fuel and </text:span></text:p>
          </draw:text-box>
        </draw:frame>
        <draw:frame draw:style-name="gr1" draw:text-style-name="P2" draw:layer="layout" svg:width="12.16cm" svg:height="0.475cm" svg:x="2.95cm" svg:y="6.262cm">
          <draw:text-box>
            <text:p text:style-name="P1"><text:span text:style-name="T4">electricity crisis, agitators would not have found much purchase.”</text:span></text:p>
          </draw:text-box>
        </draw:frame>
        <draw:frame draw:style-name="gr6" draw:text-style-name="P7" draw:layer="layout" svg:width="0.408cm" svg:height="0.276cm" svg:x="15.068cm" svg:y="6.281cm">
          <draw:text-box>
            <text:p text:style-name="P1"><text:span text:style-name="T9">183</text:span></text:p>
          </draw:text-box>
        </draw:frame>
        <draw:frame draw:style-name="gr1" draw:text-style-name="P2" draw:layer="layout" svg:width="15.432cm" svg:height="0.475cm" svg:x="2.2cm" svg:y="7.176cm">
          <draw:text-box>
            <text:p text:style-name="P1"><text:span text:style-name="T6">339. </text:span><text:span text:style-name="T4"><text:s/>Section 10.1 describes the UK’s response, including the development of the </text:span></text:p>
          </draw:text-box>
        </draw:frame>
        <draw:frame draw:style-name="gr1" draw:text-style-name="P2" draw:layer="layout" svg:width="15.441cm" svg:height="0.475cm" svg:x="2.2cm" svg:y="7.741cm">
          <draw:text-box>
            <text:p text:style-name="P1"><text:span text:style-name="T4">US$127m Essential Services Plan, which aimed to improve fuel, power and water </text:span></text:p>
          </draw:text-box>
        </draw:frame>
        <draw:frame draw:style-name="gr1" draw:text-style-name="P2" draw:layer="layout" svg:width="15.521cm" svg:height="0.475cm" svg:x="2.2cm" svg:y="8.305cm">
          <draw:text-box>
            <text:p text:style-name="P1"><text:span text:style-name="T4">infrastructure in Basra, and the redeployment of UK troops to secure fuel facilities. </text:span></text:p>
          </draw:text-box>
        </draw:frame>
        <draw:frame draw:style-name="gr1" draw:text-style-name="P2" draw:layer="layout" svg:width="9.705cm" svg:height="0.475cm" svg:x="2.2cm" svg:y="9.22cm">
          <draw:text-box>
            <text:p text:style-name="P1"><text:span text:style-name="T6">340. </text:span><text:span text:style-name="T4"><text:s/>Mr Adams deployed to Iraq in mid-September.</text:span></text:p>
          </draw:text-box>
        </draw:frame>
        <draw:frame draw:style-name="gr6" draw:text-style-name="P7" draw:layer="layout" svg:width="0.408cm" svg:height="0.276cm" svg:x="11.848cm" svg:y="9.238cm">
          <draw:text-box>
            <text:p text:style-name="P1"><text:span text:style-name="T9">184</text:span></text:p>
          </draw:text-box>
        </draw:frame>
        <draw:frame draw:style-name="gr1" draw:text-style-name="P2" draw:layer="layout" svg:width="0.422cm" svg:height="0.475cm" svg:x="12.259cm" svg:y="9.22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5.543cm" svg:height="0.556cm" svg:x="7.81cm" svg:y="10.541cm">
          <draw:text-box>
            <text:p text:style-name="P1"><text:span text:style-name="T8">The Iraq Heritage Trust </text:span></text:p>
          </draw:text-box>
        </draw:frame>
        <draw:frame draw:style-name="gr4" draw:text-style-name="P5" draw:layer="layout" svg:width="13.066cm" svg:height="0.395cm" svg:x="3.45cm" svg:y="11.462cm">
          <draw:text-box>
            <text:p text:style-name="P1"><text:span text:style-name="T11">In early September, the Coalition Provisional Authority (CPA) prepared a draft Order </text:span></text:p>
          </draw:text-box>
        </draw:frame>
        <draw:frame draw:style-name="gr4" draw:text-style-name="P5" draw:layer="layout" svg:width="13.824cm" svg:height="0.395cm" svg:x="3.45cm" svg:y="11.956cm">
          <draw:text-box>
            <text:p text:style-name="P1"><text:span text:style-name="T11">expressing the intent to establish an “Iraq Heritage Trust” (IHT), to hold Iraq’s oil and gas </text:span></text:p>
          </draw:text-box>
        </draw:frame>
        <draw:frame draw:style-name="gr4" draw:text-style-name="P5" draw:layer="layout" svg:width="2.622cm" svg:height="0.395cm" svg:x="3.45cm" svg:y="12.45cm">
          <draw:text-box>
            <text:p text:style-name="P1"><text:span text:style-name="T11">export revenues.</text:span></text:p>
          </draw:text-box>
        </draw:frame>
        <draw:frame draw:style-name="gr9" draw:text-style-name="P9" draw:layer="layout" svg:width="0.345cm" svg:height="0.23cm" svg:x="6.078cm" svg:y="12.466cm">
          <draw:text-box>
            <text:p text:style-name="P1"><text:span text:style-name="T10">185</text:span></text:p>
          </draw:text-box>
        </draw:frame>
        <draw:frame draw:style-name="gr4" draw:text-style-name="P5" draw:layer="layout" svg:width="10.627cm" svg:height="0.395cm" svg:x="6.421cm" svg:y="12.45cm">
          <draw:text-box>
            <text:p text:style-name="P1"><text:span text:style-name="T11"><text:s/></text:span><text:span text:style-name="T11">The UK Government assessed that the draft Order clearly provided </text:span></text:p>
          </draw:text-box>
        </draw:frame>
        <draw:frame draw:style-name="gr4" draw:text-style-name="P5" draw:layer="layout" svg:width="13.227cm" svg:height="0.395cm" svg:x="3.45cm" svg:y="12.944cm">
          <draw:text-box>
            <text:p text:style-name="P1"><text:span text:style-name="T11">for the IHT to continue to operate after the CPA had transferred power to a sovereign </text:span></text:p>
          </draw:text-box>
        </draw:frame>
        <draw:frame draw:style-name="gr4" draw:text-style-name="P5" draw:layer="layout" svg:width="2.91cm" svg:height="0.395cm" svg:x="3.45cm" svg:y="13.438cm">
          <draw:text-box>
            <text:p text:style-name="P1"><text:span text:style-name="T11">Iraqi Government. </text:span></text:p>
          </draw:text-box>
        </draw:frame>
        <draw:frame draw:style-name="gr4" draw:text-style-name="P5" draw:layer="layout" svg:width="13.163cm" svg:height="0.395cm" svg:x="3.45cm" svg:y="14.132cm">
          <draw:text-box>
            <text:p text:style-name="P1"><text:span text:style-name="T11">The UK Government argued that the decision on whether to operate an oil trust fund </text:span></text:p>
          </draw:text-box>
        </draw:frame>
        <draw:frame draw:style-name="gr4" draw:text-style-name="P5" draw:layer="layout" svg:width="14.112cm" svg:height="0.395cm" svg:x="3.45cm" svg:y="14.626cm">
          <draw:text-box>
            <text:p text:style-name="P1"><text:span text:style-name="T11">should be left to a future Iraqi Government. The priority was to rebuild capacity and embed </text:span></text:p>
          </draw:text-box>
        </draw:frame>
        <draw:frame draw:style-name="gr4" draw:text-style-name="P5" draw:layer="layout" svg:width="13.697cm" svg:height="0.395cm" svg:x="3.45cm" svg:y="15.119cm">
          <draw:text-box>
            <text:p text:style-name="P1"><text:span text:style-name="T11">best practice in the Iraqi Ministries of Finance and Oil; the CPA was working to establish </text:span></text:p>
          </draw:text-box>
        </draw:frame>
        <draw:frame draw:style-name="gr4" draw:text-style-name="P5" draw:layer="layout" svg:width="11.724cm" svg:height="0.395cm" svg:x="3.45cm" svg:y="15.613cm">
          <draw:text-box>
            <text:p text:style-name="P1"><text:span text:style-name="T11">transparency and good governance in the oil sector, with “strong UK input”. </text:span></text:p>
          </draw:text-box>
        </draw:frame>
        <draw:frame draw:style-name="gr4" draw:text-style-name="P5" draw:layer="layout" svg:width="13.782cm" svg:height="0.395cm" svg:x="3.45cm" svg:y="16.307cm">
          <draw:text-box>
            <text:p text:style-name="P1"><text:span text:style-name="T11">The proposal was “put on hold” after opposition from Washington and London and within </text:span></text:p>
          </draw:text-box>
        </draw:frame>
        <draw:frame draw:style-name="gr4" draw:text-style-name="P5" draw:layer="layout" svg:width="1.378cm" svg:height="0.395cm" svg:x="3.45cm" svg:y="16.801cm">
          <draw:text-box>
            <text:p text:style-name="P1"><text:span text:style-name="T11">the CPA.</text:span></text:p>
          </draw:text-box>
        </draw:frame>
        <draw:frame draw:style-name="gr1" draw:text-style-name="P2" draw:layer="layout" svg:width="16.309cm" svg:height="0.475cm" svg:x="2.2cm" svg:y="18.002cm">
          <draw:text-box>
            <text:p text:style-name="P1"><text:span text:style-name="T6">341. </text:span><text:span text:style-name="T4"><text:s/>From October, the DTI adopted a new approach to pursuing UK objectives in the </text:span></text:p>
          </draw:text-box>
        </draw:frame>
        <draw:frame draw:style-name="gr1" draw:text-style-name="P2" draw:layer="layout" svg:width="16.525cm" svg:height="0.475cm" svg:x="2.2cm" svg:y="18.566cm">
          <draw:text-box>
            <text:p text:style-name="P1"><text:span text:style-name="T4">oil sector, focused on engaging directly with Iraqi interlocutors rather than with the CPA. </text:span></text:p>
          </draw:text-box>
        </draw:frame>
        <draw:frame draw:style-name="gr1" draw:text-style-name="P2" draw:layer="layout" svg:width="15.623cm" svg:height="0.475cm" svg:x="2.2cm" svg:y="19.481cm">
          <draw:text-box>
            <text:p text:style-name="P1"><text:span text:style-name="T6">342. </text:span><text:span text:style-name="T4"><text:s/>Ms Joan MacNaughton, DTI Director General, Energy, wrote to Mr Bowen on </text:span></text:p>
          </draw:text-box>
        </draw:frame>
        <draw:frame draw:style-name="gr1" draw:text-style-name="P2" draw:layer="layout" svg:width="15.987cm" svg:height="0.475cm" svg:x="2.2cm" svg:y="20.045cm">
          <draw:text-box>
            <text:p text:style-name="P1"><text:span text:style-name="T4">3 October, seeking a discussion on a new framework to guide the DTI’s engagement </text:span></text:p>
          </draw:text-box>
        </draw:frame>
        <draw:frame draw:style-name="gr1" draw:text-style-name="P2" draw:layer="layout" svg:width="3.401cm" svg:height="0.475cm" svg:x="2.2cm" svg:y="20.61cm">
          <draw:text-box>
            <text:p text:style-name="P1"><text:span text:style-name="T4">on Iraqi oil issues.</text:span></text:p>
          </draw:text-box>
        </draw:frame>
        <draw:frame draw:style-name="gr6" draw:text-style-name="P7" draw:layer="layout" svg:width="0.408cm" svg:height="0.276cm" svg:x="5.588cm" svg:y="20.628cm">
          <draw:text-box>
            <text:p text:style-name="P1"><text:span text:style-name="T9">186</text:span></text:p>
          </draw:text-box>
        </draw:frame>
        <draw:frame draw:style-name="gr1" draw:text-style-name="P2" draw:layer="layout" svg:width="0.422cm" svg:height="0.475cm" svg:x="6cm" svg:y="20.6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6cm" svg:height="0.475cm" svg:x="2.2cm" svg:y="21.524cm">
          <draw:text-box>
            <text:p text:style-name="P1"><text:span text:style-name="T6">343. </text:span><text:span text:style-name="T4"><text:s/>Ms MacNaughton advised that communication with the US and CPA on oil issues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6.563cm" svg:height="0.475cm" svg:x="2.2cm" svg:y="22.088cm">
          <draw:text-box>
            <text:p text:style-name="P1"><text:span text:style-name="T4">remained difficult. Meanwhile, the DTI was receiving increasing numbers of requests for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182 </text:span></text:p>
          </draw:text-box>
        </draw:frame>
        <draw:frame draw:style-name="gr4" draw:text-style-name="P5" draw:layer="layout" svg:width="15.657cm" svg:height="0.395cm" svg:x="2.6cm" svg:y="24.241cm">
          <draw:text-box>
            <text:p text:style-name="P1"><text:span text:style-name="T11">Mr Richmond was the Acting Special Representative from July to September 2003, when Sir Jeremy </text:span></text:p>
          </draw:text-box>
        </draw:frame>
        <draw:frame draw:style-name="gr4" draw:text-style-name="P5" draw:layer="layout" svg:width="16.453cm" svg:height="0.395cm" svg:x="2.2cm" svg:y="24.664cm">
          <draw:text-box>
            <text:p text:style-name="P1"><text:span text:style-name="T11">Greenstock arrived in Iraq to take up that post. Mr Richmond became the Deputy Special Representative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83 </text:span></text:p>
          </draw:text-box>
        </draw:frame>
        <draw:frame draw:style-name="gr4" draw:text-style-name="P5" draw:layer="layout" svg:width="11.851cm" svg:height="0.395cm" svg:x="2.597cm" svg:y="25.087cm">
          <draw:text-box>
            <text:p text:style-name="P1"><text:span text:style-name="T11">Telegram 114 IraqRep to FCO London, 12 August 2003, ‘Situation in Basra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84 </text:span></text:p>
          </draw:text-box>
        </draw:frame>
        <draw:frame draw:style-name="gr4" draw:text-style-name="P5" draw:layer="layout" svg:width="8.68cm" svg:height="0.395cm" svg:x="2.6cm" svg:y="25.511cm">
          <draw:text-box>
            <text:p text:style-name="P1"><text:span text:style-name="T11">Minute Adams to Briggs, 15 September 2003, [untitled]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85 </text:span></text:p>
          </draw:text-box>
        </draw:frame>
        <draw:frame draw:style-name="gr4" draw:text-style-name="P5" draw:layer="layout" svg:width="15.179cm" svg:height="0.395cm" svg:x="2.6cm" svg:y="25.934cm">
          <draw:text-box>
            <text:p text:style-name="P1"><text:span text:style-name="T11">Email Treasury [junior official] to Lindsey, 23 January 2004, ‘Iraq: John Snow and Oil Trust Funds’ </text:span></text:p>
          </draw:text-box>
        </draw:frame>
        <draw:line draw:style-name="gr8" draw:text-style-name="P8" draw:layer="layout" svg:x1="2.6cm" svg:y1="27.137cm" svg:x2="15.954cm" svg:y2="27.137cm">
          <text:p/>
        </draw:line>
        <draw:frame draw:style-name="gr4" draw:text-style-name="P5" draw:layer="layout" svg:width="9.006cm" svg:height="0.395cm" svg:x="2.2cm" svg:y="26.357cm">
          <draw:text-box>
            <text:p text:style-name="P1"><text:span text:style-name="T11">attaching Paper Treasury, [undated], ‘Iraq Oil Trust Fund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86 </text:span></text:p>
          </draw:text-box>
        </draw:frame>
        <draw:frame draw:style-name="gr4" draw:text-style-name="P5" draw:layer="layout" svg:width="13.375cm" svg:height="0.395cm" svg:x="2.6cm" svg:y="26.781cm">
          <draw:text-box>
            <text:p text:style-name="P1"><text:span text:style-name="T5">Letter MacNaughton to Bowen, 3 October 2003, ‘UK Engagement on Iraqi Oil Issues’.</text:span><text:span text:style-name="T11">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5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4">information and advice from UK businesses and there was an opportunity to develop </text:span></text:p>
          </draw:text-box>
        </draw:frame>
        <draw:frame draw:style-name="gr1" draw:text-style-name="P2" draw:layer="layout" svg:width="8.27cm" svg:height="0.475cm" svg:x="2.2cm" svg:y="3.09cm">
          <draw:text-box>
            <text:p text:style-name="P1"><text:span text:style-name="T4">the DTI’s contacts with the Iraqi oil industry. </text:span></text:p>
          </draw:text-box>
        </draw:frame>
        <draw:frame draw:style-name="gr1" draw:text-style-name="P2" draw:layer="layout" svg:width="15.805cm" svg:height="0.475cm" svg:x="2.2cm" svg:y="4.004cm">
          <draw:text-box>
            <text:p text:style-name="P1"><text:span text:style-name="T6">344. </text:span><text:span text:style-name="T4"><text:s/>There were a number of issues to which the DTI needed to respond, including </text:span></text:p>
          </draw:text-box>
        </draw:frame>
        <draw:frame draw:style-name="gr1" draw:text-style-name="P2" draw:layer="layout" svg:width="15.564cm" svg:height="0.475cm" svg:x="2.2cm" svg:y="4.568cm">
          <draw:text-box>
            <text:p text:style-name="P1"><text:span text:style-name="T4">a “worrying” proposal for eight Iraqi citizens and eight “foreigners” to sit on the Iraq </text:span></text:p>
          </draw:text-box>
        </draw:frame>
        <draw:frame draw:style-name="gr1" draw:text-style-name="P2" draw:layer="layout" svg:width="9.036cm" svg:height="0.475cm" svg:x="2.2cm" svg:y="5.133cm">
          <draw:text-box>
            <text:p text:style-name="P1"><text:span text:style-name="T4">National Oil Company (INOC) Executive Board. </text:span></text:p>
          </draw:text-box>
        </draw:frame>
        <draw:frame draw:style-name="gr1" draw:text-style-name="P2" draw:layer="layout" svg:width="15.771cm" svg:height="0.475cm" svg:x="2.2cm" svg:y="6.047cm">
          <draw:text-box>
            <text:p text:style-name="P1"><text:span text:style-name="T6">345. </text:span><text:span text:style-name="T4"><text:s/>Ms MacNaughton proposed five “guiding principles” for the DTI’s engagement </text:span></text:p>
          </draw:text-box>
        </draw:frame>
        <draw:frame draw:style-name="gr1" draw:text-style-name="P2" draw:layer="layout" svg:width="4.798cm" svg:height="0.475cm" svg:x="2.2cm" svg:y="6.612cm">
          <draw:text-box>
            <text:p text:style-name="P1"><text:span text:style-name="T4">in the oil sector. It should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9cm" svg:height="0.475cm" svg:x="3.7cm" svg:y="7.526cm">
          <draw:text-box>
            <text:p text:style-name="P1"><text:span text:style-name="T4">provide objective information and “informed opinion” in response to Iraqi </text:span></text:p>
          </draw:text-box>
        </draw:frame>
        <draw:frame draw:style-name="gr1" draw:text-style-name="P2" draw:layer="layout" svg:width="7.182cm" svg:height="0.475cm" svg:x="3.7cm" svg:y="8.091cm">
          <draw:text-box>
            <text:p text:style-name="P1"><text:span text:style-name="T4">requests, but not recommend policies;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61cm" svg:height="0.475cm" svg:x="3.7cm" svg:y="8.755cm">
          <draw:text-box>
            <text:p text:style-name="P1"><text:span text:style-name="T4">where necessary, work directly and build relationships with the Iraqi </text:span></text:p>
          </draw:text-box>
        </draw:frame>
        <draw:frame draw:style-name="gr1" draw:text-style-name="P2" draw:layer="layout" svg:width="8.477cm" svg:height="0.475cm" svg:x="3.7cm" svg:y="9.32cm">
          <draw:text-box>
            <text:p text:style-name="P1"><text:span text:style-name="T4">management of INOC and the Ministry of Oil;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3cm" svg:height="0.475cm" svg:x="3.7cm" svg:y="9.984cm">
          <draw:text-box>
            <text:p text:style-name="P1"><text:span text:style-name="T4">continue to seek to increase its sight of US policy and process, including by </text:span></text:p>
          </draw:text-box>
        </draw:frame>
        <draw:frame draw:style-name="gr1" draw:text-style-name="P2" draw:layer="layout" svg:width="15.191cm" svg:height="0.475cm" svg:x="3.7cm" svg:y="10.548cm">
          <draw:text-box>
            <text:p text:style-name="P1"><text:span text:style-name="T4">continuing to try to deploy an oil policy expert to the CPA; although Mr Fletcher’s </text:span></text:p>
          </draw:text-box>
        </draw:frame>
        <draw:frame draw:style-name="gr1" draw:text-style-name="P2" draw:layer="layout" svg:width="14.573cm" svg:height="0.475cm" svg:x="3.7cm" svg:y="11.113cm">
          <draw:text-box>
            <text:p text:style-name="P1"><text:span text:style-name="T4">deployment had been “rebuffed repeatedly”, it should remain a priority for the </text:span></text:p>
          </draw:text-box>
        </draw:frame>
        <draw:frame draw:style-name="gr1" draw:text-style-name="P2" draw:layer="layout" svg:width="0.828cm" svg:height="0.475cm" svg:x="3.7cm" svg:y="11.677cm">
          <draw:text-box>
            <text:p text:style-name="P1"><text:span text:style-name="T4">UK; </text:span></text:p>
          </draw:text-box>
        </draw:frame>
        <draw:frame draw:style-name="gr2" draw:text-style-name="P3" draw:layer="layout" svg:width="0.634cm" svg:height="0.712cm" svg:x="2.95cm" svg:y="12.1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5cm" svg:height="0.475cm" svg:x="3.7cm" svg:y="12.342cm">
          <draw:text-box>
            <text:p text:style-name="P1"><text:span text:style-name="T4">ask the British Embassy Washington to redouble its efforts to engage with the </text:span></text:p>
          </draw:text-box>
        </draw:frame>
        <draw:frame draw:style-name="gr1" draw:text-style-name="P2" draw:layer="layout" svg:width="1.657cm" svg:height="0.475cm" svg:x="3.7cm" svg:y="12.906cm">
          <draw:text-box>
            <text:p text:style-name="P1"><text:span text:style-name="T4">US; and </text:span></text:p>
          </draw:text-box>
        </draw:frame>
        <draw:frame draw:style-name="gr2" draw:text-style-name="P3" draw:layer="layout" svg:width="0.634cm" svg:height="0.712cm" svg:x="2.95cm" svg:y="13.4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5cm" svg:height="0.475cm" svg:x="3.7cm" svg:y="13.571cm">
          <draw:text-box>
            <text:p text:style-name="P1"><text:span text:style-name="T4">“</text:span><text:span text:style-name="T4">in extremis”, instruct Sir Jeremy Greenstock (the Prime Minister’s Special </text:span></text:p>
          </draw:text-box>
        </draw:frame>
        <draw:frame draw:style-name="gr1" draw:text-style-name="P2" draw:layer="layout" svg:width="14.277cm" svg:height="0.475cm" svg:x="3.7cm" svg:y="14.135cm">
          <draw:text-box>
            <text:p text:style-name="P1"><text:span text:style-name="T4">Representative in Iraq) to intervene with the US if CPA policy developments </text:span></text:p>
          </draw:text-box>
        </draw:frame>
        <draw:frame draw:style-name="gr1" draw:text-style-name="P2" draw:layer="layout" svg:width="14.548cm" svg:height="0.475cm" svg:x="3.7cm" svg:y="14.7cm">
          <draw:text-box>
            <text:p text:style-name="P1"><text:span text:style-name="T4">“</text:span><text:span text:style-name="T4">contravene our overarching aim of an Iraqi oil industry which is accountable, </text:span></text:p>
          </draw:text-box>
        </draw:frame>
        <draw:frame draw:style-name="gr1" draw:text-style-name="P2" draw:layer="layout" svg:width="14.442cm" svg:height="0.475cm" svg:x="3.7cm" svg:y="15.264cm">
          <draw:text-box>
            <text:p text:style-name="P1"><text:span text:style-name="T4">transparent, effective and profitable and entirely in the hands of the Iraqis as </text:span></text:p>
          </draw:text-box>
        </draw:frame>
        <draw:frame draw:style-name="gr1" draw:text-style-name="P2" draw:layer="layout" svg:width="8.977cm" svg:height="0.475cm" svg:x="3.7cm" svg:y="15.828cm">
          <draw:text-box>
            <text:p text:style-name="P1"><text:span text:style-name="T4">soon as this is legally and operationally viable”. </text:span></text:p>
          </draw:text-box>
        </draw:frame>
        <draw:frame draw:style-name="gr1" draw:text-style-name="P2" draw:layer="layout" svg:width="15.953cm" svg:height="0.475cm" svg:x="2.2cm" svg:y="16.743cm">
          <draw:text-box>
            <text:p text:style-name="P1"><text:span text:style-name="T6">346. </text:span><text:span text:style-name="T4"><text:s/>In a separate background briefing on oil issues, the DTI characterised this new </text:span></text:p>
          </draw:text-box>
        </draw:frame>
        <draw:frame draw:style-name="gr1" draw:text-style-name="P2" draw:layer="layout" svg:width="2.462cm" svg:height="0.475cm" svg:x="2.2cm" svg:y="17.307cm">
          <draw:text-box>
            <text:p text:style-name="P1"><text:span text:style-name="T4">approach as:</text:span></text:p>
          </draw:text-box>
        </draw:frame>
        <draw:frame draw:style-name="gr1" draw:text-style-name="P2" draw:layer="layout" svg:width="15.272cm" svg:height="0.475cm" svg:x="2.95cm" svg:y="18.222cm">
          <draw:text-box>
            <text:p text:style-name="P1"><text:span text:style-name="T4">“… </text:span><text:span text:style-name="T4">dealing directly with the Iraqis … in our belief that the CPA is a transient body </text:span></text:p>
          </draw:text-box>
        </draw:frame>
        <draw:frame draw:style-name="gr1" draw:text-style-name="P2" draw:layer="layout" svg:width="12.643cm" svg:height="0.475cm" svg:x="2.95cm" svg:y="18.786cm">
          <draw:text-box>
            <text:p text:style-name="P1"><text:span text:style-name="T4">and it is the Iraqis who will be running the business in the long run”.</text:span></text:p>
          </draw:text-box>
        </draw:frame>
        <draw:frame draw:style-name="gr6" draw:text-style-name="P7" draw:layer="layout" svg:width="0.408cm" svg:height="0.276cm" svg:x="15.54cm" svg:y="18.805cm">
          <draw:text-box>
            <text:p text:style-name="P1"><text:span text:style-name="T9">187</text:span></text:p>
          </draw:text-box>
        </draw:frame>
        <draw:frame draw:style-name="gr1" draw:text-style-name="P2" draw:layer="layout" svg:width="0.422cm" svg:height="0.475cm" svg:x="15.951cm" svg:y="18.7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03cm" svg:height="0.475cm" svg:x="2.2cm" svg:y="19.701cm">
          <draw:text-box>
            <text:p text:style-name="P1"><text:span text:style-name="T6">347. </text:span><text:span text:style-name="T4"><text:s/>During a video conference with President Bush, Vice President Cheney and </text:span></text:p>
          </draw:text-box>
        </draw:frame>
        <draw:frame draw:style-name="gr1" draw:text-style-name="P2" draw:layer="layout" svg:width="16.47cm" svg:height="0.475cm" svg:x="2.2cm" svg:y="20.265cm">
          <draw:text-box>
            <text:p text:style-name="P1"><text:span text:style-name="T4">Dr Rice on 7 October, Mr Blair said that the UK would like to work more closely with the </text:span></text:p>
          </draw:text-box>
        </draw:frame>
        <draw:frame draw:style-name="gr1" draw:text-style-name="P2" draw:layer="layout" svg:width="3.66cm" svg:height="0.475cm" svg:x="2.2cm" svg:y="20.83cm">
          <draw:text-box>
            <text:p text:style-name="P1"><text:span text:style-name="T4">US in the oil sector.</text:span></text:p>
          </draw:text-box>
        </draw:frame>
        <draw:frame draw:style-name="gr6" draw:text-style-name="P7" draw:layer="layout" svg:width="0.408cm" svg:height="0.276cm" svg:x="5.847cm" svg:y="20.848cm">
          <draw:text-box>
            <text:p text:style-name="P1"><text:span text:style-name="T9">188</text:span></text:p>
          </draw:text-box>
        </draw:frame>
        <draw:frame draw:style-name="gr1" draw:text-style-name="P2" draw:layer="layout" svg:width="16.177cm" svg:height="0.475cm" svg:x="2.2cm" svg:y="21.744cm">
          <draw:text-box>
            <text:p text:style-name="P1"><text:span text:style-name="T6">348. </text:span><text:span text:style-name="T4"><text:s/>Ms MacNaughton’s framework was discussed by the Iraq Senior Officials Group </text:span></text:p>
          </draw:text-box>
        </draw:frame>
        <draw:frame draw:style-name="gr1" draw:text-style-name="P2" draw:layer="layout" svg:width="4.007cm" svg:height="0.475cm" svg:x="2.2cm" svg:y="22.308cm">
          <draw:text-box>
            <text:p text:style-name="P1"><text:span text:style-name="T4">(ISOG) later that day.</text:span></text:p>
          </draw:text-box>
        </draw:frame>
        <draw:frame draw:style-name="gr6" draw:text-style-name="P7" draw:layer="layout" svg:width="0.408cm" svg:height="0.276cm" svg:x="6.192cm" svg:y="22.327cm">
          <draw:text-box>
            <text:p text:style-name="P1"><text:span text:style-name="T9">189</text:span></text:p>
          </draw:text-box>
        </draw:frame>
        <draw:frame draw:style-name="gr1" draw:text-style-name="P2" draw:layer="layout" svg:width="10.857cm" svg:height="0.475cm" svg:x="6.603cm" svg:y="22.308cm">
          <draw:text-box>
            <text:p text:style-name="P1"><text:span text:style-name="T4"><text:s/></text:span><text:span text:style-name="T4">A DTI official said that the key issues to resolve were the </text:span></text:p>
          </draw:text-box>
        </draw:frame>
        <draw:frame draw:style-name="gr1" draw:text-style-name="P2" draw:layer="layout" svg:width="15.974cm" svg:height="0.475cm" svg:x="2.2cm" svg:y="22.873cm">
          <draw:text-box>
            <text:p text:style-name="P1"><text:span text:style-name="T4">composition of INOC’s Executive Board and the distribution of oil revenues. The lack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6.127cm" svg:height="0.475cm" svg:x="2.2cm" svg:y="23.437cm">
          <draw:text-box>
            <text:p text:style-name="P1"><text:span text:style-name="T4">of a long-term strategy for the oil sector remained a concern. To influence the US, the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87 </text:span></text:p>
          </draw:text-box>
        </draw:frame>
        <draw:frame draw:style-name="gr4" draw:text-style-name="P5" draw:layer="layout" svg:width="10.556cm" svg:height="0.395cm" svg:x="2.6cm" svg:y="25.511cm">
          <draw:text-box>
            <text:p text:style-name="P1"><text:span text:style-name="T11">Paper DTI, 30 October 2003, ‘Background Brief on Iraqi Oil Issues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188 </text:span></text:p>
          </draw:text-box>
        </draw:frame>
        <draw:frame draw:style-name="gr4" draw:text-style-name="P5" draw:layer="layout" svg:width="16.195cm" svg:height="0.395cm" svg:x="2.6cm" svg:y="25.934cm">
          <draw:text-box>
            <text:p text:style-name="P1"><text:span text:style-name="T11">Letter Cannon to Adams, 7 October 2003, ‘Iraq: Prime Minster’s Video-Conference with President Bush: </text:span></text:p>
          </draw:text-box>
        </draw:frame>
        <draw:frame draw:style-name="gr4" draw:text-style-name="P5" draw:layer="layout" svg:width="2.694cm" svg:height="0.395cm" svg:x="2.2cm" svg:y="26.357cm">
          <draw:text-box>
            <text:p text:style-name="P1"><text:span text:style-name="T11">7 October 2003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89 </text:span></text:p>
          </draw:text-box>
        </draw:frame>
        <draw:frame draw:style-name="gr4" draw:text-style-name="P5" draw:layer="layout" svg:width="9.705cm" svg:height="0.395cm" svg:x="2.6cm" svg:y="26.781cm">
          <draw:text-box>
            <text:p text:style-name="P1"><text:span text:style-name="T11">Minutes, 7 October 2003, Iraq Senior Officials Group meeting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6</text:span></text:p>
          </draw:text-box>
        </draw:frame>
        <draw:frame draw:style-name="gr1" draw:text-style-name="P2" draw:layer="layout" svg:width="16.47cm" svg:height="0.475cm" svg:x="2.2cm" svg:y="2.525cm">
          <draw:text-box>
            <text:p text:style-name="P1"><text:span text:style-name="T4">UK needed better access to policy in the CPA (US officials in Washington were “equally </text:span></text:p>
          </draw:text-box>
        </draw:frame>
        <draw:frame draw:style-name="gr1" draw:text-style-name="P2" draw:layer="layout" svg:width="11.339cm" svg:height="0.475cm" svg:x="2.2cm" svg:y="3.09cm">
          <draw:text-box>
            <text:p text:style-name="P1"><text:span text:style-name="T4">blind”). Mr Blair’s exchange with President Bush might help. </text:span></text:p>
          </draw:text-box>
        </draw:frame>
        <draw:frame draw:style-name="gr1" draw:text-style-name="P2" draw:layer="layout" svg:width="15.75cm" svg:height="0.475cm" svg:x="2.2cm" svg:y="4.004cm">
          <draw:text-box>
            <text:p text:style-name="P1"><text:span text:style-name="T6">349. </text:span><text:span text:style-name="T4"><text:s/>ISOG agreed that the DTI should proceed on the basis of principles proposed </text:span></text:p>
          </draw:text-box>
        </draw:frame>
        <draw:frame draw:style-name="gr1" draw:text-style-name="P2" draw:layer="layout" svg:width="15.932cm" svg:height="0.475cm" svg:x="2.2cm" svg:y="4.568cm">
          <draw:text-box>
            <text:p text:style-name="P1"><text:span text:style-name="T4">by Ms MacNaughton. It also agreed that the UK should lobby again for Mr Fletcher’s </text:span></text:p>
          </draw:text-box>
        </draw:frame>
        <draw:frame draw:style-name="gr1" draw:text-style-name="P2" draw:layer="layout" svg:width="13.049cm" svg:height="0.475cm" svg:x="2.2cm" svg:y="5.133cm">
          <draw:text-box>
            <text:p text:style-name="P1"><text:span text:style-name="T4">secondment to the CPA Oil Team (which the CPA had blocked so far).</text:span></text:p>
          </draw:text-box>
        </draw:frame>
        <draw:frame draw:style-name="gr1" draw:text-style-name="P2" draw:layer="layout" svg:width="16.254cm" svg:height="0.475cm" svg:x="2.2cm" svg:y="6.047cm">
          <draw:text-box>
            <text:p text:style-name="P1"><text:span text:style-name="T6">350. </text:span><text:span text:style-name="T4"><text:s/>The Cabinet Office issued the final version of the UK Iraq Strategy (the UK’s first </text:span></text:p>
          </draw:text-box>
        </draw:frame>
        <draw:frame draw:style-name="gr1" draw:text-style-name="P2" draw:layer="layout" svg:width="14.133cm" svg:height="0.475cm" svg:x="2.2cm" svg:y="6.612cm">
          <draw:text-box>
            <text:p text:style-name="P1"><text:span text:style-name="T4">cross-Whitehall strategy for Iraq) to members of the AHMGIR on 8 October.</text:span></text:p>
          </draw:text-box>
        </draw:frame>
        <draw:frame draw:style-name="gr6" draw:text-style-name="P7" draw:layer="layout" svg:width="0.408cm" svg:height="0.276cm" svg:x="16.293cm" svg:y="6.631cm">
          <draw:text-box>
            <text:p text:style-name="P1"><text:span text:style-name="T9">190</text:span></text:p>
          </draw:text-box>
        </draw:frame>
        <draw:frame draw:style-name="gr1" draw:text-style-name="P2" draw:layer="layout" svg:width="0.422cm" svg:height="0.475cm" svg:x="16.705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52cm" svg:height="0.475cm" svg:x="2.2cm" svg:y="7.526cm">
          <draw:text-box>
            <text:p text:style-name="P1"><text:span text:style-name="T6">351. </text:span><text:span text:style-name="T4"><text:s/>The Strategy was set at a high level, was only broadly consistent with the CPA’s </text:span></text:p>
          </draw:text-box>
        </draw:frame>
        <draw:frame draw:style-name="gr1" draw:text-style-name="P2" draw:layer="layout" svg:width="16.059cm" svg:height="0.475cm" svg:x="2.2cm" svg:y="8.091cm">
          <draw:text-box>
            <text:p text:style-name="P1"><text:span text:style-name="T4">strategy, and was extremely ambitious. Section 9.2 describes the development of the </text:span></text:p>
          </draw:text-box>
        </draw:frame>
        <draw:frame draw:style-name="gr1" draw:text-style-name="P2" draw:layer="layout" svg:width="12.545cm" svg:height="0.475cm" svg:x="2.2cm" svg:y="8.655cm">
          <draw:text-box>
            <text:p text:style-name="P1"><text:span text:style-name="T4">Strategy, and Section 10.1 the elements relating to reconstruction. </text:span></text:p>
          </draw:text-box>
        </draw:frame>
        <draw:frame draw:style-name="gr1" draw:text-style-name="P2" draw:layer="layout" svg:width="16.05cm" svg:height="0.475cm" svg:x="2.2cm" svg:y="9.57cm">
          <draw:text-box>
            <text:p text:style-name="P1"><text:span text:style-name="T6">352. </text:span><text:span text:style-name="T4"><text:s/>The Strategy stated that the US had far greater resources than the UK, that UK </text:span></text:p>
          </draw:text-box>
        </draw:frame>
        <draw:frame draw:style-name="gr1" draw:text-style-name="P2" draw:layer="layout" svg:width="15.839cm" svg:height="0.475cm" svg:x="2.2cm" svg:y="10.134cm">
          <draw:text-box>
            <text:p text:style-name="P1"><text:span text:style-name="T4">influence over US policy was limited and the UK’s approach would be “vulnerable to </text:span></text:p>
          </draw:text-box>
        </draw:frame>
        <draw:frame draw:style-name="gr1" draw:text-style-name="P2" draw:layer="layout" svg:width="3.99cm" svg:height="0.475cm" svg:x="2.2cm" svg:y="10.698cm">
          <draw:text-box>
            <text:p text:style-name="P1"><text:span text:style-name="T4">shifts in US thinking”.</text:span></text:p>
          </draw:text-box>
        </draw:frame>
        <draw:frame draw:style-name="gr1" draw:text-style-name="P2" draw:layer="layout" svg:width="16.296cm" svg:height="0.475cm" svg:x="2.2cm" svg:y="11.613cm">
          <draw:text-box>
            <text:p text:style-name="P1"><text:span text:style-name="T6">353. </text:span><text:span text:style-name="T4"><text:s/>The Strategy stated that “to help planning”, Iraq’s recovery should be considered </text:span></text:p>
          </draw:text-box>
        </draw:frame>
        <draw:frame draw:style-name="gr1" draw:text-style-name="P2" draw:layer="layout" svg:width="15.729cm" svg:height="0.475cm" svg:x="2.2cm" svg:y="12.177cm">
          <draw:text-box>
            <text:p text:style-name="P1"><text:span text:style-name="T4">in three phases: stabilisation, to December 2003; recovery, to December 2004; and </text:span></text:p>
          </draw:text-box>
        </draw:frame>
        <draw:frame draw:style-name="gr1" draw:text-style-name="P2" draw:layer="layout" svg:width="16.529cm" svg:height="0.475cm" svg:x="2.2cm" svg:y="12.742cm">
          <draw:text-box>
            <text:p text:style-name="P1"><text:span text:style-name="T4">normalisation, from January 2005. The Strategy defined “UK objectives” for each phase </text:span></text:p>
          </draw:text-box>
        </draw:frame>
        <draw:frame draw:style-name="gr1" draw:text-style-name="P2" draw:layer="layout" svg:width="11.8cm" svg:height="0.475cm" svg:x="2.2cm" svg:y="13.306cm">
          <draw:text-box>
            <text:p text:style-name="P1"><text:span text:style-name="T4">in relation to security, the political process, and reconstruction. </text:span></text:p>
          </draw:text-box>
        </draw:frame>
        <draw:frame draw:style-name="gr1" draw:text-style-name="P2" draw:layer="layout" svg:width="11.288cm" svg:height="0.475cm" svg:x="2.2cm" svg:y="14.221cm">
          <draw:text-box>
            <text:p text:style-name="P1"><text:span text:style-name="T6">354. </text:span><text:span text:style-name="T4"><text:s/>The Strategy included UK objectives for oil production:</text:span></text:p>
          </draw:text-box>
        </draw:frame>
        <draw:frame draw:style-name="gr2" draw:text-style-name="P3" draw:layer="layout" svg:width="0.634cm" svg:height="0.712cm" svg:x="2.95cm" svg:y="14.9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8cm" svg:height="0.475cm" svg:x="3.7cm" svg:y="15.135cm">
          <draw:text-box>
            <text:p text:style-name="P1"><text:span text:style-name="T4">In the stabilisation phase (to December 2003), Iraq would reach pre-conflict </text:span></text:p>
          </draw:text-box>
        </draw:frame>
        <draw:frame draw:style-name="gr1" draw:text-style-name="P2" draw:layer="layout" svg:width="14.319cm" svg:height="0.475cm" svg:x="3.7cm" svg:y="15.7cm">
          <draw:text-box>
            <text:p text:style-name="P1"><text:span text:style-name="T4">levels of “development and order”. Oil production would reach 80 percent of </text:span></text:p>
          </draw:text-box>
        </draw:frame>
        <draw:frame draw:style-name="gr1" draw:text-style-name="P2" draw:layer="layout" svg:width="13.367cm" svg:height="0.475cm" svg:x="3.7cm" svg:y="16.264cm">
          <draw:text-box>
            <text:p text:style-name="P1"><text:span text:style-name="T4">pre-conflict levels (2m bpd against 2.5m bpd in the pre-conflict period). </text:span></text:p>
          </draw:text-box>
        </draw:frame>
        <draw:frame draw:style-name="gr2" draw:text-style-name="P3" draw:layer="layout" svg:width="0.634cm" svg:height="0.712cm" svg:x="2.95cm" svg:y="16.7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6cm" svg:height="0.475cm" svg:x="3.7cm" svg:y="16.928cm">
          <draw:text-box>
            <text:p text:style-name="P1"><text:span text:style-name="T4">In the recovery phase, to December 2004, Iraq would exceed pre-conflict levels </text:span></text:p>
          </draw:text-box>
        </draw:frame>
        <draw:frame draw:style-name="gr1" draw:text-style-name="P2" draw:layer="layout" svg:width="15.153cm" svg:height="0.475cm" svg:x="3.7cm" svg:y="17.493cm">
          <draw:text-box>
            <text:p text:style-name="P1"><text:span text:style-name="T4">of development and order. Oil production would reach 3m bpd, and oil and other </text:span></text:p>
          </draw:text-box>
        </draw:frame>
        <draw:frame draw:style-name="gr1" draw:text-style-name="P2" draw:layer="layout" svg:width="12.99cm" svg:height="0.475cm" svg:x="3.7cm" svg:y="18.057cm">
          <draw:text-box>
            <text:p text:style-name="P1"><text:span text:style-name="T4">natural resources would be “managed sustainably for the long-term”. </text:span></text:p>
          </draw:text-box>
        </draw:frame>
        <draw:frame draw:style-name="gr2" draw:text-style-name="P3" draw:layer="layout" svg:width="0.634cm" svg:height="0.712cm" svg:x="2.95cm" svg:y="18.5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45cm" svg:height="0.475cm" svg:x="3.7cm" svg:y="18.722cm">
          <draw:text-box>
            <text:p text:style-name="P1"><text:span text:style-name="T4">In the normalisation phase, from January 2005, Iraq would be largely </text:span></text:p>
          </draw:text-box>
        </draw:frame>
        <draw:frame draw:style-name="gr1" draw:text-style-name="P2" draw:layer="layout" svg:width="14.45cm" svg:height="0.475cm" svg:x="3.7cm" svg:y="19.286cm">
          <draw:text-box>
            <text:p text:style-name="P1"><text:span text:style-name="T4">self-supporting. The Iraqi authorities would be in full control of oil production, </text:span></text:p>
          </draw:text-box>
        </draw:frame>
        <draw:frame draw:style-name="gr1" draw:text-style-name="P2" draw:layer="layout" svg:width="7.448cm" svg:height="0.475cm" svg:x="3.7cm" svg:y="19.851cm">
          <draw:text-box>
            <text:p text:style-name="P1"><text:span text:style-name="T4">and operating in a transparent manner. </text:span></text:p>
          </draw:text-box>
        </draw:frame>
        <draw:frame draw:style-name="gr1" draw:text-style-name="P2" draw:layer="layout" svg:width="16.596cm" svg:height="0.475cm" svg:x="2.2cm" svg:y="20.765cm">
          <draw:text-box>
            <text:p text:style-name="P1"><text:span text:style-name="T6">355. </text:span><text:span text:style-name="T4"><text:s/>The Strategy did not specify how those oil production targets had been defined, or </text:span></text:p>
          </draw:text-box>
        </draw:frame>
        <draw:frame draw:style-name="gr1" draw:text-style-name="P2" draw:layer="layout" svg:width="6.085cm" svg:height="0.475cm" svg:x="2.2cm" svg:y="21.33cm">
          <draw:text-box>
            <text:p text:style-name="P1"><text:span text:style-name="T4">the UK’s role in achieving them. </text:span></text:p>
          </draw:text-box>
        </draw:frame>
        <draw:frame draw:style-name="gr1" draw:text-style-name="P2" draw:layer="layout" svg:width="16.406cm" svg:height="0.475cm" svg:x="2.2cm" svg:y="22.244cm">
          <draw:text-box>
            <text:p text:style-name="P1"><text:span text:style-name="T6">356. </text:span><text:span text:style-name="T4"><text:s/>The Strategy stated that the UK would continue to be active in a number of areas </text:span></text:p>
          </draw:text-box>
        </draw:frame>
        <draw:frame draw:style-name="gr1" draw:text-style-name="P2" draw:layer="layout" svg:width="16.423cm" svg:height="0.475cm" svg:x="2.2cm" svg:y="22.808cm">
          <draw:text-box>
            <text:p text:style-name="P1"><text:span text:style-name="T4">but would, as Ministers had directed, focus its engagement on economic management, </text:span></text:p>
          </draw:text-box>
        </draw:frame>
        <draw:frame draw:style-name="gr1" draw:text-style-name="P2" draw:layer="layout" svg:width="5.687cm" svg:height="0.475cm" svg:x="2.2cm" svg:y="23.373cm">
          <draw:text-box>
            <text:p text:style-name="P1"><text:span text:style-name="T4">security sector reform and oil. </text:span></text:p>
          </draw:text-box>
        </draw:frame>
        <draw:frame draw:style-name="gr1" draw:text-style-name="P2" draw:layer="layout" svg:width="16.114cm" svg:height="0.475cm" svg:x="2.2cm" svg:y="24.287cm">
          <draw:text-box>
            <text:p text:style-name="P1"><text:span text:style-name="T6">357. </text:span><text:span text:style-name="T4"><text:s/>The main source of funding for reconstruction would be the DFI. It had provided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line draw:style-name="gr8" draw:text-style-name="P8" draw:layer="layout" svg:x1="2.6cm" svg:y1="27.137cm" svg:x2="12.405cm" svg:y2="27.137cm">
          <text:p/>
        </draw:line>
        <draw:frame draw:style-name="gr1" draw:text-style-name="P2" draw:layer="layout" svg:width="16.605cm" svg:height="0.475cm" svg:x="2.2cm" svg:y="24.852cm">
          <draw:text-box>
            <text:p text:style-name="P1"><text:span text:style-name="T4">US$1.2bn towards the 2003 Iraqi budget and was forecast to provide US$13bn in 2004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90 </text:span></text:p>
          </draw:text-box>
        </draw:frame>
        <draw:frame draw:style-name="gr4" draw:text-style-name="P5" draw:layer="layout" svg:width="9.84cm" svg:height="0.395cm" svg:x="2.6cm" svg:y="26.781cm">
          <draw:text-box>
            <text:p text:style-name="P1"><text:span text:style-name="T5">Minute Dodd to Sheinwald, 8 October 2003, ‘UK Iraq Strategy’.</text:span><text:span text:style-name="T11">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7</text:span></text:p>
          </draw:text-box>
        </draw:frame>
        <draw:frame draw:style-name="gr1" draw:text-style-name="P2" draw:layer="layout" svg:width="15.246cm" svg:height="0.475cm" svg:x="2.2cm" svg:y="2.525cm">
          <draw:text-box>
            <text:p text:style-name="P1"><text:span text:style-name="T6">358. </text:span><text:span text:style-name="T4"><text:s/>TPUK provided an update for Mr Blair on commercial issues on 10 October.</text:span></text:p>
          </draw:text-box>
        </draw:frame>
        <draw:frame draw:style-name="gr6" draw:text-style-name="P7" draw:layer="layout" svg:width="0.408cm" svg:height="0.276cm" svg:x="17.377cm" svg:y="2.544cm">
          <draw:text-box>
            <text:p text:style-name="P1"><text:span text:style-name="T9">191</text:span></text:p>
          </draw:text-box>
        </draw:frame>
        <draw:frame draw:style-name="gr1" draw:text-style-name="P2" draw:layer="layout" svg:width="0.422cm" svg:height="0.475cm" svg:x="17.789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153cm" svg:height="0.475cm" svg:x="2.2cm" svg:y="3.09cm">
          <draw:text-box>
            <text:p text:style-name="P1"><text:span text:style-name="T4">The update is described in more detail later in this Section. </text:span></text:p>
          </draw:text-box>
        </draw:frame>
        <draw:frame draw:style-name="gr1" draw:text-style-name="P2" draw:layer="layout" svg:width="8.938cm" svg:height="0.475cm" svg:x="2.2cm" svg:y="4.004cm">
          <draw:text-box>
            <text:p text:style-name="P1"><text:span text:style-name="T6">359. </text:span><text:span text:style-name="T4"><text:s/>TPUK advised that the UK’s strategy was:</text:span></text:p>
          </draw:text-box>
        </draw:frame>
        <draw:frame draw:style-name="gr1" draw:text-style-name="P2" draw:layer="layout" svg:width="14.95cm" svg:height="0.475cm" svg:x="2.95cm" svg:y="4.918cm">
          <draw:text-box>
            <text:p text:style-name="P1"><text:span text:style-name="T4">“… </text:span><text:span text:style-name="T4">to position UK firms … through the provision of information about contracts, </text:span></text:p>
          </draw:text-box>
        </draw:frame>
        <draw:frame draw:style-name="gr1" draw:text-style-name="P2" draw:layer="layout" svg:width="15.373cm" svg:height="0.475cm" svg:x="2.95cm" svg:y="5.483cm">
          <draw:text-box>
            <text:p text:style-name="P1"><text:span text:style-name="T4">procurement issues, etc, and to press the US authorities (and the CPA) to ensure </text:span></text:p>
          </draw:text-box>
        </draw:frame>
        <draw:frame draw:style-name="gr1" draw:text-style-name="P2" draw:layer="layout" svg:width="11.076cm" svg:height="0.475cm" svg:x="2.95cm" svg:y="6.047cm">
          <draw:text-box>
            <text:p text:style-name="P1"><text:span text:style-name="T4">a level playing field on which UK companies can compete.”</text:span></text:p>
          </draw:text-box>
        </draw:frame>
        <draw:frame draw:style-name="gr1" draw:text-style-name="P2" draw:layer="layout" svg:width="15.094cm" svg:height="0.475cm" svg:x="2.2cm" svg:y="6.962cm">
          <draw:text-box>
            <text:p text:style-name="P1"><text:span text:style-name="T6">360. </text:span><text:span text:style-name="T4"><text:s/>TPUK advised that the US had made it clear that while they welcomed the </text:span></text:p>
          </draw:text-box>
        </draw:frame>
        <draw:frame draw:style-name="gr1" draw:text-style-name="P2" draw:layer="layout" svg:width="11.195cm" svg:height="0.475cm" svg:x="2.2cm" svg:y="7.526cm">
          <draw:text-box>
            <text:p text:style-name="P1"><text:span text:style-name="T4">participation of UK companies, there was no “special deal”. </text:span></text:p>
          </draw:text-box>
        </draw:frame>
        <draw:frame draw:style-name="gr1" draw:text-style-name="P2" draw:layer="layout" svg:width="14.704cm" svg:height="0.475cm" svg:x="2.2cm" svg:y="8.441cm">
          <draw:text-box>
            <text:p text:style-name="P1"><text:span text:style-name="T6">361. </text:span><text:span text:style-name="T4"><text:s/>The TPUK paper considered oil and gas contracts separately from other </text:span></text:p>
          </draw:text-box>
        </draw:frame>
        <draw:frame draw:style-name="gr1" draw:text-style-name="P2" draw:layer="layout" svg:width="16.385cm" svg:height="0.475cm" svg:x="2.2cm" svg:y="9.005cm">
          <draw:text-box>
            <text:p text:style-name="P1"><text:span text:style-name="T4">reconstruction contracts. TPUK advised that oil and gas contracts were let by the DoD, </text:span></text:p>
          </draw:text-box>
        </draw:frame>
        <draw:frame draw:style-name="gr1" draw:text-style-name="P2" draw:layer="layout" svg:width="15.483cm" svg:height="0.475cm" svg:x="2.2cm" svg:y="9.57cm">
          <draw:text-box>
            <text:p text:style-name="P1"><text:span text:style-name="T4">whose procedures were “opaque” and not as open to non-US companies as other </text:span></text:p>
          </draw:text-box>
        </draw:frame>
        <draw:frame draw:style-name="gr1" draw:text-style-name="P2" draw:layer="layout" svg:width="4.113cm" svg:height="0.475cm" svg:x="2.2cm" svg:y="10.134cm">
          <draw:text-box>
            <text:p text:style-name="P1"><text:span text:style-name="T4">US-funded contracts. </text:span></text:p>
          </draw:text-box>
        </draw:frame>
        <draw:frame draw:style-name="gr1" draw:text-style-name="P2" draw:layer="layout" svg:width="16.448cm" svg:height="0.475cm" svg:x="2.2cm" svg:y="11.048cm">
          <draw:text-box>
            <text:p text:style-name="P1"><text:span text:style-name="T6">362. </text:span><text:span text:style-name="T4"><text:s/>TPUK reported that the DTI’s efforts to understand and influence the CPA’s policy </text:span></text:p>
          </draw:text-box>
        </draw:frame>
        <draw:frame draw:style-name="gr1" draw:text-style-name="P2" draw:layer="layout" svg:width="16.216cm" svg:height="0.475cm" svg:x="2.2cm" svg:y="11.613cm">
          <draw:text-box>
            <text:p text:style-name="P1"><text:span text:style-name="T4">on oil and gas had been “consistently unsuccessful” until Mr Adams’ arrival in the CPA </text:span></text:p>
          </draw:text-box>
        </draw:frame>
        <draw:frame draw:style-name="gr1" draw:text-style-name="P2" draw:layer="layout" svg:width="15.877cm" svg:height="0.475cm" svg:x="2.2cm" svg:y="12.177cm">
          <draw:text-box>
            <text:p text:style-name="P1"><text:span text:style-name="T4">Oil Team. That had improved the DTI’s understanding to some extent, although they </text:span></text:p>
          </draw:text-box>
        </draw:frame>
        <draw:frame draw:style-name="gr1" draw:text-style-name="P2" draw:layer="layout" svg:width="16.516cm" svg:height="0.475cm" svg:x="2.2cm" svg:y="12.742cm">
          <draw:text-box>
            <text:p text:style-name="P1"><text:span text:style-name="T4">believed that Mr Adams’ access to information and decision-making meetings had been </text:span></text:p>
          </draw:text-box>
        </draw:frame>
        <draw:frame draw:style-name="gr1" draw:text-style-name="P2" draw:layer="layout" svg:width="4.218cm" svg:height="0.475cm" svg:x="2.2cm" svg:y="13.306cm">
          <draw:text-box>
            <text:p text:style-name="P1"><text:span text:style-name="T4">restricted by the CPA. </text:span></text:p>
          </draw:text-box>
        </draw:frame>
        <draw:frame draw:style-name="gr1" draw:text-style-name="P2" draw:layer="layout" svg:width="16.478cm" svg:height="0.475cm" svg:x="2.2cm" svg:y="14.221cm">
          <draw:text-box>
            <text:p text:style-name="P1"><text:span text:style-name="T6">363. </text:span><text:span text:style-name="T4"><text:s/>The Annotated Agenda for the 16 October meeting of the AHMGIR stated that the </text:span></text:p>
          </draw:text-box>
        </draw:frame>
        <draw:frame draw:style-name="gr1" draw:text-style-name="P2" draw:layer="layout" svg:width="16.643cm" svg:height="0.475cm" svg:x="2.2cm" svg:y="14.785cm">
          <draw:text-box>
            <text:p text:style-name="P1"><text:span text:style-name="T4">CPA Oil Team exercised a high degree of control over the Iraqi Ministry of Oil and INOC, </text:span></text:p>
          </draw:text-box>
        </draw:frame>
        <draw:frame draw:style-name="gr1" draw:text-style-name="P2" draw:layer="layout" svg:width="0.95cm" svg:height="0.475cm" svg:x="2.2cm" svg:y="15.35cm">
          <draw:text-box>
            <text:p text:style-name="P1"><text:span text:style-name="T4">and: </text:span></text:p>
          </draw:text-box>
        </draw:frame>
        <draw:frame draw:style-name="gr1" draw:text-style-name="P2" draw:layer="layout" svg:width="15.564cm" svg:height="0.475cm" svg:x="2.95cm" svg:y="16.264cm">
          <draw:text-box>
            <text:p text:style-name="P1"><text:span text:style-name="T4">“… </text:span><text:span text:style-name="T4">behaved with a degree of secrecy towards the US Administration and Coalition </text:span></text:p>
          </draw:text-box>
        </draw:frame>
        <draw:frame draw:style-name="gr1" draw:text-style-name="P2" draw:layer="layout" svg:width="14.62cm" svg:height="0.475cm" svg:x="2.95cm" svg:y="16.828cm">
          <draw:text-box>
            <text:p text:style-name="P1"><text:span text:style-name="T4">partners, including the UK; the senior UK oil expert in Baghdad [Mr Adams] is </text:span></text:p>
          </draw:text-box>
        </draw:frame>
        <draw:frame draw:style-name="gr1" draw:text-style-name="P2" draw:layer="layout" svg:width="7.647cm" svg:height="0.475cm" svg:x="2.95cm" svg:y="17.393cm">
          <draw:text-box>
            <text:p text:style-name="P1"><text:span text:style-name="T4">routinely excluded from some meetings.”</text:span></text:p>
          </draw:text-box>
        </draw:frame>
        <draw:frame draw:style-name="gr6" draw:text-style-name="P7" draw:layer="layout" svg:width="0.408cm" svg:height="0.276cm" svg:x="10.573cm" svg:y="17.412cm">
          <draw:text-box>
            <text:p text:style-name="P1"><text:span text:style-name="T9">192</text:span></text:p>
          </draw:text-box>
        </draw:frame>
        <draw:frame draw:style-name="gr1" draw:text-style-name="P2" draw:layer="layout" svg:width="0.422cm" svg:height="0.475cm" svg:x="10.985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79cm" svg:height="0.475cm" svg:x="2.2cm" svg:y="18.307cm">
          <draw:text-box>
            <text:p text:style-name="P1"><text:span text:style-name="T6">364. </text:span><text:span text:style-name="T4"><text:s/>In contrast, the UK was building good relationships with senior Iraqi managers in </text:span></text:p>
          </draw:text-box>
        </draw:frame>
        <draw:frame draw:style-name="gr1" draw:text-style-name="P2" draw:layer="layout" svg:width="5.522cm" svg:height="0.475cm" svg:x="2.2cm" svg:y="18.872cm">
          <draw:text-box>
            <text:p text:style-name="P1"><text:span text:style-name="T4">the Ministry of Oil and INOC. </text:span></text:p>
          </draw:text-box>
        </draw:frame>
        <draw:frame draw:style-name="gr1" draw:text-style-name="P2" draw:layer="layout" svg:width="16.537cm" svg:height="0.475cm" svg:x="2.2cm" svg:y="19.786cm">
          <draw:text-box>
            <text:p text:style-name="P1"><text:span text:style-name="T6">365. </text:span><text:span text:style-name="T4"><text:s/>The main issue confronting the Iraqi oil industry was restructuring. The CPA’s plan </text:span></text:p>
          </draw:text-box>
        </draw:frame>
        <draw:frame draw:style-name="gr1" draw:text-style-name="P2" draw:layer="layout" svg:width="16cm" svg:height="0.475cm" svg:x="2.2cm" svg:y="20.351cm">
          <draw:text-box>
            <text:p text:style-name="P1"><text:span text:style-name="T4">was for the INOC Executive Board to include eight Iraqi nationals and eight non-Iraqi </text:span></text:p>
          </draw:text-box>
        </draw:frame>
        <draw:frame draw:style-name="gr1" draw:text-style-name="P2" draw:layer="layout" svg:width="16.089cm" svg:height="0.475cm" svg:x="2.2cm" svg:y="20.915cm">
          <draw:text-box>
            <text:p text:style-name="P1"><text:span text:style-name="T4">nationals. The UK believed that non-Iraqi nationals should hold only non-executive or </text:span></text:p>
          </draw:text-box>
        </draw:frame>
        <draw:frame draw:style-name="gr1" draw:text-style-name="P2" draw:layer="layout" svg:width="3.52cm" svg:height="0.475cm" svg:x="2.2cm" svg:y="21.48cm">
          <draw:text-box>
            <text:p text:style-name="P1"><text:span text:style-name="T4">consultancy roles. </text:span></text:p>
          </draw:text-box>
        </draw:frame>
        <draw:frame draw:style-name="gr1" draw:text-style-name="P2" draw:layer="layout" svg:width="16.228cm" svg:height="0.475cm" svg:x="2.2cm" svg:y="22.394cm">
          <draw:text-box>
            <text:p text:style-name="P1"><text:span text:style-name="T6">366. </text:span><text:span text:style-name="T4"><text:s/>The AHMGIR agreed that the UK should press for greater access in Washington </text:span></text:p>
          </draw:text-box>
        </draw:frame>
        <draw:frame draw:style-name="gr1" draw:text-style-name="P2" draw:layer="layout" svg:width="15.471cm" svg:height="0.475cm" svg:x="2.2cm" svg:y="22.958cm">
          <draw:text-box>
            <text:p text:style-name="P1"><text:span text:style-name="T4">and Baghdad, and for INOC to be controlled by Iraqis and funded in a transparent </text:span></text:p>
          </draw:text-box>
        </draw:frame>
        <draw:frame draw:style-name="gr1" draw:text-style-name="P2" draw:layer="layout" svg:width="1.534cm" svg:height="0.475cm" svg:x="2.2cm" svg:y="23.523cm">
          <draw:text-box>
            <text:p text:style-name="P1"><text:span text:style-name="T4">manner.</text:span></text:p>
          </draw:text-box>
        </draw:frame>
        <draw:frame draw:style-name="gr6" draw:text-style-name="P7" draw:layer="layout" svg:width="0.408cm" svg:height="0.276cm" svg:x="3.73cm" svg:y="23.542cm">
          <draw:text-box>
            <text:p text:style-name="P1"><text:span text:style-name="T9">193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8" draw:text-style-name="P8" draw:layer="layout" svg:x1="2.6cm" svg:y1="25.867cm" svg:x2="18.799cm" svg:y2="25.867cm">
          <text:p/>
        </draw:line>
        <draw:line draw:style-name="gr8" draw:text-style-name="P8" draw:layer="layout" svg:x1="2.199cm" svg:y1="26.29cm" svg:x2="10.808cm" svg:y2="26.29cm">
          <text:p/>
        </draw:line>
        <draw:frame draw:style-name="gr1" draw:text-style-name="P2" draw:layer="layout" svg:width="0.422cm" svg:height="0.475cm" svg:x="4.141cm" svg:y="23.523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191 </text:span></text:p>
          </draw:text-box>
        </draw:frame>
        <draw:frame draw:style-name="gr4" draw:text-style-name="P5" draw:layer="layout" svg:width="16.207cm" svg:height="0.395cm" svg:x="2.6cm" svg:y="25.511cm">
          <draw:text-box>
            <text:p text:style-name="P1"><text:span text:style-name="T5">Letter Zimmer to Rycroft, 10 October 2003, ‘Iraq: Update on Commercial Issues’ attaching Paper TPUK, </text:span></text:p>
          </draw:text-box>
        </draw:frame>
        <draw:frame draw:style-name="gr4" draw:text-style-name="P5" draw:layer="layout" svg:width="8.663cm" svg:height="0.395cm" svg:x="2.2cm" svg:y="25.934cm">
          <draw:text-box>
            <text:p text:style-name="P1"><text:span text:style-name="T5">10 October 2003, ‘Iraq: Update on Commercial Issues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192 </text:span></text:p>
          </draw:text-box>
        </draw:frame>
        <draw:frame draw:style-name="gr4" draw:text-style-name="P5" draw:layer="layout" svg:width="13.024cm" svg:height="0.395cm" svg:x="2.589cm" svg:y="26.357cm">
          <draw:text-box>
            <text:p text:style-name="P1"><text:span text:style-name="T11">Annotated Agenda, 14 October 2003, Ad Hoc Group on Iraq Rehabilitation meeting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193 </text:span></text:p>
          </draw:text-box>
        </draw:frame>
        <draw:frame draw:style-name="gr4" draw:text-style-name="P5" draw:layer="layout" svg:width="11.377cm" svg:height="0.395cm" svg:x="2.6cm" svg:y="26.781cm">
          <draw:text-box>
            <text:p text:style-name="P1"><text:span text:style-name="T11">Minutes, 16 October 2003, Ad Hoc Group on Iraq Rehabilitation meeting.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8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6">367. </text:span><text:span text:style-name="T4"><text:s/>At the 17 October meeting of ISOG, Sir Jeremy Greenstock commented that the </text:span></text:p>
          </draw:text-box>
        </draw:frame>
        <draw:frame draw:style-name="gr1" draw:text-style-name="P2" draw:layer="layout" svg:width="12.266cm" svg:height="0.475cm" svg:x="2.2cm" svg:y="3.09cm">
          <draw:text-box>
            <text:p text:style-name="P1"><text:span text:style-name="T4">DTI had intervened too early with the US and CPA on oil strategy.</text:span></text:p>
          </draw:text-box>
        </draw:frame>
        <draw:frame draw:style-name="gr6" draw:text-style-name="P7" draw:layer="layout" svg:width="0.408cm" svg:height="0.276cm" svg:x="14.42cm" svg:y="3.108cm">
          <draw:text-box>
            <text:p text:style-name="P1"><text:span text:style-name="T9">194</text:span></text:p>
          </draw:text-box>
        </draw:frame>
        <draw:frame draw:style-name="gr1" draw:text-style-name="P2" draw:layer="layout" svg:width="3.978cm" svg:height="0.475cm" svg:x="14.832cm" svg:y="3.09cm">
          <draw:text-box>
            <text:p text:style-name="P1"><text:span text:style-name="T4"><text:s/></text:span><text:span text:style-name="T4">The CPA Oil Team’s </text:span></text:p>
          </draw:text-box>
        </draw:frame>
        <draw:frame draw:style-name="gr1" draw:text-style-name="P2" draw:layer="layout" svg:width="6.403cm" svg:height="0.475cm" svg:x="2.2cm" svg:y="3.654cm">
          <draw:text-box>
            <text:p text:style-name="P1"><text:span text:style-name="T4">focus was on reviving production. </text:span></text:p>
          </draw:text-box>
        </draw:frame>
        <draw:frame draw:style-name="gr1" draw:text-style-name="P2" draw:layer="layout" svg:width="15.817cm" svg:height="0.475cm" svg:x="2.2cm" svg:y="4.568cm">
          <draw:text-box>
            <text:p text:style-name="P1"><text:span text:style-name="T6">368. </text:span><text:span text:style-name="T4"><text:s/>The 21 November meeting of ISOG was advised that Mr David Richmond, the </text:span></text:p>
          </draw:text-box>
        </draw:frame>
        <draw:frame draw:style-name="gr1" draw:text-style-name="P2" draw:layer="layout" svg:width="16.559cm" svg:height="0.475cm" svg:x="2.2cm" svg:y="5.133cm">
          <draw:text-box>
            <text:p text:style-name="P1"><text:span text:style-name="T4">Prime Minister’s Deputy Special Representative on Iraq, had “again tried to sell a UK oil </text:span></text:p>
          </draw:text-box>
        </draw:frame>
        <draw:frame draw:style-name="gr1" draw:text-style-name="P2" draw:layer="layout" svg:width="13.341cm" svg:height="0.475cm" svg:x="2.2cm" svg:y="5.697cm">
          <draw:text-box>
            <text:p text:style-name="P1"><text:span text:style-name="T4">policy secondee” to the US, to replace Mr Adams on the CPA Oil Team.</text:span></text:p>
          </draw:text-box>
        </draw:frame>
        <draw:frame draw:style-name="gr6" draw:text-style-name="P7" draw:layer="layout" svg:width="0.408cm" svg:height="0.276cm" svg:x="15.502cm" svg:y="5.716cm">
          <draw:text-box>
            <text:p text:style-name="P1"><text:span text:style-name="T9">195</text:span></text:p>
          </draw:text-box>
        </draw:frame>
        <draw:frame draw:style-name="gr1" draw:text-style-name="P2" draw:layer="layout" svg:width="2.322cm" svg:height="0.475cm" svg:x="15.914cm" svg:y="5.697cm">
          <draw:text-box>
            <text:p text:style-name="P1"><text:span text:style-name="T4"><text:s/></text:span><text:span text:style-name="T4">He had not </text:span></text:p>
          </draw:text-box>
        </draw:frame>
        <draw:frame draw:style-name="gr1" draw:text-style-name="P2" draw:layer="layout" svg:width="3.287cm" svg:height="0.475cm" svg:x="2.2cm" svg:y="6.262cm">
          <draw:text-box>
            <text:p text:style-name="P1"><text:span text:style-name="T4">been successful. </text:span></text:p>
          </draw:text-box>
        </draw:frame>
        <draw:frame draw:style-name="gr1" draw:text-style-name="P2" draw:layer="layout" svg:width="16.762cm" svg:height="0.475cm" svg:x="2.2cm" svg:y="7.176cm">
          <draw:text-box>
            <text:p text:style-name="P1"><text:span text:style-name="T6">369. </text:span><text:span text:style-name="T4"><text:s/>ISOG agreed that the UK should now “abandon this initiative”. ISOG asked the DTI </text:span></text:p>
          </draw:text-box>
        </draw:frame>
        <draw:frame draw:style-name="gr1" draw:text-style-name="P2" draw:layer="layout" svg:width="16.402cm" svg:height="0.475cm" svg:x="2.2cm" svg:y="7.741cm">
          <draw:text-box>
            <text:p text:style-name="P1"><text:span text:style-name="T4">to consider what more it could do to foster long-term relations with the Iraqi oil industry, </text:span></text:p>
          </draw:text-box>
        </draw:frame>
        <draw:frame draw:style-name="gr1" draw:text-style-name="P2" draw:layer="layout" svg:width="10.111cm" svg:height="0.475cm" svg:x="2.2cm" svg:y="8.305cm">
          <draw:text-box>
            <text:p text:style-name="P1"><text:span text:style-name="T4">given the CPA’s planned dissolution in summer 2004. </text:span></text:p>
          </draw:text-box>
        </draw:frame>
        <draw:frame draw:style-name="gr1" draw:text-style-name="P2" draw:layer="layout" svg:width="10.598cm" svg:height="0.475cm" svg:x="2.2cm" svg:y="9.22cm">
          <draw:text-box>
            <text:p text:style-name="P1"><text:span text:style-name="T6">370. </text:span><text:span text:style-name="T4"><text:s/>The IAMB was formally established on 24 October.</text:span></text:p>
          </draw:text-box>
        </draw:frame>
        <draw:frame draw:style-name="gr6" draw:text-style-name="P7" draw:layer="layout" svg:width="0.408cm" svg:height="0.276cm" svg:x="12.742cm" svg:y="9.238cm">
          <draw:text-box>
            <text:p text:style-name="P1"><text:span text:style-name="T9">196</text:span></text:p>
          </draw:text-box>
        </draw:frame>
        <draw:frame draw:style-name="gr1" draw:text-style-name="P2" draw:layer="layout" svg:width="4.68cm" svg:height="0.475cm" svg:x="13.153cm" svg:y="9.22cm">
          <draw:text-box>
            <text:p text:style-name="P1"><text:span text:style-name="T4"><text:s/></text:span><text:span text:style-name="T4">It would not hold its first </text:span></text:p>
          </draw:text-box>
        </draw:frame>
        <draw:frame draw:style-name="gr1" draw:text-style-name="P2" draw:layer="layout" svg:width="5.615cm" svg:height="0.475cm" svg:x="2.2cm" svg:y="9.784cm">
          <draw:text-box>
            <text:p text:style-name="P1"><text:span text:style-name="T4">meeting until early December.</text:span></text:p>
          </draw:text-box>
        </draw:frame>
        <draw:frame draw:style-name="gr6" draw:text-style-name="P7" draw:layer="layout" svg:width="0.408cm" svg:height="0.276cm" svg:x="7.8cm" svg:y="9.803cm">
          <draw:text-box>
            <text:p text:style-name="P1"><text:span text:style-name="T9">197</text:span></text:p>
          </draw:text-box>
        </draw:frame>
        <draw:frame draw:style-name="gr1" draw:text-style-name="P2" draw:layer="layout" svg:width="16.825cm" svg:height="0.475cm" svg:x="2.2cm" svg:y="10.698cm">
          <draw:text-box>
            <text:p text:style-name="P1"><text:span text:style-name="T6">371. </text:span><text:span text:style-name="T4"><text:s/>On 6 November, the US Congress approved the CPA’s request for additional funds, </text:span></text:p>
          </draw:text-box>
        </draw:frame>
        <draw:frame draw:style-name="gr1" draw:text-style-name="P2" draw:layer="layout" svg:width="13.892cm" svg:height="0.475cm" svg:x="2.2cm" svg:y="11.263cm">
          <draw:text-box>
            <text:p text:style-name="P1"><text:span text:style-name="T4">allocating US$18.4bn to the Iraq Relief and Reconstruction Fund (IRRF2).</text:span></text:p>
          </draw:text-box>
        </draw:frame>
        <draw:frame draw:style-name="gr6" draw:text-style-name="P7" draw:layer="layout" svg:width="0.408cm" svg:height="0.276cm" svg:x="16.036cm" svg:y="11.282cm">
          <draw:text-box>
            <text:p text:style-name="P1"><text:span text:style-name="T9">198</text:span></text:p>
          </draw:text-box>
        </draw:frame>
        <draw:frame draw:style-name="gr1" draw:text-style-name="P2" draw:layer="layout" svg:width="2.132cm" svg:height="0.475cm" svg:x="16.448cm" svg:y="11.263cm">
          <draw:text-box>
            <text:p text:style-name="P1"><text:span text:style-name="T4"><text:s/></text:span><text:span text:style-name="T4">The funds </text:span></text:p>
          </draw:text-box>
        </draw:frame>
        <draw:frame draw:style-name="gr1" draw:text-style-name="P2" draw:layer="layout" svg:width="15.471cm" svg:height="0.475cm" svg:x="2.2cm" svg:y="11.827cm">
          <draw:text-box>
            <text:p text:style-name="P1"><text:span text:style-name="T4">were available for two years. Of that, US$1.7bn was allocated for oil infrastructure.</text:span></text:p>
          </draw:text-box>
        </draw:frame>
        <draw:frame draw:style-name="gr6" draw:text-style-name="P7" draw:layer="layout" svg:width="0.408cm" svg:height="0.276cm" svg:x="17.612cm" svg:y="11.846cm">
          <draw:text-box>
            <text:p text:style-name="P1"><text:span text:style-name="T9">199</text:span></text:p>
          </draw:text-box>
        </draw:frame>
        <draw:frame draw:style-name="gr1" draw:text-style-name="P2" draw:layer="layout" svg:width="16.563cm" svg:height="0.475cm" svg:x="2.2cm" svg:y="12.742cm">
          <draw:text-box>
            <text:p text:style-name="P1"><text:span text:style-name="T6">372. </text:span><text:span text:style-name="T4"><text:s/>On 15 November, the Iraqi Governing Council unveiled a timetable for the transfer </text:span></text:p>
          </draw:text-box>
        </draw:frame>
        <draw:frame draw:style-name="gr1" draw:text-style-name="P2" draw:layer="layout" svg:width="16.609cm" svg:height="0.475cm" svg:x="2.2cm" svg:y="13.306cm">
          <draw:text-box>
            <text:p text:style-name="P1"><text:span text:style-name="T4">of sovereignty to a transitional administration (‘the transition’) by 30 June 2004, at which </text:span></text:p>
          </draw:text-box>
        </draw:frame>
        <draw:frame draw:style-name="gr1" draw:text-style-name="P2" draw:layer="layout" svg:width="5.565cm" svg:height="0.475cm" svg:x="2.2cm" svg:y="13.871cm">
          <draw:text-box>
            <text:p text:style-name="P1"><text:span text:style-name="T4">point the CPA would dissolve.</text:span></text:p>
          </draw:text-box>
        </draw:frame>
        <draw:frame draw:style-name="gr6" draw:text-style-name="P7" draw:layer="layout" svg:width="0.408cm" svg:height="0.276cm" svg:x="7.746cm" svg:y="13.889cm">
          <draw:text-box>
            <text:p text:style-name="P1"><text:span text:style-name="T9">200</text:span></text:p>
          </draw:text-box>
        </draw:frame>
        <draw:frame draw:style-name="gr1" draw:text-style-name="P2" draw:layer="layout" svg:width="0.422cm" svg:height="0.475cm" svg:x="8.157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323cm" svg:height="0.475cm" svg:x="2.2cm" svg:y="14.785cm">
          <draw:text-box>
            <text:p text:style-name="P1"><text:span text:style-name="T6">373. </text:span><text:span text:style-name="T4"><text:s/>The OFF programme closed on 21 November, in line with the terms of </text:span></text:p>
          </draw:text-box>
        </draw:frame>
        <draw:frame draw:style-name="gr1" draw:text-style-name="P2" draw:layer="layout" svg:width="15.64cm" svg:height="0.475cm" svg:x="2.2cm" svg:y="15.35cm">
          <draw:text-box>
            <text:p text:style-name="P1"><text:span text:style-name="T4">resolution 1483. The AHMGIR was advised that responsibility for remaining activity </text:span></text:p>
          </draw:text-box>
        </draw:frame>
        <draw:frame draw:style-name="gr1" draw:text-style-name="P2" draw:layer="layout" svg:width="10.175cm" svg:height="0.475cm" svg:x="2.2cm" svg:y="15.914cm">
          <draw:text-box>
            <text:p text:style-name="P1"><text:span text:style-name="T4">had passed to the CPA and the Iraqi Ministry of Trade.</text:span></text:p>
          </draw:text-box>
        </draw:frame>
        <draw:frame draw:style-name="gr6" draw:text-style-name="P7" draw:layer="layout" svg:width="0.408cm" svg:height="0.276cm" svg:x="12.334cm" svg:y="15.933cm">
          <draw:text-box>
            <text:p text:style-name="P1"><text:span text:style-name="T9">201</text:span></text:p>
          </draw:text-box>
        </draw:frame>
        <draw:frame draw:style-name="gr1" draw:text-style-name="P2" draw:layer="layout" svg:width="5.823cm" svg:height="0.475cm" svg:x="12.746cm" svg:y="15.914cm">
          <draw:text-box>
            <text:p text:style-name="P1"><text:span text:style-name="T4"><text:s/></text:span><text:span text:style-name="T4">It was not expected that there </text:span></text:p>
          </draw:text-box>
        </draw:frame>
        <draw:frame draw:style-name="gr1" draw:text-style-name="P2" draw:layer="layout" svg:width="6.238cm" svg:height="0.475cm" svg:x="2.2cm" svg:y="16.478cm">
          <draw:text-box>
            <text:p text:style-name="P1"><text:span text:style-name="T4">would be a threat to food supply. </text:span></text:p>
          </draw:text-box>
        </draw:frame>
        <draw:frame draw:style-name="gr1" draw:text-style-name="P2" draw:layer="layout" svg:width="16.22cm" svg:height="0.475cm" svg:x="2.2cm" svg:y="17.393cm">
          <draw:text-box>
            <text:p text:style-name="P1"><text:span text:style-name="T6">374. </text:span><text:span text:style-name="T4"><text:s/>UK Trade and Investment (UKTI), in association with the Iraqi Ministry of Oil and </text:span></text:p>
          </draw:text-box>
        </draw:frame>
        <draw:frame draw:style-name="gr1" draw:text-style-name="P2" draw:layer="layout" svg:width="16.381cm" svg:height="0.475cm" svg:x="2.2cm" svg:y="17.957cm">
          <draw:text-box>
            <text:p text:style-name="P1"><text:span text:style-name="T4">other partners, hosted a conference in London in December 2003 to examine the skills </text:span></text:p>
          </draw:text-box>
        </draw:frame>
        <draw:frame draw:style-name="gr1" draw:text-style-name="P2" draw:layer="layout" svg:width="15.602cm" svg:height="0.475cm" svg:x="2.2cm" svg:y="18.522cm">
          <draw:text-box>
            <text:p text:style-name="P1"><text:span text:style-name="T4">development needs in the oil and gas sector in Iraq, and to recommend a series of </text:span></text:p>
          </draw:text-box>
        </draw:frame>
        <draw:frame draw:style-name="gr1" draw:text-style-name="P2" draw:layer="layout" svg:width="6.407cm" svg:height="0.475cm" svg:x="2.2cm" svg:y="19.086cm">
          <draw:text-box>
            <text:p text:style-name="P1"><text:span text:style-name="T4">initiatives to address those needs.</text:span></text:p>
          </draw:text-box>
        </draw:frame>
        <draw:frame draw:style-name="gr6" draw:text-style-name="P7" draw:layer="layout" svg:width="0.408cm" svg:height="0.276cm" svg:x="8.577cm" svg:y="19.105cm">
          <draw:text-box>
            <text:p text:style-name="P1"><text:span text:style-name="T9">202</text:span></text:p>
          </draw:text-box>
        </draw:frame>
        <draw:frame draw:style-name="gr1" draw:text-style-name="P2" draw:layer="layout" svg:width="0.422cm" svg:height="0.475cm" svg:x="8.989cm" svg:y="19.0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31cm" svg:height="0.475cm" svg:x="2.2cm" svg:y="20.001cm">
          <draw:text-box>
            <text:p text:style-name="P1"><text:span text:style-name="T6">375. </text:span><text:span text:style-name="T4"><text:s/>A UK-Iraq Joint Board was established in January 2004 to carry forward the </text:span></text:p>
          </draw:text-box>
        </draw:frame>
        <draw:frame draw:style-name="gr1" draw:text-style-name="P2" draw:layer="layout" svg:width="16.084cm" svg:height="0.475cm" svg:x="2.2cm" svg:y="20.565cm">
          <draw:text-box>
            <text:p text:style-name="P1"><text:span text:style-name="T4">conference’s recommendations, and more generally to help support the development 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frame draw:style-name="gr1" draw:text-style-name="P2" draw:layer="layout" svg:width="6.056cm" svg:height="0.475cm" svg:x="2.2cm" svg:y="21.13cm">
          <draw:text-box>
            <text:p text:style-name="P1"><text:span text:style-name="T4">of the oil and gas sector in Iraq. </text:span></text:p>
          </draw:text-box>
        </draw:frame>
        <draw:frame draw:style-name="gr9" draw:text-style-name="P9" draw:layer="layout" svg:width="0.404cm" svg:height="0.23cm" svg:x="2.2cm" svg:y="22.986cm">
          <draw:text-box>
            <text:p text:style-name="P1"><text:span text:style-name="T10">194 </text:span></text:p>
          </draw:text-box>
        </draw:frame>
        <draw:frame draw:style-name="gr4" draw:text-style-name="P5" draw:layer="layout" svg:width="9.9cm" svg:height="0.395cm" svg:x="2.6cm" svg:y="22.971cm">
          <draw:text-box>
            <text:p text:style-name="P1"><text:span text:style-name="T11">Minutes, 17 October 2003, Iraq Senior Officials Group meeting. 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195 </text:span></text:p>
          </draw:text-box>
        </draw:frame>
        <draw:frame draw:style-name="gr4" draw:text-style-name="P5" draw:layer="layout" svg:width="10.268cm" svg:height="0.395cm" svg:x="2.6cm" svg:y="23.394cm">
          <draw:text-box>
            <text:p text:style-name="P1"><text:span text:style-name="T11">Minutes, 21 November 2003, Iraq Senior Officials Group meeting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196 </text:span></text:p>
          </draw:text-box>
        </draw:frame>
        <draw:frame draw:style-name="gr4" draw:text-style-name="P5" draw:layer="layout" svg:width="16.03cm" svg:height="0.395cm" svg:x="2.6cm" svg:y="23.817cm">
          <draw:text-box>
            <text:p text:style-name="P1"><text:span text:style-name="T11">IAMB, Press Release, 24 October 2003, </text:span><text:span text:style-name="T13">Establishment of International Advisory and Monitoring Board</text:span><text:span text:style-name="T11">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197 </text:span></text:p>
          </draw:text-box>
        </draw:frame>
        <draw:frame draw:style-name="gr4" draw:text-style-name="P5" draw:layer="layout" svg:width="11.555cm" svg:height="0.395cm" svg:x="2.6cm" svg:y="24.241cm">
          <draw:text-box>
            <text:p text:style-name="P1"><text:span text:style-name="T11">Briefing Treasury, [undated], ‘Meeting with Gary Edson, NSC – Thursday 5</text:span></text:p>
          </draw:text-box>
        </draw:frame>
        <draw:frame draw:style-name="gr9" draw:text-style-name="P9" draw:layer="layout" svg:width="0.205cm" svg:height="0.23cm" svg:x="14.215cm" svg:y="24.256cm">
          <draw:text-box>
            <text:p text:style-name="P1"><text:span text:style-name="T10">th</text:span></text:p>
          </draw:text-box>
        </draw:frame>
        <draw:frame draw:style-name="gr4" draw:text-style-name="P5" draw:layer="layout" svg:width="2.851cm" svg:height="0.395cm" svg:x="14.386cm" svg:y="24.241cm">
          <draw:text-box>
            <text:p text:style-name="P1"><text:span text:style-name="T11"><text:s/></text:span><text:span text:style-name="T11">February [2004]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198 </text:span></text:p>
          </draw:text-box>
        </draw:frame>
        <draw:frame draw:style-name="gr4" draw:text-style-name="P5" draw:layer="layout" svg:width="9.48cm" svg:height="0.395cm" svg:x="2.6cm" svg:y="24.664cm">
          <draw:text-box>
            <text:p text:style-name="P1"><text:span text:style-name="T11">Emergency Wartime Supplemental Appropriations Act, 2003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199 </text:span></text:p>
          </draw:text-box>
        </draw:frame>
        <draw:frame draw:style-name="gr4" draw:text-style-name="P5" draw:layer="layout" svg:width="14.653cm" svg:height="0.395cm" svg:x="2.6cm" svg:y="25.087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2.081cm" svg:height="0.395cm" svg:x="2.2cm" svg:y="25.511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00 </text:span></text:p>
          </draw:text-box>
        </draw:frame>
        <draw:frame draw:style-name="gr4" draw:text-style-name="P5" draw:layer="layout" svg:width="14.878cm" svg:height="0.395cm" svg:x="2.6cm" svg:y="25.934cm">
          <draw:text-box>
            <text:p text:style-name="P1"><text:span text:style-name="T11">Minute Figgures to CDS, 16 November 2003, ‘SBMR(IRAQ) Report 047 of 16 November 2003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01 </text:span></text:p>
          </draw:text-box>
        </draw:frame>
        <draw:frame draw:style-name="gr4" draw:text-style-name="P5" draw:layer="layout" svg:width="13.392cm" svg:height="0.395cm" svg:x="2.589cm" svg:y="26.357cm">
          <draw:text-box>
            <text:p text:style-name="P1"><text:span text:style-name="T11">Annotated Agenda, 27 November 2003, Ad Hoc Group on Iraq Rehabilitation meeting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02 </text:span></text:p>
          </draw:text-box>
        </draw:frame>
        <draw:frame draw:style-name="gr4" draw:text-style-name="P5" draw:layer="layout" svg:width="7.364cm" svg:height="0.395cm" svg:x="2.6cm" svg:y="26.781cm">
          <draw:text-box>
            <text:p text:style-name="P1"><text:span text:style-name="T11">Briefing UKTI, [undated], ‘UK-Iraq Joint Board’.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9</text:span></text:p>
          </draw:text-box>
        </draw:frame>
        <draw:frame draw:style-name="gr1" draw:text-style-name="P2" draw:layer="layout" svg:width="16.685cm" svg:height="0.475cm" svg:x="2.2cm" svg:y="2.525cm">
          <draw:text-box>
            <text:p text:style-name="P1"><text:span text:style-name="T6">376. </text:span><text:span text:style-name="T4"><text:s/>The 6 January 2004 meeting of ISOG was advised that a forthcoming presentation </text:span></text:p>
          </draw:text-box>
        </draw:frame>
        <draw:frame draw:style-name="gr1" draw:text-style-name="P2" draw:layer="layout" svg:width="16.326cm" svg:height="0.475cm" svg:x="2.2cm" svg:y="3.09cm">
          <draw:text-box>
            <text:p text:style-name="P1"><text:span text:style-name="T4">by the Iraqi Minister for Oil to the Iraqi Governing Council on the future of the oil sector </text:span></text:p>
          </draw:text-box>
        </draw:frame>
        <draw:frame draw:style-name="gr1" draw:text-style-name="P2" draw:layer="layout" svg:width="10.424cm" svg:height="0.475cm" svg:x="2.2cm" svg:y="3.654cm">
          <draw:text-box>
            <text:p text:style-name="P1"><text:span text:style-name="T4">might not give due weight to “good governance issues”.</text:span></text:p>
          </draw:text-box>
        </draw:frame>
        <draw:frame draw:style-name="gr6" draw:text-style-name="P7" draw:layer="layout" svg:width="0.408cm" svg:height="0.276cm" svg:x="12.578cm" svg:y="3.673cm">
          <draw:text-box>
            <text:p text:style-name="P1"><text:span text:style-name="T9">203</text:span></text:p>
          </draw:text-box>
        </draw:frame>
        <draw:frame draw:style-name="gr1" draw:text-style-name="P2" draw:layer="layout" svg:width="4.447cm" svg:height="0.475cm" svg:x="12.99cm" svg:y="3.654cm">
          <draw:text-box>
            <text:p text:style-name="P1"><text:span text:style-name="T4"><text:s/></text:span><text:span text:style-name="T4">The UK would need to </text:span></text:p>
          </draw:text-box>
        </draw:frame>
        <draw:frame draw:style-name="gr1" draw:text-style-name="P2" draw:layer="layout" svg:width="16.69cm" svg:height="0.475cm" svg:x="2.2cm" svg:y="4.218cm">
          <draw:text-box>
            <text:p text:style-name="P1"><text:span text:style-name="T4">consider whether it needed to intervene; poor governance would delay investment in the </text:span></text:p>
          </draw:text-box>
        </draw:frame>
        <draw:frame draw:style-name="gr1" draw:text-style-name="P2" draw:layer="layout" svg:width="8.634cm" svg:height="0.475cm" svg:x="2.2cm" svg:y="4.783cm">
          <draw:text-box>
            <text:p text:style-name="P1"><text:span text:style-name="T4">oil sector and be a breach of resolution 1483. </text:span></text:p>
          </draw:text-box>
        </draw:frame>
        <draw:frame draw:style-name="gr1" draw:text-style-name="P2" draw:layer="layout" svg:width="16.27cm" svg:height="0.475cm" svg:x="2.2cm" svg:y="5.697cm">
          <draw:text-box>
            <text:p text:style-name="P1"><text:span text:style-name="T6">377. </text:span><text:span text:style-name="T4"><text:s/>Mr Neil Hirst, Head of the DTI’s Energy Markets Unit, wrote to the Cabinet Office </text:span></text:p>
          </draw:text-box>
        </draw:frame>
        <draw:frame draw:style-name="gr1" draw:text-style-name="P2" draw:layer="layout" svg:width="9.646cm" svg:height="0.475cm" svg:x="2.2cm" svg:y="6.262cm">
          <draw:text-box>
            <text:p text:style-name="P1"><text:span text:style-name="T4">the following day to set out the issue in more detail.</text:span></text:p>
          </draw:text-box>
        </draw:frame>
        <draw:frame draw:style-name="gr6" draw:text-style-name="P7" draw:layer="layout" svg:width="0.408cm" svg:height="0.276cm" svg:x="11.801cm" svg:y="6.281cm">
          <draw:text-box>
            <text:p text:style-name="P1"><text:span text:style-name="T9">204</text:span></text:p>
          </draw:text-box>
        </draw:frame>
        <draw:frame draw:style-name="gr1" draw:text-style-name="P2" draw:layer="layout" svg:width="6.619cm" svg:height="0.475cm" svg:x="12.213cm" svg:y="6.262cm">
          <draw:text-box>
            <text:p text:style-name="P1"><text:span text:style-name="T4"><text:s/></text:span><text:span text:style-name="T4">He advised that how the oil sector </text:span></text:p>
          </draw:text-box>
        </draw:frame>
        <draw:frame draw:style-name="gr1" draw:text-style-name="P2" draw:layer="layout" svg:width="15.636cm" svg:height="0.475cm" svg:x="2.2cm" svg:y="6.826cm">
          <draw:text-box>
            <text:p text:style-name="P1"><text:span text:style-name="T4">was handled would have major implications for the future prosperity and stability of </text:span></text:p>
          </draw:text-box>
        </draw:frame>
        <draw:frame draw:style-name="gr1" draw:text-style-name="P2" draw:layer="layout" svg:width="16.317cm" svg:height="0.475cm" svg:x="2.2cm" svg:y="7.391cm">
          <draw:text-box>
            <text:p text:style-name="P1"><text:span text:style-name="T4">Iraq. The UK Government had launched a major international initiative – the Extractive </text:span></text:p>
          </draw:text-box>
        </draw:frame>
        <draw:frame draw:style-name="gr1" draw:text-style-name="P2" draw:layer="layout" svg:width="15.441cm" svg:height="0.475cm" svg:x="2.2cm" svg:y="7.955cm">
          <draw:text-box>
            <text:p text:style-name="P1"><text:span text:style-name="T4">Industries Transparency Initiative (EITI), led by DFID – to achieve transparency of </text:span></text:p>
          </draw:text-box>
        </draw:frame>
        <draw:frame draw:style-name="gr1" draw:text-style-name="P2" draw:layer="layout" svg:width="16.012cm" svg:height="0.475cm" svg:x="2.2cm" svg:y="8.52cm">
          <draw:text-box>
            <text:p text:style-name="P1"><text:span text:style-name="T4">natural resource accounting in the developing world. The principle of transparency of </text:span></text:p>
          </draw:text-box>
        </draw:frame>
        <draw:frame draw:style-name="gr1" draw:text-style-name="P2" draw:layer="layout" svg:width="9.362cm" svg:height="0.475cm" svg:x="2.2cm" svg:y="9.084cm">
          <draw:text-box>
            <text:p text:style-name="P1"><text:span text:style-name="T4">accounting was also set down in resolution 1483. </text:span></text:p>
          </draw:text-box>
        </draw:frame>
        <draw:frame draw:style-name="gr1" draw:text-style-name="P2" draw:layer="layout" svg:width="13.658cm" svg:height="0.475cm" svg:x="2.2cm" svg:y="9.998cm">
          <draw:text-box>
            <text:p text:style-name="P1"><text:span text:style-name="T6">378. </text:span><text:span text:style-name="T4"><text:s/>Mr Hirst identified two key principles that needed to be established:</text:span></text:p>
          </draw:text-box>
        </draw:frame>
        <draw:frame draw:style-name="gr2" draw:text-style-name="P3" draw:layer="layout" svg:width="0.634cm" svg:height="0.712cm" svg:x="2.95cm" svg:y="10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10.913cm">
          <draw:text-box>
            <text:p text:style-name="P1"><text:span text:style-name="T4">a separation of powers between the Iraqi Government as owner and regulator </text:span></text:p>
          </draw:text-box>
        </draw:frame>
        <draw:frame draw:style-name="gr1" draw:text-style-name="P2" draw:layer="layout" svg:width="14.205cm" svg:height="0.475cm" svg:x="3.7cm" svg:y="11.477cm">
          <draw:text-box>
            <text:p text:style-name="P1"><text:span text:style-name="T4">of energy resources, and the operating company (probably, at least initially, </text:span></text:p>
          </draw:text-box>
        </draw:frame>
        <draw:frame draw:style-name="gr1" draw:text-style-name="P2" draw:layer="layout" svg:width="10.683cm" svg:height="0.475cm" svg:x="3.7cm" svg:y="12.042cm">
          <draw:text-box>
            <text:p text:style-name="P1"><text:span text:style-name="T4">nationally owned) which developed those resources; and</text:span></text:p>
          </draw:text-box>
        </draw:frame>
        <draw:frame draw:style-name="gr2" draw:text-style-name="P3" draw:layer="layout" svg:width="0.634cm" svg:height="0.712cm" svg:x="2.95cm" svg:y="12.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15cm" svg:height="0.475cm" svg:x="3.7cm" svg:y="12.706cm">
          <draw:text-box>
            <text:p text:style-name="P1"><text:span text:style-name="T4">full transparency of oil accounts, payments and budgets.</text:span></text:p>
          </draw:text-box>
        </draw:frame>
        <draw:frame draw:style-name="gr1" draw:text-style-name="P2" draw:layer="layout" svg:width="16.41cm" svg:height="0.475cm" svg:x="2.2cm" svg:y="13.621cm">
          <draw:text-box>
            <text:p text:style-name="P1"><text:span text:style-name="T6">379. </text:span><text:span text:style-name="T4"><text:s/>It was unclear to what extent the US would be prepared to exert their influence to </text:span></text:p>
          </draw:text-box>
        </draw:frame>
        <draw:frame draw:style-name="gr1" draw:text-style-name="P2" draw:layer="layout" svg:width="16.559cm" svg:height="0.475cm" svg:x="2.2cm" svg:y="14.185cm">
          <draw:text-box>
            <text:p text:style-name="P1"><text:span text:style-name="T4">help achieve good governance in the oil sector, particularly in the light of their lukewarm </text:span></text:p>
          </draw:text-box>
        </draw:frame>
        <draw:frame draw:style-name="gr1" draw:text-style-name="P2" draw:layer="layout" svg:width="3.952cm" svg:height="0.475cm" svg:x="2.2cm" svg:y="14.75cm">
          <draw:text-box>
            <text:p text:style-name="P1"><text:span text:style-name="T4">response to the EITI.</text:span></text:p>
          </draw:text-box>
        </draw:frame>
        <draw:frame draw:style-name="gr1" draw:text-style-name="P2" draw:layer="layout" svg:width="16.762cm" svg:height="0.475cm" svg:x="2.2cm" svg:y="15.664cm">
          <draw:text-box>
            <text:p text:style-name="P1"><text:span text:style-name="T6">380. </text:span><text:span text:style-name="T4"><text:s/>Section 10.1 describes the development of DFID’s Interim Country Assistance Plan </text:span></text:p>
          </draw:text-box>
        </draw:frame>
        <draw:frame draw:style-name="gr1" draw:text-style-name="P2" draw:layer="layout" svg:width="16.732cm" svg:height="0.475cm" svg:x="2.2cm" svg:y="16.228cm">
          <draw:text-box>
            <text:p text:style-name="P1"><text:span text:style-name="T4">(I-CAP) for Iraq in December 2003 and January 2004. The I-CAP set priorities for DFID’s </text:span></text:p>
          </draw:text-box>
        </draw:frame>
        <draw:frame draw:style-name="gr1" draw:text-style-name="P2" draw:layer="layout" svg:width="2.432cm" svg:height="0.475cm" svg:x="2.2cm" svg:y="16.793cm">
          <draw:text-box>
            <text:p text:style-name="P1"><text:span text:style-name="T4">work in Iraq. </text:span></text:p>
          </draw:text-box>
        </draw:frame>
        <draw:frame draw:style-name="gr1" draw:text-style-name="P2" draw:layer="layout" svg:width="14.543cm" svg:height="0.475cm" svg:x="2.2cm" svg:y="17.707cm">
          <draw:text-box>
            <text:p text:style-name="P1"><text:span text:style-name="T6">381. </text:span><text:span text:style-name="T4"><text:s/>The I-CAP was agreed at the 22 January 2004 meeting of the AHMGIR.</text:span></text:p>
          </draw:text-box>
        </draw:frame>
        <draw:frame draw:style-name="gr6" draw:text-style-name="P7" draw:layer="layout" svg:width="0.408cm" svg:height="0.276cm" svg:x="16.664cm" svg:y="17.726cm">
          <draw:text-box>
            <text:p text:style-name="P1"><text:span text:style-name="T9">205</text:span></text:p>
          </draw:text-box>
        </draw:frame>
        <draw:frame draw:style-name="gr1" draw:text-style-name="P2" draw:layer="layout" svg:width="0.422cm" svg:height="0.475cm" svg:x="17.076cm" svg:y="17.7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66cm" svg:height="0.475cm" svg:x="2.2cm" svg:y="18.622cm">
          <draw:text-box>
            <text:p text:style-name="P1"><text:span text:style-name="T6">382. </text:span><text:span text:style-name="T4"><text:s/>Before the meeting, a DFID official advised Mr Hilary Benn, the International </text:span></text:p>
          </draw:text-box>
        </draw:frame>
        <draw:frame draw:style-name="gr1" draw:text-style-name="P2" draw:layer="layout" svg:width="15.53cm" svg:height="0.475cm" svg:x="2.2cm" svg:y="19.186cm">
          <draw:text-box>
            <text:p text:style-name="P1"><text:span text:style-name="T4">Development Secretary, that as a result of consultation within Whitehall, DFID had </text:span></text:p>
          </draw:text-box>
        </draw:frame>
        <draw:frame draw:style-name="gr1" draw:text-style-name="P2" draw:layer="layout" svg:width="15.894cm" svg:height="0.475cm" svg:x="2.2cm" svg:y="19.751cm">
          <draw:text-box>
            <text:p text:style-name="P1"><text:span text:style-name="T4">agreed to engage in oil sector governance to help ensure transparency in the use of </text:span></text:p>
          </draw:text-box>
        </draw:frame>
        <draw:frame draw:style-name="gr1" draw:text-style-name="P2" draw:layer="layout" svg:width="2.411cm" svg:height="0.475cm" svg:x="2.2cm" svg:y="20.315cm">
          <draw:text-box>
            <text:p text:style-name="P1"><text:span text:style-name="T4">oil revenues.</text:span></text:p>
          </draw:text-box>
        </draw:frame>
        <draw:frame draw:style-name="gr6" draw:text-style-name="P7" draw:layer="layout" svg:width="0.408cm" svg:height="0.276cm" svg:x="4.6cm" svg:y="20.334cm">
          <draw:text-box>
            <text:p text:style-name="P1"><text:span text:style-name="T9">206</text:span></text:p>
          </draw:text-box>
        </draw:frame>
        <draw:frame draw:style-name="gr1" draw:text-style-name="P2" draw:layer="layout" svg:width="0.422cm" svg:height="0.475cm" svg:x="5.012cm" svg:y="20.3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3cm" svg:height="0.475cm" svg:x="2.2cm" svg:y="21.23cm">
          <draw:text-box>
            <text:p text:style-name="P1"><text:span text:style-name="T6">383. </text:span><text:span text:style-name="T4"><text:s/>The I-CAP defined 10 priorities for 2004, including “establishing transparent </text:span></text:p>
          </draw:text-box>
        </draw:frame>
        <draw:frame draw:style-name="gr1" draw:text-style-name="P2" draw:layer="layout" svg:width="14.916cm" svg:height="0.475cm" svg:x="2.2cm" svg:y="21.794cm">
          <draw:text-box>
            <text:p text:style-name="P1"><text:span text:style-name="T4">systems to ensure that oil revenues are spent for the benefit of all Iraqi people”.</text:span></text:p>
          </draw:text-box>
        </draw:frame>
        <draw:frame draw:style-name="gr6" draw:text-style-name="P7" draw:layer="layout" svg:width="0.408cm" svg:height="0.276cm" svg:x="17.048cm" svg:y="21.813cm">
          <draw:text-box>
            <text:p text:style-name="P1"><text:span text:style-name="T9">207</text:span></text:p>
          </draw:text-box>
        </draw:frame>
        <draw:frame draw:style-name="gr1" draw:text-style-name="P2" draw:layer="layout" svg:width="15.805cm" svg:height="0.475cm" svg:x="2.2cm" svg:y="22.708cm">
          <draw:text-box>
            <text:p text:style-name="P1"><text:span text:style-name="T6">384. </text:span><text:span text:style-name="T4"><text:s/>Ms Hewitt wrote to Mr Straw, copied to Mr Blair and members of the AHMGIR,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6.279cm" svg:height="0.475cm" svg:x="2.2cm" svg:y="23.273cm">
          <draw:text-box>
            <text:p text:style-name="P1"><text:span text:style-name="T4">on 16 January seeking agreement that the UK should give a high priority, in the period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03 </text:span></text:p>
          </draw:text-box>
        </draw:frame>
        <draw:line draw:style-name="gr8" draw:text-style-name="P8" draw:layer="layout" svg:x1="2.6cm" svg:y1="25.867cm" svg:x2="14.071cm" svg:y2="25.867cm">
          <text:p/>
        </draw:line>
        <draw:frame draw:style-name="gr4" draw:text-style-name="P5" draw:layer="layout" svg:width="9.607cm" svg:height="0.395cm" svg:x="2.6cm" svg:y="25.087cm">
          <draw:text-box>
            <text:p text:style-name="P1"><text:span text:style-name="T11">Minutes, 6 January 2004, Iraq Senior Officials Group meeting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04 </text:span></text:p>
          </draw:text-box>
        </draw:frame>
        <draw:frame draw:style-name="gr4" draw:text-style-name="P5" draw:layer="layout" svg:width="11.525cm" svg:height="0.395cm" svg:x="2.6cm" svg:y="25.511cm">
          <draw:text-box>
            <text:p text:style-name="P1"><text:span text:style-name="T5">Letter Hirst to Fergusson, 7 January 2004, ‘Iraq Oil Industry Governance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05 </text:span></text:p>
          </draw:text-box>
        </draw:frame>
        <draw:frame draw:style-name="gr4" draw:text-style-name="P5" draw:layer="layout" svg:width="10.835cm" svg:height="0.395cm" svg:x="2.6cm" svg:y="25.934cm">
          <draw:text-box>
            <text:p text:style-name="P1"><text:span text:style-name="T11">Minute Dodd to Buck, 21 January 2004, ‘Iraq: Senior Officials Group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06 </text:span></text:p>
          </draw:text-box>
        </draw:frame>
        <draw:frame draw:style-name="gr4" draw:text-style-name="P5" draw:layer="layout" svg:width="9.916cm" svg:height="0.395cm" svg:x="2.6cm" svg:y="26.357cm">
          <draw:text-box>
            <text:p text:style-name="P1"><text:span text:style-name="T11">Minute Drummond to Malik, 21 January 2004, ‘Iraq: Ministerial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07 </text:span></text:p>
          </draw:text-box>
        </draw:frame>
        <draw:frame draw:style-name="gr4" draw:text-style-name="P5" draw:layer="layout" svg:width="15.179cm" svg:height="0.395cm" svg:x="2.6cm" svg:y="26.781cm">
          <draw:text-box>
            <text:p text:style-name="P1"><text:span text:style-name="T11">Department for International Development, </text:span><text:span text:style-name="T13">Iraq: Interim Country Assistance Plan</text:span><text:span text:style-name="T11">, February 2004.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0</text:span></text:p>
          </draw:text-box>
        </draw:frame>
        <draw:frame draw:style-name="gr1" draw:text-style-name="P2" draw:layer="layout" svg:width="15.293cm" svg:height="0.475cm" svg:x="2.2cm" svg:y="2.525cm">
          <draw:text-box>
            <text:p text:style-name="P1"><text:span text:style-name="T4">leading up to the transition, to working with the US to establish principles of good </text:span></text:p>
          </draw:text-box>
        </draw:frame>
        <draw:frame draw:style-name="gr1" draw:text-style-name="P2" draw:layer="layout" svg:width="5.294cm" svg:height="0.475cm" svg:x="2.2cm" svg:y="3.09cm">
          <draw:text-box>
            <text:p text:style-name="P1"><text:span text:style-name="T4">governance in the oil sector.</text:span></text:p>
          </draw:text-box>
        </draw:frame>
        <draw:frame draw:style-name="gr6" draw:text-style-name="P7" draw:layer="layout" svg:width="0.408cm" svg:height="0.276cm" svg:x="7.471cm" svg:y="3.108cm">
          <draw:text-box>
            <text:p text:style-name="P1"><text:span text:style-name="T9">208</text:span></text:p>
          </draw:text-box>
        </draw:frame>
        <draw:frame draw:style-name="gr1" draw:text-style-name="P2" draw:layer="layout" svg:width="0.422cm" svg:height="0.475cm" svg:x="7.88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78cm" svg:height="0.475cm" svg:x="2.2cm" svg:y="4.004cm">
          <draw:text-box>
            <text:p text:style-name="P1"><text:span text:style-name="T6">385. </text:span><text:span text:style-name="T4"><text:s/>Ms Hewitt reiterated that decisions on the development of Iraq’s oil resources </text:span></text:p>
          </draw:text-box>
        </draw:frame>
        <draw:frame draw:style-name="gr1" draw:text-style-name="P2" draw:layer="layout" svg:width="16.021cm" svg:height="0.475cm" svg:x="2.2cm" svg:y="4.568cm">
          <draw:text-box>
            <text:p text:style-name="P1"><text:span text:style-name="T4">would be for the Iraqi people. But that was entirely compatible with trying to establish </text:span></text:p>
          </draw:text-box>
        </draw:frame>
        <draw:frame draw:style-name="gr1" draw:text-style-name="P2" draw:layer="layout" svg:width="9.789cm" svg:height="0.475cm" svg:x="2.2cm" svg:y="5.133cm">
          <draw:text-box>
            <text:p text:style-name="P1"><text:span text:style-name="T4">principles of good governance before the transition. </text:span></text:p>
          </draw:text-box>
        </draw:frame>
        <draw:frame draw:style-name="gr1" draw:text-style-name="P2" draw:layer="layout" svg:width="15.513cm" svg:height="0.475cm" svg:x="2.2cm" svg:y="6.047cm">
          <draw:text-box>
            <text:p text:style-name="P1"><text:span text:style-name="T6">386. </text:span><text:span text:style-name="T4"><text:s/>Mr Adams had played an important role in getting good governance onto the </text:span></text:p>
          </draw:text-box>
        </draw:frame>
        <draw:frame draw:style-name="gr1" draw:text-style-name="P2" draw:layer="layout" svg:width="15.225cm" svg:height="0.475cm" svg:x="2.2cm" svg:y="6.612cm">
          <draw:text-box>
            <text:p text:style-name="P1"><text:span text:style-name="T4">CPA’s agenda. A study commissioned by the CPA on the modernisation of the oil </text:span></text:p>
          </draw:text-box>
        </draw:frame>
        <draw:frame draw:style-name="gr1" draw:text-style-name="P2" draw:layer="layout" svg:width="13.587cm" svg:height="0.475cm" svg:x="2.2cm" svg:y="7.176cm">
          <draw:text-box>
            <text:p text:style-name="P1"><text:span text:style-name="T4">industry had identified a number of key governance principles, including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8.091cm">
          <draw:text-box>
            <text:p text:style-name="P1"><text:span text:style-name="T4">properly defined and distinct roles for a national oil company, the Ministry of Oil, </text:span></text:p>
          </draw:text-box>
        </draw:frame>
        <draw:frame draw:style-name="gr1" draw:text-style-name="P2" draw:layer="layout" svg:width="4.942cm" svg:height="0.475cm" svg:x="3.7cm" svg:y="8.655cm">
          <draw:text-box>
            <text:p text:style-name="P1"><text:span text:style-name="T4">and the Iraqi Government;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1cm" svg:height="0.475cm" svg:x="3.7cm" svg:y="9.32cm">
          <draw:text-box>
            <text:p text:style-name="P1"><text:span text:style-name="T4">the national oil company to be run on commercial lines with transparent </text:span></text:p>
          </draw:text-box>
        </draw:frame>
        <draw:frame draw:style-name="gr1" draw:text-style-name="P2" draw:layer="layout" svg:width="5.446cm" svg:height="0.475cm" svg:x="3.7cm" svg:y="9.884cm">
          <draw:text-box>
            <text:p text:style-name="P1"><text:span text:style-name="T4">accounting and auditing; and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485cm" svg:height="0.475cm" svg:x="3.7cm" svg:y="10.548cm">
          <draw:text-box>
            <text:p text:style-name="P1"><text:span text:style-name="T4">anti-corruption policies. </text:span></text:p>
          </draw:text-box>
        </draw:frame>
        <draw:frame draw:style-name="gr1" draw:text-style-name="P2" draw:layer="layout" svg:width="16.381cm" svg:height="0.475cm" svg:x="2.2cm" svg:y="11.463cm">
          <draw:text-box>
            <text:p text:style-name="P1"><text:span text:style-name="T6">387. </text:span><text:span text:style-name="T4"><text:s/>After “considerable effort” by the UK, the US had agreed on the need to establish </text:span></text:p>
          </draw:text-box>
        </draw:frame>
        <draw:frame draw:style-name="gr1" draw:text-style-name="P2" draw:layer="layout" svg:width="6.31cm" svg:height="0.475cm" svg:x="2.2cm" svg:y="12.027cm">
          <draw:text-box>
            <text:p text:style-name="P1"><text:span text:style-name="T4">those key governance principles. </text:span></text:p>
          </draw:text-box>
        </draw:frame>
        <draw:frame draw:style-name="gr1" draw:text-style-name="P2" draw:layer="layout" svg:width="15.923cm" svg:height="0.475cm" svg:x="2.2cm" svg:y="12.942cm">
          <draw:text-box>
            <text:p text:style-name="P1"><text:span text:style-name="T6">388. </text:span><text:span text:style-name="T4"><text:s/>Ms Hewitt also reported Sir Jeremy Greenstock’s advice: that making progress </text:span></text:p>
          </draw:text-box>
        </draw:frame>
        <draw:frame draw:style-name="gr1" draw:text-style-name="P2" draw:layer="layout" svg:width="16.313cm" svg:height="0.475cm" svg:x="2.2cm" svg:y="13.506cm">
          <draw:text-box>
            <text:p text:style-name="P1"><text:span text:style-name="T4">would not be easy “given the lack of a real constituency for good governance amongst </text:span></text:p>
          </draw:text-box>
        </draw:frame>
        <draw:frame draw:style-name="gr1" draw:text-style-name="P2" draw:layer="layout" svg:width="3.871cm" svg:height="0.475cm" svg:x="2.2cm" svg:y="14.071cm">
          <draw:text-box>
            <text:p text:style-name="P1"><text:span text:style-name="T4">senior Iraqi figures”. </text:span></text:p>
          </draw:text-box>
        </draw:frame>
        <draw:frame draw:style-name="gr1" draw:text-style-name="P2" draw:layer="layout" svg:width="16.605cm" svg:height="0.475cm" svg:x="2.2cm" svg:y="14.985cm">
          <draw:text-box>
            <text:p text:style-name="P1"><text:span text:style-name="T6">389. </text:span><text:span text:style-name="T4"><text:s/>Mr Straw replied on 29 January, agreeing that the UK should give a high priority to </text:span></text:p>
          </draw:text-box>
        </draw:frame>
        <draw:frame draw:style-name="gr1" draw:text-style-name="P2" draw:layer="layout" svg:width="15.72cm" svg:height="0.475cm" svg:x="2.2cm" svg:y="15.55cm">
          <draw:text-box>
            <text:p text:style-name="P1"><text:span text:style-name="T4">establishing the principles of good governance in the oil sector before the transition.</text:span></text:p>
          </draw:text-box>
        </draw:frame>
        <draw:frame draw:style-name="gr6" draw:text-style-name="P7" draw:layer="layout" svg:width="0.408cm" svg:height="0.276cm" svg:x="17.849cm" svg:y="15.568cm">
          <draw:text-box>
            <text:p text:style-name="P1"><text:span text:style-name="T9">209</text:span></text:p>
          </draw:text-box>
        </draw:frame>
        <draw:frame draw:style-name="gr1" draw:text-style-name="P2" draw:layer="layout" svg:width="0.422cm" svg:height="0.475cm" svg:x="18.261cm" svg:y="15.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3cm" svg:height="0.475cm" svg:x="2.2cm" svg:y="16.464cm">
          <draw:text-box>
            <text:p text:style-name="P1"><text:span text:style-name="T6">390. </text:span><text:span text:style-name="T4"><text:s/>As the end of Occupation approached, the UK considered how to ensure that oil </text:span></text:p>
          </draw:text-box>
        </draw:frame>
        <draw:frame draw:style-name="gr1" draw:text-style-name="P2" draw:layer="layout" svg:width="16.686cm" svg:height="0.475cm" svg:x="2.2cm" svg:y="17.028cm">
          <draw:text-box>
            <text:p text:style-name="P1"><text:span text:style-name="T4">revenues would not be mismanaged under an Iraqi Government. Section 10.1 describes </text:span></text:p>
          </draw:text-box>
        </draw:frame>
        <draw:frame draw:style-name="gr1" draw:text-style-name="P2" draw:layer="layout" svg:width="5.721cm" svg:height="0.475cm" svg:x="2.2cm" svg:y="17.593cm">
          <draw:text-box>
            <text:p text:style-name="P1"><text:span text:style-name="T4">UK planning for the transition. </text:span></text:p>
          </draw:text-box>
        </draw:frame>
        <draw:frame draw:style-name="gr1" draw:text-style-name="P2" draw:layer="layout" svg:width="15.5cm" svg:height="0.475cm" svg:x="2.2cm" svg:y="18.507cm">
          <draw:text-box>
            <text:p text:style-name="P1"><text:span text:style-name="T6">391. </text:span><text:span text:style-name="T4"><text:s/>The Annotated Agenda for the 1 March meeting of the AHMGIR advised that </text:span></text:p>
          </draw:text-box>
        </draw:frame>
        <draw:frame draw:style-name="gr1" draw:text-style-name="P2" draw:layer="layout" svg:width="14.844cm" svg:height="0.475cm" svg:x="2.2cm" svg:y="19.072cm">
          <draw:text-box>
            <text:p text:style-name="P1"><text:span text:style-name="T4">a modified version of the DFI should be retained after the transition, in order to </text:span></text:p>
          </draw:text-box>
        </draw:frame>
        <draw:frame draw:style-name="gr1" draw:text-style-name="P2" draw:layer="layout" svg:width="7.796cm" svg:height="0.475cm" svg:x="2.2cm" svg:y="19.636cm">
          <draw:text-box>
            <text:p text:style-name="P1"><text:span text:style-name="T4">“</text:span><text:span text:style-name="T4">ensure accountability and transparency”.</text:span></text:p>
          </draw:text-box>
        </draw:frame>
        <draw:frame draw:style-name="gr6" draw:text-style-name="P7" draw:layer="layout" svg:width="0.408cm" svg:height="0.276cm" svg:x="9.965cm" svg:y="19.655cm">
          <draw:text-box>
            <text:p text:style-name="P1"><text:span text:style-name="T9">210</text:span></text:p>
          </draw:text-box>
        </draw:frame>
        <draw:frame draw:style-name="gr1" draw:text-style-name="P2" draw:layer="layout" svg:width="7.982cm" svg:height="0.475cm" svg:x="10.377cm" svg:y="19.636cm">
          <draw:text-box>
            <text:p text:style-name="P1"><text:span text:style-name="T4"><text:s/></text:span><text:span text:style-name="T4">Otherwise, there was a substantial risk of </text:span></text:p>
          </draw:text-box>
        </draw:frame>
        <draw:frame draw:style-name="gr1" draw:text-style-name="P2" draw:layer="layout" svg:width="16.199cm" svg:height="0.475cm" svg:x="2.2cm" svg:y="20.201cm">
          <draw:text-box>
            <text:p text:style-name="P1"><text:span text:style-name="T4">mismanagement of oil revenues. The arrangement could also ensure that Iraqi assets </text:span></text:p>
          </draw:text-box>
        </draw:frame>
        <draw:frame draw:style-name="gr1" draw:text-style-name="P2" draw:layer="layout" svg:width="5.797cm" svg:height="0.475cm" svg:x="2.2cm" svg:y="20.765cm">
          <draw:text-box>
            <text:p text:style-name="P1"><text:span text:style-name="T4">remained immune from claims.</text:span></text:p>
          </draw:text-box>
        </draw:frame>
        <draw:frame draw:style-name="gr1" draw:text-style-name="P2" draw:layer="layout" svg:width="16.101cm" svg:height="0.475cm" svg:x="2.2cm" svg:y="21.68cm">
          <draw:text-box>
            <text:p text:style-name="P1"><text:span text:style-name="T6">392. </text:span><text:span text:style-name="T4"><text:s/>The Annotated Agenda reported that the DFI currently held US$8.8bn, and paid </text:span></text:p>
          </draw:text-box>
        </draw:frame>
        <draw:frame draw:style-name="gr1" draw:text-style-name="P2" draw:layer="layout" svg:width="15.924cm" svg:height="0.475cm" svg:x="2.2cm" svg:y="22.244cm">
          <draw:text-box>
            <text:p text:style-name="P1"><text:span text:style-name="T4">for 95 percent of the Iraqi budget. In addition, “substantial DFI funds had been spent </text:span></text:p>
          </draw:text-box>
        </draw:frame>
        <draw:frame draw:style-name="gr1" draw:text-style-name="P2" draw:layer="layout" svg:width="14.328cm" svg:height="0.475cm" svg:x="2.2cm" svg:y="22.808cm">
          <draw:text-box>
            <text:p text:style-name="P1"><text:span text:style-name="T4">off-budget on the approval of the CPA with intermittent Iraqi representation”. </text:span></text:p>
          </draw:text-box>
        </draw:frame>
        <draw:frame draw:style-name="gr1" draw:text-style-name="P2" draw:layer="layout" svg:width="15.407cm" svg:height="0.475cm" svg:x="2.2cm" svg:y="23.723cm">
          <draw:text-box>
            <text:p text:style-name="P1"><text:span text:style-name="T6">393. </text:span><text:span text:style-name="T4"><text:s/>The Annotated Agenda did not provide any further details of the “off-budget”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8" draw:text-style-name="P8" draw:layer="layout" svg:x1="2.6cm" svg:y1="26.29cm" svg:x2="13.77cm" svg:y2="26.29cm">
          <text:p/>
        </draw:line>
        <draw:frame draw:style-name="gr1" draw:text-style-name="P2" draw:layer="layout" svg:width="5.222cm" svg:height="0.475cm" svg:x="2.2cm" svg:y="24.287cm">
          <draw:text-box>
            <text:p text:style-name="P1"><text:span text:style-name="T4">disbursement of DFI funds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08 </text:span></text:p>
          </draw:text-box>
        </draw:frame>
        <draw:frame draw:style-name="gr4" draw:text-style-name="P5" draw:layer="layout" svg:width="11.199cm" svg:height="0.395cm" svg:x="2.6cm" svg:y="25.934cm">
          <draw:text-box>
            <text:p text:style-name="P1"><text:span text:style-name="T5">Letter Hewitt to Straw, 16 January 2004, ‘Governance in the Oil Sector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09 </text:span></text:p>
          </draw:text-box>
        </draw:frame>
        <draw:frame draw:style-name="gr4" draw:text-style-name="P5" draw:layer="layout" svg:width="11.225cm" svg:height="0.395cm" svg:x="2.6cm" svg:y="26.357cm">
          <draw:text-box>
            <text:p text:style-name="P1"><text:span text:style-name="T11">Letter Straw to Hewitt, 29 January 2004, ‘Governance in the Oil Sector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10 </text:span></text:p>
          </draw:text-box>
        </draw:frame>
        <draw:frame draw:style-name="gr4" draw:text-style-name="P5" draw:layer="layout" svg:width="12.554cm" svg:height="0.395cm" svg:x="2.589cm" svg:y="26.781cm">
          <draw:text-box>
            <text:p text:style-name="P1"><text:span text:style-name="T11">Annotated Agenda, 1 March 2004, Ad Hoc Group on Iraq Rehabilitation meeting.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1</text:span></text:p>
          </draw:text-box>
        </draw:frame>
        <draw:frame draw:style-name="gr1" draw:text-style-name="P2" draw:layer="layout" svg:width="12.41cm" svg:height="0.475cm" svg:x="2.2cm" svg:y="2.525cm">
          <draw:text-box>
            <text:p text:style-name="P1"><text:span text:style-name="T6">394. </text:span><text:span text:style-name="T4"><text:s/>The Annotated Agenda reported that the Treasury propos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86cm" svg:height="0.475cm" svg:x="3.7cm" svg:y="3.44cm">
          <draw:text-box>
            <text:p text:style-name="P1"><text:span text:style-name="T4">a single external account for Iraqi oil and other revenue, managed by the </text:span></text:p>
          </draw:text-box>
        </draw:frame>
        <draw:frame draw:style-name="gr1" draw:text-style-name="P2" draw:layer="layout" svg:width="14.167cm" svg:height="0.475cm" svg:x="3.7cm" svg:y="4.004cm">
          <draw:text-box>
            <text:p text:style-name="P1"><text:span text:style-name="T4">Iraqi Minister of Finance reporting to a Board of Ministers, operating “within </text:span></text:p>
          </draw:text-box>
        </draw:frame>
        <draw:frame draw:style-name="gr1" draw:text-style-name="P2" draw:layer="layout" svg:width="13.502cm" svg:height="0.475cm" svg:x="3.7cm" svg:y="4.568cm">
          <draw:text-box>
            <text:p text:style-name="P1"><text:span text:style-name="T4">a framework established by a future UNSCR [resolution] which ensures </text:span></text:p>
          </draw:text-box>
        </draw:frame>
        <draw:frame draw:style-name="gr1" draw:text-style-name="P2" draw:layer="layout" svg:width="6.238cm" svg:height="0.475cm" svg:x="3.7cm" svg:y="5.133cm">
          <draw:text-box>
            <text:p text:style-name="P1"><text:span text:style-name="T4">transparency and accountability”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65cm" svg:height="0.475cm" svg:x="3.7cm" svg:y="5.797cm">
          <draw:text-box>
            <text:p text:style-name="P1"><text:span text:style-name="T4">disbursements solely for the purpose of financing the Iraqi budget; and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1cm" svg:height="0.475cm" svg:x="3.7cm" svg:y="6.462cm">
          <draw:text-box>
            <text:p text:style-name="P1"><text:span text:style-name="T4">continuing external audit by the IAMB, reporting to the Board of Ministers. </text:span></text:p>
          </draw:text-box>
        </draw:frame>
        <draw:frame draw:style-name="gr1" draw:text-style-name="P2" draw:layer="layout" svg:width="15.928cm" svg:height="0.475cm" svg:x="2.2cm" svg:y="7.376cm">
          <draw:text-box>
            <text:p text:style-name="P1"><text:span text:style-name="T6">395. </text:span><text:span text:style-name="T4"><text:s/>Such an arrangement might be seen in Iraq as a constraint on sovereignty, but </text:span></text:p>
          </draw:text-box>
        </draw:frame>
        <draw:frame draw:style-name="gr1" draw:text-style-name="P2" draw:layer="layout" svg:width="15.911cm" svg:height="0.475cm" svg:x="2.2cm" svg:y="7.941cm">
          <draw:text-box>
            <text:p text:style-name="P1"><text:span text:style-name="T4">conversely many Iraqis might welcome arrangements which enhanced transparency </text:span></text:p>
          </draw:text-box>
        </draw:frame>
        <draw:frame draw:style-name="gr1" draw:text-style-name="P2" draw:layer="layout" svg:width="15.928cm" svg:height="0.475cm" svg:x="2.2cm" svg:y="8.505cm">
          <draw:text-box>
            <text:p text:style-name="P1"><text:span text:style-name="T4">and restricted the ability of transitional Ministers to mismanage oil revenues. The US </text:span></text:p>
          </draw:text-box>
        </draw:frame>
        <draw:frame draw:style-name="gr1" draw:text-style-name="P2" draw:layer="layout" svg:width="7cm" svg:height="0.475cm" svg:x="2.2cm" svg:y="9.07cm">
          <draw:text-box>
            <text:p text:style-name="P1"><text:span text:style-name="T4">supported the idea of a modified DFI.</text:span></text:p>
          </draw:text-box>
        </draw:frame>
        <draw:frame draw:style-name="gr1" draw:text-style-name="P2" draw:layer="layout" svg:width="16.723cm" svg:height="0.475cm" svg:x="2.2cm" svg:y="9.984cm">
          <draw:text-box>
            <text:p text:style-name="P1"><text:span text:style-name="T6">396. </text:span><text:span text:style-name="T4"><text:s/>The AHMGIR agreed that the UK should press for the establishment of transparent </text:span></text:p>
          </draw:text-box>
        </draw:frame>
        <draw:frame draw:style-name="gr1" draw:text-style-name="P2" draw:layer="layout" svg:width="15.653cm" svg:height="0.475cm" svg:x="2.2cm" svg:y="10.548cm">
          <draw:text-box>
            <text:p text:style-name="P1"><text:span text:style-name="T4">and accountable arrangements for the management of oil and other Iraqi revenues </text:span></text:p>
          </draw:text-box>
        </draw:frame>
        <draw:frame draw:style-name="gr1" draw:text-style-name="P2" draw:layer="layout" svg:width="5.416cm" svg:height="0.475cm" svg:x="2.2cm" svg:y="11.113cm">
          <draw:text-box>
            <text:p text:style-name="P1"><text:span text:style-name="T4">through the transition period.</text:span></text:p>
          </draw:text-box>
        </draw:frame>
        <draw:frame draw:style-name="gr6" draw:text-style-name="P7" draw:layer="layout" svg:width="0.391cm" svg:height="0.276cm" svg:x="7.589cm" svg:y="11.132cm">
          <draw:text-box>
            <text:p text:style-name="P1"><text:span text:style-name="T9">211</text:span></text:p>
          </draw:text-box>
        </draw:frame>
        <draw:frame draw:style-name="gr1" draw:text-style-name="P2" draw:layer="layout" svg:width="16.588cm" svg:height="0.475cm" svg:x="2.2cm" svg:y="12.027cm">
          <draw:text-box>
            <text:p text:style-name="P1"><text:span text:style-name="T6">397. </text:span><text:span text:style-name="T4"><text:s/>Sir Jon Cunliffe told the Inquiry that while the US and the CPA were “very resistant </text:span></text:p>
          </draw:text-box>
        </draw:frame>
        <draw:frame draw:style-name="gr1" draw:text-style-name="P2" draw:layer="layout" svg:width="14.298cm" svg:height="0.475cm" svg:x="2.2cm" svg:y="12.592cm">
          <draw:text-box>
            <text:p text:style-name="P1"><text:span text:style-name="T4">to external monitoring and external accountability” undertaken by the IAMB: </text:span></text:p>
          </draw:text-box>
        </draw:frame>
        <draw:frame draw:style-name="gr1" draw:text-style-name="P2" draw:layer="layout" svg:width="15.471cm" svg:height="0.475cm" svg:x="2.95cm" svg:y="13.506cm">
          <draw:text-box>
            <text:p text:style-name="P1"><text:span text:style-name="T4">“</text:span><text:span text:style-name="T4">When the Iraqi Government itself arrived, I think both Occupying Powers decided </text:span></text:p>
          </draw:text-box>
        </draw:frame>
        <draw:frame draw:style-name="gr1" draw:text-style-name="P2" draw:layer="layout" svg:width="15.369cm" svg:height="0.475cm" svg:x="2.95cm" svg:y="14.071cm">
          <draw:text-box>
            <text:p text:style-name="P1"><text:span text:style-name="T4">there was joint interest in having transparency, accountability and control [over oil </text:span></text:p>
          </draw:text-box>
        </draw:frame>
        <draw:frame draw:style-name="gr1" draw:text-style-name="P2" draw:layer="layout" svg:width="15.2cm" svg:height="0.475cm" svg:x="2.95cm" svg:y="14.635cm">
          <draw:text-box>
            <text:p text:style-name="P1"><text:span text:style-name="T4">revenues] and, indeed, I think that the US were with us in pushing for the interim </text:span></text:p>
          </draw:text-box>
        </draw:frame>
        <draw:frame draw:style-name="gr1" draw:text-style-name="P2" draw:layer="layout" svg:width="13.612cm" svg:height="0.475cm" svg:x="2.95cm" svg:y="15.2cm">
          <draw:text-box>
            <text:p text:style-name="P1"><text:span text:style-name="T4">Iraqi Government to take on the DFI with all of its monitoring machinery.”</text:span></text:p>
          </draw:text-box>
        </draw:frame>
        <draw:frame draw:style-name="gr6" draw:text-style-name="P7" draw:layer="layout" svg:width="0.408cm" svg:height="0.276cm" svg:x="16.518cm" svg:y="15.218cm">
          <draw:text-box>
            <text:p text:style-name="P1"><text:span text:style-name="T9">212</text:span></text:p>
          </draw:text-box>
        </draw:frame>
        <draw:frame draw:style-name="gr1" draw:text-style-name="P2" draw:layer="layout" svg:width="16.673cm" svg:height="0.475cm" svg:x="2.2cm" svg:y="16.114cm">
          <draw:text-box>
            <text:p text:style-name="P1"><text:span text:style-name="T6">398. </text:span><text:span text:style-name="T4"><text:s/>The 12 March meeting of the Iraq Strategy Group was advised that rising oil prices </text:span></text:p>
          </draw:text-box>
        </draw:frame>
        <draw:frame draw:style-name="gr1" draw:text-style-name="P2" draw:layer="layout" svg:width="8.812cm" svg:height="0.475cm" svg:x="2.2cm" svg:y="16.678cm">
          <draw:text-box>
            <text:p text:style-name="P1"><text:span text:style-name="T4">meant that Iraq could fund its “recurrent costs”.</text:span></text:p>
          </draw:text-box>
        </draw:frame>
        <draw:frame draw:style-name="gr6" draw:text-style-name="P7" draw:layer="layout" svg:width="0.408cm" svg:height="0.276cm" svg:x="10.976cm" svg:y="16.697cm">
          <draw:text-box>
            <text:p text:style-name="P1"><text:span text:style-name="T9">213</text:span></text:p>
          </draw:text-box>
        </draw:frame>
        <draw:frame draw:style-name="gr1" draw:text-style-name="P2" draw:layer="layout" svg:width="0.422cm" svg:height="0.475cm" svg:x="11.388cm" svg:y="16.6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71cm" svg:height="0.475cm" svg:x="2.2cm" svg:y="17.593cm">
          <draw:text-box>
            <text:p text:style-name="P1"><text:span text:style-name="T6">399. </text:span><text:span text:style-name="T4"><text:s/>The British Embassy Baghdad reported on 14 March that CPA proposals to </text:span></text:p>
          </draw:text-box>
        </draw:frame>
        <draw:frame draw:style-name="gr1" draw:text-style-name="P2" draw:layer="layout" svg:width="14.857cm" svg:height="0.475cm" svg:x="2.2cm" svg:y="18.157cm">
          <draw:text-box>
            <text:p text:style-name="P1"><text:span text:style-name="T4">improve governance and accounting standards within the Ministry of Oil “faced </text:span></text:p>
          </draw:text-box>
        </draw:frame>
        <draw:frame draw:style-name="gr1" draw:text-style-name="P2" draw:layer="layout" svg:width="2.195cm" svg:height="0.475cm" svg:x="2.2cm" svg:y="18.722cm">
          <draw:text-box>
            <text:p text:style-name="P1"><text:span text:style-name="T4">resistance”.</text:span></text:p>
          </draw:text-box>
        </draw:frame>
        <draw:frame draw:style-name="gr6" draw:text-style-name="P7" draw:layer="layout" svg:width="0.408cm" svg:height="0.276cm" svg:x="4.388cm" svg:y="18.741cm">
          <draw:text-box>
            <text:p text:style-name="P1"><text:span text:style-name="T9">214</text:span></text:p>
          </draw:text-box>
        </draw:frame>
        <draw:frame draw:style-name="gr1" draw:text-style-name="P2" draw:layer="layout" svg:width="13.058cm" svg:height="0.475cm" svg:x="4.8cm" svg:y="18.722cm">
          <draw:text-box>
            <text:p text:style-name="P1"><text:span text:style-name="T4"><text:s/></text:span><text:span text:style-name="T4">It might be difficult to overcome “vested interests” inside and beyond </text:span></text:p>
          </draw:text-box>
        </draw:frame>
        <draw:frame draw:style-name="gr1" draw:text-style-name="P2" draw:layer="layout" svg:width="9.4cm" svg:height="0.475cm" svg:x="2.2cm" svg:y="19.286cm">
          <draw:text-box>
            <text:p text:style-name="P1"><text:span text:style-name="T4">the Ministry in the short time left before transition. </text:span></text:p>
          </draw:text-box>
        </draw:frame>
        <draw:frame draw:style-name="gr1" draw:text-style-name="P2" draw:layer="layout" svg:width="13.349cm" svg:height="0.475cm" svg:x="2.2cm" svg:y="20.201cm">
          <draw:text-box>
            <text:p text:style-name="P1"><text:span text:style-name="T6">400. </text:span><text:span text:style-name="T4"><text:s/>Mr Benn called on Ambassador Bremer in Baghdad on 22 March.</text:span></text:p>
          </draw:text-box>
        </draw:frame>
        <draw:frame draw:style-name="gr6" draw:text-style-name="P7" draw:layer="layout" svg:width="0.408cm" svg:height="0.276cm" svg:x="15.472cm" svg:y="20.219cm">
          <draw:text-box>
            <text:p text:style-name="P1"><text:span text:style-name="T9">215</text:span></text:p>
          </draw:text-box>
        </draw:frame>
        <draw:frame draw:style-name="gr1" draw:text-style-name="P2" draw:layer="layout" svg:width="1.844cm" svg:height="0.475cm" svg:x="15.884cm" svg:y="20.201cm">
          <draw:text-box>
            <text:p text:style-name="P1"><text:span text:style-name="T4"><text:s/></text:span><text:span text:style-name="T4">Mr Benn </text:span></text:p>
          </draw:text-box>
        </draw:frame>
        <draw:frame draw:style-name="gr1" draw:text-style-name="P2" draw:layer="layout" svg:width="14.505cm" svg:height="0.475cm" svg:x="2.2cm" svg:y="20.765cm">
          <draw:text-box>
            <text:p text:style-name="P1"><text:span text:style-name="T4">reported to Mr Blair that he had encouraged Ambassador Bremer to promote </text:span></text:p>
          </draw:text-box>
        </draw:frame>
        <draw:frame draw:style-name="gr1" draw:text-style-name="P2" draw:layer="layout" svg:width="10.353cm" svg:height="0.475cm" svg:x="2.2cm" svg:y="21.33cm">
          <draw:text-box>
            <text:p text:style-name="P1"><text:span text:style-name="T4">transparency in the use of oil revenues after transition. </text:span></text:p>
          </draw:text-box>
        </draw:frame>
        <draw:frame draw:style-name="gr1" draw:text-style-name="P2" draw:layer="layout" svg:width="15.86cm" svg:height="0.475cm" svg:x="2.2cm" svg:y="22.244cm">
          <draw:text-box>
            <text:p text:style-name="P1"><text:span text:style-name="T6">401. </text:span><text:span text:style-name="T4"><text:s/>Mr Jim Drummond, DFID Director Iraq, who had accompanied Mr Benn on the </text:span></text:p>
          </draw:text-box>
        </draw:frame>
        <draw:frame draw:style-name="gr1" draw:text-style-name="P2" draw:layer="layout" svg:width="15.492cm" svg:height="0.475cm" svg:x="2.2cm" svg:y="22.808cm">
          <draw:text-box>
            <text:p text:style-name="P1"><text:span text:style-name="T4">visit, reported to DFID colleagues only that Mr Benn and Ambassador Bremer had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5.78cm" svg:height="0.475cm" svg:x="2.2cm" svg:y="23.373cm">
          <draw:text-box>
            <text:p text:style-name="P1"><text:span text:style-name="T4">agreed on the principle of transparency, and that Ambassador Bremer had said that </text:span></text:p>
          </draw:text-box>
        </draw:frame>
        <draw:frame draw:style-name="gr9" draw:text-style-name="P9" draw:layer="layout" svg:width="0.387cm" svg:height="0.23cm" svg:x="2.2cm" svg:y="25.103cm">
          <draw:text-box>
            <text:p text:style-name="P1"><text:span text:style-name="T10">211 </text:span></text:p>
          </draw:text-box>
        </draw:frame>
        <draw:frame draw:style-name="gr4" draw:text-style-name="P5" draw:layer="layout" svg:width="10.907cm" svg:height="0.395cm" svg:x="2.585cm" svg:y="25.087cm">
          <draw:text-box>
            <text:p text:style-name="P1"><text:span text:style-name="T11">Minutes, 1 March 2004, Ad Hoc Group on Iraq Rehabilitation meeting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12 </text:span></text:p>
          </draw:text-box>
        </draw:frame>
        <draw:frame draw:style-name="gr4" draw:text-style-name="P5" draw:layer="layout" svg:width="7.114cm" svg:height="0.395cm" svg:x="2.6cm" svg:y="25.511cm">
          <draw:text-box>
            <text:p text:style-name="P1"><text:span text:style-name="T11">Public hearing, 9 July 2010, pages 38 and 39.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13 </text:span></text:p>
          </draw:text-box>
        </draw:frame>
        <draw:frame draw:style-name="gr4" draw:text-style-name="P5" draw:layer="layout" svg:width="8.583cm" svg:height="0.395cm" svg:x="2.6cm" svg:y="25.934cm">
          <draw:text-box>
            <text:p text:style-name="P1"><text:span text:style-name="T11">Minutes, 12 March 2004, Iraq Strategy Group meeting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14 </text:span></text:p>
          </draw:text-box>
        </draw:frame>
        <draw:frame draw:style-name="gr4" draw:text-style-name="P5" draw:layer="layout" svg:width="12.342cm" svg:height="0.395cm" svg:x="2.597cm" svg:y="26.357cm">
          <draw:text-box>
            <text:p text:style-name="P1"><text:span text:style-name="T11">Telegram 88 IraqRep to FCO London, 14 March 2004, ‘Iraq Economy: Update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15 </text:span></text:p>
          </draw:text-box>
        </draw:frame>
        <draw:frame draw:style-name="gr4" draw:text-style-name="P5" draw:layer="layout" svg:width="7.22cm" svg:height="0.395cm" svg:x="2.6cm" svg:y="26.781cm">
          <draw:text-box>
            <text:p text:style-name="P1"><text:span text:style-name="T11">Letter Benn to Blair, 24 March 2004, [untitled].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2</text:span></text:p>
          </draw:text-box>
        </draw:frame>
        <draw:frame draw:style-name="gr1" draw:text-style-name="P2" draw:layer="layout" svg:width="16.398cm" svg:height="0.475cm" svg:x="2.2cm" svg:y="2.525cm">
          <draw:text-box>
            <text:p text:style-name="P1"><text:span text:style-name="T4">he did not see how, politically, the Coalition could retain control over Iraq’s oil revenues </text:span></text:p>
          </draw:text-box>
        </draw:frame>
        <draw:frame draw:style-name="gr1" draw:text-style-name="P2" draw:layer="layout" svg:width="2.813cm" svg:height="0.475cm" svg:x="2.2cm" svg:y="3.09cm">
          <draw:text-box>
            <text:p text:style-name="P1"><text:span text:style-name="T4">after transition.</text:span></text:p>
          </draw:text-box>
        </draw:frame>
        <draw:frame draw:style-name="gr6" draw:text-style-name="P7" draw:layer="layout" svg:width="0.408cm" svg:height="0.276cm" svg:x="5cm" svg:y="3.108cm">
          <draw:text-box>
            <text:p text:style-name="P1"><text:span text:style-name="T9">216</text:span></text:p>
          </draw:text-box>
        </draw:frame>
        <draw:frame draw:style-name="gr1" draw:text-style-name="P2" draw:layer="layout" svg:width="0.422cm" svg:height="0.475cm" svg:x="5.41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5cm" svg:height="0.475cm" svg:x="2.2cm" svg:y="4.004cm">
          <draw:text-box>
            <text:p text:style-name="P1"><text:span text:style-name="T6">402. </text:span><text:span text:style-name="T4"><text:s/>Section 9.2 describes the further deterioration in the security situation in Iraq from </text:span></text:p>
          </draw:text-box>
        </draw:frame>
        <draw:frame draw:style-name="gr1" draw:text-style-name="P2" draw:layer="layout" svg:width="9.514cm" svg:height="0.475cm" svg:x="2.2cm" svg:y="4.568cm">
          <draw:text-box>
            <text:p text:style-name="P1"><text:span text:style-name="T4">late March. Attacks on oil infrastructure increased. </text:span></text:p>
          </draw:text-box>
        </draw:frame>
        <draw:frame draw:style-name="gr1" draw:text-style-name="P2" draw:layer="layout" svg:width="15.288cm" svg:height="0.475cm" svg:x="2.2cm" svg:y="5.483cm">
          <draw:text-box>
            <text:p text:style-name="P1"><text:span text:style-name="T6">403. </text:span><text:span text:style-name="T4"><text:s/>Mr Rycroft sent 19 “unvarnished accounts” of the situation in Iraq, including </text:span></text:p>
          </draw:text-box>
        </draw:frame>
        <draw:frame draw:style-name="gr1" draw:text-style-name="P2" draw:layer="layout" svg:width="15.725cm" svg:height="0.475cm" svg:x="2.2cm" svg:y="6.047cm">
          <draw:text-box>
            <text:p text:style-name="P1"><text:span text:style-name="T4">one from Mr Dominic Asquith, Deputy Chief Commissioner in the CPA, on oil sector </text:span></text:p>
          </draw:text-box>
        </draw:frame>
        <draw:frame draw:style-name="gr1" draw:text-style-name="P2" draw:layer="layout" svg:width="6.847cm" svg:height="0.475cm" svg:x="2.2cm" svg:y="6.612cm">
          <draw:text-box>
            <text:p text:style-name="P1"><text:span text:style-name="T4">development, to Mr Blair on 23 April.</text:span></text:p>
          </draw:text-box>
        </draw:frame>
        <draw:frame draw:style-name="gr6" draw:text-style-name="P7" draw:layer="layout" svg:width="0.408cm" svg:height="0.276cm" svg:x="9.024cm" svg:y="6.631cm">
          <draw:text-box>
            <text:p text:style-name="P1"><text:span text:style-name="T9">217</text:span></text:p>
          </draw:text-box>
        </draw:frame>
        <draw:frame draw:style-name="gr1" draw:text-style-name="P2" draw:layer="layout" svg:width="0.422cm" svg:height="0.475cm" svg:x="9.436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04cm" svg:height="0.475cm" svg:x="2.2cm" svg:y="7.526cm">
          <draw:text-box>
            <text:p text:style-name="P1"><text:span text:style-name="T6">404. </text:span><text:span text:style-name="T4"><text:s/>Mr Asquith reported that oil production was rising ahead of schedule, but future </text:span></text:p>
          </draw:text-box>
        </draw:frame>
        <draw:frame draw:style-name="gr1" draw:text-style-name="P2" draw:layer="layout" svg:width="16.694cm" svg:height="0.475cm" svg:x="2.2cm" svg:y="8.091cm">
          <draw:text-box>
            <text:p text:style-name="P1"><text:span text:style-name="T4">capacity was threatened by an early, mistaken focus on repair rather than modernisation </text:span></text:p>
          </draw:text-box>
        </draw:frame>
        <draw:frame draw:style-name="gr1" draw:text-style-name="P2" draw:layer="layout" svg:width="3.384cm" svg:height="0.475cm" svg:x="2.2cm" svg:y="8.655cm">
          <draw:text-box>
            <text:p text:style-name="P1"><text:span text:style-name="T4">and development.</text:span></text:p>
          </draw:text-box>
        </draw:frame>
        <draw:frame draw:style-name="gr6" draw:text-style-name="P7" draw:layer="layout" svg:width="0.408cm" svg:height="0.276cm" svg:x="5.566cm" svg:y="8.674cm">
          <draw:text-box>
            <text:p text:style-name="P1"><text:span text:style-name="T9">218</text:span></text:p>
          </draw:text-box>
        </draw:frame>
        <draw:frame draw:style-name="gr1" draw:text-style-name="P2" draw:layer="layout" svg:width="12.542cm" svg:height="0.475cm" svg:x="5.977cm" svg:y="8.655cm">
          <draw:text-box>
            <text:p text:style-name="P1"><text:span text:style-name="T4"><text:s/></text:span><text:span text:style-name="T4">Oil production had reached an average of 2.3m bpd by the end of </text:span></text:p>
          </draw:text-box>
        </draw:frame>
        <draw:frame draw:style-name="gr1" draw:text-style-name="P2" draw:layer="layout" svg:width="6.606cm" svg:height="0.475cm" svg:x="2.2cm" svg:y="9.22cm">
          <draw:text-box>
            <text:p text:style-name="P1"><text:span text:style-name="T4">2003, against a target of 2.0m bpd.</text:span></text:p>
          </draw:text-box>
        </draw:frame>
        <draw:frame draw:style-name="gr1" draw:text-style-name="P2" draw:layer="layout" svg:width="16.524cm" svg:height="0.475cm" svg:x="2.2cm" svg:y="10.134cm">
          <draw:text-box>
            <text:p text:style-name="P1"><text:span text:style-name="T6">405. </text:span><text:span text:style-name="T4"><text:s/>Mr Asquith also reported that discussions between the Ministry of Oil and the CPA </text:span></text:p>
          </draw:text-box>
        </draw:frame>
        <draw:frame draw:style-name="gr1" draw:text-style-name="P2" draw:layer="layout" svg:width="15.678cm" svg:height="0.475cm" svg:x="2.2cm" svg:y="10.698cm">
          <draw:text-box>
            <text:p text:style-name="P1"><text:span text:style-name="T4">on raising gasoline prices continued, with the Ministry avoiding any commitment on </text:span></text:p>
          </draw:text-box>
        </draw:frame>
        <draw:frame draw:style-name="gr1" draw:text-style-name="P2" draw:layer="layout" svg:width="16.051cm" svg:height="0.475cm" svg:x="2.2cm" svg:y="11.263cm">
          <draw:text-box>
            <text:p text:style-name="P1"><text:span text:style-name="T4">a politically contentious issue. Discussions on restructuring the oil industry “remained </text:span></text:p>
          </draw:text-box>
        </draw:frame>
        <draw:frame draw:style-name="gr1" draw:text-style-name="P2" draw:layer="layout" svg:width="15.763cm" svg:height="0.475cm" svg:x="2.2cm" svg:y="11.827cm">
          <draw:text-box>
            <text:p text:style-name="P1"><text:span text:style-name="T4">mired in politics”. There were persistent but unconfirmed allegations of corruption in </text:span></text:p>
          </draw:text-box>
        </draw:frame>
        <draw:frame draw:style-name="gr1" draw:text-style-name="P2" draw:layer="layout" svg:width="15.932cm" svg:height="0.475cm" svg:x="2.2cm" svg:y="12.392cm">
          <draw:text-box>
            <text:p text:style-name="P1"><text:span text:style-name="T4">both the State Oil and Marketing Organisation and the Ministry. Ambassador Bremer </text:span></text:p>
          </draw:text-box>
        </draw:frame>
        <draw:frame draw:style-name="gr1" draw:text-style-name="P2" draw:layer="layout" svg:width="16.203cm" svg:height="0.475cm" svg:x="2.2cm" svg:y="12.956cm">
          <draw:text-box>
            <text:p text:style-name="P1"><text:span text:style-name="T4">had recently appointed a new Inspector General to the Ministry, but after transition his </text:span></text:p>
          </draw:text-box>
        </draw:frame>
        <draw:frame draw:style-name="gr1" draw:text-style-name="P2" draw:layer="layout" svg:width="15.873cm" svg:height="0.475cm" svg:x="2.2cm" svg:y="13.521cm">
          <draw:text-box>
            <text:p text:style-name="P1"><text:span text:style-name="T4">capacity to monitor financial flows would be tested. International oil companies were </text:span></text:p>
          </draw:text-box>
        </draw:frame>
        <draw:frame draw:style-name="gr1" draw:text-style-name="P2" draw:layer="layout" svg:width="15.377cm" svg:height="0.475cm" svg:x="2.2cm" svg:y="14.085cm">
          <draw:text-box>
            <text:p text:style-name="P1"><text:span text:style-name="T4">watching carefully, but wanted to see greater security and a stable regulatory and </text:span></text:p>
          </draw:text-box>
        </draw:frame>
        <draw:frame draw:style-name="gr1" draw:text-style-name="P2" draw:layer="layout" svg:width="7.868cm" svg:height="0.475cm" svg:x="2.2cm" svg:y="14.65cm">
          <draw:text-box>
            <text:p text:style-name="P1"><text:span text:style-name="T4">investment environment before investing. </text:span></text:p>
          </draw:text-box>
        </draw:frame>
        <draw:frame draw:style-name="gr1" draw:text-style-name="P2" draw:layer="layout" svg:width="16.643cm" svg:height="0.475cm" svg:x="2.2cm" svg:y="15.564cm">
          <draw:text-box>
            <text:p text:style-name="P1"><text:span text:style-name="T6">406. </text:span><text:span text:style-name="T4"><text:s/>On 24 May, Mr Bob Morgan, an adviser to the Iraqi Ministry of Oil employed by the </text:span></text:p>
          </draw:text-box>
        </draw:frame>
        <draw:frame draw:style-name="gr1" draw:text-style-name="P2" draw:layer="layout" svg:width="12.44cm" svg:height="0.475cm" svg:x="2.2cm" svg:y="16.128cm">
          <draw:text-box>
            <text:p text:style-name="P1"><text:span text:style-name="T4">FCO, and his bodyguard Mr Mark Carman were killed in Baghdad.</text:span></text:p>
          </draw:text-box>
        </draw:frame>
        <draw:frame draw:style-name="gr6" draw:text-style-name="P7" draw:layer="layout" svg:width="0.408cm" svg:height="0.276cm" svg:x="14.6cm" svg:y="16.147cm">
          <draw:text-box>
            <text:p text:style-name="P1"><text:span text:style-name="T9">219</text:span></text:p>
          </draw:text-box>
        </draw:frame>
        <draw:frame draw:style-name="gr1" draw:text-style-name="P2" draw:layer="layout" svg:width="0.422cm" svg:height="0.475cm" svg:x="15.012cm" svg:y="16.1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117cm" svg:height="0.475cm" svg:x="2.2cm" svg:y="17.043cm">
          <draw:text-box>
            <text:p text:style-name="P1"><text:span text:style-name="T6">407. </text:span><text:span text:style-name="T4"><text:s/>The Security Council adopted resolution 1546 (2004) on 8 June.</text:span></text:p>
          </draw:text-box>
        </draw:frame>
        <draw:frame draw:style-name="gr6" draw:text-style-name="P7" draw:layer="layout" svg:width="0.408cm" svg:height="0.276cm" svg:x="15.238cm" svg:y="17.062cm">
          <draw:text-box>
            <text:p text:style-name="P1"><text:span text:style-name="T9">220</text:span></text:p>
          </draw:text-box>
        </draw:frame>
        <draw:frame draw:style-name="gr1" draw:text-style-name="P2" draw:layer="layout" svg:width="2.369cm" svg:height="0.475cm" svg:x="15.65cm" svg:y="17.043cm">
          <draw:text-box>
            <text:p text:style-name="P1"><text:span text:style-name="T4"><text:s/></text:span><text:span text:style-name="T4">Section 9.2 </text:span></text:p>
          </draw:text-box>
        </draw:frame>
        <draw:frame draw:style-name="gr1" draw:text-style-name="P2" draw:layer="layout" svg:width="13.261cm" svg:height="0.475cm" svg:x="2.2cm" svg:y="17.607cm">
          <draw:text-box>
            <text:p text:style-name="P1"><text:span text:style-name="T4">describes the negotiation and content of the resolution. The resolution:</text:span></text:p>
          </draw:text-box>
        </draw:frame>
        <draw:frame draw:style-name="gr2" draw:text-style-name="P3" draw:layer="layout" svg:width="0.634cm" svg:height="0.712cm" svg:x="2.95cm" svg:y="18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8cm" svg:height="0.475cm" svg:x="3.7cm" svg:y="18.522cm">
          <draw:text-box>
            <text:p text:style-name="P1"><text:span text:style-name="T4">endorsed the formation of a sovereign Interim Government of Iraq which would </text:span></text:p>
          </draw:text-box>
        </draw:frame>
        <draw:frame draw:style-name="gr1" draw:text-style-name="P2" draw:layer="layout" svg:width="14.251cm" svg:height="0.475cm" svg:x="3.7cm" svg:y="19.086cm">
          <draw:text-box>
            <text:p text:style-name="P1"><text:span text:style-name="T4">assume full responsibility and authority by 30 June 2004 for governing Iraq, </text:span></text:p>
          </draw:text-box>
        </draw:frame>
        <draw:frame draw:style-name="gr1" draw:text-style-name="P2" draw:layer="layout" svg:width="14.159cm" svg:height="0.475cm" svg:x="3.7cm" svg:y="19.651cm">
          <draw:text-box>
            <text:p text:style-name="P1"><text:span text:style-name="T4">“</text:span><text:span text:style-name="T4">while refraining from taking any actions affecting Iraq’s destiny beyond the </text:span></text:p>
          </draw:text-box>
        </draw:frame>
        <draw:frame draw:style-name="gr1" draw:text-style-name="P2" draw:layer="layout" svg:width="14.895cm" svg:height="0.475cm" svg:x="3.7cm" svg:y="20.215cm">
          <draw:text-box>
            <text:p text:style-name="P1"><text:span text:style-name="T4">limited interim period until an elected Transitional Government of Iraq assumes </text:span></text:p>
          </draw:text-box>
        </draw:frame>
        <draw:frame draw:style-name="gr1" draw:text-style-name="P2" draw:layer="layout" svg:width="1.691cm" svg:height="0.475cm" svg:x="3.7cm" svg:y="20.78cm">
          <draw:text-box>
            <text:p text:style-name="P1"><text:span text:style-name="T4">office …”</text:span></text:p>
          </draw:text-box>
        </draw:frame>
        <draw:frame draw:style-name="gr2" draw:text-style-name="P3" draw:layer="layout" svg:width="0.634cm" svg:height="0.712cm" svg:x="2.95cm" svg:y="21.2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3cm" svg:height="0.475cm" svg:x="3.7cm" svg:y="21.444cm">
          <draw:text-box>
            <text:p text:style-name="P1"><text:span text:style-name="T4">reaffirmed the right of the Iraqi people freely to determine their own political </text:span></text:p>
          </draw:text-box>
        </draw:frame>
        <draw:frame draw:style-name="gr1" draw:text-style-name="P2" draw:layer="layout" svg:width="14.654cm" svg:height="0.475cm" svg:x="3.7cm" svg:y="22.008cm">
          <draw:text-box>
            <text:p text:style-name="P1"><text:span text:style-name="T4">future and to exercise full authority and control over their financial and natural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line draw:style-name="gr8" draw:text-style-name="P8" draw:layer="layout" svg:x1="2.6cm" svg:y1="25.02cm" svg:x2="13.436cm" svg:y2="25.02cm">
          <text:p/>
        </draw:line>
        <draw:frame draw:style-name="gr1" draw:text-style-name="P2" draw:layer="layout" svg:width="2.931cm" svg:height="0.475cm" svg:x="3.7cm" svg:y="22.573cm">
          <draw:text-box>
            <text:p text:style-name="P1"><text:span text:style-name="T4">resources; and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216 </text:span></text:p>
          </draw:text-box>
        </draw:frame>
        <draw:frame draw:style-name="gr4" draw:text-style-name="P5" draw:layer="layout" svg:width="10.755cm" svg:height="0.395cm" svg:x="2.6cm" svg:y="24.664cm">
          <draw:text-box>
            <text:p text:style-name="P1"><text:span text:style-name="T5">Minute Drummond to DFID [junior official], 24 March 2004, ‘Iraq Visit’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17 </text:span></text:p>
          </draw:text-box>
        </draw:frame>
        <draw:frame draw:style-name="gr4" draw:text-style-name="P5" draw:layer="layout" svg:width="9.011cm" svg:height="0.395cm" svg:x="2.6cm" svg:y="25.087cm">
          <draw:text-box>
            <text:p text:style-name="P1"><text:span text:style-name="T11">Minute Rycroft to Blair, 23 April 2004, ‘15 Reports on Iraq’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18 </text:span></text:p>
          </draw:text-box>
        </draw:frame>
        <draw:frame draw:style-name="gr4" draw:text-style-name="P5" draw:layer="layout" svg:width="13.147cm" svg:height="0.395cm" svg:x="2.597cm" svg:y="25.511cm">
          <draw:text-box>
            <text:p text:style-name="P1"><text:span text:style-name="T11">Telegram 183 IraqRep to FCO London, 21 April 2004, ‘Iraq: Oil Sector Development’.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19 </text:span></text:p>
          </draw:text-box>
        </draw:frame>
        <draw:frame draw:style-name="gr4" draw:text-style-name="P5" draw:layer="layout" svg:width="16.013cm" svg:height="0.395cm" svg:x="2.6cm" svg:y="25.934cm">
          <draw:text-box>
            <text:p text:style-name="P1"><text:span text:style-name="T11">Minutes, 25 May 2004, Iraq Senior Officials Group meeting; </text:span><text:span text:style-name="T13">BBC News</text:span><text:span text:style-name="T11">, 26 May 2004, </text:span><text:span text:style-name="T13">Oil Expert Killed </text:span></text:p>
          </draw:text-box>
        </draw:frame>
        <draw:frame draw:style-name="gr4" draw:text-style-name="P5" draw:layer="layout" svg:width="2.55cm" svg:height="0.395cm" svg:x="2.2cm" svg:y="26.357cm">
          <draw:text-box>
            <text:p text:style-name="P1"><text:span text:style-name="T13">in Iraq ‘felt safe’</text:span><text:span text:style-name="T11">.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20 </text:span></text:p>
          </draw:text-box>
        </draw:frame>
        <draw:frame draw:style-name="gr4" draw:text-style-name="P5" draw:layer="layout" svg:width="6.847cm" svg:height="0.395cm" svg:x="2.6cm" svg:y="26.781cm">
          <draw:text-box>
            <text:p text:style-name="P1"><text:span text:style-name="T11">UN Security Council resolution 1546 (2004)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polygon draw:style-name="gr10" draw:text-style-name="P10" draw:layer="layout" svg:width="15.083cm" svg:height="4.683cm" svg:x="2.958cm" svg:y="17.408cm" svg:viewBox="0 0 15084 4684" draw:points="0,4684 15084,4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cm" svg:height="0.475cm" svg:x="3.7cm" svg:y="2.525cm">
          <draw:text-box>
            <text:p text:style-name="P1"><text:span text:style-name="T4">provided for the continued operation of the DFI and the IAMB. DFI funds would </text:span></text:p>
          </draw:text-box>
        </draw:frame>
        <draw:frame draw:style-name="gr1" draw:text-style-name="P2" draw:layer="layout" svg:width="13.909cm" svg:height="0.475cm" svg:x="3.7cm" svg:y="3.09cm">
          <draw:text-box>
            <text:p text:style-name="P1"><text:span text:style-name="T4">be disbursed in a transparent and equitable manner and through the Iraqi </text:span></text:p>
          </draw:text-box>
        </draw:frame>
        <draw:frame draw:style-name="gr1" draw:text-style-name="P2" draw:layer="layout" svg:width="14.704cm" svg:height="0.475cm" svg:x="3.7cm" svg:y="3.654cm">
          <draw:text-box>
            <text:p text:style-name="P1"><text:span text:style-name="T4">budget, solely at the discretion of the Iraqi Government. Funds held within the </text:span></text:p>
          </draw:text-box>
        </draw:frame>
        <draw:frame draw:style-name="gr1" draw:text-style-name="P2" draw:layer="layout" svg:width="9.756cm" svg:height="0.475cm" svg:x="3.7cm" svg:y="4.218cm">
          <draw:text-box>
            <text:p text:style-name="P1"><text:span text:style-name="T4">DFI would continue to be immune from attachment. </text:span></text:p>
          </draw:text-box>
        </draw:frame>
        <draw:frame draw:style-name="gr1" draw:text-style-name="P2" draw:layer="layout" svg:width="14.509cm" svg:height="0.475cm" svg:x="2.2cm" svg:y="5.133cm">
          <draw:text-box>
            <text:p text:style-name="P1"><text:span text:style-name="T6">408. </text:span><text:span text:style-name="T4"><text:s/>A junior Treasury official advised Mr Brown that the explicit reference to </text:span></text:p>
          </draw:text-box>
        </draw:frame>
        <draw:frame draw:style-name="gr1" draw:text-style-name="P2" draw:layer="layout" svg:width="16.741cm" svg:height="0.475cm" svg:x="2.2cm" svg:y="5.697cm">
          <draw:text-box>
            <text:p text:style-name="P1"><text:span text:style-name="T4">transparency and the requirement for DFI funds to be disbursed through the Iraqi budget </text:span></text:p>
          </draw:text-box>
        </draw:frame>
        <draw:frame draw:style-name="gr1" draw:text-style-name="P2" draw:layer="layout" svg:width="7.254cm" svg:height="0.475cm" svg:x="2.2cm" svg:y="6.262cm">
          <draw:text-box>
            <text:p text:style-name="P1"><text:span text:style-name="T4">had been inserted at the UK’s request.</text:span></text:p>
          </draw:text-box>
        </draw:frame>
        <draw:frame draw:style-name="gr6" draw:text-style-name="P7" draw:layer="layout" svg:width="0.408cm" svg:height="0.276cm" svg:x="9.417cm" svg:y="6.281cm">
          <draw:text-box>
            <text:p text:style-name="P1"><text:span text:style-name="T9">221</text:span></text:p>
          </draw:text-box>
        </draw:frame>
        <draw:frame draw:style-name="gr1" draw:text-style-name="P2" draw:layer="layout" svg:width="16.237cm" svg:height="0.475cm" svg:x="2.2cm" svg:y="7.176cm">
          <draw:text-box>
            <text:p text:style-name="P1"><text:span text:style-name="T6">409. </text:span><text:span text:style-name="T4"><text:s/>The British Embassy Washington reported to the IPU on 23 June on US plans in </text:span></text:p>
          </draw:text-box>
        </draw:frame>
        <draw:frame draw:style-name="gr1" draw:text-style-name="P2" draw:layer="layout" svg:width="5.133cm" svg:height="0.475cm" svg:x="2.2cm" svg:y="7.741cm">
          <draw:text-box>
            <text:p text:style-name="P1"><text:span text:style-name="T4">the oil sector after 30 June.</text:span></text:p>
          </draw:text-box>
        </draw:frame>
        <draw:frame draw:style-name="gr6" draw:text-style-name="P7" draw:layer="layout" svg:width="0.408cm" svg:height="0.276cm" svg:x="7.306cm" svg:y="7.759cm">
          <draw:text-box>
            <text:p text:style-name="P1"><text:span text:style-name="T9">222</text:span></text:p>
          </draw:text-box>
        </draw:frame>
        <draw:frame draw:style-name="gr1" draw:text-style-name="P2" draw:layer="layout" svg:width="0.422cm" svg:height="0.475cm" svg:x="7.718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9cm" svg:height="0.475cm" svg:x="2.2cm" svg:y="8.655cm">
          <draw:text-box>
            <text:p text:style-name="P1"><text:span text:style-name="T6">410. </text:span><text:span text:style-name="T4"><text:s/>Senior US interlocutors had told the Embassy that all 12 members of the CPA Oil </text:span></text:p>
          </draw:text-box>
        </draw:frame>
        <draw:frame draw:style-name="gr1" draw:text-style-name="P2" draw:layer="layout" svg:width="16.233cm" svg:height="0.475cm" svg:x="2.2cm" svg:y="9.22cm">
          <draw:text-box>
            <text:p text:style-name="P1"><text:span text:style-name="T4">Team were expected to leave Iraq by the end of August. They would be succeeded by </text:span></text:p>
          </draw:text-box>
        </draw:frame>
        <draw:frame draw:style-name="gr1" draw:text-style-name="P2" draw:layer="layout" svg:width="16.305cm" svg:height="0.475cm" svg:x="2.2cm" svg:y="9.784cm">
          <draw:text-box>
            <text:p text:style-name="P1"><text:span text:style-name="T4">a number of oil sector “liaison officers” within the US Iraq Reconstruction Management </text:span></text:p>
          </draw:text-box>
        </draw:frame>
        <draw:frame draw:style-name="gr1" draw:text-style-name="P2" draw:layer="layout" svg:width="16.19cm" svg:height="0.475cm" svg:x="2.2cm" svg:y="10.348cm">
          <draw:text-box>
            <text:p text:style-name="P1"><text:span text:style-name="T4">Office (IRMO). The liaison officers “would obviously have less influence and leverage” </text:span></text:p>
          </draw:text-box>
        </draw:frame>
        <draw:frame draw:style-name="gr1" draw:text-style-name="P2" draw:layer="layout" svg:width="14.891cm" svg:height="0.475cm" svg:x="2.2cm" svg:y="10.913cm">
          <draw:text-box>
            <text:p text:style-name="P1"><text:span text:style-name="T4">than the CPA Oil Team. Mr Thamir Ghadban, Iraqi Minister of Oil, “did not need </text:span></text:p>
          </draw:text-box>
        </draw:frame>
        <draw:frame draw:style-name="gr1" draw:text-style-name="P2" draw:layer="layout" svg:width="16.029cm" svg:height="0.475cm" svg:x="2.2cm" svg:y="11.477cm">
          <draw:text-box>
            <text:p text:style-name="P1"><text:span text:style-name="T4">telling what to do, and would want to distance himself from the US advisers”. The US </text:span></text:p>
          </draw:text-box>
        </draw:frame>
        <draw:frame draw:style-name="gr1" draw:text-style-name="P2" draw:layer="layout" svg:width="13.642cm" svg:height="0.475cm" svg:x="2.2cm" svg:y="12.042cm">
          <draw:text-box>
            <text:p text:style-name="P1"><text:span text:style-name="T4">understood that Mr Ghadban intended to set up his own Advisory Group.</text:span></text:p>
          </draw:text-box>
        </draw:frame>
        <draw:frame draw:style-name="gr1" draw:text-style-name="P2" draw:layer="layout" svg:width="16.152cm" svg:height="0.475cm" svg:x="2.2cm" svg:y="12.956cm">
          <draw:text-box>
            <text:p text:style-name="P1"><text:span text:style-name="T6">411. </text:span><text:span text:style-name="T4"><text:s/>The Embassy assessed that the US remained focused on short-term production </text:span></text:p>
          </draw:text-box>
        </draw:frame>
        <draw:frame draw:style-name="gr1" draw:text-style-name="P2" draw:layer="layout" svg:width="12.99cm" svg:height="0.475cm" svg:x="2.2cm" svg:y="13.521cm">
          <draw:text-box>
            <text:p text:style-name="P1"><text:span text:style-name="T4">issues, rather than “strategic industry restructuring and governance”. </text:span></text:p>
          </draw:text-box>
        </draw:frame>
        <draw:frame draw:style-name="gr1" draw:text-style-name="P2" draw:layer="layout" svg:width="16.736cm" svg:height="0.475cm" svg:x="2.2cm" svg:y="14.435cm">
          <draw:text-box>
            <text:p text:style-name="P1"><text:span text:style-name="T6">412. </text:span><text:span text:style-name="T4"><text:s/>The Embassy also reported that policy responsibility for the oil sector within the US </text:span></text:p>
          </draw:text-box>
        </draw:frame>
        <draw:frame draw:style-name="gr1" draw:text-style-name="P2" draw:layer="layout" svg:width="15.217cm" svg:height="0.475cm" svg:x="2.2cm" svg:y="15cm">
          <draw:text-box>
            <text:p text:style-name="P1"><text:span text:style-name="T4">Administration would transfer from the DoD to the State Department on 30 June. </text:span></text:p>
          </draw:text-box>
        </draw:frame>
        <draw:frame draw:style-name="gr1" draw:text-style-name="P2" draw:layer="layout" svg:width="16.533cm" svg:height="0.475cm" svg:x="2.2cm" svg:y="15.914cm">
          <draw:text-box>
            <text:p text:style-name="P1"><text:span text:style-name="T6">413. </text:span><text:span text:style-name="T15"><text:s/>Hard Lessons</text:span><text:span text:style-name="T4"> recorded that, at the end June 2004, Iraq was producing more than </text:span></text:p>
          </draw:text-box>
        </draw:frame>
        <draw:frame draw:style-name="gr1" draw:text-style-name="P2" draw:layer="layout" svg:width="11.737cm" svg:height="0.475cm" svg:x="2.2cm" svg:y="16.478cm">
          <draw:text-box>
            <text:p text:style-name="P1"><text:span text:style-name="T4">2m bpd of oil, still well below pre-war production of 2.58m bpd.</text:span></text:p>
          </draw:text-box>
        </draw:frame>
        <draw:frame draw:style-name="gr6" draw:text-style-name="P7" draw:layer="layout" svg:width="0.408cm" svg:height="0.276cm" svg:x="13.895cm" svg:y="16.497cm">
          <draw:text-box>
            <text:p text:style-name="P1"><text:span text:style-name="T9">223</text:span></text:p>
          </draw:text-box>
        </draw:frame>
        <draw:frame draw:style-name="gr1" draw:text-style-name="P2" draw:layer="layout" svg:width="0.422cm" svg:height="0.475cm" svg:x="14.306cm" svg:y="16.47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3.896cm" svg:height="0.556cm" svg:x="3.64cm" svg:y="17.8cm">
          <draw:text-box>
            <text:p text:style-name="P1"><text:span text:style-name="T8">Scrutiny of disbursements from the Development Fund for </text:span></text:p>
          </draw:text-box>
        </draw:frame>
        <draw:frame draw:style-name="gr5" draw:text-style-name="P6" draw:layer="layout" svg:width="4.638cm" svg:height="0.556cm" svg:x="8.195cm" svg:y="18.435cm">
          <draw:text-box>
            <text:p text:style-name="P1"><text:span text:style-name="T8">Iraq (DFI) by the UK</text:span></text:p>
          </draw:text-box>
        </draw:frame>
        <draw:frame draw:style-name="gr4" draw:text-style-name="P5" draw:layer="layout" svg:width="13.828cm" svg:height="0.395cm" svg:x="3.45cm" svg:y="19.356cm">
          <draw:text-box>
            <text:p text:style-name="P1"><text:span text:style-name="T11">Resolution 1483, which was adopted on 22 May 2003, provided that disbursements from </text:span></text:p>
          </draw:text-box>
        </draw:frame>
        <draw:frame draw:style-name="gr4" draw:text-style-name="P5" draw:layer="layout" svg:width="13.468cm" svg:height="0.395cm" svg:x="3.45cm" svg:y="19.85cm">
          <draw:text-box>
            <text:p text:style-name="P1"><text:span text:style-name="T11">the Development Fund for Iraq (DFI) would be “at the direction of the Authority [the US </text:span></text:p>
          </draw:text-box>
        </draw:frame>
        <draw:frame draw:style-name="gr4" draw:text-style-name="P5" draw:layer="layout" svg:width="12.926cm" svg:height="0.395cm" svg:x="3.45cm" svg:y="20.344cm">
          <draw:text-box>
            <text:p text:style-name="P1"><text:span text:style-name="T11">and UK as Occupying Powers], in consultation with the interim Iraqi administration”.</text:span></text:p>
          </draw:text-box>
        </draw:frame>
        <draw:frame draw:style-name="gr9" draw:text-style-name="P9" draw:layer="layout" svg:width="0.345cm" svg:height="0.23cm" svg:x="16.45cm" svg:y="20.36cm">
          <draw:text-box>
            <text:p text:style-name="P1"><text:span text:style-name="T10">224</text:span></text:p>
          </draw:text-box>
        </draw:frame>
        <draw:frame draw:style-name="gr4" draw:text-style-name="P5" draw:layer="layout" svg:width="0.352cm" svg:height="0.395cm" svg:x="16.793cm" svg:y="20.34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947cm" svg:height="0.395cm" svg:x="3.45cm" svg:y="20.838cm">
          <draw:text-box>
            <text:p text:style-name="P1"><text:span text:style-name="T11">By that time, the US was committed to a protracted Occupation and it was not clear when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4" draw:text-style-name="P5" draw:layer="layout" svg:width="8.16cm" svg:height="0.395cm" svg:x="3.45cm" svg:y="21.332cm">
          <draw:text-box>
            <text:p text:style-name="P1"><text:span text:style-name="T11">an interim Iraqi administration would be established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221 </text:span></text:p>
          </draw:text-box>
        </draw:frame>
        <draw:frame draw:style-name="gr4" draw:text-style-name="P5" draw:layer="layout" svg:width="14.874cm" svg:height="0.395cm" svg:x="2.6cm" svg:y="24.664cm">
          <draw:text-box>
            <text:p text:style-name="P1"><text:span text:style-name="T11">Minute Treasury [junior official] to Chancellor, 10 June 2004, ‘Iraq – UNSCR 1546 and Financial </text:span></text:p>
          </draw:text-box>
        </draw:frame>
        <draw:frame draw:style-name="gr4" draw:text-style-name="P5" draw:layer="layout" svg:width="3.058cm" svg:height="0.395cm" svg:x="2.2cm" svg:y="25.087cm">
          <draw:text-box>
            <text:p text:style-name="P1"><text:span text:style-name="T11">Management Law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22 </text:span></text:p>
          </draw:text-box>
        </draw:frame>
        <draw:frame draw:style-name="gr4" draw:text-style-name="P5" draw:layer="layout" svg:width="15.022cm" svg:height="0.395cm" svg:x="2.6cm" svg:y="25.511cm">
          <draw:text-box>
            <text:p text:style-name="P1"><text:span text:style-name="T11">Letter FCO [junior official] to IPU [junior official], 23 June 2004, ‘Iraq Oil: US Plans post 30 June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23 </text:span></text:p>
          </draw:text-box>
        </draw:frame>
        <draw:frame draw:style-name="gr4" draw:text-style-name="P5" draw:layer="layout" svg:width="14.653cm" svg:height="0.395cm" svg:x="2.6cm" svg:y="25.934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2.081cm" svg:height="0.395cm" svg:x="2.2cm" svg:y="26.357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24 </text:span></text:p>
          </draw:text-box>
        </draw:frame>
        <draw:frame draw:style-name="gr4" draw:text-style-name="P5" draw:layer="layout" svg:width="3.435cm" svg:height="0.395cm" svg:x="2.6cm" svg:y="26.781cm">
          <draw:text-box>
            <text:p text:style-name="P1"><text:span text:style-name="T11">UNSCR 1483 (2003).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10" draw:layer="layout" svg:width="15.083cm" svg:height="18.383cm" svg:x="2.958cm" svg:y="2.608cm" svg:viewBox="0 0 15084 18384" draw:points="0,18384 15084,18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4</text:span></text:p>
          </draw:text-box>
        </draw:frame>
        <draw:frame draw:style-name="gr4" draw:text-style-name="P5" draw:layer="layout" svg:width="12.706cm" svg:height="0.395cm" svg:x="3.45cm" svg:y="3.055cm">
          <draw:text-box>
            <text:p text:style-name="P1"><text:span text:style-name="T11">The US General Accountability Office (GAO) estimated that almost US$21bn was </text:span></text:p>
          </draw:text-box>
        </draw:frame>
        <draw:frame draw:style-name="gr4" draw:text-style-name="P5" draw:layer="layout" svg:width="13.489cm" svg:height="0.395cm" svg:x="3.45cm" svg:y="3.549cm">
          <draw:text-box>
            <text:p text:style-name="P1"><text:span text:style-name="T11">deposited into the DFI during the Coalition Provisional Authority (CPA) period, of which </text:span></text:p>
          </draw:text-box>
        </draw:frame>
        <draw:frame draw:style-name="gr4" draw:text-style-name="P5" draw:layer="layout" svg:width="3.241cm" svg:height="0.395cm" svg:x="3.45cm" svg:y="4.043cm">
          <draw:text-box>
            <text:p text:style-name="P1"><text:span text:style-name="T11">US$14bn was spent.</text:span></text:p>
          </draw:text-box>
        </draw:frame>
        <draw:frame draw:style-name="gr9" draw:text-style-name="P9" draw:layer="layout" svg:width="0.345cm" svg:height="0.23cm" svg:x="6.705cm" svg:y="4.059cm">
          <draw:text-box>
            <text:p text:style-name="P1"><text:span text:style-name="T10">225</text:span></text:p>
          </draw:text-box>
        </draw:frame>
        <draw:frame draw:style-name="gr4" draw:text-style-name="P5" draw:layer="layout" svg:width="0.352cm" svg:height="0.395cm" svg:x="7.049cm" svg:y="4.04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981cm" svg:height="0.395cm" svg:x="3.45cm" svg:y="4.737cm">
          <draw:text-box>
            <text:p text:style-name="P1"><text:span text:style-name="T11">On 10 June 2003, the CPA issued a regulation that gave Ambassador Paul Bremer, </text:span></text:p>
          </draw:text-box>
        </draw:frame>
        <draw:frame draw:style-name="gr4" draw:text-style-name="P5" draw:layer="layout" svg:width="12.694cm" svg:height="0.395cm" svg:x="3.45cm" svg:y="5.231cm">
          <draw:text-box>
            <text:p text:style-name="P1"><text:span text:style-name="T11">as “Administrator of the CPA”, authority to oversee and control the establishment, </text:span></text:p>
          </draw:text-box>
        </draw:frame>
        <draw:frame draw:style-name="gr4" draw:text-style-name="P5" draw:layer="layout" svg:width="13.307cm" svg:height="0.395cm" svg:x="3.45cm" svg:y="5.725cm">
          <draw:text-box>
            <text:p text:style-name="P1"><text:span text:style-name="T11">administration and use of the DFI and to direct disbursements from the DFI “for those </text:span></text:p>
          </draw:text-box>
        </draw:frame>
        <draw:frame draw:style-name="gr4" draw:text-style-name="P5" draw:layer="layout" svg:width="10.001cm" svg:height="0.395cm" svg:x="3.45cm" svg:y="6.219cm">
          <draw:text-box>
            <text:p text:style-name="P1"><text:span text:style-name="T11">purposes he determines to be for the benefit of the Iraqi people”.</text:span></text:p>
          </draw:text-box>
        </draw:frame>
        <draw:frame draw:style-name="gr9" draw:text-style-name="P9" draw:layer="layout" svg:width="0.345cm" svg:height="0.23cm" svg:x="13.511cm" svg:y="6.234cm">
          <draw:text-box>
            <text:p text:style-name="P1"><text:span text:style-name="T10">226</text:span></text:p>
          </draw:text-box>
        </draw:frame>
        <draw:frame draw:style-name="gr4" draw:text-style-name="P5" draw:layer="layout" svg:width="0.352cm" svg:height="0.395cm" svg:x="13.854cm" svg:y="6.21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981cm" svg:height="0.395cm" svg:x="3.45cm" svg:y="6.912cm">
          <draw:text-box>
            <text:p text:style-name="P1"><text:span text:style-name="T11">The regulation also established a Program Review Board (PRB) to develop funding </text:span></text:p>
          </draw:text-box>
        </draw:frame>
        <draw:frame draw:style-name="gr4" draw:text-style-name="P5" draw:layer="layout" svg:width="13.887cm" svg:height="0.395cm" svg:x="3.45cm" svg:y="7.406cm">
          <draw:text-box>
            <text:p text:style-name="P1"><text:span text:style-name="T11">plans and make recommendations to Ambassador Bremer on expenditures from the DFI, </text:span></text:p>
          </draw:text-box>
        </draw:frame>
        <draw:frame draw:style-name="gr4" draw:text-style-name="P5" draw:layer="layout" svg:width="10.988cm" svg:height="0.395cm" svg:x="3.45cm" svg:y="7.9cm">
          <draw:text-box>
            <text:p text:style-name="P1"><text:span text:style-name="T11">“</text:span><text:span text:style-name="T11">in consultation with the Iraqi interim administration, when established”.</text:span></text:p>
          </draw:text-box>
        </draw:frame>
        <draw:frame draw:style-name="gr4" draw:text-style-name="P5" draw:layer="layout" svg:width="12.884cm" svg:height="0.395cm" svg:x="3.45cm" svg:y="8.594cm">
          <draw:text-box>
            <text:p text:style-name="P1"><text:span text:style-name="T11">The CPA issued a further regulation on 18 June, detailing the operation of the PRB.</text:span></text:p>
          </draw:text-box>
        </draw:frame>
        <draw:frame draw:style-name="gr9" draw:text-style-name="P9" draw:layer="layout" svg:width="0.345cm" svg:height="0.23cm" svg:x="16.426cm" svg:y="8.61cm">
          <draw:text-box>
            <text:p text:style-name="P1"><text:span text:style-name="T10">227</text:span></text:p>
          </draw:text-box>
        </draw:frame>
        <draw:frame draw:style-name="gr4" draw:text-style-name="P5" draw:layer="layout" svg:width="0.352cm" svg:height="0.395cm" svg:x="16.769cm" svg:y="8.59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798cm" svg:height="0.395cm" svg:x="3.45cm" svg:y="9.088cm">
          <draw:text-box>
            <text:p text:style-name="P1"><text:span text:style-name="T11">Voting members of the PRB included representatives of the Iraqi Ministry of Finance and </text:span></text:p>
          </draw:text-box>
        </draw:frame>
        <draw:frame draw:style-name="gr4" draw:text-style-name="P5" draw:layer="layout" svg:width="1.268cm" svg:height="0.395cm" svg:x="3.45cm" svg:y="9.582cm">
          <draw:text-box>
            <text:p text:style-name="P1"><text:span text:style-name="T11">the UK. </text:span></text:p>
          </draw:text-box>
        </draw:frame>
        <draw:frame draw:style-name="gr4" draw:text-style-name="P5" draw:layer="layout" svg:width="12.876cm" svg:height="0.395cm" svg:x="3.45cm" svg:y="10.276cm">
          <draw:text-box>
            <text:p text:style-name="P1"><text:span text:style-name="T11">The Inquiry has seen the records of 60 meetings of the PRB (held between 7 June </text:span></text:p>
          </draw:text-box>
        </draw:frame>
        <draw:frame draw:style-name="gr4" draw:text-style-name="P5" draw:layer="layout" svg:width="3.706cm" svg:height="0.395cm" svg:x="3.45cm" svg:y="10.77cm">
          <draw:text-box>
            <text:p text:style-name="P1"><text:span text:style-name="T11">2003 and 2 June 2004).</text:span></text:p>
          </draw:text-box>
        </draw:frame>
        <draw:frame draw:style-name="gr9" draw:text-style-name="P9" draw:layer="layout" svg:width="0.345cm" svg:height="0.23cm" svg:x="7.177cm" svg:y="10.785cm">
          <draw:text-box>
            <text:p text:style-name="P1"><text:span text:style-name="T10">228</text:span></text:p>
          </draw:text-box>
        </draw:frame>
        <draw:frame draw:style-name="gr4" draw:text-style-name="P5" draw:layer="layout" svg:width="8.684cm" svg:height="0.395cm" svg:x="7.52cm" svg:y="10.77cm">
          <draw:text-box>
            <text:p text:style-name="P1"><text:span text:style-name="T11"><text:s/></text:span><text:span text:style-name="T11">Of those records, 55 list the meeting’s attendees. A UK </text:span></text:p>
          </draw:text-box>
        </draw:frame>
        <draw:frame draw:style-name="gr4" draw:text-style-name="P5" draw:layer="layout" svg:width="13.041cm" svg:height="0.395cm" svg:x="3.45cm" svg:y="11.264cm">
          <draw:text-box>
            <text:p text:style-name="P1"><text:span text:style-name="T11">representative attended 41 of the 55 meetings. The UK was represented by a junior </text:span></text:p>
          </draw:text-box>
        </draw:frame>
        <draw:frame draw:style-name="gr4" draw:text-style-name="P5" draw:layer="layout" svg:width="8.524cm" svg:height="0.395cm" svg:x="3.45cm" svg:y="11.757cm">
          <draw:text-box>
            <text:p text:style-name="P1"><text:span text:style-name="T11">official on 36 occasions and by a senior official on five. </text:span></text:p>
          </draw:text-box>
        </draw:frame>
        <draw:frame draw:style-name="gr4" draw:text-style-name="P5" draw:layer="layout" svg:width="12.863cm" svg:height="0.395cm" svg:x="3.45cm" svg:y="12.451cm">
          <draw:text-box>
            <text:p text:style-name="P1"><text:span text:style-name="T11">In March 2004, after an international competitive bidding process, the International </text:span></text:p>
          </draw:text-box>
        </draw:frame>
        <draw:frame draw:style-name="gr4" draw:text-style-name="P5" draw:layer="layout" svg:width="13.684cm" svg:height="0.395cm" svg:x="3.45cm" svg:y="12.945cm">
          <draw:text-box>
            <text:p text:style-name="P1"><text:span text:style-name="T11">Advisory and Monitoring Board (IAMB) approved the appointment of KPMG to audit DFI </text:span></text:p>
          </draw:text-box>
        </draw:frame>
        <draw:frame draw:style-name="gr4" draw:text-style-name="P5" draw:layer="layout" svg:width="1.446cm" svg:height="0.395cm" svg:x="3.45cm" svg:y="13.439cm">
          <draw:text-box>
            <text:p text:style-name="P1"><text:span text:style-name="T11">activities.</text:span></text:p>
          </draw:text-box>
        </draw:frame>
        <draw:frame draw:style-name="gr9" draw:text-style-name="P9" draw:layer="layout" svg:width="0.345cm" svg:height="0.23cm" svg:x="4.901cm" svg:y="13.455cm">
          <draw:text-box>
            <text:p text:style-name="P1"><text:span text:style-name="T10">229</text:span></text:p>
          </draw:text-box>
        </draw:frame>
        <draw:frame draw:style-name="gr4" draw:text-style-name="P5" draw:layer="layout" svg:width="11.461cm" svg:height="0.395cm" svg:x="5.244cm" svg:y="13.439cm">
          <draw:text-box>
            <text:p text:style-name="P1"><text:span text:style-name="T11"><text:s/></text:span><text:span text:style-name="T11">A Treasury briefing stated that the CPA had used that process to re-open </text:span></text:p>
          </draw:text-box>
        </draw:frame>
        <draw:frame draw:style-name="gr4" draw:text-style-name="P5" draw:layer="layout" svg:width="10.399cm" svg:height="0.395cm" svg:x="3.45cm" svg:y="13.933cm">
          <draw:text-box>
            <text:p text:style-name="P1"><text:span text:style-name="T11">debate on the scope of the IAMB’s mandate under resolution 1483.</text:span></text:p>
          </draw:text-box>
        </draw:frame>
        <draw:frame draw:style-name="gr9" draw:text-style-name="P9" draw:layer="layout" svg:width="0.345cm" svg:height="0.23cm" svg:x="13.916cm" svg:y="13.949cm">
          <draw:text-box>
            <text:p text:style-name="P1"><text:span text:style-name="T10">230</text:span></text:p>
          </draw:text-box>
        </draw:frame>
        <draw:frame draw:style-name="gr4" draw:text-style-name="P5" draw:layer="layout" svg:width="12.727cm" svg:height="0.395cm" svg:x="3.45cm" svg:y="14.627cm">
          <draw:text-box>
            <text:p text:style-name="P1"><text:span text:style-name="T11">The CPA signed the contract with KPMG to audit the DFI on 5 April 2004 – almost </text:span></text:p>
          </draw:text-box>
        </draw:frame>
        <draw:frame draw:style-name="gr4" draw:text-style-name="P5" draw:layer="layout" svg:width="13.032cm" svg:height="0.395cm" svg:x="3.45cm" svg:y="15.121cm">
          <draw:text-box>
            <text:p text:style-name="P1"><text:span text:style-name="T11">one year after resolution 1483 and less than three months before the CPA would be </text:span></text:p>
          </draw:text-box>
        </draw:frame>
        <draw:frame draw:style-name="gr4" draw:text-style-name="P5" draw:layer="layout" svg:width="1.564cm" svg:height="0.395cm" svg:x="3.45cm" svg:y="15.615cm">
          <draw:text-box>
            <text:p text:style-name="P1"><text:span text:style-name="T11">dissolved.</text:span></text:p>
          </draw:text-box>
        </draw:frame>
        <draw:frame draw:style-name="gr9" draw:text-style-name="P9" draw:layer="layout" svg:width="0.345cm" svg:height="0.23cm" svg:x="5.019cm" svg:y="15.63cm">
          <draw:text-box>
            <text:p text:style-name="P1"><text:span text:style-name="T10">231</text:span></text:p>
          </draw:text-box>
        </draw:frame>
        <draw:frame draw:style-name="gr4" draw:text-style-name="P5" draw:layer="layout" svg:width="0.352cm" svg:height="0.395cm" svg:x="5.362cm" svg:y="15.615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659cm" svg:height="0.395cm" svg:x="3.45cm" svg:y="16.309cm">
          <draw:text-box>
            <text:p text:style-name="P1"><text:span text:style-name="T11">KPMG delivered its first audit reports, covering oil export sales and DFI operations from </text:span></text:p>
          </draw:text-box>
        </draw:frame>
        <draw:frame draw:style-name="gr4" draw:text-style-name="P5" draw:layer="layout" svg:width="9.552cm" svg:height="0.395cm" svg:x="3.45cm" svg:y="16.802cm">
          <draw:text-box>
            <text:p text:style-name="P1"><text:span text:style-name="T11">May to December 2003, to the IAMB at the end of June 2004.</text:span></text:p>
          </draw:text-box>
        </draw:frame>
        <draw:frame draw:style-name="gr9" draw:text-style-name="P9" draw:layer="layout" svg:width="0.345cm" svg:height="0.23cm" svg:x="13.059cm" svg:y="16.818cm">
          <draw:text-box>
            <text:p text:style-name="P1"><text:span text:style-name="T10">232</text:span></text:p>
          </draw:text-box>
        </draw:frame>
        <draw:frame draw:style-name="gr4" draw:text-style-name="P5" draw:layer="layout" svg:width="0.352cm" svg:height="0.395cm" svg:x="13.402cm" svg:y="16.80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7.8cm" svg:height="0.395cm" svg:x="3.45cm" svg:y="17.496cm">
          <draw:text-box>
            <text:p text:style-name="P1"><text:span text:style-name="T11">The IAMB’s response to the KPMG reports stated:</text:span></text:p>
          </draw:text-box>
        </draw:frame>
        <draw:frame draw:style-name="gr4" draw:text-style-name="P5" draw:layer="layout" svg:width="12.22cm" svg:height="0.395cm" svg:x="4.2cm" svg:y="18.19cm">
          <draw:text-box>
            <text:p text:style-name="P1"><text:span text:style-name="T11">“</text:span><text:span text:style-name="T11">KPMG has concluded that all known oil proceeds, reported frozen assets, and</text:span></text:p>
          </draw:text-box>
        </draw:frame>
        <draw:frame draw:style-name="gr9" draw:text-style-name="P9" draw:layer="layout" svg:width="0.205cm" svg:height="0.23cm" svg:x="16.476cm" svg:y="18.206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1.965cm" svg:height="0.395cm" svg:x="4.2cm" svg:y="18.684cm">
          <draw:text-box>
            <text:p text:style-name="P1"><text:span text:style-name="T11">transfers from the Oil for Food Program had been properly and transparently </text:span></text:p>
          </draw:text-box>
        </draw:frame>
        <draw:frame draw:style-name="gr4" draw:text-style-name="P5" draw:layer="layout" svg:width="13.083cm" svg:height="0.395cm" svg:x="4.2cm" svg:y="19.178cm">
          <draw:text-box>
            <text:p text:style-name="P1"><text:span text:style-name="T11">accounted for in the DFI. At the same time, based on a review of KPMG reports, the </text:span></text:p>
          </draw:text-box>
        </draw:frame>
        <draw:frame draw:style-name="gr4" draw:text-style-name="P5" draw:layer="layout" svg:width="12.914cm" svg:height="0.395cm" svg:x="4.2cm" svg:y="19.672cm">
          <draw:text-box>
            <text:p text:style-name="P1"><text:span text:style-name="T11">IAMB believes that CPA controls were insufficient to provide reasonable assurance </text:span></text:p>
          </draw:text-box>
        </draw:frame>
        <draw:line draw:style-name="gr7" draw:text-style-name="P8" draw:layer="layout" svg:x1="2.199cm" svg:y1="21.62cm" svg:x2="7.3cm" svg:y2="21.62cm">
          <text:p/>
        </draw:line>
        <draw:frame draw:style-name="gr4" draw:text-style-name="P5" draw:layer="layout" svg:width="12.49cm" svg:height="0.395cm" svg:x="4.2cm" svg:y="20.166cm">
          <draw:text-box>
            <text:p text:style-name="P1"><text:span text:style-name="T11">(i) for the completeness of export sales of petroleum and petroleum products for </text:span></text:p>
          </draw:text-box>
        </draw:frame>
        <draw:frame draw:style-name="gr9" draw:text-style-name="P9" draw:layer="layout" svg:width="0.404cm" svg:height="0.23cm" svg:x="2.2cm" svg:y="22.14cm">
          <draw:text-box>
            <text:p text:style-name="P1"><text:span text:style-name="T10">225 </text:span></text:p>
          </draw:text-box>
        </draw:frame>
        <draw:frame draw:style-name="gr4" draw:text-style-name="P5" draw:layer="layout" svg:width="15.644cm" svg:height="0.395cm" svg:x="2.6cm" svg:y="22.124cm">
          <draw:text-box>
            <text:p text:style-name="P1"><text:span text:style-name="T11">US General Accountability Office, Report to Congressional Committees, July 2005, </text:span><text:span text:style-name="T13">Status of funding </text:span></text:p>
          </draw:text-box>
        </draw:frame>
        <draw:frame draw:style-name="gr4" draw:text-style-name="P5" draw:layer="layout" svg:width="4.163cm" svg:height="0.395cm" svg:x="2.2cm" svg:y="22.547cm">
          <draw:text-box>
            <text:p text:style-name="P1"><text:span text:style-name="T13">and reconstruction efforts. </text:span></text:p>
          </draw:text-box>
        </draw:frame>
        <draw:frame draw:style-name="gr9" draw:text-style-name="P9" draw:layer="layout" svg:width="0.404cm" svg:height="0.23cm" svg:x="2.2cm" svg:y="22.986cm">
          <draw:text-box>
            <text:p text:style-name="P1"><text:span text:style-name="T10">226 </text:span></text:p>
          </draw:text-box>
        </draw:frame>
        <draw:frame draw:style-name="gr4" draw:text-style-name="P5" draw:layer="layout" svg:width="14.191cm" svg:height="0.395cm" svg:x="2.6cm" svg:y="22.971cm">
          <draw:text-box>
            <text:p text:style-name="P1"><text:span text:style-name="T11">Coalition Provisional Authority, Regulation No.2, 10 June 2003, </text:span><text:span text:style-name="T13">Development Fund for Iraq.</text:span><text:span text:style-name="T11"> 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227 </text:span></text:p>
          </draw:text-box>
        </draw:frame>
        <draw:frame draw:style-name="gr4" draw:text-style-name="P5" draw:layer="layout" svg:width="13.645cm" svg:height="0.395cm" svg:x="2.6cm" svg:y="23.394cm">
          <draw:text-box>
            <text:p text:style-name="P1"><text:span text:style-name="T11">Coalition Provisional Authority, Regulation No.3, 18 June 2003, </text:span><text:span text:style-name="T13">Program Review Board.</text:span><text:span text:style-name="T11">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228 </text:span></text:p>
          </draw:text-box>
        </draw:frame>
        <draw:frame draw:style-name="gr4" draw:text-style-name="P5" draw:layer="layout" svg:width="13.989cm" svg:height="0.395cm" svg:x="2.6cm" svg:y="23.817cm">
          <draw:text-box>
            <text:p text:style-name="P1"><text:span text:style-name="T11">Coalition Provisional Authority website, [undated], </text:span><text:span text:style-name="T13">Program Review Board Minute Archive.</text:span><text:span text:style-name="T11">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229 </text:span></text:p>
          </draw:text-box>
        </draw:frame>
        <draw:frame draw:style-name="gr4" draw:text-style-name="P5" draw:layer="layout" svg:width="14.751cm" svg:height="0.395cm" svg:x="2.6cm" svg:y="24.241cm">
          <draw:text-box>
            <text:p text:style-name="P1"><text:span text:style-name="T11">International Advisory and Monitoring Board on Iraq website, 24 March 2004, </text:span><text:span text:style-name="T13">Statement by the </text:span></text:p>
          </draw:text-box>
        </draw:frame>
        <draw:frame draw:style-name="gr4" draw:text-style-name="P5" draw:layer="layout" svg:width="8.092cm" svg:height="0.395cm" svg:x="2.2cm" svg:y="24.664cm">
          <draw:text-box>
            <text:p text:style-name="P1"><text:span text:style-name="T13">International Advisory and Monitoring Board on Iraq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30 </text:span></text:p>
          </draw:text-box>
        </draw:frame>
        <draw:frame draw:style-name="gr4" draw:text-style-name="P5" draw:layer="layout" svg:width="11.555cm" svg:height="0.395cm" svg:x="2.6cm" svg:y="25.087cm">
          <draw:text-box>
            <text:p text:style-name="P1"><text:span text:style-name="T11">Briefing Treasury, [undated], ‘Meeting with Gary Edson, NSC – Thursday 5</text:span></text:p>
          </draw:text-box>
        </draw:frame>
        <draw:frame draw:style-name="gr9" draw:text-style-name="P9" draw:layer="layout" svg:width="0.205cm" svg:height="0.23cm" svg:x="14.215cm" svg:y="25.103cm">
          <draw:text-box>
            <text:p text:style-name="P1"><text:span text:style-name="T10">th</text:span></text:p>
          </draw:text-box>
        </draw:frame>
        <draw:frame draw:style-name="gr4" draw:text-style-name="P5" draw:layer="layout" svg:width="2.851cm" svg:height="0.395cm" svg:x="14.386cm" svg:y="25.087cm">
          <draw:text-box>
            <text:p text:style-name="P1"><text:span text:style-name="T11"><text:s/></text:span><text:span text:style-name="T11">February [2004]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31 </text:span></text:p>
          </draw:text-box>
        </draw:frame>
        <draw:frame draw:style-name="gr4" draw:text-style-name="P5" draw:layer="layout" svg:width="14.251cm" svg:height="0.395cm" svg:x="2.6cm" svg:y="25.511cm">
          <draw:text-box>
            <text:p text:style-name="P1"><text:span text:style-name="T11">International Advisory and Monitoring Board on Iraq website, 5 April 2004, </text:span><text:span text:style-name="T13">Statement by the </text:span></text:p>
          </draw:text-box>
        </draw:frame>
        <draw:frame draw:style-name="gr4" draw:text-style-name="P5" draw:layer="layout" svg:width="8.092cm" svg:height="0.395cm" svg:x="2.2cm" svg:y="25.934cm">
          <draw:text-box>
            <text:p text:style-name="P1"><text:span text:style-name="T13">International Advisory and Monitoring Board on Iraq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32 </text:span></text:p>
          </draw:text-box>
        </draw:frame>
        <draw:frame draw:style-name="gr4" draw:text-style-name="P5" draw:layer="layout" svg:width="15.953cm" svg:height="0.395cm" svg:x="2.6cm" svg:y="26.357cm">
          <draw:text-box>
            <text:p text:style-name="P1"><text:span text:style-name="T11">Report KPMG, 29 June 2004, ‘Development Fund for Iraq: Statement of Cash Receipts and Payments </text:span></text:p>
          </draw:text-box>
        </draw:frame>
        <draw:frame draw:style-name="gr4" draw:text-style-name="P5" draw:layer="layout" svg:width="14.463cm" svg:height="0.395cm" svg:x="2.2cm" svg:y="26.781cm">
          <draw:text-box>
            <text:p text:style-name="P1"><text:span text:style-name="T11">For the Period from 22 May 2003 to 31 December 2003 (with Independent Auditors’ Report)’.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polygon draw:style-name="gr10" draw:text-style-name="P10" draw:layer="layout" svg:width="15.083cm" svg:height="18.949cm" svg:x="2.958cm" svg:y="2.608cm" svg:viewBox="0 0 15084 18950" draw:points="0,18950 15084,1895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5</text:span></text:p>
          </draw:text-box>
        </draw:frame>
        <draw:frame draw:style-name="gr4" draw:text-style-name="P5" draw:layer="layout" svg:width="11.97cm" svg:height="0.395cm" svg:x="4.2cm" svg:y="3.055cm">
          <draw:text-box>
            <text:p text:style-name="P1"><text:span text:style-name="T11">the period from May 22, 2003 to December 31, 2003, and (ii) whether all DFI </text:span></text:p>
          </draw:text-box>
        </draw:frame>
        <draw:frame draw:style-name="gr4" draw:text-style-name="P5" draw:layer="layout" svg:width="8.414cm" svg:height="0.395cm" svg:x="4.2cm" svg:y="3.549cm">
          <draw:text-box>
            <text:p text:style-name="P1"><text:span text:style-name="T11">disbursements were made for the purposes intended.”</text:span></text:p>
          </draw:text-box>
        </draw:frame>
        <draw:frame draw:style-name="gr9" draw:text-style-name="P9" draw:layer="layout" svg:width="0.345cm" svg:height="0.23cm" svg:x="12.652cm" svg:y="3.565cm">
          <draw:text-box>
            <text:p text:style-name="P1"><text:span text:style-name="T10">233</text:span></text:p>
          </draw:text-box>
        </draw:frame>
        <draw:frame draw:style-name="gr4" draw:text-style-name="P5" draw:layer="layout" svg:width="13.54cm" svg:height="0.395cm" svg:x="3.45cm" svg:y="4.243cm">
          <draw:text-box>
            <text:p text:style-name="P1"><text:span text:style-name="T11">US Special Inspector General for Iraq Reconstruction (SIGIR) audits published in 2004 </text:span></text:p>
          </draw:text-box>
        </draw:frame>
        <draw:frame draw:style-name="gr4" draw:text-style-name="P5" draw:layer="layout" svg:width="8.739cm" svg:height="0.395cm" svg:x="3.45cm" svg:y="4.737cm">
          <draw:text-box>
            <text:p text:style-name="P1"><text:span text:style-name="T11">and 2005, and summarised in </text:span><text:span text:style-name="T13">Hard Lessons, </text:span><text:span text:style-name="T11">found that:</text:span></text:p>
          </draw:text-box>
        </draw:frame>
        <draw:frame draw:style-name="gr4" draw:text-style-name="P5" draw:layer="layout" svg:width="12.35cm" svg:height="0.395cm" svg:x="4.2cm" svg:y="5.431cm">
          <draw:text-box>
            <text:p text:style-name="P1"><text:span text:style-name="T11">“… </text:span><text:span text:style-name="T11">the CPA failed to exert adequate control of the DFI used to support the Iraqi </text:span></text:p>
          </draw:text-box>
        </draw:frame>
        <draw:frame draw:style-name="gr4" draw:text-style-name="P5" draw:layer="layout" svg:width="12.228cm" svg:height="0.395cm" svg:x="4.2cm" svg:y="5.925cm">
          <draw:text-box>
            <text:p text:style-name="P1"><text:span text:style-name="T11">national ministries or reconstruction projects. An audit of DFI disbursements to </text:span></text:p>
          </draw:text-box>
        </draw:frame>
        <draw:frame draw:style-name="gr4" draw:text-style-name="P5" draw:layer="layout" svg:width="12.757cm" svg:height="0.395cm" svg:x="4.2cm" svg:y="6.419cm">
          <draw:text-box>
            <text:p text:style-name="P1"><text:span text:style-name="T11">Iraqi ministries made through the national budget process concluded that the CPA </text:span></text:p>
          </draw:text-box>
        </draw:frame>
        <draw:frame draw:style-name="gr4" draw:text-style-name="P5" draw:layer="layout" svg:width="12.478cm" svg:height="0.395cm" svg:x="4.2cm" svg:y="6.912cm">
          <draw:text-box>
            <text:p text:style-name="P1"><text:span text:style-name="T11">failed to enforce adequate management, financial, and contractual controls over </text:span></text:p>
          </draw:text-box>
        </draw:frame>
        <draw:frame draw:style-name="gr4" draw:text-style-name="P5" draw:layer="layout" svg:width="12.833cm" svg:height="0.395cm" svg:x="4.2cm" svg:y="7.406cm">
          <draw:text-box>
            <text:p text:style-name="P1"><text:span text:style-name="T11">approximately US$8.8bn of DFI money. SIGIR found that there was ‘no assurance </text:span></text:p>
          </draw:text-box>
        </draw:frame>
        <draw:frame draw:style-name="gr4" draw:text-style-name="P5" draw:layer="layout" svg:width="12.194cm" svg:height="0.395cm" svg:x="4.2cm" svg:y="7.9cm">
          <draw:text-box>
            <text:p text:style-name="P1"><text:span text:style-name="T11">that the funds were used for the purposes mandated by [UN] resolution 1483.’”</text:span></text:p>
          </draw:text-box>
        </draw:frame>
        <draw:frame draw:style-name="gr9" draw:text-style-name="P9" draw:layer="layout" svg:width="0.345cm" svg:height="0.23cm" svg:x="16.456cm" svg:y="7.916cm">
          <draw:text-box>
            <text:p text:style-name="P1"><text:span text:style-name="T10">234</text:span></text:p>
          </draw:text-box>
        </draw:frame>
        <draw:frame draw:style-name="gr4" draw:text-style-name="P5" draw:layer="layout" svg:width="12.871cm" svg:height="0.395cm" svg:x="3.45cm" svg:y="8.594cm">
          <draw:text-box>
            <text:p text:style-name="P1"><text:span text:style-name="T11">Ambassador Bremer disagreed with SIGIR, arguing that they had failed to account </text:span></text:p>
          </draw:text-box>
        </draw:frame>
        <draw:frame draw:style-name="gr4" draw:text-style-name="P5" draw:layer="layout" svg:width="13.091cm" svg:height="0.395cm" svg:x="3.45cm" svg:y="9.088cm">
          <draw:text-box>
            <text:p text:style-name="P1"><text:span text:style-name="T11">for the very difficult security environment and the steps taken to improve recognised </text:span></text:p>
          </draw:text-box>
        </draw:frame>
        <draw:frame draw:style-name="gr4" draw:text-style-name="P5" draw:layer="layout" svg:width="13.337cm" svg:height="0.395cm" svg:x="3.45cm" svg:y="9.582cm">
          <draw:text-box>
            <text:p text:style-name="P1"><text:span text:style-name="T11">management weaknesses. SIGIR acknowledged the danger confronting the CPA, but </text:span></text:p>
          </draw:text-box>
        </draw:frame>
        <draw:frame draw:style-name="gr4" draw:text-style-name="P5" draw:layer="layout" svg:width="13.608cm" svg:height="0.395cm" svg:x="3.45cm" svg:y="10.076cm">
          <draw:text-box>
            <text:p text:style-name="P1"><text:span text:style-name="T11">found that the CPA’s oversight of Iraqi funds was burdened by severe inefficiencies and </text:span></text:p>
          </draw:text-box>
        </draw:frame>
        <draw:frame draw:style-name="gr4" draw:text-style-name="P5" draw:layer="layout" svg:width="13.972cm" svg:height="0.395cm" svg:x="3.45cm" svg:y="10.57cm">
          <draw:text-box>
            <text:p text:style-name="P1"><text:span text:style-name="T11">poor management. SIGIR concluded that the chaotic circumstances in Iraq required more </text:span></text:p>
          </draw:text-box>
        </draw:frame>
        <draw:frame draw:style-name="gr4" draw:text-style-name="P5" draw:layer="layout" svg:width="8.109cm" svg:height="0.395cm" svg:x="3.45cm" svg:y="11.064cm">
          <draw:text-box>
            <text:p text:style-name="P1"><text:span text:style-name="T11">stringent oversight, not less, as the CPA suggested. </text:span></text:p>
          </draw:text-box>
        </draw:frame>
        <draw:frame draw:style-name="gr4" draw:text-style-name="P5" draw:layer="layout" svg:width="13.261cm" svg:height="0.395cm" svg:x="3.45cm" svg:y="11.757cm">
          <draw:text-box>
            <text:p text:style-name="P1"><text:span text:style-name="T13">Hard Lessons</text:span><text:span text:style-name="T11"> concluded that the CPA appeared to be averse to oversight of the DFI. </text:span></text:p>
          </draw:text-box>
        </draw:frame>
        <draw:frame draw:style-name="gr4" draw:text-style-name="P5" draw:layer="layout" svg:width="12.651cm" svg:height="0.395cm" svg:x="3.45cm" svg:y="12.451cm">
          <draw:text-box>
            <text:p text:style-name="P1"><text:span text:style-name="T11">Sir Jeremy Greenstock, the Prime Minister’s Special Representative on Iraq from </text:span></text:p>
          </draw:text-box>
        </draw:frame>
        <draw:frame draw:style-name="gr4" draw:text-style-name="P5" draw:layer="layout" svg:width="7.525cm" svg:height="0.395cm" svg:x="3.45cm" svg:y="12.945cm">
          <draw:text-box>
            <text:p text:style-name="P1"><text:span text:style-name="T11">September 2003 to March 2004, told the Inquiry:</text:span></text:p>
          </draw:text-box>
        </draw:frame>
        <draw:frame draw:style-name="gr4" draw:text-style-name="P5" draw:layer="layout" svg:width="13.113cm" svg:height="0.395cm" svg:x="4.2cm" svg:y="13.639cm">
          <draw:text-box>
            <text:p text:style-name="P1"><text:span text:style-name="T11">“</text:span><text:span text:style-name="T11">The UK was not allowed sight of any of the figures on the use of money by the CPA </text:span></text:p>
          </draw:text-box>
        </draw:frame>
        <draw:frame draw:style-name="gr4" draw:text-style-name="P5" draw:layer="layout" svg:width="12.495cm" svg:height="0.395cm" svg:x="4.2cm" svg:y="14.133cm">
          <draw:text-box>
            <text:p text:style-name="P1"><text:span text:style-name="T11">… </text:span><text:span text:style-name="T11">A lot of cash was going round in suitcases to be dispensed to Iraqis, not all of </text:span></text:p>
          </draw:text-box>
        </draw:frame>
        <draw:frame draw:style-name="gr4" draw:text-style-name="P5" draw:layer="layout" svg:width="12.905cm" svg:height="0.395cm" svg:x="4.2cm" svg:y="14.627cm">
          <draw:text-box>
            <text:p text:style-name="P1"><text:span text:style-name="T11">which was accounted for, and I was uncomfortable that I had no sight of this, might </text:span></text:p>
          </draw:text-box>
        </draw:frame>
        <draw:frame draw:style-name="gr4" draw:text-style-name="P5" draw:layer="layout" svg:width="12.52cm" svg:height="0.395cm" svg:x="4.2cm" svg:y="15.121cm">
          <draw:text-box>
            <text:p text:style-name="P1"><text:span text:style-name="T11">be felt by London to be in some respects responsible for this, and had to explain </text:span></text:p>
          </draw:text-box>
        </draw:frame>
        <draw:frame draw:style-name="gr4" draw:text-style-name="P5" draw:layer="layout" svg:width="12.791cm" svg:height="0.395cm" svg:x="4.2cm" svg:y="15.615cm">
          <draw:text-box>
            <text:p text:style-name="P1"><text:span text:style-name="T11">clearly that I was not responsible for this, and London made it quite clear that they </text:span></text:p>
          </draw:text-box>
        </draw:frame>
        <draw:frame draw:style-name="gr4" draw:text-style-name="P5" draw:layer="layout" svg:width="6.572cm" svg:height="0.395cm" svg:x="4.2cm" svg:y="16.109cm">
          <draw:text-box>
            <text:p text:style-name="P1"><text:span text:style-name="T11">didn’t expect me to be responsible for this.</text:span></text:p>
          </draw:text-box>
        </draw:frame>
        <draw:frame draw:style-name="gr9" draw:text-style-name="P9" draw:layer="layout" svg:width="0.345cm" svg:height="0.23cm" svg:x="10.808cm" svg:y="16.124cm">
          <draw:text-box>
            <text:p text:style-name="P1"><text:span text:style-name="T10">235</text:span></text:p>
          </draw:text-box>
        </draw:frame>
        <draw:frame draw:style-name="gr4" draw:text-style-name="P5" draw:layer="layout" svg:width="13.312cm" svg:height="0.395cm" svg:x="4.2cm" svg:y="16.802cm">
          <draw:text-box>
            <text:p text:style-name="P1"><text:span text:style-name="T11">“</text:span><text:span text:style-name="T11">But as you have seen from books on this, from the report of the Special Inspectorate </text:span></text:p>
          </draw:text-box>
        </draw:frame>
        <draw:frame draw:style-name="gr4" draw:text-style-name="P5" draw:layer="layout" svg:width="13.202cm" svg:height="0.395cm" svg:x="4.2cm" svg:y="17.296cm">
          <draw:text-box>
            <text:p text:style-name="P1"><text:span text:style-name="T11">for Iraq in the US [SIGIR], corruption crept into the system and I felt that I couldn’t do </text:span></text:p>
          </draw:text-box>
        </draw:frame>
        <draw:frame draw:style-name="gr4" draw:text-style-name="P5" draw:layer="layout" svg:width="2.885cm" svg:height="0.395cm" svg:x="4.2cm" svg:y="17.79cm">
          <draw:text-box>
            <text:p text:style-name="P1"><text:span text:style-name="T11">anything about it.” </text:span></text:p>
          </draw:text-box>
        </draw:frame>
        <draw:frame draw:style-name="gr4" draw:text-style-name="P5" draw:layer="layout" svg:width="12.444cm" svg:height="0.395cm" svg:x="3.45cm" svg:y="18.484cm">
          <draw:text-box>
            <text:p text:style-name="P1"><text:span text:style-name="T11">The Inquiry asked Sir Jeremy whether he was able to discuss his concerns with </text:span></text:p>
          </draw:text-box>
        </draw:frame>
        <draw:frame draw:style-name="gr4" draw:text-style-name="P5" draw:layer="layout" svg:width="5.086cm" svg:height="0.395cm" svg:x="3.45cm" svg:y="18.978cm">
          <draw:text-box>
            <text:p text:style-name="P1"><text:span text:style-name="T11">Ambassador Bremer. He replied:</text:span></text:p>
          </draw:text-box>
        </draw:frame>
        <draw:frame draw:style-name="gr4" draw:text-style-name="P5" draw:layer="layout" svg:width="12.923cm" svg:height="0.395cm" svg:x="4.2cm" svg:y="19.672cm">
          <draw:text-box>
            <text:p text:style-name="P1"><text:span text:style-name="T11">“</text:span><text:span text:style-name="T11">We discussed corruption in the Iraqi administration, but when I asked for details of </text:span></text:p>
          </draw:text-box>
        </draw:frame>
        <draw:frame draw:style-name="gr4" draw:text-style-name="P5" draw:layer="layout" svg:width="12.791cm" svg:height="0.395cm" svg:x="4.2cm" svg:y="20.166cm">
          <draw:text-box>
            <text:p text:style-name="P1"><text:span text:style-name="T11">economic spending, it was made clear that non-Americans would not be given the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4" draw:text-style-name="P5" draw:layer="layout" svg:width="1.23cm" svg:height="0.395cm" svg:x="4.2cm" svg:y="20.66cm">
          <draw:text-box>
            <text:p text:style-name="P1"><text:span text:style-name="T11">details.”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233 </text:span></text:p>
          </draw:text-box>
        </draw:frame>
        <draw:frame draw:style-name="gr4" draw:text-style-name="P5" draw:layer="layout" svg:width="14.399cm" svg:height="0.395cm" svg:x="2.6cm" svg:y="24.664cm">
          <draw:text-box>
            <text:p text:style-name="P1"><text:span text:style-name="T11">International Advisory and Monitoring Board on Iraq website, 15 July 2004, </text:span><text:span text:style-name="T13">Statement by the </text:span></text:p>
          </draw:text-box>
        </draw:frame>
        <draw:frame draw:style-name="gr4" draw:text-style-name="P5" draw:layer="layout" svg:width="15.149cm" svg:height="0.395cm" svg:x="2.2cm" svg:y="25.087cm">
          <draw:text-box>
            <text:p text:style-name="P1"><text:span text:style-name="T13">International Advisory and Monitoring Board on Iraq – Release of the KPMG Audit Reports on the </text:span></text:p>
          </draw:text-box>
        </draw:frame>
        <draw:frame draw:style-name="gr4" draw:text-style-name="P5" draw:layer="layout" svg:width="6.458cm" svg:height="0.395cm" svg:x="2.2cm" svg:y="25.511cm">
          <draw:text-box>
            <text:p text:style-name="P1"><text:span text:style-name="T13">Development Fund for Iraq, 15 July 2004.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34 </text:span></text:p>
          </draw:text-box>
        </draw:frame>
        <draw:frame draw:style-name="gr4" draw:text-style-name="P5" draw:layer="layout" svg:width="16.013cm" svg:height="0.395cm" svg:x="2.6cm" svg:y="25.934cm">
          <draw:text-box>
            <text:p text:style-name="P1"><text:span text:style-name="T11">H Bowen SW Jr. </text:span><text:span text:style-name="T13">Hard Lessons: The Iraq Reconstruction Experience.</text:span><text:span text:style-name="T11"> U.S. Government Printing Office, </text:span></text:p>
          </draw:text-box>
        </draw:frame>
        <draw:frame draw:style-name="gr4" draw:text-style-name="P5" draw:layer="layout" svg:width="0.976cm" svg:height="0.395cm" svg:x="2.2cm" svg:y="26.357cm">
          <draw:text-box>
            <text:p text:style-name="P1"><text:span text:style-name="T11">2009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35 </text:span></text:p>
          </draw:text-box>
        </draw:frame>
        <draw:frame draw:style-name="gr4" draw:text-style-name="P5" draw:layer="layout" svg:width="6.924cm" svg:height="0.395cm" svg:x="2.6cm" svg:y="26.781cm">
          <draw:text-box>
            <text:p text:style-name="P1"><text:span text:style-name="T11">Private hearing, 26 May 2010, pages 50-51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10" draw:layer="layout" svg:width="15.083cm" svg:height="4.433cm" svg:x="2.958cm" svg:y="2.608cm" svg:viewBox="0 0 15084 4434" draw:points="0,4434 15084,44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36</text:span></text:p>
          </draw:text-box>
        </draw:frame>
        <draw:frame draw:style-name="gr4" draw:text-style-name="P5" draw:layer="layout" svg:width="13.087cm" svg:height="0.395cm" svg:x="4.2cm" svg:y="3.055cm">
          <draw:text-box>
            <text:p text:style-name="P1"><text:span text:style-name="T11">Ms Lindy Cameron, Deputy Head of DFID’s Baghdad Office in 2004, told the Inquiry </text:span></text:p>
          </draw:text-box>
        </draw:frame>
        <draw:frame draw:style-name="gr4" draw:text-style-name="P5" draw:layer="layout" svg:width="12.202cm" svg:height="0.395cm" svg:x="4.2cm" svg:y="3.549cm">
          <draw:text-box>
            <text:p text:style-name="P1"><text:span text:style-name="T11">that, during the last six months of the CPA, UK officials “helped to do a level of </text:span></text:p>
          </draw:text-box>
        </draw:frame>
        <draw:frame draw:style-name="gr4" draw:text-style-name="P5" draw:layer="layout" svg:width="12.791cm" svg:height="0.395cm" svg:x="4.2cm" svg:y="4.043cm">
          <draw:text-box>
            <text:p text:style-name="P1"><text:span text:style-name="T11">supervision of how some of the funding was spent that had come from the Iraqi oil </text:span></text:p>
          </draw:text-box>
        </draw:frame>
        <draw:frame draw:style-name="gr4" draw:text-style-name="P5" draw:layer="layout" svg:width="12.41cm" svg:height="0.395cm" svg:x="4.2cm" svg:y="4.537cm">
          <draw:text-box>
            <text:p text:style-name="P1"><text:span text:style-name="T11">revenues”, but any influence was “more at the tactical level than at the strategic </text:span></text:p>
          </draw:text-box>
        </draw:frame>
        <draw:frame draw:style-name="gr4" draw:text-style-name="P5" draw:layer="layout" svg:width="0.938cm" svg:height="0.395cm" svg:x="4.2cm" svg:y="5.031cm">
          <draw:text-box>
            <text:p text:style-name="P1"><text:span text:style-name="T11">level”.</text:span></text:p>
          </draw:text-box>
        </draw:frame>
        <draw:frame draw:style-name="gr9" draw:text-style-name="P9" draw:layer="layout" svg:width="0.345cm" svg:height="0.23cm" svg:x="5.141cm" svg:y="5.046cm">
          <draw:text-box>
            <text:p text:style-name="P1"><text:span text:style-name="T10">236</text:span></text:p>
          </draw:text-box>
        </draw:frame>
        <draw:frame draw:style-name="gr4" draw:text-style-name="P5" draw:layer="layout" svg:width="0.352cm" svg:height="0.395cm" svg:x="5.484cm" svg:y="5.03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499cm" svg:height="0.395cm" svg:x="3.45cm" svg:y="5.725cm">
          <draw:text-box>
            <text:p text:style-name="P1"><text:span text:style-name="T11">Sir Jon Cunliffe told the Inquiry that the CPA had been “very resistant to external </text:span></text:p>
          </draw:text-box>
        </draw:frame>
        <draw:frame draw:style-name="gr4" draw:text-style-name="P5" draw:layer="layout" svg:width="6.102cm" svg:height="0.395cm" svg:x="3.45cm" svg:y="6.219cm">
          <draw:text-box>
            <text:p text:style-name="P1"><text:span text:style-name="T11">monitoring and external accountability”.</text:span></text:p>
          </draw:text-box>
        </draw:frame>
        <draw:frame draw:style-name="gr9" draw:text-style-name="P9" draw:layer="layout" svg:width="0.345cm" svg:height="0.23cm" svg:x="9.588cm" svg:y="6.234cm">
          <draw:text-box>
            <text:p text:style-name="P1"><text:span text:style-name="T10">237</text:span></text:p>
          </draw:text-box>
        </draw:frame>
        <draw:frame draw:style-name="gr4" draw:text-style-name="P5" draw:layer="layout" svg:width="0.352cm" svg:height="0.395cm" svg:x="9.931cm" svg:y="6.219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8.321cm" svg:height="0.556cm" svg:x="2.2cm" svg:y="7.626cm">
          <draw:text-box>
            <text:p text:style-name="P1"><text:span text:style-name="T8">UK policy under Iraqi Governments</text:span></text:p>
          </draw:text-box>
        </draw:frame>
        <draw:frame draw:style-name="gr1" draw:text-style-name="P2" draw:layer="layout" svg:width="16.66cm" svg:height="0.475cm" svg:x="2.2cm" svg:y="8.454cm">
          <draw:text-box>
            <text:p text:style-name="P1"><text:span text:style-name="T6">414. </text:span><text:span text:style-name="T4"><text:s/>The Occupation of Iraq formally came to an end on 28 June 2004, two days earlier </text:span></text:p>
          </draw:text-box>
        </draw:frame>
        <draw:frame draw:style-name="gr1" draw:text-style-name="P2" draw:layer="layout" svg:width="6.39cm" svg:height="0.475cm" svg:x="2.2cm" svg:y="9.019cm">
          <draw:text-box>
            <text:p text:style-name="P1"><text:span text:style-name="T4">than had been originally planned. </text:span></text:p>
          </draw:text-box>
        </draw:frame>
        <draw:frame draw:style-name="gr1" draw:text-style-name="P2" draw:layer="layout" svg:width="16.736cm" svg:height="0.475cm" svg:x="2.2cm" svg:y="9.933cm">
          <draw:text-box>
            <text:p text:style-name="P1"><text:span text:style-name="T6">415. </text:span><text:span text:style-name="T4"><text:s/>Power was transferred from the CPA and the Governing Council to the Iraqi Interim </text:span></text:p>
          </draw:text-box>
        </draw:frame>
        <draw:frame draw:style-name="gr1" draw:text-style-name="P2" draw:layer="layout" svg:width="10.607cm" svg:height="0.475cm" svg:x="2.2cm" svg:y="10.497cm">
          <draw:text-box>
            <text:p text:style-name="P1"><text:span text:style-name="T4">Government (IIG) headed by Prime Minister Ayad Allawi.</text:span></text:p>
          </draw:text-box>
        </draw:frame>
        <draw:frame draw:style-name="gr6" draw:text-style-name="P7" draw:layer="layout" svg:width="0.408cm" svg:height="0.276cm" svg:x="12.78cm" svg:y="10.516cm">
          <draw:text-box>
            <text:p text:style-name="P1"><text:span text:style-name="T9">238</text:span></text:p>
          </draw:text-box>
        </draw:frame>
        <draw:frame draw:style-name="gr1" draw:text-style-name="P2" draw:layer="layout" svg:width="0.422cm" svg:height="0.475cm" svg:x="13.192cm" svg:y="10.4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01cm" svg:height="0.475cm" svg:x="2.2cm" svg:y="11.412cm">
          <draw:text-box>
            <text:p text:style-name="P1"><text:span text:style-name="T6">416. </text:span><text:span text:style-name="T4"><text:s/>As set out in resolution 1546 (2004), the IIG took on responsibility for the </text:span></text:p>
          </draw:text-box>
        </draw:frame>
        <draw:frame draw:style-name="gr1" draw:text-style-name="P2" draw:layer="layout" svg:width="14.095cm" svg:height="0.475cm" svg:x="2.2cm" svg:y="11.976cm">
          <draw:text-box>
            <text:p text:style-name="P1"><text:span text:style-name="T4">disbursement of oil revenues from the US and UK (as Occupying Powers). </text:span></text:p>
          </draw:text-box>
        </draw:frame>
        <draw:frame draw:style-name="gr1" draw:text-style-name="P2" draw:layer="layout" svg:width="15.352cm" svg:height="0.475cm" svg:x="2.2cm" svg:y="12.891cm">
          <draw:text-box>
            <text:p text:style-name="P1"><text:span text:style-name="T6">417. </text:span><text:span text:style-name="T4"><text:s/>Although oil production remained below pre-war levels, the UK Government </text:span></text:p>
          </draw:text-box>
        </draw:frame>
        <draw:frame draw:style-name="gr1" draw:text-style-name="P2" draw:layer="layout" svg:width="15.89cm" svg:height="0.475cm" svg:x="2.2cm" svg:y="13.455cm">
          <draw:text-box>
            <text:p text:style-name="P1"><text:span text:style-name="T4">expected that the high oil price (over US$35 per barrel against the budgeted level of </text:span></text:p>
          </draw:text-box>
        </draw:frame>
        <draw:frame draw:style-name="gr1" draw:text-style-name="P2" draw:layer="layout" svg:width="15.382cm" svg:height="0.475cm" svg:x="2.2cm" svg:y="14.02cm">
          <draw:text-box>
            <text:p text:style-name="P1"><text:span text:style-name="T4">US$22 per barrel) would result in a significant surplus for the Iraqi budget in 2004.</text:span></text:p>
          </draw:text-box>
        </draw:frame>
        <draw:frame draw:style-name="gr6" draw:text-style-name="P7" draw:layer="layout" svg:width="0.408cm" svg:height="0.276cm" svg:x="17.519cm" svg:y="14.038cm">
          <draw:text-box>
            <text:p text:style-name="P1"><text:span text:style-name="T9">239</text:span></text:p>
          </draw:text-box>
        </draw:frame>
        <draw:frame draw:style-name="gr1" draw:text-style-name="P2" draw:layer="layout" svg:width="0.422cm" svg:height="0.475cm" svg:x="17.931cm" svg:y="14.0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43cm" svg:height="0.475cm" svg:x="2.2cm" svg:y="14.934cm">
          <draw:text-box>
            <text:p text:style-name="P1"><text:span text:style-name="T6">418. </text:span><text:span text:style-name="T4"><text:s/>On 1 July, the AHMGIR commissioned the FCO to co-ordinate an integrated UK </text:span></text:p>
          </draw:text-box>
        </draw:frame>
        <draw:frame draw:style-name="gr1" draw:text-style-name="P2" draw:layer="layout" svg:width="12.004cm" svg:height="0.475cm" svg:x="2.2cm" svg:y="15.499cm">
          <draw:text-box>
            <text:p text:style-name="P1"><text:span text:style-name="T4">strategy covering the period up to Iraqi elections (in early 2005).</text:span></text:p>
          </draw:text-box>
        </draw:frame>
        <draw:frame draw:style-name="gr6" draw:text-style-name="P7" draw:layer="layout" svg:width="0.408cm" svg:height="0.276cm" svg:x="14.154cm" svg:y="15.517cm">
          <draw:text-box>
            <text:p text:style-name="P1"><text:span text:style-name="T9">240</text:span></text:p>
          </draw:text-box>
        </draw:frame>
        <draw:frame draw:style-name="gr1" draw:text-style-name="P2" draw:layer="layout" svg:width="16cm" svg:height="0.475cm" svg:x="2.2cm" svg:y="16.413cm">
          <draw:text-box>
            <text:p text:style-name="P1"><text:span text:style-name="T6">419. </text:span><text:span text:style-name="T4"><text:s/>Mr Edward Chaplin arrived in Baghdad on 5 July to take up post as the first UK </text:span></text:p>
          </draw:text-box>
        </draw:frame>
        <draw:frame draw:style-name="gr1" draw:text-style-name="P2" draw:layer="layout" svg:width="6.005cm" svg:height="0.475cm" svg:x="2.2cm" svg:y="16.977cm">
          <draw:text-box>
            <text:p text:style-name="P1"><text:span text:style-name="T4">Ambassador to Iraq since 1990.</text:span></text:p>
          </draw:text-box>
        </draw:frame>
        <draw:frame draw:style-name="gr6" draw:text-style-name="P7" draw:layer="layout" svg:width="0.408cm" svg:height="0.276cm" svg:x="8.177cm" svg:y="16.996cm">
          <draw:text-box>
            <text:p text:style-name="P1"><text:span text:style-name="T9">241</text:span></text:p>
          </draw:text-box>
        </draw:frame>
        <draw:frame draw:style-name="gr1" draw:text-style-name="P2" draw:layer="layout" svg:width="0.422cm" svg:height="0.475cm" svg:x="8.589cm" svg:y="16.9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8cm" svg:height="0.475cm" svg:x="2.2cm" svg:y="17.892cm">
          <draw:text-box>
            <text:p text:style-name="P1"><text:span text:style-name="T6">420. </text:span><text:span text:style-name="T4"><text:s/>The strategy paper commissioned by the AHMGIR was circulated on 13 July to </text:span></text:p>
          </draw:text-box>
        </draw:frame>
        <draw:frame draw:style-name="gr1" draw:text-style-name="P2" draw:layer="layout" svg:width="16.283cm" svg:height="0.475cm" svg:x="2.2cm" svg:y="18.456cm">
          <draw:text-box>
            <text:p text:style-name="P1"><text:span text:style-name="T4">members of the Defence and Overseas Policy Committee (DOP), a Sub-Committee of </text:span></text:p>
          </draw:text-box>
        </draw:frame>
        <draw:frame draw:style-name="gr1" draw:text-style-name="P2" draw:layer="layout" svg:width="4.439cm" svg:height="0.475cm" svg:x="2.2cm" svg:y="19.021cm">
          <draw:text-box>
            <text:p text:style-name="P1"><text:span text:style-name="T4">the Cabinet, on 13 July.</text:span></text:p>
          </draw:text-box>
        </draw:frame>
        <draw:frame draw:style-name="gr6" draw:text-style-name="P7" draw:layer="layout" svg:width="0.408cm" svg:height="0.276cm" svg:x="6.616cm" svg:y="19.04cm">
          <draw:text-box>
            <text:p text:style-name="P1"><text:span text:style-name="T9">242</text:span></text:p>
          </draw:text-box>
        </draw:frame>
        <draw:frame draw:style-name="gr1" draw:text-style-name="P2" draw:layer="layout" svg:width="8.867cm" svg:height="0.475cm" svg:x="7.028cm" svg:y="19.021cm">
          <draw:text-box>
            <text:p text:style-name="P1"><text:span text:style-name="T4"><text:s/></text:span><text:span text:style-name="T4">The paper defined seven objectives, including:</text:span></text:p>
          </draw:text-box>
        </draw:frame>
        <draw:frame draw:style-name="gr1" draw:text-style-name="P2" draw:layer="layout" svg:width="0.422cm" svg:height="0.475cm" svg:x="2.8cm" svg:y="19.93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9.7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98cm" svg:height="0.475cm" svg:x="3.7cm" svg:y="19.935cm">
          <draw:text-box>
            <text:p text:style-name="P1"><text:span text:style-name="T4">reduction of subsidies and an agreed IMF programme leading to a debt </text:span></text:p>
          </draw:text-box>
        </draw:frame>
        <draw:frame draw:style-name="gr1" draw:text-style-name="P2" draw:layer="layout" svg:width="6.432cm" svg:height="0.475cm" svg:x="3.7cm" svg:y="20.5cm">
          <draw:text-box>
            <text:p text:style-name="P1"><text:span text:style-name="T4">settlement by the end of the year.”</text:span></text:p>
          </draw:text-box>
        </draw:frame>
        <draw:frame draw:style-name="gr1" draw:text-style-name="P2" draw:layer="layout" svg:width="11.118cm" svg:height="0.475cm" svg:x="2.2cm" svg:y="21.414cm">
          <draw:text-box>
            <text:p text:style-name="P1"><text:span text:style-name="T6">421. </text:span><text:span text:style-name="T4"><text:s/>The 15 July meeting of DOP agreed those objectives.</text:span></text:p>
          </draw:text-box>
        </draw:frame>
        <draw:frame draw:style-name="gr6" draw:text-style-name="P7" draw:layer="layout" svg:width="0.408cm" svg:height="0.276cm" svg:x="13.252cm" svg:y="21.433cm">
          <draw:text-box>
            <text:p text:style-name="P1"><text:span text:style-name="T9">243</text:span></text:p>
          </draw:text-box>
        </draw:frame>
        <draw:frame draw:style-name="gr1" draw:text-style-name="P2" draw:layer="layout" svg:width="4.041cm" svg:height="0.475cm" svg:x="13.664cm" svg:y="21.414cm">
          <draw:text-box>
            <text:p text:style-name="P1"><text:span text:style-name="T4"><text:s/></text:span><text:span text:style-name="T4">Ministers stated that </text:span></text:p>
          </draw:text-box>
        </draw:frame>
        <draw:frame draw:style-name="gr1" draw:text-style-name="P2" draw:layer="layout" svg:width="15.873cm" svg:height="0.475cm" svg:x="2.2cm" svg:y="21.979cm">
          <draw:text-box>
            <text:p text:style-name="P1"><text:span text:style-name="T4">the UK needed to continue to work closely with the Iraqi Oil Minister, with a focus on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3.824cm" svg:height="0.475cm" svg:x="2.2cm" svg:y="22.543cm">
          <draw:text-box>
            <text:p text:style-name="P1"><text:span text:style-name="T4">reducing government subsidies in the oil sector and on technical training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236 </text:span></text:p>
          </draw:text-box>
        </draw:frame>
        <draw:frame draw:style-name="gr4" draw:text-style-name="P5" draw:layer="layout" svg:width="6.098cm" svg:height="0.395cm" svg:x="2.6cm" svg:y="23.817cm">
          <draw:text-box>
            <text:p text:style-name="P1"><text:span text:style-name="T11">Public hearing, 22 June 2010, page 28.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237 </text:span></text:p>
          </draw:text-box>
        </draw:frame>
        <draw:frame draw:style-name="gr4" draw:text-style-name="P5" draw:layer="layout" svg:width="6.454cm" svg:height="0.395cm" svg:x="2.6cm" svg:y="24.241cm">
          <draw:text-box>
            <text:p text:style-name="P1"><text:span text:style-name="T11">Public hearing, 9 July 2010, pages 38-39.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238 </text:span></text:p>
          </draw:text-box>
        </draw:frame>
        <draw:frame draw:style-name="gr4" draw:text-style-name="P5" draw:layer="layout" svg:width="16.195cm" svg:height="0.395cm" svg:x="2.6cm" svg:y="24.664cm">
          <draw:text-box>
            <text:p text:style-name="P1"><text:span text:style-name="T11">Bremer LP III &amp; McConnell M. </text:span><text:span text:style-name="T13">My Year in Iraq: The Struggle to Build a Future of Hope. </text:span><text:span text:style-name="T11">Threshold, 2006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39 </text:span></text:p>
          </draw:text-box>
        </draw:frame>
        <draw:frame draw:style-name="gr4" draw:text-style-name="P5" draw:layer="layout" svg:width="9.51cm" svg:height="0.395cm" svg:x="2.6cm" svg:y="25.087cm">
          <draw:text-box>
            <text:p text:style-name="P1"><text:span text:style-name="T11">Paper, [undated], ‘Iraq – Summer 2004 Economic Overview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40 </text:span></text:p>
          </draw:text-box>
        </draw:frame>
        <draw:frame draw:style-name="gr4" draw:text-style-name="P5" draw:layer="layout" svg:width="10.556cm" svg:height="0.395cm" svg:x="2.6cm" svg:y="25.511cm">
          <draw:text-box>
            <text:p text:style-name="P1"><text:span text:style-name="T11">Minutes, 1 July 2004, Ad Hoc Group on Iraq Rehabilitation meeting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41 </text:span></text:p>
          </draw:text-box>
        </draw:frame>
        <draw:line draw:style-name="gr8" draw:text-style-name="P8" draw:layer="layout" svg:x1="2.6cm" svg:y1="26.714cm" svg:x2="10.992cm" svg:y2="26.714cm">
          <text:p/>
        </draw:line>
        <draw:frame draw:style-name="gr4" draw:text-style-name="P5" draw:layer="layout" svg:width="7.156cm" svg:height="0.395cm" svg:x="2.6cm" svg:y="25.934cm">
          <draw:text-box>
            <text:p text:style-name="P1"><text:span text:style-name="T11">Public hearing, 7 December 2009, pages 1-2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42 </text:span></text:p>
          </draw:text-box>
        </draw:frame>
        <draw:frame draw:style-name="gr4" draw:text-style-name="P5" draw:layer="layout" svg:width="8.447cm" svg:height="0.395cm" svg:x="2.6cm" svg:y="26.357cm">
          <draw:text-box>
            <text:p text:style-name="P1"><text:span text:style-name="T5">Paper FCO, 13 July 2004, ‘Iraq: the Next Six Months’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43 </text:span></text:p>
          </draw:text-box>
        </draw:frame>
        <draw:frame draw:style-name="gr4" draw:text-style-name="P5" draw:layer="layout" svg:width="5.899cm" svg:height="0.395cm" svg:x="2.6cm" svg:y="26.781cm">
          <draw:text-box>
            <text:p text:style-name="P1"><text:span text:style-name="T11">Minutes, 15 July 2004, DOP meeting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7</text:span></text:p>
          </draw:text-box>
        </draw:frame>
        <draw:frame draw:style-name="gr1" draw:text-style-name="P2" draw:layer="layout" svg:width="13.777cm" svg:height="0.475cm" svg:x="2.2cm" svg:y="2.525cm">
          <draw:text-box>
            <text:p text:style-name="P1"><text:span text:style-name="T6">422. </text:span><text:span text:style-name="T4"><text:s/>Mr Chaplin made an introductory call on Mr Ghadban on 30 August.</text:span></text:p>
          </draw:text-box>
        </draw:frame>
        <draw:frame draw:style-name="gr6" draw:text-style-name="P7" draw:layer="layout" svg:width="0.408cm" svg:height="0.276cm" svg:x="15.896cm" svg:y="2.544cm">
          <draw:text-box>
            <text:p text:style-name="P1"><text:span text:style-name="T9">244</text:span></text:p>
          </draw:text-box>
        </draw:frame>
        <draw:frame draw:style-name="gr1" draw:text-style-name="P2" draw:layer="layout" svg:width="2.483cm" svg:height="0.475cm" svg:x="16.307cm" svg:y="2.525cm">
          <draw:text-box>
            <text:p text:style-name="P1"><text:span text:style-name="T4"><text:s/></text:span><text:span text:style-name="T4">He reported </text:span></text:p>
          </draw:text-box>
        </draw:frame>
        <draw:frame draw:style-name="gr1" draw:text-style-name="P2" draw:layer="layout" svg:width="16.199cm" svg:height="0.475cm" svg:x="2.2cm" svg:y="3.09cm">
          <draw:text-box>
            <text:p text:style-name="P1"><text:span text:style-name="T4">that Mr Ghadban’s main priority was maintaining and repairing Iraq’s oil infrastructure. </text:span></text:p>
          </draw:text-box>
        </draw:frame>
        <draw:frame draw:style-name="gr1" draw:text-style-name="P2" draw:layer="layout" svg:width="16.529cm" svg:height="0.475cm" svg:x="2.2cm" svg:y="3.654cm">
          <draw:text-box>
            <text:p text:style-name="P1"><text:span text:style-name="T4">Attacks were taking place almost daily. Production was around 2.5m bpd; the IIG aimed </text:span></text:p>
          </draw:text-box>
        </draw:frame>
        <draw:frame draw:style-name="gr1" draw:text-style-name="P2" draw:layer="layout" svg:width="8.028cm" svg:height="0.475cm" svg:x="2.2cm" svg:y="4.218cm">
          <draw:text-box>
            <text:p text:style-name="P1"><text:span text:style-name="T4">to produce 3.25m bpd by the end of 2005. </text:span></text:p>
          </draw:text-box>
        </draw:frame>
        <draw:frame draw:style-name="gr1" draw:text-style-name="P2" draw:layer="layout" svg:width="16.313cm" svg:height="0.475cm" svg:x="2.2cm" svg:y="5.133cm">
          <draw:text-box>
            <text:p text:style-name="P1"><text:span text:style-name="T6">423. </text:span><text:span text:style-name="T4"><text:s/>Mr Chaplin reported that Mr Ghadban advocated a gradual and careful reduction </text:span></text:p>
          </draw:text-box>
        </draw:frame>
        <draw:frame draw:style-name="gr1" draw:text-style-name="P2" draw:layer="layout" svg:width="16.402cm" svg:height="0.475cm" svg:x="2.2cm" svg:y="5.697cm">
          <draw:text-box>
            <text:p text:style-name="P1"><text:span text:style-name="T4">in fuel subsidies (although the IIG as a whole remained reluctant), and the privatisation </text:span></text:p>
          </draw:text-box>
        </draw:frame>
        <draw:frame draw:style-name="gr1" draw:text-style-name="P2" draw:layer="layout" svg:width="13.036cm" svg:height="0.475cm" svg:x="2.2cm" svg:y="6.262cm">
          <draw:text-box>
            <text:p text:style-name="P1"><text:span text:style-name="T4">of the distribution system. Mr Chaplin had “encouraged” those views. </text:span></text:p>
          </draw:text-box>
        </draw:frame>
        <draw:frame draw:style-name="gr1" draw:text-style-name="P2" draw:layer="layout" svg:width="15.923cm" svg:height="0.475cm" svg:x="2.2cm" svg:y="7.176cm">
          <draw:text-box>
            <text:p text:style-name="P1"><text:span text:style-name="T6">424. </text:span><text:span text:style-name="T4"><text:s/>Mr Ghadban stated that encouraging investment was key, for example through </text:span></text:p>
          </draw:text-box>
        </draw:frame>
        <draw:frame draw:style-name="gr1" draw:text-style-name="P2" draw:layer="layout" svg:width="15.538cm" svg:height="0.475cm" svg:x="2.2cm" svg:y="7.741cm">
          <draw:text-box>
            <text:p text:style-name="P1"><text:span text:style-name="T4">internationally accepted models for production-sharing agreements (PSAs) or joint </text:span></text:p>
          </draw:text-box>
        </draw:frame>
        <draw:frame draw:style-name="gr1" draw:text-style-name="P2" draw:layer="layout" svg:width="9.023cm" svg:height="0.475cm" svg:x="2.2cm" svg:y="8.305cm">
          <draw:text-box>
            <text:p text:style-name="P1"><text:span text:style-name="T4">ventures. He did not favour privatising upstream</text:span></text:p>
          </draw:text-box>
        </draw:frame>
        <draw:frame draw:style-name="gr6" draw:text-style-name="P7" draw:layer="layout" svg:width="0.408cm" svg:height="0.276cm" svg:x="11.189cm" svg:y="8.324cm">
          <draw:text-box>
            <text:p text:style-name="P1"><text:span text:style-name="T9">245</text:span></text:p>
          </draw:text-box>
        </draw:frame>
        <draw:frame draw:style-name="gr1" draw:text-style-name="P2" draw:layer="layout" svg:width="1.865cm" svg:height="0.475cm" svg:x="11.6cm" svg:y="8.305cm">
          <draw:text-box>
            <text:p text:style-name="P1"><text:span text:style-name="T4"><text:s/></text:span><text:span text:style-name="T4">activities.</text:span></text:p>
          </draw:text-box>
        </draw:frame>
        <draw:frame draw:style-name="gr1" draw:text-style-name="P2" draw:layer="layout" svg:width="15.568cm" svg:height="0.475cm" svg:x="2.2cm" svg:y="9.22cm">
          <draw:text-box>
            <text:p text:style-name="P1"><text:span text:style-name="T6">425. </text:span><text:span text:style-name="T4"><text:s/>The IPU circulated a first draft of a UK Energy Strategy for Iraq on 18 August.</text:span></text:p>
          </draw:text-box>
        </draw:frame>
        <draw:frame draw:style-name="gr6" draw:text-style-name="P7" draw:layer="layout" svg:width="0.408cm" svg:height="0.276cm" svg:x="17.683cm" svg:y="9.238cm">
          <draw:text-box>
            <text:p text:style-name="P1"><text:span text:style-name="T9">246</text:span></text:p>
          </draw:text-box>
        </draw:frame>
        <draw:frame draw:style-name="gr1" draw:text-style-name="P2" draw:layer="layout" svg:width="0.422cm" svg:height="0.475cm" svg:x="18.095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59cm" svg:height="0.475cm" svg:x="2.2cm" svg:y="10.134cm">
          <draw:text-box>
            <text:p text:style-name="P1"><text:span text:style-name="T6">426. </text:span><text:span text:style-name="T4"><text:s/>A junior official at the British Embassy Baghdad commented on the draft on </text:span></text:p>
          </draw:text-box>
        </draw:frame>
        <draw:frame draw:style-name="gr1" draw:text-style-name="P2" draw:layer="layout" svg:width="16.059cm" svg:height="0.475cm" svg:x="2.2cm" svg:y="10.698cm">
          <draw:text-box>
            <text:p text:style-name="P1"><text:span text:style-name="T4">25 August, highlighting the need to be realistic about what the IIG could deliver in the </text:span></text:p>
          </draw:text-box>
        </draw:frame>
        <draw:frame draw:style-name="gr1" draw:text-style-name="P2" draw:layer="layout" svg:width="7.948cm" svg:height="0.475cm" svg:x="2.2cm" svg:y="11.263cm">
          <draw:text-box>
            <text:p text:style-name="P1"><text:span text:style-name="T4">period before the January 2005 elections: </text:span></text:p>
          </draw:text-box>
        </draw:frame>
        <draw:frame draw:style-name="gr1" draw:text-style-name="P2" draw:layer="layout" svg:width="15.196cm" svg:height="0.475cm" svg:x="2.95cm" svg:y="12.177cm">
          <draw:text-box>
            <text:p text:style-name="P1"><text:span text:style-name="T4">“</text:span><text:span text:style-name="T4">While Ghadban and others may have every intention of looking longer term and </text:span></text:p>
          </draw:text-box>
        </draw:frame>
        <draw:frame draw:style-name="gr1" draw:text-style-name="P2" draw:layer="layout" svg:width="15.873cm" svg:height="0.475cm" svg:x="2.95cm" svg:y="12.742cm">
          <draw:text-box>
            <text:p text:style-name="P1"><text:span text:style-name="T4">plotting a strategy for the industry, the day-to-day running of the network/fire-fighting </text:span></text:p>
          </draw:text-box>
        </draw:frame>
        <draw:frame draw:style-name="gr1" draw:text-style-name="P2" draw:layer="layout" svg:width="15.97cm" svg:height="0.475cm" svg:x="2.95cm" svg:y="13.306cm">
          <draw:text-box>
            <text:p text:style-name="P1"><text:span text:style-name="T4">is taking up the bulk of everyone’s energies just now – and is likely to continue doing </text:span></text:p>
          </draw:text-box>
        </draw:frame>
        <draw:frame draw:style-name="gr1" draw:text-style-name="P2" draw:layer="layout" svg:width="15.513cm" svg:height="0.475cm" svg:x="2.95cm" svg:y="13.871cm">
          <draw:text-box>
            <text:p text:style-name="P1"><text:span text:style-name="T4">so. The IIG is desperate to show improvements in the supply of electricity and fuel </text:span></text:p>
          </draw:text-box>
        </draw:frame>
        <draw:frame draw:style-name="gr1" draw:text-style-name="P2" draw:layer="layout" svg:width="15.445cm" svg:height="0.475cm" svg:x="2.95cm" svg:y="14.435cm">
          <draw:text-box>
            <text:p text:style-name="P1"><text:span text:style-name="T4">as soon as possible. That means focusing efforts on ensuring that oil continues to </text:span></text:p>
          </draw:text-box>
        </draw:frame>
        <draw:frame draw:style-name="gr1" draw:text-style-name="P2" draw:layer="layout" svg:width="12.241cm" svg:height="0.475cm" svg:x="2.95cm" svg:y="15cm">
          <draw:text-box>
            <text:p text:style-name="P1"><text:span text:style-name="T4">flow to the power stations and refineries, and stocks are built up.”</text:span></text:p>
          </draw:text-box>
        </draw:frame>
        <draw:frame draw:style-name="gr6" draw:text-style-name="P7" draw:layer="layout" svg:width="0.408cm" svg:height="0.276cm" svg:x="15.139cm" svg:y="15.018cm">
          <draw:text-box>
            <text:p text:style-name="P1"><text:span text:style-name="T9">247</text:span></text:p>
          </draw:text-box>
        </draw:frame>
        <draw:frame draw:style-name="gr1" draw:text-style-name="P2" draw:layer="layout" svg:width="14.526cm" svg:height="0.475cm" svg:x="2.2cm" svg:y="15.914cm">
          <draw:text-box>
            <text:p text:style-name="P1"><text:span text:style-name="T6">427. </text:span><text:span text:style-name="T4"><text:s/>The IPU circulated a final version of the UK Energy Strategy for Iraq on </text:span></text:p>
          </draw:text-box>
        </draw:frame>
        <draw:frame draw:style-name="gr1" draw:text-style-name="P2" draw:layer="layout" svg:width="2.529cm" svg:height="0.475cm" svg:x="2.2cm" svg:y="16.478cm">
          <draw:text-box>
            <text:p text:style-name="P1"><text:span text:style-name="T4">6 September.</text:span></text:p>
          </draw:text-box>
        </draw:frame>
        <draw:frame draw:style-name="gr6" draw:text-style-name="P7" draw:layer="layout" svg:width="0.408cm" svg:height="0.276cm" svg:x="4.718cm" svg:y="16.497cm">
          <draw:text-box>
            <text:p text:style-name="P1"><text:span text:style-name="T9">248</text:span></text:p>
          </draw:text-box>
        </draw:frame>
        <draw:frame draw:style-name="gr1" draw:text-style-name="P2" draw:layer="layout" svg:width="7.987cm" svg:height="0.475cm" svg:x="5.13cm" svg:y="16.478cm">
          <draw:text-box>
            <text:p text:style-name="P1"><text:span text:style-name="T4"><text:s/></text:span><text:span text:style-name="T4">The Strategy identified two UK objectives:</text:span></text:p>
          </draw:text-box>
        </draw:frame>
        <draw:frame draw:style-name="gr1" draw:text-style-name="P2" draw:layer="layout" svg:width="0.422cm" svg:height="0.475cm" svg:x="2.8cm" svg:y="17.39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7.2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17.393cm">
          <draw:text-box>
            <text:p text:style-name="P1"><text:span text:style-name="T4">the development of an efficient, outward looking and transparent oil and energy </text:span></text:p>
          </draw:text-box>
        </draw:frame>
        <draw:frame draw:style-name="gr1" draw:text-style-name="P2" draw:layer="layout" svg:width="14.776cm" svg:height="0.475cm" svg:x="3.7cm" svg:y="17.957cm">
          <draw:text-box>
            <text:p text:style-name="P1"><text:span text:style-name="T4">industry, capable of delivering both sustainable export revenues to meet Iraq’s </text:span></text:p>
          </draw:text-box>
        </draw:frame>
        <draw:frame draw:style-name="gr1" draw:text-style-name="P2" draw:layer="layout" svg:width="14.154cm" svg:height="0.475cm" svg:x="3.7cm" svg:y="18.522cm">
          <draw:text-box>
            <text:p text:style-name="P1"><text:span text:style-name="T4">development needs and meeting domestic needs for energy in an efficient, </text:span></text:p>
          </draw:text-box>
        </draw:frame>
        <draw:frame draw:style-name="gr1" draw:text-style-name="P2" draw:layer="layout" svg:width="6.576cm" svg:height="0.475cm" svg:x="3.7cm" svg:y="19.086cm">
          <draw:text-box>
            <text:p text:style-name="P1"><text:span text:style-name="T4">equitable and secure manner; and </text:span></text:p>
          </draw:text-box>
        </draw:frame>
        <draw:frame draw:style-name="gr2" draw:text-style-name="P3" draw:layer="layout" svg:width="0.634cm" svg:height="0.712cm" svg:x="2.95cm" svg:y="19.5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7cm" svg:height="0.475cm" svg:x="3.7cm" svg:y="19.751cm">
          <draw:text-box>
            <text:p text:style-name="P1"><text:span text:style-name="T4">Iraq’s energy sector development to be complemented by the increasing </text:span></text:p>
          </draw:text-box>
        </draw:frame>
        <draw:frame draw:style-name="gr1" draw:text-style-name="P2" draw:layer="layout" svg:width="14.624cm" svg:height="0.475cm" svg:x="3.7cm" svg:y="20.315cm">
          <draw:text-box>
            <text:p text:style-name="P1"><text:span text:style-name="T4">involvement of UK firms, leading to sustained investment over the next five to </text:span></text:p>
          </draw:text-box>
        </draw:frame>
        <draw:frame draw:style-name="gr1" draw:text-style-name="P2" draw:layer="layout" svg:width="8.816cm" svg:height="0.475cm" svg:x="3.7cm" svg:y="20.88cm">
          <draw:text-box>
            <text:p text:style-name="P1"><text:span text:style-name="T4">10 years and substantial business for the UK.” </text:span></text:p>
          </draw:text-box>
        </draw:frame>
        <draw:frame draw:style-name="gr1" draw:text-style-name="P2" draw:layer="layout" svg:width="16.025cm" svg:height="0.475cm" svg:x="2.2cm" svg:y="21.794cm">
          <draw:text-box>
            <text:p text:style-name="P1"><text:span text:style-name="T6">428. </text:span><text:span text:style-name="T4"><text:s/>The Strategy stated that the IIG had established a Supreme Council for Oil and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6.762cm" svg:height="0.475cm" svg:x="2.2cm" svg:y="22.358cm">
          <draw:text-box>
            <text:p text:style-name="P1"><text:span text:style-name="T4">Gas, which the UK believed would approve strategy and major investments. The IIG was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244 </text:span></text:p>
          </draw:text-box>
        </draw:frame>
        <draw:frame draw:style-name="gr4" draw:text-style-name="P5" draw:layer="layout" svg:width="15.775cm" svg:height="0.395cm" svg:x="2.597cm" svg:y="23.817cm">
          <draw:text-box>
            <text:p text:style-name="P1"><text:span text:style-name="T11">Telegram 167 Baghdad to FCO London, 31 August 2004, ‘Iraq: Introductory Call on Thamir Ghadban, </text:span></text:p>
          </draw:text-box>
        </draw:frame>
        <draw:frame draw:style-name="gr4" draw:text-style-name="P5" draw:layer="layout" svg:width="2.415cm" svg:height="0.395cm" svg:x="2.2cm" svg:y="24.241cm">
          <draw:text-box>
            <text:p text:style-name="P1"><text:span text:style-name="T11">Minister of Oil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245 </text:span></text:p>
          </draw:text-box>
        </draw:frame>
        <draw:frame draw:style-name="gr4" draw:text-style-name="P5" draw:layer="layout" svg:width="12.135cm" svg:height="0.395cm" svg:x="2.6cm" svg:y="24.664cm">
          <draw:text-box>
            <text:p text:style-name="P1"><text:span text:style-name="T11">Upstream activities are generally understood to be exploration and extraction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46 </text:span></text:p>
          </draw:text-box>
        </draw:frame>
        <draw:frame draw:style-name="gr4" draw:text-style-name="P5" draw:layer="layout" svg:width="16.127cm" svg:height="0.395cm" svg:x="2.6cm" svg:y="25.087cm">
          <draw:text-box>
            <text:p text:style-name="P1"><text:span text:style-name="T11">Email IPU [junior official] to FCO [junior official], 18 August 2004, ‘UK Energy Strategy for Iraq’ attaching </text:span></text:p>
          </draw:text-box>
        </draw:frame>
        <draw:frame draw:style-name="gr4" draw:text-style-name="P5" draw:layer="layout" svg:width="8.854cm" svg:height="0.395cm" svg:x="2.2cm" svg:y="25.511cm">
          <draw:text-box>
            <text:p text:style-name="P1"><text:span text:style-name="T11">Paper IPU, [undated], ‘Iraq-UK Energy Strategy for Iraq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47 </text:span></text:p>
          </draw:text-box>
        </draw:frame>
        <draw:frame draw:style-name="gr4" draw:text-style-name="P5" draw:layer="layout" svg:width="14.84cm" svg:height="0.395cm" svg:x="2.6cm" svg:y="25.934cm">
          <draw:text-box>
            <text:p text:style-name="P1"><text:span text:style-name="T11">Email FCO [junior official] to IPU [junior official], 25 August 2004, ‘UK Energy Strategy for Iraq – </text:span></text:p>
          </draw:text-box>
        </draw:frame>
        <draw:frame draw:style-name="gr4" draw:text-style-name="P5" draw:layer="layout" svg:width="1.793cm" svg:height="0.395cm" svg:x="2.2cm" svg:y="26.357cm">
          <draw:text-box>
            <text:p text:style-name="P1"><text:span text:style-name="T11">Comment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48 </text:span></text:p>
          </draw:text-box>
        </draw:frame>
        <draw:frame draw:style-name="gr4" draw:text-style-name="P5" draw:layer="layout" svg:width="14.59cm" svg:height="0.395cm" svg:x="2.6cm" svg:y="26.781cm">
          <draw:text-box>
            <text:p text:style-name="P1"><text:span text:style-name="T11">Email IPU [junior official] to FCO [junior official], 6 September 2004, ‘Energy Strategy for Iraq’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8</text:span></text:p>
          </draw:text-box>
        </draw:frame>
        <draw:frame draw:style-name="gr1" draw:text-style-name="P2" draw:layer="layout" svg:width="16.389cm" svg:height="0.475cm" svg:x="2.2cm" svg:y="2.525cm">
          <draw:text-box>
            <text:p text:style-name="P1"><text:span text:style-name="T4">constrained by the Transitional Administrative Law (TAL) in its ability to make decisions </text:span></text:p>
          </draw:text-box>
        </draw:frame>
        <draw:frame draw:style-name="gr1" draw:text-style-name="P2" draw:layer="layout" svg:width="16.559cm" svg:height="0.475cm" svg:x="2.2cm" svg:y="3.09cm">
          <draw:text-box>
            <text:p text:style-name="P1"><text:span text:style-name="T4">affecting Iraq’s “long-term destiny”. Key strategic decisions were therefore unlikely to be </text:span></text:p>
          </draw:text-box>
        </draw:frame>
        <draw:frame draw:style-name="gr1" draw:text-style-name="P2" draw:layer="layout" svg:width="5.844cm" svg:height="0.475cm" svg:x="2.2cm" svg:y="3.654cm">
          <draw:text-box>
            <text:p text:style-name="P1"><text:span text:style-name="T4">taken until after January 2005. </text:span></text:p>
          </draw:text-box>
        </draw:frame>
        <draw:frame draw:style-name="gr1" draw:text-style-name="P2" draw:layer="layout" svg:width="16.546cm" svg:height="0.475cm" svg:x="2.2cm" svg:y="4.568cm">
          <draw:text-box>
            <text:p text:style-name="P1"><text:span text:style-name="T6">429. </text:span><text:span text:style-name="T4"><text:s/>The Strategy stated that to meet the UK’s objectives, the main challenge for Iraq’s </text:span></text:p>
          </draw:text-box>
        </draw:frame>
        <draw:frame draw:style-name="gr1" draw:text-style-name="P2" draw:layer="layout" svg:width="15.996cm" svg:height="0.475cm" svg:x="2.2cm" svg:y="5.133cm">
          <draw:text-box>
            <text:p text:style-name="P1"><text:span text:style-name="T4">oil industry would be to institute the structural, fiscal and regulatory reform needed to </text:span></text:p>
          </draw:text-box>
        </draw:frame>
        <draw:frame draw:style-name="gr1" draw:text-style-name="P2" draw:layer="layout" svg:width="15.657cm" svg:height="0.475cm" svg:x="2.2cm" svg:y="5.697cm">
          <draw:text-box>
            <text:p text:style-name="P1"><text:span text:style-name="T4">attract foreign direct investment (FDI). In the absence of a “very high” oil price, Iraq </text:span></text:p>
          </draw:text-box>
        </draw:frame>
        <draw:frame draw:style-name="gr1" draw:text-style-name="P2" draw:layer="layout" svg:width="16.639cm" svg:height="0.475cm" svg:x="2.2cm" svg:y="6.262cm">
          <draw:text-box>
            <text:p text:style-name="P1"><text:span text:style-name="T4">would only be able to finance the investment necessary to raise production if it achieved </text:span></text:p>
          </draw:text-box>
        </draw:frame>
        <draw:frame draw:style-name="gr1" draw:text-style-name="P2" draw:layer="layout" svg:width="16.504cm" svg:height="0.475cm" svg:x="2.2cm" svg:y="6.826cm">
          <draw:text-box>
            <text:p text:style-name="P1"><text:span text:style-name="T4">a very generous debt relief deal and was prepared to cut government spending in other </text:span></text:p>
          </draw:text-box>
        </draw:frame>
        <draw:frame draw:style-name="gr1" draw:text-style-name="P2" draw:layer="layout" svg:width="11.263cm" svg:height="0.475cm" svg:x="2.2cm" svg:y="7.391cm">
          <draw:text-box>
            <text:p text:style-name="P1"><text:span text:style-name="T4">areas. As the latter was “not realistic”, Iraq would need FDI. </text:span></text:p>
          </draw:text-box>
        </draw:frame>
        <draw:frame draw:style-name="gr1" draw:text-style-name="P2" draw:layer="layout" svg:width="16.817cm" svg:height="0.475cm" svg:x="2.2cm" svg:y="8.305cm">
          <draw:text-box>
            <text:p text:style-name="P1"><text:span text:style-name="T6">430. </text:span><text:span text:style-name="T4"><text:s/>Improved governance in the energy sector also remained key to achieving the UK’s </text:span></text:p>
          </draw:text-box>
        </draw:frame>
        <draw:frame draw:style-name="gr1" draw:text-style-name="P2" draw:layer="layout" svg:width="2.127cm" svg:height="0.475cm" svg:x="2.2cm" svg:y="8.87cm">
          <draw:text-box>
            <text:p text:style-name="P1"><text:span text:style-name="T4">objectives. </text:span></text:p>
          </draw:text-box>
        </draw:frame>
        <draw:frame draw:style-name="gr1" draw:text-style-name="P2" draw:layer="layout" svg:width="16.609cm" svg:height="0.475cm" svg:x="2.2cm" svg:y="9.784cm">
          <draw:text-box>
            <text:p text:style-name="P1"><text:span text:style-name="T6">431. </text:span><text:span text:style-name="T4"><text:s/>The Strategy stated that the argument that Iraq’s energy development needs were </text:span></text:p>
          </draw:text-box>
        </draw:frame>
        <draw:frame draw:style-name="gr1" draw:text-style-name="P2" draw:layer="layout" svg:width="15.61cm" svg:height="0.475cm" svg:x="2.2cm" svg:y="10.348cm">
          <draw:text-box>
            <text:p text:style-name="P1"><text:span text:style-name="T4">best served by FDI would be politically sensitive, both in Iraq (where it would touch </text:span></text:p>
          </draw:text-box>
        </draw:frame>
        <draw:frame draw:style-name="gr1" draw:text-style-name="P2" draw:layer="layout" svg:width="16.046cm" svg:height="0.475cm" svg:x="2.2cm" svg:y="10.913cm">
          <draw:text-box>
            <text:p text:style-name="P1"><text:span text:style-name="T4">on issues of sovereignty) and internationally. The Iraqi Government was aware of the </text:span></text:p>
          </draw:text-box>
        </draw:frame>
        <draw:frame draw:style-name="gr1" draw:text-style-name="P2" draw:layer="layout" svg:width="16.41cm" svg:height="0.475cm" svg:x="2.2cm" svg:y="11.477cm">
          <draw:text-box>
            <text:p text:style-name="P1"><text:span text:style-name="T4">scale of funding needed, but “less convinced” of the need for this to come through FDI. </text:span></text:p>
          </draw:text-box>
        </draw:frame>
        <draw:frame draw:style-name="gr1" draw:text-style-name="P2" draw:layer="layout" svg:width="4.612cm" svg:height="0.475cm" svg:x="2.2cm" svg:y="12.042cm">
          <draw:text-box>
            <text:p text:style-name="P1"><text:span text:style-name="T4">The Strategy concluded:</text:span></text:p>
          </draw:text-box>
        </draw:frame>
        <draw:frame draw:style-name="gr1" draw:text-style-name="P2" draw:layer="layout" svg:width="15.501cm" svg:height="0.475cm" svg:x="2.95cm" svg:y="12.956cm">
          <draw:text-box>
            <text:p text:style-name="P1"><text:span text:style-name="T4">“</text:span><text:span text:style-name="T4">We will wish to push the message on FDI to the Iraqis in private, but it will require </text:span></text:p>
          </draw:text-box>
        </draw:frame>
        <draw:frame draw:style-name="gr1" draw:text-style-name="P2" draw:layer="layout" svg:width="15.504cm" svg:height="0.475cm" svg:x="2.95cm" svg:y="13.521cm">
          <draw:text-box>
            <text:p text:style-name="P1"><text:span text:style-name="T4">careful handling to avoid the impression that we are trying to push the Iraqis down </text:span></text:p>
          </draw:text-box>
        </draw:frame>
        <draw:frame draw:style-name="gr1" draw:text-style-name="P2" draw:layer="layout" svg:width="3.782cm" svg:height="0.475cm" svg:x="2.95cm" svg:y="14.085cm">
          <draw:text-box>
            <text:p text:style-name="P1"><text:span text:style-name="T4">one particular path.”</text:span></text:p>
          </draw:text-box>
        </draw:frame>
        <draw:frame draw:style-name="gr1" draw:text-style-name="P2" draw:layer="layout" svg:width="13.21cm" svg:height="0.475cm" svg:x="2.2cm" svg:y="15cm">
          <draw:text-box>
            <text:p text:style-name="P1"><text:span text:style-name="T6">432. </text:span><text:span text:style-name="T4"><text:s/>The Strategy also set out the “key considerations” that shaped it: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3.7cm" svg:y="15.914cm">
          <draw:text-box>
            <text:p text:style-name="P1"><text:span text:style-name="T4">the UK’s objectives on energy security: Iraq had the second or third largest </text:span></text:p>
          </draw:text-box>
        </draw:frame>
        <draw:frame draw:style-name="gr1" draw:text-style-name="P2" draw:layer="layout" svg:width="13.511cm" svg:height="0.475cm" svg:x="3.7cm" svg:y="16.478cm">
          <draw:text-box>
            <text:p text:style-name="P1"><text:span text:style-name="T4">proven oil reserves in the world, and significant reserves of natural gas; </text:span></text:p>
          </draw:text-box>
        </draw:frame>
        <draw:frame draw:style-name="gr1" draw:text-style-name="P2" draw:layer="layout" svg:width="14.819cm" svg:height="0.475cm" svg:x="3.7cm" svg:y="17.043cm">
          <draw:text-box>
            <text:p text:style-name="P1"><text:span text:style-name="T4">sustainable increases in Iraqi oil and gas production would contribute to global </text:span></text:p>
          </draw:text-box>
        </draw:frame>
        <draw:frame draw:style-name="gr1" draw:text-style-name="P2" draw:layer="layout" svg:width="2.999cm" svg:height="0.475cm" svg:x="3.7cm" svg:y="17.607cm">
          <draw:text-box>
            <text:p text:style-name="P1"><text:span text:style-name="T4">energy security;</text:span></text:p>
          </draw:text-box>
        </draw:frame>
        <draw:frame draw:style-name="gr2" draw:text-style-name="P3" draw:layer="layout" svg:width="0.634cm" svg:height="0.712cm" svg:x="2.95cm" svg:y="18.1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35cm" svg:height="0.475cm" svg:x="3.7cm" svg:y="18.272cm">
          <draw:text-box>
            <text:p text:style-name="P1"><text:span text:style-name="T4">the UK’s commercial objectives; and</text:span></text:p>
          </draw:text-box>
        </draw:frame>
        <draw:frame draw:style-name="gr2" draw:text-style-name="P3" draw:layer="layout" svg:width="0.634cm" svg:height="0.712cm" svg:x="2.95cm" svg:y="18.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5cm" svg:height="0.475cm" svg:x="3.7cm" svg:y="18.936cm">
          <draw:text-box>
            <text:p text:style-name="P1"><text:span text:style-name="T4">Iraq’s need for fiscal stability, in particular given its high level of debt and the </text:span></text:p>
          </draw:text-box>
        </draw:frame>
        <draw:frame draw:style-name="gr1" draw:text-style-name="P2" draw:layer="layout" svg:width="7.995cm" svg:height="0.475cm" svg:x="3.7cm" svg:y="19.501cm">
          <draw:text-box>
            <text:p text:style-name="P1"><text:span text:style-name="T4">continuing need to finance reconstruction. </text:span></text:p>
          </draw:text-box>
        </draw:frame>
        <draw:frame draw:style-name="gr1" draw:text-style-name="P2" draw:layer="layout" svg:width="15.898cm" svg:height="0.475cm" svg:x="2.2cm" svg:y="20.415cm">
          <draw:text-box>
            <text:p text:style-name="P1"><text:span text:style-name="T6">433. </text:span><text:span text:style-name="T4"><text:s/>The Inquiry has seen no indications that the Strategy was seen by Ministers or </text:span></text:p>
          </draw:text-box>
        </draw:frame>
        <draw:frame draw:style-name="gr1" draw:text-style-name="P2" draw:layer="layout" svg:width="2.919cm" svg:height="0.475cm" svg:x="2.2cm" svg:y="20.98cm">
          <draw:text-box>
            <text:p text:style-name="P1"><text:span text:style-name="T4">senior officials. </text:span></text:p>
          </draw:text-box>
        </draw:frame>
        <draw:frame draw:style-name="gr1" draw:text-style-name="P2" draw:layer="layout" svg:width="14.903cm" svg:height="0.475cm" svg:x="2.2cm" svg:y="21.894cm">
          <draw:text-box>
            <text:p text:style-name="P1"><text:span text:style-name="T6">434. </text:span><text:span text:style-name="T4"><text:s/>A junior official at the British Embassy Baghdad reported on 8 September </text:span></text:p>
          </draw:text-box>
        </draw:frame>
        <draw:frame draw:style-name="gr1" draw:text-style-name="P2" draw:layer="layout" svg:width="14.823cm" svg:height="0.475cm" svg:x="2.2cm" svg:y="22.458cm">
          <draw:text-box>
            <text:p text:style-name="P1"><text:span text:style-name="T4">that Prime Minister Allawi had recently issued ‘Guidelines on Petroleum Policy’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39</text:span></text:p>
          </draw:text-box>
        </draw:frame>
        <draw:frame draw:style-name="gr1" draw:text-style-name="P2" draw:layer="layout" svg:width="15.521cm" svg:height="0.475cm" svg:x="2.2cm" svg:y="2.525cm">
          <draw:text-box>
            <text:p text:style-name="P1"><text:span text:style-name="T4">to the Supreme Oil and Gas Council, to direct their work to develop detailed policy </text:span></text:p>
          </draw:text-box>
        </draw:frame>
        <draw:frame draw:style-name="gr1" draw:text-style-name="P2" draw:layer="layout" svg:width="3.495cm" svg:height="0.475cm" svg:x="2.2cm" svg:y="3.09cm">
          <draw:text-box>
            <text:p text:style-name="P1"><text:span text:style-name="T4">recommendations.</text:span></text:p>
          </draw:text-box>
        </draw:frame>
        <draw:frame draw:style-name="gr6" draw:text-style-name="P7" draw:layer="layout" svg:width="0.408cm" svg:height="0.276cm" svg:x="5.682cm" svg:y="3.108cm">
          <draw:text-box>
            <text:p text:style-name="P1"><text:span text:style-name="T9">249</text:span></text:p>
          </draw:text-box>
        </draw:frame>
        <draw:frame draw:style-name="gr1" draw:text-style-name="P2" draw:layer="layout" svg:width="8.588cm" svg:height="0.475cm" svg:x="6.094cm" svg:y="3.09cm">
          <draw:text-box>
            <text:p text:style-name="P1"><text:span text:style-name="T4"><text:s/></text:span><text:span text:style-name="T4">The official summarised those guidelines as: </text:span></text:p>
          </draw:text-box>
        </draw:frame>
        <draw:frame draw:style-name="gr1" draw:text-style-name="P2" draw:layer="layout" svg:width="3.228cm" svg:height="0.475cm" svg:x="2.95cm" svg:y="4.004cm">
          <draw:text-box>
            <text:p text:style-name="P1"><text:span text:style-name="T4">“</text:span><text:span text:style-name="T15">Upstream Policy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8cm" svg:height="0.475cm" svg:x="3.7cm" svg:y="4.918cm">
          <draw:text-box>
            <text:p text:style-name="P1"><text:span text:style-name="T4">An independent, public, Iraqi National Oil Company (INOC) should be </text:span></text:p>
          </draw:text-box>
        </draw:frame>
        <draw:frame draw:style-name="gr1" draw:text-style-name="P2" draw:layer="layout" svg:width="10.818cm" svg:height="0.475cm" svg:x="3.7cm" svg:y="5.483cm">
          <draw:text-box>
            <text:p text:style-name="P1"><text:span text:style-name="T4">re-established … to manage current fields and refineries. 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9cm" svg:height="0.475cm" svg:x="3.7cm" svg:y="6.147cm">
          <draw:text-box>
            <text:p text:style-name="P1"><text:span text:style-name="T4">Foreign investment (combined where possible with domestic private capital) </text:span></text:p>
          </draw:text-box>
        </draw:frame>
        <draw:frame draw:style-name="gr1" draw:text-style-name="P2" draw:layer="layout" svg:width="15.056cm" svg:height="0.475cm" svg:x="3.7cm" svg:y="6.712cm">
          <draw:text-box>
            <text:p text:style-name="P1"><text:span text:style-name="T4">should finance the development of new fields and refineries. Joint public/private </text:span></text:p>
          </draw:text-box>
        </draw:frame>
        <draw:frame draw:style-name="gr1" draw:text-style-name="P2" draw:layer="layout" svg:width="14.696cm" svg:height="0.475cm" svg:x="3.7cm" svg:y="7.276cm">
          <draw:text-box>
            <text:p text:style-name="P1"><text:span text:style-name="T4">operations should be avoided except where necessary as an interim measure </text:span></text:p>
          </draw:text-box>
        </draw:frame>
        <draw:frame draw:style-name="gr1" draw:text-style-name="P2" draw:layer="layout" svg:width="4.371cm" svg:height="0.475cm" svg:x="3.7cm" svg:y="7.841cm">
          <draw:text-box>
            <text:p text:style-name="P1"><text:span text:style-name="T4">before full privatisation.</text:span></text:p>
          </draw:text-box>
        </draw:frame>
        <draw:frame draw:style-name="gr1" draw:text-style-name="P2" draw:layer="layout" svg:width="3.702cm" svg:height="0.475cm" svg:x="2.95cm" svg:y="8.755cm">
          <draw:text-box>
            <text:p text:style-name="P1"><text:span text:style-name="T15">Downstream policy </text:span></text:p>
          </draw:text-box>
        </draw:frame>
        <draw:frame draw:style-name="gr2" draw:text-style-name="P3" draw:layer="layout" svg:width="0.634cm" svg:height="0.712cm" svg:x="2.95cm" svg:y="9.5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71cm" svg:height="0.475cm" svg:x="3.7cm" svg:y="9.67cm">
          <draw:text-box>
            <text:p text:style-name="P1"><text:span text:style-name="T4">INOC to rehabilitate existing refineries.</text:span></text:p>
          </draw:text-box>
        </draw:frame>
        <draw:frame draw:style-name="gr2" draw:text-style-name="P3" draw:layer="layout" svg:width="0.634cm" svg:height="0.712cm" svg:x="2.95cm" svg:y="10.1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10.334cm">
          <draw:text-box>
            <text:p text:style-name="P1"><text:span text:style-name="T4">Foreign and domestic private investment to finance major refinery expansions </text:span></text:p>
          </draw:text-box>
        </draw:frame>
        <draw:frame draw:style-name="gr1" draw:text-style-name="P2" draw:layer="layout" svg:width="3.592cm" svg:height="0.475cm" svg:x="3.7cm" svg:y="10.898cm">
          <draw:text-box>
            <text:p text:style-name="P1"><text:span text:style-name="T4">and new refineries.</text:span></text:p>
          </draw:text-box>
        </draw:frame>
        <draw:frame draw:style-name="gr1" draw:text-style-name="P2" draw:layer="layout" svg:width="1.865cm" svg:height="0.475cm" svg:x="2.95cm" svg:y="11.813cm">
          <draw:text-box>
            <text:p text:style-name="P1"><text:span text:style-name="T15">Marketing</text:span></text:p>
          </draw:text-box>
        </draw:frame>
        <draw:frame draw:style-name="gr2" draw:text-style-name="P3" draw:layer="layout" svg:width="0.634cm" svg:height="0.712cm" svg:x="2.95cm" svg:y="12.5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8cm" svg:height="0.475cm" svg:x="3.7cm" svg:y="12.727cm">
          <draw:text-box>
            <text:p text:style-name="P1"><text:span text:style-name="T4">Gradual and methodical privatisation of domestic wholesale and retail </text:span></text:p>
          </draw:text-box>
        </draw:frame>
        <draw:frame draw:style-name="gr1" draw:text-style-name="P2" draw:layer="layout" svg:width="2.123cm" svg:height="0.475cm" svg:x="3.7cm" svg:y="13.292cm">
          <draw:text-box>
            <text:p text:style-name="P1"><text:span text:style-name="T4">marketing.”</text:span></text:p>
          </draw:text-box>
        </draw:frame>
        <draw:frame draw:style-name="gr1" draw:text-style-name="P2" draw:layer="layout" svg:width="12.837cm" svg:height="0.475cm" svg:x="2.2cm" svg:y="14.206cm">
          <draw:text-box>
            <text:p text:style-name="P1"><text:span text:style-name="T6">435. </text:span><text:span text:style-name="T4"><text:s/>Prime Minister Allawi met Mr Blair in London on 19 September.</text:span></text:p>
          </draw:text-box>
        </draw:frame>
        <draw:frame draw:style-name="gr6" draw:text-style-name="P7" draw:layer="layout" svg:width="0.408cm" svg:height="0.276cm" svg:x="14.976cm" svg:y="14.225cm">
          <draw:text-box>
            <text:p text:style-name="P1"><text:span text:style-name="T9">250</text:span></text:p>
          </draw:text-box>
        </draw:frame>
        <draw:frame draw:style-name="gr1" draw:text-style-name="P2" draw:layer="layout" svg:width="2.945cm" svg:height="0.475cm" svg:x="15.388cm" svg:y="14.206cm">
          <draw:text-box>
            <text:p text:style-name="P1"><text:span text:style-name="T4"><text:s/></text:span><text:span text:style-name="T4">Prime Minister </text:span></text:p>
          </draw:text-box>
        </draw:frame>
        <draw:frame draw:style-name="gr1" draw:text-style-name="P2" draw:layer="layout" svg:width="13.18cm" svg:height="0.475cm" svg:x="2.2cm" svg:y="14.771cm">
          <draw:text-box>
            <text:p text:style-name="P1"><text:span text:style-name="T4">Allawi said that he was pursuing a four-part strategy which addressed:</text:span></text:p>
          </draw:text-box>
        </draw:frame>
        <draw:frame draw:style-name="gr2" draw:text-style-name="P3" draw:layer="layout" svg:width="0.634cm" svg:height="0.712cm" svg:x="2.95cm" svg:y="15.5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85cm" svg:height="0.475cm" svg:x="3.7cm" svg:y="15.685cm">
          <draw:text-box>
            <text:p text:style-name="P1"><text:span text:style-name="T4">the political process;</text:span></text:p>
          </draw:text-box>
        </draw:frame>
        <draw:frame draw:style-name="gr2" draw:text-style-name="P3" draw:layer="layout" svg:width="0.634cm" svg:height="0.712cm" svg:x="2.95cm" svg:y="16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9cm" svg:height="0.475cm" svg:x="3.7cm" svg:y="16.35cm">
          <draw:text-box>
            <text:p text:style-name="P1"><text:span text:style-name="T4">the economy, including meeting investment needs in the oil sector;</text:span></text:p>
          </draw:text-box>
        </draw:frame>
        <draw:frame draw:style-name="gr2" draw:text-style-name="P3" draw:layer="layout" svg:width="0.634cm" svg:height="0.712cm" svg:x="2.95cm" svg:y="16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33cm" svg:height="0.475cm" svg:x="3.7cm" svg:y="17.014cm">
          <draw:text-box>
            <text:p text:style-name="P1"><text:span text:style-name="T4">security (his personal focus); and</text:span></text:p>
          </draw:text-box>
        </draw:frame>
        <draw:frame draw:style-name="gr2" draw:text-style-name="P3" draw:layer="layout" svg:width="0.634cm" svg:height="0.712cm" svg:x="2.95cm" svg:y="17.5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969cm" svg:height="0.475cm" svg:x="3.7cm" svg:y="17.678cm">
          <draw:text-box>
            <text:p text:style-name="P1"><text:span text:style-name="T4">building up the institutions of government. </text:span></text:p>
          </draw:text-box>
        </draw:frame>
        <draw:frame draw:style-name="gr1" draw:text-style-name="P2" draw:layer="layout" svg:width="16.74cm" svg:height="0.475cm" svg:x="2.2cm" svg:y="18.593cm">
          <draw:text-box>
            <text:p text:style-name="P1"><text:span text:style-name="T6">436. </text:span><text:span text:style-name="T4"><text:s/>Mr Blair, Prime Minister Allawi and several Iraqi Ministers discussed reconstruction, </text:span></text:p>
          </draw:text-box>
        </draw:frame>
        <draw:frame draw:style-name="gr1" draw:text-style-name="P2" draw:layer="layout" svg:width="7.872cm" svg:height="0.475cm" svg:x="2.2cm" svg:y="19.157cm">
          <draw:text-box>
            <text:p text:style-name="P1"><text:span text:style-name="T4">the economy and other issues over lunch.</text:span></text:p>
          </draw:text-box>
        </draw:frame>
        <draw:frame draw:style-name="gr6" draw:text-style-name="P7" draw:layer="layout" svg:width="0.408cm" svg:height="0.276cm" svg:x="10.036cm" svg:y="19.176cm">
          <draw:text-box>
            <text:p text:style-name="P1"><text:span text:style-name="T9">251</text:span></text:p>
          </draw:text-box>
        </draw:frame>
        <draw:frame draw:style-name="gr1" draw:text-style-name="P2" draw:layer="layout" svg:width="8.257cm" svg:height="0.475cm" svg:x="10.448cm" svg:y="19.157cm">
          <draw:text-box>
            <text:p text:style-name="P1"><text:span text:style-name="T4"><text:s/></text:span><text:span text:style-name="T4">Prime Minister Allawi stressed the need for </text:span></text:p>
          </draw:text-box>
        </draw:frame>
        <draw:frame draw:style-name="gr1" draw:text-style-name="P2" draw:layer="layout" svg:width="14.687cm" svg:height="0.475cm" svg:x="2.2cm" svg:y="19.722cm">
          <draw:text-box>
            <text:p text:style-name="P1"><text:span text:style-name="T4">a generous debt reduction package that would encourage foreign investment. </text:span></text:p>
          </draw:text-box>
        </draw:frame>
        <draw:frame draw:style-name="gr1" draw:text-style-name="P2" draw:layer="layout" svg:width="15.394cm" svg:height="0.475cm" svg:x="2.2cm" svg:y="20.636cm">
          <draw:text-box>
            <text:p text:style-name="P1"><text:span text:style-name="T6">437. </text:span><text:span text:style-name="T4"><text:s/>In late 2004, the FCO agreed to fund a small consultancy team to assist the </text:span></text:p>
          </draw:text-box>
        </draw:frame>
        <draw:frame draw:style-name="gr1" draw:text-style-name="P2" draw:layer="layout" svg:width="16.601cm" svg:height="0.475cm" svg:x="2.2cm" svg:y="21.201cm">
          <draw:text-box>
            <text:p text:style-name="P1"><text:span text:style-name="T4">Ministry of Oil to “create a stable petroleum contracts regime and a modern, transparent </text:span></text:p>
          </draw:text-box>
        </draw:frame>
        <draw:frame draw:style-name="gr1" draw:text-style-name="P2" draw:layer="layout" svg:width="10.23cm" svg:height="0.475cm" svg:x="2.2cm" svg:y="21.765cm">
          <draw:text-box>
            <text:p text:style-name="P1"><text:span text:style-name="T4">and efficiently run Iraqi National Oil Company (INOC)”.</text:span></text:p>
          </draw:text-box>
        </draw:frame>
        <draw:frame draw:style-name="gr6" draw:text-style-name="P7" draw:layer="layout" svg:width="0.408cm" svg:height="0.276cm" svg:x="12.411cm" svg:y="21.784cm">
          <draw:text-box>
            <text:p text:style-name="P1"><text:span text:style-name="T9">252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4.566cm" svg:height="0.475cm" svg:x="12.823cm" svg:y="21.765cm">
          <draw:text-box>
            <text:p text:style-name="P1"><text:span text:style-name="T4"><text:s/></text:span><text:span text:style-name="T4">The project built on the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249 </text:span></text:p>
          </draw:text-box>
        </draw:frame>
        <draw:frame draw:style-name="gr4" draw:text-style-name="P5" draw:layer="layout" svg:width="15.551cm" svg:height="0.395cm" svg:x="2.6cm" svg:y="24.241cm">
          <draw:text-box>
            <text:p text:style-name="P1"><text:span text:style-name="T11">Email FCO [junior official] to FCO [junior official], 8 September 2004, ‘PM’s Guidelines on Petroleum </text:span></text:p>
          </draw:text-box>
        </draw:frame>
        <draw:frame draw:style-name="gr4" draw:text-style-name="P5" draw:layer="layout" svg:width="3.101cm" svg:height="0.395cm" svg:x="2.2cm" svg:y="24.664cm">
          <draw:text-box>
            <text:p text:style-name="P1"><text:span text:style-name="T11">Policy – Summary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50 </text:span></text:p>
          </draw:text-box>
        </draw:frame>
        <draw:frame draw:style-name="gr4" draw:text-style-name="P5" draw:layer="layout" svg:width="15.5cm" svg:height="0.395cm" svg:x="2.6cm" svg:y="25.087cm">
          <draw:text-box>
            <text:p text:style-name="P1"><text:span text:style-name="T11">Letter Sheinwald to Adams, 19 September 2004, ‘Iraq: Prime Minister’s Meeting with Prime Minister </text:span></text:p>
          </draw:text-box>
        </draw:frame>
        <draw:frame draw:style-name="gr4" draw:text-style-name="P5" draw:layer="layout" svg:width="4.875cm" svg:height="0.395cm" svg:x="2.2cm" svg:y="25.511cm">
          <draw:text-box>
            <text:p text:style-name="P1"><text:span text:style-name="T11">Allawi, Sunday 19 September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51 </text:span></text:p>
          </draw:text-box>
        </draw:frame>
        <draw:frame draw:style-name="gr4" draw:text-style-name="P5" draw:layer="layout" svg:width="15.949cm" svg:height="0.395cm" svg:x="2.6cm" svg:y="25.934cm">
          <draw:text-box>
            <text:p text:style-name="P1"><text:span text:style-name="T11">Letter Quarrey to Owen, 19 September 2004, ‘Iraq: Prime Minister’s Lunch with Allawi, 19 September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52 </text:span></text:p>
          </draw:text-box>
        </draw:frame>
        <draw:frame draw:style-name="gr4" draw:text-style-name="P5" draw:layer="layout" svg:width="16.131cm" svg:height="0.395cm" svg:x="2.6cm" svg:y="26.357cm">
          <draw:text-box>
            <text:p text:style-name="P1"><text:span text:style-name="T11">Paper FCO, [undated], ‘Terms of Reference: Assistance in creating a stable petroleum contracts regime </text:span></text:p>
          </draw:text-box>
        </draw:frame>
        <draw:frame draw:style-name="gr4" draw:text-style-name="P5" draw:layer="layout" svg:width="12.744cm" svg:height="0.395cm" svg:x="2.2cm" svg:y="26.781cm">
          <draw:text-box>
            <text:p text:style-name="P1"><text:span text:style-name="T11">and a modern, transparent and efficiently run Iraqi National Oil Company (INOC)’.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0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4">analysis presented in a December 2003 USAID-funded report, </text:span><text:span text:style-name="T15">Options for Developing </text:span></text:p>
          </draw:text-box>
        </draw:frame>
        <draw:frame draw:style-name="gr1" draw:text-style-name="P2" draw:layer="layout" svg:width="8.037cm" svg:height="0.475cm" svg:x="2.2cm" svg:y="3.09cm">
          <draw:text-box>
            <text:p text:style-name="P1"><text:span text:style-name="T15">a Long Term Sustainable Iraqi Oil Industry</text:span><text:span text:style-name="T4">.</text:span></text:p>
          </draw:text-box>
        </draw:frame>
        <draw:frame draw:style-name="gr6" draw:text-style-name="P7" draw:layer="layout" svg:width="0.408cm" svg:height="0.276cm" svg:x="10.208cm" svg:y="3.108cm">
          <draw:text-box>
            <text:p text:style-name="P1"><text:span text:style-name="T9">253</text:span></text:p>
          </draw:text-box>
        </draw:frame>
        <draw:frame draw:style-name="gr1" draw:text-style-name="P2" draw:layer="layout" svg:width="0.422cm" svg:height="0.475cm" svg:x="10.6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687cm" svg:height="0.475cm" svg:x="2.2cm" svg:y="4.004cm">
          <draw:text-box>
            <text:p text:style-name="P1"><text:span text:style-name="T6">438. </text:span><text:span text:style-name="T4"><text:s/>The Terms of Reference for the consultancy stated:</text:span></text:p>
          </draw:text-box>
        </draw:frame>
        <draw:frame draw:style-name="gr1" draw:text-style-name="P2" draw:layer="layout" svg:width="15.399cm" svg:height="0.475cm" svg:x="2.95cm" svg:y="4.918cm">
          <draw:text-box>
            <text:p text:style-name="P1"><text:span text:style-name="T4">“</text:span><text:span text:style-name="T4">The Iraqi Government has given broad endorsement (for example through Prime </text:span></text:p>
          </draw:text-box>
        </draw:frame>
        <draw:frame draw:style-name="gr1" draw:text-style-name="P2" draw:layer="layout" svg:width="14.98cm" svg:height="0.475cm" svg:x="2.95cm" svg:y="5.483cm">
          <draw:text-box>
            <text:p text:style-name="P1"><text:span text:style-name="T4">Minister Allawi’s Guidelines on Petroleum Policy) to PSAs as the best means of </text:span></text:p>
          </draw:text-box>
        </draw:frame>
        <draw:frame draw:style-name="gr1" draw:text-style-name="P2" draw:layer="layout" svg:width="14.548cm" svg:height="0.475cm" svg:x="2.95cm" svg:y="6.047cm">
          <draw:text-box>
            <text:p text:style-name="P1"><text:span text:style-name="T4">facilitating foreign investment in the petroleum sector. It is important the MoO </text:span></text:p>
          </draw:text-box>
        </draw:frame>
        <draw:frame draw:style-name="gr1" draw:text-style-name="P2" draw:layer="layout" svg:width="15.712cm" svg:height="0.475cm" svg:x="2.95cm" svg:y="6.612cm">
          <draw:text-box>
            <text:p text:style-name="P1"><text:span text:style-name="T4">[Ministry of Oil] develop a good understanding of how PSAs work if Iraq is to create </text:span></text:p>
          </draw:text-box>
        </draw:frame>
        <draw:frame draw:style-name="gr1" draw:text-style-name="P2" draw:layer="layout" svg:width="15.377cm" svg:height="0.475cm" svg:x="2.95cm" svg:y="7.176cm">
          <draw:text-box>
            <text:p text:style-name="P1"><text:span text:style-name="T4">a stable contracts regime that effectively serves Iraq’s longer-term developmental </text:span></text:p>
          </draw:text-box>
        </draw:frame>
        <draw:frame draw:style-name="gr1" draw:text-style-name="P2" draw:layer="layout" svg:width="6.31cm" svg:height="0.475cm" svg:x="2.95cm" svg:y="7.741cm">
          <draw:text-box>
            <text:p text:style-name="P1"><text:span text:style-name="T4">needs and the imperative of FDI.”</text:span></text:p>
          </draw:text-box>
        </draw:frame>
        <draw:frame draw:style-name="gr6" draw:text-style-name="P7" draw:layer="layout" svg:width="0.408cm" svg:height="0.276cm" svg:x="9.233cm" svg:y="7.759cm">
          <draw:text-box>
            <text:p text:style-name="P1"><text:span text:style-name="T9">254</text:span></text:p>
          </draw:text-box>
        </draw:frame>
        <draw:frame draw:style-name="gr1" draw:text-style-name="P2" draw:layer="layout" svg:width="16.283cm" svg:height="0.475cm" svg:x="2.2cm" svg:y="8.655cm">
          <draw:text-box>
            <text:p text:style-name="P1"><text:span text:style-name="T6">439. </text:span><text:span text:style-name="T4"><text:s/>The planned outputs of the project included model contracts, including for PSAs. </text:span></text:p>
          </draw:text-box>
        </draw:frame>
        <draw:frame draw:style-name="gr1" draw:text-style-name="P2" draw:layer="layout" svg:width="12.312cm" svg:height="0.475cm" svg:x="2.2cm" svg:y="9.57cm">
          <draw:text-box>
            <text:p text:style-name="P1"><text:span text:style-name="T6">440. </text:span><text:span text:style-name="T4"><text:s/>Mr Chaplin called on Prime Minister Allawi on 13 December.</text:span></text:p>
          </draw:text-box>
        </draw:frame>
        <draw:frame draw:style-name="gr6" draw:text-style-name="P7" draw:layer="layout" svg:width="0.408cm" svg:height="0.276cm" svg:x="14.459cm" svg:y="9.588cm">
          <draw:text-box>
            <text:p text:style-name="P1"><text:span text:style-name="T9">255</text:span></text:p>
          </draw:text-box>
        </draw:frame>
        <draw:frame draw:style-name="gr1" draw:text-style-name="P2" draw:layer="layout" svg:width="3.99cm" svg:height="0.475cm" svg:x="14.87cm" svg:y="9.57cm">
          <draw:text-box>
            <text:p text:style-name="P1"><text:span text:style-name="T4"><text:s/></text:span><text:span text:style-name="T4">Mr Chaplin reported </text:span></text:p>
          </draw:text-box>
        </draw:frame>
        <draw:frame draw:style-name="gr1" draw:text-style-name="P2" draw:layer="layout" svg:width="15.234cm" svg:height="0.475cm" svg:x="2.2cm" svg:y="10.134cm">
          <draw:text-box>
            <text:p text:style-name="P1"><text:span text:style-name="T4">that he had taken the opportunity to raise “BP and Shell’s interests”. He had also </text:span></text:p>
          </draw:text-box>
        </draw:frame>
        <draw:frame draw:style-name="gr1" draw:text-style-name="P2" draw:layer="layout" svg:width="15.847cm" svg:height="0.475cm" svg:x="2.2cm" svg:y="10.698cm">
          <draw:text-box>
            <text:p text:style-name="P1"><text:span text:style-name="T4">informed Prime Minister Allawi that the UK Government had agreed to fund Mr Terry </text:span></text:p>
          </draw:text-box>
        </draw:frame>
        <draw:frame draw:style-name="gr1" draw:text-style-name="P2" draw:layer="layout" svg:width="15.191cm" svg:height="0.475cm" svg:x="2.2cm" svg:y="11.263cm">
          <draw:text-box>
            <text:p text:style-name="P1"><text:span text:style-name="T4">Adams (formerly of the CPA Oil Team) to assist the Ministry of Oil to draft “model </text:span></text:p>
          </draw:text-box>
        </draw:frame>
        <draw:frame draw:style-name="gr1" draw:text-style-name="P2" draw:layer="layout" svg:width="6.238cm" svg:height="0.475cm" svg:x="2.2cm" svg:y="11.827cm">
          <draw:text-box>
            <text:p text:style-name="P1"><text:span text:style-name="T4">production sharing agreements”. </text:span></text:p>
          </draw:text-box>
        </draw:frame>
        <draw:frame draw:style-name="gr1" draw:text-style-name="P2" draw:layer="layout" svg:width="16.461cm" svg:height="0.475cm" svg:x="2.2cm" svg:y="12.742cm">
          <draw:text-box>
            <text:p text:style-name="P1"><text:span text:style-name="T6">441. </text:span><text:span text:style-name="T4"><text:s/>Mr Chaplin reported that Prime Minister Allawi had said that he had made clear to </text:span></text:p>
          </draw:text-box>
        </draw:frame>
        <draw:frame draw:style-name="gr1" draw:text-style-name="P2" draw:layer="layout" svg:width="16.774cm" svg:height="0.475cm" svg:x="2.2cm" svg:y="13.306cm">
          <draw:text-box>
            <text:p text:style-name="P1"><text:span text:style-name="T4">the Supreme Oil and Gas Council that priority should be given to US and UK companies. </text:span></text:p>
          </draw:text-box>
        </draw:frame>
        <draw:frame draw:style-name="gr1" draw:text-style-name="P2" draw:layer="layout" svg:width="4.625cm" svg:height="0.475cm" svg:x="2.2cm" svg:y="13.871cm">
          <draw:text-box>
            <text:p text:style-name="P1"><text:span text:style-name="T4">Mr Chaplin commented: </text:span></text:p>
          </draw:text-box>
        </draw:frame>
        <draw:frame draw:style-name="gr1" draw:text-style-name="P2" draw:layer="layout" svg:width="15.577cm" svg:height="0.475cm" svg:x="2.95cm" svg:y="14.785cm">
          <draw:text-box>
            <text:p text:style-name="P1"><text:span text:style-name="T4">“</text:span><text:span text:style-name="T4">His [Prime Minister Allawi’s] wish to favour UK companies is sincere. But others in </text:span></text:p>
          </draw:text-box>
        </draw:frame>
        <draw:frame draw:style-name="gr1" draw:text-style-name="P2" draw:layer="layout" svg:width="11.525cm" svg:height="0.475cm" svg:x="2.95cm" svg:y="15.35cm">
          <draw:text-box>
            <text:p text:style-name="P1"><text:span text:style-name="T4">the system are not so well-disposed, so patience is required.”</text:span></text:p>
          </draw:text-box>
        </draw:frame>
        <draw:frame draw:style-name="gr1" draw:text-style-name="P2" draw:layer="layout" svg:width="16.169cm" svg:height="0.475cm" svg:x="2.2cm" svg:y="16.264cm">
          <draw:text-box>
            <text:p text:style-name="P1"><text:span text:style-name="T6">442. </text:span><text:span text:style-name="T4"><text:s/>A briefing prepared for Sir Nigel Sheinwald, Mr Blair’s Foreign Policy Adviser, on </text:span></text:p>
          </draw:text-box>
        </draw:frame>
        <draw:frame draw:style-name="gr1" draw:text-style-name="P2" draw:layer="layout" svg:width="5.4cm" svg:height="0.475cm" svg:x="2.2cm" svg:y="16.828cm">
          <draw:text-box>
            <text:p text:style-name="P1"><text:span text:style-name="T4">17 January 2005 stated that:</text:span></text:p>
          </draw:text-box>
        </draw:frame>
        <draw:frame draw:style-name="gr1" draw:text-style-name="P2" draw:layer="layout" svg:width="15.094cm" svg:height="0.475cm" svg:x="2.95cm" svg:y="17.743cm">
          <draw:text-box>
            <text:p text:style-name="P1"><text:span text:style-name="T4">“</text:span><text:span text:style-name="T4">Ministry of Oil preoccupied with Baghdad fuel crisis and the protection of the oil </text:span></text:p>
          </draw:text-box>
        </draw:frame>
        <draw:frame draw:style-name="gr1" draw:text-style-name="P2" draw:layer="layout" svg:width="15.75cm" svg:height="0.475cm" svg:x="2.95cm" svg:y="18.307cm">
          <draw:text-box>
            <text:p text:style-name="P1"><text:span text:style-name="T4">infrastructure – meaningful engagement with the Ministry will have to wait until after </text:span></text:p>
          </draw:text-box>
        </draw:frame>
        <draw:frame draw:style-name="gr1" draw:text-style-name="P2" draw:layer="layout" svg:width="2.648cm" svg:height="0.475cm" svg:x="2.95cm" svg:y="18.872cm">
          <draw:text-box>
            <text:p text:style-name="P1"><text:span text:style-name="T4">the elections.”</text:span></text:p>
          </draw:text-box>
        </draw:frame>
        <draw:frame draw:style-name="gr6" draw:text-style-name="P7" draw:layer="layout" svg:width="0.408cm" svg:height="0.276cm" svg:x="5.585cm" svg:y="18.891cm">
          <draw:text-box>
            <text:p text:style-name="P1"><text:span text:style-name="T9">256</text:span></text:p>
          </draw:text-box>
        </draw:frame>
        <draw:frame draw:style-name="gr1" draw:text-style-name="P2" draw:layer="layout" svg:width="0.422cm" svg:height="0.475cm" svg:x="5.997cm" svg:y="18.8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87cm" svg:height="0.475cm" svg:x="2.2cm" svg:y="19.786cm">
          <draw:text-box>
            <text:p text:style-name="P1"><text:span text:style-name="T6">443. </text:span><text:span text:style-name="T4"><text:s/>The briefing also stated that a plan to establish an INOC as an independent, </text:span></text:p>
          </draw:text-box>
        </draw:frame>
        <draw:frame draw:style-name="gr1" draw:text-style-name="P2" draw:layer="layout" svg:width="16.123cm" svg:height="0.475cm" svg:x="2.2cm" svg:y="20.351cm">
          <draw:text-box>
            <text:p text:style-name="P1"><text:span text:style-name="T4">state-run corporation “appears to have been approved”, although it was unlikely to be </text:span></text:p>
          </draw:text-box>
        </draw:frame>
        <draw:frame draw:style-name="gr1" draw:text-style-name="P2" draw:layer="layout" svg:width="16.804cm" svg:height="0.475cm" svg:x="2.2cm" svg:y="20.915cm">
          <draw:text-box>
            <text:p text:style-name="P1"><text:span text:style-name="T4">implemented before the elections. The briefing described the creation of an independent,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9.434cm" svg:height="0.475cm" svg:x="2.2cm" svg:y="21.48cm">
          <draw:text-box>
            <text:p text:style-name="P1"><text:span text:style-name="T4">state-run INOC as one of the UK’s main priorities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53 </text:span></text:p>
          </draw:text-box>
        </draw:frame>
        <draw:frame draw:style-name="gr4" draw:text-style-name="P5" draw:layer="layout" svg:width="14.704cm" svg:height="0.395cm" svg:x="2.6cm" svg:y="25.087cm">
          <draw:text-box>
            <text:p text:style-name="P1"><text:span text:style-name="T11">Report, 19 December 2003, </text:span><text:span text:style-name="T13">Options for Developing a Long Term Sustainable Iraqi Oil Industry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54 </text:span></text:p>
          </draw:text-box>
        </draw:frame>
        <draw:frame draw:style-name="gr4" draw:text-style-name="P5" draw:layer="layout" svg:width="16.131cm" svg:height="0.395cm" svg:x="2.6cm" svg:y="25.511cm">
          <draw:text-box>
            <text:p text:style-name="P1"><text:span text:style-name="T11">Paper FCO, [undated], ‘Terms of Reference: Assistance in creating a stable petroleum contracts regime </text:span></text:p>
          </draw:text-box>
        </draw:frame>
        <draw:frame draw:style-name="gr4" draw:text-style-name="P5" draw:layer="layout" svg:width="12.744cm" svg:height="0.395cm" svg:x="2.2cm" svg:y="25.934cm">
          <draw:text-box>
            <text:p text:style-name="P1"><text:span text:style-name="T11">and a modern, transparent and efficiently run Iraqi National Oil Company (INOC)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55 </text:span></text:p>
          </draw:text-box>
        </draw:frame>
        <draw:frame draw:style-name="gr4" draw:text-style-name="P5" draw:layer="layout" svg:width="12.71cm" svg:height="0.395cm" svg:x="2.597cm" svg:y="26.357cm">
          <draw:text-box>
            <text:p text:style-name="P1"><text:span text:style-name="T11">Telegram 472 Baghdad to FCO London, 13 December 2004, ‘Iraq: Call on Allawi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56 </text:span></text:p>
          </draw:text-box>
        </draw:frame>
        <draw:frame draw:style-name="gr4" draw:text-style-name="P5" draw:layer="layout" svg:width="15.737cm" svg:height="0.395cm" svg:x="2.646cm" svg:y="26.781cm">
          <draw:text-box>
            <text:p text:style-name="P1"><text:span text:style-name="T11">Briefing, [undated], ‘Briefing for Nigel Sheinwald’s Meeting with Malcolm Brinded (Shell): 17 January’.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line draw:style-name="gr12" draw:text-style-name="P8" draw:layer="layout" svg:x1="13.586cm" svg:y1="12.605cm" svg:x2="14.01cm" svg:y2="12.605cm">
          <text:p/>
        </draw:line>
        <draw:line draw:style-name="gr12" draw:text-style-name="P8" draw:layer="layout" svg:x1="14.951cm" svg:y1="12.605cm" svg:x2="17.845cm" svg:y2="12.605cm">
          <text:p/>
        </draw:line>
        <draw:line draw:style-name="gr12" draw:text-style-name="P8" draw:layer="layout" svg:x1="15.045cm" svg:y1="13.169cm" svg:x2="18.646cm" svg:y2="13.169cm">
          <text:p/>
        </draw:line>
        <draw:line draw:style-name="gr12" draw:text-style-name="P8" draw:layer="layout" svg:x1="2.949cm" svg:y1="13.734cm" svg:x2="4.573cm" svg:y2="13.73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41</text:span></text:p>
          </draw:text-box>
        </draw:frame>
        <draw:frame draw:style-name="gr1" draw:text-style-name="P2" draw:layer="layout" svg:width="16.419cm" svg:height="0.475cm" svg:x="2.2cm" svg:y="2.525cm">
          <draw:text-box>
            <text:p text:style-name="P1"><text:span text:style-name="T6">444. </text:span><text:span text:style-name="T4"><text:s/>Elections for the Transitional National Assembly (TNA) and Provincial Assemblies </text:span></text:p>
          </draw:text-box>
        </draw:frame>
        <draw:frame draw:style-name="gr1" draw:text-style-name="P2" draw:layer="layout" svg:width="8.16cm" svg:height="0.475cm" svg:x="2.2cm" svg:y="3.09cm">
          <draw:text-box>
            <text:p text:style-name="P1"><text:span text:style-name="T4">took place across Iraq on 30 January 2005.</text:span></text:p>
          </draw:text-box>
        </draw:frame>
        <draw:frame draw:style-name="gr6" draw:text-style-name="P7" draw:layer="layout" svg:width="0.408cm" svg:height="0.276cm" svg:x="10.319cm" svg:y="3.108cm">
          <draw:text-box>
            <text:p text:style-name="P1"><text:span text:style-name="T9">257</text:span></text:p>
          </draw:text-box>
        </draw:frame>
        <draw:frame draw:style-name="gr1" draw:text-style-name="P2" draw:layer="layout" svg:width="7.635cm" svg:height="0.475cm" svg:x="10.731cm" svg:y="3.09cm">
          <draw:text-box>
            <text:p text:style-name="P1"><text:span text:style-name="T4"><text:s/></text:span><text:span text:style-name="T4">The election results were announced in </text:span></text:p>
          </draw:text-box>
        </draw:frame>
        <draw:frame draw:style-name="gr1" draw:text-style-name="P2" draw:layer="layout" svg:width="14.776cm" svg:height="0.475cm" svg:x="2.2cm" svg:y="3.654cm">
          <draw:text-box>
            <text:p text:style-name="P1"><text:span text:style-name="T4">mid-February; the Iraqi Transitional Government would not convene until April. </text:span></text:p>
          </draw:text-box>
        </draw:frame>
        <draw:frame draw:style-name="gr1" draw:text-style-name="P2" draw:layer="layout" svg:width="15.644cm" svg:height="0.475cm" svg:x="2.2cm" svg:y="4.568cm">
          <draw:text-box>
            <text:p text:style-name="P1"><text:span text:style-name="T6">445. </text:span><text:span text:style-name="T4"><text:s/>Officials from the British Embassy Baghdad made their first post-election visit </text:span></text:p>
          </draw:text-box>
        </draw:frame>
        <draw:frame draw:style-name="gr1" draw:text-style-name="P2" draw:layer="layout" svg:width="6.602cm" svg:height="0.475cm" svg:x="2.2cm" svg:y="5.133cm">
          <draw:text-box>
            <text:p text:style-name="P1"><text:span text:style-name="T4">to the Ministry of Oil on 2 February.</text:span></text:p>
          </draw:text-box>
        </draw:frame>
        <draw:frame draw:style-name="gr6" draw:text-style-name="P7" draw:layer="layout" svg:width="0.408cm" svg:height="0.276cm" svg:x="8.78cm" svg:y="5.152cm">
          <draw:text-box>
            <text:p text:style-name="P1"><text:span text:style-name="T9">258</text:span></text:p>
          </draw:text-box>
        </draw:frame>
        <draw:frame draw:style-name="gr1" draw:text-style-name="P2" draw:layer="layout" svg:width="8.431cm" svg:height="0.475cm" svg:x="9.192cm" svg:y="5.133cm">
          <draw:text-box>
            <text:p text:style-name="P1"><text:span text:style-name="T4"><text:s/></text:span><text:span text:style-name="T4">They reported that a senior Iraqi official had </text:span></text:p>
          </draw:text-box>
        </draw:frame>
        <draw:frame draw:style-name="gr1" draw:text-style-name="P2" draw:layer="layout" svg:width="16.254cm" svg:height="0.475cm" svg:x="2.2cm" svg:y="5.697cm">
          <draw:text-box>
            <text:p text:style-name="P1"><text:span text:style-name="T4">been “scathing” about Prime Minister Allawi’s Guidelines, which he said had “died with </text:span></text:p>
          </draw:text-box>
        </draw:frame>
        <draw:frame draw:style-name="gr1" draw:text-style-name="P2" draw:layer="layout" svg:width="1.657cm" svg:height="0.475cm" svg:x="2.2cm" svg:y="6.262cm">
          <draw:text-box>
            <text:p text:style-name="P1"><text:span text:style-name="T4">the IIG”. </text:span></text:p>
          </draw:text-box>
        </draw:frame>
        <draw:frame draw:style-name="gr1" draw:text-style-name="P2" draw:layer="layout" svg:width="15.97cm" svg:height="0.475cm" svg:x="2.2cm" svg:y="7.176cm">
          <draw:text-box>
            <text:p text:style-name="P1"><text:span text:style-name="T6">446. </text:span><text:span text:style-name="T4"><text:s/>The Cabinet Office co-ordinated the production of a strategy paper, focused on </text:span></text:p>
          </draw:text-box>
        </draw:frame>
        <draw:frame draw:style-name="gr1" draw:text-style-name="P2" draw:layer="layout" svg:width="16.186cm" svg:height="0.475cm" svg:x="2.2cm" svg:y="7.741cm">
          <draw:text-box>
            <text:p text:style-name="P1"><text:span text:style-name="T4">how to achieve coalition objectives in post-election Iraq, for the 9 February meeting of </text:span></text:p>
          </draw:text-box>
        </draw:frame>
        <draw:frame draw:style-name="gr1" draw:text-style-name="P2" draw:layer="layout" svg:width="6.966cm" svg:height="0.475cm" svg:x="2.2cm" svg:y="8.305cm">
          <draw:text-box>
            <text:p text:style-name="P1"><text:span text:style-name="T4">the Ad Hoc Ministerial Group on Iraq.</text:span></text:p>
          </draw:text-box>
        </draw:frame>
        <draw:frame draw:style-name="gr6" draw:text-style-name="P7" draw:layer="layout" svg:width="0.408cm" svg:height="0.276cm" svg:x="9.141cm" svg:y="8.324cm">
          <draw:text-box>
            <text:p text:style-name="P1"><text:span text:style-name="T9">259</text:span></text:p>
          </draw:text-box>
        </draw:frame>
        <draw:frame draw:style-name="gr1" draw:text-style-name="P2" draw:layer="layout" svg:width="0.422cm" svg:height="0.475cm" svg:x="9.553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4cm" svg:height="0.475cm" svg:x="2.2cm" svg:y="9.22cm">
          <draw:text-box>
            <text:p text:style-name="P1"><text:span text:style-name="T6">447. </text:span><text:span text:style-name="T4"><text:s/>The strategy identified five key “governance and reconstruction” challenges in </text:span></text:p>
          </draw:text-box>
        </draw:frame>
        <draw:frame draw:style-name="gr1" draw:text-style-name="P2" draw:layer="layout" svg:width="16.499cm" svg:height="0.475cm" svg:x="2.2cm" svg:y="9.784cm">
          <draw:text-box>
            <text:p text:style-name="P1"><text:span text:style-name="T4">2005, including making sustained improvements in the availability of fuel and electricity, </text:span></text:p>
          </draw:text-box>
        </draw:frame>
        <draw:frame draw:style-name="gr1" draw:text-style-name="P2" draw:layer="layout" svg:width="15.936cm" svg:height="0.475cm" svg:x="2.2cm" svg:y="10.348cm">
          <draw:text-box>
            <text:p text:style-name="P1"><text:span text:style-name="T4">which would require difficult reforms and cracking down on corruption and sabotage. </text:span></text:p>
          </draw:text-box>
        </draw:frame>
        <draw:frame draw:style-name="gr1" draw:text-style-name="P2" draw:layer="layout" svg:width="15.115cm" svg:height="0.475cm" svg:x="2.2cm" svg:y="11.263cm">
          <draw:text-box>
            <text:p text:style-name="P1"><text:span text:style-name="T6">448. </text:span><text:span text:style-name="T4"><text:s/>The strategy defined five economic priorities for the UK for 2005, including:</text:span></text:p>
          </draw:text-box>
        </draw:frame>
        <draw:frame draw:style-name="gr1" draw:text-style-name="P2" draw:layer="layout" svg:width="15.069cm" svg:height="0.475cm" svg:x="2.95cm" svg:y="12.177cm">
          <draw:text-box>
            <text:p text:style-name="P1"><text:span text:style-name="T4">“</text:span><text:span text:style-name="T4">Promoting an efficient, outward looking and transparent oil and energy industry </text:span></text:p>
          </draw:text-box>
        </draw:frame>
        <draw:frame draw:style-name="gr1" draw:text-style-name="P2" draw:layer="layout" svg:width="15.771cm" svg:height="0.475cm" svg:x="2.95cm" svg:y="12.742cm">
          <draw:text-box>
            <text:p text:style-name="P1"><text:span text:style-name="T4">and promoting the continuation of a structure for the transparent management of oil </text:span></text:p>
          </draw:text-box>
        </draw:frame>
        <draw:frame draw:style-name="gr1" draw:text-style-name="P2" draw:layer="layout" svg:width="1.886cm" svg:height="0.475cm" svg:x="2.95cm" svg:y="13.306cm">
          <draw:text-box>
            <text:p text:style-name="P1"><text:span text:style-name="T4">reserves.”</text:span></text:p>
          </draw:text-box>
        </draw:frame>
        <draw:frame draw:style-name="gr1" draw:text-style-name="P2" draw:layer="layout" svg:width="14.704cm" svg:height="0.475cm" svg:x="2.2cm" svg:y="14.221cm">
          <draw:text-box>
            <text:p text:style-name="P1"><text:span text:style-name="T6">449. </text:span><text:span text:style-name="T4"><text:s/>The Ad Hoc Ministerial Group on Iraq approved the paper on 9 February.</text:span></text:p>
          </draw:text-box>
        </draw:frame>
        <draw:frame draw:style-name="gr6" draw:text-style-name="P7" draw:layer="layout" svg:width="0.408cm" svg:height="0.276cm" svg:x="16.829cm" svg:y="14.239cm">
          <draw:text-box>
            <text:p text:style-name="P1"><text:span text:style-name="T9">260</text:span></text:p>
          </draw:text-box>
        </draw:frame>
        <draw:frame draw:style-name="gr1" draw:text-style-name="P2" draw:layer="layout" svg:width="0.422cm" svg:height="0.475cm" svg:x="17.241cm" svg:y="14.2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72cm" svg:height="0.475cm" svg:x="2.2cm" svg:y="15.135cm">
          <draw:text-box>
            <text:p text:style-name="P1"><text:span text:style-name="T6">450. </text:span><text:span text:style-name="T4"><text:s/>A senior Iraqi official in the Ministry of Oil told Ms Ann Eggington, DTI Director, on </text:span></text:p>
          </draw:text-box>
        </draw:frame>
        <draw:frame draw:style-name="gr1" draw:text-style-name="P2" draw:layer="layout" svg:width="16.529cm" svg:height="0.475cm" svg:x="2.2cm" svg:y="15.7cm">
          <draw:text-box>
            <text:p text:style-name="P1"><text:span text:style-name="T4">22 March that the Ministry was in a “caretaker” role, waiting for the formation of the new </text:span></text:p>
          </draw:text-box>
        </draw:frame>
        <draw:frame draw:style-name="gr1" draw:text-style-name="P2" draw:layer="layout" svg:width="2.457cm" svg:height="0.475cm" svg:x="2.2cm" svg:y="16.264cm">
          <draw:text-box>
            <text:p text:style-name="P1"><text:span text:style-name="T4">Government.</text:span></text:p>
          </draw:text-box>
        </draw:frame>
        <draw:frame draw:style-name="gr6" draw:text-style-name="P7" draw:layer="layout" svg:width="0.408cm" svg:height="0.276cm" svg:x="4.647cm" svg:y="16.283cm">
          <draw:text-box>
            <text:p text:style-name="P1"><text:span text:style-name="T9">261</text:span></text:p>
          </draw:text-box>
        </draw:frame>
        <draw:frame draw:style-name="gr1" draw:text-style-name="P2" draw:layer="layout" svg:width="13.21cm" svg:height="0.475cm" svg:x="5.059cm" svg:y="16.264cm">
          <draw:text-box>
            <text:p text:style-name="P1"><text:span text:style-name="T4"><text:s/></text:span><text:span text:style-name="T4">The silence from the Ministry on the UK’s offer to help develop model </text:span></text:p>
          </draw:text-box>
        </draw:frame>
        <draw:frame draw:style-name="gr1" draw:text-style-name="P2" draw:layer="layout" svg:width="16.317cm" svg:height="0.475cm" svg:x="2.2cm" svg:y="16.828cm">
          <draw:text-box>
            <text:p text:style-name="P1"><text:span text:style-name="T4">PSAs was due to its inability to take forward any significant project work and long-term </text:span></text:p>
          </draw:text-box>
        </draw:frame>
        <draw:frame draw:style-name="gr1" draw:text-style-name="P2" draw:layer="layout" svg:width="9.307cm" svg:height="0.475cm" svg:x="2.2cm" svg:y="17.393cm">
          <draw:text-box>
            <text:p text:style-name="P1"><text:span text:style-name="T4">planning until a new Government was confirmed. </text:span></text:p>
          </draw:text-box>
        </draw:frame>
        <draw:frame draw:style-name="gr1" draw:text-style-name="P2" draw:layer="layout" svg:width="16.668cm" svg:height="0.475cm" svg:x="2.2cm" svg:y="18.307cm">
          <draw:text-box>
            <text:p text:style-name="P1"><text:span text:style-name="T6">451. </text:span><text:span text:style-name="T4"><text:s/>The Iraqi official commented that the chief task of the new Iraqi Government would </text:span></text:p>
          </draw:text-box>
        </draw:frame>
        <draw:frame draw:style-name="gr1" draw:text-style-name="P2" draw:layer="layout" svg:width="15.805cm" svg:height="0.475cm" svg:x="2.2cm" svg:y="18.872cm">
          <draw:text-box>
            <text:p text:style-name="P1"><text:span text:style-name="T4">be to agree a Constitution; the Ministry would, in parallel, develop a Petroleum Law. </text:span></text:p>
          </draw:text-box>
        </draw:frame>
        <draw:frame draw:style-name="gr1" draw:text-style-name="P2" draw:layer="layout" svg:width="15.86cm" svg:height="0.475cm" svg:x="2.2cm" svg:y="19.436cm">
          <draw:text-box>
            <text:p text:style-name="P1"><text:span text:style-name="T4">Model contracts developed by the FCO project would need to be consistent with the </text:span></text:p>
          </draw:text-box>
        </draw:frame>
        <draw:frame draw:style-name="gr1" draw:text-style-name="P2" draw:layer="layout" svg:width="15.162cm" svg:height="0.475cm" svg:x="2.2cm" svg:y="20.001cm">
          <draw:text-box>
            <text:p text:style-name="P1"><text:span text:style-name="T4">Petroleum Law; there would be differing views on how FDI should be brought in. </text:span></text:p>
          </draw:text-box>
        </draw:frame>
        <draw:frame draw:style-name="gr1" draw:text-style-name="P2" draw:layer="layout" svg:width="15.585cm" svg:height="0.475cm" svg:x="2.2cm" svg:y="20.915cm">
          <draw:text-box>
            <text:p text:style-name="P1"><text:span text:style-name="T6">452. </text:span><text:span text:style-name="T4"><text:s/>On 28 April, following lengthy negotiations, Prime Minister Designate Ibrahim </text:span></text:p>
          </draw:text-box>
        </draw:frame>
        <draw:frame draw:style-name="gr1" draw:text-style-name="P2" draw:layer="layout" svg:width="16.487cm" svg:height="0.475cm" svg:x="2.2cm" svg:y="21.48cm">
          <draw:text-box>
            <text:p text:style-name="P1"><text:span text:style-name="T4">Ja’afari presented the majority of the Cabinet for the new Iraqi Transitional Government </text:span></text:p>
          </draw:text-box>
        </draw:frame>
        <draw:frame draw:style-name="gr1" draw:text-style-name="P2" draw:layer="layout" svg:width="16.491cm" svg:height="0.475cm" svg:x="2.2cm" svg:y="22.044cm">
          <draw:text-box>
            <text:p text:style-name="P1"><text:span text:style-name="T4">(ITG) to the TNA for ratification. The ITG was established to run Iraq until a government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3.333cm" svg:height="0.475cm" svg:x="2.2cm" svg:y="22.608cm">
          <draw:text-box>
            <text:p text:style-name="P1"><text:span text:style-name="T4">could be elected according to the new Constitution in December 2005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257 </text:span></text:p>
          </draw:text-box>
        </draw:frame>
        <draw:frame draw:style-name="gr4" draw:text-style-name="P5" draw:layer="layout" svg:width="8.045cm" svg:height="0.395cm" svg:x="2.6cm" svg:y="24.664cm">
          <draw:text-box>
            <text:p text:style-name="P1"><text:span text:style-name="T11">Public hearing Chaplin, 7 December 2009, page 12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58 </text:span></text:p>
          </draw:text-box>
        </draw:frame>
        <draw:line draw:style-name="gr8" draw:text-style-name="P8" draw:layer="layout" svg:x1="2.6cm" svg:y1="25.867cm" svg:x2="12.522cm" svg:y2="25.867cm">
          <text:p/>
        </draw:line>
        <draw:frame draw:style-name="gr4" draw:text-style-name="P5" draw:layer="layout" svg:width="14.103cm" svg:height="0.395cm" svg:x="2.6cm" svg:y="25.087cm">
          <draw:text-box>
            <text:p text:style-name="P1"><text:span text:style-name="T11">Email FCO [junior official] to IPU [junior official], 2 February 2005, ‘Iraq/Oil: Miscellaneous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59 </text:span></text:p>
          </draw:text-box>
        </draw:frame>
        <draw:frame draw:style-name="gr4" draw:text-style-name="P5" draw:layer="layout" svg:width="9.958cm" svg:height="0.395cm" svg:x="2.6cm" svg:y="25.511cm">
          <draw:text-box>
            <text:p text:style-name="P1"><text:span text:style-name="T5">Paper Cabinet Office, 7 February 2005, ‘Iraq Strategy for 2005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60 </text:span></text:p>
          </draw:text-box>
        </draw:frame>
        <draw:frame draw:style-name="gr4" draw:text-style-name="P5" draw:layer="layout" svg:width="10.797cm" svg:height="0.395cm" svg:x="2.646cm" svg:y="25.934cm">
          <draw:text-box>
            <text:p text:style-name="P1"><text:span text:style-name="T11">Minutes, 9 February 2005, Ad Hoc Ministerial Group on Iraq meeting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61 </text:span></text:p>
          </draw:text-box>
        </draw:frame>
        <draw:frame draw:style-name="gr4" draw:text-style-name="P5" draw:layer="layout" svg:width="15.187cm" svg:height="0.395cm" svg:x="2.6cm" svg:y="26.357cm">
          <draw:text-box>
            <text:p text:style-name="P1"><text:span text:style-name="T11">Letter DTI [junior official] to FCO [junior official], 23 March 2005, ‘Meeting with Rhadwan Al-Saadi: </text:span></text:p>
          </draw:text-box>
        </draw:frame>
        <draw:frame draw:style-name="gr4" draw:text-style-name="P5" draw:layer="layout" svg:width="2.614cm" svg:height="0.395cm" svg:x="2.2cm" svg:y="26.781cm">
          <draw:text-box>
            <text:p text:style-name="P1"><text:span text:style-name="T11">22 March 2005’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2</text:span></text:p>
          </draw:text-box>
        </draw:frame>
        <draw:frame draw:style-name="gr1" draw:text-style-name="P2" draw:layer="layout" svg:width="15.966cm" svg:height="0.475cm" svg:x="2.2cm" svg:y="2.525cm">
          <draw:text-box>
            <text:p text:style-name="P1"><text:span text:style-name="T6">453. </text:span><text:span text:style-name="T4"><text:s/>The British Embassy Baghdad reported on 16 May that the new Minister of Oil, </text:span></text:p>
          </draw:text-box>
        </draw:frame>
        <draw:frame draw:style-name="gr1" draw:text-style-name="P2" draw:layer="layout" svg:width="9.938cm" svg:height="0.475cm" svg:x="2.2cm" svg:y="3.09cm">
          <draw:text-box>
            <text:p text:style-name="P1"><text:span text:style-name="T4">Mr Ibrahim Bahr Al-Ulum, had now taken up his post.</text:span></text:p>
          </draw:text-box>
        </draw:frame>
        <draw:frame draw:style-name="gr6" draw:text-style-name="P7" draw:layer="layout" svg:width="0.408cm" svg:height="0.276cm" svg:x="12.106cm" svg:y="3.108cm">
          <draw:text-box>
            <text:p text:style-name="P1"><text:span text:style-name="T9">262</text:span></text:p>
          </draw:text-box>
        </draw:frame>
        <draw:frame draw:style-name="gr1" draw:text-style-name="P2" draw:layer="layout" svg:width="5.265cm" svg:height="0.475cm" svg:x="12.518cm" svg:y="3.09cm">
          <draw:text-box>
            <text:p text:style-name="P1"><text:span text:style-name="T4"><text:s/></text:span><text:span text:style-name="T4">Mr Al-Ulum had stated that </text:span></text:p>
          </draw:text-box>
        </draw:frame>
        <draw:frame draw:style-name="gr1" draw:text-style-name="P2" draw:layer="layout" svg:width="15.945cm" svg:height="0.475cm" svg:x="2.2cm" svg:y="3.654cm">
          <draw:text-box>
            <text:p text:style-name="P1"><text:span text:style-name="T4">his priorities were to increase production and tackle corruption. Production averaged </text:span></text:p>
          </draw:text-box>
        </draw:frame>
        <draw:frame draw:style-name="gr1" draw:text-style-name="P2" draw:layer="layout" svg:width="16.135cm" svg:height="0.475cm" svg:x="2.2cm" svg:y="4.218cm">
          <draw:text-box>
            <text:p text:style-name="P1"><text:span text:style-name="T4">2.1m bpd, consistently below the Ministry’s 2.5m bpd target. Fuel stocks were healthy.</text:span></text:p>
          </draw:text-box>
        </draw:frame>
        <draw:frame draw:style-name="gr1" draw:text-style-name="P2" draw:layer="layout" svg:width="16.368cm" svg:height="0.475cm" svg:x="2.2cm" svg:y="5.133cm">
          <draw:text-box>
            <text:p text:style-name="P1"><text:span text:style-name="T6">454. </text:span><text:span text:style-name="T4"><text:s/>The Embassy also reported that insurgent attacks on oil infrastructure had “tailed </text:span></text:p>
          </draw:text-box>
        </draw:frame>
        <draw:frame draw:style-name="gr1" draw:text-style-name="P2" draw:layer="layout" svg:width="14.332cm" svg:height="0.475cm" svg:x="2.2cm" svg:y="5.697cm">
          <draw:text-box>
            <text:p text:style-name="P1"><text:span text:style-name="T4">off” since the elections, although the effect of attacks could still be dramatic. </text:span></text:p>
          </draw:text-box>
        </draw:frame>
        <draw:frame draw:style-name="gr1" draw:text-style-name="P2" draw:layer="layout" svg:width="15.983cm" svg:height="0.475cm" svg:x="2.2cm" svg:y="6.612cm">
          <draw:text-box>
            <text:p text:style-name="P1"><text:span text:style-name="T6">455. </text:span><text:span text:style-name="T4"><text:s/>The IPU provided an update on oil and commercial issues for Mr John Sawers, </text:span></text:p>
          </draw:text-box>
        </draw:frame>
        <draw:frame draw:style-name="gr1" draw:text-style-name="P2" draw:layer="layout" svg:width="9.146cm" svg:height="0.475cm" svg:x="2.2cm" svg:y="7.176cm">
          <draw:text-box>
            <text:p text:style-name="P1"><text:span text:style-name="T4">FCO Political Director, on 25 May, at his request.</text:span></text:p>
          </draw:text-box>
        </draw:frame>
        <draw:frame draw:style-name="gr6" draw:text-style-name="P7" draw:layer="layout" svg:width="0.408cm" svg:height="0.276cm" svg:x="11.321cm" svg:y="7.195cm">
          <draw:text-box>
            <text:p text:style-name="P1"><text:span text:style-name="T9">263</text:span></text:p>
          </draw:text-box>
        </draw:frame>
        <draw:frame draw:style-name="gr1" draw:text-style-name="P2" draw:layer="layout" svg:width="4.329cm" svg:height="0.475cm" svg:x="11.733cm" svg:y="7.176cm">
          <draw:text-box>
            <text:p text:style-name="P1"><text:span text:style-name="T4"><text:s/></text:span><text:span text:style-name="T4">The IPU advised that: 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66cm" svg:height="0.475cm" svg:x="3.7cm" svg:y="8.091cm">
          <draw:text-box>
            <text:p text:style-name="P1"><text:span text:style-name="T4">The Petroleum Law would be a key piece of legislation, establishing the </text:span></text:p>
          </draw:text-box>
        </draw:frame>
        <draw:frame draw:style-name="gr1" draw:text-style-name="P2" draw:layer="layout" svg:width="14.941cm" svg:height="0.475cm" svg:x="3.7cm" svg:y="8.655cm">
          <draw:text-box>
            <text:p text:style-name="P1"><text:span text:style-name="T4">regulatory framework for Iraq’s energy sector, including the approach to foreign </text:span></text:p>
          </draw:text-box>
        </draw:frame>
        <draw:frame draw:style-name="gr1" draw:text-style-name="P2" draw:layer="layout" svg:width="14.408cm" svg:height="0.475cm" svg:x="3.7cm" svg:y="9.22cm">
          <draw:text-box>
            <text:p text:style-name="P1"><text:span text:style-name="T4">investment. Major international oil companies would want to see transparent </text:span></text:p>
          </draw:text-box>
        </draw:frame>
        <draw:frame draw:style-name="gr1" draw:text-style-name="P2" draw:layer="layout" svg:width="3.427cm" svg:height="0.475cm" svg:x="3.7cm" svg:y="9.784cm">
          <draw:text-box>
            <text:p text:style-name="P1"><text:span text:style-name="T4">rules established. </text:span></text:p>
          </draw:text-box>
        </draw:frame>
        <draw:frame draw:style-name="gr2" draw:text-style-name="P3" draw:layer="layout" svg:width="0.634cm" svg:height="0.712cm" svg:x="2.95cm" svg:y="10.2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4cm" svg:height="0.475cm" svg:x="3.7cm" svg:y="10.448cm">
          <draw:text-box>
            <text:p text:style-name="P1"><text:span text:style-name="T4">The Ministry of Oil would start drafting the Petroleum Law alongside the drafting </text:span></text:p>
          </draw:text-box>
        </draw:frame>
        <draw:frame draw:style-name="gr1" draw:text-style-name="P2" draw:layer="layout" svg:width="14.302cm" svg:height="0.475cm" svg:x="3.7cm" svg:y="11.013cm">
          <draw:text-box>
            <text:p text:style-name="P1"><text:span text:style-name="T4">of the Constitution. The UK had not been asked for help in drafting the Law, </text:span></text:p>
          </draw:text-box>
        </draw:frame>
        <draw:frame draw:style-name="gr1" draw:text-style-name="P2" draw:layer="layout" svg:width="14.51cm" svg:height="0.475cm" svg:x="3.7cm" svg:y="11.577cm">
          <draw:text-box>
            <text:p text:style-name="P1"><text:span text:style-name="T4">although the UK did plan to take forward the FCO project to help the Ministry </text:span></text:p>
          </draw:text-box>
        </draw:frame>
        <draw:frame draw:style-name="gr1" draw:text-style-name="P2" draw:layer="layout" svg:width="7.728cm" svg:height="0.475cm" svg:x="3.7cm" svg:y="12.142cm">
          <draw:text-box>
            <text:p text:style-name="P1"><text:span text:style-name="T4">develop transparent petroleum contracts.</text:span></text:p>
          </draw:text-box>
        </draw:frame>
        <draw:frame draw:style-name="gr2" draw:text-style-name="P3" draw:layer="layout" svg:width="0.634cm" svg:height="0.712cm" svg:x="2.95cm" svg:y="12.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8cm" svg:height="0.475cm" svg:x="3.7cm" svg:y="12.806cm">
          <draw:text-box>
            <text:p text:style-name="P1"><text:span text:style-name="T4">The UK Government’s view was that a high level of oil company involvement </text:span></text:p>
          </draw:text-box>
        </draw:frame>
        <draw:frame draw:style-name="gr1" draw:text-style-name="P2" draw:layer="layout" svg:width="14.133cm" svg:height="0.475cm" svg:x="3.7cm" svg:y="13.371cm">
          <draw:text-box>
            <text:p text:style-name="P1"><text:span text:style-name="T4">in drafting the Petroleum Law could be counter productive: “This should be </text:span></text:p>
          </draw:text-box>
        </draw:frame>
        <draw:frame draw:style-name="gr1" draw:text-style-name="P2" draw:layer="layout" svg:width="14.463cm" svg:height="0.475cm" svg:x="3.7cm" svg:y="13.935cm">
          <draw:text-box>
            <text:p text:style-name="P1"><text:span text:style-name="T4">an Iraqi-drafted law and it will be for them to decide their approach to foreign </text:span></text:p>
          </draw:text-box>
        </draw:frame>
        <draw:frame draw:style-name="gr1" draw:text-style-name="P2" draw:layer="layout" svg:width="14.874cm" svg:height="0.475cm" svg:x="3.7cm" svg:y="14.5cm">
          <draw:text-box>
            <text:p text:style-name="P1"><text:span text:style-name="T4">investment.” The UK would, however, want to encourage the Iraqi Government </text:span></text:p>
          </draw:text-box>
        </draw:frame>
        <draw:frame draw:style-name="gr1" draw:text-style-name="P2" draw:layer="layout" svg:width="14.302cm" svg:height="0.475cm" svg:x="3.7cm" svg:y="15.064cm">
          <draw:text-box>
            <text:p text:style-name="P1"><text:span text:style-name="T4">to consult widely in the process, including with oil companies. The UK could </text:span></text:p>
          </draw:text-box>
        </draw:frame>
        <draw:frame draw:style-name="gr1" draw:text-style-name="P2" draw:layer="layout" svg:width="4.472cm" svg:height="0.475cm" svg:x="3.7cm" svg:y="15.628cm">
          <draw:text-box>
            <text:p text:style-name="P1"><text:span text:style-name="T4">facilitate that exchange.</text:span></text:p>
          </draw:text-box>
        </draw:frame>
        <draw:frame draw:style-name="gr2" draw:text-style-name="P3" draw:layer="layout" svg:width="0.634cm" svg:height="0.712cm" svg:x="2.95cm" svg:y="16.1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9cm" svg:height="0.475cm" svg:x="3.7cm" svg:y="16.293cm">
          <draw:text-box>
            <text:p text:style-name="P1"><text:span text:style-name="T4">There had been no discussions with the Iraqi Government on a UK/Iraq </text:span></text:p>
          </draw:text-box>
        </draw:frame>
        <draw:frame draw:style-name="gr1" draw:text-style-name="P2" draw:layer="layout" svg:width="13.405cm" svg:height="0.475cm" svg:x="3.7cm" svg:y="16.857cm">
          <draw:text-box>
            <text:p text:style-name="P1"><text:span text:style-name="T4">commercial agreement (which could provide a framework for trade and </text:span></text:p>
          </draw:text-box>
        </draw:frame>
        <draw:frame draw:style-name="gr1" draw:text-style-name="P2" draw:layer="layout" svg:width="10.564cm" svg:height="0.475cm" svg:x="3.7cm" svg:y="17.422cm">
          <draw:text-box>
            <text:p text:style-name="P1"><text:span text:style-name="T4">investment), but such an agreement might be beneficial.</text:span></text:p>
          </draw:text-box>
        </draw:frame>
        <draw:frame draw:style-name="gr1" draw:text-style-name="P2" draw:layer="layout" svg:width="16.571cm" svg:height="0.475cm" svg:x="2.2cm" svg:y="18.336cm">
          <draw:text-box>
            <text:p text:style-name="P1"><text:span text:style-name="T6">456. </text:span><text:span text:style-name="T4"><text:s/>Representatives from Shell advised officials from the British Embassy Washington </text:span></text:p>
          </draw:text-box>
        </draw:frame>
        <draw:frame draw:style-name="gr1" draw:text-style-name="P2" draw:layer="layout" svg:width="16.139cm" svg:height="0.475cm" svg:x="2.2cm" svg:y="18.901cm">
          <draw:text-box>
            <text:p text:style-name="P1"><text:span text:style-name="T4">on 31 May that Shell wanted to see “a Constitution in place” before making a “serious </text:span></text:p>
          </draw:text-box>
        </draw:frame>
        <draw:frame draw:style-name="gr1" draw:text-style-name="P2" draw:layer="layout" svg:width="3.613cm" svg:height="0.475cm" svg:x="2.2cm" svg:y="19.465cm">
          <draw:text-box>
            <text:p text:style-name="P1"><text:span text:style-name="T4">investment” in Iraq.</text:span></text:p>
          </draw:text-box>
        </draw:frame>
        <draw:frame draw:style-name="gr6" draw:text-style-name="P7" draw:layer="layout" svg:width="0.408cm" svg:height="0.276cm" svg:x="5.8cm" svg:y="19.484cm">
          <draw:text-box>
            <text:p text:style-name="P1"><text:span text:style-name="T9">264</text:span></text:p>
          </draw:text-box>
        </draw:frame>
        <draw:frame draw:style-name="gr1" draw:text-style-name="P2" draw:layer="layout" svg:width="12cm" svg:height="0.475cm" svg:x="6.212cm" svg:y="19.465cm">
          <draw:text-box>
            <text:p text:style-name="P1"><text:span text:style-name="T4"><text:s/></text:span><text:span text:style-name="T4">Most major oil companies were similarly “keeping a low profile”.</text:span></text:p>
          </draw:text-box>
        </draw:frame>
        <draw:frame draw:style-name="gr1" draw:text-style-name="P2" draw:layer="layout" svg:width="15.047cm" svg:height="0.475cm" svg:x="2.2cm" svg:y="20.38cm">
          <draw:text-box>
            <text:p text:style-name="P1"><text:span text:style-name="T6">457. </text:span><text:span text:style-name="T4"><text:s/>In June 2005, FCO, DTI and DFID officials developed an Iraq Oil and Gas </text:span></text:p>
          </draw:text-box>
        </draw:frame>
        <draw:frame draw:style-name="gr1" draw:text-style-name="P2" draw:layer="layout" svg:width="1.67cm" svg:height="0.475cm" svg:x="2.2cm" svg:y="20.944cm">
          <draw:text-box>
            <text:p text:style-name="P1"><text:span text:style-name="T4">Strategy.</text:span></text:p>
          </draw:text-box>
        </draw:frame>
        <draw:frame draw:style-name="gr6" draw:text-style-name="P7" draw:layer="layout" svg:width="0.408cm" svg:height="0.276cm" svg:x="3.863cm" svg:y="20.963cm">
          <draw:text-box>
            <text:p text:style-name="P1"><text:span text:style-name="T9">265</text:span></text:p>
          </draw:text-box>
        </draw:frame>
        <draw:frame draw:style-name="gr1" draw:text-style-name="P2" draw:layer="layout" svg:width="0.422cm" svg:height="0.475cm" svg:x="4.275cm" svg:y="20.9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5cm" svg:height="0.475cm" svg:x="2.2cm" svg:y="21.858cm">
          <draw:text-box>
            <text:p text:style-name="P1"><text:span text:style-name="T6">458. </text:span><text:span text:style-name="T4"><text:s/>The Iraq Oil and Gas Strategy, the UK’s second post-Occupation oil strategy, </text:span></text:p>
          </draw:text-box>
        </draw:frame>
        <draw:frame draw:style-name="gr1" draw:text-style-name="P2" draw:layer="layout" svg:width="15.72cm" svg:height="0.475cm" svg:x="2.2cm" svg:y="22.423cm">
          <draw:text-box>
            <text:p text:style-name="P1"><text:span text:style-name="T4">shared much of the analysis presented in the September 2004 UK Energy Strategy </text:span></text:p>
          </draw:text-box>
        </draw:frame>
        <draw:frame draw:style-name="gr1" draw:text-style-name="P2" draw:layer="layout" svg:width="15.729cm" svg:height="0.475cm" svg:x="2.2cm" svg:y="22.987cm">
          <draw:text-box>
            <text:p text:style-name="P1"><text:span text:style-name="T4">for Iraq. It added a third UK objective – promoting Iraq’s role within the international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4.831cm" svg:height="0.475cm" svg:x="2.2cm" svg:y="23.552cm">
          <draw:text-box>
            <text:p text:style-name="P1"><text:span text:style-name="T4">oil market and the Organization of the Petroleum Exporting Countries (OPEC)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62 </text:span></text:p>
          </draw:text-box>
        </draw:frame>
        <draw:frame draw:style-name="gr4" draw:text-style-name="P5" draw:layer="layout" svg:width="15.928cm" svg:height="0.395cm" svg:x="2.597cm" svg:y="25.087cm">
          <draw:text-box>
            <text:p text:style-name="P1"><text:span text:style-name="T11">Telegram 4635/05 Baghdad to FCO London, 16 May 2005, ‘Iraq: Oil and Electricity: New Government, </text:span></text:p>
          </draw:text-box>
        </draw:frame>
        <draw:line draw:style-name="gr8" draw:text-style-name="P8" draw:layer="layout" svg:x1="2.6cm" svg:y1="26.29cm" svg:x2="12.227cm" svg:y2="26.29cm">
          <text:p/>
        </draw:line>
        <draw:frame draw:style-name="gr4" draw:text-style-name="P5" draw:layer="layout" svg:width="2.398cm" svg:height="0.395cm" svg:x="2.2cm" svg:y="25.511cm">
          <draw:text-box>
            <text:p text:style-name="P1"><text:span text:style-name="T11">Old Problems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63 </text:span></text:p>
          </draw:text-box>
        </draw:frame>
        <draw:frame draw:style-name="gr4" draw:text-style-name="P5" draw:layer="layout" svg:width="9.649cm" svg:height="0.395cm" svg:x="2.6cm" svg:y="25.934cm">
          <draw:text-box>
            <text:p text:style-name="P1"><text:span text:style-name="T5">Minute IPU [junior official] to Sawers, 25 May 2005, ‘BP: Iraq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64 </text:span></text:p>
          </draw:text-box>
        </draw:frame>
        <draw:frame draw:style-name="gr4" draw:text-style-name="P5" draw:layer="layout" svg:width="13.676cm" svg:height="0.395cm" svg:x="2.6cm" svg:y="26.357cm">
          <draw:text-box>
            <text:p text:style-name="P1"><text:span text:style-name="T11">Minute FCO [junior official] to Braithwaite, 3 June 2005, ‘Note of a Meeting with Shell, 31</text:span></text:p>
          </draw:text-box>
        </draw:frame>
        <draw:frame draw:style-name="gr9" draw:text-style-name="P9" draw:layer="layout" svg:width="0.205cm" svg:height="0.23cm" svg:x="16.385cm" svg:y="26.373cm">
          <draw:text-box>
            <text:p text:style-name="P1"><text:span text:style-name="T10">st</text:span></text:p>
          </draw:text-box>
        </draw:frame>
        <draw:frame draw:style-name="gr4" draw:text-style-name="P5" draw:layer="layout" svg:width="1.911cm" svg:height="0.395cm" svg:x="16.545cm" svg:y="26.357cm">
          <draw:text-box>
            <text:p text:style-name="P1"><text:span text:style-name="T11"><text:s/></text:span><text:span text:style-name="T11">May 2005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65 </text:span></text:p>
          </draw:text-box>
        </draw:frame>
        <draw:frame draw:style-name="gr4" draw:text-style-name="P5" draw:layer="layout" svg:width="7.169cm" svg:height="0.395cm" svg:x="2.6cm" svg:y="26.781cm">
          <draw:text-box>
            <text:p text:style-name="P1"><text:span text:style-name="T11">Paper, [undated], ‘Iraq: Oil and Gas Strategy’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3</text:span></text:p>
          </draw:text-box>
        </draw:frame>
        <draw:frame draw:style-name="gr1" draw:text-style-name="P2" draw:layer="layout" svg:width="9.048cm" svg:height="0.475cm" svg:x="2.2cm" svg:y="2.525cm">
          <draw:text-box>
            <text:p text:style-name="P1"><text:span text:style-name="T6">459. </text:span><text:span text:style-name="T4"><text:s/>The Strategy defined three UK objectives: </text:span></text:p>
          </draw:text-box>
        </draw:frame>
        <draw:frame draw:style-name="gr1" draw:text-style-name="P2" draw:layer="layout" svg:width="0.422cm" svg:height="0.475cm" svg:x="2.8cm" svg:y="3.4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52cm" svg:height="0.475cm" svg:x="3.7cm" svg:y="3.44cm">
          <draw:text-box>
            <text:p text:style-name="P1"><text:span text:style-name="T4">The development of an efficient, outward-looking and transparent oil and </text:span></text:p>
          </draw:text-box>
        </draw:frame>
        <draw:frame draw:style-name="gr1" draw:text-style-name="P2" draw:layer="layout" svg:width="14.196cm" svg:height="0.475cm" svg:x="3.7cm" svg:y="4.004cm">
          <draw:text-box>
            <text:p text:style-name="P1"><text:span text:style-name="T4">gas industry, capable of delivering sustainable export revenues to meet the </text:span></text:p>
          </draw:text-box>
        </draw:frame>
        <draw:frame draw:style-name="gr1" draw:text-style-name="P2" draw:layer="layout" svg:width="13.909cm" svg:height="0.475cm" svg:x="3.7cm" svg:y="4.568cm">
          <draw:text-box>
            <text:p text:style-name="P1"><text:span text:style-name="T4">development needs of the people of Iraq and meeting domestic needs for </text:span></text:p>
          </draw:text-box>
        </draw:frame>
        <draw:frame draw:style-name="gr1" draw:text-style-name="P2" draw:layer="layout" svg:width="9.756cm" svg:height="0.475cm" svg:x="3.7cm" svg:y="5.133cm">
          <draw:text-box>
            <text:p text:style-name="P1"><text:span text:style-name="T4">energy in an efficient, equitable and secure manner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3.7cm" svg:y="5.797cm">
          <draw:text-box>
            <text:p text:style-name="P1"><text:span text:style-name="T4">Increasing involvement of the private sector, leading to sustained investment </text:span></text:p>
          </draw:text-box>
        </draw:frame>
        <draw:frame draw:style-name="gr1" draw:text-style-name="P2" draw:layer="layout" svg:width="14.391cm" svg:height="0.475cm" svg:x="3.7cm" svg:y="6.362cm">
          <draw:text-box>
            <text:p text:style-name="P1"><text:span text:style-name="T4">over the next five to 10 years and substantial business for UK companies … 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5cm" svg:height="0.475cm" svg:x="3.7cm" svg:y="7.026cm">
          <draw:text-box>
            <text:p text:style-name="P1"><text:span text:style-name="T4">To promote Iraq’s role in international oil and gas markets and as a constructive </text:span></text:p>
          </draw:text-box>
        </draw:frame>
        <draw:frame draw:style-name="gr1" draw:text-style-name="P2" draw:layer="layout" svg:width="4.485cm" svg:height="0.475cm" svg:x="3.7cm" svg:y="7.591cm">
          <draw:text-box>
            <text:p text:style-name="P1"><text:span text:style-name="T4">influence within OPEC.”</text:span></text:p>
          </draw:text-box>
        </draw:frame>
        <draw:frame draw:style-name="gr1" draw:text-style-name="P2" draw:layer="layout" svg:width="15.547cm" svg:height="0.475cm" svg:x="2.2cm" svg:y="8.505cm">
          <draw:text-box>
            <text:p text:style-name="P1"><text:span text:style-name="T6">460. </text:span><text:span text:style-name="T4"><text:s/>The Strategy stated that, in the absence of an “extremely high” oil price, only </text:span></text:p>
          </draw:text-box>
        </draw:frame>
        <draw:frame draw:style-name="gr1" draw:text-style-name="P2" draw:layer="layout" svg:width="15.907cm" svg:height="0.475cm" svg:x="2.2cm" svg:y="9.07cm">
          <draw:text-box>
            <text:p text:style-name="P1"><text:span text:style-name="T4">the international oil companies could provide the funding necessary to achieve rapid </text:span></text:p>
          </draw:text-box>
        </draw:frame>
        <draw:frame draw:style-name="gr1" draw:text-style-name="P2" draw:layer="layout" svg:width="8.6cm" svg:height="0.475cm" svg:x="2.2cm" svg:y="9.634cm">
          <draw:text-box>
            <text:p text:style-name="P1"><text:span text:style-name="T4">rehabilitation or significant new development. </text:span></text:p>
          </draw:text-box>
        </draw:frame>
        <draw:frame draw:style-name="gr1" draw:text-style-name="P2" draw:layer="layout" svg:width="11.394cm" svg:height="0.475cm" svg:x="2.2cm" svg:y="10.548cm">
          <draw:text-box>
            <text:p text:style-name="P1"><text:span text:style-name="T6">461. </text:span><text:span text:style-name="T4"><text:s/>The Strategy set out four considerations that shaped it: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2cm" svg:height="0.475cm" svg:x="3.7cm" svg:y="11.463cm">
          <draw:text-box>
            <text:p text:style-name="P1"><text:span text:style-name="T4">Energy security. The UK was expected to be a net importer of oil by 2010. </text:span></text:p>
          </draw:text-box>
        </draw:frame>
        <draw:frame draw:style-name="gr1" draw:text-style-name="P2" draw:layer="layout" svg:width="13.633cm" svg:height="0.475cm" svg:x="3.7cm" svg:y="12.027cm">
          <draw:text-box>
            <text:p text:style-name="P1"><text:span text:style-name="T4">Against a backdrop of volatile prices and limited spare global production </text:span></text:p>
          </draw:text-box>
        </draw:frame>
        <draw:frame draw:style-name="gr1" draw:text-style-name="P2" draw:layer="layout" svg:width="13.265cm" svg:height="0.475cm" svg:x="3.7cm" svg:y="12.592cm">
          <draw:text-box>
            <text:p text:style-name="P1"><text:span text:style-name="T4">capacity, sustainable increases in Iraqi production would make a large </text:span></text:p>
          </draw:text-box>
        </draw:frame>
        <draw:frame draw:style-name="gr1" draw:text-style-name="P2" draw:layer="layout" svg:width="7.008cm" svg:height="0.475cm" svg:x="3.7cm" svg:y="13.156cm">
          <draw:text-box>
            <text:p text:style-name="P1"><text:span text:style-name="T4">contribution to global energy security.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4cm" svg:height="0.475cm" svg:x="3.7cm" svg:y="13.821cm">
          <draw:text-box>
            <text:p text:style-name="P1"><text:span text:style-name="T4">The UK’s commercial and international development goals, including Iraq’s fiscal </text:span></text:p>
          </draw:text-box>
        </draw:frame>
        <draw:frame draw:style-name="gr1" draw:text-style-name="P2" draw:layer="layout" svg:width="14.476cm" svg:height="0.475cm" svg:x="3.7cm" svg:y="14.385cm">
          <draw:text-box>
            <text:p text:style-name="P1"><text:span text:style-name="T4">stability given the need to finance reconstruction. The idea that Iraq’s energy </text:span></text:p>
          </draw:text-box>
        </draw:frame>
        <draw:frame draw:style-name="gr1" draw:text-style-name="P2" draw:layer="layout" svg:width="15.094cm" svg:height="0.475cm" svg:x="3.7cm" svg:y="14.95cm">
          <draw:text-box>
            <text:p text:style-name="P1"><text:span text:style-name="T4">development needs were best served through FDI would be politically sensitive, </text:span></text:p>
          </draw:text-box>
        </draw:frame>
        <draw:frame draw:style-name="gr1" draw:text-style-name="P2" draw:layer="layout" svg:width="14.916cm" svg:height="0.475cm" svg:x="3.7cm" svg:y="15.514cm">
          <draw:text-box>
            <text:p text:style-name="P1"><text:span text:style-name="T4">both in Iraq and internationally. The UK would “promote the message on FDI to </text:span></text:p>
          </draw:text-box>
        </draw:frame>
        <draw:frame draw:style-name="gr1" draw:text-style-name="P2" draw:layer="layout" svg:width="14.62cm" svg:height="0.475cm" svg:x="3.7cm" svg:y="16.078cm">
          <draw:text-box>
            <text:p text:style-name="P1"><text:span text:style-name="T4">the Iraqis in private, but it will require careful handling to avoid the impression </text:span></text:p>
          </draw:text-box>
        </draw:frame>
        <draw:frame draw:style-name="gr1" draw:text-style-name="P2" draw:layer="layout" svg:width="11.678cm" svg:height="0.475cm" svg:x="3.7cm" svg:y="16.643cm">
          <draw:text-box>
            <text:p text:style-name="P1"><text:span text:style-name="T4">that we are trying to push the Iraqis down one particular path”.</text:span></text:p>
          </draw:text-box>
        </draw:frame>
        <draw:frame draw:style-name="gr2" draw:text-style-name="P3" draw:layer="layout" svg:width="0.634cm" svg:height="0.712cm" svg:x="2.95cm" svg:y="17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76cm" svg:height="0.475cm" svg:x="3.7cm" svg:y="17.307cm">
          <draw:text-box>
            <text:p text:style-name="P1"><text:span text:style-name="T4">The need for energy price reform, required under the IMF programme.</text:span></text:p>
          </draw:text-box>
        </draw:frame>
        <draw:frame draw:style-name="gr2" draw:text-style-name="P3" draw:layer="layout" svg:width="0.634cm" svg:height="0.712cm" svg:x="2.95cm" svg:y="17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11cm" svg:height="0.475cm" svg:x="3.7cm" svg:y="17.972cm">
          <draw:text-box>
            <text:p text:style-name="P1"><text:span text:style-name="T4">Oil development and the Constitution. </text:span></text:p>
          </draw:text-box>
        </draw:frame>
        <draw:frame draw:style-name="gr1" draw:text-style-name="P2" draw:layer="layout" svg:width="10.289cm" svg:height="0.475cm" svg:x="2.2cm" svg:y="18.886cm">
          <draw:text-box>
            <text:p text:style-name="P1"><text:span text:style-name="T6">462. </text:span><text:span text:style-name="T4"><text:s/>Mr Straw sent the Strategy to Mr Blair on 12 July.</text:span></text:p>
          </draw:text-box>
        </draw:frame>
        <draw:frame draw:style-name="gr6" draw:text-style-name="P7" draw:layer="layout" svg:width="0.408cm" svg:height="0.276cm" svg:x="12.427cm" svg:y="18.905cm">
          <draw:text-box>
            <text:p text:style-name="P1"><text:span text:style-name="T9">266</text:span></text:p>
          </draw:text-box>
        </draw:frame>
        <draw:frame draw:style-name="gr1" draw:text-style-name="P2" draw:layer="layout" svg:width="5.946cm" svg:height="0.475cm" svg:x="12.839cm" svg:y="18.886cm">
          <draw:text-box>
            <text:p text:style-name="P1"><text:span text:style-name="T4"><text:s/></text:span><text:span text:style-name="T4">In his covering letter, Mr Straw </text:span></text:p>
          </draw:text-box>
        </draw:frame>
        <draw:frame draw:style-name="gr1" draw:text-style-name="P2" draw:layer="layout" svg:width="1.276cm" svg:height="0.475cm" svg:x="2.2cm" svg:y="19.451cm">
          <draw:text-box>
            <text:p text:style-name="P1"><text:span text:style-name="T4">wrote: </text:span></text:p>
          </draw:text-box>
        </draw:frame>
        <draw:frame draw:style-name="gr1" draw:text-style-name="P2" draw:layer="layout" svg:width="14.518cm" svg:height="0.475cm" svg:x="2.95cm" svg:y="20.365cm">
          <draw:text-box>
            <text:p text:style-name="P1"><text:span text:style-name="T4">“</text:span><text:span text:style-name="T4">Oil and gas will inevitably form the economic foundation for Iraq’s future and </text:span></text:p>
          </draw:text-box>
        </draw:frame>
        <draw:frame draw:style-name="gr1" draw:text-style-name="P2" draw:layer="layout" svg:width="14.264cm" svg:height="0.475cm" svg:x="2.95cm" svg:y="20.93cm">
          <draw:text-box>
            <text:p text:style-name="P1"><text:span text:style-name="T4">remains important for the UK commercially and in terms of energy security. <text:s/></text:span></text:p>
          </draw:text-box>
        </draw:frame>
        <draw:frame draw:style-name="gr1" draw:text-style-name="P2" draw:layer="layout" svg:width="14.925cm" svg:height="0.475cm" svg:x="2.95cm" svg:y="21.494cm">
          <draw:text-box>
            <text:p text:style-name="P1"><text:span text:style-name="T4">Foreign investment is badly needed and we need to continue to support Iraq to </text:span></text:p>
          </draw:text-box>
        </draw:frame>
        <draw:frame draw:style-name="gr1" draw:text-style-name="P2" draw:layer="layout" svg:width="15.394cm" svg:height="0.475cm" svg:x="2.95cm" svg:y="22.058cm">
          <draw:text-box>
            <text:p text:style-name="P1"><text:span text:style-name="T4">create the right framework for investment, while also supporting UK companies to </text:span></text:p>
          </draw:text-box>
        </draw:frame>
        <draw:frame draw:style-name="gr1" draw:text-style-name="P2" draw:layer="layout" svg:width="15.979cm" svg:height="0.475cm" svg:x="2.95cm" svg:y="22.623cm">
          <draw:text-box>
            <text:p text:style-name="P1"><text:span text:style-name="T4">engage. And we should continue working with the Iraqi Government to ensure the oil </text:span></text:p>
          </draw:text-box>
        </draw:frame>
        <draw:frame draw:style-name="gr1" draw:text-style-name="P2" draw:layer="layout" svg:width="14.226cm" svg:height="0.475cm" svg:x="2.95cm" svg:y="23.187cm">
          <draw:text-box>
            <text:p text:style-name="P1"><text:span text:style-name="T4">sector develops transparently and along lines of international best practice.”</text:span></text:p>
          </draw:text-box>
        </draw:frame>
        <draw:frame draw:style-name="gr1" draw:text-style-name="P2" draw:layer="layout" svg:width="15.492cm" svg:height="0.475cm" svg:x="2.2cm" svg:y="24.102cm">
          <draw:text-box>
            <text:p text:style-name="P1"><text:span text:style-name="T6">463. </text:span><text:span text:style-name="T4"><text:s/>Mr David Quarrey, Mr Blair’s Private Secretary, sent the Strategy to Sir Nigel </text:span></text:p>
          </draw:text-box>
        </draw:frame>
        <draw:frame draw:style-name="gr1" draw:text-style-name="P2" draw:layer="layout" svg:width="13.997cm" svg:height="0.475cm" svg:x="2.2cm" svg:y="24.666cm">
          <draw:text-box>
            <text:p text:style-name="P1"><text:span text:style-name="T4">Sheinwald with the comment: “I do not intend to put in the box! Looks OK.”</text:span></text:p>
          </draw:text-box>
        </draw:frame>
        <draw:frame draw:style-name="gr6" draw:text-style-name="P7" draw:layer="layout" svg:width="0.408cm" svg:height="0.276cm" svg:x="16.131cm" svg:y="24.685cm">
          <draw:text-box>
            <text:p text:style-name="P1"><text:span text:style-name="T9">267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8" draw:text-style-name="P8" draw:layer="layout" svg:x1="2.6cm" svg:y1="26.29cm" svg:x2="12.404cm" svg:y2="26.29cm">
          <text:p/>
        </draw:line>
        <draw:frame draw:style-name="gr1" draw:text-style-name="P2" draw:layer="layout" svg:width="0.422cm" svg:height="0.475cm" svg:x="16.543cm" svg:y="24.666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66 </text:span></text:p>
          </draw:text-box>
        </draw:frame>
        <draw:line draw:style-name="gr8" draw:text-style-name="P8" draw:layer="layout" svg:x1="2.6cm" svg:y1="26.714cm" svg:x2="17.718cm" svg:y2="26.714cm">
          <text:p/>
        </draw:line>
        <draw:line draw:style-name="gr8" draw:text-style-name="P8" draw:layer="layout" svg:x1="2.199cm" svg:y1="27.137cm" svg:x2="6.533cm" svg:y2="27.137cm">
          <text:p/>
        </draw:line>
        <draw:frame draw:style-name="gr4" draw:text-style-name="P5" draw:layer="layout" svg:width="9.84cm" svg:height="0.395cm" svg:x="2.6cm" svg:y="25.934cm">
          <draw:text-box>
            <text:p text:style-name="P1"><text:span text:style-name="T5">Letter Straw to Blair, 12 July 2005, ‘Iraq: Oil and Gas Strategy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67 </text:span></text:p>
          </draw:text-box>
        </draw:frame>
        <draw:frame draw:style-name="gr4" draw:text-style-name="P5" draw:layer="layout" svg:width="15.03cm" svg:height="0.395cm" svg:x="2.6cm" svg:y="26.357cm">
          <draw:text-box>
            <text:p text:style-name="P1"><text:span text:style-name="T5">Manuscript comment Quarrey to Sheinwald, 13 July 2005, on Letter Straw to Blair, 12 July 2005, </text:span></text:p>
          </draw:text-box>
        </draw:frame>
        <draw:frame draw:style-name="gr4" draw:text-style-name="P5" draw:layer="layout" svg:width="4.408cm" svg:height="0.395cm" svg:x="2.2cm" svg:y="26.781cm">
          <draw:text-box>
            <text:p text:style-name="P1"><text:span text:style-name="T5">‘</text:span><text:span text:style-name="T5">Iraq: Oil and Gas Strategy’.</text:span><text:span text:style-name="T11">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4</text:span></text:p>
          </draw:text-box>
        </draw:frame>
        <draw:frame draw:style-name="gr1" draw:text-style-name="P2" draw:layer="layout" svg:width="4.231cm" svg:height="0.475cm" svg:x="2.2cm" svg:y="2.525cm">
          <draw:text-box>
            <text:p text:style-name="P1"><text:span text:style-name="T6">464. </text:span><text:span text:style-name="T4"><text:s/>Sir Nigel agreed.</text:span></text:p>
          </draw:text-box>
        </draw:frame>
        <draw:frame draw:style-name="gr6" draw:text-style-name="P7" draw:layer="layout" svg:width="0.408cm" svg:height="0.276cm" svg:x="6.389cm" svg:y="2.544cm">
          <draw:text-box>
            <text:p text:style-name="P1"><text:span text:style-name="T9">268</text:span></text:p>
          </draw:text-box>
        </draw:frame>
        <draw:frame draw:style-name="gr1" draw:text-style-name="P2" draw:layer="layout" svg:width="0.422cm" svg:height="0.475cm" svg:x="6.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96cm" svg:height="0.475cm" svg:x="2.2cm" svg:y="3.44cm">
          <draw:text-box>
            <text:p text:style-name="P1"><text:span text:style-name="T6">465. </text:span><text:span text:style-name="T4"><text:s/>Mr Straw wrote to Mr Blair on 5 July with an update on the constitutional </text:span></text:p>
          </draw:text-box>
        </draw:frame>
        <draw:frame draw:style-name="gr1" draw:text-style-name="P2" draw:layer="layout" svg:width="1.606cm" svg:height="0.475cm" svg:x="2.2cm" svg:y="4.004cm">
          <draw:text-box>
            <text:p text:style-name="P1"><text:span text:style-name="T4">process.</text:span></text:p>
          </draw:text-box>
        </draw:frame>
        <draw:frame draw:style-name="gr6" draw:text-style-name="P7" draw:layer="layout" svg:width="0.408cm" svg:height="0.276cm" svg:x="3.8cm" svg:y="4.023cm">
          <draw:text-box>
            <text:p text:style-name="P1"><text:span text:style-name="T9">269</text:span></text:p>
          </draw:text-box>
        </draw:frame>
        <draw:frame draw:style-name="gr1" draw:text-style-name="P2" draw:layer="layout" svg:width="14.066cm" svg:height="0.475cm" svg:x="4.212cm" svg:y="4.004cm">
          <draw:text-box>
            <text:p text:style-name="P1"><text:span text:style-name="T4"><text:s/></text:span><text:span text:style-name="T4">Section 9.4 describes the development of the Iraqi Constitution from June </text:span></text:p>
          </draw:text-box>
        </draw:frame>
        <draw:frame draw:style-name="gr1" draw:text-style-name="P2" draw:layer="layout" svg:width="7.101cm" svg:height="0.475cm" svg:x="2.2cm" svg:y="4.568cm">
          <draw:text-box>
            <text:p text:style-name="P1"><text:span text:style-name="T4">2005 to its adoption in October 2005. </text:span></text:p>
          </draw:text-box>
        </draw:frame>
        <draw:frame draw:style-name="gr1" draw:text-style-name="P2" draw:layer="layout" svg:width="16.609cm" svg:height="0.475cm" svg:x="2.2cm" svg:y="5.483cm">
          <draw:text-box>
            <text:p text:style-name="P1"><text:span text:style-name="T6">466. </text:span><text:span text:style-name="T4"><text:s/>Mr Straw attached a paper produced by the FCO Research Analysts which set out </text:span></text:p>
          </draw:text-box>
        </draw:frame>
        <draw:frame draw:style-name="gr1" draw:text-style-name="P2" draw:layer="layout" svg:width="16.008cm" svg:height="0.475cm" svg:x="2.2cm" svg:y="6.047cm">
          <draw:text-box>
            <text:p text:style-name="P1"><text:span text:style-name="T4">the substantive issues that the Constitutional Committee needed to address, and the </text:span></text:p>
          </draw:text-box>
        </draw:frame>
        <draw:frame draw:style-name="gr1" draw:text-style-name="P2" draw:layer="layout" svg:width="16.393cm" svg:height="0.475cm" svg:x="2.2cm" svg:y="6.612cm">
          <draw:text-box>
            <text:p text:style-name="P1"><text:span text:style-name="T4">UK’s view on those issues. He advised Mr Blair that the paper would serve as the UK’s </text:span></text:p>
          </draw:text-box>
        </draw:frame>
        <draw:frame draw:style-name="gr1" draw:text-style-name="P2" draw:layer="layout" svg:width="11.445cm" svg:height="0.475cm" svg:x="2.2cm" svg:y="7.176cm">
          <draw:text-box>
            <text:p text:style-name="P1"><text:span text:style-name="T4">“</text:span><text:span text:style-name="T4">reference point” during the negotiations on the Constitution. </text:span></text:p>
          </draw:text-box>
        </draw:frame>
        <draw:frame draw:style-name="gr1" draw:text-style-name="P2" draw:layer="layout" svg:width="15.614cm" svg:height="0.475cm" svg:x="2.2cm" svg:y="8.091cm">
          <draw:text-box>
            <text:p text:style-name="P1"><text:span text:style-name="T6">467. </text:span><text:span text:style-name="T4"><text:s/>The paper recognised the importance of control over natural resources in the </text:span></text:p>
          </draw:text-box>
        </draw:frame>
        <draw:frame draw:style-name="gr1" draw:text-style-name="P2" draw:layer="layout" svg:width="4.091cm" svg:height="0.475cm" svg:x="2.2cm" svg:y="8.655cm">
          <draw:text-box>
            <text:p text:style-name="P1"><text:span text:style-name="T4">debate on federalism.</text:span></text:p>
          </draw:text-box>
        </draw:frame>
        <draw:frame draw:style-name="gr6" draw:text-style-name="P7" draw:layer="layout" svg:width="0.408cm" svg:height="0.276cm" svg:x="6.271cm" svg:y="8.674cm">
          <draw:text-box>
            <text:p text:style-name="P1"><text:span text:style-name="T9">270</text:span></text:p>
          </draw:text-box>
        </draw:frame>
        <draw:frame draw:style-name="gr1" draw:text-style-name="P2" draw:layer="layout" svg:width="10.637cm" svg:height="0.475cm" svg:x="6.683cm" svg:y="8.655cm">
          <draw:text-box>
            <text:p text:style-name="P1"><text:span text:style-name="T4"><text:s/></text:span><text:span text:style-name="T4">The Kurdish authorities were expected to champion the </text:span></text:p>
          </draw:text-box>
        </draw:frame>
        <draw:frame draw:style-name="gr1" draw:text-style-name="P2" draw:layer="layout" svg:width="16.262cm" svg:height="0.475cm" svg:x="2.2cm" svg:y="9.22cm">
          <draw:text-box>
            <text:p text:style-name="P1"><text:span text:style-name="T4">devolution of oil revenues and the ability to manage their own economic development. </text:span></text:p>
          </draw:text-box>
        </draw:frame>
        <draw:frame draw:style-name="gr1" draw:text-style-name="P2" draw:layer="layout" svg:width="16.525cm" svg:height="0.475cm" svg:x="2.2cm" svg:y="9.784cm">
          <draw:text-box>
            <text:p text:style-name="P1"><text:span text:style-name="T4">Shia Arabs were increasingly calling for some sort of economic federalism for the South </text:span></text:p>
          </draw:text-box>
        </draw:frame>
        <draw:frame draw:style-name="gr1" draw:text-style-name="P2" draw:layer="layout" svg:width="16.622cm" svg:height="0.475cm" svg:x="2.2cm" svg:y="10.348cm">
          <draw:text-box>
            <text:p text:style-name="P1"><text:span text:style-name="T4">and a greater share of Iraq’s oil revenues. The UK had “a strong interest in avoiding any </text:span></text:p>
          </draw:text-box>
        </draw:frame>
        <draw:frame draw:style-name="gr1" draw:text-style-name="P2" draw:layer="layout" svg:width="16.372cm" svg:height="0.475cm" svg:x="2.2cm" svg:y="10.913cm">
          <draw:text-box>
            <text:p text:style-name="P1"><text:span text:style-name="T4">arrangement which would entrench sectarian divisions, e.g. a single large federation in </text:span></text:p>
          </draw:text-box>
        </draw:frame>
        <draw:frame draw:style-name="gr1" draw:text-style-name="P2" draw:layer="layout" svg:width="2.085cm" svg:height="0.475cm" svg:x="2.2cm" svg:y="11.477cm">
          <draw:text-box>
            <text:p text:style-name="P1"><text:span text:style-name="T4">the South”.</text:span></text:p>
          </draw:text-box>
        </draw:frame>
        <draw:frame draw:style-name="gr1" draw:text-style-name="P2" draw:layer="layout" svg:width="16.478cm" svg:height="0.475cm" svg:x="2.2cm" svg:y="12.392cm">
          <draw:text-box>
            <text:p text:style-name="P1"><text:span text:style-name="T6">468. </text:span><text:span text:style-name="T4"><text:s/>Mr Straw wrote to DOP(I) members on 13 October, advising them that “despite its </text:span></text:p>
          </draw:text-box>
        </draw:frame>
        <draw:frame draw:style-name="gr1" draw:text-style-name="P2" draw:layer="layout" svg:width="14.738cm" svg:height="0.475cm" svg:x="2.2cm" svg:y="12.956cm">
          <draw:text-box>
            <text:p text:style-name="P1"><text:span text:style-name="T4">inevitable deficiencies, the draft Constitution represents a major achievement”.</text:span></text:p>
          </draw:text-box>
        </draw:frame>
        <draw:frame draw:style-name="gr6" draw:text-style-name="P7" draw:layer="layout" svg:width="0.408cm" svg:height="0.276cm" svg:x="16.883cm" svg:y="12.975cm">
          <draw:text-box>
            <text:p text:style-name="P1"><text:span text:style-name="T9">271</text:span></text:p>
          </draw:text-box>
        </draw:frame>
        <draw:frame draw:style-name="gr1" draw:text-style-name="P2" draw:layer="layout" svg:width="0.422cm" svg:height="0.475cm" svg:x="17.295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08cm" svg:height="0.475cm" svg:x="2.2cm" svg:y="13.871cm">
          <draw:text-box>
            <text:p text:style-name="P1"><text:span text:style-name="T6">469. </text:span><text:span text:style-name="T4"><text:s/>Mr Straw attached an IPU paper which identified the “potential points of contention” </text:span></text:p>
          </draw:text-box>
        </draw:frame>
        <draw:frame draw:style-name="gr1" draw:text-style-name="P2" draw:layer="layout" svg:width="10.56cm" svg:height="0.475cm" svg:x="2.2cm" svg:y="14.435cm">
          <draw:text-box>
            <text:p text:style-name="P1"><text:span text:style-name="T4">within the draft Constitution, including natural resources:</text:span></text:p>
          </draw:text-box>
        </draw:frame>
        <draw:frame draw:style-name="gr1" draw:text-style-name="P2" draw:layer="layout" svg:width="15.026cm" svg:height="0.475cm" svg:x="2.95cm" svg:y="15.35cm">
          <draw:text-box>
            <text:p text:style-name="P1"><text:span text:style-name="T4">“</text:span><text:span text:style-name="T4">The ambiguities in the text were necessary to secure agreement. But they also </text:span></text:p>
          </draw:text-box>
        </draw:frame>
        <draw:frame draw:style-name="gr1" draw:text-style-name="P2" draw:layer="layout" svg:width="15.979cm" svg:height="0.475cm" svg:x="2.95cm" svg:y="15.914cm">
          <draw:text-box>
            <text:p text:style-name="P1"><text:span text:style-name="T4">pave the way for difficulties in the future. Perhaps the worst offender … is Article 109 </text:span></text:p>
          </draw:text-box>
        </draw:frame>
        <draw:frame draw:style-name="gr1" draw:text-style-name="P2" draw:layer="layout" svg:width="9.019cm" svg:height="0.475cm" svg:x="2.95cm" svg:y="16.478cm">
          <draw:text-box>
            <text:p text:style-name="P1"><text:span text:style-name="T4">on oil and gas, which is a model of imprecision.”</text:span></text:p>
          </draw:text-box>
        </draw:frame>
        <draw:frame draw:style-name="gr6" draw:text-style-name="P7" draw:layer="layout" svg:width="0.408cm" svg:height="0.276cm" svg:x="11.938cm" svg:y="16.497cm">
          <draw:text-box>
            <text:p text:style-name="P1"><text:span text:style-name="T9">272</text:span></text:p>
          </draw:text-box>
        </draw:frame>
        <draw:frame draw:style-name="gr1" draw:text-style-name="P2" draw:layer="layout" svg:width="16.237cm" svg:height="0.475cm" svg:x="2.2cm" svg:y="17.393cm">
          <draw:text-box>
            <text:p text:style-name="P1"><text:span text:style-name="T6">470. </text:span><text:span text:style-name="T4"><text:s/>The IPU stated that Article 109 of the draft Constitution specified that the current </text:span></text:p>
          </draw:text-box>
        </draw:frame>
        <draw:frame draw:style-name="gr1" draw:text-style-name="P2" draw:layer="layout" svg:width="16.732cm" svg:height="0.475cm" svg:x="2.2cm" svg:y="17.957cm">
          <draw:text-box>
            <text:p text:style-name="P1"><text:span text:style-name="T4">oil and gas resources would be managed by the federal Government “with the producing </text:span></text:p>
          </draw:text-box>
        </draw:frame>
        <draw:frame draw:style-name="gr1" draw:text-style-name="P2" draw:layer="layout" svg:width="14.865cm" svg:height="0.475cm" svg:x="2.2cm" svg:y="18.522cm">
          <draw:text-box>
            <text:p text:style-name="P1"><text:span text:style-name="T4">governorates and regional governments” in a manner to be regulated by a law. </text:span></text:p>
          </draw:text-box>
        </draw:frame>
        <draw:frame draw:style-name="gr1" draw:text-style-name="P2" draw:layer="layout" svg:width="16.105cm" svg:height="0.475cm" svg:x="2.2cm" svg:y="19.436cm">
          <draw:text-box>
            <text:p text:style-name="P1"><text:span text:style-name="T6">471. </text:span><text:span text:style-name="T4"><text:s/>The IPU commented that the law would need to clarify what “with” meant in that </text:span></text:p>
          </draw:text-box>
        </draw:frame>
        <draw:frame draw:style-name="gr1" draw:text-style-name="P2" draw:layer="layout" svg:width="1.611cm" svg:height="0.475cm" svg:x="2.2cm" svg:y="20.001cm">
          <draw:text-box>
            <text:p text:style-name="P1"><text:span text:style-name="T4">context. </text:span></text:p>
          </draw:text-box>
        </draw:frame>
        <draw:frame draw:style-name="gr1" draw:text-style-name="P2" draw:layer="layout" svg:width="15.885cm" svg:height="0.475cm" svg:x="2.2cm" svg:y="20.915cm">
          <draw:text-box>
            <text:p text:style-name="P1"><text:span text:style-name="T6">472. </text:span><text:span text:style-name="T4"><text:s/>Press reports at the end of November 2005 that a Norwegian oil company had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line draw:style-name="gr8" draw:text-style-name="P8" draw:layer="layout" svg:x1="2.6cm" svg:y1="24.174cm" svg:x2="18.267cm" svg:y2="24.174cm">
          <text:p/>
        </draw:line>
        <draw:line draw:style-name="gr8" draw:text-style-name="P8" draw:layer="layout" svg:x1="2.199cm" svg:y1="24.597cm" svg:x2="3.69cm" svg:y2="24.597cm">
          <text:p/>
        </draw:line>
        <draw:frame draw:style-name="gr1" draw:text-style-name="P2" draw:layer="layout" svg:width="16.017cm" svg:height="0.475cm" svg:x="2.2cm" svg:y="21.48cm">
          <draw:text-box>
            <text:p text:style-name="P1"><text:span text:style-name="T4">signed a contract with the Kurdish Regional Government (KRG), rather than the Iraqi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268 </text:span></text:p>
          </draw:text-box>
        </draw:frame>
        <draw:frame draw:style-name="gr4" draw:text-style-name="P5" draw:layer="layout" svg:width="15.576cm" svg:height="0.395cm" svg:x="2.6cm" svg:y="23.817cm">
          <draw:text-box>
            <text:p text:style-name="P1"><text:span text:style-name="T5">Manuscript comment Sheinwald to Quarrey on Letter Straw to Blair, 12 July 2005, ‘Iraq: Oil and Gas </text:span></text:p>
          </draw:text-box>
        </draw:frame>
        <draw:frame draw:style-name="gr4" draw:text-style-name="P5" draw:layer="layout" svg:width="1.581cm" svg:height="0.395cm" svg:x="2.2cm" svg:y="24.241cm">
          <draw:text-box>
            <text:p text:style-name="P1"><text:span text:style-name="T5">Strategy’.</text:span><text:span text:style-name="T11">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269 </text:span></text:p>
          </draw:text-box>
        </draw:frame>
        <draw:frame draw:style-name="gr4" draw:text-style-name="P5" draw:layer="layout" svg:width="15.826cm" svg:height="0.395cm" svg:x="2.6cm" svg:y="24.664cm">
          <draw:text-box>
            <text:p text:style-name="P1"><text:span text:style-name="T11">Letter Straw to Prime Minister, 5 July 2005, ‘Iraq: Constitution’ attaching Paper FCO/RAD, June 2005, </text:span></text:p>
          </draw:text-box>
        </draw:frame>
        <draw:frame draw:style-name="gr4" draw:text-style-name="P5" draw:layer="layout" svg:width="3.587cm" svg:height="0.395cm" svg:x="2.2cm" svg:y="25.087cm">
          <draw:text-box>
            <text:p text:style-name="P1"><text:span text:style-name="T11">‘</text:span><text:span text:style-name="T11">Constitutional Issues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70 </text:span></text:p>
          </draw:text-box>
        </draw:frame>
        <draw:frame draw:style-name="gr4" draw:text-style-name="P5" draw:layer="layout" svg:width="8.232cm" svg:height="0.395cm" svg:x="2.6cm" svg:y="25.511cm">
          <draw:text-box>
            <text:p text:style-name="P1"><text:span text:style-name="T11">Paper FCO/RAD, June 2005, ‘Constitutional Issues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71 </text:span></text:p>
          </draw:text-box>
        </draw:frame>
        <draw:frame draw:style-name="gr4" draw:text-style-name="P5" draw:layer="layout" svg:width="15.771cm" svg:height="0.395cm" svg:x="2.6cm" svg:y="25.934cm">
          <draw:text-box>
            <text:p text:style-name="P1"><text:span text:style-name="T11">Letter Foreign Secretary to DOP(I) Committee Members, 13 October 2005, ‘Iraq: Constitution Paper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72 </text:span></text:p>
          </draw:text-box>
        </draw:frame>
        <draw:frame draw:style-name="gr4" draw:text-style-name="P5" draw:layer="layout" svg:width="15.661cm" svg:height="0.395cm" svg:x="2.6cm" svg:y="26.357cm">
          <draw:text-box>
            <text:p text:style-name="P1"><text:span text:style-name="T11">Letter Foreign Secretary to DOP(I) Committee Members, 13 October 2005, ‘Iraq: Constitution Paper’ </text:span></text:p>
          </draw:text-box>
        </draw:frame>
        <draw:frame draw:style-name="gr4" draw:text-style-name="P5" draw:layer="layout" svg:width="11.991cm" svg:height="0.395cm" svg:x="2.2cm" svg:y="26.781cm">
          <draw:text-box>
            <text:p text:style-name="P1"><text:span text:style-name="T11">attaching Paper IPU, [undated], ‘Constitution: Potential Points of Contention’. 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5</text:span></text:p>
          </draw:text-box>
        </draw:frame>
        <draw:frame draw:style-name="gr1" draw:text-style-name="P2" draw:layer="layout" svg:width="16.046cm" svg:height="0.475cm" svg:x="2.2cm" svg:y="2.525cm">
          <draw:text-box>
            <text:p text:style-name="P1"><text:span text:style-name="T4">Government, prompted the UK Government to consider what it would be able to do if </text:span></text:p>
          </draw:text-box>
        </draw:frame>
        <draw:frame draw:style-name="gr1" draw:text-style-name="P2" draw:layer="layout" svg:width="5.459cm" svg:height="0.475cm" svg:x="2.2cm" svg:y="3.09cm">
          <draw:text-box>
            <text:p text:style-name="P1"><text:span text:style-name="T4">a UK company did the same.</text:span></text:p>
          </draw:text-box>
        </draw:frame>
        <draw:frame draw:style-name="gr6" draw:text-style-name="P7" draw:layer="layout" svg:width="0.408cm" svg:height="0.276cm" svg:x="7.636cm" svg:y="3.108cm">
          <draw:text-box>
            <text:p text:style-name="P1"><text:span text:style-name="T9">273</text:span></text:p>
          </draw:text-box>
        </draw:frame>
        <draw:frame draw:style-name="gr1" draw:text-style-name="P2" draw:layer="layout" svg:width="0.422cm" svg:height="0.475cm" svg:x="8.047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63cm" svg:height="0.475cm" svg:x="2.2cm" svg:y="4.004cm">
          <draw:text-box>
            <text:p text:style-name="P1"><text:span text:style-name="T6">473. </text:span><text:span text:style-name="T4"><text:s/>Mr Dominic Asquith, FCO Director Iraq, advised officials on 6 December that, in </text:span></text:p>
          </draw:text-box>
        </draw:frame>
        <draw:frame draw:style-name="gr1" draw:text-style-name="P2" draw:layer="layout" svg:width="13.659cm" svg:height="0.475cm" svg:x="2.2cm" svg:y="4.568cm">
          <draw:text-box>
            <text:p text:style-name="P1"><text:span text:style-name="T4">dealing with previous approaches from UK companies, he had said that: 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8cm" svg:height="0.475cm" svg:x="3.7cm" svg:y="5.483cm">
          <draw:text-box>
            <text:p text:style-name="P1"><text:span text:style-name="T4">any contract must be with the explicit agreement of the Iraqi Government;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4cm" svg:height="0.475cm" svg:x="3.7cm" svg:y="6.147cm">
          <draw:text-box>
            <text:p text:style-name="P1"><text:span text:style-name="T4">any contract must have the support of the KRG, rather than any one element </text:span></text:p>
          </draw:text-box>
        </draw:frame>
        <draw:frame draw:style-name="gr1" draw:text-style-name="P2" draw:layer="layout" svg:width="0.806cm" svg:height="0.475cm" svg:x="3.7cm" svg:y="6.712cm">
          <draw:text-box>
            <text:p text:style-name="P1"><text:span text:style-name="T4">of it;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24cm" svg:height="0.475cm" svg:x="3.7cm" svg:y="7.376cm">
          <draw:text-box>
            <text:p text:style-name="P1"><text:span text:style-name="T4">even then, the legal position would be “fragile”; and</text:span></text:p>
          </draw:text-box>
        </draw:frame>
        <draw:frame draw:style-name="gr2" draw:text-style-name="P3" draw:layer="layout" svg:width="0.634cm" svg:height="0.712cm" svg:x="2.95cm" svg:y="7.8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15cm" svg:height="0.475cm" svg:x="3.7cm" svg:y="8.041cm">
          <draw:text-box>
            <text:p text:style-name="P1"><text:span text:style-name="T4">“</text:span><text:span text:style-name="T4">so wait until things become clearer”.</text:span></text:p>
          </draw:text-box>
        </draw:frame>
        <draw:frame draw:style-name="gr6" draw:text-style-name="P7" draw:layer="layout" svg:width="0.408cm" svg:height="0.276cm" svg:x="10.594cm" svg:y="8.059cm">
          <draw:text-box>
            <text:p text:style-name="P1"><text:span text:style-name="T9">274</text:span></text:p>
          </draw:text-box>
        </draw:frame>
        <draw:frame draw:style-name="gr1" draw:text-style-name="P2" draw:layer="layout" svg:width="0.422cm" svg:height="0.475cm" svg:x="11.006cm" svg:y="8.0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99cm" svg:height="0.475cm" svg:x="2.2cm" svg:y="8.955cm">
          <draw:text-box>
            <text:p text:style-name="P1"><text:span text:style-name="T6">474. </text:span><text:span text:style-name="T4"><text:s/>FCO and IPU officials agreed that those lines were appropriate.</text:span></text:p>
          </draw:text-box>
        </draw:frame>
        <draw:frame draw:style-name="gr6" draw:text-style-name="P7" draw:layer="layout" svg:width="0.408cm" svg:height="0.276cm" svg:x="15.119cm" svg:y="8.974cm">
          <draw:text-box>
            <text:p text:style-name="P1"><text:span text:style-name="T9">275</text:span></text:p>
          </draw:text-box>
        </draw:frame>
        <draw:frame draw:style-name="gr1" draw:text-style-name="P2" draw:layer="layout" svg:width="0.422cm" svg:height="0.475cm" svg:x="15.53cm" svg:y="8.9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cm" svg:height="0.475cm" svg:x="2.2cm" svg:y="9.87cm">
          <draw:text-box>
            <text:p text:style-name="P1"><text:span text:style-name="T6">475. </text:span><text:span text:style-name="T4"><text:s/>Mr William Patey, British Ambassador to Iraq, reported on 13 December 2005 that:</text:span></text:p>
          </draw:text-box>
        </draw:frame>
        <draw:frame draw:style-name="gr1" draw:text-style-name="P2" draw:layer="layout" svg:width="14.557cm" svg:height="0.475cm" svg:x="2.95cm" svg:y="10.784cm">
          <draw:text-box>
            <text:p text:style-name="P1"><text:span text:style-name="T4">“</text:span><text:span text:style-name="T4">Oil is the critical factor in Iraq’s economic revival. Increased revenue in 2006 </text:span></text:p>
          </draw:text-box>
        </draw:frame>
        <draw:frame draw:style-name="gr1" draw:text-style-name="P2" draw:layer="layout" svg:width="14.247cm" svg:height="0.475cm" svg:x="2.95cm" svg:y="11.348cm">
          <draw:text-box>
            <text:p text:style-name="P1"><text:span text:style-name="T4">will depend on a continued programme of rehabilitation of current wells and </text:span></text:p>
          </draw:text-box>
        </draw:frame>
        <draw:frame draw:style-name="gr1" draw:text-style-name="P2" draw:layer="layout" svg:width="12.833cm" svg:height="0.475cm" svg:x="2.95cm" svg:y="11.913cm">
          <draw:text-box>
            <text:p text:style-name="P1"><text:span text:style-name="T4">infrastructure and, more importantly, improved security in the north. <text:s/></text:span></text:p>
          </draw:text-box>
        </draw:frame>
        <draw:frame draw:style-name="gr1" draw:text-style-name="P2" draw:layer="layout" svg:width="15.67cm" svg:height="0.475cm" svg:x="2.95cm" svg:y="12.477cm">
          <draw:text-box>
            <text:p text:style-name="P1"><text:span text:style-name="T4">Serious increases will require more radical surgery. The new Government will need </text:span></text:p>
          </draw:text-box>
        </draw:frame>
        <draw:frame draw:style-name="gr1" draw:text-style-name="P2" draw:layer="layout" svg:width="15.365cm" svg:height="0.475cm" svg:x="2.95cm" svg:y="13.042cm">
          <draw:text-box>
            <text:p text:style-name="P1"><text:span text:style-name="T4">to focus quickly on commercialising the oil industry and a legislative framework to </text:span></text:p>
          </draw:text-box>
        </draw:frame>
        <draw:frame draw:style-name="gr1" draw:text-style-name="P2" draw:layer="layout" svg:width="15.39cm" svg:height="0.475cm" svg:x="2.95cm" svg:y="13.606cm">
          <draw:text-box>
            <text:p text:style-name="P1"><text:span text:style-name="T4">attract investment. The future will be complicated by discussions on constitutional </text:span></text:p>
          </draw:text-box>
        </draw:frame>
        <draw:frame draw:style-name="gr1" draw:text-style-name="P2" draw:layer="layout" svg:width="2.169cm" svg:height="0.475cm" svg:x="2.95cm" svg:y="14.171cm">
          <draw:text-box>
            <text:p text:style-name="P1"><text:span text:style-name="T4">provisions.”</text:span></text:p>
          </draw:text-box>
        </draw:frame>
        <draw:frame draw:style-name="gr6" draw:text-style-name="P7" draw:layer="layout" svg:width="0.408cm" svg:height="0.276cm" svg:x="5.114cm" svg:y="14.189cm">
          <draw:text-box>
            <text:p text:style-name="P1"><text:span text:style-name="T9">276</text:span></text:p>
          </draw:text-box>
        </draw:frame>
        <draw:frame draw:style-name="gr1" draw:text-style-name="P2" draw:layer="layout" svg:width="16.52cm" svg:height="0.475cm" svg:x="2.2cm" svg:y="15.085cm">
          <draw:text-box>
            <text:p text:style-name="P1"><text:span text:style-name="T6">476. </text:span><text:span text:style-name="T4"><text:s/>The pace of rehabilitation was slow. The Ministry of Oil spent less than 10 percent </text:span></text:p>
          </draw:text-box>
        </draw:frame>
        <draw:frame draw:style-name="gr1" draw:text-style-name="P2" draw:layer="layout" svg:width="16.41cm" svg:height="0.475cm" svg:x="2.2cm" svg:y="15.65cm">
          <draw:text-box>
            <text:p text:style-name="P1"><text:span text:style-name="T4">of its annual capital investment budget of US$3bn (the money was used instead to pay </text:span></text:p>
          </draw:text-box>
        </draw:frame>
        <draw:frame draw:style-name="gr1" draw:text-style-name="P2" draw:layer="layout" svg:width="7.249cm" svg:height="0.475cm" svg:x="2.2cm" svg:y="16.214cm">
          <draw:text-box>
            <text:p text:style-name="P1"><text:span text:style-name="T4">for additional subsidised fuel imports). </text:span></text:p>
          </draw:text-box>
        </draw:frame>
        <draw:frame draw:style-name="gr1" draw:text-style-name="P2" draw:layer="layout" svg:width="16.063cm" svg:height="0.475cm" svg:x="2.2cm" svg:y="17.128cm">
          <draw:text-box>
            <text:p text:style-name="P1"><text:span text:style-name="T6">477. </text:span><text:span text:style-name="T4"><text:s/>There were rumours that a number of draft Petroleum Laws existed, but no one </text:span></text:p>
          </draw:text-box>
        </draw:frame>
        <draw:frame draw:style-name="gr1" draw:text-style-name="P2" draw:layer="layout" svg:width="15.775cm" svg:height="0.475cm" svg:x="2.2cm" svg:y="17.693cm">
          <draw:text-box>
            <text:p text:style-name="P1"><text:span text:style-name="T4">had seen them. The provisions in the Constitution on oil were unclear; ownership of </text:span></text:p>
          </draw:text-box>
        </draw:frame>
        <draw:frame draw:style-name="gr1" draw:text-style-name="P2" draw:layer="layout" svg:width="16.08cm" svg:height="0.475cm" svg:x="2.2cm" svg:y="18.257cm">
          <draw:text-box>
            <text:p text:style-name="P1"><text:span text:style-name="T4">the oil and how it should be managed would need to be clarified by the Constitutional </text:span></text:p>
          </draw:text-box>
        </draw:frame>
        <draw:frame draw:style-name="gr1" draw:text-style-name="P2" draw:layer="layout" svg:width="2.288cm" svg:height="0.475cm" svg:x="2.2cm" svg:y="18.822cm">
          <draw:text-box>
            <text:p text:style-name="P1"><text:span text:style-name="T4">Committee. </text:span></text:p>
          </draw:text-box>
        </draw:frame>
        <draw:frame draw:style-name="gr1" draw:text-style-name="P2" draw:layer="layout" svg:width="15.377cm" svg:height="0.475cm" svg:x="2.2cm" svg:y="19.736cm">
          <draw:text-box>
            <text:p text:style-name="P1"><text:span text:style-name="T6">478. </text:span><text:span text:style-name="T4"><text:s/>In its dialogue with potential Prime Ministers, the Embassy had emphasised:</text:span></text:p>
          </draw:text-box>
        </draw:frame>
        <draw:frame draw:style-name="gr2" draw:text-style-name="P3" draw:layer="layout" svg:width="0.634cm" svg:height="0.712cm" svg:x="2.95cm" svg:y="20.4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4cm" svg:height="0.475cm" svg:x="3.7cm" svg:y="20.651cm">
          <draw:text-box>
            <text:p text:style-name="P1"><text:span text:style-name="T4">the importance of “getting the oil sector right” and of increasing production;</text:span></text:p>
          </draw:text-box>
        </draw:frame>
        <draw:frame draw:style-name="gr2" draw:text-style-name="P3" draw:layer="layout" svg:width="0.634cm" svg:height="0.712cm" svg:x="2.95cm" svg:y="21.1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cm" svg:height="0.475cm" svg:x="3.7cm" svg:y="21.315cm">
          <draw:text-box>
            <text:p text:style-name="P1"><text:span text:style-name="T4">the need for greater World Bank involvement in the sector, which would give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2.719cm" svg:height="0.475cm" svg:x="3.7cm" svg:y="21.88cm">
          <draw:text-box>
            <text:p text:style-name="P1"><text:span text:style-name="T4">access to additional financing on good terms and policy advice; and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273 </text:span></text:p>
          </draw:text-box>
        </draw:frame>
        <draw:frame draw:style-name="gr4" draw:text-style-name="P5" draw:layer="layout" svg:width="15.856cm" svg:height="0.395cm" svg:x="2.6cm" svg:y="24.241cm">
          <draw:text-box>
            <text:p text:style-name="P1"><text:span text:style-name="T11">Email Asquith to FCO [junior official], 30 November 2005, ‘Norwegian oil deal with Kurds angers Iraq’s </text:span></text:p>
          </draw:text-box>
        </draw:frame>
        <draw:frame draw:style-name="gr4" draw:text-style-name="P5" draw:layer="layout" svg:width="1.344cm" svg:height="0.395cm" svg:x="2.2cm" svg:y="24.664cm">
          <draw:text-box>
            <text:p text:style-name="P1"><text:span text:style-name="T11">Sunnis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74 </text:span></text:p>
          </draw:text-box>
        </draw:frame>
        <draw:frame draw:style-name="gr4" draw:text-style-name="P5" draw:layer="layout" svg:width="15.483cm" svg:height="0.395cm" svg:x="2.6cm" svg:y="25.087cm">
          <draw:text-box>
            <text:p text:style-name="P1"><text:span text:style-name="T11">Email Asquith to DTI [junior official], 6 December 2005, ‘Norwegian oil deal with Kurds angers Iraq’s </text:span></text:p>
          </draw:text-box>
        </draw:frame>
        <draw:frame draw:style-name="gr4" draw:text-style-name="P5" draw:layer="layout" svg:width="1.344cm" svg:height="0.395cm" svg:x="2.2cm" svg:y="25.511cm">
          <draw:text-box>
            <text:p text:style-name="P1"><text:span text:style-name="T11">Sunnis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75 </text:span></text:p>
          </draw:text-box>
        </draw:frame>
        <draw:frame draw:style-name="gr4" draw:text-style-name="P5" draw:layer="layout" svg:width="15.5cm" svg:height="0.395cm" svg:x="2.6cm" svg:y="25.934cm">
          <draw:text-box>
            <text:p text:style-name="P1"><text:span text:style-name="T11">Email IPU [junior official] to Asquith, 7 December 2005, ‘Norwegian oil deal with Kurds angers Iraq’s </text:span></text:p>
          </draw:text-box>
        </draw:frame>
        <draw:frame draw:style-name="gr4" draw:text-style-name="P5" draw:layer="layout" svg:width="1.344cm" svg:height="0.395cm" svg:x="2.2cm" svg:y="26.357cm">
          <draw:text-box>
            <text:p text:style-name="P1"><text:span text:style-name="T11">Sunnis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76 </text:span></text:p>
          </draw:text-box>
        </draw:frame>
        <draw:frame draw:style-name="gr4" draw:text-style-name="P5" draw:layer="layout" svg:width="11.58cm" svg:height="0.395cm" svg:x="2.6cm" svg:y="26.781cm">
          <draw:text-box>
            <text:p text:style-name="P1"><text:span text:style-name="T11">eGram 20655/05 Baghdad to FCO London, 13 December 2005, ‘Iraq: Oil’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2cm" svg:height="0.475cm" svg:x="3.7cm" svg:y="2.525cm">
          <draw:text-box>
            <text:p text:style-name="P1"><text:span text:style-name="T4">the need for increased transparency, including through the Extractive Industries </text:span></text:p>
          </draw:text-box>
        </draw:frame>
        <draw:frame draw:style-name="gr1" draw:text-style-name="P2" draw:layer="layout" svg:width="5.67cm" svg:height="0.475cm" svg:x="3.7cm" svg:y="3.09cm">
          <draw:text-box>
            <text:p text:style-name="P1"><text:span text:style-name="T4">Transparency Initiative (EITI). </text:span></text:p>
          </draw:text-box>
        </draw:frame>
        <draw:frame draw:style-name="gr1" draw:text-style-name="P2" draw:layer="layout" svg:width="9.942cm" svg:height="0.475cm" svg:x="2.2cm" svg:y="4.004cm">
          <draw:text-box>
            <text:p text:style-name="P1"><text:span text:style-name="T6">479. </text:span><text:span text:style-name="T4"><text:s/>The Iraqi elections took place on 15 December.</text:span></text:p>
          </draw:text-box>
        </draw:frame>
        <draw:frame draw:style-name="gr6" draw:text-style-name="P7" draw:layer="layout" svg:width="0.408cm" svg:height="0.276cm" svg:x="12.084cm" svg:y="4.023cm">
          <draw:text-box>
            <text:p text:style-name="P1"><text:span text:style-name="T9">277</text:span></text:p>
          </draw:text-box>
        </draw:frame>
        <draw:frame draw:style-name="gr1" draw:text-style-name="P2" draw:layer="layout" svg:width="5.294cm" svg:height="0.475cm" svg:x="12.495cm" svg:y="4.004cm">
          <draw:text-box>
            <text:p text:style-name="P1"><text:span text:style-name="T4"><text:s/></text:span><text:span text:style-name="T4">Negotiations to form a new </text:span></text:p>
          </draw:text-box>
        </draw:frame>
        <draw:frame draw:style-name="gr1" draw:text-style-name="P2" draw:layer="layout" svg:width="7.592cm" svg:height="0.475cm" svg:x="2.2cm" svg:y="4.568cm">
          <draw:text-box>
            <text:p text:style-name="P1"><text:span text:style-name="T4">government continued into spring 2006. </text:span></text:p>
          </draw:text-box>
        </draw:frame>
        <draw:frame draw:style-name="gr1" draw:text-style-name="P2" draw:layer="layout" svg:width="16.292cm" svg:height="0.475cm" svg:x="2.2cm" svg:y="5.483cm">
          <draw:text-box>
            <text:p text:style-name="P1"><text:span text:style-name="T6">480. </text:span><text:span text:style-name="T4"><text:s/>On 2 March 2006, DOP(I) considered a joint FCO/DTI paper setting out the UK’s </text:span></text:p>
          </draw:text-box>
        </draw:frame>
        <draw:frame draw:style-name="gr1" draw:text-style-name="P2" draw:layer="layout" svg:width="7.194cm" svg:height="0.475cm" svg:x="2.2cm" svg:y="6.047cm">
          <draw:text-box>
            <text:p text:style-name="P1"><text:span text:style-name="T4">objectives for Iraq’s oil and gas sector.</text:span></text:p>
          </draw:text-box>
        </draw:frame>
        <draw:frame draw:style-name="gr6" draw:text-style-name="P7" draw:layer="layout" svg:width="0.408cm" svg:height="0.276cm" svg:x="9.369cm" svg:y="6.066cm">
          <draw:text-box>
            <text:p text:style-name="P1"><text:span text:style-name="T9">278</text:span></text:p>
          </draw:text-box>
        </draw:frame>
        <draw:frame draw:style-name="gr1" draw:text-style-name="P2" draw:layer="layout" svg:width="0.422cm" svg:height="0.475cm" svg:x="9.781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57cm" svg:height="0.475cm" svg:x="2.2cm" svg:y="6.962cm">
          <draw:text-box>
            <text:p text:style-name="P1"><text:span text:style-name="T6">481. </text:span><text:span text:style-name="T4"><text:s/>The UK’s third post-Occupation oil strategy set out a more cautious position on </text:span></text:p>
          </draw:text-box>
        </draw:frame>
        <draw:frame draw:style-name="gr1" draw:text-style-name="P2" draw:layer="layout" svg:width="12.338cm" svg:height="0.475cm" svg:x="2.2cm" svg:y="7.526cm">
          <draw:text-box>
            <text:p text:style-name="P1"><text:span text:style-name="T4">the potential role of the private sector, including private financing. </text:span></text:p>
          </draw:text-box>
        </draw:frame>
        <draw:frame draw:style-name="gr1" draw:text-style-name="P2" draw:layer="layout" svg:width="14.205cm" svg:height="0.475cm" svg:x="2.2cm" svg:y="8.441cm">
          <draw:text-box>
            <text:p text:style-name="P1"><text:span text:style-name="T6">482. </text:span><text:span text:style-name="T4"><text:s/>The FCO/DTI paper set out three “mutually reinforcing” UK objectives:</text:span></text:p>
          </draw:text-box>
        </draw:frame>
        <draw:frame draw:style-name="gr2" draw:text-style-name="P3" draw:layer="layout" svg:width="0.634cm" svg:height="0.712cm" svg:x="2.95cm" svg:y="9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36cm" svg:height="0.475cm" svg:x="3.7cm" svg:y="9.355cm">
          <draw:text-box>
            <text:p text:style-name="P1"><text:span text:style-name="T4">Iraq’s successful economic development;</text:span></text:p>
          </draw:text-box>
        </draw:frame>
        <draw:frame draw:style-name="gr2" draw:text-style-name="P3" draw:layer="layout" svg:width="0.634cm" svg:height="0.712cm" svg:x="2.95cm" svg:y="9.8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4cm" svg:height="0.475cm" svg:x="3.7cm" svg:y="10.02cm">
          <draw:text-box>
            <text:p text:style-name="P1"><text:span text:style-name="T4">to promote Iraq’s contribution to global energy security, and its role as a </text:span></text:p>
          </draw:text-box>
        </draw:frame>
        <draw:frame draw:style-name="gr1" draw:text-style-name="P2" draw:layer="layout" svg:width="7.559cm" svg:height="0.475cm" svg:x="3.7cm" svg:y="10.584cm">
          <draw:text-box>
            <text:p text:style-name="P1"><text:span text:style-name="T4">constructive influence within OPEC; and</text:span></text:p>
          </draw:text-box>
        </draw:frame>
        <draw:frame draw:style-name="gr2" draw:text-style-name="P3" draw:layer="layout" svg:width="0.634cm" svg:height="0.712cm" svg:x="2.95cm" svg:y="11.0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892cm" svg:height="0.475cm" svg:x="3.7cm" svg:y="11.248cm">
          <draw:text-box>
            <text:p text:style-name="P1"><text:span text:style-name="T4">to support UK companies.</text:span></text:p>
          </draw:text-box>
        </draw:frame>
        <draw:frame draw:style-name="gr6" draw:text-style-name="P7" draw:layer="layout" svg:width="0.408cm" svg:height="0.276cm" svg:x="8.571cm" svg:y="11.267cm">
          <draw:text-box>
            <text:p text:style-name="P1"><text:span text:style-name="T9">279</text:span></text:p>
          </draw:text-box>
        </draw:frame>
        <draw:frame draw:style-name="gr1" draw:text-style-name="P2" draw:layer="layout" svg:width="0.422cm" svg:height="0.475cm" svg:x="8.983cm" svg:y="11.2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1cm" svg:height="0.475cm" svg:x="2.2cm" svg:y="12.163cm">
          <draw:text-box>
            <text:p text:style-name="P1"><text:span text:style-name="T6">483. </text:span><text:span text:style-name="T4"><text:s/>The paper stated that raising oil production would require significant new </text:span></text:p>
          </draw:text-box>
        </draw:frame>
        <draw:frame draw:style-name="gr1" draw:text-style-name="P2" draw:layer="layout" svg:width="14.908cm" svg:height="0.475cm" svg:x="2.2cm" svg:y="12.727cm">
          <draw:text-box>
            <text:p text:style-name="P1"><text:span text:style-name="T4">investment. Iraq was unlikely to be able to finance that investment from its own </text:span></text:p>
          </draw:text-box>
        </draw:frame>
        <draw:frame draw:style-name="gr1" draw:text-style-name="P2" draw:layer="layout" svg:width="16.791cm" svg:height="0.475cm" svg:x="2.2cm" svg:y="13.292cm">
          <draw:text-box>
            <text:p text:style-name="P1"><text:span text:style-name="T4">resources, and did not have recent experience of the regulatory, fiscal and administrative </text:span></text:p>
          </draw:text-box>
        </draw:frame>
        <draw:frame draw:style-name="gr1" draw:text-style-name="P2" draw:layer="layout" svg:width="15.428cm" svg:height="0.475cm" svg:x="2.2cm" svg:y="13.856cm">
          <draw:text-box>
            <text:p text:style-name="P1"><text:span text:style-name="T4">framework needed to make optimal use of private investment or the technical and </text:span></text:p>
          </draw:text-box>
        </draw:frame>
        <draw:frame draw:style-name="gr1" draw:text-style-name="P2" draw:layer="layout" svg:width="15.61cm" svg:height="0.475cm" svg:x="2.2cm" svg:y="14.421cm">
          <draw:text-box>
            <text:p text:style-name="P1"><text:span text:style-name="T4">managerial expertise to manage a rapid expansion of the industry. A key challenge </text:span></text:p>
          </draw:text-box>
        </draw:frame>
        <draw:frame draw:style-name="gr1" draw:text-style-name="P2" draw:layer="layout" svg:width="15.572cm" svg:height="0.475cm" svg:x="2.2cm" svg:y="14.985cm">
          <draw:text-box>
            <text:p text:style-name="P1"><text:span text:style-name="T4">for the Iraqi Government was therefore to access external financing and expertise. </text:span></text:p>
          </draw:text-box>
        </draw:frame>
        <draw:frame draw:style-name="gr1" draw:text-style-name="P2" draw:layer="layout" svg:width="15.615cm" svg:height="0.475cm" svg:x="2.2cm" svg:y="15.55cm">
          <draw:text-box>
            <text:p text:style-name="P1"><text:span text:style-name="T4">Iraq’s first step should be to engage with “experienced development partners”, and </text:span></text:p>
          </draw:text-box>
        </draw:frame>
        <draw:frame draw:style-name="gr1" draw:text-style-name="P2" draw:layer="layout" svg:width="16.817cm" svg:height="0.475cm" svg:x="2.2cm" svg:y="16.114cm">
          <draw:text-box>
            <text:p text:style-name="P1"><text:span text:style-name="T4">specifically the World Bank, which could provide independent advice on the development </text:span></text:p>
          </draw:text-box>
        </draw:frame>
        <draw:frame draw:style-name="gr1" draw:text-style-name="P2" draw:layer="layout" svg:width="16.643cm" svg:height="0.475cm" svg:x="2.2cm" svg:y="16.678cm">
          <draw:text-box>
            <text:p text:style-name="P1"><text:span text:style-name="T4">of an appropriate regulatory, fiscal and administrative framework. Its second step should </text:span></text:p>
          </draw:text-box>
        </draw:frame>
        <draw:frame draw:style-name="gr1" draw:text-style-name="P2" draw:layer="layout" svg:width="16.643cm" svg:height="0.475cm" svg:x="2.2cm" svg:y="17.243cm">
          <draw:text-box>
            <text:p text:style-name="P1"><text:span text:style-name="T4">be to engage with international oil companies (IOCs) and oil service companies (OSCs), </text:span></text:p>
          </draw:text-box>
        </draw:frame>
        <draw:frame draw:style-name="gr1" draw:text-style-name="P2" draw:layer="layout" svg:width="9.781cm" svg:height="0.475cm" svg:x="2.2cm" svg:y="17.807cm">
          <draw:text-box>
            <text:p text:style-name="P1"><text:span text:style-name="T4">which could bring in technical expertise and capital. </text:span></text:p>
          </draw:text-box>
        </draw:frame>
        <draw:frame draw:style-name="gr1" draw:text-style-name="P2" draw:layer="layout" svg:width="16.05cm" svg:height="0.475cm" svg:x="2.2cm" svg:y="18.722cm">
          <draw:text-box>
            <text:p text:style-name="P1"><text:span text:style-name="T6">484. </text:span><text:span text:style-name="T4"><text:s/>Any form of engagement with the IOCs would be politically sensitive. The “most </text:span></text:p>
          </draw:text-box>
        </draw:frame>
        <draw:frame draw:style-name="gr1" draw:text-style-name="P2" draw:layer="layout" svg:width="16.508cm" svg:height="0.475cm" svg:x="2.2cm" svg:y="19.286cm">
          <draw:text-box>
            <text:p text:style-name="P1"><text:span text:style-name="T4">straightforward” form, and the one most likely to result in a rapid increase in production, </text:span></text:p>
          </draw:text-box>
        </draw:frame>
        <draw:frame draw:style-name="gr1" draw:text-style-name="P2" draw:layer="layout" svg:width="16.326cm" svg:height="0.475cm" svg:x="2.2cm" svg:y="19.851cm">
          <draw:text-box>
            <text:p text:style-name="P1"><text:span text:style-name="T4">was FDI; but the “appropriateness” of FDI and the contractual form it might take, along </text:span></text:p>
          </draw:text-box>
        </draw:frame>
        <draw:frame draw:style-name="gr1" draw:text-style-name="P2" draw:layer="layout" svg:width="16.305cm" svg:height="0.475cm" svg:x="2.2cm" svg:y="20.415cm">
          <draw:text-box>
            <text:p text:style-name="P1"><text:span text:style-name="T4">with the internal distribution of oil revenues, would be hotly contested issues within the </text:span></text:p>
          </draw:text-box>
        </draw:frame>
        <draw:frame draw:style-name="gr1" draw:text-style-name="P2" draw:layer="layout" svg:width="16.41cm" svg:height="0.475cm" svg:x="2.2cm" svg:y="20.98cm">
          <draw:text-box>
            <text:p text:style-name="P1"><text:span text:style-name="T4">constitutional review process. Neither Saudi Arabia nor Iran allowed PSAs, “the form of </text:span></text:p>
          </draw:text-box>
        </draw:frame>
        <draw:frame draw:style-name="gr1" draw:text-style-name="P2" draw:layer="layout" svg:width="16.774cm" svg:height="0.475cm" svg:x="2.2cm" svg:y="21.544cm">
          <draw:text-box>
            <text:p text:style-name="P1"><text:span text:style-name="T4">FDI most favoured by IOCs”. The paper concluded that “other options such as debt/bond </text:span></text:p>
          </draw:text-box>
        </draw:frame>
        <draw:frame draw:style-name="gr1" draw:text-style-name="P2" draw:layer="layout" svg:width="10.285cm" svg:height="0.475cm" svg:x="2.2cm" svg:y="22.108cm">
          <draw:text-box>
            <text:p text:style-name="P1"><text:span text:style-name="T4">finance and joint ventures should also be considered”. </text:span></text:p>
          </draw:text-box>
        </draw:frame>
        <draw:frame draw:style-name="gr1" draw:text-style-name="P2" draw:layer="layout" svg:width="16.694cm" svg:height="0.475cm" svg:x="2.2cm" svg:y="23.023cm">
          <draw:text-box>
            <text:p text:style-name="P1"><text:span text:style-name="T6">485. </text:span><text:span text:style-name="T4"><text:s/>The paper stated that IOCs, including BP, Shell and other UK companies, were not </text:span></text:p>
          </draw:text-box>
        </draw:frame>
        <draw:frame draw:style-name="gr1" draw:text-style-name="P2" draw:layer="layout" svg:width="16.753cm" svg:height="0.475cm" svg:x="2.2cm" svg:y="23.587cm">
          <draw:text-box>
            <text:p text:style-name="P1"><text:span text:style-name="T4">currently working in Iraq due to the security situation and the lack of a foreign investment </text:span></text:p>
          </draw:text-box>
        </draw:frame>
        <draw:frame draw:style-name="gr1" draw:text-style-name="P2" draw:layer="layout" svg:width="15.801cm" svg:height="0.475cm" svg:x="2.2cm" svg:y="24.152cm">
          <draw:text-box>
            <text:p text:style-name="P1"><text:span text:style-name="T4">law. BP and Shell were engaged on technical studies of oilfields and were providing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4.574cm" svg:height="0.475cm" svg:x="2.2cm" svg:y="24.716cm">
          <draw:text-box>
            <text:p text:style-name="P1"><text:span text:style-name="T4">training to Iraqi officials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77 </text:span></text:p>
          </draw:text-box>
        </draw:frame>
        <draw:frame draw:style-name="gr4" draw:text-style-name="P5" draw:layer="layout" svg:width="14.738cm" svg:height="0.395cm" svg:x="2.6cm" svg:y="25.934cm">
          <draw:text-box>
            <text:p text:style-name="P1"><text:span text:style-name="T11">eGram 20961/05 Baghdad to FCO London, 16 December 2005, ‘Iraq: Elections: Election Day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78 </text:span></text:p>
          </draw:text-box>
        </draw:frame>
        <draw:frame draw:style-name="gr4" draw:text-style-name="P5" draw:layer="layout" svg:width="6.399cm" svg:height="0.395cm" svg:x="2.6cm" svg:y="26.357cm">
          <draw:text-box>
            <text:p text:style-name="P1"><text:span text:style-name="T11">Minutes, 2 March 2006, DOP(I) meeting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79 </text:span></text:p>
          </draw:text-box>
        </draw:frame>
        <draw:frame draw:style-name="gr4" draw:text-style-name="P5" draw:layer="layout" svg:width="11.885cm" svg:height="0.395cm" svg:x="2.6cm" svg:y="26.781cm">
          <draw:text-box>
            <text:p text:style-name="P1"><text:span text:style-name="T11">Paper IPU, 28 February 2006, ‘UK Objectives for Iraq’s Oil and Gas Sector’.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line draw:style-name="gr12" draw:text-style-name="P8" draw:layer="layout" svg:x1="3.09cm" svg:y1="14.298cm" svg:x2="17.985cm" svg:y2="14.298cm">
          <text:p/>
        </draw:line>
        <draw:line draw:style-name="gr12" draw:text-style-name="P8" draw:layer="layout" svg:x1="2.949cm" svg:y1="14.863cm" svg:x2="17.978cm" svg:y2="14.863cm">
          <text:p/>
        </draw:line>
        <draw:line draw:style-name="gr12" draw:text-style-name="P8" draw:layer="layout" svg:x1="2.949cm" svg:y1="15.427cm" svg:x2="18.456cm" svg:y2="15.427cm">
          <text:p/>
        </draw:line>
        <draw:line draw:style-name="gr12" draw:text-style-name="P8" draw:layer="layout" svg:x1="2.949cm" svg:y1="15.991cm" svg:x2="12.243cm" svg:y2="15.99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47</text:span></text:p>
          </draw:text-box>
        </draw:frame>
        <draw:frame draw:style-name="gr1" draw:text-style-name="P2" draw:layer="layout" svg:width="16.707cm" svg:height="0.475cm" svg:x="2.2cm" svg:y="2.525cm">
          <draw:text-box>
            <text:p text:style-name="P1"><text:span text:style-name="T6">486. </text:span><text:span text:style-name="T4"><text:s/>The paper identified five risks to UK objectives, including: </text:span><text:span text:style-name="T14">“The US dominates the </text:span></text:p>
          </draw:text-box>
        </draw:frame>
        <draw:frame draw:style-name="gr1" draw:text-style-name="P2" draw:layer="layout" svg:width="10.712cm" svg:height="0.475cm" svg:x="2.2cm" svg:y="3.09cm">
          <draw:text-box>
            <text:p text:style-name="P1"><text:span text:style-name="T14">field in advising Iraq on energy sector development.”</text:span></text:p>
          </draw:text-box>
        </draw:frame>
        <draw:frame draw:style-name="gr1" draw:text-style-name="P2" draw:layer="layout" svg:width="16.808cm" svg:height="0.475cm" svg:x="2.2cm" svg:y="4.004cm">
          <draw:text-box>
            <text:p text:style-name="P1"><text:span text:style-name="T6">487. </text:span><text:span text:style-name="T4"><text:s/>Dr Kim Howells, FCO Minister of State, introduced the paper at the 2 March DOP(I) </text:span></text:p>
          </draw:text-box>
        </draw:frame>
        <draw:frame draw:style-name="gr1" draw:text-style-name="P2" draw:layer="layout" svg:width="1.632cm" svg:height="0.475cm" svg:x="2.2cm" svg:y="4.568cm">
          <draw:text-box>
            <text:p text:style-name="P1"><text:span text:style-name="T4">meeting.</text:span></text:p>
          </draw:text-box>
        </draw:frame>
        <draw:frame draw:style-name="gr6" draw:text-style-name="P7" draw:layer="layout" svg:width="0.408cm" svg:height="0.276cm" svg:x="3.824cm" svg:y="4.587cm">
          <draw:text-box>
            <text:p text:style-name="P1"><text:span text:style-name="T9">280</text:span></text:p>
          </draw:text-box>
        </draw:frame>
        <draw:frame draw:style-name="gr1" draw:text-style-name="P2" draw:layer="layout" svg:width="14.002cm" svg:height="0.475cm" svg:x="4.235cm" svg:y="4.568cm">
          <draw:text-box>
            <text:p text:style-name="P1"><text:span text:style-name="T4"><text:s/></text:span><text:span text:style-name="T4">He highlighted the centrality of oil to Iraq’s economy, and reported that he </text:span></text:p>
          </draw:text-box>
        </draw:frame>
        <draw:frame draw:style-name="gr1" draw:text-style-name="P2" draw:layer="layout" svg:width="16.355cm" svg:height="0.475cm" svg:x="2.2cm" svg:y="5.133cm">
          <draw:text-box>
            <text:p text:style-name="P1"><text:span text:style-name="T4">planned to visit southern Iraq shortly to look at issues relating to the southern oil fields. </text:span></text:p>
          </draw:text-box>
        </draw:frame>
        <draw:frame draw:style-name="gr1" draw:text-style-name="P2" draw:layer="layout" svg:width="16.377cm" svg:height="0.475cm" svg:x="2.2cm" svg:y="5.697cm">
          <draw:text-box>
            <text:p text:style-name="P1"><text:span text:style-name="T4">Mr Malcolm Wicks, DTI Minister of State, described projections that Iraq could produce </text:span></text:p>
          </draw:text-box>
        </draw:frame>
        <draw:frame draw:style-name="gr1" draw:text-style-name="P2" draw:layer="layout" svg:width="16.512cm" svg:height="0.475cm" svg:x="2.2cm" svg:y="6.262cm">
          <draw:text-box>
            <text:p text:style-name="P1"><text:span text:style-name="T4">7.9m bpd by 2030 as very significant in the global and UK context. The UK was already </text:span></text:p>
          </draw:text-box>
        </draw:frame>
        <draw:frame draw:style-name="gr1" draw:text-style-name="P2" draw:layer="layout" svg:width="10.082cm" svg:height="0.475cm" svg:x="2.2cm" svg:y="6.826cm">
          <draw:text-box>
            <text:p text:style-name="P1"><text:span text:style-name="T4">working closely with IOCs and Iraq on energy issues. </text:span></text:p>
          </draw:text-box>
        </draw:frame>
        <draw:frame draw:style-name="gr1" draw:text-style-name="P2" draw:layer="layout" svg:width="15.648cm" svg:height="0.475cm" svg:x="2.2cm" svg:y="7.741cm">
          <draw:text-box>
            <text:p text:style-name="P1"><text:span text:style-name="T6">488. </text:span><text:span text:style-name="T4"><text:s/>In discussion, Ministers commented that oil and gas would continue to be the </text:span></text:p>
          </draw:text-box>
        </draw:frame>
        <draw:frame draw:style-name="gr1" draw:text-style-name="P2" draw:layer="layout" svg:width="15.115cm" svg:height="0.475cm" svg:x="2.2cm" svg:y="8.305cm">
          <draw:text-box>
            <text:p text:style-name="P1"><text:span text:style-name="T4">bedrock of Iraq’s economy, but diversification was essential in the medium term. </text:span></text:p>
          </draw:text-box>
        </draw:frame>
        <draw:frame draw:style-name="gr1" draw:text-style-name="P2" draw:layer="layout" svg:width="16.389cm" svg:height="0.475cm" svg:x="2.2cm" svg:y="9.22cm">
          <draw:text-box>
            <text:p text:style-name="P1"><text:span text:style-name="T6">489. </text:span><text:span text:style-name="T4"><text:s/>DOP(I) agreed that Ministers should discuss the oil sector again after Dr Howells’ </text:span></text:p>
          </draw:text-box>
        </draw:frame>
        <draw:frame draw:style-name="gr1" draw:text-style-name="P2" draw:layer="layout" svg:width="2.292cm" svg:height="0.475cm" svg:x="2.2cm" svg:y="9.784cm">
          <draw:text-box>
            <text:p text:style-name="P1"><text:span text:style-name="T4">visit to Iraq. </text:span></text:p>
          </draw:text-box>
        </draw:frame>
        <draw:frame draw:style-name="gr1" draw:text-style-name="P2" draw:layer="layout" svg:width="16.554cm" svg:height="0.475cm" svg:x="2.2cm" svg:y="10.698cm">
          <draw:text-box>
            <text:p text:style-name="P1"><text:span text:style-name="T6">490. </text:span><text:span text:style-name="T4"><text:s/>Dr Howells visited Iraq later that month. He reported to Mr Straw on 23 March that </text:span></text:p>
          </draw:text-box>
        </draw:frame>
        <draw:frame draw:style-name="gr1" draw:text-style-name="P2" draw:layer="layout" svg:width="16.351cm" svg:height="0.475cm" svg:x="2.2cm" svg:y="11.263cm">
          <draw:text-box>
            <text:p text:style-name="P1"><text:span text:style-name="T4">the delay in forming a Government and doubts over Iraq’s commercial legal framework </text:span></text:p>
          </draw:text-box>
        </draw:frame>
        <draw:frame draw:style-name="gr1" draw:text-style-name="P2" draw:layer="layout" svg:width="16.419cm" svg:height="0.475cm" svg:x="2.2cm" svg:y="11.827cm">
          <draw:text-box>
            <text:p text:style-name="P1"><text:span text:style-name="T4">were constraining investment in the oil sector, but that the biggest barrier to investment </text:span></text:p>
          </draw:text-box>
        </draw:frame>
        <draw:frame draw:style-name="gr1" draw:text-style-name="P2" draw:layer="layout" svg:width="5.882cm" svg:height="0.475cm" svg:x="2.2cm" svg:y="12.392cm">
          <draw:text-box>
            <text:p text:style-name="P1"><text:span text:style-name="T4">remained the security situation.</text:span></text:p>
          </draw:text-box>
        </draw:frame>
        <draw:frame draw:style-name="gr6" draw:text-style-name="P7" draw:layer="layout" svg:width="0.408cm" svg:height="0.276cm" svg:x="8.059cm" svg:y="12.411cm">
          <draw:text-box>
            <text:p text:style-name="P1"><text:span text:style-name="T9">281</text:span></text:p>
          </draw:text-box>
        </draw:frame>
        <draw:frame draw:style-name="gr1" draw:text-style-name="P2" draw:layer="layout" svg:width="9.972cm" svg:height="0.475cm" svg:x="8.471cm" svg:y="12.392cm">
          <draw:text-box>
            <text:p text:style-name="P1"><text:span text:style-name="T4"><text:s/></text:span><text:span text:style-name="T4">He recommended that the UK should consider what </text:span></text:p>
          </draw:text-box>
        </draw:frame>
        <draw:frame draw:style-name="gr1" draw:text-style-name="P2" draw:layer="layout" svg:width="13.43cm" svg:height="0.475cm" svg:x="2.2cm" svg:y="12.956cm">
          <draw:text-box>
            <text:p text:style-name="P1"><text:span text:style-name="T4">its military forces could do to provide security for international investors:</text:span></text:p>
          </draw:text-box>
        </draw:frame>
        <draw:frame draw:style-name="gr1" draw:text-style-name="P2" draw:layer="layout" svg:width="15.086cm" svg:height="0.475cm" svg:x="2.95cm" svg:y="13.871cm">
          <draw:text-box>
            <text:p text:style-name="P1"><text:span text:style-name="T4">“</text:span><text:span text:style-name="T4">Such a joint operation [coalition military forces and Iraqi Security Forces] would </text:span></text:p>
          </draw:text-box>
        </draw:frame>
        <draw:frame draw:style-name="gr1" draw:text-style-name="P2" draw:layer="layout" svg:width="15.098cm" svg:height="0.475cm" svg:x="2.95cm" svg:y="14.435cm">
          <draw:text-box>
            <text:p text:style-name="P1"><text:span text:style-name="T4">mean a different focus for our forces in the South. It would entail a shift from the </text:span></text:p>
          </draw:text-box>
        </draw:frame>
        <draw:frame draw:style-name="gr1" draw:text-style-name="P2" draw:layer="layout" svg:width="15.568cm" svg:height="0.475cm" svg:x="2.95cm" svg:y="15cm">
          <draw:text-box>
            <text:p text:style-name="P1"><text:span text:style-name="T4">urban concerns of Basra to … desert-located oil installations … I suggest the FCO </text:span></text:p>
          </draw:text-box>
        </draw:frame>
        <draw:frame draw:style-name="gr1" draw:text-style-name="P2" draw:layer="layout" svg:width="9.586cm" svg:height="0.475cm" svg:x="2.95cm" svg:y="15.564cm">
          <draw:text-box>
            <text:p text:style-name="P1"><text:span text:style-name="T4">discuss it at the earliest opportunity with the MOD.”</text:span></text:p>
          </draw:text-box>
        </draw:frame>
        <draw:frame draw:style-name="gr1" draw:text-style-name="P2" draw:layer="layout" svg:width="16.309cm" svg:height="0.475cm" svg:x="2.2cm" svg:y="16.478cm">
          <draw:text-box>
            <text:p text:style-name="P1"><text:span text:style-name="T6">491. </text:span><text:span text:style-name="T4"><text:s/>There are no indications that Dr Howells’ proposal was discussed by Ministers or </text:span></text:p>
          </draw:text-box>
        </draw:frame>
        <draw:frame draw:style-name="gr1" draw:text-style-name="P2" draw:layer="layout" svg:width="2.8cm" svg:height="0.475cm" svg:x="2.2cm" svg:y="17.043cm">
          <draw:text-box>
            <text:p text:style-name="P1"><text:span text:style-name="T4">senior officials.</text:span></text:p>
          </draw:text-box>
        </draw:frame>
        <draw:frame draw:style-name="gr1" draw:text-style-name="P2" draw:layer="layout" svg:width="16.719cm" svg:height="0.475cm" svg:x="2.2cm" svg:y="17.957cm">
          <draw:text-box>
            <text:p text:style-name="P1"><text:span text:style-name="T6">492. </text:span><text:span text:style-name="T4"><text:s/>Following the 2 March DOP(I) meeting and Dr Howells’ visit, the IPU assessed that </text:span></text:p>
          </draw:text-box>
        </draw:frame>
        <draw:frame draw:style-name="gr1" draw:text-style-name="P2" draw:layer="layout" svg:width="16.292cm" svg:height="0.475cm" svg:x="2.2cm" svg:y="18.522cm">
          <draw:text-box>
            <text:p text:style-name="P1"><text:span text:style-name="T4">Ministers would be keen to discuss the future of the oil sector again, and by the end of </text:span></text:p>
          </draw:text-box>
        </draw:frame>
        <draw:frame draw:style-name="gr1" draw:text-style-name="P2" draw:layer="layout" svg:width="16.728cm" svg:height="0.475cm" svg:x="2.2cm" svg:y="19.086cm">
          <draw:text-box>
            <text:p text:style-name="P1"><text:span text:style-name="T4">March had begun work to develop a “comprehensive programme of engagement” for the </text:span></text:p>
          </draw:text-box>
        </draw:frame>
        <draw:frame draw:style-name="gr1" draw:text-style-name="P2" draw:layer="layout" svg:width="3.634cm" svg:height="0.475cm" svg:x="2.2cm" svg:y="19.651cm">
          <draw:text-box>
            <text:p text:style-name="P1"><text:span text:style-name="T4">oil sector, covering:</text:span></text:p>
          </draw:text-box>
        </draw:frame>
        <draw:frame draw:style-name="gr2" draw:text-style-name="P3" draw:layer="layout" svg:width="0.634cm" svg:height="0.712cm" svg:x="2.95cm" svg:y="20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57cm" svg:height="0.475cm" svg:x="3.7cm" svg:y="20.565cm">
          <draw:text-box>
            <text:p text:style-name="P1"><text:span text:style-name="T4">engagement with UK oil companies in support of their activities; and</text:span></text:p>
          </draw:text-box>
        </draw:frame>
        <draw:frame draw:style-name="gr2" draw:text-style-name="P3" draw:layer="layout" svg:width="0.634cm" svg:height="0.712cm" svg:x="2.95cm" svg:y="21.0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308cm" svg:height="0.475cm" svg:x="3.7cm" svg:y="21.23cm">
          <draw:text-box>
            <text:p text:style-name="P1"><text:span text:style-name="T4">engagement with the Iraqi Government on strategic policy issues.</text:span></text:p>
          </draw:text-box>
        </draw:frame>
        <draw:frame draw:style-name="gr6" draw:text-style-name="P7" draw:layer="layout" svg:width="0.408cm" svg:height="0.276cm" svg:x="15.96cm" svg:y="21.248cm">
          <draw:text-box>
            <text:p text:style-name="P1"><text:span text:style-name="T9">282</text:span></text:p>
          </draw:text-box>
        </draw:frame>
        <draw:frame draw:style-name="gr1" draw:text-style-name="P2" draw:layer="layout" svg:width="0.422cm" svg:height="0.475cm" svg:x="16.371cm" svg:y="21.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9cm" svg:height="0.475cm" svg:x="2.2cm" svg:y="22.144cm">
          <draw:text-box>
            <text:p text:style-name="P1"><text:span text:style-name="T6">493. </text:span><text:span text:style-name="T4"><text:s/>Mr Asquith chaired a meeting of senior officials on 19 May to agree how the UK </text:span></text:p>
          </draw:text-box>
        </draw:frame>
        <draw:frame draw:style-name="gr1" draw:text-style-name="P2" draw:layer="layout" svg:width="8.74cm" svg:height="0.475cm" svg:x="2.2cm" svg:y="22.708cm">
          <draw:text-box>
            <text:p text:style-name="P1"><text:span text:style-name="T4">would like to see the Iraqi oil sector structured.</text:span></text:p>
          </draw:text-box>
        </draw:frame>
        <draw:frame draw:style-name="gr6" draw:text-style-name="P7" draw:layer="layout" svg:width="0.408cm" svg:height="0.276cm" svg:x="10.906cm" svg:y="22.727cm">
          <draw:text-box>
            <text:p text:style-name="P1"><text:span text:style-name="T9">283</text:span></text:p>
          </draw:text-box>
        </draw:frame>
        <draw:frame draw:style-name="gr1" draw:text-style-name="P2" draw:layer="layout" svg:width="7.22cm" svg:height="0.475cm" svg:x="11.318cm" svg:y="22.708cm">
          <draw:text-box>
            <text:p text:style-name="P1"><text:span text:style-name="T4"><text:s/></text:span><text:span text:style-name="T4">He advised Mr Straw that the group’s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5.996cm" svg:height="0.475cm" svg:x="2.2cm" svg:y="23.273cm">
          <draw:text-box>
            <text:p text:style-name="P1"><text:span text:style-name="T4">conclusions would be tested with “industry experts”, before being used as a basis for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80 </text:span></text:p>
          </draw:text-box>
        </draw:frame>
        <draw:frame draw:style-name="gr4" draw:text-style-name="P5" draw:layer="layout" svg:width="6.399cm" svg:height="0.395cm" svg:x="2.6cm" svg:y="25.511cm">
          <draw:text-box>
            <text:p text:style-name="P1"><text:span text:style-name="T11">Minutes, 2 March 2006, DOP(I) meeting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81 </text:span></text:p>
          </draw:text-box>
        </draw:frame>
        <draw:frame draw:style-name="gr4" draw:text-style-name="P5" draw:layer="layout" svg:width="11.995cm" svg:height="0.395cm" svg:x="2.6cm" svg:y="25.934cm">
          <draw:text-box>
            <text:p text:style-name="P1"><text:span text:style-name="T11">Letter Howells to Straw, 23 March 2006, ‘My Thoughts on Iraq’s Oil Industry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82 </text:span></text:p>
          </draw:text-box>
        </draw:frame>
        <draw:frame draw:style-name="gr4" draw:text-style-name="P5" draw:layer="layout" svg:width="12.583cm" svg:height="0.395cm" svg:x="2.6cm" svg:y="26.357cm">
          <draw:text-box>
            <text:p text:style-name="P1"><text:span text:style-name="T11">Paper IPU, 29 March 2006, ‘Iraq’s Oil and Gas Sector – HMG Policy and Action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83 </text:span></text:p>
          </draw:text-box>
        </draw:frame>
        <draw:frame draw:style-name="gr4" draw:text-style-name="P5" draw:layer="layout" svg:width="12.401cm" svg:height="0.395cm" svg:x="2.6cm" svg:y="26.781cm">
          <draw:text-box>
            <text:p text:style-name="P1"><text:span text:style-name="T11">Minute Asquith to Private Secretary [FCO], 24 May 2006, ‘Iraq: DOP-I: 24 May’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8</text:span></text:p>
          </draw:text-box>
        </draw:frame>
        <draw:frame draw:style-name="gr1" draw:text-style-name="P2" draw:layer="layout" svg:width="16.334cm" svg:height="0.475cm" svg:x="2.2cm" svg:y="2.525cm">
          <draw:text-box>
            <text:p text:style-name="P1"><text:span text:style-name="T4">engaging with the Iraqi Government. The UK was already in close contact with BP and </text:span></text:p>
          </draw:text-box>
        </draw:frame>
        <draw:frame draw:style-name="gr1" draw:text-style-name="P2" draw:layer="layout" svg:width="7.707cm" svg:height="0.475cm" svg:x="2.2cm" svg:y="3.09cm">
          <draw:text-box>
            <text:p text:style-name="P1"><text:span text:style-name="T4">Shell on their business planning for Iraq. </text:span></text:p>
          </draw:text-box>
        </draw:frame>
        <draw:frame draw:style-name="gr1" draw:text-style-name="P2" draw:layer="layout" svg:width="8.405cm" svg:height="0.475cm" svg:x="2.2cm" svg:y="4.004cm">
          <draw:text-box>
            <text:p text:style-name="P1"><text:span text:style-name="T6">494. </text:span><text:span text:style-name="T4"><text:s/>The paper was finalised in September. </text:span></text:p>
          </draw:text-box>
        </draw:frame>
        <draw:frame draw:style-name="gr1" draw:text-style-name="P2" draw:layer="layout" svg:width="15.089cm" svg:height="0.475cm" svg:x="2.2cm" svg:y="4.918cm">
          <draw:text-box>
            <text:p text:style-name="P1"><text:span text:style-name="T6">495. </text:span><text:span text:style-name="T4"><text:s/>On 20 May, Prime Minister Nuri al-Maliki presented his Cabinet (minus the </text:span></text:p>
          </draw:text-box>
        </draw:frame>
        <draw:frame draw:style-name="gr1" draw:text-style-name="P2" draw:layer="layout" svg:width="14.662cm" svg:height="0.475cm" svg:x="2.2cm" svg:y="5.483cm">
          <draw:text-box>
            <text:p text:style-name="P1"><text:span text:style-name="T4">Ministers for Interior, Security and Defence) to the Council of Representatives.</text:span></text:p>
          </draw:text-box>
        </draw:frame>
        <draw:frame draw:style-name="gr6" draw:text-style-name="P7" draw:layer="layout" svg:width="0.408cm" svg:height="0.276cm" svg:x="16.812cm" svg:y="5.502cm">
          <draw:text-box>
            <text:p text:style-name="P1"><text:span text:style-name="T9">284</text:span></text:p>
          </draw:text-box>
        </draw:frame>
        <draw:frame draw:style-name="gr1" draw:text-style-name="P2" draw:layer="layout" svg:width="0.422cm" svg:height="0.475cm" svg:x="17.224cm" svg:y="5.483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4.137cm" svg:height="0.475cm" svg:x="2.2cm" svg:y="6.047cm">
          <draw:text-box>
            <text:p text:style-name="P1"><text:span text:style-name="T4">All were approved. Dr Hussain al-Shahristani was appointed Minister of Oil.</text:span></text:p>
          </draw:text-box>
        </draw:frame>
        <draw:frame draw:style-name="gr1" draw:text-style-name="P2" draw:layer="layout" svg:width="15.204cm" svg:height="0.475cm" svg:x="2.2cm" svg:y="6.962cm">
          <draw:text-box>
            <text:p text:style-name="P1"><text:span text:style-name="T6">496. </text:span><text:span text:style-name="T4"><text:s/>Mr Blair visited Iraq on 22 May. He met President Talabani and, separately, </text:span></text:p>
          </draw:text-box>
        </draw:frame>
        <draw:frame draw:style-name="gr1" draw:text-style-name="P2" draw:layer="layout" svg:width="4.024cm" svg:height="0.475cm" svg:x="2.2cm" svg:y="7.526cm">
          <draw:text-box>
            <text:p text:style-name="P1"><text:span text:style-name="T4">Prime Minister Maliki.</text:span></text:p>
          </draw:text-box>
        </draw:frame>
        <draw:frame draw:style-name="gr1" draw:text-style-name="P2" draw:layer="layout" svg:width="15.288cm" svg:height="0.475cm" svg:x="2.2cm" svg:y="8.441cm">
          <draw:text-box>
            <text:p text:style-name="P1"><text:span text:style-name="T6">497. </text:span><text:span text:style-name="T4"><text:s/>The following day, Sir Nigel Sheinwald wrote to Mr Straw’s Principal Private </text:span></text:p>
          </draw:text-box>
        </draw:frame>
        <draw:frame draw:style-name="gr1" draw:text-style-name="P2" draw:layer="layout" svg:width="15.814cm" svg:height="0.475cm" svg:x="2.2cm" svg:y="9.005cm">
          <draw:text-box>
            <text:p text:style-name="P1"><text:span text:style-name="T4">Secretary setting out eight areas of work which were, in Mr Blair’s view, priorities for </text:span></text:p>
          </draw:text-box>
        </draw:frame>
        <draw:frame draw:style-name="gr1" draw:text-style-name="P2" draw:layer="layout" svg:width="0.853cm" svg:height="0.475cm" svg:x="2.2cm" svg:y="9.57cm">
          <draw:text-box>
            <text:p text:style-name="P1"><text:span text:style-name="T4">Iraq.</text:span></text:p>
          </draw:text-box>
        </draw:frame>
        <draw:frame draw:style-name="gr6" draw:text-style-name="P7" draw:layer="layout" svg:width="0.408cm" svg:height="0.276cm" svg:x="3.047cm" svg:y="9.588cm">
          <draw:text-box>
            <text:p text:style-name="P1"><text:span text:style-name="T9">285</text:span></text:p>
          </draw:text-box>
        </draw:frame>
        <draw:frame draw:style-name="gr1" draw:text-style-name="P2" draw:layer="layout" svg:width="14.942cm" svg:height="0.475cm" svg:x="3.459cm" svg:y="9.57cm">
          <draw:text-box>
            <text:p text:style-name="P1"><text:span text:style-name="T4"><text:s/></text:span><text:span text:style-name="T4">The final area of work listed was capacity building for Iraqi Ministries, including:</text:span></text:p>
          </draw:text-box>
        </draw:frame>
        <draw:frame draw:style-name="gr1" draw:text-style-name="P2" draw:layer="layout" svg:width="14.142cm" svg:height="0.475cm" svg:x="2.95cm" svg:y="10.484cm">
          <draw:text-box>
            <text:p text:style-name="P1"><text:span text:style-name="T4">“</text:span><text:span text:style-name="T4">During our visit, we were also asked for specific assistance in the areas of </text:span></text:p>
          </draw:text-box>
        </draw:frame>
        <draw:frame draw:style-name="gr1" draw:text-style-name="P2" draw:layer="layout" svg:width="15.229cm" svg:height="0.475cm" svg:x="2.95cm" svg:y="11.048cm">
          <draw:text-box>
            <text:p text:style-name="P1"><text:span text:style-name="T4">agriculture, and promoting investment by oil companies. I would welcome advice </text:span></text:p>
          </draw:text-box>
        </draw:frame>
        <draw:frame draw:style-name="gr1" draw:text-style-name="P2" draw:layer="layout" svg:width="1.683cm" svg:height="0.475cm" svg:x="2.95cm" svg:y="11.613cm">
          <draw:text-box>
            <text:p text:style-name="P1"><text:span text:style-name="T4">on both.”</text:span></text:p>
          </draw:text-box>
        </draw:frame>
        <draw:frame draw:style-name="gr1" draw:text-style-name="P2" draw:layer="layout" svg:width="16.194cm" svg:height="0.475cm" svg:x="2.2cm" svg:y="12.527cm">
          <draw:text-box>
            <text:p text:style-name="P1"><text:span text:style-name="T6">498. </text:span><text:span text:style-name="T4"><text:s/>A Cabinet Office official sent Mr Blair an update on work in those eight areas on <text:s/></text:span></text:p>
          </draw:text-box>
        </draw:frame>
        <draw:frame draw:style-name="gr1" draw:text-style-name="P2" draw:layer="layout" svg:width="1.399cm" svg:height="0.475cm" svg:x="2.2cm" svg:y="13.092cm">
          <draw:text-box>
            <text:p text:style-name="P1"><text:span text:style-name="T4">2 June.</text:span></text:p>
          </draw:text-box>
        </draw:frame>
        <draw:frame draw:style-name="gr6" draw:text-style-name="P7" draw:layer="layout" svg:width="0.408cm" svg:height="0.276cm" svg:x="3.589cm" svg:y="13.111cm">
          <draw:text-box>
            <text:p text:style-name="P1"><text:span text:style-name="T9">286</text:span></text:p>
          </draw:text-box>
        </draw:frame>
        <draw:frame draw:style-name="gr1" draw:text-style-name="P2" draw:layer="layout" svg:width="14.32cm" svg:height="0.475cm" svg:x="4cm" svg:y="13.092cm">
          <draw:text-box>
            <text:p text:style-name="P1"><text:span text:style-name="T4"><text:s/></text:span><text:span text:style-name="T4">The official advised that the FCO was working closely with Shell and BP on </text:span></text:p>
          </draw:text-box>
        </draw:frame>
        <draw:frame draw:style-name="gr1" draw:text-style-name="P2" draw:layer="layout" svg:width="15.754cm" svg:height="0.475cm" svg:x="2.2cm" svg:y="13.656cm">
          <draw:text-box>
            <text:p text:style-name="P1"><text:span text:style-name="T4">an early visit to meet the new Minister of Oil, and on a plan for drawing in investors. </text:span></text:p>
          </draw:text-box>
        </draw:frame>
        <draw:frame draw:style-name="gr1" draw:text-style-name="P2" draw:layer="layout" svg:width="16.584cm" svg:height="0.475cm" svg:x="2.2cm" svg:y="14.571cm">
          <draw:text-box>
            <text:p text:style-name="P1"><text:span text:style-name="T6">499. </text:span><text:span text:style-name="T4"><text:s/>A further, more substantive update on work in the eight areas identified by Mr Blair </text:span></text:p>
          </draw:text-box>
        </draw:frame>
        <draw:frame draw:style-name="gr1" draw:text-style-name="P2" draw:layer="layout" svg:width="9.43cm" svg:height="0.475cm" svg:x="2.2cm" svg:y="15.135cm">
          <draw:text-box>
            <text:p text:style-name="P1"><text:span text:style-name="T4">was considered at the 15 June meeting of DOP(I).</text:span></text:p>
          </draw:text-box>
        </draw:frame>
        <draw:frame draw:style-name="gr6" draw:text-style-name="P7" draw:layer="layout" svg:width="0.408cm" svg:height="0.276cm" svg:x="11.589cm" svg:y="15.154cm">
          <draw:text-box>
            <text:p text:style-name="P1"><text:span text:style-name="T9">287</text:span></text:p>
          </draw:text-box>
        </draw:frame>
        <draw:frame draw:style-name="gr1" draw:text-style-name="P2" draw:layer="layout" svg:width="6.509cm" svg:height="0.475cm" svg:x="12.001cm" svg:y="15.135cm">
          <draw:text-box>
            <text:p text:style-name="P1"><text:span text:style-name="T4"><text:s/></text:span><text:span text:style-name="T4">The update included a section on </text:span></text:p>
          </draw:text-box>
        </draw:frame>
        <draw:frame draw:style-name="gr1" draw:text-style-name="P2" draw:layer="layout" svg:width="15.89cm" svg:height="0.475cm" svg:x="2.2cm" svg:y="15.7cm">
          <draw:text-box>
            <text:p text:style-name="P1"><text:span text:style-name="T4">capacity-building for Iraqi ministries, but did not address promoting investment by oil </text:span></text:p>
          </draw:text-box>
        </draw:frame>
        <draw:frame draw:style-name="gr1" draw:text-style-name="P2" draw:layer="layout" svg:width="8.401cm" svg:height="0.475cm" svg:x="2.2cm" svg:y="16.264cm">
          <draw:text-box>
            <text:p text:style-name="P1"><text:span text:style-name="T4">companies (or the oil sector more generally).</text:span></text:p>
          </draw:text-box>
        </draw:frame>
        <draw:frame draw:style-name="gr6" draw:text-style-name="P7" draw:layer="layout" svg:width="0.408cm" svg:height="0.276cm" svg:x="10.576cm" svg:y="16.283cm">
          <draw:text-box>
            <text:p text:style-name="P1"><text:span text:style-name="T9">288</text:span></text:p>
          </draw:text-box>
        </draw:frame>
        <draw:frame draw:style-name="gr1" draw:text-style-name="P2" draw:layer="layout" svg:width="0.422cm" svg:height="0.475cm" svg:x="10.988cm" svg:y="16.2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001cm" svg:height="0.475cm" svg:x="2.2cm" svg:y="17.178cm">
          <draw:text-box>
            <text:p text:style-name="P1"><text:span text:style-name="T6">500. </text:span><text:span text:style-name="T4"><text:s/>Mr Patey visited the Kurdish region on 14 June.</text:span></text:p>
          </draw:text-box>
        </draw:frame>
        <draw:frame draw:style-name="gr6" draw:text-style-name="P7" draw:layer="layout" svg:width="0.408cm" svg:height="0.276cm" svg:x="12.131cm" svg:y="17.197cm">
          <draw:text-box>
            <text:p text:style-name="P1"><text:span text:style-name="T9">289</text:span></text:p>
          </draw:text-box>
        </draw:frame>
        <draw:frame draw:style-name="gr1" draw:text-style-name="P2" draw:layer="layout" svg:width="4.735cm" svg:height="0.475cm" svg:x="12.542cm" svg:y="17.178cm">
          <draw:text-box>
            <text:p text:style-name="P1"><text:span text:style-name="T4"><text:s/></text:span><text:span text:style-name="T4">He reported that he had </text:span></text:p>
          </draw:text-box>
        </draw:frame>
        <draw:frame draw:style-name="gr1" draw:text-style-name="P2" draw:layer="layout" svg:width="15.242cm" svg:height="0.475cm" svg:x="2.2cm" svg:y="17.743cm">
          <draw:text-box>
            <text:p text:style-name="P1"><text:span text:style-name="T4">encouraged KRG Prime Minister Nechirvan Barzani and KRG Minister of Natural </text:span></text:p>
          </draw:text-box>
        </draw:frame>
        <draw:frame draw:style-name="gr1" draw:text-style-name="P2" draw:layer="layout" svg:width="15.907cm" svg:height="0.475cm" svg:x="2.2cm" svg:y="18.307cm">
          <draw:text-box>
            <text:p text:style-name="P1"><text:span text:style-name="T4">Resources Dr Ashtee Hawramy to work with the federal Iraqi Government in drafting </text:span></text:p>
          </draw:text-box>
        </draw:frame>
        <draw:frame draw:style-name="gr1" draw:text-style-name="P2" draw:layer="layout" svg:width="15.953cm" svg:height="0.475cm" svg:x="2.2cm" svg:y="18.872cm">
          <draw:text-box>
            <text:p text:style-name="P1"><text:span text:style-name="T4">a Petroleum Law. Mr Barzani had warned that the Kurdish people would not give up <text:s/></text:span></text:p>
          </draw:text-box>
        </draw:frame>
        <draw:frame draw:style-name="gr1" draw:text-style-name="P2" draw:layer="layout" svg:width="14.531cm" svg:height="0.475cm" svg:x="2.2cm" svg:y="19.436cm">
          <draw:text-box>
            <text:p text:style-name="P1"><text:span text:style-name="T4">hard-won concessions in the Constitution relating to the control of resources. </text:span></text:p>
          </draw:text-box>
        </draw:frame>
        <draw:frame draw:style-name="gr1" draw:text-style-name="P2" draw:layer="layout" svg:width="12.558cm" svg:height="0.475cm" svg:x="2.2cm" svg:y="20.351cm">
          <draw:text-box>
            <text:p text:style-name="P1"><text:span text:style-name="T6">501. </text:span><text:span text:style-name="T4"><text:s/>IPU and DTI officials met Dr Hawramy in London on 26 June.</text:span></text:p>
          </draw:text-box>
        </draw:frame>
        <draw:frame draw:style-name="gr6" draw:text-style-name="P7" draw:layer="layout" svg:width="0.408cm" svg:height="0.276cm" svg:x="14.694cm" svg:y="20.369cm">
          <draw:text-box>
            <text:p text:style-name="P1"><text:span text:style-name="T9">290</text:span></text:p>
          </draw:text-box>
        </draw:frame>
        <draw:frame draw:style-name="gr1" draw:text-style-name="P2" draw:layer="layout" svg:width="2.898cm" svg:height="0.475cm" svg:x="15.106cm" svg:y="20.351cm">
          <draw:text-box>
            <text:p text:style-name="P1"><text:span text:style-name="T4"><text:s/></text:span><text:span text:style-name="T4">An IPU official </text:span></text:p>
          </draw:text-box>
        </draw:frame>
        <draw:frame draw:style-name="gr1" draw:text-style-name="P2" draw:layer="layout" svg:width="15.132cm" svg:height="0.475cm" svg:x="2.2cm" svg:y="20.915cm">
          <draw:text-box>
            <text:p text:style-name="P1"><text:span text:style-name="T4">reported that Dr Hawramy had said that he not been invited to sit on the drafting </text:span></text:p>
          </draw:text-box>
        </draw:frame>
        <draw:frame draw:style-name="gr1" draw:text-style-name="P2" draw:layer="layout" svg:width="14.446cm" svg:height="0.475cm" svg:x="2.2cm" svg:y="21.48cm">
          <draw:text-box>
            <text:p text:style-name="P1"><text:span text:style-name="T4">committee for the Hydrocarbons Law, and had outlined the content of a draft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5.412cm" svg:height="0.475cm" svg:x="2.2cm" svg:y="22.044cm">
          <draw:text-box>
            <text:p text:style-name="P1"><text:span text:style-name="T4">“</text:span><text:span text:style-name="T4">KRG ‘Petroleum Law’”, which gave responsibility for signing contracts to regional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284 </text:span></text:p>
          </draw:text-box>
        </draw:frame>
        <draw:line draw:style-name="gr8" draw:text-style-name="P8" draw:layer="layout" svg:x1="2.6cm" svg:y1="24.597cm" svg:x2="10.012cm" svg:y2="24.597cm">
          <text:p/>
        </draw:line>
        <draw:frame draw:style-name="gr4" draw:text-style-name="P5" draw:layer="layout" svg:width="9.514cm" svg:height="0.395cm" svg:x="2.6cm" svg:y="23.817cm">
          <draw:text-box>
            <text:p text:style-name="P1"><text:span text:style-name="T13">BBC News</text:span><text:span text:style-name="T11">, 20 May 2006, </text:span><text:span text:style-name="T13">Iraqi Parliament approves Cabinet</text:span><text:span text:style-name="T11">.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285 </text:span></text:p>
          </draw:text-box>
        </draw:frame>
        <draw:frame draw:style-name="gr4" draw:text-style-name="P5" draw:layer="layout" svg:width="7.465cm" svg:height="0.395cm" svg:x="2.6cm" svg:y="24.241cm">
          <draw:text-box>
            <text:p text:style-name="P1"><text:span text:style-name="T5">Letter Sheinwald to Hayes, 23 May 2006, ‘Iraq’.</text:span><text:span text:style-name="T11">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286 </text:span></text:p>
          </draw:text-box>
        </draw:frame>
        <draw:frame draw:style-name="gr4" draw:text-style-name="P5" draw:layer="layout" svg:width="15.212cm" svg:height="0.395cm" svg:x="2.6cm" svg:y="24.664cm">
          <draw:text-box>
            <text:p text:style-name="P1"><text:span text:style-name="T11">Minute Cabinet Office [junior official] to Prime Minister, 2 June 2006, ‘Iraq: Follow-up to Your Visit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87 </text:span></text:p>
          </draw:text-box>
        </draw:frame>
        <draw:line draw:style-name="gr8" draw:text-style-name="P8" draw:layer="layout" svg:x1="2.6cm" svg:y1="25.867cm" svg:x2="17.718cm" svg:y2="25.867cm">
          <text:p/>
        </draw:line>
        <draw:line draw:style-name="gr8" draw:text-style-name="P8" draw:layer="layout" svg:x1="2.199cm" svg:y1="26.29cm" svg:x2="6.063cm" svg:y2="26.29cm">
          <text:p/>
        </draw:line>
        <draw:frame draw:style-name="gr4" draw:text-style-name="P5" draw:layer="layout" svg:width="6.377cm" svg:height="0.395cm" svg:x="2.6cm" svg:y="25.087cm">
          <draw:text-box>
            <text:p text:style-name="P1"><text:span text:style-name="T11">Minutes, 15 June 2006, DOP(I) meeting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88 </text:span></text:p>
          </draw:text-box>
        </draw:frame>
        <draw:frame draw:style-name="gr4" draw:text-style-name="P5" draw:layer="layout" svg:width="15.005cm" svg:height="0.395cm" svg:x="2.6cm" svg:y="25.511cm">
          <draw:text-box>
            <text:p text:style-name="P1"><text:span text:style-name="T5">Paper Cabinet Office, 13 June 2006, ‘Follow-up to the Prime Minister’s Visit, including Delivering </text:span></text:p>
          </draw:text-box>
        </draw:frame>
        <draw:frame draw:style-name="gr4" draw:text-style-name="P5" draw:layer="layout" svg:width="3.939cm" svg:height="0.395cm" svg:x="2.2cm" svg:y="25.934cm">
          <draw:text-box>
            <text:p text:style-name="P1"><text:span text:style-name="T5">a Step-change in Basra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89 </text:span></text:p>
          </draw:text-box>
        </draw:frame>
        <draw:frame draw:style-name="gr4" draw:text-style-name="P5" draw:layer="layout" svg:width="14.412cm" svg:height="0.395cm" svg:x="2.6cm" svg:y="26.357cm">
          <draw:text-box>
            <text:p text:style-name="P1"><text:span text:style-name="T11">eGram 24970/06 Baghdad to FCO London, 17 June 2006, ‘Iraq: Visit to the Kurdish Region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90 </text:span></text:p>
          </draw:text-box>
        </draw:frame>
        <draw:frame draw:style-name="gr4" draw:text-style-name="P5" draw:layer="layout" svg:width="15.322cm" svg:height="0.395cm" svg:x="2.6cm" svg:y="26.781cm">
          <draw:text-box>
            <text:p text:style-name="P1"><text:span text:style-name="T11">Email IPU [junior official] to Casey, 7 July 2006, ‘Meeting with KRG Minister of Natural Resources’.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49</text:span></text:p>
          </draw:text-box>
        </draw:frame>
        <draw:frame draw:style-name="gr1" draw:text-style-name="P2" draw:layer="layout" svg:width="16.127cm" svg:height="0.475cm" svg:x="2.2cm" svg:y="2.525cm">
          <draw:text-box>
            <text:p text:style-name="P1"><text:span text:style-name="T4">Governments. Dr Hawramy thought PSAs were the only agreements that IOCs would </text:span></text:p>
          </draw:text-box>
        </draw:frame>
        <draw:frame draw:style-name="gr1" draw:text-style-name="P2" draw:layer="layout" svg:width="1.818cm" svg:height="0.475cm" svg:x="2.2cm" svg:y="3.09cm">
          <draw:text-box>
            <text:p text:style-name="P1"><text:span text:style-name="T4">consider. </text:span></text:p>
          </draw:text-box>
        </draw:frame>
        <draw:frame draw:style-name="gr1" draw:text-style-name="P2" draw:layer="layout" svg:width="15.97cm" svg:height="0.475cm" svg:x="2.2cm" svg:y="4.004cm">
          <draw:text-box>
            <text:p text:style-name="P1"><text:span text:style-name="T6">502. </text:span><text:span text:style-name="T4"><text:s/>UK officials responded that contracts should be signed by central Government. </text:span></text:p>
          </draw:text-box>
        </draw:frame>
        <draw:frame draw:style-name="gr1" draw:text-style-name="P2" draw:layer="layout" svg:width="15.627cm" svg:height="0.475cm" svg:x="2.2cm" svg:y="4.568cm">
          <draw:text-box>
            <text:p text:style-name="P1"><text:span text:style-name="T4">Dr Hawramy asked the UK to stop discouraging IOCs from investing in the Kurdish </text:span></text:p>
          </draw:text-box>
        </draw:frame>
        <draw:frame draw:style-name="gr1" draw:text-style-name="P2" draw:layer="layout" svg:width="1.42cm" svg:height="0.475cm" svg:x="2.2cm" svg:y="5.133cm">
          <draw:text-box>
            <text:p text:style-name="P1"><text:span text:style-name="T4">region. </text:span></text:p>
          </draw:text-box>
        </draw:frame>
        <draw:frame draw:style-name="gr1" draw:text-style-name="P2" draw:layer="layout" svg:width="6.157cm" svg:height="0.475cm" svg:x="2.2cm" svg:y="6.047cm">
          <draw:text-box>
            <text:p text:style-name="P1"><text:span text:style-name="T6">503. </text:span><text:span text:style-name="T4"><text:s/>An IPU official commented:</text:span></text:p>
          </draw:text-box>
        </draw:frame>
        <draw:frame draw:style-name="gr1" draw:text-style-name="P2" draw:layer="layout" svg:width="15.335cm" svg:height="0.475cm" svg:x="2.95cm" svg:y="6.962cm">
          <draw:text-box>
            <text:p text:style-name="P1"><text:span text:style-name="T4">“</text:span><text:span text:style-name="T4">While … IOCs such as Shell and BP are currently unwilling to invest in the KRG, </text:span></text:p>
          </draw:text-box>
        </draw:frame>
        <draw:frame draw:style-name="gr1" draw:text-style-name="P2" draw:layer="layout" svg:width="15.369cm" svg:height="0.475cm" svg:x="2.95cm" svg:y="7.526cm">
          <draw:text-box>
            <text:p text:style-name="P1"><text:span text:style-name="T4">as the gap widens between the investment climate in the KRG and the rest of the </text:span></text:p>
          </draw:text-box>
        </draw:frame>
        <draw:frame draw:style-name="gr1" draw:text-style-name="P2" draw:layer="layout" svg:width="15.424cm" svg:height="0.475cm" svg:x="2.95cm" svg:y="8.091cm">
          <draw:text-box>
            <text:p text:style-name="P1"><text:span text:style-name="T4">country, a westernised, technocratic KRG Minister offering good PSA terms under </text:span></text:p>
          </draw:text-box>
        </draw:frame>
        <draw:frame draw:style-name="gr1" draw:text-style-name="P2" draw:layer="layout" svg:width="11.102cm" svg:height="0.475cm" svg:x="2.95cm" svg:y="8.655cm">
          <draw:text-box>
            <text:p text:style-name="P1"><text:span text:style-name="T4">a KRG Petroleum Law is going to be increasingly tempting.</text:span></text:p>
          </draw:text-box>
        </draw:frame>
        <draw:frame draw:style-name="gr1" draw:text-style-name="P2" draw:layer="layout" svg:width="0.425cm" svg:height="0.475cm" svg:x="2.95cm" svg:y="9.57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492cm" svg:height="0.475cm" svg:x="2.95cm" svg:y="10.484cm">
          <draw:text-box>
            <text:p text:style-name="P1"><text:span text:style-name="T4">“</text:span><text:span text:style-name="T4">We were expecting him [Dr Hawramy] to express irritation at being excluded from </text:span></text:p>
          </draw:text-box>
        </draw:frame>
        <draw:frame draw:style-name="gr1" draw:text-style-name="P2" draw:layer="layout" svg:width="15.005cm" svg:height="0.475cm" svg:x="2.95cm" svg:y="11.048cm">
          <draw:text-box>
            <text:p text:style-name="P1"><text:span text:style-name="T4">central Government decision-making … The impression he gave was more that </text:span></text:p>
          </draw:text-box>
        </draw:frame>
        <draw:frame draw:style-name="gr1" draw:text-style-name="P2" draw:layer="layout" svg:width="15.488cm" svg:height="0.475cm" svg:x="2.95cm" svg:y="11.613cm">
          <draw:text-box>
            <text:p text:style-name="P1"><text:span text:style-name="T4">the KRG was quite content to press on regardless … We will need to work hard to </text:span></text:p>
          </draw:text-box>
        </draw:frame>
        <draw:frame draw:style-name="gr1" draw:text-style-name="P2" draw:layer="layout" svg:width="12.956cm" svg:height="0.475cm" svg:x="2.95cm" svg:y="12.177cm">
          <draw:text-box>
            <text:p text:style-name="P1"><text:span text:style-name="T4">persuade the Kurds that there is a game worth playing at the centre.”</text:span></text:p>
          </draw:text-box>
        </draw:frame>
        <draw:frame draw:style-name="gr1" draw:text-style-name="P2" draw:layer="layout" svg:width="13.929cm" svg:height="0.475cm" svg:x="2.2cm" svg:y="13.092cm">
          <draw:text-box>
            <text:p text:style-name="P1"><text:span text:style-name="T6">504. </text:span><text:span text:style-name="T4"><text:s/>Dr Howells visited Baghdad and the Kurdish Region from 6 to 7 July.</text:span></text:p>
          </draw:text-box>
        </draw:frame>
        <draw:frame draw:style-name="gr6" draw:text-style-name="P7" draw:layer="layout" svg:width="0.408cm" svg:height="0.276cm" svg:x="16.052cm" svg:y="13.111cm">
          <draw:text-box>
            <text:p text:style-name="P1"><text:span text:style-name="T9">291</text:span></text:p>
          </draw:text-box>
        </draw:frame>
        <draw:frame draw:style-name="gr1" draw:text-style-name="P2" draw:layer="layout" svg:width="2.06cm" svg:height="0.475cm" svg:x="16.464cm" svg:y="13.092cm">
          <draw:text-box>
            <text:p text:style-name="P1"><text:span text:style-name="T4"><text:s/></text:span><text:span text:style-name="T4">It was the </text:span></text:p>
          </draw:text-box>
        </draw:frame>
        <draw:frame draw:style-name="gr1" draw:text-style-name="P2" draw:layer="layout" svg:width="11.805cm" svg:height="0.475cm" svg:x="2.2cm" svg:y="13.656cm">
          <draw:text-box>
            <text:p text:style-name="P1"><text:span text:style-name="T4">first visit to the Kurdish region by a British Minister since 2004. </text:span></text:p>
          </draw:text-box>
        </draw:frame>
        <draw:frame draw:style-name="gr1" draw:text-style-name="P2" draw:layer="layout" svg:width="16.313cm" svg:height="0.475cm" svg:x="2.2cm" svg:y="14.571cm">
          <draw:text-box>
            <text:p text:style-name="P1"><text:span text:style-name="T6">505. </text:span><text:span text:style-name="T4"><text:s/>KRG Prime Minister Barzani told Dr Howells that relations between the KRG and </text:span></text:p>
          </draw:text-box>
        </draw:frame>
        <draw:frame draw:style-name="gr1" draw:text-style-name="P2" draw:layer="layout" svg:width="8.718cm" svg:height="0.475cm" svg:x="2.2cm" svg:y="15.135cm">
          <draw:text-box>
            <text:p text:style-name="P1"><text:span text:style-name="T4">the federal Government had “soured over oil”. </text:span></text:p>
          </draw:text-box>
        </draw:frame>
        <draw:frame draw:style-name="gr1" draw:text-style-name="P2" draw:layer="layout" svg:width="15.801cm" svg:height="0.475cm" svg:x="2.2cm" svg:y="16.05cm">
          <draw:text-box>
            <text:p text:style-name="P1"><text:span text:style-name="T6">506. </text:span><text:span text:style-name="T4"><text:s/>Dr Hawramy outlined the KRG’s draft Oil Plan and Petroleum Law. Dr Howells </text:span></text:p>
          </draw:text-box>
        </draw:frame>
        <draw:frame draw:style-name="gr1" draw:text-style-name="P2" draw:layer="layout" svg:width="16.055cm" svg:height="0.475cm" svg:x="2.2cm" svg:y="16.614cm">
          <draw:text-box>
            <text:p text:style-name="P1"><text:span text:style-name="T4">encouraged Dr Hawramy to “work through” the Oil Plan with the federal Government, </text:span></text:p>
          </draw:text-box>
        </draw:frame>
        <draw:frame draw:style-name="gr1" draw:text-style-name="P2" draw:layer="layout" svg:width="15.314cm" svg:height="0.475cm" svg:x="2.2cm" svg:y="17.178cm">
          <draw:text-box>
            <text:p text:style-name="P1"><text:span text:style-name="T4">and said that it was vitally important that the KRG Petroleum Law and the federal </text:span></text:p>
          </draw:text-box>
        </draw:frame>
        <draw:frame draw:style-name="gr1" draw:text-style-name="P2" draw:layer="layout" svg:width="11.538cm" svg:height="0.475cm" svg:x="2.2cm" svg:y="17.743cm">
          <draw:text-box>
            <text:p text:style-name="P1"><text:span text:style-name="T4">Government’s Hydrocarbons Law complemented each other. </text:span></text:p>
          </draw:text-box>
        </draw:frame>
        <draw:frame draw:style-name="gr1" draw:text-style-name="P2" draw:layer="layout" svg:width="9.23cm" svg:height="0.475cm" svg:x="2.2cm" svg:y="18.657cm">
          <draw:text-box>
            <text:p text:style-name="P1"><text:span text:style-name="T6">507. </text:span><text:span text:style-name="T4"><text:s/>The British Embassy Baghdad commented:</text:span></text:p>
          </draw:text-box>
        </draw:frame>
        <draw:frame draw:style-name="gr1" draw:text-style-name="P2" draw:layer="layout" svg:width="15.06cm" svg:height="0.475cm" svg:x="2.95cm" svg:y="19.572cm">
          <draw:text-box>
            <text:p text:style-name="P1"><text:span text:style-name="T4">“</text:span><text:span text:style-name="T4">The meetings [with Dr Howells] showed KRG determination to push forward on </text:span></text:p>
          </draw:text-box>
        </draw:frame>
        <draw:frame draw:style-name="gr1" draw:text-style-name="P2" draw:layer="layout" svg:width="14.802cm" svg:height="0.475cm" svg:x="2.95cm" svg:y="20.136cm">
          <draw:text-box>
            <text:p text:style-name="P1"><text:span text:style-name="T4">energy and reconstruction, the Oil Plan and the draft Petroleum Law being the </text:span></text:p>
          </draw:text-box>
        </draw:frame>
        <draw:frame draw:style-name="gr1" draw:text-style-name="P2" draw:layer="layout" svg:width="4.765cm" svg:height="0.475cm" svg:x="2.95cm" svg:y="20.701cm">
          <draw:text-box>
            <text:p text:style-name="P1"><text:span text:style-name="T4">flagships of their efforts.” </text:span></text:p>
          </draw:text-box>
        </draw:frame>
        <draw:frame draw:style-name="gr1" draw:text-style-name="P2" draw:layer="layout" svg:width="10.687cm" svg:height="0.475cm" svg:x="2.2cm" svg:y="21.615cm">
          <draw:text-box>
            <text:p text:style-name="P1"><text:span text:style-name="T6">508. </text:span><text:span text:style-name="T4"><text:s/>Mr Wicks met Dr Shahristani in London on 24 July. </text:span></text:p>
          </draw:text-box>
        </draw:frame>
        <draw:frame draw:style-name="gr1" draw:text-style-name="P2" draw:layer="layout" svg:width="16.575cm" svg:height="0.475cm" svg:x="2.2cm" svg:y="22.53cm">
          <draw:text-box>
            <text:p text:style-name="P1"><text:span text:style-name="T6">509. </text:span><text:span text:style-name="T4"><text:s/>Mr Wicks’ briefing for the meeting stated that, while the UK had not seen a draft of </text:span></text:p>
          </draw:text-box>
        </draw:frame>
        <draw:frame draw:style-name="gr1" draw:text-style-name="P2" draw:layer="layout" svg:width="16.398cm" svg:height="0.475cm" svg:x="2.2cm" svg:y="23.094cm">
          <draw:text-box>
            <text:p text:style-name="P1"><text:span text:style-name="T4">the Hydrocarbons Law, it understood that it gave the federal Government responsibility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6.398cm" svg:height="0.475cm" svg:x="2.2cm" svg:y="23.658cm">
          <draw:text-box>
            <text:p text:style-name="P1"><text:span text:style-name="T4">for signing new oil exploration and production contracts: “This is a course of action that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91 </text:span></text:p>
          </draw:text-box>
        </draw:frame>
        <draw:frame draw:style-name="gr4" draw:text-style-name="P5" draw:layer="layout" svg:width="15.703cm" svg:height="0.395cm" svg:x="2.6cm" svg:y="26.357cm">
          <draw:text-box>
            <text:p text:style-name="P1"><text:span text:style-name="T11">eGram 29832/06 Baghdad to FCO London, 11 July 2006, ‘Iraq: Dr Howells Visit to Kurdistan 6-7 July </text:span></text:p>
          </draw:text-box>
        </draw:frame>
        <draw:frame draw:style-name="gr4" draw:text-style-name="P5" draw:layer="layout" svg:width="1.052cm" svg:height="0.395cm" svg:x="2.2cm" svg:y="26.781cm">
          <draw:text-box>
            <text:p text:style-name="P1"><text:span text:style-name="T11">2006’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8" draw:layer="layout" svg:x1="4.406cm" svg:y1="20.428cm" svg:x2="8.571cm" svg:y2="20.42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50</text:span></text:p>
          </draw:text-box>
        </draw:frame>
        <draw:frame draw:style-name="gr1" draw:text-style-name="P2" draw:layer="layout" svg:width="15.602cm" svg:height="0.475cm" svg:x="2.2cm" svg:y="2.525cm">
          <draw:text-box>
            <text:p text:style-name="P1"><text:span text:style-name="T4">we [the UK] would endorse, as it would ensure that the sector was managed in the </text:span></text:p>
          </draw:text-box>
        </draw:frame>
        <draw:frame draw:style-name="gr1" draw:text-style-name="P2" draw:layer="layout" svg:width="3.262cm" svg:height="0.475cm" svg:x="2.2cm" svg:y="3.09cm">
          <draw:text-box>
            <text:p text:style-name="P1"><text:span text:style-name="T4">national interest.”</text:span></text:p>
          </draw:text-box>
        </draw:frame>
        <draw:frame draw:style-name="gr6" draw:text-style-name="P7" draw:layer="layout" svg:width="0.408cm" svg:height="0.276cm" svg:x="5.447cm" svg:y="3.108cm">
          <draw:text-box>
            <text:p text:style-name="P1"><text:span text:style-name="T9">292</text:span></text:p>
          </draw:text-box>
        </draw:frame>
        <draw:frame draw:style-name="gr1" draw:text-style-name="P2" draw:layer="layout" svg:width="0.422cm" svg:height="0.475cm" svg:x="5.85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5cm" svg:height="0.475cm" svg:x="2.2cm" svg:y="4.004cm">
          <draw:text-box>
            <text:p text:style-name="P1"><text:span text:style-name="T6">510. </text:span><text:span text:style-name="T4"><text:s/>The briefing also stated that the issue of corruption and transparency was rising </text:span></text:p>
          </draw:text-box>
        </draw:frame>
        <draw:frame draw:style-name="gr1" draw:text-style-name="P2" draw:layer="layout" svg:width="5.268cm" svg:height="0.475cm" svg:x="2.2cm" svg:y="4.568cm">
          <draw:text-box>
            <text:p text:style-name="P1"><text:span text:style-name="T4">up the UK’s agenda in Iraq. </text:span></text:p>
          </draw:text-box>
        </draw:frame>
        <draw:frame draw:style-name="gr1" draw:text-style-name="P2" draw:layer="layout" svg:width="15.678cm" svg:height="0.475cm" svg:x="2.2cm" svg:y="5.483cm">
          <draw:text-box>
            <text:p text:style-name="P1"><text:span text:style-name="T6">511. </text:span><text:span text:style-name="T4"><text:s/>At the meeting, Dr Shahristani said the Iraqi Government’s aim was to get the </text:span></text:p>
          </draw:text-box>
        </draw:frame>
        <draw:frame draw:style-name="gr1" draw:text-style-name="P2" draw:layer="layout" svg:width="11.017cm" svg:height="0.475cm" svg:x="2.2cm" svg:y="6.047cm">
          <draw:text-box>
            <text:p text:style-name="P1"><text:span text:style-name="T4">Hydrocarbons Law through Parliament by the end of 2006.</text:span></text:p>
          </draw:text-box>
        </draw:frame>
        <draw:frame draw:style-name="gr6" draw:text-style-name="P7" draw:layer="layout" svg:width="0.408cm" svg:height="0.276cm" svg:x="13.166cm" svg:y="6.066cm">
          <draw:text-box>
            <text:p text:style-name="P1"><text:span text:style-name="T9">293</text:span></text:p>
          </draw:text-box>
        </draw:frame>
        <draw:frame draw:style-name="gr1" draw:text-style-name="P2" draw:layer="layout" svg:width="3.889cm" svg:height="0.475cm" svg:x="13.578cm" svg:y="6.047cm">
          <draw:text-box>
            <text:p text:style-name="P1"><text:span text:style-name="T4"><text:s/></text:span><text:span text:style-name="T4">He asked Mr Wicks </text:span></text:p>
          </draw:text-box>
        </draw:frame>
        <draw:frame draw:style-name="gr1" draw:text-style-name="P2" draw:layer="layout" svg:width="15.035cm" svg:height="0.475cm" svg:x="2.2cm" svg:y="6.612cm">
          <draw:text-box>
            <text:p text:style-name="P1"><text:span text:style-name="T4">whether the UK could play a role in lobbying for a national, rather than regional, </text:span></text:p>
          </draw:text-box>
        </draw:frame>
        <draw:frame draw:style-name="gr1" draw:text-style-name="P2" draw:layer="layout" svg:width="15.898cm" svg:height="0.475cm" svg:x="2.2cm" svg:y="7.176cm">
          <draw:text-box>
            <text:p text:style-name="P1"><text:span text:style-name="T4">approach to signing oil exploration contracts. Mr Wicks agreed to reflect on how that </text:span></text:p>
          </draw:text-box>
        </draw:frame>
        <draw:frame draw:style-name="gr1" draw:text-style-name="P2" draw:layer="layout" svg:width="6.551cm" svg:height="0.475cm" svg:x="2.2cm" svg:y="7.741cm">
          <draw:text-box>
            <text:p text:style-name="P1"><text:span text:style-name="T4">message could best be conveyed. </text:span></text:p>
          </draw:text-box>
        </draw:frame>
        <draw:frame draw:style-name="gr1" draw:text-style-name="P2" draw:layer="layout" svg:width="15.944cm" svg:height="0.475cm" svg:x="2.2cm" svg:y="8.655cm">
          <draw:text-box>
            <text:p text:style-name="P1"><text:span text:style-name="T6">512. </text:span><text:span text:style-name="T4"><text:s/>A junior official in the British Embassy Baghdad reported on 21 September that </text:span></text:p>
          </draw:text-box>
        </draw:frame>
        <draw:frame draw:style-name="gr1" draw:text-style-name="P2" draw:layer="layout" svg:width="11.191cm" svg:height="0.475cm" svg:x="2.2cm" svg:y="9.22cm">
          <draw:text-box>
            <text:p text:style-name="P1"><text:span text:style-name="T4">there was little support for the EITI within the Ministry of Oil.</text:span></text:p>
          </draw:text-box>
        </draw:frame>
        <draw:frame draw:style-name="gr6" draw:text-style-name="P7" draw:layer="layout" svg:width="0.408cm" svg:height="0.276cm" svg:x="13.352cm" svg:y="9.238cm">
          <draw:text-box>
            <text:p text:style-name="P1"><text:span text:style-name="T9">294</text:span></text:p>
          </draw:text-box>
        </draw:frame>
        <draw:frame draw:style-name="gr1" draw:text-style-name="P2" draw:layer="layout" svg:width="4.105cm" svg:height="0.475cm" svg:x="13.764cm" svg:y="9.22cm">
          <draw:text-box>
            <text:p text:style-name="P1"><text:span text:style-name="T4"><text:s/></text:span><text:span text:style-name="T4">The official identified </text:span></text:p>
          </draw:text-box>
        </draw:frame>
        <draw:frame draw:style-name="gr1" draw:text-style-name="P2" draw:layer="layout" svg:width="15.67cm" svg:height="0.475cm" svg:x="2.2cm" svg:y="9.784cm">
          <draw:text-box>
            <text:p text:style-name="P1"><text:span text:style-name="T4">a number of possible approaches to increase support, including asking the IOCs to </text:span></text:p>
          </draw:text-box>
        </draw:frame>
        <draw:frame draw:style-name="gr1" draw:text-style-name="P2" draw:layer="layout" svg:width="16.055cm" svg:height="0.475cm" svg:x="2.2cm" svg:y="10.348cm">
          <draw:text-box>
            <text:p text:style-name="P1"><text:span text:style-name="T4">express their support for the EITI to the Iraqi Government, as: “The Oil Ministry cares </text:span></text:p>
          </draw:text-box>
        </draw:frame>
        <draw:frame draw:style-name="gr1" draw:text-style-name="P2" draw:layer="layout" svg:width="12.342cm" svg:height="0.475cm" svg:x="2.2cm" svg:y="10.913cm">
          <draw:text-box>
            <text:p text:style-name="P1"><text:span text:style-name="T4">more about what they [the IOCs] think than about what we think.” </text:span></text:p>
          </draw:text-box>
        </draw:frame>
        <draw:frame draw:style-name="gr1" draw:text-style-name="P2" draw:layer="layout" svg:width="15.75cm" svg:height="0.475cm" svg:x="2.2cm" svg:y="11.827cm">
          <draw:text-box>
            <text:p text:style-name="P1"><text:span text:style-name="T6">513. </text:span><text:span text:style-name="T4"><text:s/>The work to develop a “comprehensive programme of engagement” for the oil </text:span></text:p>
          </draw:text-box>
        </draw:frame>
        <draw:frame draw:style-name="gr1" draw:text-style-name="P2" draw:layer="layout" svg:width="16.732cm" svg:height="0.475cm" svg:x="2.2cm" svg:y="12.392cm">
          <draw:text-box>
            <text:p text:style-name="P1"><text:span text:style-name="T4">sector that was initiated in March concluded in September with the production of a paper </text:span></text:p>
          </draw:text-box>
        </draw:frame>
        <draw:frame draw:style-name="gr1" draw:text-style-name="P2" draw:layer="layout" svg:width="12.202cm" svg:height="0.475cm" svg:x="2.2cm" svg:y="12.956cm">
          <draw:text-box>
            <text:p text:style-name="P1"><text:span text:style-name="T4">entitled, ‘Iraq: Building a Framework for Oil Sector Development’.</text:span></text:p>
          </draw:text-box>
        </draw:frame>
        <draw:frame draw:style-name="gr6" draw:text-style-name="P7" draw:layer="layout" svg:width="0.408cm" svg:height="0.276cm" svg:x="14.364cm" svg:y="12.975cm">
          <draw:text-box>
            <text:p text:style-name="P1"><text:span text:style-name="T9">295</text:span></text:p>
          </draw:text-box>
        </draw:frame>
        <draw:frame draw:style-name="gr1" draw:text-style-name="P2" draw:layer="layout" svg:width="0.422cm" svg:height="0.475cm" svg:x="14.776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26cm" svg:height="0.475cm" svg:x="2.2cm" svg:y="13.871cm">
          <draw:text-box>
            <text:p text:style-name="P1"><text:span text:style-name="T6">514. </text:span><text:span text:style-name="T4"><text:s/>The paper stated that:</text:span></text:p>
          </draw:text-box>
        </draw:frame>
        <draw:frame draw:style-name="gr1" draw:text-style-name="P2" draw:layer="layout" svg:width="14.755cm" svg:height="0.475cm" svg:x="2.95cm" svg:y="14.785cm">
          <draw:text-box>
            <text:p text:style-name="P1"><text:span text:style-name="T4">“</text:span><text:span text:style-name="T4">Our [the UK’s] starting point is that decisions on oil sector management could </text:span></text:p>
          </draw:text-box>
        </draw:frame>
        <draw:frame draw:style-name="gr1" draw:text-style-name="P2" draw:layer="layout" svg:width="16.025cm" svg:height="0.475cm" svg:x="2.95cm" svg:y="15.35cm">
          <draw:text-box>
            <text:p text:style-name="P1"><text:span text:style-name="T4">support or fatally undermine efforts to preserve the territorial integrity and democratic </text:span></text:p>
          </draw:text-box>
        </draw:frame>
        <draw:frame draw:style-name="gr1" draw:text-style-name="P2" draw:layer="layout" svg:width="14.865cm" svg:height="0.475cm" svg:x="2.95cm" svg:y="15.914cm">
          <draw:text-box>
            <text:p text:style-name="P1"><text:span text:style-name="T4">development of Iraq. Our key concern is therefore to preserve the integrity and </text:span></text:p>
          </draw:text-box>
        </draw:frame>
        <draw:frame draw:style-name="gr1" draw:text-style-name="P2" draw:layer="layout" svg:width="14.717cm" svg:height="0.475cm" svg:x="2.95cm" svg:y="16.478cm">
          <draw:text-box>
            <text:p text:style-name="P1"><text:span text:style-name="T4">competence of the Iraqi state as a basis for national unity, as well as to create </text:span></text:p>
          </draw:text-box>
        </draw:frame>
        <draw:frame draw:style-name="gr1" draw:text-style-name="P2" draw:layer="layout" svg:width="14.01cm" svg:height="0.475cm" svg:x="2.95cm" svg:y="17.043cm">
          <draw:text-box>
            <text:p text:style-name="P1"><text:span text:style-name="T4">a long-term basis for transparency and adequate investment in the sector.”</text:span></text:p>
          </draw:text-box>
        </draw:frame>
        <draw:frame draw:style-name="gr1" draw:text-style-name="P2" draw:layer="layout" svg:width="14.59cm" svg:height="0.475cm" svg:x="2.2cm" svg:y="17.957cm">
          <draw:text-box>
            <text:p text:style-name="P1"><text:span text:style-name="T6">515. </text:span><text:span text:style-name="T4"><text:s/>The paper defined four principles which would guide the UK’s approach:</text:span></text:p>
          </draw:text-box>
        </draw:frame>
        <draw:frame draw:style-name="gr2" draw:text-style-name="P3" draw:layer="layout" svg:width="0.634cm" svg:height="0.712cm" svg:x="2.95cm" svg:y="18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66cm" svg:height="0.475cm" svg:x="3.7cm" svg:y="18.872cm">
          <draw:text-box>
            <text:p text:style-name="P1"><text:span text:style-name="T4">The oil industry should be structured to allow for managerial and financial </text:span></text:p>
          </draw:text-box>
        </draw:frame>
        <draw:frame draw:style-name="gr1" draw:text-style-name="P2" draw:layer="layout" svg:width="14.15cm" svg:height="0.475cm" svg:x="3.7cm" svg:y="19.436cm">
          <draw:text-box>
            <text:p text:style-name="P1"><text:span text:style-name="T4">autonomy of business units, “within an environment principally regulated at </text:span></text:p>
          </draw:text-box>
        </draw:frame>
        <draw:frame draw:style-name="gr1" draw:text-style-name="P2" draw:layer="layout" svg:width="5.15cm" svg:height="0.475cm" svg:x="3.7cm" svg:y="20.001cm">
          <draw:text-box>
            <text:p text:style-name="P1"><text:span text:style-name="T4">the federal (national) level”.</text:span></text:p>
          </draw:text-box>
        </draw:frame>
        <draw:frame draw:style-name="gr2" draw:text-style-name="P3" draw:layer="layout" svg:width="0.634cm" svg:height="0.712cm" svg:x="2.95cm" svg:y="20.5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13cm" svg:height="0.475cm" svg:x="3.7cm" svg:y="20.665cm">
          <draw:text-box>
            <text:p text:style-name="P1"><text:span text:style-name="T4">The emphasis should be on creating an effective public sector national oil </text:span></text:p>
          </draw:text-box>
        </draw:frame>
        <draw:frame draw:style-name="gr1" draw:text-style-name="P2" draw:layer="layout" svg:width="14.514cm" svg:height="0.475cm" svg:x="3.7cm" svg:y="21.23cm">
          <draw:text-box>
            <text:p text:style-name="P1"><text:span text:style-name="T4">company. Within that overall framework, and subject to decisions by the Iraqi </text:span></text:p>
          </draw:text-box>
        </draw:frame>
        <draw:frame draw:style-name="gr1" draw:text-style-name="P2" draw:layer="layout" svg:width="14.853cm" svg:height="0.475cm" svg:x="3.7cm" svg:y="21.794cm">
          <draw:text-box>
            <text:p text:style-name="P1"><text:span text:style-name="T4">Government, private resources accessed through FDI, bonds, and commercial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9.599cm" svg:height="0.475cm" svg:x="3.7cm" svg:y="22.358cm">
          <draw:text-box>
            <text:p text:style-name="P1"><text:span text:style-name="T4">and concessional lending were likely to be needed.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292 </text:span></text:p>
          </draw:text-box>
        </draw:frame>
        <draw:frame draw:style-name="gr4" draw:text-style-name="P5" draw:layer="layout" svg:width="16.156cm" svg:height="0.395cm" svg:x="2.6cm" svg:y="24.241cm">
          <draw:text-box>
            <text:p text:style-name="P1"><text:span text:style-name="T11">Briefing, [undated], ‘Mr Wicks’s Meeting with Dr Hussain Al-Shahristani (Iraqi Minister of Oil) and Dr Abd </text:span></text:p>
          </draw:text-box>
        </draw:frame>
        <draw:frame draw:style-name="gr4" draw:text-style-name="P5" draw:layer="layout" svg:width="5.514cm" svg:height="0.395cm" svg:x="2.2cm" svg:y="24.664cm">
          <draw:text-box>
            <text:p text:style-name="P1"><text:span text:style-name="T11">Al-Sudani (Iraqi Minister of Trade)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293 </text:span></text:p>
          </draw:text-box>
        </draw:frame>
        <draw:frame draw:style-name="gr4" draw:text-style-name="P5" draw:layer="layout" svg:width="16.106cm" svg:height="0.395cm" svg:x="2.6cm" svg:y="25.087cm">
          <draw:text-box>
            <text:p text:style-name="P1"><text:span text:style-name="T11">Record, [undated], ‘Mr Wicks’s Meeting with Dr Hussain Al-Shahristani (Iraqi Minister of Oil) and Dr Abd </text:span></text:p>
          </draw:text-box>
        </draw:frame>
        <draw:frame draw:style-name="gr4" draw:text-style-name="P5" draw:layer="layout" svg:width="8.168cm" svg:height="0.395cm" svg:x="2.2cm" svg:y="25.511cm">
          <draw:text-box>
            <text:p text:style-name="P1"><text:span text:style-name="T11">Al-Sudani (Iraqi Minister of Trade): Monday 24 July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94 </text:span></text:p>
          </draw:text-box>
        </draw:frame>
        <draw:frame draw:style-name="gr4" draw:text-style-name="P5" draw:layer="layout" svg:width="13.379cm" svg:height="0.395cm" svg:x="2.6cm" svg:y="25.934cm">
          <draw:text-box>
            <text:p text:style-name="P1"><text:span text:style-name="T11">Email FCO [junior official] to FCO [junior official], 21 September 2006, ‘EITI – Update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95 </text:span></text:p>
          </draw:text-box>
        </draw:frame>
        <draw:frame draw:style-name="gr4" draw:text-style-name="P5" draw:layer="layout" svg:width="14.544cm" svg:height="0.395cm" svg:x="2.6cm" svg:y="26.357cm">
          <draw:text-box>
            <text:p text:style-name="P1"><text:span text:style-name="T11">Paper British Embassy Baghdad, September 2006, ‘Iraq: Building a Framework for Oil Sector </text:span></text:p>
          </draw:text-box>
        </draw:frame>
        <draw:frame draw:style-name="gr4" draw:text-style-name="P5" draw:layer="layout" svg:width="2.339cm" svg:height="0.395cm" svg:x="2.2cm" svg:y="26.781cm">
          <draw:text-box>
            <text:p text:style-name="P1"><text:span text:style-name="T11">Development’.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63cm" svg:height="0.475cm" svg:x="3.7cm" svg:y="2.525cm">
          <draw:text-box>
            <text:p text:style-name="P1"><text:span text:style-name="T4">Any agreement on resource management must be accompanied by a </text:span></text:p>
          </draw:text-box>
        </draw:frame>
        <draw:frame draw:style-name="gr1" draw:text-style-name="P2" draw:layer="layout" svg:width="13.371cm" svg:height="0.475cm" svg:x="3.7cm" svg:y="3.09cm">
          <draw:text-box>
            <text:p text:style-name="P1"><text:span text:style-name="T4">guaranteed revenue-sharing formula acceptable to the KRG and Iraq’s </text:span></text:p>
          </draw:text-box>
        </draw:frame>
        <draw:frame draw:style-name="gr1" draw:text-style-name="P2" draw:layer="layout" svg:width="2.72cm" svg:height="0.475cm" svg:x="3.7cm" svg:y="3.654cm">
          <draw:text-box>
            <text:p text:style-name="P1"><text:span text:style-name="T4">governorates. 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3cm" svg:height="0.475cm" svg:x="3.7cm" svg:y="4.318cm">
          <draw:text-box>
            <text:p text:style-name="P1"><text:span text:style-name="T4">Transparency in the role of government institutions and in the collection and </text:span></text:p>
          </draw:text-box>
        </draw:frame>
        <draw:frame draw:style-name="gr1" draw:text-style-name="P2" draw:layer="layout" svg:width="13.853cm" svg:height="0.475cm" svg:x="3.7cm" svg:y="4.883cm">
          <draw:text-box>
            <text:p text:style-name="P1"><text:span text:style-name="T4">disbursement of revenues was critical. The UK endorsed the principles of </text:span></text:p>
          </draw:text-box>
        </draw:frame>
        <draw:frame draw:style-name="gr1" draw:text-style-name="P2" draw:layer="layout" svg:width="1.729cm" svg:height="0.475cm" svg:x="3.7cm" svg:y="5.447cm">
          <draw:text-box>
            <text:p text:style-name="P1"><text:span text:style-name="T4">the EITI. </text:span></text:p>
          </draw:text-box>
        </draw:frame>
        <draw:frame draw:style-name="gr1" draw:text-style-name="P2" draw:layer="layout" svg:width="16.038cm" svg:height="0.475cm" svg:x="2.2cm" svg:y="6.362cm">
          <draw:text-box>
            <text:p text:style-name="P1"><text:span text:style-name="T6">516. </text:span><text:span text:style-name="T4"><text:s/>The paper set out the UK’s lobbying strategy in support of those principles, and </text:span></text:p>
          </draw:text-box>
        </draw:frame>
        <draw:frame draw:style-name="gr1" draw:text-style-name="P2" draw:layer="layout" svg:width="1.399cm" svg:height="0.475cm" svg:x="2.2cm" svg:y="6.926cm">
          <draw:text-box>
            <text:p text:style-name="P1"><text:span text:style-name="T4">stated: </text:span></text:p>
          </draw:text-box>
        </draw:frame>
        <draw:frame draw:style-name="gr1" draw:text-style-name="P2" draw:layer="layout" svg:width="15.175cm" svg:height="0.475cm" svg:x="2.95cm" svg:y="7.841cm">
          <draw:text-box>
            <text:p text:style-name="P1"><text:span text:style-name="T4">“</text:span><text:span text:style-name="T4">The current situation is characterised by severe constitutional uncertainty, a low </text:span></text:p>
          </draw:text-box>
        </draw:frame>
        <draw:frame draw:style-name="gr1" draw:text-style-name="P2" draw:layer="layout" svg:width="15.157cm" svg:height="0.475cm" svg:x="2.95cm" svg:y="8.405cm">
          <draw:text-box>
            <text:p text:style-name="P1"><text:span text:style-name="T4">level of trust between the key players and a lack of sense of urgency on the part </text:span></text:p>
          </draw:text-box>
        </draw:frame>
        <draw:frame draw:style-name="gr1" draw:text-style-name="P2" draw:layer="layout" svg:width="3.99cm" svg:height="0.475cm" svg:x="2.95cm" svg:y="8.97cm">
          <draw:text-box>
            <text:p text:style-name="P1"><text:span text:style-name="T4">of the Ministry of Oil. </text:span></text:p>
          </draw:text-box>
        </draw:frame>
        <draw:frame draw:style-name="gr1" draw:text-style-name="P2" draw:layer="layout" svg:width="14.772cm" svg:height="0.475cm" svg:x="2.95cm" svg:y="9.884cm">
          <draw:text-box>
            <text:p text:style-name="P1"><text:span text:style-name="T4">“</text:span><text:span text:style-name="T4">On most interpretations, the current text of the Constitution leaves the federal </text:span></text:p>
          </draw:text-box>
        </draw:frame>
        <draw:frame draw:style-name="gr1" draw:text-style-name="P2" draw:layer="layout" svg:width="15.687cm" svg:height="0.475cm" svg:x="2.95cm" svg:y="10.448cm">
          <draw:text-box>
            <text:p text:style-name="P1"><text:span text:style-name="T4">Government emasculated on oil sector management. Promoting the vision outlined </text:span></text:p>
          </draw:text-box>
        </draw:frame>
        <draw:frame draw:style-name="gr1" draw:text-style-name="P2" draw:layer="layout" svg:width="10.928cm" svg:height="0.475cm" svg:x="2.95cm" svg:y="11.013cm">
          <draw:text-box>
            <text:p text:style-name="P1"><text:span text:style-name="T4">in the main body of this paper will therefore be difficult …” </text:span></text:p>
          </draw:text-box>
        </draw:frame>
        <draw:frame draw:style-name="gr1" draw:text-style-name="P2" draw:layer="layout" svg:width="15.039cm" svg:height="0.475cm" svg:x="2.2cm" svg:y="11.927cm">
          <draw:text-box>
            <text:p text:style-name="P1"><text:span text:style-name="T6">517. </text:span><text:span text:style-name="T4"><text:s/>The paper stated that the KRG refused to countenance the possibility that </text:span></text:p>
          </draw:text-box>
        </draw:frame>
        <draw:frame draw:style-name="gr1" draw:text-style-name="P2" draw:layer="layout" svg:width="14.895cm" svg:height="0.475cm" svg:x="2.2cm" svg:y="12.492cm">
          <draw:text-box>
            <text:p text:style-name="P1"><text:span text:style-name="T4">the “substantive” concessions they had won in the constitutional negotiations – </text:span></text:p>
          </draw:text-box>
        </draw:frame>
        <draw:frame draw:style-name="gr1" draw:text-style-name="P2" draw:layer="layout" svg:width="15.458cm" svg:height="0.475cm" svg:x="2.2cm" svg:y="13.056cm">
          <draw:text-box>
            <text:p text:style-name="P1"><text:span text:style-name="T4">which gave regional authorities control over the development of new fields and on </text:span></text:p>
          </draw:text-box>
        </draw:frame>
        <draw:frame draw:style-name="gr1" draw:text-style-name="P2" draw:layer="layout" svg:width="15.403cm" svg:height="0.475cm" svg:x="2.2cm" svg:y="13.621cm">
          <draw:text-box>
            <text:p text:style-name="P1"><text:span text:style-name="T4">some interpretations the rights to revenues from those fields – would be revisited. </text:span></text:p>
          </draw:text-box>
        </draw:frame>
        <draw:frame draw:style-name="gr1" draw:text-style-name="P2" draw:layer="layout" svg:width="14.412cm" svg:height="0.475cm" svg:x="2.2cm" svg:y="14.185cm">
          <draw:text-box>
            <text:p text:style-name="P1"><text:span text:style-name="T4">Meanwhile, the KRG was “putting facts on the ground” by signing PSAs with </text:span></text:p>
          </draw:text-box>
        </draw:frame>
        <draw:frame draw:style-name="gr1" draw:text-style-name="P2" draw:layer="layout" svg:width="16.157cm" svg:height="0.475cm" svg:x="2.2cm" svg:y="14.75cm">
          <draw:text-box>
            <text:p text:style-name="P1"><text:span text:style-name="T4">“</text:span><text:span text:style-name="T4">mainly small, high-risk” IOCs, and moving ahead quickly with its own Petroleum Law. </text:span></text:p>
          </draw:text-box>
        </draw:frame>
        <draw:frame draw:style-name="gr1" draw:text-style-name="P2" draw:layer="layout" svg:width="15.398cm" svg:height="0.475cm" svg:x="2.2cm" svg:y="15.664cm">
          <draw:text-box>
            <text:p text:style-name="P1"><text:span text:style-name="T6">518. </text:span><text:span text:style-name="T4"><text:s/>A junior official at the British Embassy Baghdad commented that since 2003 </text:span></text:p>
          </draw:text-box>
        </draw:frame>
        <draw:frame draw:style-name="gr1" draw:text-style-name="P2" draw:layer="layout" svg:width="15.974cm" svg:height="0.475cm" svg:x="2.2cm" svg:y="16.228cm">
          <draw:text-box>
            <text:p text:style-name="P1"><text:span text:style-name="T4">successive interim and transitional Iraqi Governments had not had the opportunity to </text:span></text:p>
          </draw:text-box>
        </draw:frame>
        <draw:frame draw:style-name="gr1" draw:text-style-name="P2" draw:layer="layout" svg:width="6.047cm" svg:height="0.475cm" svg:x="2.2cm" svg:y="16.793cm">
          <draw:text-box>
            <text:p text:style-name="P1"><text:span text:style-name="T4">address oil sector management.</text:span></text:p>
          </draw:text-box>
        </draw:frame>
        <draw:frame draw:style-name="gr6" draw:text-style-name="P7" draw:layer="layout" svg:width="0.408cm" svg:height="0.276cm" svg:x="8.224cm" svg:y="16.812cm">
          <draw:text-box>
            <text:p text:style-name="P1"><text:span text:style-name="T9">296</text:span></text:p>
          </draw:text-box>
        </draw:frame>
        <draw:frame draw:style-name="gr1" draw:text-style-name="P2" draw:layer="layout" svg:width="9.523cm" svg:height="0.475cm" svg:x="8.636cm" svg:y="16.793cm">
          <draw:text-box>
            <text:p text:style-name="P1"><text:span text:style-name="T4"><text:s/></text:span><text:span text:style-name="T4">The issue was now “rising up the agenda” in Iraq, </text:span></text:p>
          </draw:text-box>
        </draw:frame>
        <draw:frame draw:style-name="gr1" draw:text-style-name="P2" draw:layer="layout" svg:width="10.556cm" svg:height="0.475cm" svg:x="2.2cm" svg:y="17.357cm">
          <draw:text-box>
            <text:p text:style-name="P1"><text:span text:style-name="T4">and the UK had to be ready to engage at a senior level. </text:span></text:p>
          </draw:text-box>
        </draw:frame>
        <draw:frame draw:style-name="gr1" draw:text-style-name="P2" draw:layer="layout" svg:width="16.452cm" svg:height="0.475cm" svg:x="2.2cm" svg:y="18.272cm">
          <draw:text-box>
            <text:p text:style-name="P1"><text:span text:style-name="T6">519. </text:span><text:span text:style-name="T4"><text:s/>The UK first saw a draft of the Hydrocarbons Law in late October/early November </text:span></text:p>
          </draw:text-box>
        </draw:frame>
        <draw:frame draw:style-name="gr1" draw:text-style-name="P2" draw:layer="layout" svg:width="1.187cm" svg:height="0.475cm" svg:x="2.2cm" svg:y="18.836cm">
          <draw:text-box>
            <text:p text:style-name="P1"><text:span text:style-name="T4">2006. </text:span></text:p>
          </draw:text-box>
        </draw:frame>
        <draw:frame draw:style-name="gr1" draw:text-style-name="P2" draw:layer="layout" svg:width="15.843cm" svg:height="0.475cm" svg:x="2.2cm" svg:y="19.751cm">
          <draw:text-box>
            <text:p text:style-name="P1"><text:span text:style-name="T6">520. </text:span><text:span text:style-name="T4"><text:s/>The British Embassy Baghdad reported on 1 November that the Ministry of Oil </text:span></text:p>
          </draw:text-box>
        </draw:frame>
        <draw:frame draw:style-name="gr1" draw:text-style-name="P2" draw:layer="layout" svg:width="16.444cm" svg:height="0.475cm" svg:x="2.2cm" svg:y="20.315cm">
          <draw:text-box>
            <text:p text:style-name="P1"><text:span text:style-name="T4">had sent a draft Hydrocarbons Law to the Council of Ministers, for consideration before </text:span></text:p>
          </draw:text-box>
        </draw:frame>
        <draw:frame draw:style-name="gr1" draw:text-style-name="P2" draw:layer="layout" svg:width="8.621cm" svg:height="0.475cm" svg:x="2.2cm" svg:y="20.88cm">
          <draw:text-box>
            <text:p text:style-name="P1"><text:span text:style-name="T4">submission to the Council of Representatives.</text:span></text:p>
          </draw:text-box>
        </draw:frame>
        <draw:frame draw:style-name="gr6" draw:text-style-name="P7" draw:layer="layout" svg:width="0.408cm" svg:height="0.276cm" svg:x="10.789cm" svg:y="20.898cm">
          <draw:text-box>
            <text:p text:style-name="P1"><text:span text:style-name="T9">297</text:span></text:p>
          </draw:text-box>
        </draw:frame>
        <draw:frame draw:style-name="gr1" draw:text-style-name="P2" draw:layer="layout" svg:width="7.021cm" svg:height="0.475cm" svg:x="11.2cm" svg:y="20.88cm">
          <draw:text-box>
            <text:p text:style-name="P1"><text:span text:style-name="T4"><text:s/></text:span><text:span text:style-name="T4">The Embassy had seen a version of </text:span></text:p>
          </draw:text-box>
        </draw:frame>
        <draw:frame draw:style-name="gr1" draw:text-style-name="P2" draw:layer="layout" svg:width="16.724cm" svg:height="0.475cm" svg:x="2.2cm" svg:y="21.444cm">
          <draw:text-box>
            <text:p text:style-name="P1"><text:span text:style-name="T4">the draft Law. It made clear that oil resources must be controlled by central Government, </text:span></text:p>
          </draw:text-box>
        </draw:frame>
        <draw:frame draw:style-name="gr1" draw:text-style-name="P2" draw:layer="layout" svg:width="16.139cm" svg:height="0.475cm" svg:x="2.2cm" svg:y="22.008cm">
          <draw:text-box>
            <text:p text:style-name="P1"><text:span text:style-name="T4">and cited Article 109 of the Constitution (which stated that oil and gas resources were </text:span></text:p>
          </draw:text-box>
        </draw:frame>
        <draw:frame draw:style-name="gr1" draw:text-style-name="P2" draw:layer="layout" svg:width="16.254cm" svg:height="0.475cm" svg:x="2.2cm" svg:y="22.573cm">
          <draw:text-box>
            <text:p text:style-name="P1"><text:span text:style-name="T4">the property of the whole nation) in support of that position. The Embassy commented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0.543cm" svg:height="0.475cm" svg:x="2.2cm" svg:y="23.137cm">
          <draw:text-box>
            <text:p text:style-name="P1"><text:span text:style-name="T4">that it was unlikely that the KRG would accept the draft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296 </text:span></text:p>
          </draw:text-box>
        </draw:frame>
        <draw:frame draw:style-name="gr4" draw:text-style-name="P5" draw:layer="layout" svg:width="14.624cm" svg:height="0.395cm" svg:x="2.6cm" svg:y="26.357cm">
          <draw:text-box>
            <text:p text:style-name="P1"><text:span text:style-name="T11">Email FCO [junior official] to Paterson, 21 September 2006, ‘Oil Sector Structure Submission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297 </text:span></text:p>
          </draw:text-box>
        </draw:frame>
        <draw:frame draw:style-name="gr4" draw:text-style-name="P5" draw:layer="layout" svg:width="15.119cm" svg:height="0.395cm" svg:x="2.6cm" svg:y="26.781cm">
          <draw:text-box>
            <text:p text:style-name="P1"><text:span text:style-name="T11">eGram 48261/06 Baghdad to FCO London, 1 November 2006, ‘Iraq: Hydrocarbons Law Update’. 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2</text:span></text:p>
          </draw:text-box>
        </draw:frame>
        <draw:frame draw:style-name="gr1" draw:text-style-name="P2" draw:layer="layout" svg:width="15.293cm" svg:height="0.475cm" svg:x="2.2cm" svg:y="2.525cm">
          <draw:text-box>
            <text:p text:style-name="P1"><text:span text:style-name="T6">521. </text:span><text:span text:style-name="T4"><text:s/>The British Embassy Baghdad produced a “core script” setting out the UK’s </text:span></text:p>
          </draw:text-box>
        </draw:frame>
        <draw:frame draw:style-name="gr1" draw:text-style-name="P2" draw:layer="layout" svg:width="10.678cm" svg:height="0.475cm" svg:x="2.2cm" svg:y="3.09cm">
          <draw:text-box>
            <text:p text:style-name="P1"><text:span text:style-name="T4">response to the draft Hydrocarbons Law on 7 November.</text:span></text:p>
          </draw:text-box>
        </draw:frame>
        <draw:frame draw:style-name="gr6" draw:text-style-name="P7" draw:layer="layout" svg:width="0.408cm" svg:height="0.276cm" svg:x="12.836cm" svg:y="3.108cm">
          <draw:text-box>
            <text:p text:style-name="P1"><text:span text:style-name="T9">298</text:span></text:p>
          </draw:text-box>
        </draw:frame>
        <draw:frame draw:style-name="gr1" draw:text-style-name="P2" draw:layer="layout" svg:width="5.057cm" svg:height="0.475cm" svg:x="13.248cm" svg:y="3.09cm">
          <draw:text-box>
            <text:p text:style-name="P1"><text:span text:style-name="T4"><text:s/></text:span><text:span text:style-name="T4">Key messages for the UK </text:span></text:p>
          </draw:text-box>
        </draw:frame>
        <draw:frame draw:style-name="gr1" draw:text-style-name="P2" draw:layer="layout" svg:width="6.335cm" svg:height="0.475cm" svg:x="2.2cm" svg:y="3.654cm">
          <draw:text-box>
            <text:p text:style-name="P1"><text:span text:style-name="T4">to relay to Iraqi contacts included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68cm" svg:height="0.475cm" svg:x="3.7cm" svg:y="4.568cm">
          <draw:text-box>
            <text:p text:style-name="P1"><text:span text:style-name="T4">It was crucial that an agreed national law was passed soon, given the </text:span></text:p>
          </draw:text-box>
        </draw:frame>
        <draw:frame draw:style-name="gr1" draw:text-style-name="P2" draw:layer="layout" svg:width="11.385cm" svg:height="0.475cm" svg:x="3.7cm" svg:y="5.133cm">
          <draw:text-box>
            <text:p text:style-name="P1"><text:span text:style-name="T4">importance of oil to national economic and security interests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3cm" svg:height="0.475cm" svg:x="3.7cm" svg:y="5.797cm">
          <draw:text-box>
            <text:p text:style-name="P1"><text:span text:style-name="T4">The Iraqi Constitution stated that oil resources belonged to all Iraqi citizens. </text:span></text:p>
          </draw:text-box>
        </draw:frame>
        <draw:frame draw:style-name="gr1" draw:text-style-name="P2" draw:layer="layout" svg:width="14.793cm" svg:height="0.475cm" svg:x="3.7cm" svg:y="6.362cm">
          <draw:text-box>
            <text:p text:style-name="P1"><text:span text:style-name="T4">The federal Government was best placed to ensure that those resources were </text:span></text:p>
          </draw:text-box>
        </draw:frame>
        <draw:frame draw:style-name="gr1" draw:text-style-name="P2" draw:layer="layout" svg:width="10.251cm" svg:height="0.475cm" svg:x="3.7cm" svg:y="6.926cm">
          <draw:text-box>
            <text:p text:style-name="P1"><text:span text:style-name="T4">developed to the maximum benefit for all Iraqi citizens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4cm" svg:height="0.475cm" svg:x="3.7cm" svg:y="7.591cm">
          <draw:text-box>
            <text:p text:style-name="P1"><text:span text:style-name="T4">A national law should be agreed before the KRG passed a regional law. </text:span></text:p>
          </draw:text-box>
        </draw:frame>
        <draw:frame draw:style-name="gr1" draw:text-style-name="P2" draw:layer="layout" svg:width="14.857cm" svg:height="0.475cm" svg:x="2.2cm" svg:y="8.505cm">
          <draw:text-box>
            <text:p text:style-name="P1"><text:span text:style-name="T6">522. </text:span><text:span text:style-name="T4"><text:s/>UK officials continued to meet regularly with Ministers and senior officials </text:span></text:p>
          </draw:text-box>
        </draw:frame>
        <draw:frame draw:style-name="gr1" draw:text-style-name="P2" draw:layer="layout" svg:width="14.649cm" svg:height="0.475cm" svg:x="2.2cm" svg:y="9.07cm">
          <draw:text-box>
            <text:p text:style-name="P1"><text:span text:style-name="T4">in the Iraqi Government and the KRG to discuss progress towards agreeing a </text:span></text:p>
          </draw:text-box>
        </draw:frame>
        <draw:frame draw:style-name="gr1" draw:text-style-name="P2" draw:layer="layout" svg:width="3.541cm" svg:height="0.475cm" svg:x="2.2cm" svg:y="9.634cm">
          <draw:text-box>
            <text:p text:style-name="P1"><text:span text:style-name="T4">Hydrocarbon Law. </text:span></text:p>
          </draw:text-box>
        </draw:frame>
        <draw:frame draw:style-name="gr1" draw:text-style-name="P2" draw:layer="layout" svg:width="16.249cm" svg:height="0.475cm" svg:x="2.2cm" svg:y="10.548cm">
          <draw:text-box>
            <text:p text:style-name="P1"><text:span text:style-name="T6">523. </text:span><text:span text:style-name="T4"><text:s/>The IPU provided Dr Howells with an update on negotiations on a Hydrocarbons </text:span></text:p>
          </draw:text-box>
        </draw:frame>
        <draw:frame draw:style-name="gr1" draw:text-style-name="P2" draw:layer="layout" svg:width="4.968cm" svg:height="0.475cm" svg:x="2.2cm" svg:y="11.113cm">
          <draw:text-box>
            <text:p text:style-name="P1"><text:span text:style-name="T4">Law on 14 February 2007.</text:span></text:p>
          </draw:text-box>
        </draw:frame>
        <draw:frame draw:style-name="gr6" draw:text-style-name="P7" draw:layer="layout" svg:width="0.408cm" svg:height="0.276cm" svg:x="7.142cm" svg:y="11.132cm">
          <draw:text-box>
            <text:p text:style-name="P1"><text:span text:style-name="T9">299</text:span></text:p>
          </draw:text-box>
        </draw:frame>
        <draw:frame draw:style-name="gr1" draw:text-style-name="P2" draw:layer="layout" svg:width="10.044cm" svg:height="0.475cm" svg:x="7.554cm" svg:y="11.113cm">
          <draw:text-box>
            <text:p text:style-name="P1"><text:span text:style-name="T4"><text:s/></text:span><text:span text:style-name="T4">While there was not yet any agreement, there was a </text:span></text:p>
          </draw:text-box>
        </draw:frame>
        <draw:frame draw:style-name="gr1" draw:text-style-name="P2" draw:layer="layout" svg:width="16.169cm" svg:height="0.475cm" svg:x="2.2cm" svg:y="11.677cm">
          <draw:text-box>
            <text:p text:style-name="P1"><text:span text:style-name="T4">“</text:span><text:span text:style-name="T4">strong impetus to achieve consensus”. President Bush had indentified the passing of </text:span></text:p>
          </draw:text-box>
        </draw:frame>
        <draw:frame draw:style-name="gr1" draw:text-style-name="P2" draw:layer="layout" svg:width="16.355cm" svg:height="0.475cm" svg:x="2.2cm" svg:y="12.242cm">
          <draw:text-box>
            <text:p text:style-name="P1"><text:span text:style-name="T4">the Hydrocarbons Law as a key indicator of progress in Iraq. The US Ambassador was </text:span></text:p>
          </draw:text-box>
        </draw:frame>
        <draw:frame draw:style-name="gr1" draw:text-style-name="P2" draw:layer="layout" svg:width="15.962cm" svg:height="0.475cm" svg:x="2.2cm" svg:y="12.806cm">
          <draw:text-box>
            <text:p text:style-name="P1"><text:span text:style-name="T4">working hard to bring the key players together. The UK had “remained in close touch </text:span></text:p>
          </draw:text-box>
        </draw:frame>
        <draw:frame draw:style-name="gr1" draw:text-style-name="P2" draw:layer="layout" svg:width="7.372cm" svg:height="0.475cm" svg:x="2.2cm" svg:y="13.371cm">
          <draw:text-box>
            <text:p text:style-name="P1"><text:span text:style-name="T4">with the key negotiators … in support”. </text:span></text:p>
          </draw:text-box>
        </draw:frame>
        <draw:frame draw:style-name="gr1" draw:text-style-name="P2" draw:layer="layout" svg:width="16cm" svg:height="0.475cm" svg:x="2.2cm" svg:y="14.285cm">
          <draw:text-box>
            <text:p text:style-name="P1"><text:span text:style-name="T6">524. </text:span><text:span text:style-name="T4"><text:s/>The update advised that the latest draft Hydrocarbons Law addressed only two </text:span></text:p>
          </draw:text-box>
        </draw:frame>
        <draw:frame draw:style-name="gr1" draw:text-style-name="P2" draw:layer="layout" svg:width="16.118cm" svg:height="0.475cm" svg:x="2.2cm" svg:y="14.85cm">
          <draw:text-box>
            <text:p text:style-name="P1"><text:span text:style-name="T4">of the four principles which the UK had defined in September 2006 (it would establish </text:span></text:p>
          </draw:text-box>
        </draw:frame>
        <draw:frame draw:style-name="gr1" draw:text-style-name="P2" draw:layer="layout" svg:width="16.021cm" svg:height="0.475cm" svg:x="2.2cm" svg:y="15.414cm">
          <draw:text-box>
            <text:p text:style-name="P1"><text:span text:style-name="T4">a national public-sector oil company and contained helpful clauses on transparency). </text:span></text:p>
          </draw:text-box>
        </draw:frame>
        <draw:frame draw:style-name="gr1" draw:text-style-name="P2" draw:layer="layout" svg:width="15.225cm" svg:height="0.475cm" svg:x="2.2cm" svg:y="16.328cm">
          <draw:text-box>
            <text:p text:style-name="P1"><text:span text:style-name="T6">525. </text:span><text:span text:style-name="T4"><text:s/>The update proposed that, while the UK’s influence was “limited”, it should, </text:span></text:p>
          </draw:text-box>
        </draw:frame>
        <draw:frame draw:style-name="gr1" draw:text-style-name="P2" draw:layer="layout" svg:width="15.488cm" svg:height="0.475cm" svg:x="2.2cm" svg:y="16.893cm">
          <draw:text-box>
            <text:p text:style-name="P1"><text:span text:style-name="T4">alongside the US, continue to lobby key Iraqi players, and encourage the IMF and </text:span></text:p>
          </draw:text-box>
        </draw:frame>
        <draw:frame draw:style-name="gr1" draw:text-style-name="P2" draw:layer="layout" svg:width="15.301cm" svg:height="0.475cm" svg:x="2.2cm" svg:y="17.457cm">
          <draw:text-box>
            <text:p text:style-name="P1"><text:span text:style-name="T4">World Bank to play an active role in providing assistance and advice on the more </text:span></text:p>
          </draw:text-box>
        </draw:frame>
        <draw:frame draw:style-name="gr1" draw:text-style-name="P2" draw:layer="layout" svg:width="6.979cm" svg:height="0.475cm" svg:x="2.2cm" svg:y="18.022cm">
          <draw:text-box>
            <text:p text:style-name="P1"><text:span text:style-name="T4">technical aspects of the negotiations.</text:span></text:p>
          </draw:text-box>
        </draw:frame>
        <draw:frame draw:style-name="gr1" draw:text-style-name="P2" draw:layer="layout" svg:width="15.284cm" svg:height="0.475cm" svg:x="2.2cm" svg:y="18.936cm">
          <draw:text-box>
            <text:p text:style-name="P1"><text:span text:style-name="T6">526. </text:span><text:span text:style-name="T4"><text:s/>Dr Howells accepted that proposal, and agreed that the UK’s influence was </text:span></text:p>
          </draw:text-box>
        </draw:frame>
        <draw:frame draw:style-name="gr1" draw:text-style-name="P2" draw:layer="layout" svg:width="1.344cm" svg:height="0.475cm" svg:x="2.2cm" svg:y="19.501cm">
          <draw:text-box>
            <text:p text:style-name="P1"><text:span text:style-name="T4">limited.</text:span></text:p>
          </draw:text-box>
        </draw:frame>
        <draw:frame draw:style-name="gr6" draw:text-style-name="P7" draw:layer="layout" svg:width="0.408cm" svg:height="0.276cm" svg:x="3.541cm" svg:y="19.519cm">
          <draw:text-box>
            <text:p text:style-name="P1"><text:span text:style-name="T9">300</text:span></text:p>
          </draw:text-box>
        </draw:frame>
        <draw:frame draw:style-name="gr1" draw:text-style-name="P2" draw:layer="layout" svg:width="0.422cm" svg:height="0.475cm" svg:x="3.953cm" svg:y="19.5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cm" svg:height="0.475cm" svg:x="2.2cm" svg:y="20.415cm">
          <draw:text-box>
            <text:p text:style-name="P1"><text:span text:style-name="T6">527. </text:span><text:span text:style-name="T4"><text:s/>Mr Asquith reported from Baghdad in May that disagreements continued over </text:span></text:p>
          </draw:text-box>
        </draw:frame>
        <draw:frame draw:style-name="gr1" draw:text-style-name="P2" draw:layer="layout" svg:width="15.179cm" svg:height="0.475cm" svg:x="2.2cm" svg:y="20.98cm">
          <draw:text-box>
            <text:p text:style-name="P1"><text:span text:style-name="T4">the extent of regional authority in the oil sector and on the implications of foreign </text:span></text:p>
          </draw:text-box>
        </draw:frame>
        <draw:frame draw:style-name="gr1" draw:text-style-name="P2" draw:layer="layout" svg:width="2.174cm" svg:height="0.475cm" svg:x="2.2cm" svg:y="21.544cm">
          <draw:text-box>
            <text:p text:style-name="P1"><text:span text:style-name="T4">investment.</text:span></text:p>
          </draw:text-box>
        </draw:frame>
        <draw:frame draw:style-name="gr6" draw:text-style-name="P7" draw:layer="layout" svg:width="0.408cm" svg:height="0.276cm" svg:x="4.365cm" svg:y="21.563cm">
          <draw:text-box>
            <text:p text:style-name="P1"><text:span text:style-name="T9">301</text:span></text:p>
          </draw:text-box>
        </draw:frame>
        <draw:frame draw:style-name="gr1" draw:text-style-name="P2" draw:layer="layout" svg:width="3.118cm" svg:height="0.475cm" svg:x="4.776cm" svg:y="21.544cm">
          <draw:text-box>
            <text:p text:style-name="P1"><text:span text:style-name="T4"><text:s/></text:span><text:span text:style-name="T4">He commented:</text:span></text:p>
          </draw:text-box>
        </draw:frame>
        <draw:frame draw:style-name="gr1" draw:text-style-name="P2" draw:layer="layout" svg:width="15.556cm" svg:height="0.475cm" svg:x="2.95cm" svg:y="22.458cm">
          <draw:text-box>
            <text:p text:style-name="P1"><text:span text:style-name="T4">“</text:span><text:span text:style-name="T4">The political mood makes quick passage of the HCL [Hydrocarbons Law] unlikely. </text:span></text:p>
          </draw:text-box>
        </draw:frame>
        <draw:frame draw:style-name="gr1" draw:text-style-name="P2" draw:layer="layout" svg:width="14.886cm" svg:height="0.475cm" svg:x="2.95cm" svg:y="23.023cm">
          <draw:text-box>
            <text:p text:style-name="P1"><text:span text:style-name="T4">Differences between the Kurds and Baghdad go beyond simple posturing, with </text:span></text:p>
          </draw:text-box>
        </draw:frame>
        <draw:frame draw:style-name="gr1" draw:text-style-name="P2" draw:layer="layout" svg:width="15.111cm" svg:height="0.475cm" svg:x="2.95cm" svg:y="23.587cm">
          <draw:text-box>
            <text:p text:style-name="P1"><text:span text:style-name="T4">Kurdish hardball tactics generating worrying anti-Kurdish sentiment among Arab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2.351cm" svg:height="0.475cm" svg:x="2.95cm" svg:y="24.152cm">
          <draw:text-box>
            <text:p text:style-name="P1"><text:span text:style-name="T4">politicians. Resolution by the summer would be an achievement.”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298 </text:span></text:p>
          </draw:text-box>
        </draw:frame>
        <draw:frame draw:style-name="gr4" draw:text-style-name="P5" draw:layer="layout" svg:width="13.599cm" svg:height="0.395cm" svg:x="2.6cm" svg:y="25.511cm">
          <draw:text-box>
            <text:p text:style-name="P1"><text:span text:style-name="T11">Email FCO [junior official] to IPU [junior official], 7 November 2006, ‘HCL – Core Script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299 </text:span></text:p>
          </draw:text-box>
        </draw:frame>
        <draw:frame draw:style-name="gr4" draw:text-style-name="P5" draw:layer="layout" svg:width="15.179cm" svg:height="0.395cm" svg:x="2.6cm" svg:y="25.934cm">
          <draw:text-box>
            <text:p text:style-name="P1"><text:span text:style-name="T11">Minute IPU [junior official] to PS/Dr Howells, 14 February 2007, ‘Iraq: Hydrocarbons Law Update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00 </text:span></text:p>
          </draw:text-box>
        </draw:frame>
        <draw:frame draw:style-name="gr4" draw:text-style-name="P5" draw:layer="layout" svg:width="15.775cm" svg:height="0.395cm" svg:x="2.6cm" svg:y="26.357cm">
          <draw:text-box>
            <text:p text:style-name="P1"><text:span text:style-name="T11">Email APS/Howells [FCO] to junior official [IPU], 19 February 2007, ‘Iraq: Hydrocarbons Law Update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01 </text:span></text:p>
          </draw:text-box>
        </draw:frame>
        <draw:frame draw:style-name="gr4" draw:text-style-name="P5" draw:layer="layout" svg:width="15.428cm" svg:height="0.395cm" svg:x="2.6cm" svg:y="26.781cm">
          <draw:text-box>
            <text:p text:style-name="P1"><text:span text:style-name="T11">eGram 20342/07 Baghdad to FCO London, 14 May 2007, ‘Iraq: Update on the Hydrocarbons Law’. 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3</text:span></text:p>
          </draw:text-box>
        </draw:frame>
        <draw:frame draw:style-name="gr1" draw:text-style-name="P2" draw:layer="layout" svg:width="12.401cm" svg:height="0.475cm" svg:x="2.2cm" svg:y="2.525cm">
          <draw:text-box>
            <text:p text:style-name="P1"><text:span text:style-name="T6">528. </text:span><text:span text:style-name="T4"><text:s/>Mr Gordon Brown became Prime Minister on 26 June 2007. </text:span></text:p>
          </draw:text-box>
        </draw:frame>
        <draw:frame draw:style-name="gr1" draw:text-style-name="P2" draw:layer="layout" svg:width="15.276cm" svg:height="0.475cm" svg:x="2.2cm" svg:y="3.44cm">
          <draw:text-box>
            <text:p text:style-name="P1"><text:span text:style-name="T6">529. </text:span><text:span text:style-name="T4"><text:s/>Before Mr Brown’s final visit to Iraq as Chancellor of the Exchequer in June </text:span></text:p>
          </draw:text-box>
        </draw:frame>
        <draw:frame draw:style-name="gr1" draw:text-style-name="P2" draw:layer="layout" svg:width="15.805cm" svg:height="0.475cm" svg:x="2.2cm" svg:y="4.004cm">
          <draw:text-box>
            <text:p text:style-name="P1"><text:span text:style-name="T4">2007, he commissioned advice on how the UK could increase support for economic </text:span></text:p>
          </draw:text-box>
        </draw:frame>
        <draw:frame draw:style-name="gr1" draw:text-style-name="P2" draw:layer="layout" svg:width="12.499cm" svg:height="0.475cm" svg:x="2.2cm" svg:y="4.568cm">
          <draw:text-box>
            <text:p text:style-name="P1"><text:span text:style-name="T4">development and reconstruction in Iraq and, in particular, in Basra.</text:span></text:p>
          </draw:text-box>
        </draw:frame>
        <draw:frame draw:style-name="gr6" draw:text-style-name="P7" draw:layer="layout" svg:width="0.408cm" svg:height="0.276cm" svg:x="14.648cm" svg:y="4.587cm">
          <draw:text-box>
            <text:p text:style-name="P1"><text:span text:style-name="T9">302</text:span></text:p>
          </draw:text-box>
        </draw:frame>
        <draw:frame draw:style-name="gr1" draw:text-style-name="P2" draw:layer="layout" svg:width="0.422cm" svg:height="0.475cm" svg:x="15.06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cm" svg:height="0.475cm" svg:x="2.2cm" svg:y="5.483cm">
          <draw:text-box>
            <text:p text:style-name="P1"><text:span text:style-name="T6">530. </text:span><text:span text:style-name="T4"><text:s/>The Treasury advised that greater security and political solutions were key to </text:span></text:p>
          </draw:text-box>
        </draw:frame>
        <draw:frame draw:style-name="gr1" draw:text-style-name="P2" draw:layer="layout" svg:width="15.678cm" svg:height="0.475cm" svg:x="2.2cm" svg:y="6.047cm">
          <draw:text-box>
            <text:p text:style-name="P1"><text:span text:style-name="T4">stability, but needed to be complemented by a focus on priority economic problems.</text:span></text:p>
          </draw:text-box>
        </draw:frame>
        <draw:frame draw:style-name="gr6" draw:text-style-name="P7" draw:layer="layout" svg:width="0.408cm" svg:height="0.276cm" svg:x="17.817cm" svg:y="6.066cm">
          <draw:text-box>
            <text:p text:style-name="P1"><text:span text:style-name="T9">303</text:span></text:p>
          </draw:text-box>
        </draw:frame>
        <draw:frame draw:style-name="gr1" draw:text-style-name="P2" draw:layer="layout" svg:width="0.422cm" svg:height="0.475cm" svg:x="18.229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54cm" svg:height="0.475cm" svg:x="2.2cm" svg:y="6.612cm">
          <draw:text-box>
            <text:p text:style-name="P1"><text:span text:style-name="T4">There were three priorities to boost economic growth: 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36cm" svg:height="0.475cm" svg:x="3.7cm" svg:y="7.526cm">
          <draw:text-box>
            <text:p text:style-name="P1"><text:span text:style-name="T4">maintaining macroeconomic stability;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86cm" svg:height="0.475cm" svg:x="3.7cm" svg:y="8.191cm">
          <draw:text-box>
            <text:p text:style-name="P1"><text:span text:style-name="T4">improving the efficiency and effectiveness of the public sector; and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5cm" svg:height="0.475cm" svg:x="3.7cm" svg:y="8.855cm">
          <draw:text-box>
            <text:p text:style-name="P1"><text:span text:style-name="T4">expanding and improving the efficiency of the oil industry. That required:</text:span></text:p>
          </draw:text-box>
        </draw:frame>
        <draw:frame draw:style-name="gr13" draw:text-style-name="P11" draw:layer="layout" svg:width="0.317cm" svg:height="0.374cm" svg:x="4.383cm" svg:y="9.823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9.823cm">
          <draw:text-box>
            <text:p text:style-name="P1"><text:span text:style-name="T16">{</text:span></text:p>
          </draw:text-box>
        </draw:frame>
        <draw:frame draw:style-name="gr1" draw:text-style-name="P2" draw:layer="layout" svg:width="8.646cm" svg:height="0.475cm" svg:x="4.73cm" svg:y="9.77cm">
          <draw:text-box>
            <text:p text:style-name="P1"><text:span text:style-name="T4">a political agreement on a Hydrocarbons Law;</text:span></text:p>
          </draw:text-box>
        </draw:frame>
        <draw:frame draw:style-name="gr13" draw:text-style-name="P11" draw:layer="layout" svg:width="0.317cm" svg:height="0.374cm" svg:x="4.383cm" svg:y="10.487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10.487cm">
          <draw:text-box>
            <text:p text:style-name="P1"><text:span text:style-name="T16">{</text:span></text:p>
          </draw:text-box>
        </draw:frame>
        <draw:frame draw:style-name="gr1" draw:text-style-name="P2" draw:layer="layout" svg:width="13.663cm" svg:height="0.475cm" svg:x="4.73cm" svg:y="10.434cm">
          <draw:text-box>
            <text:p text:style-name="P1"><text:span text:style-name="T4">better security, to facilitate a significant increase in investment (including </text:span></text:p>
          </draw:text-box>
        </draw:frame>
        <draw:frame draw:style-name="gr1" draw:text-style-name="P2" draw:layer="layout" svg:width="4.561cm" svg:height="0.475cm" svg:x="4.73cm" svg:y="10.998cm">
          <draw:text-box>
            <text:p text:style-name="P1"><text:span text:style-name="T4">foreign investment); and</text:span></text:p>
          </draw:text-box>
        </draw:frame>
        <draw:frame draw:style-name="gr13" draw:text-style-name="P11" draw:layer="layout" svg:width="0.317cm" svg:height="0.374cm" svg:x="4.383cm" svg:y="11.716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11.716cm">
          <draw:text-box>
            <text:p text:style-name="P1"><text:span text:style-name="T16">{</text:span></text:p>
          </draw:text-box>
        </draw:frame>
        <draw:frame draw:style-name="gr1" draw:text-style-name="P2" draw:layer="layout" svg:width="13.451cm" svg:height="0.475cm" svg:x="4.73cm" svg:y="11.663cm">
          <draw:text-box>
            <text:p text:style-name="P1"><text:span text:style-name="T4">an integrated energy strategy for investment and reform, to ensure that </text:span></text:p>
          </draw:text-box>
        </draw:frame>
        <draw:frame draw:style-name="gr1" draw:text-style-name="P2" draw:layer="layout" svg:width="13.976cm" svg:height="0.475cm" svg:x="4.73cm" svg:y="12.227cm">
          <draw:text-box>
            <text:p text:style-name="P1"><text:span text:style-name="T4">the development of the sector delivered visible improvements in electricity </text:span></text:p>
          </draw:text-box>
        </draw:frame>
        <draw:frame draw:style-name="gr1" draw:text-style-name="P2" draw:layer="layout" svg:width="7.355cm" svg:height="0.475cm" svg:x="4.73cm" svg:y="12.792cm">
          <draw:text-box>
            <text:p text:style-name="P1"><text:span text:style-name="T4">supply to drive private sector recovery. </text:span></text:p>
          </draw:text-box>
        </draw:frame>
        <draw:frame draw:style-name="gr1" draw:text-style-name="P2" draw:layer="layout" svg:width="15.754cm" svg:height="0.475cm" svg:x="2.2cm" svg:y="13.706cm">
          <draw:text-box>
            <text:p text:style-name="P1"><text:span text:style-name="T6">531. </text:span><text:span text:style-name="T4"><text:s/>The negotiating process for a Hydrocarbons Law should be allowed to “run its </text:span></text:p>
          </draw:text-box>
        </draw:frame>
        <draw:frame draw:style-name="gr1" draw:text-style-name="P2" draw:layer="layout" svg:width="15.335cm" svg:height="0.475cm" svg:x="2.2cm" svg:y="14.271cm">
          <draw:text-box>
            <text:p text:style-name="P1"><text:span text:style-name="T4">course”, to minimise technical ambiguities and force all parties to address difficult </text:span></text:p>
          </draw:text-box>
        </draw:frame>
        <draw:frame draw:style-name="gr1" draw:text-style-name="P2" draw:layer="layout" svg:width="15.229cm" svg:height="0.475cm" svg:x="2.2cm" svg:y="14.835cm">
          <draw:text-box>
            <text:p text:style-name="P1"><text:span text:style-name="T4">political issues. The UK was “working to bring in” the World Bank to assist Iraq in </text:span></text:p>
          </draw:text-box>
        </draw:frame>
        <draw:frame draw:style-name="gr1" draw:text-style-name="P2" draw:layer="layout" svg:width="11.385cm" svg:height="0.475cm" svg:x="2.2cm" svg:y="15.4cm">
          <draw:text-box>
            <text:p text:style-name="P1"><text:span text:style-name="T4">developing and implementing an integrated energy strategy. </text:span></text:p>
          </draw:text-box>
        </draw:frame>
        <draw:frame draw:style-name="gr1" draw:text-style-name="P2" draw:layer="layout" svg:width="16.419cm" svg:height="0.475cm" svg:x="2.2cm" svg:y="16.314cm">
          <draw:text-box>
            <text:p text:style-name="P1"><text:span text:style-name="T6">532. </text:span><text:span text:style-name="T4"><text:s/>Mr Brown wrote to Prime Minister Maliki on 29 July, setting out some suggestions </text:span></text:p>
          </draw:text-box>
        </draw:frame>
        <draw:frame draw:style-name="gr1" draw:text-style-name="P2" draw:layer="layout" svg:width="12.99cm" svg:height="0.475cm" svg:x="2.2cm" svg:y="16.878cm">
          <draw:text-box>
            <text:p text:style-name="P1"><text:span text:style-name="T4">for how the UK could help on initiatives to develop the Iraqi economy.</text:span></text:p>
          </draw:text-box>
        </draw:frame>
        <draw:frame draw:style-name="gr6" draw:text-style-name="P7" draw:layer="layout" svg:width="0.408cm" svg:height="0.276cm" svg:x="15.135cm" svg:y="16.897cm">
          <draw:text-box>
            <text:p text:style-name="P1"><text:span text:style-name="T9">304</text:span></text:p>
          </draw:text-box>
        </draw:frame>
        <draw:frame draw:style-name="gr1" draw:text-style-name="P2" draw:layer="layout" svg:width="3.122cm" svg:height="0.475cm" svg:x="15.547cm" svg:y="16.878cm">
          <draw:text-box>
            <text:p text:style-name="P1"><text:span text:style-name="T4"><text:s/></text:span><text:span text:style-name="T4">Those included:</text:span></text:p>
          </draw:text-box>
        </draw:frame>
        <draw:frame draw:style-name="gr1" draw:text-style-name="P2" draw:layer="layout" svg:width="14.798cm" svg:height="0.475cm" svg:x="2.95cm" svg:y="17.793cm">
          <draw:text-box>
            <text:p text:style-name="P1"><text:span text:style-name="T4">“</text:span><text:span text:style-name="T4">Working with the World Bank, we are ready to help you develop an integrated </text:span></text:p>
          </draw:text-box>
        </draw:frame>
        <draw:frame draw:style-name="gr1" draw:text-style-name="P2" draw:layer="layout" svg:width="15.856cm" svg:height="0.475cm" svg:x="2.95cm" svg:y="18.357cm">
          <draw:text-box>
            <text:p text:style-name="P1"><text:span text:style-name="T4">energy strategy, outlining investments and reforms in oil, gas and electricity sectors.”</text:span></text:p>
          </draw:text-box>
        </draw:frame>
        <draw:frame draw:style-name="gr1" draw:text-style-name="P2" draw:layer="layout" svg:width="14.95cm" svg:height="0.475cm" svg:x="2.2cm" svg:y="19.272cm">
          <draw:text-box>
            <text:p text:style-name="P1"><text:span text:style-name="T6">533. </text:span><text:span text:style-name="T4"><text:s/>Prime Minister Maliki replied on 7 October, welcoming the UK’s interest in </text:span></text:p>
          </draw:text-box>
        </draw:frame>
        <draw:frame draw:style-name="gr1" draw:text-style-name="P2" draw:layer="layout" svg:width="8.625cm" svg:height="0.475cm" svg:x="2.2cm" svg:y="19.836cm">
          <draw:text-box>
            <text:p text:style-name="P1"><text:span text:style-name="T4">supporting private sector development in Iraq.</text:span></text:p>
          </draw:text-box>
        </draw:frame>
        <draw:frame draw:style-name="gr6" draw:text-style-name="P7" draw:layer="layout" svg:width="0.408cm" svg:height="0.276cm" svg:x="10.789cm" svg:y="19.855cm">
          <draw:text-box>
            <text:p text:style-name="P1"><text:span text:style-name="T9">305</text:span></text:p>
          </draw:text-box>
        </draw:frame>
        <draw:frame draw:style-name="gr1" draw:text-style-name="P2" draw:layer="layout" svg:width="7.11cm" svg:height="0.475cm" svg:x="11.201cm" svg:y="19.836cm">
          <draw:text-box>
            <text:p text:style-name="P1"><text:span text:style-name="T4"><text:s/></text:span><text:span text:style-name="T4">In relation to oil, Iraq would welcome </text:span></text:p>
          </draw:text-box>
        </draw:frame>
        <draw:frame draw:style-name="gr1" draw:text-style-name="P2" draw:layer="layout" svg:width="16.19cm" svg:height="0.475cm" svg:x="2.2cm" svg:y="20.401cm">
          <draw:text-box>
            <text:p text:style-name="P1"><text:span text:style-name="T4">UK help on infrastructure repairs, installation development and the development of an </text:span></text:p>
          </draw:text-box>
        </draw:frame>
        <draw:frame draw:style-name="gr1" draw:text-style-name="P2" draw:layer="layout" svg:width="5.146cm" svg:height="0.475cm" svg:x="2.2cm" svg:y="20.965cm">
          <draw:text-box>
            <text:p text:style-name="P1"><text:span text:style-name="T4">integrated energy strategy. </text:span></text:p>
          </draw:text-box>
        </draw:frame>
        <draw:frame draw:style-name="gr1" draw:text-style-name="P2" draw:layer="layout" svg:width="13.358cm" svg:height="0.475cm" svg:x="2.2cm" svg:y="21.88cm">
          <draw:text-box>
            <text:p text:style-name="P1"><text:span text:style-name="T6">534. </text:span><text:span text:style-name="T4"><text:s/>Mr Brown met Prime Minister Maliki in the UK on 3 January 2008.</text:span></text:p>
          </draw:text-box>
        </draw:frame>
        <draw:frame draw:style-name="gr6" draw:text-style-name="P7" draw:layer="layout" svg:width="0.408cm" svg:height="0.276cm" svg:x="15.493cm" svg:y="21.898cm">
          <draw:text-box>
            <text:p text:style-name="P1"><text:span text:style-name="T9">306</text:span></text:p>
          </draw:text-box>
        </draw:frame>
        <draw:frame draw:style-name="gr1" draw:text-style-name="P2" draw:layer="layout" svg:width="2.949cm" svg:height="0.475cm" svg:x="15.905cm" svg:y="21.88cm">
          <draw:text-box>
            <text:p text:style-name="P1"><text:span text:style-name="T4"><text:s/></text:span><text:span text:style-name="T4">Mr Brown said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5.72cm" svg:height="0.475cm" svg:x="2.2cm" svg:y="22.444cm">
          <draw:text-box>
            <text:p text:style-name="P1"><text:span text:style-name="T4">that he wanted to see rapid progress on the Hydrocarbons Law and local elections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302 </text:span></text:p>
          </draw:text-box>
        </draw:frame>
        <draw:frame draw:style-name="gr4" draw:text-style-name="P5" draw:layer="layout" svg:width="14.751cm" svg:height="0.395cm" svg:x="2.6cm" svg:y="24.241cm">
          <draw:text-box>
            <text:p text:style-name="P1"><text:span text:style-name="T11">Email Bowler to Pillay and FCO [junior official], 12 May 2007, ‘Iraq – Latest Situation/Economic </text:span></text:p>
          </draw:text-box>
        </draw:frame>
        <draw:line draw:style-name="gr8" draw:text-style-name="P8" draw:layer="layout" svg:x1="2.6cm" svg:y1="25.444cm" svg:x2="12.829cm" svg:y2="25.444cm">
          <text:p/>
        </draw:line>
        <draw:frame draw:style-name="gr4" draw:text-style-name="P5" draw:layer="layout" svg:width="2.339cm" svg:height="0.395cm" svg:x="2.2cm" svg:y="24.664cm">
          <draw:text-box>
            <text:p text:style-name="P1"><text:span text:style-name="T11">Development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303 </text:span></text:p>
          </draw:text-box>
        </draw:frame>
        <draw:frame draw:style-name="gr4" draw:text-style-name="P5" draw:layer="layout" svg:width="10.255cm" svg:height="0.395cm" svg:x="2.6cm" svg:y="25.087cm">
          <draw:text-box>
            <text:p text:style-name="P1"><text:span text:style-name="T5">Paper Pillay, 24 May 2007, ‘Economic Aspects of Stability in Iraq’.</text:span><text:span text:style-name="T11">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04 </text:span></text:p>
          </draw:text-box>
        </draw:frame>
        <draw:frame draw:style-name="gr4" draw:text-style-name="P5" draw:layer="layout" svg:width="7.266cm" svg:height="0.395cm" svg:x="2.6cm" svg:y="25.511cm">
          <draw:text-box>
            <text:p text:style-name="P1"><text:span text:style-name="T11">Letter Brown to Maliki, 29 July 2007, [untitled]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05 </text:span></text:p>
          </draw:text-box>
        </draw:frame>
        <draw:frame draw:style-name="gr4" draw:text-style-name="P5" draw:layer="layout" svg:width="7.698cm" svg:height="0.395cm" svg:x="2.6cm" svg:y="25.934cm">
          <draw:text-box>
            <text:p text:style-name="P1"><text:span text:style-name="T11">Letter Maliki to Brown, 7 October 2007, [untitled]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06 </text:span></text:p>
          </draw:text-box>
        </draw:frame>
        <draw:frame draw:style-name="gr4" draw:text-style-name="P5" draw:layer="layout" svg:width="14.971cm" svg:height="0.395cm" svg:x="2.6cm" svg:y="26.357cm">
          <draw:text-box>
            <text:p text:style-name="P1"><text:span text:style-name="T11">Letter Fletcher to Carver, 3 January 2008, ‘Prime Minister’s Bilateral with Prime Minister of Iraq, <text:s/></text:span></text:p>
          </draw:text-box>
        </draw:frame>
        <draw:frame draw:style-name="gr4" draw:text-style-name="P5" draw:layer="layout" svg:width="1.818cm" svg:height="0.395cm" svg:x="2.2cm" svg:y="26.781cm">
          <draw:text-box>
            <text:p text:style-name="P1"><text:span text:style-name="T11">3 January’.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4</text:span></text:p>
          </draw:text-box>
        </draw:frame>
        <draw:frame draw:style-name="gr1" draw:text-style-name="P2" draw:layer="layout" svg:width="15.856cm" svg:height="0.475cm" svg:x="2.2cm" svg:y="2.525cm">
          <draw:text-box>
            <text:p text:style-name="P1"><text:span text:style-name="T6">535. </text:span><text:span text:style-name="T4"><text:s/>The British Embassy Baghdad provided an update on the oil sector in January </text:span></text:p>
          </draw:text-box>
        </draw:frame>
        <draw:frame draw:style-name="gr1" draw:text-style-name="P2" draw:layer="layout" svg:width="1.069cm" svg:height="0.475cm" svg:x="2.2cm" svg:y="3.09cm">
          <draw:text-box>
            <text:p text:style-name="P1"><text:span text:style-name="T4">2008.</text:span></text:p>
          </draw:text-box>
        </draw:frame>
        <draw:frame draw:style-name="gr6" draw:text-style-name="P7" draw:layer="layout" svg:width="0.408cm" svg:height="0.276cm" svg:x="3.259cm" svg:y="3.108cm">
          <draw:text-box>
            <text:p text:style-name="P1"><text:span text:style-name="T9">307</text:span></text:p>
          </draw:text-box>
        </draw:frame>
        <draw:frame draw:style-name="gr1" draw:text-style-name="P2" draw:layer="layout" svg:width="14.184cm" svg:height="0.475cm" svg:x="3.671cm" svg:y="3.09cm">
          <draw:text-box>
            <text:p text:style-name="P1"><text:span text:style-name="T4"><text:s/></text:span><text:span text:style-name="T4">The Embassy reported that with negotiations stalled, the KRG had passed </text:span></text:p>
          </draw:text-box>
        </draw:frame>
        <draw:frame draw:style-name="gr1" draw:text-style-name="P2" draw:layer="layout" svg:width="15.894cm" svg:height="0.475cm" svg:x="2.2cm" svg:y="3.654cm">
          <draw:text-box>
            <text:p text:style-name="P1"><text:span text:style-name="T4">its own regional Hydrocarbons Law in August 2007 and “vigorously resumed signing </text:span></text:p>
          </draw:text-box>
        </draw:frame>
        <draw:frame draw:style-name="gr1" draw:text-style-name="P2" draw:layer="layout" svg:width="15.576cm" svg:height="0.475cm" svg:x="2.2cm" svg:y="4.218cm">
          <draw:text-box>
            <text:p text:style-name="P1"><text:span text:style-name="T4">contracts”. Dr Shahristani had pronounced those contracts illegal and void and the </text:span></text:p>
          </draw:text-box>
        </draw:frame>
        <draw:frame draw:style-name="gr1" draw:text-style-name="P2" draw:layer="layout" svg:width="15.979cm" svg:height="0.475cm" svg:x="2.2cm" svg:y="4.783cm">
          <draw:text-box>
            <text:p text:style-name="P1"><text:span text:style-name="T4">Iraqi Government had threatened to boycott all companies that signed contracts with </text:span></text:p>
          </draw:text-box>
        </draw:frame>
        <draw:frame draw:style-name="gr1" draw:text-style-name="P2" draw:layer="layout" svg:width="1.75cm" svg:height="0.475cm" svg:x="2.2cm" svg:y="5.347cm">
          <draw:text-box>
            <text:p text:style-name="P1"><text:span text:style-name="T4">the KRG.</text:span></text:p>
          </draw:text-box>
        </draw:frame>
        <draw:frame draw:style-name="gr1" draw:text-style-name="P2" draw:layer="layout" svg:width="16.677cm" svg:height="0.475cm" svg:x="2.2cm" svg:y="6.262cm">
          <draw:text-box>
            <text:p text:style-name="P1"><text:span text:style-name="T6">536. </text:span><text:span text:style-name="T4"><text:s/>The Iraqi Government and the KRG continued to discuss a Hydrocarbons Law, but </text:span></text:p>
          </draw:text-box>
        </draw:frame>
        <draw:frame draw:style-name="gr1" draw:text-style-name="P2" draw:layer="layout" svg:width="16.271cm" svg:height="0.475cm" svg:x="2.2cm" svg:y="6.826cm">
          <draw:text-box>
            <text:p text:style-name="P1"><text:span text:style-name="T4">“</text:span><text:span text:style-name="T4">fundamental personality clashes and political obstacles” remained and early progress </text:span></text:p>
          </draw:text-box>
        </draw:frame>
        <draw:frame draw:style-name="gr1" draw:text-style-name="P2" draw:layer="layout" svg:width="15.221cm" svg:height="0.475cm" svg:x="2.2cm" svg:y="7.391cm">
          <draw:text-box>
            <text:p text:style-name="P1"><text:span text:style-name="T4">was unlikely. The US continued to “shepherd” the negotiations, but to little effect. </text:span></text:p>
          </draw:text-box>
        </draw:frame>
        <draw:frame draw:style-name="gr1" draw:text-style-name="P2" draw:layer="layout" svg:width="15.373cm" svg:height="0.475cm" svg:x="2.2cm" svg:y="8.305cm">
          <draw:text-box>
            <text:p text:style-name="P1"><text:span text:style-name="T6">537. </text:span><text:span text:style-name="T4"><text:s/>In the update, the Embassy did not report on or propose any UK action with </text:span></text:p>
          </draw:text-box>
        </draw:frame>
        <draw:frame draw:style-name="gr1" draw:text-style-name="P2" draw:layer="layout" svg:width="6.449cm" svg:height="0.475cm" svg:x="2.2cm" svg:y="8.87cm">
          <draw:text-box>
            <text:p text:style-name="P1"><text:span text:style-name="T4">respect to the Hydrocarbons Law. </text:span></text:p>
          </draw:text-box>
        </draw:frame>
        <draw:frame draw:style-name="gr1" draw:text-style-name="P2" draw:layer="layout" svg:width="15.199cm" svg:height="0.475cm" svg:x="2.2cm" svg:y="9.784cm">
          <draw:text-box>
            <text:p text:style-name="P1"><text:span text:style-name="T6">538. </text:span><text:span text:style-name="T4"><text:s/>The Embassy also reported that, as those negotiations continued, the Iraqi </text:span></text:p>
          </draw:text-box>
        </draw:frame>
        <draw:frame draw:style-name="gr1" draw:text-style-name="P2" draw:layer="layout" svg:width="16.186cm" svg:height="0.475cm" svg:x="2.2cm" svg:y="10.348cm">
          <draw:text-box>
            <text:p text:style-name="P1"><text:span text:style-name="T4">Government was pursuing technical service agreements (TSAs) with IOCs to improve </text:span></text:p>
          </draw:text-box>
        </draw:frame>
        <draw:frame draw:style-name="gr1" draw:text-style-name="P2" draw:layer="layout" svg:width="15.471cm" svg:height="0.475cm" svg:x="2.2cm" svg:y="10.913cm">
          <draw:text-box>
            <text:p text:style-name="P1"><text:span text:style-name="T4">oil production in five major oilfields. The Embassy commented that the TSAs were </text:span></text:p>
          </draw:text-box>
        </draw:frame>
        <draw:frame draw:style-name="gr1" draw:text-style-name="P2" draw:layer="layout" svg:width="15.898cm" svg:height="0.475cm" svg:x="2.2cm" svg:y="11.477cm">
          <draw:text-box>
            <text:p text:style-name="P1"><text:span text:style-name="T4">less attractive to IOCs than PSAs and would increase production by only a “fraction” </text:span></text:p>
          </draw:text-box>
        </draw:frame>
        <draw:frame draw:style-name="gr1" draw:text-style-name="P2" draw:layer="layout" svg:width="16.529cm" svg:height="0.475cm" svg:x="2.2cm" svg:y="12.042cm">
          <draw:text-box>
            <text:p text:style-name="P1"><text:span text:style-name="T4">of what might be achieved under PSAs. There remained substantial political resistance, </text:span></text:p>
          </draw:text-box>
        </draw:frame>
        <draw:frame draw:style-name="gr1" draw:text-style-name="P2" draw:layer="layout" svg:width="12.025cm" svg:height="0.475cm" svg:x="2.2cm" svg:y="12.606cm">
          <draw:text-box>
            <text:p text:style-name="P1"><text:span text:style-name="T4">“</text:span><text:span text:style-name="T4">on sovereignty grounds”, to PSAs within the Iraqi Government. </text:span></text:p>
          </draw:text-box>
        </draw:frame>
        <draw:frame draw:style-name="gr1" draw:text-style-name="P2" draw:layer="layout" svg:width="16.033cm" svg:height="0.475cm" svg:x="2.2cm" svg:y="13.521cm">
          <draw:text-box>
            <text:p text:style-name="P1"><text:span text:style-name="T6">539. </text:span><text:span text:style-name="T4"><text:s/>Oil production in 2007 had averaged 2.1m bpd, the same as in 2006. Higher oil </text:span></text:p>
          </draw:text-box>
        </draw:frame>
        <draw:frame draw:style-name="gr1" draw:text-style-name="P2" draw:layer="layout" svg:width="16.529cm" svg:height="0.475cm" svg:x="2.2cm" svg:y="14.085cm">
          <draw:text-box>
            <text:p text:style-name="P1"><text:span text:style-name="T4">prices – US$73 a barrel in 2007 against US$65 in 2006 – had meant higher revenues – </text:span></text:p>
          </draw:text-box>
        </draw:frame>
        <draw:frame draw:style-name="gr1" draw:text-style-name="P2" draw:layer="layout" svg:width="8.426cm" svg:height="0.475cm" svg:x="2.2cm" svg:y="14.65cm">
          <draw:text-box>
            <text:p text:style-name="P1"><text:span text:style-name="T4">US$41bn in 2007 against US$31bn in 2006. </text:span></text:p>
          </draw:text-box>
        </draw:frame>
        <draw:frame draw:style-name="gr1" draw:text-style-name="P2" draw:layer="layout" svg:width="16.207cm" svg:height="0.475cm" svg:x="2.2cm" svg:y="15.564cm">
          <draw:text-box>
            <text:p text:style-name="P1"><text:span text:style-name="T6">540. </text:span><text:span text:style-name="T4"><text:s/>Section 9.7 describes discussions within the UK Government from autumn 2008 </text:span></text:p>
          </draw:text-box>
        </draw:frame>
        <draw:frame draw:style-name="gr1" draw:text-style-name="P2" draw:layer="layout" svg:width="11.127cm" svg:height="0.475cm" svg:x="2.2cm" svg:y="16.128cm">
          <draw:text-box>
            <text:p text:style-name="P1"><text:span text:style-name="T4">on the transition to a normal bilateral relationship with Iraq. </text:span></text:p>
          </draw:text-box>
        </draw:frame>
        <draw:frame draw:style-name="gr1" draw:text-style-name="P2" draw:layer="layout" svg:width="16.465cm" svg:height="0.475cm" svg:x="2.2cm" svg:y="17.043cm">
          <draw:text-box>
            <text:p text:style-name="P1"><text:span text:style-name="T6">541. </text:span><text:span text:style-name="T4"><text:s/>On 9 December, the Overseas and Defence Sub-Committee of the Committee on </text:span></text:p>
          </draw:text-box>
        </draw:frame>
        <draw:frame draw:style-name="gr1" draw:text-style-name="P2" draw:layer="layout" svg:width="15.949cm" svg:height="0.475cm" svg:x="2.2cm" svg:y="17.607cm">
          <draw:text-box>
            <text:p text:style-name="P1"><text:span text:style-name="T4">National Security, International Relations and Defence (NSID(OD)), the successor to </text:span></text:p>
          </draw:text-box>
        </draw:frame>
        <draw:frame draw:style-name="gr1" draw:text-style-name="P2" draw:layer="layout" svg:width="13.1cm" svg:height="0.475cm" svg:x="2.2cm" svg:y="18.172cm">
          <draw:text-box>
            <text:p text:style-name="P1"><text:span text:style-name="T4">DOP(I), discussed a paper entitled ‘Iraq: Arrangements for Transition’.</text:span></text:p>
          </draw:text-box>
        </draw:frame>
        <draw:frame draw:style-name="gr6" draw:text-style-name="P7" draw:layer="layout" svg:width="0.408cm" svg:height="0.276cm" svg:x="15.259cm" svg:y="18.191cm">
          <draw:text-box>
            <text:p text:style-name="P1"><text:span text:style-name="T9">308</text:span></text:p>
          </draw:text-box>
        </draw:frame>
        <draw:frame draw:style-name="gr1" draw:text-style-name="P2" draw:layer="layout" svg:width="2.513cm" svg:height="0.475cm" svg:x="15.671cm" svg:y="18.172cm">
          <draw:text-box>
            <text:p text:style-name="P1"><text:span text:style-name="T4"><text:s/></text:span><text:span text:style-name="T4">An annex to </text:span></text:p>
          </draw:text-box>
        </draw:frame>
        <draw:frame draw:style-name="gr1" draw:text-style-name="P2" draw:layer="layout" svg:width="15.255cm" svg:height="0.475cm" svg:x="2.2cm" svg:y="18.736cm">
          <draw:text-box>
            <text:p text:style-name="P1"><text:span text:style-name="T4">the paper suggested that the key elements of future relations with Iraq should be:</text:span></text:p>
          </draw:text-box>
        </draw:frame>
        <draw:frame draw:style-name="gr2" draw:text-style-name="P3" draw:layer="layout" svg:width="0.634cm" svg:height="0.712cm" svg:x="2.95cm" svg:y="19.4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72cm" svg:height="0.475cm" svg:x="3.7cm" svg:y="19.651cm">
          <draw:text-box>
            <text:p text:style-name="P1"><text:span text:style-name="T4">diplomatic and political activity,</text:span></text:p>
          </draw:text-box>
        </draw:frame>
        <draw:frame draw:style-name="gr2" draw:text-style-name="P3" draw:layer="layout" svg:width="0.634cm" svg:height="0.712cm" svg:x="2.95cm" svg:y="20.1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489cm" svg:height="0.475cm" svg:x="3.7cm" svg:y="20.315cm">
          <draw:text-box>
            <text:p text:style-name="P1"><text:span text:style-name="T4">economic development,</text:span></text:p>
          </draw:text-box>
        </draw:frame>
        <draw:frame draw:style-name="gr2" draw:text-style-name="P3" draw:layer="layout" svg:width="0.634cm" svg:height="0.712cm" svg:x="2.95cm" svg:y="20.8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636cm" svg:height="0.475cm" svg:x="3.7cm" svg:y="20.98cm">
          <draw:text-box>
            <text:p text:style-name="P1"><text:span text:style-name="T4">defence,</text:span></text:p>
          </draw:text-box>
        </draw:frame>
        <draw:frame draw:style-name="gr2" draw:text-style-name="P3" draw:layer="layout" svg:width="0.634cm" svg:height="0.712cm" svg:x="2.95cm" svg:y="21.4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386cm" svg:height="0.475cm" svg:x="3.7cm" svg:y="21.644cm">
          <draw:text-box>
            <text:p text:style-name="P1"><text:span text:style-name="T4">energy,</text:span></text:p>
          </draw:text-box>
        </draw:frame>
        <draw:frame draw:style-name="gr2" draw:text-style-name="P3" draw:layer="layout" svg:width="0.634cm" svg:height="0.712cm" svg:x="2.95cm" svg:y="22.1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114cm" svg:height="0.475cm" svg:x="3.7cm" svg:y="22.308cm">
          <draw:text-box>
            <text:p text:style-name="P1"><text:span text:style-name="T4">commercial, and</text:span></text:p>
          </draw:text-box>
        </draw:frame>
        <draw:frame draw:style-name="gr2" draw:text-style-name="P3" draw:layer="layout" svg:width="0.634cm" svg:height="0.712cm" svg:x="2.95cm" svg:y="22.817cm">
          <draw:text-box>
            <text:p text:style-name="P1"><text:span text:style-name="T7">•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.966cm" svg:height="0.475cm" svg:x="3.7cm" svg:y="22.973cm">
          <draw:text-box>
            <text:p text:style-name="P1"><text:span text:style-name="T4">education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07 </text:span></text:p>
          </draw:text-box>
        </draw:frame>
        <draw:frame draw:style-name="gr4" draw:text-style-name="P5" draw:layer="layout" svg:width="14.573cm" svg:height="0.395cm" svg:x="2.597cm" svg:y="25.511cm">
          <draw:text-box>
            <text:p text:style-name="P1"><text:span text:style-name="T11">Telegram 2973/08 Baghdad to FCO London, 27 January 2008, ‘Hydrocarbons Law: Deadlock </text:span></text:p>
          </draw:text-box>
        </draw:frame>
        <draw:frame draw:style-name="gr4" draw:text-style-name="P5" draw:layer="layout" svg:width="1.852cm" svg:height="0.395cm" svg:x="2.2cm" svg:y="25.934cm">
          <draw:text-box>
            <text:p text:style-name="P1"><text:span text:style-name="T11">Continues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08 </text:span></text:p>
          </draw:text-box>
        </draw:frame>
        <draw:frame draw:style-name="gr4" draw:text-style-name="P5" draw:layer="layout" svg:width="14.891cm" svg:height="0.395cm" svg:x="2.6cm" svg:y="26.357cm">
          <draw:text-box>
            <text:p text:style-name="P1"><text:span text:style-name="T11">Minutes, 9 December 2008, NSID(OD) meeting; Paper, 8 December 2008, ‘Iraq: Arrangements <text:s/></text:span></text:p>
          </draw:text-box>
        </draw:frame>
        <draw:frame draw:style-name="gr4" draw:text-style-name="P5" draw:layer="layout" svg:width="2.301cm" svg:height="0.395cm" svg:x="2.2cm" svg:y="26.781cm">
          <draw:text-box>
            <text:p text:style-name="P1"><text:span text:style-name="T11">for Transition’. 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5</text:span></text:p>
          </draw:text-box>
        </draw:frame>
        <draw:frame draw:style-name="gr1" draw:text-style-name="P2" draw:layer="layout" svg:width="9.878cm" svg:height="0.475cm" svg:x="2.2cm" svg:y="2.525cm">
          <draw:text-box>
            <text:p text:style-name="P1"><text:span text:style-name="T6">542. </text:span><text:span text:style-name="T4"><text:s/>The objective of the energy component was to:</text:span></text:p>
          </draw:text-box>
        </draw:frame>
        <draw:frame draw:style-name="gr1" draw:text-style-name="P2" draw:layer="layout" svg:width="15.509cm" svg:height="0.475cm" svg:x="2.95cm" svg:y="3.44cm">
          <draw:text-box>
            <text:p text:style-name="P1"><text:span text:style-name="T4">“… </text:span><text:span text:style-name="T4">ensure security of Iraq’s oil supply and long-term increase in oil output through </text:span></text:p>
          </draw:text-box>
        </draw:frame>
        <draw:frame draw:style-name="gr1" draw:text-style-name="P2" draw:layer="layout" svg:width="16.046cm" svg:height="0.475cm" svg:x="2.95cm" svg:y="4.004cm">
          <draw:text-box>
            <text:p text:style-name="P1"><text:span text:style-name="T4">political lobbying on hydrocarbons legislation and national energy policy and regional </text:span></text:p>
          </draw:text-box>
        </draw:frame>
        <draw:frame draw:style-name="gr1" draw:text-style-name="P2" draw:layer="layout" svg:width="1.797cm" svg:height="0.475cm" svg:x="2.95cm" svg:y="4.568cm">
          <draw:text-box>
            <text:p text:style-name="P1"><text:span text:style-name="T4">support.” </text:span></text:p>
          </draw:text-box>
        </draw:frame>
        <draw:frame draw:style-name="gr1" draw:text-style-name="P2" draw:layer="layout" svg:width="16.702cm" svg:height="0.475cm" svg:x="2.2cm" svg:y="5.483cm">
          <draw:text-box>
            <text:p text:style-name="P1"><text:span text:style-name="T6">543. </text:span><text:span text:style-name="T4"><text:s/>The paper invited Ministers to agree that Mr David Miliband, the Foreign Secretary, </text:span></text:p>
          </draw:text-box>
        </draw:frame>
        <draw:frame draw:style-name="gr1" draw:text-style-name="P2" draw:layer="layout" svg:width="16.482cm" svg:height="0.475cm" svg:x="2.2cm" svg:y="6.047cm">
          <draw:text-box>
            <text:p text:style-name="P1"><text:span text:style-name="T4">should circulate detailed proposals on the UK’s future relations with Iraq, for agreement </text:span></text:p>
          </draw:text-box>
        </draw:frame>
        <draw:frame draw:style-name="gr1" draw:text-style-name="P2" draw:layer="layout" svg:width="1.793cm" svg:height="0.475cm" svg:x="2.2cm" svg:y="6.612cm">
          <draw:text-box>
            <text:p text:style-name="P1"><text:span text:style-name="T4">in writing.</text:span></text:p>
          </draw:text-box>
        </draw:frame>
        <draw:frame draw:style-name="gr1" draw:text-style-name="P2" draw:layer="layout" svg:width="16.647cm" svg:height="0.475cm" svg:x="2.2cm" svg:y="7.526cm">
          <draw:text-box>
            <text:p text:style-name="P1"><text:span text:style-name="T6">544. </text:span><text:span text:style-name="T4"><text:s/>Summing up the discussion, Mr Brown said that it was important to make progress </text:span></text:p>
          </draw:text-box>
        </draw:frame>
        <draw:frame draw:style-name="gr1" draw:text-style-name="P2" draw:layer="layout" svg:width="4.938cm" svg:height="0.475cm" svg:x="2.2cm" svg:y="8.091cm">
          <draw:text-box>
            <text:p text:style-name="P1"><text:span text:style-name="T4">on the Hydrocarbons Law.</text:span></text:p>
          </draw:text-box>
        </draw:frame>
        <draw:frame draw:style-name="gr6" draw:text-style-name="P7" draw:layer="layout" svg:width="0.476cm" svg:height="0.276cm" svg:x="7.118cm" svg:y="8.109cm">
          <draw:text-box>
            <text:p text:style-name="P1"><text:span text:style-name="T9">309 </text:span></text:p>
          </draw:text-box>
        </draw:frame>
        <draw:frame draw:style-name="gr1" draw:text-style-name="P2" draw:layer="layout" svg:width="16.042cm" svg:height="0.475cm" svg:x="2.2cm" svg:y="9.005cm">
          <draw:text-box>
            <text:p text:style-name="P1"><text:span text:style-name="T6">545. </text:span><text:span text:style-name="T4"><text:s/>NSID(OD) agreed that sign-off for the UK’s long-term strategy for Iraq would be </text:span></text:p>
          </draw:text-box>
        </draw:frame>
        <draw:frame draw:style-name="gr1" draw:text-style-name="P2" draw:layer="layout" svg:width="4.659cm" svg:height="0.475cm" svg:x="2.2cm" svg:y="9.57cm">
          <draw:text-box>
            <text:p text:style-name="P1"><text:span text:style-name="T4">sought out of committee.</text:span></text:p>
          </draw:text-box>
        </draw:frame>
        <draw:frame draw:style-name="gr6" draw:text-style-name="P7" draw:layer="layout" svg:width="0.408cm" svg:height="0.276cm" svg:x="6.836cm" svg:y="9.588cm">
          <draw:text-box>
            <text:p text:style-name="P1"><text:span text:style-name="T9">310</text:span></text:p>
          </draw:text-box>
        </draw:frame>
        <draw:frame draw:style-name="gr1" draw:text-style-name="P2" draw:layer="layout" svg:width="0.422cm" svg:height="0.475cm" svg:x="7.247cm" svg:y="9.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3cm" svg:height="0.475cm" svg:x="2.2cm" svg:y="10.484cm">
          <draw:text-box>
            <text:p text:style-name="P1"><text:span text:style-name="T6">546. </text:span><text:span text:style-name="T4"><text:s/>Mr Miliband’s Private Secretary circulated a draft strategy for “UK policy towards </text:span></text:p>
          </draw:text-box>
        </draw:frame>
        <draw:frame draw:style-name="gr1" draw:text-style-name="P2" draw:layer="layout" svg:width="13.578cm" svg:height="0.475cm" svg:x="2.2cm" svg:y="11.048cm">
          <draw:text-box>
            <text:p text:style-name="P1"><text:span text:style-name="T4">and relations with Iraq following military drawdown” on 13 January 2009.</text:span></text:p>
          </draw:text-box>
        </draw:frame>
        <draw:frame draw:style-name="gr6" draw:text-style-name="P7" draw:layer="layout" svg:width="0.391cm" svg:height="0.276cm" svg:x="15.73cm" svg:y="11.067cm">
          <draw:text-box>
            <text:p text:style-name="P1"><text:span text:style-name="T9">311</text:span></text:p>
          </draw:text-box>
        </draw:frame>
        <draw:frame draw:style-name="gr1" draw:text-style-name="P2" draw:layer="layout" svg:width="0.422cm" svg:height="0.475cm" svg:x="16.124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7cm" svg:height="0.475cm" svg:x="2.2cm" svg:y="11.963cm">
          <draw:text-box>
            <text:p text:style-name="P1"><text:span text:style-name="T6">547. </text:span><text:span text:style-name="T4"><text:s/>The draft strategy stated that the UK had a strategic national interest in a strong, </text:span></text:p>
          </draw:text-box>
        </draw:frame>
        <draw:frame draw:style-name="gr1" draw:text-style-name="P2" draw:layer="layout" svg:width="6.572cm" svg:height="0.475cm" svg:x="2.2cm" svg:y="12.527cm">
          <draw:text-box>
            <text:p text:style-name="P1"><text:span text:style-name="T4">stable and non-hostile Iraq, which: </text:span></text:p>
          </draw:text-box>
        </draw:frame>
        <draw:frame draw:style-name="gr1" draw:text-style-name="P2" draw:layer="layout" svg:width="15.717cm" svg:height="0.475cm" svg:x="2.95cm" svg:y="13.442cm">
          <draw:text-box>
            <text:p text:style-name="P1"><text:span text:style-name="T4">“… </text:span><text:span text:style-name="T4">contributes positively to stable world energy markets by maximising its potential </text:span></text:p>
          </draw:text-box>
        </draw:frame>
        <draw:frame draw:style-name="gr1" draw:text-style-name="P2" draw:layer="layout" svg:width="16.051cm" svg:height="0.475cm" svg:x="2.95cm" svg:y="14.006cm">
          <draw:text-box>
            <text:p text:style-name="P1"><text:span text:style-name="T4">as a producer and exporter of oil and gas; and increased EU energy security through </text:span></text:p>
          </draw:text-box>
        </draw:frame>
        <draw:frame draw:style-name="gr1" draw:text-style-name="P2" draw:layer="layout" svg:width="5.861cm" svg:height="0.475cm" svg:x="2.95cm" svg:y="14.571cm">
          <draw:text-box>
            <text:p text:style-name="P1"><text:span text:style-name="T4">developing new supply routes.”</text:span></text:p>
          </draw:text-box>
        </draw:frame>
        <draw:frame draw:style-name="gr1" draw:text-style-name="P2" draw:layer="layout" svg:width="16.397cm" svg:height="0.475cm" svg:x="2.2cm" svg:y="15.485cm">
          <draw:text-box>
            <text:p text:style-name="P1"><text:span text:style-name="T6">548. </text:span><text:span text:style-name="T4"><text:s/>The strategy identified a number of essential factors for establishing a strong and </text:span></text:p>
          </draw:text-box>
        </draw:frame>
        <draw:frame draw:style-name="gr1" draw:text-style-name="P2" draw:layer="layout" svg:width="4.019cm" svg:height="0.475cm" svg:x="2.2cm" svg:y="16.05cm">
          <draw:text-box>
            <text:p text:style-name="P1"><text:span text:style-name="T4">stable Iraq, including:</text:span></text:p>
          </draw:text-box>
        </draw:frame>
        <draw:frame draw:style-name="gr1" draw:text-style-name="P2" draw:layer="layout" svg:width="15.602cm" svg:height="0.475cm" svg:x="2.95cm" svg:y="16.964cm">
          <draw:text-box>
            <text:p text:style-name="P1"><text:span text:style-name="T4">“… </text:span><text:span text:style-name="T4">a functioning economy. In the medium term [that] will be driven by hydrocarbon </text:span></text:p>
          </draw:text-box>
        </draw:frame>
        <draw:frame draw:style-name="gr1" draw:text-style-name="P2" draw:layer="layout" svg:width="15.263cm" svg:height="0.475cm" svg:x="2.95cm" svg:y="17.528cm">
          <draw:text-box>
            <text:p text:style-name="P1"><text:span text:style-name="T4">production and export, which in turn requires agreement on a Hydrocarbons Law </text:span></text:p>
          </draw:text-box>
        </draw:frame>
        <draw:frame draw:style-name="gr1" draw:text-style-name="P2" draw:layer="layout" svg:width="12.6cm" svg:height="0.475cm" svg:x="2.95cm" svg:y="18.093cm">
          <draw:text-box>
            <text:p text:style-name="P1"><text:span text:style-name="T4">articulating the governance and development of the energy sector.”</text:span></text:p>
          </draw:text-box>
        </draw:frame>
        <draw:frame draw:style-name="gr1" draw:text-style-name="P2" draw:layer="layout" svg:width="10.124cm" svg:height="0.475cm" svg:x="2.2cm" svg:y="19.007cm">
          <draw:text-box>
            <text:p text:style-name="P1"><text:span text:style-name="T6">549. </text:span><text:span text:style-name="T4"><text:s/>The UK’s aim in the energy sector should be to: </text:span></text:p>
          </draw:text-box>
        </draw:frame>
        <draw:frame draw:style-name="gr1" draw:text-style-name="P2" draw:layer="layout" svg:width="14.814cm" svg:height="0.475cm" svg:x="2.95cm" svg:y="19.922cm">
          <draw:text-box>
            <text:p text:style-name="P1"><text:span text:style-name="T4">“ … </text:span><text:span text:style-name="T4">help Iraq to maximise [its] potential, and hence its contribution to global oil </text:span></text:p>
          </draw:text-box>
        </draw:frame>
        <draw:frame draw:style-name="gr1" draw:text-style-name="P2" draw:layer="layout" svg:width="15.771cm" svg:height="0.475cm" svg:x="2.95cm" svg:y="20.486cm">
          <draw:text-box>
            <text:p text:style-name="P1"><text:span text:style-name="T4">markets and EU energy security. This will involve a combination of political lobbying </text:span></text:p>
          </draw:text-box>
        </draw:frame>
        <draw:frame draw:style-name="gr1" draw:text-style-name="P2" draw:layer="layout" svg:width="14.607cm" svg:height="0.475cm" svg:x="2.95cm" svg:y="21.051cm">
          <draw:text-box>
            <text:p text:style-name="P1"><text:span text:style-name="T4">on Iraqi legislation, policy dialogue and education, capacity building in central </text:span></text:p>
          </draw:text-box>
        </draw:frame>
        <draw:frame draw:style-name="gr1" draw:text-style-name="P2" draw:layer="layout" svg:width="15.005cm" svg:height="0.475cm" svg:x="2.95cm" svg:y="21.615cm">
          <draw:text-box>
            <text:p text:style-name="P1"><text:span text:style-name="T4">government ministries (including through a specific skills initiative), and working </text:span></text:p>
          </draw:text-box>
        </draw:frame>
        <draw:frame draw:style-name="gr1" draw:text-style-name="P2" draw:layer="layout" svg:width="14.785cm" svg:height="0.475cm" svg:x="2.95cm" svg:y="22.18cm">
          <draw:text-box>
            <text:p text:style-name="P1"><text:span text:style-name="T4">alongside foreign investors who can inject capital and skills into the wider Iraqi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2.809cm" svg:height="0.475cm" svg:x="2.95cm" svg:y="22.744cm">
          <draw:text-box>
            <text:p text:style-name="P1"><text:span text:style-name="T4">energy sector.”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09 </text:span></text:p>
          </draw:text-box>
        </draw:frame>
        <draw:frame draw:style-name="gr4" draw:text-style-name="P5" draw:layer="layout" svg:width="7.55cm" svg:height="0.395cm" svg:x="2.6cm" svg:y="25.511cm">
          <draw:text-box>
            <text:p text:style-name="P1"><text:span text:style-name="T11">Minutes, 9 December 2008, NSID(OD) meeting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10 </text:span></text:p>
          </draw:text-box>
        </draw:frame>
        <draw:line draw:style-name="gr8" draw:text-style-name="P8" draw:layer="layout" svg:x1="2.585cm" svg:y1="26.714cm" svg:x2="18.573cm" svg:y2="26.714cm">
          <text:p/>
        </draw:line>
        <draw:line draw:style-name="gr8" draw:text-style-name="P8" draw:layer="layout" svg:x1="2.199cm" svg:y1="27.137cm" svg:x2="4.082cm" svg:y2="27.137cm">
          <text:p/>
        </draw:line>
        <draw:frame draw:style-name="gr4" draw:text-style-name="P5" draw:layer="layout" svg:width="7.55cm" svg:height="0.395cm" svg:x="2.6cm" svg:y="25.934cm">
          <draw:text-box>
            <text:p text:style-name="P1"><text:span text:style-name="T11">Minutes, 9 December 2008, NSID(OD) meeting. </text:span></text:p>
          </draw:text-box>
        </draw:frame>
        <draw:frame draw:style-name="gr9" draw:text-style-name="P9" draw:layer="layout" svg:width="0.387cm" svg:height="0.23cm" svg:x="2.2cm" svg:y="26.373cm">
          <draw:text-box>
            <text:p text:style-name="P1"><text:span text:style-name="T10">311 </text:span></text:p>
          </draw:text-box>
        </draw:frame>
        <draw:frame draw:style-name="gr4" draw:text-style-name="P5" draw:layer="layout" svg:width="15.898cm" svg:height="0.395cm" svg:x="2.585cm" svg:y="26.357cm">
          <draw:text-box>
            <text:p text:style-name="P1"><text:span text:style-name="T5">Letter Hickey to Catsaras, 13 January 2009, ‘Iraq: Strategy’ attaching Paper, [undated] ‘Iraq: a Review </text:span></text:p>
          </draw:text-box>
        </draw:frame>
        <draw:frame draw:style-name="gr4" draw:text-style-name="P5" draw:layer="layout" svg:width="1.97cm" svg:height="0.395cm" svg:x="2.2cm" svg:y="26.781cm">
          <draw:text-box>
            <text:p text:style-name="P1"><text:span text:style-name="T5">of Strategy’.</text:span><text:span text:style-name="T11">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6</text:span></text:p>
          </draw:text-box>
        </draw:frame>
        <draw:frame draw:style-name="gr1" draw:text-style-name="P2" draw:layer="layout" svg:width="13.375cm" svg:height="0.475cm" svg:x="2.2cm" svg:y="2.525cm">
          <draw:text-box>
            <text:p text:style-name="P1"><text:span text:style-name="T6">550. </text:span><text:span text:style-name="T4"><text:s/>An annex to the main paper described “problem areas”, including:</text:span></text:p>
          </draw:text-box>
        </draw:frame>
        <draw:frame draw:style-name="gr2" draw:text-style-name="P3" draw:layer="layout" svg:width="0.634cm" svg:height="0.712cm" svg:x="2.95cm" svg:y="3.2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1cm" svg:height="0.475cm" svg:x="3.7cm" svg:y="3.39cm">
          <draw:text-box>
            <text:p text:style-name="P1"><text:span text:style-name="T4">no broad agreement on the extent of political and economic centralism versus </text:span></text:p>
          </draw:text-box>
        </draw:frame>
        <draw:frame draw:style-name="gr1" draw:text-style-name="P2" draw:layer="layout" svg:width="14.137cm" svg:height="0.475cm" svg:x="3.7cm" svg:y="3.954cm">
          <draw:text-box>
            <text:p text:style-name="P1"><text:span text:style-name="T4">devolution, including in relation to energy sector development and revenue </text:span></text:p>
          </draw:text-box>
        </draw:frame>
        <draw:frame draw:style-name="gr1" draw:text-style-name="P2" draw:layer="layout" svg:width="2.343cm" svg:height="0.475cm" svg:x="3.7cm" svg:y="4.518cm">
          <draw:text-box>
            <text:p text:style-name="P1"><text:span text:style-name="T4">sharing; and</text:span></text:p>
          </draw:text-box>
        </draw:frame>
        <draw:frame draw:style-name="gr2" draw:text-style-name="P3" draw:layer="layout" svg:width="0.634cm" svg:height="0.712cm" svg:x="2.95cm" svg:y="5.0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3cm" svg:height="0.475cm" svg:x="3.7cm" svg:y="5.183cm">
          <draw:text-box>
            <text:p text:style-name="P1"><text:span text:style-name="T4">the Iraqi Government’s reliance on oil revenues (which comprised more than </text:span></text:p>
          </draw:text-box>
        </draw:frame>
        <draw:frame draw:style-name="gr1" draw:text-style-name="P2" draw:layer="layout" svg:width="14.759cm" svg:height="0.475cm" svg:x="3.7cm" svg:y="5.747cm">
          <draw:text-box>
            <text:p text:style-name="P1"><text:span text:style-name="T4">90 percent of revenues). A protracted period of low oil prices could even affect </text:span></text:p>
          </draw:text-box>
        </draw:frame>
        <draw:frame draw:style-name="gr1" draw:text-style-name="P2" draw:layer="layout" svg:width="10.772cm" svg:height="0.475cm" svg:x="3.7cm" svg:y="6.312cm">
          <draw:text-box>
            <text:p text:style-name="P1"><text:span text:style-name="T4">the Government’s ability to fund operational expenditure. </text:span></text:p>
          </draw:text-box>
        </draw:frame>
        <draw:frame draw:style-name="gr1" draw:text-style-name="P2" draw:layer="layout" svg:width="16.647cm" svg:height="0.475cm" svg:x="2.2cm" svg:y="7.226cm">
          <draw:text-box>
            <text:p text:style-name="P1"><text:span text:style-name="T6">551. </text:span><text:span text:style-name="T4"><text:s/>On 9 February, Mr Brown’s Assistant Private Secretary told the Private Secretaries </text:span></text:p>
          </draw:text-box>
        </draw:frame>
        <draw:frame draw:style-name="gr1" draw:text-style-name="P2" draw:layer="layout" svg:width="16.131cm" svg:height="0.475cm" svg:x="2.2cm" svg:y="7.791cm">
          <draw:text-box>
            <text:p text:style-name="P1"><text:span text:style-name="T4">to Mr Miliband and Lord Mandelson, the Business, Enterprise and Regulatory Reform </text:span></text:p>
          </draw:text-box>
        </draw:frame>
        <draw:frame draw:style-name="gr1" draw:text-style-name="P2" draw:layer="layout" svg:width="9.811cm" svg:height="0.475cm" svg:x="2.2cm" svg:y="8.355cm">
          <draw:text-box>
            <text:p text:style-name="P1"><text:span text:style-name="T4">Secretary, that Mr Brown had endorsed the strategy.</text:span></text:p>
          </draw:text-box>
        </draw:frame>
        <draw:frame draw:style-name="gr6" draw:text-style-name="P7" draw:layer="layout" svg:width="0.408cm" svg:height="0.276cm" svg:x="11.973cm" svg:y="8.374cm">
          <draw:text-box>
            <text:p text:style-name="P1"><text:span text:style-name="T9">312</text:span></text:p>
          </draw:text-box>
        </draw:frame>
        <draw:frame draw:style-name="gr1" draw:text-style-name="P2" draw:layer="layout" svg:width="0.422cm" svg:height="0.475cm" svg:x="12.385cm" svg:y="8.3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98cm" svg:height="0.475cm" svg:x="2.2cm" svg:y="9.27cm">
          <draw:text-box>
            <text:p text:style-name="P1"><text:span text:style-name="T6">552. </text:span><text:span text:style-name="T4"><text:s/>Sir Mark Lyall Grant, FCO Political Director, told the Inquiry that the strategy </text:span></text:p>
          </draw:text-box>
        </draw:frame>
        <draw:frame draw:style-name="gr1" draw:text-style-name="P2" draw:layer="layout" svg:width="9.739cm" svg:height="0.475cm" svg:x="2.2cm" svg:y="9.834cm">
          <draw:text-box>
            <text:p text:style-name="P1"><text:span text:style-name="T4">reflected the strategic importance of Iraq to the UK: </text:span></text:p>
          </draw:text-box>
        </draw:frame>
        <draw:frame draw:style-name="gr1" draw:text-style-name="P2" draw:layer="layout" svg:width="14.853cm" svg:height="0.475cm" svg:x="2.95cm" svg:y="10.698cm">
          <draw:text-box>
            <text:p text:style-name="P1"><text:span text:style-name="T4">“</text:span><text:span text:style-name="T4">There is no doubt in my mind that Iraq is a very important strategic country for </text:span></text:p>
          </draw:text-box>
        </draw:frame>
        <draw:frame draw:style-name="gr1" draw:text-style-name="P2" draw:layer="layout" svg:width="15.174cm" svg:height="0.475cm" svg:x="2.95cm" svg:y="11.263cm">
          <draw:text-box>
            <text:p text:style-name="P1"><text:span text:style-name="T4">the United Kingdom … and that, therefore, we should have a long-term strategic </text:span></text:p>
          </draw:text-box>
        </draw:frame>
        <draw:frame draw:style-name="gr1" draw:text-style-name="P2" draw:layer="layout" svg:width="4.557cm" svg:height="0.475cm" svg:x="2.95cm" svg:y="11.827cm">
          <draw:text-box>
            <text:p text:style-name="P1"><text:span text:style-name="T4">relationship with Iraq … </text:span></text:p>
          </draw:text-box>
        </draw:frame>
        <draw:frame draw:style-name="gr1" draw:text-style-name="P2" draw:layer="layout" svg:width="15.81cm" svg:height="0.475cm" svg:x="2.95cm" svg:y="12.741cm">
          <draw:text-box>
            <text:p text:style-name="P1"><text:span text:style-name="T4">“</text:span><text:span text:style-name="T4">The reason I say that on Iraq is because Iraq is a country which sits on the dividing </text:span></text:p>
          </draw:text-box>
        </draw:frame>
        <draw:frame draw:style-name="gr1" draw:text-style-name="P2" draw:layer="layout" svg:width="15.293cm" svg:height="0.475cm" svg:x="2.95cm" svg:y="13.306cm">
          <draw:text-box>
            <text:p text:style-name="P1"><text:span text:style-name="T4">line between Persia and the Arab world. It sits on the dividing line between Sunni </text:span></text:p>
          </draw:text-box>
        </draw:frame>
        <draw:frame draw:style-name="gr1" draw:text-style-name="P2" draw:layer="layout" svg:width="14.48cm" svg:height="0.475cm" svg:x="2.95cm" svg:y="13.87cm">
          <draw:text-box>
            <text:p text:style-name="P1"><text:span text:style-name="T4">and Shia communities. It is a neighbour of Turkey, and, therefore, could be a </text:span></text:p>
          </draw:text-box>
        </draw:frame>
        <draw:frame draw:style-name="gr1" draw:text-style-name="P2" draw:layer="layout" svg:width="15.111cm" svg:height="0.475cm" svg:x="2.95cm" svg:y="14.434cm">
          <draw:text-box>
            <text:p text:style-name="P1"><text:span text:style-name="T4">neighbour of the European Union, if Turkey joins the European Union. It has got </text:span></text:p>
          </draw:text-box>
        </draw:frame>
        <draw:frame draw:style-name="gr1" draw:text-style-name="P2" draw:layer="layout" svg:width="15.128cm" svg:height="0.475cm" svg:x="2.95cm" svg:y="14.999cm">
          <draw:text-box>
            <text:p text:style-name="P1"><text:span text:style-name="T4">massive oil and gas reserves. We therefore have a very strong strategic interest </text:span></text:p>
          </draw:text-box>
        </draw:frame>
        <draw:frame draw:style-name="gr1" draw:text-style-name="P2" draw:layer="layout" svg:width="15.217cm" svg:height="0.475cm" svg:x="2.95cm" svg:y="15.563cm">
          <draw:text-box>
            <text:p text:style-name="P1"><text:span text:style-name="T4">in Iraq being a successful, prosperous, stable country, and in being an ally of the </text:span></text:p>
          </draw:text-box>
        </draw:frame>
        <draw:frame draw:style-name="gr1" draw:text-style-name="P2" draw:layer="layout" svg:width="3.283cm" svg:height="0.475cm" svg:x="2.95cm" svg:y="16.127cm">
          <draw:text-box>
            <text:p text:style-name="P1"><text:span text:style-name="T4">United Kingdom.”</text:span></text:p>
          </draw:text-box>
        </draw:frame>
        <draw:frame draw:style-name="gr6" draw:text-style-name="P7" draw:layer="layout" svg:width="0.408cm" svg:height="0.276cm" svg:x="6.221cm" svg:y="16.147cm">
          <draw:text-box>
            <text:p text:style-name="P1"><text:span text:style-name="T9">313</text:span></text:p>
          </draw:text-box>
        </draw:frame>
        <draw:frame draw:style-name="gr1" draw:text-style-name="P2" draw:layer="layout" svg:width="14.954cm" svg:height="0.475cm" svg:x="2.2cm" svg:y="17.043cm">
          <draw:text-box>
            <text:p text:style-name="P1"><text:span text:style-name="T6">553. </text:span><text:span text:style-name="T4"><text:s/>Sir Mark said that it was not possible to strictly prioritise the UK’s political, </text:span></text:p>
          </draw:text-box>
        </draw:frame>
        <draw:frame draw:style-name="gr1" draw:text-style-name="P2" draw:layer="layout" svg:width="15.767cm" svg:height="0.475cm" svg:x="2.2cm" svg:y="17.607cm">
          <draw:text-box>
            <text:p text:style-name="P1"><text:span text:style-name="T4">commercial and socio-economic interests in Iraq, in terms of their importance to the </text:span></text:p>
          </draw:text-box>
        </draw:frame>
        <draw:frame draw:style-name="gr1" draw:text-style-name="P2" draw:layer="layout" svg:width="0.709cm" svg:height="0.475cm" svg:x="2.2cm" svg:y="18.172cm">
          <draw:text-box>
            <text:p text:style-name="P1"><text:span text:style-name="T4">UK.</text:span></text:p>
          </draw:text-box>
        </draw:frame>
        <draw:frame draw:style-name="gr6" draw:text-style-name="P7" draw:layer="layout" svg:width="0.408cm" svg:height="0.276cm" svg:x="2.906cm" svg:y="18.191cm">
          <draw:text-box>
            <text:p text:style-name="P1"><text:span text:style-name="T9">314</text:span></text:p>
          </draw:text-box>
        </draw:frame>
        <draw:frame draw:style-name="gr1" draw:text-style-name="P2" draw:layer="layout" svg:width="15.171cm" svg:height="0.475cm" svg:x="3.317cm" svg:y="18.172cm">
          <draw:text-box>
            <text:p text:style-name="P1"><text:span text:style-name="T4"><text:s/></text:span><text:span text:style-name="T4">What was “essential” from the UK’s perspective was that Iraq remained a single </text:span></text:p>
          </draw:text-box>
        </draw:frame>
        <draw:frame draw:style-name="gr1" draw:text-style-name="P2" draw:layer="layout" svg:width="16.11cm" svg:height="0.475cm" svg:x="2.2cm" svg:y="18.736cm">
          <draw:text-box>
            <text:p text:style-name="P1"><text:span text:style-name="T4">state with secure borders, with a functioning Government that could exert full security </text:span></text:p>
          </draw:text-box>
        </draw:frame>
        <draw:frame draw:style-name="gr1" draw:text-style-name="P2" draw:layer="layout" svg:width="9.379cm" svg:height="0.475cm" svg:x="2.2cm" svg:y="19.3cm">
          <draw:text-box>
            <text:p text:style-name="P1"><text:span text:style-name="T4">control of the country and a functioning economy. </text:span></text:p>
          </draw:text-box>
        </draw:frame>
        <draw:frame draw:style-name="gr1" draw:text-style-name="P2" draw:layer="layout" svg:width="11.881cm" svg:height="0.475cm" svg:x="4.111cm" svg:y="20.415cm">
          <draw:text-box>
            <text:p text:style-name="P1"><text:span text:style-name="T1">Table 1: Iraqi crude oil production and revenue (selected years)</text:span></text:p>
          </draw:text-box>
        </draw:frame>
        <draw:frame draw:style-name="gr6" draw:text-style-name="P7" draw:layer="layout" svg:width="0.408cm" svg:height="0.276cm" svg:x="15.948cm" svg:y="20.434cm">
          <draw:text-box>
            <text:p text:style-name="P1"><text:span text:style-name="T17">315</text:span></text:p>
          </draw:text-box>
        </draw:frame>
        <draw:frame draw:style-name="gr1" draw:text-style-name="P2" draw:layer="layout" svg:width="0.422cm" svg:height="0.475cm" svg:x="16.359cm" svg:y="20.415cm">
          <draw:text-box>
            <text:p text:style-name="P1"><text:span text:style-name="T18"><text:s/></text:span></text:p>
          </draw:text-box>
        </draw:frame>
        <draw:line draw:style-name="gr14" draw:text-style-name="P8" draw:layer="layout" svg:x1="2.199cm" svg:y1="21.298cm" svg:x2="7.108cm" svg:y2="21.298cm">
          <text:p/>
        </draw:line>
        <draw:line draw:style-name="gr14" draw:text-style-name="P8" draw:layer="layout" svg:x1="2.208cm" svg:y1="22.064cm" svg:x2="2.208cm" svg:y2="21.306cm">
          <text:p/>
        </draw:line>
        <draw:line draw:style-name="gr14" draw:text-style-name="P8" draw:layer="layout" svg:x1="7.108cm" svg:y1="21.298cm" svg:x2="8.408cm" svg:y2="21.298cm">
          <text:p/>
        </draw:line>
        <draw:line draw:style-name="gr14" draw:text-style-name="P8" draw:layer="layout" svg:x1="7.108cm" svg:y1="22.064cm" svg:x2="7.108cm" svg:y2="21.306cm">
          <text:p/>
        </draw:line>
        <draw:line draw:style-name="gr14" draw:text-style-name="P8" draw:layer="layout" svg:x1="8.408cm" svg:y1="21.298cm" svg:x2="9.708cm" svg:y2="21.298cm">
          <text:p/>
        </draw:line>
        <draw:line draw:style-name="gr14" draw:text-style-name="P8" draw:layer="layout" svg:x1="8.408cm" svg:y1="22.064cm" svg:x2="8.408cm" svg:y2="21.306cm">
          <text:p/>
        </draw:line>
        <draw:line draw:style-name="gr14" draw:text-style-name="P8" draw:layer="layout" svg:x1="9.708cm" svg:y1="21.298cm" svg:x2="11.008cm" svg:y2="21.298cm">
          <text:p/>
        </draw:line>
        <draw:line draw:style-name="gr14" draw:text-style-name="P8" draw:layer="layout" svg:x1="9.708cm" svg:y1="22.064cm" svg:x2="9.708cm" svg:y2="21.306cm">
          <text:p/>
        </draw:line>
        <draw:line draw:style-name="gr14" draw:text-style-name="P8" draw:layer="layout" svg:x1="11.008cm" svg:y1="21.298cm" svg:x2="12.308cm" svg:y2="21.298cm">
          <text:p/>
        </draw:line>
        <draw:line draw:style-name="gr14" draw:text-style-name="P8" draw:layer="layout" svg:x1="11.008cm" svg:y1="22.064cm" svg:x2="11.008cm" svg:y2="21.306cm">
          <text:p/>
        </draw:line>
        <draw:line draw:style-name="gr14" draw:text-style-name="P8" draw:layer="layout" svg:x1="12.308cm" svg:y1="21.298cm" svg:x2="13.608cm" svg:y2="21.298cm">
          <text:p/>
        </draw:line>
        <draw:line draw:style-name="gr14" draw:text-style-name="P8" draw:layer="layout" svg:x1="12.308cm" svg:y1="22.064cm" svg:x2="12.308cm" svg:y2="21.306cm">
          <text:p/>
        </draw:line>
        <draw:line draw:style-name="gr14" draw:text-style-name="P8" draw:layer="layout" svg:x1="13.608cm" svg:y1="21.298cm" svg:x2="14.908cm" svg:y2="21.298cm">
          <text:p/>
        </draw:line>
        <draw:line draw:style-name="gr14" draw:text-style-name="P8" draw:layer="layout" svg:x1="13.608cm" svg:y1="22.064cm" svg:x2="13.608cm" svg:y2="21.306cm">
          <text:p/>
        </draw:line>
        <draw:line draw:style-name="gr14" draw:text-style-name="P8" draw:layer="layout" svg:x1="14.908cm" svg:y1="21.298cm" svg:x2="16.208cm" svg:y2="21.298cm">
          <text:p/>
        </draw:line>
        <draw:line draw:style-name="gr14" draw:text-style-name="P8" draw:layer="layout" svg:x1="14.908cm" svg:y1="22.064cm" svg:x2="14.908cm" svg:y2="21.306cm">
          <text:p/>
        </draw:line>
        <draw:line draw:style-name="gr14" draw:text-style-name="P8" draw:layer="layout" svg:x1="16.208cm" svg:y1="21.298cm" svg:x2="17.508cm" svg:y2="21.298cm">
          <text:p/>
        </draw:line>
        <draw:line draw:style-name="gr14" draw:text-style-name="P8" draw:layer="layout" svg:x1="16.208cm" svg:y1="22.064cm" svg:x2="16.208cm" svg:y2="21.306cm">
          <text:p/>
        </draw:line>
        <draw:line draw:style-name="gr14" draw:text-style-name="P8" draw:layer="layout" svg:x1="17.508cm" svg:y1="21.298cm" svg:x2="18.817cm" svg:y2="21.298cm">
          <text:p/>
        </draw:line>
        <draw:line draw:style-name="gr14" draw:text-style-name="P8" draw:layer="layout" svg:x1="17.508cm" svg:y1="22.064cm" svg:x2="17.508cm" svg:y2="21.306cm">
          <text:p/>
        </draw:line>
        <draw:line draw:style-name="gr14" draw:text-style-name="P8" draw:layer="layout" svg:x1="18.808cm" svg:y1="22.064cm" svg:x2="18.808cm" svg:y2="21.306cm">
          <text:p/>
        </draw:line>
        <draw:line draw:style-name="gr14" draw:text-style-name="P8" draw:layer="layout" svg:x1="2.199cm" svg:y1="22.073cm" svg:x2="7.108cm" svg:y2="22.073cm">
          <text:p/>
        </draw:line>
        <draw:line draw:style-name="gr14" draw:text-style-name="P8" draw:layer="layout" svg:x1="2.208cm" svg:y1="22.839cm" svg:x2="2.208cm" svg:y2="22.081cm">
          <text:p/>
        </draw:line>
        <draw:line draw:style-name="gr14" draw:text-style-name="P8" draw:layer="layout" svg:x1="7.108cm" svg:y1="22.073cm" svg:x2="8.408cm" svg:y2="22.073cm">
          <text:p/>
        </draw:line>
        <draw:line draw:style-name="gr14" draw:text-style-name="P8" draw:layer="layout" svg:x1="7.108cm" svg:y1="22.839cm" svg:x2="7.108cm" svg:y2="22.081cm">
          <text:p/>
        </draw:line>
        <draw:line draw:style-name="gr14" draw:text-style-name="P8" draw:layer="layout" svg:x1="8.408cm" svg:y1="22.073cm" svg:x2="9.708cm" svg:y2="22.073cm">
          <text:p/>
        </draw:line>
        <draw:line draw:style-name="gr14" draw:text-style-name="P8" draw:layer="layout" svg:x1="8.408cm" svg:y1="22.839cm" svg:x2="8.408cm" svg:y2="22.081cm">
          <text:p/>
        </draw:line>
        <draw:line draw:style-name="gr14" draw:text-style-name="P8" draw:layer="layout" svg:x1="9.708cm" svg:y1="22.073cm" svg:x2="11.008cm" svg:y2="22.073cm">
          <text:p/>
        </draw:line>
        <draw:line draw:style-name="gr14" draw:text-style-name="P8" draw:layer="layout" svg:x1="9.708cm" svg:y1="22.839cm" svg:x2="9.708cm" svg:y2="22.081cm">
          <text:p/>
        </draw:line>
        <draw:line draw:style-name="gr14" draw:text-style-name="P8" draw:layer="layout" svg:x1="11.008cm" svg:y1="22.073cm" svg:x2="12.308cm" svg:y2="22.073cm">
          <text:p/>
        </draw:line>
        <draw:line draw:style-name="gr14" draw:text-style-name="P8" draw:layer="layout" svg:x1="11.008cm" svg:y1="22.839cm" svg:x2="11.008cm" svg:y2="22.081cm">
          <text:p/>
        </draw:line>
        <draw:line draw:style-name="gr14" draw:text-style-name="P8" draw:layer="layout" svg:x1="12.308cm" svg:y1="22.073cm" svg:x2="13.608cm" svg:y2="22.073cm">
          <text:p/>
        </draw:line>
        <draw:line draw:style-name="gr14" draw:text-style-name="P8" draw:layer="layout" svg:x1="12.308cm" svg:y1="22.839cm" svg:x2="12.308cm" svg:y2="22.081cm">
          <text:p/>
        </draw:line>
        <draw:line draw:style-name="gr14" draw:text-style-name="P8" draw:layer="layout" svg:x1="13.608cm" svg:y1="22.073cm" svg:x2="14.908cm" svg:y2="22.073cm">
          <text:p/>
        </draw:line>
        <draw:line draw:style-name="gr14" draw:text-style-name="P8" draw:layer="layout" svg:x1="13.608cm" svg:y1="22.839cm" svg:x2="13.608cm" svg:y2="22.081cm">
          <text:p/>
        </draw:line>
        <draw:line draw:style-name="gr14" draw:text-style-name="P8" draw:layer="layout" svg:x1="14.908cm" svg:y1="22.073cm" svg:x2="16.208cm" svg:y2="22.073cm">
          <text:p/>
        </draw:line>
        <draw:line draw:style-name="gr14" draw:text-style-name="P8" draw:layer="layout" svg:x1="14.908cm" svg:y1="22.839cm" svg:x2="14.908cm" svg:y2="22.081cm">
          <text:p/>
        </draw:line>
        <draw:line draw:style-name="gr14" draw:text-style-name="P8" draw:layer="layout" svg:x1="16.208cm" svg:y1="22.073cm" svg:x2="17.508cm" svg:y2="22.073cm">
          <text:p/>
        </draw:line>
        <draw:line draw:style-name="gr14" draw:text-style-name="P8" draw:layer="layout" svg:x1="16.208cm" svg:y1="22.839cm" svg:x2="16.208cm" svg:y2="22.081cm">
          <text:p/>
        </draw:line>
        <draw:line draw:style-name="gr14" draw:text-style-name="P8" draw:layer="layout" svg:x1="17.508cm" svg:y1="22.073cm" svg:x2="18.817cm" svg:y2="22.073cm">
          <text:p/>
        </draw:line>
        <draw:line draw:style-name="gr14" draw:text-style-name="P8" draw:layer="layout" svg:x1="17.508cm" svg:y1="22.839cm" svg:x2="17.508cm" svg:y2="22.081cm">
          <text:p/>
        </draw:line>
        <draw:line draw:style-name="gr14" draw:text-style-name="P8" draw:layer="layout" svg:x1="18.808cm" svg:y1="22.839cm" svg:x2="18.808cm" svg:y2="22.081cm">
          <text:p/>
        </draw:line>
        <draw:line draw:style-name="gr14" draw:text-style-name="P8" draw:layer="layout" svg:x1="2.199cm" svg:y1="22.848cm" svg:x2="7.108cm" svg:y2="22.848cm">
          <text:p/>
        </draw:line>
        <draw:line draw:style-name="gr14" draw:text-style-name="P8" draw:layer="layout" svg:x1="2.208cm" svg:y1="24.164cm" svg:x2="2.208cm" svg:y2="22.856cm">
          <text:p/>
        </draw:line>
        <draw:line draw:style-name="gr14" draw:text-style-name="P8" draw:layer="layout" svg:x1="7.108cm" svg:y1="22.848cm" svg:x2="8.408cm" svg:y2="22.848cm">
          <text:p/>
        </draw:line>
        <draw:line draw:style-name="gr14" draw:text-style-name="P8" draw:layer="layout" svg:x1="7.108cm" svg:y1="24.164cm" svg:x2="7.108cm" svg:y2="22.856cm">
          <text:p/>
        </draw:line>
        <draw:line draw:style-name="gr14" draw:text-style-name="P8" draw:layer="layout" svg:x1="8.408cm" svg:y1="22.848cm" svg:x2="9.708cm" svg:y2="22.848cm">
          <text:p/>
        </draw:line>
        <draw:line draw:style-name="gr14" draw:text-style-name="P8" draw:layer="layout" svg:x1="8.408cm" svg:y1="24.164cm" svg:x2="8.408cm" svg:y2="22.856cm">
          <text:p/>
        </draw:line>
        <draw:line draw:style-name="gr14" draw:text-style-name="P8" draw:layer="layout" svg:x1="9.708cm" svg:y1="22.848cm" svg:x2="11.008cm" svg:y2="22.848cm">
          <text:p/>
        </draw:line>
        <draw:line draw:style-name="gr14" draw:text-style-name="P8" draw:layer="layout" svg:x1="9.708cm" svg:y1="24.164cm" svg:x2="9.708cm" svg:y2="22.856cm">
          <text:p/>
        </draw:line>
        <draw:line draw:style-name="gr14" draw:text-style-name="P8" draw:layer="layout" svg:x1="11.008cm" svg:y1="22.848cm" svg:x2="12.308cm" svg:y2="22.848cm">
          <text:p/>
        </draw:line>
        <draw:line draw:style-name="gr14" draw:text-style-name="P8" draw:layer="layout" svg:x1="11.008cm" svg:y1="24.164cm" svg:x2="11.008cm" svg:y2="22.856cm">
          <text:p/>
        </draw:line>
        <draw:line draw:style-name="gr14" draw:text-style-name="P8" draw:layer="layout" svg:x1="12.308cm" svg:y1="22.848cm" svg:x2="13.608cm" svg:y2="22.848cm">
          <text:p/>
        </draw:line>
        <draw:line draw:style-name="gr14" draw:text-style-name="P8" draw:layer="layout" svg:x1="12.308cm" svg:y1="24.164cm" svg:x2="12.308cm" svg:y2="22.856cm">
          <text:p/>
        </draw:line>
        <draw:line draw:style-name="gr14" draw:text-style-name="P8" draw:layer="layout" svg:x1="13.608cm" svg:y1="22.848cm" svg:x2="14.908cm" svg:y2="22.848cm">
          <text:p/>
        </draw:line>
        <draw:line draw:style-name="gr14" draw:text-style-name="P8" draw:layer="layout" svg:x1="13.608cm" svg:y1="24.164cm" svg:x2="13.608cm" svg:y2="22.856cm">
          <text:p/>
        </draw:line>
        <draw:line draw:style-name="gr14" draw:text-style-name="P8" draw:layer="layout" svg:x1="14.908cm" svg:y1="22.848cm" svg:x2="16.208cm" svg:y2="22.848cm">
          <text:p/>
        </draw:line>
        <draw:line draw:style-name="gr14" draw:text-style-name="P8" draw:layer="layout" svg:x1="14.908cm" svg:y1="24.164cm" svg:x2="14.908cm" svg:y2="22.856cm">
          <text:p/>
        </draw:line>
        <draw:line draw:style-name="gr14" draw:text-style-name="P8" draw:layer="layout" svg:x1="16.208cm" svg:y1="22.848cm" svg:x2="17.508cm" svg:y2="22.848cm">
          <text:p/>
        </draw:line>
        <draw:line draw:style-name="gr14" draw:text-style-name="P8" draw:layer="layout" svg:x1="16.208cm" svg:y1="24.164cm" svg:x2="16.208cm" svg:y2="22.856cm">
          <text:p/>
        </draw:line>
        <draw:line draw:style-name="gr14" draw:text-style-name="P8" draw:layer="layout" svg:x1="17.508cm" svg:y1="22.848cm" svg:x2="18.817cm" svg:y2="22.848cm">
          <text:p/>
        </draw:line>
        <draw:line draw:style-name="gr14" draw:text-style-name="P8" draw:layer="layout" svg:x1="17.508cm" svg:y1="24.164cm" svg:x2="17.508cm" svg:y2="22.856cm">
          <text:p/>
        </draw:line>
        <draw:line draw:style-name="gr14" draw:text-style-name="P8" draw:layer="layout" svg:x1="18.808cm" svg:y1="24.164cm" svg:x2="18.808cm" svg:y2="22.856cm">
          <text:p/>
        </draw:line>
        <draw:line draw:style-name="gr14" draw:text-style-name="P8" draw:layer="layout" svg:x1="2.199cm" svg:y1="24.173cm" svg:x2="7.108cm" svg:y2="24.173cm">
          <text:p/>
        </draw:line>
        <draw:line draw:style-name="gr14" draw:text-style-name="P8" draw:layer="layout" svg:x1="7.108cm" svg:y1="24.173cm" svg:x2="8.408cm" svg:y2="24.173cm">
          <text:p/>
        </draw:line>
        <draw:line draw:style-name="gr14" draw:text-style-name="P8" draw:layer="layout" svg:x1="8.408cm" svg:y1="24.173cm" svg:x2="9.708cm" svg:y2="24.173cm">
          <text:p/>
        </draw:line>
        <draw:line draw:style-name="gr14" draw:text-style-name="P8" draw:layer="layout" svg:x1="9.708cm" svg:y1="24.173cm" svg:x2="11.008cm" svg:y2="24.173cm">
          <text:p/>
        </draw:line>
        <draw:line draw:style-name="gr14" draw:text-style-name="P8" draw:layer="layout" svg:x1="11.008cm" svg:y1="24.173cm" svg:x2="12.308cm" svg:y2="24.173cm">
          <text:p/>
        </draw:line>
        <draw:line draw:style-name="gr14" draw:text-style-name="P8" draw:layer="layout" svg:x1="12.308cm" svg:y1="24.173cm" svg:x2="13.608cm" svg:y2="24.173cm">
          <text:p/>
        </draw:line>
        <draw:line draw:style-name="gr14" draw:text-style-name="P8" draw:layer="layout" svg:x1="13.608cm" svg:y1="24.173cm" svg:x2="14.908cm" svg:y2="24.173cm">
          <text:p/>
        </draw:line>
        <draw:line draw:style-name="gr14" draw:text-style-name="P8" draw:layer="layout" svg:x1="14.908cm" svg:y1="24.173cm" svg:x2="16.208cm" svg:y2="24.173cm">
          <text:p/>
        </draw:line>
        <draw:line draw:style-name="gr14" draw:text-style-name="P8" draw:layer="layout" svg:x1="16.208cm" svg:y1="24.173cm" svg:x2="17.508cm" svg:y2="24.173cm">
          <text:p/>
        </draw:line>
        <draw:line draw:style-name="gr14" draw:text-style-name="P8" draw:layer="layout" svg:x1="17.508cm" svg:y1="24.173cm" svg:x2="18.817cm" svg:y2="24.173cm">
          <text:p/>
        </draw:line>
        <draw:frame draw:style-name="gr6" draw:text-style-name="P7" draw:layer="layout" svg:width="0.408cm" svg:height="0.276cm" svg:x="16.477cm" svg:y="20.434cm">
          <draw:text-box>
            <text:p text:style-name="P1"><text:span text:style-name="T17">316</text:span></text:p>
          </draw:text-box>
        </draw:frame>
        <draw:frame draw:style-name="gr4" draw:text-style-name="P5" draw:layer="layout" svg:width="0.781cm" svg:height="0.395cm" svg:x="7.366cm" svg:y="21.46cm">
          <draw:text-box>
            <text:p text:style-name="P1"><text:span text:style-name="T19">1989</text:span></text:p>
          </draw:text-box>
        </draw:frame>
        <draw:frame draw:style-name="gr4" draw:text-style-name="P5" draw:layer="layout" svg:width="0.781cm" svg:height="0.395cm" svg:x="8.666cm" svg:y="21.46cm">
          <draw:text-box>
            <text:p text:style-name="P1"><text:span text:style-name="T19">2002</text:span></text:p>
          </draw:text-box>
        </draw:frame>
        <draw:frame draw:style-name="gr4" draw:text-style-name="P5" draw:layer="layout" svg:width="0.781cm" svg:height="0.395cm" svg:x="9.966cm" svg:y="21.46cm">
          <draw:text-box>
            <text:p text:style-name="P1"><text:span text:style-name="T19">2003</text:span></text:p>
          </draw:text-box>
        </draw:frame>
        <draw:frame draw:style-name="gr4" draw:text-style-name="P5" draw:layer="layout" svg:width="0.781cm" svg:height="0.395cm" svg:x="11.266cm" svg:y="21.46cm">
          <draw:text-box>
            <text:p text:style-name="P1"><text:span text:style-name="T19">2004</text:span></text:p>
          </draw:text-box>
        </draw:frame>
        <draw:frame draw:style-name="gr4" draw:text-style-name="P5" draw:layer="layout" svg:width="0.781cm" svg:height="0.395cm" svg:x="12.566cm" svg:y="21.46cm">
          <draw:text-box>
            <text:p text:style-name="P1"><text:span text:style-name="T19">2005</text:span></text:p>
          </draw:text-box>
        </draw:frame>
        <draw:frame draw:style-name="gr4" draw:text-style-name="P5" draw:layer="layout" svg:width="0.781cm" svg:height="0.395cm" svg:x="13.866cm" svg:y="21.46cm">
          <draw:text-box>
            <text:p text:style-name="P1"><text:span text:style-name="T19">2006</text:span></text:p>
          </draw:text-box>
        </draw:frame>
        <draw:frame draw:style-name="gr4" draw:text-style-name="P5" draw:layer="layout" svg:width="0.781cm" svg:height="0.395cm" svg:x="15.166cm" svg:y="21.46cm">
          <draw:text-box>
            <text:p text:style-name="P1"><text:span text:style-name="T19">2007</text:span></text:p>
          </draw:text-box>
        </draw:frame>
        <draw:frame draw:style-name="gr4" draw:text-style-name="P5" draw:layer="layout" svg:width="0.781cm" svg:height="0.395cm" svg:x="16.466cm" svg:y="21.46cm">
          <draw:text-box>
            <text:p text:style-name="P1"><text:span text:style-name="T19">2008</text:span></text:p>
          </draw:text-box>
        </draw:frame>
        <draw:frame draw:style-name="gr4" draw:text-style-name="P5" draw:layer="layout" svg:width="0.781cm" svg:height="0.395cm" svg:x="17.766cm" svg:y="21.46cm">
          <draw:text-box>
            <text:p text:style-name="P1"><text:span text:style-name="T19">2009</text:span></text:p>
          </draw:text-box>
        </draw:frame>
        <draw:frame draw:style-name="gr4" draw:text-style-name="P5" draw:layer="layout" svg:width="3.473cm" svg:height="0.395cm" svg:x="2.35cm" svg:y="22.235cm">
          <draw:text-box>
            <text:p text:style-name="P1"><text:span text:style-name="T11">Oil production (m bpd)</text:span></text:p>
          </draw:text-box>
        </draw:frame>
        <draw:frame draw:style-name="gr9" draw:text-style-name="P9" draw:layer="layout" svg:width="0.345cm" svg:height="0.23cm" svg:x="5.84cm" svg:y="22.285cm">
          <draw:text-box>
            <text:p text:style-name="P1"><text:span text:style-name="T10">315</text:span></text:p>
          </draw:text-box>
        </draw:frame>
        <draw:frame draw:style-name="gr4" draw:text-style-name="P5" draw:layer="layout" svg:width="0.684cm" svg:height="0.395cm" svg:x="7.581cm" svg:y="22.235cm">
          <draw:text-box>
            <text:p text:style-name="P1"><text:span text:style-name="T11">2.90</text:span></text:p>
          </draw:text-box>
        </draw:frame>
        <draw:frame draw:style-name="gr4" draw:text-style-name="P5" draw:layer="layout" svg:width="0.684cm" svg:height="0.395cm" svg:x="8.881cm" svg:y="22.235cm">
          <draw:text-box>
            <text:p text:style-name="P1"><text:span text:style-name="T11">2.02</text:span></text:p>
          </draw:text-box>
        </draw:frame>
        <draw:frame draw:style-name="gr4" draw:text-style-name="P5" draw:layer="layout" svg:width="0.684cm" svg:height="0.395cm" svg:x="10.181cm" svg:y="22.235cm">
          <draw:text-box>
            <text:p text:style-name="P1"><text:span text:style-name="T11">1.31</text:span></text:p>
          </draw:text-box>
        </draw:frame>
        <draw:frame draw:style-name="gr4" draw:text-style-name="P5" draw:layer="layout" svg:width="0.781cm" svg:height="0.395cm" svg:x="11.481cm" svg:y="22.235cm">
          <draw:text-box>
            <text:p text:style-name="P1"><text:span text:style-name="T11">2.01 </text:span></text:p>
          </draw:text-box>
        </draw:frame>
        <draw:frame draw:style-name="gr4" draw:text-style-name="P5" draw:layer="layout" svg:width="0.684cm" svg:height="0.395cm" svg:x="12.781cm" svg:y="22.235cm">
          <draw:text-box>
            <text:p text:style-name="P1"><text:span text:style-name="T11">1.88</text:span></text:p>
          </draw:text-box>
        </draw:frame>
        <draw:frame draw:style-name="gr4" draw:text-style-name="P5" draw:layer="layout" svg:width="0.684cm" svg:height="0.395cm" svg:x="14.081cm" svg:y="22.235cm">
          <draw:text-box>
            <text:p text:style-name="P1"><text:span text:style-name="T11">2.00</text:span></text:p>
          </draw:text-box>
        </draw:frame>
        <draw:frame draw:style-name="gr4" draw:text-style-name="P5" draw:layer="layout" svg:width="0.684cm" svg:height="0.395cm" svg:x="15.381cm" svg:y="22.235cm">
          <draw:text-box>
            <text:p text:style-name="P1"><text:span text:style-name="T11">2.09</text:span></text:p>
          </draw:text-box>
        </draw:frame>
        <draw:frame draw:style-name="gr4" draw:text-style-name="P5" draw:layer="layout" svg:width="0.684cm" svg:height="0.395cm" svg:x="16.681cm" svg:y="22.235cm">
          <draw:text-box>
            <text:p text:style-name="P1"><text:span text:style-name="T11">2.38</text:span></text:p>
          </draw:text-box>
        </draw:frame>
        <draw:frame draw:style-name="gr4" draw:text-style-name="P5" draw:layer="layout" svg:width="0.684cm" svg:height="0.395cm" svg:x="17.981cm" svg:y="22.235cm">
          <draw:text-box>
            <text:p text:style-name="P1"><text:span text:style-name="T11">2.39</text:span></text:p>
          </draw:text-box>
        </draw:frame>
        <draw:frame draw:style-name="gr4" draw:text-style-name="P5" draw:layer="layout" svg:width="3.947cm" svg:height="0.395cm" svg:x="2.35cm" svg:y="23.037cm">
          <draw:text-box>
            <text:p text:style-name="P1"><text:span text:style-name="T11">Oil revenue from exports </text:span></text:p>
          </draw:text-box>
        </draw:frame>
        <draw:frame draw:style-name="gr4" draw:text-style-name="P5" draw:layer="layout" svg:width="1.31cm" svg:height="0.395cm" svg:x="2.35cm" svg:y="23.531cm">
          <draw:text-box>
            <text:p text:style-name="P1"><text:span text:style-name="T11">(US$bn)</text:span></text:p>
          </draw:text-box>
        </draw:frame>
        <draw:frame draw:style-name="gr9" draw:text-style-name="P9" draw:layer="layout" svg:width="0.345cm" svg:height="0.23cm" svg:x="3.664cm" svg:y="23.582cm">
          <draw:text-box>
            <text:p text:style-name="P1"><text:span text:style-name="T10">316</text:span></text:p>
          </draw:text-box>
        </draw:frame>
        <draw:frame draw:style-name="gr4" draw:text-style-name="P5" draw:layer="layout" svg:width="0.352cm" svg:height="0.395cm" svg:x="7.661cm" svg:y="23.285cm">
          <draw:text-box>
            <text:p text:style-name="P1"><text:span text:style-name="T11">–</text:span></text:p>
          </draw:text-box>
        </draw:frame>
        <draw:frame draw:style-name="gr4" draw:text-style-name="P5" draw:layer="layout" svg:width="0.352cm" svg:height="0.395cm" svg:x="8.961cm" svg:y="23.285cm">
          <draw:text-box>
            <text:p text:style-name="P1"><text:span text:style-name="T11">–</text:span></text:p>
          </draw:text-box>
        </draw:frame>
        <draw:frame draw:style-name="gr4" draw:text-style-name="P5" draw:layer="layout" svg:width="0.489cm" svg:height="0.395cm" svg:x="10.377cm" svg:y="23.285cm">
          <draw:text-box>
            <text:p text:style-name="P1"><text:span text:style-name="T11">5.1</text:span></text:p>
          </draw:text-box>
        </draw:frame>
        <draw:frame draw:style-name="gr4" draw:text-style-name="P5" draw:layer="layout" svg:width="0.684cm" svg:height="0.395cm" svg:x="11.481cm" svg:y="23.285cm">
          <draw:text-box>
            <text:p text:style-name="P1"><text:span text:style-name="T11">17.2</text:span></text:p>
          </draw:text-box>
        </draw:frame>
        <draw:frame draw:style-name="gr4" draw:text-style-name="P5" draw:layer="layout" svg:width="0.684cm" svg:height="0.395cm" svg:x="12.781cm" svg:y="23.285cm">
          <draw:text-box>
            <text:p text:style-name="P1"><text:span text:style-name="T11">23.3</text:span></text:p>
          </draw:text-box>
        </draw:frame>
        <draw:frame draw:style-name="gr4" draw:text-style-name="P5" draw:layer="layout" svg:width="0.684cm" svg:height="0.395cm" svg:x="14.081cm" svg:y="23.285cm">
          <draw:text-box>
            <text:p text:style-name="P1"><text:span text:style-name="T11">31.9</text:span></text:p>
          </draw:text-box>
        </draw:frame>
        <draw:frame draw:style-name="gr4" draw:text-style-name="P5" draw:layer="layout" svg:width="0.684cm" svg:height="0.395cm" svg:x="15.381cm" svg:y="23.285cm">
          <draw:text-box>
            <text:p text:style-name="P1"><text:span text:style-name="T11">38.3</text:span></text:p>
          </draw:text-box>
        </draw:frame>
        <draw:frame draw:style-name="gr4" draw:text-style-name="P5" draw:layer="layout" svg:width="0.684cm" svg:height="0.395cm" svg:x="16.681cm" svg:y="23.285cm">
          <draw:text-box>
            <text:p text:style-name="P1"><text:span text:style-name="T11">61.2</text:span></text:p>
          </draw:text-box>
        </draw:frame>
        <draw:line draw:style-name="gr7" draw:text-style-name="P8" draw:layer="layout" svg:x1="2.2cm" svg:y1="24.583cm" svg:x2="7.3cm" svg:y2="24.583cm">
          <text:p/>
        </draw:line>
        <draw:frame draw:style-name="gr4" draw:text-style-name="P5" draw:layer="layout" svg:width="0.684cm" svg:height="0.395cm" svg:x="17.981cm" svg:y="23.285cm">
          <draw:text-box>
            <text:p text:style-name="P1"><text:span text:style-name="T11">39.2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312 </text:span></text:p>
          </draw:text-box>
        </draw:frame>
        <draw:frame draw:style-name="gr4" draw:text-style-name="P5" draw:layer="layout" svg:width="10.378cm" svg:height="0.395cm" svg:x="2.6cm" svg:y="25.087cm">
          <draw:text-box>
            <text:p text:style-name="P1"><text:span text:style-name="T11">Letter Catsaras to Hickey &amp; Abel, 9 February 2009, ‘Iraq Strategy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13 </text:span></text:p>
          </draw:text-box>
        </draw:frame>
        <draw:frame draw:style-name="gr4" draw:text-style-name="P5" draw:layer="layout" svg:width="7.372cm" svg:height="0.395cm" svg:x="2.6cm" svg:y="25.511cm">
          <draw:text-box>
            <text:p text:style-name="P1"><text:span text:style-name="T11">Public hearing, 20 January 2010, pages 21-22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14 </text:span></text:p>
          </draw:text-box>
        </draw:frame>
        <draw:frame draw:style-name="gr4" draw:text-style-name="P5" draw:layer="layout" svg:width="6.589cm" svg:height="0.395cm" svg:x="2.6cm" svg:y="25.934cm">
          <draw:text-box>
            <text:p text:style-name="P1"><text:span text:style-name="T11">Public hearing, 20 January 2010, page 26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15 </text:span></text:p>
          </draw:text-box>
        </draw:frame>
        <draw:frame draw:style-name="gr4" draw:text-style-name="P5" draw:layer="layout" svg:width="12.655cm" svg:height="0.395cm" svg:x="2.646cm" svg:y="26.357cm">
          <draw:text-box>
            <text:p text:style-name="P1"><text:span text:style-name="T11">US Energy Information Administration website. </text:span><text:span text:style-name="T13">Iraq Crude Oil Production by Year</text:span><text:span text:style-name="T11">.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16 </text:span></text:p>
          </draw:text-box>
        </draw:frame>
        <draw:frame draw:style-name="gr4" draw:text-style-name="P5" draw:layer="layout" svg:width="16.478cm" svg:height="0.395cm" svg:x="2.637cm" svg:y="26.781cm">
          <draw:text-box>
            <text:p text:style-name="P1"><text:span text:style-name="T11">Brookings Center for Middle East Policy, Iraq Index, </text:span><text:span text:style-name="T13">Comparison of Oil Revenue from Exports, 2003-2012</text:span><text:span text:style-name="T11">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7</text:span></text:p>
          </draw:text-box>
        </draw:frame>
        <draw:frame draw:style-name="gr3" draw:text-style-name="P4" draw:layer="layout" svg:width="11cm" svg:height="0.628cm" svg:x="2.2cm" svg:y="2.5cm">
          <draw:text-box>
            <text:p text:style-name="P1"><text:span text:style-name="T3">UK Government support for UK business</text:span></text:p>
          </draw:text-box>
        </draw:frame>
        <draw:frame draw:style-name="gr5" draw:text-style-name="P6" draw:layer="layout" svg:width="9.049cm" svg:height="0.556cm" svg:x="2.2cm" svg:y="3.599cm">
          <draw:text-box>
            <text:p text:style-name="P1"><text:span text:style-name="T8">UK commercial interests, 2001 to 2002</text:span></text:p>
          </draw:text-box>
        </draw:frame>
        <draw:frame draw:style-name="gr1" draw:text-style-name="P2" draw:layer="layout" svg:width="16.338cm" svg:height="0.475cm" svg:x="2.2cm" svg:y="4.427cm">
          <draw:text-box>
            <text:p text:style-name="P1"><text:span text:style-name="T6">554. </text:span><text:span text:style-name="T4"><text:s/>Sections 1.1 and 1.2 describe the increasing challenges from 1999 to the US/UK </text:span></text:p>
          </draw:text-box>
        </draw:frame>
        <draw:frame draw:style-name="gr1" draw:text-style-name="P2" draw:layer="layout" svg:width="6.289cm" svg:height="0.475cm" svg:x="2.2cm" svg:y="4.992cm">
          <draw:text-box>
            <text:p text:style-name="P1"><text:span text:style-name="T4">policy for the containment of Iraq.</text:span></text:p>
          </draw:text-box>
        </draw:frame>
        <draw:frame draw:style-name="gr1" draw:text-style-name="P2" draw:layer="layout" svg:width="16.605cm" svg:height="0.475cm" svg:x="2.2cm" svg:y="5.906cm">
          <draw:text-box>
            <text:p text:style-name="P1"><text:span text:style-name="T6">555. </text:span><text:span text:style-name="T4"><text:s/>In January 2001, the FCO’s Middle East Department drew up an internal paper for </text:span></text:p>
          </draw:text-box>
        </draw:frame>
        <draw:frame draw:style-name="gr1" draw:text-style-name="P2" draw:layer="layout" svg:width="16.474cm" svg:height="0.475cm" svg:x="2.2cm" svg:y="6.471cm">
          <draw:text-box>
            <text:p text:style-name="P1"><text:span text:style-name="T4">a meeting of the FCO Policy Board, which reassessed the UK’s “fundamental interests” </text:span></text:p>
          </draw:text-box>
        </draw:frame>
        <draw:frame draw:style-name="gr1" draw:text-style-name="P2" draw:layer="layout" svg:width="13.638cm" svg:height="0.475cm" svg:x="2.2cm" svg:y="7.035cm">
          <draw:text-box>
            <text:p text:style-name="P1"><text:span text:style-name="T4">in relation to Iraq and recommended a new approach to promoting them.</text:span></text:p>
          </draw:text-box>
        </draw:frame>
        <draw:frame draw:style-name="gr6" draw:text-style-name="P7" draw:layer="layout" svg:width="0.408cm" svg:height="0.276cm" svg:x="15.778cm" svg:y="7.054cm">
          <draw:text-box>
            <text:p text:style-name="P1"><text:span text:style-name="T9">317</text:span></text:p>
          </draw:text-box>
        </draw:frame>
        <draw:frame draw:style-name="gr1" draw:text-style-name="P2" draw:layer="layout" svg:width="1.975cm" svg:height="0.475cm" svg:x="16.19cm" svg:y="7.035cm">
          <draw:text-box>
            <text:p text:style-name="P1"><text:span text:style-name="T4"><text:s/></text:span><text:span text:style-name="T4">The UK’s </text:span></text:p>
          </draw:text-box>
        </draw:frame>
        <draw:frame draw:style-name="gr1" draw:text-style-name="P2" draw:layer="layout" svg:width="5.15cm" svg:height="0.475cm" svg:x="2.2cm" svg:y="7.599cm">
          <draw:text-box>
            <text:p text:style-name="P1"><text:span text:style-name="T4">interests were identified as:</text:span></text:p>
          </draw:text-box>
        </draw:frame>
        <draw:frame draw:style-name="gr2" draw:text-style-name="P3" draw:layer="layout" svg:width="0.634cm" svg:height="0.712cm" svg:x="2.95cm" svg:y="8.3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8cm" svg:height="0.475cm" svg:x="3.7cm" svg:y="8.464cm">
          <draw:text-box>
            <text:p text:style-name="P1"><text:span text:style-name="T4">regional stability, including through the non-proliferation of Weapons of Mass </text:span></text:p>
          </draw:text-box>
        </draw:frame>
        <draw:frame draw:style-name="gr1" draw:text-style-name="P2" draw:layer="layout" svg:width="3.719cm" svg:height="0.475cm" svg:x="3.7cm" svg:y="9.028cm">
          <draw:text-box>
            <text:p text:style-name="P1"><text:span text:style-name="T4">Destruction (WMD);</text:span></text:p>
          </draw:text-box>
        </draw:frame>
        <draw:frame draw:style-name="gr2" draw:text-style-name="P3" draw:layer="layout" svg:width="0.634cm" svg:height="0.712cm" svg:x="2.95cm" svg:y="9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12cm" svg:height="0.475cm" svg:x="3.7cm" svg:y="9.693cm">
          <draw:text-box>
            <text:p text:style-name="P1"><text:span text:style-name="T4">energy security: the region accounted for 33 percent of the world’s oil production </text:span></text:p>
          </draw:text-box>
        </draw:frame>
        <draw:frame draw:style-name="gr1" draw:text-style-name="P2" draw:layer="layout" svg:width="6.852cm" svg:height="0.475cm" svg:x="3.7cm" svg:y="10.257cm">
          <draw:text-box>
            <text:p text:style-name="P1"><text:span text:style-name="T4">and 66 percent of world oil reserves;</text:span></text:p>
          </draw:text-box>
        </draw:frame>
        <draw:frame draw:style-name="gr2" draw:text-style-name="P3" draw:layer="layout" svg:width="0.634cm" svg:height="0.712cm" svg:x="2.95cm" svg:y="10.7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7cm" svg:height="0.475cm" svg:x="3.7cm" svg:y="10.922cm">
          <draw:text-box>
            <text:p text:style-name="P1"><text:span text:style-name="T4">a “level playing field” for UK companies: at its peak, UK trade with Iraq was </text:span></text:p>
          </draw:text-box>
        </draw:frame>
        <draw:frame draw:style-name="gr1" draw:text-style-name="P2" draw:layer="layout" svg:width="3.308cm" svg:height="0.475cm" svg:x="3.7cm" svg:y="11.486cm">
          <draw:text-box>
            <text:p text:style-name="P1"><text:span text:style-name="T4">US$500m a year;</text:span></text:p>
          </draw:text-box>
        </draw:frame>
        <draw:frame draw:style-name="gr2" draw:text-style-name="P3" draw:layer="layout" svg:width="0.634cm" svg:height="0.712cm" svg:x="2.95cm" svg:y="11.9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9cm" svg:height="0.475cm" svg:x="3.7cm" svg:y="12.151cm">
          <draw:text-box>
            <text:p text:style-name="P1"><text:span text:style-name="T4">preserving the credibility and authority of the UN Security Council; </text:span></text:p>
          </draw:text-box>
        </draw:frame>
        <draw:frame draw:style-name="gr2" draw:text-style-name="P3" draw:layer="layout" svg:width="0.634cm" svg:height="0.712cm" svg:x="2.95cm" svg:y="12.6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5cm" svg:height="0.475cm" svg:x="3.7cm" svg:y="12.815cm">
          <draw:text-box>
            <text:p text:style-name="P1"><text:span text:style-name="T4">maintaining the coherence of UK policy, including on human rights, adherence </text:span></text:p>
          </draw:text-box>
        </draw:frame>
        <draw:frame draw:style-name="gr1" draw:text-style-name="P2" draw:layer="layout" svg:width="10.695cm" svg:height="0.475cm" svg:x="3.7cm" svg:y="13.379cm">
          <draw:text-box>
            <text:p text:style-name="P1"><text:span text:style-name="T4">to UN Security Council resolutions, and non-proliferation;</text:span></text:p>
          </draw:text-box>
        </draw:frame>
        <draw:frame draw:style-name="gr2" draw:text-style-name="P3" draw:layer="layout" svg:width="0.634cm" svg:height="0.712cm" svg:x="2.95cm" svg:y="13.8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66cm" svg:height="0.475cm" svg:x="3.7cm" svg:y="14.044cm">
          <draw:text-box>
            <text:p text:style-name="P1"><text:span text:style-name="T4">improving the humanitarian and human rights situation in Iraq; </text:span></text:p>
          </draw:text-box>
        </draw:frame>
        <draw:frame draw:style-name="gr2" draw:text-style-name="P3" draw:layer="layout" svg:width="0.634cm" svg:height="0.712cm" svg:x="2.95cm" svg:y="14.5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94cm" svg:height="0.475cm" svg:x="3.7cm" svg:y="14.708cm">
          <draw:text-box>
            <text:p text:style-name="P1"><text:span text:style-name="T4">avoiding a US/UK split; and </text:span></text:p>
          </draw:text-box>
        </draw:frame>
        <draw:frame draw:style-name="gr2" draw:text-style-name="P3" draw:layer="layout" svg:width="0.634cm" svg:height="0.712cm" svg:x="2.95cm" svg:y="15.2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27cm" svg:height="0.475cm" svg:x="3.7cm" svg:y="15.373cm">
          <draw:text-box>
            <text:p text:style-name="P1"><text:span text:style-name="T4">reducing the UK’s isolation in the EU. </text:span></text:p>
          </draw:text-box>
        </draw:frame>
        <draw:frame draw:style-name="gr5" draw:text-style-name="P6" draw:layer="layout" svg:width="10.899cm" svg:height="0.556cm" svg:x="2.2cm" svg:y="16.494cm">
          <draw:text-box>
            <text:p text:style-name="P1"><text:span text:style-name="T8">Planning and preparing for a post-conflict Iraq</text:span></text:p>
          </draw:text-box>
        </draw:frame>
        <draw:frame draw:style-name="gr1" draw:text-style-name="P2" draw:layer="layout" svg:width="16.033cm" svg:height="0.475cm" svg:x="2.2cm" svg:y="17.322cm">
          <draw:text-box>
            <text:p text:style-name="P1"><text:span text:style-name="T6">556. </text:span><text:span text:style-name="T4"><text:s/>From 20 September 2002, the Cabinet Office-led Ad Hoc Group on Iraq (AHGI) </text:span></text:p>
          </draw:text-box>
        </draw:frame>
        <draw:frame draw:style-name="gr1" draw:text-style-name="P2" draw:layer="layout" svg:width="16.25cm" svg:height="0.475cm" svg:x="2.2cm" svg:y="17.887cm">
          <draw:text-box>
            <text:p text:style-name="P1"><text:span text:style-name="T4">co-ordinated all non-military cross-government work on post-conflict issues. The focus </text:span></text:p>
          </draw:text-box>
        </draw:frame>
        <draw:frame draw:style-name="gr1" draw:text-style-name="P2" draw:layer="layout" svg:width="16.571cm" svg:height="0.475cm" svg:x="2.2cm" svg:y="18.451cm">
          <draw:text-box>
            <text:p text:style-name="P1"><text:span text:style-name="T4">of the AHGI’s work was a series of analytical papers by the FCO and other departments </text:span></text:p>
          </draw:text-box>
        </draw:frame>
        <draw:frame draw:style-name="gr1" draw:text-style-name="P2" draw:layer="layout" svg:width="14.726cm" svg:height="0.475cm" svg:x="2.2cm" svg:y="19.016cm">
          <draw:text-box>
            <text:p text:style-name="P1"><text:span text:style-name="T4">on the post-conflict administration and reconstruction of Iraq, and the possible </text:span></text:p>
          </draw:text-box>
        </draw:frame>
        <draw:frame draw:style-name="gr1" draw:text-style-name="P2" draw:layer="layout" svg:width="6.928cm" svg:height="0.475cm" svg:x="2.2cm" svg:y="19.58cm">
          <draw:text-box>
            <text:p text:style-name="P1"><text:span text:style-name="T4">consequences of conflict for the UK. </text:span></text:p>
          </draw:text-box>
        </draw:frame>
        <draw:frame draw:style-name="gr1" draw:text-style-name="P2" draw:layer="layout" svg:width="10.293cm" svg:height="0.475cm" svg:x="2.2cm" svg:y="20.494cm">
          <draw:text-box>
            <text:p text:style-name="P1"><text:span text:style-name="T6">557. </text:span><text:span text:style-name="T4"><text:s/>The AHGI held its first meeting on 20 September.</text:span></text:p>
          </draw:text-box>
        </draw:frame>
        <draw:frame draw:style-name="gr6" draw:text-style-name="P7" draw:layer="layout" svg:width="0.408cm" svg:height="0.276cm" svg:x="12.436cm" svg:y="20.513cm">
          <draw:text-box>
            <text:p text:style-name="P1"><text:span text:style-name="T9">318</text:span></text:p>
          </draw:text-box>
        </draw:frame>
        <draw:frame draw:style-name="gr1" draw:text-style-name="P2" draw:layer="layout" svg:width="5.654cm" svg:height="0.475cm" svg:x="12.848cm" svg:y="20.494cm">
          <draw:text-box>
            <text:p text:style-name="P1"><text:span text:style-name="T4"><text:s/></text:span><text:span text:style-name="T4">Mr Jim Drummond, Assistant </text:span></text:p>
          </draw:text-box>
        </draw:frame>
        <draw:frame draw:style-name="gr1" draw:text-style-name="P2" draw:layer="layout" svg:width="15.394cm" svg:height="0.475cm" svg:x="2.2cm" svg:y="21.059cm">
          <draw:text-box>
            <text:p text:style-name="P1"><text:span text:style-name="T4">Head of the Cabinet Office Overseas and Defence Secretariat (OD Sec), wrote to </text:span></text:p>
          </draw:text-box>
        </draw:frame>
        <draw:frame draw:style-name="gr1" draw:text-style-name="P2" draw:layer="layout" svg:width="15.949cm" svg:height="0.475cm" svg:x="2.2cm" svg:y="21.623cm">
          <draw:text-box>
            <text:p text:style-name="P1"><text:span text:style-name="T4">Mr Desmond Bowen, Deputy Head of OD Sec, the day before, suggesting issues for </text:span></text:p>
          </draw:text-box>
        </draw:frame>
        <draw:frame draw:style-name="gr1" draw:text-style-name="P2" draw:layer="layout" svg:width="13.629cm" svg:height="0.475cm" svg:x="2.2cm" svg:y="22.188cm">
          <draw:text-box>
            <text:p text:style-name="P1"><text:span text:style-name="T4">discussion and proposing departmental responsibilities for those issues. </text:span></text:p>
          </draw:text-box>
        </draw:frame>
        <draw:frame draw:style-name="gr1" draw:text-style-name="P2" draw:layer="layout" svg:width="16.309cm" svg:height="0.475cm" svg:x="2.2cm" svg:y="23.102cm">
          <draw:text-box>
            <text:p text:style-name="P1"><text:span text:style-name="T6">558. </text:span><text:span text:style-name="T4"><text:s/>Neither Mr Drummond’s minute to Mr Bowen nor the record of the 20 September </text:span></text:p>
          </draw:text-box>
        </draw:frame>
        <draw:frame draw:style-name="gr1" draw:text-style-name="P2" draw:layer="layout" svg:width="16.495cm" svg:height="0.475cm" svg:x="2.2cm" svg:y="23.667cm">
          <draw:text-box>
            <text:p text:style-name="P1"><text:span text:style-name="T4">AHGI meeting indicated that work was being or should be undertaken on promoting UK </text:span></text:p>
          </draw:text-box>
        </draw:frame>
        <draw:frame draw:style-name="gr1" draw:text-style-name="P2" draw:layer="layout" svg:width="8.045cm" svg:height="0.475cm" svg:x="2.2cm" svg:y="24.231cm">
          <draw:text-box>
            <text:p text:style-name="P1"><text:span text:style-name="T4">commercial interests in a post-conflict Iraq.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6" draw:text-style-name="P7" draw:layer="layout" svg:width="0.408cm" svg:height="0.276cm" svg:x="10.223cm" svg:y="24.25cm">
          <draw:text-box>
            <text:p text:style-name="P1"><text:span text:style-name="T9">319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17 </text:span></text:p>
          </draw:text-box>
        </draw:frame>
        <draw:frame draw:style-name="gr4" draw:text-style-name="P5" draw:layer="layout" svg:width="9.654cm" svg:height="0.395cm" svg:x="2.6cm" svg:y="25.511cm">
          <draw:text-box>
            <text:p text:style-name="P1"><text:span text:style-name="T11">Paper FCO, January 2001, ‘Iraq: A fresh look at UK interests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18 </text:span></text:p>
          </draw:text-box>
        </draw:frame>
        <draw:frame draw:style-name="gr4" draw:text-style-name="P5" draw:layer="layout" svg:width="12.867cm" svg:height="0.395cm" svg:x="2.6cm" svg:y="25.934cm">
          <draw:text-box>
            <text:p text:style-name="P1"><text:span text:style-name="T11">Minute Drummond to Bowen, 19 September 2002, ‘Ad Hoc Group on Iraq (AHGI)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19 </text:span></text:p>
          </draw:text-box>
        </draw:frame>
        <draw:frame draw:style-name="gr4" draw:text-style-name="P5" draw:layer="layout" svg:width="15.847cm" svg:height="0.395cm" svg:x="2.6cm" svg:y="26.357cm">
          <draw:text-box>
            <text:p text:style-name="P1"><text:span text:style-name="T11">Minute Drummond to Bowen, 19 September 2002, ‘Ad Hoc Group on Iraq (AHGI)’; Minute Drummond </text:span></text:p>
          </draw:text-box>
        </draw:frame>
        <draw:frame draw:style-name="gr4" draw:text-style-name="P5" draw:layer="layout" svg:width="8.964cm" svg:height="0.395cm" svg:x="2.2cm" svg:y="26.781cm">
          <draw:text-box>
            <text:p text:style-name="P1"><text:span text:style-name="T11">to Manning, 23 September 2002, ‘Ad Hoc Group on Iraq’. 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8</text:span></text:p>
          </draw:text-box>
        </draw:frame>
        <draw:frame draw:style-name="gr1" draw:text-style-name="P2" draw:layer="layout" svg:width="16.101cm" svg:height="0.475cm" svg:x="2.2cm" svg:y="2.525cm">
          <draw:text-box>
            <text:p text:style-name="P1"><text:span text:style-name="T6">559. </text:span><text:span text:style-name="T4"><text:s/>The record of the first AHGI meeting stated that work should remain “as internal </text:span></text:p>
          </draw:text-box>
        </draw:frame>
        <draw:frame draw:style-name="gr1" draw:text-style-name="P2" draw:layer="layout" svg:width="9.756cm" svg:height="0.475cm" svg:x="2.2cm" svg:y="3.09cm">
          <draw:text-box>
            <text:p text:style-name="P1"><text:span text:style-name="T4">thinking within departments” for the next few weeks.</text:span></text:p>
          </draw:text-box>
        </draw:frame>
        <draw:frame draw:style-name="gr6" draw:text-style-name="P7" draw:layer="layout" svg:width="0.408cm" svg:height="0.276cm" svg:x="11.918cm" svg:y="3.108cm">
          <draw:text-box>
            <text:p text:style-name="P1"><text:span text:style-name="T9">320</text:span></text:p>
          </draw:text-box>
        </draw:frame>
        <draw:frame draw:style-name="gr1" draw:text-style-name="P2" draw:layer="layout" svg:width="0.422cm" svg:height="0.475cm" svg:x="12.3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74cm" svg:height="0.475cm" svg:x="2.2cm" svg:y="4.004cm">
          <draw:text-box>
            <text:p text:style-name="P1"><text:span text:style-name="T6">560. </text:span><text:span text:style-name="T4"><text:s/>The AHGI remained the principal Whitehall co-ordination mechanism for </text:span></text:p>
          </draw:text-box>
        </draw:frame>
        <draw:frame draw:style-name="gr1" draw:text-style-name="P2" draw:layer="layout" svg:width="16.372cm" svg:height="0.475cm" svg:x="2.2cm" svg:y="4.568cm">
          <draw:text-box>
            <text:p text:style-name="P1"><text:span text:style-name="T4">non-military Iraq planning until the creation of the inter-departmental Iraq Planning Unit </text:span></text:p>
          </draw:text-box>
        </draw:frame>
        <draw:frame draw:style-name="gr1" draw:text-style-name="P2" draw:layer="layout" svg:width="4.557cm" svg:height="0.475cm" svg:x="2.2cm" svg:y="5.133cm">
          <draw:text-box>
            <text:p text:style-name="P1"><text:span text:style-name="T4">(IPU) in February 2003. </text:span></text:p>
          </draw:text-box>
        </draw:frame>
        <draw:frame draw:style-name="gr1" draw:text-style-name="P2" draw:layer="layout" svg:width="15.97cm" svg:height="0.475cm" svg:x="2.2cm" svg:y="6.047cm">
          <draw:text-box>
            <text:p text:style-name="P1"><text:span text:style-name="T6">561. </text:span><text:span text:style-name="T4"><text:s/>The AHGI did not commission or receive any papers relating to UK commercial </text:span></text:p>
          </draw:text-box>
        </draw:frame>
        <draw:frame draw:style-name="gr1" draw:text-style-name="P2" draw:layer="layout" svg:width="9.616cm" svg:height="0.475cm" svg:x="2.2cm" svg:y="6.612cm">
          <draw:text-box>
            <text:p text:style-name="P1"><text:span text:style-name="T4">interests in a post-conflict Iraq during its operation. </text:span></text:p>
          </draw:text-box>
        </draw:frame>
        <draw:frame draw:style-name="gr1" draw:text-style-name="P2" draw:layer="layout" svg:width="16.076cm" svg:height="0.475cm" svg:x="2.2cm" svg:y="7.526cm">
          <draw:text-box>
            <text:p text:style-name="P1"><text:span text:style-name="T6">562. </text:span><text:span text:style-name="T4"><text:s/>On 12 September 2002, Sir David Manning, the Head of OD Sec and Mr Blair’s </text:span></text:p>
          </draw:text-box>
        </draw:frame>
        <draw:frame draw:style-name="gr1" draw:text-style-name="P2" draw:layer="layout" svg:width="15.885cm" svg:height="0.475cm" svg:x="2.2cm" svg:y="8.091cm">
          <draw:text-box>
            <text:p text:style-name="P1"><text:span text:style-name="T4">Foreign Policy Adviser, commissioned a paper from the FCO setting out what a post-</text:span></text:p>
          </draw:text-box>
        </draw:frame>
        <draw:frame draw:style-name="gr1" draw:text-style-name="P2" draw:layer="layout" svg:width="6.966cm" svg:height="0.475cm" svg:x="2.2cm" svg:y="8.655cm">
          <draw:text-box>
            <text:p text:style-name="P1"><text:span text:style-name="T4">Saddam Government might look like.</text:span></text:p>
          </draw:text-box>
        </draw:frame>
        <draw:frame draw:style-name="gr6" draw:text-style-name="P7" draw:layer="layout" svg:width="0.408cm" svg:height="0.276cm" svg:x="9.141cm" svg:y="8.674cm">
          <draw:text-box>
            <text:p text:style-name="P1"><text:span text:style-name="T9">321</text:span></text:p>
          </draw:text-box>
        </draw:frame>
        <draw:frame draw:style-name="gr1" draw:text-style-name="P2" draw:layer="layout" svg:width="16.203cm" svg:height="0.475cm" svg:x="2.2cm" svg:y="9.57cm">
          <draw:text-box>
            <text:p text:style-name="P1"><text:span text:style-name="T6">563. </text:span><text:span text:style-name="T4"><text:s/>The FCO sent its paper on post-Saddam government in Iraq, entitled ‘Scenarios </text:span></text:p>
          </draw:text-box>
        </draw:frame>
        <draw:frame draw:style-name="gr1" draw:text-style-name="P2" draw:layer="layout" svg:width="12.41cm" svg:height="0.475cm" svg:x="2.2cm" svg:y="10.134cm">
          <draw:text-box>
            <text:p text:style-name="P1"><text:span text:style-name="T4">for the future of Iraq after Saddam’, to Sir David on 26 September.</text:span></text:p>
          </draw:text-box>
        </draw:frame>
        <draw:frame draw:style-name="gr6" draw:text-style-name="P7" draw:layer="layout" svg:width="0.408cm" svg:height="0.276cm" svg:x="14.554cm" svg:y="10.153cm">
          <draw:text-box>
            <text:p text:style-name="P1"><text:span text:style-name="T9">322</text:span></text:p>
          </draw:text-box>
        </draw:frame>
        <draw:frame draw:style-name="gr1" draw:text-style-name="P2" draw:layer="layout" svg:width="3.283cm" svg:height="0.475cm" svg:x="14.966cm" svg:y="10.134cm">
          <draw:text-box>
            <text:p text:style-name="P1"><text:span text:style-name="T4"><text:s/></text:span><text:span text:style-name="T4">It was circulated </text:span></text:p>
          </draw:text-box>
        </draw:frame>
        <draw:frame draw:style-name="gr1" draw:text-style-name="P2" draw:layer="layout" svg:width="4.515cm" svg:height="0.475cm" svg:x="2.2cm" svg:y="10.698cm">
          <draw:text-box>
            <text:p text:style-name="P1"><text:span text:style-name="T4">separately to the AHGI. </text:span></text:p>
          </draw:text-box>
        </draw:frame>
        <draw:frame draw:style-name="gr1" draw:text-style-name="P2" draw:layer="layout" svg:width="15.657cm" svg:height="0.475cm" svg:x="2.2cm" svg:y="11.613cm">
          <draw:text-box>
            <text:p text:style-name="P1"><text:span text:style-name="T6">564. </text:span><text:span text:style-name="T4"><text:s/>The paper stated that to influence developments on Iraq, the UK needed “the </text:span></text:p>
          </draw:text-box>
        </draw:frame>
        <draw:frame draw:style-name="gr1" draw:text-style-name="P2" draw:layer="layout" svg:width="15.428cm" svg:height="0.475cm" svg:x="2.2cm" svg:y="12.177cm">
          <draw:text-box>
            <text:p text:style-name="P1"><text:span text:style-name="T4">clearest possible sense of our objectives for Iraq”. The UK’s “fundamental interest </text:span></text:p>
          </draw:text-box>
        </draw:frame>
        <draw:frame draw:style-name="gr1" draw:text-style-name="P2" draw:layer="layout" svg:width="15.589cm" svg:height="0.475cm" svg:x="2.2cm" svg:y="12.742cm">
          <draw:text-box>
            <text:p text:style-name="P1"><text:span text:style-name="T4">in a stable region providing secure supplies of oil to world markets” suggested four </text:span></text:p>
          </draw:text-box>
        </draw:frame>
        <draw:frame draw:style-name="gr1" draw:text-style-name="P2" draw:layer="layout" svg:width="4.176cm" svg:height="0.475cm" svg:x="2.2cm" svg:y="13.306cm">
          <draw:text-box>
            <text:p text:style-name="P1"><text:span text:style-name="T4">overarching priorities: </text:span></text:p>
          </draw:text-box>
        </draw:frame>
        <draw:frame draw:style-name="gr2" draw:text-style-name="P3" draw:layer="layout" svg:width="0.634cm" svg:height="0.712cm" svg:x="2.95cm" svg:y="14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8cm" svg:height="0.475cm" svg:x="3.7cm" svg:y="14.221cm">
          <draw:text-box>
            <text:p text:style-name="P1"><text:span text:style-name="T4">termination of Iraq’s WMD programme and permanent removal of the threat </text:span></text:p>
          </draw:text-box>
        </draw:frame>
        <draw:frame draw:style-name="gr1" draw:text-style-name="P2" draw:layer="layout" svg:width="1.729cm" svg:height="0.475cm" svg:x="3.7cm" svg:y="14.785cm">
          <draw:text-box>
            <text:p text:style-name="P1"><text:span text:style-name="T4">it posed; </text:span></text:p>
          </draw:text-box>
        </draw:frame>
        <draw:frame draw:style-name="gr2" draw:text-style-name="P3" draw:layer="layout" svg:width="0.634cm" svg:height="0.712cm" svg:x="2.95cm" svg:y="15.2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26cm" svg:height="0.475cm" svg:x="3.7cm" svg:y="15.45cm">
          <draw:text-box>
            <text:p text:style-name="P1"><text:span text:style-name="T4">a more inclusive and effective Iraqi Government; </text:span></text:p>
          </draw:text-box>
        </draw:frame>
        <draw:frame draw:style-name="gr2" draw:text-style-name="P3" draw:layer="layout" svg:width="0.634cm" svg:height="0.712cm" svg:x="2.95cm" svg:y="15.9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52cm" svg:height="0.475cm" svg:x="3.7cm" svg:y="16.114cm">
          <draw:text-box>
            <text:p text:style-name="P1"><text:span text:style-name="T4">a viable Iraq which was not a threat to its neighbours; and</text:span></text:p>
          </draw:text-box>
        </draw:frame>
        <draw:frame draw:style-name="gr2" draw:text-style-name="P3" draw:layer="layout" svg:width="0.634cm" svg:height="0.712cm" svg:x="2.95cm" svg:y="16.6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32cm" svg:height="0.475cm" svg:x="3.7cm" svg:y="16.778cm">
          <draw:text-box>
            <text:p text:style-name="P1"><text:span text:style-name="T4">an end to Iraqi support for international terrorism. </text:span></text:p>
          </draw:text-box>
        </draw:frame>
        <draw:frame draw:style-name="gr1" draw:text-style-name="P2" draw:layer="layout" svg:width="16.11cm" svg:height="0.475cm" svg:x="2.2cm" svg:y="17.693cm">
          <draw:text-box>
            <text:p text:style-name="P1"><text:span text:style-name="T6">565. </text:span><text:span text:style-name="T4"><text:s/>The UK also had a number of “second order” objectives, including ensuring that </text:span></text:p>
          </draw:text-box>
        </draw:frame>
        <draw:frame draw:style-name="gr1" draw:text-style-name="P2" draw:layer="layout" svg:width="13.718cm" svg:height="0.475cm" svg:x="2.2cm" svg:y="18.257cm">
          <draw:text-box>
            <text:p text:style-name="P1"><text:span text:style-name="T4">British companies benefitted from any post-war reconstruction contracts. </text:span></text:p>
          </draw:text-box>
        </draw:frame>
        <draw:frame draw:style-name="gr1" draw:text-style-name="P2" draw:layer="layout" svg:width="15.707cm" svg:height="0.475cm" svg:x="2.2cm" svg:y="19.172cm">
          <draw:text-box>
            <text:p text:style-name="P1"><text:span text:style-name="T6">566. </text:span><text:span text:style-name="T4"><text:s/>Sir Christopher Meyer, British Ambassador to the US, responded to the paper </text:span></text:p>
          </draw:text-box>
        </draw:frame>
        <draw:frame draw:style-name="gr1" draw:text-style-name="P2" draw:layer="layout" svg:width="15.894cm" svg:height="0.475cm" svg:x="2.2cm" svg:y="19.736cm">
          <draw:text-box>
            <text:p text:style-name="P1"><text:span text:style-name="T4">by questioning whether it was right to classify securing reconstruction contracts as a </text:span></text:p>
          </draw:text-box>
        </draw:frame>
        <draw:frame draw:style-name="gr1" draw:text-style-name="P2" draw:layer="layout" svg:width="4.396cm" svg:height="0.475cm" svg:x="2.2cm" svg:y="20.301cm">
          <draw:text-box>
            <text:p text:style-name="P1"><text:span text:style-name="T4">second order objective.</text:span></text:p>
          </draw:text-box>
        </draw:frame>
        <draw:frame draw:style-name="gr6" draw:text-style-name="P7" draw:layer="layout" svg:width="0.408cm" svg:height="0.276cm" svg:x="6.577cm" svg:y="20.319cm">
          <draw:text-box>
            <text:p text:style-name="P1"><text:span text:style-name="T9">323</text:span></text:p>
          </draw:text-box>
        </draw:frame>
        <draw:frame draw:style-name="gr1" draw:text-style-name="P2" draw:layer="layout" svg:width="11.72cm" svg:height="0.475cm" svg:x="6.989cm" svg:y="20.301cm">
          <draw:text-box>
            <text:p text:style-name="P1"><text:span text:style-name="T4"><text:s/></text:span><text:span text:style-name="T4">Russia and France were, by all accounts, anxious about their </text:span></text:p>
          </draw:text-box>
        </draw:frame>
        <draw:frame draw:style-name="gr1" draw:text-style-name="P2" draw:layer="layout" svg:width="16.131cm" svg:height="0.475cm" svg:x="2.2cm" svg:y="20.865cm">
          <draw:text-box>
            <text:p text:style-name="P1"><text:span text:style-name="T4">economic interests in Iraq after Saddam Hussein. UK interests were not something to </text:span></text:p>
          </draw:text-box>
        </draw:frame>
        <draw:frame draw:style-name="gr1" draw:text-style-name="P2" draw:layer="layout" svg:width="16.36cm" svg:height="0.475cm" svg:x="2.2cm" svg:y="21.43cm">
          <draw:text-box>
            <text:p text:style-name="P1"><text:span text:style-name="T4">press immediately, but should be a “top priority” in post-Saddam contingency planning. </text:span></text:p>
          </draw:text-box>
        </draw:frame>
        <draw:frame draw:style-name="gr1" draw:text-style-name="P2" draw:layer="layout" svg:width="15.733cm" svg:height="0.475cm" svg:x="2.2cm" svg:y="21.994cm">
          <draw:text-box>
            <text:p text:style-name="P1"><text:span text:style-name="T4">Mr Blair would have to pursue the issue with President Bush if the UK were to have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2.174cm" svg:height="0.475cm" svg:x="2.2cm" svg:y="22.558cm">
          <draw:text-box>
            <text:p text:style-name="P1"><text:span text:style-name="T4">any impact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320 </text:span></text:p>
          </draw:text-box>
        </draw:frame>
        <draw:frame draw:style-name="gr4" draw:text-style-name="P5" draw:layer="layout" svg:width="11.944cm" svg:height="0.395cm" svg:x="2.6cm" svg:y="25.087cm">
          <draw:text-box>
            <text:p text:style-name="P1"><text:span text:style-name="T11">Minute Drummond to Manning, 23 September 2002, ‘Ad Hoc Group on Iraq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21 </text:span></text:p>
          </draw:text-box>
        </draw:frame>
        <draw:line draw:style-name="gr8" draw:text-style-name="P8" draw:layer="layout" svg:x1="2.6cm" svg:y1="26.29cm" svg:x2="17.745cm" svg:y2="26.29cm">
          <text:p/>
        </draw:line>
        <draw:line draw:style-name="gr8" draw:text-style-name="P8" draw:layer="layout" svg:x1="2.199cm" svg:y1="26.714cm" svg:x2="14.612cm" svg:y2="26.714cm">
          <text:p/>
        </draw:line>
        <draw:frame draw:style-name="gr4" draw:text-style-name="P5" draw:layer="layout" svg:width="8.824cm" svg:height="0.395cm" svg:x="2.6cm" svg:y="25.511cm">
          <draw:text-box>
            <text:p text:style-name="P1"><text:span text:style-name="T11">Letter Manning to McDonald, 12 September 2002, ‘Iraq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22 </text:span></text:p>
          </draw:text-box>
        </draw:frame>
        <draw:frame draw:style-name="gr4" draw:text-style-name="P5" draw:layer="layout" svg:width="15.047cm" svg:height="0.395cm" svg:x="2.6cm" svg:y="25.934cm">
          <draw:text-box>
            <text:p text:style-name="P1"><text:span text:style-name="T5">Letter McDonald to Manning, 26 September 2002, ‘Scenarios for the future of Iraq after Saddam’ </text:span></text:p>
          </draw:text-box>
        </draw:frame>
        <draw:frame draw:style-name="gr4" draw:text-style-name="P5" draw:layer="layout" svg:width="12.439cm" svg:height="0.395cm" svg:x="2.2cm" svg:y="26.357cm">
          <draw:text-box>
            <text:p text:style-name="P1"><text:span text:style-name="T5">attaching Paper FCO, [undated], ‘Scenarios for the future of Iraq after Saddam’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23 </text:span></text:p>
          </draw:text-box>
        </draw:frame>
        <draw:frame draw:style-name="gr4" draw:text-style-name="P5" draw:layer="layout" svg:width="13.583cm" svg:height="0.395cm" svg:x="2.597cm" svg:y="26.781cm">
          <draw:text-box>
            <text:p text:style-name="P1"><text:span text:style-name="T11">Telegram 1256 Washington to FCO London, 1 October 2002, ‘Iraq: Dividing the Spoils’. 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59</text:span></text:p>
          </draw:text-box>
        </draw:frame>
        <draw:frame draw:style-name="gr1" draw:text-style-name="P2" draw:layer="layout" svg:width="6.191cm" svg:height="0.475cm" svg:x="2.2cm" svg:y="2.525cm">
          <draw:text-box>
            <text:p text:style-name="P1"><text:span text:style-name="T6">567. </text:span><text:span text:style-name="T4"><text:s/>Sir Christopher concluded: </text:span></text:p>
          </draw:text-box>
        </draw:frame>
        <draw:frame draw:style-name="gr1" draw:text-style-name="P2" draw:layer="layout" svg:width="14.633cm" svg:height="0.475cm" svg:x="2.95cm" svg:y="3.44cm">
          <draw:text-box>
            <text:p text:style-name="P1"><text:span text:style-name="T4">“</text:span><text:span text:style-name="T4">We [the UK] will need to register with the Americans that, in the event of war, </text:span></text:p>
          </draw:text-box>
        </draw:frame>
        <draw:frame draw:style-name="gr1" draw:text-style-name="P2" draw:layer="layout" svg:width="15.551cm" svg:height="0.475cm" svg:x="2.95cm" svg:y="4.004cm">
          <draw:text-box>
            <text:p text:style-name="P1"><text:span text:style-name="T4">the UK will expect to get a generous share of reconstruction and oil contracts after </text:span></text:p>
          </draw:text-box>
        </draw:frame>
        <draw:frame draw:style-name="gr1" draw:text-style-name="P2" draw:layer="layout" svg:width="13.511cm" svg:height="0.475cm" svg:x="2.95cm" svg:y="4.568cm">
          <draw:text-box>
            <text:p text:style-name="P1"><text:span text:style-name="T4">Saddam’s defeat. This did not/not happen in Kuwait after the Gulf War.” </text:span></text:p>
          </draw:text-box>
        </draw:frame>
        <draw:frame draw:style-name="gr1" draw:text-style-name="P2" draw:layer="layout" svg:width="16.283cm" svg:height="0.475cm" svg:x="2.2cm" svg:y="5.483cm">
          <draw:text-box>
            <text:p text:style-name="P1"><text:span text:style-name="T6">568. </text:span><text:span text:style-name="T4"><text:s/>An oil industry representative called on Mr Edward Chaplin, FCO Director Middle </text:span></text:p>
          </draw:text-box>
        </draw:frame>
        <draw:frame draw:style-name="gr1" draw:text-style-name="P2" draw:layer="layout" svg:width="15.454cm" svg:height="0.475cm" svg:x="2.2cm" svg:y="6.047cm">
          <draw:text-box>
            <text:p text:style-name="P1"><text:span text:style-name="T4">East and North Africa, on 2 October to express his concern that “by sticking to the </text:span></text:p>
          </draw:text-box>
        </draw:frame>
        <draw:frame draw:style-name="gr1" draw:text-style-name="P2" draw:layer="layout" svg:width="15.754cm" svg:height="0.475cm" svg:x="2.2cm" svg:y="6.612cm">
          <draw:text-box>
            <text:p text:style-name="P1"><text:span text:style-name="T4">rules over Iraq and not going for post-sanctions contracts”, UK oil companies would </text:span></text:p>
          </draw:text-box>
        </draw:frame>
        <draw:frame draw:style-name="gr1" draw:text-style-name="P2" draw:layer="layout" svg:width="1.611cm" svg:height="0.475cm" svg:x="2.2cm" svg:y="7.176cm">
          <draw:text-box>
            <text:p text:style-name="P1"><text:span text:style-name="T4">lose out.</text:span></text:p>
          </draw:text-box>
        </draw:frame>
        <draw:frame draw:style-name="gr6" draw:text-style-name="P7" draw:layer="layout" svg:width="0.408cm" svg:height="0.276cm" svg:x="3.8cm" svg:y="7.195cm">
          <draw:text-box>
            <text:p text:style-name="P1"><text:span text:style-name="T9">324</text:span></text:p>
          </draw:text-box>
        </draw:frame>
        <draw:frame draw:style-name="gr1" draw:text-style-name="P2" draw:layer="layout" svg:width="13.947cm" svg:height="0.475cm" svg:x="4.212cm" svg:y="7.176cm">
          <draw:text-box>
            <text:p text:style-name="P1"><text:span text:style-name="T4"><text:s/></text:span><text:span text:style-name="T4">There were rumours that some countries would “sell their support” for US </text:span></text:p>
          </draw:text-box>
        </draw:frame>
        <draw:frame draw:style-name="gr1" draw:text-style-name="P2" draw:layer="layout" svg:width="16.008cm" svg:height="0.475cm" svg:x="2.2cm" svg:y="7.741cm">
          <draw:text-box>
            <text:p text:style-name="P1"><text:span text:style-name="T4">action in return for a guarantee that their deals with Saddam Hussein’s regime would </text:span></text:p>
          </draw:text-box>
        </draw:frame>
        <draw:frame draw:style-name="gr1" draw:text-style-name="P2" draw:layer="layout" svg:width="7.211cm" svg:height="0.475cm" svg:x="2.2cm" svg:y="8.305cm">
          <draw:text-box>
            <text:p text:style-name="P1"><text:span text:style-name="T4">be honoured by a new administration. </text:span></text:p>
          </draw:text-box>
        </draw:frame>
        <draw:frame draw:style-name="gr1" draw:text-style-name="P2" draw:layer="layout" svg:width="15.877cm" svg:height="0.475cm" svg:x="2.2cm" svg:y="9.22cm">
          <draw:text-box>
            <text:p text:style-name="P1"><text:span text:style-name="T6">569. </text:span><text:span text:style-name="T4"><text:s/>Mr Chaplin said that the FCO was “seized of the issue” and “determined to get </text:span></text:p>
          </draw:text-box>
        </draw:frame>
        <draw:frame draw:style-name="gr1" draw:text-style-name="P2" draw:layer="layout" svg:width="16.135cm" svg:height="0.475cm" svg:x="2.2cm" svg:y="9.784cm">
          <draw:text-box>
            <text:p text:style-name="P1"><text:span text:style-name="T4">a fair slice of the action for UK companies”. Most of the rumours could be discounted. </text:span></text:p>
          </draw:text-box>
        </draw:frame>
        <draw:frame draw:style-name="gr1" draw:text-style-name="P2" draw:layer="layout" svg:width="6.11cm" svg:height="0.475cm" svg:x="2.2cm" svg:y="10.698cm">
          <draw:text-box>
            <text:p text:style-name="P1"><text:span text:style-name="T6">570. </text:span><text:span text:style-name="T4"><text:s/>Trade Partners UK (TPUK)</text:span></text:p>
          </draw:text-box>
        </draw:frame>
        <draw:frame draw:style-name="gr6" draw:text-style-name="P7" draw:layer="layout" svg:width="0.408cm" svg:height="0.276cm" svg:x="8.278cm" svg:y="10.717cm">
          <draw:text-box>
            <text:p text:style-name="P1"><text:span text:style-name="T9">325</text:span></text:p>
          </draw:text-box>
        </draw:frame>
        <draw:frame draw:style-name="gr1" draw:text-style-name="P2" draw:layer="layout" svg:width="9.244cm" svg:height="0.475cm" svg:x="8.689cm" svg:y="10.698cm">
          <draw:text-box>
            <text:p text:style-name="P1"><text:span text:style-name="T4"><text:s/></text:span><text:span text:style-name="T4">began considering in early October 2002 what it </text:span></text:p>
          </draw:text-box>
        </draw:frame>
        <draw:frame draw:style-name="gr1" draw:text-style-name="P2" draw:layer="layout" svg:width="14.946cm" svg:height="0.475cm" svg:x="2.2cm" svg:y="11.263cm">
          <draw:text-box>
            <text:p text:style-name="P1"><text:span text:style-name="T4">could and should do in the event that Iraq returned to “any degree of normalcy”.</text:span></text:p>
          </draw:text-box>
        </draw:frame>
        <draw:frame draw:style-name="gr6" draw:text-style-name="P7" draw:layer="layout" svg:width="0.408cm" svg:height="0.276cm" svg:x="17.073cm" svg:y="11.282cm">
          <draw:text-box>
            <text:p text:style-name="P1"><text:span text:style-name="T9">326</text:span></text:p>
          </draw:text-box>
        </draw:frame>
        <draw:frame draw:style-name="gr1" draw:text-style-name="P2" draw:layer="layout" svg:width="16.334cm" svg:height="0.475cm" svg:x="2.2cm" svg:y="12.177cm">
          <draw:text-box>
            <text:p text:style-name="P1"><text:span text:style-name="T6">571. </text:span><text:span text:style-name="T4"><text:s/>On 15 October, Mr Bill Henderson, TPUK Director International Group 1, advised </text:span></text:p>
          </draw:text-box>
        </draw:frame>
        <draw:frame draw:style-name="gr1" draw:text-style-name="P2" draw:layer="layout" svg:width="16.334cm" svg:height="0.475cm" svg:x="2.2cm" svg:y="12.742cm">
          <draw:text-box>
            <text:p text:style-name="P1"><text:span text:style-name="T4">Baroness Symons, joint Department of Trade and Industry (DTI)/FCO Minister of State </text:span></text:p>
          </draw:text-box>
        </draw:frame>
        <draw:frame draw:style-name="gr1" draw:text-style-name="P2" draw:layer="layout" svg:width="16.19cm" svg:height="0.475cm" svg:x="2.2cm" svg:y="13.306cm">
          <draw:text-box>
            <text:p text:style-name="P1"><text:span text:style-name="T4">for International Trade and Investment, that TPUK’s contingency planning was “purely </text:span></text:p>
          </draw:text-box>
        </draw:frame>
        <draw:frame draw:style-name="gr1" draw:text-style-name="P2" draw:layer="layout" svg:width="6.428cm" svg:height="0.475cm" svg:x="2.2cm" svg:y="13.871cm">
          <draw:text-box>
            <text:p text:style-name="P1"><text:span text:style-name="T4">internal and at a very early stage”.</text:span></text:p>
          </draw:text-box>
        </draw:frame>
        <draw:frame draw:style-name="gr6" draw:text-style-name="P7" draw:layer="layout" svg:width="0.408cm" svg:height="0.276cm" svg:x="8.6cm" svg:y="13.889cm">
          <draw:text-box>
            <text:p text:style-name="P1"><text:span text:style-name="T9">327</text:span></text:p>
          </draw:text-box>
        </draw:frame>
        <draw:frame draw:style-name="gr1" draw:text-style-name="P2" draw:layer="layout" svg:width="9.9cm" svg:height="0.475cm" svg:x="9.012cm" svg:y="13.871cm">
          <draw:text-box>
            <text:p text:style-name="P1"><text:span text:style-name="T4"><text:s/></text:span><text:span text:style-name="T4">TPUK had made provision for a Commercial Officer </text:span></text:p>
          </draw:text-box>
        </draw:frame>
        <draw:frame draw:style-name="gr1" draw:text-style-name="P2" draw:layer="layout" svg:width="16.698cm" svg:height="0.475cm" svg:x="2.2cm" svg:y="14.435cm">
          <draw:text-box>
            <text:p text:style-name="P1"><text:span text:style-name="T4">to be included in the initial stage of a re-established UK mission in Baghdad. There were </text:span></text:p>
          </draw:text-box>
        </draw:frame>
        <draw:frame draw:style-name="gr1" draw:text-style-name="P2" draw:layer="layout" svg:width="16.398cm" svg:height="0.475cm" svg:x="2.2cm" svg:y="15cm">
          <draw:text-box>
            <text:p text:style-name="P1"><text:span text:style-name="T4">likely to be significant commercial opportunities for UK firms, although there were limits </text:span></text:p>
          </draw:text-box>
        </draw:frame>
        <draw:frame draw:style-name="gr1" draw:text-style-name="P2" draw:layer="layout" svg:width="10.23cm" svg:height="0.475cm" svg:x="2.2cm" svg:y="15.564cm">
          <draw:text-box>
            <text:p text:style-name="P1"><text:span text:style-name="T4">on what TPUK could do to identify those opportunities:</text:span></text:p>
          </draw:text-box>
        </draw:frame>
        <draw:frame draw:style-name="gr1" draw:text-style-name="P2" draw:layer="layout" svg:width="15.386cm" svg:height="0.475cm" svg:x="2.95cm" svg:y="16.478cm">
          <draw:text-box>
            <text:p text:style-name="P1"><text:span text:style-name="T4">“</text:span><text:span text:style-name="T4">For the moment there is some sensitivity to giving prominence to the commercial </text:span></text:p>
          </draw:text-box>
        </draw:frame>
        <draw:frame draw:style-name="gr1" draw:text-style-name="P2" draw:layer="layout" svg:width="15.504cm" svg:height="0.475cm" svg:x="2.95cm" svg:y="17.043cm">
          <draw:text-box>
            <text:p text:style-name="P1"><text:span text:style-name="T4">aspects. We are keen to avoid giving the impression that commercial interests are </text:span></text:p>
          </draw:text-box>
        </draw:frame>
        <draw:frame draw:style-name="gr1" draw:text-style-name="P2" draw:layer="layout" svg:width="4.743cm" svg:height="0.475cm" svg:x="2.95cm" svg:y="17.607cm">
          <draw:text-box>
            <text:p text:style-name="P1"><text:span text:style-name="T4">driving our policy in Iraq.”</text:span></text:p>
          </draw:text-box>
        </draw:frame>
        <draw:frame draw:style-name="gr1" draw:text-style-name="P2" draw:layer="layout" svg:width="16.381cm" svg:height="0.475cm" svg:x="2.2cm" svg:y="18.522cm">
          <draw:text-box>
            <text:p text:style-name="P1"><text:span text:style-name="T6">572. </text:span><text:span text:style-name="T4"><text:s/>On 25 October, Mr Tony Brenton, Deputy Head of Mission at the British Embassy </text:span></text:p>
          </draw:text-box>
        </draw:frame>
        <draw:frame draw:style-name="gr1" draw:text-style-name="P2" draw:layer="layout" svg:width="16.487cm" svg:height="0.475cm" svg:x="2.2cm" svg:y="19.086cm">
          <draw:text-box>
            <text:p text:style-name="P1"><text:span text:style-name="T4">Washington, reported a conversation with Vice President Dick Cheney’s office, in which </text:span></text:p>
          </draw:text-box>
        </draw:frame>
        <draw:frame draw:style-name="gr1" draw:text-style-name="P2" draw:layer="layout" svg:width="15.949cm" svg:height="0.475cm" svg:x="2.2cm" svg:y="19.651cm">
          <draw:text-box>
            <text:p text:style-name="P1"><text:span text:style-name="T4">he had been told that Vice President Cheney was about to discuss Iraqi oil contracts </text:span></text:p>
          </draw:text-box>
        </draw:frame>
        <draw:frame draw:style-name="gr1" draw:text-style-name="P2" draw:layer="layout" svg:width="16.33cm" svg:height="0.475cm" svg:x="2.2cm" svg:y="20.215cm">
          <draw:text-box>
            <text:p text:style-name="P1"><text:span text:style-name="T4">with former Russian Prime Minister Yevgeny Primakov. Mr Primakov would be told that </text:span></text:p>
          </draw:text-box>
        </draw:frame>
        <draw:frame draw:style-name="gr1" draw:text-style-name="P2" draw:layer="layout" svg:width="16.093cm" svg:height="0.475cm" svg:x="2.2cm" svg:y="20.78cm">
          <draw:text-box>
            <text:p text:style-name="P1"><text:span text:style-name="T4">the “bids of those countries which co-operated with the US over Iraq would be looked </text:span></text:p>
          </draw:text-box>
        </draw:frame>
        <draw:frame draw:style-name="gr1" draw:text-style-name="P2" draw:layer="layout" svg:width="9.425cm" svg:height="0.475cm" svg:x="2.2cm" svg:y="21.344cm">
          <draw:text-box>
            <text:p text:style-name="P1"><text:span text:style-name="T4">at more sympathetically than those which did not”.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6" draw:text-style-name="P7" draw:layer="layout" svg:width="0.408cm" svg:height="0.276cm" svg:x="11.589cm" svg:y="21.363cm">
          <draw:text-box>
            <text:p text:style-name="P1"><text:span text:style-name="T9">328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324 </text:span></text:p>
          </draw:text-box>
        </draw:frame>
        <draw:frame draw:style-name="gr4" draw:text-style-name="P5" draw:layer="layout" svg:width="10.962cm" svg:height="0.395cm" svg:x="2.6cm" svg:y="23.817cm">
          <draw:text-box>
            <text:p text:style-name="P1"><text:span text:style-name="T11">Email Chaplin to Gray, 2 October 2002, ‘Iraq – Views of UK Business’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325 </text:span></text:p>
          </draw:text-box>
        </draw:frame>
        <draw:frame draw:style-name="gr4" draw:text-style-name="P5" draw:layer="layout" svg:width="15.001cm" svg:height="0.395cm" svg:x="2.597cm" svg:y="24.241cm">
          <draw:text-box>
            <text:p text:style-name="P1"><text:span text:style-name="T11">Trade Partners UK was the division of British Trade International (BTI) responsible for promoting </text:span></text:p>
          </draw:text-box>
        </draw:frame>
        <draw:frame draw:style-name="gr4" draw:text-style-name="P5" draw:layer="layout" svg:width="16.156cm" svg:height="0.395cm" svg:x="2.2cm" svg:y="24.664cm">
          <draw:text-box>
            <text:p text:style-name="P1"><text:span text:style-name="T11">UK exports until October 2003, when BTI was renamed UK Trade and Investment (UKTI) and the Trade </text:span></text:p>
          </draw:text-box>
        </draw:frame>
        <draw:frame draw:style-name="gr4" draw:text-style-name="P5" draw:layer="layout" svg:width="5.4cm" svg:height="0.395cm" svg:x="2.2cm" svg:y="25.087cm">
          <draw:text-box>
            <text:p text:style-name="P1"><text:span text:style-name="T11">Partners UK identity fell out of use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26 </text:span></text:p>
          </draw:text-box>
        </draw:frame>
        <draw:frame draw:style-name="gr4" draw:text-style-name="P5" draw:layer="layout" svg:width="15.09cm" svg:height="0.395cm" svg:x="2.6cm" svg:y="25.511cm">
          <draw:text-box>
            <text:p text:style-name="P1"><text:span text:style-name="T11">Minute TPUK [junior official] to Henderson, 2 October 2002, ‘Iraq – Getting Back into the Market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27 </text:span></text:p>
          </draw:text-box>
        </draw:frame>
        <draw:frame draw:style-name="gr4" draw:text-style-name="P5" draw:layer="layout" svg:width="16.127cm" svg:height="0.395cm" svg:x="2.6cm" svg:y="25.934cm">
          <draw:text-box>
            <text:p text:style-name="P1"><text:span text:style-name="T11">Minute Henderson to PS/Baroness Symons, 15 October 2002, ‘Iraq: Contingency Planning Commercial </text:span></text:p>
          </draw:text-box>
        </draw:frame>
        <draw:frame draw:style-name="gr4" draw:text-style-name="P5" draw:layer="layout" svg:width="1.526cm" svg:height="0.395cm" svg:x="2.2cm" svg:y="26.357cm">
          <draw:text-box>
            <text:p text:style-name="P1"><text:span text:style-name="T11">Aspects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28 </text:span></text:p>
          </draw:text-box>
        </draw:frame>
        <draw:frame draw:style-name="gr4" draw:text-style-name="P5" draw:layer="layout" svg:width="8.477cm" svg:height="0.395cm" svg:x="2.6cm" svg:y="26.781cm">
          <draw:text-box>
            <text:p text:style-name="P1"><text:span text:style-name="T11">Letter Brenton to Chaplin, 25 October 2002, ‘Iraq: Oil’. 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0</text:span></text:p>
          </draw:text-box>
        </draw:frame>
        <draw:frame draw:style-name="gr1" draw:text-style-name="P2" draw:layer="layout" svg:width="16.766cm" svg:height="0.475cm" svg:x="2.2cm" svg:y="2.525cm">
          <draw:text-box>
            <text:p text:style-name="P1"><text:span text:style-name="T6">573. </text:span><text:span text:style-name="T4"><text:s/>Representatives of BP, Shell and British Gas met Baroness Symons on 31 October </text:span></text:p>
          </draw:text-box>
        </draw:frame>
        <draw:frame draw:style-name="gr1" draw:text-style-name="P2" draw:layer="layout" svg:width="4.794cm" svg:height="0.475cm" svg:x="2.2cm" svg:y="3.09cm">
          <draw:text-box>
            <text:p text:style-name="P1"><text:span text:style-name="T4">to discuss their concerns.</text:span></text:p>
          </draw:text-box>
        </draw:frame>
        <draw:frame draw:style-name="gr6" draw:text-style-name="P7" draw:layer="layout" svg:width="0.408cm" svg:height="0.276cm" svg:x="6.976cm" svg:y="3.108cm">
          <draw:text-box>
            <text:p text:style-name="P1"><text:span text:style-name="T9">329</text:span></text:p>
          </draw:text-box>
        </draw:frame>
        <draw:frame draw:style-name="gr1" draw:text-style-name="P2" draw:layer="layout" svg:width="11.352cm" svg:height="0.475cm" svg:x="7.388cm" svg:y="3.09cm">
          <draw:text-box>
            <text:p text:style-name="P1"><text:span text:style-name="T4"><text:s/></text:span><text:span text:style-name="T4">Mr Christopher Segar, Head of the FCO’s Aviation Maritime </text:span></text:p>
          </draw:text-box>
        </draw:frame>
        <draw:frame draw:style-name="gr1" draw:text-style-name="P2" draw:layer="layout" svg:width="15.809cm" svg:height="0.475cm" svg:x="2.2cm" svg:y="3.654cm">
          <draw:text-box>
            <text:p text:style-name="P1"><text:span text:style-name="T4">and Energy Department (AMED), reported that all three companies had argued that </text:span></text:p>
          </draw:text-box>
        </draw:frame>
        <draw:frame draw:style-name="gr1" draw:text-style-name="P2" draw:layer="layout" svg:width="15.936cm" svg:height="0.475cm" svg:x="2.2cm" svg:y="4.218cm">
          <draw:text-box>
            <text:p text:style-name="P1"><text:span text:style-name="T4">they had been scrupulous in observing sanctions but were keen to play a part in any </text:span></text:p>
          </draw:text-box>
        </draw:frame>
        <draw:frame draw:style-name="gr1" draw:text-style-name="P2" draw:layer="layout" svg:width="16.389cm" svg:height="0.475cm" svg:x="2.2cm" svg:y="4.783cm">
          <draw:text-box>
            <text:p text:style-name="P1"><text:span text:style-name="T4">reconstruction effort. They did not want a privileged position but equally did not want to </text:span></text:p>
          </draw:text-box>
        </draw:frame>
        <draw:frame draw:style-name="gr1" draw:text-style-name="P2" draw:layer="layout" svg:width="16.487cm" svg:height="0.475cm" svg:x="2.2cm" svg:y="5.347cm">
          <draw:text-box>
            <text:p text:style-name="P1"><text:span text:style-name="T4">be “locked out” through deals done by the US for wider political purposes. They wanted </text:span></text:p>
          </draw:text-box>
        </draw:frame>
        <draw:frame draw:style-name="gr1" draw:text-style-name="P2" draw:layer="layout" svg:width="3.99cm" svg:height="0.475cm" svg:x="2.2cm" svg:y="5.912cm">
          <draw:text-box>
            <text:p text:style-name="P1"><text:span text:style-name="T4">a “level playing field”.</text:span></text:p>
          </draw:text-box>
        </draw:frame>
        <draw:frame draw:style-name="gr1" draw:text-style-name="P2" draw:layer="layout" svg:width="16.08cm" svg:height="0.475cm" svg:x="2.2cm" svg:y="6.826cm">
          <draw:text-box>
            <text:p text:style-name="P1"><text:span text:style-name="T6">574. </text:span><text:span text:style-name="T4"><text:s/>In response, Baroness Symons had said that, given the Russians’ considerable </text:span></text:p>
          </draw:text-box>
        </draw:frame>
        <draw:frame draw:style-name="gr1" draw:text-style-name="P2" draw:layer="layout" svg:width="15.636cm" svg:height="0.475cm" svg:x="2.2cm" svg:y="7.391cm">
          <draw:text-box>
            <text:p text:style-name="P1"><text:span text:style-name="T4">economic interest in Iraq, it was “very possible that a deal or deals” might be under </text:span></text:p>
          </draw:text-box>
        </draw:frame>
        <draw:frame draw:style-name="gr1" draw:text-style-name="P2" draw:layer="layout" svg:width="4.087cm" svg:height="0.475cm" svg:x="2.2cm" svg:y="7.955cm">
          <draw:text-box>
            <text:p text:style-name="P1"><text:span text:style-name="T4">discussion in the US. </text:span></text:p>
          </draw:text-box>
        </draw:frame>
        <draw:frame draw:style-name="gr1" draw:text-style-name="P2" draw:layer="layout" svg:width="16.355cm" svg:height="0.475cm" svg:x="2.2cm" svg:y="8.87cm">
          <draw:text-box>
            <text:p text:style-name="P1"><text:span text:style-name="T6">575. </text:span><text:span text:style-name="T4"><text:s/>Baroness Symons reported her meeting to Mr Jack Straw, the Foreign Secretary, </text:span></text:p>
          </draw:text-box>
        </draw:frame>
        <draw:frame draw:style-name="gr1" draw:text-style-name="P2" draw:layer="layout" svg:width="3.287cm" svg:height="0.475cm" svg:x="2.2cm" svg:y="9.434cm">
          <draw:text-box>
            <text:p text:style-name="P1"><text:span text:style-name="T4">and commented: </text:span></text:p>
          </draw:text-box>
        </draw:frame>
        <draw:frame draw:style-name="gr1" draw:text-style-name="P2" draw:layer="layout" svg:width="15.433cm" svg:height="0.475cm" svg:x="2.95cm" svg:y="10.348cm">
          <draw:text-box>
            <text:p text:style-name="P1"><text:span text:style-name="T4">“</text:span><text:span text:style-name="T4">I said that we could not make any definitive undertakings [on securing contracts], </text:span></text:p>
          </draw:text-box>
        </draw:frame>
        <draw:frame draw:style-name="gr1" draw:text-style-name="P2" draw:layer="layout" svg:width="14.37cm" svg:height="0.475cm" svg:x="2.95cm" svg:y="10.913cm">
          <draw:text-box>
            <text:p text:style-name="P1"><text:span text:style-name="T4">given our determination that any action in relation to Iraq is prompted by our </text:span></text:p>
          </draw:text-box>
        </draw:frame>
        <draw:frame draw:style-name="gr1" draw:text-style-name="P2" draw:layer="layout" svg:width="11.28cm" svg:height="0.475cm" svg:x="2.95cm" svg:y="11.477cm">
          <draw:text-box>
            <text:p text:style-name="P1"><text:span text:style-name="T4">concerns over WMD, and not a desire for commercial gains.</text:span></text:p>
          </draw:text-box>
        </draw:frame>
        <draw:frame draw:style-name="gr1" draw:text-style-name="P2" draw:layer="layout" svg:width="15.276cm" svg:height="0.475cm" svg:x="2.95cm" svg:y="12.392cm">
          <draw:text-box>
            <text:p text:style-name="P1"><text:span text:style-name="T4">“</text:span><text:span text:style-name="T4">However, I undertook to draw this issue to your attention as a matter of urgency. </text:span></text:p>
          </draw:text-box>
        </draw:frame>
        <draw:frame draw:style-name="gr1" draw:text-style-name="P2" draw:layer="layout" svg:width="14.438cm" svg:height="0.475cm" svg:x="2.95cm" svg:y="12.956cm">
          <draw:text-box>
            <text:p text:style-name="P1"><text:span text:style-name="T4">They were genuinely convinced that deals were being struck and that British </text:span></text:p>
          </draw:text-box>
        </draw:frame>
        <draw:frame draw:style-name="gr1" draw:text-style-name="P2" draw:layer="layout" svg:width="6.644cm" svg:height="0.475cm" svg:x="2.95cm" svg:y="13.521cm">
          <draw:text-box>
            <text:p text:style-name="P1"><text:span text:style-name="T4">interests are being left to one side.”</text:span></text:p>
          </draw:text-box>
        </draw:frame>
        <draw:frame draw:style-name="gr6" draw:text-style-name="P7" draw:layer="layout" svg:width="0.408cm" svg:height="0.276cm" svg:x="9.563cm" svg:y="13.539cm">
          <draw:text-box>
            <text:p text:style-name="P1"><text:span text:style-name="T9">330</text:span></text:p>
          </draw:text-box>
        </draw:frame>
        <draw:frame draw:style-name="gr1" draw:text-style-name="P2" draw:layer="layout" svg:width="16.605cm" svg:height="0.475cm" svg:x="2.2cm" svg:y="14.435cm">
          <draw:text-box>
            <text:p text:style-name="P1"><text:span text:style-name="T6">576. </text:span><text:span text:style-name="T4"><text:s/>The British Embassy Washington reported on 31 October that it had reassured BP </text:span></text:p>
          </draw:text-box>
        </draw:frame>
        <draw:frame draw:style-name="gr1" draw:text-style-name="P2" draw:layer="layout" svg:width="13.125cm" svg:height="0.475cm" svg:x="2.2cm" svg:y="15cm">
          <draw:text-box>
            <text:p text:style-name="P1"><text:span text:style-name="T4">representatives that the Embassy had seen no evidence of any deals.</text:span></text:p>
          </draw:text-box>
        </draw:frame>
        <draw:frame draw:style-name="gr6" draw:text-style-name="P7" draw:layer="layout" svg:width="0.408cm" svg:height="0.276cm" svg:x="15.261cm" svg:y="15.018cm">
          <draw:text-box>
            <text:p text:style-name="P1"><text:span text:style-name="T9">331</text:span></text:p>
          </draw:text-box>
        </draw:frame>
        <draw:frame draw:style-name="gr1" draw:text-style-name="P2" draw:layer="layout" svg:width="2.835cm" svg:height="0.475cm" svg:x="15.673cm" svg:y="15cm">
          <draw:text-box>
            <text:p text:style-name="P1"><text:span text:style-name="T4"><text:s/></text:span><text:span text:style-name="T4">The Embassy </text:span></text:p>
          </draw:text-box>
        </draw:frame>
        <draw:frame draw:style-name="gr1" draw:text-style-name="P2" draw:layer="layout" svg:width="7.025cm" svg:height="0.475cm" svg:x="2.2cm" svg:y="15.564cm">
          <draw:text-box>
            <text:p text:style-name="P1"><text:span text:style-name="T4">had agreed to “keep a watchful eye”. </text:span></text:p>
          </draw:text-box>
        </draw:frame>
        <draw:frame draw:style-name="gr1" draw:text-style-name="P2" draw:layer="layout" svg:width="14.831cm" svg:height="0.475cm" svg:x="2.2cm" svg:y="16.478cm">
          <draw:text-box>
            <text:p text:style-name="P1"><text:span text:style-name="T6">577. </text:span><text:span text:style-name="T4"><text:s/>The Cabinet Office reported to Sir David Manning on 31 October that the </text:span></text:p>
          </draw:text-box>
        </draw:frame>
        <draw:frame draw:style-name="gr1" draw:text-style-name="P2" draw:layer="layout" svg:width="16.22cm" svg:height="0.475cm" svg:x="2.2cm" svg:y="17.043cm">
          <draw:text-box>
            <text:p text:style-name="P1"><text:span text:style-name="T4">instruction to departments not to engage with external actors on contingency planning </text:span></text:p>
          </draw:text-box>
        </draw:frame>
        <draw:frame draw:style-name="gr1" draw:text-style-name="P2" draw:layer="layout" svg:width="15.094cm" svg:height="0.475cm" svg:x="2.2cm" svg:y="17.607cm">
          <draw:text-box>
            <text:p text:style-name="P1"><text:span text:style-name="T4">for post-conflict Iraq (confirmed in the record of the first meeting of the AGHI on <text:s/></text:span></text:p>
          </draw:text-box>
        </draw:frame>
        <draw:frame draw:style-name="gr1" draw:text-style-name="P2" draw:layer="layout" svg:width="9.239cm" svg:height="0.475cm" svg:x="2.2cm" svg:y="18.172cm">
          <draw:text-box>
            <text:p text:style-name="P1"><text:span text:style-name="T4">20 September) was, in practice, being overtaken.</text:span></text:p>
          </draw:text-box>
        </draw:frame>
        <draw:frame draw:style-name="gr6" draw:text-style-name="P7" draw:layer="layout" svg:width="0.408cm" svg:height="0.276cm" svg:x="11.401cm" svg:y="18.191cm">
          <draw:text-box>
            <text:p text:style-name="P1"><text:span text:style-name="T9">332</text:span></text:p>
          </draw:text-box>
        </draw:frame>
        <draw:frame draw:style-name="gr1" draw:text-style-name="P2" draw:layer="layout" svg:width="6.467cm" svg:height="0.475cm" svg:x="11.812cm" svg:y="18.172cm">
          <draw:text-box>
            <text:p text:style-name="P1"><text:span text:style-name="T4"><text:s/></text:span><text:span text:style-name="T4">There was particular pressure for </text:span></text:p>
          </draw:text-box>
        </draw:frame>
        <draw:frame draw:style-name="gr1" draw:text-style-name="P2" draw:layer="layout" svg:width="16.076cm" svg:height="0.475cm" svg:x="2.2cm" svg:y="18.736cm">
          <draw:text-box>
            <text:p text:style-name="P1"><text:span text:style-name="T4">consultation from the UK oil industry; a delegation from BP would be visiting the FCO </text:span></text:p>
          </draw:text-box>
        </draw:frame>
        <draw:frame draw:style-name="gr1" draw:text-style-name="P2" draw:layer="layout" svg:width="3.118cm" svg:height="0.475cm" svg:x="2.2cm" svg:y="19.301cm">
          <draw:text-box>
            <text:p text:style-name="P1"><text:span text:style-name="T4">on 6 November. </text:span></text:p>
          </draw:text-box>
        </draw:frame>
        <draw:frame draw:style-name="gr1" draw:text-style-name="P2" draw:layer="layout" svg:width="16.232cm" svg:height="0.475cm" svg:x="2.2cm" svg:y="20.215cm">
          <draw:text-box>
            <text:p text:style-name="P1"><text:span text:style-name="T6">578. </text:span><text:span text:style-name="T4"><text:s/>The FCO hosted a presentation on Iraqi energy on 6 November given by a team </text:span></text:p>
          </draw:text-box>
        </draw:frame>
        <draw:frame draw:style-name="gr1" draw:text-style-name="P2" draw:layer="layout" svg:width="1.594cm" svg:height="0.475cm" svg:x="2.2cm" svg:y="20.78cm">
          <draw:text-box>
            <text:p text:style-name="P1"><text:span text:style-name="T4">from BP.</text:span></text:p>
          </draw:text-box>
        </draw:frame>
        <draw:frame draw:style-name="gr6" draw:text-style-name="P7" draw:layer="layout" svg:width="0.408cm" svg:height="0.276cm" svg:x="3.792cm" svg:y="20.798cm">
          <draw:text-box>
            <text:p text:style-name="P1"><text:span text:style-name="T9">333</text:span></text:p>
          </draw:text-box>
        </draw:frame>
        <draw:frame draw:style-name="gr1" draw:text-style-name="P2" draw:layer="layout" svg:width="13.232cm" svg:height="0.475cm" svg:x="4.204cm" svg:y="20.78cm">
          <draw:text-box>
            <text:p text:style-name="P1"><text:span text:style-name="T4"><text:s/></text:span><text:span text:style-name="T4">Mr Rycroft sent the record of the presentation to Mr Jonathan Powell, </text:span></text:p>
          </draw:text-box>
        </draw:frame>
        <draw:frame draw:style-name="gr1" draw:text-style-name="P2" draw:layer="layout" svg:width="15.018cm" svg:height="0.475cm" svg:x="2.2cm" svg:y="21.344cm">
          <draw:text-box>
            <text:p text:style-name="P1"><text:span text:style-name="T4">Mr Blair’s Chief of Staff, and Sir David Manning as evidence of why Iraq was so </text:span></text:p>
          </draw:text-box>
        </draw:frame>
        <draw:frame draw:style-name="gr1" draw:text-style-name="P2" draw:layer="layout" svg:width="2.991cm" svg:height="0.475cm" svg:x="2.2cm" svg:y="21.908cm">
          <draw:text-box>
            <text:p text:style-name="P1"><text:span text:style-name="T4">important to BP.</text:span></text:p>
          </draw:text-box>
        </draw:frame>
        <draw:frame draw:style-name="gr6" draw:text-style-name="P7" draw:layer="layout" svg:width="0.408cm" svg:height="0.276cm" svg:x="5.181cm" svg:y="21.927cm">
          <draw:text-box>
            <text:p text:style-name="P1"><text:span text:style-name="T9">334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0.422cm" svg:height="0.475cm" svg:x="5.592cm" svg:y="21.908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329 </text:span></text:p>
          </draw:text-box>
        </draw:frame>
        <draw:frame draw:style-name="gr4" draw:text-style-name="P5" draw:layer="layout" svg:width="10.471cm" svg:height="0.395cm" svg:x="2.6cm" svg:y="24.241cm">
          <draw:text-box>
            <text:p text:style-name="P1"><text:span text:style-name="T11">Minute Segar to PS/Baroness Symons, 31 October 2002, ‘Iraq Oil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330 </text:span></text:p>
          </draw:text-box>
        </draw:frame>
        <draw:frame draw:style-name="gr4" draw:text-style-name="P5" draw:layer="layout" svg:width="9.938cm" svg:height="0.395cm" svg:x="2.6cm" svg:y="24.664cm">
          <draw:text-box>
            <text:p text:style-name="P1"><text:span text:style-name="T11">Minute Symons to Straw, 1 November 2002, ‘Iraqi Oil and Gas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331 </text:span></text:p>
          </draw:text-box>
        </draw:frame>
        <draw:frame draw:style-name="gr4" draw:text-style-name="P5" draw:layer="layout" svg:width="12.19cm" svg:height="0.395cm" svg:x="2.597cm" svg:y="25.087cm">
          <draw:text-box>
            <text:p text:style-name="P1"><text:span text:style-name="T11">Telegram 1418 Washington to FCO London, 31 October 2002, ‘BP &amp; Iraqi Oil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32 </text:span></text:p>
          </draw:text-box>
        </draw:frame>
        <draw:frame draw:style-name="gr4" draw:text-style-name="P5" draw:layer="layout" svg:width="10.615cm" svg:height="0.395cm" svg:x="2.6cm" svg:y="25.511cm">
          <draw:text-box>
            <text:p text:style-name="P1"><text:span text:style-name="T11">Minute Dodd to Manning, 31 October 2002, ‘Iraq: After the UNSCR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33 </text:span></text:p>
          </draw:text-box>
        </draw:frame>
        <draw:frame draw:style-name="gr4" draw:text-style-name="P5" draw:layer="layout" svg:width="11.69cm" svg:height="0.395cm" svg:x="2.6cm" svg:y="25.934cm">
          <draw:text-box>
            <text:p text:style-name="P1"><text:span text:style-name="T11">Minute FCO [junior official] to Arthur, 13 November 2002, ‘BP/Iraqi Energy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34 </text:span></text:p>
          </draw:text-box>
        </draw:frame>
        <draw:frame draw:style-name="gr4" draw:text-style-name="P5" draw:layer="layout" svg:width="14.141cm" svg:height="0.395cm" svg:x="2.6cm" svg:y="26.357cm">
          <draw:text-box>
            <text:p text:style-name="P1"><text:span text:style-name="T11">Manuscript comment Rycroft, 18 November 2002, on Minute FCO [junior official] to Arthur, <text:s/></text:span></text:p>
          </draw:text-box>
        </draw:frame>
        <draw:frame draw:style-name="gr4" draw:text-style-name="P5" draw:layer="layout" svg:width="5.984cm" svg:height="0.395cm" svg:x="2.2cm" svg:y="26.781cm">
          <draw:text-box>
            <text:p text:style-name="P1"><text:span text:style-name="T11">13 November 2002, ‘BP/Iraqi Energy’. 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1</text:span></text:p>
          </draw:text-box>
        </draw:frame>
        <draw:frame draw:style-name="gr1" draw:text-style-name="P2" draw:layer="layout" svg:width="15.746cm" svg:height="0.475cm" svg:x="2.2cm" svg:y="2.525cm">
          <draw:text-box>
            <text:p text:style-name="P1"><text:span text:style-name="T6">579. </text:span><text:span text:style-name="T4"><text:s/>Mr Powell forwarded the record to Mr Blair, who commented: “But what do we </text:span></text:p>
          </draw:text-box>
        </draw:frame>
        <draw:frame draw:style-name="gr1" draw:text-style-name="P2" draw:layer="layout" svg:width="2.368cm" svg:height="0.475cm" svg:x="2.2cm" svg:y="3.09cm">
          <draw:text-box>
            <text:p text:style-name="P1"><text:span text:style-name="T4">do about it?”</text:span></text:p>
          </draw:text-box>
        </draw:frame>
        <draw:frame draw:style-name="gr6" draw:text-style-name="P7" draw:layer="layout" svg:width="0.408cm" svg:height="0.276cm" svg:x="4.554cm" svg:y="3.108cm">
          <draw:text-box>
            <text:p text:style-name="P1"><text:span text:style-name="T9">335</text:span></text:p>
          </draw:text-box>
        </draw:frame>
        <draw:frame draw:style-name="gr1" draw:text-style-name="P2" draw:layer="layout" svg:width="0.422cm" svg:height="0.475cm" svg:x="4.96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cm" svg:height="0.475cm" svg:x="2.2cm" svg:y="4.004cm">
          <draw:text-box>
            <text:p text:style-name="P1"><text:span text:style-name="T6">580. </text:span><text:span text:style-name="T4"><text:s/>On 8 November, the AHGI confirmed that departments were now “encouraged, </text:span></text:p>
          </draw:text-box>
        </draw:frame>
        <draw:frame draw:style-name="gr1" draw:text-style-name="P2" draw:layer="layout" svg:width="16.66cm" svg:height="0.475cm" svg:x="2.2cm" svg:y="4.568cm">
          <draw:text-box>
            <text:p text:style-name="P1"><text:span text:style-name="T4">where necessary, to engage those outside Government in prudent contingency planning </text:span></text:p>
          </draw:text-box>
        </draw:frame>
        <draw:frame draw:style-name="gr1" draw:text-style-name="P2" draw:layer="layout" svg:width="15.873cm" svg:height="0.475cm" svg:x="2.2cm" svg:y="5.133cm">
          <draw:text-box>
            <text:p text:style-name="P1"><text:span text:style-name="T4">as long as such contact is discreet. This extends to DTI planning on the UK role in a </text:span></text:p>
          </draw:text-box>
        </draw:frame>
        <draw:frame draw:style-name="gr1" draw:text-style-name="P2" draw:layer="layout" svg:width="9.832cm" svg:height="0.475cm" svg:x="2.2cm" svg:y="5.697cm">
          <draw:text-box>
            <text:p text:style-name="P1"><text:span text:style-name="T4">post-Saddam economy, particularly in the oil sector.”</text:span></text:p>
          </draw:text-box>
        </draw:frame>
        <draw:frame draw:style-name="gr6" draw:text-style-name="P7" draw:layer="layout" svg:width="0.408cm" svg:height="0.276cm" svg:x="12.004cm" svg:y="5.716cm">
          <draw:text-box>
            <text:p text:style-name="P1"><text:span text:style-name="T9">336</text:span></text:p>
          </draw:text-box>
        </draw:frame>
        <draw:frame draw:style-name="gr1" draw:text-style-name="P2" draw:layer="layout" svg:width="0.422cm" svg:height="0.475cm" svg:x="12.416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85cm" svg:height="0.475cm" svg:x="2.2cm" svg:y="6.612cm">
          <draw:text-box>
            <text:p text:style-name="P1"><text:span text:style-name="T6">581. </text:span><text:span text:style-name="T4"><text:s/>Sir Christopher Meyer wrote to Sir David Manning on 15 November, reporting the </text:span></text:p>
          </draw:text-box>
        </draw:frame>
        <draw:frame draw:style-name="gr1" draw:text-style-name="P2" draw:layer="layout" svg:width="12.52cm" svg:height="0.475cm" svg:x="2.2cm" svg:y="7.176cm">
          <draw:text-box>
            <text:p text:style-name="P1"><text:span text:style-name="T4">Embassy’s recent discussions with UK oil industry representatives:</text:span></text:p>
          </draw:text-box>
        </draw:frame>
        <draw:frame draw:style-name="gr1" draw:text-style-name="P2" draw:layer="layout" svg:width="14.87cm" svg:height="0.475cm" svg:x="2.95cm" svg:y="8.091cm">
          <draw:text-box>
            <text:p text:style-name="P1"><text:span text:style-name="T4">“</text:span><text:span text:style-name="T4">We have made clear that the US motivation as regards Iraq parallels our own: </text:span></text:p>
          </draw:text-box>
        </draw:frame>
        <draw:frame draw:style-name="gr1" draw:text-style-name="P2" draw:layer="layout" svg:width="14.675cm" svg:height="0.475cm" svg:x="2.95cm" svg:y="8.655cm">
          <draw:text-box>
            <text:p text:style-name="P1"><text:span text:style-name="T4">this is a matter of national security, not oil. We emphasised the flat denials we </text:span></text:p>
          </draw:text-box>
        </draw:frame>
        <draw:frame draw:style-name="gr1" draw:text-style-name="P2" draw:layer="layout" svg:width="15.547cm" svg:height="0.475cm" svg:x="2.95cm" svg:y="9.22cm">
          <draw:text-box>
            <text:p text:style-name="P1"><text:span text:style-name="T4">have received from State Department that any such discussions [between non-UK </text:span></text:p>
          </draw:text-box>
        </draw:frame>
        <draw:frame draw:style-name="gr1" draw:text-style-name="P2" draw:layer="layout" svg:width="10.217cm" svg:height="0.475cm" svg:x="2.95cm" svg:y="9.784cm">
          <draw:text-box>
            <text:p text:style-name="P1"><text:span text:style-name="T4">companies and the US Administration] are under way. </text:span></text:p>
          </draw:text-box>
        </draw:frame>
        <draw:frame draw:style-name="gr1" draw:text-style-name="P2" draw:layer="layout" svg:width="15.992cm" svg:height="0.475cm" svg:x="2.95cm" svg:y="10.698cm">
          <draw:text-box>
            <text:p text:style-name="P1"><text:span text:style-name="T4">“</text:span><text:span text:style-name="T4">Nevertheless, the rumours persist. It is not clear … what went on behind the scenes </text:span></text:p>
          </draw:text-box>
        </draw:frame>
        <draw:frame draw:style-name="gr1" draw:text-style-name="P2" draw:layer="layout" svg:width="15.56cm" svg:height="0.475cm" svg:x="2.95cm" svg:y="11.263cm">
          <draw:text-box>
            <text:p text:style-name="P1"><text:span text:style-name="T4">at the US/Russia energy ‘summit’ in Houston last month … We have seen a report </text:span></text:p>
          </draw:text-box>
        </draw:frame>
        <draw:frame draw:style-name="gr1" draw:text-style-name="P2" draw:layer="layout" svg:width="14.56cm" svg:height="0.475cm" svg:x="2.95cm" svg:y="11.827cm">
          <draw:text-box>
            <text:p text:style-name="P1"><text:span text:style-name="T4">from our team at CENTCOM [US Central Command] which suggests that the </text:span></text:p>
          </draw:text-box>
        </draw:frame>
        <draw:frame draw:style-name="gr1" draw:text-style-name="P2" draw:layer="layout" svg:width="15.792cm" svg:height="0.475cm" svg:x="2.95cm" svg:y="12.392cm">
          <draw:text-box>
            <text:p text:style-name="P1"><text:span text:style-name="T4">Pentagon has already awarded a contract to Kellogg, Brown and Root, a subsidiary </text:span></text:p>
          </draw:text-box>
        </draw:frame>
        <draw:frame draw:style-name="gr1" draw:text-style-name="P2" draw:layer="layout" svg:width="15.534cm" svg:height="0.475cm" svg:x="2.95cm" svg:y="12.956cm">
          <draw:text-box>
            <text:p text:style-name="P1"><text:span text:style-name="T4">of Halliburton, to restore the Iraqi oil industry to production levels of 3m bpd … We </text:span></text:p>
          </draw:text-box>
        </draw:frame>
        <draw:frame draw:style-name="gr1" draw:text-style-name="P2" draw:layer="layout" svg:width="15.386cm" svg:height="0.475cm" svg:x="2.95cm" svg:y="13.521cm">
          <draw:text-box>
            <text:p text:style-name="P1"><text:span text:style-name="T4">have so far been unable to obtain collateral for this from the Administration, and it </text:span></text:p>
          </draw:text-box>
        </draw:frame>
        <draw:frame draw:style-name="gr1" draw:text-style-name="P2" draw:layer="layout" svg:width="15.06cm" svg:height="0.475cm" svg:x="2.95cm" svg:y="14.085cm">
          <draw:text-box>
            <text:p text:style-name="P1"><text:span text:style-name="T4">might well in any case amount to no more than prudent contingency planning to </text:span></text:p>
          </draw:text-box>
        </draw:frame>
        <draw:frame draw:style-name="gr1" draw:text-style-name="P2" draw:layer="layout" svg:width="13.98cm" svg:height="0.475cm" svg:x="2.95cm" svg:y="14.65cm">
          <draw:text-box>
            <text:p text:style-name="P1"><text:span text:style-name="T4">stabilise Iraqi oil facilities if Saddam attempts to damage them in a conflict.</text:span></text:p>
          </draw:text-box>
        </draw:frame>
        <draw:frame draw:style-name="gr1" draw:text-style-name="P2" draw:layer="layout" svg:width="14.671cm" svg:height="0.475cm" svg:x="2.95cm" svg:y="15.564cm">
          <draw:text-box>
            <text:p text:style-name="P1"><text:span text:style-name="T4">“</text:span><text:span text:style-name="T4">Either way, there is clearly an issue here which we need to tackle … My view </text:span></text:p>
          </draw:text-box>
        </draw:frame>
        <draw:frame draw:style-name="gr1" draw:text-style-name="P2" draw:layer="layout" svg:width="15.386cm" svg:height="0.475cm" svg:x="2.95cm" svg:y="16.128cm">
          <draw:text-box>
            <text:p text:style-name="P1"><text:span text:style-name="T4">remains that the only realistic way in to this is via a PM [Mr Blair] intervention with </text:span></text:p>
          </draw:text-box>
        </draw:frame>
        <draw:frame draw:style-name="gr1" draw:text-style-name="P2" draw:layer="layout" svg:width="7.178cm" svg:height="0.475cm" svg:x="2.95cm" svg:y="16.693cm">
          <draw:text-box>
            <text:p text:style-name="P1"><text:span text:style-name="T4">Bush … The points to make would be:</text:span></text:p>
          </draw:text-box>
        </draw:frame>
        <draw:frame draw:style-name="gr2" draw:text-style-name="P3" draw:layer="layout" svg:width="0.634cm" svg:height="0.712cm" svg:x="2.95cm" svg:y="17.4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12cm" svg:height="0.475cm" svg:x="3.7cm" svg:y="17.607cm">
          <draw:text-box>
            <text:p text:style-name="P1"><text:span text:style-name="T4">Once Saddam has been disarmed … Iraq’s oil industry will be central to … </text:span></text:p>
          </draw:text-box>
        </draw:frame>
        <draw:frame draw:style-name="gr1" draw:text-style-name="P2" draw:layer="layout" svg:width="3.647cm" svg:height="0.475cm" svg:x="3.7cm" svg:y="18.172cm">
          <draw:text-box>
            <text:p text:style-name="P1"><text:span text:style-name="T4">economic recovery.</text:span></text:p>
          </draw:text-box>
        </draw:frame>
        <draw:frame draw:style-name="gr2" draw:text-style-name="P3" draw:layer="layout" svg:width="0.634cm" svg:height="0.712cm" svg:x="2.95cm" svg:y="18.6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07cm" svg:height="0.475cm" svg:x="3.7cm" svg:y="18.836cm">
          <draw:text-box>
            <text:p text:style-name="P1"><text:span text:style-name="T4">We, as you, have energy majors who have skills and resources to help …</text:span></text:p>
          </draw:text-box>
        </draw:frame>
        <draw:frame draw:style-name="gr2" draw:text-style-name="P3" draw:layer="layout" svg:width="0.634cm" svg:height="0.712cm" svg:x="2.95cm" svg:y="19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87cm" svg:height="0.475cm" svg:x="3.7cm" svg:y="19.501cm">
          <draw:text-box>
            <text:p text:style-name="P1"><text:span text:style-name="T4">To give the lie to suggestions that this campaign is all about oil, it is vitally </text:span></text:p>
          </draw:text-box>
        </draw:frame>
        <draw:frame draw:style-name="gr1" draw:text-style-name="P2" draw:layer="layout" svg:width="14.988cm" svg:height="0.475cm" svg:x="3.7cm" svg:y="20.065cm">
          <draw:text-box>
            <text:p text:style-name="P1"><text:span text:style-name="T4">important that, once sanctions are lifted, there is seen to be a level playing field </text:span></text:p>
          </draw:text-box>
        </draw:frame>
        <draw:frame draw:style-name="gr1" draw:text-style-name="P2" draw:layer="layout" svg:width="6.255cm" svg:height="0.475cm" svg:x="3.7cm" svg:y="20.63cm">
          <draw:text-box>
            <text:p text:style-name="P1"><text:span text:style-name="T4">for all companies to work in Iraq.”</text:span></text:p>
          </draw:text-box>
        </draw:frame>
        <draw:frame draw:style-name="gr6" draw:text-style-name="P7" draw:layer="layout" svg:width="0.408cm" svg:height="0.276cm" svg:x="9.935cm" svg:y="20.648cm">
          <draw:text-box>
            <text:p text:style-name="P1"><text:span text:style-name="T9">337</text:span></text:p>
          </draw:text-box>
        </draw:frame>
        <draw:frame draw:style-name="gr1" draw:text-style-name="P2" draw:layer="layout" svg:width="16.558cm" svg:height="0.475cm" svg:x="2.2cm" svg:y="21.544cm">
          <draw:text-box>
            <text:p text:style-name="P1"><text:span text:style-name="T6">582. </text:span><text:span text:style-name="T4"><text:s/>Sir Christopher stated that “by being too squeamish and slow off the mark, the UK </text:span></text:p>
          </draw:text-box>
        </draw:frame>
        <draw:frame draw:style-name="gr1" draw:text-style-name="P2" draw:layer="layout" svg:width="15.856cm" svg:height="0.475cm" svg:x="2.2cm" svg:y="22.108cm">
          <draw:text-box>
            <text:p text:style-name="P1"><text:span text:style-name="T4">did badly out of the Kuwait reconstruction contracts in 1991”. The approach outlined </text:span></text:p>
          </draw:text-box>
        </draw:frame>
        <draw:frame draw:style-name="gr1" draw:text-style-name="P2" draw:layer="layout" svg:width="12.55cm" svg:height="0.475cm" svg:x="2.2cm" svg:y="22.673cm">
          <draw:text-box>
            <text:p text:style-name="P1"><text:span text:style-name="T4">above was the least the UK should do, to avoid a similar outcome. </text:span></text:p>
          </draw:text-box>
        </draw:frame>
        <draw:frame draw:style-name="gr1" draw:text-style-name="P2" draw:layer="layout" svg:width="16.097cm" svg:height="0.475cm" svg:x="2.2cm" svg:y="23.587cm">
          <draw:text-box>
            <text:p text:style-name="P1"><text:span text:style-name="T6">583. </text:span><text:span text:style-name="T4"><text:s/>The Kellogg, Brown and Root (KBR) contract referred to by Sir Christopher was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6.173cm" svg:height="0.475cm" svg:x="2.2cm" svg:y="24.152cm">
          <draw:text-box>
            <text:p text:style-name="P1"><text:span text:style-name="T4">likely to be the US$1.9m contract to plan the repair of Iraq’s oil infrastructure awarded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35 </text:span></text:p>
          </draw:text-box>
        </draw:frame>
        <draw:frame draw:style-name="gr4" draw:text-style-name="P5" draw:layer="layout" svg:width="13.625cm" svg:height="0.395cm" svg:x="2.6cm" svg:y="25.511cm">
          <draw:text-box>
            <text:p text:style-name="P1"><text:span text:style-name="T11">Manuscript comment Blair on Minute FCO [junior official] to Arthur, 13 November 2002, <text:s/></text:span></text:p>
          </draw:text-box>
        </draw:frame>
        <draw:frame draw:style-name="gr4" draw:text-style-name="P5" draw:layer="layout" svg:width="2.804cm" svg:height="0.395cm" svg:x="2.2cm" svg:y="25.934cm">
          <draw:text-box>
            <text:p text:style-name="P1"><text:span text:style-name="T11">‘</text:span><text:span text:style-name="T11">BP/Iraqi Energy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36 </text:span></text:p>
          </draw:text-box>
        </draw:frame>
        <draw:line draw:style-name="gr8" draw:text-style-name="P8" draw:layer="layout" svg:x1="2.645cm" svg:y1="27.137cm" svg:x2="11.332cm" svg:y2="27.137cm">
          <text:p/>
        </draw:line>
        <draw:frame draw:style-name="gr4" draw:text-style-name="P5" draw:layer="layout" svg:width="10.928cm" svg:height="0.395cm" svg:x="2.6cm" svg:y="26.357cm">
          <draw:text-box>
            <text:p text:style-name="P1"><text:span text:style-name="T11">Minute Dodd to Manning, 11 November 2002, ‘Ad Hoc Group on Iraq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37 </text:span></text:p>
          </draw:text-box>
        </draw:frame>
        <draw:frame draw:style-name="gr4" draw:text-style-name="P5" draw:layer="layout" svg:width="8.731cm" svg:height="0.395cm" svg:x="2.646cm" svg:y="26.781cm">
          <draw:text-box>
            <text:p text:style-name="P1"><text:span text:style-name="T5">Letter Meyer to Manning, 15 November 2002, ‘Iraqi Oil’.</text:span><text:span text:style-name="T11">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2</text:span></text:p>
          </draw:text-box>
        </draw:frame>
        <draw:frame draw:style-name="gr1" draw:text-style-name="P2" draw:layer="layout" svg:width="15.373cm" svg:height="0.475cm" svg:x="2.2cm" svg:y="2.525cm">
          <draw:text-box>
            <text:p text:style-name="P1"><text:span text:style-name="T4">to KBR under the US Army’s Logistics Civil Augmentation Program (LOGCAP) on </text:span></text:p>
          </draw:text-box>
        </draw:frame>
        <draw:frame draw:style-name="gr1" draw:text-style-name="P2" draw:layer="layout" svg:width="2.407cm" svg:height="0.475cm" svg:x="2.2cm" svg:y="3.09cm">
          <draw:text-box>
            <text:p text:style-name="P1"><text:span text:style-name="T4">8 November.</text:span></text:p>
          </draw:text-box>
        </draw:frame>
        <draw:frame draw:style-name="gr6" draw:text-style-name="P7" draw:layer="layout" svg:width="0.408cm" svg:height="0.276cm" svg:x="4.6cm" svg:y="3.108cm">
          <draw:text-box>
            <text:p text:style-name="P1"><text:span text:style-name="T9">338</text:span></text:p>
          </draw:text-box>
        </draw:frame>
        <draw:frame draw:style-name="gr1" draw:text-style-name="P2" draw:layer="layout" svg:width="14.103cm" svg:height="0.475cm" svg:x="2.2cm" svg:y="4.004cm">
          <draw:text-box>
            <text:p text:style-name="P1"><text:span text:style-name="T6">584. </text:span><text:span text:style-name="T4"><text:s/>Sir David Manning raised oil and gas contracts during a meeting with </text:span></text:p>
          </draw:text-box>
        </draw:frame>
        <draw:frame draw:style-name="gr1" draw:text-style-name="P2" draw:layer="layout" svg:width="15.86cm" svg:height="0.475cm" svg:x="2.2cm" svg:y="4.568cm">
          <draw:text-box>
            <text:p text:style-name="P1"><text:span text:style-name="T4">Dr Condoleezza Rice, President Bush’s National Security Advisor, in Washington on </text:span></text:p>
          </draw:text-box>
        </draw:frame>
        <draw:frame draw:style-name="gr1" draw:text-style-name="P2" draw:layer="layout" svg:width="2.407cm" svg:height="0.475cm" svg:x="2.2cm" svg:y="5.133cm">
          <draw:text-box>
            <text:p text:style-name="P1"><text:span text:style-name="T4">9 December.</text:span></text:p>
          </draw:text-box>
        </draw:frame>
        <draw:frame draw:style-name="gr6" draw:text-style-name="P7" draw:layer="layout" svg:width="0.408cm" svg:height="0.276cm" svg:x="4.6cm" svg:y="5.152cm">
          <draw:text-box>
            <text:p text:style-name="P1"><text:span text:style-name="T9">339</text:span></text:p>
          </draw:text-box>
        </draw:frame>
        <draw:frame draw:style-name="gr1" draw:text-style-name="P2" draw:layer="layout" svg:width="12.94cm" svg:height="0.475cm" svg:x="5.012cm" svg:y="5.133cm">
          <draw:text-box>
            <text:p text:style-name="P1"><text:span text:style-name="T4"><text:s/></text:span><text:span text:style-name="T4">A TPUK briefing note produced for Sir David Manning in advance of </text:span></text:p>
          </draw:text-box>
        </draw:frame>
        <draw:frame draw:style-name="gr1" draw:text-style-name="P2" draw:layer="layout" svg:width="8.185cm" svg:height="0.475cm" svg:x="2.2cm" svg:y="5.697cm">
          <draw:text-box>
            <text:p text:style-name="P1"><text:span text:style-name="T4">the meeting summarised the UK’s position: </text:span></text:p>
          </draw:text-box>
        </draw:frame>
        <draw:frame draw:style-name="gr1" draw:text-style-name="P2" draw:layer="layout" svg:width="14.37cm" svg:height="0.475cm" svg:x="2.95cm" svg:y="6.612cm">
          <draw:text-box>
            <text:p text:style-name="P1"><text:span text:style-name="T4">“</text:span><text:span text:style-name="T4">It would be inappropriate for HMG [Her Majesty’s Government] to enter into </text:span></text:p>
          </draw:text-box>
        </draw:frame>
        <draw:frame draw:style-name="gr1" draw:text-style-name="P2" draw:layer="layout" svg:width="15.153cm" svg:height="0.475cm" svg:x="2.95cm" svg:y="7.176cm">
          <draw:text-box>
            <text:p text:style-name="P1"><text:span text:style-name="T4">discussions about any future carve-up of the Iraqi oil industry. None-the-less it is </text:span></text:p>
          </draw:text-box>
        </draw:frame>
        <draw:frame draw:style-name="gr1" draw:text-style-name="P2" draw:layer="layout" svg:width="15.077cm" svg:height="0.475cm" svg:x="2.95cm" svg:y="7.741cm">
          <draw:text-box>
            <text:p text:style-name="P1"><text:span text:style-name="T4">essential that our companies are given access to a level playing field in this and </text:span></text:p>
          </draw:text-box>
        </draw:frame>
        <draw:frame draw:style-name="gr1" draw:text-style-name="P2" draw:layer="layout" svg:width="3.139cm" svg:height="0.475cm" svg:x="2.95cm" svg:y="8.305cm">
          <draw:text-box>
            <text:p text:style-name="P1"><text:span text:style-name="T4">other sectors …”</text:span></text:p>
          </draw:text-box>
        </draw:frame>
        <draw:frame draw:style-name="gr6" draw:text-style-name="P7" draw:layer="layout" svg:width="0.408cm" svg:height="0.276cm" svg:x="6.079cm" svg:y="8.324cm">
          <draw:text-box>
            <text:p text:style-name="P1"><text:span text:style-name="T9">340</text:span></text:p>
          </draw:text-box>
        </draw:frame>
        <draw:frame draw:style-name="gr1" draw:text-style-name="P2" draw:layer="layout" svg:width="15.741cm" svg:height="0.475cm" svg:x="2.2cm" svg:y="9.22cm">
          <draw:text-box>
            <text:p text:style-name="P1"><text:span text:style-name="T6">585. </text:span><text:span text:style-name="T4"><text:s/>At the meeting, Sir David said that he hoped UK energy companies “would be </text:span></text:p>
          </draw:text-box>
        </draw:frame>
        <draw:frame draw:style-name="gr1" draw:text-style-name="P2" draw:layer="layout" svg:width="11.017cm" svg:height="0.475cm" svg:x="2.2cm" svg:y="9.784cm">
          <draw:text-box>
            <text:p text:style-name="P1"><text:span text:style-name="T4">treated fairly and not overlooked if Saddam left the scene”.</text:span></text:p>
          </draw:text-box>
        </draw:frame>
        <draw:frame draw:style-name="gr6" draw:text-style-name="P7" draw:layer="layout" svg:width="0.408cm" svg:height="0.276cm" svg:x="13.166cm" svg:y="9.803cm">
          <draw:text-box>
            <text:p text:style-name="P1"><text:span text:style-name="T9">341</text:span></text:p>
          </draw:text-box>
        </draw:frame>
        <draw:frame draw:style-name="gr1" draw:text-style-name="P2" draw:layer="layout" svg:width="4.934cm" svg:height="0.475cm" svg:x="13.578cm" svg:y="9.784cm">
          <draw:text-box>
            <text:p text:style-name="P1"><text:span text:style-name="T4"><text:s/></text:span><text:span text:style-name="T4">Dr Rice said that it would </text:span></text:p>
          </draw:text-box>
        </draw:frame>
        <draw:frame draw:style-name="gr1" draw:text-style-name="P2" draw:layer="layout" svg:width="16.355cm" svg:height="0.475cm" svg:x="2.2cm" svg:y="10.348cm">
          <draw:text-box>
            <text:p text:style-name="P1"><text:span text:style-name="T4">be particularly unjust if companies that had observed sanctions since 1991, a category </text:span></text:p>
          </draw:text-box>
        </draw:frame>
        <draw:frame draw:style-name="gr1" draw:text-style-name="P2" draw:layer="layout" svg:width="16.254cm" svg:height="0.475cm" svg:x="2.2cm" svg:y="10.913cm">
          <draw:text-box>
            <text:p text:style-name="P1"><text:span text:style-name="T4">which included UK companies, were not among the beneficiaries of post-Saddam Iraq.</text:span></text:p>
          </draw:text-box>
        </draw:frame>
        <draw:frame draw:style-name="gr1" draw:text-style-name="P2" draw:layer="layout" svg:width="15.61cm" svg:height="0.475cm" svg:x="2.2cm" svg:y="11.827cm">
          <draw:text-box>
            <text:p text:style-name="P1"><text:span text:style-name="T6">586. </text:span><text:span text:style-name="T4"><text:s/>The US Agency for International Development (USAID) began the process of </text:span></text:p>
          </draw:text-box>
        </draw:frame>
        <draw:frame draw:style-name="gr1" draw:text-style-name="P2" draw:layer="layout" svg:width="13.574cm" svg:height="0.475cm" svg:x="2.2cm" svg:y="12.392cm">
          <draw:text-box>
            <text:p text:style-name="P1"><text:span text:style-name="T4">letting its major post-conflict reconstruction contracts in December 2002.</text:span></text:p>
          </draw:text-box>
        </draw:frame>
        <draw:frame draw:style-name="gr6" draw:text-style-name="P7" draw:layer="layout" svg:width="0.408cm" svg:height="0.276cm" svg:x="15.729cm" svg:y="12.411cm">
          <draw:text-box>
            <text:p text:style-name="P1"><text:span text:style-name="T9">342</text:span></text:p>
          </draw:text-box>
        </draw:frame>
        <draw:frame draw:style-name="gr1" draw:text-style-name="P2" draw:layer="layout" svg:width="2.509cm" svg:height="0.475cm" svg:x="16.141cm" svg:y="12.392cm">
          <draw:text-box>
            <text:p text:style-name="P1"><text:span text:style-name="T4"><text:s/></text:span><text:span text:style-name="T4">At that time, </text:span></text:p>
          </draw:text-box>
        </draw:frame>
        <draw:frame draw:style-name="gr1" draw:text-style-name="P2" draw:layer="layout" svg:width="16.427cm" svg:height="0.475cm" svg:x="2.2cm" svg:y="12.956cm">
          <draw:text-box>
            <text:p text:style-name="P1"><text:span text:style-name="T4">US military preparations were gathering pace. It was clear that very little time remained </text:span></text:p>
          </draw:text-box>
        </draw:frame>
        <draw:frame draw:style-name="gr1" draw:text-style-name="P2" draw:layer="layout" svg:width="5.217cm" svg:height="0.475cm" svg:x="2.2cm" svg:y="13.521cm">
          <draw:text-box>
            <text:p text:style-name="P1"><text:span text:style-name="T4">before a military campaign. </text:span></text:p>
          </draw:text-box>
        </draw:frame>
        <draw:frame draw:style-name="gr1" draw:text-style-name="P2" draw:layer="layout" svg:width="16.643cm" svg:height="0.475cm" svg:x="2.2cm" svg:y="14.435cm">
          <draw:text-box>
            <text:p text:style-name="P1"><text:span text:style-name="T6">587. </text:span><text:span text:style-name="T4"><text:s/>The UK participated in two rounds of US/UK/Australia talks on post-conflict issues, </text:span></text:p>
          </draw:text-box>
        </draw:frame>
        <draw:frame draw:style-name="gr1" draw:text-style-name="P2" draw:layer="layout" svg:width="15.957cm" svg:height="0.475cm" svg:x="2.2cm" svg:y="15cm">
          <draw:text-box>
            <text:p text:style-name="P1"><text:span text:style-name="T4">on 6 November 2002 and 22 January 2003 (see Sections 6.4 and 6.5). There are no </text:span></text:p>
          </draw:text-box>
        </draw:frame>
        <draw:frame draw:style-name="gr1" draw:text-style-name="P2" draw:layer="layout" svg:width="13.456cm" svg:height="0.475cm" svg:x="2.2cm" svg:y="15.564cm">
          <draw:text-box>
            <text:p text:style-name="P1"><text:span text:style-name="T4">indications that commercial interests were discussed during those talks.</text:span></text:p>
          </draw:text-box>
        </draw:frame>
        <draw:frame draw:style-name="gr1" draw:text-style-name="P2" draw:layer="layout" svg:width="16.376cm" svg:height="0.475cm" svg:x="2.2cm" svg:y="16.478cm">
          <draw:text-box>
            <text:p text:style-name="P1"><text:span text:style-name="T6">588. </text:span><text:span text:style-name="T4"><text:s/>Mr Blair met with President Bush and Dr Rice in Washington on 31 January 2003 </text:span></text:p>
          </draw:text-box>
        </draw:frame>
        <draw:frame draw:style-name="gr1" draw:text-style-name="P2" draw:layer="layout" svg:width="6.119cm" svg:height="0.475cm" svg:x="2.2cm" svg:y="17.043cm">
          <draw:text-box>
            <text:p text:style-name="P1"><text:span text:style-name="T4">to discuss post-conflict planning.</text:span></text:p>
          </draw:text-box>
        </draw:frame>
        <draw:frame draw:style-name="gr6" draw:text-style-name="P7" draw:layer="layout" svg:width="0.246cm" svg:height="0.276cm" svg:x="8.295cm" svg:y="17.06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157cm" svg:height="0.475cm" svg:x="2.2cm" svg:y="17.957cm">
          <draw:text-box>
            <text:p text:style-name="P1"><text:span text:style-name="T6">589. </text:span><text:span text:style-name="T4"><text:s/>A briefing prepared for Mr Blair by the FCO included in its list of objectives: </text:span></text:p>
          </draw:text-box>
        </draw:frame>
        <draw:frame draw:style-name="gr1" draw:text-style-name="P2" draw:layer="layout" svg:width="15.628cm" svg:height="0.475cm" svg:x="2.2cm" svg:y="18.522cm">
          <draw:text-box>
            <text:p text:style-name="P1"><text:span text:style-name="T4">“</text:span><text:span text:style-name="T4">To convince President Bush … the US needs to pay much more attention, quickly, </text:span></text:p>
          </draw:text-box>
        </draw:frame>
        <draw:frame draw:style-name="gr1" draw:text-style-name="P2" draw:layer="layout" svg:width="13.976cm" svg:height="0.475cm" svg:x="2.2cm" svg:y="19.086cm">
          <draw:text-box>
            <text:p text:style-name="P1"><text:span text:style-name="T4">to planning on ‘day after’ issues; and that the UN needs to be central to it.”</text:span></text:p>
          </draw:text-box>
        </draw:frame>
        <draw:frame draw:style-name="gr6" draw:text-style-name="P7" draw:layer="layout" svg:width="0.408cm" svg:height="0.276cm" svg:x="16.108cm" svg:y="19.105cm">
          <draw:text-box>
            <text:p text:style-name="P1"><text:span text:style-name="T9">343</text:span></text:p>
          </draw:text-box>
        </draw:frame>
        <draw:frame draw:style-name="gr1" draw:text-style-name="P2" draw:layer="layout" svg:width="0.422cm" svg:height="0.475cm" svg:x="16.52cm" svg:y="19.0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608cm" svg:height="0.475cm" svg:x="2.2cm" svg:y="19.651cm">
          <draw:text-box>
            <text:p text:style-name="P1"><text:span text:style-name="T4">Key messages included:</text:span></text:p>
          </draw:text-box>
        </draw:frame>
        <draw:frame draw:style-name="gr1" draw:text-style-name="P2" draw:layer="layout" svg:width="0.422cm" svg:height="0.475cm" svg:x="2.8cm" svg:y="20.56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0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1cm" svg:height="0.475cm" svg:x="3.7cm" svg:y="20.565cm">
          <draw:text-box>
            <text:p text:style-name="P1"><text:span text:style-name="T4">Restoring oil production will be an immediate challenge. Oil sector will need </text:span></text:p>
          </draw:text-box>
        </draw:frame>
        <draw:frame draw:style-name="gr1" draw:text-style-name="P2" draw:layer="layout" svg:width="14.768cm" svg:height="0.475cm" svg:x="3.7cm" svg:y="21.13cm">
          <draw:text-box>
            <text:p text:style-name="P1"><text:span text:style-name="T4">some technology and a lot of capital. We must encourage an open investment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10.297cm" svg:height="0.475cm" svg:x="3.7cm" svg:y="21.694cm">
          <draw:text-box>
            <text:p text:style-name="P1"><text:span text:style-name="T4">regime and a level playing field for foreign companies.”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338 </text:span></text:p>
          </draw:text-box>
        </draw:frame>
        <draw:frame draw:style-name="gr4" draw:text-style-name="P5" draw:layer="layout" svg:width="14.653cm" svg:height="0.395cm" svg:x="2.6cm" svg:y="23.394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line draw:style-name="gr8" draw:text-style-name="P8" draw:layer="layout" svg:x1="2.6cm" svg:y1="24.597cm" svg:x2="12.064cm" svg:y2="24.597cm">
          <text:p/>
        </draw:line>
        <draw:frame draw:style-name="gr4" draw:text-style-name="P5" draw:layer="layout" svg:width="2.081cm" svg:height="0.395cm" svg:x="2.2cm" svg:y="23.817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339 </text:span></text:p>
          </draw:text-box>
        </draw:frame>
        <draw:line draw:style-name="gr8" draw:text-style-name="P8" draw:layer="layout" svg:x1="2.6cm" svg:y1="25.02cm" svg:x2="18.201cm" svg:y2="25.02cm">
          <text:p/>
        </draw:line>
        <draw:frame draw:style-name="gr4" draw:text-style-name="P5" draw:layer="layout" svg:width="9.493cm" svg:height="0.395cm" svg:x="2.6cm" svg:y="24.241cm">
          <draw:text-box>
            <text:p text:style-name="P1"><text:span text:style-name="T5">Minute Manning to Prime Minister, 11 December 2002, ‘Iraq’.</text:span><text:span text:style-name="T11">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340 </text:span></text:p>
          </draw:text-box>
        </draw:frame>
        <draw:line draw:style-name="gr8" draw:text-style-name="P8" draw:layer="layout" svg:x1="2.6cm" svg:y1="25.444cm" svg:x2="12.064cm" svg:y2="25.444cm">
          <text:p/>
        </draw:line>
        <draw:frame draw:style-name="gr4" draw:text-style-name="P5" draw:layer="layout" svg:width="15.606cm" svg:height="0.395cm" svg:x="2.6cm" svg:y="24.664cm">
          <draw:text-box>
            <text:p text:style-name="P1"><text:span text:style-name="T5">Paper TPUK, 29 November 2002, ‘Note for Sir David Manning on UK Oil Company Interests in Iraq’.</text:span><text:span text:style-name="T11">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341 </text:span></text:p>
          </draw:text-box>
        </draw:frame>
        <draw:frame draw:style-name="gr4" draw:text-style-name="P5" draw:layer="layout" svg:width="9.493cm" svg:height="0.395cm" svg:x="2.6cm" svg:y="25.087cm">
          <draw:text-box>
            <text:p text:style-name="P1"><text:span text:style-name="T5">Minute Manning to Prime Minister, 11 December 2002, ‘Iraq’.</text:span><text:span text:style-name="T11">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42 </text:span></text:p>
          </draw:text-box>
        </draw:frame>
        <draw:frame draw:style-name="gr4" draw:text-style-name="P5" draw:layer="layout" svg:width="14.653cm" svg:height="0.395cm" svg:x="2.6cm" svg:y="25.511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line draw:style-name="gr8" draw:text-style-name="P8" draw:layer="layout" svg:x1="2.6cm" svg:y1="26.714cm" svg:x2="17.213cm" svg:y2="26.714cm">
          <text:p/>
        </draw:line>
        <draw:line draw:style-name="gr8" draw:text-style-name="P8" draw:layer="layout" svg:x1="2.199cm" svg:y1="27.137cm" svg:x2="4.925cm" svg:y2="27.137cm">
          <text:p/>
        </draw:line>
        <draw:frame draw:style-name="gr4" draw:text-style-name="P5" draw:layer="layout" svg:width="2.081cm" svg:height="0.395cm" svg:x="2.2cm" svg:y="25.934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43 </text:span></text:p>
          </draw:text-box>
        </draw:frame>
        <draw:frame draw:style-name="gr4" draw:text-style-name="P5" draw:layer="layout" svg:width="14.628cm" svg:height="0.395cm" svg:x="2.6cm" svg:y="26.357cm">
          <draw:text-box>
            <text:p text:style-name="P1"><text:span text:style-name="T5">Paper FCO Middle East Department, 30 January 2003, ‘Prime Minister’s visit to Camp David, <text:s/></text:span></text:p>
          </draw:text-box>
        </draw:frame>
        <draw:frame draw:style-name="gr4" draw:text-style-name="P5" draw:layer="layout" svg:width="2.813cm" svg:height="0.395cm" svg:x="2.2cm" svg:y="26.781cm">
          <draw:text-box>
            <text:p text:style-name="P1"><text:span text:style-name="T5">31 January: Iraq’.</text:span><text:span text:style-name="T11"> 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3</text:span></text:p>
          </draw:text-box>
        </draw:frame>
        <draw:frame draw:style-name="gr1" draw:text-style-name="P2" draw:layer="layout" svg:width="15.995cm" svg:height="0.475cm" svg:x="2.2cm" svg:y="2.525cm">
          <draw:text-box>
            <text:p text:style-name="P1"><text:span text:style-name="T6">590. </text:span><text:span text:style-name="T4"><text:s/>A short Cabinet Office paper offered Mr Blair a “few OD Sec points, just in case </text:span></text:p>
          </draw:text-box>
        </draw:frame>
        <draw:frame draw:style-name="gr1" draw:text-style-name="P2" draw:layer="layout" svg:width="5.603cm" svg:height="0.475cm" svg:x="2.2cm" svg:y="3.09cm">
          <draw:text-box>
            <text:p text:style-name="P1"><text:span text:style-name="T4">they slip through the briefing”.</text:span></text:p>
          </draw:text-box>
        </draw:frame>
        <draw:frame draw:style-name="gr6" draw:text-style-name="P7" draw:layer="layout" svg:width="0.408cm" svg:height="0.276cm" svg:x="7.777cm" svg:y="3.108cm">
          <draw:text-box>
            <text:p text:style-name="P1"><text:span text:style-name="T9">344</text:span></text:p>
          </draw:text-box>
        </draw:frame>
        <draw:frame draw:style-name="gr1" draw:text-style-name="P2" draw:layer="layout" svg:width="3.122cm" svg:height="0.475cm" svg:x="8.189cm" svg:y="3.09cm">
          <draw:text-box>
            <text:p text:style-name="P1"><text:span text:style-name="T4"><text:s/></text:span><text:span text:style-name="T4">Those included:</text:span></text:p>
          </draw:text-box>
        </draw:frame>
        <draw:frame draw:style-name="gr1" draw:text-style-name="P2" draw:layer="layout" svg:width="0.422cm" svg:height="0.475cm" svg:x="2.8cm" svg:y="4.00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4cm" svg:height="0.475cm" svg:x="3.7cm" svg:y="4.004cm">
          <draw:text-box>
            <text:p text:style-name="P1"><text:span text:style-name="T4">Agree the importance of transparency in the use of oil revenues. Argue for </text:span></text:p>
          </draw:text-box>
        </draw:frame>
        <draw:frame draw:style-name="gr1" draw:text-style-name="P2" draw:layer="layout" svg:width="12.99cm" svg:height="0.475cm" svg:x="3.7cm" svg:y="4.568cm">
          <draw:text-box>
            <text:p text:style-name="P1"><text:span text:style-name="T4">a level playing field for UK companies on new exploration contracts.” </text:span></text:p>
          </draw:text-box>
        </draw:frame>
        <draw:frame draw:style-name="gr1" draw:text-style-name="P2" draw:layer="layout" svg:width="16.042cm" svg:height="0.475cm" svg:x="2.2cm" svg:y="5.483cm">
          <draw:text-box>
            <text:p text:style-name="P1"><text:span text:style-name="T6">591. </text:span><text:span text:style-name="T4"><text:s/>The record of the meeting between President Bush and Mr Blair does not show </text:span></text:p>
          </draw:text-box>
        </draw:frame>
        <draw:frame draw:style-name="gr1" draw:text-style-name="P2" draw:layer="layout" svg:width="5.243cm" svg:height="0.475cm" svg:x="2.2cm" svg:y="6.047cm">
          <draw:text-box>
            <text:p text:style-name="P1"><text:span text:style-name="T4">any discussion of oil issues.</text:span></text:p>
          </draw:text-box>
        </draw:frame>
        <draw:frame draw:style-name="gr6" draw:text-style-name="P7" draw:layer="layout" svg:width="0.408cm" svg:height="0.276cm" svg:x="7.424cm" svg:y="6.066cm">
          <draw:text-box>
            <text:p text:style-name="P1"><text:span text:style-name="T9">345</text:span></text:p>
          </draw:text-box>
        </draw:frame>
        <draw:frame draw:style-name="gr1" draw:text-style-name="P2" draw:layer="layout" svg:width="0.422cm" svg:height="0.475cm" svg:x="7.835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5cm" svg:height="0.475cm" svg:x="2.2cm" svg:y="6.962cm">
          <draw:text-box>
            <text:p text:style-name="P1"><text:span text:style-name="T6">592. </text:span><text:span text:style-name="T4"><text:s/>Officials from TPUK, the FCO, the Export Credit Guarantee Department (ECGD) </text:span></text:p>
          </draw:text-box>
        </draw:frame>
        <draw:frame draw:style-name="gr1" draw:text-style-name="P2" draw:layer="layout" svg:width="16.364cm" svg:height="0.475cm" svg:x="2.2cm" svg:y="7.526cm">
          <draw:text-box>
            <text:p text:style-name="P1"><text:span text:style-name="T4">and a representative from the British Consultants and Contractors Bureau (BCCB) met </text:span></text:p>
          </draw:text-box>
        </draw:frame>
        <draw:frame draw:style-name="gr1" draw:text-style-name="P2" draw:layer="layout" svg:width="10.759cm" svg:height="0.475cm" svg:x="2.2cm" svg:y="8.091cm">
          <draw:text-box>
            <text:p text:style-name="P1"><text:span text:style-name="T4">on 7 February to discuss post-conflict commercial issues.</text:span></text:p>
          </draw:text-box>
        </draw:frame>
        <draw:frame draw:style-name="gr6" draw:text-style-name="P7" draw:layer="layout" svg:width="0.408cm" svg:height="0.276cm" svg:x="12.928cm" svg:y="8.109cm">
          <draw:text-box>
            <text:p text:style-name="P1"><text:span text:style-name="T9">346</text:span></text:p>
          </draw:text-box>
        </draw:frame>
        <draw:frame draw:style-name="gr1" draw:text-style-name="P2" draw:layer="layout" svg:width="0.422cm" svg:height="0.475cm" svg:x="13.34cm" svg:y="8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2cm" svg:height="0.475cm" svg:x="2.2cm" svg:y="9.005cm">
          <draw:text-box>
            <text:p text:style-name="P1"><text:span text:style-name="T6">593. </text:span><text:span text:style-name="T4"><text:s/>Following that meeting, Mr Henderson provided a further update for Baroness </text:span></text:p>
          </draw:text-box>
        </draw:frame>
        <draw:frame draw:style-name="gr1" draw:text-style-name="P2" draw:layer="layout" svg:width="11.089cm" svg:height="0.475cm" svg:x="2.2cm" svg:y="9.57cm">
          <draw:text-box>
            <text:p text:style-name="P1"><text:span text:style-name="T4">Symons on TPUK’s contingency planning. He advised that:</text:span></text:p>
          </draw:text-box>
        </draw:frame>
        <draw:frame draw:style-name="gr1" draw:text-style-name="P2" draw:layer="layout" svg:width="15.23cm" svg:height="0.475cm" svg:x="2.95cm" svg:y="10.484cm">
          <draw:text-box>
            <text:p text:style-name="P1"><text:span text:style-name="T4">“</text:span><text:span text:style-name="T4">Until now, most of our [TPUK] meetings have involved only internal players, and </text:span></text:p>
          </draw:text-box>
        </draw:frame>
        <draw:frame draw:style-name="gr1" draw:text-style-name="P2" draw:layer="layout" svg:width="15.581cm" svg:height="0.475cm" svg:x="2.95cm" svg:y="11.048cm">
          <draw:text-box>
            <text:p text:style-name="P1"><text:span text:style-name="T4">have been relatively low key, in view of our wish to avoid giving undue prominence </text:span></text:p>
          </draw:text-box>
        </draw:frame>
        <draw:frame draw:style-name="gr1" draw:text-style-name="P2" draw:layer="layout" svg:width="14.764cm" svg:height="0.475cm" svg:x="2.95cm" svg:y="11.613cm">
          <draw:text-box>
            <text:p text:style-name="P1"><text:span text:style-name="T4">to the commercial aspects of HMG’s handling of the crisis. The participation of </text:span></text:p>
          </draw:text-box>
        </draw:frame>
        <draw:frame draw:style-name="gr1" draw:text-style-name="P2" draw:layer="layout" svg:width="12.897cm" svg:height="0.475cm" svg:x="2.95cm" svg:y="12.177cm">
          <draw:text-box>
            <text:p text:style-name="P1"><text:span text:style-name="T4">BCCB in this meeting marked a new phase of our planning process.”</text:span></text:p>
          </draw:text-box>
        </draw:frame>
        <draw:frame draw:style-name="gr1" draw:text-style-name="P2" draw:layer="layout" svg:width="16.309cm" svg:height="0.475cm" svg:x="2.2cm" svg:y="13.092cm">
          <draw:text-box>
            <text:p text:style-name="P1"><text:span text:style-name="T6">594. </text:span><text:span text:style-name="T4"><text:s/>The meeting had concluded that the assistance needed by UK companies would </text:span></text:p>
          </draw:text-box>
        </draw:frame>
        <draw:frame draw:style-name="gr1" draw:text-style-name="P2" draw:layer="layout" svg:width="4.633cm" svg:height="0.475cm" svg:x="2.2cm" svg:y="13.656cm">
          <draw:text-box>
            <text:p text:style-name="P1"><text:span text:style-name="T4">fall into three categories:</text:span></text:p>
          </draw:text-box>
        </draw:frame>
        <draw:frame draw:style-name="gr2" draw:text-style-name="P3" draw:layer="layout" svg:width="0.634cm" svg:height="0.712cm" svg:x="2.95cm" svg:y="14.4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2cm" svg:height="0.475cm" svg:x="3.7cm" svg:y="14.571cm">
          <draw:text-box>
            <text:p text:style-name="P1"><text:span text:style-name="T4">During “Stage 1”, a small number of UK companies would want UK Government </text:span></text:p>
          </draw:text-box>
        </draw:frame>
        <draw:frame draw:style-name="gr1" draw:text-style-name="P2" draw:layer="layout" svg:width="15.035cm" svg:height="0.475cm" svg:x="3.7cm" svg:y="15.135cm">
          <draw:text-box>
            <text:p text:style-name="P1"><text:span text:style-name="T4">help to gain quick access to infrastructure that they had installed in Iraq, as part </text:span></text:p>
          </draw:text-box>
        </draw:frame>
        <draw:frame draw:style-name="gr1" draw:text-style-name="P2" draw:layer="layout" svg:width="15.306cm" svg:height="0.475cm" svg:x="3.7cm" svg:y="15.7cm">
          <draw:text-box>
            <text:p text:style-name="P1"><text:span text:style-name="T4">of the humanitarian and reconstruction effort but also “to protect their competitive </text:span></text:p>
          </draw:text-box>
        </draw:frame>
        <draw:frame draw:style-name="gr1" draw:text-style-name="P2" draw:layer="layout" svg:width="12.994cm" svg:height="0.475cm" svg:x="3.7cm" svg:y="16.264cm">
          <draw:text-box>
            <text:p text:style-name="P1"><text:span text:style-name="T4">advantage”. Planning would require close consultation with the MOD.</text:span></text:p>
          </draw:text-box>
        </draw:frame>
        <draw:frame draw:style-name="gr2" draw:text-style-name="P3" draw:layer="layout" svg:width="0.634cm" svg:height="0.712cm" svg:x="2.95cm" svg:y="16.7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03cm" svg:height="0.475cm" svg:x="3.7cm" svg:y="16.928cm">
          <draw:text-box>
            <text:p text:style-name="P1"><text:span text:style-name="T4">During “Stage 2”, TPUK would provide UK companies with information </text:span></text:p>
          </draw:text-box>
        </draw:frame>
        <draw:frame draw:style-name="gr1" draw:text-style-name="P2" draw:layer="layout" svg:width="13.235cm" svg:height="0.475cm" svg:x="3.7cm" svg:y="17.493cm">
          <draw:text-box>
            <text:p text:style-name="P1"><text:span text:style-name="T4">on opportunities arising from the initial stages of the humanitarian and </text:span></text:p>
          </draw:text-box>
        </draw:frame>
        <draw:frame draw:style-name="gr1" draw:text-style-name="P2" draw:layer="layout" svg:width="3.986cm" svg:height="0.475cm" svg:x="3.7cm" svg:y="18.057cm">
          <draw:text-box>
            <text:p text:style-name="P1"><text:span text:style-name="T4">reconstruction effort. </text:span></text:p>
          </draw:text-box>
        </draw:frame>
        <draw:frame draw:style-name="gr2" draw:text-style-name="P3" draw:layer="layout" svg:width="0.634cm" svg:height="0.712cm" svg:x="2.95cm" svg:y="18.5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18.722cm">
          <draw:text-box>
            <text:p text:style-name="P1"><text:span text:style-name="T4">During “Stage 3”, TPUK would help UK companies position themselves to take </text:span></text:p>
          </draw:text-box>
        </draw:frame>
        <draw:frame draw:style-name="gr1" draw:text-style-name="P2" draw:layer="layout" svg:width="14.666cm" svg:height="0.475cm" svg:x="3.7cm" svg:y="19.286cm">
          <draw:text-box>
            <text:p text:style-name="P1"><text:span text:style-name="T4">advantage of short- and medium-term reconstruction contracts. Close contact </text:span></text:p>
          </draw:text-box>
        </draw:frame>
        <draw:frame draw:style-name="gr1" draw:text-style-name="P2" draw:layer="layout" svg:width="6.521cm" svg:height="0.475cm" svg:x="3.7cm" svg:y="19.851cm">
          <draw:text-box>
            <text:p text:style-name="P1"><text:span text:style-name="T4">with the US would be a key factor. </text:span></text:p>
          </draw:text-box>
        </draw:frame>
        <draw:frame draw:style-name="gr1" draw:text-style-name="P2" draw:layer="layout" svg:width="15.593cm" svg:height="0.475cm" svg:x="2.2cm" svg:y="20.765cm">
          <draw:text-box>
            <text:p text:style-name="P1"><text:span text:style-name="T6">595. </text:span><text:span text:style-name="T4"><text:s/>Mr Henderson advised that UK companies were arguing strongly that the UK </text:span></text:p>
          </draw:text-box>
        </draw:frame>
        <draw:frame draw:style-name="gr1" draw:text-style-name="P2" draw:layer="layout" svg:width="16.677cm" svg:height="0.475cm" svg:x="2.2cm" svg:y="21.33cm">
          <draw:text-box>
            <text:p text:style-name="P1"><text:span text:style-name="T4">Government should press the US Government to guarantee a “level playing field” for UK </text:span></text:p>
          </draw:text-box>
        </draw:frame>
        <draw:frame draw:style-name="gr1" draw:text-style-name="P2" draw:layer="layout" svg:width="16.559cm" svg:height="0.475cm" svg:x="2.2cm" svg:y="21.894cm">
          <draw:text-box>
            <text:p text:style-name="P1"><text:span text:style-name="T4">companies on reconstruction contracts, including for oil and gas contracts. Six business </text:span></text:p>
          </draw:text-box>
        </draw:frame>
        <draw:frame draw:style-name="gr1" draw:text-style-name="P2" draw:layer="layout" svg:width="16.559cm" svg:height="0.475cm" svg:x="2.2cm" svg:y="22.458cm">
          <draw:text-box>
            <text:p text:style-name="P1"><text:span text:style-name="T4">representatives had recently written to Baroness Symons, expressing their concern that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8" draw:text-style-name="P8" draw:layer="layout" svg:x1="2.6cm" svg:y1="25.867cm" svg:x2="12.436cm" svg:y2="25.867cm">
          <text:p/>
        </draw:line>
        <draw:frame draw:style-name="gr1" draw:text-style-name="P2" draw:layer="layout" svg:width="16.334cm" svg:height="0.475cm" svg:x="2.2cm" svg:y="23.023cm">
          <draw:text-box>
            <text:p text:style-name="P1"><text:span text:style-name="T4">the UK was not extracting sufficient commercial advantage from its support for the US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44 </text:span></text:p>
          </draw:text-box>
        </draw:frame>
        <draw:frame draw:style-name="gr4" draw:text-style-name="P5" draw:layer="layout" svg:width="9.878cm" svg:height="0.395cm" svg:x="2.6cm" svg:y="25.511cm">
          <draw:text-box>
            <text:p text:style-name="P1"><text:span text:style-name="T5">Minute Drummond to Rycroft, 28 January 2003, ‘Iraq: US Visit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45 </text:span></text:p>
          </draw:text-box>
        </draw:frame>
        <draw:frame draw:style-name="gr4" draw:text-style-name="P5" draw:layer="layout" svg:width="15.348cm" svg:height="0.395cm" svg:x="2.6cm" svg:y="25.934cm">
          <draw:text-box>
            <text:p text:style-name="P1"><text:span text:style-name="T11">Letter Manning to McDonald, 31 January 2003, ‘Iraq: Prime Minister’s Conversation with President </text:span></text:p>
          </draw:text-box>
        </draw:frame>
        <draw:line draw:style-name="gr8" draw:text-style-name="P8" draw:layer="layout" svg:x1="2.6cm" svg:y1="27.137cm" svg:x2="16.58cm" svg:y2="27.137cm">
          <text:p/>
        </draw:line>
        <draw:frame draw:style-name="gr4" draw:text-style-name="P5" draw:layer="layout" svg:width="3.397cm" svg:height="0.395cm" svg:x="2.2cm" svg:y="26.357cm">
          <draw:text-box>
            <text:p text:style-name="P1"><text:span text:style-name="T11">Bush on 31 January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46 </text:span></text:p>
          </draw:text-box>
        </draw:frame>
        <draw:frame draw:style-name="gr4" draw:text-style-name="P5" draw:layer="layout" svg:width="14.01cm" svg:height="0.395cm" svg:x="2.6cm" svg:y="26.781cm">
          <draw:text-box>
            <text:p text:style-name="P1"><text:span text:style-name="T5">Minute Henderson to Symons, 12 February 2003, ‘Iraq: Post-Conflict Commercial Issues’.</text:span><text:span text:style-name="T11">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4</text:span></text:p>
          </draw:text-box>
        </draw:frame>
        <draw:frame draw:style-name="gr1" draw:text-style-name="P2" draw:layer="layout" svg:width="15.517cm" svg:height="0.475cm" svg:x="2.2cm" svg:y="2.525cm">
          <draw:text-box>
            <text:p text:style-name="P1"><text:span text:style-name="T6">596. </text:span><text:span text:style-name="T4"><text:s/>Mr Henderson concluded by commenting that although TPUK participated in </text:span></text:p>
          </draw:text-box>
        </draw:frame>
        <draw:frame draw:style-name="gr1" draw:text-style-name="P2" draw:layer="layout" svg:width="6.403cm" svg:height="0.475cm" svg:x="2.2cm" svg:y="3.09cm">
          <draw:text-box>
            <text:p text:style-name="P1"><text:span text:style-name="T4">the weekly meetings of the AHGI: </text:span></text:p>
          </draw:text-box>
        </draw:frame>
        <draw:frame draw:style-name="gr1" draw:text-style-name="P2" draw:layer="layout" svg:width="13.85cm" svg:height="0.475cm" svg:x="2.95cm" svg:y="4.004cm">
          <draw:text-box>
            <text:p text:style-name="P1"><text:span text:style-name="T4">“… </text:span><text:span text:style-name="T4">the overall Whitehall agenda appears to attach little importance to the </text:span></text:p>
          </draw:text-box>
        </draw:frame>
        <draw:frame draw:style-name="gr1" draw:text-style-name="P2" draw:layer="layout" svg:width="10.412cm" svg:height="0.475cm" svg:x="2.95cm" svg:y="4.568cm">
          <draw:text-box>
            <text:p text:style-name="P1"><text:span text:style-name="T4">commercial aspect and the interests of UK companies.”</text:span></text:p>
          </draw:text-box>
        </draw:frame>
        <draw:frame draw:style-name="gr1" draw:text-style-name="P2" draw:layer="layout" svg:width="15.098cm" svg:height="0.475cm" svg:x="2.2cm" svg:y="5.483cm">
          <draw:text-box>
            <text:p text:style-name="P1"><text:span text:style-name="T6">597. </text:span><text:span text:style-name="T4"><text:s/>Mr Geoff Hoon, the Defence Secretary, discussed post-conflict issues with </text:span></text:p>
          </draw:text-box>
        </draw:frame>
        <draw:frame draw:style-name="gr1" draw:text-style-name="P2" draw:layer="layout" svg:width="14.903cm" svg:height="0.475cm" svg:x="2.2cm" svg:y="6.047cm">
          <draw:text-box>
            <text:p text:style-name="P1"><text:span text:style-name="T4">Mr Donald Rumsfeld, US Secretary of Defense, and Dr Rice in Washington on <text:s/></text:span></text:p>
          </draw:text-box>
        </draw:frame>
        <draw:frame draw:style-name="gr1" draw:text-style-name="P2" draw:layer="layout" svg:width="2.495cm" svg:height="0.475cm" svg:x="2.2cm" svg:y="6.612cm">
          <draw:text-box>
            <text:p text:style-name="P1"><text:span text:style-name="T4">12 February. </text:span></text:p>
          </draw:text-box>
        </draw:frame>
        <draw:frame draw:style-name="gr1" draw:text-style-name="P2" draw:layer="layout" svg:width="16.321cm" svg:height="0.475cm" svg:x="2.2cm" svg:y="7.526cm">
          <draw:text-box>
            <text:p text:style-name="P1"><text:span text:style-name="T6">598. </text:span><text:span text:style-name="T4"><text:s/>Mr Drummond sent Mr Ian Lee, MOD Director General Operational Policy, a final </text:span></text:p>
          </draw:text-box>
        </draw:frame>
        <draw:frame draw:style-name="gr1" draw:text-style-name="P2" draw:layer="layout" svg:width="16.025cm" svg:height="0.475cm" svg:x="2.2cm" svg:y="8.091cm">
          <draw:text-box>
            <text:p text:style-name="P1"><text:span text:style-name="T4">version of the UK’s “key messages” on post-conflict Iraq on 11 February, for Mr Hoon </text:span></text:p>
          </draw:text-box>
        </draw:frame>
        <draw:frame draw:style-name="gr1" draw:text-style-name="P2" draw:layer="layout" svg:width="4.231cm" svg:height="0.475cm" svg:x="2.2cm" svg:y="8.655cm">
          <draw:text-box>
            <text:p text:style-name="P1"><text:span text:style-name="T4">to use in his meetings.</text:span></text:p>
          </draw:text-box>
        </draw:frame>
        <draw:frame draw:style-name="gr6" draw:text-style-name="P7" draw:layer="layout" svg:width="0.408cm" svg:height="0.276cm" svg:x="6.412cm" svg:y="8.674cm">
          <draw:text-box>
            <text:p text:style-name="P1"><text:span text:style-name="T9">347</text:span></text:p>
          </draw:text-box>
        </draw:frame>
        <draw:frame draw:style-name="gr1" draw:text-style-name="P2" draw:layer="layout" svg:width="5.362cm" svg:height="0.475cm" svg:x="6.824cm" svg:y="8.655cm">
          <draw:text-box>
            <text:p text:style-name="P1"><text:span text:style-name="T4"><text:s/></text:span><text:span text:style-name="T4">The final key message was:</text:span></text:p>
          </draw:text-box>
        </draw:frame>
        <draw:frame draw:style-name="gr1" draw:text-style-name="P2" draw:layer="layout" svg:width="13.892cm" svg:height="0.475cm" svg:x="2.95cm" svg:y="9.57cm">
          <draw:text-box>
            <text:p text:style-name="P1"><text:span text:style-name="T4">“</text:span><text:span text:style-name="T4">Level playing field: Big contracts to rebuild Iraq. Putting UK lives on line. <text:s/></text:span></text:p>
          </draw:text-box>
        </draw:frame>
        <draw:frame draw:style-name="gr1" draw:text-style-name="P2" draw:layer="layout" svg:width="12.236cm" svg:height="0.475cm" svg:x="2.95cm" svg:y="10.134cm">
          <draw:text-box>
            <text:p text:style-name="P1"><text:span text:style-name="T4">Expect level playing field for UK business in oil and other areas.” </text:span></text:p>
          </draw:text-box>
        </draw:frame>
        <draw:frame draw:style-name="gr1" draw:text-style-name="P2" draw:layer="layout" svg:width="16.643cm" svg:height="0.475cm" svg:x="2.2cm" svg:y="11.048cm">
          <draw:text-box>
            <text:p text:style-name="P1"><text:span text:style-name="T6">599. </text:span><text:span text:style-name="T4"><text:s/>The British Embassy in Washington’s record of Mr Hoon’s meetings with Secretary </text:span></text:p>
          </draw:text-box>
        </draw:frame>
        <draw:frame draw:style-name="gr1" draw:text-style-name="P2" draw:layer="layout" svg:width="16.372cm" svg:height="0.475cm" svg:x="2.2cm" svg:y="11.613cm">
          <draw:text-box>
            <text:p text:style-name="P1"><text:span text:style-name="T4">Rumsfeld and Dr Rice on 12 February did not include any reference to a discussion on </text:span></text:p>
          </draw:text-box>
        </draw:frame>
        <draw:frame draw:style-name="gr1" draw:text-style-name="P2" draw:layer="layout" svg:width="3.605cm" svg:height="0.475cm" svg:x="2.2cm" svg:y="12.177cm">
          <draw:text-box>
            <text:p text:style-name="P1"><text:span text:style-name="T4">commercial issues.</text:span></text:p>
          </draw:text-box>
        </draw:frame>
        <draw:frame draw:style-name="gr6" draw:text-style-name="P7" draw:layer="layout" svg:width="0.408cm" svg:height="0.276cm" svg:x="5.799cm" svg:y="12.196cm">
          <draw:text-box>
            <text:p text:style-name="P1"><text:span text:style-name="T9">348</text:span></text:p>
          </draw:text-box>
        </draw:frame>
        <draw:frame draw:style-name="gr1" draw:text-style-name="P2" draw:layer="layout" svg:width="0.422cm" svg:height="0.475cm" svg:x="6.211cm" svg:y="12.1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75cm" svg:height="0.475cm" svg:x="2.2cm" svg:y="13.092cm">
          <draw:text-box>
            <text:p text:style-name="P1"><text:span text:style-name="T6">600. </text:span><text:span text:style-name="T4"><text:s/>Mr Henderson advised an FCO official on 25 February that the “general point” </text:span></text:p>
          </draw:text-box>
        </draw:frame>
        <draw:frame draw:style-name="gr1" draw:text-style-name="P2" draw:layer="layout" svg:width="14.861cm" svg:height="0.475cm" svg:x="2.2cm" svg:y="13.656cm">
          <draw:text-box>
            <text:p text:style-name="P1"><text:span text:style-name="T4">that UK companies should be in a position to access opportunities arising from </text:span></text:p>
          </draw:text-box>
        </draw:frame>
        <draw:frame draw:style-name="gr1" draw:text-style-name="P2" draw:layer="layout" svg:width="16.144cm" svg:height="0.475cm" svg:x="2.2cm" svg:y="14.221cm">
          <draw:text-box>
            <text:p text:style-name="P1"><text:span text:style-name="T4">reconstruction and rehabilitation in Iraq had been raised at an (unspecified) high level </text:span></text:p>
          </draw:text-box>
        </draw:frame>
        <draw:frame draw:style-name="gr1" draw:text-style-name="P2" draw:layer="layout" svg:width="4.748cm" svg:height="0.475cm" svg:x="2.2cm" svg:y="14.785cm">
          <draw:text-box>
            <text:p text:style-name="P1"><text:span text:style-name="T4">with the US Government.</text:span></text:p>
          </draw:text-box>
        </draw:frame>
        <draw:frame draw:style-name="gr6" draw:text-style-name="P7" draw:layer="layout" svg:width="0.408cm" svg:height="0.276cm" svg:x="6.929cm" svg:y="14.804cm">
          <draw:text-box>
            <text:p text:style-name="P1"><text:span text:style-name="T9">349</text:span></text:p>
          </draw:text-box>
        </draw:frame>
        <draw:frame draw:style-name="gr1" draw:text-style-name="P2" draw:layer="layout" svg:width="10.971cm" svg:height="0.475cm" svg:x="7.341cm" svg:y="14.785cm">
          <draw:text-box>
            <text:p text:style-name="P1"><text:span text:style-name="T4"><text:s/></text:span><text:span text:style-name="T4">The UK had been assured that a level playing field would </text:span></text:p>
          </draw:text-box>
        </draw:frame>
        <draw:frame draw:style-name="gr1" draw:text-style-name="P2" draw:layer="layout" svg:width="16.275cm" svg:height="0.475cm" svg:x="2.2cm" svg:y="15.35cm">
          <draw:text-box>
            <text:p text:style-name="P1"><text:span text:style-name="T4">apply. Mr Henderson commented: “however, the reality is that US companies will be in </text:span></text:p>
          </draw:text-box>
        </draw:frame>
        <draw:frame draw:style-name="gr1" draw:text-style-name="P2" draw:layer="layout" svg:width="4.134cm" svg:height="0.475cm" svg:x="2.2cm" svg:y="15.914cm">
          <draw:text-box>
            <text:p text:style-name="P1"><text:span text:style-name="T4">a privileged position”. </text:span></text:p>
          </draw:text-box>
        </draw:frame>
        <draw:frame draw:style-name="gr1" draw:text-style-name="P2" draw:layer="layout" svg:width="16.419cm" svg:height="0.475cm" svg:x="2.2cm" svg:y="16.828cm">
          <draw:text-box>
            <text:p text:style-name="P1"><text:span text:style-name="T6">601. </text:span><text:span text:style-name="T4"><text:s/>Mr Henderson sought Baroness Symons’ agreement on 27 February that officials </text:span></text:p>
          </draw:text-box>
        </draw:frame>
        <draw:frame draw:style-name="gr1" draw:text-style-name="P2" draw:layer="layout" svg:width="16.182cm" svg:height="0.475cm" svg:x="2.2cm" svg:y="17.393cm">
          <draw:text-box>
            <text:p text:style-name="P1"><text:span text:style-name="T4">should adopt a “more open, pro-active approach” in their dealings with UK companies.</text:span></text:p>
          </draw:text-box>
        </draw:frame>
        <draw:frame draw:style-name="gr6" draw:text-style-name="P7" draw:layer="layout" svg:width="0.408cm" svg:height="0.276cm" svg:x="18.319cm" svg:y="17.412cm">
          <draw:text-box>
            <text:p text:style-name="P1"><text:span text:style-name="T9">350</text:span></text:p>
          </draw:text-box>
        </draw:frame>
        <draw:frame draw:style-name="gr1" draw:text-style-name="P2" draw:layer="layout" svg:width="0.422cm" svg:height="0.475cm" svg:x="18.731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3cm" svg:height="0.475cm" svg:x="2.2cm" svg:y="17.957cm">
          <draw:text-box>
            <text:p text:style-name="P1"><text:span text:style-name="T4">Interest from UK companies was growing, and the UK Government needed to be seen </text:span></text:p>
          </draw:text-box>
        </draw:frame>
        <draw:frame draw:style-name="gr1" draw:text-style-name="P2" draw:layer="layout" svg:width="2.25cm" svg:height="0.475cm" svg:x="2.2cm" svg:y="18.522cm">
          <draw:text-box>
            <text:p text:style-name="P1"><text:span text:style-name="T4">to respond. </text:span></text:p>
          </draw:text-box>
        </draw:frame>
        <draw:frame draw:style-name="gr1" draw:text-style-name="P2" draw:layer="layout" svg:width="16.465cm" svg:height="0.475cm" svg:x="2.2cm" svg:y="19.436cm">
          <draw:text-box>
            <text:p text:style-name="P1"><text:span text:style-name="T6">602. </text:span><text:span text:style-name="T4"><text:s/>Baroness Symons forwarded Mr Henderson’s minute to Mr Straw and Ms Patricia </text:span></text:p>
          </draw:text-box>
        </draw:frame>
        <draw:frame draw:style-name="gr1" draw:text-style-name="P2" draw:layer="layout" svg:width="16.254cm" svg:height="0.475cm" svg:x="2.2cm" svg:y="20.001cm">
          <draw:text-box>
            <text:p text:style-name="P1"><text:span text:style-name="T4">Hewitt, Secretary of State for Trade and Industry and Minister for Women and Equality.</text:span></text:p>
          </draw:text-box>
        </draw:frame>
        <draw:frame draw:style-name="gr6" draw:text-style-name="P7" draw:layer="layout" svg:width="0.408cm" svg:height="0.276cm" svg:x="18.388cm" svg:y="20.019cm">
          <draw:text-box>
            <text:p text:style-name="P1"><text:span text:style-name="T9">351</text:span></text:p>
          </draw:text-box>
        </draw:frame>
        <draw:frame draw:style-name="gr1" draw:text-style-name="P2" draw:layer="layout" svg:width="0.422cm" svg:height="0.475cm" svg:x="18.8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12cm" svg:height="0.475cm" svg:x="2.2cm" svg:y="20.565cm">
          <draw:text-box>
            <text:p text:style-name="P1"><text:span text:style-name="T4">In a covering letter, Baroness Symons reported that more and more companies were </text:span></text:p>
          </draw:text-box>
        </draw:frame>
        <draw:frame draw:style-name="gr1" draw:text-style-name="P2" draw:layer="layout" svg:width="16.571cm" svg:height="0.475cm" svg:x="2.2cm" svg:y="21.13cm">
          <draw:text-box>
            <text:p text:style-name="P1"><text:span text:style-name="T4">approaching her and TPUK about post-conflict reconstruction. The UK Government had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line draw:style-name="gr8" draw:text-style-name="P8" draw:layer="layout" svg:x1="2.6cm" svg:y1="24.597cm" svg:x2="18.799cm" svg:y2="24.597cm">
          <text:p/>
        </draw:line>
        <draw:line draw:style-name="gr8" draw:text-style-name="P8" draw:layer="layout" svg:x1="2.199cm" svg:y1="25.02cm" svg:x2="11.722cm" svg:y2="25.02cm">
          <text:p/>
        </draw:line>
        <draw:frame draw:style-name="gr1" draw:text-style-name="P2" draw:layer="layout" svg:width="16.233cm" svg:height="0.475cm" svg:x="2.2cm" svg:y="21.694cm">
          <draw:text-box>
            <text:p text:style-name="P1"><text:span text:style-name="T4">been careful not to take a more public stance in support of UK business. That was the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347 </text:span></text:p>
          </draw:text-box>
        </draw:frame>
        <draw:frame draw:style-name="gr4" draw:text-style-name="P5" draw:layer="layout" svg:width="16.203cm" svg:height="0.395cm" svg:x="2.6cm" svg:y="24.241cm">
          <draw:text-box>
            <text:p text:style-name="P1"><text:span text:style-name="T5">Letter Drummond to Lee, 11 February 2003, ‘Iraq Post Conflict: Key Messages’ attaching Paper Cabinet </text:span></text:p>
          </draw:text-box>
        </draw:frame>
        <draw:frame draw:style-name="gr4" draw:text-style-name="P5" draw:layer="layout" svg:width="9.472cm" svg:height="0.395cm" svg:x="2.2cm" svg:y="24.664cm">
          <draw:text-box>
            <text:p text:style-name="P1"><text:span text:style-name="T5">Office, 11 February 2003, ‘Iraq Post Conflict: Key Messages’.</text:span></text:p>
          </draw:text-box>
        </draw:frame>
        <draw:frame draw:style-name="gr5" draw:text-style-name="P6" draw:layer="layout" svg:width="0.493cm" svg:height="0.556cm" svg:x="11.723cm" svg:y="24.536cm">
          <draw:text-box>
            <text:p text:style-name="P1"><text:span text:style-name="T12"><text:s/>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348 </text:span></text:p>
          </draw:text-box>
        </draw:frame>
        <draw:frame draw:style-name="gr4" draw:text-style-name="P5" draw:layer="layout" svg:width="14.984cm" svg:height="0.395cm" svg:x="2.597cm" svg:y="25.087cm">
          <draw:text-box>
            <text:p text:style-name="P1"><text:span text:style-name="T11">Telegram 203 Washington to FCO London, 13 February 2003, ‘Iraq: Defence Secretary’s Visit to </text:span></text:p>
          </draw:text-box>
        </draw:frame>
        <draw:frame draw:style-name="gr4" draw:text-style-name="P5" draw:layer="layout" svg:width="2.03cm" svg:height="0.395cm" svg:x="2.2cm" svg:y="25.511cm">
          <draw:text-box>
            <text:p text:style-name="P1"><text:span text:style-name="T11">Washington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49 </text:span></text:p>
          </draw:text-box>
        </draw:frame>
        <draw:frame draw:style-name="gr4" draw:text-style-name="P5" draw:layer="layout" svg:width="12.804cm" svg:height="0.395cm" svg:x="2.6cm" svg:y="25.934cm">
          <draw:text-box>
            <text:p text:style-name="P1"><text:span text:style-name="T11">Minute Henderson to FCO [junior official], 25 February 2003, ‘Iraq: UK/US issues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50 </text:span></text:p>
          </draw:text-box>
        </draw:frame>
        <draw:frame draw:style-name="gr4" draw:text-style-name="P5" draw:layer="layout" svg:width="16.199cm" svg:height="0.395cm" svg:x="2.6cm" svg:y="26.357cm">
          <draw:text-box>
            <text:p text:style-name="P1"><text:span text:style-name="T11">Minute Henderson to PS/Symons, 27 February 2003, ‘Iraq Contingency Planning: Commercial Aspects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51 </text:span></text:p>
          </draw:text-box>
        </draw:frame>
        <draw:frame draw:style-name="gr4" draw:text-style-name="P5" draw:layer="layout" svg:width="11.75cm" svg:height="0.395cm" svg:x="2.6cm" svg:y="26.781cm">
          <draw:text-box>
            <text:p text:style-name="P1"><text:span text:style-name="T11">Minute Symons to Straw and Hewitt, [undated], ‘Iraq: Commercial Aspects’. 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5</text:span></text:p>
          </draw:text-box>
        </draw:frame>
        <draw:frame draw:style-name="gr1" draw:text-style-name="P2" draw:layer="layout" svg:width="16.52cm" svg:height="0.475cm" svg:x="2.2cm" svg:y="2.525cm">
          <draw:text-box>
            <text:p text:style-name="P1"><text:span text:style-name="T4">right approach, bearing in mind the UK was making the case that the conflict was about </text:span></text:p>
          </draw:text-box>
        </draw:frame>
        <draw:frame draw:style-name="gr1" draw:text-style-name="P2" draw:layer="layout" svg:width="3.257cm" svg:height="0.475cm" svg:x="2.2cm" svg:y="3.09cm">
          <draw:text-box>
            <text:p text:style-name="P1"><text:span text:style-name="T4">WMD and not oil:</text:span></text:p>
          </draw:text-box>
        </draw:frame>
        <draw:frame draw:style-name="gr1" draw:text-style-name="P2" draw:layer="layout" svg:width="15.501cm" svg:height="0.475cm" svg:x="2.95cm" svg:y="4.004cm">
          <draw:text-box>
            <text:p text:style-name="P1"><text:span text:style-name="T4">“</text:span><text:span text:style-name="T4">But the pressure from businesses is building and I fear that some of our business </text:span></text:p>
          </draw:text-box>
        </draw:frame>
        <draw:frame draw:style-name="gr1" draw:text-style-name="P2" draw:layer="layout" svg:width="15.818cm" svg:height="0.475cm" svg:x="2.95cm" svg:y="4.568cm">
          <draw:text-box>
            <text:p text:style-name="P1"><text:span text:style-name="T4">community fear we are not engaged. Some think that the US and France are ahead </text:span></text:p>
          </draw:text-box>
        </draw:frame>
        <draw:frame draw:style-name="gr1" draw:text-style-name="P2" draw:layer="layout" svg:width="4.443cm" svg:height="0.475cm" svg:x="2.95cm" svg:y="5.133cm">
          <draw:text-box>
            <text:p text:style-name="P1"><text:span text:style-name="T4">of the game already …”</text:span></text:p>
          </draw:text-box>
        </draw:frame>
        <draw:frame draw:style-name="gr1" draw:text-style-name="P2" draw:layer="layout" svg:width="16.097cm" svg:height="0.475cm" svg:x="2.2cm" svg:y="6.047cm">
          <draw:text-box>
            <text:p text:style-name="P1"><text:span text:style-name="T6">603. </text:span><text:span text:style-name="T4"><text:s/>Baroness Symons concluded that she felt strongly that the time was right “to be </text:span></text:p>
          </draw:text-box>
        </draw:frame>
        <draw:frame draw:style-name="gr1" draw:text-style-name="P2" draw:layer="layout" svg:width="4.447cm" svg:height="0.475cm" svg:x="2.2cm" svg:y="6.612cm">
          <draw:text-box>
            <text:p text:style-name="P1"><text:span text:style-name="T4">more on the front foot”. </text:span></text:p>
          </draw:text-box>
        </draw:frame>
        <draw:frame draw:style-name="gr1" draw:text-style-name="P2" draw:layer="layout" svg:width="15.098cm" svg:height="0.475cm" svg:x="2.2cm" svg:y="7.526cm">
          <draw:text-box>
            <text:p text:style-name="P1"><text:span text:style-name="T6">604. </text:span><text:span text:style-name="T4"><text:s/>At the end of February, Mr Keith Allan, TPUK Deputy Director International </text:span></text:p>
          </draw:text-box>
        </draw:frame>
        <draw:frame draw:style-name="gr1" draw:text-style-name="P2" draw:layer="layout" svg:width="16.266cm" svg:height="0.475cm" svg:x="2.2cm" svg:y="8.091cm">
          <draw:text-box>
            <text:p text:style-name="P1"><text:span text:style-name="T4">Group 1, reported to TPUK colleagues that Mr Dominick Chilcott, the Head of the IPU, </text:span></text:p>
          </draw:text-box>
        </draw:frame>
        <draw:frame draw:style-name="gr1" draw:text-style-name="P2" draw:layer="layout" svg:width="16.266cm" svg:height="0.475cm" svg:x="2.2cm" svg:y="8.655cm">
          <draw:text-box>
            <text:p text:style-name="P1"><text:span text:style-name="T4">had told him that there was scope for a “TPUK slot” in the US Office of Reconstruction </text:span></text:p>
          </draw:text-box>
        </draw:frame>
        <draw:frame draw:style-name="gr1" draw:text-style-name="P2" draw:layer="layout" svg:width="7.241cm" svg:height="0.475cm" svg:x="2.2cm" svg:y="9.22cm">
          <draw:text-box>
            <text:p text:style-name="P1"><text:span text:style-name="T4">and Humanitarian Assistance (ORHA).</text:span></text:p>
          </draw:text-box>
        </draw:frame>
        <draw:frame draw:style-name="gr6" draw:text-style-name="P7" draw:layer="layout" svg:width="0.408cm" svg:height="0.276cm" svg:x="9.423cm" svg:y="9.238cm">
          <draw:text-box>
            <text:p text:style-name="P1"><text:span text:style-name="T9">352</text:span></text:p>
          </draw:text-box>
        </draw:frame>
        <draw:frame draw:style-name="gr1" draw:text-style-name="P2" draw:layer="layout" svg:width="8.05cm" svg:height="0.475cm" svg:x="9.835cm" svg:y="9.22cm">
          <draw:text-box>
            <text:p text:style-name="P1"><text:span text:style-name="T4"><text:s/></text:span><text:span text:style-name="T4">The US needed more resources in ORHA </text:span></text:p>
          </draw:text-box>
        </draw:frame>
        <draw:frame draw:style-name="gr1" draw:text-style-name="P2" draw:layer="layout" svg:width="15.25cm" svg:height="0.475cm" svg:x="2.2cm" svg:y="9.784cm">
          <draw:text-box>
            <text:p text:style-name="P1"><text:span text:style-name="T4">and Mr Chilcott believed that ORHA would welcome someone who could make a </text:span></text:p>
          </draw:text-box>
        </draw:frame>
        <draw:frame draw:style-name="gr1" draw:text-style-name="P2" draw:layer="layout" svg:width="16.423cm" svg:height="0.475cm" svg:x="2.2cm" svg:y="10.348cm">
          <draw:text-box>
            <text:p text:style-name="P1"><text:span text:style-name="T4">substantive contribution. Mr Chilcott had made it clear that the individual would need to </text:span></text:p>
          </draw:text-box>
        </draw:frame>
        <draw:frame draw:style-name="gr1" draw:text-style-name="P2" draw:layer="layout" svg:width="2.86cm" svg:height="0.475cm" svg:x="2.2cm" svg:y="10.913cm">
          <draw:text-box>
            <text:p text:style-name="P1"><text:span text:style-name="T4">do “a real job”. </text:span></text:p>
          </draw:text-box>
        </draw:frame>
        <draw:frame draw:style-name="gr1" draw:text-style-name="P2" draw:layer="layout" svg:width="5.052cm" svg:height="0.475cm" svg:x="2.2cm" svg:y="11.827cm">
          <draw:text-box>
            <text:p text:style-name="P1"><text:span text:style-name="T6">605. </text:span><text:span text:style-name="T4"><text:s/>Mr Allan commented:</text:span></text:p>
          </draw:text-box>
        </draw:frame>
        <draw:frame draw:style-name="gr1" draw:text-style-name="P2" draw:layer="layout" svg:width="14.815cm" svg:height="0.475cm" svg:x="2.95cm" svg:y="12.742cm">
          <draw:text-box>
            <text:p text:style-name="P1"><text:span text:style-name="T4">“</text:span><text:span text:style-name="T4">We see this as a key opportunity for UK plc. As Dominick [Chilcott] said, there </text:span></text:p>
          </draw:text-box>
        </draw:frame>
        <draw:frame draw:style-name="gr1" draw:text-style-name="P2" draw:layer="layout" svg:width="15.369cm" svg:height="0.475cm" svg:x="2.95cm" svg:y="13.306cm">
          <draw:text-box>
            <text:p text:style-name="P1"><text:span text:style-name="T4">would be no guarantees of contracts, but it would be a clear demonstration of our </text:span></text:p>
          </draw:text-box>
        </draw:frame>
        <draw:frame draw:style-name="gr1" draw:text-style-name="P2" draw:layer="layout" svg:width="8.9cm" svg:height="0.475cm" svg:x="2.95cm" svg:y="13.871cm">
          <draw:text-box>
            <text:p text:style-name="P1"><text:span text:style-name="T4">commitment to do our best for UK companies.” </text:span></text:p>
          </draw:text-box>
        </draw:frame>
        <draw:frame draw:style-name="gr1" draw:text-style-name="P2" draw:layer="layout" svg:width="15.288cm" svg:height="0.475cm" svg:x="2.2cm" svg:y="14.785cm">
          <draw:text-box>
            <text:p text:style-name="P1"><text:span text:style-name="T6">606. </text:span><text:span text:style-name="T4"><text:s/>A junior official in British Trade International (BTI) joined ORHA (then based </text:span></text:p>
          </draw:text-box>
        </draw:frame>
        <draw:frame draw:style-name="gr1" draw:text-style-name="P2" draw:layer="layout" svg:width="15.314cm" svg:height="0.475cm" svg:x="2.2cm" svg:y="15.35cm">
          <draw:text-box>
            <text:p text:style-name="P1"><text:span text:style-name="T4">in Washington) on 9 March. He subsequently deployed with ORHA to Kuwait and </text:span></text:p>
          </draw:text-box>
        </draw:frame>
        <draw:frame draw:style-name="gr1" draw:text-style-name="P2" draw:layer="layout" svg:width="1.827cm" svg:height="0.475cm" svg:x="2.2cm" svg:y="15.914cm">
          <draw:text-box>
            <text:p text:style-name="P1"><text:span text:style-name="T4">Baghdad.</text:span></text:p>
          </draw:text-box>
        </draw:frame>
        <draw:frame draw:style-name="gr6" draw:text-style-name="P7" draw:layer="layout" svg:width="0.408cm" svg:height="0.276cm" svg:x="4.013cm" svg:y="15.933cm">
          <draw:text-box>
            <text:p text:style-name="P1"><text:span text:style-name="T9">353</text:span></text:p>
          </draw:text-box>
        </draw:frame>
        <draw:frame draw:style-name="gr1" draw:text-style-name="P2" draw:layer="layout" svg:width="0.422cm" svg:height="0.475cm" svg:x="4.424cm" svg:y="15.9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5cm" svg:height="0.475cm" svg:x="2.2cm" svg:y="16.828cm">
          <draw:text-box>
            <text:p text:style-name="P1"><text:span text:style-name="T6">607. </text:span><text:span text:style-name="T4"><text:s/>On 8 March, the US Army Corps of Engineers (USACE), which had responsibility </text:span></text:p>
          </draw:text-box>
        </draw:frame>
        <draw:frame draw:style-name="gr1" draw:text-style-name="P2" draw:layer="layout" svg:width="16.017cm" svg:height="0.475cm" svg:x="2.2cm" svg:y="17.393cm">
          <draw:text-box>
            <text:p text:style-name="P1"><text:span text:style-name="T4">within the US Government for the reconstruction of the oil sector, awarded a contract </text:span></text:p>
          </draw:text-box>
        </draw:frame>
        <draw:frame draw:style-name="gr1" draw:text-style-name="P2" draw:layer="layout" svg:width="12.867cm" svg:height="0.475cm" svg:x="2.2cm" svg:y="17.957cm">
          <draw:text-box>
            <text:p text:style-name="P1"><text:span text:style-name="T4">for the repair of Iraq’s oil infrastructure, worth up to US$7bn, to KBR.</text:span></text:p>
          </draw:text-box>
        </draw:frame>
        <draw:frame draw:style-name="gr6" draw:text-style-name="P7" draw:layer="layout" svg:width="0.408cm" svg:height="0.276cm" svg:x="15.016cm" svg:y="17.976cm">
          <draw:text-box>
            <text:p text:style-name="P1"><text:span text:style-name="T9">354</text:span></text:p>
          </draw:text-box>
        </draw:frame>
        <draw:frame draw:style-name="gr1" draw:text-style-name="P2" draw:layer="layout" svg:width="2.86cm" svg:height="0.475cm" svg:x="15.428cm" svg:y="17.957cm">
          <draw:text-box>
            <text:p text:style-name="P1"><text:span text:style-name="T4"><text:s/></text:span><text:span text:style-name="T15">Hard Lessons</text:span><text:span text:style-name="T4"> </text:span></text:p>
          </draw:text-box>
        </draw:frame>
        <draw:frame draw:style-name="gr1" draw:text-style-name="P2" draw:layer="layout" svg:width="16.334cm" svg:height="0.475cm" svg:x="2.2cm" svg:y="18.522cm">
          <draw:text-box>
            <text:p text:style-name="P1"><text:span text:style-name="T4">reported that the contract was the single largest reconstruction contract in Iraq and the </text:span></text:p>
          </draw:text-box>
        </draw:frame>
        <draw:frame draw:style-name="gr1" draw:text-style-name="P2" draw:layer="layout" svg:width="9.29cm" svg:height="0.475cm" svg:x="2.2cm" svg:y="19.086cm">
          <draw:text-box>
            <text:p text:style-name="P1"><text:span text:style-name="T4">largest known sole-source contract in US history. </text:span></text:p>
          </draw:text-box>
        </draw:frame>
        <draw:frame draw:style-name="gr1" draw:text-style-name="P2" draw:layer="layout" svg:width="15.737cm" svg:height="0.475cm" svg:x="2.2cm" svg:y="20.001cm">
          <draw:text-box>
            <text:p text:style-name="P1"><text:span text:style-name="T6">608. </text:span><text:span text:style-name="T4"><text:s/>Mr Brenton reported on 10 March that “a commercial contact” had passed the </text:span></text:p>
          </draw:text-box>
        </draw:frame>
        <draw:frame draw:style-name="gr1" draw:text-style-name="P2" draw:layer="layout" svg:width="16.44cm" svg:height="0.475cm" svg:x="2.2cm" svg:y="20.565cm">
          <draw:text-box>
            <text:p text:style-name="P1"><text:span text:style-name="T4">British Embassy Washington a version of a USAID invitation to select US companies to </text:span></text:p>
          </draw:text-box>
        </draw:frame>
        <draw:frame draw:style-name="gr1" draw:text-style-name="P2" draw:layer="layout" svg:width="11.288cm" svg:height="0.475cm" svg:x="2.2cm" svg:y="21.13cm">
          <draw:text-box>
            <text:p text:style-name="P1"><text:span text:style-name="T4">bid for a US$600m contract for infrastructure reconstruction.</text:span></text:p>
          </draw:text-box>
        </draw:frame>
        <draw:frame draw:style-name="gr6" draw:text-style-name="P7" draw:layer="layout" svg:width="0.408cm" svg:height="0.276cm" svg:x="13.447cm" svg:y="21.148cm">
          <draw:text-box>
            <text:p text:style-name="P1"><text:span text:style-name="T9">355</text:span></text:p>
          </draw:text-box>
        </draw:frame>
        <draw:frame draw:style-name="gr1" draw:text-style-name="P2" draw:layer="layout" svg:width="4.346cm" svg:height="0.475cm" svg:x="13.859cm" svg:y="21.13cm">
          <draw:text-box>
            <text:p text:style-name="P1"><text:span text:style-name="T4"><text:s/></text:span><text:span text:style-name="T4">USAID had confirmed </text:span></text:p>
          </draw:text-box>
        </draw:frame>
        <draw:frame draw:style-name="gr1" draw:text-style-name="P2" draw:layer="layout" svg:width="15.428cm" svg:height="0.475cm" svg:x="2.2cm" svg:y="21.694cm">
          <draw:text-box>
            <text:p text:style-name="P1"><text:span text:style-name="T4">that it had issued the invitation on 12 February with a closing date of 27 February.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9.036cm" svg:height="0.475cm" svg:x="2.2cm" svg:y="22.258cm">
          <draw:text-box>
            <text:p text:style-name="P1"><text:span text:style-name="T4">Mr Brenton had pressed for more transparency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352 </text:span></text:p>
          </draw:text-box>
        </draw:frame>
        <draw:frame draw:style-name="gr4" draw:text-style-name="P5" draw:layer="layout" svg:width="15.221cm" svg:height="0.395cm" svg:x="2.6cm" svg:y="23.817cm">
          <draw:text-box>
            <text:p text:style-name="P1"><text:span text:style-name="T11">Email Allan to Warren, 27 February 2003, ‘Iraq: TPUK Position in US Office of Reconstruction and </text:span></text:p>
          </draw:text-box>
        </draw:frame>
        <draw:frame draw:style-name="gr4" draw:text-style-name="P5" draw:layer="layout" svg:width="5.48cm" svg:height="0.395cm" svg:x="2.2cm" svg:y="24.241cm">
          <draw:text-box>
            <text:p text:style-name="P1"><text:span text:style-name="T11">Humanitarian Assistance (ORHA)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353 </text:span></text:p>
          </draw:text-box>
        </draw:frame>
        <draw:frame draw:style-name="gr4" draw:text-style-name="P5" draw:layer="layout" svg:width="15.682cm" svg:height="0.395cm" svg:x="2.6cm" svg:y="24.664cm">
          <draw:text-box>
            <text:p text:style-name="P1"><text:span text:style-name="T11">Email BTI [junior official] to Henderson, 13 June 2003, ‘End of assignment to OCPA and replacement </text:span></text:p>
          </draw:text-box>
        </draw:frame>
        <draw:frame draw:style-name="gr4" draw:text-style-name="P5" draw:layer="layout" svg:width="1.594cm" svg:height="0.395cm" svg:x="2.2cm" svg:y="25.087cm">
          <draw:text-box>
            <text:p text:style-name="P1"><text:span text:style-name="T11">planning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54 </text:span></text:p>
          </draw:text-box>
        </draw:frame>
        <draw:frame draw:style-name="gr4" draw:text-style-name="P5" draw:layer="layout" svg:width="14.653cm" svg:height="0.395cm" svg:x="2.6cm" svg:y="25.511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1.983cm" svg:height="0.395cm" svg:x="2.2cm" svg:y="25.934cm">
          <draw:text-box>
            <text:p text:style-name="P1"><text:span text:style-name="T11">Office, 2009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55 </text:span></text:p>
          </draw:text-box>
        </draw:frame>
        <draw:frame draw:style-name="gr4" draw:text-style-name="P5" draw:layer="layout" svg:width="13.866cm" svg:height="0.395cm" svg:x="2.597cm" svg:y="26.357cm">
          <draw:text-box>
            <text:p text:style-name="P1"><text:span text:style-name="T11">Telegram 320 Washington to FCO London, 10 March 2003, ‘Iraq Day After: Infrastructure </text:span></text:p>
          </draw:text-box>
        </draw:frame>
        <draw:frame draw:style-name="gr4" draw:text-style-name="P5" draw:layer="layout" svg:width="4.125cm" svg:height="0.395cm" svg:x="2.2cm" svg:y="26.781cm">
          <draw:text-box>
            <text:p text:style-name="P1"><text:span text:style-name="T11">Reconstruction Contracts’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6</text:span></text:p>
          </draw:text-box>
        </draw:frame>
        <draw:frame draw:style-name="gr1" draw:text-style-name="P2" draw:layer="layout" svg:width="16.685cm" svg:height="0.475cm" svg:x="2.2cm" svg:y="2.525cm">
          <draw:text-box>
            <text:p text:style-name="P1"><text:span text:style-name="T6">609. </text:span><text:span text:style-name="T4"><text:s/>Mr Brenton also reported that it was not clear how that USAID contract related to a </text:span></text:p>
          </draw:text-box>
        </draw:frame>
        <draw:frame draw:style-name="gr1" draw:text-style-name="P2" draw:layer="layout" svg:width="16.559cm" svg:height="0.475cm" svg:x="2.2cm" svg:y="3.09cm">
          <draw:text-box>
            <text:p text:style-name="P1"><text:span text:style-name="T4">separate contract “allegedly being let by the US Army Corps of Engineers” and reported </text:span></text:p>
          </draw:text-box>
        </draw:frame>
        <draw:frame draw:style-name="gr1" draw:text-style-name="P2" draw:layer="layout" svg:width="5.268cm" svg:height="0.475cm" svg:x="2.2cm" svg:y="3.654cm">
          <draw:text-box>
            <text:p text:style-name="P1"><text:span text:style-name="T4">in the UK press on 9 March.</text:span></text:p>
          </draw:text-box>
        </draw:frame>
        <draw:frame draw:style-name="gr1" draw:text-style-name="P2" draw:layer="layout" svg:width="14.806cm" svg:height="0.475cm" svg:x="2.2cm" svg:y="4.568cm">
          <draw:text-box>
            <text:p text:style-name="P1"><text:span text:style-name="T6">610. </text:span><text:span text:style-name="T4"><text:s/>On 11 March, “with the agreement of Ministers”, Mr David Warren, TPUK </text:span></text:p>
          </draw:text-box>
        </draw:frame>
        <draw:frame draw:style-name="gr1" draw:text-style-name="P2" draw:layer="layout" svg:width="15.619cm" svg:height="0.475cm" svg:x="2.2cm" svg:y="5.133cm">
          <draw:text-box>
            <text:p text:style-name="P1"><text:span text:style-name="T4">Director International Group, hosted a meeting with representatives of a number of </text:span></text:p>
          </draw:text-box>
        </draw:frame>
        <draw:frame draw:style-name="gr1" draw:text-style-name="P2" draw:layer="layout" svg:width="15.585cm" svg:height="0.475cm" svg:x="2.2cm" svg:y="5.697cm">
          <draw:text-box>
            <text:p text:style-name="P1"><text:span text:style-name="T4">UK companies to discuss possible post-conflict reconstruction opportunities in Iraq.</text:span></text:p>
          </draw:text-box>
        </draw:frame>
        <draw:frame draw:style-name="gr6" draw:text-style-name="P7" draw:layer="layout" svg:width="0.408cm" svg:height="0.276cm" svg:x="17.73cm" svg:y="5.716cm">
          <draw:text-box>
            <text:p text:style-name="P1"><text:span text:style-name="T9">356</text:span></text:p>
          </draw:text-box>
        </draw:frame>
        <draw:frame draw:style-name="gr1" draw:text-style-name="P2" draw:layer="layout" svg:width="0.422cm" svg:height="0.475cm" svg:x="18.142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76cm" svg:height="0.475cm" svg:x="2.2cm" svg:y="6.262cm">
          <draw:text-box>
            <text:p text:style-name="P1"><text:span text:style-name="T4">He reported to Baroness Symons the following day that it had been a useful opportunity </text:span></text:p>
          </draw:text-box>
        </draw:frame>
        <draw:frame draw:style-name="gr1" draw:text-style-name="P2" draw:layer="layout" svg:width="15.344cm" svg:height="0.475cm" svg:x="2.2cm" svg:y="6.826cm">
          <draw:text-box>
            <text:p text:style-name="P1"><text:span text:style-name="T4">to emphasise that UK policy was to secure Iraq’s disarmament. The group’s main </text:span></text:p>
          </draw:text-box>
        </draw:frame>
        <draw:frame draw:style-name="gr1" draw:text-style-name="P2" draw:layer="layout" svg:width="15.767cm" svg:height="0.475cm" svg:x="2.2cm" svg:y="7.391cm">
          <draw:text-box>
            <text:p text:style-name="P1"><text:span text:style-name="T4">concern had been that the US was moving ahead quickly on reconstruction and UK </text:span></text:p>
          </draw:text-box>
        </draw:frame>
        <draw:frame draw:style-name="gr1" draw:text-style-name="P2" draw:layer="layout" svg:width="6.123cm" svg:height="0.475cm" svg:x="2.2cm" svg:y="7.955cm">
          <draw:text-box>
            <text:p text:style-name="P1"><text:span text:style-name="T4">companies would be frozen out. </text:span></text:p>
          </draw:text-box>
        </draw:frame>
        <draw:frame draw:style-name="gr1" draw:text-style-name="P2" draw:layer="layout" svg:width="15.509cm" svg:height="0.475cm" svg:x="2.2cm" svg:y="8.87cm">
          <draw:text-box>
            <text:p text:style-name="P1"><text:span text:style-name="T6">611. </text:span><text:span text:style-name="T4"><text:s/>At Prime Minister’s Questions on 12 March, Dr Vincent Cable asked whether </text:span></text:p>
          </draw:text-box>
        </draw:frame>
        <draw:frame draw:style-name="gr1" draw:text-style-name="P2" draw:layer="layout" svg:width="16.58cm" svg:height="0.475cm" svg:x="2.2cm" svg:y="9.434cm">
          <draw:text-box>
            <text:p text:style-name="P1"><text:span text:style-name="T4">Mr Blair was aware that the US Government had “pointedly excluded British and foreign </text:span></text:p>
          </draw:text-box>
        </draw:frame>
        <draw:frame draw:style-name="gr1" draw:text-style-name="P2" draw:layer="layout" svg:width="6.792cm" svg:height="0.475cm" svg:x="2.2cm" svg:y="9.998cm">
          <draw:text-box>
            <text:p text:style-name="P1"><text:span text:style-name="T4">firms” from bidding for US contracts.</text:span></text:p>
          </draw:text-box>
        </draw:frame>
        <draw:frame draw:style-name="gr6" draw:text-style-name="P7" draw:layer="layout" svg:width="0.408cm" svg:height="0.276cm" svg:x="8.975cm" svg:y="10.017cm">
          <draw:text-box>
            <text:p text:style-name="P1"><text:span text:style-name="T9">357</text:span></text:p>
          </draw:text-box>
        </draw:frame>
        <draw:frame draw:style-name="gr1" draw:text-style-name="P2" draw:layer="layout" svg:width="9.358cm" svg:height="0.475cm" svg:x="9.387cm" svg:y="9.998cm">
          <draw:text-box>
            <text:p text:style-name="P1"><text:span text:style-name="T4"><text:s/></text:span><text:span text:style-name="T4">Mr Blair rejected Dr Cable’s charge that Mr Bush </text:span></text:p>
          </draw:text-box>
        </draw:frame>
        <draw:frame draw:style-name="gr1" draw:text-style-name="P2" draw:layer="layout" svg:width="9.476cm" svg:height="0.475cm" svg:x="2.2cm" svg:y="10.563cm">
          <draw:text-box>
            <text:p text:style-name="P1"><text:span text:style-name="T4">regarded international co-operation with contempt.</text:span></text:p>
          </draw:text-box>
        </draw:frame>
        <draw:frame draw:style-name="gr1" draw:text-style-name="P2" draw:layer="layout" svg:width="15.398cm" svg:height="0.475cm" svg:x="2.2cm" svg:y="11.477cm">
          <draw:text-box>
            <text:p text:style-name="P1"><text:span text:style-name="T6">612. </text:span><text:span text:style-name="T4"><text:s/>Mr Mike O’Brien, FCO Minister of State, visited Washington on 13 March, to </text:span></text:p>
          </draw:text-box>
        </draw:frame>
        <draw:frame draw:style-name="gr1" draw:text-style-name="P2" draw:layer="layout" svg:width="9.248cm" svg:height="0.475cm" svg:x="2.2cm" svg:y="12.042cm">
          <draw:text-box>
            <text:p text:style-name="P1"><text:span text:style-name="T4">discuss post-conflict issues with US interlocutors.</text:span></text:p>
          </draw:text-box>
        </draw:frame>
        <draw:frame draw:style-name="gr6" draw:text-style-name="P7" draw:layer="layout" svg:width="0.408cm" svg:height="0.276cm" svg:x="11.423cm" svg:y="12.061cm">
          <draw:text-box>
            <text:p text:style-name="P1"><text:span text:style-name="T9">358</text:span></text:p>
          </draw:text-box>
        </draw:frame>
        <draw:frame draw:style-name="gr1" draw:text-style-name="P2" draw:layer="layout" svg:width="0.422cm" svg:height="0.475cm" svg:x="11.834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01cm" svg:height="0.475cm" svg:x="2.2cm" svg:y="12.956cm">
          <draw:text-box>
            <text:p text:style-name="P1"><text:span text:style-name="T6">613. </text:span><text:span text:style-name="T4"><text:s/>A senior official from the US National Security Council (NSC) briefed Mr O’Brien </text:span></text:p>
          </draw:text-box>
        </draw:frame>
        <draw:frame draw:style-name="gr1" draw:text-style-name="P2" draw:layer="layout" svg:width="5.552cm" svg:height="0.475cm" svg:x="2.2cm" svg:y="13.521cm">
          <draw:text-box>
            <text:p text:style-name="P1"><text:span text:style-name="T4">on US plans for the oil sector.</text:span></text:p>
          </draw:text-box>
        </draw:frame>
        <draw:frame draw:style-name="gr6" draw:text-style-name="P7" draw:layer="layout" svg:width="0.408cm" svg:height="0.276cm" svg:x="7.73cm" svg:y="13.539cm">
          <draw:text-box>
            <text:p text:style-name="P1"><text:span text:style-name="T9">359</text:span></text:p>
          </draw:text-box>
        </draw:frame>
        <draw:frame draw:style-name="gr1" draw:text-style-name="P2" draw:layer="layout" svg:width="10.514cm" svg:height="0.475cm" svg:x="8.142cm" svg:y="13.521cm">
          <draw:text-box>
            <text:p text:style-name="P1"><text:span text:style-name="T4"><text:s/></text:span><text:span text:style-name="T4">In that context, Mr O’Brien emphasised the importance </text:span></text:p>
          </draw:text-box>
        </draw:frame>
        <draw:frame draw:style-name="gr1" draw:text-style-name="P2" draw:layer="layout" svg:width="16.279cm" svg:height="0.475cm" svg:x="2.2cm" svg:y="14.085cm">
          <draw:text-box>
            <text:p text:style-name="P1"><text:span text:style-name="T4">that the UK Government attached to UK companies having “a fair crack of the whip” in </text:span></text:p>
          </draw:text-box>
        </draw:frame>
        <draw:frame draw:style-name="gr1" draw:text-style-name="P2" draw:layer="layout" svg:width="15.974cm" svg:height="0.475cm" svg:x="2.2cm" svg:y="14.65cm">
          <draw:text-box>
            <text:p text:style-name="P1"><text:span text:style-name="T4">competing for contracts. He accepted that it was reasonable for US companies to be </text:span></text:p>
          </draw:text-box>
        </draw:frame>
        <draw:frame draw:style-name="gr1" draw:text-style-name="P2" draw:layer="layout" svg:width="16.432cm" svg:height="0.475cm" svg:x="2.2cm" svg:y="15.214cm">
          <draw:text-box>
            <text:p text:style-name="P1"><text:span text:style-name="T4">the recipients of US money for emergency contracts, but the field should be opened up </text:span></text:p>
          </draw:text-box>
        </draw:frame>
        <draw:frame draw:style-name="gr1" draw:text-style-name="P2" draw:layer="layout" svg:width="16.495cm" svg:height="0.475cm" svg:x="2.2cm" svg:y="15.778cm">
          <draw:text-box>
            <text:p text:style-name="P1"><text:span text:style-name="T4">“</text:span><text:span text:style-name="T4">once Iraqi money came on stream”. The NSC official agreed, and said that it would not </text:span></text:p>
          </draw:text-box>
        </draw:frame>
        <draw:frame draw:style-name="gr1" draw:text-style-name="P2" draw:layer="layout" svg:width="11.496cm" svg:height="0.475cm" svg:x="2.2cm" svg:y="16.343cm">
          <draw:text-box>
            <text:p text:style-name="P1"><text:span text:style-name="T4">be US policy to restrict oil sector contracts to US companies. </text:span></text:p>
          </draw:text-box>
        </draw:frame>
        <draw:frame draw:style-name="gr1" draw:text-style-name="P2" draw:layer="layout" svg:width="13.701cm" svg:height="0.475cm" svg:x="2.2cm" svg:y="17.257cm">
          <draw:text-box>
            <text:p text:style-name="P1"><text:span text:style-name="T6">614. </text:span><text:span text:style-name="T4"><text:s/>Mr O’Brien also called on Mr Andrew Natsios, USAID Administrator.</text:span></text:p>
          </draw:text-box>
        </draw:frame>
        <draw:frame draw:style-name="gr6" draw:text-style-name="P7" draw:layer="layout" svg:width="0.408cm" svg:height="0.276cm" svg:x="15.846cm" svg:y="17.276cm">
          <draw:text-box>
            <text:p text:style-name="P1"><text:span text:style-name="T9">360</text:span></text:p>
          </draw:text-box>
        </draw:frame>
        <draw:frame draw:style-name="gr1" draw:text-style-name="P2" draw:layer="layout" svg:width="2.263cm" svg:height="0.475cm" svg:x="16.258cm" svg:y="17.257cm">
          <draw:text-box>
            <text:p text:style-name="P1"><text:span text:style-name="T4"><text:s/></text:span><text:span text:style-name="T4">Mr Natsios </text:span></text:p>
          </draw:text-box>
        </draw:frame>
        <draw:frame draw:style-name="gr1" draw:text-style-name="P2" draw:layer="layout" svg:width="14.975cm" svg:height="0.475cm" svg:x="2.2cm" svg:y="17.822cm">
          <draw:text-box>
            <text:p text:style-name="P1"><text:span text:style-name="T4">advised that, for security reasons, USAID had invited only a few US companies </text:span></text:p>
          </draw:text-box>
        </draw:frame>
        <draw:frame draw:style-name="gr1" draw:text-style-name="P2" draw:layer="layout" svg:width="15.162cm" svg:height="0.475cm" svg:x="2.2cm" svg:y="18.386cm">
          <draw:text-box>
            <text:p text:style-name="P1"><text:span text:style-name="T4">with the necessary clearances to bid for the 17 primary reconstruction contracts. </text:span></text:p>
          </draw:text-box>
        </draw:frame>
        <draw:frame draw:style-name="gr1" draw:text-style-name="P2" draw:layer="layout" svg:width="16.55cm" svg:height="0.475cm" svg:x="2.2cm" svg:y="18.951cm">
          <draw:text-box>
            <text:p text:style-name="P1"><text:span text:style-name="T4">There were no such constraints on subcontracts, and he hoped that UK companies and </text:span></text:p>
          </draw:text-box>
        </draw:frame>
        <draw:frame draw:style-name="gr1" draw:text-style-name="P2" draw:layer="layout" svg:width="16.504cm" svg:height="0.475cm" svg:x="2.2cm" svg:y="19.515cm">
          <draw:text-box>
            <text:p text:style-name="P1"><text:span text:style-name="T4">non-governmental organisations (NGOs) with the right expertise would be successful in </text:span></text:p>
          </draw:text-box>
        </draw:frame>
        <draw:frame draw:style-name="gr1" draw:text-style-name="P2" draw:layer="layout" svg:width="4.845cm" svg:height="0.475cm" svg:x="2.2cm" svg:y="20.08cm">
          <draw:text-box>
            <text:p text:style-name="P1"><text:span text:style-name="T4">securing those contracts. </text:span></text:p>
          </draw:text-box>
        </draw:frame>
        <draw:frame draw:style-name="gr1" draw:text-style-name="P2" draw:layer="layout" svg:width="15.212cm" svg:height="0.475cm" svg:x="2.2cm" svg:y="20.994cm">
          <draw:text-box>
            <text:p text:style-name="P1"><text:span text:style-name="T6">615. </text:span><text:span text:style-name="T4"><text:s/>In response to a question from Mr O’Brien, Mr Natsios said that it would be </text:span></text:p>
          </draw:text-box>
        </draw:frame>
        <draw:frame draw:style-name="gr1" draw:text-style-name="P2" draw:layer="layout" svg:width="15.445cm" svg:height="0.475cm" svg:x="2.2cm" svg:y="21.558cm">
          <draw:text-box>
            <text:p text:style-name="P1"><text:span text:style-name="T4">possible for UK companies to acquire the necessary security clearances to bid for </text:span></text:p>
          </draw:text-box>
        </draw:frame>
        <draw:frame draw:style-name="gr1" draw:text-style-name="P2" draw:layer="layout" svg:width="15.377cm" svg:height="0.475cm" svg:x="2.2cm" svg:y="22.123cm">
          <draw:text-box>
            <text:p text:style-name="P1"><text:span text:style-name="T4">primary contracts. Mr O’Brien agreed to send Mr Natsios a list of “trustworthy” UK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2.292cm" svg:height="0.475cm" svg:x="2.2cm" svg:y="22.687cm">
          <draw:text-box>
            <text:p text:style-name="P1"><text:span text:style-name="T4">companies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356 </text:span></text:p>
          </draw:text-box>
        </draw:frame>
        <draw:frame draw:style-name="gr4" draw:text-style-name="P5" draw:layer="layout" svg:width="15.149cm" svg:height="0.395cm" svg:x="2.6cm" svg:y="24.664cm">
          <draw:text-box>
            <text:p text:style-name="P1"><text:span text:style-name="T11">Minute Warren to PS/Symons, 12 March 2003, ‘Iraq contingency planning: record of meeting with </text:span></text:p>
          </draw:text-box>
        </draw:frame>
        <draw:frame draw:style-name="gr4" draw:text-style-name="P5" draw:layer="layout" svg:width="2.479cm" svg:height="0.395cm" svg:x="2.2cm" svg:y="25.087cm">
          <draw:text-box>
            <text:p text:style-name="P1"><text:span text:style-name="T11">UK companies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57 </text:span></text:p>
          </draw:text-box>
        </draw:frame>
        <draw:frame draw:style-name="gr4" draw:text-style-name="P5" draw:layer="layout" svg:width="10.163cm" svg:height="0.395cm" svg:x="2.6cm" svg:y="25.511cm">
          <draw:text-box>
            <text:p text:style-name="P1"><text:span text:style-name="T11">House of Commons, </text:span><text:span text:style-name="T13">Official Report</text:span><text:span text:style-name="T11">, 12 March 2003, column 287.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58 </text:span></text:p>
          </draw:text-box>
        </draw:frame>
        <draw:frame draw:style-name="gr4" draw:text-style-name="P5" draw:layer="layout" svg:width="14.637cm" svg:height="0.395cm" svg:x="2.597cm" svg:y="25.934cm">
          <draw:text-box>
            <text:p text:style-name="P1"><text:span text:style-name="T11">Telegram 341 Washington to FCO London, 13 March 2003, ‘Iraq Day After: Mr O’Brien’s Visit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59 </text:span></text:p>
          </draw:text-box>
        </draw:frame>
        <draw:frame draw:style-name="gr4" draw:text-style-name="P5" draw:layer="layout" svg:width="12.186cm" svg:height="0.395cm" svg:x="2.6cm" svg:y="26.357cm">
          <draw:text-box>
            <text:p text:style-name="P1"><text:span text:style-name="T11">Letter Gooderham to Chilcott, 13 March 2003, Iraq: Day After: The Oil Sector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60 </text:span></text:p>
          </draw:text-box>
        </draw:frame>
        <draw:frame draw:style-name="gr4" draw:text-style-name="P5" draw:layer="layout" svg:width="14.637cm" svg:height="0.395cm" svg:x="2.597cm" svg:y="26.781cm">
          <draw:text-box>
            <text:p text:style-name="P1"><text:span text:style-name="T11">Telegram 341 Washington to FCO London, 13 March 2003, ‘Iraq Day After: Mr O’Brien’s Visit’. 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7</text:span></text:p>
          </draw:text-box>
        </draw:frame>
        <draw:frame draw:style-name="gr1" draw:text-style-name="P2" draw:layer="layout" svg:width="16.359cm" svg:height="0.475cm" svg:x="2.2cm" svg:y="2.525cm">
          <draw:text-box>
            <text:p text:style-name="P1"><text:span text:style-name="T6">616. </text:span><text:span text:style-name="T4"><text:s/>On 14 March, Mr Straw marked Baroness Symons’ letter to Mr Simon McDonald, </text:span></text:p>
          </draw:text-box>
        </draw:frame>
        <draw:frame draw:style-name="gr1" draw:text-style-name="P2" draw:layer="layout" svg:width="9.311cm" svg:height="0.475cm" svg:x="2.2cm" svg:y="3.09cm">
          <draw:text-box>
            <text:p text:style-name="P1"><text:span text:style-name="T4">his Principal Private Secretary, with the comment:</text:span></text:p>
          </draw:text-box>
        </draw:frame>
        <draw:frame draw:style-name="gr1" draw:text-style-name="P2" draw:layer="layout" svg:width="14.192cm" svg:height="0.475cm" svg:x="2.95cm" svg:y="4.004cm">
          <draw:text-box>
            <text:p text:style-name="P1"><text:span text:style-name="T4">“</text:span><text:span text:style-name="T4">This is really important. Please make sure it is factored into Mike O’Brien’s </text:span></text:p>
          </draw:text-box>
        </draw:frame>
        <draw:frame draw:style-name="gr1" draw:text-style-name="P2" draw:layer="layout" svg:width="13.13cm" svg:height="0.475cm" svg:x="2.95cm" svg:y="4.568cm">
          <draw:text-box>
            <text:p text:style-name="P1"><text:span text:style-name="T4">discussions and that a senior official … takes a personal lead on this.”</text:span></text:p>
          </draw:text-box>
        </draw:frame>
        <draw:frame draw:style-name="gr6" draw:text-style-name="P7" draw:layer="layout" svg:width="0.408cm" svg:height="0.276cm" svg:x="16.033cm" svg:y="4.587cm">
          <draw:text-box>
            <text:p text:style-name="P1"><text:span text:style-name="T9">361</text:span></text:p>
          </draw:text-box>
        </draw:frame>
        <draw:frame draw:style-name="gr1" draw:text-style-name="P2" draw:layer="layout" svg:width="0.422cm" svg:height="0.475cm" svg:x="16.445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85cm" svg:height="0.475cm" svg:x="2.2cm" svg:y="5.483cm">
          <draw:text-box>
            <text:p text:style-name="P1"><text:span text:style-name="T6">617. </text:span><text:span text:style-name="T4"><text:s/>Later that day, Mr McDonald instructed Mr Chilcott that Baroness Symons’ </text:span></text:p>
          </draw:text-box>
        </draw:frame>
        <draw:frame draw:style-name="gr1" draw:text-style-name="P2" draw:layer="layout" svg:width="15.568cm" svg:height="0.475cm" svg:x="2.2cm" svg:y="6.047cm">
          <draw:text-box>
            <text:p text:style-name="P1"><text:span text:style-name="T4">concerns should be factored into the IPU’s follow up to Mr O’Brien’s discussions in </text:span></text:p>
          </draw:text-box>
        </draw:frame>
        <draw:frame draw:style-name="gr1" draw:text-style-name="P2" draw:layer="layout" svg:width="2.347cm" svg:height="0.475cm" svg:x="2.2cm" svg:y="6.612cm">
          <draw:text-box>
            <text:p text:style-name="P1"><text:span text:style-name="T4">Washington.</text:span></text:p>
          </draw:text-box>
        </draw:frame>
        <draw:frame draw:style-name="gr6" draw:text-style-name="P7" draw:layer="layout" svg:width="0.408cm" svg:height="0.276cm" svg:x="4.537cm" svg:y="6.631cm">
          <draw:text-box>
            <text:p text:style-name="P1"><text:span text:style-name="T9">362</text:span></text:p>
          </draw:text-box>
        </draw:frame>
        <draw:frame draw:style-name="gr1" draw:text-style-name="P2" draw:layer="layout" svg:width="0.422cm" svg:height="0.475cm" svg:x="4.949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cm" svg:height="0.475cm" svg:x="2.2cm" svg:y="7.526cm">
          <draw:text-box>
            <text:p text:style-name="P1"><text:span text:style-name="T6">618. </text:span><text:span text:style-name="T4"><text:s/>A No.10 official sent Mr Blair a note on reconstruction contracts on 15 March, at his </text:span></text:p>
          </draw:text-box>
        </draw:frame>
        <draw:frame draw:style-name="gr1" draw:text-style-name="P2" draw:layer="layout" svg:width="1.539cm" svg:height="0.475cm" svg:x="2.2cm" svg:y="8.091cm">
          <draw:text-box>
            <text:p text:style-name="P1"><text:span text:style-name="T4">request.</text:span></text:p>
          </draw:text-box>
        </draw:frame>
        <draw:frame draw:style-name="gr6" draw:text-style-name="P7" draw:layer="layout" svg:width="0.408cm" svg:height="0.276cm" svg:x="3.73cm" svg:y="8.109cm">
          <draw:text-box>
            <text:p text:style-name="P1"><text:span text:style-name="T9">363</text:span></text:p>
          </draw:text-box>
        </draw:frame>
        <draw:frame draw:style-name="gr1" draw:text-style-name="P2" draw:layer="layout" svg:width="14.819cm" svg:height="0.475cm" svg:x="4.141cm" svg:y="8.091cm">
          <draw:text-box>
            <text:p text:style-name="P1"><text:span text:style-name="T4"><text:s/></text:span><text:span text:style-name="T4">The note reported the conclusions of Mr O’Brien’s meeting with Mr Natsios on </text:span></text:p>
          </draw:text-box>
        </draw:frame>
        <draw:frame draw:style-name="gr1" draw:text-style-name="P2" draw:layer="layout" svg:width="2.009cm" svg:height="0.475cm" svg:x="2.2cm" svg:y="8.655cm">
          <draw:text-box>
            <text:p text:style-name="P1"><text:span text:style-name="T4">13 March. </text:span></text:p>
          </draw:text-box>
        </draw:frame>
        <draw:frame draw:style-name="gr1" draw:text-style-name="P2" draw:layer="layout" svg:width="16.11cm" svg:height="0.475cm" svg:x="2.2cm" svg:y="9.57cm">
          <draw:text-box>
            <text:p text:style-name="P1"><text:span text:style-name="T6">619. </text:span><text:span text:style-name="T4"><text:s/>Ms Hewitt spoke to Mr Natsios by telephone the following week, to lobby for UK </text:span></text:p>
          </draw:text-box>
        </draw:frame>
        <draw:frame draw:style-name="gr1" draw:text-style-name="P2" draw:layer="layout" svg:width="2.174cm" svg:height="0.475cm" svg:x="2.2cm" svg:y="10.134cm">
          <draw:text-box>
            <text:p text:style-name="P1"><text:span text:style-name="T4">companies.</text:span></text:p>
          </draw:text-box>
        </draw:frame>
        <draw:frame draw:style-name="gr6" draw:text-style-name="P7" draw:layer="layout" svg:width="0.408cm" svg:height="0.276cm" svg:x="4.365cm" svg:y="10.153cm">
          <draw:text-box>
            <text:p text:style-name="P1"><text:span text:style-name="T9">364</text:span></text:p>
          </draw:text-box>
        </draw:frame>
        <draw:frame draw:style-name="gr1" draw:text-style-name="P2" draw:layer="layout" svg:width="16.423cm" svg:height="0.475cm" svg:x="2.2cm" svg:y="11.048cm">
          <draw:text-box>
            <text:p text:style-name="P1"><text:span text:style-name="T6">620. </text:span><text:span text:style-name="T4"><text:s/>The Coalition began military action against Iraq on the night of 19-20 March 2003.</text:span></text:p>
          </draw:text-box>
        </draw:frame>
        <draw:frame draw:style-name="gr5" draw:text-style-name="P6" draw:layer="layout" svg:width="13.642cm" svg:height="0.556cm" svg:x="2.2cm" svg:y="12.17cm">
          <draw:text-box>
            <text:p text:style-name="P1"><text:span text:style-name="T8">Influencing the Coalition Provisional Authority and the US</text:span></text:p>
          </draw:text-box>
        </draw:frame>
        <draw:frame draw:style-name="gr1" draw:text-style-name="P2" draw:layer="layout" svg:width="15.868cm" svg:height="0.475cm" svg:x="2.2cm" svg:y="12.998cm">
          <draw:text-box>
            <text:p text:style-name="P1"><text:span text:style-name="T6">621. </text:span><text:span text:style-name="T4"><text:s/>Mr Antony Phillipson, Counsellor (Trade and Transport) at the British Embassy </text:span></text:p>
          </draw:text-box>
        </draw:frame>
        <draw:frame draw:style-name="gr1" draw:text-style-name="P2" draw:layer="layout" svg:width="15.335cm" svg:height="0.475cm" svg:x="2.2cm" svg:y="13.562cm">
          <draw:text-box>
            <text:p text:style-name="P1"><text:span text:style-name="T4">Washington, summarised the effect of recent UK lobbying of the US in a report to </text:span></text:p>
          </draw:text-box>
        </draw:frame>
        <draw:frame draw:style-name="gr1" draw:text-style-name="P2" draw:layer="layout" svg:width="4.13cm" svg:height="0.475cm" svg:x="2.2cm" svg:y="14.127cm">
          <draw:text-box>
            <text:p text:style-name="P1"><text:span text:style-name="T4">Mr Allan on 24 March.</text:span></text:p>
          </draw:text-box>
        </draw:frame>
        <draw:frame draw:style-name="gr6" draw:text-style-name="P7" draw:layer="layout" svg:width="0.408cm" svg:height="0.276cm" svg:x="6.318cm" svg:y="14.146cm">
          <draw:text-box>
            <text:p text:style-name="P1"><text:span text:style-name="T9">365</text:span></text:p>
          </draw:text-box>
        </draw:frame>
        <draw:frame draw:style-name="gr1" draw:text-style-name="P2" draw:layer="layout" svg:width="11.331cm" svg:height="0.475cm" svg:x="6.729cm" svg:y="14.127cm">
          <draw:text-box>
            <text:p text:style-name="P1"><text:span text:style-name="T4"><text:s/></text:span><text:span text:style-name="T4">Mr Natsios had told both Mr O’Brien and Ms Hewitt that UK </text:span></text:p>
          </draw:text-box>
        </draw:frame>
        <draw:frame draw:style-name="gr1" draw:text-style-name="P2" draw:layer="layout" svg:width="15.267cm" svg:height="0.475cm" svg:x="2.2cm" svg:y="14.691cm">
          <draw:text-box>
            <text:p text:style-name="P1"><text:span text:style-name="T4">companies would have the opportunity to bid for subcontracts, that USAID would </text:span></text:p>
          </draw:text-box>
        </draw:frame>
        <draw:frame draw:style-name="gr1" draw:text-style-name="P2" draw:layer="layout" svg:width="16.275cm" svg:height="0.475cm" svg:x="2.2cm" svg:y="15.256cm">
          <draw:text-box>
            <text:p text:style-name="P1"><text:span text:style-name="T4">sponsor UK companies to secure the necessary security clearances, and that UK bids </text:span></text:p>
          </draw:text-box>
        </draw:frame>
        <draw:frame draw:style-name="gr1" draw:text-style-name="P2" draw:layer="layout" svg:width="16.622cm" svg:height="0.475cm" svg:x="2.2cm" svg:y="15.82cm">
          <draw:text-box>
            <text:p text:style-name="P1"><text:span text:style-name="T4">for subcontracts would be welcomed. UK companies could not bid for primary contracts. </text:span></text:p>
          </draw:text-box>
        </draw:frame>
        <draw:frame draw:style-name="gr1" draw:text-style-name="P2" draw:layer="layout" svg:width="16.165cm" svg:height="0.475cm" svg:x="2.2cm" svg:y="16.735cm">
          <draw:text-box>
            <text:p text:style-name="P1"><text:span text:style-name="T6">622. </text:span><text:span text:style-name="T4"><text:s/>Mr Phillipson reported that he had followed up those discussions with a meeting </text:span></text:p>
          </draw:text-box>
        </draw:frame>
        <draw:frame draw:style-name="gr1" draw:text-style-name="P2" draw:layer="layout" svg:width="4.972cm" svg:height="0.475cm" svg:x="2.2cm" svg:y="17.299cm">
          <draw:text-box>
            <text:p text:style-name="P1"><text:span text:style-name="T4">with a USAID official, who:</text:span></text:p>
          </draw:text-box>
        </draw:frame>
        <draw:frame draw:style-name="gr1" draw:text-style-name="P2" draw:layer="layout" svg:width="15.289cm" svg:height="0.475cm" svg:x="2.95cm" svg:y="18.213cm">
          <draw:text-box>
            <text:p text:style-name="P1"><text:span text:style-name="T4">“… </text:span><text:span text:style-name="T4">reiterated the assurances that … Natsios had given that the UK will get a bite </text:span></text:p>
          </draw:text-box>
        </draw:frame>
        <draw:frame draw:style-name="gr1" draw:text-style-name="P2" draw:layer="layout" svg:width="15.513cm" svg:height="0.475cm" svg:x="2.95cm" svg:y="18.778cm">
          <draw:text-box>
            <text:p text:style-name="P1"><text:span text:style-name="T4">at the cherry when the subcontracts came up. The US prime [contractor] would be </text:span></text:p>
          </draw:text-box>
        </draw:frame>
        <draw:frame draw:style-name="gr1" draw:text-style-name="P2" draw:layer="layout" svg:width="15.636cm" svg:height="0.475cm" svg:x="2.95cm" svg:y="19.342cm">
          <draw:text-box>
            <text:p text:style-name="P1"><text:span text:style-name="T4">instructed to this effect and [the USAID official] could not be more blunt than to say </text:span></text:p>
          </draw:text-box>
        </draw:frame>
        <draw:frame draw:style-name="gr1" draw:text-style-name="P2" draw:layer="layout" svg:width="3.401cm" svg:height="0.475cm" svg:x="2.95cm" svg:y="19.907cm">
          <draw:text-box>
            <text:p text:style-name="P1"><text:span text:style-name="T4">that ‘the fix is in’.” </text:span></text:p>
          </draw:text-box>
        </draw:frame>
        <draw:frame draw:style-name="gr1" draw:text-style-name="P2" draw:layer="layout" svg:width="16.427cm" svg:height="0.475cm" svg:x="2.2cm" svg:y="20.821cm">
          <draw:text-box>
            <text:p text:style-name="P1"><text:span text:style-name="T6">623. </text:span><text:span text:style-name="T4"><text:s/>ORHA would undertake the detailed assessments of the subcontracts; it had also </text:span></text:p>
          </draw:text-box>
        </draw:frame>
        <draw:frame draw:style-name="gr1" draw:text-style-name="P2" draw:layer="layout" svg:width="10.365cm" svg:height="0.475cm" svg:x="2.2cm" svg:y="21.386cm">
          <draw:text-box>
            <text:p text:style-name="P1"><text:span text:style-name="T4">been told of the need to include the UK in the process. </text:span></text:p>
          </draw:text-box>
        </draw:frame>
        <draw:frame draw:style-name="gr1" draw:text-style-name="P2" draw:layer="layout" svg:width="16.397cm" svg:height="0.475cm" svg:x="2.2cm" svg:y="22.3cm">
          <draw:text-box>
            <text:p text:style-name="P1"><text:span text:style-name="T6">624. </text:span><text:span text:style-name="T4"><text:s/>Mr Phillipson advised that the next step was to translate that “political assurance” </text:span></text:p>
          </draw:text-box>
        </draw:frame>
        <draw:frame draw:style-name="gr1" draw:text-style-name="P2" draw:layer="layout" svg:width="16.118cm" svg:height="0.475cm" svg:x="2.2cm" svg:y="22.865cm">
          <draw:text-box>
            <text:p text:style-name="P1"><text:span text:style-name="T4">into practice. The “Buy America” provisions and the inclusion of a list of US standards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6.195cm" svg:height="0.475cm" svg:x="2.2cm" svg:y="23.429cm">
          <draw:text-box>
            <text:p text:style-name="P1"><text:span text:style-name="T4">and specifications in the USAID “mother contract” were a cause for concern. The best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361 </text:span></text:p>
          </draw:text-box>
        </draw:frame>
        <draw:frame draw:style-name="gr4" draw:text-style-name="P5" draw:layer="layout" svg:width="14.95cm" svg:height="0.395cm" svg:x="2.6cm" svg:y="24.664cm">
          <draw:text-box>
            <text:p text:style-name="P1"><text:span text:style-name="T11">Manuscript comment Straw, 14 March 2003, on Minute Symons to Straw and Hewitt, [undated], <text:s/></text:span></text:p>
          </draw:text-box>
        </draw:frame>
        <draw:frame draw:style-name="gr4" draw:text-style-name="P5" draw:layer="layout" svg:width="4.345cm" svg:height="0.395cm" svg:x="2.2cm" svg:y="25.087cm">
          <draw:text-box>
            <text:p text:style-name="P1"><text:span text:style-name="T11">‘</text:span><text:span text:style-name="T11">Iraq: Commercial Aspects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62 </text:span></text:p>
          </draw:text-box>
        </draw:frame>
        <draw:line draw:style-name="gr8" draw:text-style-name="P8" draw:layer="layout" svg:x1="2.6cm" svg:y1="26.29cm" svg:x2="15.482cm" svg:y2="26.29cm">
          <text:p/>
        </draw:line>
        <draw:frame draw:style-name="gr4" draw:text-style-name="P5" draw:layer="layout" svg:width="11.457cm" svg:height="0.395cm" svg:x="2.6cm" svg:y="25.511cm">
          <draw:text-box>
            <text:p text:style-name="P1"><text:span text:style-name="T11">Minute McDonald to Chilcott, 14 March 2003, ‘Iraq: Commercial Aspects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63 </text:span></text:p>
          </draw:text-box>
        </draw:frame>
        <draw:frame draw:style-name="gr4" draw:text-style-name="P5" draw:layer="layout" svg:width="12.905cm" svg:height="0.395cm" svg:x="2.6cm" svg:y="25.934cm">
          <draw:text-box>
            <text:p text:style-name="P1"><text:span text:style-name="T5">Minute Cannon to Prime Minister, 15 March 2003, ‘Iraq: Reconstruction Contracts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64 </text:span></text:p>
          </draw:text-box>
        </draw:frame>
        <draw:frame draw:style-name="gr4" draw:text-style-name="P5" draw:layer="layout" svg:width="8.944cm" svg:height="0.395cm" svg:x="2.6cm" svg:y="26.357cm">
          <draw:text-box>
            <text:p text:style-name="P1"><text:span text:style-name="T13">Observer</text:span><text:span text:style-name="T11">, 23 March 2003, </text:span><text:span text:style-name="T13">Hewitt begs US for Iraq deals</text:span><text:span text:style-name="T11">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65 </text:span></text:p>
          </draw:text-box>
        </draw:frame>
        <draw:frame draw:style-name="gr4" draw:text-style-name="P5" draw:layer="layout" svg:width="9.265cm" svg:height="0.395cm" svg:x="2.6cm" svg:y="26.781cm">
          <draw:text-box>
            <text:p text:style-name="P1"><text:span text:style-name="T11">Minute Phillipson to Allan, 24 March 2003, ‘Iraq: Contracts’. 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8</text:span></text:p>
          </draw:text-box>
        </draw:frame>
        <draw:frame draw:style-name="gr1" draw:text-style-name="P2" draw:layer="layout" svg:width="16.139cm" svg:height="0.475cm" svg:x="2.2cm" svg:y="2.525cm">
          <draw:text-box>
            <text:p text:style-name="P1"><text:span text:style-name="T4">approach would be for the Embassy and UK companies to focus on establishing links </text:span></text:p>
          </draw:text-box>
        </draw:frame>
        <draw:frame draw:style-name="gr1" draw:text-style-name="P2" draw:layer="layout" svg:width="13.13cm" svg:height="0.475cm" svg:x="2.2cm" svg:y="3.09cm">
          <draw:text-box>
            <text:p text:style-name="P1"><text:span text:style-name="T4">with the US prime contractor (rather than continuing to lobby USAID). </text:span></text:p>
          </draw:text-box>
        </draw:frame>
        <draw:frame draw:style-name="gr1" draw:text-style-name="P2" draw:layer="layout" svg:width="14.67cm" svg:height="0.475cm" svg:x="2.2cm" svg:y="4.004cm">
          <draw:text-box>
            <text:p text:style-name="P1"><text:span text:style-name="T6">625. </text:span><text:span text:style-name="T4"><text:s/>Mr Allan informed senior TPUK colleagues on 4 April that the BTI official </text:span></text:p>
          </draw:text-box>
        </draw:frame>
        <draw:frame draw:style-name="gr1" draw:text-style-name="P2" draw:layer="layout" svg:width="3.782cm" svg:height="0.475cm" svg:x="2.2cm" svg:y="4.568cm">
          <draw:text-box>
            <text:p text:style-name="P1"><text:span text:style-name="T4">seconded to ORHA:</text:span></text:p>
          </draw:text-box>
        </draw:frame>
        <draw:frame draw:style-name="gr1" draw:text-style-name="P2" draw:layer="layout" svg:width="13.977cm" svg:height="0.475cm" svg:x="2.95cm" svg:y="5.483cm">
          <draw:text-box>
            <text:p text:style-name="P1"><text:span text:style-name="T4">“… </text:span><text:span text:style-name="T4">has a full role to play in the Office of Reconstruction and Humanitarian </text:span></text:p>
          </draw:text-box>
        </draw:frame>
        <draw:frame draw:style-name="gr1" draw:text-style-name="P2" draw:layer="layout" svg:width="15.314cm" svg:height="0.475cm" svg:x="2.95cm" svg:y="6.047cm">
          <draw:text-box>
            <text:p text:style-name="P1"><text:span text:style-name="T4">Assistance … However, his immediate priorities for us remain the identification of </text:span></text:p>
          </draw:text-box>
        </draw:frame>
        <draw:frame draw:style-name="gr1" draw:text-style-name="P2" draw:layer="layout" svg:width="15.217cm" svg:height="0.475cm" svg:x="2.95cm" svg:y="6.612cm">
          <draw:text-box>
            <text:p text:style-name="P1"><text:span text:style-name="T4">opportunities for UK companies; bringing UK expertise to the attention of ORHA; </text:span></text:p>
          </draw:text-box>
        </draw:frame>
        <draw:frame draw:style-name="gr1" draw:text-style-name="P2" draw:layer="layout" svg:width="15.86cm" svg:height="0.475cm" svg:x="2.95cm" svg:y="7.176cm">
          <draw:text-box>
            <text:p text:style-name="P1"><text:span text:style-name="T4">and identifying key contacts for UK companies. [He] has started to identify openings </text:span></text:p>
          </draw:text-box>
        </draw:frame>
        <draw:frame draw:style-name="gr1" draw:text-style-name="P2" draw:layer="layout" svg:width="5.078cm" svg:height="0.475cm" svg:x="2.95cm" svg:y="7.741cm">
          <draw:text-box>
            <text:p text:style-name="P1"><text:span text:style-name="T4">(e.g. oil and gas; airports).”</text:span></text:p>
          </draw:text-box>
        </draw:frame>
        <draw:frame draw:style-name="gr6" draw:text-style-name="P7" draw:layer="layout" svg:width="0.408cm" svg:height="0.276cm" svg:x="8.009cm" svg:y="7.759cm">
          <draw:text-box>
            <text:p text:style-name="P1"><text:span text:style-name="T9">366</text:span></text:p>
          </draw:text-box>
        </draw:frame>
        <draw:frame draw:style-name="gr1" draw:text-style-name="P2" draw:layer="layout" svg:width="16.546cm" svg:height="0.475cm" svg:x="2.2cm" svg:y="8.655cm">
          <draw:text-box>
            <text:p text:style-name="P1"><text:span text:style-name="T6">626. </text:span><text:span text:style-name="T4"><text:s/>The IPU briefing for Mr Blair in advance of his 8 April meeting with President Bush </text:span></text:p>
          </draw:text-box>
        </draw:frame>
        <draw:frame draw:style-name="gr1" draw:text-style-name="P2" draw:layer="layout" svg:width="4.536cm" svg:height="0.475cm" svg:x="2.2cm" svg:y="9.22cm">
          <draw:text-box>
            <text:p text:style-name="P1"><text:span text:style-name="T4">at Hillsborough advised:</text:span></text:p>
          </draw:text-box>
        </draw:frame>
        <draw:frame draw:style-name="gr1" draw:text-style-name="P2" draw:layer="layout" svg:width="14.794cm" svg:height="0.475cm" svg:x="2.95cm" svg:y="10.134cm">
          <draw:text-box>
            <text:p text:style-name="P1"><text:span text:style-name="T4">“</text:span><text:span text:style-name="T4">We need to be able to demonstrate that UK company interests continue to be </text:span></text:p>
          </draw:text-box>
        </draw:frame>
        <draw:frame draw:style-name="gr1" draw:text-style-name="P2" draw:layer="layout" svg:width="14.958cm" svg:height="0.475cm" svg:x="2.95cm" svg:y="10.698cm">
          <draw:text-box>
            <text:p text:style-name="P1"><text:span text:style-name="T4">raised at high levels. It would be helpful to say that UK companies remain keen </text:span></text:p>
          </draw:text-box>
        </draw:frame>
        <draw:frame draw:style-name="gr1" draw:text-style-name="P2" draw:layer="layout" svg:width="14.692cm" svg:height="0.475cm" svg:x="2.95cm" svg:y="11.263cm">
          <draw:text-box>
            <text:p text:style-name="P1"><text:span text:style-name="T4">to work alongside US companies … UK companies have vast experience and </text:span></text:p>
          </draw:text-box>
        </draw:frame>
        <draw:frame draw:style-name="gr1" draw:text-style-name="P2" draw:layer="layout" svg:width="14.865cm" svg:height="0.475cm" svg:x="2.95cm" svg:y="11.827cm">
          <draw:text-box>
            <text:p text:style-name="P1"><text:span text:style-name="T4">knowledge of doing business in the Middle East and have a great deal to offer.”</text:span></text:p>
          </draw:text-box>
        </draw:frame>
        <draw:frame draw:style-name="gr6" draw:text-style-name="P7" draw:layer="layout" svg:width="0.408cm" svg:height="0.276cm" svg:x="17.745cm" svg:y="11.846cm">
          <draw:text-box>
            <text:p text:style-name="P1"><text:span text:style-name="T9">367</text:span></text:p>
          </draw:text-box>
        </draw:frame>
        <draw:frame draw:style-name="gr1" draw:text-style-name="P2" draw:layer="layout" svg:width="15.576cm" svg:height="0.475cm" svg:x="2.2cm" svg:y="12.742cm">
          <draw:text-box>
            <text:p text:style-name="P1"><text:span text:style-name="T6">627. </text:span><text:span text:style-name="T4"><text:s/>The record of the Hillsborough meeting does not show any exchange on that </text:span></text:p>
          </draw:text-box>
        </draw:frame>
        <draw:frame draw:style-name="gr1" draw:text-style-name="P2" draw:layer="layout" svg:width="1.111cm" svg:height="0.475cm" svg:x="2.2cm" svg:y="13.306cm">
          <draw:text-box>
            <text:p text:style-name="P1"><text:span text:style-name="T4">issue.</text:span></text:p>
          </draw:text-box>
        </draw:frame>
        <draw:frame draw:style-name="gr6" draw:text-style-name="P7" draw:layer="layout" svg:width="0.408cm" svg:height="0.276cm" svg:x="3.306cm" svg:y="13.325cm">
          <draw:text-box>
            <text:p text:style-name="P1"><text:span text:style-name="T9">368</text:span></text:p>
          </draw:text-box>
        </draw:frame>
        <draw:frame draw:style-name="gr1" draw:text-style-name="P2" draw:layer="layout" svg:width="0.422cm" svg:height="0.475cm" svg:x="3.718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9cm" svg:height="0.475cm" svg:x="2.2cm" svg:y="14.221cm">
          <draw:text-box>
            <text:p text:style-name="P1"><text:span text:style-name="T6">628. </text:span><text:span text:style-name="T4"><text:s/>Baroness Symons met representatives of UK companies on 8 April to discuss </text:span></text:p>
          </draw:text-box>
        </draw:frame>
        <draw:frame draw:style-name="gr1" draw:text-style-name="P2" draw:layer="layout" svg:width="6.136cm" svg:height="0.475cm" svg:x="2.2cm" svg:y="14.785cm">
          <draw:text-box>
            <text:p text:style-name="P1"><text:span text:style-name="T4">commercial opportunities in Iraq.</text:span></text:p>
          </draw:text-box>
        </draw:frame>
        <draw:frame draw:style-name="gr6" draw:text-style-name="P7" draw:layer="layout" svg:width="0.408cm" svg:height="0.276cm" svg:x="8.317cm" svg:y="14.804cm">
          <draw:text-box>
            <text:p text:style-name="P1"><text:span text:style-name="T9">369</text:span></text:p>
          </draw:text-box>
        </draw:frame>
        <draw:frame draw:style-name="gr1" draw:text-style-name="P2" draw:layer="layout" svg:width="9.765cm" svg:height="0.475cm" svg:x="8.729cm" svg:y="14.785cm">
          <draw:text-box>
            <text:p text:style-name="P1"><text:span text:style-name="T4"><text:s/></text:span><text:span text:style-name="T4">A TPUK official reported that she had made it clear </text:span></text:p>
          </draw:text-box>
        </draw:frame>
        <draw:frame draw:style-name="gr1" draw:text-style-name="P2" draw:layer="layout" svg:width="16.279cm" svg:height="0.475cm" svg:x="2.2cm" svg:y="15.35cm">
          <draw:text-box>
            <text:p text:style-name="P1"><text:span text:style-name="T4">that the UK was “not in this conflict for business opportunities”, but that UK companies </text:span></text:p>
          </draw:text-box>
        </draw:frame>
        <draw:frame draw:style-name="gr1" draw:text-style-name="P2" draw:layer="layout" svg:width="15.56cm" svg:height="0.475cm" svg:x="2.2cm" svg:y="15.914cm">
          <draw:text-box>
            <text:p text:style-name="P1"><text:span text:style-name="T4">had a great deal of expertise and knowledge to offer and should be involved in the </text:span></text:p>
          </draw:text-box>
        </draw:frame>
        <draw:frame draw:style-name="gr1" draw:text-style-name="P2" draw:layer="layout" svg:width="4.375cm" svg:height="0.475cm" svg:x="2.2cm" svg:y="16.478cm">
          <draw:text-box>
            <text:p text:style-name="P1"><text:span text:style-name="T4">redevelopment of Iraq. </text:span></text:p>
          </draw:text-box>
        </draw:frame>
        <draw:frame draw:style-name="gr1" draw:text-style-name="P2" draw:layer="layout" svg:width="16.359cm" svg:height="0.475cm" svg:x="2.2cm" svg:y="17.393cm">
          <draw:text-box>
            <text:p text:style-name="P1"><text:span text:style-name="T6">629. </text:span><text:span text:style-name="T4"><text:s/>The official reported that UK companies had raised a number of issues, including: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2cm" svg:height="0.475cm" svg:x="3.7cm" svg:y="18.307cm">
          <draw:text-box>
            <text:p text:style-name="P1"><text:span text:style-name="T4">DFID should provide more information on its requirements, and should not </text:span></text:p>
          </draw:text-box>
        </draw:frame>
        <draw:frame draw:style-name="gr1" draw:text-style-name="P2" draw:layer="layout" svg:width="4.604cm" svg:height="0.475cm" svg:x="3.7cm" svg:y="18.872cm">
          <draw:text-box>
            <text:p text:style-name="P1"><text:span text:style-name="T4">overlook UK companies;</text:span></text:p>
          </draw:text-box>
        </draw:frame>
        <draw:frame draw:style-name="gr2" draw:text-style-name="P3" draw:layer="layout" svg:width="0.634cm" svg:height="0.712cm" svg:x="2.95cm" svg:y="19.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4cm" svg:height="0.475cm" svg:x="3.7cm" svg:y="19.536cm">
          <draw:text-box>
            <text:p text:style-name="P1"><text:span text:style-name="T4">DFID should ring-fence reconstruction funds for UK companies, given the unique </text:span></text:p>
          </draw:text-box>
        </draw:frame>
        <draw:frame draw:style-name="gr1" draw:text-style-name="P2" draw:layer="layout" svg:width="2.83cm" svg:height="0.475cm" svg:x="3.7cm" svg:y="20.101cm">
          <draw:text-box>
            <text:p text:style-name="P1"><text:span text:style-name="T4">circumstances;</text:span></text:p>
          </draw:text-box>
        </draw:frame>
        <draw:frame draw:style-name="gr2" draw:text-style-name="P3" draw:layer="layout" svg:width="0.634cm" svg:height="0.712cm" svg:x="2.95cm" svg:y="20.6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57cm" svg:height="0.475cm" svg:x="3.7cm" svg:y="20.765cm">
          <draw:text-box>
            <text:p text:style-name="P1"><text:span text:style-name="T4">the legality of working in Iraq without a UN mandate; and</text:span></text:p>
          </draw:text-box>
        </draw:frame>
        <draw:frame draw:style-name="gr2" draw:text-style-name="P3" draw:layer="layout" svg:width="0.634cm" svg:height="0.712cm" svg:x="2.95cm" svg:y="21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9cm" svg:height="0.475cm" svg:x="3.7cm" svg:y="21.43cm">
          <draw:text-box>
            <text:p text:style-name="P1"><text:span text:style-name="T4">whether the requirement to meet US standards would prevent UK companies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5.336cm" svg:height="0.475cm" svg:x="3.7cm" svg:y="21.994cm">
          <draw:text-box>
            <text:p text:style-name="P1"><text:span text:style-name="T4">from securing subcontracts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366 </text:span></text:p>
          </draw:text-box>
        </draw:frame>
        <draw:frame draw:style-name="gr4" draw:text-style-name="P5" draw:layer="layout" svg:width="15.547cm" svg:height="0.395cm" svg:x="2.6cm" svg:y="24.664cm">
          <draw:text-box>
            <text:p text:style-name="P1"><text:span text:style-name="T11">Email Allan to Henderson, 4 April 2003, ‘Iraq: Role of Sector Teams in Supporting [junior official] and </text:span></text:p>
          </draw:text-box>
        </draw:frame>
        <draw:frame draw:style-name="gr4" draw:text-style-name="P5" draw:layer="layout" svg:width="4.561cm" svg:height="0.395cm" svg:x="2.2cm" svg:y="25.087cm">
          <draw:text-box>
            <text:p text:style-name="P1"><text:span text:style-name="T11">Post-Conflict Sector Activity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67 </text:span></text:p>
          </draw:text-box>
        </draw:frame>
        <draw:frame draw:style-name="gr4" draw:text-style-name="P5" draw:layer="layout" svg:width="14.196cm" svg:height="0.395cm" svg:x="2.6cm" svg:y="25.511cm">
          <draw:text-box>
            <text:p text:style-name="P1"><text:span text:style-name="T11">Letter Owen to Rycroft, 7 April 2003, ‘Hillsborough: Iraq’ attaching Paper IPU, 6 April 2003, <text:s/></text:span></text:p>
          </draw:text-box>
        </draw:frame>
        <draw:frame draw:style-name="gr4" draw:text-style-name="P5" draw:layer="layout" svg:width="5.81cm" svg:height="0.395cm" svg:x="2.2cm" svg:y="25.934cm">
          <draw:text-box>
            <text:p text:style-name="P1"><text:span text:style-name="T11">‘</text:span><text:span text:style-name="T11">Iraq: Phase IV: authorising UNSCR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68 </text:span></text:p>
          </draw:text-box>
        </draw:frame>
        <draw:frame draw:style-name="gr4" draw:text-style-name="P5" draw:layer="layout" svg:width="14.488cm" svg:height="0.395cm" svg:x="2.6cm" svg:y="26.357cm">
          <draw:text-box>
            <text:p text:style-name="P1"><text:span text:style-name="T11">Letter Rycroft to McDonald, 8 April 2003, ‘Iraq: Prime Minister’s meeting with Bush, 7-8 April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69 </text:span></text:p>
          </draw:text-box>
        </draw:frame>
        <draw:frame draw:style-name="gr4" draw:text-style-name="P5" draw:layer="layout" svg:width="15.009cm" svg:height="0.395cm" svg:x="2.6cm" svg:y="26.781cm">
          <draw:text-box>
            <text:p text:style-name="P1"><text:span text:style-name="T11">Minute Allan to PS/Baroness Symons, 8 April 2003, ‘Iraq: record of meeting with UK companies’. 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69</text:span></text:p>
          </draw:text-box>
        </draw:frame>
        <draw:frame draw:style-name="gr1" draw:text-style-name="P2" draw:layer="layout" svg:width="16.059cm" svg:height="0.475cm" svg:x="2.2cm" svg:y="2.525cm">
          <draw:text-box>
            <text:p text:style-name="P1"><text:span text:style-name="T6">630. </text:span><text:span text:style-name="T4"><text:s/>Ms Hewitt reported those concerns to the first meeting of the Ad Hoc Ministerial </text:span></text:p>
          </draw:text-box>
        </draw:frame>
        <draw:frame draw:style-name="gr1" draw:text-style-name="P2" draw:layer="layout" svg:width="9.654cm" svg:height="0.475cm" svg:x="2.2cm" svg:y="3.09cm">
          <draw:text-box>
            <text:p text:style-name="P1"><text:span text:style-name="T4">Group on Iraq Rehabilitation (AHMGIR) on 10 April.</text:span></text:p>
          </draw:text-box>
        </draw:frame>
        <draw:frame draw:style-name="gr6" draw:text-style-name="P7" draw:layer="layout" svg:width="0.408cm" svg:height="0.276cm" svg:x="11.824cm" svg:y="3.108cm">
          <draw:text-box>
            <text:p text:style-name="P1"><text:span text:style-name="T9">370</text:span></text:p>
          </draw:text-box>
        </draw:frame>
        <draw:frame draw:style-name="gr1" draw:text-style-name="P2" draw:layer="layout" svg:width="5.684cm" svg:height="0.475cm" svg:x="12.235cm" svg:y="3.09cm">
          <draw:text-box>
            <text:p text:style-name="P1"><text:span text:style-name="T4"><text:s/></text:span><text:span text:style-name="T4">She said that she had turned </text:span></text:p>
          </draw:text-box>
        </draw:frame>
        <draw:frame draw:style-name="gr1" draw:text-style-name="P2" draw:layer="layout" svg:width="15.462cm" svg:height="0.475cm" svg:x="2.2cm" svg:y="3.654cm">
          <draw:text-box>
            <text:p text:style-name="P1"><text:span text:style-name="T4">down the proposal that there should be a UK reconstruction fund for the exclusive </text:span></text:p>
          </draw:text-box>
        </draw:frame>
        <draw:frame draw:style-name="gr1" draw:text-style-name="P2" draw:layer="layout" svg:width="15.648cm" svg:height="0.475cm" svg:x="2.2cm" svg:y="4.218cm">
          <draw:text-box>
            <text:p text:style-name="P1"><text:span text:style-name="T4">use of UK companies. There were worrying signs that the US was setting technical </text:span></text:p>
          </draw:text-box>
        </draw:frame>
        <draw:frame draw:style-name="gr1" draw:text-style-name="P2" draw:layer="layout" svg:width="8.024cm" svg:height="0.475cm" svg:x="2.2cm" svg:y="4.783cm">
          <draw:text-box>
            <text:p text:style-name="P1"><text:span text:style-name="T4">standards which only US firms could meet.</text:span></text:p>
          </draw:text-box>
        </draw:frame>
        <draw:frame draw:style-name="gr1" draw:text-style-name="P2" draw:layer="layout" svg:width="16.622cm" svg:height="0.475cm" svg:x="2.2cm" svg:y="5.697cm">
          <draw:text-box>
            <text:p text:style-name="P1"><text:span text:style-name="T6">631. </text:span><text:span text:style-name="T4"><text:s/>Ms Hewitt wrote to Mr Blair on the issue of technical standards in USAID contracts </text:span></text:p>
          </draw:text-box>
        </draw:frame>
        <draw:frame draw:style-name="gr1" draw:text-style-name="P2" draw:layer="layout" svg:width="2.127cm" svg:height="0.475cm" svg:x="2.2cm" svg:y="6.262cm">
          <draw:text-box>
            <text:p text:style-name="P1"><text:span text:style-name="T4">on 15 April.</text:span></text:p>
          </draw:text-box>
        </draw:frame>
        <draw:frame draw:style-name="gr6" draw:text-style-name="P7" draw:layer="layout" svg:width="0.408cm" svg:height="0.276cm" svg:x="4.318cm" svg:y="6.281cm">
          <draw:text-box>
            <text:p text:style-name="P1"><text:span text:style-name="T9">371</text:span></text:p>
          </draw:text-box>
        </draw:frame>
        <draw:frame draw:style-name="gr1" draw:text-style-name="P2" draw:layer="layout" svg:width="0.422cm" svg:height="0.475cm" svg:x="4.73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3cm" svg:height="0.475cm" svg:x="2.2cm" svg:y="7.176cm">
          <draw:text-box>
            <text:p text:style-name="P1"><text:span text:style-name="T6">632. </text:span><text:span text:style-name="T4"><text:s/>The Inquiry has seen no indication that Ms Hewitt received a reply, or that Mr Blair </text:span></text:p>
          </draw:text-box>
        </draw:frame>
        <draw:frame draw:style-name="gr1" draw:text-style-name="P2" draw:layer="layout" svg:width="2.622cm" svg:height="0.475cm" svg:x="2.2cm" svg:y="7.741cm">
          <draw:text-box>
            <text:p text:style-name="P1"><text:span text:style-name="T4">saw the letter.</text:span></text:p>
          </draw:text-box>
        </draw:frame>
        <draw:frame draw:style-name="gr1" draw:text-style-name="P2" draw:layer="layout" svg:width="16.093cm" svg:height="0.475cm" svg:x="2.2cm" svg:y="8.655cm">
          <draw:text-box>
            <text:p text:style-name="P1"><text:span text:style-name="T6">633. </text:span><text:span text:style-name="T4"><text:s/>On 16 April, the US Government established the Iraq Relief and Reconstruction </text:span></text:p>
          </draw:text-box>
        </draw:frame>
        <draw:frame draw:style-name="gr1" draw:text-style-name="P2" draw:layer="layout" svg:width="16.186cm" svg:height="0.475cm" svg:x="2.2cm" svg:y="9.22cm">
          <draw:text-box>
            <text:p text:style-name="P1"><text:span text:style-name="T4">Fund (IRRF) and provided US$2.475bn to fund humanitarian relief and reconstruction </text:span></text:p>
          </draw:text-box>
        </draw:frame>
        <draw:frame draw:style-name="gr1" draw:text-style-name="P2" draw:layer="layout" svg:width="1.746cm" svg:height="0.475cm" svg:x="2.2cm" svg:y="9.784cm">
          <draw:text-box>
            <text:p text:style-name="P1"><text:span text:style-name="T4">activities.</text:span></text:p>
          </draw:text-box>
        </draw:frame>
        <draw:frame draw:style-name="gr6" draw:text-style-name="P7" draw:layer="layout" svg:width="0.408cm" svg:height="0.276cm" svg:x="3.941cm" svg:y="9.803cm">
          <draw:text-box>
            <text:p text:style-name="P1"><text:span text:style-name="T9">372</text:span></text:p>
          </draw:text-box>
        </draw:frame>
        <draw:frame draw:style-name="gr1" draw:text-style-name="P2" draw:layer="layout" svg:width="10.023cm" svg:height="0.475cm" svg:x="4.353cm" svg:y="9.784cm">
          <draw:text-box>
            <text:p text:style-name="P1"><text:span text:style-name="T4"><text:s/></text:span><text:span text:style-name="T4">USAID received just over 70 percent of those funds. </text:span></text:p>
          </draw:text-box>
        </draw:frame>
        <draw:frame draw:style-name="gr1" draw:text-style-name="P2" draw:layer="layout" svg:width="16.122cm" svg:height="0.475cm" svg:x="2.2cm" svg:y="10.698cm">
          <draw:text-box>
            <text:p text:style-name="P1"><text:span text:style-name="T6">634. </text:span><text:span text:style-name="T4"><text:s/>The following day, USAID announced that it had awarded its main infrastructure </text:span></text:p>
          </draw:text-box>
        </draw:frame>
        <draw:frame draw:style-name="gr1" draw:text-style-name="P2" draw:layer="layout" svg:width="13.354cm" svg:height="0.475cm" svg:x="2.2cm" svg:y="11.263cm">
          <draw:text-box>
            <text:p text:style-name="P1"><text:span text:style-name="T4">reconstruction contract, worth up to US$680m, to Bechtel International.</text:span></text:p>
          </draw:text-box>
        </draw:frame>
        <draw:frame draw:style-name="gr6" draw:text-style-name="P7" draw:layer="layout" svg:width="0.408cm" svg:height="0.276cm" svg:x="15.495cm" svg:y="11.282cm">
          <draw:text-box>
            <text:p text:style-name="P1"><text:span text:style-name="T9">373</text:span></text:p>
          </draw:text-box>
        </draw:frame>
        <draw:frame draw:style-name="gr1" draw:text-style-name="P2" draw:layer="layout" svg:width="0.422cm" svg:height="0.475cm" svg:x="15.907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1cm" svg:height="0.475cm" svg:x="2.2cm" svg:y="12.177cm">
          <draw:text-box>
            <text:p text:style-name="P1"><text:span text:style-name="T6">635. </text:span><text:span text:style-name="T4"><text:s/>TPUK hosted the first meeting of the Iraq Industry Working Group (IIWG) on <text:s/></text:span></text:p>
          </draw:text-box>
        </draw:frame>
        <draw:frame draw:style-name="gr1" draw:text-style-name="P2" draw:layer="layout" svg:width="1.534cm" svg:height="0.475cm" svg:x="2.2cm" svg:y="12.742cm">
          <draw:text-box>
            <text:p text:style-name="P1"><text:span text:style-name="T4">24 April.</text:span></text:p>
          </draw:text-box>
        </draw:frame>
        <draw:frame draw:style-name="gr6" draw:text-style-name="P7" draw:layer="layout" svg:width="0.408cm" svg:height="0.276cm" svg:x="3.73cm" svg:y="12.761cm">
          <draw:text-box>
            <text:p text:style-name="P1"><text:span text:style-name="T9">374</text:span></text:p>
          </draw:text-box>
        </draw:frame>
        <draw:frame draw:style-name="gr1" draw:text-style-name="P2" draw:layer="layout" svg:width="13.638cm" svg:height="0.475cm" svg:x="4.141cm" svg:y="12.742cm">
          <draw:text-box>
            <text:p text:style-name="P1"><text:span text:style-name="T4"><text:s/></text:span><text:span text:style-name="T4">TPUK intended that the IIWG would act as a channel of communication </text:span></text:p>
          </draw:text-box>
        </draw:frame>
        <draw:frame draw:style-name="gr1" draw:text-style-name="P2" draw:layer="layout" svg:width="16.283cm" svg:height="0.475cm" svg:x="2.2cm" svg:y="13.306cm">
          <draw:text-box>
            <text:p text:style-name="P1"><text:span text:style-name="T4">between the UK Government and industry, to support the Government’s efforts to help </text:span></text:p>
          </draw:text-box>
        </draw:frame>
        <draw:frame draw:style-name="gr1" draw:text-style-name="P2" draw:layer="layout" svg:width="10.573cm" svg:height="0.475cm" svg:x="2.2cm" svg:y="13.871cm">
          <draw:text-box>
            <text:p text:style-name="P1"><text:span text:style-name="T4">UK companies access commercial opportunities in Iraq. </text:span></text:p>
          </draw:text-box>
        </draw:frame>
        <draw:frame draw:style-name="gr1" draw:text-style-name="P2" draw:layer="layout" svg:width="16.677cm" svg:height="0.475cm" svg:x="2.2cm" svg:y="14.785cm">
          <draw:text-box>
            <text:p text:style-name="P1"><text:span text:style-name="T6">636. </text:span><text:span text:style-name="T4"><text:s/>In July 2003, the IIWG established six sector working groups: power, water, oil and </text:span></text:p>
          </draw:text-box>
        </draw:frame>
        <draw:frame draw:style-name="gr1" draw:text-style-name="P2" draw:layer="layout" svg:width="8.985cm" svg:height="0.475cm" svg:x="2.2cm" svg:y="15.35cm">
          <draw:text-box>
            <text:p text:style-name="P1"><text:span text:style-name="T4">gas, health, education and telecommunications.</text:span></text:p>
          </draw:text-box>
        </draw:frame>
        <draw:frame draw:style-name="gr6" draw:text-style-name="P7" draw:layer="layout" svg:width="0.408cm" svg:height="0.276cm" svg:x="11.143cm" svg:y="15.368cm">
          <draw:text-box>
            <text:p text:style-name="P1"><text:span text:style-name="T9">375</text:span></text:p>
          </draw:text-box>
        </draw:frame>
        <draw:frame draw:style-name="gr1" draw:text-style-name="P2" draw:layer="layout" svg:width="0.422cm" svg:height="0.475cm" svg:x="11.554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3cm" svg:height="0.475cm" svg:x="2.2cm" svg:y="16.264cm">
          <draw:text-box>
            <text:p text:style-name="P1"><text:span text:style-name="T6">637. </text:span><text:span text:style-name="T4"><text:s/>Baroness Symons visited Washington on 16 May, accompanied by representatives </text:span></text:p>
          </draw:text-box>
        </draw:frame>
        <draw:frame draw:style-name="gr1" draw:text-style-name="P2" draw:layer="layout" svg:width="16.068cm" svg:height="0.475cm" svg:x="2.2cm" svg:y="16.828cm">
          <draw:text-box>
            <text:p text:style-name="P1"><text:span text:style-name="T4">of the IIWG, the BCCB and the Confederation of British Industry (CBI), to discuss the </text:span></text:p>
          </draw:text-box>
        </draw:frame>
        <draw:frame draw:style-name="gr1" draw:text-style-name="P2" draw:layer="layout" svg:width="15.72cm" svg:height="0.475cm" svg:x="2.2cm" svg:y="17.393cm">
          <draw:text-box>
            <text:p text:style-name="P1"><text:span text:style-name="T4">participation of UK companies in Iraq’s reconstruction with the US Government and </text:span></text:p>
          </draw:text-box>
        </draw:frame>
        <draw:frame draw:style-name="gr1" draw:text-style-name="P2" draw:layer="layout" svg:width="1.539cm" svg:height="0.475cm" svg:x="2.2cm" svg:y="17.957cm">
          <draw:text-box>
            <text:p text:style-name="P1"><text:span text:style-name="T4">Bechtel.</text:span></text:p>
          </draw:text-box>
        </draw:frame>
        <draw:frame draw:style-name="gr6" draw:text-style-name="P7" draw:layer="layout" svg:width="0.408cm" svg:height="0.276cm" svg:x="3.73cm" svg:y="17.976cm">
          <draw:text-box>
            <text:p text:style-name="P1"><text:span text:style-name="T9">376</text:span></text:p>
          </draw:text-box>
        </draw:frame>
        <draw:frame draw:style-name="gr1" draw:text-style-name="P2" draw:layer="layout" svg:width="0.422cm" svg:height="0.475cm" svg:x="4.141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5cm" svg:height="0.475cm" svg:x="2.2cm" svg:y="18.872cm">
          <draw:text-box>
            <text:p text:style-name="P1"><text:span text:style-name="T6">638. </text:span><text:span text:style-name="T4"><text:s/>Baroness Symons wrote to Mr Straw and Ms Hewitt on 19 May, reporting that </text:span></text:p>
          </draw:text-box>
        </draw:frame>
        <draw:frame draw:style-name="gr1" draw:text-style-name="P2" draw:layer="layout" svg:width="15.179cm" svg:height="0.475cm" svg:x="2.2cm" svg:y="19.436cm">
          <draw:text-box>
            <text:p text:style-name="P1"><text:span text:style-name="T4">she had been repeatedly assured of US enthusiasm for granting subcontracts to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2.999cm" svg:height="0.475cm" svg:x="2.2cm" svg:y="20.001cm">
          <draw:text-box>
            <text:p text:style-name="P1"><text:span text:style-name="T4">UK companies. 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370 </text:span></text:p>
          </draw:text-box>
        </draw:frame>
        <draw:frame draw:style-name="gr4" draw:text-style-name="P5" draw:layer="layout" svg:width="10.797cm" svg:height="0.395cm" svg:x="2.6cm" svg:y="23.394cm">
          <draw:text-box>
            <text:p text:style-name="P1"><text:span text:style-name="T11">Minutes, 10 April 2003, Ad Hoc Group on Iraq Rehabilitation meeting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371 </text:span></text:p>
          </draw:text-box>
        </draw:frame>
        <draw:frame draw:style-name="gr4" draw:text-style-name="P5" draw:layer="layout" svg:width="13.405cm" svg:height="0.395cm" svg:x="2.6cm" svg:y="23.817cm">
          <draw:text-box>
            <text:p text:style-name="P1"><text:span text:style-name="T11">Letter Hewitt to Prime Minister, 15 April 2003, ‘Iraq Reconstruction: Standards Issues’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372 </text:span></text:p>
          </draw:text-box>
        </draw:frame>
        <draw:frame draw:style-name="gr4" draw:text-style-name="P5" draw:layer="layout" svg:width="14.653cm" svg:height="0.395cm" svg:x="2.6cm" svg:y="24.241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2.081cm" svg:height="0.395cm" svg:x="2.2cm" svg:y="24.664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373 </text:span></text:p>
          </draw:text-box>
        </draw:frame>
        <draw:frame draw:style-name="gr4" draw:text-style-name="P5" draw:layer="layout" svg:width="14.653cm" svg:height="0.395cm" svg:x="2.6cm" svg:y="25.087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<text:s/></text:span></text:p>
          </draw:text-box>
        </draw:frame>
        <draw:frame draw:style-name="gr4" draw:text-style-name="P5" draw:layer="layout" svg:width="2.081cm" svg:height="0.395cm" svg:x="2.2cm" svg:y="25.511cm">
          <draw:text-box>
            <text:p text:style-name="P1"><text:span text:style-name="T11">Office, 2009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74 </text:span></text:p>
          </draw:text-box>
        </draw:frame>
        <draw:frame draw:style-name="gr4" draw:text-style-name="P5" draw:layer="layout" svg:width="12.943cm" svg:height="0.395cm" svg:x="2.6cm" svg:y="25.934cm">
          <draw:text-box>
            <text:p text:style-name="P1"><text:span text:style-name="T11">Paper TPUK, 6 May 2003, ‘Annex G: Iraq: Progress on Commercial Opportunities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75 </text:span></text:p>
          </draw:text-box>
        </draw:frame>
        <draw:frame draw:style-name="gr4" draw:text-style-name="P5" draw:layer="layout" svg:width="11.944cm" svg:height="0.395cm" svg:x="2.6cm" svg:y="26.357cm">
          <draw:text-box>
            <text:p text:style-name="P1"><text:span text:style-name="T11">Minute Warren to TPUK [junior official], 30 July 2003, ‘Iraq Sector Approach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76 </text:span></text:p>
          </draw:text-box>
        </draw:frame>
        <draw:frame draw:style-name="gr4" draw:text-style-name="P5" draw:layer="layout" svg:width="13.502cm" svg:height="0.395cm" svg:x="2.6cm" svg:y="26.781cm">
          <draw:text-box>
            <text:p text:style-name="P1"><text:span text:style-name="T11">Letter Symons to Straw, 19 May 2003, ‘British Construction/Humanitarian Help in Iraq’. 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0</text:span></text:p>
          </draw:text-box>
        </draw:frame>
        <draw:frame draw:style-name="gr1" draw:text-style-name="P2" draw:layer="layout" svg:width="13.633cm" svg:height="0.475cm" svg:x="2.2cm" svg:y="2.525cm">
          <draw:text-box>
            <text:p text:style-name="P1"><text:span text:style-name="T6">639. </text:span><text:span text:style-name="T4"><text:s/>Mr Straw and Ms Hewitt wrote to Mr Blair on 22 May, reflecting on <text:s/></text:span></text:p>
          </draw:text-box>
        </draw:frame>
        <draw:frame draw:style-name="gr1" draw:text-style-name="P2" draw:layer="layout" svg:width="4.608cm" svg:height="0.475cm" svg:x="2.2cm" svg:y="3.09cm">
          <draw:text-box>
            <text:p text:style-name="P1"><text:span text:style-name="T4">Baroness Symons’ visit: </text:span></text:p>
          </draw:text-box>
        </draw:frame>
        <draw:frame draw:style-name="gr1" draw:text-style-name="P2" draw:layer="layout" svg:width="15.45cm" svg:height="0.475cm" svg:x="2.95cm" svg:y="4.004cm">
          <draw:text-box>
            <text:p text:style-name="P1"><text:span text:style-name="T4">“</text:span><text:span text:style-name="T4">Our main objective has been to create a favourable political atmosphere in which </text:span></text:p>
          </draw:text-box>
        </draw:frame>
        <draw:frame draw:style-name="gr1" draw:text-style-name="P2" draw:layer="layout" svg:width="15.843cm" svg:height="0.475cm" svg:x="2.95cm" svg:y="4.568cm">
          <draw:text-box>
            <text:p text:style-name="P1"><text:span text:style-name="T4">UK companies can position themselves to bid for subcontract work from these initial </text:span></text:p>
          </draw:text-box>
        </draw:frame>
        <draw:frame draw:style-name="gr1" draw:text-style-name="P2" draw:layer="layout" svg:width="3.876cm" svg:height="0.475cm" svg:x="2.95cm" svg:y="5.133cm">
          <draw:text-box>
            <text:p text:style-name="P1"><text:span text:style-name="T4">US-funded projects. </text:span></text:p>
          </draw:text-box>
        </draw:frame>
        <draw:frame draw:style-name="gr1" draw:text-style-name="P2" draw:layer="layout" svg:width="14.489cm" svg:height="0.475cm" svg:x="2.95cm" svg:y="6.047cm">
          <draw:text-box>
            <text:p text:style-name="P1"><text:span text:style-name="T4">“</text:span><text:span text:style-name="T4">However, we understand that as yet only 180 of the 3,500 companies which </text:span></text:p>
          </draw:text-box>
        </draw:frame>
        <draw:frame draw:style-name="gr1" draw:text-style-name="P2" draw:layer="layout" svg:width="15.327cm" svg:height="0.475cm" svg:x="2.95cm" svg:y="6.612cm">
          <draw:text-box>
            <text:p text:style-name="P1"><text:span text:style-name="T4">have registered with Bechtel as potential subcontractors … are British. A share in </text:span></text:p>
          </draw:text-box>
        </draw:frame>
        <draw:frame draw:style-name="gr1" draw:text-style-name="P2" draw:layer="layout" svg:width="15.035cm" svg:height="0.475cm" svg:x="2.95cm" svg:y="7.176cm">
          <draw:text-box>
            <text:p text:style-name="P1"><text:span text:style-name="T4">the commercial effort proportionate to our contributions to the military campaign </text:span></text:p>
          </draw:text-box>
        </draw:frame>
        <draw:frame draw:style-name="gr1" draw:text-style-name="P2" draw:layer="layout" svg:width="15.229cm" svg:height="0.475cm" svg:x="2.95cm" svg:y="7.741cm">
          <draw:text-box>
            <text:p text:style-name="P1"><text:span text:style-name="T4">will require a higher level of commitment on the part of UK firms if they are not to </text:span></text:p>
          </draw:text-box>
        </draw:frame>
        <draw:frame draw:style-name="gr1" draw:text-style-name="P2" draw:layer="layout" svg:width="15.111cm" svg:height="0.475cm" svg:x="2.95cm" svg:y="8.305cm">
          <draw:text-box>
            <text:p text:style-name="P1"><text:span text:style-name="T4">be squeezed out by international competition. We could also try to secure firmer </text:span></text:p>
          </draw:text-box>
        </draw:frame>
        <draw:frame draw:style-name="gr1" draw:text-style-name="P2" draw:layer="layout" svg:width="15.445cm" svg:height="0.475cm" svg:x="2.95cm" svg:y="8.87cm">
          <draw:text-box>
            <text:p text:style-name="P1"><text:span text:style-name="T4">political guarantees from the US, and aim for a more co-ordinated HMG approach </text:span></text:p>
          </draw:text-box>
        </draw:frame>
        <draw:frame draw:style-name="gr1" draw:text-style-name="P2" draw:layer="layout" svg:width="8.041cm" svg:height="0.475cm" svg:x="2.95cm" svg:y="9.434cm">
          <draw:text-box>
            <text:p text:style-name="P1"><text:span text:style-name="T4">(e.g. involving ECGD, DFID and MOD …). </text:span></text:p>
          </draw:text-box>
        </draw:frame>
        <draw:frame draw:style-name="gr1" draw:text-style-name="P2" draw:layer="layout" svg:width="13.735cm" svg:height="0.475cm" svg:x="2.95cm" svg:y="10.348cm">
          <draw:text-box>
            <text:p text:style-name="P1"><text:span text:style-name="T4">“</text:span><text:span text:style-name="T4">The feedback on the action we have taken so far from UK business and </text:span></text:p>
          </draw:text-box>
        </draw:frame>
        <draw:frame draw:style-name="gr1" draw:text-style-name="P2" draw:layer="layout" svg:width="15.475cm" svg:height="0.475cm" svg:x="2.95cm" svg:y="10.913cm">
          <draw:text-box>
            <text:p text:style-name="P1"><text:span text:style-name="T4">organisations such as the BCCB and the CBI has been positive. We have created </text:span></text:p>
          </draw:text-box>
        </draw:frame>
        <draw:frame draw:style-name="gr1" draw:text-style-name="P2" draw:layer="layout" svg:width="15.78cm" svg:height="0.475cm" svg:x="2.95cm" svg:y="11.477cm">
          <draw:text-box>
            <text:p text:style-name="P1"><text:span text:style-name="T4">the conditions in which UK companies can pursue business in a favourable climate, </text:span></text:p>
          </draw:text-box>
        </draw:frame>
        <draw:frame draw:style-name="gr1" draw:text-style-name="P2" draw:layer="layout" svg:width="15.462cm" svg:height="0.475cm" svg:x="2.95cm" svg:y="12.042cm">
          <draw:text-box>
            <text:p text:style-name="P1"><text:span text:style-name="T4">and contracts for British companies are now coming through. This is encouraging. </text:span></text:p>
          </draw:text-box>
        </draw:frame>
        <draw:frame draw:style-name="gr1" draw:text-style-name="P2" draw:layer="layout" svg:width="14.518cm" svg:height="0.475cm" svg:x="2.95cm" svg:y="12.606cm">
          <draw:text-box>
            <text:p text:style-name="P1"><text:span text:style-name="T4">But it is for the companies themselves to take advantage of these favourable </text:span></text:p>
          </draw:text-box>
        </draw:frame>
        <draw:frame draw:style-name="gr1" draw:text-style-name="P2" draw:layer="layout" svg:width="2.597cm" svg:height="0.475cm" svg:x="2.95cm" svg:y="13.171cm">
          <draw:text-box>
            <text:p text:style-name="P1"><text:span text:style-name="T4">conditions …”</text:span></text:p>
          </draw:text-box>
        </draw:frame>
        <draw:frame draw:style-name="gr6" draw:text-style-name="P7" draw:layer="layout" svg:width="0.408cm" svg:height="0.276cm" svg:x="5.538cm" svg:y="13.189cm">
          <draw:text-box>
            <text:p text:style-name="P1"><text:span text:style-name="T9">377</text:span></text:p>
          </draw:text-box>
        </draw:frame>
        <draw:frame draw:style-name="gr1" draw:text-style-name="P2" draw:layer="layout" svg:width="0.422cm" svg:height="0.475cm" svg:x="5.95cm" svg:y="13.1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6cm" svg:height="0.475cm" svg:x="2.2cm" svg:y="14.085cm">
          <draw:text-box>
            <text:p text:style-name="P1"><text:span text:style-name="T6">640. </text:span><text:span text:style-name="T4"><text:s/>The Inquiry has seen no indications that Mr Straw and Ms Hewitt received a reply, </text:span></text:p>
          </draw:text-box>
        </draw:frame>
        <draw:frame draw:style-name="gr1" draw:text-style-name="P2" draw:layer="layout" svg:width="5.874cm" svg:height="0.475cm" svg:x="2.2cm" svg:y="14.65cm">
          <draw:text-box>
            <text:p text:style-name="P1"><text:span text:style-name="T4">or that Mr Blair saw their letter. </text:span></text:p>
          </draw:text-box>
        </draw:frame>
        <draw:frame draw:style-name="gr1" draw:text-style-name="P2" draw:layer="layout" svg:width="16.787cm" svg:height="0.475cm" svg:x="2.2cm" svg:y="15.564cm">
          <draw:text-box>
            <text:p text:style-name="P1"><text:span text:style-name="T6">641. </text:span><text:span text:style-name="T4"><text:s/>On 23 May, TPUK and the US Embassy London held a joint seminar on US-funded </text:span></text:p>
          </draw:text-box>
        </draw:frame>
        <draw:frame draw:style-name="gr1" draw:text-style-name="P2" draw:layer="layout" svg:width="6.094cm" svg:height="0.475cm" svg:x="2.2cm" svg:y="16.128cm">
          <draw:text-box>
            <text:p text:style-name="P1"><text:span text:style-name="T4">reconstruction contracts for Iraq.</text:span></text:p>
          </draw:text-box>
        </draw:frame>
        <draw:frame draw:style-name="gr6" draw:text-style-name="P7" draw:layer="layout" svg:width="0.408cm" svg:height="0.276cm" svg:x="8.27cm" svg:y="16.147cm">
          <draw:text-box>
            <text:p text:style-name="P1"><text:span text:style-name="T9">378</text:span></text:p>
          </draw:text-box>
        </draw:frame>
        <draw:frame draw:style-name="gr1" draw:text-style-name="P2" draw:layer="layout" svg:width="9.676cm" svg:height="0.475cm" svg:x="8.682cm" svg:y="16.128cm">
          <draw:text-box>
            <text:p text:style-name="P1"><text:span text:style-name="T4"><text:s/></text:span><text:span text:style-name="T4">The event was attended by representatives of 250 </text:span></text:p>
          </draw:text-box>
        </draw:frame>
        <draw:frame draw:style-name="gr1" draw:text-style-name="P2" draw:layer="layout" svg:width="5.831cm" svg:height="0.475cm" svg:x="2.2cm" svg:y="16.693cm">
          <draw:text-box>
            <text:p text:style-name="P1"><text:span text:style-name="T4">companies “located in Britain”. </text:span></text:p>
          </draw:text-box>
        </draw:frame>
        <draw:frame draw:style-name="gr1" draw:text-style-name="P2" draw:layer="layout" svg:width="16.385cm" svg:height="0.475cm" svg:x="2.2cm" svg:y="17.607cm">
          <draw:text-box>
            <text:p text:style-name="P1"><text:span text:style-name="T6">642. </text:span><text:span text:style-name="T4"><text:s/>On 29 May, the UK Deputy to Ambassador Ole Olsen, the Danish Head of ORHA </text:span></text:p>
          </draw:text-box>
        </draw:frame>
        <draw:frame draw:style-name="gr1" draw:text-style-name="P2" draw:layer="layout" svg:width="15.543cm" svg:height="0.475cm" svg:x="2.2cm" svg:y="18.172cm">
          <draw:text-box>
            <text:p text:style-name="P1"><text:span text:style-name="T4">(South), reported to Baroness Symons’ Private Secretary that some ORHA(South) </text:span></text:p>
          </draw:text-box>
        </draw:frame>
        <draw:frame draw:style-name="gr1" draw:text-style-name="P2" draw:layer="layout" svg:width="15.576cm" svg:height="0.475cm" svg:x="2.2cm" svg:y="18.736cm">
          <draw:text-box>
            <text:p text:style-name="P1"><text:span text:style-name="T4">secondees were, in addition to their ORHA work, “scouting around” for commercial </text:span></text:p>
          </draw:text-box>
        </draw:frame>
        <draw:frame draw:style-name="gr1" draw:text-style-name="P2" draw:layer="layout" svg:width="7.609cm" svg:height="0.475cm" svg:x="2.2cm" svg:y="19.301cm">
          <draw:text-box>
            <text:p text:style-name="P1"><text:span text:style-name="T4">opportunities for their parent companies.</text:span></text:p>
          </draw:text-box>
        </draw:frame>
        <draw:frame draw:style-name="gr6" draw:text-style-name="P7" draw:layer="layout" svg:width="0.408cm" svg:height="0.276cm" svg:x="9.777cm" svg:y="19.319cm">
          <draw:text-box>
            <text:p text:style-name="P1"><text:span text:style-name="T9">379</text:span></text:p>
          </draw:text-box>
        </draw:frame>
        <draw:frame draw:style-name="gr1" draw:text-style-name="P2" draw:layer="layout" svg:width="7.017cm" svg:height="0.475cm" svg:x="10.189cm" svg:y="19.301cm">
          <draw:text-box>
            <text:p text:style-name="P1"><text:span text:style-name="T4"><text:s/></text:span><text:span text:style-name="T4">The UK Deputy commented that UK </text:span></text:p>
          </draw:text-box>
        </draw:frame>
        <draw:frame draw:style-name="gr1" draw:text-style-name="P2" draw:layer="layout" svg:width="7.288cm" svg:height="0.475cm" svg:x="2.2cm" svg:y="19.865cm">
          <draw:text-box>
            <text:p text:style-name="P1"><text:span text:style-name="T4">secondees should be doing the same. </text:span></text:p>
          </draw:text-box>
        </draw:frame>
        <draw:frame draw:style-name="gr1" draw:text-style-name="P2" draw:layer="layout" svg:width="15.792cm" svg:height="0.475cm" svg:x="2.2cm" svg:y="20.78cm">
          <draw:text-box>
            <text:p text:style-name="P1"><text:span text:style-name="T6">643. </text:span><text:span text:style-name="T4"><text:s/>Baroness Symons’ Private Secretary passed the record of the conversation to </text:span></text:p>
          </draw:text-box>
        </draw:frame>
        <draw:frame draw:style-name="gr1" draw:text-style-name="P2" draw:layer="layout" svg:width="16.559cm" svg:height="0.475cm" svg:x="2.2cm" svg:y="21.344cm">
          <draw:text-box>
            <text:p text:style-name="P1"><text:span text:style-name="T4">Mr Henderson, and advised that Baroness Symons was keen to “make the most” of this </text:span></text:p>
          </draw:text-box>
        </draw:frame>
        <draw:frame draw:style-name="gr1" draw:text-style-name="P2" draw:layer="layout" svg:width="13.824cm" svg:height="0.475cm" svg:x="2.2cm" svg:y="21.908cm">
          <draw:text-box>
            <text:p text:style-name="P1"><text:span text:style-name="T4">opportunity and would welcome advice on “how best this might be done”. </text:span></text:p>
          </draw:text-box>
        </draw:frame>
        <draw:frame draw:style-name="gr1" draw:text-style-name="P2" draw:layer="layout" svg:width="16.571cm" svg:height="0.475cm" svg:x="2.2cm" svg:y="22.823cm">
          <draw:text-box>
            <text:p text:style-name="P1"><text:span text:style-name="T6">644. </text:span><text:span text:style-name="T4"><text:s/>Mr Allan responded later that day, advising that the BTI official seconded to ORHA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8" draw:text-style-name="P8" draw:layer="layout" svg:x1="2.6cm" svg:y1="25.867cm" svg:x2="18.168cm" svg:y2="25.867cm">
          <text:p/>
        </draw:line>
        <draw:frame draw:style-name="gr1" draw:text-style-name="P2" draw:layer="layout" svg:width="16.161cm" svg:height="0.475cm" svg:x="2.2cm" svg:y="23.387cm">
          <draw:text-box>
            <text:p text:style-name="P1"><text:span text:style-name="T4">in March (and now based in Baghdad) was already “playing the sort of role” proposed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77 </text:span></text:p>
          </draw:text-box>
        </draw:frame>
        <draw:frame draw:style-name="gr4" draw:text-style-name="P5" draw:layer="layout" svg:width="15.563cm" svg:height="0.395cm" svg:x="2.6cm" svg:y="25.511cm">
          <draw:text-box>
            <text:p text:style-name="P1"><text:span text:style-name="T5">Letter Straw and Hewitt to Blair, 22 May 2003, ‘Iraq: Commercial Opportunities and UK Companies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78 </text:span></text:p>
          </draw:text-box>
        </draw:frame>
        <draw:frame draw:style-name="gr4" draw:text-style-name="P5" draw:layer="layout" svg:width="15.361cm" svg:height="0.395cm" svg:x="2.597cm" svg:y="25.934cm">
          <draw:text-box>
            <text:p text:style-name="P1"><text:span text:style-name="T11">Trade Partners UK, Press Release, 23 May 2003, </text:span><text:span text:style-name="T13">Meeting on redevelopment of Iraq sponsored by </text:span></text:p>
          </draw:text-box>
        </draw:frame>
        <draw:frame draw:style-name="gr4" draw:text-style-name="P5" draw:layer="layout" svg:width="6.398cm" svg:height="0.395cm" svg:x="2.2cm" svg:y="26.357cm">
          <draw:text-box>
            <text:p text:style-name="P1"><text:span text:style-name="T13">Trade Partners UK and the US Embassy</text:span><text:span text:style-name="T11">.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79 </text:span></text:p>
          </draw:text-box>
        </draw:frame>
        <draw:frame draw:style-name="gr4" draw:text-style-name="P5" draw:layer="layout" svg:width="13.726cm" svg:height="0.395cm" svg:x="2.6cm" svg:y="26.781cm">
          <draw:text-box>
            <text:p text:style-name="P1"><text:span text:style-name="T11">Email UK [junior official] to Henderson, 30 May 2003, ‘Basra Commercial Opportunities’.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1</text:span></text:p>
          </draw:text-box>
        </draw:frame>
        <draw:frame draw:style-name="gr1" draw:text-style-name="P2" draw:layer="layout" svg:width="3.418cm" svg:height="0.475cm" svg:x="2.2cm" svg:y="2.525cm">
          <draw:text-box>
            <text:p text:style-name="P1"><text:span text:style-name="T4">by the UK Deputy.</text:span></text:p>
          </draw:text-box>
        </draw:frame>
        <draw:frame draw:style-name="gr6" draw:text-style-name="P7" draw:layer="layout" svg:width="0.408cm" svg:height="0.276cm" svg:x="5.604cm" svg:y="2.544cm">
          <draw:text-box>
            <text:p text:style-name="P1"><text:span text:style-name="T9">380</text:span></text:p>
          </draw:text-box>
        </draw:frame>
        <draw:frame draw:style-name="gr1" draw:text-style-name="P2" draw:layer="layout" svg:width="12.584cm" svg:height="0.475cm" svg:x="6.016cm" svg:y="2.525cm">
          <draw:text-box>
            <text:p text:style-name="P1"><text:span text:style-name="T4"><text:s/></text:span><text:span text:style-name="T4">TPUK would consider the possibility of seconding individuals from </text:span></text:p>
          </draw:text-box>
        </draw:frame>
        <draw:frame draw:style-name="gr1" draw:text-style-name="P2" draw:layer="layout" svg:width="4.815cm" svg:height="0.475cm" svg:x="2.2cm" svg:y="3.09cm">
          <draw:text-box>
            <text:p text:style-name="P1"><text:span text:style-name="T4">UK companies to ORHA. </text:span></text:p>
          </draw:text-box>
        </draw:frame>
        <draw:frame draw:style-name="gr1" draw:text-style-name="P2" draw:layer="layout" svg:width="15.521cm" svg:height="0.475cm" svg:x="2.2cm" svg:y="4.004cm">
          <draw:text-box>
            <text:p text:style-name="P1"><text:span text:style-name="T6">645. </text:span><text:span text:style-name="T4"><text:s/>The UK Deputy reported her first impressions of ORHA(South) to Mr Chilcott </text:span></text:p>
          </draw:text-box>
        </draw:frame>
        <draw:frame draw:style-name="gr1" draw:text-style-name="P2" draw:layer="layout" svg:width="5.56cm" svg:height="0.475cm" svg:x="2.2cm" svg:y="4.568cm">
          <draw:text-box>
            <text:p text:style-name="P1"><text:span text:style-name="T4">on 1 June (see Section 10.1).</text:span></text:p>
          </draw:text-box>
        </draw:frame>
        <draw:frame draw:style-name="gr6" draw:text-style-name="P7" draw:layer="layout" svg:width="0.408cm" svg:height="0.276cm" svg:x="7.73cm" svg:y="4.587cm">
          <draw:text-box>
            <text:p text:style-name="P1"><text:span text:style-name="T9">381</text:span></text:p>
          </draw:text-box>
        </draw:frame>
        <draw:frame draw:style-name="gr1" draw:text-style-name="P2" draw:layer="layout" svg:width="9.523cm" svg:height="0.475cm" svg:x="8.142cm" svg:y="4.568cm">
          <draw:text-box>
            <text:p text:style-name="P1"><text:span text:style-name="T4"><text:s/></text:span><text:span text:style-name="T4">She advised that Denmark was keen to capitalise </text:span></text:p>
          </draw:text-box>
        </draw:frame>
        <draw:frame draw:style-name="gr1" draw:text-style-name="P2" draw:layer="layout" svg:width="15.746cm" svg:height="0.475cm" svg:x="2.2cm" svg:y="5.133cm">
          <draw:text-box>
            <text:p text:style-name="P1"><text:span text:style-name="T4">commercially from its leading role in the South (although Ambassador Olsen was at </text:span></text:p>
          </draw:text-box>
        </draw:frame>
        <draw:frame draw:style-name="gr1" draw:text-style-name="P2" draw:layer="layout" svg:width="15.784cm" svg:height="0.475cm" svg:x="2.2cm" svg:y="5.697cm">
          <draw:text-box>
            <text:p text:style-name="P1"><text:span text:style-name="T4">pains to distance himself from that effort). Many of the Danish staff in ORHA(South) </text:span></text:p>
          </draw:text-box>
        </draw:frame>
        <draw:frame draw:style-name="gr1" draw:text-style-name="P2" draw:layer="layout" svg:width="14.967cm" svg:height="0.475cm" svg:x="2.2cm" svg:y="6.262cm">
          <draw:text-box>
            <text:p text:style-name="P1"><text:span text:style-name="T4">were sponsored by private companies. Although they had agreed not to pursue </text:span></text:p>
          </draw:text-box>
        </draw:frame>
        <draw:frame draw:style-name="gr1" draw:text-style-name="P2" draw:layer="layout" svg:width="15.767cm" svg:height="0.475cm" svg:x="2.2cm" svg:y="6.826cm">
          <draw:text-box>
            <text:p text:style-name="P1"><text:span text:style-name="T4">commercial opportunities while working in ORHA, they were focusing their attention </text:span></text:p>
          </draw:text-box>
        </draw:frame>
        <draw:frame draw:style-name="gr1" draw:text-style-name="P2" draw:layer="layout" svg:width="16.338cm" svg:height="0.475cm" svg:x="2.2cm" svg:y="7.391cm">
          <draw:text-box>
            <text:p text:style-name="P1"><text:span text:style-name="T4">and expertise in areas which might offer commercial opportunities. She concluded that </text:span></text:p>
          </draw:text-box>
        </draw:frame>
        <draw:frame draw:style-name="gr1" draw:text-style-name="P2" draw:layer="layout" svg:width="15.526cm" svg:height="0.475cm" svg:x="2.2cm" svg:y="7.955cm">
          <draw:text-box>
            <text:p text:style-name="P1"><text:span text:style-name="T4">“</text:span><text:span text:style-name="T4">the Danish model is an excellent one and something we should copy”. It provided </text:span></text:p>
          </draw:text-box>
        </draw:frame>
        <draw:frame draw:style-name="gr1" draw:text-style-name="P2" draw:layer="layout" svg:width="16.266cm" svg:height="0.475cm" svg:x="2.2cm" svg:y="8.52cm">
          <draw:text-box>
            <text:p text:style-name="P1"><text:span text:style-name="T4">ORHA with the managers it needed, stimulated the local commercial sector, and could </text:span></text:p>
          </draw:text-box>
        </draw:frame>
        <draw:frame draw:style-name="gr1" draw:text-style-name="P2" draw:layer="layout" svg:width="3.427cm" svg:height="0.475cm" svg:x="2.2cm" svg:y="9.084cm">
          <draw:text-box>
            <text:p text:style-name="P1"><text:span text:style-name="T4">help UK business.</text:span></text:p>
          </draw:text-box>
        </draw:frame>
        <draw:frame draw:style-name="gr1" draw:text-style-name="P2" draw:layer="layout" svg:width="16.372cm" svg:height="0.475cm" svg:x="2.2cm" svg:y="9.998cm">
          <draw:text-box>
            <text:p text:style-name="P1"><text:span text:style-name="T6">646. </text:span><text:span text:style-name="T4"><text:s/>The UK Deputy reported that she had re-tasked a UK secondee to ORHA(South) </text:span></text:p>
          </draw:text-box>
        </draw:frame>
        <draw:frame draw:style-name="gr1" draw:text-style-name="P2" draw:layer="layout" svg:width="16.525cm" svg:height="0.475cm" svg:x="2.2cm" svg:y="10.563cm">
          <draw:text-box>
            <text:p text:style-name="P1"><text:span text:style-name="T4">to “take on the trade portfolio including, more surreptitiously, a watching UK trade brief”. </text:span></text:p>
          </draw:text-box>
        </draw:frame>
        <draw:frame draw:style-name="gr1" draw:text-style-name="P2" draw:layer="layout" svg:width="16.025cm" svg:height="0.475cm" svg:x="2.2cm" svg:y="11.477cm">
          <draw:text-box>
            <text:p text:style-name="P1"><text:span text:style-name="T6">647. </text:span><text:span text:style-name="T4"><text:s/>Mr Blair visited Basra and Umm Qasr on 29 May. The visit prompted Mr Blair to </text:span></text:p>
          </draw:text-box>
        </draw:frame>
        <draw:frame draw:style-name="gr1" draw:text-style-name="P2" draw:layer="layout" svg:width="14.933cm" svg:height="0.475cm" svg:x="2.2cm" svg:y="12.042cm">
          <draw:text-box>
            <text:p text:style-name="P1"><text:span text:style-name="T4">direct Whitehall to go back to a “war footing” to avoid “losing the peace in Iraq” <text:s/></text:span></text:p>
          </draw:text-box>
        </draw:frame>
        <draw:frame draw:style-name="gr1" draw:text-style-name="P2" draw:layer="layout" svg:width="3.689cm" svg:height="0.475cm" svg:x="2.2cm" svg:y="12.606cm">
          <draw:text-box>
            <text:p text:style-name="P1"><text:span text:style-name="T4">(see Section 10.1). </text:span></text:p>
          </draw:text-box>
        </draw:frame>
        <draw:frame draw:style-name="gr1" draw:text-style-name="P2" draw:layer="layout" svg:width="16.728cm" svg:height="0.475cm" svg:x="2.2cm" svg:y="13.521cm">
          <draw:text-box>
            <text:p text:style-name="P1"><text:span text:style-name="T6">648. </text:span><text:span text:style-name="T4"><text:s/>On his return from Iraq, Mr Blair sent a personal Note to President Bush containing </text:span></text:p>
          </draw:text-box>
        </draw:frame>
        <draw:frame draw:style-name="gr1" draw:text-style-name="P2" draw:layer="layout" svg:width="16.195cm" svg:height="0.475cm" svg:x="2.2cm" svg:y="14.085cm">
          <draw:text-box>
            <text:p text:style-name="P1"><text:span text:style-name="T4">specific suggestions on how to accelerate progress in delivering visible improvements </text:span></text:p>
          </draw:text-box>
        </draw:frame>
        <draw:frame draw:style-name="gr1" draw:text-style-name="P2" draw:layer="layout" svg:width="15.187cm" svg:height="0.475cm" svg:x="2.2cm" svg:y="14.65cm">
          <draw:text-box>
            <text:p text:style-name="P1"><text:span text:style-name="T4">in Iraq, including: “Bechtel needs to move far more quickly in letting contracts for </text:span></text:p>
          </draw:text-box>
        </draw:frame>
        <draw:frame draw:style-name="gr1" draw:text-style-name="P2" draw:layer="layout" svg:width="9.9cm" svg:height="0.475cm" svg:x="2.2cm" svg:y="15.214cm">
          <draw:text-box>
            <text:p text:style-name="P1"><text:span text:style-name="T4">infrastructure reconstruction – patching up won’t do.”</text:span></text:p>
          </draw:text-box>
        </draw:frame>
        <draw:frame draw:style-name="gr6" draw:text-style-name="P7" draw:layer="layout" svg:width="0.408cm" svg:height="0.276cm" svg:x="12.059cm" svg:y="15.233cm">
          <draw:text-box>
            <text:p text:style-name="P1"><text:span text:style-name="T9">382</text:span></text:p>
          </draw:text-box>
        </draw:frame>
        <draw:frame draw:style-name="gr1" draw:text-style-name="P2" draw:layer="layout" svg:width="0.422cm" svg:height="0.475cm" svg:x="12.471cm" svg:y="15.2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5cm" svg:height="0.475cm" svg:x="2.2cm" svg:y="16.128cm">
          <draw:text-box>
            <text:p text:style-name="P1"><text:span text:style-name="T6">649. </text:span><text:span text:style-name="T4"><text:s/>Mr Blair chaired a meeting on Iraq on 3 June attended by Mr Hoon, Baroness </text:span></text:p>
          </draw:text-box>
        </draw:frame>
        <draw:frame draw:style-name="gr1" draw:text-style-name="P2" draw:layer="layout" svg:width="15.67cm" svg:height="0.475cm" svg:x="2.2cm" svg:y="16.693cm">
          <draw:text-box>
            <text:p text:style-name="P1"><text:span text:style-name="T4">Amos (the International Development Secretary), Sir Michael Jay (FCO Permanent </text:span></text:p>
          </draw:text-box>
        </draw:frame>
        <draw:frame draw:style-name="gr1" draw:text-style-name="P2" draw:layer="layout" svg:width="6.957cm" svg:height="0.475cm" svg:x="2.2cm" svg:y="17.257cm">
          <draw:text-box>
            <text:p text:style-name="P1"><text:span text:style-name="T4">Under Secretary) and No.10 officials.</text:span></text:p>
          </draw:text-box>
        </draw:frame>
        <draw:frame draw:style-name="gr6" draw:text-style-name="P7" draw:layer="layout" svg:width="0.408cm" svg:height="0.276cm" svg:x="9.141cm" svg:y="17.276cm">
          <draw:text-box>
            <text:p text:style-name="P1"><text:span text:style-name="T9">383</text:span></text:p>
          </draw:text-box>
        </draw:frame>
        <draw:frame draw:style-name="gr1" draw:text-style-name="P2" draw:layer="layout" svg:width="7.534cm" svg:height="0.475cm" svg:x="9.553cm" svg:y="17.257cm">
          <draw:text-box>
            <text:p text:style-name="P1"><text:span text:style-name="T4"><text:s/></text:span><text:span text:style-name="T4">Mr Blair said he had returned from Iraq </text:span></text:p>
          </draw:text-box>
        </draw:frame>
        <draw:frame draw:style-name="gr1" draw:text-style-name="P2" draw:layer="layout" svg:width="13.697cm" svg:height="0.475cm" svg:x="2.2cm" svg:y="17.822cm">
          <draw:text-box>
            <text:p text:style-name="P1"><text:span text:style-name="T4">convinced that “an enormous amount needed to be done”, including that:</text:span></text:p>
          </draw:text-box>
        </draw:frame>
        <draw:frame draw:style-name="gr2" draw:text-style-name="P3" draw:layer="layout" svg:width="0.634cm" svg:height="0.712cm" svg:x="2.95cm" svg:y="18.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1cm" svg:height="0.475cm" svg:x="3.7cm" svg:y="18.736cm">
          <draw:text-box>
            <text:p text:style-name="P1"><text:span text:style-name="T4">Coalition Provisional Authority (CPA) and US decision-making processes were </text:span></text:p>
          </draw:text-box>
        </draw:frame>
        <draw:frame draw:style-name="gr1" draw:text-style-name="P2" draw:layer="layout" svg:width="10.454cm" svg:height="0.475cm" svg:x="3.7cm" svg:y="19.301cm">
          <draw:text-box>
            <text:p text:style-name="P1"><text:span text:style-name="T4">too slow: contracts needed to be processed faster; and </text:span></text:p>
          </draw:text-box>
        </draw:frame>
        <draw:frame draw:style-name="gr2" draw:text-style-name="P3" draw:layer="layout" svg:width="0.634cm" svg:height="0.712cm" svg:x="2.95cm" svg:y="19.8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34cm" svg:height="0.475cm" svg:x="3.7cm" svg:y="19.965cm">
          <draw:text-box>
            <text:p text:style-name="P1"><text:span text:style-name="T4">UK companies needed to be energised to take up opportunities in Iraq. </text:span></text:p>
          </draw:text-box>
        </draw:frame>
        <draw:frame draw:style-name="gr1" draw:text-style-name="P2" draw:layer="layout" svg:width="14.992cm" svg:height="0.475cm" svg:x="2.2cm" svg:y="20.88cm">
          <draw:text-box>
            <text:p text:style-name="P1"><text:span text:style-name="T6">650. </text:span><text:span text:style-name="T4"><text:s/>Following the meeting, a No.10 official commissioned a number of papers </text:span></text:p>
          </draw:text-box>
        </draw:frame>
        <draw:frame draw:style-name="gr1" draw:text-style-name="P2" draw:layer="layout" svg:width="15.234cm" svg:height="0.475cm" svg:x="2.2cm" svg:y="21.444cm">
          <draw:text-box>
            <text:p text:style-name="P1"><text:span text:style-name="T4">for a further meeting to be chaired by Mr Blair on 6 June. Those included a list of </text:span></text:p>
          </draw:text-box>
        </draw:frame>
        <draw:frame draw:style-name="gr1" draw:text-style-name="P2" draw:layer="layout" svg:width="16.178cm" svg:height="0.475cm" svg:x="2.2cm" svg:y="22.008cm">
          <draw:text-box>
            <text:p text:style-name="P1"><text:span text:style-name="T4">10-15 outstanding practical issues for Mr Blair to raise with President Bush that would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2.19cm" svg:height="0.475cm" svg:x="2.2cm" svg:y="22.573cm">
          <draw:text-box>
            <text:p text:style-name="P1"><text:span text:style-name="T4">“</text:span><text:span text:style-name="T4">make a big difference to the people of Iraq if they are resolved”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80 </text:span></text:p>
          </draw:text-box>
        </draw:frame>
        <draw:line draw:style-name="gr8" draw:text-style-name="P8" draw:layer="layout" svg:x1="2.6cm" svg:y1="26.29cm" svg:x2="15.854cm" svg:y2="26.29cm">
          <text:p/>
        </draw:line>
        <draw:frame draw:style-name="gr4" draw:text-style-name="P5" draw:layer="layout" svg:width="13.032cm" svg:height="0.395cm" svg:x="2.6cm" svg:y="25.511cm">
          <draw:text-box>
            <text:p text:style-name="P1"><text:span text:style-name="T11">Email Allan to Chatterton Dickson, 30 May 2003, ‘Basra Commercial Opportunities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81 </text:span></text:p>
          </draw:text-box>
        </draw:frame>
        <draw:frame draw:style-name="gr4" draw:text-style-name="P5" draw:layer="layout" svg:width="13.256cm" svg:height="0.395cm" svg:x="2.6cm" svg:y="25.934cm">
          <draw:text-box>
            <text:p text:style-name="P1"><text:span text:style-name="T5">Minute UK [junior official] to Chilcott, 1 June 2003, ‘ORHA South – First Impressions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82 </text:span></text:p>
          </draw:text-box>
        </draw:frame>
        <draw:line draw:style-name="gr8" draw:text-style-name="P8" draw:layer="layout" svg:x1="2.6cm" svg:y1="27.137cm" svg:x2="15.431cm" svg:y2="27.137cm">
          <text:p/>
        </draw:line>
        <draw:frame draw:style-name="gr4" draw:text-style-name="P5" draw:layer="layout" svg:width="13.701cm" svg:height="0.395cm" svg:x="2.6cm" svg:y="26.357cm">
          <draw:text-box>
            <text:p text:style-name="P1"><text:span text:style-name="T11">Letter Manning to McDonald, 2 June 2003, ‘Iraq: Prime Minister’s Note’ attaching ‘Note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83 </text:span></text:p>
          </draw:text-box>
        </draw:frame>
        <draw:frame draw:style-name="gr4" draw:text-style-name="P5" draw:layer="layout" svg:width="12.846cm" svg:height="0.395cm" svg:x="2.6cm" svg:y="26.781cm">
          <draw:text-box>
            <text:p text:style-name="P1"><text:span text:style-name="T5">Letter Cannon to McDonald, 3 June 2003, ‘Iraq: Prime Minister’s meeting, 3 June’.</text:span><text:span text:style-name="T11"> 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8" draw:layer="layout" svg:x1="3.09cm" svg:y1="10.561cm" svg:x2="4.902cm" svg:y2="10.561cm">
          <text:p/>
        </draw:line>
        <draw:line draw:style-name="gr12" draw:text-style-name="P8" draw:layer="layout" svg:x1="12.597cm" svg:y1="11.126cm" svg:x2="13.28cm" svg:y2="11.12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72</text:span></text:p>
          </draw:text-box>
        </draw:frame>
        <draw:frame draw:style-name="gr1" draw:text-style-name="P2" draw:layer="layout" svg:width="15.995cm" svg:height="0.475cm" svg:x="2.2cm" svg:y="2.525cm">
          <draw:text-box>
            <text:p text:style-name="P1"><text:span text:style-name="T6">651. </text:span><text:span text:style-name="T4"><text:s/>That list was produced by the IPU on 5 June and sent to Mr Blair the same day </text:span></text:p>
          </draw:text-box>
        </draw:frame>
        <draw:frame draw:style-name="gr1" draw:text-style-name="P2" draw:layer="layout" svg:width="7.432cm" svg:height="0.475cm" svg:x="2.2cm" svg:y="3.09cm">
          <draw:text-box>
            <text:p text:style-name="P1"><text:span text:style-name="T4">under a covering minute from Mr Straw.</text:span></text:p>
          </draw:text-box>
        </draw:frame>
        <draw:frame draw:style-name="gr6" draw:text-style-name="P7" draw:layer="layout" svg:width="0.408cm" svg:height="0.276cm" svg:x="9.611cm" svg:y="3.108cm">
          <draw:text-box>
            <text:p text:style-name="P1"><text:span text:style-name="T9">384</text:span></text:p>
          </draw:text-box>
        </draw:frame>
        <draw:frame draw:style-name="gr1" draw:text-style-name="P2" draw:layer="layout" svg:width="6.683cm" svg:height="0.475cm" svg:x="10.023cm" svg:y="3.09cm">
          <draw:text-box>
            <text:p text:style-name="P1"><text:span text:style-name="T4"><text:s/></text:span><text:span text:style-name="T4">The IPU list identified as a priority: </text:span></text:p>
          </draw:text-box>
        </draw:frame>
        <draw:frame draw:style-name="gr1" draw:text-style-name="P2" draw:layer="layout" svg:width="15.928cm" svg:height="0.475cm" svg:x="2.95cm" svg:y="4.004cm">
          <draw:text-box>
            <text:p text:style-name="P1"><text:span text:style-name="T14">“</text:span><text:span text:style-name="T14">Baghdad needs an extra 400 MW of power capacity now. Siemens UK can put </text:span></text:p>
          </draw:text-box>
        </draw:frame>
        <draw:frame draw:style-name="gr1" draw:text-style-name="P2" draw:layer="layout" svg:width="15.56cm" svg:height="0.475cm" svg:x="2.95cm" svg:y="4.568cm">
          <draw:text-box>
            <text:p text:style-name="P1"><text:span text:style-name="T14">in 170 MW in a few weeks – all they need is a letter of intent. </text:span><text:span text:style-name="T4">This seems to be </text:span></text:p>
          </draw:text-box>
        </draw:frame>
        <draw:frame draw:style-name="gr1" draw:text-style-name="P2" draw:layer="layout" svg:width="4.045cm" svg:height="0.475cm" svg:x="2.95cm" svg:y="5.133cm">
          <draw:text-box>
            <text:p text:style-name="P1"><text:span text:style-name="T4">stuck in Washington.”</text:span></text:p>
          </draw:text-box>
        </draw:frame>
        <draw:frame draw:style-name="gr1" draw:text-style-name="P2" draw:layer="layout" svg:width="15.563cm" svg:height="0.475cm" svg:x="2.2cm" svg:y="6.047cm">
          <draw:text-box>
            <text:p text:style-name="P1"><text:span text:style-name="T6">652. </text:span><text:span text:style-name="T4"><text:s/>Mr Straw highlighted that issue in his covering minute to Mr Blair, stating that </text:span></text:p>
          </draw:text-box>
        </draw:frame>
        <draw:frame draw:style-name="gr1" draw:text-style-name="P2" draw:layer="layout" svg:width="14.806cm" svg:height="0.475cm" svg:x="2.2cm" svg:y="6.612cm">
          <draw:text-box>
            <text:p text:style-name="P1"><text:span text:style-name="T4">Ms Hewitt was keen for Mr Blair to lobby President Bush on behalf of Siemens </text:span></text:p>
          </draw:text-box>
        </draw:frame>
        <draw:frame draw:style-name="gr1" draw:text-style-name="P2" draw:layer="layout" svg:width="13.828cm" svg:height="0.475cm" svg:x="2.2cm" svg:y="7.176cm">
          <draw:text-box>
            <text:p text:style-name="P1"><text:span text:style-name="T4">UK, whose bid had been stalled in Washington “by counter-lobbying from </text:span></text:p>
          </draw:text-box>
        </draw:frame>
        <draw:frame draw:style-name="gr1" draw:text-style-name="P2" draw:layer="layout" svg:width="4.248cm" svg:height="0.475cm" svg:x="2.2cm" svg:y="7.741cm">
          <draw:text-box>
            <text:p text:style-name="P1"><text:span text:style-name="T4">GE [General Electric]”.</text:span></text:p>
          </draw:text-box>
        </draw:frame>
        <draw:frame draw:style-name="gr6" draw:text-style-name="P7" draw:layer="layout" svg:width="0.408cm" svg:height="0.276cm" svg:x="6.435cm" svg:y="7.759cm">
          <draw:text-box>
            <text:p text:style-name="P1"><text:span text:style-name="T9">385</text:span></text:p>
          </draw:text-box>
        </draw:frame>
        <draw:frame draw:style-name="gr1" draw:text-style-name="P2" draw:layer="layout" svg:width="0.422cm" svg:height="0.475cm" svg:x="6.846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03cm" svg:height="0.475cm" svg:x="2.2cm" svg:y="8.655cm">
          <draw:text-box>
            <text:p text:style-name="P1"><text:span text:style-name="T6">653. </text:span><text:span text:style-name="T4"><text:s/>On the same day, Mr Straw sent a separate and personal letter to Mr Blair, asking </text:span></text:p>
          </draw:text-box>
        </draw:frame>
        <draw:frame draw:style-name="gr1" draw:text-style-name="P2" draw:layer="layout" svg:width="12.842cm" svg:height="0.475cm" svg:x="2.2cm" svg:y="9.22cm">
          <draw:text-box>
            <text:p text:style-name="P1"><text:span text:style-name="T4">him to raise a number of points “very forcefully” with President Bush.</text:span></text:p>
          </draw:text-box>
        </draw:frame>
        <draw:frame draw:style-name="gr6" draw:text-style-name="P7" draw:layer="layout" svg:width="0.408cm" svg:height="0.276cm" svg:x="14.999cm" svg:y="9.238cm">
          <draw:text-box>
            <text:p text:style-name="P1"><text:span text:style-name="T9">386</text:span></text:p>
          </draw:text-box>
        </draw:frame>
        <draw:frame draw:style-name="gr1" draw:text-style-name="P2" draw:layer="layout" svg:width="3.241cm" svg:height="0.475cm" svg:x="15.411cm" svg:y="9.22cm">
          <draw:text-box>
            <text:p text:style-name="P1"><text:span text:style-name="T4"><text:s/></text:span><text:span text:style-name="T4">Those included: </text:span></text:p>
          </draw:text-box>
        </draw:frame>
        <draw:frame draw:style-name="gr1" draw:text-style-name="P2" draw:layer="layout" svg:width="13.858cm" svg:height="0.475cm" svg:x="2.95cm" svg:y="10.134cm">
          <draw:text-box>
            <text:p text:style-name="P1"><text:span text:style-name="T4">“</text:span><text:span text:style-name="T4">Contracts: As you know, the US are completely ruthless on favouring US </text:span></text:p>
          </draw:text-box>
        </draw:frame>
        <draw:frame draw:style-name="gr1" draw:text-style-name="P2" draw:layer="layout" svg:width="15.234cm" svg:height="0.475cm" svg:x="2.95cm" svg:y="10.698cm">
          <draw:text-box>
            <text:p text:style-name="P1"><text:span text:style-name="T4">companies, and will not help UK companies unless you play hardball with Bush.” </text:span></text:p>
          </draw:text-box>
        </draw:frame>
        <draw:frame draw:style-name="gr1" draw:text-style-name="P2" draw:layer="layout" svg:width="16.076cm" svg:height="0.475cm" svg:x="2.2cm" svg:y="11.613cm">
          <draw:text-box>
            <text:p text:style-name="P1"><text:span text:style-name="T4">Mr Straw offered as an example of this behaviour a Bechtel subcontract for electricity </text:span></text:p>
          </draw:text-box>
        </draw:frame>
        <draw:frame draw:style-name="gr1" draw:text-style-name="P2" draw:layer="layout" svg:width="15.331cm" svg:height="0.475cm" svg:x="2.2cm" svg:y="12.177cm">
          <draw:text-box>
            <text:p text:style-name="P1"><text:span text:style-name="T4">systems. Siemens UK had almost secured that contract, when it had “gone cold”. </text:span></text:p>
          </draw:text-box>
        </draw:frame>
        <draw:frame draw:style-name="gr1" draw:text-style-name="P2" draw:layer="layout" svg:width="15.28cm" svg:height="0.475cm" svg:x="2.2cm" svg:y="13.092cm">
          <draw:text-box>
            <text:p text:style-name="P1"><text:span text:style-name="T6">654. </text:span><text:span text:style-name="T4"><text:s/>Mr Blair held a further meeting on Iraq on 6 June, to agree the points to put </text:span></text:p>
          </draw:text-box>
        </draw:frame>
        <draw:frame draw:style-name="gr1" draw:text-style-name="P2" draw:layer="layout" svg:width="3.478cm" svg:height="0.475cm" svg:x="2.2cm" svg:y="13.656cm">
          <draw:text-box>
            <text:p text:style-name="P1"><text:span text:style-name="T4">to President Bush.</text:span></text:p>
          </draw:text-box>
        </draw:frame>
        <draw:frame draw:style-name="gr6" draw:text-style-name="P7" draw:layer="layout" svg:width="0.408cm" svg:height="0.276cm" svg:x="5.659cm" svg:y="13.675cm">
          <draw:text-box>
            <text:p text:style-name="P1"><text:span text:style-name="T9">387</text:span></text:p>
          </draw:text-box>
        </draw:frame>
        <draw:frame draw:style-name="gr1" draw:text-style-name="P2" draw:layer="layout" svg:width="11.678cm" svg:height="0.475cm" svg:x="6.071cm" svg:y="13.656cm">
          <draw:text-box>
            <text:p text:style-name="P1"><text:span text:style-name="T4"><text:s/></text:span><text:span text:style-name="T4">The meeting agreed a number of key messages and actions, </text:span></text:p>
          </draw:text-box>
        </draw:frame>
        <draw:frame draw:style-name="gr1" draw:text-style-name="P2" draw:layer="layout" svg:width="15.162cm" svg:height="0.475cm" svg:x="2.2cm" svg:y="14.221cm">
          <draw:text-box>
            <text:p text:style-name="P1"><text:span text:style-name="T4">including that Ms Hewitt should try to visit Iraq to promote the involvement of UK </text:span></text:p>
          </draw:text-box>
        </draw:frame>
        <draw:frame draw:style-name="gr1" draw:text-style-name="P2" draw:layer="layout" svg:width="1.797cm" svg:height="0.475cm" svg:x="2.2cm" svg:y="14.785cm">
          <draw:text-box>
            <text:p text:style-name="P1"><text:span text:style-name="T4">business.</text:span></text:p>
          </draw:text-box>
        </draw:frame>
        <draw:frame draw:style-name="gr1" draw:text-style-name="P2" draw:layer="layout" svg:width="9.916cm" svg:height="0.475cm" svg:x="2.2cm" svg:y="15.7cm">
          <draw:text-box>
            <text:p text:style-name="P1"><text:span text:style-name="T6">655. </text:span><text:span text:style-name="T4"><text:s/>Mr Blair spoke to President Bush later that day.</text:span></text:p>
          </draw:text-box>
        </draw:frame>
        <draw:frame draw:style-name="gr6" draw:text-style-name="P7" draw:layer="layout" svg:width="0.408cm" svg:height="0.276cm" svg:x="12.051cm" svg:y="15.718cm">
          <draw:text-box>
            <text:p text:style-name="P1"><text:span text:style-name="T9">388</text:span></text:p>
          </draw:text-box>
        </draw:frame>
        <draw:frame draw:style-name="gr1" draw:text-style-name="P2" draw:layer="layout" svg:width="4.316cm" svg:height="0.475cm" svg:x="12.463cm" svg:y="15.7cm">
          <draw:text-box>
            <text:p text:style-name="P1"><text:span text:style-name="T4"><text:s/></text:span><text:span text:style-name="T4">Mr Blair raised delays </text:span></text:p>
          </draw:text-box>
        </draw:frame>
        <draw:frame draw:style-name="gr1" draw:text-style-name="P2" draw:layer="layout" svg:width="14.996cm" svg:height="0.475cm" svg:x="2.2cm" svg:y="16.264cm">
          <draw:text-box>
            <text:p text:style-name="P1"><text:span text:style-name="T4">in Bechtel’s operations, including unnecessary delays in agreeing a contract for </text:span></text:p>
          </draw:text-box>
        </draw:frame>
        <draw:frame draw:style-name="gr1" draw:text-style-name="P2" draw:layer="layout" svg:width="8.257cm" svg:height="0.475cm" svg:x="2.2cm" svg:y="16.828cm">
          <draw:text-box>
            <text:p text:style-name="P1"><text:span text:style-name="T4">Siemens UK. The US was chasing Bechtel. </text:span></text:p>
          </draw:text-box>
        </draw:frame>
        <draw:frame draw:style-name="gr1" draw:text-style-name="P2" draw:layer="layout" svg:width="15.648cm" svg:height="0.475cm" svg:x="2.2cm" svg:y="17.743cm">
          <draw:text-box>
            <text:p text:style-name="P1"><text:span text:style-name="T6">656. </text:span><text:span text:style-name="T4"><text:s/>Ms Hewitt visited Iraq on 9 July, to ensure that British business expertise was </text:span></text:p>
          </draw:text-box>
        </draw:frame>
        <draw:frame draw:style-name="gr1" draw:text-style-name="P2" draw:layer="layout" svg:width="16.114cm" svg:height="0.475cm" svg:x="2.2cm" svg:y="18.307cm">
          <draw:text-box>
            <text:p text:style-name="P1"><text:span text:style-name="T4">not overlooked in the reconstruction effort and to ensure that Iraqi women were being </text:span></text:p>
          </draw:text-box>
        </draw:frame>
        <draw:frame draw:style-name="gr1" draw:text-style-name="P2" draw:layer="layout" svg:width="7.626cm" svg:height="0.475cm" svg:x="2.2cm" svg:y="18.872cm">
          <draw:text-box>
            <text:p text:style-name="P1"><text:span text:style-name="T4">properly involved in the political process.</text:span></text:p>
          </draw:text-box>
        </draw:frame>
        <draw:frame draw:style-name="gr6" draw:text-style-name="P7" draw:layer="layout" svg:width="0.408cm" svg:height="0.276cm" svg:x="9.8cm" svg:y="18.891cm">
          <draw:text-box>
            <text:p text:style-name="P1"><text:span text:style-name="T9">389</text:span></text:p>
          </draw:text-box>
        </draw:frame>
        <draw:frame draw:style-name="gr1" draw:text-style-name="P2" draw:layer="layout" svg:width="0.422cm" svg:height="0.475cm" svg:x="10.212cm" svg:y="18.8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06cm" svg:height="0.475cm" svg:x="2.2cm" svg:y="19.786cm">
          <draw:text-box>
            <text:p text:style-name="P1"><text:span text:style-name="T6">657. </text:span><text:span text:style-name="T4"><text:s/>Ms Hewitt reported to Mr Blair on 11 July that she had raised with Ambassador </text:span></text:p>
          </draw:text-box>
        </draw:frame>
        <draw:frame draw:style-name="gr1" draw:text-style-name="P2" draw:layer="layout" svg:width="15.365cm" svg:height="0.475cm" svg:x="2.2cm" svg:y="20.351cm">
          <draw:text-box>
            <text:p text:style-name="P1"><text:span text:style-name="T4">Paul Bremer, the Head of the CPA, the UK’s concern about the way proposals for </text:span></text:p>
          </draw:text-box>
        </draw:frame>
        <draw:frame draw:style-name="gr1" draw:text-style-name="P2" draw:layer="layout" svg:width="16.444cm" svg:height="0.475cm" svg:x="2.2cm" svg:y="20.915cm">
          <draw:text-box>
            <text:p text:style-name="P1"><text:span text:style-name="T4">subcontract work from Siemens UK and Balfour Beatty were being handled by Bechtel. </text:span></text:p>
          </draw:text-box>
        </draw:frame>
        <draw:frame draw:style-name="gr1" draw:text-style-name="P2" draw:layer="layout" svg:width="11.203cm" svg:height="0.475cm" svg:x="2.2cm" svg:y="21.48cm">
          <draw:text-box>
            <text:p text:style-name="P1"><text:span text:style-name="T4">Ambassador Bremer had undertaken to look into the issue. </text:span></text:p>
          </draw:text-box>
        </draw:frame>
        <draw:frame draw:style-name="gr1" draw:text-style-name="P2" draw:layer="layout" svg:width="16.8cm" svg:height="0.475cm" svg:x="2.2cm" svg:y="22.394cm">
          <draw:text-box>
            <text:p text:style-name="P1"><text:span text:style-name="T6">658. </text:span><text:span text:style-name="T4"><text:s/>During the visit, Ms Hewitt was joined by an IIWG “scoping mission” for discussions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5.75cm" svg:height="0.475cm" svg:x="2.2cm" svg:y="22.958cm">
          <draw:text-box>
            <text:p text:style-name="P1"><text:span text:style-name="T4">with senior Iraqi officials and US members of the CPA’s economics team. Ms Hewitt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384 </text:span></text:p>
          </draw:text-box>
        </draw:frame>
        <draw:frame draw:style-name="gr4" draw:text-style-name="P5" draw:layer="layout" svg:width="16.135cm" svg:height="0.395cm" svg:x="2.6cm" svg:y="24.241cm">
          <draw:text-box>
            <text:p text:style-name="P1"><text:span text:style-name="T11">Letter Owen to Rycroft, 5 June 2003, ‘Iraq: Reconstruction Priorities’ attaching Paper IPU, 5 June 2003, </text:span></text:p>
          </draw:text-box>
        </draw:frame>
        <draw:line draw:style-name="gr8" draw:text-style-name="P8" draw:layer="layout" svg:x1="2.6cm" svg:y1="25.444cm" svg:x2="12.189cm" svg:y2="25.444cm">
          <text:p/>
        </draw:line>
        <draw:frame draw:style-name="gr4" draw:text-style-name="P5" draw:layer="layout" svg:width="8.155cm" svg:height="0.395cm" svg:x="2.2cm" svg:y="24.664cm">
          <draw:text-box>
            <text:p text:style-name="P1"><text:span text:style-name="T11">‘</text:span><text:span text:style-name="T11">Iraq Reconstruction: 30 Day Priorities, 5 July 2003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385 </text:span></text:p>
          </draw:text-box>
        </draw:frame>
        <draw:line draw:style-name="gr8" draw:text-style-name="P8" draw:layer="layout" svg:x1="2.6cm" svg:y1="25.867cm" svg:x2="9.032cm" svg:y2="25.867cm">
          <text:p/>
        </draw:line>
        <draw:frame draw:style-name="gr4" draw:text-style-name="P5" draw:layer="layout" svg:width="9.611cm" svg:height="0.395cm" svg:x="2.6cm" svg:y="25.087cm">
          <draw:text-box>
            <text:p text:style-name="P1"><text:span text:style-name="T5">Minute Straw to Blair, 5 June 2003, ‘Iraq: Winning the Peace’.</text:span><text:span text:style-name="T11">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86 </text:span></text:p>
          </draw:text-box>
        </draw:frame>
        <draw:line draw:style-name="gr8" draw:text-style-name="P8" draw:layer="layout" svg:x1="2.6cm" svg:y1="26.29cm" svg:x2="15.627cm" svg:y2="26.29cm">
          <text:p/>
        </draw:line>
        <draw:frame draw:style-name="gr4" draw:text-style-name="P5" draw:layer="layout" svg:width="6.479cm" svg:height="0.395cm" svg:x="2.6cm" svg:y="25.511cm">
          <draw:text-box>
            <text:p text:style-name="P1"><text:span text:style-name="T5">Minute Straw to Blair, 5 June 2003, ‘Iraq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87 </text:span></text:p>
          </draw:text-box>
        </draw:frame>
        <draw:frame draw:style-name="gr4" draw:text-style-name="P5" draw:layer="layout" svg:width="13.04cm" svg:height="0.395cm" svg:x="2.6cm" svg:y="25.934cm">
          <draw:text-box>
            <text:p text:style-name="P1"><text:span text:style-name="T5">Letter Cannon to McDonald, 6 June 2003, ‘Iraq: Prime Minister’s Meeting 6th June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88 </text:span></text:p>
          </draw:text-box>
        </draw:frame>
        <draw:line draw:style-name="gr8" draw:text-style-name="P8" draw:layer="layout" svg:x1="2.6cm" svg:y1="27.137cm" svg:x2="14.763cm" svg:y2="27.137cm">
          <text:p/>
        </draw:line>
        <draw:frame draw:style-name="gr4" draw:text-style-name="P5" draw:layer="layout" svg:width="15.289cm" svg:height="0.395cm" svg:x="2.6cm" svg:y="26.357cm">
          <draw:text-box>
            <text:p text:style-name="P1"><text:span text:style-name="T11">Letter Cannon to McDonald, 6 June 2003, ‘Iraq: Prime Minister’s Conversation with Bush, 6 June’</text:span><text:span text:style-name="T19">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89 </text:span></text:p>
          </draw:text-box>
        </draw:frame>
        <draw:frame draw:style-name="gr4" draw:text-style-name="P5" draw:layer="layout" svg:width="12.172cm" svg:height="0.395cm" svg:x="2.6cm" svg:y="26.781cm">
          <draw:text-box>
            <text:p text:style-name="P1"><text:span text:style-name="T5">Minute Hewitt to Prime Minister, 11 July 2003, ‘Report of my Visit to Baghdad’.</text:span><text:span text:style-name="T11"> 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3</text:span></text:p>
          </draw:text-box>
        </draw:frame>
        <draw:frame draw:style-name="gr1" draw:text-style-name="P2" draw:layer="layout" svg:width="16.694cm" svg:height="0.475cm" svg:x="2.2cm" svg:y="2.525cm">
          <draw:text-box>
            <text:p text:style-name="P1"><text:span text:style-name="T4">reported that with CPA officials, the group had discussed “the need to get a procurement </text:span></text:p>
          </draw:text-box>
        </draw:frame>
        <draw:frame draw:style-name="gr1" draw:text-style-name="P2" draw:layer="layout" svg:width="15.102cm" svg:height="0.475cm" svg:x="2.2cm" svg:y="3.09cm">
          <draw:text-box>
            <text:p text:style-name="P1"><text:span text:style-name="T4">expert into the CPA quickly (not least to ensure not all contracts go to US firms)”.</text:span></text:p>
          </draw:text-box>
        </draw:frame>
        <draw:frame draw:style-name="gr1" draw:text-style-name="P2" draw:layer="layout" svg:width="12.499cm" svg:height="0.475cm" svg:x="2.2cm" svg:y="4.004cm">
          <draw:text-box>
            <text:p text:style-name="P1"><text:span text:style-name="T6">659. </text:span><text:span text:style-name="T4"><text:s/>TPUK seconded a procurement officer to the CPA in August: </text:span></text:p>
          </draw:text-box>
        </draw:frame>
        <draw:frame draw:style-name="gr1" draw:text-style-name="P2" draw:layer="layout" svg:width="15.467cm" svg:height="0.475cm" svg:x="2.95cm" svg:y="4.918cm">
          <draw:text-box>
            <text:p text:style-name="P1"><text:span text:style-name="T4">“… </text:span><text:span text:style-name="T4">to ensure that DFI [Development Fund for Iraq] and Iraqi Ministry procurement </text:span></text:p>
          </draw:text-box>
        </draw:frame>
        <draw:frame draw:style-name="gr1" draw:text-style-name="P2" draw:layer="layout" svg:width="14.95cm" svg:height="0.475cm" svg:x="2.95cm" svg:y="5.483cm">
          <draw:text-box>
            <text:p text:style-name="P1"><text:span text:style-name="T4">meets international procurement standards. Our aim is to create a level playing </text:span></text:p>
          </draw:text-box>
        </draw:frame>
        <draw:frame draw:style-name="gr1" draw:text-style-name="P2" draw:layer="layout" svg:width="15.504cm" svg:height="0.475cm" svg:x="2.95cm" svg:y="6.047cm">
          <draw:text-box>
            <text:p text:style-name="P1"><text:span text:style-name="T4">field for UK companies in the DFI, then help to give them a competitive advantage </text:span></text:p>
          </draw:text-box>
        </draw:frame>
        <draw:frame draw:style-name="gr1" draw:text-style-name="P2" draw:layer="layout" svg:width="7.622cm" svg:height="0.475cm" svg:x="2.95cm" svg:y="6.612cm">
          <draw:text-box>
            <text:p text:style-name="P1"><text:span text:style-name="T4">through support and advice from TPUK.”</text:span></text:p>
          </draw:text-box>
        </draw:frame>
        <draw:frame draw:style-name="gr6" draw:text-style-name="P7" draw:layer="layout" svg:width="0.408cm" svg:height="0.276cm" svg:x="10.543cm" svg:y="6.631cm">
          <draw:text-box>
            <text:p text:style-name="P1"><text:span text:style-name="T9">390</text:span></text:p>
          </draw:text-box>
        </draw:frame>
        <draw:frame draw:style-name="gr1" draw:text-style-name="P2" draw:layer="layout" svg:width="11.601cm" svg:height="0.475cm" svg:x="2.2cm" svg:y="7.526cm">
          <draw:text-box>
            <text:p text:style-name="P1"><text:span text:style-name="T6">660. </text:span><text:span text:style-name="T4"><text:s/>On 10 and 11 August, Basra experienced severe rioting.</text:span></text:p>
          </draw:text-box>
        </draw:frame>
        <draw:frame draw:style-name="gr6" draw:text-style-name="P7" draw:layer="layout" svg:width="0.408cm" svg:height="0.276cm" svg:x="13.724cm" svg:y="7.545cm">
          <draw:text-box>
            <text:p text:style-name="P1"><text:span text:style-name="T9">391</text:span></text:p>
          </draw:text-box>
        </draw:frame>
        <draw:frame draw:style-name="gr1" draw:text-style-name="P2" draw:layer="layout" svg:width="4.541cm" svg:height="0.475cm" svg:x="14.135cm" svg:y="7.526cm">
          <draw:text-box>
            <text:p text:style-name="P1"><text:span text:style-name="T4"><text:s/></text:span><text:span text:style-name="T4">Section 10.1 describes </text:span></text:p>
          </draw:text-box>
        </draw:frame>
        <draw:frame draw:style-name="gr1" draw:text-style-name="P2" draw:layer="layout" svg:width="13.845cm" svg:height="0.475cm" svg:x="2.2cm" svg:y="8.091cm">
          <draw:text-box>
            <text:p text:style-name="P1"><text:span text:style-name="T4">the UK’s assessment of the causes of that disturbance, and its response. </text:span></text:p>
          </draw:text-box>
        </draw:frame>
        <draw:frame draw:style-name="gr1" draw:text-style-name="P2" draw:layer="layout" svg:width="15.369cm" svg:height="0.475cm" svg:x="2.2cm" svg:y="9.005cm">
          <draw:text-box>
            <text:p text:style-name="P1"><text:span text:style-name="T6">661. </text:span><text:span text:style-name="T4"><text:s/>Representatives of Siemens’ Washington office met officials from the British </text:span></text:p>
          </draw:text-box>
        </draw:frame>
        <draw:frame draw:style-name="gr1" draw:text-style-name="P2" draw:layer="layout" svg:width="6.813cm" svg:height="0.475cm" svg:x="2.2cm" svg:y="9.57cm">
          <draw:text-box>
            <text:p text:style-name="P1"><text:span text:style-name="T4">Embassy Washington on 14 August.</text:span></text:p>
          </draw:text-box>
        </draw:frame>
        <draw:frame draw:style-name="gr6" draw:text-style-name="P7" draw:layer="layout" svg:width="0.408cm" svg:height="0.276cm" svg:x="8.985cm" svg:y="9.588cm">
          <draw:text-box>
            <text:p text:style-name="P1"><text:span text:style-name="T9">392</text:span></text:p>
          </draw:text-box>
        </draw:frame>
        <draw:frame draw:style-name="gr1" draw:text-style-name="P2" draw:layer="layout" svg:width="6.522cm" svg:height="0.475cm" svg:x="9.397cm" svg:y="9.57cm">
          <draw:text-box>
            <text:p text:style-name="P1"><text:span text:style-name="T4"><text:s/></text:span><text:span text:style-name="T4">The Embassy reported to the DTI:</text:span></text:p>
          </draw:text-box>
        </draw:frame>
        <draw:frame draw:style-name="gr1" draw:text-style-name="P2" draw:layer="layout" svg:width="15.208cm" svg:height="0.475cm" svg:x="2.95cm" svg:y="10.484cm">
          <draw:text-box>
            <text:p text:style-name="P1"><text:span text:style-name="T4">“</text:span><text:span text:style-name="T4">Siemens report a favourable change in CPA attitudes to their participation in the </text:span></text:p>
          </draw:text-box>
        </draw:frame>
        <draw:frame draw:style-name="gr1" draw:text-style-name="P2" draw:layer="layout" svg:width="14.882cm" svg:height="0.475cm" svg:x="2.95cm" svg:y="11.048cm">
          <draw:text-box>
            <text:p text:style-name="P1"><text:span text:style-name="T4">power sector, which they attribute to HMG teamwork on their behalf in London, </text:span></text:p>
          </draw:text-box>
        </draw:frame>
        <draw:frame draw:style-name="gr1" draw:text-style-name="P2" draw:layer="layout" svg:width="16.038cm" svg:height="0.475cm" svg:x="2.95cm" svg:y="11.613cm">
          <draw:text-box>
            <text:p text:style-name="P1"><text:span text:style-name="T4">Baghdad and Washington. The crisis in Basra over fuel and electricity may also have </text:span></text:p>
          </draw:text-box>
        </draw:frame>
        <draw:frame draw:style-name="gr1" draw:text-style-name="P2" draw:layer="layout" svg:width="6.526cm" svg:height="0.475cm" svg:x="2.95cm" svg:y="12.177cm">
          <draw:text-box>
            <text:p text:style-name="P1"><text:span text:style-name="T4">tipped the balance in their favour.” </text:span></text:p>
          </draw:text-box>
        </draw:frame>
        <draw:frame draw:style-name="gr1" draw:text-style-name="P2" draw:layer="layout" svg:width="15.949cm" svg:height="0.475cm" svg:x="2.2cm" svg:y="13.092cm">
          <draw:text-box>
            <text:p text:style-name="P1"><text:span text:style-name="T6">662. </text:span><text:span text:style-name="T4"><text:s/>Mr Gregor Lusty, Head of the DTI’s Iraq Unit, commented to DTI colleagues on </text:span></text:p>
          </draw:text-box>
        </draw:frame>
        <draw:frame draw:style-name="gr1" draw:text-style-name="P2" draw:layer="layout" svg:width="2.059cm" svg:height="0.475cm" svg:x="2.2cm" svg:y="13.656cm">
          <draw:text-box>
            <text:p text:style-name="P1"><text:span text:style-name="T4">that report:</text:span></text:p>
          </draw:text-box>
        </draw:frame>
        <draw:frame draw:style-name="gr1" draw:text-style-name="P2" draw:layer="layout" svg:width="15.34cm" svg:height="0.475cm" svg:x="2.95cm" svg:y="14.571cm">
          <draw:text-box>
            <text:p text:style-name="P1"><text:span text:style-name="T4">“</text:span><text:span text:style-name="T4">Siemens has turned out to be quite a success story after all. A good indication of </text:span></text:p>
          </draw:text-box>
        </draw:frame>
        <draw:frame draw:style-name="gr1" draw:text-style-name="P2" draw:layer="layout" svg:width="15.386cm" svg:height="0.475cm" svg:x="2.95cm" svg:y="15.135cm">
          <draw:text-box>
            <text:p text:style-name="P1"><text:span text:style-name="T4">the level of political support which may be needed to unblock the US system, and </text:span></text:p>
          </draw:text-box>
        </draw:frame>
        <draw:frame draw:style-name="gr1" draw:text-style-name="P2" draw:layer="layout" svg:width="10.941cm" svg:height="0.475cm" svg:x="2.95cm" svg:y="15.7cm">
          <draw:text-box>
            <text:p text:style-name="P1"><text:span text:style-name="T4">the level of determination to get business success in Iraq.”</text:span></text:p>
          </draw:text-box>
        </draw:frame>
        <draw:frame draw:style-name="gr6" draw:text-style-name="P7" draw:layer="layout" svg:width="0.408cm" svg:height="0.276cm" svg:x="13.845cm" svg:y="15.718cm">
          <draw:text-box>
            <text:p text:style-name="P1"><text:span text:style-name="T9">393</text:span></text:p>
          </draw:text-box>
        </draw:frame>
        <draw:frame draw:style-name="gr1" draw:text-style-name="P2" draw:layer="layout" svg:width="16.27cm" svg:height="0.475cm" svg:x="2.2cm" svg:y="16.614cm">
          <draw:text-box>
            <text:p text:style-name="P1"><text:span text:style-name="T6">663. </text:span><text:span text:style-name="T4"><text:s/>On 14 August, Mr Blair appointed Mr Brian Wilson as his Special Representative </text:span></text:p>
          </draw:text-box>
        </draw:frame>
        <draw:frame draw:style-name="gr1" draw:text-style-name="P2" draw:layer="layout" svg:width="8.194cm" svg:height="0.475cm" svg:x="2.2cm" svg:y="17.178cm">
          <draw:text-box>
            <text:p text:style-name="P1"><text:span text:style-name="T4">on Trade Opportunities for British Business.</text:span></text:p>
          </draw:text-box>
        </draw:frame>
        <draw:frame draw:style-name="gr6" draw:text-style-name="P7" draw:layer="layout" svg:width="0.408cm" svg:height="0.276cm" svg:x="10.365cm" svg:y="17.197cm">
          <draw:text-box>
            <text:p text:style-name="P1"><text:span text:style-name="T9">394</text:span></text:p>
          </draw:text-box>
        </draw:frame>
        <draw:frame draw:style-name="gr1" draw:text-style-name="P2" draw:layer="layout" svg:width="4.82cm" svg:height="0.475cm" svg:x="10.777cm" svg:y="17.178cm">
          <draw:text-box>
            <text:p text:style-name="P1"><text:span text:style-name="T4"><text:s/></text:span><text:span text:style-name="T4">Mr Wilson’s remit was to:</text:span></text:p>
          </draw:text-box>
        </draw:frame>
        <draw:frame draw:style-name="gr2" draw:text-style-name="P3" draw:layer="layout" svg:width="0.634cm" svg:height="0.712cm" svg:x="2.95cm" svg:y="17.9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18.093cm">
          <draw:text-box>
            <text:p text:style-name="P1"><text:span text:style-name="T4">support BTI in identifying and developing opportunities for British business </text:span></text:p>
          </draw:text-box>
        </draw:frame>
        <draw:frame draw:style-name="gr1" draw:text-style-name="P2" draw:layer="layout" svg:width="11.424cm" svg:height="0.475cm" svg:x="3.7cm" svg:y="18.657cm">
          <draw:text-box>
            <text:p text:style-name="P1"><text:span text:style-name="T4">to help rebuild the infrastructure of Iraq and Afghanistan; and</text:span></text:p>
          </draw:text-box>
        </draw:frame>
        <draw:frame draw:style-name="gr2" draw:text-style-name="P3" draw:layer="layout" svg:width="0.634cm" svg:height="0.712cm" svg:x="2.95cm" svg:y="19.1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19.322cm">
          <draw:text-box>
            <text:p text:style-name="P1"><text:span text:style-name="T4">support BTI’s work in helping British business to invest in the energy sector. </text:span></text:p>
          </draw:text-box>
        </draw:frame>
        <draw:frame draw:style-name="gr1" draw:text-style-name="P2" draw:layer="layout" svg:width="14.713cm" svg:height="0.475cm" svg:x="2.2cm" svg:y="20.236cm">
          <draw:text-box>
            <text:p text:style-name="P1"><text:span text:style-name="T6">664. </text:span><text:span text:style-name="T4"><text:s/>Mr Wilson had previously been the Minister for Energy and Construction.</text:span></text:p>
          </draw:text-box>
        </draw:frame>
        <draw:frame draw:style-name="gr1" draw:text-style-name="P2" draw:layer="layout" svg:width="15.445cm" svg:height="0.475cm" svg:x="2.2cm" svg:y="21.151cm">
          <draw:text-box>
            <text:p text:style-name="P1"><text:span text:style-name="T6">665. </text:span><text:span text:style-name="T4"><text:s/>Mr Wilson met Sir Stephen Brown, TPUK Chief Executive, and senior TPUK </text:span></text:p>
          </draw:text-box>
        </draw:frame>
        <draw:frame draw:style-name="gr1" draw:text-style-name="P2" draw:layer="layout" svg:width="13.485cm" svg:height="0.475cm" svg:x="2.2cm" svg:y="21.715cm">
          <draw:text-box>
            <text:p text:style-name="P1"><text:span text:style-name="T4">officials on 4 September to discuss the practicalities of the appointment.</text:span></text:p>
          </draw:text-box>
        </draw:frame>
        <draw:frame draw:style-name="gr6" draw:text-style-name="P7" draw:layer="layout" svg:width="0.408cm" svg:height="0.276cm" svg:x="15.636cm" svg:y="21.734cm">
          <draw:text-box>
            <text:p text:style-name="P1"><text:span text:style-name="T9">395</text:span></text:p>
          </draw:text-box>
        </draw:frame>
        <draw:frame draw:style-name="gr1" draw:text-style-name="P2" draw:layer="layout" svg:width="2.627cm" svg:height="0.475cm" svg:x="16.048cm" svg:y="21.715cm">
          <draw:text-box>
            <text:p text:style-name="P1"><text:span text:style-name="T4"><text:s/></text:span><text:span text:style-name="T4">They agreed </text:span></text:p>
          </draw:text-box>
        </draw:frame>
        <draw:frame draw:style-name="gr1" draw:text-style-name="P2" draw:layer="layout" svg:width="15.318cm" svg:height="0.475cm" svg:x="2.2cm" svg:y="22.28cm">
          <draw:text-box>
            <text:p text:style-name="P1"><text:span text:style-name="T4">that the priority “was clearly Iraq”, where Mr Blair had asked departments to raise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2.127cm" svg:height="0.475cm" svg:x="2.2cm" svg:y="22.844cm">
          <draw:text-box>
            <text:p text:style-name="P1"><text:span text:style-name="T4">their game.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390 </text:span></text:p>
          </draw:text-box>
        </draw:frame>
        <draw:frame draw:style-name="gr4" draw:text-style-name="P5" draw:layer="layout" svg:width="8.028cm" svg:height="0.395cm" svg:x="2.6cm" svg:y="24.241cm">
          <draw:text-box>
            <text:p text:style-name="P1"><text:span text:style-name="T11">Paper TPUK, 3 September 2003, ‘Iraq Action Plan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391 </text:span></text:p>
          </draw:text-box>
        </draw:frame>
        <draw:frame draw:style-name="gr4" draw:text-style-name="P5" draw:layer="layout" svg:width="11.851cm" svg:height="0.395cm" svg:x="2.597cm" svg:y="24.664cm">
          <draw:text-box>
            <text:p text:style-name="P1"><text:span text:style-name="T11">Telegram 114 IraqRep to FCO London, 12 August 2003, ‘Situation in Basra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392 </text:span></text:p>
          </draw:text-box>
        </draw:frame>
        <draw:frame draw:style-name="gr4" draw:text-style-name="P5" draw:layer="layout" svg:width="14.535cm" svg:height="0.395cm" svg:x="2.597cm" svg:y="25.087cm">
          <draw:text-box>
            <text:p text:style-name="P1"><text:span text:style-name="T11">Telegram 3 Washington to DTI London, 15 August 2003, ‘British Commercial Interests in Iraq: </text:span></text:p>
          </draw:text-box>
        </draw:frame>
        <draw:frame draw:style-name="gr4" draw:text-style-name="P5" draw:layer="layout" svg:width="1.793cm" svg:height="0.395cm" svg:x="2.2cm" svg:y="25.511cm">
          <draw:text-box>
            <text:p text:style-name="P1"><text:span text:style-name="T11">Follow-up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393 </text:span></text:p>
          </draw:text-box>
        </draw:frame>
        <draw:frame draw:style-name="gr4" draw:text-style-name="P5" draw:layer="layout" svg:width="15.797cm" svg:height="0.395cm" svg:x="2.6cm" svg:y="25.934cm">
          <draw:text-box>
            <text:p text:style-name="P1"><text:span text:style-name="T11">Email Lusty to TPUK [junior official], 19 August 2003, ‘British Commercial Interests in Iraq: Follow-up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394 </text:span></text:p>
          </draw:text-box>
        </draw:frame>
        <draw:frame draw:style-name="gr4" draw:text-style-name="P5" draw:layer="layout" svg:width="12.278cm" svg:height="0.395cm" svg:x="2.6cm" svg:y="26.357cm">
          <draw:text-box>
            <text:p text:style-name="P1"><text:span text:style-name="T13">PA News</text:span><text:span text:style-name="T11">, 14 August 2003, </text:span><text:span text:style-name="T13">Special Representative for British business abroad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395 </text:span></text:p>
          </draw:text-box>
        </draw:frame>
        <draw:frame draw:style-name="gr4" draw:text-style-name="P5" draw:layer="layout" svg:width="9.51cm" svg:height="0.395cm" svg:x="2.6cm" svg:y="26.781cm">
          <draw:text-box>
            <text:p text:style-name="P1"><text:span text:style-name="T11">Email Tibber to Gallagher, 5 September 2003, ‘Brian Wilson’.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4</text:span></text:p>
          </draw:text-box>
        </draw:frame>
        <draw:frame draw:style-name="gr1" draw:text-style-name="P2" draw:layer="layout" svg:width="15.496cm" svg:height="0.475cm" svg:x="2.2cm" svg:y="2.525cm">
          <draw:text-box>
            <text:p text:style-name="P1"><text:span text:style-name="T6">666. </text:span><text:span text:style-name="T4"><text:s/>President Bush announced on 7 September that he had asked Congress for </text:span></text:p>
          </draw:text-box>
        </draw:frame>
        <draw:frame draw:style-name="gr1" draw:text-style-name="P2" draw:layer="layout" svg:width="9.895cm" svg:height="0.475cm" svg:x="2.2cm" svg:y="3.09cm">
          <draw:text-box>
            <text:p text:style-name="P1"><text:span text:style-name="T4">a further US$20.3bn to support Iraq’s reconstruction.</text:span></text:p>
          </draw:text-box>
        </draw:frame>
        <draw:frame draw:style-name="gr6" draw:text-style-name="P7" draw:layer="layout" svg:width="0.408cm" svg:height="0.276cm" svg:x="12.052cm" svg:y="3.108cm">
          <draw:text-box>
            <text:p text:style-name="P1"><text:span text:style-name="T9">396</text:span></text:p>
          </draw:text-box>
        </draw:frame>
        <draw:frame draw:style-name="gr1" draw:text-style-name="P2" draw:layer="layout" svg:width="0.422cm" svg:height="0.475cm" svg:x="12.464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887cm" svg:height="0.475cm" svg:x="2.2cm" svg:y="4.004cm">
          <draw:text-box>
            <text:p text:style-name="P1"><text:span text:style-name="T6">667. </text:span><text:span text:style-name="T4"><text:s/>Mr Lusty advised TPUK colleagues on 12 September that, following </text:span></text:p>
          </draw:text-box>
        </draw:frame>
        <draw:frame draw:style-name="gr1" draw:text-style-name="P2" draw:layer="layout" svg:width="15.843cm" svg:height="0.475cm" svg:x="2.2cm" svg:y="4.568cm">
          <draw:text-box>
            <text:p text:style-name="P1"><text:span text:style-name="T4">President Bush’s announcement that the US would provide further funding for Iraq’s </text:span></text:p>
          </draw:text-box>
        </draw:frame>
        <draw:frame draw:style-name="gr1" draw:text-style-name="P2" draw:layer="layout" svg:width="11.136cm" svg:height="0.475cm" svg:x="2.2cm" svg:y="5.133cm">
          <draw:text-box>
            <text:p text:style-name="P1"><text:span text:style-name="T4">reconstruction, establishing a TPUK office in Baghdad was:</text:span></text:p>
          </draw:text-box>
        </draw:frame>
        <draw:frame draw:style-name="gr1" draw:text-style-name="P2" draw:layer="layout" svg:width="14.713cm" svg:height="0.475cm" svg:x="2.95cm" svg:y="6.047cm">
          <draw:text-box>
            <text:p text:style-name="P1"><text:span text:style-name="T4">“… </text:span><text:span text:style-name="T4">not so much timely as a critical necessity. Without a dedicated commercial </text:span></text:p>
          </draw:text-box>
        </draw:frame>
        <draw:frame draw:style-name="gr1" draw:text-style-name="P2" draw:layer="layout" svg:width="15.86cm" svg:height="0.475cm" svg:x="2.95cm" svg:y="6.612cm">
          <draw:text-box>
            <text:p text:style-name="P1"><text:span text:style-name="T4">presence on the ground we will continue to miss out on ensuring that the UK private </text:span></text:p>
          </draw:text-box>
        </draw:frame>
        <draw:frame draw:style-name="gr1" draw:text-style-name="P2" draw:layer="layout" svg:width="10.441cm" svg:height="0.475cm" svg:x="2.95cm" svg:y="7.176cm">
          <draw:text-box>
            <text:p text:style-name="P1"><text:span text:style-name="T4">sector plays the role it is capable of to reconstruct Iraq.”</text:span></text:p>
          </draw:text-box>
        </draw:frame>
        <draw:frame draw:style-name="gr6" draw:text-style-name="P7" draw:layer="layout" svg:width="0.408cm" svg:height="0.276cm" svg:x="13.35cm" svg:y="7.195cm">
          <draw:text-box>
            <text:p text:style-name="P1"><text:span text:style-name="T9">397</text:span></text:p>
          </draw:text-box>
        </draw:frame>
        <draw:frame draw:style-name="gr1" draw:text-style-name="P2" draw:layer="layout" svg:width="14.907cm" svg:height="0.475cm" svg:x="2.2cm" svg:y="8.091cm">
          <draw:text-box>
            <text:p text:style-name="P1"><text:span text:style-name="T6">668. </text:span><text:span text:style-name="T4"><text:s/>Mr Lusty reported that the British Office in Baghdad had recently secured </text:span></text:p>
          </draw:text-box>
        </draw:frame>
        <draw:frame draw:style-name="gr1" draw:text-style-name="P2" draw:layer="layout" svg:width="14.611cm" svg:height="0.475cm" svg:x="2.2cm" svg:y="8.655cm">
          <draw:text-box>
            <text:p text:style-name="P1"><text:span text:style-name="T4">additional space in the Green Zone in Baghdad, which could accommodate a </text:span></text:p>
          </draw:text-box>
        </draw:frame>
        <draw:frame draw:style-name="gr1" draw:text-style-name="P2" draw:layer="layout" svg:width="16.677cm" svg:height="0.475cm" svg:x="2.2cm" svg:y="9.22cm">
          <draw:text-box>
            <text:p text:style-name="P1"><text:span text:style-name="T4">commercial office. The “concept” was that the commercial office would initially be staffed </text:span></text:p>
          </draw:text-box>
        </draw:frame>
        <draw:frame draw:style-name="gr1" draw:text-style-name="P2" draw:layer="layout" svg:width="16.245cm" svg:height="0.475cm" svg:x="2.2cm" svg:y="9.784cm">
          <draw:text-box>
            <text:p text:style-name="P1"><text:span text:style-name="T4">by two members of TPUK staff and two consultants from AMEC plc in a “public/private </text:span></text:p>
          </draw:text-box>
        </draw:frame>
        <draw:frame draw:style-name="gr1" draw:text-style-name="P2" draw:layer="layout" svg:width="2.385cm" svg:height="0.475cm" svg:x="2.2cm" svg:y="10.348cm">
          <draw:text-box>
            <text:p text:style-name="P1"><text:span text:style-name="T4">partnership”.</text:span></text:p>
          </draw:text-box>
        </draw:frame>
        <draw:frame draw:style-name="gr1" draw:text-style-name="P2" draw:layer="layout" svg:width="14.958cm" svg:height="0.475cm" svg:x="2.2cm" svg:y="11.263cm">
          <draw:text-box>
            <text:p text:style-name="P1"><text:span text:style-name="T6">669. </text:span><text:span text:style-name="T4"><text:s/>TPUK deployed three Commercial Officers to Baghdad during September.</text:span></text:p>
          </draw:text-box>
        </draw:frame>
        <draw:frame draw:style-name="gr6" draw:text-style-name="P7" draw:layer="layout" svg:width="0.408cm" svg:height="0.276cm" svg:x="17.095cm" svg:y="11.282cm">
          <draw:text-box>
            <text:p text:style-name="P1"><text:span text:style-name="T9">398</text:span></text:p>
          </draw:text-box>
        </draw:frame>
        <draw:frame draw:style-name="gr1" draw:text-style-name="P2" draw:layer="layout" svg:width="0.422cm" svg:height="0.475cm" svg:x="17.507cm" svg:y="11.263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5.674cm" svg:height="0.475cm" svg:x="2.2cm" svg:y="11.827cm">
          <draw:text-box>
            <text:p text:style-name="P1"><text:span text:style-name="T4">A secondee from AMEC, to provide advice on infrastructure, followed in November. </text:span></text:p>
          </draw:text-box>
        </draw:frame>
        <draw:frame draw:style-name="gr1" draw:text-style-name="P2" draw:layer="layout" svg:width="15.25cm" svg:height="0.475cm" svg:x="2.2cm" svg:y="12.742cm">
          <draw:text-box>
            <text:p text:style-name="P1"><text:span text:style-name="T6">670. </text:span><text:span text:style-name="T4"><text:s/>The AMEC secondee deployed under the Short-Term Business Attachment </text:span></text:p>
          </draw:text-box>
        </draw:frame>
        <draw:frame draw:style-name="gr1" draw:text-style-name="P2" draw:layer="layout" svg:width="13.439cm" svg:height="0.475cm" svg:x="2.2cm" svg:y="13.306cm">
          <draw:text-box>
            <text:p text:style-name="P1"><text:span text:style-name="T4">programme, which included a conflict of interests clause in the contract.</text:span></text:p>
          </draw:text-box>
        </draw:frame>
        <draw:frame draw:style-name="gr6" draw:text-style-name="P7" draw:layer="layout" svg:width="0.408cm" svg:height="0.276cm" svg:x="15.589cm" svg:y="13.325cm">
          <draw:text-box>
            <text:p text:style-name="P1"><text:span text:style-name="T9">399</text:span></text:p>
          </draw:text-box>
        </draw:frame>
        <draw:frame draw:style-name="gr1" draw:text-style-name="P2" draw:layer="layout" svg:width="15.619cm" svg:height="0.475cm" svg:x="2.2cm" svg:y="14.221cm">
          <draw:text-box>
            <text:p text:style-name="P1"><text:span text:style-name="T6">671. </text:span><text:span text:style-name="T4"><text:s/>Those were the first Commercial Officers to deploy to Iraq after the invasion. <text:s/></text:span></text:p>
          </draw:text-box>
        </draw:frame>
        <draw:frame draw:style-name="gr1" draw:text-style-name="P2" draw:layer="layout" svg:width="16.173cm" svg:height="0.475cm" svg:x="2.2cm" svg:y="14.785cm">
          <draw:text-box>
            <text:p text:style-name="P1"><text:span text:style-name="T4">A June 2004 briefing advised that the FCO had reneged on a pre-invasion agreement </text:span></text:p>
          </draw:text-box>
        </draw:frame>
        <draw:frame draw:style-name="gr1" draw:text-style-name="P2" draw:layer="layout" svg:width="16.063cm" svg:height="0.475cm" svg:x="2.2cm" svg:y="15.35cm">
          <draw:text-box>
            <text:p text:style-name="P1"><text:span text:style-name="T4">that there would be a Commercial Officer among the initial deployment of UK officials </text:span></text:p>
          </draw:text-box>
        </draw:frame>
        <draw:frame draw:style-name="gr1" draw:text-style-name="P2" draw:layer="layout" svg:width="2.301cm" svg:height="0.475cm" svg:x="2.2cm" svg:y="15.914cm">
          <draw:text-box>
            <text:p text:style-name="P1"><text:span text:style-name="T4">to Baghdad.</text:span></text:p>
          </draw:text-box>
        </draw:frame>
        <draw:frame draw:style-name="gr6" draw:text-style-name="P7" draw:layer="layout" svg:width="0.408cm" svg:height="0.276cm" svg:x="4.483cm" svg:y="15.933cm">
          <draw:text-box>
            <text:p text:style-name="P1"><text:span text:style-name="T9">400</text:span></text:p>
          </draw:text-box>
        </draw:frame>
        <draw:frame draw:style-name="gr1" draw:text-style-name="P2" draw:layer="layout" svg:width="16.423cm" svg:height="0.475cm" svg:x="2.2cm" svg:y="16.828cm">
          <draw:text-box>
            <text:p text:style-name="P1"><text:span text:style-name="T6">672. </text:span><text:span text:style-name="T4"><text:s/>TPUK deployed a Commercial Officer to Kuwait to cover Basra and southern Iraq </text:span></text:p>
          </draw:text-box>
        </draw:frame>
        <draw:frame draw:style-name="gr1" draw:text-style-name="P2" draw:layer="layout" svg:width="3.266cm" svg:height="0.475cm" svg:x="2.2cm" svg:y="17.393cm">
          <draw:text-box>
            <text:p text:style-name="P1"><text:span text:style-name="T4">in January 2004. </text:span></text:p>
          </draw:text-box>
        </draw:frame>
        <draw:frame draw:style-name="gr1" draw:text-style-name="P2" draw:layer="layout" svg:width="15.809cm" svg:height="0.475cm" svg:x="2.2cm" svg:y="18.307cm">
          <draw:text-box>
            <text:p text:style-name="P1"><text:span text:style-name="T6">673. </text:span><text:span text:style-name="T4"><text:s/>The Annotated Agenda for the 18 September meeting of the AHMGIR advised </text:span></text:p>
          </draw:text-box>
        </draw:frame>
        <draw:frame draw:style-name="gr1" draw:text-style-name="P2" draw:layer="layout" svg:width="16.051cm" svg:height="0.475cm" svg:x="2.2cm" svg:y="18.872cm">
          <draw:text-box>
            <text:p text:style-name="P1"><text:span text:style-name="T4">Ministers that the US had decided to establish a Program Management Office (PMO) </text:span></text:p>
          </draw:text-box>
        </draw:frame>
        <draw:frame draw:style-name="gr1" draw:text-style-name="P2" draw:layer="layout" svg:width="6.983cm" svg:height="0.475cm" svg:x="2.2cm" svg:y="19.436cm">
          <draw:text-box>
            <text:p text:style-name="P1"><text:span text:style-name="T4">to oversee CPA reconstruction funds.</text:span></text:p>
          </draw:text-box>
        </draw:frame>
        <draw:frame draw:style-name="gr6" draw:text-style-name="P7" draw:layer="layout" svg:width="0.408cm" svg:height="0.276cm" svg:x="9.157cm" svg:y="19.455cm">
          <draw:text-box>
            <text:p text:style-name="P1"><text:span text:style-name="T9">401</text:span></text:p>
          </draw:text-box>
        </draw:frame>
        <draw:frame draw:style-name="gr1" draw:text-style-name="P2" draw:layer="layout" svg:width="8.888cm" svg:height="0.475cm" svg:x="9.569cm" svg:y="19.436cm">
          <draw:text-box>
            <text:p text:style-name="P1"><text:span text:style-name="T4"><text:s/></text:span><text:span text:style-name="T4">The decision was a response to the persistent </text:span></text:p>
          </draw:text-box>
        </draw:frame>
        <draw:frame draw:style-name="gr1" draw:text-style-name="P2" draw:layer="layout" svg:width="16.402cm" svg:height="0.475cm" svg:x="2.2cm" svg:y="20.001cm">
          <draw:text-box>
            <text:p text:style-name="P1"><text:span text:style-name="T4">problems in transferring funds from CPA(Baghdad) and CPA regional offices. However: </text:span></text:p>
          </draw:text-box>
        </draw:frame>
        <draw:frame draw:style-name="gr1" draw:text-style-name="P2" draw:layer="layout" svg:width="15.153cm" svg:height="0.475cm" svg:x="2.95cm" svg:y="20.915cm">
          <draw:text-box>
            <text:p text:style-name="P1"><text:span text:style-name="T4">“</text:span><text:span text:style-name="T4">Our initial response is sceptical: the PMO will manage predominantly US funds, </text:span></text:p>
          </draw:text-box>
        </draw:frame>
        <draw:frame draw:style-name="gr1" draw:text-style-name="P2" draw:layer="layout" svg:width="14.687cm" svg:height="0.475cm" svg:x="2.95cm" svg:y="21.48cm">
          <draw:text-box>
            <text:p text:style-name="P1"><text:span text:style-name="T4">which will require US contracting and procurement procedures to be followed.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15.974cm" svg:height="0.475cm" svg:x="2.95cm" svg:y="22.044cm">
          <draw:text-box>
            <text:p text:style-name="P1"><text:span text:style-name="T4">The prospect of developing Iraqi capacity, and of opening up contracts to include UK 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396 </text:span></text:p>
          </draw:text-box>
        </draw:frame>
        <draw:frame draw:style-name="gr4" draw:text-style-name="P5" draw:layer="layout" svg:width="15.661cm" svg:height="0.395cm" svg:x="2.6cm" svg:y="23.394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Office, </text:span></text:p>
          </draw:text-box>
        </draw:frame>
        <draw:frame draw:style-name="gr4" draw:text-style-name="P5" draw:layer="layout" svg:width="0.976cm" svg:height="0.395cm" svg:x="2.2cm" svg:y="23.817cm">
          <draw:text-box>
            <text:p text:style-name="P1"><text:span text:style-name="T11">2009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397 </text:span></text:p>
          </draw:text-box>
        </draw:frame>
        <draw:frame draw:style-name="gr4" draw:text-style-name="P5" draw:layer="layout" svg:width="12.118cm" svg:height="0.395cm" svg:x="2.6cm" svg:y="24.241cm">
          <draw:text-box>
            <text:p text:style-name="P1"><text:span text:style-name="T11">Minute Lusty to Henderson, 12 September 2003, ‘Baghdad: TPUK Presence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398 </text:span></text:p>
          </draw:text-box>
        </draw:frame>
        <draw:frame draw:style-name="gr4" draw:text-style-name="P5" draw:layer="layout" svg:width="14.404cm" svg:height="0.395cm" svg:x="2.6cm" svg:y="24.664cm">
          <draw:text-box>
            <text:p text:style-name="P1"><text:span text:style-name="T11">Briefing UKTI, 7 June 2004, ‘Permanent Secretaries’ Meeting on UK Civilian Staffing in Iraq, <text:s/></text:span></text:p>
          </draw:text-box>
        </draw:frame>
        <draw:frame draw:style-name="gr4" draw:text-style-name="P5" draw:layer="layout" svg:width="2.203cm" svg:height="0.395cm" svg:x="2.2cm" svg:y="25.087cm">
          <draw:text-box>
            <text:p text:style-name="P1"><text:span text:style-name="T11">8 June 2004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399 </text:span></text:p>
          </draw:text-box>
        </draw:frame>
        <draw:frame draw:style-name="gr4" draw:text-style-name="P5" draw:layer="layout" svg:width="10.873cm" svg:height="0.395cm" svg:x="2.6cm" svg:y="25.511cm">
          <draw:text-box>
            <text:p text:style-name="P1"><text:span text:style-name="T11">Briefing UKTI, 25 November 2003, ‘Mr O’Brien’s Meeting with AMEC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00 </text:span></text:p>
          </draw:text-box>
        </draw:frame>
        <draw:frame draw:style-name="gr4" draw:text-style-name="P5" draw:layer="layout" svg:width="14.404cm" svg:height="0.395cm" svg:x="2.6cm" svg:y="25.934cm">
          <draw:text-box>
            <text:p text:style-name="P1"><text:span text:style-name="T11">Briefing UKTI, 7 June 2004, ‘Permanent Secretaries’ Meeting on UK Civilian Staffing in Iraq, <text:s/></text:span></text:p>
          </draw:text-box>
        </draw:frame>
        <draw:frame draw:style-name="gr4" draw:text-style-name="P5" draw:layer="layout" svg:width="2.203cm" svg:height="0.395cm" svg:x="2.2cm" svg:y="26.357cm">
          <draw:text-box>
            <text:p text:style-name="P1"><text:span text:style-name="T11">8 June 2004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01 </text:span></text:p>
          </draw:text-box>
        </draw:frame>
        <draw:frame draw:style-name="gr4" draw:text-style-name="P5" draw:layer="layout" svg:width="13.485cm" svg:height="0.395cm" svg:x="2.589cm" svg:y="26.781cm">
          <draw:text-box>
            <text:p text:style-name="P1"><text:span text:style-name="T11">Annotated Agenda, 18 September 2003, Ad Hoc Group on Iraq Rehabilitation meeting. 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5</text:span></text:p>
          </draw:text-box>
        </draw:frame>
        <draw:frame draw:style-name="gr1" draw:text-style-name="P2" draw:layer="layout" svg:width="16.029cm" svg:height="0.475cm" svg:x="2.95cm" svg:y="2.525cm">
          <draw:text-box>
            <text:p text:style-name="P1"><text:span text:style-name="T4">companies (in the interests of effectiveness and value for money) remains negligible. </text:span></text:p>
          </draw:text-box>
        </draw:frame>
        <draw:frame draw:style-name="gr1" draw:text-style-name="P2" draw:layer="layout" svg:width="15.394cm" svg:height="0.475cm" svg:x="2.95cm" svg:y="3.09cm">
          <draw:text-box>
            <text:p text:style-name="P1"><text:span text:style-name="T4">Nevertheless, without participating in some form in the PMO, we may lose a point </text:span></text:p>
          </draw:text-box>
        </draw:frame>
        <draw:frame draw:style-name="gr1" draw:text-style-name="P2" draw:layer="layout" svg:width="2.436cm" svg:height="0.475cm" svg:x="2.95cm" svg:y="3.654cm">
          <draw:text-box>
            <text:p text:style-name="P1"><text:span text:style-name="T4">of influence.”</text:span></text:p>
          </draw:text-box>
        </draw:frame>
        <draw:frame draw:style-name="gr1" draw:text-style-name="P2" draw:layer="layout" svg:width="15.864cm" svg:height="0.475cm" svg:x="2.2cm" svg:y="4.568cm">
          <draw:text-box>
            <text:p text:style-name="P1"><text:span text:style-name="T6">674. </text:span><text:span text:style-name="T4"><text:s/>Mr Lusty provided advice to Mr O’Brien on 25 September on how TPUK would </text:span></text:p>
          </draw:text-box>
        </draw:frame>
        <draw:frame draw:style-name="gr1" draw:text-style-name="P2" draw:layer="layout" svg:width="15.162cm" svg:height="0.475cm" svg:x="2.2cm" svg:y="5.133cm">
          <draw:text-box>
            <text:p text:style-name="P1"><text:span text:style-name="T4">ensure that procurement for Iraq’s reconstruction was transparent and created a </text:span></text:p>
          </draw:text-box>
        </draw:frame>
        <draw:frame draw:style-name="gr1" draw:text-style-name="P2" draw:layer="layout" svg:width="6.847cm" svg:height="0.475cm" svg:x="2.2cm" svg:y="5.697cm">
          <draw:text-box>
            <text:p text:style-name="P1"><text:span text:style-name="T4">level playing field for UK companies.</text:span></text:p>
          </draw:text-box>
        </draw:frame>
        <draw:frame draw:style-name="gr6" draw:text-style-name="P7" draw:layer="layout" svg:width="0.408cm" svg:height="0.276cm" svg:x="9.024cm" svg:y="5.716cm">
          <draw:text-box>
            <text:p text:style-name="P1"><text:span text:style-name="T9">402</text:span></text:p>
          </draw:text-box>
        </draw:frame>
        <draw:frame draw:style-name="gr1" draw:text-style-name="P2" draw:layer="layout" svg:width="8.084cm" svg:height="0.475cm" svg:x="9.436cm" svg:y="5.697cm">
          <draw:text-box>
            <text:p text:style-name="P1"><text:span text:style-name="T4"><text:s/></text:span><text:span text:style-name="T4">Mr Lusty advised that, although the CPA’s </text:span></text:p>
          </draw:text-box>
        </draw:frame>
        <draw:frame draw:style-name="gr1" draw:text-style-name="P2" draw:layer="layout" svg:width="15.915cm" svg:height="0.475cm" svg:x="2.2cm" svg:y="6.262cm">
          <draw:text-box>
            <text:p text:style-name="P1"><text:span text:style-name="T4">procurement rules were “generally fair”, UK business remained concerned about the </text:span></text:p>
          </draw:text-box>
        </draw:frame>
        <draw:frame draw:style-name="gr1" draw:text-style-name="P2" draw:layer="layout" svg:width="15.826cm" svg:height="0.475cm" svg:x="2.2cm" svg:y="6.826cm">
          <draw:text-box>
            <text:p text:style-name="P1"><text:span text:style-name="T4">lack of transparency and that the dominance of US personnel in the CPA resulted in </text:span></text:p>
          </draw:text-box>
        </draw:frame>
        <draw:frame draw:style-name="gr1" draw:text-style-name="P2" draw:layer="layout" svg:width="5.903cm" svg:height="0.475cm" svg:x="2.2cm" svg:y="7.391cm">
          <draw:text-box>
            <text:p text:style-name="P1"><text:span text:style-name="T4">a bias towards US contractors. </text:span></text:p>
          </draw:text-box>
        </draw:frame>
        <draw:frame draw:style-name="gr1" draw:text-style-name="P2" draw:layer="layout" svg:width="4.895cm" svg:height="0.475cm" svg:x="2.2cm" svg:y="8.305cm">
          <draw:text-box>
            <text:p text:style-name="P1"><text:span text:style-name="T6">675. </text:span><text:span text:style-name="T4"><text:s/>Mr Lusty continued: </text:span></text:p>
          </draw:text-box>
        </draw:frame>
        <draw:frame draw:style-name="gr1" draw:text-style-name="P2" draw:layer="layout" svg:width="15.323cm" svg:height="0.475cm" svg:x="2.95cm" svg:y="9.22cm">
          <draw:text-box>
            <text:p text:style-name="P1"><text:span text:style-name="T4">“</text:span><text:span text:style-name="T4">It has been clear from our contacts with the Americans at all levels that there will </text:span></text:p>
          </draw:text-box>
        </draw:frame>
        <draw:frame draw:style-name="gr1" draw:text-style-name="P2" draw:layer="layout" svg:width="15.61cm" svg:height="0.475cm" svg:x="2.95cm" svg:y="9.784cm">
          <draw:text-box>
            <text:p text:style-name="P1"><text:span text:style-name="T4">be no special favours for British business in bidding for reconstruction work in Iraq. </text:span></text:p>
          </draw:text-box>
        </draw:frame>
        <draw:frame draw:style-name="gr1" draw:text-style-name="P2" draw:layer="layout" svg:width="12.173cm" svg:height="0.475cm" svg:x="2.95cm" svg:y="10.348cm">
          <draw:text-box>
            <text:p text:style-name="P1"><text:span text:style-name="T4">We have made it clear to UK firms that there is no inside track …</text:span></text:p>
          </draw:text-box>
        </draw:frame>
        <draw:frame draw:style-name="gr1" draw:text-style-name="P2" draw:layer="layout" svg:width="15.17cm" svg:height="0.475cm" svg:x="2.95cm" svg:y="11.263cm">
          <draw:text-box>
            <text:p text:style-name="P1"><text:span text:style-name="T4">“</text:span><text:span text:style-name="T4">To maximise UK business involvement in Iraq reconstruction, we must ensure a </text:span></text:p>
          </draw:text-box>
        </draw:frame>
        <draw:frame draw:style-name="gr1" draw:text-style-name="P2" draw:layer="layout" svg:width="15.513cm" svg:height="0.475cm" svg:x="2.95cm" svg:y="11.827cm">
          <draw:text-box>
            <text:p text:style-name="P1"><text:span text:style-name="T4">level playing field for international businesses bidding for reconstruction work from </text:span></text:p>
          </draw:text-box>
        </draw:frame>
        <draw:frame draw:style-name="gr1" draw:text-style-name="P2" draw:layer="layout" svg:width="14.869cm" svg:height="0.475cm" svg:x="2.95cm" svg:y="12.392cm">
          <draw:text-box>
            <text:p text:style-name="P1"><text:span text:style-name="T4">the CPA and from the US Government; and give British business a competitive </text:span></text:p>
          </draw:text-box>
        </draw:frame>
        <draw:frame draw:style-name="gr1" draw:text-style-name="P2" draw:layer="layout" svg:width="13.333cm" svg:height="0.475cm" svg:x="2.95cm" svg:y="12.956cm">
          <draw:text-box>
            <text:p text:style-name="P1"><text:span text:style-name="T4">advantage through our [TPUK’s] own bilateral trade promotion efforts.” </text:span></text:p>
          </draw:text-box>
        </draw:frame>
        <draw:frame draw:style-name="gr1" draw:text-style-name="P2" draw:layer="layout" svg:width="6.386cm" svg:height="0.475cm" svg:x="2.2cm" svg:y="13.871cm">
          <draw:text-box>
            <text:p text:style-name="P1"><text:span text:style-name="T6">676. </text:span><text:span text:style-name="T4"><text:s/>To achieve that, TPUK was: </text:span></text:p>
          </draw:text-box>
        </draw:frame>
        <draw:frame draw:style-name="gr2" draw:text-style-name="P3" draw:layer="layout" svg:width="0.634cm" svg:height="0.712cm" svg:x="2.95cm" svg:y="14.6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88cm" svg:height="0.475cm" svg:x="3.7cm" svg:y="14.785cm">
          <draw:text-box>
            <text:p text:style-name="P1"><text:span text:style-name="T4">“</text:span><text:span text:style-name="T4">Sending a … procurement expert back to the CPA asap.” The BTI official </text:span></text:p>
          </draw:text-box>
        </draw:frame>
        <draw:frame draw:style-name="gr1" draw:text-style-name="P2" draw:layer="layout" svg:width="13.511cm" svg:height="0.475cm" svg:x="3.7cm" svg:y="15.35cm">
          <draw:text-box>
            <text:p text:style-name="P1"><text:span text:style-name="T4">seconded to ORHA/CPA in March (who had left at the end of June) had </text:span></text:p>
          </draw:text-box>
        </draw:frame>
        <draw:frame draw:style-name="gr1" draw:text-style-name="P2" draw:layer="layout" svg:width="14.205cm" svg:height="0.475cm" svg:x="3.7cm" svg:y="15.914cm">
          <draw:text-box>
            <text:p text:style-name="P1"><text:span text:style-name="T4">focused on improving procurement by the Iraqi Ministries; President Bush’s </text:span></text:p>
          </draw:text-box>
        </draw:frame>
        <draw:frame draw:style-name="gr1" draw:text-style-name="P2" draw:layer="layout" svg:width="14.603cm" svg:height="0.475cm" svg:x="3.7cm" svg:y="16.478cm">
          <draw:text-box>
            <text:p text:style-name="P1"><text:span text:style-name="T4">announcement of further, substantial funding for Iraq’s reconstruction and the </text:span></text:p>
          </draw:text-box>
        </draw:frame>
        <draw:frame draw:style-name="gr1" draw:text-style-name="P2" draw:layer="layout" svg:width="11.479cm" svg:height="0.475cm" svg:x="3.7cm" svg:y="17.043cm">
          <draw:text-box>
            <text:p text:style-name="P1"><text:span text:style-name="T4">creation of the PMO had shifted the priority back to the CPA. 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17.707cm">
          <draw:text-box>
            <text:p text:style-name="P1"><text:span text:style-name="T4">Identifying public and private sector secondees for the PMO, in response to </text:span></text:p>
          </draw:text-box>
        </draw:frame>
        <draw:frame draw:style-name="gr1" draw:text-style-name="P2" draw:layer="layout" svg:width="14.036cm" svg:height="0.475cm" svg:x="3.7cm" svg:y="18.272cm">
          <draw:text-box>
            <text:p text:style-name="P1"><text:span text:style-name="T4">a request from Rear Admiral (retired) David Nash, the Director of the PMO.</text:span></text:p>
          </draw:text-box>
        </draw:frame>
        <draw:frame draw:style-name="gr1" draw:text-style-name="P2" draw:layer="layout" svg:width="15.843cm" svg:height="0.475cm" svg:x="2.2cm" svg:y="19.186cm">
          <draw:text-box>
            <text:p text:style-name="P1"><text:span text:style-name="T6">677. </text:span><text:span text:style-name="T4"><text:s/>Mr Lusty recommended that Mr O’Brien press the US for greater transparency </text:span></text:p>
          </draw:text-box>
        </draw:frame>
        <draw:frame draw:style-name="gr1" draw:text-style-name="P2" draw:layer="layout" svg:width="15.509cm" svg:height="0.475cm" svg:x="2.2cm" svg:y="19.751cm">
          <draw:text-box>
            <text:p text:style-name="P1"><text:span text:style-name="T4">in procurement by the CPA and the US Government (especially the Department of </text:span></text:p>
          </draw:text-box>
        </draw:frame>
        <draw:frame draw:style-name="gr1" draw:text-style-name="P2" draw:layer="layout" svg:width="1.962cm" svg:height="0.475cm" svg:x="2.2cm" svg:y="20.315cm">
          <draw:text-box>
            <text:p text:style-name="P1"><text:span text:style-name="T4">Defense). </text:span></text:p>
          </draw:text-box>
        </draw:frame>
        <draw:frame draw:style-name="gr1" draw:text-style-name="P2" draw:layer="layout" svg:width="15.847cm" svg:height="0.475cm" svg:x="2.2cm" svg:y="21.23cm">
          <draw:text-box>
            <text:p text:style-name="P1"><text:span text:style-name="T6">678. </text:span><text:span text:style-name="T4"><text:s/>The UK Government seconded two consultants to the PMO; the first arrived in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2.483cm" svg:height="0.475cm" svg:x="2.2cm" svg:y="21.794cm">
          <draw:text-box>
            <text:p text:style-name="P1"><text:span text:style-name="T4">March 2004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02 </text:span></text:p>
          </draw:text-box>
        </draw:frame>
        <draw:frame draw:style-name="gr4" draw:text-style-name="P5" draw:layer="layout" svg:width="15.852cm" svg:height="0.395cm" svg:x="2.6cm" svg:y="26.781cm">
          <draw:text-box>
            <text:p text:style-name="P1"><text:span text:style-name="T11">Minute Lusty to PS/Mr O’Brien, 25 September 2003, ‘Iraq Reconstruction: UK Company Involvement’. 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6</text:span></text:p>
          </draw:text-box>
        </draw:frame>
        <draw:frame draw:style-name="gr1" draw:text-style-name="P2" draw:layer="layout" svg:width="15.106cm" svg:height="0.475cm" svg:x="2.2cm" svg:y="2.525cm">
          <draw:text-box>
            <text:p text:style-name="P1"><text:span text:style-name="T6">679. </text:span><text:span text:style-name="T4"><text:s/>TPUK sent Mr Blair an update on commercial issues in Iraq on 10 October.</text:span></text:p>
          </draw:text-box>
        </draw:frame>
        <draw:frame draw:style-name="gr6" draw:text-style-name="P7" draw:layer="layout" svg:width="0.408cm" svg:height="0.276cm" svg:x="17.236cm" svg:y="2.544cm">
          <draw:text-box>
            <text:p text:style-name="P1"><text:span text:style-name="T9">403</text:span></text:p>
          </draw:text-box>
        </draw:frame>
        <draw:frame draw:style-name="gr1" draw:text-style-name="P2" draw:layer="layout" svg:width="0.422cm" svg:height="0.475cm" svg:x="17.647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049cm" svg:height="0.475cm" svg:x="2.2cm" svg:y="3.09cm">
          <draw:text-box>
            <text:p text:style-name="P1"><text:span text:style-name="T4">TPUK’s strategy was:</text:span></text:p>
          </draw:text-box>
        </draw:frame>
        <draw:frame draw:style-name="gr1" draw:text-style-name="P2" draw:layer="layout" svg:width="14.95cm" svg:height="0.475cm" svg:x="2.95cm" svg:y="4.004cm">
          <draw:text-box>
            <text:p text:style-name="P1"><text:span text:style-name="T4">“… </text:span><text:span text:style-name="T4">to position UK firms … through the provision of information about contracts, </text:span></text:p>
          </draw:text-box>
        </draw:frame>
        <draw:frame draw:style-name="gr1" draw:text-style-name="P2" draw:layer="layout" svg:width="15.373cm" svg:height="0.475cm" svg:x="2.95cm" svg:y="4.568cm">
          <draw:text-box>
            <text:p text:style-name="P1"><text:span text:style-name="T4">procurement issues, etc, and to press the US authorities (and the CPA) to ensure </text:span></text:p>
          </draw:text-box>
        </draw:frame>
        <draw:frame draw:style-name="gr1" draw:text-style-name="P2" draw:layer="layout" svg:width="11.076cm" svg:height="0.475cm" svg:x="2.95cm" svg:y="5.133cm">
          <draw:text-box>
            <text:p text:style-name="P1"><text:span text:style-name="T4">a level playing field on which UK companies can compete.”</text:span></text:p>
          </draw:text-box>
        </draw:frame>
        <draw:frame draw:style-name="gr1" draw:text-style-name="P2" draw:layer="layout" svg:width="15.094cm" svg:height="0.475cm" svg:x="2.2cm" svg:y="6.047cm">
          <draw:text-box>
            <text:p text:style-name="P1"><text:span text:style-name="T6">680. </text:span><text:span text:style-name="T4"><text:s/>TPUK advised that the US had made it clear that while they welcomed the </text:span></text:p>
          </draw:text-box>
        </draw:frame>
        <draw:frame draw:style-name="gr1" draw:text-style-name="P2" draw:layer="layout" svg:width="11.195cm" svg:height="0.475cm" svg:x="2.2cm" svg:y="6.612cm">
          <draw:text-box>
            <text:p text:style-name="P1"><text:span text:style-name="T4">participation of UK companies, there was no “special deal”. </text:span></text:p>
          </draw:text-box>
        </draw:frame>
        <draw:frame draw:style-name="gr1" draw:text-style-name="P2" draw:layer="layout" svg:width="15.411cm" svg:height="0.475cm" svg:x="2.2cm" svg:y="7.526cm">
          <draw:text-box>
            <text:p text:style-name="P1"><text:span text:style-name="T6">681. </text:span><text:span text:style-name="T4"><text:s/>TPUK’s major concern was the lack of openness in the CPA’s tendering and </text:span></text:p>
          </draw:text-box>
        </draw:frame>
        <draw:frame draw:style-name="gr1" draw:text-style-name="P2" draw:layer="layout" svg:width="14.802cm" svg:height="0.475cm" svg:x="2.2cm" svg:y="8.091cm">
          <draw:text-box>
            <text:p text:style-name="P1"><text:span text:style-name="T4">procurement procedures, which might result in a bias towards US companies. <text:s/></text:span></text:p>
          </draw:text-box>
        </draw:frame>
        <draw:frame draw:style-name="gr1" draw:text-style-name="P2" draw:layer="layout" svg:width="15.31cm" svg:height="0.475cm" svg:x="2.2cm" svg:y="8.655cm">
          <draw:text-box>
            <text:p text:style-name="P1"><text:span text:style-name="T4">TPUK was lobbying on this issue in Baghdad and Washington, and had funded a </text:span></text:p>
          </draw:text-box>
        </draw:frame>
        <draw:frame draw:style-name="gr1" draw:text-style-name="P2" draw:layer="layout" svg:width="15.687cm" svg:height="0.475cm" svg:x="2.2cm" svg:y="9.22cm">
          <draw:text-box>
            <text:p text:style-name="P1"><text:span text:style-name="T4">procurement consultant in the CPA Ministry of Finance “to make procurement more </text:span></text:p>
          </draw:text-box>
        </draw:frame>
        <draw:frame draw:style-name="gr1" draw:text-style-name="P2" draw:layer="layout" svg:width="15.729cm" svg:height="0.475cm" svg:x="2.2cm" svg:y="9.784cm">
          <draw:text-box>
            <text:p text:style-name="P1"><text:span text:style-name="T4">transparent and ensure that UK firms were on the CPA’s bidding lists”. It would also </text:span></text:p>
          </draw:text-box>
        </draw:frame>
        <draw:frame draw:style-name="gr1" draw:text-style-name="P2" draw:layer="layout" svg:width="5.984cm" svg:height="0.475cm" svg:x="2.2cm" svg:y="10.348cm">
          <draw:text-box>
            <text:p text:style-name="P1"><text:span text:style-name="T4">fund secondments to the PMO. </text:span></text:p>
          </draw:text-box>
        </draw:frame>
        <draw:frame draw:style-name="gr1" draw:text-style-name="P2" draw:layer="layout" svg:width="14.704cm" svg:height="0.475cm" svg:x="2.2cm" svg:y="11.263cm">
          <draw:text-box>
            <text:p text:style-name="P1"><text:span text:style-name="T6">682. </text:span><text:span text:style-name="T4"><text:s/>The TPUK paper considered oil and gas contracts separately from other </text:span></text:p>
          </draw:text-box>
        </draw:frame>
        <draw:frame draw:style-name="gr1" draw:text-style-name="P2" draw:layer="layout" svg:width="15.78cm" svg:height="0.475cm" svg:x="2.2cm" svg:y="11.827cm">
          <draw:text-box>
            <text:p text:style-name="P1"><text:span text:style-name="T4">reconstruction contracts; oil and gas contracts are addressed earlier in this Section. </text:span></text:p>
          </draw:text-box>
        </draw:frame>
        <draw:frame draw:style-name="gr1" draw:text-style-name="P2" draw:layer="layout" svg:width="16.262cm" svg:height="0.475cm" svg:x="2.2cm" svg:y="12.742cm">
          <draw:text-box>
            <text:p text:style-name="P1"><text:span text:style-name="T6">683. </text:span><text:span text:style-name="T4"><text:s/>TPUK reported that UK firms were doing “quite well”, given that most of the work </text:span></text:p>
          </draw:text-box>
        </draw:frame>
        <draw:frame draw:style-name="gr1" draw:text-style-name="P2" draw:layer="layout" svg:width="15.805cm" svg:height="0.475cm" svg:x="2.2cm" svg:y="13.306cm">
          <draw:text-box>
            <text:p text:style-name="P1"><text:span text:style-name="T4">so far had been US-funded. An analysis of Bechtel’s subcontracts showed that Iraqi </text:span></text:p>
          </draw:text-box>
        </draw:frame>
        <draw:frame draw:style-name="gr1" draw:text-style-name="P2" draw:layer="layout" svg:width="16.266cm" svg:height="0.475cm" svg:x="2.2cm" svg:y="13.871cm">
          <draw:text-box>
            <text:p text:style-name="P1"><text:span text:style-name="T4">firms had won 36 percent, US firms 28 percent and UK firms 16 percent. UK firms had </text:span></text:p>
          </draw:text-box>
        </draw:frame>
        <draw:frame draw:style-name="gr1" draw:text-style-name="P2" draw:layer="layout" svg:width="7.652cm" svg:height="0.475cm" svg:x="2.2cm" svg:y="14.435cm">
          <draw:text-box>
            <text:p text:style-name="P1"><text:span text:style-name="T4">also won major contracts in other areas. </text:span></text:p>
          </draw:text-box>
        </draw:frame>
        <draw:frame draw:style-name="gr1" draw:text-style-name="P2" draw:layer="layout" svg:width="16.254cm" svg:height="0.475cm" svg:x="2.2cm" svg:y="15.35cm">
          <draw:text-box>
            <text:p text:style-name="P1"><text:span text:style-name="T6">684. </text:span><text:span text:style-name="T4"><text:s/>British Trade International was subsequently renamed UK Trade and Investment </text:span></text:p>
          </draw:text-box>
        </draw:frame>
        <draw:frame draw:style-name="gr1" draw:text-style-name="P2" draw:layer="layout" svg:width="12.3cm" svg:height="0.475cm" svg:x="2.2cm" svg:y="15.914cm">
          <draw:text-box>
            <text:p text:style-name="P1"><text:span text:style-name="T4">(UKTI) and the Trade Partners UK (TPUK) identity fell out of use. </text:span></text:p>
          </draw:text-box>
        </draw:frame>
        <draw:frame draw:style-name="gr1" draw:text-style-name="P2" draw:layer="layout" svg:width="15.195cm" svg:height="0.475cm" svg:x="2.2cm" svg:y="16.828cm">
          <draw:text-box>
            <text:p text:style-name="P1"><text:span text:style-name="T6">685. </text:span><text:span text:style-name="T4"><text:s/>Congress approved the CPA’s request for additional funds on 6 November, </text:span></text:p>
          </draw:text-box>
        </draw:frame>
        <draw:frame draw:style-name="gr1" draw:text-style-name="P2" draw:layer="layout" svg:width="13.892cm" svg:height="0.475cm" svg:x="2.2cm" svg:y="17.393cm">
          <draw:text-box>
            <text:p text:style-name="P1"><text:span text:style-name="T4">allocating US$18.4bn to the Iraq Relief and Reconstruction Fund (IRRF2).</text:span></text:p>
          </draw:text-box>
        </draw:frame>
        <draw:frame draw:style-name="gr6" draw:text-style-name="P7" draw:layer="layout" svg:width="0.408cm" svg:height="0.276cm" svg:x="16.036cm" svg:y="17.412cm">
          <draw:text-box>
            <text:p text:style-name="P1"><text:span text:style-name="T9">404</text:span></text:p>
          </draw:text-box>
        </draw:frame>
        <draw:frame draw:style-name="gr1" draw:text-style-name="P2" draw:layer="layout" svg:width="0.422cm" svg:height="0.475cm" svg:x="16.448cm" svg:y="17.39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5.851cm" svg:height="0.475cm" svg:x="2.2cm" svg:y="18.307cm">
          <draw:text-box>
            <text:p text:style-name="P1"><text:span text:style-name="T6">686. </text:span><text:span text:style-name="T15"><text:s/>Hard Lessons</text:span><text:span text:style-name="T4"> recorded that, at that time, the PMO comprised only Adm Nash, </text:span></text:p>
          </draw:text-box>
        </draw:frame>
        <draw:frame draw:style-name="gr1" draw:text-style-name="P2" draw:layer="layout" svg:width="9.226cm" svg:height="0.475cm" svg:x="2.2cm" svg:y="18.872cm">
          <draw:text-box>
            <text:p text:style-name="P1"><text:span text:style-name="T4">two US Government officials, and 13 contractors.</text:span></text:p>
          </draw:text-box>
        </draw:frame>
        <draw:frame draw:style-name="gr6" draw:text-style-name="P7" draw:layer="layout" svg:width="0.408cm" svg:height="0.276cm" svg:x="11.4cm" svg:y="18.891cm">
          <draw:text-box>
            <text:p text:style-name="P1"><text:span text:style-name="T9">405</text:span></text:p>
          </draw:text-box>
        </draw:frame>
        <draw:frame draw:style-name="gr1" draw:text-style-name="P2" draw:layer="layout" svg:width="0.422cm" svg:height="0.475cm" svg:x="11.812cm" svg:y="18.8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77cm" svg:height="0.475cm" svg:x="2.2cm" svg:y="19.786cm">
          <draw:text-box>
            <text:p text:style-name="P1"><text:span text:style-name="T6">687. </text:span><text:span text:style-name="T4"><text:s/>In December, Mr David Warren, Director of the UKTI’s International Trade Division, </text:span></text:p>
          </draw:text-box>
        </draw:frame>
        <draw:frame draw:style-name="gr1" draw:text-style-name="P2" draw:layer="layout" svg:width="15.411cm" svg:height="0.475cm" svg:x="2.2cm" svg:y="20.351cm">
          <draw:text-box>
            <text:p text:style-name="P1"><text:span text:style-name="T4">provided a review of UKTI’s experience of promoting UK business for Mr Stephen </text:span></text:p>
          </draw:text-box>
        </draw:frame>
        <draw:frame draw:style-name="gr1" draw:text-style-name="P2" draw:layer="layout" svg:width="11.381cm" svg:height="0.475cm" svg:x="2.2cm" svg:y="20.915cm">
          <draw:text-box>
            <text:p text:style-name="P1"><text:span text:style-name="T4">Haddrill, Director-General of the UKTI’s Fair Markets Group: </text:span></text:p>
          </draw:text-box>
        </draw:frame>
        <draw:frame draw:style-name="gr1" draw:text-style-name="P2" draw:layer="layout" svg:width="14.832cm" svg:height="0.475cm" svg:x="2.95cm" svg:y="21.83cm">
          <draw:text-box>
            <text:p text:style-name="P1"><text:span text:style-name="T4">“</text:span><text:span text:style-name="T4">It took time, initially, to persuade Ministers that this [promoting UK commercial </text:span></text:p>
          </draw:text-box>
        </draw:frame>
        <draw:frame draw:style-name="gr1" draw:text-style-name="P2" draw:layer="layout" svg:width="14.869cm" svg:height="0.475cm" svg:x="2.95cm" svg:y="22.394cm">
          <draw:text-box>
            <text:p text:style-name="P1"><text:span text:style-name="T4">interests] was a legitimate objective that the Government should be seen to be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line draw:style-name="gr8" draw:text-style-name="P8" draw:layer="layout" svg:x1="2.6cm" svg:y1="25.444cm" svg:x2="18.762cm" svg:y2="25.444cm">
          <text:p/>
        </draw:line>
        <draw:line draw:style-name="gr8" draw:text-style-name="P8" draw:layer="layout" svg:x1="2.199cm" svg:y1="25.867cm" svg:x2="10.808cm" svg:y2="25.867cm">
          <text:p/>
        </draw:line>
        <draw:frame draw:style-name="gr1" draw:text-style-name="P2" draw:layer="layout" svg:width="8.308cm" svg:height="0.475cm" svg:x="2.95cm" svg:y="22.958cm">
          <draw:text-box>
            <text:p text:style-name="P1"><text:span text:style-name="T4">promoting actively, rather than by default …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03 </text:span></text:p>
          </draw:text-box>
        </draw:frame>
        <draw:frame draw:style-name="gr4" draw:text-style-name="P5" draw:layer="layout" svg:width="16.08cm" svg:height="0.395cm" svg:x="2.6cm" svg:y="25.087cm">
          <draw:text-box>
            <text:p text:style-name="P1"><text:span text:style-name="T5">Letter Zimmer to Rycroft, 10 October 2003, ‘Iraq: Update on Commercial Issues’ attaching Paper UKTI, </text:span></text:p>
          </draw:text-box>
        </draw:frame>
        <draw:frame draw:style-name="gr4" draw:text-style-name="P5" draw:layer="layout" svg:width="8.663cm" svg:height="0.395cm" svg:x="2.2cm" svg:y="25.511cm">
          <draw:text-box>
            <text:p text:style-name="P1"><text:span text:style-name="T5">10 October 2003, ‘Iraq: Update on Commercial Issues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04 </text:span></text:p>
          </draw:text-box>
        </draw:frame>
        <draw:frame draw:style-name="gr4" draw:text-style-name="P5" draw:layer="layout" svg:width="9.48cm" svg:height="0.395cm" svg:x="2.6cm" svg:y="25.934cm">
          <draw:text-box>
            <text:p text:style-name="P1"><text:span text:style-name="T11">Emergency Wartime Supplemental Appropriations Act, 2003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05 </text:span></text:p>
          </draw:text-box>
        </draw:frame>
        <draw:frame draw:style-name="gr4" draw:text-style-name="P5" draw:layer="layout" svg:width="15.661cm" svg:height="0.395cm" svg:x="2.6cm" svg:y="26.357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Office, </text:span></text:p>
          </draw:text-box>
        </draw:frame>
        <draw:frame draw:style-name="gr4" draw:text-style-name="P5" draw:layer="layout" svg:width="0.878cm" svg:height="0.395cm" svg:x="2.2cm" svg:y="26.781cm">
          <draw:text-box>
            <text:p text:style-name="P1"><text:span text:style-name="T11">2009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7</text:span></text:p>
          </draw:text-box>
        </draw:frame>
        <draw:frame draw:style-name="gr1" draw:text-style-name="P2" draw:layer="layout" svg:width="15.323cm" svg:height="0.475cm" svg:x="2.95cm" svg:y="2.525cm">
          <draw:text-box>
            <text:p text:style-name="P1"><text:span text:style-name="T4">“</text:span><text:span text:style-name="T4">The inter-departmental structures to handle reconstruction issues … allowed UK </text:span></text:p>
          </draw:text-box>
        </draw:frame>
        <draw:frame draw:style-name="gr1" draw:text-style-name="P2" draw:layer="layout" svg:width="14.895cm" svg:height="0.475cm" svg:x="2.95cm" svg:y="3.09cm">
          <draw:text-box>
            <text:p text:style-name="P1"><text:span text:style-name="T4">Trade and Investment to register this interest. But the departments responsible </text:span></text:p>
          </draw:text-box>
        </draw:frame>
        <draw:frame draw:style-name="gr1" draw:text-style-name="P2" draw:layer="layout" svg:width="15.466cm" svg:height="0.475cm" svg:x="2.95cm" svg:y="3.654cm">
          <draw:text-box>
            <text:p text:style-name="P1"><text:span text:style-name="T4">for overseeing this co-ordination made clear at an early stage that UK commercial </text:span></text:p>
          </draw:text-box>
        </draw:frame>
        <draw:frame draw:style-name="gr1" draw:text-style-name="P2" draw:layer="layout" svg:width="15.174cm" svg:height="0.475cm" svg:x="2.95cm" svg:y="4.218cm">
          <draw:text-box>
            <text:p text:style-name="P1"><text:span text:style-name="T4">interests were a lower priority than other aspects of reconstruction. The result … </text:span></text:p>
          </draw:text-box>
        </draw:frame>
        <draw:frame draw:style-name="gr1" draw:text-style-name="P2" draw:layer="layout" svg:width="14.086cm" svg:height="0.475cm" svg:x="2.95cm" svg:y="4.783cm">
          <draw:text-box>
            <text:p text:style-name="P1"><text:span text:style-name="T4">was that the contribution that the private sector could make to post-conflict </text:span></text:p>
          </draw:text-box>
        </draw:frame>
        <draw:frame draw:style-name="gr1" draw:text-style-name="P2" draw:layer="layout" svg:width="15.928cm" svg:height="0.475cm" svg:x="2.95cm" svg:y="5.347cm">
          <draw:text-box>
            <text:p text:style-name="P1"><text:span text:style-name="T4">reconstruction was less well registered. This contrasts with the US use of the private </text:span></text:p>
          </draw:text-box>
        </draw:frame>
        <draw:frame draw:style-name="gr1" draw:text-style-name="P2" draw:layer="layout" svg:width="5.488cm" svg:height="0.475cm" svg:x="2.95cm" svg:y="5.912cm">
          <draw:text-box>
            <text:p text:style-name="P1"><text:span text:style-name="T4">sector at the planning stage.”</text:span></text:p>
          </draw:text-box>
        </draw:frame>
        <draw:frame draw:style-name="gr6" draw:text-style-name="P7" draw:layer="layout" svg:width="0.408cm" svg:height="0.276cm" svg:x="8.41cm" svg:y="5.931cm">
          <draw:text-box>
            <text:p text:style-name="P1"><text:span text:style-name="T9">406</text:span></text:p>
          </draw:text-box>
        </draw:frame>
        <draw:frame draw:style-name="gr1" draw:text-style-name="P2" draw:layer="layout" svg:width="15.843cm" svg:height="0.475cm" svg:x="2.2cm" svg:y="6.826cm">
          <draw:text-box>
            <text:p text:style-name="P1"><text:span text:style-name="T6">688. </text:span><text:span text:style-name="T4"><text:s/>Mr Warren also advised that DFID’s concentration on international competitive </text:span></text:p>
          </draw:text-box>
        </draw:frame>
        <draw:frame draw:style-name="gr1" draw:text-style-name="P2" draw:layer="layout" svg:width="15.25cm" svg:height="0.475cm" svg:x="2.2cm" svg:y="7.391cm">
          <draw:text-box>
            <text:p text:style-name="P1"><text:span text:style-name="T4">tendering and the ECGD’s “understandable” reluctance to offer cover had further </text:span></text:p>
          </draw:text-box>
        </draw:frame>
        <draw:frame draw:style-name="gr1" draw:text-style-name="P2" draw:layer="layout" svg:width="15.847cm" svg:height="0.475cm" svg:x="2.2cm" svg:y="7.955cm">
          <draw:text-box>
            <text:p text:style-name="P1"><text:span text:style-name="T4">inhibited a “proactive and joined-up approach”. Co-operation with DFID at a working </text:span></text:p>
          </draw:text-box>
        </draw:frame>
        <draw:frame draw:style-name="gr1" draw:text-style-name="P2" draw:layer="layout" svg:width="5.51cm" svg:height="0.475cm" svg:x="2.2cm" svg:y="8.52cm">
          <draw:text-box>
            <text:p text:style-name="P1"><text:span text:style-name="T4">level had been “reasonable”. </text:span></text:p>
          </draw:text-box>
        </draw:frame>
        <draw:frame draw:style-name="gr1" draw:text-style-name="P2" draw:layer="layout" svg:width="15.072cm" svg:height="0.475cm" svg:x="2.2cm" svg:y="9.434cm">
          <draw:text-box>
            <text:p text:style-name="P1"><text:span text:style-name="T6">689. </text:span><text:span text:style-name="T4"><text:s/>The result had been that promoting UK companies was seen solely as the </text:span></text:p>
          </draw:text-box>
        </draw:frame>
        <draw:frame draw:style-name="gr1" draw:text-style-name="P2" draw:layer="layout" svg:width="4.248cm" svg:height="0.475cm" svg:x="2.2cm" svg:y="9.998cm">
          <draw:text-box>
            <text:p text:style-name="P1"><text:span text:style-name="T4">responsibility of UKTI. </text:span></text:p>
          </draw:text-box>
        </draw:frame>
        <draw:frame draw:style-name="gr1" draw:text-style-name="P2" draw:layer="layout" svg:width="14.95cm" svg:height="0.475cm" svg:x="2.2cm" svg:y="10.913cm">
          <draw:text-box>
            <text:p text:style-name="P1"><text:span text:style-name="T6">690. </text:span><text:span text:style-name="T4"><text:s/>Mr Warren concluded that the interests of the private sector had not been </text:span></text:p>
          </draw:text-box>
        </draw:frame>
        <draw:frame draw:style-name="gr1" draw:text-style-name="P2" draw:layer="layout" svg:width="14.996cm" svg:height="0.475cm" svg:x="2.2cm" svg:y="11.477cm">
          <draw:text-box>
            <text:p text:style-name="P1"><text:span text:style-name="T4">a high enough priority for the Government, and that the potential contribution to </text:span></text:p>
          </draw:text-box>
        </draw:frame>
        <draw:frame draw:style-name="gr1" draw:text-style-name="P2" draw:layer="layout" svg:width="16.08cm" svg:height="0.475cm" svg:x="2.2cm" svg:y="12.042cm">
          <draw:text-box>
            <text:p text:style-name="P1"><text:span text:style-name="T4">reconstruction that could have been made by private sector had not been recognised </text:span></text:p>
          </draw:text-box>
        </draw:frame>
        <draw:frame draw:style-name="gr1" draw:text-style-name="P2" draw:layer="layout" svg:width="16.512cm" svg:height="0.475cm" svg:x="2.2cm" svg:y="12.606cm">
          <draw:text-box>
            <text:p text:style-name="P1"><text:span text:style-name="T4">by the Government. UKTI activities had nevertheless resulted in “a reasonable amount” </text:span></text:p>
          </draw:text-box>
        </draw:frame>
        <draw:frame draw:style-name="gr1" draw:text-style-name="P2" draw:layer="layout" svg:width="5.882cm" svg:height="0.475cm" svg:x="2.2cm" svg:y="13.171cm">
          <draw:text-box>
            <text:p text:style-name="P1"><text:span text:style-name="T4">of business for UK companies. </text:span></text:p>
          </draw:text-box>
        </draw:frame>
        <draw:frame draw:style-name="gr1" draw:text-style-name="P2" draw:layer="layout" svg:width="15.483cm" svg:height="0.475cm" svg:x="2.2cm" svg:y="14.085cm">
          <draw:text-box>
            <text:p text:style-name="P1"><text:span text:style-name="T6">691. </text:span><text:span text:style-name="T4"><text:s/>UK Government lobbying on behalf of UK business intensified in early 2004, </text:span></text:p>
          </draw:text-box>
        </draw:frame>
        <draw:frame draw:style-name="gr1" draw:text-style-name="P2" draw:layer="layout" svg:width="15.763cm" svg:height="0.475cm" svg:x="2.2cm" svg:y="14.65cm">
          <draw:text-box>
            <text:p text:style-name="P1"><text:span text:style-name="T4">in anticipation of contracts that would flow from IRRF2 and against a background of </text:span></text:p>
          </draw:text-box>
        </draw:frame>
        <draw:frame draw:style-name="gr1" draw:text-style-name="P2" draw:layer="layout" svg:width="16.195cm" svg:height="0.475cm" svg:x="2.2cm" svg:y="15.214cm">
          <draw:text-box>
            <text:p text:style-name="P1"><text:span text:style-name="T4">growing press and Parliamentary criticism that UK companies were at a disadvantage </text:span></text:p>
          </draw:text-box>
        </draw:frame>
        <draw:frame draw:style-name="gr1" draw:text-style-name="P2" draw:layer="layout" svg:width="6.547cm" svg:height="0.475cm" svg:x="2.2cm" svg:y="15.778cm">
          <draw:text-box>
            <text:p text:style-name="P1"><text:span text:style-name="T4">in bidding for US-funded contracts.</text:span></text:p>
          </draw:text-box>
        </draw:frame>
        <draw:frame draw:style-name="gr1" draw:text-style-name="P2" draw:layer="layout" svg:width="16.702cm" svg:height="0.475cm" svg:x="2.2cm" svg:y="16.693cm">
          <draw:text-box>
            <text:p text:style-name="P1"><text:span text:style-name="T6">692. </text:span><text:span text:style-name="T4"><text:s/>CPA officials briefed UK private sector representatives on the CPA’s objectives and </text:span></text:p>
          </draw:text-box>
        </draw:frame>
        <draw:frame draw:style-name="gr1" draw:text-style-name="P2" draw:layer="layout" svg:width="10.873cm" svg:height="0.475cm" svg:x="2.2cm" svg:y="17.257cm">
          <draw:text-box>
            <text:p text:style-name="P1"><text:span text:style-name="T4">requirements at a conference in London on 21 November.</text:span></text:p>
          </draw:text-box>
        </draw:frame>
        <draw:frame draw:style-name="gr6" draw:text-style-name="P7" draw:layer="layout" svg:width="0.408cm" svg:height="0.276cm" svg:x="13.025cm" svg:y="17.276cm">
          <draw:text-box>
            <text:p text:style-name="P1"><text:span text:style-name="T9">407</text:span></text:p>
          </draw:text-box>
        </draw:frame>
        <draw:frame draw:style-name="gr1" draw:text-style-name="P2" draw:layer="layout" svg:width="0.422cm" svg:height="0.475cm" svg:x="13.437cm" svg:y="17.2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4cm" svg:height="0.475cm" svg:x="2.2cm" svg:y="18.172cm">
          <draw:text-box>
            <text:p text:style-name="P1"><text:span text:style-name="T6">693. </text:span><text:span text:style-name="T4"><text:s/>On 5 December, the US announced that companies from the US, Iraq, “Coalition </text:span></text:p>
          </draw:text-box>
        </draw:frame>
        <draw:frame draw:style-name="gr1" draw:text-style-name="P2" draw:layer="layout" svg:width="16.012cm" svg:height="0.475cm" svg:x="2.2cm" svg:y="18.736cm">
          <draw:text-box>
            <text:p text:style-name="P1"><text:span text:style-name="T4">partners and force-contributing nations” were eligible to bid for prime contracts under </text:span></text:p>
          </draw:text-box>
        </draw:frame>
        <draw:frame draw:style-name="gr1" draw:text-style-name="P2" draw:layer="layout" svg:width="1.344cm" svg:height="0.475cm" svg:x="2.2cm" svg:y="19.301cm">
          <draw:text-box>
            <text:p text:style-name="P1"><text:span text:style-name="T4">IRRF2.</text:span></text:p>
          </draw:text-box>
        </draw:frame>
        <draw:frame draw:style-name="gr6" draw:text-style-name="P7" draw:layer="layout" svg:width="0.408cm" svg:height="0.276cm" svg:x="3.541cm" svg:y="19.319cm">
          <draw:text-box>
            <text:p text:style-name="P1"><text:span text:style-name="T9">408</text:span></text:p>
          </draw:text-box>
        </draw:frame>
        <draw:frame draw:style-name="gr1" draw:text-style-name="P2" draw:layer="layout" svg:width="13.033cm" svg:height="0.475cm" svg:x="3.952cm" svg:y="19.301cm">
          <draw:text-box>
            <text:p text:style-name="P1"><text:span text:style-name="T4"><text:s/></text:span><text:span text:style-name="T4">Prime contracts under IRRF1 had been open to US companies only. </text:span></text:p>
          </draw:text-box>
        </draw:frame>
        <draw:frame draw:style-name="gr1" draw:text-style-name="P2" draw:layer="layout" svg:width="16.431cm" svg:height="0.475cm" svg:x="2.2cm" svg:y="20.215cm">
          <draw:text-box>
            <text:p text:style-name="P1"><text:span text:style-name="T6">694. </text:span><text:span text:style-name="T4"><text:s/>In mid-December, the US Department of Defense invited bids for 12 major IRRF2 </text:span></text:p>
          </draw:text-box>
        </draw:frame>
        <draw:frame draw:style-name="gr1" draw:text-style-name="P2" draw:layer="layout" svg:width="16.161cm" svg:height="0.475cm" svg:x="2.2cm" svg:y="20.78cm">
          <draw:text-box>
            <text:p text:style-name="P1"><text:span text:style-name="T4">design and build construction contracts and six reconstruction management contracts.</text:span></text:p>
          </draw:text-box>
        </draw:frame>
        <draw:frame draw:style-name="gr6" draw:text-style-name="P7" draw:layer="layout" svg:width="0.408cm" svg:height="0.276cm" svg:x="18.295cm" svg:y="20.798cm">
          <draw:text-box>
            <text:p text:style-name="P1"><text:span text:style-name="T9">409</text:span></text:p>
          </draw:text-box>
        </draw:frame>
        <draw:frame draw:style-name="gr1" draw:text-style-name="P2" draw:layer="layout" svg:width="0.422cm" svg:height="0.475cm" svg:x="18.707cm" svg:y="20.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3cm" svg:height="0.475cm" svg:x="2.2cm" svg:y="21.694cm">
          <draw:text-box>
            <text:p text:style-name="P1"><text:span text:style-name="T6">695. </text:span><text:span text:style-name="T4"><text:s/>USACE awarded two design and build construction contracts in the oil sector on <text:s/></text:span></text:p>
          </draw:text-box>
        </draw:frame>
        <draw:frame draw:style-name="gr1" draw:text-style-name="P2" draw:layer="layout" svg:width="11.22cm" svg:height="0.475cm" svg:x="2.2cm" svg:y="22.258cm">
          <draw:text-box>
            <text:p text:style-name="P1"><text:span text:style-name="T4">16 January 2004 (the first contracts awarded under IRRF2).</text:span></text:p>
          </draw:text-box>
        </draw:frame>
        <draw:frame draw:style-name="gr6" draw:text-style-name="P7" draw:layer="layout" svg:width="0.408cm" svg:height="0.276cm" svg:x="13.377cm" svg:y="22.277cm">
          <draw:text-box>
            <text:p text:style-name="P1"><text:span text:style-name="T9">410</text:span></text:p>
          </draw:text-box>
        </draw:frame>
        <draw:frame draw:style-name="gr1" draw:text-style-name="P2" draw:layer="layout" svg:width="4.748cm" svg:height="0.475cm" svg:x="13.789cm" svg:y="22.258cm">
          <draw:text-box>
            <text:p text:style-name="P1"><text:span text:style-name="T4"><text:s/></text:span><text:span text:style-name="T4">The contracts were won </text:span></text:p>
          </draw:text-box>
        </draw:frame>
        <draw:frame draw:style-name="gr1" draw:text-style-name="P2" draw:layer="layout" svg:width="15.826cm" svg:height="0.475cm" svg:x="2.2cm" svg:y="22.823cm">
          <draw:text-box>
            <text:p text:style-name="P1"><text:span text:style-name="T4">by a US company (KBR, for the southern oilfields) and a joint US/Australian venture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line draw:style-name="gr8" draw:text-style-name="P8" draw:layer="layout" svg:x1="2.6cm" svg:y1="25.02cm" svg:x2="14.802cm" svg:y2="25.02cm">
          <text:p/>
        </draw:line>
        <draw:frame draw:style-name="gr1" draw:text-style-name="P2" draw:layer="layout" svg:width="16.127cm" svg:height="0.475cm" svg:x="2.2cm" svg:y="23.387cm">
          <draw:text-box>
            <text:p text:style-name="P1"><text:span text:style-name="T4">(for the northern oilfields). Bids submitted by three UK companies were unsuccessful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06 </text:span></text:p>
          </draw:text-box>
        </draw:frame>
        <draw:frame draw:style-name="gr4" draw:text-style-name="P5" draw:layer="layout" svg:width="12.219cm" svg:height="0.395cm" svg:x="2.6cm" svg:y="24.664cm">
          <draw:text-box>
            <text:p text:style-name="P1"><text:span text:style-name="T5">Minute Warren to Haddrill, 10 December 2003, ‘Post-Conflict Resolution: Iraq’.</text:span><text:span text:style-name="T11">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07 </text:span></text:p>
          </draw:text-box>
        </draw:frame>
        <draw:frame draw:style-name="gr4" draw:text-style-name="P5" draw:layer="layout" svg:width="13.392cm" svg:height="0.395cm" svg:x="2.589cm" svg:y="25.087cm">
          <draw:text-box>
            <text:p text:style-name="P1"><text:span text:style-name="T11">Annotated Agenda, 27 November 2003, Ad Hoc Group on Iraq Rehabilitation meeting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08 </text:span></text:p>
          </draw:text-box>
        </draw:frame>
        <draw:frame draw:style-name="gr4" draw:text-style-name="P5" draw:layer="layout" svg:width="10.336cm" svg:height="0.395cm" svg:x="2.6cm" svg:y="25.511cm">
          <draw:text-box>
            <text:p text:style-name="P1"><text:span text:style-name="T11">Paper Wolfowitz, 5 December 2003, ‘Determination and Findings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09 </text:span></text:p>
          </draw:text-box>
        </draw:frame>
        <draw:frame draw:style-name="gr4" draw:text-style-name="P5" draw:layer="layout" svg:width="15.661cm" svg:height="0.395cm" svg:x="2.6cm" svg:y="25.934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Office, </text:span></text:p>
          </draw:text-box>
        </draw:frame>
        <draw:frame draw:style-name="gr4" draw:text-style-name="P5" draw:layer="layout" svg:width="0.976cm" svg:height="0.395cm" svg:x="2.2cm" svg:y="26.357cm">
          <draw:text-box>
            <text:p text:style-name="P1"><text:span text:style-name="T11">2009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10 </text:span></text:p>
          </draw:text-box>
        </draw:frame>
        <draw:frame draw:style-name="gr4" draw:text-style-name="P5" draw:layer="layout" svg:width="14.336cm" svg:height="0.395cm" svg:x="2.6cm" svg:y="26.781cm">
          <draw:text-box>
            <text:p text:style-name="P1"><text:span text:style-name="T11">Briefing DTI, [undated], ‘Key Points Brief on DTI Issues: Ad Hoc Ministerial Meeting on Iraq’. 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8</text:span></text:p>
          </draw:text-box>
        </draw:frame>
        <draw:frame draw:style-name="gr1" draw:text-style-name="P2" draw:layer="layout" svg:width="16.567cm" svg:height="0.475cm" svg:x="2.2cm" svg:y="2.525cm">
          <draw:text-box>
            <text:p text:style-name="P1"><text:span text:style-name="T6">696. </text:span><text:span text:style-name="T4"><text:s/>In response, Sir Nigel Sheinwald, Mr Blair’s Foreign Policy Adviser, commissioned </text:span></text:p>
          </draw:text-box>
        </draw:frame>
        <draw:frame draw:style-name="gr1" draw:text-style-name="P2" draw:layer="layout" svg:width="16.732cm" svg:height="0.475cm" svg:x="2.2cm" svg:y="3.09cm">
          <draw:text-box>
            <text:p text:style-name="P1"><text:span text:style-name="T4">a paper on UK access to US-funded reconstruction contracts for the 22 January meeting </text:span></text:p>
          </draw:text-box>
        </draw:frame>
        <draw:frame draw:style-name="gr1" draw:text-style-name="P2" draw:layer="layout" svg:width="2.974cm" svg:height="0.475cm" svg:x="2.2cm" svg:y="3.654cm">
          <draw:text-box>
            <text:p text:style-name="P1"><text:span text:style-name="T4">of the AHMGIR.</text:span></text:p>
          </draw:text-box>
        </draw:frame>
        <draw:frame draw:style-name="gr6" draw:text-style-name="P7" draw:layer="layout" svg:width="0.391cm" svg:height="0.276cm" svg:x="5.164cm" svg:y="3.673cm">
          <draw:text-box>
            <text:p text:style-name="P1"><text:span text:style-name="T9">411</text:span></text:p>
          </draw:text-box>
        </draw:frame>
        <draw:frame draw:style-name="gr1" draw:text-style-name="P2" draw:layer="layout" svg:width="0.422cm" svg:height="0.475cm" svg:x="5.558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2cm" svg:height="0.475cm" svg:x="2.2cm" svg:y="4.568cm">
          <draw:text-box>
            <text:p text:style-name="P1"><text:span text:style-name="T6">697. </text:span><text:span text:style-name="T4"><text:s/>The 20 January meeting of ISOG concluded that, in contrast to the UK’s success </text:span></text:p>
          </draw:text-box>
        </draw:frame>
        <draw:frame draw:style-name="gr1" draw:text-style-name="P2" draw:layer="layout" svg:width="13.739cm" svg:height="0.475cm" svg:x="2.2cm" svg:y="5.133cm">
          <draw:text-box>
            <text:p text:style-name="P1"><text:span text:style-name="T4">in 2003, the UK’s “current record” on winning US contracts was not good.</text:span></text:p>
          </draw:text-box>
        </draw:frame>
        <draw:frame draw:style-name="gr6" draw:text-style-name="P7" draw:layer="layout" svg:width="0.408cm" svg:height="0.276cm" svg:x="15.887cm" svg:y="5.152cm">
          <draw:text-box>
            <text:p text:style-name="P1"><text:span text:style-name="T9">412</text:span></text:p>
          </draw:text-box>
        </draw:frame>
        <draw:frame draw:style-name="gr1" draw:text-style-name="P2" draw:layer="layout" svg:width="2.153cm" svg:height="0.475cm" svg:x="16.299cm" svg:y="5.133cm">
          <draw:text-box>
            <text:p text:style-name="P1"><text:span text:style-name="T4"><text:s/></text:span><text:span text:style-name="T4">The ISOG </text:span></text:p>
          </draw:text-box>
        </draw:frame>
        <draw:frame draw:style-name="gr1" draw:text-style-name="P2" draw:layer="layout" svg:width="16.516cm" svg:height="0.475cm" svg:x="2.2cm" svg:y="5.697cm">
          <draw:text-box>
            <text:p text:style-name="P1"><text:span text:style-name="T4">agreed that the UK needed a “proper campaign plan” involving Ministers and the British </text:span></text:p>
          </draw:text-box>
        </draw:frame>
        <draw:frame draw:style-name="gr1" draw:text-style-name="P2" draw:layer="layout" svg:width="16.389cm" svg:height="0.475cm" svg:x="2.2cm" svg:y="6.262cm">
          <draw:text-box>
            <text:p text:style-name="P1"><text:span text:style-name="T4">Embassy Washington, targeting the next tranche of US-funded contracts that would be </text:span></text:p>
          </draw:text-box>
        </draw:frame>
        <draw:frame draw:style-name="gr1" draw:text-style-name="P2" draw:layer="layout" svg:width="5.975cm" svg:height="0.475cm" svg:x="2.2cm" svg:y="6.826cm">
          <draw:text-box>
            <text:p text:style-name="P1"><text:span text:style-name="T4">awarded by the PMO in March. </text:span></text:p>
          </draw:text-box>
        </draw:frame>
        <draw:frame draw:style-name="gr1" draw:text-style-name="P2" draw:layer="layout" svg:width="16.635cm" svg:height="0.475cm" svg:x="2.2cm" svg:y="7.741cm">
          <draw:text-box>
            <text:p text:style-name="P1"><text:span text:style-name="T6">698. </text:span><text:span text:style-name="T4"><text:s/>UKTI submitted a draft paper on UK access to US-funded reconstruction contracts </text:span></text:p>
          </draw:text-box>
        </draw:frame>
        <draw:frame draw:style-name="gr1" draw:text-style-name="P2" draw:layer="layout" svg:width="8.011cm" svg:height="0.475cm" svg:x="2.2cm" svg:y="8.305cm">
          <draw:text-box>
            <text:p text:style-name="P1"><text:span text:style-name="T4">to the 22 January meeting of the AHMGIR.</text:span></text:p>
          </draw:text-box>
        </draw:frame>
        <draw:frame draw:style-name="gr6" draw:text-style-name="P7" draw:layer="layout" svg:width="0.408cm" svg:height="0.276cm" svg:x="10.177cm" svg:y="8.324cm">
          <draw:text-box>
            <text:p text:style-name="P1"><text:span text:style-name="T9">413</text:span></text:p>
          </draw:text-box>
        </draw:frame>
        <draw:frame draw:style-name="gr1" draw:text-style-name="P2" draw:layer="layout" svg:width="0.422cm" svg:height="0.475cm" svg:x="10.589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71cm" svg:height="0.475cm" svg:x="2.2cm" svg:y="9.22cm">
          <draw:text-box>
            <text:p text:style-name="P1"><text:span text:style-name="T6">699. </text:span><text:span text:style-name="T4"><text:s/>The draft paper stated that UK companies had good access to most US-funded </text:span></text:p>
          </draw:text-box>
        </draw:frame>
        <draw:frame draw:style-name="gr1" draw:text-style-name="P2" draw:layer="layout" svg:width="15.771cm" svg:height="0.475cm" svg:x="2.2cm" svg:y="9.784cm">
          <draw:text-box>
            <text:p text:style-name="P1"><text:span text:style-name="T4">contracts, but had achieved only limited success so far. US procurement rules were </text:span></text:p>
          </draw:text-box>
        </draw:frame>
        <draw:frame draw:style-name="gr1" draw:text-style-name="P2" draw:layer="layout" svg:width="15.322cm" svg:height="0.475cm" svg:x="2.2cm" svg:y="10.348cm">
          <draw:text-box>
            <text:p text:style-name="P1"><text:span text:style-name="T4">complex; several UK companies had formed joint ventures with US companies to </text:span></text:p>
          </draw:text-box>
        </draw:frame>
        <draw:frame draw:style-name="gr1" draw:text-style-name="P2" draw:layer="layout" svg:width="16.736cm" svg:height="0.475cm" svg:x="2.2cm" svg:y="10.913cm">
          <draw:text-box>
            <text:p text:style-name="P1"><text:span text:style-name="T4">overcome that barrier. The recent award of the US-funded oil contracts to US companies </text:span></text:p>
          </draw:text-box>
        </draw:frame>
        <draw:frame draw:style-name="gr1" draw:text-style-name="P2" draw:layer="layout" svg:width="15.644cm" svg:height="0.475cm" svg:x="2.2cm" svg:y="11.477cm">
          <draw:text-box>
            <text:p text:style-name="P1"><text:span text:style-name="T4">(bids with significant UK components had not been successful, despite lobbying by </text:span></text:p>
          </draw:text-box>
        </draw:frame>
        <draw:frame draw:style-name="gr1" draw:text-style-name="P2" draw:layer="layout" svg:width="16.068cm" svg:height="0.475cm" svg:x="2.2cm" svg:y="12.042cm">
          <draw:text-box>
            <text:p text:style-name="P1"><text:span text:style-name="T4">Ministers) suggested that the UK needed to take a “stronger and more active political </text:span></text:p>
          </draw:text-box>
        </draw:frame>
        <draw:frame draw:style-name="gr1" draw:text-style-name="P2" draw:layer="layout" svg:width="10.767cm" svg:height="0.475cm" svg:x="2.2cm" svg:y="12.606cm">
          <draw:text-box>
            <text:p text:style-name="P1"><text:span text:style-name="T4">line” in Washington to lobby for UK commercial interests. </text:span></text:p>
          </draw:text-box>
        </draw:frame>
        <draw:frame draw:style-name="gr1" draw:text-style-name="P2" draw:layer="layout" svg:width="16.287cm" svg:height="0.475cm" svg:x="2.2cm" svg:y="13.521cm">
          <draw:text-box>
            <text:p text:style-name="P1"><text:span text:style-name="T6">700. </text:span><text:span text:style-name="T4"><text:s/>The draft paper stated that while the British Embassy Washington conceded that </text:span></text:p>
          </draw:text-box>
        </draw:frame>
        <draw:frame draw:style-name="gr1" draw:text-style-name="P2" draw:layer="layout" svg:width="16.504cm" svg:height="0.475cm" svg:x="2.2cm" svg:y="14.085cm">
          <draw:text-box>
            <text:p text:style-name="P1"><text:span text:style-name="T4">UK lobbying had not been successful, the Embassy was not convinced that the UK had </text:span></text:p>
          </draw:text-box>
        </draw:frame>
        <draw:frame draw:style-name="gr1" draw:text-style-name="P2" draw:layer="layout" svg:width="14.243cm" svg:height="0.475cm" svg:x="2.2cm" svg:y="14.65cm">
          <draw:text-box>
            <text:p text:style-name="P1"><text:span text:style-name="T4">yet reached the stage where “high level political pressure” was appropriate. </text:span></text:p>
          </draw:text-box>
        </draw:frame>
        <draw:frame draw:style-name="gr1" draw:text-style-name="P2" draw:layer="layout" svg:width="15.436cm" svg:height="0.475cm" svg:x="2.2cm" svg:y="15.564cm">
          <draw:text-box>
            <text:p text:style-name="P1"><text:span text:style-name="T6">701. </text:span><text:span text:style-name="T4"><text:s/>The draft paper concluded that, as a first step, the Government should take <text:s/></text:span></text:p>
          </draw:text-box>
        </draw:frame>
        <draw:frame draw:style-name="gr1" draw:text-style-name="P2" draw:layer="layout" svg:width="15.31cm" svg:height="0.475cm" svg:x="2.2cm" svg:y="16.128cm">
          <draw:text-box>
            <text:p text:style-name="P1"><text:span text:style-name="T4">the line that UK companies had expertise and capacity in areas needed for Iraq’s </text:span></text:p>
          </draw:text-box>
        </draw:frame>
        <draw:frame draw:style-name="gr1" draw:text-style-name="P2" draw:layer="layout" svg:width="15.792cm" svg:height="0.475cm" svg:x="2.2cm" svg:y="16.693cm">
          <draw:text-box>
            <text:p text:style-name="P1"><text:span text:style-name="T4">reconstruction, and that the Government wanted to see a significant UK component </text:span></text:p>
          </draw:text-box>
        </draw:frame>
        <draw:frame draw:style-name="gr1" draw:text-style-name="P2" draw:layer="layout" svg:width="16.08cm" svg:height="0.475cm" svg:x="2.2cm" svg:y="17.257cm">
          <draw:text-box>
            <text:p text:style-name="P1"><text:span text:style-name="T4">in the PMO’s prime contracts. DTI and FCO Ministers should lead the UK’s lobbying. <text:s/></text:span></text:p>
          </draw:text-box>
        </draw:frame>
        <draw:frame draw:style-name="gr1" draw:text-style-name="P2" draw:layer="layout" svg:width="16.017cm" svg:height="0.475cm" svg:x="2.2cm" svg:y="17.822cm">
          <draw:text-box>
            <text:p text:style-name="P1"><text:span text:style-name="T4">The UK should consider targeted lobbying visits by Ministers to Washington closer to </text:span></text:p>
          </draw:text-box>
        </draw:frame>
        <draw:frame draw:style-name="gr1" draw:text-style-name="P2" draw:layer="layout" svg:width="7.757cm" svg:height="0.475cm" svg:x="2.2cm" svg:y="18.386cm">
          <draw:text-box>
            <text:p text:style-name="P1"><text:span text:style-name="T4">the announcement of the PMO contracts.</text:span></text:p>
          </draw:text-box>
        </draw:frame>
        <draw:frame draw:style-name="gr1" draw:text-style-name="P2" draw:layer="layout" svg:width="16.071cm" svg:height="0.475cm" svg:x="2.2cm" svg:y="19.301cm">
          <draw:text-box>
            <text:p text:style-name="P1"><text:span text:style-name="T6">702. </text:span><text:span text:style-name="T4"><text:s/>UKTI prepared a final version of the paper for the next meeting of the AHMGIR, </text:span></text:p>
          </draw:text-box>
        </draw:frame>
        <draw:frame draw:style-name="gr1" draw:text-style-name="P2" draw:layer="layout" svg:width="3.088cm" svg:height="0.475cm" svg:x="2.2cm" svg:y="19.865cm">
          <draw:text-box>
            <text:p text:style-name="P1"><text:span text:style-name="T4">on 12 February. </text:span></text:p>
          </draw:text-box>
        </draw:frame>
        <draw:frame draw:style-name="gr1" draw:text-style-name="P2" draw:layer="layout" svg:width="15.326cm" svg:height="0.475cm" svg:x="2.2cm" svg:y="20.78cm">
          <draw:text-box>
            <text:p text:style-name="P1"><text:span text:style-name="T6">703. </text:span><text:span text:style-name="T4"><text:s/>At Mr Straw’s request, Sir Stephen Brown contacted the three unsuccessful </text:span></text:p>
          </draw:text-box>
        </draw:frame>
        <draw:frame draw:style-name="gr1" draw:text-style-name="P2" draw:layer="layout" svg:width="8.524cm" svg:height="0.475cm" svg:x="2.2cm" svg:y="21.344cm">
          <draw:text-box>
            <text:p text:style-name="P1"><text:span text:style-name="T4">UK companies for their views on the process.</text:span></text:p>
          </draw:text-box>
        </draw:frame>
        <draw:frame draw:style-name="gr6" draw:text-style-name="P7" draw:layer="layout" svg:width="0.408cm" svg:height="0.276cm" svg:x="10.694cm" svg:y="21.363cm">
          <draw:text-box>
            <text:p text:style-name="P1"><text:span text:style-name="T9">414</text:span></text:p>
          </draw:text-box>
        </draw:frame>
        <draw:frame draw:style-name="gr1" draw:text-style-name="P2" draw:layer="layout" svg:width="0.422cm" svg:height="0.475cm" svg:x="11.106cm" svg:y="21.3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8cm" svg:height="0.475cm" svg:x="2.2cm" svg:y="22.258cm">
          <draw:text-box>
            <text:p text:style-name="P1"><text:span text:style-name="T6">704. </text:span><text:span text:style-name="T4"><text:s/>Sir Stephen reported to Mr O’Brien on 30 January that UK companies were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6.724cm" svg:height="0.475cm" svg:x="2.2cm" svg:y="22.823cm">
          <draw:text-box>
            <text:p text:style-name="P1"><text:span text:style-name="T4">unsurprised at the result; the scale and complexity of the work was such that “US giants” </text:span></text:p>
          </draw:text-box>
        </draw:frame>
        <draw:frame draw:style-name="gr9" draw:text-style-name="P9" draw:layer="layout" svg:width="0.387cm" svg:height="0.23cm" svg:x="2.2cm" svg:y="25.103cm">
          <draw:text-box>
            <text:p text:style-name="P1"><text:span text:style-name="T10">411 </text:span></text:p>
          </draw:text-box>
        </draw:frame>
        <draw:frame draw:style-name="gr4" draw:text-style-name="P5" draw:layer="layout" svg:width="14.336cm" svg:height="0.395cm" svg:x="2.585cm" svg:y="25.087cm">
          <draw:text-box>
            <text:p text:style-name="P1"><text:span text:style-name="T11">Briefing DTI, [undated], ‘Key Points Brief on DTI Issues: Ad Hoc Ministerial Meeting on Iraq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12 </text:span></text:p>
          </draw:text-box>
        </draw:frame>
        <draw:frame draw:style-name="gr4" draw:text-style-name="P5" draw:layer="layout" svg:width="8.558cm" svg:height="0.395cm" svg:x="2.6cm" svg:y="25.511cm">
          <draw:text-box>
            <text:p text:style-name="P1"><text:span text:style-name="T11">Minutes, 20 January 2004, Iraq Senior Officials Group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13 </text:span></text:p>
          </draw:text-box>
        </draw:frame>
        <draw:frame draw:style-name="gr4" draw:text-style-name="P5" draw:layer="layout" svg:width="16.118cm" svg:height="0.395cm" svg:x="2.589cm" svg:y="25.934cm">
          <draw:text-box>
            <text:p text:style-name="P1"><text:span text:style-name="T11">Annotated Agenda, 21 January 2004, Ad Hoc Ministerial Group on Iraq Rehabilitation meeting attaching </text:span></text:p>
          </draw:text-box>
        </draw:frame>
        <draw:frame draw:style-name="gr4" draw:text-style-name="P5" draw:layer="layout" svg:width="13.532cm" svg:height="0.395cm" svg:x="2.2cm" svg:y="26.357cm">
          <draw:text-box>
            <text:p text:style-name="P1"><text:span text:style-name="T11">Paper UKTI [draft], 20 January 2004, ‘Access to US-funded Reconstruction Contracts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14 </text:span></text:p>
          </draw:text-box>
        </draw:frame>
        <draw:frame draw:style-name="gr4" draw:text-style-name="P5" draw:layer="layout" svg:width="15.373cm" svg:height="0.395cm" svg:x="2.6cm" svg:y="26.781cm">
          <draw:text-box>
            <text:p text:style-name="P1"><text:span text:style-name="T11">Minute Brown to O’Brien, 30 January 2004, ‘Iraq: Access to US Funded Reconstruction Contracts’. 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79</text:span></text:p>
          </draw:text-box>
        </draw:frame>
        <draw:frame draw:style-name="gr1" draw:text-style-name="P2" draw:layer="layout" svg:width="15.61cm" svg:height="0.475cm" svg:x="2.2cm" svg:y="2.525cm">
          <draw:text-box>
            <text:p text:style-name="P1"><text:span text:style-name="T4">were exceptionally well placed. The bidding process had been “fair but … pedantic </text:span></text:p>
          </draw:text-box>
        </draw:frame>
        <draw:frame draw:style-name="gr1" draw:text-style-name="P2" draw:layer="layout" svg:width="2.788cm" svg:height="0.475cm" svg:x="2.2cm" svg:y="3.09cm">
          <draw:text-box>
            <text:p text:style-name="P1"><text:span text:style-name="T4">and complex”. </text:span></text:p>
          </draw:text-box>
        </draw:frame>
        <draw:frame draw:style-name="gr1" draw:text-style-name="P2" draw:layer="layout" svg:width="15.398cm" svg:height="0.475cm" svg:x="2.2cm" svg:y="4.004cm">
          <draw:text-box>
            <text:p text:style-name="P1"><text:span text:style-name="T6">705. </text:span><text:span text:style-name="T4"><text:s/>Mr O’Brien circulated a core script for a lobbying campaign targeting the US </text:span></text:p>
          </draw:text-box>
        </draw:frame>
        <draw:frame draw:style-name="gr1" draw:text-style-name="P2" draw:layer="layout" svg:width="15.276cm" svg:height="0.475cm" svg:x="2.2cm" svg:y="4.568cm">
          <draw:text-box>
            <text:p text:style-name="P1"><text:span text:style-name="T4">Government to Mr Straw, Ms Hewitt, Mr Paul Boateng, the Chief Secretary to the </text:span></text:p>
          </draw:text-box>
        </draw:frame>
        <draw:frame draw:style-name="gr1" draw:text-style-name="P2" draw:layer="layout" svg:width="16.338cm" svg:height="0.475cm" svg:x="2.2cm" svg:y="5.133cm">
          <draw:text-box>
            <text:p text:style-name="P1"><text:span text:style-name="T4">Treasury, Mr Hilary Benn, the International Development Secretary, and senior officials </text:span></text:p>
          </draw:text-box>
        </draw:frame>
        <draw:frame draw:style-name="gr1" draw:text-style-name="P2" draw:layer="layout" svg:width="2.733cm" svg:height="0.475cm" svg:x="2.2cm" svg:y="5.697cm">
          <draw:text-box>
            <text:p text:style-name="P1"><text:span text:style-name="T4">on 9 February.</text:span></text:p>
          </draw:text-box>
        </draw:frame>
        <draw:frame draw:style-name="gr6" draw:text-style-name="P7" draw:layer="layout" svg:width="0.408cm" svg:height="0.276cm" svg:x="4.922cm" svg:y="5.716cm">
          <draw:text-box>
            <text:p text:style-name="P1"><text:span text:style-name="T9">415</text:span></text:p>
          </draw:text-box>
        </draw:frame>
        <draw:frame draw:style-name="gr1" draw:text-style-name="P2" draw:layer="layout" svg:width="0.422cm" svg:height="0.475cm" svg:x="5.33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11cm" svg:height="0.475cm" svg:x="2.2cm" svg:y="6.612cm">
          <draw:text-box>
            <text:p text:style-name="P1"><text:span text:style-name="T6">706. </text:span><text:span text:style-name="T4"><text:s/>The core script highlighted the strengths of UK industry and expressed the hope </text:span></text:p>
          </draw:text-box>
        </draw:frame>
        <draw:frame draw:style-name="gr1" draw:text-style-name="P2" draw:layer="layout" svg:width="15.699cm" svg:height="0.475cm" svg:x="2.2cm" svg:y="7.176cm">
          <draw:text-box>
            <text:p text:style-name="P1"><text:span text:style-name="T4">that UK companies would be given the opportunity to display those strengths in the </text:span></text:p>
          </draw:text-box>
        </draw:frame>
        <draw:frame draw:style-name="gr1" draw:text-style-name="P2" draw:layer="layout" svg:width="4.511cm" svg:height="0.475cm" svg:x="2.2cm" svg:y="7.741cm">
          <draw:text-box>
            <text:p text:style-name="P1"><text:span text:style-name="T4">reconstruction process. </text:span></text:p>
          </draw:text-box>
        </draw:frame>
        <draw:frame draw:style-name="gr1" draw:text-style-name="P2" draw:layer="layout" svg:width="15.415cm" svg:height="0.475cm" svg:x="2.2cm" svg:y="8.655cm">
          <draw:text-box>
            <text:p text:style-name="P1"><text:span text:style-name="T6">707. </text:span><text:span text:style-name="T4"><text:s/>In his covering note, Mr O’Brien stated that although UK companies had not </text:span></text:p>
          </draw:text-box>
        </draw:frame>
        <draw:frame draw:style-name="gr1" draw:text-style-name="P2" draw:layer="layout" svg:width="16.135cm" svg:height="0.475cm" svg:x="2.2cm" svg:y="9.22cm">
          <draw:text-box>
            <text:p text:style-name="P1"><text:span text:style-name="T4">secured either of the oil sector contracts, they were winning other contracts, including </text:span></text:p>
          </draw:text-box>
        </draw:frame>
        <draw:frame draw:style-name="gr1" draw:text-style-name="P2" draw:layer="layout" svg:width="16.034cm" svg:height="0.475cm" svg:x="2.2cm" svg:y="9.784cm">
          <draw:text-box>
            <text:p text:style-name="P1"><text:span text:style-name="T4">from the US Government. UK companies assessed that US procurement procedures </text:span></text:p>
          </draw:text-box>
        </draw:frame>
        <draw:frame draw:style-name="gr1" draw:text-style-name="P2" draw:layer="layout" svg:width="16.068cm" svg:height="0.475cm" svg:x="2.2cm" svg:y="10.348cm">
          <draw:text-box>
            <text:p text:style-name="P1"><text:span text:style-name="T4">were “essentially fair” and were not critical of the UK Government’s support, but were </text:span></text:p>
          </draw:text-box>
        </draw:frame>
        <draw:frame draw:style-name="gr1" draw:text-style-name="P2" draw:layer="layout" svg:width="16.402cm" svg:height="0.475cm" svg:x="2.2cm" svg:y="10.913cm">
          <draw:text-box>
            <text:p text:style-name="P1"><text:span text:style-name="T4">convinced that there was a window of opportunity to press the US. It was now vital that </text:span></text:p>
          </draw:text-box>
        </draw:frame>
        <draw:frame draw:style-name="gr1" draw:text-style-name="P2" draw:layer="layout" svg:width="15.919cm" svg:height="0.475cm" svg:x="2.2cm" svg:y="11.477cm">
          <draw:text-box>
            <text:p text:style-name="P1"><text:span text:style-name="T4">UK Ministers ensured that their US interlocutors were “in no doubt about the political </text:span></text:p>
          </draw:text-box>
        </draw:frame>
        <draw:frame draw:style-name="gr1" draw:text-style-name="P2" draw:layer="layout" svg:width="16.537cm" svg:height="0.475cm" svg:x="2.2cm" svg:y="12.042cm">
          <draw:text-box>
            <text:p text:style-name="P1"><text:span text:style-name="T4">importance we attach to UK firms being seen to contribute actively to the reconstruction </text:span></text:p>
          </draw:text-box>
        </draw:frame>
        <draw:frame draw:style-name="gr1" draw:text-style-name="P2" draw:layer="layout" svg:width="1.746cm" svg:height="0.475cm" svg:x="2.2cm" svg:y="12.606cm">
          <draw:text-box>
            <text:p text:style-name="P1"><text:span text:style-name="T4">process”.</text:span></text:p>
          </draw:text-box>
        </draw:frame>
        <draw:frame draw:style-name="gr1" draw:text-style-name="P2" draw:layer="layout" svg:width="16.715cm" svg:height="0.475cm" svg:x="2.2cm" svg:y="13.521cm">
          <draw:text-box>
            <text:p text:style-name="P1"><text:span text:style-name="T6">708. </text:span><text:span text:style-name="T4"><text:s/>On 12 February, the AHMGIR received a final version of the UKTI paper on access </text:span></text:p>
          </draw:text-box>
        </draw:frame>
        <draw:frame draw:style-name="gr1" draw:text-style-name="P2" draw:layer="layout" svg:width="7.254cm" svg:height="0.475cm" svg:x="2.2cm" svg:y="14.085cm">
          <draw:text-box>
            <text:p text:style-name="P1"><text:span text:style-name="T4">to US-funded reconstruction contracts.</text:span></text:p>
          </draw:text-box>
        </draw:frame>
        <draw:frame draw:style-name="gr6" draw:text-style-name="P7" draw:layer="layout" svg:width="0.408cm" svg:height="0.276cm" svg:x="9.424cm" svg:y="14.104cm">
          <draw:text-box>
            <text:p text:style-name="P1"><text:span text:style-name="T9">416</text:span></text:p>
          </draw:text-box>
        </draw:frame>
        <draw:frame draw:style-name="gr1" draw:text-style-name="P2" draw:layer="layout" svg:width="7.995cm" svg:height="0.475cm" svg:x="9.836cm" svg:y="14.085cm">
          <draw:text-box>
            <text:p text:style-name="P1"><text:span text:style-name="T4"><text:s/></text:span><text:span text:style-name="T4">The paper stated that UK companies had </text:span></text:p>
          </draw:text-box>
        </draw:frame>
        <draw:frame draw:style-name="gr1" draw:text-style-name="P2" draw:layer="layout" svg:width="16.495cm" svg:height="0.475cm" svg:x="2.2cm" svg:y="14.65cm">
          <draw:text-box>
            <text:p text:style-name="P1"><text:span text:style-name="T4">good access to most US-funded contracts, and recommended that the UK Government </text:span></text:p>
          </draw:text-box>
        </draw:frame>
        <draw:frame draw:style-name="gr1" draw:text-style-name="P2" draw:layer="layout" svg:width="13.43cm" svg:height="0.475cm" svg:x="2.2cm" svg:y="15.214cm">
          <draw:text-box>
            <text:p text:style-name="P1"><text:span text:style-name="T4">should take a concerted approach to lobbying for US-funded contracts. </text:span></text:p>
          </draw:text-box>
        </draw:frame>
        <draw:frame draw:style-name="gr1" draw:text-style-name="P2" draw:layer="layout" svg:width="14.916cm" svg:height="0.475cm" svg:x="2.2cm" svg:y="16.128cm">
          <draw:text-box>
            <text:p text:style-name="P1"><text:span text:style-name="T6">709. </text:span><text:span text:style-name="T4"><text:s/>The final paper presented a significantly more positive picture of the UK’s </text:span></text:p>
          </draw:text-box>
        </draw:frame>
        <draw:frame draw:style-name="gr1" draw:text-style-name="P2" draw:layer="layout" svg:width="15.89cm" svg:height="0.475cm" svg:x="2.2cm" svg:y="16.693cm">
          <draw:text-box>
            <text:p text:style-name="P1"><text:span text:style-name="T4">experience of, and potential for, accessing US-funded contracts than the draft paper </text:span></text:p>
          </draw:text-box>
        </draw:frame>
        <draw:frame draw:style-name="gr1" draw:text-style-name="P2" draw:layer="layout" svg:width="13.189cm" svg:height="0.475cm" svg:x="2.2cm" svg:y="17.257cm">
          <draw:text-box>
            <text:p text:style-name="P1"><text:span text:style-name="T4">which had been prepared for the 22 January meeting of the AHMGIR. </text:span></text:p>
          </draw:text-box>
        </draw:frame>
        <draw:frame draw:style-name="gr1" draw:text-style-name="P2" draw:layer="layout" svg:width="16.448cm" svg:height="0.475cm" svg:x="2.2cm" svg:y="18.172cm">
          <draw:text-box>
            <text:p text:style-name="P1"><text:span text:style-name="T6">710. </text:span><text:span text:style-name="T4"><text:s/>Mr Straw wrote to US Secretary of State Colin Powell on 17 February, expressing </text:span></text:p>
          </draw:text-box>
        </draw:frame>
        <draw:frame draw:style-name="gr1" draw:text-style-name="P2" draw:layer="layout" svg:width="14.505cm" svg:height="0.475cm" svg:x="2.2cm" svg:y="18.736cm">
          <draw:text-box>
            <text:p text:style-name="P1"><text:span text:style-name="T4">the UK’s disappointment that UK companies had not secured either of the oil </text:span></text:p>
          </draw:text-box>
        </draw:frame>
        <draw:frame draw:style-name="gr1" draw:text-style-name="P2" draw:layer="layout" svg:width="6.966cm" svg:height="0.475cm" svg:x="2.2cm" svg:y="19.301cm">
          <draw:text-box>
            <text:p text:style-name="P1"><text:span text:style-name="T4">infrastructure rehabilitation contracts.</text:span></text:p>
          </draw:text-box>
        </draw:frame>
        <draw:frame draw:style-name="gr6" draw:text-style-name="P7" draw:layer="layout" svg:width="0.408cm" svg:height="0.276cm" svg:x="9.141cm" svg:y="19.319cm">
          <draw:text-box>
            <text:p text:style-name="P1"><text:span text:style-name="T9">417</text:span></text:p>
          </draw:text-box>
        </draw:frame>
        <draw:frame draw:style-name="gr1" draw:text-style-name="P2" draw:layer="layout" svg:width="9.07cm" svg:height="0.475cm" svg:x="9.553cm" svg:y="19.301cm">
          <draw:text-box>
            <text:p text:style-name="P1"><text:span text:style-name="T4"><text:s/></text:span><text:span text:style-name="T4">Mr Straw hoped that UK companies would play </text:span></text:p>
          </draw:text-box>
        </draw:frame>
        <draw:frame draw:style-name="gr1" draw:text-style-name="P2" draw:layer="layout" svg:width="16.55cm" svg:height="0.475cm" svg:x="2.2cm" svg:y="19.865cm">
          <draw:text-box>
            <text:p text:style-name="P1"><text:span text:style-name="T4">a significant role in Iraq’s reconstruction, and highlighting in general terms the capability </text:span></text:p>
          </draw:text-box>
        </draw:frame>
        <draw:frame draw:style-name="gr1" draw:text-style-name="P2" draw:layer="layout" svg:width="3.473cm" svg:height="0.475cm" svg:x="2.2cm" svg:y="20.43cm">
          <draw:text-box>
            <text:p text:style-name="P1"><text:span text:style-name="T4">of UK companies. </text:span></text:p>
          </draw:text-box>
        </draw:frame>
        <draw:frame draw:style-name="gr1" draw:text-style-name="P2" draw:layer="layout" svg:width="14.048cm" svg:height="0.475cm" svg:x="2.2cm" svg:y="21.344cm">
          <draw:text-box>
            <text:p text:style-name="P1"><text:span text:style-name="T6">711. </text:span><text:span text:style-name="T4"><text:s/>Sir Nigel Sheinwald wrote to Dr Rice on 19 February, in similar terms.</text:span></text:p>
          </draw:text-box>
        </draw:frame>
        <draw:frame draw:style-name="gr6" draw:text-style-name="P7" draw:layer="layout" svg:width="0.408cm" svg:height="0.276cm" svg:x="16.191cm" svg:y="21.363cm">
          <draw:text-box>
            <text:p text:style-name="P1"><text:span text:style-name="T9">418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0.422cm" svg:height="0.475cm" svg:x="16.603cm" svg:y="21.344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15 </text:span></text:p>
          </draw:text-box>
        </draw:frame>
        <draw:frame draw:style-name="gr4" draw:text-style-name="P5" draw:layer="layout" svg:width="16.186cm" svg:height="0.395cm" svg:x="2.6cm" svg:y="24.664cm">
          <draw:text-box>
            <text:p text:style-name="P1"><text:span text:style-name="T11">Minute O’Brien to Foreign Secretary, 9 February 2004, [untitled] attaching Paper, [undated], ‘UK Bids for </text:span></text:p>
          </draw:text-box>
        </draw:frame>
        <draw:frame draw:style-name="gr4" draw:text-style-name="P5" draw:layer="layout" svg:width="8.151cm" svg:height="0.395cm" svg:x="2.2cm" svg:y="25.087cm">
          <draw:text-box>
            <text:p text:style-name="P1"><text:span text:style-name="T11">CPA Program Management Office Prime Contracts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16 </text:span></text:p>
          </draw:text-box>
        </draw:frame>
        <draw:frame draw:style-name="gr4" draw:text-style-name="P5" draw:layer="layout" svg:width="15.636cm" svg:height="0.395cm" svg:x="2.589cm" svg:y="25.511cm">
          <draw:text-box>
            <text:p text:style-name="P1"><text:span text:style-name="T11">Annotated Agenda, 12 February 2004, Ad Hoc Group on Iraq Rehabilitation meeting attaching Paper </text:span></text:p>
          </draw:text-box>
        </draw:frame>
        <draw:frame draw:style-name="gr4" draw:text-style-name="P5" draw:layer="layout" svg:width="11.292cm" svg:height="0.395cm" svg:x="2.2cm" svg:y="25.934cm">
          <draw:text-box>
            <text:p text:style-name="P1"><text:span text:style-name="T11">UKTI, February 2004, ‘Access to US-Funded Reconstruction Contracts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17 </text:span></text:p>
          </draw:text-box>
        </draw:frame>
        <draw:frame draw:style-name="gr4" draw:text-style-name="P5" draw:layer="layout" svg:width="8.088cm" svg:height="0.395cm" svg:x="2.6cm" svg:y="26.357cm">
          <draw:text-box>
            <text:p text:style-name="P1"><text:span text:style-name="T11">Letter Straw to Powell, 17 February 2004, [untitled]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18 </text:span></text:p>
          </draw:text-box>
        </draw:frame>
        <draw:frame draw:style-name="gr4" draw:text-style-name="P5" draw:layer="layout" svg:width="9.616cm" svg:height="0.395cm" svg:x="2.6cm" svg:y="26.781cm">
          <draw:text-box>
            <text:p text:style-name="P1"><text:span text:style-name="T11">Letter Sheinwald to Rice, 19 February 2004, ‘Iraq: Contracts’.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0</text:span></text:p>
          </draw:text-box>
        </draw:frame>
        <draw:frame draw:style-name="gr1" draw:text-style-name="P2" draw:layer="layout" svg:width="14.531cm" svg:height="0.475cm" svg:x="2.2cm" svg:y="2.525cm">
          <draw:text-box>
            <text:p text:style-name="P1"><text:span text:style-name="T6">712. </text:span><text:span text:style-name="T4"><text:s/>Mr Wilson and Mr O’Brien made separate visits to Washington on 18 to </text:span></text:p>
          </draw:text-box>
        </draw:frame>
        <draw:frame draw:style-name="gr1" draw:text-style-name="P2" draw:layer="layout" svg:width="16.343cm" svg:height="0.475cm" svg:x="2.2cm" svg:y="3.09cm">
          <draw:text-box>
            <text:p text:style-name="P1"><text:span text:style-name="T4">20 February and 20 February respectively, to lobby the US on behalf of UK companies </text:span></text:p>
          </draw:text-box>
        </draw:frame>
        <draw:frame draw:style-name="gr1" draw:text-style-name="P2" draw:layer="layout" svg:width="7.893cm" svg:height="0.475cm" svg:x="2.2cm" svg:y="3.654cm">
          <draw:text-box>
            <text:p text:style-name="P1"><text:span text:style-name="T4">bidding for the US-funded PMO contracts.</text:span></text:p>
          </draw:text-box>
        </draw:frame>
        <draw:frame draw:style-name="gr6" draw:text-style-name="P7" draw:layer="layout" svg:width="0.408cm" svg:height="0.276cm" svg:x="10.059cm" svg:y="3.673cm">
          <draw:text-box>
            <text:p text:style-name="P1"><text:span text:style-name="T9">419</text:span></text:p>
          </draw:text-box>
        </draw:frame>
        <draw:frame draw:style-name="gr1" draw:text-style-name="P2" draw:layer="layout" svg:width="0.422cm" svg:height="0.475cm" svg:x="10.471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76cm" svg:height="0.475cm" svg:x="2.2cm" svg:y="4.568cm">
          <draw:text-box>
            <text:p text:style-name="P1"><text:span text:style-name="T6">713. </text:span><text:span text:style-name="T4"><text:s/>Sir Nigel Sheinwald reported to Mr Blair on 21 February that Mr Wilson and </text:span></text:p>
          </draw:text-box>
        </draw:frame>
        <draw:frame draw:style-name="gr1" draw:text-style-name="P2" draw:layer="layout" svg:width="15.983cm" svg:height="0.475cm" svg:x="2.2cm" svg:y="5.133cm">
          <draw:text-box>
            <text:p text:style-name="P1"><text:span text:style-name="T4">Mr O’Brien had “conspicuously failed to de-conflict their programmes and insisted on </text:span></text:p>
          </draw:text-box>
        </draw:frame>
        <draw:frame draw:style-name="gr1" draw:text-style-name="P2" draw:layer="layout" svg:width="4.777cm" svg:height="0.475cm" svg:x="2.2cm" svg:y="5.697cm">
          <draw:text-box>
            <text:p text:style-name="P1"><text:span text:style-name="T4">seeing the same people”.</text:span></text:p>
          </draw:text-box>
        </draw:frame>
        <draw:frame draw:style-name="gr6" draw:text-style-name="P7" draw:layer="layout" svg:width="0.408cm" svg:height="0.276cm" svg:x="6.954cm" svg:y="5.716cm">
          <draw:text-box>
            <text:p text:style-name="P1"><text:span text:style-name="T9">420</text:span></text:p>
          </draw:text-box>
        </draw:frame>
        <draw:frame draw:style-name="gr1" draw:text-style-name="P2" draw:layer="layout" svg:width="11.195cm" svg:height="0.475cm" svg:x="7.366cm" svg:y="5.697cm">
          <draw:text-box>
            <text:p text:style-name="P1"><text:span text:style-name="T4"><text:s/></text:span><text:span text:style-name="T4">Sir Nigel continued: “To make things worse, Brian Wilson’s </text:span></text:p>
          </draw:text-box>
        </draw:frame>
        <draw:frame draw:style-name="gr1" draw:text-style-name="P2" draw:layer="layout" svg:width="15.712cm" svg:height="0.475cm" svg:x="2.2cm" svg:y="6.262cm">
          <draw:text-box>
            <text:p text:style-name="P1"><text:span text:style-name="T4">visit seems to have been organised, at least in part, by a private American lobbying </text:span></text:p>
          </draw:text-box>
        </draw:frame>
        <draw:frame draw:style-name="gr1" draw:text-style-name="P2" draw:layer="layout" svg:width="2.694cm" svg:height="0.475cm" svg:x="2.2cm" svg:y="6.826cm">
          <draw:text-box>
            <text:p text:style-name="P1"><text:span text:style-name="T4">organisation.” </text:span></text:p>
          </draw:text-box>
        </draw:frame>
        <draw:frame draw:style-name="gr1" draw:text-style-name="P2" draw:layer="layout" svg:width="15.051cm" svg:height="0.475cm" svg:x="2.2cm" svg:y="7.741cm">
          <draw:text-box>
            <text:p text:style-name="P1"><text:span text:style-name="T6">714. </text:span><text:span text:style-name="T4"><text:s/>The Inquiry has seen no indications that Mr Blair responded to that report. </text:span></text:p>
          </draw:text-box>
        </draw:frame>
        <draw:frame draw:style-name="gr1" draw:text-style-name="P2" draw:layer="layout" svg:width="15.919cm" svg:height="0.475cm" svg:x="2.2cm" svg:y="8.655cm">
          <draw:text-box>
            <text:p text:style-name="P1"><text:span text:style-name="T6">715. </text:span><text:span text:style-name="T4"><text:s/>The British Embassy Washington reported on 23 February that Mr O’Brien and </text:span></text:p>
          </draw:text-box>
        </draw:frame>
        <draw:frame draw:style-name="gr1" draw:text-style-name="P2" draw:layer="layout" svg:width="16.741cm" svg:height="0.475cm" svg:x="2.2cm" svg:y="9.22cm">
          <draw:text-box>
            <text:p text:style-name="P1"><text:span text:style-name="T4">Mr Wilson had stressed with all their interlocutors that the UK was not alleging any unfair </text:span></text:p>
          </draw:text-box>
        </draw:frame>
        <draw:frame draw:style-name="gr1" draw:text-style-name="P2" draw:layer="layout" svg:width="16.241cm" svg:height="0.475cm" svg:x="2.2cm" svg:y="9.784cm">
          <draw:text-box>
            <text:p text:style-name="P1"><text:span text:style-name="T4">treatment of UK companies, but had pointed out that there would be “intense scrutiny” </text:span></text:p>
          </draw:text-box>
        </draw:frame>
        <draw:frame draw:style-name="gr1" draw:text-style-name="P2" draw:layer="layout" svg:width="16.724cm" svg:height="0.475cm" svg:x="2.2cm" svg:y="10.348cm">
          <draw:text-box>
            <text:p text:style-name="P1"><text:span text:style-name="T4">of the PMO contract awards and it would be “very difficult for us [the UK], politically, if we </text:span></text:p>
          </draw:text-box>
        </draw:frame>
        <draw:frame draw:style-name="gr1" draw:text-style-name="P2" draw:layer="layout" svg:width="3.664cm" svg:height="0.475cm" svg:x="2.2cm" svg:y="10.913cm">
          <draw:text-box>
            <text:p text:style-name="P1"><text:span text:style-name="T4">had no successes”.</text:span></text:p>
          </draw:text-box>
        </draw:frame>
        <draw:frame draw:style-name="gr6" draw:text-style-name="P7" draw:layer="layout" svg:width="0.408cm" svg:height="0.276cm" svg:x="5.847cm" svg:y="10.932cm">
          <draw:text-box>
            <text:p text:style-name="P1"><text:span text:style-name="T9">421</text:span></text:p>
          </draw:text-box>
        </draw:frame>
        <draw:frame draw:style-name="gr1" draw:text-style-name="P2" draw:layer="layout" svg:width="0.422cm" svg:height="0.475cm" svg:x="6.259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65cm" svg:height="0.475cm" svg:x="2.2cm" svg:y="11.827cm">
          <draw:text-box>
            <text:p text:style-name="P1"><text:span text:style-name="T6">716. </text:span><text:span text:style-name="T4"><text:s/>The Embassy reported that, in response, US officials “on the technical side” </text:span></text:p>
          </draw:text-box>
        </draw:frame>
        <draw:frame draw:style-name="gr1" draw:text-style-name="P2" draw:layer="layout" svg:width="15.229cm" svg:height="0.475cm" svg:x="2.2cm" svg:y="12.392cm">
          <draw:text-box>
            <text:p text:style-name="P1"><text:span text:style-name="T4">(described by the Embassy as comprising the PMO, US Department of Defense, </text:span></text:p>
          </draw:text-box>
        </draw:frame>
        <draw:frame draw:style-name="gr1" draw:text-style-name="P2" draw:layer="layout" svg:width="15.661cm" svg:height="0.475cm" svg:x="2.2cm" svg:y="12.956cm">
          <draw:text-box>
            <text:p text:style-name="P1"><text:span text:style-name="T4">and USACE) had stressed that PMO contracts would be awarded on merit, with no </text:span></text:p>
          </draw:text-box>
        </draw:frame>
        <draw:frame draw:style-name="gr1" draw:text-style-name="P2" draw:layer="layout" svg:width="15.822cm" svg:height="0.475cm" svg:x="2.2cm" svg:y="13.521cm">
          <draw:text-box>
            <text:p text:style-name="P1"><text:span text:style-name="T4">scope for political interference. The “political response” (from the NSC, the CPA and </text:span></text:p>
          </draw:text-box>
        </draw:frame>
        <draw:frame draw:style-name="gr1" draw:text-style-name="P2" draw:layer="layout" svg:width="16.051cm" svg:height="0.475cm" svg:x="2.2cm" svg:y="14.085cm">
          <draw:text-box>
            <text:p text:style-name="P1"><text:span text:style-name="T4">the Department of State) had been “more nuanced”, with a recognition of the political </text:span></text:p>
          </draw:text-box>
        </draw:frame>
        <draw:frame draw:style-name="gr1" draw:text-style-name="P2" draw:layer="layout" svg:width="8.723cm" svg:height="0.475cm" svg:x="2.2cm" svg:y="14.65cm">
          <draw:text-box>
            <text:p text:style-name="P1"><text:span text:style-name="T4">problem that the process could cause the UK. </text:span></text:p>
          </draw:text-box>
        </draw:frame>
        <draw:frame draw:style-name="gr1" draw:text-style-name="P2" draw:layer="layout" svg:width="6.11cm" svg:height="0.475cm" svg:x="2.2cm" svg:y="15.564cm">
          <draw:text-box>
            <text:p text:style-name="P1"><text:span text:style-name="T6">717. </text:span><text:span text:style-name="T4"><text:s/>The Embassy commented:</text:span></text:p>
          </draw:text-box>
        </draw:frame>
        <draw:frame draw:style-name="gr1" draw:text-style-name="P2" draw:layer="layout" svg:width="15.501cm" svg:height="0.475cm" svg:x="2.95cm" svg:y="16.478cm">
          <draw:text-box>
            <text:p text:style-name="P1"><text:span text:style-name="T4">“</text:span><text:span text:style-name="T4">The message from those on the technical side was not surprising, although given </text:span></text:p>
          </draw:text-box>
        </draw:frame>
        <draw:frame draw:style-name="gr1" draw:text-style-name="P2" draw:layer="layout" svg:width="15.555cm" svg:height="0.475cm" svg:x="2.95cm" svg:y="17.043cm">
          <draw:text-box>
            <text:p text:style-name="P1"><text:span text:style-name="T4">the way the process has gone so far it is hard to take at face value their insistence </text:span></text:p>
          </draw:text-box>
        </draw:frame>
        <draw:frame draw:style-name="gr1" draw:text-style-name="P2" draw:layer="layout" svg:width="14.349cm" svg:height="0.475cm" svg:x="2.95cm" svg:y="17.607cm">
          <draw:text-box>
            <text:p text:style-name="P1"><text:span text:style-name="T4">that they are immune to political pressure … The response from the political </text:span></text:p>
          </draw:text-box>
        </draw:frame>
        <draw:frame draw:style-name="gr1" draw:text-style-name="P2" draw:layer="layout" svg:width="15.691cm" svg:height="0.475cm" svg:x="2.95cm" svg:y="18.172cm">
          <draw:text-box>
            <text:p text:style-name="P1"><text:span text:style-name="T4">contacts was as encouraging as we could hope for. They genuinely understand the </text:span></text:p>
          </draw:text-box>
        </draw:frame>
        <draw:frame draw:style-name="gr1" draw:text-style-name="P2" draw:layer="layout" svg:width="6.568cm" svg:height="0.475cm" svg:x="2.95cm" svg:y="18.736cm">
          <draw:text-box>
            <text:p text:style-name="P1"><text:span text:style-name="T4">problems that this could cause us.”</text:span></text:p>
          </draw:text-box>
        </draw:frame>
        <draw:frame draw:style-name="gr1" draw:text-style-name="P2" draw:layer="layout" svg:width="16.275cm" svg:height="0.475cm" svg:x="2.2cm" svg:y="19.651cm">
          <draw:text-box>
            <text:p text:style-name="P1"><text:span text:style-name="T6">718. </text:span><text:span text:style-name="T4"><text:s/>Mr Henderson, who had accompanied Mr Wilson and Mr O’Brien to Washington, </text:span></text:p>
          </draw:text-box>
        </draw:frame>
        <draw:frame draw:style-name="gr1" draw:text-style-name="P2" draw:layer="layout" svg:width="7.296cm" svg:height="0.475cm" svg:x="2.2cm" svg:y="20.215cm">
          <draw:text-box>
            <text:p text:style-name="P1"><text:span text:style-name="T4">reported on the visits on the same day.</text:span></text:p>
          </draw:text-box>
        </draw:frame>
        <draw:frame draw:style-name="gr6" draw:text-style-name="P7" draw:layer="layout" svg:width="0.408cm" svg:height="0.276cm" svg:x="9.463cm" svg:y="20.234cm">
          <draw:text-box>
            <text:p text:style-name="P1"><text:span text:style-name="T9">422</text:span></text:p>
          </draw:text-box>
        </draw:frame>
        <draw:frame draw:style-name="gr1" draw:text-style-name="P2" draw:layer="layout" svg:width="8.329cm" svg:height="0.475cm" svg:x="9.875cm" svg:y="20.215cm">
          <draw:text-box>
            <text:p text:style-name="P1"><text:span text:style-name="T4"><text:s/></text:span><text:span text:style-name="T4">Copies of his report were sent to officials in </text:span></text:p>
          </draw:text-box>
        </draw:frame>
        <draw:frame draw:style-name="gr1" draw:text-style-name="P2" draw:layer="layout" svg:width="15.809cm" svg:height="0.475cm" svg:x="2.2cm" svg:y="20.78cm">
          <draw:text-box>
            <text:p text:style-name="P1"><text:span text:style-name="T4">UKTI, DTI, the FCO and No.10. The UK’s “core message” had been to demonstrate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6.233cm" svg:height="0.475cm" svg:x="2.2cm" svg:y="21.344cm">
          <draw:text-box>
            <text:p text:style-name="P1"><text:span text:style-name="T4">strong UK Government support for the involvement of UK companies but stop short of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19 </text:span></text:p>
          </draw:text-box>
        </draw:frame>
        <draw:frame draw:style-name="gr4" draw:text-style-name="P5" draw:layer="layout" svg:width="15.483cm" svg:height="0.395cm" svg:x="2.597cm" svg:y="25.087cm">
          <draw:text-box>
            <text:p text:style-name="P1"><text:span text:style-name="T11">Telegram 4 Washington to UKTI London, 23 February 2004, Iraq Reconstruction: Lobbying the US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20 </text:span></text:p>
          </draw:text-box>
        </draw:frame>
        <draw:frame draw:style-name="gr4" draw:text-style-name="P5" draw:layer="layout" svg:width="14.036cm" svg:height="0.395cm" svg:x="2.6cm" svg:y="25.511cm">
          <draw:text-box>
            <text:p text:style-name="P1"><text:span text:style-name="T11">Minute Sheinwald to Prime Minister, 21 February 2004, ‘Visit to Washington, 20 February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21 </text:span></text:p>
          </draw:text-box>
        </draw:frame>
        <draw:frame draw:style-name="gr4" draw:text-style-name="P5" draw:layer="layout" svg:width="15.483cm" svg:height="0.395cm" svg:x="2.597cm" svg:y="25.934cm">
          <draw:text-box>
            <text:p text:style-name="P1"><text:span text:style-name="T11">Telegram 4 Washington to UKTI London, 23 February 2004, Iraq Reconstruction: Lobbying the US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22 </text:span></text:p>
          </draw:text-box>
        </draw:frame>
        <draw:frame draw:style-name="gr4" draw:text-style-name="P5" draw:layer="layout" svg:width="14.941cm" svg:height="0.395cm" svg:x="2.6cm" svg:y="26.357cm">
          <draw:text-box>
            <text:p text:style-name="P1"><text:span text:style-name="T11">Minute Henderson to Tibber, 23 February 2004, ‘Iraq Reconstruction: Visits of Brian Wilson and <text:s/></text:span></text:p>
          </draw:text-box>
        </draw:frame>
        <draw:frame draw:style-name="gr4" draw:text-style-name="P5" draw:layer="layout" svg:width="7.372cm" svg:height="0.395cm" svg:x="2.2cm" svg:y="26.781cm">
          <draw:text-box>
            <text:p text:style-name="P1"><text:span text:style-name="T11">Mike O’Brien to Washington 18 – 20 February’. 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1</text:span></text:p>
          </draw:text-box>
        </draw:frame>
        <draw:frame draw:style-name="gr1" draw:text-style-name="P2" draw:layer="layout" svg:width="16.796cm" svg:height="0.475cm" svg:x="2.2cm" svg:y="2.525cm">
          <draw:text-box>
            <text:p text:style-name="P1"><text:span text:style-name="T4">demanding a “fair share”. Mr Henderson commented that it remained to be seen whether </text:span></text:p>
          </draw:text-box>
        </draw:frame>
        <draw:frame draw:style-name="gr1" draw:text-style-name="P2" draw:layer="layout" svg:width="6.606cm" svg:height="0.475cm" svg:x="2.2cm" svg:y="3.09cm">
          <draw:text-box>
            <text:p text:style-name="P1"><text:span text:style-name="T4">the visits would make a difference: </text:span></text:p>
          </draw:text-box>
        </draw:frame>
        <draw:frame draw:style-name="gr1" draw:text-style-name="P2" draw:layer="layout" svg:width="15.64cm" svg:height="0.475cm" svg:x="2.95cm" svg:y="4.004cm">
          <draw:text-box>
            <text:p text:style-name="P1"><text:span text:style-name="T4">“… </text:span><text:span text:style-name="T4">my impression is that despite the insistence of the technocrats that the process </text:span></text:p>
          </draw:text-box>
        </draw:frame>
        <draw:frame draw:style-name="gr1" draw:text-style-name="P2" draw:layer="layout" svg:width="15.504cm" svg:height="0.475cm" svg:x="2.95cm" svg:y="4.568cm">
          <draw:text-box>
            <text:p text:style-name="P1"><text:span text:style-name="T4">was not subject to political influence or interference, it will be more difficult now for </text:span></text:p>
          </draw:text-box>
        </draw:frame>
        <draw:frame draw:style-name="gr1" draw:text-style-name="P2" draw:layer="layout" svg:width="15.217cm" svg:height="0.475cm" svg:x="2.95cm" svg:y="5.133cm">
          <draw:text-box>
            <text:p text:style-name="P1"><text:span text:style-name="T4">the collective US machinery involved to produce a result that did not give the UK </text:span></text:p>
          </draw:text-box>
        </draw:frame>
        <draw:frame draw:style-name="gr1" draw:text-style-name="P2" draw:layer="layout" svg:width="8.295cm" svg:height="0.475cm" svg:x="2.95cm" svg:y="5.697cm">
          <draw:text-box>
            <text:p text:style-name="P1"><text:span text:style-name="T4">companies a significant share of the action.”</text:span></text:p>
          </draw:text-box>
        </draw:frame>
        <draw:frame draw:style-name="gr1" draw:text-style-name="P2" draw:layer="layout" svg:width="14.878cm" svg:height="0.475cm" svg:x="2.2cm" svg:y="6.612cm">
          <draw:text-box>
            <text:p text:style-name="P1"><text:span text:style-name="T6">719. </text:span><text:span text:style-name="T4"><text:s/>Mr Henderson wrote to Sir Stephen Brown on 23 February, reporting that </text:span></text:p>
          </draw:text-box>
        </draw:frame>
        <draw:frame draw:style-name="gr1" draw:text-style-name="P2" draw:layer="layout" svg:width="16.275cm" svg:height="0.475cm" svg:x="2.2cm" svg:y="7.176cm">
          <draw:text-box>
            <text:p text:style-name="P1"><text:span text:style-name="T4">Mr O’Brien was “deeply unhappy” that Mr Wilson’s programme had included a number </text:span></text:p>
          </draw:text-box>
        </draw:frame>
        <draw:frame draw:style-name="gr1" draw:text-style-name="P2" draw:layer="layout" svg:width="16.059cm" svg:height="0.475cm" svg:x="2.2cm" svg:y="7.741cm">
          <draw:text-box>
            <text:p text:style-name="P1"><text:span text:style-name="T4">of political calls, which breached the guidelines (as Mr O’Brien understood them) that </text:span></text:p>
          </draw:text-box>
        </draw:frame>
        <draw:frame draw:style-name="gr1" draw:text-style-name="P2" draw:layer="layout" svg:width="16.237cm" svg:height="0.475cm" svg:x="2.2cm" svg:y="8.305cm">
          <draw:text-box>
            <text:p text:style-name="P1"><text:span text:style-name="T4">Mr O’Brien should concentrate on official contacts and Mr Wilson on the private sector.</text:span></text:p>
          </draw:text-box>
        </draw:frame>
        <draw:frame draw:style-name="gr6" draw:text-style-name="P7" draw:layer="layout" svg:width="0.408cm" svg:height="0.276cm" svg:x="18.388cm" svg:y="8.324cm">
          <draw:text-box>
            <text:p text:style-name="P1"><text:span text:style-name="T9">423</text:span></text:p>
          </draw:text-box>
        </draw:frame>
        <draw:frame draw:style-name="gr1" draw:text-style-name="P2" draw:layer="layout" svg:width="0.422cm" svg:height="0.475cm" svg:x="18.8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043cm" svg:height="0.475cm" svg:x="2.2cm" svg:y="8.87cm">
          <draw:text-box>
            <text:p text:style-name="P1"><text:span text:style-name="T4">Copies of the minute were sent to UKTI officials only. </text:span></text:p>
          </draw:text-box>
        </draw:frame>
        <draw:frame draw:style-name="gr1" draw:text-style-name="P2" draw:layer="layout" svg:width="5.933cm" svg:height="0.475cm" svg:x="2.2cm" svg:y="9.784cm">
          <draw:text-box>
            <text:p text:style-name="P1"><text:span text:style-name="T6">720. </text:span><text:span text:style-name="T4"><text:s/>Mr Henderson concluded:</text:span></text:p>
          </draw:text-box>
        </draw:frame>
        <draw:frame draw:style-name="gr1" draw:text-style-name="P2" draw:layer="layout" svg:width="15.082cm" svg:height="0.475cm" svg:x="2.95cm" svg:y="10.698cm">
          <draw:text-box>
            <text:p text:style-name="P1"><text:span text:style-name="T4">“… </text:span><text:span text:style-name="T4">it is clear that the arrangement is not working … We run the risk of spending </text:span></text:p>
          </draw:text-box>
        </draw:frame>
        <draw:frame draw:style-name="gr1" draw:text-style-name="P2" draw:layer="layout" svg:width="15.475cm" svg:height="0.475cm" svg:x="2.95cm" svg:y="11.263cm">
          <draw:text-box>
            <text:p text:style-name="P1"><text:span text:style-name="T4">more time on this than on the core task of helping UK companies to win business.”</text:span></text:p>
          </draw:text-box>
        </draw:frame>
        <draw:frame draw:style-name="gr1" draw:text-style-name="P2" draw:layer="layout" svg:width="15.928cm" svg:height="0.475cm" svg:x="2.2cm" svg:y="12.177cm">
          <draw:text-box>
            <text:p text:style-name="P1"><text:span text:style-name="T6">721. </text:span><text:span text:style-name="T4"><text:s/>Mr Henderson also reported that the British Embassy had been “furious” at the </text:span></text:p>
          </draw:text-box>
        </draw:frame>
        <draw:frame draw:style-name="gr1" draw:text-style-name="P2" draw:layer="layout" svg:width="15.377cm" svg:height="0.475cm" svg:x="2.2cm" svg:y="12.742cm">
          <draw:text-box>
            <text:p text:style-name="P1"><text:span text:style-name="T4">activities of a public relations company contracted by AMEC, which had sought to </text:span></text:p>
          </draw:text-box>
        </draw:frame>
        <draw:frame draw:style-name="gr1" draw:text-style-name="P2" draw:layer="layout" svg:width="4.892cm" svg:height="0.475cm" svg:x="2.2cm" svg:y="13.306cm">
          <draw:text-box>
            <text:p text:style-name="P1"><text:span text:style-name="T4">organise Mr Wilson’s visit.</text:span></text:p>
          </draw:text-box>
        </draw:frame>
        <draw:frame draw:style-name="gr1" draw:text-style-name="P2" draw:layer="layout" svg:width="16.012cm" svg:height="0.475cm" svg:x="2.2cm" svg:y="14.221cm">
          <draw:text-box>
            <text:p text:style-name="P1"><text:span text:style-name="T6">722. </text:span><text:span text:style-name="T4"><text:s/>Sir David Manning, the British Ambassador in Washington, wrote to Sir Michael </text:span></text:p>
          </draw:text-box>
        </draw:frame>
        <draw:frame draw:style-name="gr1" draw:text-style-name="P2" draw:layer="layout" svg:width="9.557cm" svg:height="0.475cm" svg:x="2.2cm" svg:y="14.785cm">
          <draw:text-box>
            <text:p text:style-name="P1"><text:span text:style-name="T4">Jay on 3 March, detailing the Embassy’s concerns.</text:span></text:p>
          </draw:text-box>
        </draw:frame>
        <draw:frame draw:style-name="gr6" draw:text-style-name="P7" draw:layer="layout" svg:width="0.408cm" svg:height="0.276cm" svg:x="11.722cm" svg:y="14.804cm">
          <draw:text-box>
            <text:p text:style-name="P1"><text:span text:style-name="T9">424</text:span></text:p>
          </draw:text-box>
        </draw:frame>
        <draw:frame draw:style-name="gr1" draw:text-style-name="P2" draw:layer="layout" svg:width="6.124cm" svg:height="0.475cm" svg:x="12.134cm" svg:y="14.785cm">
          <draw:text-box>
            <text:p text:style-name="P1"><text:span text:style-name="T4"><text:s/></text:span><text:span text:style-name="T4">He highlighted two issues, both </text:span></text:p>
          </draw:text-box>
        </draw:frame>
        <draw:frame draw:style-name="gr1" draw:text-style-name="P2" draw:layer="layout" svg:width="11.055cm" svg:height="0.475cm" svg:x="2.2cm" svg:y="15.35cm">
          <draw:text-box>
            <text:p text:style-name="P1"><text:span text:style-name="T4">of which had caused significant problems for the Embassy:</text:span></text:p>
          </draw:text-box>
        </draw:frame>
        <draw:frame draw:style-name="gr2" draw:text-style-name="P3" draw:layer="layout" svg:width="0.634cm" svg:height="0.712cm" svg:x="2.95cm" svg:y="16.1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cm" svg:height="0.475cm" svg:x="3.7cm" svg:y="16.264cm">
          <draw:text-box>
            <text:p text:style-name="P1"><text:span text:style-name="T4">the lack of clarity regarding the roles of Mr O’Brien and Mr Wilson, and the lack </text:span></text:p>
          </draw:text-box>
        </draw:frame>
        <draw:frame draw:style-name="gr1" draw:text-style-name="P2" draw:layer="layout" svg:width="8.287cm" svg:height="0.475cm" svg:x="3.7cm" svg:y="16.828cm">
          <draw:text-box>
            <text:p text:style-name="P1"><text:span text:style-name="T4">of communication between their offices; and</text:span></text:p>
          </draw:text-box>
        </draw:frame>
        <draw:frame draw:style-name="gr2" draw:text-style-name="P3" draw:layer="layout" svg:width="0.634cm" svg:height="0.712cm" svg:x="2.95cm" svg:y="17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9cm" svg:height="0.475cm" svg:x="3.7cm" svg:y="17.493cm">
          <draw:text-box>
            <text:p text:style-name="P1"><text:span text:style-name="T4">the relationship between Mr Wilson and AMEC, which appeared uncomfortably </text:span></text:p>
          </draw:text-box>
        </draw:frame>
        <draw:frame draw:style-name="gr1" draw:text-style-name="P2" draw:layer="layout" svg:width="12.156cm" svg:height="0.475cm" svg:x="3.7cm" svg:y="18.057cm">
          <draw:text-box>
            <text:p text:style-name="P1"><text:span text:style-name="T4">close, with a significant risk of serious embarrassment to the UK.</text:span></text:p>
          </draw:text-box>
        </draw:frame>
        <draw:frame draw:style-name="gr1" draw:text-style-name="P2" draw:layer="layout" svg:width="15.593cm" svg:height="0.475cm" svg:x="2.2cm" svg:y="18.972cm">
          <draw:text-box>
            <text:p text:style-name="P1"><text:span text:style-name="T6">723. </text:span><text:span text:style-name="T4"><text:s/>Sir David concluded that the roles of Mr Wilson and Mr O’Brien needed to be </text:span></text:p>
          </draw:text-box>
        </draw:frame>
        <draw:frame draw:style-name="gr1" draw:text-style-name="P2" draw:layer="layout" svg:width="16.233cm" svg:height="0.475cm" svg:x="2.2cm" svg:y="19.536cm">
          <draw:text-box>
            <text:p text:style-name="P1"><text:span text:style-name="T4">clearly defined, and the potential for a conflict of interest arising from Mr Wilson’s links </text:span></text:p>
          </draw:text-box>
        </draw:frame>
        <draw:frame draw:style-name="gr1" draw:text-style-name="P2" draw:layer="layout" svg:width="3.634cm" svg:height="0.475cm" svg:x="2.2cm" svg:y="20.101cm">
          <draw:text-box>
            <text:p text:style-name="P1"><text:span text:style-name="T4">to AMEC resolved. </text:span></text:p>
          </draw:text-box>
        </draw:frame>
        <draw:frame draw:style-name="gr1" draw:text-style-name="P2" draw:layer="layout" svg:width="13.98cm" svg:height="0.475cm" svg:x="2.2cm" svg:y="21.015cm">
          <draw:text-box>
            <text:p text:style-name="P1"><text:span text:style-name="T6">724. </text:span><text:span text:style-name="T4"><text:s/>ISOG discussed the opportunities for UK companies on 24 February.</text:span></text:p>
          </draw:text-box>
        </draw:frame>
        <draw:frame draw:style-name="gr6" draw:text-style-name="P7" draw:layer="layout" svg:width="0.408cm" svg:height="0.276cm" svg:x="16.099cm" svg:y="21.034cm">
          <draw:text-box>
            <text:p text:style-name="P1"><text:span text:style-name="T9">425</text:span></text:p>
          </draw:text-box>
        </draw:frame>
        <draw:frame draw:style-name="gr1" draw:text-style-name="P2" draw:layer="layout" svg:width="1.84cm" svg:height="0.475cm" svg:x="16.511cm" svg:y="21.015cm">
          <draw:text-box>
            <text:p text:style-name="P1"><text:span text:style-name="T4"><text:s/></text:span><text:span text:style-name="T4">Sir Nigel </text:span></text:p>
          </draw:text-box>
        </draw:frame>
        <draw:frame draw:style-name="gr1" draw:text-style-name="P2" draw:layer="layout" svg:width="16.461cm" svg:height="0.475cm" svg:x="2.2cm" svg:y="21.58cm">
          <draw:text-box>
            <text:p text:style-name="P1"><text:span text:style-name="T4">Sheinwald confirmed that Mr Blair was prepared to write or speak to President Bush on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.941cm" svg:height="0.475cm" svg:x="2.2cm" svg:y="22.144cm">
          <draw:text-box>
            <text:p text:style-name="P1"><text:span text:style-name="T4">the issue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23 </text:span></text:p>
          </draw:text-box>
        </draw:frame>
        <draw:frame draw:style-name="gr4" draw:text-style-name="P5" draw:layer="layout" svg:width="13.849cm" svg:height="0.395cm" svg:x="2.6cm" svg:y="25.511cm">
          <draw:text-box>
            <text:p text:style-name="P1"><text:span text:style-name="T11">Email Henderson to Brown, 23 February 2004, ‘Wilson and O’Brien Visits to Washington <text:s/></text:span></text:p>
          </draw:text-box>
        </draw:frame>
        <draw:frame draw:style-name="gr4" draw:text-style-name="P5" draw:layer="layout" svg:width="2.677cm" svg:height="0.395cm" svg:x="2.2cm" svg:y="25.934cm">
          <draw:text-box>
            <text:p text:style-name="P1"><text:span text:style-name="T11">18-20 February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24 </text:span></text:p>
          </draw:text-box>
        </draw:frame>
        <draw:frame draw:style-name="gr4" draw:text-style-name="P5" draw:layer="layout" svg:width="7.402cm" svg:height="0.395cm" svg:x="2.6cm" svg:y="26.357cm">
          <draw:text-box>
            <text:p text:style-name="P1"><text:span text:style-name="T11">Letter Manning to Jay, 3 March 2004, [untitled]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25 </text:span></text:p>
          </draw:text-box>
        </draw:frame>
        <draw:frame draw:style-name="gr4" draw:text-style-name="P5" draw:layer="layout" svg:width="11.792cm" svg:height="0.395cm" svg:x="2.6cm" svg:y="26.781cm">
          <draw:text-box>
            <text:p text:style-name="P1"><text:span text:style-name="T11">Letter Owen to Cannon, 25 February 2004, ‘Iraq Reconstruction Contracts’.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2</text:span></text:p>
          </draw:text-box>
        </draw:frame>
        <draw:frame draw:style-name="gr1" draw:text-style-name="P2" draw:layer="layout" svg:width="14.717cm" svg:height="0.475cm" svg:x="2.2cm" svg:y="2.525cm">
          <draw:text-box>
            <text:p text:style-name="P1"><text:span text:style-name="T6">725. </text:span><text:span text:style-name="T4"><text:s/>Mr Blair wrote to President Bush on 5 March, identifying some of the UK </text:span></text:p>
          </draw:text-box>
        </draw:frame>
        <draw:frame draw:style-name="gr1" draw:text-style-name="P2" draw:layer="layout" svg:width="16.017cm" svg:height="0.475cm" svg:x="2.2cm" svg:y="3.09cm">
          <draw:text-box>
            <text:p text:style-name="P1"><text:span text:style-name="T4">companies bidding for PMO contracts and highlighting in general terms the expertise </text:span></text:p>
          </draw:text-box>
        </draw:frame>
        <draw:frame draw:style-name="gr1" draw:text-style-name="P2" draw:layer="layout" svg:width="3.355cm" svg:height="0.475cm" svg:x="2.2cm" svg:y="3.654cm">
          <draw:text-box>
            <text:p text:style-name="P1"><text:span text:style-name="T4">of UK companies.</text:span></text:p>
          </draw:text-box>
        </draw:frame>
        <draw:frame draw:style-name="gr6" draw:text-style-name="P7" draw:layer="layout" svg:width="0.408cm" svg:height="0.276cm" svg:x="5.541cm" svg:y="3.673cm">
          <draw:text-box>
            <text:p text:style-name="P1"><text:span text:style-name="T9">426</text:span></text:p>
          </draw:text-box>
        </draw:frame>
        <draw:frame draw:style-name="gr1" draw:text-style-name="P2" draw:layer="layout" svg:width="0.422cm" svg:height="0.475cm" svg:x="5.95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32cm" svg:height="0.475cm" svg:x="2.2cm" svg:y="4.568cm">
          <draw:text-box>
            <text:p text:style-name="P1"><text:span text:style-name="T6">726. </text:span><text:span text:style-name="T4"><text:s/>The US Department of Defense awarded the major remaining IRRF2 contracts </text:span></text:p>
          </draw:text-box>
        </draw:frame>
        <draw:frame draw:style-name="gr1" draw:text-style-name="P2" draw:layer="layout" svg:width="16.609cm" svg:height="0.475cm" svg:x="2.2cm" svg:y="5.133cm">
          <draw:text-box>
            <text:p text:style-name="P1"><text:span text:style-name="T4">during March, comprising seven project management contracts and 10 design and build </text:span></text:p>
          </draw:text-box>
        </draw:frame>
        <draw:frame draw:style-name="gr1" draw:text-style-name="P2" draw:layer="layout" svg:width="4.252cm" svg:height="0.475cm" svg:x="2.2cm" svg:y="5.697cm">
          <draw:text-box>
            <text:p text:style-name="P1"><text:span text:style-name="T4">construction contracts.</text:span></text:p>
          </draw:text-box>
        </draw:frame>
        <draw:frame draw:style-name="gr6" draw:text-style-name="P7" draw:layer="layout" svg:width="0.408cm" svg:height="0.276cm" svg:x="6.435cm" svg:y="5.716cm">
          <draw:text-box>
            <text:p text:style-name="P1"><text:span text:style-name="T9">427</text:span></text:p>
          </draw:text-box>
        </draw:frame>
        <draw:frame draw:style-name="gr1" draw:text-style-name="P2" draw:layer="layout" svg:width="0.422cm" svg:height="0.475cm" svg:x="6.847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1cm" svg:height="0.475cm" svg:x="2.2cm" svg:y="6.612cm">
          <draw:text-box>
            <text:p text:style-name="P1"><text:span text:style-name="T6">727. </text:span><text:span text:style-name="T4"><text:s/>The Annotated Agenda for the 18 March meeting of the AHMGIR stated that, </text:span></text:p>
          </draw:text-box>
        </draw:frame>
        <draw:frame draw:style-name="gr1" draw:text-style-name="P2" draw:layer="layout" svg:width="16.224cm" svg:height="0.475cm" svg:x="2.2cm" svg:y="7.176cm">
          <draw:text-box>
            <text:p text:style-name="P1"><text:span text:style-name="T4">following a campaign of high-level lobbying, UK companies had “achieved success” in </text:span></text:p>
          </draw:text-box>
        </draw:frame>
        <draw:frame draw:style-name="gr1" draw:text-style-name="P2" draw:layer="layout" svg:width="9.218cm" svg:height="0.475cm" svg:x="2.2cm" svg:y="7.741cm">
          <draw:text-box>
            <text:p text:style-name="P1"><text:span text:style-name="T4">the latest round of US reconstruction contracting.</text:span></text:p>
          </draw:text-box>
        </draw:frame>
        <draw:frame draw:style-name="gr6" draw:text-style-name="P7" draw:layer="layout" svg:width="0.408cm" svg:height="0.276cm" svg:x="11.377cm" svg:y="7.759cm">
          <draw:text-box>
            <text:p text:style-name="P1"><text:span text:style-name="T9">428</text:span></text:p>
          </draw:text-box>
        </draw:frame>
        <draw:frame draw:style-name="gr1" draw:text-style-name="P2" draw:layer="layout" svg:width="6.526cm" svg:height="0.475cm" svg:x="11.789cm" svg:y="7.741cm">
          <draw:text-box>
            <text:p text:style-name="P1"><text:span text:style-name="T4"><text:s/></text:span><text:span text:style-name="T4">Three of the project management </text:span></text:p>
          </draw:text-box>
        </draw:frame>
        <draw:frame draw:style-name="gr1" draw:text-style-name="P2" draw:layer="layout" svg:width="15.864cm" svg:height="0.475cm" svg:x="2.2cm" svg:y="8.305cm">
          <draw:text-box>
            <text:p text:style-name="P1"><text:span text:style-name="T4">contracts, with a total value of up to US$80m, had been awarded to consortia with a </text:span></text:p>
          </draw:text-box>
        </draw:frame>
        <draw:frame draw:style-name="gr1" draw:text-style-name="P2" draw:layer="layout" svg:width="16.762cm" svg:height="0.475cm" svg:x="2.2cm" svg:y="8.87cm">
          <draw:text-box>
            <text:p text:style-name="P1"><text:span text:style-name="T4">significant UK content, and two of the design and build construction contracts with a total </text:span></text:p>
          </draw:text-box>
        </draw:frame>
        <draw:frame draw:style-name="gr1" draw:text-style-name="P2" draw:layer="layout" svg:width="16.343cm" svg:height="0.475cm" svg:x="2.2cm" svg:y="9.434cm">
          <draw:text-box>
            <text:p text:style-name="P1"><text:span text:style-name="T4">value of up to US$1.1bn had been awarded to consortia with a significant UK content. <text:s/></text:span></text:p>
          </draw:text-box>
        </draw:frame>
        <draw:frame draw:style-name="gr1" draw:text-style-name="P2" draw:layer="layout" svg:width="16.647cm" svg:height="0.475cm" svg:x="2.2cm" svg:y="9.998cm">
          <draw:text-box>
            <text:p text:style-name="P1"><text:span text:style-name="T4">It was not possible at this stage to calculate the exact value to the UK of those contracts.</text:span></text:p>
          </draw:text-box>
        </draw:frame>
        <draw:frame draw:style-name="gr1" draw:text-style-name="P2" draw:layer="layout" svg:width="15.991cm" svg:height="0.475cm" svg:x="2.2cm" svg:y="10.913cm">
          <draw:text-box>
            <text:p text:style-name="P1"><text:span text:style-name="T6">728. </text:span><text:span text:style-name="T4"><text:s/>Ministers were advised on 2 April that consortia with significant UK content had </text:span></text:p>
          </draw:text-box>
        </draw:frame>
        <draw:frame draw:style-name="gr1" draw:text-style-name="P2" draw:layer="layout" svg:width="11.534cm" svg:height="0.475cm" svg:x="2.2cm" svg:y="11.477cm">
          <draw:text-box>
            <text:p text:style-name="P1"><text:span text:style-name="T4">secured three further design and build construction contracts.</text:span></text:p>
          </draw:text-box>
        </draw:frame>
        <draw:frame draw:style-name="gr6" draw:text-style-name="P7" draw:layer="layout" svg:width="0.408cm" svg:height="0.276cm" svg:x="13.684cm" svg:y="11.496cm">
          <draw:text-box>
            <text:p text:style-name="P1"><text:span text:style-name="T9">429</text:span></text:p>
          </draw:text-box>
        </draw:frame>
        <draw:frame draw:style-name="gr1" draw:text-style-name="P2" draw:layer="layout" svg:width="4.215cm" svg:height="0.475cm" svg:x="14.095cm" svg:y="11.477cm">
          <draw:text-box>
            <text:p text:style-name="P1"><text:span text:style-name="T4"><text:s/></text:span><text:span text:style-name="T4">The total value of the </text:span></text:p>
          </draw:text-box>
        </draw:frame>
        <draw:frame draw:style-name="gr1" draw:text-style-name="P2" draw:layer="layout" svg:width="6.835cm" svg:height="0.475cm" svg:x="2.2cm" svg:y="12.042cm">
          <draw:text-box>
            <text:p text:style-name="P1"><text:span text:style-name="T4">contracts was capped at US$1.6bn. </text:span></text:p>
          </draw:text-box>
        </draw:frame>
        <draw:frame draw:style-name="gr1" draw:text-style-name="P2" draw:layer="layout" svg:width="16.723cm" svg:height="0.475cm" svg:x="2.2cm" svg:y="12.956cm">
          <draw:text-box>
            <text:p text:style-name="P1"><text:span text:style-name="T6">729. </text:span><text:span text:style-name="T4"><text:s/>Following Admiral Nash’s request for UK help in staffing the PMO, UKTI contracted </text:span></text:p>
          </draw:text-box>
        </draw:frame>
        <draw:frame draw:style-name="gr1" draw:text-style-name="P2" draw:layer="layout" svg:width="16.592cm" svg:height="0.475cm" svg:x="2.2cm" svg:y="13.521cm">
          <draw:text-box>
            <text:p text:style-name="P1"><text:span text:style-name="T4">two consultants to work in the PMO, initially for three months. The first deployed in early </text:span></text:p>
          </draw:text-box>
        </draw:frame>
        <draw:frame draw:style-name="gr1" draw:text-style-name="P2" draw:layer="layout" svg:width="7.11cm" svg:height="0.475cm" svg:x="2.2cm" svg:y="14.085cm">
          <draw:text-box>
            <text:p text:style-name="P1"><text:span text:style-name="T4">March 2004, the second in early April.</text:span></text:p>
          </draw:text-box>
        </draw:frame>
        <draw:frame draw:style-name="gr6" draw:text-style-name="P7" draw:layer="layout" svg:width="0.408cm" svg:height="0.276cm" svg:x="9.283cm" svg:y="14.104cm">
          <draw:text-box>
            <text:p text:style-name="P1"><text:span text:style-name="T9">430</text:span></text:p>
          </draw:text-box>
        </draw:frame>
        <draw:frame draw:style-name="gr1" draw:text-style-name="P2" draw:layer="layout" svg:width="0.422cm" svg:height="0.475cm" svg:x="9.695cm" svg:y="14.0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631cm" svg:height="0.475cm" svg:x="2.2cm" svg:y="15cm">
          <draw:text-box>
            <text:p text:style-name="P1"><text:span text:style-name="T6">730. </text:span><text:span text:style-name="T4"><text:s/>A UKTI official told ISOG that:</text:span></text:p>
          </draw:text-box>
        </draw:frame>
        <draw:frame draw:style-name="gr1" draw:text-style-name="P2" draw:layer="layout" svg:width="15.814cm" svg:height="0.475cm" svg:x="2.95cm" svg:y="15.914cm">
          <draw:text-box>
            <text:p text:style-name="P1"><text:span text:style-name="T4">“</text:span><text:span text:style-name="T4">Their [the consultants] role would be one of intelligence, to enable UKTI to help UK </text:span></text:p>
          </draw:text-box>
        </draw:frame>
        <draw:frame draw:style-name="gr1" draw:text-style-name="P2" draw:layer="layout" svg:width="9.557cm" svg:height="0.475cm" svg:x="2.95cm" svg:y="16.478cm">
          <draw:text-box>
            <text:p text:style-name="P1"><text:span text:style-name="T4">companies frame their bids [for PMO contracts] …”</text:span></text:p>
          </draw:text-box>
        </draw:frame>
        <draw:frame draw:style-name="gr6" draw:text-style-name="P7" draw:layer="layout" svg:width="0.408cm" svg:height="0.276cm" svg:x="12.478cm" svg:y="16.497cm">
          <draw:text-box>
            <text:p text:style-name="P1"><text:span text:style-name="T9">431</text:span></text:p>
          </draw:text-box>
        </draw:frame>
        <draw:frame draw:style-name="gr1" draw:text-style-name="P2" draw:layer="layout" svg:width="16.313cm" svg:height="0.475cm" svg:x="2.2cm" svg:y="17.393cm">
          <draw:text-box>
            <text:p text:style-name="P1"><text:span text:style-name="T6">731. </text:span><text:span text:style-name="T4"><text:s/>The security situation in Iraq deteriorated significantly in March and April, leading </text:span></text:p>
          </draw:text-box>
        </draw:frame>
        <draw:frame draw:style-name="gr1" draw:text-style-name="P2" draw:layer="layout" svg:width="12.147cm" svg:height="0.475cm" svg:x="2.2cm" svg:y="17.957cm">
          <draw:text-box>
            <text:p text:style-name="P1"><text:span text:style-name="T4">to the withdrawal of many aid agency personnel and contractors.</text:span></text:p>
          </draw:text-box>
        </draw:frame>
        <draw:frame draw:style-name="gr1" draw:text-style-name="P2" draw:layer="layout" svg:width="16.059cm" svg:height="0.475cm" svg:x="2.2cm" svg:y="18.872cm">
          <draw:text-box>
            <text:p text:style-name="P1"><text:span text:style-name="T6">732. </text:span><text:span text:style-name="T4"><text:s/>The FCO tightened its travel advice on 8 April to read: “Even the most essential </text:span></text:p>
          </draw:text-box>
        </draw:frame>
        <draw:frame draw:style-name="gr1" draw:text-style-name="P2" draw:layer="layout" svg:width="8.321cm" svg:height="0.475cm" svg:x="2.2cm" svg:y="19.436cm">
          <draw:text-box>
            <text:p text:style-name="P1"><text:span text:style-name="T4">travel to Iraq should be delayed, if possible.”</text:span></text:p>
          </draw:text-box>
        </draw:frame>
        <draw:frame draw:style-name="gr6" draw:text-style-name="P7" draw:layer="layout" svg:width="0.408cm" svg:height="0.276cm" svg:x="10.483cm" svg:y="19.455cm">
          <draw:text-box>
            <text:p text:style-name="P1"><text:span text:style-name="T9">432</text:span></text:p>
          </draw:text-box>
        </draw:frame>
        <draw:frame draw:style-name="gr1" draw:text-style-name="P2" draw:layer="layout" svg:width="7.297cm" svg:height="0.475cm" svg:x="10.895cm" svg:y="19.436cm">
          <draw:text-box>
            <text:p text:style-name="P1"><text:span text:style-name="T4"><text:s/></text:span><text:span text:style-name="T4">Companies involved in reconstruction </text:span></text:p>
          </draw:text-box>
        </draw:frame>
        <draw:frame draw:style-name="gr1" draw:text-style-name="P2" draw:layer="layout" svg:width="13.972cm" svg:height="0.475cm" svg:x="2.2cm" svg:y="20.001cm">
          <draw:text-box>
            <text:p text:style-name="P1"><text:span text:style-name="T4">were encouraged to “ensure that they have made the appropriate security </text:span></text:p>
          </draw:text-box>
        </draw:frame>
        <draw:frame draw:style-name="gr1" draw:text-style-name="P2" draw:layer="layout" svg:width="2.999cm" svg:height="0.475cm" svg:x="2.2cm" svg:y="20.565cm">
          <draw:text-box>
            <text:p text:style-name="P1"><text:span text:style-name="T4">arrangements”. </text:span></text:p>
          </draw:text-box>
        </draw:frame>
        <draw:frame draw:style-name="gr1" draw:text-style-name="P2" draw:layer="layout" svg:width="16.254cm" svg:height="0.475cm" svg:x="2.2cm" svg:y="21.48cm">
          <draw:text-box>
            <text:p text:style-name="P1"><text:span text:style-name="T6">733. </text:span><text:span text:style-name="T4"><text:s/>The UK company Foster Wheeler Energy Ltd, which had been contracted by the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line draw:style-name="gr8" draw:text-style-name="P8" draw:layer="layout" svg:x1="2.6cm" svg:y1="23.75cm" svg:x2="9.581cm" svg:y2="23.75cm">
          <text:p/>
        </draw:line>
        <draw:frame draw:style-name="gr1" draw:text-style-name="P2" draw:layer="layout" svg:width="15.306cm" svg:height="0.475cm" svg:x="2.2cm" svg:y="22.044cm">
          <draw:text-box>
            <text:p text:style-name="P1"><text:span text:style-name="T4">PMO to provide oil and gas project management services, informed the PMO on <text:s/>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426 </text:span></text:p>
          </draw:text-box>
        </draw:frame>
        <draw:frame draw:style-name="gr4" draw:text-style-name="P5" draw:layer="layout" svg:width="7.033cm" svg:height="0.395cm" svg:x="2.6cm" svg:y="23.394cm">
          <draw:text-box>
            <text:p text:style-name="P1"><text:span text:style-name="T5">Letter Blair to Bush, 5 March 2004, [untitled].</text:span><text:span text:style-name="T11">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427 </text:span></text:p>
          </draw:text-box>
        </draw:frame>
        <draw:frame draw:style-name="gr4" draw:text-style-name="P5" draw:layer="layout" svg:width="15.661cm" svg:height="0.395cm" svg:x="2.6cm" svg:y="23.817cm">
          <draw:text-box>
            <text:p text:style-name="P1"><text:span text:style-name="T11">Bowen SW Jr. </text:span><text:span text:style-name="T13">Hard Lessons: The Iraq Reconstruction Experience.</text:span><text:span text:style-name="T11"> U.S. Government Printing Office, </text:span></text:p>
          </draw:text-box>
        </draw:frame>
        <draw:frame draw:style-name="gr4" draw:text-style-name="P5" draw:layer="layout" svg:width="0.878cm" svg:height="0.395cm" svg:x="2.2cm" svg:y="24.241cm">
          <draw:text-box>
            <text:p text:style-name="P1"><text:span text:style-name="T11">2009.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28 </text:span></text:p>
          </draw:text-box>
        </draw:frame>
        <draw:frame draw:style-name="gr4" draw:text-style-name="P5" draw:layer="layout" svg:width="12.749cm" svg:height="0.395cm" svg:x="2.589cm" svg:y="24.664cm">
          <draw:text-box>
            <text:p text:style-name="P1"><text:span text:style-name="T11">Annotated Agenda, 17 March 2004, Ad Hoc Group on Iraq Rehabilitation meeting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29 </text:span></text:p>
          </draw:text-box>
        </draw:frame>
        <draw:frame draw:style-name="gr4" draw:text-style-name="P5" draw:layer="layout" svg:width="14.73cm" svg:height="0.395cm" svg:x="2.6cm" svg:y="25.087cm">
          <draw:text-box>
            <text:p text:style-name="P1"><text:span text:style-name="T11">Letter Dodd to Owen, 2 April 2004, ‘Iraq: Update’ attaching Paper Cabinet Office, 2 April 2004, <text:s/></text:span></text:p>
          </draw:text-box>
        </draw:frame>
        <draw:frame draw:style-name="gr4" draw:text-style-name="P5" draw:layer="layout" svg:width="2.22cm" svg:height="0.395cm" svg:x="2.2cm" svg:y="25.511cm">
          <draw:text-box>
            <text:p text:style-name="P1"><text:span text:style-name="T11">‘</text:span><text:span text:style-name="T11">Iraq: update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30 </text:span></text:p>
          </draw:text-box>
        </draw:frame>
        <draw:frame draw:style-name="gr4" draw:text-style-name="P5" draw:layer="layout" svg:width="10.424cm" svg:height="0.395cm" svg:x="2.6cm" svg:y="25.934cm">
          <draw:text-box>
            <text:p text:style-name="P1"><text:span text:style-name="T11">Minute UKTI [junior official] to PS/O’Brien, 21 June 2004, [untitled]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31 </text:span></text:p>
          </draw:text-box>
        </draw:frame>
        <draw:frame draw:style-name="gr4" draw:text-style-name="P5" draw:layer="layout" svg:width="9.861cm" svg:height="0.395cm" svg:x="2.6cm" svg:y="26.357cm">
          <draw:text-box>
            <text:p text:style-name="P1"><text:span text:style-name="T11">Minutes, 3 February 2004, Iraq Senior Officials Group meeting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32 </text:span></text:p>
          </draw:text-box>
        </draw:frame>
        <draw:frame draw:style-name="gr4" draw:text-style-name="P5" draw:layer="layout" svg:width="6.369cm" svg:height="0.395cm" svg:x="2.6cm" svg:y="26.781cm">
          <draw:text-box>
            <text:p text:style-name="P1"><text:span text:style-name="T11">FCO Travel Advice for Iraq, 8 April 2004. 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3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4">14 April that it intended to postpone the deployment of its staff to Iraq, citing the 8 April </text:span></text:p>
          </draw:text-box>
        </draw:frame>
        <draw:frame draw:style-name="gr1" draw:text-style-name="P2" draw:layer="layout" svg:width="3.516cm" svg:height="0.475cm" svg:x="2.2cm" svg:y="3.09cm">
          <draw:text-box>
            <text:p text:style-name="P1"><text:span text:style-name="T4">FCO travel advice.</text:span></text:p>
          </draw:text-box>
        </draw:frame>
        <draw:frame draw:style-name="gr6" draw:text-style-name="P7" draw:layer="layout" svg:width="0.408cm" svg:height="0.276cm" svg:x="5.705cm" svg:y="3.108cm">
          <draw:text-box>
            <text:p text:style-name="P1"><text:span text:style-name="T9">433</text:span></text:p>
          </draw:text-box>
        </draw:frame>
        <draw:frame draw:style-name="gr1" draw:text-style-name="P2" draw:layer="layout" svg:width="0.422cm" svg:height="0.475cm" svg:x="6.117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7cm" svg:height="0.475cm" svg:x="2.2cm" svg:y="4.004cm">
          <draw:text-box>
            <text:p text:style-name="P1"><text:span text:style-name="T6">734. </text:span><text:span text:style-name="T4"><text:s/>Under its contract, Foster Wheeler had committed to deploy 34 staff to Baghdad </text:span></text:p>
          </draw:text-box>
        </draw:frame>
        <draw:frame draw:style-name="gr1" draw:text-style-name="P2" draw:layer="layout" svg:width="2.102cm" svg:height="0.475cm" svg:x="2.2cm" svg:y="4.568cm">
          <draw:text-box>
            <text:p text:style-name="P1"><text:span text:style-name="T4">by 21 April.</text:span></text:p>
          </draw:text-box>
        </draw:frame>
        <draw:frame draw:style-name="gr6" draw:text-style-name="P7" draw:layer="layout" svg:width="0.408cm" svg:height="0.276cm" svg:x="4.294cm" svg:y="4.587cm">
          <draw:text-box>
            <text:p text:style-name="P1"><text:span text:style-name="T9">434</text:span></text:p>
          </draw:text-box>
        </draw:frame>
        <draw:frame draw:style-name="gr1" draw:text-style-name="P2" draw:layer="layout" svg:width="0.422cm" svg:height="0.475cm" svg:x="4.706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cm" svg:height="0.475cm" svg:x="2.2cm" svg:y="5.483cm">
          <draw:text-box>
            <text:p text:style-name="P1"><text:span text:style-name="T6">735. </text:span><text:span text:style-name="T4"><text:s/>In response, the PMO warned Foster Wheeler that postponement could lead to the </text:span></text:p>
          </draw:text-box>
        </draw:frame>
        <draw:frame draw:style-name="gr1" draw:text-style-name="P2" draw:layer="layout" svg:width="4.866cm" svg:height="0.475cm" svg:x="2.2cm" svg:y="6.047cm">
          <draw:text-box>
            <text:p text:style-name="P1"><text:span text:style-name="T4">termination of its contract.</text:span></text:p>
          </draw:text-box>
        </draw:frame>
        <draw:frame draw:style-name="gr6" draw:text-style-name="P7" draw:layer="layout" svg:width="0.408cm" svg:height="0.276cm" svg:x="7.047cm" svg:y="6.066cm">
          <draw:text-box>
            <text:p text:style-name="P1"><text:span text:style-name="T9">435</text:span></text:p>
          </draw:text-box>
        </draw:frame>
        <draw:frame draw:style-name="gr1" draw:text-style-name="P2" draw:layer="layout" svg:width="0.422cm" svg:height="0.475cm" svg:x="7.459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2cm" svg:height="0.475cm" svg:x="2.2cm" svg:y="6.962cm">
          <draw:text-box>
            <text:p text:style-name="P1"><text:span text:style-name="T6">736. </text:span><text:span text:style-name="T4"><text:s/>Mr David Richmond, the Prime Minister’s Deputy Special Representative on </text:span></text:p>
          </draw:text-box>
        </draw:frame>
        <draw:frame draw:style-name="gr1" draw:text-style-name="P2" draw:layer="layout" svg:width="15.957cm" svg:height="0.475cm" svg:x="2.2cm" svg:y="7.526cm">
          <draw:text-box>
            <text:p text:style-name="P1"><text:span text:style-name="T4">Iraq, reported on 18 April on the challenges of “designing and executing post-conflict </text:span></text:p>
          </draw:text-box>
        </draw:frame>
        <draw:frame draw:style-name="gr1" draw:text-style-name="P2" draw:layer="layout" svg:width="10.852cm" svg:height="0.475cm" svg:x="2.2cm" svg:y="8.091cm">
          <draw:text-box>
            <text:p text:style-name="P1"><text:span text:style-name="T4">reconstruction in what effectively remains a conflict zone”.</text:span></text:p>
          </draw:text-box>
        </draw:frame>
        <draw:frame draw:style-name="gr6" draw:text-style-name="P7" draw:layer="layout" svg:width="0.408cm" svg:height="0.276cm" svg:x="13.016cm" svg:y="8.109cm">
          <draw:text-box>
            <text:p text:style-name="P1"><text:span text:style-name="T9">436</text:span></text:p>
          </draw:text-box>
        </draw:frame>
        <draw:frame draw:style-name="gr1" draw:text-style-name="P2" draw:layer="layout" svg:width="5.154cm" svg:height="0.475cm" svg:x="13.427cm" svg:y="8.091cm">
          <draw:text-box>
            <text:p text:style-name="P1"><text:span text:style-name="T4"><text:s/></text:span><text:span text:style-name="T4">He advised that there was:</text:span></text:p>
          </draw:text-box>
        </draw:frame>
        <draw:frame draw:style-name="gr1" draw:text-style-name="P2" draw:layer="layout" svg:width="14.404cm" svg:height="0.475cm" svg:x="2.95cm" svg:y="9.005cm">
          <draw:text-box>
            <text:p text:style-name="P1"><text:span text:style-name="T4">“</text:span><text:span text:style-name="T4">Probably less activity on the ground than CPA are prepared to admit, as aid </text:span></text:p>
          </draw:text-box>
        </draw:frame>
        <draw:frame draw:style-name="gr1" draw:text-style-name="P2" draw:layer="layout" svg:width="15.479cm" svg:height="0.475cm" svg:x="2.95cm" svg:y="9.57cm">
          <draw:text-box>
            <text:p text:style-name="P1"><text:span text:style-name="T4">agencies and contractors withdraw personnel to safer areas pending decisions to <text:s/></text:span></text:p>
          </draw:text-box>
        </draw:frame>
        <draw:frame draw:style-name="gr1" draw:text-style-name="P2" draw:layer="layout" svg:width="15.098cm" svg:height="0.475cm" svg:x="2.95cm" svg:y="10.134cm">
          <draw:text-box>
            <text:p text:style-name="P1"><text:span text:style-name="T4">re-engage. Main foreign contractors operating at 50 – 75 percent staffing levels. </text:span></text:p>
          </draw:text-box>
        </draw:frame>
        <draw:frame draw:style-name="gr1" draw:text-style-name="P2" draw:layer="layout" svg:width="5.569cm" svg:height="0.475cm" svg:x="2.95cm" svg:y="10.698cm">
          <draw:text-box>
            <text:p text:style-name="P1"><text:span text:style-name="T4">Some NGOs well below that.”</text:span></text:p>
          </draw:text-box>
        </draw:frame>
        <draw:frame draw:style-name="gr1" draw:text-style-name="P2" draw:layer="layout" svg:width="16.359cm" svg:height="0.475cm" svg:x="2.2cm" svg:y="11.613cm">
          <draw:text-box>
            <text:p text:style-name="P1"><text:span text:style-name="T6">737. </text:span><text:span text:style-name="T4"><text:s/>Mr Richmond concluded that the UK needed to consider the advice it gave to UK </text:span></text:p>
          </draw:text-box>
        </draw:frame>
        <draw:frame draw:style-name="gr1" draw:text-style-name="P2" draw:layer="layout" svg:width="16.571cm" svg:height="0.475cm" svg:x="2.2cm" svg:y="12.177cm">
          <draw:text-box>
            <text:p text:style-name="P1"><text:span text:style-name="T4">development partners and contractors, and the divergence between UK and US advice. </text:span></text:p>
          </draw:text-box>
        </draw:frame>
        <draw:frame draw:style-name="gr1" draw:text-style-name="P2" draw:layer="layout" svg:width="16.089cm" svg:height="0.475cm" svg:x="2.2cm" svg:y="12.742cm">
          <draw:text-box>
            <text:p text:style-name="P1"><text:span text:style-name="T4">US contractors appeared to operate “as if their even stricter advice against coming to </text:span></text:p>
          </draw:text-box>
        </draw:frame>
        <draw:frame draw:style-name="gr1" draw:text-style-name="P2" draw:layer="layout" svg:width="16.597cm" svg:height="0.475cm" svg:x="2.2cm" svg:y="13.306cm">
          <draw:text-box>
            <text:p text:style-name="P1"><text:span text:style-name="T4">Iraq does not exist”. The UK’s travel advice gave the Embassy “no option but to counsel </text:span></text:p>
          </draw:text-box>
        </draw:frame>
        <draw:frame draw:style-name="gr1" draw:text-style-name="P2" draw:layer="layout" svg:width="15.593cm" svg:height="0.475cm" svg:x="2.2cm" svg:y="13.871cm">
          <draw:text-box>
            <text:p text:style-name="P1"><text:span text:style-name="T4">caution … and to reinforce with [UK contractors] the importance of ensuring robust </text:span></text:p>
          </draw:text-box>
        </draw:frame>
        <draw:frame draw:style-name="gr1" draw:text-style-name="P2" draw:layer="layout" svg:width="15.907cm" svg:height="0.475cm" svg:x="2.2cm" svg:y="14.435cm">
          <draw:text-box>
            <text:p text:style-name="P1"><text:span text:style-name="T4">security arrangements”. Foster Wheeler encapsulated the dilemma: “risk coming out </text:span></text:p>
          </draw:text-box>
        </draw:frame>
        <draw:frame draw:style-name="gr1" draw:text-style-name="P2" draw:layer="layout" svg:width="15.136cm" svg:height="0.475cm" svg:x="2.2cm" svg:y="15cm">
          <draw:text-box>
            <text:p text:style-name="P1"><text:span text:style-name="T4">or losing out.” Mr Richmond advised that the UK should maintain its current line. </text:span></text:p>
          </draw:text-box>
        </draw:frame>
        <draw:frame draw:style-name="gr1" draw:text-style-name="P2" draw:layer="layout" svg:width="15.381cm" svg:height="0.475cm" svg:x="2.2cm" svg:y="15.914cm">
          <draw:text-box>
            <text:p text:style-name="P1"><text:span text:style-name="T6">738. </text:span><text:span text:style-name="T4"><text:s/>The Annotated Agenda for the 22 April meeting of the AHMGIR advised that </text:span></text:p>
          </draw:text-box>
        </draw:frame>
        <draw:frame draw:style-name="gr1" draw:text-style-name="P2" draw:layer="layout" svg:width="16.385cm" svg:height="0.475cm" svg:x="2.2cm" svg:y="16.478cm">
          <draw:text-box>
            <text:p text:style-name="P1"><text:span text:style-name="T4">security had deteriorated “markedly” over Easter (9 to 12 April) and that the risks to UK </text:span></text:p>
          </draw:text-box>
        </draw:frame>
        <draw:frame draw:style-name="gr1" draw:text-style-name="P2" draw:layer="layout" svg:width="5.565cm" svg:height="0.475cm" svg:x="2.2cm" svg:y="17.043cm">
          <draw:text-box>
            <text:p text:style-name="P1"><text:span text:style-name="T4">civilian staff in Iraq were high.</text:span></text:p>
          </draw:text-box>
        </draw:frame>
        <draw:frame draw:style-name="gr6" draw:text-style-name="P7" draw:layer="layout" svg:width="0.408cm" svg:height="0.276cm" svg:x="7.745cm" svg:y="17.062cm">
          <draw:text-box>
            <text:p text:style-name="P1"><text:span text:style-name="T9">437</text:span></text:p>
          </draw:text-box>
        </draw:frame>
        <draw:frame draw:style-name="gr1" draw:text-style-name="P2" draw:layer="layout" svg:width="10.023cm" svg:height="0.475cm" svg:x="8.157cm" svg:y="17.043cm">
          <draw:text-box>
            <text:p text:style-name="P1"><text:span text:style-name="T4"><text:s/></text:span><text:span text:style-name="T4">The deployment of civilians had been reviewed and, </text:span></text:p>
          </draw:text-box>
        </draw:frame>
        <draw:frame draw:style-name="gr1" draw:text-style-name="P2" draw:layer="layout" svg:width="16.406cm" svg:height="0.475cm" svg:x="2.2cm" svg:y="17.607cm">
          <draw:text-box>
            <text:p text:style-name="P1"><text:span text:style-name="T4">as a temporary measure, new deployments to Baghdad had been suspended and staff </text:span></text:p>
          </draw:text-box>
        </draw:frame>
        <draw:frame draw:style-name="gr1" draw:text-style-name="P2" draw:layer="layout" svg:width="14.112cm" svg:height="0.475cm" svg:x="2.2cm" svg:y="18.172cm">
          <draw:text-box>
            <text:p text:style-name="P1"><text:span text:style-name="T4">unable to operate in the current security environment had been withdrawn. </text:span></text:p>
          </draw:text-box>
        </draw:frame>
        <draw:frame draw:style-name="gr1" draw:text-style-name="P2" draw:layer="layout" svg:width="16.131cm" svg:height="0.475cm" svg:x="2.2cm" svg:y="19.086cm">
          <draw:text-box>
            <text:p text:style-name="P1"><text:span text:style-name="T6">739. </text:span><text:span text:style-name="T4"><text:s/>The British Embassy Baghdad informed UKTI on 3 May that, largely because of </text:span></text:p>
          </draw:text-box>
        </draw:frame>
        <draw:frame draw:style-name="gr1" draw:text-style-name="P2" draw:layer="layout" svg:width="16.52cm" svg:height="0.475cm" svg:x="2.2cm" svg:y="19.651cm">
          <draw:text-box>
            <text:p text:style-name="P1"><text:span text:style-name="T4">deteriorating security, there were “next to no” UK business visitors in Baghdad requiring </text:span></text:p>
          </draw:text-box>
        </draw:frame>
        <draw:frame draw:style-name="gr1" draw:text-style-name="P2" draw:layer="layout" svg:width="3.211cm" svg:height="0.475cm" svg:x="2.2cm" svg:y="20.215cm">
          <draw:text-box>
            <text:p text:style-name="P1"><text:span text:style-name="T4">UKTI assistance.</text:span></text:p>
          </draw:text-box>
        </draw:frame>
        <draw:frame draw:style-name="gr6" draw:text-style-name="P7" draw:layer="layout" svg:width="0.408cm" svg:height="0.276cm" svg:x="5.4cm" svg:y="20.234cm">
          <draw:text-box>
            <text:p text:style-name="P1"><text:span text:style-name="T9">438</text:span></text:p>
          </draw:text-box>
        </draw:frame>
        <draw:frame draw:style-name="gr1" draw:text-style-name="P2" draw:layer="layout" svg:width="0.422cm" svg:height="0.475cm" svg:x="5.811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cm" svg:height="0.475cm" svg:x="2.2cm" svg:y="21.13cm">
          <draw:text-box>
            <text:p text:style-name="P1"><text:span text:style-name="T6">740. </text:span><text:span text:style-name="T4"><text:s/>In advance of the 6 May meeting of the AHMGIR, Mr O’Brien was advised by a DTI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6.783cm" svg:height="0.475cm" svg:x="2.2cm" svg:y="21.694cm">
          <draw:text-box>
            <text:p text:style-name="P1"><text:span text:style-name="T4">official that UKTI continued to try to “bridge the differences” between Foster Wheeler and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433 </text:span></text:p>
          </draw:text-box>
        </draw:frame>
        <draw:frame draw:style-name="gr4" draw:text-style-name="P5" draw:layer="layout" svg:width="14.26cm" svg:height="0.395cm" svg:x="2.6cm" svg:y="23.817cm">
          <draw:text-box>
            <text:p text:style-name="P1"><text:span text:style-name="T11">Letter O’Connell to CPA/PMO, 14 April 2004, ‘Oil Sector Program Management Contractor’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434 </text:span></text:p>
          </draw:text-box>
        </draw:frame>
        <draw:frame draw:style-name="gr4" draw:text-style-name="P5" draw:layer="layout" svg:width="15.179cm" svg:height="0.395cm" svg:x="2.6cm" svg:y="24.241cm">
          <draw:text-box>
            <text:p text:style-name="P1"><text:span text:style-name="T11">Minute Lusty to PS/O’Brien [FCO], 10 May 2004, ‘Iraq: Foster Wheeler: Dealing with the Potential </text:span></text:p>
          </draw:text-box>
        </draw:frame>
        <draw:frame draw:style-name="gr4" draw:text-style-name="P5" draw:layer="layout" svg:width="1.323cm" svg:height="0.395cm" svg:x="2.2cm" svg:y="24.664cm">
          <draw:text-box>
            <text:p text:style-name="P1"><text:span text:style-name="T11">Fallout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35 </text:span></text:p>
          </draw:text-box>
        </draw:frame>
        <draw:line draw:style-name="gr8" draw:text-style-name="P8" draw:layer="layout" svg:x1="2.772cm" svg:y1="25.867cm" svg:x2="16.767cm" svg:y2="25.867cm">
          <text:p/>
        </draw:line>
        <draw:line draw:style-name="gr8" draw:text-style-name="P8" draw:layer="layout" svg:x1="2.199cm" svg:y1="26.29cm" svg:x2="4.729cm" svg:y2="26.29cm">
          <text:p/>
        </draw:line>
        <draw:frame draw:style-name="gr4" draw:text-style-name="P5" draw:layer="layout" svg:width="12.634cm" svg:height="0.395cm" svg:x="2.6cm" svg:y="25.087cm">
          <draw:text-box>
            <text:p text:style-name="P1"><text:span text:style-name="T11">Letter CPA/PMO to O’Connell, 18 April 2004, ‘Contract No. W914NS-04-C-0007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36 </text:span></text:p>
          </draw:text-box>
        </draw:frame>
        <draw:frame draw:style-name="gr4" draw:text-style-name="P5" draw:layer="layout" svg:width="14.125cm" svg:height="0.395cm" svg:x="2.597cm" svg:y="25.511cm">
          <draw:text-box>
            <text:p text:style-name="P1"><text:span text:style-name="T11">T</text:span><text:span text:style-name="T5">elegram 173 IraqRep to FCO London, 18 April 2004, ‘Iraq: Effects of the Recent Crisis on </text:span></text:p>
          </draw:text-box>
        </draw:frame>
        <draw:frame draw:style-name="gr4" draw:text-style-name="P5" draw:layer="layout" svg:width="2.618cm" svg:height="0.395cm" svg:x="2.2cm" svg:y="25.934cm">
          <draw:text-box>
            <text:p text:style-name="P1"><text:span text:style-name="T5">Reconstruction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37 </text:span></text:p>
          </draw:text-box>
        </draw:frame>
        <draw:frame draw:style-name="gr4" draw:text-style-name="P5" draw:layer="layout" svg:width="12.812cm" svg:height="0.395cm" svg:x="2.589cm" svg:y="26.357cm">
          <draw:text-box>
            <text:p text:style-name="P1"><text:span text:style-name="T11">Annotated Agenda, 21 April 2004, ‘Ad Hoc Meeting on Iraq Rehabilitation meeting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38 </text:span></text:p>
          </draw:text-box>
        </draw:frame>
        <draw:frame draw:style-name="gr4" draw:text-style-name="P5" draw:layer="layout" svg:width="10.238cm" svg:height="0.395cm" svg:x="2.6cm" svg:y="26.781cm">
          <draw:text-box>
            <text:p text:style-name="P1"><text:span text:style-name="T11">Email Allen to Lusty, 3 May 2004, ‘Baghdad Commercial Staffing’. 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4</text:span></text:p>
          </draw:text-box>
        </draw:frame>
        <draw:frame draw:style-name="gr1" draw:text-style-name="P2" draw:layer="layout" svg:width="1.797cm" svg:height="0.475cm" svg:x="2.2cm" svg:y="2.525cm">
          <draw:text-box>
            <text:p text:style-name="P1"><text:span text:style-name="T4">the PMO.</text:span></text:p>
          </draw:text-box>
        </draw:frame>
        <draw:frame draw:style-name="gr6" draw:text-style-name="P7" draw:layer="layout" svg:width="0.408cm" svg:height="0.276cm" svg:x="3.988cm" svg:y="2.544cm">
          <draw:text-box>
            <text:p text:style-name="P1"><text:span text:style-name="T9">439</text:span></text:p>
          </draw:text-box>
        </draw:frame>
        <draw:frame draw:style-name="gr1" draw:text-style-name="P2" draw:layer="layout" svg:width="14.087cm" svg:height="0.475cm" svg:x="4.4cm" svg:y="2.525cm">
          <draw:text-box>
            <text:p text:style-name="P1"><text:span text:style-name="T4"><text:s/></text:span><text:span text:style-name="T4">Mr Straw was taking “a much more bullish line, and wants Foster Wheeler </text:span></text:p>
          </draw:text-box>
        </draw:frame>
        <draw:frame draw:style-name="gr1" draw:text-style-name="P2" draw:layer="layout" svg:width="15.877cm" svg:height="0.475cm" svg:x="2.2cm" svg:y="3.09cm">
          <draw:text-box>
            <text:p text:style-name="P1"><text:span text:style-name="T4">to deploy immediately”, but that would go beyond current UK travel advice and “play </text:span></text:p>
          </draw:text-box>
        </draw:frame>
        <draw:frame draw:style-name="gr1" draw:text-style-name="P2" draw:layer="layout" svg:width="16.499cm" svg:height="0.475cm" svg:x="2.2cm" svg:y="3.654cm">
          <draw:text-box>
            <text:p text:style-name="P1"><text:span text:style-name="T4">badly if leaked to the press”. The official concluded that the final decision must rest with </text:span></text:p>
          </draw:text-box>
        </draw:frame>
        <draw:frame draw:style-name="gr1" draw:text-style-name="P2" draw:layer="layout" svg:width="3.114cm" svg:height="0.475cm" svg:x="2.2cm" svg:y="4.218cm">
          <draw:text-box>
            <text:p text:style-name="P1"><text:span text:style-name="T4">Foster Wheeler. </text:span></text:p>
          </draw:text-box>
        </draw:frame>
        <draw:frame draw:style-name="gr1" draw:text-style-name="P2" draw:layer="layout" svg:width="15.123cm" svg:height="0.475cm" svg:x="2.2cm" svg:y="5.133cm">
          <draw:text-box>
            <text:p text:style-name="P1"><text:span text:style-name="T6">741. </text:span><text:span text:style-name="T4"><text:s/>The Annotated Agenda for the 6 May meeting of the AHMGIR advised that:</text:span></text:p>
          </draw:text-box>
        </draw:frame>
        <draw:frame draw:style-name="gr1" draw:text-style-name="P2" draw:layer="layout" svg:width="15.001cm" svg:height="0.475cm" svg:x="2.95cm" svg:y="6.047cm">
          <draw:text-box>
            <text:p text:style-name="P1"><text:span text:style-name="T4">“</text:span><text:span text:style-name="T4">If … the [Foster Wheeler] contract is terminated the impact may go beyond the </text:span></text:p>
          </draw:text-box>
        </draw:frame>
        <draw:frame draw:style-name="gr1" draw:text-style-name="P2" draw:layer="layout" svg:width="14.501cm" svg:height="0.475cm" svg:x="2.95cm" svg:y="6.612cm">
          <draw:text-box>
            <text:p text:style-name="P1"><text:span text:style-name="T4">immediate loss of business and negatively affect the chances of other British </text:span></text:p>
          </draw:text-box>
        </draw:frame>
        <draw:frame draw:style-name="gr1" draw:text-style-name="P2" draw:layer="layout" svg:width="7.719cm" svg:height="0.475cm" svg:x="2.95cm" svg:y="7.176cm">
          <draw:text-box>
            <text:p text:style-name="P1"><text:span text:style-name="T4">companies winning US contracts in Iraq.”</text:span></text:p>
          </draw:text-box>
        </draw:frame>
        <draw:frame draw:style-name="gr6" draw:text-style-name="P7" draw:layer="layout" svg:width="0.408cm" svg:height="0.276cm" svg:x="10.644cm" svg:y="7.195cm">
          <draw:text-box>
            <text:p text:style-name="P1"><text:span text:style-name="T9">440</text:span></text:p>
          </draw:text-box>
        </draw:frame>
        <draw:frame draw:style-name="gr1" draw:text-style-name="P2" draw:layer="layout" svg:width="0.422cm" svg:height="0.475cm" svg:x="11.056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4cm" svg:height="0.475cm" svg:x="2.2cm" svg:y="8.091cm">
          <draw:text-box>
            <text:p text:style-name="P1"><text:span text:style-name="T6">742. </text:span><text:span text:style-name="T4"><text:s/>At the meeting, Sir Stephen Brown reported that Mr O’Brien had spoken to Foster </text:span></text:p>
          </draw:text-box>
        </draw:frame>
        <draw:frame draw:style-name="gr1" draw:text-style-name="P2" draw:layer="layout" svg:width="16.343cm" svg:height="0.475cm" svg:x="2.2cm" svg:y="8.655cm">
          <draw:text-box>
            <text:p text:style-name="P1"><text:span text:style-name="T4">Wheeler to emphasise the serious implications of its delayed deployment, including for </text:span></text:p>
          </draw:text-box>
        </draw:frame>
        <draw:frame draw:style-name="gr1" draw:text-style-name="P2" draw:layer="layout" svg:width="3.969cm" svg:height="0.475cm" svg:x="2.2cm" svg:y="9.22cm">
          <draw:text-box>
            <text:p text:style-name="P1"><text:span text:style-name="T4">other UK companies.</text:span></text:p>
          </draw:text-box>
        </draw:frame>
        <draw:frame draw:style-name="gr6" draw:text-style-name="P7" draw:layer="layout" svg:width="0.408cm" svg:height="0.276cm" svg:x="6.153cm" svg:y="9.238cm">
          <draw:text-box>
            <text:p text:style-name="P1"><text:span text:style-name="T9">441</text:span></text:p>
          </draw:text-box>
        </draw:frame>
        <draw:frame draw:style-name="gr1" draw:text-style-name="P2" draw:layer="layout" svg:width="0.422cm" svg:height="0.475cm" svg:x="6.565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38cm" svg:height="0.475cm" svg:x="2.2cm" svg:y="10.134cm">
          <draw:text-box>
            <text:p text:style-name="P1"><text:span text:style-name="T6">743. </text:span><text:span text:style-name="T4"><text:s/>Mr Lusty advised Mr O’Brien on 10 May that if talks between Foster Wheeler </text:span></text:p>
          </draw:text-box>
        </draw:frame>
        <draw:frame draw:style-name="gr1" draw:text-style-name="P2" draw:layer="layout" svg:width="15.5cm" svg:height="0.475cm" svg:x="2.2cm" svg:y="10.698cm">
          <draw:text-box>
            <text:p text:style-name="P1"><text:span text:style-name="T4">and the PMO broke down and Foster Wheeler sought UK Government support for </text:span></text:p>
          </draw:text-box>
        </draw:frame>
        <draw:frame draw:style-name="gr1" draw:text-style-name="P2" draw:layer="layout" svg:width="16.169cm" svg:height="0.475cm" svg:x="2.2cm" svg:y="11.263cm">
          <draw:text-box>
            <text:p text:style-name="P1"><text:span text:style-name="T4">its position, the Government should take the line that this was a contractual issue and </text:span></text:p>
          </draw:text-box>
        </draw:frame>
        <draw:frame draw:style-name="gr1" draw:text-style-name="P2" draw:layer="layout" svg:width="16.753cm" svg:height="0.475cm" svg:x="2.2cm" svg:y="11.827cm">
          <draw:text-box>
            <text:p text:style-name="P1"><text:span text:style-name="T4">not get drawn into a wider discussion on travel advice or the safety of foreign contractors </text:span></text:p>
          </draw:text-box>
        </draw:frame>
        <draw:frame draw:style-name="gr1" draw:text-style-name="P2" draw:layer="layout" svg:width="1.302cm" svg:height="0.475cm" svg:x="2.2cm" svg:y="12.392cm">
          <draw:text-box>
            <text:p text:style-name="P1"><text:span text:style-name="T4">in Iraq.</text:span></text:p>
          </draw:text-box>
        </draw:frame>
        <draw:frame draw:style-name="gr6" draw:text-style-name="P7" draw:layer="layout" svg:width="0.408cm" svg:height="0.276cm" svg:x="3.494cm" svg:y="12.411cm">
          <draw:text-box>
            <text:p text:style-name="P1"><text:span text:style-name="T9">442</text:span></text:p>
          </draw:text-box>
        </draw:frame>
        <draw:frame draw:style-name="gr1" draw:text-style-name="P2" draw:layer="layout" svg:width="0.422cm" svg:height="0.475cm" svg:x="3.906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1cm" svg:height="0.475cm" svg:x="2.2cm" svg:y="13.306cm">
          <draw:text-box>
            <text:p text:style-name="P1"><text:span text:style-name="T6">744. </text:span><text:span text:style-name="T4"><text:s/>Mr Lusty advised that the FCO’s travel advice was clear. The decision on whether </text:span></text:p>
          </draw:text-box>
        </draw:frame>
        <draw:frame draw:style-name="gr1" draw:text-style-name="P2" draw:layer="layout" svg:width="15.521cm" svg:height="0.475cm" svg:x="2.2cm" svg:y="13.871cm">
          <draw:text-box>
            <text:p text:style-name="P1"><text:span text:style-name="T4">to travel remained “a matter of personal or commercial judgement”. There was “no </text:span></text:p>
          </draw:text-box>
        </draw:frame>
        <draw:frame draw:style-name="gr1" draw:text-style-name="P2" draw:layer="layout" svg:width="16.44cm" svg:height="0.475cm" svg:x="2.2cm" svg:y="14.435cm">
          <draw:text-box>
            <text:p text:style-name="P1"><text:span text:style-name="T4">agreed position” within the Government on reconciling FCO travel advice with the need </text:span></text:p>
          </draw:text-box>
        </draw:frame>
        <draw:frame draw:style-name="gr1" draw:text-style-name="P2" draw:layer="layout" svg:width="15.746cm" svg:height="0.475cm" svg:x="2.2cm" svg:y="15cm">
          <draw:text-box>
            <text:p text:style-name="P1"><text:span text:style-name="T4">to pursue reconstruction. UKTI staff in Washington, Baghdad and the UK continued </text:span></text:p>
          </draw:text-box>
        </draw:frame>
        <draw:frame draw:style-name="gr1" draw:text-style-name="P2" draw:layer="layout" svg:width="12.816cm" svg:height="0.475cm" svg:x="2.2cm" svg:y="15.564cm">
          <draw:text-box>
            <text:p text:style-name="P1"><text:span text:style-name="T4">to work with Foster Wheeler to help it address its security concerns. </text:span></text:p>
          </draw:text-box>
        </draw:frame>
        <draw:frame draw:style-name="gr1" draw:text-style-name="P2" draw:layer="layout" svg:width="16.304cm" svg:height="0.475cm" svg:x="2.2cm" svg:y="16.478cm">
          <draw:text-box>
            <text:p text:style-name="P1"><text:span text:style-name="T6">745. </text:span><text:span text:style-name="T4"><text:s/>A UKTI official informed Mr O’Brien on 14 May that Foster Wheeler and the PMO </text:span></text:p>
          </draw:text-box>
        </draw:frame>
        <draw:frame draw:style-name="gr1" draw:text-style-name="P2" draw:layer="layout" svg:width="10.001cm" svg:height="0.475cm" svg:x="2.2cm" svg:y="17.043cm">
          <draw:text-box>
            <text:p text:style-name="P1"><text:span text:style-name="T4">had reached an agreement on deploying staff to Iraq.</text:span></text:p>
          </draw:text-box>
        </draw:frame>
        <draw:frame draw:style-name="gr6" draw:text-style-name="P7" draw:layer="layout" svg:width="0.408cm" svg:height="0.276cm" svg:x="12.148cm" svg:y="17.062cm">
          <draw:text-box>
            <text:p text:style-name="P1"><text:span text:style-name="T9">443</text:span></text:p>
          </draw:text-box>
        </draw:frame>
        <draw:frame draw:style-name="gr1" draw:text-style-name="P2" draw:layer="layout" svg:width="0.422cm" svg:height="0.475cm" svg:x="12.559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9cm" svg:height="0.475cm" svg:x="2.2cm" svg:y="17.957cm">
          <draw:text-box>
            <text:p text:style-name="P1"><text:span text:style-name="T6">746. </text:span><text:span text:style-name="T4"><text:s/>On 24 May, Mr Bob Morgan, an adviser to the Iraqi Oil Ministry employed by the </text:span></text:p>
          </draw:text-box>
        </draw:frame>
        <draw:frame draw:style-name="gr1" draw:text-style-name="P2" draw:layer="layout" svg:width="12.558cm" svg:height="0.475cm" svg:x="2.2cm" svg:y="18.522cm">
          <draw:text-box>
            <text:p text:style-name="P1"><text:span text:style-name="T4">FCO, and his bodyguard Mr Mark Carman, were killed in Baghdad.</text:span></text:p>
          </draw:text-box>
        </draw:frame>
        <draw:frame draw:style-name="gr6" draw:text-style-name="P7" draw:layer="layout" svg:width="0.408cm" svg:height="0.276cm" svg:x="14.717cm" svg:y="18.541cm">
          <draw:text-box>
            <text:p text:style-name="P1"><text:span text:style-name="T9">444</text:span></text:p>
          </draw:text-box>
        </draw:frame>
        <draw:frame draw:style-name="gr1" draw:text-style-name="P2" draw:layer="layout" svg:width="0.422cm" svg:height="0.475cm" svg:x="15.129cm" svg:y="18.5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78cm" svg:height="0.475cm" svg:x="2.2cm" svg:y="19.436cm">
          <draw:text-box>
            <text:p text:style-name="P1"><text:span text:style-name="T6">747. </text:span><text:span text:style-name="T4"><text:s/>Mr O’Brien spoke to Mr Ian Bill, Chairman and CEO of Foster Wheeler, on <text:s/></text:span></text:p>
          </draw:text-box>
        </draw:frame>
        <draw:frame draw:style-name="gr1" draw:text-style-name="P2" draw:layer="layout" svg:width="1.479cm" svg:height="0.475cm" svg:x="2.2cm" svg:y="20.001cm">
          <draw:text-box>
            <text:p text:style-name="P1"><text:span text:style-name="T4">26 May.</text:span></text:p>
          </draw:text-box>
        </draw:frame>
        <draw:frame draw:style-name="gr6" draw:text-style-name="P7" draw:layer="layout" svg:width="0.408cm" svg:height="0.276cm" svg:x="3.674cm" svg:y="20.019cm">
          <draw:text-box>
            <text:p text:style-name="P1"><text:span text:style-name="T9">445</text:span></text:p>
          </draw:text-box>
        </draw:frame>
        <draw:frame draw:style-name="gr1" draw:text-style-name="P2" draw:layer="layout" svg:width="13.274cm" svg:height="0.475cm" svg:x="4.086cm" svg:y="20.001cm">
          <draw:text-box>
            <text:p text:style-name="P1"><text:span text:style-name="T4"><text:s/></text:span><text:span text:style-name="T4">Mr Bill said that although Foster Wheeler had deployed staff to Iraq, it </text:span></text:p>
          </draw:text-box>
        </draw:frame>
        <draw:frame draw:style-name="gr1" draw:text-style-name="P2" draw:layer="layout" svg:width="16.051cm" svg:height="0.475cm" svg:x="2.2cm" svg:y="20.565cm">
          <draw:text-box>
            <text:p text:style-name="P1"><text:span text:style-name="T4">remained concerned that security provided by the PMO was not adequate. One of its </text:span></text:p>
          </draw:text-box>
        </draw:frame>
        <draw:frame draw:style-name="gr1" draw:text-style-name="P2" draw:layer="layout" svg:width="16.711cm" svg:height="0.475cm" svg:x="2.2cm" svg:y="21.13cm">
          <draw:text-box>
            <text:p text:style-name="P1"><text:span text:style-name="T4">staff had already decided to leave as he was accommodated in a tent in the Green Zone 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frame draw:style-name="gr1" draw:text-style-name="P2" draw:layer="layout" svg:width="7.296cm" svg:height="0.475cm" svg:x="2.2cm" svg:y="21.694cm">
          <draw:text-box>
            <text:p text:style-name="P1"><text:span text:style-name="T4">with no protection from mortar rounds. </text:span></text:p>
          </draw:text-box>
        </draw:frame>
        <draw:frame draw:style-name="gr9" draw:text-style-name="P9" draw:layer="layout" svg:width="0.404cm" svg:height="0.23cm" svg:x="2.2cm" svg:y="22.986cm">
          <draw:text-box>
            <text:p text:style-name="P1"><text:span text:style-name="T10">439 </text:span></text:p>
          </draw:text-box>
        </draw:frame>
        <draw:frame draw:style-name="gr4" draw:text-style-name="P5" draw:layer="layout" svg:width="15.284cm" svg:height="0.395cm" svg:x="2.6cm" svg:y="22.971cm">
          <draw:text-box>
            <text:p text:style-name="P1"><text:span text:style-name="T11">Briefing DTI Energy Markets Unit, 5 May 2004, ‘Key Points Brief on DTI Issues: Ad Hoc Ministerial </text:span></text:p>
          </draw:text-box>
        </draw:frame>
        <draw:frame draw:style-name="gr4" draw:text-style-name="P5" draw:layer="layout" svg:width="2.707cm" svg:height="0.395cm" svg:x="2.2cm" svg:y="23.394cm">
          <draw:text-box>
            <text:p text:style-name="P1"><text:span text:style-name="T11">Meeting on Iraq’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440 </text:span></text:p>
          </draw:text-box>
        </draw:frame>
        <draw:frame draw:style-name="gr4" draw:text-style-name="P5" draw:layer="layout" svg:width="12.241cm" svg:height="0.395cm" svg:x="2.589cm" svg:y="23.817cm">
          <draw:text-box>
            <text:p text:style-name="P1"><text:span text:style-name="T11">Annotated Agenda, 6 May 2004, Ad Hoc Group on Iraq Rehabilitation meeting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441 </text:span></text:p>
          </draw:text-box>
        </draw:frame>
        <draw:frame draw:style-name="gr4" draw:text-style-name="P5" draw:layer="layout" svg:width="10.594cm" svg:height="0.395cm" svg:x="2.6cm" svg:y="24.241cm">
          <draw:text-box>
            <text:p text:style-name="P1"><text:span text:style-name="T11">Minutes, 6 May 2004, Ad Hoc Group on Iraq Rehabilitation meeting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42 </text:span></text:p>
          </draw:text-box>
        </draw:frame>
        <draw:frame draw:style-name="gr4" draw:text-style-name="P5" draw:layer="layout" svg:width="15.2cm" svg:height="0.395cm" svg:x="2.6cm" svg:y="24.664cm">
          <draw:text-box>
            <text:p text:style-name="P1"><text:span text:style-name="T11">Minute Lusty to PS/O’Brien [FCO], 10 May 2004, ‘Iraq: Foster-Wheeler: Dealing with the Potential </text:span></text:p>
          </draw:text-box>
        </draw:frame>
        <draw:frame draw:style-name="gr4" draw:text-style-name="P5" draw:layer="layout" svg:width="1.323cm" svg:height="0.395cm" svg:x="2.2cm" svg:y="25.087cm">
          <draw:text-box>
            <text:p text:style-name="P1"><text:span text:style-name="T11">Fallout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43 </text:span></text:p>
          </draw:text-box>
        </draw:frame>
        <draw:frame draw:style-name="gr4" draw:text-style-name="P5" draw:layer="layout" svg:width="15.276cm" svg:height="0.395cm" svg:x="2.6cm" svg:y="25.511cm">
          <draw:text-box>
            <text:p text:style-name="P1"><text:span text:style-name="T11">Minute Lusty to PS/O’Brien, 14 May 2004, ‘Iraq: Foster Wheeler Reach Agreement with the PMO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44 </text:span></text:p>
          </draw:text-box>
        </draw:frame>
        <draw:frame draw:style-name="gr4" draw:text-style-name="P5" draw:layer="layout" svg:width="16.013cm" svg:height="0.395cm" svg:x="2.6cm" svg:y="25.934cm">
          <draw:text-box>
            <text:p text:style-name="P1"><text:span text:style-name="T11">Minutes, 25 May 2004, Iraq Senior Officials Group meeting; </text:span><text:span text:style-name="T13">BBC News,</text:span><text:span text:style-name="T11"> 26 May 2004, </text:span><text:span text:style-name="T13">Oil Expert Killed </text:span></text:p>
          </draw:text-box>
        </draw:frame>
        <draw:frame draw:style-name="gr4" draw:text-style-name="P5" draw:layer="layout" svg:width="2.648cm" svg:height="0.395cm" svg:x="2.2cm" svg:y="26.357cm">
          <draw:text-box>
            <text:p text:style-name="P1"><text:span text:style-name="T13">in Iraq ‘felt safe’</text:span><text:span text:style-name="T11">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45 </text:span></text:p>
          </draw:text-box>
        </draw:frame>
        <draw:frame draw:style-name="gr4" draw:text-style-name="P5" draw:layer="layout" svg:width="10.204cm" svg:height="0.395cm" svg:x="2.6cm" svg:y="26.781cm">
          <draw:text-box>
            <text:p text:style-name="P1"><text:span text:style-name="T11">Minute Lusty to PS/O’Brien, 26 May 2004, ‘Iraq: Foster-Wheeler’. 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5</text:span></text:p>
          </draw:text-box>
        </draw:frame>
        <draw:frame draw:style-name="gr1" draw:text-style-name="P2" draw:layer="layout" svg:width="16.732cm" svg:height="0.475cm" svg:x="2.2cm" svg:y="2.525cm">
          <draw:text-box>
            <text:p text:style-name="P1"><text:span text:style-name="T6">748. </text:span><text:span text:style-name="T4"><text:s/>In a 7 June briefing, the UKTI advised that it had stopped “all proactive commercial </text:span></text:p>
          </draw:text-box>
        </draw:frame>
        <draw:frame draw:style-name="gr1" draw:text-style-name="P2" draw:layer="layout" svg:width="15.348cm" svg:height="0.475cm" svg:x="2.2cm" svg:y="3.09cm">
          <draw:text-box>
            <text:p text:style-name="P1"><text:span text:style-name="T4">work” in Iraq, although it remained heavily involved in providing information to UK </text:span></text:p>
          </draw:text-box>
        </draw:frame>
        <draw:frame draw:style-name="gr1" draw:text-style-name="P2" draw:layer="layout" svg:width="11.855cm" svg:height="0.475cm" svg:x="2.2cm" svg:y="3.654cm">
          <draw:text-box>
            <text:p text:style-name="P1"><text:span text:style-name="T4">companies and in helping them manage existing commitments.</text:span></text:p>
          </draw:text-box>
        </draw:frame>
        <draw:frame draw:style-name="gr6" draw:text-style-name="P7" draw:layer="layout" svg:width="0.408cm" svg:height="0.276cm" svg:x="14.012cm" svg:y="3.673cm">
          <draw:text-box>
            <text:p text:style-name="P1"><text:span text:style-name="T9">446</text:span></text:p>
          </draw:text-box>
        </draw:frame>
        <draw:frame draw:style-name="gr1" draw:text-style-name="P2" draw:layer="layout" svg:width="3.313cm" svg:height="0.475cm" svg:x="14.424cm" svg:y="3.654cm">
          <draw:text-box>
            <text:p text:style-name="P1"><text:span text:style-name="T4"><text:s/></text:span><text:span text:style-name="T4">UKTI planned to </text:span></text:p>
          </draw:text-box>
        </draw:frame>
        <draw:frame draw:style-name="gr1" draw:text-style-name="P2" draw:layer="layout" svg:width="16.465cm" svg:height="0.475cm" svg:x="2.2cm" svg:y="4.218cm">
          <draw:text-box>
            <text:p text:style-name="P1"><text:span text:style-name="T4">maintain one UK Commercial Officer post in Baghdad, which it considered the “minimal </text:span></text:p>
          </draw:text-box>
        </draw:frame>
        <draw:frame draw:style-name="gr1" draw:text-style-name="P2" draw:layer="layout" svg:width="16.046cm" svg:height="0.475cm" svg:x="2.2cm" svg:y="4.783cm">
          <draw:text-box>
            <text:p text:style-name="P1"><text:span text:style-name="T4">level for operational needs” (reduced from the three Commercial Officers deployed in </text:span></text:p>
          </draw:text-box>
        </draw:frame>
        <draw:frame draw:style-name="gr1" draw:text-style-name="P2" draw:layer="layout" svg:width="3.524cm" svg:height="0.475cm" svg:x="2.2cm" svg:y="5.347cm">
          <draw:text-box>
            <text:p text:style-name="P1"><text:span text:style-name="T4">September 2003). </text:span></text:p>
          </draw:text-box>
        </draw:frame>
        <draw:frame draw:style-name="gr1" draw:text-style-name="P2" draw:layer="layout" svg:width="14.916cm" svg:height="0.475cm" svg:x="2.2cm" svg:y="6.262cm">
          <draw:text-box>
            <text:p text:style-name="P1"><text:span text:style-name="T6">749. </text:span><text:span text:style-name="T4"><text:s/>Mr Lusty advised Sir Stephen Brown on 9 June that the IIWG had “run its </text:span></text:p>
          </draw:text-box>
        </draw:frame>
        <draw:frame draw:style-name="gr1" draw:text-style-name="P2" draw:layer="layout" svg:width="1.534cm" svg:height="0.475cm" svg:x="2.2cm" svg:y="6.826cm">
          <draw:text-box>
            <text:p text:style-name="P1"><text:span text:style-name="T4">course”.</text:span></text:p>
          </draw:text-box>
        </draw:frame>
        <draw:frame draw:style-name="gr6" draw:text-style-name="P7" draw:layer="layout" svg:width="0.408cm" svg:height="0.276cm" svg:x="3.729cm" svg:y="6.845cm">
          <draw:text-box>
            <text:p text:style-name="P1"><text:span text:style-name="T9">447</text:span></text:p>
          </draw:text-box>
        </draw:frame>
        <draw:frame draw:style-name="gr1" draw:text-style-name="P2" draw:layer="layout" svg:width="14.823cm" svg:height="0.475cm" svg:x="4.141cm" svg:y="6.826cm">
          <draw:text-box>
            <text:p text:style-name="P1"><text:span text:style-name="T4"><text:s/></text:span><text:span text:style-name="T4">Private sector participation was poor. The IIWG had originally been conceived </text:span></text:p>
          </draw:text-box>
        </draw:frame>
        <draw:frame draw:style-name="gr1" draw:text-style-name="P2" draw:layer="layout" svg:width="16.664cm" svg:height="0.475cm" svg:x="2.2cm" svg:y="7.391cm">
          <draw:text-box>
            <text:p text:style-name="P1"><text:span text:style-name="T4">as the core of an early UK trade mission to Iraq, but the security situation had made that </text:span></text:p>
          </draw:text-box>
        </draw:frame>
        <draw:frame draw:style-name="gr1" draw:text-style-name="P2" draw:layer="layout" svg:width="16.072cm" svg:height="0.475cm" svg:x="2.2cm" svg:y="7.955cm">
          <draw:text-box>
            <text:p text:style-name="P1"><text:span text:style-name="T4">impossible. It had served instead as a useful forum for briefing industry. That function </text:span></text:p>
          </draw:text-box>
        </draw:frame>
        <draw:frame draw:style-name="gr1" draw:text-style-name="P2" draw:layer="layout" svg:width="11.203cm" svg:height="0.475cm" svg:x="2.2cm" svg:y="8.52cm">
          <draw:text-box>
            <text:p text:style-name="P1"><text:span text:style-name="T4">had now been taken over by the six sector working groups. </text:span></text:p>
          </draw:text-box>
        </draw:frame>
        <draw:frame draw:style-name="gr1" draw:text-style-name="P2" draw:layer="layout" svg:width="15.068cm" svg:height="0.475cm" svg:x="2.2cm" svg:y="9.434cm">
          <draw:text-box>
            <text:p text:style-name="P1"><text:span text:style-name="T6">750. </text:span><text:span text:style-name="T4"><text:s/>In early June, UKTI began to consider whether to continue to fund the two </text:span></text:p>
          </draw:text-box>
        </draw:frame>
        <draw:frame draw:style-name="gr1" draw:text-style-name="P2" draw:layer="layout" svg:width="4.515cm" svg:height="0.475cm" svg:x="2.2cm" svg:y="9.998cm">
          <draw:text-box>
            <text:p text:style-name="P1"><text:span text:style-name="T4">consultants in the PMO.</text:span></text:p>
          </draw:text-box>
        </draw:frame>
        <draw:frame draw:style-name="gr6" draw:text-style-name="P7" draw:layer="layout" svg:width="0.408cm" svg:height="0.276cm" svg:x="6.694cm" svg:y="10.017cm">
          <draw:text-box>
            <text:p text:style-name="P1"><text:span text:style-name="T9">448</text:span></text:p>
          </draw:text-box>
        </draw:frame>
        <draw:frame draw:style-name="gr1" draw:text-style-name="P2" draw:layer="layout" svg:width="0.422cm" svg:height="0.475cm" svg:x="7.106cm" svg:y="9.9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032cm" svg:height="0.475cm" svg:x="2.2cm" svg:y="10.913cm">
          <draw:text-box>
            <text:p text:style-name="P1"><text:span text:style-name="T6">751. </text:span><text:span text:style-name="T4"><text:s/>A UKTI official set out the arguments for Mr O’Brien on 21 June:</text:span></text:p>
          </draw:text-box>
        </draw:frame>
        <draw:frame draw:style-name="gr1" draw:text-style-name="P2" draw:layer="layout" svg:width="15.403cm" svg:height="0.475cm" svg:x="2.95cm" svg:y="11.827cm">
          <draw:text-box>
            <text:p text:style-name="P1"><text:span text:style-name="T4">“</text:span><text:span text:style-name="T4">We can claim indirect benefit to UK plc from these consultants, but it is difficult to </text:span></text:p>
          </draw:text-box>
        </draw:frame>
        <draw:frame draw:style-name="gr1" draw:text-style-name="P2" draw:layer="layout" svg:width="15.081cm" svg:height="0.475cm" svg:x="2.95cm" svg:y="12.392cm">
          <draw:text-box>
            <text:p text:style-name="P1"><text:span text:style-name="T4">quantify any direct commercial benefit. PMO procurement still (rightly) has to go </text:span></text:p>
          </draw:text-box>
        </draw:frame>
        <draw:frame draw:style-name="gr1" draw:text-style-name="P2" draw:layer="layout" svg:width="15.009cm" svg:height="0.475cm" svg:x="2.95cm" svg:y="12.956cm">
          <draw:text-box>
            <text:p text:style-name="P1"><text:span text:style-name="T4">through a full competitive process … But these consultancies have earned us a </text:span></text:p>
          </draw:text-box>
        </draw:frame>
        <draw:frame draw:style-name="gr1" draw:text-style-name="P2" draw:layer="layout" svg:width="15.191cm" svg:height="0.475cm" svg:x="2.95cm" svg:y="13.521cm">
          <draw:text-box>
            <text:p text:style-name="P1"><text:span text:style-name="T4">great deal of goodwill from PMO senior management, ensured a UK voice at the </text:span></text:p>
          </draw:text-box>
        </draw:frame>
        <draw:frame draw:style-name="gr1" draw:text-style-name="P2" draw:layer="layout" svg:width="15.238cm" svg:height="0.475cm" svg:x="2.95cm" svg:y="14.085cm">
          <draw:text-box>
            <text:p text:style-name="P1"><text:span text:style-name="T4">highest levels of the organisation, and [have been] a useful but unacknowledged </text:span></text:p>
          </draw:text-box>
        </draw:frame>
        <draw:frame draw:style-name="gr1" draw:text-style-name="P2" draw:layer="layout" svg:width="6.509cm" svg:height="0.475cm" svg:x="2.95cm" svg:y="14.65cm">
          <draw:text-box>
            <text:p text:style-name="P1"><text:span text:style-name="T4">source of commercial information.”</text:span></text:p>
          </draw:text-box>
        </draw:frame>
        <draw:frame draw:style-name="gr6" draw:text-style-name="P7" draw:layer="layout" svg:width="0.408cm" svg:height="0.276cm" svg:x="9.443cm" svg:y="14.668cm">
          <draw:text-box>
            <text:p text:style-name="P1"><text:span text:style-name="T9">449</text:span></text:p>
          </draw:text-box>
        </draw:frame>
        <draw:frame draw:style-name="gr1" draw:text-style-name="P2" draw:layer="layout" svg:width="15.208cm" svg:height="0.475cm" svg:x="2.2cm" svg:y="15.564cm">
          <draw:text-box>
            <text:p text:style-name="P1"><text:span text:style-name="T6">752. </text:span><text:span text:style-name="T4"><text:s/>The PMO had identified a prime contractor that was willing to take over the </text:span></text:p>
          </draw:text-box>
        </draw:frame>
        <draw:frame draw:style-name="gr1" draw:text-style-name="P2" draw:layer="layout" svg:width="15.488cm" svg:height="0.475cm" svg:x="2.2cm" svg:y="16.128cm">
          <draw:text-box>
            <text:p text:style-name="P1"><text:span text:style-name="T4">contract of one of the UKTI-funded consultants. The contract of the second ended </text:span></text:p>
          </draw:text-box>
        </draw:frame>
        <draw:frame draw:style-name="gr1" draw:text-style-name="P2" draw:layer="layout" svg:width="2.741cm" svg:height="0.475cm" svg:x="2.2cm" svg:y="16.693cm">
          <draw:text-box>
            <text:p text:style-name="P1"><text:span text:style-name="T4">in September. </text:span></text:p>
          </draw:text-box>
        </draw:frame>
        <draw:frame draw:style-name="gr1" draw:text-style-name="P2" draw:layer="layout" svg:width="14.814cm" svg:height="0.475cm" svg:x="2.2cm" svg:y="17.607cm">
          <draw:text-box>
            <text:p text:style-name="P1"><text:span text:style-name="T6">753. </text:span><text:span text:style-name="T4"><text:s/>The official recommended that given the difficulty in identifying any direct </text:span></text:p>
          </draw:text-box>
        </draw:frame>
        <draw:frame draw:style-name="gr1" draw:text-style-name="P2" draw:layer="layout" svg:width="15.674cm" svg:height="0.475cm" svg:x="2.2cm" svg:y="18.172cm">
          <draw:text-box>
            <text:p text:style-name="P1"><text:span text:style-name="T4">commercial benefit to the UK and the high cost of the consultants, UKTI should not </text:span></text:p>
          </draw:text-box>
        </draw:frame>
        <draw:frame draw:style-name="gr1" draw:text-style-name="P2" draw:layer="layout" svg:width="12.922cm" svg:height="0.475cm" svg:x="2.2cm" svg:y="18.736cm">
          <draw:text-box>
            <text:p text:style-name="P1"><text:span text:style-name="T4">agree to Admiral Nash’s request to extend the consultants’ contracts.</text:span></text:p>
          </draw:text-box>
        </draw:frame>
        <draw:frame draw:style-name="gr1" draw:text-style-name="P2" draw:layer="layout" svg:width="16.042cm" svg:height="0.475cm" svg:x="2.2cm" svg:y="19.651cm">
          <draw:text-box>
            <text:p text:style-name="P1"><text:span text:style-name="T6">754. </text:span><text:span text:style-name="T4"><text:s/>Mr O’Brien’s Assistant Private Secretary responded on 23 June, asking officials </text:span></text:p>
          </draw:text-box>
        </draw:frame>
        <draw:frame draw:style-name="gr1" draw:text-style-name="P2" draw:layer="layout" svg:width="10.501cm" svg:height="0.475cm" svg:x="2.2cm" svg:y="20.215cm">
          <draw:text-box>
            <text:p text:style-name="P1"><text:span text:style-name="T4">to look for an alternative source of funding for the posts.</text:span></text:p>
          </draw:text-box>
        </draw:frame>
        <draw:frame draw:style-name="gr6" draw:text-style-name="P7" draw:layer="layout" svg:width="0.408cm" svg:height="0.276cm" svg:x="12.648cm" svg:y="20.234cm">
          <draw:text-box>
            <text:p text:style-name="P1"><text:span text:style-name="T9">450</text:span></text:p>
          </draw:text-box>
        </draw:frame>
        <draw:frame draw:style-name="gr1" draw:text-style-name="P2" draw:layer="layout" svg:width="0.422cm" svg:height="0.475cm" svg:x="13.06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cm" svg:height="0.475cm" svg:x="2.2cm" svg:y="21.13cm">
          <draw:text-box>
            <text:p text:style-name="P1"><text:span text:style-name="T6">755. </text:span><text:span text:style-name="T4"><text:s/>Discussions within UKTI and between UKTI and the FCO and DFID failed to </text:span></text:p>
          </draw:text-box>
        </draw:frame>
        <draw:frame draw:style-name="gr1" draw:text-style-name="P2" draw:layer="layout" svg:width="6.788cm" svg:height="0.475cm" svg:x="2.2cm" svg:y="21.694cm">
          <draw:text-box>
            <text:p text:style-name="P1"><text:span text:style-name="T4">identify further funding for the posts.</text:span></text:p>
          </draw:text-box>
        </draw:frame>
        <draw:frame draw:style-name="gr6" draw:text-style-name="P7" draw:layer="layout" svg:width="0.408cm" svg:height="0.276cm" svg:x="8.954cm" svg:y="21.713cm">
          <draw:text-box>
            <text:p text:style-name="P1"><text:span text:style-name="T9">451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0.422cm" svg:height="0.475cm" svg:x="9.365cm" svg:y="21.694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446 </text:span></text:p>
          </draw:text-box>
        </draw:frame>
        <draw:frame draw:style-name="gr4" draw:text-style-name="P5" draw:layer="layout" svg:width="14.404cm" svg:height="0.395cm" svg:x="2.6cm" svg:y="23.817cm">
          <draw:text-box>
            <text:p text:style-name="P1"><text:span text:style-name="T11">Briefing UKTI, 7 June 2004, ‘Permanent Secretaries’ Meeting on UK Civilian Staffing in Iraq, <text:s/></text:span></text:p>
          </draw:text-box>
        </draw:frame>
        <draw:frame draw:style-name="gr4" draw:text-style-name="P5" draw:layer="layout" svg:width="2.203cm" svg:height="0.395cm" svg:x="2.2cm" svg:y="24.241cm">
          <draw:text-box>
            <text:p text:style-name="P1"><text:span text:style-name="T11">8 June 2004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47 </text:span></text:p>
          </draw:text-box>
        </draw:frame>
        <draw:frame draw:style-name="gr4" draw:text-style-name="P5" draw:layer="layout" svg:width="15.009cm" svg:height="0.395cm" svg:x="2.6cm" svg:y="24.664cm">
          <draw:text-box>
            <text:p text:style-name="P1"><text:span text:style-name="T11">Minute Lusty to Brown, 9 June 2004, ‘What should we do with the Iraq Industry Working Group?’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48 </text:span></text:p>
          </draw:text-box>
        </draw:frame>
        <draw:frame draw:style-name="gr4" draw:text-style-name="P5" draw:layer="layout" svg:width="13.337cm" svg:height="0.395cm" svg:x="2.6cm" svg:y="25.087cm">
          <draw:text-box>
            <text:p text:style-name="P1"><text:span text:style-name="T11">Minute Lusty to Fletcher, 9 June 2004, ‘Iraq: UKTI Consultancy Support for the PMO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49 </text:span></text:p>
          </draw:text-box>
        </draw:frame>
        <draw:frame draw:style-name="gr4" draw:text-style-name="P5" draw:layer="layout" svg:width="10.932cm" svg:height="0.395cm" svg:x="2.6cm" svg:y="25.511cm">
          <draw:text-box>
            <text:p text:style-name="P1"><text:span text:style-name="T11">Minute UKTI [junior official] to PS/Mr O’Brien, 21 June 2004, [untitled]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50 </text:span></text:p>
          </draw:text-box>
        </draw:frame>
        <draw:frame draw:style-name="gr4" draw:text-style-name="P5" draw:layer="layout" svg:width="15.856cm" svg:height="0.395cm" svg:x="2.6cm" svg:y="25.934cm">
          <draw:text-box>
            <text:p text:style-name="P1"><text:span text:style-name="T11">Minute APS/O’Brien to UKTI [junior official], 23 June 2004, ‘UKTI Secondees to the PMO in Baghdad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51 </text:span></text:p>
          </draw:text-box>
        </draw:frame>
        <draw:frame draw:style-name="gr4" draw:text-style-name="P5" draw:layer="layout" svg:width="16.097cm" svg:height="0.395cm" svg:x="2.6cm" svg:y="26.357cm">
          <draw:text-box>
            <text:p text:style-name="P1"><text:span text:style-name="T11">Minute UKTI [junior official] to PS/Mr O’Brien [FCO], 13 August 2004, ‘UK Secondees in the Project and </text:span></text:p>
          </draw:text-box>
        </draw:frame>
        <draw:frame draw:style-name="gr4" draw:text-style-name="P5" draw:layer="layout" svg:width="5.67cm" svg:height="0.395cm" svg:x="2.2cm" svg:y="26.781cm">
          <draw:text-box>
            <text:p text:style-name="P1"><text:span text:style-name="T11">Contracting Office (PCO) Baghdad’.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6</text:span></text:p>
          </draw:text-box>
        </draw:frame>
        <draw:frame draw:style-name="gr1" draw:text-style-name="P2" draw:layer="layout" svg:width="14.404cm" svg:height="0.475cm" svg:x="2.2cm" svg:y="2.525cm">
          <draw:text-box>
            <text:p text:style-name="P1"><text:span text:style-name="T1">THE SUCCESS OF UK COMPANIES IN SECURING CONTRACTS IN IRAQ</text:span></text:p>
          </draw:text-box>
        </draw:frame>
        <draw:frame draw:style-name="gr1" draw:text-style-name="P2" draw:layer="layout" svg:width="15.737cm" svg:height="0.475cm" svg:x="2.2cm" svg:y="3.29cm">
          <draw:text-box>
            <text:p text:style-name="P1"><text:span text:style-name="T6">756. </text:span><text:span text:style-name="T4"><text:s/>On 30 July, Mr Fergus Harradence, Head of the UKTI’s Gulf Unit, provided an </text:span></text:p>
          </draw:text-box>
        </draw:frame>
        <draw:frame draw:style-name="gr1" draw:text-style-name="P2" draw:layer="layout" svg:width="10.712cm" svg:height="0.475cm" svg:x="2.2cm" svg:y="3.854cm">
          <draw:text-box>
            <text:p text:style-name="P1"><text:span text:style-name="T4">update for Mr O’Brien on UK commercial success in Iraq.</text:span></text:p>
          </draw:text-box>
        </draw:frame>
        <draw:frame draw:style-name="gr6" draw:text-style-name="P7" draw:layer="layout" svg:width="0.408cm" svg:height="0.276cm" svg:x="12.881cm" svg:y="3.873cm">
          <draw:text-box>
            <text:p text:style-name="P1"><text:span text:style-name="T9">452</text:span></text:p>
          </draw:text-box>
        </draw:frame>
        <draw:frame draw:style-name="gr1" draw:text-style-name="P2" draw:layer="layout" svg:width="0.422cm" svg:height="0.475cm" svg:x="13.293cm" svg:y="3.8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66cm" svg:height="0.475cm" svg:x="2.2cm" svg:y="4.768cm">
          <draw:text-box>
            <text:p text:style-name="P1"><text:span text:style-name="T6">757. </text:span><text:span text:style-name="T4"><text:s/>Mr Harradence advised that there were over 60 UK companies working in Iraq, </text:span></text:p>
          </draw:text-box>
        </draw:frame>
        <draw:frame draw:style-name="gr1" draw:text-style-name="P2" draw:layer="layout" svg:width="14.408cm" svg:height="0.475cm" svg:x="2.2cm" svg:y="5.333cm">
          <draw:text-box>
            <text:p text:style-name="P1"><text:span text:style-name="T4">involved in contracts which UKTI estimated were worth a total of US$2.6bn. <text:s/></text:span></text:p>
          </draw:text-box>
        </draw:frame>
        <draw:frame draw:style-name="gr1" draw:text-style-name="P2" draw:layer="layout" svg:width="15.775cm" svg:height="0.475cm" svg:x="2.2cm" svg:y="5.897cm">
          <draw:text-box>
            <text:p text:style-name="P1"><text:span text:style-name="T4">That figure did not represent the total value of work undertaken and goods supplied </text:span></text:p>
          </draw:text-box>
        </draw:frame>
        <draw:frame draw:style-name="gr1" draw:text-style-name="P2" draw:layer="layout" svg:width="15.974cm" svg:height="0.475cm" svg:x="2.2cm" svg:y="6.462cm">
          <draw:text-box>
            <text:p text:style-name="P1"><text:span text:style-name="T4">by UK companies, but rather the total value of the contracts on which UK companies </text:span></text:p>
          </draw:text-box>
        </draw:frame>
        <draw:frame draw:style-name="gr1" draw:text-style-name="P2" draw:layer="layout" svg:width="7.673cm" svg:height="0.475cm" svg:x="2.2cm" svg:y="7.026cm">
          <draw:text-box>
            <text:p text:style-name="P1"><text:span text:style-name="T4">worked as contractors or subcontractors.</text:span></text:p>
          </draw:text-box>
        </draw:frame>
        <draw:frame draw:style-name="gr1" draw:text-style-name="P2" draw:layer="layout" svg:width="15.187cm" svg:height="0.475cm" svg:x="2.2cm" svg:y="7.941cm">
          <draw:text-box>
            <text:p text:style-name="P1"><text:span text:style-name="T6">758. </text:span><text:span text:style-name="T4"><text:s/>UK companies had been successful in winning contracts from all the major </text:span></text:p>
          </draw:text-box>
        </draw:frame>
        <draw:frame draw:style-name="gr1" draw:text-style-name="P2" draw:layer="layout" svg:width="15.593cm" svg:height="0.475cm" svg:x="2.2cm" svg:y="8.505cm">
          <draw:text-box>
            <text:p text:style-name="P1"><text:span text:style-name="T4">contracting organisations (the US, the CPA and Iraqi Ministries, the UN and DFID), </text:span></text:p>
          </draw:text-box>
        </draw:frame>
        <draw:frame draw:style-name="gr1" draw:text-style-name="P2" draw:layer="layout" svg:width="16.601cm" svg:height="0.475cm" svg:x="2.2cm" svg:y="9.07cm">
          <draw:text-box>
            <text:p text:style-name="P1"><text:span text:style-name="T4">although UK companies had been particularly successful in winning work as contractors </text:span></text:p>
          </draw:text-box>
        </draw:frame>
        <draw:frame draw:style-name="gr1" draw:text-style-name="P2" draw:layer="layout" svg:width="8.977cm" svg:height="0.475cm" svg:x="2.2cm" svg:y="9.634cm">
          <draw:text-box>
            <text:p text:style-name="P1"><text:span text:style-name="T4">or subcontractors to US Government agencies. </text:span></text:p>
          </draw:text-box>
        </draw:frame>
        <draw:frame draw:style-name="gr1" draw:text-style-name="P2" draw:layer="layout" svg:width="15.458cm" svg:height="0.475cm" svg:x="2.2cm" svg:y="10.548cm">
          <draw:text-box>
            <text:p text:style-name="P1"><text:span text:style-name="T6">759. </text:span><text:span text:style-name="T4"><text:s/>UKTI believed that it had played a “leading role” in helping UK companies to </text:span></text:p>
          </draw:text-box>
        </draw:frame>
        <draw:frame draw:style-name="gr1" draw:text-style-name="P2" draw:layer="layout" svg:width="16.36cm" svg:height="0.475cm" svg:x="2.2cm" svg:y="11.113cm">
          <draw:text-box>
            <text:p text:style-name="P1"><text:span text:style-name="T4">secure work on contracts worth approximately US$1.8bn (of which AMEC had secured </text:span></text:p>
          </draw:text-box>
        </draw:frame>
        <draw:frame draw:style-name="gr1" draw:text-style-name="P2" draw:layer="layout" svg:width="6.873cm" svg:height="0.475cm" svg:x="2.2cm" svg:y="11.677cm">
          <draw:text-box>
            <text:p text:style-name="P1"><text:span text:style-name="T4">work on contracts worth US$1.6bn). </text:span></text:p>
          </draw:text-box>
        </draw:frame>
        <draw:frame draw:style-name="gr1" draw:text-style-name="P2" draw:layer="layout" svg:width="16.592cm" svg:height="0.475cm" svg:x="2.2cm" svg:y="12.592cm">
          <draw:text-box>
            <text:p text:style-name="P1"><text:span text:style-name="T6">760. </text:span><text:span text:style-name="T4"><text:s/>At BP’s request, on 30 August, during his introductory call on Mr Thamir Ghadban, </text:span></text:p>
          </draw:text-box>
        </draw:frame>
        <draw:frame draw:style-name="gr1" draw:text-style-name="P2" draw:layer="layout" svg:width="16.563cm" svg:height="0.475cm" svg:x="2.2cm" svg:y="13.156cm">
          <draw:text-box>
            <text:p text:style-name="P1"><text:span text:style-name="T4">the Iraqi Minister of Oil, Mr Chaplin raised BP’s bid for a contract relating to the Rumalia </text:span></text:p>
          </draw:text-box>
        </draw:frame>
        <draw:frame draw:style-name="gr1" draw:text-style-name="P2" draw:layer="layout" svg:width="1.323cm" svg:height="0.475cm" svg:x="2.2cm" svg:y="13.721cm">
          <draw:text-box>
            <text:p text:style-name="P1"><text:span text:style-name="T4">oilfield.</text:span></text:p>
          </draw:text-box>
        </draw:frame>
        <draw:frame draw:style-name="gr6" draw:text-style-name="P7" draw:layer="layout" svg:width="0.408cm" svg:height="0.276cm" svg:x="3.518cm" svg:y="13.739cm">
          <draw:text-box>
            <text:p text:style-name="P1"><text:span text:style-name="T9">453</text:span></text:p>
          </draw:text-box>
        </draw:frame>
        <draw:frame draw:style-name="gr1" draw:text-style-name="P2" draw:layer="layout" svg:width="13.858cm" svg:height="0.475cm" svg:x="3.93cm" svg:y="13.721cm">
          <draw:text-box>
            <text:p text:style-name="P1"><text:span text:style-name="T4"><text:s/></text:span><text:span text:style-name="T4">Mr Ghadban responded that the contract would be awarded on technical </text:span></text:p>
          </draw:text-box>
        </draw:frame>
        <draw:frame draw:style-name="gr1" draw:text-style-name="P2" draw:layer="layout" svg:width="16.034cm" svg:height="0.475cm" svg:x="2.2cm" svg:y="14.285cm">
          <draw:text-box>
            <text:p text:style-name="P1"><text:span text:style-name="T4">and commercial criteria, and commented that BP appeared more cautious than other </text:span></text:p>
          </draw:text-box>
        </draw:frame>
        <draw:frame draw:style-name="gr1" draw:text-style-name="P2" draw:layer="layout" svg:width="15.09cm" svg:height="0.475cm" svg:x="2.2cm" svg:y="14.85cm">
          <draw:text-box>
            <text:p text:style-name="P1"><text:span text:style-name="T4">companies in turning expressions of interest into “real engagement”. Mr Chaplin </text:span></text:p>
          </draw:text-box>
        </draw:frame>
        <draw:frame draw:style-name="gr1" draw:text-style-name="P2" draw:layer="layout" svg:width="2.457cm" svg:height="0.475cm" svg:x="2.2cm" svg:y="15.414cm">
          <draw:text-box>
            <text:p text:style-name="P1"><text:span text:style-name="T4">commented: </text:span></text:p>
          </draw:text-box>
        </draw:frame>
        <draw:frame draw:style-name="gr1" draw:text-style-name="P2" draw:layer="layout" svg:width="14.764cm" svg:height="0.475cm" svg:x="2.95cm" svg:y="16.328cm">
          <draw:text-box>
            <text:p text:style-name="P1"><text:span text:style-name="T4">“</text:span><text:span text:style-name="T4">This is not the first time we have heard criticism of excessive caution from BP </text:span></text:p>
          </draw:text-box>
        </draw:frame>
        <draw:frame draw:style-name="gr1" draw:text-style-name="P2" draw:layer="layout" svg:width="15.441cm" svg:height="0.475cm" svg:x="2.95cm" svg:y="16.893cm">
          <draw:text-box>
            <text:p text:style-name="P1"><text:span text:style-name="T4">(and to a lesser extent Shell). Rightly or wrongly, the perception amongst the Iraqi </text:span></text:p>
          </draw:text-box>
        </draw:frame>
        <draw:frame draw:style-name="gr1" draw:text-style-name="P2" draw:layer="layout" svg:width="15.094cm" svg:height="0.475cm" svg:x="2.95cm" svg:y="17.457cm">
          <draw:text-box>
            <text:p text:style-name="P1"><text:span text:style-name="T4">oil establishment is that they are less committed than many of their international </text:span></text:p>
          </draw:text-box>
        </draw:frame>
        <draw:frame draw:style-name="gr1" draw:text-style-name="P2" draw:layer="layout" svg:width="2.453cm" svg:height="0.475cm" svg:x="2.95cm" svg:y="18.022cm">
          <draw:text-box>
            <text:p text:style-name="P1"><text:span text:style-name="T4">competitors.”</text:span></text:p>
          </draw:text-box>
        </draw:frame>
        <draw:frame draw:style-name="gr1" draw:text-style-name="P2" draw:layer="layout" svg:width="15.534cm" svg:height="0.475cm" svg:x="2.2cm" svg:y="18.936cm">
          <draw:text-box>
            <text:p text:style-name="P1"><text:span text:style-name="T6">761. </text:span><text:span text:style-name="T4"><text:s/>Sir Stephen Brown met senior UKTI officials on 5 November 2004 to discuss </text:span></text:p>
          </draw:text-box>
        </draw:frame>
        <draw:frame draw:style-name="gr1" draw:text-style-name="P2" draw:layer="layout" svg:width="15.775cm" svg:height="0.475cm" svg:x="2.2cm" svg:y="19.501cm">
          <draw:text-box>
            <text:p text:style-name="P1"><text:span text:style-name="T4">UKTI’s future engagement on Iraq, on the basis of a paper produced by UKTI’s Iraq </text:span></text:p>
          </draw:text-box>
        </draw:frame>
        <draw:frame draw:style-name="gr1" draw:text-style-name="P2" draw:layer="layout" svg:width="0.874cm" svg:height="0.475cm" svg:x="2.2cm" svg:y="20.065cm">
          <draw:text-box>
            <text:p text:style-name="P1"><text:span text:style-name="T4">Unit.</text:span></text:p>
          </draw:text-box>
        </draw:frame>
        <draw:frame draw:style-name="gr6" draw:text-style-name="P7" draw:layer="layout" svg:width="0.408cm" svg:height="0.276cm" svg:x="3.07cm" svg:y="20.084cm">
          <draw:text-box>
            <text:p text:style-name="P1"><text:span text:style-name="T9">454</text:span></text:p>
          </draw:text-box>
        </draw:frame>
        <draw:frame draw:style-name="gr1" draw:text-style-name="P2" draw:layer="layout" svg:width="0.422cm" svg:height="0.475cm" svg:x="3.482cm" svg:y="20.0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25cm" svg:height="0.475cm" svg:x="2.2cm" svg:y="20.98cm">
          <draw:text-box>
            <text:p text:style-name="P1"><text:span text:style-name="T6">762. </text:span><text:span text:style-name="T4"><text:s/>The paper stated that private sector interest in Iraq had started at a “feverish </text:span></text:p>
          </draw:text-box>
        </draw:frame>
        <draw:frame draw:style-name="gr1" draw:text-style-name="P2" draw:layer="layout" svg:width="15.555cm" svg:height="0.475cm" svg:x="2.2cm" svg:y="21.544cm">
          <draw:text-box>
            <text:p text:style-name="P1"><text:span text:style-name="T4">level”, but had declined after April 2004 when contractors started to be targeted by </text:span></text:p>
          </draw:text-box>
        </draw:frame>
        <draw:frame draw:style-name="gr1" draw:text-style-name="P2" draw:layer="layout" svg:width="16.123cm" svg:height="0.475cm" svg:x="2.2cm" svg:y="22.108cm">
          <draw:text-box>
            <text:p text:style-name="P1"><text:span text:style-name="T4">insurgents, and had now levelled off. Over 1,300 business people had attended UKTI </text:span></text:p>
          </draw:text-box>
        </draw:frame>
        <draw:frame draw:style-name="gr1" draw:text-style-name="P2" draw:layer="layout" svg:width="16.656cm" svg:height="0.475cm" svg:x="2.2cm" svg:y="22.673cm">
          <draw:text-box>
            <text:p text:style-name="P1"><text:span text:style-name="T4">events in London since August 2003 and over 200 had attended UKTI-supported events </text:span></text:p>
          </draw:text-box>
        </draw:frame>
        <draw:frame draw:style-name="gr1" draw:text-style-name="P2" draw:layer="layout" svg:width="15.335cm" svg:height="0.475cm" svg:x="2.2cm" svg:y="23.237cm">
          <draw:text-box>
            <text:p text:style-name="P1"><text:span text:style-name="T4">in the region. UKTI had organised trade missions from Iraq to the UK focusing on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3.426cm" svg:height="0.475cm" svg:x="2.2cm" svg:y="23.802cm">
          <draw:text-box>
            <text:p text:style-name="P1"><text:span text:style-name="T4">financial services, health, education, oil and gas, and power and water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52 </text:span></text:p>
          </draw:text-box>
        </draw:frame>
        <draw:frame draw:style-name="gr4" draw:text-style-name="P5" draw:layer="layout" svg:width="12.008cm" svg:height="0.395cm" svg:x="2.6cm" svg:y="25.087cm">
          <draw:text-box>
            <text:p text:style-name="P1"><text:span text:style-name="T11">Minute Harradence to PS/O’Brien, 30 July 2004, ‘Impact of UK Firms in Iraq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53 </text:span></text:p>
          </draw:text-box>
        </draw:frame>
        <draw:frame draw:style-name="gr4" draw:text-style-name="P5" draw:layer="layout" svg:width="15.775cm" svg:height="0.395cm" svg:x="2.597cm" svg:y="25.511cm">
          <draw:text-box>
            <text:p text:style-name="P1"><text:span text:style-name="T11">Telegram 167 Baghdad to FCO London, 31 August 2004, ‘Iraq: Introductory Call on Thamir Ghadban, </text:span></text:p>
          </draw:text-box>
        </draw:frame>
        <draw:frame draw:style-name="gr4" draw:text-style-name="P5" draw:layer="layout" svg:width="2.415cm" svg:height="0.395cm" svg:x="2.2cm" svg:y="25.934cm">
          <draw:text-box>
            <text:p text:style-name="P1"><text:span text:style-name="T11">Minister of Oil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54 </text:span></text:p>
          </draw:text-box>
        </draw:frame>
        <draw:frame draw:style-name="gr4" draw:text-style-name="P5" draw:layer="layout" svg:width="15.754cm" svg:height="0.395cm" svg:x="2.6cm" svg:y="26.357cm">
          <draw:text-box>
            <text:p text:style-name="P1"><text:span text:style-name="T11">Minute Lusty to Fletcher, 5 November 2004, ‘Iraq Unit’ attaching Paper UKTI Iraq Unit, October 2004, </text:span></text:p>
          </draw:text-box>
        </draw:frame>
        <draw:frame draw:style-name="gr4" draw:text-style-name="P5" draw:layer="layout" svg:width="2.868cm" svg:height="0.395cm" svg:x="2.2cm" svg:y="26.781cm">
          <draw:text-box>
            <text:p text:style-name="P1"><text:span text:style-name="T11">‘</text:span><text:span text:style-name="T11">Iraq: Next Steps’. 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7</text:span></text:p>
          </draw:text-box>
        </draw:frame>
        <draw:frame draw:style-name="gr1" draw:text-style-name="P2" draw:layer="layout" svg:width="15.559cm" svg:height="0.475cm" svg:x="2.2cm" svg:y="2.525cm">
          <draw:text-box>
            <text:p text:style-name="P1"><text:span text:style-name="T6">763. </text:span><text:span text:style-name="T4"><text:s/>The paper stated that staffing in London had been reduced as the number of </text:span></text:p>
          </draw:text-box>
        </draw:frame>
        <draw:frame draw:style-name="gr1" draw:text-style-name="P2" draw:layer="layout" svg:width="15.733cm" svg:height="0.475cm" svg:x="2.2cm" svg:y="3.09cm">
          <draw:text-box>
            <text:p text:style-name="P1"><text:span text:style-name="T4">enquiries from companies had declined, and staffing overseas would be kept under </text:span></text:p>
          </draw:text-box>
        </draw:frame>
        <draw:frame draw:style-name="gr1" draw:text-style-name="P2" draw:layer="layout" svg:width="15.661cm" svg:height="0.475cm" svg:x="2.2cm" svg:y="3.654cm">
          <draw:text-box>
            <text:p text:style-name="P1"><text:span text:style-name="T4">constant review; UKTI needed to retain the flexibility to move quickly to support UK </text:span></text:p>
          </draw:text-box>
        </draw:frame>
        <draw:frame draw:style-name="gr1" draw:text-style-name="P2" draw:layer="layout" svg:width="6.301cm" svg:height="0.475cm" svg:x="2.2cm" svg:y="4.218cm">
          <draw:text-box>
            <text:p text:style-name="P1"><text:span text:style-name="T4">companies as security improved. </text:span></text:p>
          </draw:text-box>
        </draw:frame>
        <draw:frame draw:style-name="gr1" draw:text-style-name="P2" draw:layer="layout" svg:width="15.568cm" svg:height="0.475cm" svg:x="2.2cm" svg:y="5.133cm">
          <draw:text-box>
            <text:p text:style-name="P1"><text:span text:style-name="T6">764. </text:span><text:span text:style-name="T4"><text:s/>The slowdown in reconstruction in Iraq had severely hampered UKTI’s ability </text:span></text:p>
          </draw:text-box>
        </draw:frame>
        <draw:frame draw:style-name="gr1" draw:text-style-name="P2" draw:layer="layout" svg:width="15.979cm" svg:height="0.475cm" svg:x="2.2cm" svg:y="5.697cm">
          <draw:text-box>
            <text:p text:style-name="P1"><text:span text:style-name="T4">“</text:span><text:span text:style-name="T4">to play a useful role in the Whitehall process, and reduced our need to be involved”. </text:span></text:p>
          </draw:text-box>
        </draw:frame>
        <draw:frame draw:style-name="gr1" draw:text-style-name="P2" draw:layer="layout" svg:width="5.175cm" svg:height="0.475cm" svg:x="2.2cm" svg:y="6.612cm">
          <draw:text-box>
            <text:p text:style-name="P1"><text:span text:style-name="T6">765. </text:span><text:span text:style-name="T4"><text:s/>The paper concluded:</text:span></text:p>
          </draw:text-box>
        </draw:frame>
        <draw:frame draw:style-name="gr1" draw:text-style-name="P2" draw:layer="layout" svg:width="14.231cm" svg:height="0.475cm" svg:x="2.95cm" svg:y="7.526cm">
          <draw:text-box>
            <text:p text:style-name="P1"><text:span text:style-name="T4">“</text:span><text:span text:style-name="T4">UK business is now a strong player in post-conflict Iraq. We have met high </text:span></text:p>
          </draw:text-box>
        </draw:frame>
        <draw:frame draw:style-name="gr1" draw:text-style-name="P2" draw:layer="layout" svg:width="13.417cm" svg:height="0.475cm" svg:x="2.95cm" svg:y="8.091cm">
          <draw:text-box>
            <text:p text:style-name="P1"><text:span text:style-name="T4">Ministerial and business expectations and avoided a US dominance …”</text:span></text:p>
          </draw:text-box>
        </draw:frame>
        <draw:frame draw:style-name="gr1" draw:text-style-name="P2" draw:layer="layout" svg:width="6.745cm" svg:height="0.475cm" svg:x="2.2cm" svg:y="9.005cm">
          <draw:text-box>
            <text:p text:style-name="P1"><text:span text:style-name="T6">766. </text:span><text:span text:style-name="T4"><text:s/>Sir Stephen agreed the paper.</text:span></text:p>
          </draw:text-box>
        </draw:frame>
        <draw:frame draw:style-name="gr6" draw:text-style-name="P7" draw:layer="layout" svg:width="0.408cm" svg:height="0.276cm" svg:x="8.884cm" svg:y="9.024cm">
          <draw:text-box>
            <text:p text:style-name="P1"><text:span text:style-name="T9">455</text:span></text:p>
          </draw:text-box>
        </draw:frame>
        <draw:frame draw:style-name="gr5" draw:text-style-name="P6" draw:layer="layout" svg:width="13.443cm" svg:height="0.556cm" svg:x="2.2cm" svg:y="10.126cm">
          <draw:text-box>
            <text:p text:style-name="P1"><text:span text:style-name="T8">Responding to renewed commercial interest in Iraq, 2008</text:span></text:p>
          </draw:text-box>
        </draw:frame>
        <draw:frame draw:style-name="gr1" draw:text-style-name="P2" draw:layer="layout" svg:width="16.516cm" svg:height="0.475cm" svg:x="2.2cm" svg:y="10.955cm">
          <draw:text-box>
            <text:p text:style-name="P1"><text:span text:style-name="T6">767. </text:span><text:span text:style-name="T4"><text:s/>The UK Commercial Officer post in Basra was cut in 2006 because of the security </text:span></text:p>
          </draw:text-box>
        </draw:frame>
        <draw:frame draw:style-name="gr1" draw:text-style-name="P2" draw:layer="layout" svg:width="13.214cm" svg:height="0.475cm" svg:x="2.2cm" svg:y="11.519cm">
          <draw:text-box>
            <text:p text:style-name="P1"><text:span text:style-name="T4">situation and UKTI’s desire to free up resources for emerging markets.</text:span></text:p>
          </draw:text-box>
        </draw:frame>
        <draw:frame draw:style-name="gr6" draw:text-style-name="P7" draw:layer="layout" svg:width="0.408cm" svg:height="0.276cm" svg:x="15.369cm" svg:y="11.538cm">
          <draw:text-box>
            <text:p text:style-name="P1"><text:span text:style-name="T9">456</text:span></text:p>
          </draw:text-box>
        </draw:frame>
        <draw:frame draw:style-name="gr1" draw:text-style-name="P2" draw:layer="layout" svg:width="0.422cm" svg:height="0.475cm" svg:x="15.78cm" svg:y="11.5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5cm" svg:height="0.475cm" svg:x="2.2cm" svg:y="12.433cm">
          <draw:text-box>
            <text:p text:style-name="P1"><text:span text:style-name="T6">768. </text:span><text:span text:style-name="T4"><text:s/>The remaining UK Commercial Officer post in Baghdad was cut in July 2007.</text:span></text:p>
          </draw:text-box>
        </draw:frame>
        <draw:frame draw:style-name="gr6" draw:text-style-name="P7" draw:layer="layout" svg:width="0.408cm" svg:height="0.276cm" svg:x="17.612cm" svg:y="12.452cm">
          <draw:text-box>
            <text:p text:style-name="P1"><text:span text:style-name="T9">457</text:span></text:p>
          </draw:text-box>
        </draw:frame>
        <draw:frame draw:style-name="gr1" draw:text-style-name="P2" draw:layer="layout" svg:width="0.422cm" svg:height="0.475cm" svg:x="18.024cm" svg:y="12.433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5.23cm" svg:height="0.475cm" svg:x="2.2cm" svg:y="12.998cm">
          <draw:text-box>
            <text:p text:style-name="P1"><text:span text:style-name="T4">A UKTI official commented: </text:span></text:p>
          </draw:text-box>
        </draw:frame>
        <draw:frame draw:style-name="gr1" draw:text-style-name="P2" draw:layer="layout" svg:width="15.45cm" svg:height="0.475cm" svg:x="2.95cm" svg:y="13.912cm">
          <draw:text-box>
            <text:p text:style-name="P1"><text:span text:style-name="T4">“</text:span><text:span text:style-name="T4">UKTI has retained a UK-based presence in Baghdad (and previously Basra) until </text:span></text:p>
          </draw:text-box>
        </draw:frame>
        <draw:frame draw:style-name="gr1" draw:text-style-name="P2" draw:layer="layout" svg:width="15.606cm" svg:height="0.475cm" svg:x="2.95cm" svg:y="14.477cm">
          <draw:text-box>
            <text:p text:style-name="P1"><text:span text:style-name="T4">now because of the political imperatives of doing so rather than on the basis of the </text:span></text:p>
          </draw:text-box>
        </draw:frame>
        <draw:frame draw:style-name="gr1" draw:text-style-name="P2" draw:layer="layout" svg:width="15.928cm" svg:height="0.475cm" svg:x="2.95cm" svg:y="15.041cm">
          <draw:text-box>
            <text:p text:style-name="P1"><text:span text:style-name="T4">normal criteria relating to business demand … The on-going security situation raises </text:span></text:p>
          </draw:text-box>
        </draw:frame>
        <draw:frame draw:style-name="gr1" draw:text-style-name="P2" draw:layer="layout" svg:width="15.221cm" svg:height="0.475cm" svg:x="2.95cm" svg:y="15.606cm">
          <draw:text-box>
            <text:p text:style-name="P1"><text:span text:style-name="T4">serious questions about whether retaining the UK-based … slot can be justified. <text:s/></text:span></text:p>
          </draw:text-box>
        </draw:frame>
        <draw:frame draw:style-name="gr1" draw:text-style-name="P2" draw:layer="layout" svg:width="15.822cm" svg:height="0.475cm" svg:x="2.95cm" svg:y="16.17cm">
          <draw:text-box>
            <text:p text:style-name="P1"><text:span text:style-name="T4">The resource is also very expensive – some £560,000 in cash terms … which could </text:span></text:p>
          </draw:text-box>
        </draw:frame>
        <draw:frame draw:style-name="gr1" draw:text-style-name="P2" draw:layer="layout" svg:width="9.21cm" svg:height="0.475cm" svg:x="2.95cm" svg:y="16.735cm">
          <draw:text-box>
            <text:p text:style-name="P1"><text:span text:style-name="T4">be deployed more productively in other markets.”</text:span></text:p>
          </draw:text-box>
        </draw:frame>
        <draw:frame draw:style-name="gr1" draw:text-style-name="P2" draw:layer="layout" svg:width="15.703cm" svg:height="0.475cm" svg:x="2.2cm" svg:y="17.649cm">
          <draw:text-box>
            <text:p text:style-name="P1"><text:span text:style-name="T6">769. </text:span><text:span text:style-name="T4"><text:s/>From July 2007, the UK Commercial Section in the British Embassy Baghdad </text:span></text:p>
          </draw:text-box>
        </draw:frame>
        <draw:frame draw:style-name="gr1" draw:text-style-name="P2" draw:layer="layout" svg:width="15.75cm" svg:height="0.475cm" svg:x="2.2cm" svg:y="18.213cm">
          <draw:text-box>
            <text:p text:style-name="P1"><text:span text:style-name="T4">comprised one junior Iraqi Commercial Officer supported by a UKTI officer based in </text:span></text:p>
          </draw:text-box>
        </draw:frame>
        <draw:frame draw:style-name="gr1" draw:text-style-name="P2" draw:layer="layout" svg:width="3.118cm" svg:height="0.475cm" svg:x="2.2cm" svg:y="18.778cm">
          <draw:text-box>
            <text:p text:style-name="P1"><text:span text:style-name="T4">Amman, Jordan.</text:span></text:p>
          </draw:text-box>
        </draw:frame>
        <draw:frame draw:style-name="gr6" draw:text-style-name="P7" draw:layer="layout" svg:width="0.408cm" svg:height="0.276cm" svg:x="5.306cm" svg:y="18.797cm">
          <draw:text-box>
            <text:p text:style-name="P1"><text:span text:style-name="T9">458</text:span></text:p>
          </draw:text-box>
        </draw:frame>
        <draw:frame draw:style-name="gr1" draw:text-style-name="P2" draw:layer="layout" svg:width="0.422cm" svg:height="0.475cm" svg:x="5.718cm" svg:y="18.7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56cm" svg:height="0.475cm" svg:x="2.2cm" svg:y="19.692cm">
          <draw:text-box>
            <text:p text:style-name="P1"><text:span text:style-name="T6">770. </text:span><text:span text:style-name="T4"><text:s/>Mr Gordon Brown succeeded Mr Tony Blair as Prime Minister in June 2007. </text:span></text:p>
          </draw:text-box>
        </draw:frame>
        <draw:frame draw:style-name="gr1" draw:text-style-name="P2" draw:layer="layout" svg:width="14.891cm" svg:height="0.475cm" svg:x="2.2cm" svg:y="20.257cm">
          <draw:text-box>
            <text:p text:style-name="P1"><text:span text:style-name="T4">Section 10.2 describes the development and implementation from July 2007 of </text:span></text:p>
          </draw:text-box>
        </draw:frame>
        <draw:frame draw:style-name="gr1" draw:text-style-name="P2" draw:layer="layout" svg:width="16.038cm" svg:height="0.475cm" svg:x="2.2cm" svg:y="20.821cm">
          <draw:text-box>
            <text:p text:style-name="P1"><text:span text:style-name="T4">Mr Brown’s economic initiatives for Iraq, which included measures to facilitate private </text:span></text:p>
          </draw:text-box>
        </draw:frame>
        <draw:frame draw:style-name="gr1" draw:text-style-name="P2" draw:layer="layout" svg:width="8.291cm" svg:height="0.475cm" svg:x="2.2cm" svg:y="21.386cm">
          <draw:text-box>
            <text:p text:style-name="P1"><text:span text:style-name="T4">sector investment in Basra and across Iraq. </text:span></text:p>
          </draw:text-box>
        </draw:frame>
        <draw:frame draw:style-name="gr1" draw:text-style-name="P2" draw:layer="layout" svg:width="16.304cm" svg:height="0.475cm" svg:x="2.2cm" svg:y="22.3cm">
          <draw:text-box>
            <text:p text:style-name="P1"><text:span text:style-name="T6">771. </text:span><text:span text:style-name="T4"><text:s/>The British Embassy Baghdad reported to UKTI in September 2007 that the new </text:span></text:p>
          </draw:text-box>
        </draw:frame>
        <draw:frame draw:style-name="gr1" draw:text-style-name="P2" draw:layer="layout" svg:width="15.733cm" svg:height="0.475cm" svg:x="2.2cm" svg:y="22.865cm">
          <draw:text-box>
            <text:p text:style-name="P1"><text:span text:style-name="T4">arrangement (of one junior Iraqi Commercial Officer supported by UK staff based in </text:span></text:p>
          </draw:text-box>
        </draw:frame>
        <draw:frame draw:style-name="gr1" draw:text-style-name="P2" draw:layer="layout" svg:width="6.42cm" svg:height="0.475cm" svg:x="2.2cm" svg:y="23.429cm">
          <draw:text-box>
            <text:p text:style-name="P1"><text:span text:style-name="T4">Amman, Jordan) was not working.</text:span></text:p>
          </draw:text-box>
        </draw:frame>
        <draw:frame draw:style-name="gr6" draw:text-style-name="P7" draw:layer="layout" svg:width="0.408cm" svg:height="0.276cm" svg:x="8.6cm" svg:y="23.448cm">
          <draw:text-box>
            <text:p text:style-name="P1"><text:span text:style-name="T9">459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9.811cm" svg:height="0.475cm" svg:x="9.011cm" svg:y="23.429cm">
          <draw:text-box>
            <text:p text:style-name="P1"><text:span text:style-name="T4"><text:s/></text:span><text:span text:style-name="T4">The lack of a senior Commercial Officer meant that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55 </text:span></text:p>
          </draw:text-box>
        </draw:frame>
        <draw:frame draw:style-name="gr4" draw:text-style-name="P5" draw:layer="layout" svg:width="15.754cm" svg:height="0.395cm" svg:x="2.6cm" svg:y="24.664cm">
          <draw:text-box>
            <text:p text:style-name="P1"><text:span text:style-name="T11">Minute Lusty to Fletcher, 5 November 2004, ‘Iraq Unit’ attaching Paper UKTI Iraq Unit, October 2004, </text:span></text:p>
          </draw:text-box>
        </draw:frame>
        <draw:frame draw:style-name="gr4" draw:text-style-name="P5" draw:layer="layout" svg:width="2.868cm" svg:height="0.395cm" svg:x="2.2cm" svg:y="25.087cm">
          <draw:text-box>
            <text:p text:style-name="P1"><text:span text:style-name="T11">‘</text:span><text:span text:style-name="T11">Iraq: Next Steps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56 </text:span></text:p>
          </draw:text-box>
        </draw:frame>
        <draw:frame draw:style-name="gr4" draw:text-style-name="P5" draw:layer="layout" svg:width="12.71cm" svg:height="0.395cm" svg:x="2.6cm" svg:y="25.511cm">
          <draw:text-box>
            <text:p text:style-name="P1"><text:span text:style-name="T11">Minute McInnes to PS/McCarthney, 20 June 2007, ‘UKTI Resources in Baghdad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57 </text:span></text:p>
          </draw:text-box>
        </draw:frame>
        <draw:frame draw:style-name="gr4" draw:text-style-name="P5" draw:layer="layout" svg:width="12.71cm" svg:height="0.395cm" svg:x="2.6cm" svg:y="25.934cm">
          <draw:text-box>
            <text:p text:style-name="P1"><text:span text:style-name="T11">Minute McInnes to PS/McCarthney, 20 June 2007, ‘UKTI Resources in Baghdad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58 </text:span></text:p>
          </draw:text-box>
        </draw:frame>
        <draw:frame draw:style-name="gr4" draw:text-style-name="P5" draw:layer="layout" svg:width="14.899cm" svg:height="0.395cm" svg:x="2.6cm" svg:y="26.357cm">
          <draw:text-box>
            <text:p text:style-name="P1"><text:span text:style-name="T11">Email Lodge to McInnes, 2 September 2007, ‘Baghdad – Resourcing Commercial Work in Iraq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59 </text:span></text:p>
          </draw:text-box>
        </draw:frame>
        <draw:frame draw:style-name="gr4" draw:text-style-name="P5" draw:layer="layout" svg:width="14.899cm" svg:height="0.395cm" svg:x="2.6cm" svg:y="26.781cm">
          <draw:text-box>
            <text:p text:style-name="P1"><text:span text:style-name="T11">Email Lodge to McInnes, 2 September 2007, ‘Baghdad – Resourcing Commercial Work in Iraq’. 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8</text:span></text:p>
          </draw:text-box>
        </draw:frame>
        <draw:frame draw:style-name="gr1" draw:text-style-name="P2" draw:layer="layout" svg:width="16.707cm" svg:height="0.475cm" svg:x="2.2cm" svg:y="2.525cm">
          <draw:text-box>
            <text:p text:style-name="P1"><text:span text:style-name="T4">opportunities were being missed. The Embassy recommended that UKTI recruit a senior </text:span></text:p>
          </draw:text-box>
        </draw:frame>
        <draw:frame draw:style-name="gr1" draw:text-style-name="P2" draw:layer="layout" svg:width="12.668cm" svg:height="0.475cm" svg:x="2.2cm" svg:y="3.09cm">
          <draw:text-box>
            <text:p text:style-name="P1"><text:span text:style-name="T4">Iraqi Commercial Officer to head the commercial team in Baghdad. </text:span></text:p>
          </draw:text-box>
        </draw:frame>
        <draw:frame draw:style-name="gr1" draw:text-style-name="P2" draw:layer="layout" svg:width="15.492cm" svg:height="0.475cm" svg:x="2.2cm" svg:y="4.004cm">
          <draw:text-box>
            <text:p text:style-name="P1"><text:span text:style-name="T6">772. </text:span><text:span text:style-name="T4"><text:s/>Mr Douglas Alexander, the International Development Secretary, announced </text:span></text:p>
          </draw:text-box>
        </draw:frame>
        <draw:frame draw:style-name="gr1" draw:text-style-name="P2" draw:layer="layout" svg:width="15.145cm" svg:height="0.475cm" svg:x="2.2cm" svg:y="4.568cm">
          <draw:text-box>
            <text:p text:style-name="P1"><text:span text:style-name="T4">the appointment of Mr Michael Wareing as joint Chair of the Basra Development </text:span></text:p>
          </draw:text-box>
        </draw:frame>
        <draw:frame draw:style-name="gr1" draw:text-style-name="P2" draw:layer="layout" svg:width="6.238cm" svg:height="0.475cm" svg:x="2.2cm" svg:y="5.133cm">
          <draw:text-box>
            <text:p text:style-name="P1"><text:span text:style-name="T4">Commission (BDC) in December.</text:span></text:p>
          </draw:text-box>
        </draw:frame>
        <draw:frame draw:style-name="gr6" draw:text-style-name="P7" draw:layer="layout" svg:width="0.408cm" svg:height="0.276cm" svg:x="8.434cm" svg:y="5.152cm">
          <draw:text-box>
            <text:p text:style-name="P1"><text:span text:style-name="T9">460</text:span></text:p>
          </draw:text-box>
        </draw:frame>
        <draw:frame draw:style-name="gr1" draw:text-style-name="P2" draw:layer="layout" svg:width="9.015cm" svg:height="0.475cm" svg:x="8.846cm" svg:y="5.133cm">
          <draw:text-box>
            <text:p text:style-name="P1"><text:span text:style-name="T4"><text:s/></text:span><text:span text:style-name="T4">Mr Alexander described the BDC, which aimed </text:span></text:p>
          </draw:text-box>
        </draw:frame>
        <draw:frame draw:style-name="gr1" draw:text-style-name="P2" draw:layer="layout" svg:width="15.771cm" svg:height="0.475cm" svg:x="2.2cm" svg:y="5.697cm">
          <draw:text-box>
            <text:p text:style-name="P1"><text:span text:style-name="T4">to bring national, regional and international business knowledge together to provide </text:span></text:p>
          </draw:text-box>
        </draw:frame>
        <draw:frame draw:style-name="gr1" draw:text-style-name="P2" draw:layer="layout" svg:width="16.258cm" svg:height="0.475cm" svg:x="2.2cm" svg:y="6.262cm">
          <draw:text-box>
            <text:p text:style-name="P1"><text:span text:style-name="T4">strategic advice to the Iraqi authorities on investment and growth, as the “centrepiece” </text:span></text:p>
          </draw:text-box>
        </draw:frame>
        <draw:frame draw:style-name="gr1" draw:text-style-name="P2" draw:layer="layout" svg:width="6.5cm" svg:height="0.475cm" svg:x="2.2cm" svg:y="6.826cm">
          <draw:text-box>
            <text:p text:style-name="P1"><text:span text:style-name="T4">of Mr Brown’s economic initiatives.</text:span></text:p>
          </draw:text-box>
        </draw:frame>
        <draw:frame draw:style-name="gr6" draw:text-style-name="P7" draw:layer="layout" svg:width="0.408cm" svg:height="0.276cm" svg:x="8.686cm" svg:y="6.845cm">
          <draw:text-box>
            <text:p text:style-name="P1"><text:span text:style-name="T9">461</text:span></text:p>
          </draw:text-box>
        </draw:frame>
        <draw:frame draw:style-name="gr1" draw:text-style-name="P2" draw:layer="layout" svg:width="0.422cm" svg:height="0.475cm" svg:x="9.097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644cm" svg:height="0.475cm" svg:x="2.2cm" svg:y="7.741cm">
          <draw:text-box>
            <text:p text:style-name="P1"><text:span text:style-name="T6">773. </text:span><text:span text:style-name="T4"><text:s/>Mr Wareing told the Inquiry that he had three roles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7cm" svg:height="0.475cm" svg:x="3.7cm" svg:y="8.655cm">
          <draw:text-box>
            <text:p text:style-name="P1"><text:span text:style-name="T4">to champion economic development, particularly in Basra and the South; 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27cm" svg:height="0.475cm" svg:x="3.7cm" svg:y="9.32cm">
          <draw:text-box>
            <text:p text:style-name="P1"><text:span text:style-name="T4">to champion international investment into Iraq; and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41cm" svg:height="0.475cm" svg:x="3.7cm" svg:y="9.984cm">
          <draw:text-box>
            <text:p text:style-name="P1"><text:span text:style-name="T4">to help set up and to chair the BDC.</text:span></text:p>
          </draw:text-box>
        </draw:frame>
        <draw:frame draw:style-name="gr6" draw:text-style-name="P7" draw:layer="layout" svg:width="0.408cm" svg:height="0.276cm" svg:x="10.407cm" svg:y="10.003cm">
          <draw:text-box>
            <text:p text:style-name="P1"><text:span text:style-name="T9">462</text:span></text:p>
          </draw:text-box>
        </draw:frame>
        <draw:frame draw:style-name="gr1" draw:text-style-name="P2" draw:layer="layout" svg:width="0.422cm" svg:height="0.475cm" svg:x="10.819cm" svg:y="9.9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1cm" svg:height="0.475cm" svg:x="2.2cm" svg:y="10.898cm">
          <draw:text-box>
            <text:p text:style-name="P1"><text:span text:style-name="T6">774. </text:span><text:span text:style-name="T4"><text:s/>Mr Wareing said that his role was not specifically to promote investment from </text:span></text:p>
          </draw:text-box>
        </draw:frame>
        <draw:frame draw:style-name="gr1" draw:text-style-name="P2" draw:layer="layout" svg:width="1.42cm" svg:height="0.475cm" svg:x="2.2cm" svg:y="11.463cm">
          <draw:text-box>
            <text:p text:style-name="P1"><text:span text:style-name="T4">the UK:</text:span></text:p>
          </draw:text-box>
        </draw:frame>
        <draw:frame draw:style-name="gr1" draw:text-style-name="P2" draw:layer="layout" svg:width="15.78cm" svg:height="0.475cm" svg:x="2.95cm" svg:y="12.377cm">
          <draw:text-box>
            <text:p text:style-name="P1"><text:span text:style-name="T4">“… </text:span><text:span text:style-name="T4">the line that I pursued was … to try to push investment, not just from a British or </text:span></text:p>
          </draw:text-box>
        </draw:frame>
        <draw:frame draw:style-name="gr1" draw:text-style-name="P2" draw:layer="layout" svg:width="15.847cm" svg:height="0.475cm" svg:x="2.95cm" svg:y="12.942cm">
          <draw:text-box>
            <text:p text:style-name="P1"><text:span text:style-name="T4">indeed a European or even a Western … point of view, but basically any investment </text:span></text:p>
          </draw:text-box>
        </draw:frame>
        <draw:frame draw:style-name="gr1" draw:text-style-name="P2" draw:layer="layout" svg:width="13.706cm" svg:height="0.475cm" svg:x="2.95cm" svg:y="13.506cm">
          <draw:text-box>
            <text:p text:style-name="P1"><text:span text:style-name="T4">– </text:span><text:span text:style-name="T4">and there was a significant amount of investment from the Gulf region.”</text:span></text:p>
          </draw:text-box>
        </draw:frame>
        <draw:frame draw:style-name="gr6" draw:text-style-name="P7" draw:layer="layout" svg:width="0.476cm" svg:height="0.276cm" svg:x="16.598cm" svg:y="13.525cm">
          <draw:text-box>
            <text:p text:style-name="P1"><text:span text:style-name="T9">463 </text:span></text:p>
          </draw:text-box>
        </draw:frame>
        <draw:frame draw:style-name="gr1" draw:text-style-name="P2" draw:layer="layout" svg:width="15.263cm" svg:height="0.475cm" svg:x="2.2cm" svg:y="14.421cm">
          <draw:text-box>
            <text:p text:style-name="P1"><text:span text:style-name="T6">775. </text:span><text:span text:style-name="T4"><text:s/>Mr Des Browne, the Defence Secretary, visited Iraq with Mr Wareing in mid-</text:span></text:p>
          </draw:text-box>
        </draw:frame>
        <draw:frame draw:style-name="gr1" draw:text-style-name="P2" draw:layer="layout" svg:width="1.297cm" svg:height="0.475cm" svg:x="2.2cm" svg:y="14.985cm">
          <draw:text-box>
            <text:p text:style-name="P1"><text:span text:style-name="T4">March.</text:span></text:p>
          </draw:text-box>
        </draw:frame>
        <draw:frame draw:style-name="gr6" draw:text-style-name="P7" draw:layer="layout" svg:width="0.408cm" svg:height="0.276cm" svg:x="3.494cm" svg:y="15.004cm">
          <draw:text-box>
            <text:p text:style-name="P1"><text:span text:style-name="T9">464</text:span></text:p>
          </draw:text-box>
        </draw:frame>
        <draw:frame draw:style-name="gr1" draw:text-style-name="P2" draw:layer="layout" svg:width="14.607cm" svg:height="0.475cm" svg:x="3.906cm" svg:y="14.985cm">
          <draw:text-box>
            <text:p text:style-name="P1"><text:span text:style-name="T4"><text:s/></text:span><text:span text:style-name="T4">Mr Browne reported to Mr Brown that: “The overall mood in Iraq is optimistic, </text:span></text:p>
          </draw:text-box>
        </draw:frame>
        <draw:frame draw:style-name="gr1" draw:text-style-name="P2" draw:layer="layout" svg:width="15.284cm" svg:height="0.475cm" svg:x="2.2cm" svg:y="15.55cm">
          <draw:text-box>
            <text:p text:style-name="P1"><text:span text:style-name="T4">reflecting the improved security situation, political progress and the new focus on </text:span></text:p>
          </draw:text-box>
        </draw:frame>
        <draw:frame draw:style-name="gr1" draw:text-style-name="P2" draw:layer="layout" svg:width="15.077cm" svg:height="0.475cm" svg:x="2.2cm" svg:y="16.114cm">
          <draw:text-box>
            <text:p text:style-name="P1"><text:span text:style-name="T4">economic regeneration to which Michael [Wareing] is contributing.” Mr Browne’s </text:span></text:p>
          </draw:text-box>
        </draw:frame>
        <draw:frame draw:style-name="gr1" draw:text-style-name="P2" draw:layer="layout" svg:width="15.962cm" svg:height="0.475cm" svg:x="2.2cm" svg:y="16.678cm">
          <draw:text-box>
            <text:p text:style-name="P1"><text:span text:style-name="T4">discussions with Iraqi Government Ministers had suggested several areas where the </text:span></text:p>
          </draw:text-box>
        </draw:frame>
        <draw:frame draw:style-name="gr1" draw:text-style-name="P2" draw:layer="layout" svg:width="5.552cm" svg:height="0.475cm" svg:x="2.2cm" svg:y="17.243cm">
          <draw:text-box>
            <text:p text:style-name="P1"><text:span text:style-name="T4">UK could do more, including: </text:span></text:p>
          </draw:text-box>
        </draw:frame>
        <draw:frame draw:style-name="gr2" draw:text-style-name="P3" draw:layer="layout" svg:width="0.634cm" svg:height="0.712cm" svg:x="2.95cm" svg:y="18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18.157cm">
          <draw:text-box>
            <text:p text:style-name="P1"><text:span text:style-name="T4">reinforcing the UK team in Basra and Baghdad to support Mr Wareing’s work; </text:span></text:p>
          </draw:text-box>
        </draw:frame>
        <draw:frame draw:style-name="gr1" draw:text-style-name="P2" draw:layer="layout" svg:width="0.713cm" svg:height="0.475cm" svg:x="3.7cm" svg:y="18.722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9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cm" svg:height="0.475cm" svg:x="3.7cm" svg:y="19.386cm">
          <draw:text-box>
            <text:p text:style-name="P1"><text:span text:style-name="T4">redoubling the UK effort to unblock the investment and hydrocarbon legislation, </text:span></text:p>
          </draw:text-box>
        </draw:frame>
        <draw:frame draw:style-name="gr1" draw:text-style-name="P2" draw:layer="layout" svg:width="11.043cm" svg:height="0.475cm" svg:x="3.7cm" svg:y="19.951cm">
          <draw:text-box>
            <text:p text:style-name="P1"><text:span text:style-name="T4">and to encourage international business to invest in Basra.</text:span></text:p>
          </draw:text-box>
        </draw:frame>
        <draw:frame draw:style-name="gr1" draw:text-style-name="P2" draw:layer="layout" svg:width="15.508cm" svg:height="0.475cm" svg:x="2.2cm" svg:y="20.865cm">
          <draw:text-box>
            <text:p text:style-name="P1"><text:span text:style-name="T6">776. </text:span><text:span text:style-name="T4"><text:s/>Mr Brown hosted a reception at No.10 on 28 April 2008 to raise the profile of </text:span></text:p>
          </draw:text-box>
        </draw:frame>
        <draw:frame draw:style-name="gr1" draw:text-style-name="P2" draw:layer="layout" svg:width="16.669cm" svg:height="0.475cm" svg:x="2.2cm" svg:y="21.43cm">
          <draw:text-box>
            <text:p text:style-name="P1"><text:span text:style-name="T4">southern Iraq as an investment destination and to enhance Iraqi Government interaction </text:span></text:p>
          </draw:text-box>
        </draw:frame>
        <draw:frame draw:style-name="gr1" draw:text-style-name="P2" draw:layer="layout" svg:width="4.417cm" svg:height="0.475cm" svg:x="2.2cm" svg:y="21.994cm">
          <draw:text-box>
            <text:p text:style-name="P1"><text:span text:style-name="T4">with potential investors.</text:span></text:p>
          </draw:text-box>
        </draw:frame>
        <draw:frame draw:style-name="gr6" draw:text-style-name="P7" draw:layer="layout" svg:width="0.408cm" svg:height="0.276cm" svg:x="6.6cm" svg:y="22.013cm">
          <draw:text-box>
            <text:p text:style-name="P1"><text:span text:style-name="T9">465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0.422cm" svg:height="0.475cm" svg:x="7.012cm" svg:y="21.994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460 </text:span></text:p>
          </draw:text-box>
        </draw:frame>
        <draw:line draw:style-name="gr8" draw:text-style-name="P8" draw:layer="layout" svg:x1="2.6cm" svg:y1="25.02cm" svg:x2="11.287cm" svg:y2="25.02cm">
          <text:p/>
        </draw:line>
        <draw:frame draw:style-name="gr4" draw:text-style-name="P5" draw:layer="layout" svg:width="10.755cm" svg:height="0.395cm" svg:x="2.6cm" svg:y="24.241cm">
          <draw:text-box>
            <text:p text:style-name="P1"><text:span text:style-name="T11">Letter Jones to Aldred, 13 December 2007, ‘Basra: Situation Report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61 </text:span></text:p>
          </draw:text-box>
        </draw:frame>
        <draw:frame draw:style-name="gr4" draw:text-style-name="P5" draw:layer="layout" svg:width="8.63cm" svg:height="0.395cm" svg:x="2.6cm" svg:y="24.664cm">
          <draw:text-box>
            <text:p text:style-name="P1"><text:span text:style-name="T5">Letter Alexander to Brown, 9 November 2007, [untitled]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62 </text:span></text:p>
          </draw:text-box>
        </draw:frame>
        <draw:frame draw:style-name="gr4" draw:text-style-name="P5" draw:layer="layout" svg:width="5.768cm" svg:height="0.395cm" svg:x="2.6cm" svg:y="25.087cm">
          <draw:text-box>
            <text:p text:style-name="P1"><text:span text:style-name="T11">Public hearing, 16 July 2010, page 3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63 </text:span></text:p>
          </draw:text-box>
        </draw:frame>
        <draw:frame draw:style-name="gr4" draw:text-style-name="P5" draw:layer="layout" svg:width="5.963cm" svg:height="0.395cm" svg:x="2.6cm" svg:y="25.511cm">
          <draw:text-box>
            <text:p text:style-name="P1"><text:span text:style-name="T11">Public hearing, 16 July 2010, page 12.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64 </text:span></text:p>
          </draw:text-box>
        </draw:frame>
        <draw:frame draw:style-name="gr4" draw:text-style-name="P5" draw:layer="layout" svg:width="10.319cm" svg:height="0.395cm" svg:x="2.6cm" svg:y="25.934cm">
          <draw:text-box>
            <text:p text:style-name="P1"><text:span text:style-name="T11">Letter Browne to Brown, 18 March 2008, ‘Visit to Iraq and Kuwait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65 </text:span></text:p>
          </draw:text-box>
        </draw:frame>
        <draw:frame draw:style-name="gr4" draw:text-style-name="P5" draw:layer="layout" svg:width="15.17cm" svg:height="0.395cm" svg:x="2.6cm" svg:y="26.357cm">
          <draw:text-box>
            <text:p text:style-name="P1"><text:span text:style-name="T11">Minute Cabinet Office [junior official] to Prime Minister, 25 April 2008, ‘Basra Investors’ Reception, </text:span></text:p>
          </draw:text-box>
        </draw:frame>
        <draw:frame draw:style-name="gr4" draw:text-style-name="P5" draw:layer="layout" svg:width="3.439cm" svg:height="0.395cm" svg:x="2.2cm" svg:y="26.781cm">
          <draw:text-box>
            <text:p text:style-name="P1"><text:span text:style-name="T11">No.10: 28 April 2008’. 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89</text:span></text:p>
          </draw:text-box>
        </draw:frame>
        <draw:frame draw:style-name="gr1" draw:text-style-name="P2" draw:layer="layout" svg:width="14.831cm" svg:height="0.475cm" svg:x="2.2cm" svg:y="2.525cm">
          <draw:text-box>
            <text:p text:style-name="P1"><text:span text:style-name="T6">777. </text:span><text:span text:style-name="T4"><text:s/>The Cabinet Office subsequently advised Mr Brown that between 25 and </text:span></text:p>
          </draw:text-box>
        </draw:frame>
        <draw:frame draw:style-name="gr1" draw:text-style-name="P2" draw:layer="layout" svg:width="16.042cm" svg:height="0.475cm" svg:x="2.2cm" svg:y="3.09cm">
          <draw:text-box>
            <text:p text:style-name="P1"><text:span text:style-name="T4">30 companies had expressed a serious interest in exploring investment opportunities </text:span></text:p>
          </draw:text-box>
        </draw:frame>
        <draw:frame draw:style-name="gr1" draw:text-style-name="P2" draw:layer="layout" svg:width="1.302cm" svg:height="0.475cm" svg:x="2.2cm" svg:y="3.654cm">
          <draw:text-box>
            <text:p text:style-name="P1"><text:span text:style-name="T4">in Iraq.</text:span></text:p>
          </draw:text-box>
        </draw:frame>
        <draw:frame draw:style-name="gr6" draw:text-style-name="P7" draw:layer="layout" svg:width="0.408cm" svg:height="0.276cm" svg:x="3.494cm" svg:y="3.673cm">
          <draw:text-box>
            <text:p text:style-name="P1"><text:span text:style-name="T9">466</text:span></text:p>
          </draw:text-box>
        </draw:frame>
        <draw:frame draw:style-name="gr1" draw:text-style-name="P2" draw:layer="layout" svg:width="0.422cm" svg:height="0.475cm" svg:x="3.906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4cm" svg:height="0.475cm" svg:x="2.2cm" svg:y="4.568cm">
          <draw:text-box>
            <text:p text:style-name="P1"><text:span text:style-name="T6">778. </text:span><text:span text:style-name="T4"><text:s/>Mr Nick McInnes, Director of UKTI’s International Group, briefed UKTI colleagues </text:span></text:p>
          </draw:text-box>
        </draw:frame>
        <draw:frame draw:style-name="gr1" draw:text-style-name="P2" draw:layer="layout" svg:width="15.814cm" svg:height="0.475cm" svg:x="2.2cm" svg:y="5.133cm">
          <draw:text-box>
            <text:p text:style-name="P1"><text:span text:style-name="T4">on 3 May 2008 on the growing pressure from the British Embassy Baghdad and the </text:span></text:p>
          </draw:text-box>
        </draw:frame>
        <draw:frame draw:style-name="gr1" draw:text-style-name="P2" draw:layer="layout" svg:width="8.503cm" svg:height="0.475cm" svg:x="2.2cm" svg:y="5.697cm">
          <draw:text-box>
            <text:p text:style-name="P1"><text:span text:style-name="T4">MOD for a larger UKTI presence in Baghdad.</text:span></text:p>
          </draw:text-box>
        </draw:frame>
        <draw:frame draw:style-name="gr6" draw:text-style-name="P7" draw:layer="layout" svg:width="0.408cm" svg:height="0.276cm" svg:x="10.671cm" svg:y="5.716cm">
          <draw:text-box>
            <text:p text:style-name="P1"><text:span text:style-name="T9">467</text:span></text:p>
          </draw:text-box>
        </draw:frame>
        <draw:frame draw:style-name="gr1" draw:text-style-name="P2" draw:layer="layout" svg:width="5.929cm" svg:height="0.475cm" svg:x="11.082cm" svg:y="5.697cm">
          <draw:text-box>
            <text:p text:style-name="P1"><text:span text:style-name="T4"><text:s/></text:span><text:span text:style-name="T4">Their arguments for that were: 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447cm" svg:height="0.475cm" svg:x="3.7cm" svg:y="6.612cm">
          <draw:text-box>
            <text:p text:style-name="P1"><text:span text:style-name="T4">the increased interest in Iraq from UK companies; 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5cm" svg:height="0.475cm" svg:x="3.7cm" svg:y="7.276cm">
          <draw:text-box>
            <text:p text:style-name="P1"><text:span text:style-name="T4">the likelihood that Mr Brown’s economic initiatives would stimulate further </text:span></text:p>
          </draw:text-box>
        </draw:frame>
        <draw:frame draw:style-name="gr1" draw:text-style-name="P2" draw:layer="layout" svg:width="2.343cm" svg:height="0.475cm" svg:x="3.7cm" svg:y="7.841cm">
          <draw:text-box>
            <text:p text:style-name="P1"><text:span text:style-name="T4">interest; and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37cm" svg:height="0.475cm" svg:x="3.7cm" svg:y="8.505cm">
          <draw:text-box>
            <text:p text:style-name="P1"><text:span text:style-name="T4">the possibility of sales of UK military equipment to Iraq. </text:span></text:p>
          </draw:text-box>
        </draw:frame>
        <draw:frame draw:style-name="gr1" draw:text-style-name="P2" draw:layer="layout" svg:width="15.991cm" svg:height="0.475cm" svg:x="2.2cm" svg:y="9.42cm">
          <draw:text-box>
            <text:p text:style-name="P1"><text:span text:style-name="T6">779. </text:span><text:span text:style-name="T4"><text:s/>DFID advised members of the Iraq Strategy Group (ISG) on 8 May that several </text:span></text:p>
          </draw:text-box>
        </draw:frame>
        <draw:frame draw:style-name="gr1" draw:text-style-name="P2" draw:layer="layout" svg:width="15.915cm" svg:height="0.475cm" svg:x="2.2cm" svg:y="9.984cm">
          <draw:text-box>
            <text:p text:style-name="P1"><text:span text:style-name="T4">companies that had attended the reception had expressed an interest in visiting Iraq.</text:span></text:p>
          </draw:text-box>
        </draw:frame>
        <draw:frame draw:style-name="gr6" draw:text-style-name="P7" draw:layer="layout" svg:width="0.408cm" svg:height="0.276cm" svg:x="18.038cm" svg:y="10.003cm">
          <draw:text-box>
            <text:p text:style-name="P1"><text:span text:style-name="T9">468</text:span></text:p>
          </draw:text-box>
        </draw:frame>
        <draw:frame draw:style-name="gr1" draw:text-style-name="P2" draw:layer="layout" svg:width="0.422cm" svg:height="0.475cm" svg:x="18.45cm" svg:y="9.9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9cm" svg:height="0.475cm" svg:x="2.2cm" svg:y="10.548cm">
          <draw:text-box>
            <text:p text:style-name="P1"><text:span text:style-name="T4">DFID was working with MOD to arrange this. DFID cautioned that there was still work </text:span></text:p>
          </draw:text-box>
        </draw:frame>
        <draw:frame draw:style-name="gr1" draw:text-style-name="P2" draw:layer="layout" svg:width="16.66cm" svg:height="0.475cm" svg:x="2.2cm" svg:y="11.113cm">
          <draw:text-box>
            <text:p text:style-name="P1"><text:span text:style-name="T4">to be done to secure the correct conditions for inwards investment, and such investment </text:span></text:p>
          </draw:text-box>
        </draw:frame>
        <draw:frame draw:style-name="gr1" draw:text-style-name="P2" draw:layer="layout" svg:width="9.705cm" svg:height="0.475cm" svg:x="2.2cm" svg:y="11.677cm">
          <draw:text-box>
            <text:p text:style-name="P1"><text:span text:style-name="T4">was unlikely to start flowing in the immediate future.</text:span></text:p>
          </draw:text-box>
        </draw:frame>
        <draw:frame draw:style-name="gr1" draw:text-style-name="P2" draw:layer="layout" svg:width="15.542cm" svg:height="0.475cm" svg:x="2.2cm" svg:y="12.592cm">
          <draw:text-box>
            <text:p text:style-name="P1"><text:span text:style-name="T6">780. </text:span><text:span text:style-name="T4"><text:s/>UKTI and DFID officials met on 21 May, at DFID’s request, to discuss UKTI’s </text:span></text:p>
          </draw:text-box>
        </draw:frame>
        <draw:frame draw:style-name="gr1" draw:text-style-name="P2" draw:layer="layout" svg:width="3.025cm" svg:height="0.475cm" svg:x="2.2cm" svg:y="13.156cm">
          <draw:text-box>
            <text:p text:style-name="P1"><text:span text:style-name="T4">interests in Iraq.</text:span></text:p>
          </draw:text-box>
        </draw:frame>
        <draw:frame draw:style-name="gr6" draw:text-style-name="P7" draw:layer="layout" svg:width="0.408cm" svg:height="0.276cm" svg:x="5.212cm" svg:y="13.175cm">
          <draw:text-box>
            <text:p text:style-name="P1"><text:span text:style-name="T9">469</text:span></text:p>
          </draw:text-box>
        </draw:frame>
        <draw:frame draw:style-name="gr1" draw:text-style-name="P2" draw:layer="layout" svg:width="13.223cm" svg:height="0.475cm" svg:x="5.623cm" svg:y="13.156cm">
          <draw:text-box>
            <text:p text:style-name="P1"><text:span text:style-name="T4"><text:s/></text:span><text:span text:style-name="T4">Mr Paul Taylor, Head of the UKTI’s Middle East Department, reported </text:span></text:p>
          </draw:text-box>
        </draw:frame>
        <draw:frame draw:style-name="gr1" draw:text-style-name="P2" draw:layer="layout" svg:width="16cm" svg:height="0.475cm" svg:x="2.2cm" svg:y="13.721cm">
          <draw:text-box>
            <text:p text:style-name="P1"><text:span text:style-name="T4">to Mr Andrew Cahn, UKTI Chief Executive, that DFID had said it would be difficult for </text:span></text:p>
          </draw:text-box>
        </draw:frame>
        <draw:frame draw:style-name="gr1" draw:text-style-name="P2" draw:layer="layout" svg:width="15.75cm" svg:height="0.475cm" svg:x="2.2cm" svg:y="14.285cm">
          <draw:text-box>
            <text:p text:style-name="P1"><text:span text:style-name="T4">DFID to handle the “investment visits” which had emerged from Mr Brown’s 28 April </text:span></text:p>
          </draw:text-box>
        </draw:frame>
        <draw:frame draw:style-name="gr1" draw:text-style-name="P2" draw:layer="layout" svg:width="16.58cm" svg:height="0.475cm" svg:x="2.2cm" svg:y="14.85cm">
          <draw:text-box>
            <text:p text:style-name="P1"><text:span text:style-name="T4">reception. DFID did not have the appropriate expertise and, more importantly, under the </text:span></text:p>
          </draw:text-box>
        </draw:frame>
        <draw:frame draw:style-name="gr1" draw:text-style-name="P2" draw:layer="layout" svg:width="16.605cm" svg:height="0.475cm" svg:x="2.2cm" svg:y="15.414cm">
          <draw:text-box>
            <text:p text:style-name="P1"><text:span text:style-name="T4">International Development Act, it could not favour UK companies by providing them with </text:span></text:p>
          </draw:text-box>
        </draw:frame>
        <draw:frame draw:style-name="gr1" draw:text-style-name="P2" draw:layer="layout" svg:width="16.41cm" svg:height="0.475cm" svg:x="2.2cm" svg:y="15.978cm">
          <draw:text-box>
            <text:p text:style-name="P1"><text:span text:style-name="T4">such support. DFID officials had asked UKTI to reinstate a UK Commercial Officer post </text:span></text:p>
          </draw:text-box>
        </draw:frame>
        <draw:frame draw:style-name="gr1" draw:text-style-name="P2" draw:layer="layout" svg:width="16.296cm" svg:height="0.475cm" svg:x="2.2cm" svg:y="16.543cm">
          <draw:text-box>
            <text:p text:style-name="P1"><text:span text:style-name="T4">in Baghdad. Mr Taylor had said that UKTI was highly unlikely to be able to find funding </text:span></text:p>
          </draw:text-box>
        </draw:frame>
        <draw:frame draw:style-name="gr1" draw:text-style-name="P2" draw:layer="layout" svg:width="3.029cm" svg:height="0.475cm" svg:x="2.2cm" svg:y="17.107cm">
          <draw:text-box>
            <text:p text:style-name="P1"><text:span text:style-name="T4">for such a post. </text:span></text:p>
          </draw:text-box>
        </draw:frame>
        <draw:frame draw:style-name="gr1" draw:text-style-name="P2" draw:layer="layout" svg:width="15.178cm" svg:height="0.475cm" svg:x="2.2cm" svg:y="18.022cm">
          <draw:text-box>
            <text:p text:style-name="P1"><text:span text:style-name="T6">781. </text:span><text:span text:style-name="T4"><text:s/>Mr Taylor reported to Mr Cahn on 2 July that a DFID proposal to fund a UK </text:span></text:p>
          </draw:text-box>
        </draw:frame>
        <draw:frame draw:style-name="gr1" draw:text-style-name="P2" draw:layer="layout" svg:width="15.576cm" svg:height="0.475cm" svg:x="2.2cm" svg:y="18.586cm">
          <draw:text-box>
            <text:p text:style-name="P1"><text:span text:style-name="T4">Commercial Officer post in Baghdad from the Stabilisation Aid Fund (SAF) had not </text:span></text:p>
          </draw:text-box>
        </draw:frame>
        <draw:frame draw:style-name="gr1" draw:text-style-name="P2" draw:layer="layout" svg:width="2.648cm" svg:height="0.475cm" svg:x="2.2cm" svg:y="19.151cm">
          <draw:text-box>
            <text:p text:style-name="P1"><text:span text:style-name="T4">proved viable.</text:span></text:p>
          </draw:text-box>
        </draw:frame>
        <draw:frame draw:style-name="gr6" draw:text-style-name="P7" draw:layer="layout" svg:width="0.408cm" svg:height="0.276cm" svg:x="4.836cm" svg:y="19.169cm">
          <draw:text-box>
            <text:p text:style-name="P1"><text:span text:style-name="T9">470</text:span></text:p>
          </draw:text-box>
        </draw:frame>
        <draw:frame draw:style-name="gr1" draw:text-style-name="P2" draw:layer="layout" svg:width="13.304cm" svg:height="0.475cm" svg:x="5.247cm" svg:y="19.151cm">
          <draw:text-box>
            <text:p text:style-name="P1"><text:span text:style-name="T4"><text:s/></text:span><text:span text:style-name="T4">The pressure remained on UKTI to increase its presence in Baghdad. </text:span></text:p>
          </draw:text-box>
        </draw:frame>
        <draw:frame draw:style-name="gr1" draw:text-style-name="P2" draw:layer="layout" svg:width="15.483cm" svg:height="0.475cm" svg:x="2.2cm" svg:y="20.065cm">
          <draw:text-box>
            <text:p text:style-name="P1"><text:span text:style-name="T6">782. </text:span><text:span text:style-name="T4"><text:s/>In response, Mr Cahn stated his strong opposition to reinstating a UK-based </text:span></text:p>
          </draw:text-box>
        </draw:frame>
        <draw:frame draw:style-name="gr1" draw:text-style-name="P2" draw:layer="layout" svg:width="6.932cm" svg:height="0.475cm" svg:x="2.2cm" svg:y="20.63cm">
          <draw:text-box>
            <text:p text:style-name="P1"><text:span text:style-name="T4">Commercial Officer post in Baghdad.</text:span></text:p>
          </draw:text-box>
        </draw:frame>
        <draw:frame draw:style-name="gr6" draw:text-style-name="P7" draw:layer="layout" svg:width="0.408cm" svg:height="0.276cm" svg:x="9.117cm" svg:y="20.648cm">
          <draw:text-box>
            <text:p text:style-name="P1"><text:span text:style-name="T9">471</text:span></text:p>
          </draw:text-box>
        </draw:frame>
        <draw:frame draw:style-name="gr1" draw:text-style-name="P2" draw:layer="layout" svg:width="0.422cm" svg:height="0.475cm" svg:x="9.529cm" svg:y="20.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07cm" svg:height="0.475cm" svg:x="2.2cm" svg:y="21.544cm">
          <draw:text-box>
            <text:p text:style-name="P1"><text:span text:style-name="T6">783. </text:span><text:span text:style-name="T4"><text:s/>The 11 September meeting of the ISG, chaired by Mr Simon McDonald, </text:span></text:p>
          </draw:text-box>
        </draw:frame>
        <draw:frame draw:style-name="gr1" draw:text-style-name="P2" draw:layer="layout" svg:width="15.64cm" svg:height="0.475cm" svg:x="2.2cm" svg:y="22.108cm">
          <draw:text-box>
            <text:p text:style-name="P1"><text:span text:style-name="T4">Mr Brown’s Foreign Policy Adviser, discussed the need for a UKTI presence in Iraq.</text:span></text:p>
          </draw:text-box>
        </draw:frame>
        <draw:frame draw:style-name="gr6" draw:text-style-name="P7" draw:layer="layout" svg:width="0.408cm" svg:height="0.276cm" svg:x="17.792cm" svg:y="22.127cm">
          <draw:text-box>
            <text:p text:style-name="P1"><text:span text:style-name="T9">472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0.422cm" svg:height="0.475cm" svg:x="18.204cm" svg:y="22.108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466 </text:span></text:p>
          </draw:text-box>
        </draw:frame>
        <draw:frame draw:style-name="gr4" draw:text-style-name="P5" draw:layer="layout" svg:width="15.839cm" svg:height="0.395cm" svg:x="2.6cm" svg:y="23.394cm">
          <draw:text-box>
            <text:p text:style-name="P1"><text:span text:style-name="T11">Minute Cabinet Office [junior official] to Prime Minister, 30 April 2008, ‘Iraq: Meeting with Petraeus and </text:span></text:p>
          </draw:text-box>
        </draw:frame>
        <draw:frame draw:style-name="gr4" draw:text-style-name="P5" draw:layer="layout" svg:width="3.414cm" svg:height="0.395cm" svg:x="2.2cm" svg:y="23.817cm">
          <draw:text-box>
            <text:p text:style-name="P1"><text:span text:style-name="T11">Crocker, 1 May 2008’.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467 </text:span></text:p>
          </draw:text-box>
        </draw:frame>
        <draw:frame draw:style-name="gr4" draw:text-style-name="P5" draw:layer="layout" svg:width="11.923cm" svg:height="0.395cm" svg:x="2.6cm" svg:y="24.241cm">
          <draw:text-box>
            <text:p text:style-name="P1"><text:span text:style-name="T11">Email McInnes to Haird, 3 May 2008, ‘Resourcing Commercial Work in Iraq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68 </text:span></text:p>
          </draw:text-box>
        </draw:frame>
        <draw:frame draw:style-name="gr4" draw:text-style-name="P5" draw:layer="layout" svg:width="16.101cm" svg:height="0.395cm" svg:x="2.6cm" svg:y="24.664cm">
          <draw:text-box>
            <text:p text:style-name="P1"><text:span text:style-name="T11">Letter DFID [junior official] to Cabinet Office [junior official], 8 May 2008, ‘Iraq Strategy Group, 28 April – </text:span></text:p>
          </draw:text-box>
        </draw:frame>
        <draw:frame draw:style-name="gr4" draw:text-style-name="P5" draw:layer="layout" svg:width="5.281cm" svg:height="0.395cm" svg:x="2.2cm" svg:y="25.087cm">
          <draw:text-box>
            <text:p text:style-name="P1"><text:span text:style-name="T11">Response to DFID Action Points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69 </text:span></text:p>
          </draw:text-box>
        </draw:frame>
        <draw:frame draw:style-name="gr4" draw:text-style-name="P5" draw:layer="layout" svg:width="13.671cm" svg:height="0.395cm" svg:x="2.6cm" svg:y="25.511cm">
          <draw:text-box>
            <text:p text:style-name="P1"><text:span text:style-name="T11">Email Taylor to Cahn, 21 May 2008, ‘UKTI and Iraq: Meeting with DFID – 21 May 2008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70 </text:span></text:p>
          </draw:text-box>
        </draw:frame>
        <draw:frame draw:style-name="gr4" draw:text-style-name="P5" draw:layer="layout" svg:width="13.011cm" svg:height="0.395cm" svg:x="2.6cm" svg:y="25.934cm">
          <draw:text-box>
            <text:p text:style-name="P1"><text:span text:style-name="T11">Email Taylor to Cahn, 2 July 2008, ‘Resourcing Trade and Investment Work in Iraq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71 </text:span></text:p>
          </draw:text-box>
        </draw:frame>
        <draw:frame draw:style-name="gr4" draw:text-style-name="P5" draw:layer="layout" svg:width="12.075cm" svg:height="0.395cm" svg:x="2.6cm" svg:y="26.357cm">
          <draw:text-box>
            <text:p text:style-name="P1"><text:span text:style-name="T11">Email Cahn to Taylor, 4 July 2008, ‘Resourcing Trade and Investment in Iraq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72 </text:span></text:p>
          </draw:text-box>
        </draw:frame>
        <draw:frame draw:style-name="gr4" draw:text-style-name="P5" draw:layer="layout" svg:width="13.087cm" svg:height="0.395cm" svg:x="2.6cm" svg:y="26.781cm">
          <draw:text-box>
            <text:p text:style-name="P1"><text:span text:style-name="T11">Letter Lyon to McDonald, 15 September 2008, ‘Iraq Strategy Group, 11 September’. 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0</text:span></text:p>
          </draw:text-box>
        </draw:frame>
        <draw:frame draw:style-name="gr1" draw:text-style-name="P2" draw:layer="layout" svg:width="14.937cm" svg:height="0.475cm" svg:x="2.2cm" svg:y="2.525cm">
          <draw:text-box>
            <text:p text:style-name="P1"><text:span text:style-name="T4">At the meeting, it was agreed that Mr Cahn and Mr Wareing should discuss the </text:span></text:p>
          </draw:text-box>
        </draw:frame>
        <draw:frame draw:style-name="gr1" draw:text-style-name="P2" draw:layer="layout" svg:width="2.55cm" svg:height="0.475cm" svg:x="2.2cm" svg:y="3.09cm">
          <draw:text-box>
            <text:p text:style-name="P1"><text:span text:style-name="T4">issue further. </text:span></text:p>
          </draw:text-box>
        </draw:frame>
        <draw:frame draw:style-name="gr1" draw:text-style-name="P2" draw:layer="layout" svg:width="15.568cm" svg:height="0.475cm" svg:x="2.2cm" svg:y="4.004cm">
          <draw:text-box>
            <text:p text:style-name="P1"><text:span text:style-name="T6">784. </text:span><text:span text:style-name="T4"><text:s/>The following week, Mr Frank Baker, Head of the FCO’s Iraq Group, wrote to </text:span></text:p>
          </draw:text-box>
        </draw:frame>
        <draw:frame draw:style-name="gr1" draw:text-style-name="P2" draw:layer="layout" svg:width="2.453cm" svg:height="0.475cm" svg:x="2.2cm" svg:y="4.568cm">
          <draw:text-box>
            <text:p text:style-name="P1"><text:span text:style-name="T4">Mr McInnes: </text:span></text:p>
          </draw:text-box>
        </draw:frame>
        <draw:frame draw:style-name="gr1" draw:text-style-name="P2" draw:layer="layout" svg:width="15.733cm" svg:height="0.475cm" svg:x="2.95cm" svg:y="5.483cm">
          <draw:text-box>
            <text:p text:style-name="P1"><text:span text:style-name="T4">“</text:span><text:span text:style-name="T4">The [11 September ISG] meeting concluded that we needed an official in Baghdad </text:span></text:p>
          </draw:text-box>
        </draw:frame>
        <draw:frame draw:style-name="gr1" draw:text-style-name="P2" draw:layer="layout" svg:width="15.327cm" svg:height="0.475cm" svg:x="2.95cm" svg:y="6.047cm">
          <draw:text-box>
            <text:p text:style-name="P1"><text:span text:style-name="T4">to identify investment opportunities in Basra, as well as help UK businesses work </text:span></text:p>
          </draw:text-box>
        </draw:frame>
        <draw:frame draw:style-name="gr1" draw:text-style-name="P2" draw:layer="layout" svg:width="14.645cm" svg:height="0.475cm" svg:x="2.95cm" svg:y="6.612cm">
          <draw:text-box>
            <text:p text:style-name="P1"><text:span text:style-name="T4">with the Government of Iraq, otherwise we risk falling behind our international </text:span></text:p>
          </draw:text-box>
        </draw:frame>
        <draw:frame draw:style-name="gr1" draw:text-style-name="P2" draw:layer="layout" svg:width="2.453cm" svg:height="0.475cm" svg:x="2.95cm" svg:y="7.176cm">
          <draw:text-box>
            <text:p text:style-name="P1"><text:span text:style-name="T4">competitors.”</text:span></text:p>
          </draw:text-box>
        </draw:frame>
        <draw:frame draw:style-name="gr6" draw:text-style-name="P7" draw:layer="layout" svg:width="0.408cm" svg:height="0.276cm" svg:x="5.397cm" svg:y="7.195cm">
          <draw:text-box>
            <text:p text:style-name="P1"><text:span text:style-name="T9">473</text:span></text:p>
          </draw:text-box>
        </draw:frame>
        <draw:frame draw:style-name="gr1" draw:text-style-name="P2" draw:layer="layout" svg:width="0.422cm" svg:height="0.475cm" svg:x="5.808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7cm" svg:height="0.475cm" svg:x="2.2cm" svg:y="8.091cm">
          <draw:text-box>
            <text:p text:style-name="P1"><text:span text:style-name="T6">785. </text:span><text:span text:style-name="T4"><text:s/>Mr Baker stated that, given the “exceptional circumstances” and the high priority </text:span></text:p>
          </draw:text-box>
        </draw:frame>
        <draw:frame draw:style-name="gr1" draw:text-style-name="P2" draw:layer="layout" svg:width="16.703cm" svg:height="0.475cm" svg:x="2.2cm" svg:y="8.655cm">
          <draw:text-box>
            <text:p text:style-name="P1"><text:span text:style-name="T4">that the UK Government attached to having a trade representative in Baghdad, that post </text:span></text:p>
          </draw:text-box>
        </draw:frame>
        <draw:frame draw:style-name="gr1" draw:text-style-name="P2" draw:layer="layout" svg:width="16.076cm" svg:height="0.475cm" svg:x="2.2cm" svg:y="9.22cm">
          <draw:text-box>
            <text:p text:style-name="P1"><text:span text:style-name="T4">could be funded from the SAF until the end of the UK financial year (31 March 2009). </text:span></text:p>
          </draw:text-box>
        </draw:frame>
        <draw:frame draw:style-name="gr1" draw:text-style-name="P2" draw:layer="layout" svg:width="8.481cm" svg:height="0.475cm" svg:x="2.2cm" svg:y="10.134cm">
          <draw:text-box>
            <text:p text:style-name="P1"><text:span text:style-name="T6">786. </text:span><text:span text:style-name="T4"><text:s/>Mr Cahn met Mr Wareing on 1 October.</text:span></text:p>
          </draw:text-box>
        </draw:frame>
        <draw:frame draw:style-name="gr6" draw:text-style-name="P7" draw:layer="layout" svg:width="0.408cm" svg:height="0.276cm" svg:x="10.631cm" svg:y="10.153cm">
          <draw:text-box>
            <text:p text:style-name="P1"><text:span text:style-name="T9">474</text:span></text:p>
          </draw:text-box>
        </draw:frame>
        <draw:frame draw:style-name="gr1" draw:text-style-name="P2" draw:layer="layout" svg:width="7.572cm" svg:height="0.475cm" svg:x="11.043cm" svg:y="10.134cm">
          <draw:text-box>
            <text:p text:style-name="P1"><text:span text:style-name="T4"><text:s/></text:span><text:span text:style-name="T4">Mr Wareing said that the UK needed to </text:span></text:p>
          </draw:text-box>
        </draw:frame>
        <draw:frame draw:style-name="gr1" draw:text-style-name="P2" draw:layer="layout" svg:width="16.478cm" svg:height="0.475cm" svg:x="2.2cm" svg:y="10.698cm">
          <draw:text-box>
            <text:p text:style-name="P1"><text:span text:style-name="T4">exploit its excellent high-level relationships in Iraq. The UK had invested heavily in Iraq, </text:span></text:p>
          </draw:text-box>
        </draw:frame>
        <draw:frame draw:style-name="gr1" draw:text-style-name="P2" draw:layer="layout" svg:width="16.216cm" svg:height="0.475cm" svg:x="2.2cm" svg:y="11.263cm">
          <draw:text-box>
            <text:p text:style-name="P1"><text:span text:style-name="T4">and it would be a major disappointment if other countries went on to enjoy the fruits of </text:span></text:p>
          </draw:text-box>
        </draw:frame>
        <draw:frame draw:style-name="gr1" draw:text-style-name="P2" draw:layer="layout" svg:width="15.835cm" svg:height="0.475cm" svg:x="2.2cm" svg:y="11.827cm">
          <draw:text-box>
            <text:p text:style-name="P1"><text:span text:style-name="T4">stabilisation and economic development. UKTI needed to be “at the table”. Mr Cahn </text:span></text:p>
          </draw:text-box>
        </draw:frame>
        <draw:frame draw:style-name="gr1" draw:text-style-name="P2" draw:layer="layout" svg:width="15.902cm" svg:height="0.475cm" svg:x="2.2cm" svg:y="12.392cm">
          <draw:text-box>
            <text:p text:style-name="P1"><text:span text:style-name="T4">proposed that UKTI should recruit an international business specialist for a period of </text:span></text:p>
          </draw:text-box>
        </draw:frame>
        <draw:frame draw:style-name="gr1" draw:text-style-name="P2" draw:layer="layout" svg:width="15.97cm" svg:height="0.475cm" svg:x="2.2cm" svg:y="12.956cm">
          <draw:text-box>
            <text:p text:style-name="P1"><text:span text:style-name="T4">six months, to scope the market and produce recommendations for UKTI on the way </text:span></text:p>
          </draw:text-box>
        </draw:frame>
        <draw:frame draw:style-name="gr1" draw:text-style-name="P2" draw:layer="layout" svg:width="1.653cm" svg:height="0.475cm" svg:x="2.2cm" svg:y="13.521cm">
          <draw:text-box>
            <text:p text:style-name="P1"><text:span text:style-name="T4">forward. </text:span></text:p>
          </draw:text-box>
        </draw:frame>
        <draw:frame draw:style-name="gr1" draw:text-style-name="P2" draw:layer="layout" svg:width="15.098cm" svg:height="0.475cm" svg:x="2.2cm" svg:y="14.435cm">
          <draw:text-box>
            <text:p text:style-name="P1"><text:span text:style-name="T6">787. </text:span><text:span text:style-name="T4"><text:s/>Mr Alexander wrote to Mr Brown on 20 November to provide an update on </text:span></text:p>
          </draw:text-box>
        </draw:frame>
        <draw:frame draw:style-name="gr1" draw:text-style-name="P2" draw:layer="layout" svg:width="3.448cm" svg:height="0.475cm" svg:x="2.2cm" svg:y="15cm">
          <draw:text-box>
            <text:p text:style-name="P1"><text:span text:style-name="T4">progress in Basra.</text:span></text:p>
          </draw:text-box>
        </draw:frame>
        <draw:frame draw:style-name="gr6" draw:text-style-name="P7" draw:layer="layout" svg:width="0.408cm" svg:height="0.276cm" svg:x="5.635cm" svg:y="15.018cm">
          <draw:text-box>
            <text:p text:style-name="P1"><text:span text:style-name="T9">475</text:span></text:p>
          </draw:text-box>
        </draw:frame>
        <draw:frame draw:style-name="gr1" draw:text-style-name="P2" draw:layer="layout" svg:width="12.495cm" svg:height="0.475cm" svg:x="6.047cm" svg:y="15cm">
          <draw:text-box>
            <text:p text:style-name="P1"><text:span text:style-name="T4"><text:s/></text:span><text:span text:style-name="T4">He reported that DFID had already facilitated 18 investor visits by </text:span></text:p>
          </draw:text-box>
        </draw:frame>
        <draw:frame draw:style-name="gr1" draw:text-style-name="P2" draw:layer="layout" svg:width="16.135cm" svg:height="0.475cm" svg:x="2.2cm" svg:y="15.564cm">
          <draw:text-box>
            <text:p text:style-name="P1"><text:span text:style-name="T4">14 companies, with proposals worth over US$9bn submitted to the Iraqi Government. </text:span></text:p>
          </draw:text-box>
        </draw:frame>
        <draw:frame draw:style-name="gr1" draw:text-style-name="P2" draw:layer="layout" svg:width="12.38cm" svg:height="0.475cm" svg:x="2.2cm" svg:y="16.478cm">
          <draw:text-box>
            <text:p text:style-name="P1"><text:span text:style-name="T6">788. </text:span><text:span text:style-name="T4"><text:s/>Mr Brown met Prime Minister Maliki in Iraq on 17 December.</text:span></text:p>
          </draw:text-box>
        </draw:frame>
        <draw:frame draw:style-name="gr6" draw:text-style-name="P7" draw:layer="layout" svg:width="0.408cm" svg:height="0.276cm" svg:x="14.528cm" svg:y="16.497cm">
          <draw:text-box>
            <text:p text:style-name="P1"><text:span text:style-name="T9">476</text:span></text:p>
          </draw:text-box>
        </draw:frame>
        <draw:frame draw:style-name="gr1" draw:text-style-name="P2" draw:layer="layout" svg:width="2.945cm" svg:height="0.475cm" svg:x="14.94cm" svg:y="16.478cm">
          <draw:text-box>
            <text:p text:style-name="P1"><text:span text:style-name="T4"><text:s/></text:span><text:span text:style-name="T4">Prime Minister </text:span></text:p>
          </draw:text-box>
        </draw:frame>
        <draw:frame draw:style-name="gr1" draw:text-style-name="P2" draw:layer="layout" svg:width="15.695cm" svg:height="0.475cm" svg:x="2.2cm" svg:y="17.043cm">
          <draw:text-box>
            <text:p text:style-name="P1"><text:span text:style-name="T4">Maliki called for a wider long-term relationship, including investment and economic <text:s/></text:span></text:p>
          </draw:text-box>
        </draw:frame>
        <draw:frame draw:style-name="gr1" draw:text-style-name="P2" draw:layer="layout" svg:width="10.683cm" svg:height="0.475cm" svg:x="2.2cm" svg:y="17.607cm">
          <draw:text-box>
            <text:p text:style-name="P1"><text:span text:style-name="T4">co-operation and stronger cultural and educational links. </text:span></text:p>
          </draw:text-box>
        </draw:frame>
        <draw:frame draw:style-name="gr1" draw:text-style-name="P2" draw:layer="layout" svg:width="15.944cm" svg:height="0.475cm" svg:x="2.2cm" svg:y="18.522cm">
          <draw:text-box>
            <text:p text:style-name="P1"><text:span text:style-name="T6">789. </text:span><text:span text:style-name="T4"><text:s/>Mr Brown’s Assistant Private Secretary wrote to the Principal Private Secretary </text:span></text:p>
          </draw:text-box>
        </draw:frame>
        <draw:frame draw:style-name="gr1" draw:text-style-name="P2" draw:layer="layout" svg:width="15.013cm" svg:height="0.475cm" svg:x="2.2cm" svg:y="19.086cm">
          <draw:text-box>
            <text:p text:style-name="P1"><text:span text:style-name="T4">to Lord Mandelson, the Business, Enterprise and Regulatory Reform Secretary, </text:span></text:p>
          </draw:text-box>
        </draw:frame>
        <draw:frame draw:style-name="gr1" draw:text-style-name="P2" draw:layer="layout" svg:width="15.547cm" svg:height="0.475cm" svg:x="2.2cm" svg:y="19.651cm">
          <draw:text-box>
            <text:p text:style-name="P1"><text:span text:style-name="T4">the following day to advise that Mr Brown believed there were opportunities in Iraq </text:span></text:p>
          </draw:text-box>
        </draw:frame>
        <draw:frame draw:style-name="gr1" draw:text-style-name="P2" draw:layer="layout" svg:width="12.334cm" svg:height="0.475cm" svg:x="2.2cm" svg:y="20.215cm">
          <draw:text-box>
            <text:p text:style-name="P1"><text:span text:style-name="T4">and interest from British companies that were not being exploited.</text:span></text:p>
          </draw:text-box>
        </draw:frame>
        <draw:frame draw:style-name="gr6" draw:text-style-name="P7" draw:layer="layout" svg:width="0.408cm" svg:height="0.276cm" svg:x="14.483cm" svg:y="20.234cm">
          <draw:text-box>
            <text:p text:style-name="P1"><text:span text:style-name="T9">477</text:span></text:p>
          </draw:text-box>
        </draw:frame>
        <draw:frame draw:style-name="gr1" draw:text-style-name="P2" draw:layer="layout" svg:width="2.923cm" svg:height="0.475cm" svg:x="14.895cm" svg:y="20.215cm">
          <draw:text-box>
            <text:p text:style-name="P1"><text:span text:style-name="T4"><text:s/></text:span><text:span text:style-name="T4">Mr Brown was </text:span></text:p>
          </draw:text-box>
        </draw:frame>
        <draw:frame draw:style-name="gr1" draw:text-style-name="P2" draw:layer="layout" svg:width="15.132cm" svg:height="0.475cm" svg:x="2.2cm" svg:y="20.78cm">
          <draw:text-box>
            <text:p text:style-name="P1"><text:span text:style-name="T4">convinced that there was an urgent need for a significant UKTI presence in both </text:span></text:p>
          </draw:text-box>
        </draw:frame>
        <draw:frame draw:style-name="gr1" draw:text-style-name="P2" draw:layer="layout" svg:width="16.482cm" svg:height="0.475cm" svg:x="2.2cm" svg:y="21.344cm">
          <draw:text-box>
            <text:p text:style-name="P1"><text:span text:style-name="T4">Baghdad and Basra, both to consolidate security gains and to ensure that UK investors </text:span></text:p>
          </draw:text-box>
        </draw:frame>
        <draw:frame draw:style-name="gr1" draw:text-style-name="P2" draw:layer="layout" svg:width="15.75cm" svg:height="0.475cm" svg:x="2.2cm" svg:y="21.908cm">
          <draw:text-box>
            <text:p text:style-name="P1"><text:span text:style-name="T4">had every chance to benefit from commercial opportunities in Iraq. Mr Brown asked </text:span></text:p>
          </draw:text-box>
        </draw:frame>
        <draw:frame draw:style-name="gr1" draw:text-style-name="P2" draw:layer="layout" svg:width="14.806cm" svg:height="0.475cm" svg:x="2.2cm" svg:y="22.473cm">
          <draw:text-box>
            <text:p text:style-name="P1"><text:span text:style-name="T4">UKTI to start planning immediately for a long-term presence in Iraq, consulting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4.345cm" svg:height="0.475cm" svg:x="2.2cm" svg:y="23.037cm">
          <draw:text-box>
            <text:p text:style-name="P1"><text:span text:style-name="T4">Mr Wareing and DFID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473 </text:span></text:p>
          </draw:text-box>
        </draw:frame>
        <draw:frame draw:style-name="gr4" draw:text-style-name="P5" draw:layer="layout" svg:width="10.45cm" svg:height="0.395cm" svg:x="2.6cm" svg:y="24.241cm">
          <draw:text-box>
            <text:p text:style-name="P1"><text:span text:style-name="T11">Letter Baker to McInnes, 19 September 2008, ‘Iraq: UKTI position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74 </text:span></text:p>
          </draw:text-box>
        </draw:frame>
        <draw:frame draw:style-name="gr4" draw:text-style-name="P5" draw:layer="layout" svg:width="14.366cm" svg:height="0.395cm" svg:x="2.6cm" svg:y="24.664cm">
          <draw:text-box>
            <text:p text:style-name="P1"><text:span text:style-name="T11">Minute, 2 October 2008, ‘Meeting with Michael Wareing, co-Chair of the Basra Development </text:span></text:p>
          </draw:text-box>
        </draw:frame>
        <draw:frame draw:style-name="gr4" draw:text-style-name="P5" draw:layer="layout" svg:width="6.763cm" svg:height="0.395cm" svg:x="2.2cm" svg:y="25.087cm">
          <draw:text-box>
            <text:p text:style-name="P1"><text:span text:style-name="T11">Commission: Wednesday 1 October 2008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75 </text:span></text:p>
          </draw:text-box>
        </draw:frame>
        <draw:frame draw:style-name="gr4" draw:text-style-name="P5" draw:layer="layout" svg:width="8.922cm" svg:height="0.395cm" svg:x="2.6cm" svg:y="25.511cm">
          <draw:text-box>
            <text:p text:style-name="P1"><text:span text:style-name="T11">Letter Alexander to Brown, 20 November 2008, [untitled]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76 </text:span></text:p>
          </draw:text-box>
        </draw:frame>
        <draw:frame draw:style-name="gr4" draw:text-style-name="P5" draw:layer="layout" svg:width="15.221cm" svg:height="0.395cm" svg:x="2.6cm" svg:y="25.934cm">
          <draw:text-box>
            <text:p text:style-name="P1"><text:span text:style-name="T11">Letter Catsaras to Gould, 18 December 2008, ‘Prime Minister’s Meeting with Iraqi Prime Minister, <text:s/></text:span></text:p>
          </draw:text-box>
        </draw:frame>
        <draw:line draw:style-name="gr8" draw:text-style-name="P8" draw:layer="layout" svg:x1="2.6cm" svg:y1="27.137cm" svg:x2="14.933cm" svg:y2="27.137cm">
          <text:p/>
        </draw:line>
        <draw:frame draw:style-name="gr4" draw:text-style-name="P5" draw:layer="layout" svg:width="2.292cm" svg:height="0.395cm" svg:x="2.2cm" svg:y="26.357cm">
          <draw:text-box>
            <text:p text:style-name="P1"><text:span text:style-name="T11">17 December’.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77 </text:span></text:p>
          </draw:text-box>
        </draw:frame>
        <draw:frame draw:style-name="gr4" draw:text-style-name="P5" draw:layer="layout" svg:width="12.342cm" svg:height="0.395cm" svg:x="2.6cm" svg:y="26.781cm">
          <draw:text-box>
            <text:p text:style-name="P1"><text:span text:style-name="T5">Letter APS/Prime Minister to Abel, 18 December 2008, ‘UKTI Presence in Iraq’.</text:span><text:span text:style-name="T11"> 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1</text:span></text:p>
          </draw:text-box>
        </draw:frame>
        <draw:frame draw:style-name="gr1" draw:text-style-name="P2" draw:layer="layout" svg:width="15.043cm" svg:height="0.475cm" svg:x="2.2cm" svg:y="2.525cm">
          <draw:text-box>
            <text:p text:style-name="P1"><text:span text:style-name="T6">790. </text:span><text:span text:style-name="T4"><text:s/>Lord Mandelson’s Principal Private Secretary replied on 16 January 2009, </text:span></text:p>
          </draw:text-box>
        </draw:frame>
        <draw:frame draw:style-name="gr1" draw:text-style-name="P2" draw:layer="layout" svg:width="2.745cm" svg:height="0.475cm" svg:x="2.2cm" svg:y="3.09cm">
          <draw:text-box>
            <text:p text:style-name="P1"><text:span text:style-name="T4">reporting that: 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56cm" svg:height="0.475cm" svg:x="3.7cm" svg:y="4.004cm">
          <draw:text-box>
            <text:p text:style-name="P1"><text:span text:style-name="T4">A new Iraqi Commercial Officer would start work in the British Embassy </text:span></text:p>
          </draw:text-box>
        </draw:frame>
        <draw:frame draw:style-name="gr1" draw:text-style-name="P2" draw:layer="layout" svg:width="4.9cm" svg:height="0.475cm" svg:x="3.7cm" svg:y="4.568cm">
          <draw:text-box>
            <text:p text:style-name="P1"><text:span text:style-name="T4">Baghdad later that month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57cm" svg:height="0.475cm" svg:x="3.7cm" svg:y="5.233cm">
          <draw:text-box>
            <text:p text:style-name="P1"><text:span text:style-name="T4">An international business specialist would deploy to Iraq on 24 January. </text:span></text:p>
          </draw:text-box>
        </draw:frame>
        <draw:frame draw:style-name="gr1" draw:text-style-name="P2" draw:layer="layout" svg:width="14.552cm" svg:height="0.475cm" svg:x="3.7cm" svg:y="5.797cm">
          <draw:text-box>
            <text:p text:style-name="P1"><text:span text:style-name="T4">He would support UK companies, scope opportunities for UK companies and </text:span></text:p>
          </draw:text-box>
        </draw:frame>
        <draw:frame draw:style-name="gr1" draw:text-style-name="P2" draw:layer="layout" svg:width="14.662cm" svg:height="0.475cm" svg:x="3.7cm" svg:y="6.362cm">
          <draw:text-box>
            <text:p text:style-name="P1"><text:span text:style-name="T4">make recommendations on UKTI’s future footprint in Iraq by the end of March </text:span></text:p>
          </draw:text-box>
        </draw:frame>
        <draw:frame draw:style-name="gr1" draw:text-style-name="P2" draw:layer="layout" svg:width="12.516cm" svg:height="0.475cm" svg:x="3.7cm" svg:y="6.926cm">
          <draw:text-box>
            <text:p text:style-name="P1"><text:span text:style-name="T4">2009. There would be no gap in commercial representation in Iraq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1cm" svg:height="0.475cm" svg:x="3.7cm" svg:y="7.591cm">
          <draw:text-box>
            <text:p text:style-name="P1"><text:span text:style-name="T4">UKTI was recruiting an industry secondee to assist the International Business </text:span></text:p>
          </draw:text-box>
        </draw:frame>
        <draw:frame draw:style-name="gr1" draw:text-style-name="P2" draw:layer="layout" svg:width="2.055cm" svg:height="0.475cm" svg:x="3.7cm" svg:y="8.155cm">
          <draw:text-box>
            <text:p text:style-name="P1"><text:span text:style-name="T4">Specialist. 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cm" svg:height="0.475cm" svg:x="3.7cm" svg:y="8.82cm">
          <draw:text-box>
            <text:p text:style-name="P1"><text:span text:style-name="T4">The British Embassy Baghdad had just recruited a USAID employee into its </text:span></text:p>
          </draw:text-box>
        </draw:frame>
        <draw:frame draw:style-name="gr1" draw:text-style-name="P2" draw:layer="layout" svg:width="6.487cm" svg:height="0.475cm" svg:x="3.7cm" svg:y="9.384cm">
          <draw:text-box>
            <text:p text:style-name="P1"><text:span text:style-name="T4">vacant Commercial Assistant post.</text:span></text:p>
          </draw:text-box>
        </draw:frame>
        <draw:frame draw:style-name="gr6" draw:text-style-name="P7" draw:layer="layout" svg:width="0.408cm" svg:height="0.276cm" svg:x="10.17cm" svg:y="9.403cm">
          <draw:text-box>
            <text:p text:style-name="P1"><text:span text:style-name="T9">478</text:span></text:p>
          </draw:text-box>
        </draw:frame>
        <draw:frame draw:style-name="gr1" draw:text-style-name="P2" draw:layer="layout" svg:width="15.775cm" svg:height="0.475cm" svg:x="2.2cm" svg:y="10.298cm">
          <draw:text-box>
            <text:p text:style-name="P1"><text:span text:style-name="T6">791. </text:span><text:span text:style-name="T4"><text:s/>The international business specialist arrived in Baghdad at the end of January.</text:span></text:p>
          </draw:text-box>
        </draw:frame>
        <draw:frame draw:style-name="gr6" draw:text-style-name="P7" draw:layer="layout" svg:width="0.408cm" svg:height="0.276cm" svg:x="17.889cm" svg:y="10.317cm">
          <draw:text-box>
            <text:p text:style-name="P1"><text:span text:style-name="T9">479</text:span></text:p>
          </draw:text-box>
        </draw:frame>
        <draw:frame draw:style-name="gr1" draw:text-style-name="P2" draw:layer="layout" svg:width="0.422cm" svg:height="0.475cm" svg:x="18.301cm" svg:y="10.2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753cm" svg:height="0.475cm" svg:x="2.2cm" svg:y="10.863cm">
          <draw:text-box>
            <text:p text:style-name="P1"><text:span text:style-name="T4">He was joined by a second UKTI-funded consultant on 12 February.</text:span></text:p>
          </draw:text-box>
        </draw:frame>
        <draw:frame draw:style-name="gr6" draw:text-style-name="P7" draw:layer="layout" svg:width="0.408cm" svg:height="0.276cm" svg:x="14.899cm" svg:y="10.882cm">
          <draw:text-box>
            <text:p text:style-name="P1"><text:span text:style-name="T9">480</text:span></text:p>
          </draw:text-box>
        </draw:frame>
        <draw:frame draw:style-name="gr1" draw:text-style-name="P2" draw:layer="layout" svg:width="0.422cm" svg:height="0.475cm" svg:x="15.311cm" svg:y="10.8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17cm" svg:height="0.475cm" svg:x="2.2cm" svg:y="11.777cm">
          <draw:text-box>
            <text:p text:style-name="P1"><text:span text:style-name="T6">792. </text:span><text:span text:style-name="T4"><text:s/>Lord Mandelson visited Iraq on 6 April, at the head of a delegation of 23 companies </text:span></text:p>
          </draw:text-box>
        </draw:frame>
        <draw:frame draw:style-name="gr1" draw:text-style-name="P2" draw:layer="layout" svg:width="10.882cm" svg:height="0.475cm" svg:x="2.2cm" svg:y="12.342cm">
          <draw:text-box>
            <text:p text:style-name="P1"><text:span text:style-name="T4">(the largest official business delegation for over 20 years).</text:span></text:p>
          </draw:text-box>
        </draw:frame>
        <draw:frame draw:style-name="gr6" draw:text-style-name="P7" draw:layer="layout" svg:width="0.408cm" svg:height="0.276cm" svg:x="13.048cm" svg:y="12.361cm">
          <draw:text-box>
            <text:p text:style-name="P1"><text:span text:style-name="T9">481</text:span></text:p>
          </draw:text-box>
        </draw:frame>
        <draw:frame draw:style-name="gr1" draw:text-style-name="P2" draw:layer="layout" svg:width="5.366cm" svg:height="0.475cm" svg:x="13.459cm" svg:y="12.342cm">
          <draw:text-box>
            <text:p text:style-name="P1"><text:span text:style-name="T4"><text:s/></text:span><text:span text:style-name="T4">The steering brief prepared </text:span></text:p>
          </draw:text-box>
        </draw:frame>
        <draw:frame draw:style-name="gr1" draw:text-style-name="P2" draw:layer="layout" svg:width="11.792cm" svg:height="0.475cm" svg:x="2.2cm" svg:y="12.906cm">
          <draw:text-box>
            <text:p text:style-name="P1"><text:span text:style-name="T4">for Lord Mandelson identified a number of objectives including: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18cm" svg:height="0.475cm" svg:x="3.7cm" svg:y="13.821cm">
          <draw:text-box>
            <text:p text:style-name="P1"><text:span text:style-name="T4">underlining the UK’s commitment to building a new broad-based, long-</text:span></text:p>
          </draw:text-box>
        </draw:frame>
        <draw:frame draw:style-name="gr1" draw:text-style-name="P2" draw:layer="layout" svg:width="13.959cm" svg:height="0.475cm" svg:x="3.7cm" svg:y="14.385cm">
          <draw:text-box>
            <text:p text:style-name="P1"><text:span text:style-name="T4">term partnership with Iraq, with a strong emphasis on economic and trade </text:span></text:p>
          </draw:text-box>
        </draw:frame>
        <draw:frame draw:style-name="gr1" draw:text-style-name="P2" draw:layer="layout" svg:width="2.483cm" svg:height="0.475cm" svg:x="3.7cm" svg:y="14.95cm">
          <draw:text-box>
            <text:p text:style-name="P1"><text:span text:style-name="T4">co-operation;</text:span></text:p>
          </draw:text-box>
        </draw:frame>
        <draw:frame draw:style-name="gr2" draw:text-style-name="P3" draw:layer="layout" svg:width="0.634cm" svg:height="0.712cm" svg:x="2.95cm" svg:y="15.4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8cm" svg:height="0.475cm" svg:x="3.7cm" svg:y="15.614cm">
          <draw:text-box>
            <text:p text:style-name="P1"><text:span text:style-name="T4">countering Iraqi complaints (from Prime Minister Maliki and others) about the </text:span></text:p>
          </draw:text-box>
        </draw:frame>
        <draw:frame draw:style-name="gr1" draw:text-style-name="P2" draw:layer="layout" svg:width="14.361cm" svg:height="0.475cm" svg:x="3.7cm" svg:y="16.178cm">
          <draw:text-box>
            <text:p text:style-name="P1"><text:span text:style-name="T4">lack of interest from UK business, while assisting the business delegation to </text:span></text:p>
          </draw:text-box>
        </draw:frame>
        <draw:frame draw:style-name="gr1" draw:text-style-name="P2" draw:layer="layout" svg:width="15.272cm" svg:height="0.475cm" svg:x="3.7cm" svg:y="16.743cm">
          <draw:text-box>
            <text:p text:style-name="P1"><text:span text:style-name="T4">build contacts with Iraqi Ministers and members of the Iraqi business community; </text:span></text:p>
          </draw:text-box>
        </draw:frame>
        <draw:frame draw:style-name="gr1" draw:text-style-name="P2" draw:layer="layout" svg:width="0.713cm" svg:height="0.475cm" svg:x="3.7cm" svg:y="17.307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7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46cm" svg:height="0.475cm" svg:x="3.7cm" svg:y="17.972cm">
          <draw:text-box>
            <text:p text:style-name="P1"><text:span text:style-name="T4">supporting UK companies pursuing business in Iraq. </text:span></text:p>
          </draw:text-box>
        </draw:frame>
        <draw:frame draw:style-name="gr1" draw:text-style-name="P2" draw:layer="layout" svg:width="7.084cm" svg:height="0.475cm" svg:x="2.2cm" svg:y="18.886cm">
          <draw:text-box>
            <text:p text:style-name="P1"><text:span text:style-name="T6">793. </text:span><text:span text:style-name="T4"><text:s/>The steering brief also advised: </text:span></text:p>
          </draw:text-box>
        </draw:frame>
        <draw:frame draw:style-name="gr1" draw:text-style-name="P2" draw:layer="layout" svg:width="15.314cm" svg:height="0.475cm" svg:x="2.95cm" svg:y="19.801cm">
          <draw:text-box>
            <text:p text:style-name="P1"><text:span text:style-name="T4">“</text:span><text:span text:style-name="T4">Interest [in the visit] in Iraq has been surprisingly high – perhaps underlining that </text:span></text:p>
          </draw:text-box>
        </draw:frame>
        <draw:frame draw:style-name="gr1" draw:text-style-name="P2" draw:layer="layout" svg:width="11cm" svg:height="0.475cm" svg:x="2.95cm" svg:y="20.365cm">
          <draw:text-box>
            <text:p text:style-name="P1"><text:span text:style-name="T4">the time is right for a big push in our commercial relations. </text:span></text:p>
          </draw:text-box>
        </draw:frame>
        <draw:frame draw:style-name="gr1" draw:text-style-name="P2" draw:layer="layout" svg:width="15.378cm" svg:height="0.475cm" svg:x="2.95cm" svg:y="21.28cm">
          <draw:text-box>
            <text:p text:style-name="P1"><text:span text:style-name="T4">“</text:span><text:span text:style-name="T4">Iraqis trust British companies and products. But Iraqi politicians feel that [the] UK </text:span></text:p>
          </draw:text-box>
        </draw:frame>
        <draw:frame draw:style-name="gr1" draw:text-style-name="P2" draw:layer="layout" svg:width="15.344cm" svg:height="0.475cm" svg:x="2.95cm" svg:y="21.844cm">
          <draw:text-box>
            <text:p text:style-name="P1"><text:span text:style-name="T4">has been slow off the mark in terms of exploiting opportunities in the country, and </text:span></text:p>
          </draw:text-box>
        </draw:frame>
        <draw:frame draw:style-name="gr1" draw:text-style-name="P2" draw:layer="layout" svg:width="15.873cm" svg:height="0.475cm" svg:x="2.95cm" svg:y="22.408cm">
          <draw:text-box>
            <text:p text:style-name="P1"><text:span text:style-name="T4">there is a view (perhaps unfair) that we are lagging behind competitors from the rest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line draw:style-name="gr8" draw:text-style-name="P8" draw:layer="layout" svg:x1="2.6cm" svg:y1="25.444cm" svg:x2="10.64cm" svg:y2="25.444cm">
          <text:p/>
        </draw:line>
        <draw:frame draw:style-name="gr1" draw:text-style-name="P2" draw:layer="layout" svg:width="7.093cm" svg:height="0.475cm" svg:x="2.95cm" svg:y="22.973cm">
          <draw:text-box>
            <text:p text:style-name="P1"><text:span text:style-name="T4">of Europe, China, Russia and Japan.”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78 </text:span></text:p>
          </draw:text-box>
        </draw:frame>
        <draw:frame draw:style-name="gr4" draw:text-style-name="P5" draw:layer="layout" svg:width="8.087cm" svg:height="0.395cm" svg:x="2.6cm" svg:y="25.087cm">
          <draw:text-box>
            <text:p text:style-name="P1"><text:span text:style-name="T5">Letter Abel to Catsaras, 16 January 2009, [untitled].</text:span><text:span text:style-name="T11">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79 </text:span></text:p>
          </draw:text-box>
        </draw:frame>
        <draw:frame draw:style-name="gr4" draw:text-style-name="P5" draw:layer="layout" svg:width="7.719cm" svg:height="0.395cm" svg:x="2.6cm" svg:y="25.511cm">
          <draw:text-box>
            <text:p text:style-name="P1"><text:span text:style-name="T11">Report DFID, 1 February 2009, ‘Weekly update: 1</text:span></text:p>
          </draw:text-box>
        </draw:frame>
        <draw:frame draw:style-name="gr9" draw:text-style-name="P9" draw:layer="layout" svg:width="0.205cm" svg:height="0.23cm" svg:x="10.359cm" svg:y="25.526cm">
          <draw:text-box>
            <text:p text:style-name="P1"><text:span text:style-name="T10">st</text:span></text:p>
          </draw:text-box>
        </draw:frame>
        <draw:frame draw:style-name="gr4" draw:text-style-name="P5" draw:layer="layout" svg:width="2.656cm" svg:height="0.395cm" svg:x="10.519cm" svg:y="25.511cm">
          <draw:text-box>
            <text:p text:style-name="P1"><text:span text:style-name="T11"><text:s/></text:span><text:span text:style-name="T11">February 2009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80 </text:span></text:p>
          </draw:text-box>
        </draw:frame>
        <draw:frame draw:style-name="gr4" draw:text-style-name="P5" draw:layer="layout" svg:width="8.109cm" svg:height="0.395cm" svg:x="2.6cm" svg:y="25.934cm">
          <draw:text-box>
            <text:p text:style-name="P1"><text:span text:style-name="T11">Report DFID, 15 February 2009, ‘Weekly update: 15</text:span></text:p>
          </draw:text-box>
        </draw:frame>
        <draw:frame draw:style-name="gr9" draw:text-style-name="P9" draw:layer="layout" svg:width="0.205cm" svg:height="0.23cm" svg:x="10.751cm" svg:y="25.95cm">
          <draw:text-box>
            <text:p text:style-name="P1"><text:span text:style-name="T10">th</text:span></text:p>
          </draw:text-box>
        </draw:frame>
        <draw:frame draw:style-name="gr4" draw:text-style-name="P5" draw:layer="layout" svg:width="2.656cm" svg:height="0.395cm" svg:x="10.923cm" svg:y="25.934cm">
          <draw:text-box>
            <text:p text:style-name="P1"><text:span text:style-name="T11"><text:s/></text:span><text:span text:style-name="T11">February 2009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81 </text:span></text:p>
          </draw:text-box>
        </draw:frame>
        <draw:frame draw:style-name="gr4" draw:text-style-name="P5" draw:layer="layout" svg:width="15.098cm" svg:height="0.395cm" svg:x="2.6cm" svg:y="26.357cm">
          <draw:text-box>
            <text:p text:style-name="P1"><text:span text:style-name="T11">Paper BERR, [undated], ‘Visit of the Rt Hon Lord Mandelson to Bahrain, Kuwait, Iraq, Abu Dhabi <text:s/></text:span></text:p>
          </draw:text-box>
        </draw:frame>
        <draw:frame draw:style-name="gr4" draw:text-style-name="P5" draw:layer="layout" svg:width="4.218cm" svg:height="0.395cm" svg:x="2.2cm" svg:y="26.781cm">
          <draw:text-box>
            <text:p text:style-name="P1"><text:span text:style-name="T11">and Dubai, 5-8 April 2009’. 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2</text:span></text:p>
          </draw:text-box>
        </draw:frame>
        <draw:frame draw:style-name="gr1" draw:text-style-name="P2" draw:layer="layout" svg:width="16.351cm" svg:height="0.475cm" svg:x="2.2cm" svg:y="2.525cm">
          <draw:text-box>
            <text:p text:style-name="P1"><text:span text:style-name="T6">794. </text:span><text:span text:style-name="T4"><text:s/>In response to demand from UK companies, UKTI now had four staff in Baghdad </text:span></text:p>
          </draw:text-box>
        </draw:frame>
        <draw:frame draw:style-name="gr1" draw:text-style-name="P2" draw:layer="layout" svg:width="10.412cm" svg:height="0.475cm" svg:x="2.2cm" svg:y="3.09cm">
          <draw:text-box>
            <text:p text:style-name="P1"><text:span text:style-name="T4">and a “senior trade diplomat” would arrive in mid-2009. </text:span></text:p>
          </draw:text-box>
        </draw:frame>
        <draw:frame draw:style-name="gr1" draw:text-style-name="P2" draw:layer="layout" svg:width="16.325cm" svg:height="0.475cm" svg:x="2.2cm" svg:y="4.004cm">
          <draw:text-box>
            <text:p text:style-name="P1"><text:span text:style-name="T6">795. </text:span><text:span text:style-name="T4"><text:s/>The briefing for the Iraq leg of the visit provided by the British Embassy Baghdad </text:span></text:p>
          </draw:text-box>
        </draw:frame>
        <draw:frame draw:style-name="gr1" draw:text-style-name="P2" draw:layer="layout" svg:width="1.704cm" svg:height="0.475cm" svg:x="2.2cm" svg:y="4.568cm">
          <draw:text-box>
            <text:p text:style-name="P1"><text:span text:style-name="T4">advised: </text:span></text:p>
          </draw:text-box>
        </draw:frame>
        <draw:frame draw:style-name="gr1" draw:text-style-name="P2" draw:layer="layout" svg:width="13.943cm" svg:height="0.475cm" svg:x="2.95cm" svg:y="5.483cm">
          <draw:text-box>
            <text:p text:style-name="P1"><text:span text:style-name="T4">“</text:span><text:span text:style-name="T4">With our [the UK’s] effort now refocusing on support for UK investors and </text:span></text:p>
          </draw:text-box>
        </draw:frame>
        <draw:frame draw:style-name="gr1" draw:text-style-name="P2" draw:layer="layout" svg:width="15.869cm" svg:height="0.475cm" svg:x="2.95cm" svg:y="6.047cm">
          <draw:text-box>
            <text:p text:style-name="P1"><text:span text:style-name="T4">developing the bilateral business relationship, UKTI are resuming lead responsibility </text:span></text:p>
          </draw:text-box>
        </draw:frame>
        <draw:frame draw:style-name="gr1" draw:text-style-name="P2" draw:layer="layout" svg:width="8.494cm" svg:height="0.475cm" svg:x="2.95cm" svg:y="6.612cm">
          <draw:text-box>
            <text:p text:style-name="P1"><text:span text:style-name="T4">and are increasing their presence in country.”</text:span></text:p>
          </draw:text-box>
        </draw:frame>
        <draw:frame draw:style-name="gr6" draw:text-style-name="P7" draw:layer="layout" svg:width="0.408cm" svg:height="0.276cm" svg:x="11.413cm" svg:y="6.631cm">
          <draw:text-box>
            <text:p text:style-name="P1"><text:span text:style-name="T9">482</text:span></text:p>
          </draw:text-box>
        </draw:frame>
        <draw:frame draw:style-name="gr3" draw:text-style-name="P4" draw:layer="layout" svg:width="2.754cm" svg:height="0.628cm" svg:x="2.2cm" svg:y="7.64cm">
          <draw:text-box>
            <text:p text:style-name="P1"><text:span text:style-name="T3">Debt relief</text:span></text:p>
          </draw:text-box>
        </draw:frame>
        <draw:frame draw:style-name="gr1" draw:text-style-name="P2" draw:layer="layout" svg:width="16.791cm" svg:height="0.475cm" svg:x="2.2cm" svg:y="8.532cm">
          <draw:text-box>
            <text:p text:style-name="P1"><text:span text:style-name="T6">796. </text:span><text:span text:style-name="T4"><text:s/>The Treasury was the lead department within the UK Government on securing debt </text:span></text:p>
          </draw:text-box>
        </draw:frame>
        <draw:frame draw:style-name="gr1" draw:text-style-name="P2" draw:layer="layout" svg:width="2.504cm" svg:height="0.475cm" svg:x="2.2cm" svg:y="9.096cm">
          <draw:text-box>
            <text:p text:style-name="P1"><text:span text:style-name="T4">relief for Iraq.</text:span></text:p>
          </draw:text-box>
        </draw:frame>
        <draw:frame draw:style-name="gr6" draw:text-style-name="P7" draw:layer="layout" svg:width="0.408cm" svg:height="0.276cm" svg:x="4.694cm" svg:y="9.115cm">
          <draw:text-box>
            <text:p text:style-name="P1"><text:span text:style-name="T9">483</text:span></text:p>
          </draw:text-box>
        </draw:frame>
        <draw:frame draw:style-name="gr1" draw:text-style-name="P2" draw:layer="layout" svg:width="13.752cm" svg:height="0.475cm" svg:x="5.106cm" svg:y="9.096cm">
          <draw:text-box>
            <text:p text:style-name="P1"><text:span text:style-name="T4"><text:s/></text:span><text:span text:style-name="T4">It worked closely with the Foreign and Commonwealth Office (FCO) and </text:span></text:p>
          </draw:text-box>
        </draw:frame>
        <draw:frame draw:style-name="gr1" draw:text-style-name="P2" draw:layer="layout" svg:width="3.689cm" svg:height="0.475cm" svg:x="2.2cm" svg:y="9.661cm">
          <draw:text-box>
            <text:p text:style-name="P1"><text:span text:style-name="T4">other departments. </text:span></text:p>
          </draw:text-box>
        </draw:frame>
        <draw:frame draw:style-name="gr5" draw:text-style-name="P6" draw:layer="layout" svg:width="2.292cm" svg:height="0.556cm" svg:x="2.2cm" svg:y="10.782cm">
          <draw:text-box>
            <text:p text:style-name="P1"><text:span text:style-name="T8">UK policy</text:span></text:p>
          </draw:text-box>
        </draw:frame>
        <draw:frame draw:style-name="gr1" draw:text-style-name="P2" draw:layer="layout" svg:width="16.613cm" svg:height="0.475cm" svg:x="2.2cm" svg:y="11.61cm">
          <draw:text-box>
            <text:p text:style-name="P1"><text:span text:style-name="T6">797. </text:span><text:span text:style-name="T4"><text:s/>The UK’s ‘Contract with the Iraqi People’, which was developed between February </text:span></text:p>
          </draw:text-box>
        </draw:frame>
        <draw:frame draw:style-name="gr1" draw:text-style-name="P2" draw:layer="layout" svg:width="15.208cm" svg:height="0.475cm" svg:x="2.2cm" svg:y="12.175cm">
          <draw:text-box>
            <text:p text:style-name="P1"><text:span text:style-name="T4">and December 2001, included an objective “to facilitate Iraq’s access to financial </text:span></text:p>
          </draw:text-box>
        </draw:frame>
        <draw:frame draw:style-name="gr1" draw:text-style-name="P2" draw:layer="layout" svg:width="15.454cm" svg:height="0.475cm" svg:x="2.2cm" svg:y="12.739cm">
          <draw:text-box>
            <text:p text:style-name="P1"><text:span text:style-name="T4">markets by encouraging generous debt rescheduling through the Paris Club” (see </text:span></text:p>
          </draw:text-box>
        </draw:frame>
        <draw:frame draw:style-name="gr1" draw:text-style-name="P2" draw:layer="layout" svg:width="2.508cm" svg:height="0.475cm" svg:x="2.2cm" svg:y="13.303cm">
          <draw:text-box>
            <text:p text:style-name="P1"><text:span text:style-name="T4">Section 6.4). </text:span></text:p>
          </draw:text-box>
        </draw:frame>
        <draw:frame draw:style-name="gr1" draw:text-style-name="P2" draw:layer="layout" svg:width="16.605cm" svg:height="0.475cm" svg:x="2.2cm" svg:y="14.218cm">
          <draw:text-box>
            <text:p text:style-name="P1"><text:span text:style-name="T6">798. </text:span><text:span text:style-name="T4"><text:s/>The Paris Club describes itself as an informal group of official creditors whose role </text:span></text:p>
          </draw:text-box>
        </draw:frame>
        <draw:frame draw:style-name="gr1" draw:text-style-name="P2" draw:layer="layout" svg:width="16.279cm" svg:height="0.475cm" svg:x="2.2cm" svg:y="14.782cm">
          <draw:text-box>
            <text:p text:style-name="P1"><text:span text:style-name="T4">is to find coordinated and sustainable solutions to the payment difficulties experienced </text:span></text:p>
          </draw:text-box>
        </draw:frame>
        <draw:frame draw:style-name="gr1" draw:text-style-name="P2" draw:layer="layout" svg:width="3.736cm" svg:height="0.475cm" svg:x="2.2cm" svg:y="15.347cm">
          <draw:text-box>
            <text:p text:style-name="P1"><text:span text:style-name="T4">by debtor countries.</text:span></text:p>
          </draw:text-box>
        </draw:frame>
        <draw:frame draw:style-name="gr6" draw:text-style-name="P7" draw:layer="layout" svg:width="0.408cm" svg:height="0.276cm" svg:x="5.918cm" svg:y="15.366cm">
          <draw:text-box>
            <text:p text:style-name="P1"><text:span text:style-name="T9">484</text:span></text:p>
          </draw:text-box>
        </draw:frame>
        <draw:frame draw:style-name="gr1" draw:text-style-name="P2" draw:layer="layout" svg:width="11.86cm" svg:height="0.475cm" svg:x="6.33cm" svg:y="15.347cm">
          <draw:text-box>
            <text:p text:style-name="P1"><text:span text:style-name="T4"><text:s/></text:span><text:span text:style-name="T4">The Paris Club only negotiates debt restructurings with debtor </text:span></text:p>
          </draw:text-box>
        </draw:frame>
        <draw:frame draw:style-name="gr1" draw:text-style-name="P2" draw:layer="layout" svg:width="2.792cm" svg:height="0.475cm" svg:x="2.2cm" svg:y="15.911cm">
          <draw:text-box>
            <text:p text:style-name="P1"><text:span text:style-name="T4">countries that: </text:span></text:p>
          </draw:text-box>
        </draw:frame>
        <draw:frame draw:style-name="gr2" draw:text-style-name="P3" draw:layer="layout" svg:width="0.634cm" svg:height="0.712cm" svg:x="2.95cm" svg:y="16.6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6cm" svg:height="0.475cm" svg:x="3.7cm" svg:y="16.826cm">
          <draw:text-box>
            <text:p text:style-name="P1"><text:span text:style-name="T4">need debt relief: debtor countries are expected to provide a precise description </text:span></text:p>
          </draw:text-box>
        </draw:frame>
        <draw:frame draw:style-name="gr1" draw:text-style-name="P2" draw:layer="layout" svg:width="7.563cm" svg:height="0.475cm" svg:x="3.7cm" svg:y="17.39cm">
          <draw:text-box>
            <text:p text:style-name="P1"><text:span text:style-name="T4">of their economic and financial situation;</text:span></text:p>
          </draw:text-box>
        </draw:frame>
        <draw:frame draw:style-name="gr2" draw:text-style-name="P3" draw:layer="layout" svg:width="0.634cm" svg:height="0.712cm" svg:x="2.95cm" svg:y="17.8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5cm" svg:height="0.475cm" svg:x="3.7cm" svg:y="18.055cm">
          <draw:text-box>
            <text:p text:style-name="P1"><text:span text:style-name="T4">have implemented and are committed to implementing reforms to restore their </text:span></text:p>
          </draw:text-box>
        </draw:frame>
        <draw:frame draw:style-name="gr1" draw:text-style-name="P2" draw:layer="layout" svg:width="6.974cm" svg:height="0.475cm" svg:x="3.7cm" svg:y="18.619cm">
          <draw:text-box>
            <text:p text:style-name="P1"><text:span text:style-name="T4">economic and financial situation; and</text:span></text:p>
          </draw:text-box>
        </draw:frame>
        <draw:frame draw:style-name="gr2" draw:text-style-name="P3" draw:layer="layout" svg:width="0.634cm" svg:height="0.712cm" svg:x="2.95cm" svg:y="19.1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43cm" svg:height="0.475cm" svg:x="3.7cm" svg:y="19.283cm">
          <draw:text-box>
            <text:p text:style-name="P1"><text:span text:style-name="T4">have a demonstrated track record of implementing reforms under an </text:span></text:p>
          </draw:text-box>
        </draw:frame>
        <draw:frame draw:style-name="gr1" draw:text-style-name="P2" draw:layer="layout" svg:width="8.968cm" svg:height="0.475cm" svg:x="3.7cm" svg:y="19.848cm">
          <draw:text-box>
            <text:p text:style-name="P1"><text:span text:style-name="T4">International Monetary Fund (IMF) programme. </text:span></text:p>
          </draw:text-box>
        </draw:frame>
        <draw:frame draw:style-name="gr1" draw:text-style-name="P2" draw:layer="layout" svg:width="15.293cm" svg:height="0.475cm" svg:x="2.2cm" svg:y="20.762cm">
          <draw:text-box>
            <text:p text:style-name="P1"><text:span text:style-name="T6">799. </text:span><text:span text:style-name="T4"><text:s/>A Treasury official sent Mr Gordon Brown, the Chancellor of the Exchequer, </text:span></text:p>
          </draw:text-box>
        </draw:frame>
        <draw:frame draw:style-name="gr1" draw:text-style-name="P2" draw:layer="layout" svg:width="15.78cm" svg:height="0.475cm" svg:x="2.2cm" svg:y="21.327cm">
          <draw:text-box>
            <text:p text:style-name="P1"><text:span text:style-name="T4">a paper on the global, regional and local (Iraqi) economic impact of “war” in Iraq on <text:s/></text:span></text:p>
          </draw:text-box>
        </draw:frame>
        <draw:frame draw:style-name="gr1" draw:text-style-name="P2" draw:layer="layout" svg:width="15.28cm" svg:height="0.475cm" svg:x="2.2cm" svg:y="21.891cm">
          <draw:text-box>
            <text:p text:style-name="P1"><text:span text:style-name="T4">6 September 2002. The paper identified the urgency of dealing with Iraq’s “huge” </text:span></text:p>
          </draw:text-box>
        </draw:frame>
        <draw:frame draw:style-name="gr1" draw:text-style-name="P2" draw:layer="layout" svg:width="16.08cm" svg:height="0.475cm" svg:x="2.2cm" svg:y="22.456cm">
          <draw:text-box>
            <text:p text:style-name="P1"><text:span text:style-name="T4">external debt, and suggested that a generous Paris Club deal would be the “obvious” </text:span></text:p>
          </draw:text-box>
        </draw:frame>
        <draw:frame draw:style-name="gr1" draw:text-style-name="P2" draw:layer="layout" svg:width="15.293cm" svg:height="0.475cm" svg:x="2.2cm" svg:y="23.02cm">
          <draw:text-box>
            <text:p text:style-name="P1"><text:span text:style-name="T4">way to address it. The Russians might be a major stumbling block, given the size </text:span></text:p>
          </draw:text-box>
        </draw:frame>
        <draw:frame draw:style-name="gr1" draw:text-style-name="P2" draw:layer="layout" svg:width="15.471cm" svg:height="0.475cm" svg:x="2.2cm" svg:y="23.585cm">
          <draw:text-box>
            <text:p text:style-name="P1"><text:span text:style-name="T4">of Iraq’s debt to them (around US$8bn, or 15 percent of Iraq’s total external debt).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1.068cm" svg:height="0.475cm" svg:x="2.2cm" svg:y="24.149cm">
          <draw:text-box>
            <text:p text:style-name="P1"><text:span text:style-name="T4">The paper is considered in detail in Sections 6.4 and 13.1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82 </text:span></text:p>
          </draw:text-box>
        </draw:frame>
        <draw:frame draw:style-name="gr4" draw:text-style-name="P5" draw:layer="layout" svg:width="14.734cm" svg:height="0.395cm" svg:x="2.6cm" svg:y="25.934cm">
          <draw:text-box>
            <text:p text:style-name="P1"><text:span text:style-name="T11">eGram 11967/09, [undated], ‘Iraq: Lord Mandelson’s visit to Baghdad and Basra: Scenesetter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83 </text:span></text:p>
          </draw:text-box>
        </draw:frame>
        <draw:frame draw:style-name="gr4" draw:text-style-name="P5" draw:layer="layout" svg:width="6.915cm" svg:height="0.395cm" svg:x="2.6cm" svg:y="26.357cm">
          <draw:text-box>
            <text:p text:style-name="P1"><text:span text:style-name="T11">Paper Treasury, 2010, ‘Iraq Briefing – Debt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84 </text:span></text:p>
          </draw:text-box>
        </draw:frame>
        <draw:frame draw:style-name="gr4" draw:text-style-name="P5" draw:layer="layout" svg:width="7.491cm" svg:height="0.395cm" svg:x="2.6cm" svg:y="26.781cm">
          <draw:text-box>
            <text:p text:style-name="P1"><text:span text:style-name="T11">Paris Club website, </text:span><text:span text:style-name="T13">About us: The six principles.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line draw:style-name="gr12" draw:text-style-name="P8" draw:layer="layout" svg:x1="3.631cm" svg:y1="12.255cm" svg:x2="8.621cm" svg:y2="12.25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493</text:span></text:p>
          </draw:text-box>
        </draw:frame>
        <draw:frame draw:style-name="gr1" draw:text-style-name="P2" draw:layer="layout" svg:width="15.792cm" svg:height="0.475cm" svg:x="2.2cm" svg:y="2.525cm">
          <draw:text-box>
            <text:p text:style-name="P1"><text:span text:style-name="T6">800. </text:span><text:span text:style-name="T4"><text:s/>The FCO Directorate of Strategy and Innovation (DSI) one-page paper ‘Vision </text:span></text:p>
          </draw:text-box>
        </draw:frame>
        <draw:frame draw:style-name="gr1" draw:text-style-name="P2" draw:layer="layout" svg:width="15.648cm" svg:height="0.475cm" svg:x="2.2cm" svg:y="3.09cm">
          <draw:text-box>
            <text:p text:style-name="P1"><text:span text:style-name="T4">for Iraq and the Iraqi People’, which was submitted to the Ad Hoc Group on Iraq on </text:span></text:p>
          </draw:text-box>
        </draw:frame>
        <draw:frame draw:style-name="gr1" draw:text-style-name="P2" draw:layer="layout" svg:width="15.593cm" svg:height="0.475cm" svg:x="2.2cm" svg:y="3.654cm">
          <draw:text-box>
            <text:p text:style-name="P1"><text:span text:style-name="T4">11 October, listed actions that the UK/Coalition would take to help the Iraqi people, </text:span></text:p>
          </draw:text-box>
        </draw:frame>
        <draw:frame draw:style-name="gr1" draw:text-style-name="P2" draw:layer="layout" svg:width="9.904cm" svg:height="0.475cm" svg:x="2.2cm" svg:y="4.218cm">
          <draw:text-box>
            <text:p text:style-name="P1"><text:span text:style-name="T4">including “encouraging generous debt rescheduling”.</text:span></text:p>
          </draw:text-box>
        </draw:frame>
        <draw:frame draw:style-name="gr6" draw:text-style-name="P7" draw:layer="layout" svg:width="0.408cm" svg:height="0.276cm" svg:x="12.061cm" svg:y="4.237cm">
          <draw:text-box>
            <text:p text:style-name="P1"><text:span text:style-name="T9">485</text:span></text:p>
          </draw:text-box>
        </draw:frame>
        <draw:frame draw:style-name="gr1" draw:text-style-name="P2" draw:layer="layout" svg:width="0.422cm" svg:height="0.475cm" svg:x="12.473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07cm" svg:height="0.475cm" svg:x="2.2cm" svg:y="5.133cm">
          <draw:text-box>
            <text:p text:style-name="P1"><text:span text:style-name="T6">801. </text:span><text:span text:style-name="T4"><text:s/>In advance of the first round of US/UK/Australia talks on post-conflict issues </text:span></text:p>
          </draw:text-box>
        </draw:frame>
        <draw:frame draw:style-name="gr1" draw:text-style-name="P2" draw:layer="layout" svg:width="15.805cm" svg:height="0.475cm" svg:x="2.2cm" svg:y="5.697cm">
          <draw:text-box>
            <text:p text:style-name="P1"><text:span text:style-name="T4">on 6 November 2002, the Cabinet Office produced a paper synthesising work being </text:span></text:p>
          </draw:text-box>
        </draw:frame>
        <draw:frame draw:style-name="gr1" draw:text-style-name="P2" draw:layer="layout" svg:width="5.298cm" svg:height="0.475cm" svg:x="2.2cm" svg:y="6.262cm">
          <draw:text-box>
            <text:p text:style-name="P1"><text:span text:style-name="T4">undertaken by departments.</text:span></text:p>
          </draw:text-box>
        </draw:frame>
        <draw:frame draw:style-name="gr6" draw:text-style-name="P7" draw:layer="layout" svg:width="0.408cm" svg:height="0.276cm" svg:x="7.471cm" svg:y="6.281cm">
          <draw:text-box>
            <text:p text:style-name="P1"><text:span text:style-name="T9">486</text:span></text:p>
          </draw:text-box>
        </draw:frame>
        <draw:frame draw:style-name="gr1" draw:text-style-name="P2" draw:layer="layout" svg:width="9.985cm" svg:height="0.475cm" svg:x="7.883cm" svg:y="6.262cm">
          <draw:text-box>
            <text:p text:style-name="P1"><text:span text:style-name="T4"><text:s/></text:span><text:span text:style-name="T4">That paper identified the need for debt rescheduling </text:span></text:p>
          </draw:text-box>
        </draw:frame>
        <draw:frame draw:style-name="gr1" draw:text-style-name="P2" draw:layer="layout" svg:width="16.012cm" svg:height="0.475cm" svg:x="2.2cm" svg:y="6.826cm">
          <draw:text-box>
            <text:p text:style-name="P1"><text:span text:style-name="T4">to reconcile Iraq’s “huge external debts with reconstruction and development needs”. </text:span></text:p>
          </draw:text-box>
        </draw:frame>
        <draw:frame draw:style-name="gr1" draw:text-style-name="P2" draw:layer="layout" svg:width="14.941cm" svg:height="0.475cm" svg:x="2.2cm" svg:y="7.741cm">
          <draw:text-box>
            <text:p text:style-name="P1"><text:span text:style-name="T6">802. </text:span><text:span text:style-name="T4"><text:s/>During the talks, the US agreed that Iraq would require debt rescheduling.</text:span></text:p>
          </draw:text-box>
        </draw:frame>
        <draw:frame draw:style-name="gr6" draw:text-style-name="P7" draw:layer="layout" svg:width="0.408cm" svg:height="0.276cm" svg:x="17.049cm" svg:y="7.759cm">
          <draw:text-box>
            <text:p text:style-name="P1"><text:span text:style-name="T9">487</text:span></text:p>
          </draw:text-box>
        </draw:frame>
        <draw:frame draw:style-name="gr1" draw:text-style-name="P2" draw:layer="layout" svg:width="16.588cm" svg:height="0.475cm" svg:x="2.2cm" svg:y="8.655cm">
          <draw:text-box>
            <text:p text:style-name="P1"><text:span text:style-name="T6">803. </text:span><text:span text:style-name="T4"><text:s/>On 11 February 2003, a Treasury official invited Mr Brown’s comments on officials’ </text:span></text:p>
          </draw:text-box>
        </draw:frame>
        <draw:frame draw:style-name="gr1" draw:text-style-name="P2" draw:layer="layout" svg:width="11.026cm" svg:height="0.475cm" svg:x="2.2cm" svg:y="9.22cm">
          <draw:text-box>
            <text:p text:style-name="P1"><text:span text:style-name="T4">“</text:span><text:span text:style-name="T4">first thoughts” on Treasury policies in a post-Saddam Iraq.</text:span></text:p>
          </draw:text-box>
        </draw:frame>
        <draw:frame draw:style-name="gr6" draw:text-style-name="P7" draw:layer="layout" svg:width="0.408cm" svg:height="0.276cm" svg:x="13.188cm" svg:y="9.238cm">
          <draw:text-box>
            <text:p text:style-name="P1"><text:span text:style-name="T9">488</text:span></text:p>
          </draw:text-box>
        </draw:frame>
        <draw:frame draw:style-name="gr1" draw:text-style-name="P2" draw:layer="layout" svg:width="4.816cm" svg:height="0.475cm" svg:x="13.6cm" svg:y="9.22cm">
          <draw:text-box>
            <text:p text:style-name="P1"><text:span text:style-name="T4"><text:s/></text:span><text:span text:style-name="T4">The official identified the </text:span></text:p>
          </draw:text-box>
        </draw:frame>
        <draw:frame draw:style-name="gr1" draw:text-style-name="P2" draw:layer="layout" svg:width="16.063cm" svg:height="0.475cm" svg:x="2.2cm" svg:y="9.784cm">
          <draw:text-box>
            <text:p text:style-name="P1"><text:span text:style-name="T4">Treasury’s “two main Finance Ministry interests” in Iraq as ensuring its prosperity and </text:span></text:p>
          </draw:text-box>
        </draw:frame>
        <draw:frame draw:style-name="gr1" draw:text-style-name="P2" draw:layer="layout" svg:width="15.898cm" svg:height="0.475cm" svg:x="2.2cm" svg:y="10.348cm">
          <draw:text-box>
            <text:p text:style-name="P1"><text:span text:style-name="T4">stability, while fairly sharing the costs of achieving this. An “emerging policy position” </text:span></text:p>
          </draw:text-box>
        </draw:frame>
        <draw:frame draw:style-name="gr1" draw:text-style-name="P2" draw:layer="layout" svg:width="2.813cm" svg:height="0.475cm" svg:x="2.2cm" svg:y="10.913cm">
          <draw:text-box>
            <text:p text:style-name="P1"><text:span text:style-name="T4">would include: </text:span></text:p>
          </draw:text-box>
        </draw:frame>
        <draw:frame draw:style-name="gr1" draw:text-style-name="P2" draw:layer="layout" svg:width="13.261cm" svg:height="0.475cm" svg:x="2.95cm" svg:y="11.827cm">
          <draw:text-box>
            <text:p text:style-name="P1"><text:span text:style-name="T4">“… </text:span><text:span text:style-name="T4">push for debt rescheduling, to ensure that Iraqi contributions [to its </text:span></text:p>
          </draw:text-box>
        </draw:frame>
        <draw:frame draw:style-name="gr1" draw:text-style-name="P2" draw:layer="layout" svg:width="14.62cm" svg:height="0.475cm" svg:x="2.95cm" svg:y="12.392cm">
          <draw:text-box>
            <text:p text:style-name="P1"><text:span text:style-name="T4">reconstruction] are not knocked off course by having to resume crippling debt </text:span></text:p>
          </draw:text-box>
        </draw:frame>
        <draw:frame draw:style-name="gr1" draw:text-style-name="P2" draw:layer="layout" svg:width="14.146cm" svg:height="0.475cm" svg:x="2.95cm" svg:y="12.956cm">
          <draw:text-box>
            <text:p text:style-name="P1"><text:span text:style-name="T4">service. The cost of this would conveniently fall to probable non-combatant </text:span></text:p>
          </draw:text-box>
        </draw:frame>
        <draw:frame draw:style-name="gr1" draw:text-style-name="P2" draw:layer="layout" svg:width="1.983cm" svg:height="0.475cm" svg:x="2.95cm" svg:y="13.521cm">
          <draw:text-box>
            <text:p text:style-name="P1"><text:span text:style-name="T4">countries.”</text:span></text:p>
          </draw:text-box>
        </draw:frame>
        <draw:frame draw:style-name="gr1" draw:text-style-name="P2" draw:layer="layout" svg:width="16.783cm" svg:height="0.475cm" svg:x="2.2cm" svg:y="14.435cm">
          <draw:text-box>
            <text:p text:style-name="P1"><text:span text:style-name="T6">804. </text:span><text:span text:style-name="T4"><text:s/>The official advised that although it was difficult to gauge the size of Iraq’s debt, the </text:span></text:p>
          </draw:text-box>
        </draw:frame>
        <draw:frame draw:style-name="gr1" draw:text-style-name="P2" draw:layer="layout" svg:width="16.719cm" svg:height="0.475cm" svg:x="2.2cm" svg:y="15cm">
          <draw:text-box>
            <text:p text:style-name="P1"><text:span text:style-name="T4">US State Department estimated that, as at 2002, Iraq owed around US$82bn to external </text:span></text:p>
          </draw:text-box>
        </draw:frame>
        <draw:frame draw:style-name="gr1" draw:text-style-name="P2" draw:layer="layout" svg:width="14.802cm" svg:height="0.475cm" svg:x="2.2cm" svg:y="15.564cm">
          <draw:text-box>
            <text:p text:style-name="P1"><text:span text:style-name="T4">creditors. The State Department estimated that the four largest creditors were: </text:span></text:p>
          </draw:text-box>
        </draw:frame>
        <draw:frame draw:style-name="gr2" draw:text-style-name="P3" draw:layer="layout" svg:width="0.634cm" svg:height="0.712cm" svg:x="2.95cm" svg:y="16.3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47cm" svg:height="0.475cm" svg:x="3.7cm" svg:y="16.478cm">
          <draw:text-box>
            <text:p text:style-name="P1"><text:span text:style-name="T4">Russia (US$16.1bn, or some 20 percent of the total external debt); 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946cm" svg:height="0.475cm" svg:x="3.7cm" svg:y="17.143cm">
          <draw:text-box>
            <text:p text:style-name="P1"><text:span text:style-name="T4">France (US$9.1bn, 11 percent);</text:span></text:p>
          </draw:text-box>
        </draw:frame>
        <draw:frame draw:style-name="gr2" draw:text-style-name="P3" draw:layer="layout" svg:width="0.634cm" svg:height="0.712cm" svg:x="2.95cm" svg:y="17.6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33cm" svg:height="0.475cm" svg:x="3.7cm" svg:y="17.807cm">
          <draw:text-box>
            <text:p text:style-name="P1"><text:span text:style-name="T4">Japan (US$9.1bn, 11 percent); and </text:span></text:p>
          </draw:text-box>
        </draw:frame>
        <draw:frame draw:style-name="gr2" draw:text-style-name="P3" draw:layer="layout" svg:width="0.634cm" svg:height="0.712cm" svg:x="2.95cm" svg:y="18.3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84cm" svg:height="0.475cm" svg:x="3.7cm" svg:y="18.472cm">
          <draw:text-box>
            <text:p text:style-name="P1"><text:span text:style-name="T4">Germany (US$6.7bn, 8 percent). </text:span></text:p>
          </draw:text-box>
        </draw:frame>
        <draw:frame draw:style-name="gr1" draw:text-style-name="P2" draw:layer="layout" svg:width="16.398cm" svg:height="0.475cm" svg:x="2.2cm" svg:y="19.386cm">
          <draw:text-box>
            <text:p text:style-name="P1"><text:span text:style-name="T4">The State Department estimated that the US was the sixth largest creditor (US$4.4bn, <text:s/></text:span></text:p>
          </draw:text-box>
        </draw:frame>
        <draw:frame draw:style-name="gr1" draw:text-style-name="P2" draw:layer="layout" svg:width="13.405cm" svg:height="0.475cm" svg:x="2.2cm" svg:y="19.951cm">
          <draw:text-box>
            <text:p text:style-name="P1"><text:span text:style-name="T4">5 percent) and the UK the tenth largest creditor (US$2.4bn, 3 percent). </text:span></text:p>
          </draw:text-box>
        </draw:frame>
        <draw:frame draw:style-name="gr1" draw:text-style-name="P2" draw:layer="layout" svg:width="15.915cm" svg:height="0.475cm" svg:x="2.2cm" svg:y="20.865cm">
          <draw:text-box>
            <text:p text:style-name="P1"><text:span text:style-name="T6">805. </text:span><text:span text:style-name="T4"><text:s/>The official commented that if those figures were accurate, Iraq was one of the </text:span></text:p>
          </draw:text-box>
        </draw:frame>
        <draw:line draw:style-name="gr7" draw:text-style-name="P8" draw:layer="layout" svg:x1="2.199cm" svg:y1="24.159cm" svg:x2="7.3cm" svg:y2="24.159cm">
          <text:p/>
        </draw:line>
        <draw:frame draw:style-name="gr1" draw:text-style-name="P2" draw:layer="layout" svg:width="8.481cm" svg:height="0.475cm" svg:x="2.2cm" svg:y="21.43cm">
          <draw:text-box>
            <text:p text:style-name="P1"><text:span text:style-name="T4">most heavily indebted countries in the world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85 </text:span></text:p>
          </draw:text-box>
        </draw:frame>
        <draw:line draw:style-name="gr8" draw:text-style-name="P8" draw:layer="layout" svg:x1="2.6cm" svg:y1="25.444cm" svg:x2="18.725cm" svg:y2="25.444cm">
          <text:p/>
        </draw:line>
        <draw:line draw:style-name="gr8" draw:text-style-name="P8" draw:layer="layout" svg:x1="2.199cm" svg:y1="25.867cm" svg:x2="13.985cm" svg:y2="25.867cm">
          <text:p/>
        </draw:line>
        <draw:frame draw:style-name="gr4" draw:text-style-name="P5" draw:layer="layout" svg:width="10.357cm" svg:height="0.395cm" svg:x="2.6cm" svg:y="24.664cm">
          <draw:text-box>
            <text:p text:style-name="P1"><text:span text:style-name="T11">Paper FCO [draft], [undated], ‘Vision for Iraq and the Iraqi People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486 </text:span></text:p>
          </draw:text-box>
        </draw:frame>
        <draw:frame draw:style-name="gr4" draw:text-style-name="P5" draw:layer="layout" svg:width="16.012cm" svg:height="0.395cm" svg:x="2.6cm" svg:y="25.087cm">
          <draw:text-box>
            <text:p text:style-name="P1"><text:span text:style-name="T5">Minute Drummond to Manning, 1 November 2002, ‘Iraq: Post-Saddam’ attaching Paper Cabinet Office, </text:span></text:p>
          </draw:text-box>
        </draw:frame>
        <draw:frame draw:style-name="gr4" draw:text-style-name="P5" draw:layer="layout" svg:width="11.817cm" svg:height="0.395cm" svg:x="2.2cm" svg:y="25.511cm">
          <draw:text-box>
            <text:p text:style-name="P1"><text:span text:style-name="T5">[undated], ‘Iraq: Models and some questions for post-Saddam government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87 </text:span></text:p>
          </draw:text-box>
        </draw:frame>
        <draw:line draw:style-name="gr8" draw:text-style-name="P8" draw:layer="layout" svg:x1="2.6cm" svg:y1="26.714cm" svg:x2="18.162cm" svg:y2="26.714cm">
          <text:p/>
        </draw:line>
        <draw:line draw:style-name="gr8" draw:text-style-name="P8" draw:layer="layout" svg:x1="2.199cm" svg:y1="27.137cm" svg:x2="16.488cm" svg:y2="27.137cm">
          <text:p/>
        </draw:line>
        <draw:frame draw:style-name="gr4" draw:text-style-name="P5" draw:layer="layout" svg:width="10.488cm" svg:height="0.395cm" svg:x="2.6cm" svg:y="25.934cm">
          <draw:text-box>
            <text:p text:style-name="P1"><text:span text:style-name="T11">Minute Drummond to Manning, 8 November 2002, ‘Iraq: Day After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488 </text:span></text:p>
          </draw:text-box>
        </draw:frame>
        <draw:frame draw:style-name="gr4" draw:text-style-name="P5" draw:layer="layout" svg:width="15.454cm" svg:height="0.395cm" svg:x="2.6cm" svg:y="26.357cm">
          <draw:text-box>
            <text:p text:style-name="P1"><text:span text:style-name="T5">Minute Treasury [junior official] to Chancellor, 11 February 2003, ‘HMT Policy on Post-Saddam Iraq’ </text:span></text:p>
          </draw:text-box>
        </draw:frame>
        <draw:frame draw:style-name="gr4" draw:text-style-name="P5" draw:layer="layout" svg:width="14.306cm" svg:height="0.395cm" svg:x="2.2cm" svg:y="26.781cm">
          <draw:text-box>
            <text:p text:style-name="P1"><text:span text:style-name="T5">attaching Paper Treasury, 11 February 2003, ‘Post-War Iraq: International Financing Policy’.</text:span><text:span text:style-name="T11"> 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4</text:span></text:p>
          </draw:text-box>
        </draw:frame>
        <draw:frame draw:style-name="gr1" draw:text-style-name="P2" draw:layer="layout" svg:width="12.829cm" svg:height="0.475cm" svg:x="2.2cm" svg:y="2.525cm">
          <draw:text-box>
            <text:p text:style-name="P1"><text:span text:style-name="T6">806. </text:span><text:span text:style-name="T4"><text:s/>The official expanded upon the rationale for debt rescheduling:</text:span></text:p>
          </draw:text-box>
        </draw:frame>
        <draw:frame draw:style-name="gr1" draw:text-style-name="P2" draw:layer="layout" svg:width="14.087cm" svg:height="0.475cm" svg:x="2.95cm" svg:y="3.44cm">
          <draw:text-box>
            <text:p text:style-name="P1"><text:span text:style-name="T4">“</text:span><text:span text:style-name="T4">In post-war Iraq, the UK would be entitled to pursue repayment of US$1 – </text:span></text:p>
          </draw:text-box>
        </draw:frame>
        <draw:frame draw:style-name="gr1" draw:text-style-name="P2" draw:layer="layout" svg:width="14.611cm" svg:height="0.475cm" svg:x="2.95cm" svg:y="4.004cm">
          <draw:text-box>
            <text:p text:style-name="P1"><text:span text:style-name="T4">US$2 billion bilateral debts … However, if all creditors did the same and were </text:span></text:p>
          </draw:text-box>
        </draw:frame>
        <draw:frame draw:style-name="gr1" draw:text-style-name="P2" draw:layer="layout" svg:width="13.735cm" svg:height="0.475cm" svg:x="2.95cm" svg:y="4.568cm">
          <draw:text-box>
            <text:p text:style-name="P1"><text:span text:style-name="T4">successful, Iraq’s ability to fund its own reconstruction would be severely </text:span></text:p>
          </draw:text-box>
        </draw:frame>
        <draw:frame draw:style-name="gr1" draw:text-style-name="P2" draw:layer="layout" svg:width="14.73cm" svg:height="0.475cm" svg:x="2.95cm" svg:y="5.133cm">
          <draw:text-box>
            <text:p text:style-name="P1"><text:span text:style-name="T4">compromised. This would lead to a fiscal financing gap for Iraq, probably filled </text:span></text:p>
          </draw:text-box>
        </draw:frame>
        <draw:frame draw:style-name="gr1" draw:text-style-name="P2" draw:layer="layout" svg:width="15.289cm" svg:height="0.475cm" svg:x="2.95cm" svg:y="5.697cm">
          <draw:text-box>
            <text:p text:style-name="P1"><text:span text:style-name="T4">largely by bilateral financing. In such a situation, the UK might be under pressure </text:span></text:p>
          </draw:text-box>
        </draw:frame>
        <draw:frame draw:style-name="gr1" draw:text-style-name="P2" draw:layer="layout" svg:width="14.484cm" svg:height="0.475cm" svg:x="2.95cm" svg:y="6.262cm">
          <draw:text-box>
            <text:p text:style-name="P1"><text:span text:style-name="T4">to make a big contribution … The other advantage to rescheduling is that we </text:span></text:p>
          </draw:text-box>
        </draw:frame>
        <draw:frame draw:style-name="gr1" draw:text-style-name="P2" draw:layer="layout" svg:width="14.188cm" svg:height="0.475cm" svg:x="2.95cm" svg:y="6.826cm">
          <draw:text-box>
            <text:p text:style-name="P1"><text:span text:style-name="T4">suspect that most of the debt is owed to probable non-combatant countries </text:span></text:p>
          </draw:text-box>
        </draw:frame>
        <draw:frame draw:style-name="gr1" draw:text-style-name="P2" draw:layer="layout" svg:width="15.547cm" svg:height="0.475cm" svg:x="2.95cm" svg:y="7.391cm">
          <draw:text-box>
            <text:p text:style-name="P1"><text:span text:style-name="T4">(e.g. France, Russia), with debt relief thus providing a neat way of burden sharing. </text:span></text:p>
          </draw:text-box>
        </draw:frame>
        <draw:frame draw:style-name="gr1" draw:text-style-name="P2" draw:layer="layout" svg:width="15.119cm" svg:height="0.475cm" svg:x="2.95cm" svg:y="7.955cm">
          <draw:text-box>
            <text:p text:style-name="P1"><text:span text:style-name="T4">The other strong argument for debt relief is that, without it, multilateral lending is </text:span></text:p>
          </draw:text-box>
        </draw:frame>
        <draw:frame draw:style-name="gr1" draw:text-style-name="P2" draw:layer="layout" svg:width="5.205cm" svg:height="0.475cm" svg:x="2.95cm" svg:y="8.52cm">
          <draw:text-box>
            <text:p text:style-name="P1"><text:span text:style-name="T4">likely to prove very difficult.”</text:span></text:p>
          </draw:text-box>
        </draw:frame>
        <draw:frame draw:style-name="gr1" draw:text-style-name="P2" draw:layer="layout" svg:width="16.148cm" svg:height="0.475cm" svg:x="2.2cm" svg:y="9.434cm">
          <draw:text-box>
            <text:p text:style-name="P1"><text:span text:style-name="T6">807. </text:span><text:span text:style-name="T4"><text:s/>The Treasury told the Inquiry that Mr Brown did not comment on the submission.</text:span></text:p>
          </draw:text-box>
        </draw:frame>
        <draw:frame draw:style-name="gr6" draw:text-style-name="P7" draw:layer="layout" svg:width="0.408cm" svg:height="0.276cm" svg:x="18.271cm" svg:y="9.453cm">
          <draw:text-box>
            <text:p text:style-name="P1"><text:span text:style-name="T9">489</text:span></text:p>
          </draw:text-box>
        </draw:frame>
        <draw:frame draw:style-name="gr1" draw:text-style-name="P2" draw:layer="layout" svg:width="0.422cm" svg:height="0.475cm" svg:x="18.683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cm" svg:height="0.475cm" svg:x="2.2cm" svg:y="10.348cm">
          <draw:text-box>
            <text:p text:style-name="P1"><text:span text:style-name="T6">808. </text:span><text:span text:style-name="T4"><text:s/>Mr John Dodds, Head of the Treasury’s Defence, Diplomacy and Intelligence </text:span></text:p>
          </draw:text-box>
        </draw:frame>
        <draw:frame draw:style-name="gr1" draw:text-style-name="P2" draw:layer="layout" svg:width="15.056cm" svg:height="0.475cm" svg:x="2.2cm" svg:y="10.913cm">
          <draw:text-box>
            <text:p text:style-name="P1"><text:span text:style-name="T4">Team, advised Mr Brown on 19 February that the UK’s Export Credit Guarantee </text:span></text:p>
          </draw:text-box>
        </draw:frame>
        <draw:frame draw:style-name="gr1" draw:text-style-name="P2" draw:layer="layout" svg:width="15.068cm" svg:height="0.475cm" svg:x="2.2cm" svg:y="11.477cm">
          <draw:text-box>
            <text:p text:style-name="P1"><text:span text:style-name="T4">Department (ECGD) had already made a 96 percent provision in relation to Iraq.</text:span></text:p>
          </draw:text-box>
        </draw:frame>
        <draw:frame draw:style-name="gr6" draw:text-style-name="P7" draw:layer="layout" svg:width="0.408cm" svg:height="0.276cm" svg:x="17.212cm" svg:y="11.496cm">
          <draw:text-box>
            <text:p text:style-name="P1"><text:span text:style-name="T9">490</text:span></text:p>
          </draw:text-box>
        </draw:frame>
        <draw:frame draw:style-name="gr1" draw:text-style-name="P2" draw:layer="layout" svg:width="0.422cm" svg:height="0.475cm" svg:x="17.624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5cm" svg:height="0.475cm" svg:x="2.2cm" svg:y="12.392cm">
          <draw:text-box>
            <text:p text:style-name="P1"><text:span text:style-name="T6">809. </text:span><text:span text:style-name="T4"><text:s/>On 6 March, Mr Blair chaired a meeting on post-conflict issues with Mr Brown </text:span></text:p>
          </draw:text-box>
        </draw:frame>
        <draw:frame draw:style-name="gr1" draw:text-style-name="P2" draw:layer="layout" svg:width="7.063cm" svg:height="0.475cm" svg:x="2.2cm" svg:y="12.956cm">
          <draw:text-box>
            <text:p text:style-name="P1"><text:span text:style-name="T4">and other Ministers (see Section 6.5).</text:span></text:p>
          </draw:text-box>
        </draw:frame>
        <draw:frame draw:style-name="gr6" draw:text-style-name="P7" draw:layer="layout" svg:width="0.408cm" svg:height="0.276cm" svg:x="9.235cm" svg:y="12.975cm">
          <draw:text-box>
            <text:p text:style-name="P1"><text:span text:style-name="T9">491</text:span></text:p>
          </draw:text-box>
        </draw:frame>
        <draw:frame draw:style-name="gr1" draw:text-style-name="P2" draw:layer="layout" svg:width="8.914cm" svg:height="0.475cm" svg:x="9.647cm" svg:y="12.956cm">
          <draw:text-box>
            <text:p text:style-name="P1"><text:span text:style-name="T4"><text:s/></text:span><text:span text:style-name="T4">At the meeting, Mr Brown said that the burden </text:span></text:p>
          </draw:text-box>
        </draw:frame>
        <draw:frame draw:style-name="gr1" draw:text-style-name="P2" draw:layer="layout" svg:width="16.055cm" svg:height="0.475cm" svg:x="2.2cm" svg:y="13.521cm">
          <draw:text-box>
            <text:p text:style-name="P1"><text:span text:style-name="T4">of reconstructing Iraq should not be borne by just the US and the UK; other countries </text:span></text:p>
          </draw:text-box>
        </draw:frame>
        <draw:frame draw:style-name="gr1" draw:text-style-name="P2" draw:layer="layout" svg:width="5.886cm" svg:height="0.475cm" svg:x="2.2cm" svg:y="14.085cm">
          <draw:text-box>
            <text:p text:style-name="P1"><text:span text:style-name="T4">(and the EU) should contribute.</text:span></text:p>
          </draw:text-box>
        </draw:frame>
        <draw:frame draw:style-name="gr6" draw:text-style-name="P7" draw:layer="layout" svg:width="0.246cm" svg:height="0.276cm" svg:x="8.059cm" svg:y="14.10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9.722cm" svg:height="0.475cm" svg:x="8.128cm" svg:y="14.085cm">
          <draw:text-box>
            <text:p text:style-name="P1"><text:span text:style-name="T4">In the long term, Iraq’s oil should fund the country’s </text:span></text:p>
          </draw:text-box>
        </draw:frame>
        <draw:frame draw:style-name="gr1" draw:text-style-name="P2" draw:layer="layout" svg:width="16.393cm" svg:height="0.475cm" svg:x="2.2cm" svg:y="14.65cm">
          <draw:text-box>
            <text:p text:style-name="P1"><text:span text:style-name="T4">reconstruction. Mr Brown was particularly concerned that UK funds should not be used </text:span></text:p>
          </draw:text-box>
        </draw:frame>
        <draw:frame draw:style-name="gr1" draw:text-style-name="P2" draw:layer="layout" svg:width="3.964cm" svg:height="0.475cm" svg:x="2.2cm" svg:y="15.214cm">
          <draw:text-box>
            <text:p text:style-name="P1"><text:span text:style-name="T4">to repay Iraq’s debts.</text:span></text:p>
          </draw:text-box>
        </draw:frame>
        <draw:frame draw:style-name="gr6" draw:text-style-name="P7" draw:layer="layout" svg:width="0.246cm" svg:height="0.276cm" svg:x="6.146cm" svg:y="15.23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309cm" svg:height="0.475cm" svg:x="2.2cm" svg:y="16.128cm">
          <draw:text-box>
            <text:p text:style-name="P1"><text:span text:style-name="T6">810. </text:span><text:span text:style-name="T4"><text:s/>Mr Blair concluded that Mr Brown should draw up “a funding plan, including </text:span></text:p>
          </draw:text-box>
        </draw:frame>
        <draw:frame draw:style-name="gr1" draw:text-style-name="P2" draw:layer="layout" svg:width="15.894cm" svg:height="0.475cm" svg:x="2.2cm" svg:y="16.693cm">
          <draw:text-box>
            <text:p text:style-name="P1"><text:span text:style-name="T4">securing funding from wider international sources, in particular the IFIs [international </text:span></text:p>
          </draw:text-box>
        </draw:frame>
        <draw:frame draw:style-name="gr1" draw:text-style-name="P2" draw:layer="layout" svg:width="4.18cm" svg:height="0.475cm" svg:x="2.2cm" svg:y="17.257cm">
          <draw:text-box>
            <text:p text:style-name="P1"><text:span text:style-name="T4">financial institutions]”. </text:span></text:p>
          </draw:text-box>
        </draw:frame>
        <draw:frame draw:style-name="gr1" draw:text-style-name="P2" draw:layer="layout" svg:width="15.174cm" svg:height="0.475cm" svg:x="2.2cm" svg:y="18.172cm">
          <draw:text-box>
            <text:p text:style-name="P1"><text:span text:style-name="T6">811. </text:span><text:span text:style-name="T4"><text:s/>The FCO sent a number of background papers to No.10 in advance of the <text:s/></text:span></text:p>
          </draw:text-box>
        </draw:frame>
        <draw:frame draw:style-name="gr1" draw:text-style-name="P2" draw:layer="layout" svg:width="16.317cm" svg:height="0.475cm" svg:x="2.2cm" svg:y="18.736cm">
          <draw:text-box>
            <text:p text:style-name="P1"><text:span text:style-name="T4">16 March Azores Summit, including a revised version of the UK’s ‘A Vision for Iraq and </text:span></text:p>
          </draw:text-box>
        </draw:frame>
        <draw:frame draw:style-name="gr1" draw:text-style-name="P2" draw:layer="layout" svg:width="3.194cm" svg:height="0.475cm" svg:x="2.2cm" svg:y="19.301cm">
          <draw:text-box>
            <text:p text:style-name="P1"><text:span text:style-name="T4">the Iraqi People’.</text:span></text:p>
          </draw:text-box>
        </draw:frame>
        <draw:frame draw:style-name="gr6" draw:text-style-name="P7" draw:layer="layout" svg:width="0.408cm" svg:height="0.276cm" svg:x="5.377cm" svg:y="19.319cm">
          <draw:text-box>
            <text:p text:style-name="P1"><text:span text:style-name="T9">492</text:span></text:p>
          </draw:text-box>
        </draw:frame>
        <draw:frame draw:style-name="gr1" draw:text-style-name="P2" draw:layer="layout" svg:width="12.427cm" svg:height="0.475cm" svg:x="5.789cm" svg:y="19.301cm">
          <draw:text-box>
            <text:p text:style-name="P1"><text:span text:style-name="T4"><text:s/></text:span><text:span text:style-name="T4">The revised version of the ‘Vision’ reflected a number of changes </text:span></text:p>
          </draw:text-box>
        </draw:frame>
        <draw:frame draw:style-name="gr1" draw:text-style-name="P2" draw:layer="layout" svg:width="16.262cm" svg:height="0.475cm" svg:x="2.2cm" svg:y="19.865cm">
          <draw:text-box>
            <text:p text:style-name="P1"><text:span text:style-name="T4">from the version developed in October 2002, including “Seeking a fair and sustainable </text:span></text:p>
          </draw:text-box>
        </draw:frame>
        <draw:frame draw:style-name="gr1" draw:text-style-name="P2" draw:layer="layout" svg:width="16.25cm" svg:height="0.475cm" svg:x="2.2cm" svg:y="20.43cm">
          <draw:text-box>
            <text:p text:style-name="P1"><text:span text:style-name="T4">solution to Iraq’s debt problems” in place of “Negotiating generous debt rescheduling”. </text:span></text:p>
          </draw:text-box>
        </draw:frame>
        <draw:frame draw:style-name="gr1" draw:text-style-name="P2" draw:layer="layout" svg:width="15.983cm" svg:height="0.475cm" svg:x="2.2cm" svg:y="21.344cm">
          <draw:text-box>
            <text:p text:style-name="P1"><text:span text:style-name="T6">812. </text:span><text:span text:style-name="T4"><text:s/>The </text:span><text:span text:style-name="T15">Vision for Iraq and the Iraqi People</text:span><text:span text:style-name="T4"> issued by Mr Blair, President Bush and </text:span></text:p>
          </draw:text-box>
        </draw:frame>
        <draw:frame draw:style-name="gr1" draw:text-style-name="P2" draw:layer="layout" svg:width="16.029cm" svg:height="0.475cm" svg:x="2.2cm" svg:y="21.908cm">
          <draw:text-box>
            <text:p text:style-name="P1"><text:span text:style-name="T4">Spanish Prime Minister José María Aznar at the Azores Summit did not mention debt.</text:span></text:p>
          </draw:text-box>
        </draw:frame>
        <draw:frame draw:style-name="gr6" draw:text-style-name="P7" draw:layer="layout" svg:width="0.408cm" svg:height="0.276cm" svg:x="18.176cm" svg:y="21.927cm">
          <draw:text-box>
            <text:p text:style-name="P1"><text:span text:style-name="T9">493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0.422cm" svg:height="0.475cm" svg:x="18.588cm" svg:y="21.908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489 </text:span></text:p>
          </draw:text-box>
        </draw:frame>
        <draw:frame draw:style-name="gr4" draw:text-style-name="P5" draw:layer="layout" svg:width="13.718cm" svg:height="0.395cm" svg:x="2.6cm" svg:y="24.241cm">
          <draw:text-box>
            <text:p text:style-name="P1"><text:span text:style-name="T11">Email Treasury [junior official] to Iraq Inquiry [junior official], 26 February 2010, [untitled]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90 </text:span></text:p>
          </draw:text-box>
        </draw:frame>
        <draw:frame draw:style-name="gr4" draw:text-style-name="P5" draw:layer="layout" svg:width="14.696cm" svg:height="0.395cm" svg:x="2.6cm" svg:y="24.664cm">
          <draw:text-box>
            <text:p text:style-name="P1"><text:span text:style-name="T11">Minute Dodds to Chancellor, 19 February 2003, ‘Iraq – “Aftermath” – UK Role’ attaching Paper </text:span></text:p>
          </draw:text-box>
        </draw:frame>
        <draw:line draw:style-name="gr8" draw:text-style-name="P8" draw:layer="layout" svg:x1="2.6cm" svg:y1="25.867cm" svg:x2="12.973cm" svg:y2="25.867cm">
          <text:p/>
        </draw:line>
        <draw:frame draw:style-name="gr4" draw:text-style-name="P5" draw:layer="layout" svg:width="11.195cm" svg:height="0.395cm" svg:x="2.2cm" svg:y="25.087cm">
          <draw:text-box>
            <text:p text:style-name="P1"><text:span text:style-name="T11">Treasury, 19 February 2003, ‘Iraq Conflict – Public Expenditure Impact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91 </text:span></text:p>
          </draw:text-box>
        </draw:frame>
        <draw:line draw:style-name="gr8" draw:text-style-name="P8" draw:layer="layout" svg:x1="2.6cm" svg:y1="26.29cm" svg:x2="18.129cm" svg:y2="26.29cm">
          <text:p/>
        </draw:line>
        <draw:line draw:style-name="gr8" draw:text-style-name="P8" draw:layer="layout" svg:x1="2.199cm" svg:y1="26.714cm" svg:x2="6.71cm" svg:y2="26.714cm">
          <text:p/>
        </draw:line>
        <draw:frame draw:style-name="gr4" draw:text-style-name="P5" draw:layer="layout" svg:width="10.42cm" svg:height="0.395cm" svg:x="2.6cm" svg:y="25.511cm">
          <draw:text-box>
            <text:p text:style-name="P1"><text:span text:style-name="T5">Letter Cannon to Owen, 7 March 2003. ‘Iraq: Post-Conflict Issues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92 </text:span></text:p>
          </draw:text-box>
        </draw:frame>
        <draw:frame draw:style-name="gr4" draw:text-style-name="P5" draw:layer="layout" svg:width="15.433cm" svg:height="0.395cm" svg:x="2.6cm" svg:y="25.934cm">
          <draw:text-box>
            <text:p text:style-name="P1"><text:span text:style-name="T5">Letter Owen to Rycroft, 15 March 2003, ‘Azores Summit’ attaching Paper FCO, [undated], ‘A Vision </text:span></text:p>
          </draw:text-box>
        </draw:frame>
        <draw:frame draw:style-name="gr4" draw:text-style-name="P5" draw:layer="layout" svg:width="4.578cm" svg:height="0.395cm" svg:x="2.2cm" svg:y="26.357cm">
          <draw:text-box>
            <text:p text:style-name="P1"><text:span text:style-name="T5">for Iraq and the Iraqi people’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493 </text:span></text:p>
          </draw:text-box>
        </draw:frame>
        <draw:frame draw:style-name="gr4" draw:text-style-name="P5" draw:layer="layout" svg:width="13.599cm" svg:height="0.395cm" svg:x="2.6cm" svg:y="26.781cm">
          <draw:text-box>
            <text:p text:style-name="P1"><text:span text:style-name="T11">Statement of the Atlantic Summit, 16 March 2003, </text:span><text:span text:style-name="T13">A Vision for Iraq and the Iraqi People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5</text:span></text:p>
          </draw:text-box>
        </draw:frame>
        <draw:frame draw:style-name="gr1" draw:text-style-name="P2" draw:layer="layout" svg:width="16.304cm" svg:height="0.475cm" svg:x="2.2cm" svg:y="2.525cm">
          <draw:text-box>
            <text:p text:style-name="P1"><text:span text:style-name="T6">813. </text:span><text:span text:style-name="T4"><text:s/>Mr Jeremy Heywood, Mr Blair’s Principal Private Secretary, passed the US State </text:span></text:p>
          </draw:text-box>
        </draw:frame>
        <draw:frame draw:style-name="gr1" draw:text-style-name="P2" draw:layer="layout" svg:width="15.873cm" svg:height="0.475cm" svg:x="2.2cm" svg:y="3.09cm">
          <draw:text-box>
            <text:p text:style-name="P1"><text:span text:style-name="T4">Department estimates of debt owed by Iraq to Sir David Manning, Mr Blair’s Foreign </text:span></text:p>
          </draw:text-box>
        </draw:frame>
        <draw:frame draw:style-name="gr1" draw:text-style-name="P2" draw:layer="layout" svg:width="5.332cm" svg:height="0.475cm" svg:x="2.2cm" svg:y="3.654cm">
          <draw:text-box>
            <text:p text:style-name="P1"><text:span text:style-name="T4">Policy Adviser, on 25 March.</text:span></text:p>
          </draw:text-box>
        </draw:frame>
        <draw:frame draw:style-name="gr6" draw:text-style-name="P7" draw:layer="layout" svg:width="0.408cm" svg:height="0.276cm" svg:x="7.518cm" svg:y="3.673cm">
          <draw:text-box>
            <text:p text:style-name="P1"><text:span text:style-name="T9">494</text:span></text:p>
          </draw:text-box>
        </draw:frame>
        <draw:frame draw:style-name="gr1" draw:text-style-name="P2" draw:layer="layout" svg:width="10.078cm" svg:height="0.475cm" svg:x="7.929cm" svg:y="3.654cm">
          <draw:text-box>
            <text:p text:style-name="P1"><text:span text:style-name="T4"><text:s/></text:span><text:span text:style-name="T4">Mr Heywood advised that compensation claims from </text:span></text:p>
          </draw:text-box>
        </draw:frame>
        <draw:frame draw:style-name="gr1" draw:text-style-name="P2" draw:layer="layout" svg:width="14.357cm" svg:height="0.475cm" svg:x="2.2cm" svg:y="4.218cm">
          <draw:text-box>
            <text:p text:style-name="P1"><text:span text:style-name="T4">Kuwait’s Government and citizens could add up to US$100bn to Iraq’s debt. </text:span></text:p>
          </draw:text-box>
        </draw:frame>
        <draw:frame draw:style-name="gr1" draw:text-style-name="P2" draw:layer="layout" svg:width="16.025cm" svg:height="0.475cm" svg:x="2.2cm" svg:y="5.133cm">
          <draw:text-box>
            <text:p text:style-name="P1"><text:span text:style-name="T6">814. </text:span><text:span text:style-name="T4"><text:s/>The Development Committee of the World Bank Group and IMF agreed at their </text:span></text:p>
          </draw:text-box>
        </draw:frame>
        <draw:frame draw:style-name="gr1" draw:text-style-name="P2" draw:layer="layout" svg:width="15.394cm" svg:height="0.475cm" svg:x="2.2cm" svg:y="5.697cm">
          <draw:text-box>
            <text:p text:style-name="P1"><text:span text:style-name="T4">April 2003 Spring Meetings that debt relief for Iraq should be pursued through the </text:span></text:p>
          </draw:text-box>
        </draw:frame>
        <draw:frame draw:style-name="gr1" draw:text-style-name="P2" draw:layer="layout" svg:width="2.076cm" svg:height="0.475cm" svg:x="2.2cm" svg:y="6.262cm">
          <draw:text-box>
            <text:p text:style-name="P1"><text:span text:style-name="T4">Paris Club.</text:span></text:p>
          </draw:text-box>
        </draw:frame>
        <draw:frame draw:style-name="gr6" draw:text-style-name="P7" draw:layer="layout" svg:width="0.408cm" svg:height="0.276cm" svg:x="4.27cm" svg:y="6.281cm">
          <draw:text-box>
            <text:p text:style-name="P1"><text:span text:style-name="T9">495</text:span></text:p>
          </draw:text-box>
        </draw:frame>
        <draw:frame draw:style-name="gr1" draw:text-style-name="P2" draw:layer="layout" svg:width="0.422cm" svg:height="0.475cm" svg:x="4.682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83cm" svg:height="0.475cm" svg:x="2.2cm" svg:y="7.176cm">
          <draw:text-box>
            <text:p text:style-name="P1"><text:span text:style-name="T6">815. </text:span><text:span text:style-name="T4"><text:s/>The Treasury prepared a paper for the 8 May meeting of the Ad Hoc Ministerial </text:span></text:p>
          </draw:text-box>
        </draw:frame>
        <draw:frame draw:style-name="gr1" draw:text-style-name="P2" draw:layer="layout" svg:width="15.107cm" svg:height="0.475cm" svg:x="2.2cm" svg:y="7.741cm">
          <draw:text-box>
            <text:p text:style-name="P1"><text:span text:style-name="T4">Group on Iraq Rehabilitation (AHMGIR), which considered whether a Paris Club </text:span></text:p>
          </draw:text-box>
        </draw:frame>
        <draw:frame draw:style-name="gr1" draw:text-style-name="P2" draw:layer="layout" svg:width="7.567cm" svg:height="0.475cm" svg:x="2.2cm" svg:y="8.305cm">
          <draw:text-box>
            <text:p text:style-name="P1"><text:span text:style-name="T4">agreement on Iraq would be achievable.</text:span></text:p>
          </draw:text-box>
        </draw:frame>
        <draw:frame draw:style-name="gr6" draw:text-style-name="P7" draw:layer="layout" svg:width="0.408cm" svg:height="0.276cm" svg:x="9.731cm" svg:y="8.324cm">
          <draw:text-box>
            <text:p text:style-name="P1"><text:span text:style-name="T9">496</text:span></text:p>
          </draw:text-box>
        </draw:frame>
        <draw:frame draw:style-name="gr1" draw:text-style-name="P2" draw:layer="layout" svg:width="0.422cm" svg:height="0.475cm" svg:x="10.143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75cm" svg:height="0.475cm" svg:x="2.2cm" svg:y="9.22cm">
          <draw:text-box>
            <text:p text:style-name="P1"><text:span text:style-name="T6">816. </text:span><text:span text:style-name="T4"><text:s/>A Treasury official advised Mr Paul Boateng, the Chief Secretary to the Treasury, </text:span></text:p>
          </draw:text-box>
        </draw:frame>
        <draw:frame draw:style-name="gr1" draw:text-style-name="P2" draw:layer="layout" svg:width="15.462cm" svg:height="0.475cm" svg:x="2.2cm" svg:y="9.784cm">
          <draw:text-box>
            <text:p text:style-name="P1"><text:span text:style-name="T4">in advance of the meeting that most creditors seemed content with that approach, </text:span></text:p>
          </draw:text-box>
        </draw:frame>
        <draw:frame draw:style-name="gr1" draw:text-style-name="P2" draw:layer="layout" svg:width="14.23cm" svg:height="0.475cm" svg:x="2.2cm" svg:y="10.348cm">
          <draw:text-box>
            <text:p text:style-name="P1"><text:span text:style-name="T4">though the US appeared to be “not fully committed” to the Paris Club route. </text:span></text:p>
          </draw:text-box>
        </draw:frame>
        <draw:frame draw:style-name="gr1" draw:text-style-name="P2" draw:layer="layout" svg:width="15.365cm" svg:height="0.475cm" svg:x="2.2cm" svg:y="11.263cm">
          <draw:text-box>
            <text:p text:style-name="P1"><text:span text:style-name="T6">817. </text:span><text:span text:style-name="T4"><text:s/>The Treasury paper stated that three of Iraq’s biggest Paris Club creditors – </text:span></text:p>
          </draw:text-box>
        </draw:frame>
        <draw:frame draw:style-name="gr1" draw:text-style-name="P2" draw:layer="layout" svg:width="16.148cm" svg:height="0.475cm" svg:x="2.2cm" svg:y="11.827cm">
          <draw:text-box>
            <text:p text:style-name="P1"><text:span text:style-name="T4">Russia, France and Germany – had been hostile to the invasion and would be deeply </text:span></text:p>
          </draw:text-box>
        </draw:frame>
        <draw:frame draw:style-name="gr1" draw:text-style-name="P2" draw:layer="layout" svg:width="7.927cm" svg:height="0.475cm" svg:x="2.2cm" svg:y="12.392cm">
          <draw:text-box>
            <text:p text:style-name="P1"><text:span text:style-name="T4">disappointed at the prospect of debt relief.</text:span></text:p>
          </draw:text-box>
        </draw:frame>
        <draw:frame draw:style-name="gr6" draw:text-style-name="P7" draw:layer="layout" svg:width="0.408cm" svg:height="0.276cm" svg:x="10.084cm" svg:y="12.411cm">
          <draw:text-box>
            <text:p text:style-name="P1"><text:span text:style-name="T9">497</text:span></text:p>
          </draw:text-box>
        </draw:frame>
        <draw:frame draw:style-name="gr1" draw:text-style-name="P2" draw:layer="layout" svg:width="8.13cm" svg:height="0.475cm" svg:x="10.496cm" svg:y="12.392cm">
          <draw:text-box>
            <text:p text:style-name="P1"><text:span text:style-name="T4"><text:s/></text:span><text:span text:style-name="T4">There were also a number of encouraging </text:span></text:p>
          </draw:text-box>
        </draw:frame>
        <draw:frame draw:style-name="gr1" draw:text-style-name="P2" draw:layer="layout" svg:width="5.124cm" svg:height="0.475cm" svg:x="2.2cm" svg:y="12.956cm">
          <draw:text-box>
            <text:p text:style-name="P1"><text:span text:style-name="T4">factors, however, including:</text:span></text:p>
          </draw:text-box>
        </draw:frame>
        <draw:frame draw:style-name="gr2" draw:text-style-name="P3" draw:layer="layout" svg:width="0.634cm" svg:height="0.712cm" svg:x="2.95cm" svg:y="13.7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13.871cm">
          <draw:text-box>
            <text:p text:style-name="P1"><text:span text:style-name="T4">No creditor had been paid for more than a decade. A Paris Club deal was the </text:span></text:p>
          </draw:text-box>
        </draw:frame>
        <draw:frame draw:style-name="gr1" draw:text-style-name="P2" draw:layer="layout" svg:width="8.011cm" svg:height="0.475cm" svg:x="3.7cm" svg:y="14.435cm">
          <draw:text-box>
            <text:p text:style-name="P1"><text:span text:style-name="T4">only real prospect of recovering any funds.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1cm" svg:height="0.475cm" svg:x="3.7cm" svg:y="15.1cm">
          <draw:text-box>
            <text:p text:style-name="P1"><text:span text:style-name="T4">France, as Paris Club chair, would find it hard to resist a Paris Club deal.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8cm" svg:height="0.475cm" svg:x="3.7cm" svg:y="15.764cm">
          <draw:text-box>
            <text:p text:style-name="P1"><text:span text:style-name="T4">Many creditors would be keen to exploit new commercial opportunities</text:span><text:span text:style-name="T15"> </text:span><text:span text:style-name="T4">which </text:span></text:p>
          </draw:text-box>
        </draw:frame>
        <draw:frame draw:style-name="gr1" draw:text-style-name="P2" draw:layer="layout" svg:width="9.527cm" svg:height="0.475cm" svg:x="3.7cm" svg:y="16.328cm">
          <draw:text-box>
            <text:p text:style-name="P1"><text:span text:style-name="T4">would require a regularisation of the debt position.</text:span><text:span text:style-name="T15"> </text:span></text:p>
          </draw:text-box>
        </draw:frame>
        <draw:frame draw:style-name="gr1" draw:text-style-name="P2" draw:layer="layout" svg:width="15.83cm" svg:height="0.475cm" svg:x="2.2cm" svg:y="17.243cm">
          <draw:text-box>
            <text:p text:style-name="P1"><text:span text:style-name="T6">818. </text:span><text:span text:style-name="T4"><text:s/>A Treasury official briefed Mr Brown on progress in securing debt relief for Iraq </text:span></text:p>
          </draw:text-box>
        </draw:frame>
        <draw:frame draw:style-name="gr1" draw:text-style-name="P2" draw:layer="layout" svg:width="16.491cm" svg:height="0.475cm" svg:x="2.2cm" svg:y="17.807cm">
          <draw:text-box>
            <text:p text:style-name="P1"><text:span text:style-name="T4">on 17 November, in advance of a meeting the following day with Mr John Snow, the US </text:span></text:p>
          </draw:text-box>
        </draw:frame>
        <draw:frame draw:style-name="gr1" draw:text-style-name="P2" draw:layer="layout" svg:width="4.853cm" svg:height="0.475cm" svg:x="2.2cm" svg:y="18.372cm">
          <draw:text-box>
            <text:p text:style-name="P1"><text:span text:style-name="T4">Secretary of the Treasury.</text:span></text:p>
          </draw:text-box>
        </draw:frame>
        <draw:frame draw:style-name="gr6" draw:text-style-name="P7" draw:layer="layout" svg:width="0.408cm" svg:height="0.276cm" svg:x="7.039cm" svg:y="18.391cm">
          <draw:text-box>
            <text:p text:style-name="P1"><text:span text:style-name="T9">498</text:span></text:p>
          </draw:text-box>
        </draw:frame>
        <draw:frame draw:style-name="gr1" draw:text-style-name="P2" draw:layer="layout" svg:width="0.422cm" svg:height="0.475cm" svg:x="7.451cm" svg:y="18.3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4cm" svg:height="0.475cm" svg:x="2.2cm" svg:y="19.286cm">
          <draw:text-box>
            <text:p text:style-name="P1"><text:span text:style-name="T6">819. </text:span><text:span text:style-name="T4"><text:s/>The official warned that the US was becoming impatient with the pace of progress </text:span></text:p>
          </draw:text-box>
        </draw:frame>
        <draw:frame draw:style-name="gr1" draw:text-style-name="P2" draw:layer="layout" svg:width="16.271cm" svg:height="0.475cm" svg:x="2.2cm" svg:y="19.851cm">
          <draw:text-box>
            <text:p text:style-name="P1"><text:span text:style-name="T4">in the Paris Club and concerned over the US’s lack of control over the process; a poor </text:span></text:p>
          </draw:text-box>
        </draw:frame>
        <draw:frame draw:style-name="gr1" draw:text-style-name="P2" draw:layer="layout" svg:width="15.576cm" svg:height="0.475cm" svg:x="2.2cm" svg:y="20.415cm">
          <draw:text-box>
            <text:p text:style-name="P1"><text:span text:style-name="T4">outcome could leave Iraq with an unsustainable debt burden. The UK continued to </text:span></text:p>
          </draw:text-box>
        </draw:frame>
        <draw:line draw:style-name="gr7" draw:text-style-name="P8" draw:layer="layout" svg:x1="2.199cm" svg:y1="22.889cm" svg:x2="7.3cm" svg:y2="22.889cm">
          <text:p/>
        </draw:line>
        <draw:frame draw:style-name="gr1" draw:text-style-name="P2" draw:layer="layout" svg:width="15.991cm" svg:height="0.475cm" svg:x="2.2cm" svg:y="20.98cm">
          <draw:text-box>
            <text:p text:style-name="P1"><text:span text:style-name="T4">believe that the most effective way to achieve debt relief was through the Paris Club. 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494 </text:span></text:p>
          </draw:text-box>
        </draw:frame>
        <draw:frame draw:style-name="gr4" draw:text-style-name="P5" draw:layer="layout" svg:width="9.061cm" svg:height="0.395cm" svg:x="2.6cm" svg:y="23.394cm">
          <draw:text-box>
            <text:p text:style-name="P1"><text:span text:style-name="T11">Minute Heywood to Manning, 25 March 2003, ‘Iraq: Debt’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495 </text:span></text:p>
          </draw:text-box>
        </draw:frame>
        <draw:frame draw:style-name="gr4" draw:text-style-name="P5" draw:layer="layout" svg:width="14.04cm" svg:height="0.395cm" svg:x="2.6cm" svg:y="23.817cm">
          <draw:text-box>
            <text:p text:style-name="P1"><text:span text:style-name="T11">Minute Treasury [junior official] to Chief Secretary, 7 May 2003, ‘Ad Hoc Ministerial on Iraq </text:span></text:p>
          </draw:text-box>
        </draw:frame>
        <draw:frame draw:style-name="gr4" draw:text-style-name="P5" draw:layer="layout" svg:width="4.066cm" svg:height="0.395cm" svg:x="2.2cm" svg:y="24.241cm">
          <draw:text-box>
            <text:p text:style-name="P1"><text:span text:style-name="T11">Rehabilitation, Thursday 8</text:span></text:p>
          </draw:text-box>
        </draw:frame>
        <draw:frame draw:style-name="gr9" draw:text-style-name="P9" draw:layer="layout" svg:width="0.205cm" svg:height="0.23cm" svg:x="6.292cm" svg:y="24.256cm">
          <draw:text-box>
            <text:p text:style-name="P1"><text:span text:style-name="T10">th</text:span></text:p>
          </draw:text-box>
        </draw:frame>
        <draw:frame draw:style-name="gr4" draw:text-style-name="P5" draw:layer="layout" svg:width="2.592cm" svg:height="0.395cm" svg:x="6.464cm" svg:y="24.241cm">
          <draw:text-box>
            <text:p text:style-name="P1"><text:span text:style-name="T11"><text:s/></text:span><text:span text:style-name="T11">May at 2.30pm’.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496 </text:span></text:p>
          </draw:text-box>
        </draw:frame>
        <draw:frame draw:style-name="gr4" draw:text-style-name="P5" draw:layer="layout" svg:width="14.696cm" svg:height="0.395cm" svg:x="2.589cm" svg:y="24.664cm">
          <draw:text-box>
            <text:p text:style-name="P1"><text:span text:style-name="T11">Annotated Agenda, 8 May 2003, Ad Hoc Group on Iraq Rehabilitation meeting attaching Paper </text:span></text:p>
          </draw:text-box>
        </draw:frame>
        <draw:frame draw:style-name="gr4" draw:text-style-name="P5" draw:layer="layout" svg:width="5.179cm" svg:height="0.395cm" svg:x="2.2cm" svg:y="25.087cm">
          <draw:text-box>
            <text:p text:style-name="P1"><text:span text:style-name="T11">Treasury, April 2003, ‘Iraq: Debt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497 </text:span></text:p>
          </draw:text-box>
        </draw:frame>
        <draw:frame draw:style-name="gr4" draw:text-style-name="P5" draw:layer="layout" svg:width="6.208cm" svg:height="0.395cm" svg:x="2.6cm" svg:y="25.511cm">
          <draw:text-box>
            <text:p text:style-name="P1"><text:span text:style-name="T11">Paper Treasury, April 2003, ‘Iraq: Debt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498 </text:span></text:p>
          </draw:text-box>
        </draw:frame>
        <draw:frame draw:style-name="gr4" draw:text-style-name="P5" draw:layer="layout" svg:width="14.671cm" svg:height="0.395cm" svg:x="2.6cm" svg:y="25.934cm">
          <draw:text-box>
            <text:p text:style-name="P1"><text:span text:style-name="T11">Minute Habeshaw to Chancellor, 17 November 2003, ‘Iraq: International Debt’ attaching Paper </text:span></text:p>
          </draw:text-box>
        </draw:frame>
        <draw:frame draw:style-name="gr4" draw:text-style-name="P5" draw:layer="layout" svg:width="15.094cm" svg:height="0.395cm" svg:x="2.2cm" svg:y="26.357cm">
          <draw:text-box>
            <text:p text:style-name="P1"><text:span text:style-name="T11">Treasury, [undated], ‘Chancellor – Secretary Snow: Iraq: International Debt’ and Paper Treasury, <text:s/></text:span></text:p>
          </draw:text-box>
        </draw:frame>
        <draw:frame draw:style-name="gr4" draw:text-style-name="P5" draw:layer="layout" svg:width="7.093cm" svg:height="0.395cm" svg:x="2.2cm" svg:y="26.781cm">
          <draw:text-box>
            <text:p text:style-name="P1"><text:span text:style-name="T11">17 November 2003, ‘Iraq: International Debt’. 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6</text:span></text:p>
          </draw:text-box>
        </draw:frame>
        <draw:frame draw:style-name="gr1" draw:text-style-name="P2" draw:layer="layout" svg:width="14.649cm" svg:height="0.475cm" svg:x="2.2cm" svg:y="2.525cm">
          <draw:text-box>
            <text:p text:style-name="P1"><text:span text:style-name="T6">820. </text:span><text:span text:style-name="T4"><text:s/>The official advised that the UK estimated that Iraq had debts of at least </text:span></text:p>
          </draw:text-box>
        </draw:frame>
        <draw:frame draw:style-name="gr1" draw:text-style-name="P2" draw:layer="layout" svg:width="11.91cm" svg:height="0.475cm" svg:x="2.2cm" svg:y="3.09cm">
          <draw:text-box>
            <text:p text:style-name="P1"><text:span text:style-name="T4">US$108bn, over 700 percent of GDP or 900 percent of exports.</text:span></text:p>
          </draw:text-box>
        </draw:frame>
        <draw:frame draw:style-name="gr6" draw:text-style-name="P7" draw:layer="layout" svg:width="0.246cm" svg:height="0.276cm" svg:x="14.053cm" svg:y="3.10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4.257cm" svg:height="0.475cm" svg:x="14.117cm" svg:y="3.09cm">
          <draw:text-box>
            <text:p text:style-name="P1"><text:span text:style-name="T4">That level of debt was </text:span></text:p>
          </draw:text-box>
        </draw:frame>
        <draw:frame draw:style-name="gr1" draw:text-style-name="P2" draw:layer="layout" svg:width="16.614cm" svg:height="0.475cm" svg:x="2.2cm" svg:y="3.654cm">
          <draw:text-box>
            <text:p text:style-name="P1"><text:span text:style-name="T4">unsustainable, especially when it was combined with Iraq’s commitment to meet at least </text:span></text:p>
          </draw:text-box>
        </draw:frame>
        <draw:frame draw:style-name="gr1" draw:text-style-name="P2" draw:layer="layout" svg:width="16.038cm" svg:height="0.475cm" svg:x="2.2cm" svg:y="4.218cm">
          <draw:text-box>
            <text:p text:style-name="P1"><text:span text:style-name="T4">US$85bn in compensation claims from the Kuwait war. Preliminary Treasury analysis </text:span></text:p>
          </draw:text-box>
        </draw:frame>
        <draw:frame draw:style-name="gr1" draw:text-style-name="P2" draw:layer="layout" svg:width="16.639cm" svg:height="0.475cm" svg:x="2.2cm" svg:y="4.783cm">
          <draw:text-box>
            <text:p text:style-name="P1"><text:span text:style-name="T4">was that a reduction of almost 80 percent in the net present value of Iraq’s external debt </text:span></text:p>
          </draw:text-box>
        </draw:frame>
        <draw:frame draw:style-name="gr1" draw:text-style-name="P2" draw:layer="layout" svg:width="8.045cm" svg:height="0.475cm" svg:x="2.2cm" svg:y="5.347cm">
          <draw:text-box>
            <text:p text:style-name="P1"><text:span text:style-name="T4">would be required to restore sustainability. </text:span></text:p>
          </draw:text-box>
        </draw:frame>
        <draw:frame draw:style-name="gr1" draw:text-style-name="P2" draw:layer="layout" svg:width="15.678cm" svg:height="0.475cm" svg:x="2.2cm" svg:y="6.262cm">
          <draw:text-box>
            <text:p text:style-name="P1"><text:span text:style-name="T6">821. </text:span><text:span text:style-name="T4"><text:s/>Mr Brown discussed debt relief for Iraq with Secretary Snow on 18 November.</text:span></text:p>
          </draw:text-box>
        </draw:frame>
        <draw:frame draw:style-name="gr6" draw:text-style-name="P7" draw:layer="layout" svg:width="0.408cm" svg:height="0.276cm" svg:x="17.8cm" svg:y="6.281cm">
          <draw:text-box>
            <text:p text:style-name="P1"><text:span text:style-name="T9">499</text:span></text:p>
          </draw:text-box>
        </draw:frame>
        <draw:frame draw:style-name="gr1" draw:text-style-name="P2" draw:layer="layout" svg:width="0.422cm" svg:height="0.475cm" svg:x="18.212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9cm" svg:height="0.475cm" svg:x="2.2cm" svg:y="6.826cm">
          <draw:text-box>
            <text:p text:style-name="P1"><text:span text:style-name="T4">Mr Brown’s Private Secretary reported that Secretary Snow had agreed that Iraq’s debt </text:span></text:p>
          </draw:text-box>
        </draw:frame>
        <draw:frame draw:style-name="gr1" draw:text-style-name="P2" draw:layer="layout" svg:width="16.076cm" svg:height="0.475cm" svg:x="2.2cm" svg:y="7.391cm">
          <draw:text-box>
            <text:p text:style-name="P1"><text:span text:style-name="T4">should be dealt with through the Paris Club, though the terms would have to be more </text:span></text:p>
          </draw:text-box>
        </draw:frame>
        <draw:frame draw:style-name="gr1" draw:text-style-name="P2" draw:layer="layout" svg:width="4.096cm" svg:height="0.475cm" svg:x="2.2cm" svg:y="7.955cm">
          <draw:text-box>
            <text:p text:style-name="P1"><text:span text:style-name="T4">generous than usual. </text:span></text:p>
          </draw:text-box>
        </draw:frame>
        <draw:frame draw:style-name="gr5" draw:text-style-name="P6" draw:layer="layout" svg:width="13.003cm" svg:height="0.556cm" svg:x="2.2cm" svg:y="9.076cm">
          <draw:text-box>
            <text:p text:style-name="P1"><text:span text:style-name="T8">The US push for substantial debt relief, December 2003</text:span></text:p>
          </draw:text-box>
        </draw:frame>
        <draw:frame draw:style-name="gr1" draw:text-style-name="P2" draw:layer="layout" svg:width="15.475cm" svg:height="0.475cm" svg:x="2.2cm" svg:y="9.905cm">
          <draw:text-box>
            <text:p text:style-name="P1"><text:span text:style-name="T6">822. </text:span><text:span text:style-name="T4"><text:s/>On 5 December, President Bush appointed Mr James T Baker III, former US </text:span></text:p>
          </draw:text-box>
        </draw:frame>
        <draw:frame draw:style-name="gr1" draw:text-style-name="P2" draw:layer="layout" svg:width="10.357cm" svg:height="0.475cm" svg:x="2.2cm" svg:y="10.469cm">
          <draw:text-box>
            <text:p text:style-name="P1"><text:span text:style-name="T4">Secretary of State, as his personal envoy on Iraqi debt.</text:span></text:p>
          </draw:text-box>
        </draw:frame>
        <draw:frame draw:style-name="gr6" draw:text-style-name="P7" draw:layer="layout" svg:width="0.408cm" svg:height="0.276cm" svg:x="12.507cm" svg:y="10.488cm">
          <draw:text-box>
            <text:p text:style-name="P1"><text:span text:style-name="T9">500</text:span></text:p>
          </draw:text-box>
        </draw:frame>
        <draw:frame draw:style-name="gr1" draw:text-style-name="P2" draw:layer="layout" svg:width="4.558cm" svg:height="0.475cm" svg:x="12.919cm" svg:y="10.469cm">
          <draw:text-box>
            <text:p text:style-name="P1"><text:span text:style-name="T4"><text:s/></text:span><text:span text:style-name="T4">Mr Baker embarked on </text:span></text:p>
          </draw:text-box>
        </draw:frame>
        <draw:frame draw:style-name="gr1" draw:text-style-name="P2" draw:layer="layout" svg:width="7.436cm" svg:height="0.475cm" svg:x="2.2cm" svg:y="11.033cm">
          <draw:text-box>
            <text:p text:style-name="P1"><text:span text:style-name="T4">a series of meetings with key creditors. </text:span></text:p>
          </draw:text-box>
        </draw:frame>
        <draw:frame draw:style-name="gr1" draw:text-style-name="P2" draw:layer="layout" svg:width="15.301cm" svg:height="0.475cm" svg:x="2.2cm" svg:y="11.948cm">
          <draw:text-box>
            <text:p text:style-name="P1"><text:span text:style-name="T6">823. </text:span><text:span text:style-name="T4"><text:s/>President Bush, Mr Jacques Chirac (the French President) and Mr Gerhard </text:span></text:p>
          </draw:text-box>
        </draw:frame>
        <draw:frame draw:style-name="gr1" draw:text-style-name="P2" draw:layer="layout" svg:width="15.97cm" svg:height="0.475cm" svg:x="2.2cm" svg:y="12.512cm">
          <draw:text-box>
            <text:p text:style-name="P1"><text:span text:style-name="T4">Schröder (the German Chancellor) issued a joint statement on debt relief for Iraq on <text:s/></text:span></text:p>
          </draw:text-box>
        </draw:frame>
        <draw:frame draw:style-name="gr1" draw:text-style-name="P2" draw:layer="layout" svg:width="2.644cm" svg:height="0.475cm" svg:x="2.2cm" svg:y="13.077cm">
          <draw:text-box>
            <text:p text:style-name="P1"><text:span text:style-name="T4">16 December.</text:span></text:p>
          </draw:text-box>
        </draw:frame>
        <draw:frame draw:style-name="gr6" draw:text-style-name="P7" draw:layer="layout" svg:width="0.408cm" svg:height="0.276cm" svg:x="4.835cm" svg:y="13.096cm">
          <draw:text-box>
            <text:p text:style-name="P1"><text:span text:style-name="T9">501</text:span></text:p>
          </draw:text-box>
        </draw:frame>
        <draw:frame draw:style-name="gr1" draw:text-style-name="P2" draw:layer="layout" svg:width="12.364cm" svg:height="0.475cm" svg:x="5.247cm" svg:y="13.077cm">
          <draw:text-box>
            <text:p text:style-name="P1"><text:span text:style-name="T4"><text:s/></text:span><text:span text:style-name="T4">It confirmed that France, Germany and the United States agreed </text:span></text:p>
          </draw:text-box>
        </draw:frame>
        <draw:frame draw:style-name="gr1" draw:text-style-name="P2" draw:layer="layout" svg:width="15.496cm" svg:height="0.475cm" svg:x="2.2cm" svg:y="13.641cm">
          <draw:text-box>
            <text:p text:style-name="P1"><text:span text:style-name="T4">that there should be substantial debt reduction for Iraq, but stated that: “The exact </text:span></text:p>
          </draw:text-box>
        </draw:frame>
        <draw:frame draw:style-name="gr1" draw:text-style-name="P2" draw:layer="layout" svg:width="16.559cm" svg:height="0.475cm" svg:x="2.2cm" svg:y="14.206cm">
          <draw:text-box>
            <text:p text:style-name="P1"><text:span text:style-name="T4">percentage of debt reduction that would constitute ‘substantial’ debt reduction is subject </text:span></text:p>
          </draw:text-box>
        </draw:frame>
        <draw:frame draw:style-name="gr1" draw:text-style-name="P2" draw:layer="layout" svg:width="7.804cm" svg:height="0.475cm" svg:x="2.2cm" svg:y="14.77cm">
          <draw:text-box>
            <text:p text:style-name="P1"><text:span text:style-name="T4">to future agreement between the parties.”</text:span></text:p>
          </draw:text-box>
        </draw:frame>
        <draw:frame draw:style-name="gr1" draw:text-style-name="P2" draw:layer="layout" svg:width="9.535cm" svg:height="0.475cm" svg:x="2.2cm" svg:y="15.685cm">
          <draw:text-box>
            <text:p text:style-name="P1"><text:span text:style-name="T6">824. </text:span><text:span text:style-name="T4"><text:s/>Mr Baker called on Mr Blair on 18 December.</text:span></text:p>
          </draw:text-box>
        </draw:frame>
        <draw:frame draw:style-name="gr6" draw:text-style-name="P7" draw:layer="layout" svg:width="0.408cm" svg:height="0.276cm" svg:x="11.682cm" svg:y="15.703cm">
          <draw:text-box>
            <text:p text:style-name="P1"><text:span text:style-name="T9">502</text:span></text:p>
          </draw:text-box>
        </draw:frame>
        <draw:frame draw:style-name="gr1" draw:text-style-name="P2" draw:layer="layout" svg:width="0.422cm" svg:height="0.475cm" svg:x="12.094cm" svg:y="15.6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65cm" svg:height="0.475cm" svg:x="2.2cm" svg:y="16.599cm">
          <draw:text-box>
            <text:p text:style-name="P1"><text:span text:style-name="T6">825. </text:span><text:span text:style-name="T4"><text:s/>The Treasury advised Mr Blair that Mr Baker was expected to ask the UK to:</text:span></text:p>
          </draw:text-box>
        </draw:frame>
        <draw:frame draw:style-name="gr2" draw:text-style-name="P3" draw:layer="layout" svg:width="0.634cm" svg:height="0.712cm" svg:x="2.95cm" svg:y="17.3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8cm" svg:height="0.475cm" svg:x="3.7cm" svg:y="17.513cm">
          <draw:text-box>
            <text:p text:style-name="P1"><text:span text:style-name="T4">advocate publicly for significant debt relief, perhaps as much as 90 percent; </text:span></text:p>
          </draw:text-box>
        </draw:frame>
        <draw:frame draw:style-name="gr2" draw:text-style-name="P3" draw:layer="layout" svg:width="0.634cm" svg:height="0.712cm" svg:x="2.95cm" svg:y="18.0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577cm" svg:height="0.475cm" svg:x="3.7cm" svg:y="18.178cm">
          <draw:text-box>
            <text:p text:style-name="P1"><text:span text:style-name="T4">lobby other key creditors; and</text:span></text:p>
          </draw:text-box>
        </draw:frame>
        <draw:frame draw:style-name="gr2" draw:text-style-name="P3" draw:layer="layout" svg:width="0.634cm" svg:height="0.712cm" svg:x="2.95cm" svg:y="18.68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18.842cm">
          <draw:text-box>
            <text:p text:style-name="P1"><text:span text:style-name="T4">act with the US in providing bilateral debt relief, should the Paris Club not look </text:span></text:p>
          </draw:text-box>
        </draw:frame>
        <draw:frame draw:style-name="gr1" draw:text-style-name="P2" draw:layer="layout" svg:width="7.067cm" svg:height="0.475cm" svg:x="3.7cm" svg:y="19.407cm">
          <draw:text-box>
            <text:p text:style-name="P1"><text:span text:style-name="T4">like producing a sustainable solution. </text:span></text:p>
          </draw:text-box>
        </draw:frame>
        <draw:frame draw:style-name="gr1" draw:text-style-name="P2" draw:layer="layout" svg:width="6.318cm" svg:height="0.475cm" svg:x="2.2cm" svg:y="20.321cm">
          <draw:text-box>
            <text:p text:style-name="P1"><text:span text:style-name="T6">826. </text:span><text:span text:style-name="T4"><text:s/>In response, the UK should:</text:span></text:p>
          </draw:text-box>
        </draw:frame>
        <draw:frame draw:style-name="gr2" draw:text-style-name="P3" draw:layer="layout" svg:width="0.634cm" svg:height="0.712cm" svg:x="2.95cm" svg:y="21.0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3cm" svg:height="0.475cm" svg:x="3.7cm" svg:y="21.236cm">
          <draw:text-box>
            <text:p text:style-name="P1"><text:span text:style-name="T4">Commit to advocating for “significant debt relief”, but not to a specific figure. <text:s/>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9.874cm" svg:height="0.475cm" svg:x="3.7cm" svg:y="21.8cm">
          <draw:text-box>
            <text:p text:style-name="P1"><text:span text:style-name="T4">The US figure of 90 percent was an “extreme case”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499 </text:span></text:p>
          </draw:text-box>
        </draw:frame>
        <draw:frame draw:style-name="gr4" draw:text-style-name="P5" draw:layer="layout" svg:width="15.758cm" svg:height="0.395cm" svg:x="2.6cm" svg:y="23.817cm">
          <draw:text-box>
            <text:p text:style-name="P1"><text:span text:style-name="T11">Email Bowman to Treasury [junior official], 18 November 2003, ‘Iraq Debt: CX Meeting with Secretary </text:span></text:p>
          </draw:text-box>
        </draw:frame>
        <draw:frame draw:style-name="gr4" draw:text-style-name="P5" draw:layer="layout" svg:width="1.149cm" svg:height="0.395cm" svg:x="2.2cm" svg:y="24.241cm">
          <draw:text-box>
            <text:p text:style-name="P1"><text:span text:style-name="T11">Snow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00 </text:span></text:p>
          </draw:text-box>
        </draw:frame>
        <draw:frame draw:style-name="gr4" draw:text-style-name="P5" draw:layer="layout" svg:width="15.538cm" svg:height="0.395cm" svg:x="2.6cm" svg:y="24.664cm">
          <draw:text-box>
            <text:p text:style-name="P1"><text:span text:style-name="T11">Minute Cannon to Blair, 17 December 2003, ‘Iraqi Debt: Meeting with James Baker’ attaching Paper </text:span></text:p>
          </draw:text-box>
        </draw:frame>
        <draw:frame draw:style-name="gr4" draw:text-style-name="P5" draw:layer="layout" svg:width="8.566cm" svg:height="0.395cm" svg:x="2.2cm" svg:y="25.087cm">
          <draw:text-box>
            <text:p text:style-name="P1"><text:span text:style-name="T11">Treasury, [undated], ‘Brief on Iraq’s International Debt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01 </text:span></text:p>
          </draw:text-box>
        </draw:frame>
        <draw:frame draw:style-name="gr4" draw:text-style-name="P5" draw:layer="layout" svg:width="15.225cm" svg:height="0.395cm" svg:x="2.6cm" svg:y="25.511cm">
          <draw:text-box>
            <text:p text:style-name="P1"><text:span text:style-name="T11">Statement President Bush, President Chirac and Chancellor Schroeder, 16 December 2003, </text:span><text:span text:style-name="T13">Joint </text:span></text:p>
          </draw:text-box>
        </draw:frame>
        <draw:frame draw:style-name="gr4" draw:text-style-name="P5" draw:layer="layout" svg:width="5.929cm" svg:height="0.395cm" svg:x="2.2cm" svg:y="25.934cm">
          <draw:text-box>
            <text:p text:style-name="P1"><text:span text:style-name="T13">statement on Iraq and debt reduction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02 </text:span></text:p>
          </draw:text-box>
        </draw:frame>
        <draw:frame draw:style-name="gr4" draw:text-style-name="P5" draw:layer="layout" svg:width="15.538cm" svg:height="0.395cm" svg:x="2.6cm" svg:y="26.357cm">
          <draw:text-box>
            <text:p text:style-name="P1"><text:span text:style-name="T11">Minute Cannon to Blair, 17 December 2003, ‘Iraqi Debt: Meeting with James Baker’ attaching Paper </text:span></text:p>
          </draw:text-box>
        </draw:frame>
        <draw:frame draw:style-name="gr4" draw:text-style-name="P5" draw:layer="layout" svg:width="8.566cm" svg:height="0.395cm" svg:x="2.2cm" svg:y="26.781cm">
          <draw:text-box>
            <text:p text:style-name="P1"><text:span text:style-name="T11">Treasury, [undated], ‘Brief on Iraq’s International Debt’. 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1cm" svg:height="0.475cm" svg:x="3.7cm" svg:y="2.525cm">
          <draw:text-box>
            <text:p text:style-name="P1"><text:span text:style-name="T4">Urge the US to use the Paris Club. That offered Iraq the best chance of a </text:span></text:p>
          </draw:text-box>
        </draw:frame>
        <draw:frame draw:style-name="gr1" draw:text-style-name="P2" draw:layer="layout" svg:width="15.183cm" svg:height="0.475cm" svg:x="3.7cm" svg:y="3.09cm">
          <draw:text-box>
            <text:p text:style-name="P1"><text:span text:style-name="T4">sustainable solution. Bilateral debt relief would need to be funded through public </text:span></text:p>
          </draw:text-box>
        </draw:frame>
        <draw:frame draw:style-name="gr1" draw:text-style-name="P2" draw:layer="layout" svg:width="2.462cm" svg:height="0.475cm" svg:x="3.7cm" svg:y="3.654cm">
          <draw:text-box>
            <text:p text:style-name="P1"><text:span text:style-name="T4">expenditure. </text:span></text:p>
          </draw:text-box>
        </draw:frame>
        <draw:frame draw:style-name="gr1" draw:text-style-name="P2" draw:layer="layout" svg:width="16.08cm" svg:height="0.475cm" svg:x="2.2cm" svg:y="4.568cm">
          <draw:text-box>
            <text:p text:style-name="P1"><text:span text:style-name="T6">827. </text:span><text:span text:style-name="T4"><text:s/>At the meeting, Mr Baker said that he hoped to secure 80 percent debt relief for </text:span></text:p>
          </draw:text-box>
        </draw:frame>
        <draw:frame draw:style-name="gr1" draw:text-style-name="P2" draw:layer="layout" svg:width="6.856cm" svg:height="0.475cm" svg:x="2.2cm" svg:y="5.133cm">
          <draw:text-box>
            <text:p text:style-name="P1"><text:span text:style-name="T4">Iraq, though that might be optimistic.</text:span></text:p>
          </draw:text-box>
        </draw:frame>
        <draw:frame draw:style-name="gr6" draw:text-style-name="P7" draw:layer="layout" svg:width="0.408cm" svg:height="0.276cm" svg:x="9.024cm" svg:y="5.152cm">
          <draw:text-box>
            <text:p text:style-name="P1"><text:span text:style-name="T9">503</text:span></text:p>
          </draw:text-box>
        </draw:frame>
        <draw:frame draw:style-name="gr1" draw:text-style-name="P2" draw:layer="layout" svg:width="8.74cm" svg:height="0.475cm" svg:x="9.436cm" svg:y="5.133cm">
          <draw:text-box>
            <text:p text:style-name="P1"><text:span text:style-name="T4"><text:s/></text:span><text:span text:style-name="T4">Mr Baker agreed with Mr Blair’s proposal that </text:span></text:p>
          </draw:text-box>
        </draw:frame>
        <draw:frame draw:style-name="gr1" draw:text-style-name="P2" draw:layer="layout" svg:width="16.639cm" svg:height="0.475cm" svg:x="2.2cm" svg:y="5.697cm">
          <draw:text-box>
            <text:p text:style-name="P1"><text:span text:style-name="T4">the US should stick with the Paris Club mechanism. Mr Baker said that President Chirac </text:span></text:p>
          </draw:text-box>
        </draw:frame>
        <draw:frame draw:style-name="gr1" draw:text-style-name="P2" draw:layer="layout" svg:width="16.148cm" svg:height="0.475cm" svg:x="2.2cm" svg:y="6.262cm">
          <draw:text-box>
            <text:p text:style-name="P1"><text:span text:style-name="T4">was seeking debt reduction of no more than 50 percent and that Chancellor Schröder </text:span></text:p>
          </draw:text-box>
        </draw:frame>
        <draw:frame draw:style-name="gr1" draw:text-style-name="P2" draw:layer="layout" svg:width="15.623cm" svg:height="0.475cm" svg:x="2.2cm" svg:y="6.826cm">
          <draw:text-box>
            <text:p text:style-name="P1"><text:span text:style-name="T4">was starting from a position of 50 percent but was open to negotiation. Russia was </text:span></text:p>
          </draw:text-box>
        </draw:frame>
        <draw:frame draw:style-name="gr1" draw:text-style-name="P2" draw:layer="layout" svg:width="4.036cm" svg:height="0.475cm" svg:x="2.2cm" svg:y="7.391cm">
          <draw:text-box>
            <text:p text:style-name="P1"><text:span text:style-name="T4">giving mixed signals. </text:span></text:p>
          </draw:text-box>
        </draw:frame>
        <draw:frame draw:style-name="gr1" draw:text-style-name="P2" draw:layer="layout" svg:width="15.5cm" svg:height="0.475cm" svg:x="2.2cm" svg:y="8.305cm">
          <draw:text-box>
            <text:p text:style-name="P1"><text:span text:style-name="T6">828. </text:span><text:span text:style-name="T4"><text:s/>Mr Baker met Russian President Vladimir Putin on 18 December. The media </text:span></text:p>
          </draw:text-box>
        </draw:frame>
        <draw:frame draw:style-name="gr1" draw:text-style-name="P2" draw:layer="layout" svg:width="16.305cm" svg:height="0.475cm" svg:x="2.2cm" svg:y="8.87cm">
          <draw:text-box>
            <text:p text:style-name="P1"><text:span text:style-name="T4">reported that President Putin had told Mr Baker that Russia would join talks on settling </text:span></text:p>
          </draw:text-box>
        </draw:frame>
        <draw:frame draw:style-name="gr1" draw:text-style-name="P2" draw:layer="layout" svg:width="16.474cm" svg:height="0.475cm" svg:x="2.2cm" svg:y="9.434cm">
          <draw:text-box>
            <text:p text:style-name="P1"><text:span text:style-name="T4">Iraq’s debt, but would negotiate on the issue taking into account the economic interests </text:span></text:p>
          </draw:text-box>
        </draw:frame>
        <draw:frame draw:style-name="gr1" draw:text-style-name="P2" draw:layer="layout" svg:width="7.842cm" svg:height="0.475cm" svg:x="2.2cm" svg:y="9.998cm">
          <draw:text-box>
            <text:p text:style-name="P1"><text:span text:style-name="T4">of Russia and Russian companies in Iraq.</text:span></text:p>
          </draw:text-box>
        </draw:frame>
        <draw:frame draw:style-name="gr6" draw:text-style-name="P7" draw:layer="layout" svg:width="0.408cm" svg:height="0.276cm" svg:x="10.012cm" svg:y="10.017cm">
          <draw:text-box>
            <text:p text:style-name="P1"><text:span text:style-name="T9">504</text:span></text:p>
          </draw:text-box>
        </draw:frame>
        <draw:frame draw:style-name="gr5" draw:text-style-name="P6" draw:layer="layout" svg:width="15.699cm" svg:height="0.556cm" svg:x="2.2cm" svg:y="11.12cm">
          <draw:text-box>
            <text:p text:style-name="P1"><text:span text:style-name="T8">The UK seeks a better deal for the most heavily indebted countries</text:span></text:p>
          </draw:text-box>
        </draw:frame>
        <draw:frame draw:style-name="gr1" draw:text-style-name="P2" draw:layer="layout" svg:width="16.516cm" svg:height="0.475cm" svg:x="2.2cm" svg:y="11.948cm">
          <draw:text-box>
            <text:p text:style-name="P1"><text:span text:style-name="T6">829. </text:span><text:span text:style-name="T4"><text:s/>In January 2004, Mr Jon Cunliffe, Treasury Managing Director for Macroeconomic </text:span></text:p>
          </draw:text-box>
        </draw:frame>
        <draw:frame draw:style-name="gr1" draw:text-style-name="P2" draw:layer="layout" svg:width="16.491cm" svg:height="0.475cm" svg:x="2.2cm" svg:y="12.512cm">
          <draw:text-box>
            <text:p text:style-name="P1"><text:span text:style-name="T4">Policy and International Finance, highlighted to Mr Gary Edson, US Deputy Assistant to </text:span></text:p>
          </draw:text-box>
        </draw:frame>
        <draw:frame draw:style-name="gr1" draw:text-style-name="P2" draw:layer="layout" svg:width="16.029cm" svg:height="0.475cm" svg:x="2.2cm" svg:y="13.077cm">
          <draw:text-box>
            <text:p text:style-name="P1"><text:span text:style-name="T4">the President for International Economic Affairs, the UK’s need to demonstrate broad </text:span></text:p>
          </draw:text-box>
        </draw:frame>
        <draw:frame draw:style-name="gr1" draw:text-style-name="P2" draw:layer="layout" svg:width="15.534cm" svg:height="0.475cm" svg:x="2.2cm" svg:y="13.641cm">
          <draw:text-box>
            <text:p text:style-name="P1"><text:span text:style-name="T4">consistency between debt relief for Iraq and debt relief under the Heavily Indebted </text:span></text:p>
          </draw:text-box>
        </draw:frame>
        <draw:frame draw:style-name="gr1" draw:text-style-name="P2" draw:layer="layout" svg:width="16.144cm" svg:height="0.475cm" svg:x="2.2cm" svg:y="14.206cm">
          <draw:text-box>
            <text:p text:style-name="P1"><text:span text:style-name="T4">Poor Countries (HIPC) Initiative, in order to avoid charges of “aid diversion” from poor </text:span></text:p>
          </draw:text-box>
        </draw:frame>
        <draw:frame draw:style-name="gr1" draw:text-style-name="P2" draw:layer="layout" svg:width="3.169cm" svg:height="0.475cm" svg:x="2.2cm" svg:y="14.77cm">
          <draw:text-box>
            <text:p text:style-name="P1"><text:span text:style-name="T4">countries to Iraq.</text:span></text:p>
          </draw:text-box>
        </draw:frame>
        <draw:frame draw:style-name="gr6" draw:text-style-name="P7" draw:layer="layout" svg:width="0.408cm" svg:height="0.276cm" svg:x="5.353cm" svg:y="14.789cm">
          <draw:text-box>
            <text:p text:style-name="P1"><text:span text:style-name="T9">505</text:span></text:p>
          </draw:text-box>
        </draw:frame>
        <draw:frame draw:style-name="gr1" draw:text-style-name="P2" draw:layer="layout" svg:width="0.422cm" svg:height="0.475cm" svg:x="5.765cm" svg:y="14.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21cm" svg:height="0.475cm" svg:x="2.2cm" svg:y="15.685cm">
          <draw:text-box>
            <text:p text:style-name="P1"><text:span text:style-name="T6">830. </text:span><text:span text:style-name="T4"><text:s/>Mr Edson argued that Iraq was a special case, but acknowledged the need to be </text:span></text:p>
          </draw:text-box>
        </draw:frame>
        <draw:frame draw:style-name="gr1" draw:text-style-name="P2" draw:layer="layout" svg:width="11.534cm" svg:height="0.475cm" svg:x="2.2cm" svg:y="16.249cm">
          <draw:text-box>
            <text:p text:style-name="P1"><text:span text:style-name="T4">“</text:span><text:span text:style-name="T4">creative” in developing an acceptable debt relief agreement. </text:span></text:p>
          </draw:text-box>
        </draw:frame>
        <draw:frame draw:style-name="gr1" draw:text-style-name="P2" draw:layer="layout" svg:width="14.865cm" svg:height="0.475cm" svg:x="2.2cm" svg:y="17.163cm">
          <draw:text-box>
            <text:p text:style-name="P1"><text:span text:style-name="T6">831. </text:span><text:span text:style-name="T4"><text:s/>Mr Blair spoke to Mr Baker again on 18 May, at President Bush’s request.</text:span></text:p>
          </draw:text-box>
        </draw:frame>
        <draw:frame draw:style-name="gr6" draw:text-style-name="P7" draw:layer="layout" svg:width="0.408cm" svg:height="0.276cm" svg:x="16.985cm" svg:y="17.182cm">
          <draw:text-box>
            <text:p text:style-name="P1"><text:span text:style-name="T9">506</text:span></text:p>
          </draw:text-box>
        </draw:frame>
        <draw:frame draw:style-name="gr1" draw:text-style-name="P2" draw:layer="layout" svg:width="13.824cm" svg:height="0.475cm" svg:x="2.2cm" svg:y="18.078cm">
          <draw:text-box>
            <text:p text:style-name="P1"><text:span text:style-name="T6">832. </text:span><text:span text:style-name="T4"><text:s/>The Treasury’s briefing for Mr Blair restated the UK’s “key interests”:</text:span></text:p>
          </draw:text-box>
        </draw:frame>
        <draw:frame draw:style-name="gr2" draw:text-style-name="P3" draw:layer="layout" svg:width="0.634cm" svg:height="0.712cm" svg:x="2.95cm" svg:y="18.83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26cm" svg:height="0.475cm" svg:x="3.7cm" svg:y="18.992cm">
          <draw:text-box>
            <text:p text:style-name="P1"><text:span text:style-name="T4">debt relief would facilitate Iraq’s economic development;</text:span></text:p>
          </draw:text-box>
        </draw:frame>
        <draw:frame draw:style-name="gr2" draw:text-style-name="P3" draw:layer="layout" svg:width="0.634cm" svg:height="0.712cm" svg:x="2.95cm" svg:y="19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19.657cm">
          <draw:text-box>
            <text:p text:style-name="P1"><text:span text:style-name="T4">debt relief through the Paris Club would strengthen that multilateral process; and</text:span></text:p>
          </draw:text-box>
        </draw:frame>
        <draw:frame draw:style-name="gr2" draw:text-style-name="P3" draw:layer="layout" svg:width="0.634cm" svg:height="0.712cm" svg:x="2.95cm" svg:y="20.1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2cm" svg:height="0.475cm" svg:x="3.7cm" svg:y="20.321cm">
          <draw:text-box>
            <text:p text:style-name="P1"><text:span text:style-name="T4">financial: the UK was Iraq’s 14th largest creditor, holding claims of approximately </text:span></text:p>
          </draw:text-box>
        </draw:frame>
        <draw:frame draw:style-name="gr1" draw:text-style-name="P2" draw:layer="layout" svg:width="9.671cm" svg:height="0.475cm" svg:x="3.7cm" svg:y="20.886cm">
          <draw:text-box>
            <text:p text:style-name="P1"><text:span text:style-name="T4">£1.15bn; there was also a public expenditure issue.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frame draw:style-name="gr6" draw:text-style-name="P7" draw:layer="layout" svg:width="0.408cm" svg:height="0.276cm" svg:x="13.325cm" svg:y="20.904cm">
          <draw:text-box>
            <text:p text:style-name="P1"><text:span text:style-name="T9">507</text:span></text:p>
          </draw:text-box>
        </draw:frame>
        <draw:frame draw:style-name="gr9" draw:text-style-name="P9" draw:layer="layout" svg:width="0.404cm" svg:height="0.23cm" svg:x="2.2cm" svg:y="22.986cm">
          <draw:text-box>
            <text:p text:style-name="P1"><text:span text:style-name="T10">503 </text:span></text:p>
          </draw:text-box>
        </draw:frame>
        <draw:frame draw:style-name="gr4" draw:text-style-name="P5" draw:layer="layout" svg:width="15.488cm" svg:height="0.395cm" svg:x="2.6cm" svg:y="22.971cm">
          <draw:text-box>
            <text:p text:style-name="P1"><text:span text:style-name="T11">Letter Cannon to Bowman, 18 December 2003, ‘Iraq Debt: Call on Prime Minister by James Baker’. 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504 </text:span></text:p>
          </draw:text-box>
        </draw:frame>
        <draw:frame draw:style-name="gr4" draw:text-style-name="P5" draw:layer="layout" svg:width="15.877cm" svg:height="0.395cm" svg:x="2.6cm" svg:y="23.394cm">
          <draw:text-box>
            <text:p text:style-name="P1"><text:span text:style-name="T13">The New York Times</text:span><text:span text:style-name="T11">, 19 December 2003, </text:span><text:span text:style-name="T13">Russia agrees to discuss debt relief for Iraq</text:span><text:span text:style-name="T11">; </text:span><text:span text:style-name="T13">People’s Daily </text:span></text:p>
          </draw:text-box>
        </draw:frame>
        <draw:frame draw:style-name="gr4" draw:text-style-name="P5" draw:layer="layout" svg:width="13.215cm" svg:height="0.395cm" svg:x="2.2cm" svg:y="23.817cm">
          <draw:text-box>
            <text:p text:style-name="P1"><text:span text:style-name="T13">Online</text:span><text:span text:style-name="T11">, 20 December 2003, </text:span><text:span text:style-name="T13">Russia says business interests crucial in Iraq debt relief</text:span><text:span text:style-name="T11">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505 </text:span></text:p>
          </draw:text-box>
        </draw:frame>
        <draw:frame draw:style-name="gr4" draw:text-style-name="P5" draw:layer="layout" svg:width="16.08cm" svg:height="0.395cm" svg:x="2.6cm" svg:y="24.241cm">
          <draw:text-box>
            <text:p text:style-name="P1"><text:span text:style-name="T11">Email Treasury [junior official] to Cunliffe, 9 January 2004, ‘Iraq: NSC-HMG Telecon 08-01-04’ attaching </text:span></text:p>
          </draw:text-box>
        </draw:frame>
        <draw:frame draw:style-name="gr4" draw:text-style-name="P5" draw:layer="layout" svg:width="7.148cm" svg:height="0.395cm" svg:x="2.2cm" svg:y="24.664cm">
          <draw:text-box>
            <text:p text:style-name="P1"><text:span text:style-name="T11">Note, [undated], ‘Note of NSC-HMG Telecon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06 </text:span></text:p>
          </draw:text-box>
        </draw:frame>
        <draw:frame draw:style-name="gr4" draw:text-style-name="P5" draw:layer="layout" svg:width="15.674cm" svg:height="0.395cm" svg:x="2.6cm" svg:y="25.087cm">
          <draw:text-box>
            <text:p text:style-name="P1"><text:span text:style-name="T11">Letter Quarrey to Bowman, 18 May 2004, ‘Iraqi Debt: Prime Minister’s Phone Call with James Baker, </text:span></text:p>
          </draw:text-box>
        </draw:frame>
        <draw:frame draw:style-name="gr4" draw:text-style-name="P5" draw:layer="layout" svg:width="16.537cm" svg:height="0.395cm" svg:x="2.2cm" svg:y="25.511cm">
          <draw:text-box>
            <text:p text:style-name="P1"><text:span text:style-name="T11">18 May’ attaching Paper, [undated], ‘Contingent HIPC Proposal: Extend HIPC, Accelerate Debt Reduction, </text:span></text:p>
          </draw:text-box>
        </draw:frame>
        <draw:frame draw:style-name="gr4" draw:text-style-name="P5" draw:layer="layout" svg:width="2.779cm" svg:height="0.395cm" svg:x="2.2cm" svg:y="25.934cm">
          <draw:text-box>
            <text:p text:style-name="P1"><text:span text:style-name="T11">Increase Grants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07 </text:span></text:p>
          </draw:text-box>
        </draw:frame>
        <draw:frame draw:style-name="gr4" draw:text-style-name="P5" draw:layer="layout" svg:width="14.848cm" svg:height="0.395cm" svg:x="2.6cm" svg:y="26.357cm">
          <draw:text-box>
            <text:p text:style-name="P1"><text:span text:style-name="T11">Minute Quarrey to Blair, 18 May 2004, ‘Iraq Debt: Jim Baker, 18 May’ attaching Paper Treasury, </text:span></text:p>
          </draw:text-box>
        </draw:frame>
        <draw:frame draw:style-name="gr4" draw:text-style-name="P5" draw:layer="layout" svg:width="9.011cm" svg:height="0.395cm" svg:x="2.2cm" svg:y="26.781cm">
          <draw:text-box>
            <text:p text:style-name="P1"><text:span text:style-name="T11">[undated], ‘Prime Minister’s Vidcon with Secretary Baker’. 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8</text:span></text:p>
          </draw:text-box>
        </draw:frame>
        <draw:frame draw:style-name="gr1" draw:text-style-name="P2" draw:layer="layout" svg:width="10.89cm" svg:height="0.475cm" svg:x="2.2cm" svg:y="2.525cm">
          <draw:text-box>
            <text:p text:style-name="P1"><text:span text:style-name="T6">833. </text:span><text:span text:style-name="T4"><text:s/>The briefing described that public expenditure issue:</text:span></text:p>
          </draw:text-box>
        </draw:frame>
        <draw:frame draw:style-name="gr1" draw:text-style-name="P2" draw:layer="layout" svg:width="15.175cm" svg:height="0.475cm" svg:x="2.95cm" svg:y="3.44cm">
          <draw:text-box>
            <text:p text:style-name="P1"><text:span text:style-name="T4">“</text:span><text:span text:style-name="T4">Provided debt reduction can be justified on financial grounds, the cost of writing </text:span></text:p>
          </draw:text-box>
        </draw:frame>
        <draw:frame draw:style-name="gr1" draw:text-style-name="P2" draw:layer="layout" svg:width="15.352cm" svg:height="0.475cm" svg:x="2.95cm" svg:y="4.004cm">
          <draw:text-box>
            <text:p text:style-name="P1"><text:span text:style-name="T4">off commercial debts does not score as departmental expenditure but is borne by </text:span></text:p>
          </draw:text-box>
        </draw:frame>
        <draw:frame draw:style-name="gr1" draw:text-style-name="P2" draw:layer="layout" svg:width="15.953cm" svg:height="0.475cm" svg:x="2.95cm" svg:y="4.568cm">
          <draw:text-box>
            <text:p text:style-name="P1"><text:span text:style-name="T4">ECGD and the Treasury. In practice, the most effective way of demonstrating a good </text:span></text:p>
          </draw:text-box>
        </draw:frame>
        <draw:frame draw:style-name="gr1" draw:text-style-name="P2" draw:layer="layout" svg:width="15.399cm" svg:height="0.475cm" svg:x="2.95cm" svg:y="5.133cm">
          <draw:text-box>
            <text:p text:style-name="P1"><text:span text:style-name="T4">financial case is to use the Paris Club process. In contrast, if the UK were to write </text:span></text:p>
          </draw:text-box>
        </draw:frame>
        <draw:frame draw:style-name="gr1" draw:text-style-name="P2" draw:layer="layout" svg:width="15.238cm" svg:height="0.475cm" svg:x="2.95cm" svg:y="5.697cm">
          <draw:text-box>
            <text:p text:style-name="P1"><text:span text:style-name="T4">off debts on policy grounds … the cost would score as departmental expenditure </text:span></text:p>
          </draw:text-box>
        </draw:frame>
        <draw:frame draw:style-name="gr1" draw:text-style-name="P2" draw:layer="layout" svg:width="13.904cm" svg:height="0.475cm" svg:x="2.95cm" svg:y="6.262cm">
          <draw:text-box>
            <text:p text:style-name="P1"><text:span text:style-name="T4">and would need to be financed by DFID or another spending department.”</text:span></text:p>
          </draw:text-box>
        </draw:frame>
        <draw:frame draw:style-name="gr1" draw:text-style-name="P2" draw:layer="layout" svg:width="16.321cm" svg:height="0.475cm" svg:x="2.2cm" svg:y="7.176cm">
          <draw:text-box>
            <text:p text:style-name="P1"><text:span text:style-name="T6">834. </text:span><text:span text:style-name="T4"><text:s/>The Treasury briefing identified a fourth interest: to use UK support for debt relief </text:span></text:p>
          </draw:text-box>
        </draw:frame>
        <draw:frame draw:style-name="gr1" draw:text-style-name="P2" draw:layer="layout" svg:width="16.643cm" svg:height="0.475cm" svg:x="2.2cm" svg:y="7.741cm">
          <draw:text-box>
            <text:p text:style-name="P1"><text:span text:style-name="T4">for Iraq to press the US to commit to more generous treatment of HIPCs. That treatment </text:span></text:p>
          </draw:text-box>
        </draw:frame>
        <draw:frame draw:style-name="gr1" draw:text-style-name="P2" draw:layer="layout" svg:width="15.64cm" svg:height="0.475cm" svg:x="2.2cm" svg:y="8.305cm">
          <draw:text-box>
            <text:p text:style-name="P1"><text:span text:style-name="T4">should include extending the HIPC Initiative and providing additional relief if HIPCs </text:span></text:p>
          </draw:text-box>
        </draw:frame>
        <draw:frame draw:style-name="gr1" draw:text-style-name="P2" draw:layer="layout" svg:width="16.207cm" svg:height="0.475cm" svg:x="2.2cm" svg:y="8.87cm">
          <draw:text-box>
            <text:p text:style-name="P1"><text:span text:style-name="T4">experienced external shocks. The briefing observed that the cost of debt relief for Iraq </text:span></text:p>
          </draw:text-box>
        </draw:frame>
        <draw:frame draw:style-name="gr1" draw:text-style-name="P2" draw:layer="layout" svg:width="15.483cm" svg:height="0.475cm" svg:x="2.2cm" svg:y="9.434cm">
          <draw:text-box>
            <text:p text:style-name="P1"><text:span text:style-name="T4">was likely to exceed the cost of the debt relief for all 38 of the countries which had </text:span></text:p>
          </draw:text-box>
        </draw:frame>
        <draw:frame draw:style-name="gr1" draw:text-style-name="P2" draw:layer="layout" svg:width="6.475cm" svg:height="0.475cm" svg:x="2.2cm" svg:y="9.998cm">
          <draw:text-box>
            <text:p text:style-name="P1"><text:span text:style-name="T4">benefited from the HIPC Initiative. </text:span></text:p>
          </draw:text-box>
        </draw:frame>
        <draw:frame draw:style-name="gr1" draw:text-style-name="P2" draw:layer="layout" svg:width="15.204cm" svg:height="0.475cm" svg:x="2.2cm" svg:y="10.913cm">
          <draw:text-box>
            <text:p text:style-name="P1"><text:span text:style-name="T6">835. </text:span><text:span text:style-name="T4"><text:s/>The briefing stated that the US might be intending to cancel 100 percent of </text:span></text:p>
          </draw:text-box>
        </draw:frame>
        <draw:frame draw:style-name="gr1" draw:text-style-name="P2" draw:layer="layout" svg:width="15.949cm" svg:height="0.475cm" svg:x="2.2cm" svg:y="11.477cm">
          <draw:text-box>
            <text:p text:style-name="P1"><text:span text:style-name="T4">Iraqi debt owed to it, and might press the UK to do the same. Assuming a Paris Club </text:span></text:p>
          </draw:text-box>
        </draw:frame>
        <draw:frame draw:style-name="gr1" draw:text-style-name="P2" draw:layer="layout" svg:width="16.351cm" svg:height="0.475cm" svg:x="2.2cm" svg:y="12.042cm">
          <draw:text-box>
            <text:p text:style-name="P1"><text:span text:style-name="T4">agreement to write-off 80 percent of Iraq’s debt, such an additional write-off would cost </text:span></text:p>
          </draw:text-box>
        </draw:frame>
        <draw:frame draw:style-name="gr1" draw:text-style-name="P2" draw:layer="layout" svg:width="15.657cm" svg:height="0.475cm" svg:x="2.2cm" svg:y="12.606cm">
          <draw:text-box>
            <text:p text:style-name="P1"><text:span text:style-name="T4">the UK £230m. As that additional write off would be on policy (rather than financial) </text:span></text:p>
          </draw:text-box>
        </draw:frame>
        <draw:frame draw:style-name="gr1" draw:text-style-name="P2" draw:layer="layout" svg:width="15.674cm" svg:height="0.475cm" svg:x="2.2cm" svg:y="13.171cm">
          <draw:text-box>
            <text:p text:style-name="P1"><text:span text:style-name="T4">grounds, the cost would fall to DFID, which would almost certainly make a claim on </text:span></text:p>
          </draw:text-box>
        </draw:frame>
        <draw:frame draw:style-name="gr1" draw:text-style-name="P2" draw:layer="layout" svg:width="15.149cm" svg:height="0.475cm" svg:x="2.2cm" svg:y="13.735cm">
          <draw:text-box>
            <text:p text:style-name="P1"><text:span text:style-name="T4">the Reserve. The Treasury advised that while a 100 percent write-off could have </text:span></text:p>
          </draw:text-box>
        </draw:frame>
        <draw:frame draw:style-name="gr1" draw:text-style-name="P2" draw:layer="layout" svg:width="16.029cm" svg:height="0.475cm" svg:x="2.2cm" svg:y="14.3cm">
          <draw:text-box>
            <text:p text:style-name="P1"><text:span text:style-name="T4">presentational benefits, it might not represent the best use of the resources available </text:span></text:p>
          </draw:text-box>
        </draw:frame>
        <draw:frame draw:style-name="gr1" draw:text-style-name="P2" draw:layer="layout" svg:width="16.203cm" svg:height="0.475cm" svg:x="2.2cm" svg:y="14.864cm">
          <draw:text-box>
            <text:p text:style-name="P1"><text:span text:style-name="T4">to Iraq and that other debtor countries, including some that had large debts to the UK, </text:span></text:p>
          </draw:text-box>
        </draw:frame>
        <draw:frame draw:style-name="gr1" draw:text-style-name="P2" draw:layer="layout" svg:width="6.314cm" svg:height="0.475cm" svg:x="2.2cm" svg:y="15.428cm">
          <draw:text-box>
            <text:p text:style-name="P1"><text:span text:style-name="T4">might demand similar generosity. </text:span></text:p>
          </draw:text-box>
        </draw:frame>
        <draw:frame draw:style-name="gr1" draw:text-style-name="P2" draw:layer="layout" svg:width="16.537cm" svg:height="0.475cm" svg:x="2.2cm" svg:y="16.343cm">
          <draw:text-box>
            <text:p text:style-name="P1"><text:span text:style-name="T6">836. </text:span><text:span text:style-name="T4"><text:s/>Just before Mr Blair and Mr Baker’s conversation, Mr Baker’s office sent No.10 an </text:span></text:p>
          </draw:text-box>
        </draw:frame>
        <draw:frame draw:style-name="gr1" draw:text-style-name="P2" draw:layer="layout" svg:width="16.529cm" svg:height="0.475cm" svg:x="2.2cm" svg:y="16.907cm">
          <draw:text-box>
            <text:p text:style-name="P1"><text:span text:style-name="T4">outline proposal to extend the HIPC Initiative for up to three years and to accelerate the </text:span></text:p>
          </draw:text-box>
        </draw:frame>
        <draw:frame draw:style-name="gr1" draw:text-style-name="P2" draw:layer="layout" svg:width="9.942cm" svg:height="0.475cm" svg:x="2.2cm" svg:y="17.472cm">
          <draw:text-box>
            <text:p text:style-name="P1"><text:span text:style-name="T4">provision of debt reduction under HIPC programmes.</text:span></text:p>
          </draw:text-box>
        </draw:frame>
        <draw:frame draw:style-name="gr6" draw:text-style-name="P7" draw:layer="layout" svg:width="0.408cm" svg:height="0.276cm" svg:x="12.106cm" svg:y="17.491cm">
          <draw:text-box>
            <text:p text:style-name="P1"><text:span text:style-name="T9">508</text:span></text:p>
          </draw:text-box>
        </draw:frame>
        <draw:frame draw:style-name="gr1" draw:text-style-name="P2" draw:layer="layout" svg:width="0.422cm" svg:height="0.475cm" svg:x="12.518cm" svg:y="17.4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6cm" svg:height="0.475cm" svg:x="2.2cm" svg:y="18.386cm">
          <draw:text-box>
            <text:p text:style-name="P1"><text:span text:style-name="T6">837. </text:span><text:span text:style-name="T4"><text:s/>During the phone call on 18 May, Mr Baker said that the US agreed with the UK’s </text:span></text:p>
          </draw:text-box>
        </draw:frame>
        <draw:frame draw:style-name="gr1" draw:text-style-name="P2" draw:layer="layout" svg:width="15.754cm" svg:height="0.475cm" svg:x="2.2cm" svg:y="18.951cm">
          <draw:text-box>
            <text:p text:style-name="P1"><text:span text:style-name="T4">proposal that debt reduction for Iraq should be accompanied by an extension of the </text:span></text:p>
          </draw:text-box>
        </draw:frame>
        <draw:frame draw:style-name="gr1" draw:text-style-name="P2" draw:layer="layout" svg:width="2.809cm" svg:height="0.475cm" svg:x="2.2cm" svg:y="19.515cm">
          <draw:text-box>
            <text:p text:style-name="P1"><text:span text:style-name="T4">HIPC Initiative.</text:span></text:p>
          </draw:text-box>
        </draw:frame>
        <draw:frame draw:style-name="gr6" draw:text-style-name="P7" draw:layer="layout" svg:width="0.408cm" svg:height="0.276cm" svg:x="5cm" svg:y="19.534cm">
          <draw:text-box>
            <text:p text:style-name="P1"><text:span text:style-name="T9">509</text:span></text:p>
          </draw:text-box>
        </draw:frame>
        <draw:frame draw:style-name="gr1" draw:text-style-name="P2" draw:layer="layout" svg:width="12.406cm" svg:height="0.475cm" svg:x="5.411cm" svg:y="19.515cm">
          <draw:text-box>
            <text:p text:style-name="P1"><text:span text:style-name="T4"><text:s/></text:span><text:span text:style-name="T4">He told Mr Blair that President Bush was prepared to support the </text:span></text:p>
          </draw:text-box>
        </draw:frame>
        <draw:frame draw:style-name="gr1" draw:text-style-name="P2" draw:layer="layout" svg:width="16.25cm" svg:height="0.475cm" svg:x="2.2cm" svg:y="20.08cm">
          <draw:text-box>
            <text:p text:style-name="P1"><text:span text:style-name="T4">HIPC Initiative only if there was a “parallel agreement” on Iraq. Referring to the outline </text:span></text:p>
          </draw:text-box>
        </draw:frame>
        <draw:frame draw:style-name="gr1" draw:text-style-name="P2" draw:layer="layout" svg:width="15.873cm" svg:height="0.475cm" svg:x="2.2cm" svg:y="20.644cm">
          <draw:text-box>
            <text:p text:style-name="P1"><text:span text:style-name="T4">proposal that his office had sent to No.10, Mr Baker said that it would not fly if it was </text:span></text:p>
          </draw:text-box>
        </draw:frame>
        <draw:frame draw:style-name="gr1" draw:text-style-name="P2" draw:layer="layout" svg:width="16.3cm" svg:height="0.475cm" svg:x="2.2cm" svg:y="21.208cm">
          <draw:text-box>
            <text:p text:style-name="P1"><text:span text:style-name="T4">seen as a US initiative, but might if it was seen as a UK and French initiative to secure </text:span></text:p>
          </draw:text-box>
        </draw:frame>
        <draw:frame draw:style-name="gr1" draw:text-style-name="P2" draw:layer="layout" svg:width="16.588cm" svg:height="0.475cm" svg:x="2.2cm" svg:y="21.773cm">
          <draw:text-box>
            <text:p text:style-name="P1"><text:span text:style-name="T4">concessions from the US on the HIPC Initiative in return for deep debt reduction for Iraq.</text:span></text:p>
          </draw:text-box>
        </draw:frame>
        <draw:frame draw:style-name="gr1" draw:text-style-name="P2" draw:layer="layout" svg:width="15.314cm" svg:height="0.475cm" svg:x="2.2cm" svg:y="22.687cm">
          <draw:text-box>
            <text:p text:style-name="P1"><text:span text:style-name="T6">838. </text:span><text:span text:style-name="T4"><text:s/>Mr Blair said that this was an important initiative and undertook to send it to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3.376cm" svg:height="0.475cm" svg:x="2.2cm" svg:y="23.252cm">
          <draw:text-box>
            <text:p text:style-name="P1"><text:span text:style-name="T4">President Chirac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08 </text:span></text:p>
          </draw:text-box>
        </draw:frame>
        <draw:frame draw:style-name="gr4" draw:text-style-name="P5" draw:layer="layout" svg:width="14.116cm" svg:height="0.395cm" svg:x="2.6cm" svg:y="25.511cm">
          <draw:text-box>
            <text:p text:style-name="P1"><text:span text:style-name="T11">Email Rogers to Bowman, 18 May 2004, ‘Heavily Indebted Poor Country (HIPC) Program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09 </text:span></text:p>
          </draw:text-box>
        </draw:frame>
        <draw:frame draw:style-name="gr4" draw:text-style-name="P5" draw:layer="layout" svg:width="15.674cm" svg:height="0.395cm" svg:x="2.6cm" svg:y="25.934cm">
          <draw:text-box>
            <text:p text:style-name="P1"><text:span text:style-name="T11">Letter Quarrey to Bowman, 18 May 2004, ‘Iraqi Debt: Prime Minister’s Phone Call with James Baker, </text:span></text:p>
          </draw:text-box>
        </draw:frame>
        <draw:frame draw:style-name="gr4" draw:text-style-name="P5" draw:layer="layout" svg:width="16.537cm" svg:height="0.395cm" svg:x="2.2cm" svg:y="26.357cm">
          <draw:text-box>
            <text:p text:style-name="P1"><text:span text:style-name="T11">18 May’ attaching Paper, [undated], ‘Contingent HIPC Proposal: Extend HIPC, Accelerate Debt Reduction, </text:span></text:p>
          </draw:text-box>
        </draw:frame>
        <draw:frame draw:style-name="gr4" draw:text-style-name="P5" draw:layer="layout" svg:width="2.779cm" svg:height="0.395cm" svg:x="2.2cm" svg:y="26.781cm">
          <draw:text-box>
            <text:p text:style-name="P1"><text:span text:style-name="T11">Increase Grants’. 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99</text:span></text:p>
          </draw:text-box>
        </draw:frame>
        <draw:frame draw:style-name="gr1" draw:text-style-name="P2" draw:layer="layout" svg:width="15.551cm" svg:height="0.475cm" svg:x="2.2cm" svg:y="2.525cm">
          <draw:text-box>
            <text:p text:style-name="P1"><text:span text:style-name="T6">839. </text:span><text:span text:style-name="T4"><text:s/>The IMF released the final elements of its Debt Sustainability Analysis (DSA) </text:span></text:p>
          </draw:text-box>
        </draw:frame>
        <draw:frame draw:style-name="gr1" draw:text-style-name="P2" draw:layer="layout" svg:width="3.537cm" svg:height="0.475cm" svg:x="2.2cm" svg:y="3.09cm">
          <draw:text-box>
            <text:p text:style-name="P1"><text:span text:style-name="T4">for Iraq on 25 May.</text:span></text:p>
          </draw:text-box>
        </draw:frame>
        <draw:frame draw:style-name="gr6" draw:text-style-name="P7" draw:layer="layout" svg:width="0.408cm" svg:height="0.276cm" svg:x="5.722cm" svg:y="3.108cm">
          <draw:text-box>
            <text:p text:style-name="P1"><text:span text:style-name="T9">510</text:span></text:p>
          </draw:text-box>
        </draw:frame>
        <draw:frame draw:style-name="gr1" draw:text-style-name="P2" draw:layer="layout" svg:width="11.835cm" svg:height="0.475cm" svg:x="6.133cm" svg:y="3.09cm">
          <draw:text-box>
            <text:p text:style-name="P1"><text:span text:style-name="T4"><text:s/></text:span><text:span text:style-name="T4">The DSA assessed that Iraq’s debt stock was US$124.8bn, of </text:span></text:p>
          </draw:text-box>
        </draw:frame>
        <draw:frame draw:style-name="gr1" draw:text-style-name="P2" draw:layer="layout" svg:width="16.474cm" svg:height="0.475cm" svg:x="2.2cm" svg:y="3.654cm">
          <draw:text-box>
            <text:p text:style-name="P1"><text:span text:style-name="T4">which US$42bn was owed to Paris Club creditors, US$67.3bn to non-Paris Club official </text:span></text:p>
          </draw:text-box>
        </draw:frame>
        <draw:frame draw:style-name="gr1" draw:text-style-name="P2" draw:layer="layout" svg:width="15.335cm" svg:height="0.475cm" svg:x="2.2cm" svg:y="4.218cm">
          <draw:text-box>
            <text:p text:style-name="P1"><text:span text:style-name="T4">creditors, US$15bn to the private sector and US$0.5bn to multilateral institutions. </text:span></text:p>
          </draw:text-box>
        </draw:frame>
        <draw:frame draw:style-name="gr1" draw:text-style-name="P2" draw:layer="layout" svg:width="12.829cm" svg:height="0.475cm" svg:x="2.2cm" svg:y="5.133cm">
          <draw:text-box>
            <text:p text:style-name="P1"><text:span text:style-name="T6">840. </text:span><text:span text:style-name="T4"><text:s/>A Treasury official briefed Mr Brown on the DSA two days later.</text:span></text:p>
          </draw:text-box>
        </draw:frame>
        <draw:frame draw:style-name="gr6" draw:text-style-name="P7" draw:layer="layout" svg:width="0.391cm" svg:height="0.276cm" svg:x="15cm" svg:y="5.152cm">
          <draw:text-box>
            <text:p text:style-name="P1"><text:span text:style-name="T9">511</text:span></text:p>
          </draw:text-box>
        </draw:frame>
        <draw:frame draw:style-name="gr1" draw:text-style-name="P2" draw:layer="layout" svg:width="2.741cm" svg:height="0.475cm" svg:x="15.394cm" svg:y="5.133cm">
          <draw:text-box>
            <text:p text:style-name="P1"><text:span text:style-name="T4"><text:s/></text:span><text:span text:style-name="T4">He estimated </text:span></text:p>
          </draw:text-box>
        </draw:frame>
        <draw:frame draw:style-name="gr1" draw:text-style-name="P2" draw:layer="layout" svg:width="15.441cm" svg:height="0.475cm" svg:x="2.2cm" svg:y="5.697cm">
          <draw:text-box>
            <text:p text:style-name="P1"><text:span text:style-name="T4">that, on the basis of the DSA assessment, Iraq required debt reduction of at least <text:s/></text:span></text:p>
          </draw:text-box>
        </draw:frame>
        <draw:frame draw:style-name="gr1" draw:text-style-name="P2" draw:layer="layout" svg:width="16.715cm" svg:height="0.475cm" svg:x="2.2cm" svg:y="6.262cm">
          <draw:text-box>
            <text:p text:style-name="P1"><text:span text:style-name="T4">80 percent and preferably 90 to 95 percent; the higher figures would deliver a robust exit </text:span></text:p>
          </draw:text-box>
        </draw:frame>
        <draw:frame draw:style-name="gr1" draw:text-style-name="P2" draw:layer="layout" svg:width="13.896cm" svg:height="0.475cm" svg:x="2.2cm" svg:y="6.826cm">
          <draw:text-box>
            <text:p text:style-name="P1"><text:span text:style-name="T4">from debt unsustainability and enable Iraq to cope with economic shocks. </text:span></text:p>
          </draw:text-box>
        </draw:frame>
        <draw:frame draw:style-name="gr1" draw:text-style-name="P2" draw:layer="layout" svg:width="15.724cm" svg:height="0.475cm" svg:x="2.2cm" svg:y="7.741cm">
          <draw:text-box>
            <text:p text:style-name="P1"><text:span text:style-name="T6">841. </text:span><text:span text:style-name="T4"><text:s/>Mr Blair spoke to President Chirac on 1 June, and suggested that the UK and </text:span></text:p>
          </draw:text-box>
        </draw:frame>
        <draw:frame draw:style-name="gr1" draw:text-style-name="P2" draw:layer="layout" svg:width="15.221cm" svg:height="0.475cm" svg:x="2.2cm" svg:y="8.305cm">
          <draw:text-box>
            <text:p text:style-name="P1"><text:span text:style-name="T4">France should make a joint approach to the US on debt relief for Iraq and HIPCs.</text:span></text:p>
          </draw:text-box>
        </draw:frame>
        <draw:frame draw:style-name="gr6" draw:text-style-name="P7" draw:layer="layout" svg:width="0.408cm" svg:height="0.276cm" svg:x="17.354cm" svg:y="8.324cm">
          <draw:text-box>
            <text:p text:style-name="P1"><text:span text:style-name="T9">512</text:span></text:p>
          </draw:text-box>
        </draw:frame>
        <draw:frame draw:style-name="gr1" draw:text-style-name="P2" draw:layer="layout" svg:width="0.422cm" svg:height="0.475cm" svg:x="17.766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769cm" svg:height="0.475cm" svg:x="2.2cm" svg:y="8.87cm">
          <draw:text-box>
            <text:p text:style-name="P1"><text:span text:style-name="T4">President Chirac did not support the proposal. </text:span></text:p>
          </draw:text-box>
        </draw:frame>
        <draw:frame draw:style-name="gr1" draw:text-style-name="P2" draw:layer="layout" svg:width="15.466cm" svg:height="0.475cm" svg:x="2.2cm" svg:y="9.784cm">
          <draw:text-box>
            <text:p text:style-name="P1"><text:span text:style-name="T6">842. </text:span><text:span text:style-name="T4"><text:s/>The US sought to broker a deal on debt relief for Iraq at the 8 June 2004 G8 </text:span></text:p>
          </draw:text-box>
        </draw:frame>
        <draw:frame draw:style-name="gr1" draw:text-style-name="P2" draw:layer="layout" svg:width="8.105cm" svg:height="0.475cm" svg:x="2.2cm" svg:y="10.348cm">
          <draw:text-box>
            <text:p text:style-name="P1"><text:span text:style-name="T4">Summit at Sea Island, but without success.</text:span></text:p>
          </draw:text-box>
        </draw:frame>
        <draw:frame draw:style-name="gr6" draw:text-style-name="P7" draw:layer="layout" svg:width="0.408cm" svg:height="0.276cm" svg:x="10.271cm" svg:y="10.367cm">
          <draw:text-box>
            <text:p text:style-name="P1"><text:span text:style-name="T9">513</text:span></text:p>
          </draw:text-box>
        </draw:frame>
        <draw:frame draw:style-name="gr1" draw:text-style-name="P2" draw:layer="layout" svg:width="8.13cm" svg:height="0.475cm" svg:x="10.682cm" svg:y="10.348cm">
          <draw:text-box>
            <text:p text:style-name="P1"><text:span text:style-name="T4"><text:s/></text:span><text:span text:style-name="T4">The Summit did agree to extend the HIPC </text:span></text:p>
          </draw:text-box>
        </draw:frame>
        <draw:frame draw:style-name="gr1" draw:text-style-name="P2" draw:layer="layout" svg:width="16.258cm" svg:height="0.475cm" svg:x="2.2cm" svg:y="10.913cm">
          <draw:text-box>
            <text:p text:style-name="P1"><text:span text:style-name="T4">Initiative for two years until 31 December 2006 and to provide the necessary financing </text:span></text:p>
          </draw:text-box>
        </draw:frame>
        <draw:frame draw:style-name="gr1" draw:text-style-name="P2" draw:layer="layout" svg:width="15.361cm" svg:height="0.475cm" svg:x="2.2cm" svg:y="11.477cm">
          <draw:text-box>
            <text:p text:style-name="P1"><text:span text:style-name="T4">to complete the initiative, and to provide additional debt relief “where appropriate”.</text:span></text:p>
          </draw:text-box>
        </draw:frame>
        <draw:frame draw:style-name="gr6" draw:text-style-name="P7" draw:layer="layout" svg:width="0.408cm" svg:height="0.276cm" svg:x="17.496cm" svg:y="11.496cm">
          <draw:text-box>
            <text:p text:style-name="P1"><text:span text:style-name="T9">514</text:span></text:p>
          </draw:text-box>
        </draw:frame>
        <draw:frame draw:style-name="gr1" draw:text-style-name="P2" draw:layer="layout" svg:width="0.422cm" svg:height="0.475cm" svg:x="17.908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12.392cm">
          <draw:text-box>
            <text:p text:style-name="P1"><text:span text:style-name="T6">843. </text:span><text:span text:style-name="T4"><text:s/>During a press conference at the end of the Summit, President Chirac was asked </text:span></text:p>
          </draw:text-box>
        </draw:frame>
        <draw:frame draw:style-name="gr1" draw:text-style-name="P2" draw:layer="layout" svg:width="14.895cm" svg:height="0.475cm" svg:x="2.2cm" svg:y="12.956cm">
          <draw:text-box>
            <text:p text:style-name="P1"><text:span text:style-name="T4">whether he still thought that 50 percent was the right level of debt relief for Iraq.</text:span></text:p>
          </draw:text-box>
        </draw:frame>
        <draw:frame draw:style-name="gr6" draw:text-style-name="P7" draw:layer="layout" svg:width="0.408cm" svg:height="0.276cm" svg:x="17.025cm" svg:y="12.975cm">
          <draw:text-box>
            <text:p text:style-name="P1"><text:span text:style-name="T9">515</text:span></text:p>
          </draw:text-box>
        </draw:frame>
        <draw:frame draw:style-name="gr1" draw:text-style-name="P2" draw:layer="layout" svg:width="0.422cm" svg:height="0.475cm" svg:x="17.437cm" svg:y="12.956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2.055cm" svg:height="0.475cm" svg:x="2.2cm" svg:y="13.521cm">
          <draw:text-box>
            <text:p text:style-name="P1"><text:span text:style-name="T4">He replied:</text:span></text:p>
          </draw:text-box>
        </draw:frame>
        <draw:frame draw:style-name="gr1" draw:text-style-name="P2" draw:layer="layout" svg:width="16.025cm" svg:height="0.475cm" svg:x="2.95cm" svg:y="14.435cm">
          <draw:text-box>
            <text:p text:style-name="P1"><text:span text:style-name="T4">“</text:span><text:span text:style-name="T4">It is absolutely the right one … Iraq is potentially a rich country even though she has </text:span></text:p>
          </draw:text-box>
        </draw:frame>
        <draw:frame draw:style-name="gr1" draw:text-style-name="P2" draw:layer="layout" svg:width="15.551cm" svg:height="0.475cm" svg:x="2.95cm" svg:y="15cm">
          <draw:text-box>
            <text:p text:style-name="P1"><text:span text:style-name="T4">a substantial debt. How will you explain to the very indebted poor countries … that </text:span></text:p>
          </draw:text-box>
        </draw:frame>
        <draw:frame draw:style-name="gr1" draw:text-style-name="P2" draw:layer="layout" svg:width="15.814cm" svg:height="0.475cm" svg:x="2.95cm" svg:y="15.564cm">
          <draw:text-box>
            <text:p text:style-name="P1"><text:span text:style-name="T4">we’re going to do for Iraq in three months more than we’ve done in ten years for the </text:span></text:p>
          </draw:text-box>
        </draw:frame>
        <draw:frame draw:style-name="gr1" draw:text-style-name="P2" draw:layer="layout" svg:width="14.433cm" svg:height="0.475cm" svg:x="2.95cm" svg:y="16.128cm">
          <draw:text-box>
            <text:p text:style-name="P1"><text:span text:style-name="T4">world’s thirty-seven poorest and most indebted countries? That … isn’t right.”</text:span></text:p>
          </draw:text-box>
        </draw:frame>
        <draw:frame draw:style-name="gr1" draw:text-style-name="P2" draw:layer="layout" svg:width="16.296cm" svg:height="0.475cm" svg:x="2.2cm" svg:y="17.043cm">
          <draw:text-box>
            <text:p text:style-name="P1"><text:span text:style-name="T6">844. </text:span><text:span text:style-name="T4"><text:s/>Treasury officials commented the following month that the Sea Island agreement </text:span></text:p>
          </draw:text-box>
        </draw:frame>
        <draw:frame draw:style-name="gr1" draw:text-style-name="P2" draw:layer="layout" svg:width="16.546cm" svg:height="0.475cm" svg:x="2.2cm" svg:y="17.607cm">
          <draw:text-box>
            <text:p text:style-name="P1"><text:span text:style-name="T4">had not gone as far as they had hoped, in part because there had been no concomitant </text:span></text:p>
          </draw:text-box>
        </draw:frame>
        <draw:frame draw:style-name="gr1" draw:text-style-name="P2" draw:layer="layout" svg:width="6.195cm" svg:height="0.475cm" svg:x="2.2cm" svg:y="18.172cm">
          <draw:text-box>
            <text:p text:style-name="P1"><text:span text:style-name="T4">agreement on debt relief for Iraq.</text:span></text:p>
          </draw:text-box>
        </draw:frame>
        <draw:frame draw:style-name="gr6" draw:text-style-name="P7" draw:layer="layout" svg:width="0.408cm" svg:height="0.276cm" svg:x="8.365cm" svg:y="18.191cm">
          <draw:text-box>
            <text:p text:style-name="P1"><text:span text:style-name="T9">516</text:span></text:p>
          </draw:text-box>
        </draw:frame>
        <draw:frame draw:style-name="gr1" draw:text-style-name="P2" draw:layer="layout" svg:width="8.905cm" svg:height="0.475cm" svg:x="8.777cm" svg:y="18.172cm">
          <draw:text-box>
            <text:p text:style-name="P1"><text:span text:style-name="T4"><text:s/></text:span><text:span text:style-name="T4">They reported that Mr Brown still believed that </text:span></text:p>
          </draw:text-box>
        </draw:frame>
        <draw:frame draw:style-name="gr1" draw:text-style-name="P2" draw:layer="layout" svg:width="16.123cm" svg:height="0.475cm" svg:x="2.2cm" svg:y="18.736cm">
          <draw:text-box>
            <text:p text:style-name="P1"><text:span text:style-name="T4">the UK should maintain a linkage between debt relief for Iraq and “a better deal for … </text:span></text:p>
          </draw:text-box>
        </draw:frame>
        <draw:frame draw:style-name="gr1" draw:text-style-name="P2" draw:layer="layout" svg:width="1.602cm" svg:height="0.475cm" svg:x="2.2cm" svg:y="19.301cm">
          <draw:text-box>
            <text:p text:style-name="P1"><text:span text:style-name="T4">HIPCs”. </text:span></text:p>
          </draw:text-box>
        </draw:frame>
        <draw:frame draw:style-name="gr5" draw:text-style-name="P6" draw:layer="layout" svg:width="12.495cm" svg:height="0.556cm" svg:x="2.2cm" svg:y="20.422cm">
          <draw:text-box>
            <text:p text:style-name="P1"><text:span text:style-name="T8">Paris Club agrees debt relief for Iraq, November 2004</text:span></text:p>
          </draw:text-box>
        </draw:frame>
        <draw:frame draw:style-name="gr1" draw:text-style-name="P2" draw:layer="layout" svg:width="16.228cm" svg:height="0.475cm" svg:x="2.2cm" svg:y="21.25cm">
          <draw:text-box>
            <text:p text:style-name="P1"><text:span text:style-name="T6">845. </text:span><text:span text:style-name="T4"><text:s/>Discussions continued over the summer between the Iraqi Government, the IMF </text:span></text:p>
          </draw:text-box>
        </draw:frame>
        <draw:frame draw:style-name="gr1" draw:text-style-name="P2" draw:layer="layout" svg:width="14.366cm" svg:height="0.475cm" svg:x="2.2cm" svg:y="21.815cm">
          <draw:text-box>
            <text:p text:style-name="P1"><text:span text:style-name="T4">and creditors on debt reduction and the terms of an IMF programme for Iraq.</text:span></text:p>
          </draw:text-box>
        </draw:frame>
        <draw:frame draw:style-name="gr6" draw:text-style-name="P7" draw:layer="layout" svg:width="0.408cm" svg:height="0.276cm" svg:x="16.506cm" svg:y="21.833cm">
          <draw:text-box>
            <text:p text:style-name="P1"><text:span text:style-name="T9">517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0.422cm" svg:height="0.475cm" svg:x="16.918cm" svg:y="21.815cm">
          <draw:text-box>
            <text:p text:style-name="P1"><text:span text:style-name="T4"><text:s text:c="2"/>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510 </text:span></text:p>
          </draw:text-box>
        </draw:frame>
        <draw:frame draw:style-name="gr4" draw:text-style-name="P5" draw:layer="layout" svg:width="13.667cm" svg:height="0.395cm" svg:x="2.6cm" svg:y="23.394cm">
          <draw:text-box>
            <text:p text:style-name="P1"><text:span text:style-name="T11">International Monetary Fund, 25 May 2004, </text:span><text:span text:style-name="T13">Iraq – External Debt Sustainability Analysis.</text:span><text:span text:style-name="T11"> </text:span></text:p>
          </draw:text-box>
        </draw:frame>
        <draw:frame draw:style-name="gr9" draw:text-style-name="P9" draw:layer="layout" svg:width="0.387cm" svg:height="0.23cm" svg:x="2.2cm" svg:y="23.833cm">
          <draw:text-box>
            <text:p text:style-name="P1"><text:span text:style-name="T10">511 </text:span></text:p>
          </draw:text-box>
        </draw:frame>
        <draw:frame draw:style-name="gr4" draw:text-style-name="P5" draw:layer="layout" svg:width="14.332cm" svg:height="0.395cm" svg:x="2.585cm" svg:y="23.817cm">
          <draw:text-box>
            <text:p text:style-name="P1"><text:span text:style-name="T11">Minute Habeshaw to Chancellor, 27 May 2004, ‘Iraq Debt: IMF Debt Sustainability Analysis’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512 </text:span></text:p>
          </draw:text-box>
        </draw:frame>
        <draw:frame draw:style-name="gr4" draw:text-style-name="P5" draw:layer="layout" svg:width="14.082cm" svg:height="0.395cm" svg:x="2.6cm" svg:y="24.241cm">
          <draw:text-box>
            <text:p text:style-name="P1"><text:span text:style-name="T11">Letter Rycroft to Adams, 1 June 2004, ‘Prime Minister’s Conversation with Chirac, 1 June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13 </text:span></text:p>
          </draw:text-box>
        </draw:frame>
        <draw:frame draw:style-name="gr4" draw:text-style-name="P5" draw:layer="layout" svg:width="7.973cm" svg:height="0.395cm" svg:x="2.6cm" svg:y="24.664cm">
          <draw:text-box>
            <text:p text:style-name="P1"><text:span text:style-name="T11">Paper Treasury, 7 July 2004, ‘Iraq Debt and HIPC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14 </text:span></text:p>
          </draw:text-box>
        </draw:frame>
        <draw:frame draw:style-name="gr4" draw:text-style-name="P5" draw:layer="layout" svg:width="14.006cm" svg:height="0.395cm" svg:x="2.6cm" svg:y="25.087cm">
          <draw:text-box>
            <text:p text:style-name="P1"><text:span text:style-name="T11">Sea Island Summit 2004 Communiqué, 10 June 2004, </text:span><text:span text:style-name="T13">Debt Sustainability for the Poorest</text:span><text:span text:style-name="T11">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15 </text:span></text:p>
          </draw:text-box>
        </draw:frame>
        <draw:frame draw:style-name="gr4" draw:text-style-name="P5" draw:layer="layout" svg:width="15.72cm" svg:height="0.395cm" svg:x="2.6cm" svg:y="25.511cm">
          <draw:text-box>
            <text:p text:style-name="P1"><text:span text:style-name="T11">Présidence de la République, 10 June 2004, </text:span><text:span text:style-name="T13">Sommet du G8 – Conférence de Presse de M. Jacques </text:span></text:p>
          </draw:text-box>
        </draw:frame>
        <draw:frame draw:style-name="gr4" draw:text-style-name="P5" draw:layer="layout" svg:width="9.193cm" svg:height="0.395cm" svg:x="2.2cm" svg:y="25.934cm">
          <draw:text-box>
            <text:p text:style-name="P1"><text:span text:style-name="T13">CHIRAC Président de la République, a l’issue du Sommet</text:span><text:span text:style-name="T11">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16 </text:span></text:p>
          </draw:text-box>
        </draw:frame>
        <draw:frame draw:style-name="gr4" draw:text-style-name="P5" draw:layer="layout" svg:width="7.973cm" svg:height="0.395cm" svg:x="2.6cm" svg:y="26.357cm">
          <draw:text-box>
            <text:p text:style-name="P1"><text:span text:style-name="T11">Paper Treasury, 7 July 2004, ‘Iraq Debt and HIPC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17 </text:span></text:p>
          </draw:text-box>
        </draw:frame>
        <draw:frame draw:style-name="gr4" draw:text-style-name="P5" draw:layer="layout" svg:width="11.335cm" svg:height="0.395cm" svg:x="2.6cm" svg:y="26.781cm">
          <draw:text-box>
            <text:p text:style-name="P1"><text:span text:style-name="T11">Minute Habeshaw to Chancellor, 6 September 2004, ‘Iraq Debt: Update’. 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0</text:span></text:p>
          </draw:text-box>
        </draw:frame>
        <draw:frame draw:style-name="gr1" draw:text-style-name="P2" draw:layer="layout" svg:width="15.593cm" svg:height="0.475cm" svg:x="2.2cm" svg:y="2.525cm">
          <draw:text-box>
            <text:p text:style-name="P1"><text:span text:style-name="T4">The UK’s position remained that Iraq required debt reduction of at least 80 percent </text:span></text:p>
          </draw:text-box>
        </draw:frame>
        <draw:frame draw:style-name="gr1" draw:text-style-name="P2" draw:layer="layout" svg:width="15.56cm" svg:height="0.475cm" svg:x="2.2cm" svg:y="3.09cm">
          <draw:text-box>
            <text:p text:style-name="P1"><text:span text:style-name="T4">to deliver debt sustainability. The US and the Iraqi Government sought 95 percent, </text:span></text:p>
          </draw:text-box>
        </draw:frame>
        <draw:frame draw:style-name="gr1" draw:text-style-name="P2" draw:layer="layout" svg:width="16.275cm" svg:height="0.475cm" svg:x="2.2cm" svg:y="3.654cm">
          <draw:text-box>
            <text:p text:style-name="P1"><text:span text:style-name="T4">which the UK assessed would leave Iraq in a “very strong” financial position. The UK’s </text:span></text:p>
          </draw:text-box>
        </draw:frame>
        <draw:frame draw:style-name="gr1" draw:text-style-name="P2" draw:layer="layout" svg:width="16.288cm" svg:height="0.475cm" svg:x="2.2cm" svg:y="4.218cm">
          <draw:text-box>
            <text:p text:style-name="P1"><text:span text:style-name="T4">negotiating line, including in a bilateral meeting with the French on 1 September 2004, </text:span></text:p>
          </draw:text-box>
        </draw:frame>
        <draw:frame draw:style-name="gr1" draw:text-style-name="P2" draw:layer="layout" svg:width="10.458cm" svg:height="0.475cm" svg:x="2.2cm" svg:y="4.783cm">
          <draw:text-box>
            <text:p text:style-name="P1"><text:span text:style-name="T4">was to support the US position “while hinting flexibility”. </text:span></text:p>
          </draw:text-box>
        </draw:frame>
        <draw:frame draw:style-name="gr1" draw:text-style-name="P2" draw:layer="layout" svg:width="15.199cm" svg:height="0.475cm" svg:x="2.2cm" svg:y="5.697cm">
          <draw:text-box>
            <text:p text:style-name="P1"><text:span text:style-name="T6">846. </text:span><text:span text:style-name="T4"><text:s/>The IMF Board approved a US$436m Emergency Post-Conflict Assistance </text:span></text:p>
          </draw:text-box>
        </draw:frame>
        <draw:frame draw:style-name="gr1" draw:text-style-name="P2" draw:layer="layout" svg:width="7.11cm" svg:height="0.475cm" svg:x="2.2cm" svg:y="6.262cm">
          <draw:text-box>
            <text:p text:style-name="P1"><text:span text:style-name="T4">programme for Iraq on 29 September.</text:span></text:p>
          </draw:text-box>
        </draw:frame>
        <draw:frame draw:style-name="gr6" draw:text-style-name="P7" draw:layer="layout" svg:width="0.408cm" svg:height="0.276cm" svg:x="9.283cm" svg:y="6.281cm">
          <draw:text-box>
            <text:p text:style-name="P1"><text:span text:style-name="T9">518</text:span></text:p>
          </draw:text-box>
        </draw:frame>
        <draw:frame draw:style-name="gr1" draw:text-style-name="P2" draw:layer="layout" svg:width="8.393cm" svg:height="0.475cm" svg:x="9.695cm" svg:y="6.262cm">
          <draw:text-box>
            <text:p text:style-name="P1"><text:span text:style-name="T4"><text:s/></text:span><text:span text:style-name="T4">The UK Delegation to the IMF reported that </text:span></text:p>
          </draw:text-box>
        </draw:frame>
        <draw:frame draw:style-name="gr1" draw:text-style-name="P2" draw:layer="layout" svg:width="15.636cm" svg:height="0.475cm" svg:x="2.2cm" svg:y="6.826cm">
          <draw:text-box>
            <text:p text:style-name="P1"><text:span text:style-name="T4">unanimous approval had followed “tetchy” discussions, with a number of Executive </text:span></text:p>
          </draw:text-box>
        </draw:frame>
        <draw:frame draw:style-name="gr1" draw:text-style-name="P2" draw:layer="layout" svg:width="16.618cm" svg:height="0.475cm" svg:x="2.2cm" svg:y="7.391cm">
          <draw:text-box>
            <text:p text:style-name="P1"><text:span text:style-name="T4">Directors expressing unease at the speed of approval (the timetable had been driven by </text:span></text:p>
          </draw:text-box>
        </draw:frame>
        <draw:frame draw:style-name="gr1" draw:text-style-name="P2" draw:layer="layout" svg:width="16.203cm" svg:height="0.475cm" svg:x="2.2cm" svg:y="7.955cm">
          <draw:text-box>
            <text:p text:style-name="P1"><text:span text:style-name="T4">US demands and the IMF had cut back substantially on formal review processes) and </text:span></text:p>
          </draw:text-box>
        </draw:frame>
        <draw:frame draw:style-name="gr1" draw:text-style-name="P2" draw:layer="layout" svg:width="16.554cm" svg:height="0.475cm" svg:x="2.2cm" svg:y="8.52cm">
          <draw:text-box>
            <text:p text:style-name="P1"><text:span text:style-name="T4">whether the Iraqi Government would be able to implement the necessary policy reforms </text:span></text:p>
          </draw:text-box>
        </draw:frame>
        <draw:frame draw:style-name="gr1" draw:text-style-name="P2" draw:layer="layout" svg:width="16.58cm" svg:height="0.475cm" svg:x="2.2cm" svg:y="9.084cm">
          <draw:text-box>
            <text:p text:style-name="P1"><text:span text:style-name="T4">if the security situation did not improve. The IMF had commented that agreement paved </text:span></text:p>
          </draw:text-box>
        </draw:frame>
        <draw:frame draw:style-name="gr1" draw:text-style-name="P2" draw:layer="layout" svg:width="7.207cm" svg:height="0.475cm" svg:x="2.2cm" svg:y="9.648cm">
          <draw:text-box>
            <text:p text:style-name="P1"><text:span text:style-name="T4">the way for discussions on debt relief. </text:span></text:p>
          </draw:text-box>
        </draw:frame>
        <draw:frame draw:style-name="gr1" draw:text-style-name="P2" draw:layer="layout" svg:width="15.343cm" svg:height="0.475cm" svg:x="2.2cm" svg:y="10.563cm">
          <draw:text-box>
            <text:p text:style-name="P1"><text:span text:style-name="T6">847. </text:span><text:span text:style-name="T4"><text:s/>In early November, at the request of the Paris Club and in anticipation of an </text:span></text:p>
          </draw:text-box>
        </draw:frame>
        <draw:frame draw:style-name="gr1" draw:text-style-name="P2" draw:layer="layout" svg:width="15.615cm" svg:height="0.475cm" svg:x="2.2cm" svg:y="11.127cm">
          <draw:text-box>
            <text:p text:style-name="P1"><text:span text:style-name="T4">agreement on debt relief for Iraq later that month, the IMF revisited its DSA for Iraq.</text:span></text:p>
          </draw:text-box>
        </draw:frame>
        <draw:frame draw:style-name="gr6" draw:text-style-name="P7" draw:layer="layout" svg:width="0.408cm" svg:height="0.276cm" svg:x="17.753cm" svg:y="11.146cm">
          <draw:text-box>
            <text:p text:style-name="P1"><text:span text:style-name="T9">519</text:span></text:p>
          </draw:text-box>
        </draw:frame>
        <draw:frame draw:style-name="gr1" draw:text-style-name="P2" draw:layer="layout" svg:width="0.422cm" svg:height="0.475cm" svg:x="18.165cm" svg:y="11.1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9cm" svg:height="0.475cm" svg:x="2.2cm" svg:y="11.692cm">
          <draw:text-box>
            <text:p text:style-name="P1"><text:span text:style-name="T4">Treasury officials briefed Mr Brown that, on the basis of the new figures, debt reduction </text:span></text:p>
          </draw:text-box>
        </draw:frame>
        <draw:frame draw:style-name="gr1" draw:text-style-name="P2" draw:layer="layout" svg:width="15.699cm" svg:height="0.475cm" svg:x="2.2cm" svg:y="12.256cm">
          <draw:text-box>
            <text:p text:style-name="P1"><text:span text:style-name="T4">of between 75 and 85 percent was required to restore sustainability; debt reduction </text:span></text:p>
          </draw:text-box>
        </draw:frame>
        <draw:frame draw:style-name="gr1" draw:text-style-name="P2" draw:layer="layout" svg:width="15.551cm" svg:height="0.475cm" svg:x="2.2cm" svg:y="12.821cm">
          <draw:text-box>
            <text:p text:style-name="P1"><text:span text:style-name="T4">above 85 percent could not be justified financially. Officials also told Mr Brown that </text:span></text:p>
          </draw:text-box>
        </draw:frame>
        <draw:frame draw:style-name="gr1" draw:text-style-name="P2" draw:layer="layout" svg:width="15.962cm" svg:height="0.475cm" svg:x="2.2cm" svg:y="13.385cm">
          <draw:text-box>
            <text:p text:style-name="P1"><text:span text:style-name="T4">the US had now circulated a draft proposal seeking debt reduction of 89.5 percent in </text:span></text:p>
          </draw:text-box>
        </draw:frame>
        <draw:frame draw:style-name="gr1" draw:text-style-name="P2" draw:layer="layout" svg:width="16.042cm" svg:height="0.475cm" svg:x="2.2cm" svg:y="13.95cm">
          <draw:text-box>
            <text:p text:style-name="P1"><text:span text:style-name="T4">three phases, with a generous repayment profile. The UK supported that proposal as </text:span></text:p>
          </draw:text-box>
        </draw:frame>
        <draw:frame draw:style-name="gr1" draw:text-style-name="P2" draw:layer="layout" svg:width="15.911cm" svg:height="0.475cm" svg:x="2.2cm" svg:y="14.514cm">
          <draw:text-box>
            <text:p text:style-name="P1"><text:span text:style-name="T4">a negotiating position, but doubted that it could be agreed with Paris Club members. </text:span></text:p>
          </draw:text-box>
        </draw:frame>
        <draw:frame draw:style-name="gr1" draw:text-style-name="P2" draw:layer="layout" svg:width="15.885cm" svg:height="0.475cm" svg:x="2.2cm" svg:y="15.428cm">
          <draw:text-box>
            <text:p text:style-name="P1"><text:span text:style-name="T6">848. </text:span><text:span text:style-name="T4"><text:s/>A Treasury official warned Mr Brown on 12 November that the US had decided </text:span></text:p>
          </draw:text-box>
        </draw:frame>
        <draw:frame draw:style-name="gr1" draw:text-style-name="P2" draw:layer="layout" svg:width="15.746cm" svg:height="0.475cm" svg:x="2.2cm" svg:y="15.993cm">
          <draw:text-box>
            <text:p text:style-name="P1"><text:span text:style-name="T4">to offer Iraq additional debt relief following a Paris Club deal, writing off 100 percent </text:span></text:p>
          </draw:text-box>
        </draw:frame>
        <draw:frame draw:style-name="gr1" draw:text-style-name="P2" draw:layer="layout" svg:width="2.572cm" svg:height="0.475cm" svg:x="2.2cm" svg:y="16.557cm">
          <draw:text-box>
            <text:p text:style-name="P1"><text:span text:style-name="T4">of Iraq’s debt.</text:span></text:p>
          </draw:text-box>
        </draw:frame>
        <draw:frame draw:style-name="gr6" draw:text-style-name="P7" draw:layer="layout" svg:width="0.408cm" svg:height="0.276cm" svg:x="4.757cm" svg:y="16.576cm">
          <draw:text-box>
            <text:p text:style-name="P1"><text:span text:style-name="T9">520</text:span></text:p>
          </draw:text-box>
        </draw:frame>
        <draw:frame draw:style-name="gr1" draw:text-style-name="P2" draw:layer="layout" svg:width="12.415cm" svg:height="0.475cm" svg:x="5.169cm" svg:y="16.557cm">
          <draw:text-box>
            <text:p text:style-name="P1"><text:span text:style-name="T4"><text:s/></text:span><text:span text:style-name="T4">If the UK did the same it would cost between £172m and £344m, </text:span></text:p>
          </draw:text-box>
        </draw:frame>
        <draw:frame draw:style-name="gr1" draw:text-style-name="P2" draw:layer="layout" svg:width="15.534cm" svg:height="0.475cm" svg:x="2.2cm" svg:y="17.122cm">
          <draw:text-box>
            <text:p text:style-name="P1"><text:span text:style-name="T4">depending on the deal agreed at the Paris Club. Echoing the arguments offered in </text:span></text:p>
          </draw:text-box>
        </draw:frame>
        <draw:frame draw:style-name="gr1" draw:text-style-name="P2" draw:layer="layout" svg:width="16.029cm" svg:height="0.475cm" svg:x="2.2cm" svg:y="17.686cm">
          <draw:text-box>
            <text:p text:style-name="P1"><text:span text:style-name="T4">May 2004, the official advised that, while there were “political arguments” in favour of </text:span></text:p>
          </draw:text-box>
        </draw:frame>
        <draw:frame draw:style-name="gr1" draw:text-style-name="P2" draw:layer="layout" svg:width="12.541cm" svg:height="0.475cm" svg:x="2.2cm" svg:y="18.251cm">
          <draw:text-box>
            <text:p text:style-name="P1"><text:span text:style-name="T4">offering additional debt relief, there were also arguments against it:</text:span></text:p>
          </draw:text-box>
        </draw:frame>
        <draw:frame draw:style-name="gr2" draw:text-style-name="P3" draw:layer="layout" svg:width="0.634cm" svg:height="0.712cm" svg:x="2.95cm" svg:y="19.0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89cm" svg:height="0.475cm" svg:x="3.7cm" svg:y="19.165cm">
          <draw:text-box>
            <text:p text:style-name="P1"><text:span text:style-name="T4">Significantly poorer countries had not received 100 percent debt relief.</text:span></text:p>
          </draw:text-box>
        </draw:frame>
        <draw:frame draw:style-name="gr2" draw:text-style-name="P3" draw:layer="layout" svg:width="0.634cm" svg:height="0.712cm" svg:x="2.95cm" svg:y="19.6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4cm" svg:height="0.475cm" svg:x="3.7cm" svg:y="19.83cm">
          <draw:text-box>
            <text:p text:style-name="P1"><text:span text:style-name="T4">Iraq had no track record of using savings generated by debt relief for poverty </text:span></text:p>
          </draw:text-box>
        </draw:frame>
        <draw:frame draw:style-name="gr1" draw:text-style-name="P2" draw:layer="layout" svg:width="1.987cm" svg:height="0.475cm" svg:x="3.7cm" svg:y="20.394cm">
          <draw:text-box>
            <text:p text:style-name="P1"><text:span text:style-name="T4">reduction. </text:span></text:p>
          </draw:text-box>
        </draw:frame>
        <draw:frame draw:style-name="gr2" draw:text-style-name="P3" draw:layer="layout" svg:width="0.634cm" svg:height="0.712cm" svg:x="2.95cm" svg:y="20.9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4cm" svg:height="0.475cm" svg:x="3.7cm" svg:y="21.058cm">
          <draw:text-box>
            <text:p text:style-name="P1"><text:span text:style-name="T4">Providing 100 percent debt relief would set a precedent for the UK’s treatment </text:span></text:p>
          </draw:text-box>
        </draw:frame>
        <draw:frame draw:style-name="gr1" draw:text-style-name="P2" draw:layer="layout" svg:width="3.406cm" svg:height="0.475cm" svg:x="3.7cm" svg:y="21.623cm">
          <draw:text-box>
            <text:p text:style-name="P1"><text:span text:style-name="T4">of other countries.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6.596cm" svg:height="0.475cm" svg:x="2.2cm" svg:y="22.537cm">
          <draw:text-box>
            <text:p text:style-name="P1"><text:span text:style-name="T6">849. </text:span><text:span text:style-name="T4"><text:s/>The official recommended that the UK should not offer additional debt relief to Iraq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18 </text:span></text:p>
          </draw:text-box>
        </draw:frame>
        <draw:frame draw:style-name="gr4" draw:text-style-name="P5" draw:layer="layout" svg:width="15.928cm" svg:height="0.395cm" svg:x="2.597cm" svg:y="25.511cm">
          <draw:text-box>
            <text:p text:style-name="P1"><text:span text:style-name="T11">Telegram 25 UKDEL IMF/IBRD to Treasury, 30 September 2004, ‘Iraq: IMF Approves Emergency Post </text:span></text:p>
          </draw:text-box>
        </draw:frame>
        <draw:frame draw:style-name="gr4" draw:text-style-name="P5" draw:layer="layout" svg:width="3.215cm" svg:height="0.395cm" svg:x="2.2cm" svg:y="25.934cm">
          <draw:text-box>
            <text:p text:style-name="P1"><text:span text:style-name="T11">Conflict Assistance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19 </text:span></text:p>
          </draw:text-box>
        </draw:frame>
        <draw:frame draw:style-name="gr4" draw:text-style-name="P5" draw:layer="layout" svg:width="15.335cm" svg:height="0.395cm" svg:x="2.6cm" svg:y="26.357cm">
          <draw:text-box>
            <text:p text:style-name="P1"><text:span text:style-name="T11">Minute Habeshaw to Chancellor, 8 November 2004, ‘Iraq Debt: New Debt Sustainability Numbers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20 </text:span></text:p>
          </draw:text-box>
        </draw:frame>
        <draw:frame draw:style-name="gr4" draw:text-style-name="P5" draw:layer="layout" svg:width="12.622cm" svg:height="0.395cm" svg:x="2.6cm" svg:y="26.781cm">
          <draw:text-box>
            <text:p text:style-name="P1"><text:span text:style-name="T11">Minute Treasury [junior official] to Brown, 12 November 2004, ‘Iraq Debt: Update’.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1</text:span></text:p>
          </draw:text-box>
        </draw:frame>
        <draw:frame draw:style-name="gr1" draw:text-style-name="P2" draw:layer="layout" svg:width="16.393cm" svg:height="0.475cm" svg:x="2.2cm" svg:y="2.525cm">
          <draw:text-box>
            <text:p text:style-name="P1"><text:span text:style-name="T6">850. </text:span><text:span text:style-name="T4"><text:s/>The Treasury told the Inquiry that it has no record of Mr Brown responding to that </text:span></text:p>
          </draw:text-box>
        </draw:frame>
        <draw:frame draw:style-name="gr1" draw:text-style-name="P2" draw:layer="layout" svg:width="1.348cm" svg:height="0.475cm" svg:x="2.2cm" svg:y="3.09cm">
          <draw:text-box>
            <text:p text:style-name="P1"><text:span text:style-name="T4">advice.</text:span></text:p>
          </draw:text-box>
        </draw:frame>
        <draw:frame draw:style-name="gr6" draw:text-style-name="P7" draw:layer="layout" svg:width="0.408cm" svg:height="0.276cm" svg:x="3.541cm" svg:y="3.108cm">
          <draw:text-box>
            <text:p text:style-name="P1"><text:span text:style-name="T9">521</text:span></text:p>
          </draw:text-box>
        </draw:frame>
        <draw:frame draw:style-name="gr1" draw:text-style-name="P2" draw:layer="layout" svg:width="0.422cm" svg:height="0.475cm" svg:x="3.95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76cm" svg:height="0.475cm" svg:x="2.2cm" svg:y="4.004cm">
          <draw:text-box>
            <text:p text:style-name="P1"><text:span text:style-name="T6">851. </text:span><text:span text:style-name="T4"><text:s/>Paris Club creditors agreed on 21 November to reduce Iraq’s official debt by <text:s/></text:span></text:p>
          </draw:text-box>
        </draw:frame>
        <draw:frame draw:style-name="gr1" draw:text-style-name="P2" draw:layer="layout" svg:width="2.131cm" svg:height="0.475cm" svg:x="2.2cm" svg:y="4.568cm">
          <draw:text-box>
            <text:p text:style-name="P1"><text:span text:style-name="T4">80 percent.</text:span></text:p>
          </draw:text-box>
        </draw:frame>
        <draw:frame draw:style-name="gr6" draw:text-style-name="P7" draw:layer="layout" svg:width="0.408cm" svg:height="0.276cm" svg:x="4.318cm" svg:y="4.587cm">
          <draw:text-box>
            <text:p text:style-name="P1"><text:span text:style-name="T9">522</text:span></text:p>
          </draw:text-box>
        </draw:frame>
        <draw:frame draw:style-name="gr1" draw:text-style-name="P2" draw:layer="layout" svg:width="13.329cm" svg:height="0.475cm" svg:x="4.73cm" svg:y="4.568cm">
          <draw:text-box>
            <text:p text:style-name="P1"><text:span text:style-name="T4"><text:s/></text:span><text:span text:style-name="T4">The deal would be delivered in three stages: 30 percent immediately; <text:s/></text:span></text:p>
          </draw:text-box>
        </draw:frame>
        <draw:frame draw:style-name="gr1" draw:text-style-name="P2" draw:layer="layout" svg:width="16.051cm" svg:height="0.475cm" svg:x="2.2cm" svg:y="5.133cm">
          <draw:text-box>
            <text:p text:style-name="P1"><text:span text:style-name="T4">30 percent on approval of a standard IMF programme; and 20 percent on completion </text:span></text:p>
          </draw:text-box>
        </draw:frame>
        <draw:frame draw:style-name="gr1" draw:text-style-name="P2" draw:layer="layout" svg:width="16.482cm" svg:height="0.475cm" svg:x="2.2cm" svg:y="5.697cm">
          <draw:text-box>
            <text:p text:style-name="P1"><text:span text:style-name="T4">of the standard IMF programme. The deal would write off US$31.1bn of the US$38.9bn </text:span></text:p>
          </draw:text-box>
        </draw:frame>
        <draw:frame draw:style-name="gr1" draw:text-style-name="P2" draw:layer="layout" svg:width="15.691cm" svg:height="0.475cm" svg:x="2.2cm" svg:y="6.262cm">
          <draw:text-box>
            <text:p text:style-name="P1"><text:span text:style-name="T4">owed to Paris Club creditors. The Iraqi Government committed to seek comparable </text:span></text:p>
          </draw:text-box>
        </draw:frame>
        <draw:frame draw:style-name="gr1" draw:text-style-name="P2" draw:layer="layout" svg:width="8.21cm" svg:height="0.475cm" svg:x="2.2cm" svg:y="6.826cm">
          <draw:text-box>
            <text:p text:style-name="P1"><text:span text:style-name="T4">treatment from its non-Paris Club creditors. </text:span></text:p>
          </draw:text-box>
        </draw:frame>
        <draw:frame draw:style-name="gr1" draw:text-style-name="P2" draw:layer="layout" svg:width="12.896cm" svg:height="0.475cm" svg:x="2.2cm" svg:y="7.741cm">
          <draw:text-box>
            <text:p text:style-name="P1"><text:span text:style-name="T6">852. </text:span><text:span text:style-name="T4"><text:s/>The UK’s share of that write-off was approximately US$1.39bn,</text:span></text:p>
          </draw:text-box>
        </draw:frame>
        <draw:frame draw:style-name="gr6" draw:text-style-name="P7" draw:layer="layout" svg:width="0.408cm" svg:height="0.276cm" svg:x="15.032cm" svg:y="7.759cm">
          <draw:text-box>
            <text:p text:style-name="P1"><text:span text:style-name="T9">523</text:span></text:p>
          </draw:text-box>
        </draw:frame>
        <draw:frame draw:style-name="gr1" draw:text-style-name="P2" draw:layer="layout" svg:width="2.034cm" svg:height="0.475cm" svg:x="15.444cm" svg:y="7.741cm">
          <draw:text-box>
            <text:p text:style-name="P1"><text:span text:style-name="T4"><text:s/></text:span><text:span text:style-name="T4">or £954m </text:span></text:p>
          </draw:text-box>
        </draw:frame>
        <draw:frame draw:style-name="gr1" draw:text-style-name="P2" draw:layer="layout" svg:width="16.216cm" svg:height="0.475cm" svg:x="2.2cm" svg:y="8.305cm">
          <draw:text-box>
            <text:p text:style-name="P1"><text:span text:style-name="T4">(£337m in UK financial year 2004/05, £337m in UK financial year 2005/06 and £280m </text:span></text:p>
          </draw:text-box>
        </draw:frame>
        <draw:frame draw:style-name="gr1" draw:text-style-name="P2" draw:layer="layout" svg:width="5.577cm" svg:height="0.475cm" svg:x="2.2cm" svg:y="8.87cm">
          <draw:text-box>
            <text:p text:style-name="P1"><text:span text:style-name="T4">in UK financial year 2008/09).</text:span></text:p>
          </draw:text-box>
        </draw:frame>
        <draw:frame draw:style-name="gr6" draw:text-style-name="P7" draw:layer="layout" svg:width="0.408cm" svg:height="0.276cm" svg:x="7.754cm" svg:y="8.888cm">
          <draw:text-box>
            <text:p text:style-name="P1"><text:span text:style-name="T9">524</text:span></text:p>
          </draw:text-box>
        </draw:frame>
        <draw:frame draw:style-name="gr1" draw:text-style-name="P2" draw:layer="layout" svg:width="8.863cm" svg:height="0.475cm" svg:x="8.165cm" svg:y="8.87cm">
          <draw:text-box>
            <text:p text:style-name="P1"><text:span text:style-name="T4"><text:s/></text:span><text:span text:style-name="T4">The entire amount was charged to the ECGD. </text:span></text:p>
          </draw:text-box>
        </draw:frame>
        <draw:frame draw:style-name="gr1" draw:text-style-name="P2" draw:layer="layout" svg:width="15.851cm" svg:height="0.475cm" svg:x="2.2cm" svg:y="9.784cm">
          <draw:text-box>
            <text:p text:style-name="P1"><text:span text:style-name="T6">853. </text:span><text:span text:style-name="T4"><text:s/>A Treasury briefing for Mr Brown stated that the deal represented an important </text:span></text:p>
          </draw:text-box>
        </draw:frame>
        <draw:frame draw:style-name="gr1" draw:text-style-name="P2" draw:layer="layout" svg:width="16.296cm" svg:height="0.475cm" svg:x="2.2cm" svg:y="10.348cm">
          <draw:text-box>
            <text:p text:style-name="P1"><text:span text:style-name="T4">success for the international community, demonstrating an ability to act together on an </text:span></text:p>
          </draw:text-box>
        </draw:frame>
        <draw:frame draw:style-name="gr1" draw:text-style-name="P2" draw:layer="layout" svg:width="4.604cm" svg:height="0.475cm" svg:x="2.2cm" svg:y="10.913cm">
          <draw:text-box>
            <text:p text:style-name="P1"><text:span text:style-name="T4">issue as divisive as Iraq.</text:span></text:p>
          </draw:text-box>
        </draw:frame>
        <draw:frame draw:style-name="gr6" draw:text-style-name="P7" draw:layer="layout" svg:width="0.408cm" svg:height="0.276cm" svg:x="6.788cm" svg:y="10.932cm">
          <draw:text-box>
            <text:p text:style-name="P1"><text:span text:style-name="T9">525</text:span></text:p>
          </draw:text-box>
        </draw:frame>
        <draw:frame draw:style-name="gr1" draw:text-style-name="P2" draw:layer="layout" svg:width="15.856cm" svg:height="0.475cm" svg:x="2.2cm" svg:y="11.827cm">
          <draw:text-box>
            <text:p text:style-name="P1"><text:span text:style-name="T6">854. </text:span><text:span text:style-name="T4"><text:s/>The Treasury told the Inquiry that the agreement followed intense negotiations </text:span></text:p>
          </draw:text-box>
        </draw:frame>
        <draw:frame draw:style-name="gr1" draw:text-style-name="P2" draw:layer="layout" svg:width="16.216cm" svg:height="0.475cm" svg:x="2.2cm" svg:y="12.392cm">
          <draw:text-box>
            <text:p text:style-name="P1"><text:span text:style-name="T4">between G7 officials and Ministers, including between Mr Brown, Secretary Snow and </text:span></text:p>
          </draw:text-box>
        </draw:frame>
        <draw:frame draw:style-name="gr1" draw:text-style-name="P2" draw:layer="layout" svg:width="9.709cm" svg:height="0.475cm" svg:x="2.2cm" svg:y="12.956cm">
          <draw:text-box>
            <text:p text:style-name="P1"><text:span text:style-name="T4">Mr Nicolas Sarkozy, the French Minister of Finance.</text:span></text:p>
          </draw:text-box>
        </draw:frame>
        <draw:frame draw:style-name="gr6" draw:text-style-name="P7" draw:layer="layout" svg:width="0.408cm" svg:height="0.276cm" svg:x="11.885cm" svg:y="12.975cm">
          <draw:text-box>
            <text:p text:style-name="P1"><text:span text:style-name="T9">526</text:span></text:p>
          </draw:text-box>
        </draw:frame>
        <draw:frame draw:style-name="gr1" draw:text-style-name="P2" draw:layer="layout" svg:width="6.272cm" svg:height="0.475cm" svg:x="12.297cm" svg:y="12.956cm">
          <draw:text-box>
            <text:p text:style-name="P1"><text:span text:style-name="T4"><text:s/></text:span><text:span text:style-name="T4">The deal had been finalised in a </text:span></text:p>
          </draw:text-box>
        </draw:frame>
        <draw:frame draw:style-name="gr1" draw:text-style-name="P2" draw:layer="layout" svg:width="16.601cm" svg:height="0.475cm" svg:x="2.2cm" svg:y="13.521cm">
          <draw:text-box>
            <text:p text:style-name="P1"><text:span text:style-name="T4">meeting between Secretary Snow and Mr Hans Eichel, the German Minister of Finance. </text:span></text:p>
          </draw:text-box>
        </draw:frame>
        <draw:frame draw:style-name="gr1" draw:text-style-name="P2" draw:layer="layout" svg:width="15.898cm" svg:height="0.475cm" svg:x="2.2cm" svg:y="14.435cm">
          <draw:text-box>
            <text:p text:style-name="P1"><text:span text:style-name="T6">855. </text:span><text:span text:style-name="T4"><text:s/>The Treasury told the Inquiry that it has no records of the discussions between </text:span></text:p>
          </draw:text-box>
        </draw:frame>
        <draw:frame draw:style-name="gr1" draw:text-style-name="P2" draw:layer="layout" svg:width="7.609cm" svg:height="0.475cm" svg:x="2.2cm" svg:y="15cm">
          <draw:text-box>
            <text:p text:style-name="P1"><text:span text:style-name="T4">Mr Brown and Mr Snow and Mr Sarkozy.</text:span></text:p>
          </draw:text-box>
        </draw:frame>
        <draw:frame draw:style-name="gr6" draw:text-style-name="P7" draw:layer="layout" svg:width="0.408cm" svg:height="0.276cm" svg:x="9.791cm" svg:y="15.018cm">
          <draw:text-box>
            <text:p text:style-name="P1"><text:span text:style-name="T9">527</text:span></text:p>
          </draw:text-box>
        </draw:frame>
        <draw:frame draw:style-name="gr1" draw:text-style-name="P2" draw:layer="layout" svg:width="0.422cm" svg:height="0.475cm" svg:x="10.203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718cm" svg:height="0.475cm" svg:x="2.2cm" svg:y="15.914cm">
          <draw:text-box>
            <text:p text:style-name="P1"><text:span text:style-name="T6">856. </text:span><text:span text:style-name="T4"><text:s/>The US wrote off 100 percent of Iraq’s debt, totalling US$4.1bn, on </text:span></text:p>
          </draw:text-box>
        </draw:frame>
        <draw:frame draw:style-name="gr1" draw:text-style-name="P2" draw:layer="layout" svg:width="3.736cm" svg:height="0.475cm" svg:x="2.2cm" svg:y="16.478cm">
          <draw:text-box>
            <text:p text:style-name="P1"><text:span text:style-name="T4">17 December 2004.</text:span></text:p>
          </draw:text-box>
        </draw:frame>
        <draw:frame draw:style-name="gr6" draw:text-style-name="P7" draw:layer="layout" svg:width="0.408cm" svg:height="0.276cm" svg:x="5.918cm" svg:y="16.497cm">
          <draw:text-box>
            <text:p text:style-name="P1"><text:span text:style-name="T9">528</text:span></text:p>
          </draw:text-box>
        </draw:frame>
        <draw:frame draw:style-name="gr1" draw:text-style-name="P2" draw:layer="layout" svg:width="0.422cm" svg:height="0.475cm" svg:x="6.33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82cm" svg:height="0.475cm" svg:x="2.2cm" svg:y="17.393cm">
          <draw:text-box>
            <text:p text:style-name="P1"><text:span text:style-name="T6">857. </text:span><text:span text:style-name="T4"><text:s/>In November 2006, Mr Brown was asked by Dr Barham Salih, Iraqi Deputy </text:span></text:p>
          </draw:text-box>
        </draw:frame>
        <draw:frame draw:style-name="gr1" draw:text-style-name="P2" draw:layer="layout" svg:width="10.721cm" svg:height="0.475cm" svg:x="2.2cm" svg:y="17.957cm">
          <draw:text-box>
            <text:p text:style-name="P1"><text:span text:style-name="T4">Prime Minister, to provide 100 percent debt relief for Iraq.</text:span></text:p>
          </draw:text-box>
        </draw:frame>
        <draw:frame draw:style-name="gr6" draw:text-style-name="P7" draw:layer="layout" svg:width="0.408cm" svg:height="0.276cm" svg:x="12.883cm" svg:y="17.976cm">
          <draw:text-box>
            <text:p text:style-name="P1"><text:span text:style-name="T9">529</text:span></text:p>
          </draw:text-box>
        </draw:frame>
        <draw:frame draw:style-name="gr1" draw:text-style-name="P2" draw:layer="layout" svg:width="4.181cm" svg:height="0.475cm" svg:x="13.294cm" svg:y="17.957cm">
          <draw:text-box>
            <text:p text:style-name="P1"><text:span text:style-name="T4"><text:s/></text:span><text:span text:style-name="T4">Mr Brown responded </text:span></text:p>
          </draw:text-box>
        </draw:frame>
        <draw:frame draw:style-name="gr1" draw:text-style-name="P2" draw:layer="layout" svg:width="15.382cm" svg:height="0.475cm" svg:x="2.2cm" svg:y="18.522cm">
          <draw:text-box>
            <text:p text:style-name="P1"><text:span text:style-name="T4">by highlighting the aid that the UK was already providing and his discussions with </text:span></text:p>
          </draw:text-box>
        </draw:frame>
        <draw:line draw:style-name="gr7" draw:text-style-name="P8" draw:layer="layout" svg:x1="2.199cm" svg:y1="21.196cm" svg:x2="7.3cm" svg:y2="21.196cm">
          <text:p/>
        </draw:line>
        <draw:frame draw:style-name="gr1" draw:text-style-name="P2" draw:layer="layout" svg:width="11.707cm" svg:height="0.475cm" svg:x="2.2cm" svg:y="19.086cm">
          <draw:text-box>
            <text:p text:style-name="P1"><text:span text:style-name="T4">counterparts in the Gulf states and the EU on supporting Iraq. </text:span></text:p>
          </draw:text-box>
        </draw:frame>
        <draw:frame draw:style-name="gr9" draw:text-style-name="P9" draw:layer="layout" svg:width="0.404cm" svg:height="0.23cm" svg:x="2.2cm" svg:y="21.716cm">
          <draw:text-box>
            <text:p text:style-name="P1"><text:span text:style-name="T10">521 </text:span></text:p>
          </draw:text-box>
        </draw:frame>
        <draw:frame draw:style-name="gr4" draw:text-style-name="P5" draw:layer="layout" svg:width="15.483cm" svg:height="0.395cm" svg:x="2.6cm" svg:y="21.701cm">
          <draw:text-box>
            <text:p text:style-name="P1"><text:span text:style-name="T11">Email Treasury [junior official] to Iraq Inquiry [junior official], 17 April 2014, ‘Further Queries Relating </text:span></text:p>
          </draw:text-box>
        </draw:frame>
        <draw:frame draw:style-name="gr4" draw:text-style-name="P5" draw:layer="layout" svg:width="2.347cm" svg:height="0.395cm" svg:x="2.2cm" svg:y="22.124cm">
          <draw:text-box>
            <text:p text:style-name="P1"><text:span text:style-name="T11">to Resources’. </text:span></text:p>
          </draw:text-box>
        </draw:frame>
        <draw:frame draw:style-name="gr9" draw:text-style-name="P9" draw:layer="layout" svg:width="0.404cm" svg:height="0.23cm" svg:x="2.2cm" svg:y="22.563cm">
          <draw:text-box>
            <text:p text:style-name="P1"><text:span text:style-name="T10">522 </text:span></text:p>
          </draw:text-box>
        </draw:frame>
        <draw:frame draw:style-name="gr4" draw:text-style-name="P5" draw:layer="layout" svg:width="16.11cm" svg:height="0.395cm" svg:x="2.6cm" svg:y="22.547cm">
          <draw:text-box>
            <text:p text:style-name="P1"><text:span text:style-name="T11">Paris Club, Press Communiqué, 21 November 2004, </text:span><text:span text:style-name="T13">Restructuring the Iraqi debt – Agreement between </text:span></text:p>
          </draw:text-box>
        </draw:frame>
        <draw:frame draw:style-name="gr4" draw:text-style-name="P5" draw:layer="layout" svg:width="3.782cm" svg:height="0.395cm" svg:x="2.2cm" svg:y="22.971cm">
          <draw:text-box>
            <text:p text:style-name="P1"><text:span text:style-name="T13">the Paris Club and Iraq. 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523 </text:span></text:p>
          </draw:text-box>
        </draw:frame>
        <draw:frame draw:style-name="gr4" draw:text-style-name="P5" draw:layer="layout" svg:width="14.759cm" svg:height="0.395cm" svg:x="2.6cm" svg:y="23.394cm">
          <draw:text-box>
            <text:p text:style-name="P1"><text:span text:style-name="T11">Briefing Treasury, [undated], ‘Brief: Meeting with Barham Saleh, Deputy Prime Minister of Iraq’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524 </text:span></text:p>
          </draw:text-box>
        </draw:frame>
        <draw:frame draw:style-name="gr4" draw:text-style-name="P5" draw:layer="layout" svg:width="15.526cm" svg:height="0.395cm" svg:x="2.6cm" svg:y="23.817cm">
          <draw:text-box>
            <text:p text:style-name="P1"><text:span text:style-name="T11">Letter Cabinet Office [junior official] to Aldred, 13 September 2011, ‘Iraq Inquiry: Request for Further </text:span></text:p>
          </draw:text-box>
        </draw:frame>
        <draw:frame draw:style-name="gr4" draw:text-style-name="P5" draw:layer="layout" svg:width="3.876cm" svg:height="0.395cm" svg:x="2.2cm" svg:y="24.241cm">
          <draw:text-box>
            <text:p text:style-name="P1"><text:span text:style-name="T11">Information on Funding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25 </text:span></text:p>
          </draw:text-box>
        </draw:frame>
        <draw:frame draw:style-name="gr4" draw:text-style-name="P5" draw:layer="layout" svg:width="14.759cm" svg:height="0.395cm" svg:x="2.6cm" svg:y="24.664cm">
          <draw:text-box>
            <text:p text:style-name="P1"><text:span text:style-name="T11">Briefing Treasury, [undated], ‘Brief: Meeting with Barham Saleh, Deputy Prime Minister of Iraq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26 </text:span></text:p>
          </draw:text-box>
        </draw:frame>
        <draw:frame draw:style-name="gr4" draw:text-style-name="P5" draw:layer="layout" svg:width="6.915cm" svg:height="0.395cm" svg:x="2.6cm" svg:y="25.087cm">
          <draw:text-box>
            <text:p text:style-name="P1"><text:span text:style-name="T11">Paper Treasury, 2010, ‘Iraq Briefing – Debt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27 </text:span></text:p>
          </draw:text-box>
        </draw:frame>
        <draw:frame draw:style-name="gr4" draw:text-style-name="P5" draw:layer="layout" svg:width="15.483cm" svg:height="0.395cm" svg:x="2.6cm" svg:y="25.511cm">
          <draw:text-box>
            <text:p text:style-name="P1"><text:span text:style-name="T11">Email Treasury [junior official] to Iraq Inquiry [junior official], 22 April 2014, ‘Further Queries Relating </text:span></text:p>
          </draw:text-box>
        </draw:frame>
        <draw:frame draw:style-name="gr4" draw:text-style-name="P5" draw:layer="layout" svg:width="2.347cm" svg:height="0.395cm" svg:x="2.2cm" svg:y="25.934cm">
          <draw:text-box>
            <text:p text:style-name="P1"><text:span text:style-name="T11">to Resources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28 </text:span></text:p>
          </draw:text-box>
        </draw:frame>
        <draw:frame draw:style-name="gr4" draw:text-style-name="P5" draw:layer="layout" svg:width="13.912cm" svg:height="0.395cm" svg:x="2.6cm" svg:y="26.357cm">
          <draw:text-box>
            <text:p text:style-name="P1"><text:span text:style-name="T11">Congressional Research Service, Report for Congress, 11 March 2005, </text:span><text:span text:style-name="T13">Iraq: Debt Relief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29 </text:span></text:p>
          </draw:text-box>
        </draw:frame>
        <draw:frame draw:style-name="gr4" draw:text-style-name="P5" draw:layer="layout" svg:width="8.956cm" svg:height="0.395cm" svg:x="2.6cm" svg:y="26.781cm">
          <draw:text-box>
            <text:p text:style-name="P1"><text:span text:style-name="T11">Record, [undated], ‘Chancellor’s Visit to Basra: 18/11/06’. 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2</text:span></text:p>
          </draw:text-box>
        </draw:frame>
        <draw:frame draw:style-name="gr1" draw:text-style-name="P2" draw:layer="layout" svg:width="14.865cm" svg:height="0.475cm" svg:x="2.2cm" svg:y="2.525cm">
          <draw:text-box>
            <text:p text:style-name="P1"><text:span text:style-name="T6">858. </text:span><text:span text:style-name="T4"><text:s/>The UK did not provide additional bilateral debt relief for Iraq, beyond the </text:span></text:p>
          </draw:text-box>
        </draw:frame>
        <draw:frame draw:style-name="gr1" draw:text-style-name="P2" draw:layer="layout" svg:width="7.067cm" svg:height="0.475cm" svg:x="2.2cm" svg:y="3.089cm">
          <draw:text-box>
            <text:p text:style-name="P1"><text:span text:style-name="T4">agreement reached at the Paris Club.</text:span></text:p>
          </draw:text-box>
        </draw:frame>
        <draw:frame draw:style-name="gr3" draw:text-style-name="P4" draw:layer="layout" svg:width="8.884cm" svg:height="0.628cm" svg:x="2.2cm" svg:y="4.117cm">
          <draw:text-box>
            <text:p text:style-name="P1"><text:span text:style-name="T3">Returning asylum seekers to Iraq</text:span></text:p>
          </draw:text-box>
        </draw:frame>
        <draw:frame draw:style-name="gr1" draw:text-style-name="P2" draw:layer="layout" svg:width="17.041cm" svg:height="0.475cm" svg:x="2.2cm" svg:y="5.01cm">
          <draw:text-box>
            <text:p text:style-name="P1"><text:span text:style-name="T6">859. </text:span><text:span text:style-name="T4"><text:s/>Iraq, with almost 50,000 applicants, was the biggest source of asylum seekers to the </text:span></text:p>
          </draw:text-box>
        </draw:frame>
        <draw:frame draw:style-name="gr1" draw:text-style-name="P2" draw:layer="layout" svg:width="16.504cm" svg:height="0.475cm" svg:x="2.2cm" svg:y="5.574cm">
          <draw:text-box>
            <text:p text:style-name="P1"><text:span text:style-name="T4">29 industrialised countries that provided monthly data to the UN High Commissioner for </text:span></text:p>
          </draw:text-box>
        </draw:frame>
        <draw:frame draw:style-name="gr1" draw:text-style-name="P2" draw:layer="layout" svg:width="5.378cm" svg:height="0.475cm" svg:x="2.2cm" svg:y="6.138cm">
          <draw:text-box>
            <text:p text:style-name="P1"><text:span text:style-name="T4">Refugees (UNHCR) in 2002.</text:span></text:p>
          </draw:text-box>
        </draw:frame>
        <draw:frame draw:style-name="gr6" draw:text-style-name="P7" draw:layer="layout" svg:width="0.408cm" svg:height="0.276cm" svg:x="7.501cm" svg:y="6.157cm">
          <draw:text-box>
            <text:p text:style-name="P1"><text:span text:style-name="T9">530</text:span></text:p>
          </draw:text-box>
        </draw:frame>
        <draw:frame draw:style-name="gr1" draw:text-style-name="P2" draw:layer="layout" svg:width="10.971cm" svg:height="0.475cm" svg:x="7.908cm" svg:y="6.138cm">
          <draw:text-box>
            <text:p text:style-name="P1"><text:span text:style-name="T4"><text:s/></text:span><text:span text:style-name="T4">Of those applicants, 14,565 applied for asylum in the UK. </text:span></text:p>
          </draw:text-box>
        </draw:frame>
        <draw:frame draw:style-name="gr1" draw:text-style-name="P2" draw:layer="layout" svg:width="16.736cm" svg:height="0.475cm" svg:x="2.2cm" svg:y="7.053cm">
          <draw:text-box>
            <text:p text:style-name="P1"><text:span text:style-name="T6">860. </text:span><text:span text:style-name="T4"><text:s/>Table 2 shows the number of asylum applications to certain industrialised countries </text:span></text:p>
          </draw:text-box>
        </draw:frame>
        <draw:frame draw:style-name="gr1" draw:text-style-name="P2" draw:layer="layout" svg:width="10.319cm" svg:height="0.475cm" svg:x="2.2cm" svg:y="7.617cm">
          <draw:text-box>
            <text:p text:style-name="P1"><text:span text:style-name="T4">and the UK originating in Iraq between 2002 and 2009.</text:span></text:p>
          </draw:text-box>
        </draw:frame>
        <draw:frame draw:style-name="gr1" draw:text-style-name="P2" draw:layer="layout" svg:width="16.343cm" svg:height="0.475cm" svg:x="2.358cm" svg:y="8.732cm">
          <draw:text-box>
            <text:p text:style-name="P1"><text:span text:style-name="T1">Table 2: Asylum applications to industrialised countries and to the UK originating in Iraq</text:span></text:p>
          </draw:text-box>
        </draw:frame>
        <draw:frame draw:style-name="gr6" draw:text-style-name="P7" draw:layer="layout" svg:width="0.408cm" svg:height="0.276cm" svg:x="8.441cm" svg:y="9.242cm">
          <draw:text-box>
            <text:p text:style-name="P1"><text:span text:style-name="T17">531</text:span></text:p>
          </draw:text-box>
        </draw:frame>
        <draw:frame draw:style-name="gr1" draw:text-style-name="P2" draw:layer="layout" svg:width="0.422cm" svg:height="0.475cm" svg:x="8.853cm" svg:y="9.223cm">
          <draw:text-box>
            <text:p text:style-name="P1"><text:span text:style-name="T18"><text:s/></text:span></text:p>
          </draw:text-box>
        </draw:frame>
        <draw:frame draw:style-name="gr6" draw:text-style-name="P7" draw:layer="layout" svg:width="0.408cm" svg:height="0.276cm" svg:x="8.971cm" svg:y="9.242cm">
          <draw:text-box>
            <text:p text:style-name="P1"><text:span text:style-name="T17">532</text:span></text:p>
          </draw:text-box>
        </draw:frame>
        <draw:frame draw:style-name="gr1" draw:text-style-name="P2" draw:layer="layout" svg:width="0.422cm" svg:height="0.475cm" svg:x="9.382cm" svg:y="9.223cm">
          <draw:text-box>
            <text:p text:style-name="P1"><text:span text:style-name="T18"><text:s/></text:span></text:p>
          </draw:text-box>
        </draw:frame>
        <draw:frame draw:style-name="gr6" draw:text-style-name="P7" draw:layer="layout" svg:width="0.408cm" svg:height="0.276cm" svg:x="9.5cm" svg:y="9.242cm">
          <draw:text-box>
            <text:p text:style-name="P1"><text:span text:style-name="T17">533</text:span></text:p>
          </draw:text-box>
        </draw:frame>
        <draw:frame draw:style-name="gr1" draw:text-style-name="P2" draw:layer="layout" svg:width="0.422cm" svg:height="0.475cm" svg:x="9.912cm" svg:y="9.223cm">
          <draw:text-box>
            <text:p text:style-name="P1"><text:span text:style-name="T18"><text:s/></text:span></text:p>
          </draw:text-box>
        </draw:frame>
        <draw:frame draw:style-name="gr6" draw:text-style-name="P7" draw:layer="layout" svg:width="0.408cm" svg:height="0.276cm" svg:x="10.029cm" svg:y="9.242cm">
          <draw:text-box>
            <text:p text:style-name="P1"><text:span text:style-name="T17">534</text:span></text:p>
          </draw:text-box>
        </draw:frame>
        <draw:frame draw:style-name="gr1" draw:text-style-name="P2" draw:layer="layout" svg:width="0.422cm" svg:height="0.475cm" svg:x="10.441cm" svg:y="9.223cm">
          <draw:text-box>
            <text:p text:style-name="P1"><text:span text:style-name="T18"><text:s/></text:span></text:p>
          </draw:text-box>
        </draw:frame>
        <draw:frame draw:style-name="gr6" draw:text-style-name="P7" draw:layer="layout" svg:width="0.408cm" svg:height="0.276cm" svg:x="10.559cm" svg:y="9.242cm">
          <draw:text-box>
            <text:p text:style-name="P1"><text:span text:style-name="T17">535</text:span></text:p>
          </draw:text-box>
        </draw:frame>
        <draw:frame draw:style-name="gr1" draw:text-style-name="P2" draw:layer="layout" svg:width="0.422cm" svg:height="0.475cm" svg:x="10.971cm" svg:y="9.223cm">
          <draw:text-box>
            <text:p text:style-name="P1"><text:span text:style-name="T18"><text:s/></text:span></text:p>
          </draw:text-box>
        </draw:frame>
        <draw:frame draw:style-name="gr6" draw:text-style-name="P7" draw:layer="layout" svg:width="0.408cm" svg:height="0.276cm" svg:x="11.088cm" svg:y="9.242cm">
          <draw:text-box>
            <text:p text:style-name="P1"><text:span text:style-name="T17">536</text:span></text:p>
          </draw:text-box>
        </draw:frame>
        <draw:frame draw:style-name="gr1" draw:text-style-name="P2" draw:layer="layout" svg:width="0.422cm" svg:height="0.475cm" svg:x="11.5cm" svg:y="9.223cm">
          <draw:text-box>
            <text:p text:style-name="P1"><text:span text:style-name="T18"><text:s/></text:span></text:p>
          </draw:text-box>
        </draw:frame>
        <draw:frame draw:style-name="gr6" draw:text-style-name="P7" draw:layer="layout" svg:width="0.408cm" svg:height="0.276cm" svg:x="11.618cm" svg:y="9.242cm">
          <draw:text-box>
            <text:p text:style-name="P1"><text:span text:style-name="T17">537</text:span></text:p>
          </draw:text-box>
        </draw:frame>
        <draw:frame draw:style-name="gr1" draw:text-style-name="P2" draw:layer="layout" svg:width="0.422cm" svg:height="0.475cm" svg:x="12.029cm" svg:y="9.223cm">
          <draw:text-box>
            <text:p text:style-name="P1"><text:span text:style-name="T18"><text:s/></text:span></text:p>
          </draw:text-box>
        </draw:frame>
        <draw:line draw:style-name="gr14" draw:text-style-name="P8" draw:layer="layout" svg:x1="2.199cm" svg:y1="9.755cm" svg:x2="4.508cm" svg:y2="9.755cm">
          <text:p/>
        </draw:line>
        <draw:line draw:style-name="gr14" draw:text-style-name="P8" draw:layer="layout" svg:x1="2.208cm" svg:y1="11.391cm" svg:x2="2.208cm" svg:y2="9.764cm">
          <text:p/>
        </draw:line>
        <draw:line draw:style-name="gr14" draw:text-style-name="P8" draw:layer="layout" svg:x1="4.508cm" svg:y1="9.755cm" svg:x2="9.278cm" svg:y2="9.755cm">
          <text:p/>
        </draw:line>
        <draw:line draw:style-name="gr14" draw:text-style-name="P8" draw:layer="layout" svg:x1="4.508cm" svg:y1="11.391cm" svg:x2="4.508cm" svg:y2="9.764cm">
          <text:p/>
        </draw:line>
        <draw:line draw:style-name="gr14" draw:text-style-name="P8" draw:layer="layout" svg:x1="9.278cm" svg:y1="9.755cm" svg:x2="14.048cm" svg:y2="9.755cm">
          <text:p/>
        </draw:line>
        <draw:line draw:style-name="gr14" draw:text-style-name="P8" draw:layer="layout" svg:x1="9.278cm" svg:y1="11.391cm" svg:x2="9.278cm" svg:y2="9.764cm">
          <text:p/>
        </draw:line>
        <draw:line draw:style-name="gr14" draw:text-style-name="P8" draw:layer="layout" svg:x1="14.048cm" svg:y1="9.755cm" svg:x2="18.799cm" svg:y2="9.755cm">
          <text:p/>
        </draw:line>
        <draw:line draw:style-name="gr14" draw:text-style-name="P8" draw:layer="layout" svg:x1="14.048cm" svg:y1="11.391cm" svg:x2="14.048cm" svg:y2="9.764cm">
          <text:p/>
        </draw:line>
        <draw:line draw:style-name="gr14" draw:text-style-name="P8" draw:layer="layout" svg:x1="18.791cm" svg:y1="11.391cm" svg:x2="18.791cm" svg:y2="9.764cm">
          <text:p/>
        </draw:line>
        <draw:line draw:style-name="gr14" draw:text-style-name="P8" draw:layer="layout" svg:x1="2.208cm" svg:y1="12.191cm" svg:x2="2.208cm" svg:y2="11.409cm">
          <text:p/>
        </draw:line>
        <draw:line draw:style-name="gr14" draw:text-style-name="P8" draw:layer="layout" svg:x1="4.508cm" svg:y1="12.191cm" svg:x2="4.508cm" svg:y2="11.409cm">
          <text:p/>
        </draw:line>
        <draw:line draw:style-name="gr14" draw:text-style-name="P8" draw:layer="layout" svg:x1="9.278cm" svg:y1="12.191cm" svg:x2="9.278cm" svg:y2="11.409cm">
          <text:p/>
        </draw:line>
        <draw:line draw:style-name="gr14" draw:text-style-name="P8" draw:layer="layout" svg:x1="14.048cm" svg:y1="12.191cm" svg:x2="14.048cm" svg:y2="11.409cm">
          <text:p/>
        </draw:line>
        <draw:line draw:style-name="gr14" draw:text-style-name="P8" draw:layer="layout" svg:x1="18.791cm" svg:y1="12.191cm" svg:x2="18.791cm" svg:y2="11.409cm">
          <text:p/>
        </draw:line>
        <draw:line draw:style-name="gr14" draw:text-style-name="P8" draw:layer="layout" svg:x1="2.208cm" svg:y1="12.991cm" svg:x2="2.208cm" svg:y2="12.209cm">
          <text:p/>
        </draw:line>
        <draw:line draw:style-name="gr14" draw:text-style-name="P8" draw:layer="layout" svg:x1="4.508cm" svg:y1="12.991cm" svg:x2="4.508cm" svg:y2="12.209cm">
          <text:p/>
        </draw:line>
        <draw:line draw:style-name="gr14" draw:text-style-name="P8" draw:layer="layout" svg:x1="9.278cm" svg:y1="12.991cm" svg:x2="9.278cm" svg:y2="12.209cm">
          <text:p/>
        </draw:line>
        <draw:line draw:style-name="gr14" draw:text-style-name="P8" draw:layer="layout" svg:x1="14.048cm" svg:y1="12.991cm" svg:x2="14.048cm" svg:y2="12.209cm">
          <text:p/>
        </draw:line>
        <draw:line draw:style-name="gr14" draw:text-style-name="P8" draw:layer="layout" svg:x1="18.791cm" svg:y1="12.991cm" svg:x2="18.791cm" svg:y2="12.209cm">
          <text:p/>
        </draw:line>
        <draw:line draw:style-name="gr14" draw:text-style-name="P8" draw:layer="layout" svg:x1="2.208cm" svg:y1="13.791cm" svg:x2="2.208cm" svg:y2="13.009cm">
          <text:p/>
        </draw:line>
        <draw:line draw:style-name="gr14" draw:text-style-name="P8" draw:layer="layout" svg:x1="4.508cm" svg:y1="13.791cm" svg:x2="4.508cm" svg:y2="13.009cm">
          <text:p/>
        </draw:line>
        <draw:line draw:style-name="gr14" draw:text-style-name="P8" draw:layer="layout" svg:x1="9.278cm" svg:y1="13.791cm" svg:x2="9.278cm" svg:y2="13.009cm">
          <text:p/>
        </draw:line>
        <draw:line draw:style-name="gr14" draw:text-style-name="P8" draw:layer="layout" svg:x1="14.048cm" svg:y1="13.791cm" svg:x2="14.048cm" svg:y2="13.009cm">
          <text:p/>
        </draw:line>
        <draw:line draw:style-name="gr14" draw:text-style-name="P8" draw:layer="layout" svg:x1="18.791cm" svg:y1="13.791cm" svg:x2="18.791cm" svg:y2="13.009cm">
          <text:p/>
        </draw:line>
        <draw:line draw:style-name="gr14" draw:text-style-name="P8" draw:layer="layout" svg:x1="2.208cm" svg:y1="14.591cm" svg:x2="2.208cm" svg:y2="13.809cm">
          <text:p/>
        </draw:line>
        <draw:line draw:style-name="gr14" draw:text-style-name="P8" draw:layer="layout" svg:x1="4.508cm" svg:y1="14.591cm" svg:x2="4.508cm" svg:y2="13.809cm">
          <text:p/>
        </draw:line>
        <draw:line draw:style-name="gr14" draw:text-style-name="P8" draw:layer="layout" svg:x1="9.278cm" svg:y1="14.591cm" svg:x2="9.278cm" svg:y2="13.809cm">
          <text:p/>
        </draw:line>
        <draw:line draw:style-name="gr14" draw:text-style-name="P8" draw:layer="layout" svg:x1="14.048cm" svg:y1="14.591cm" svg:x2="14.048cm" svg:y2="13.809cm">
          <text:p/>
        </draw:line>
        <draw:line draw:style-name="gr14" draw:text-style-name="P8" draw:layer="layout" svg:x1="18.791cm" svg:y1="14.591cm" svg:x2="18.791cm" svg:y2="13.809cm">
          <text:p/>
        </draw:line>
        <draw:line draw:style-name="gr14" draw:text-style-name="P8" draw:layer="layout" svg:x1="2.208cm" svg:y1="15.391cm" svg:x2="2.208cm" svg:y2="14.609cm">
          <text:p/>
        </draw:line>
        <draw:line draw:style-name="gr14" draw:text-style-name="P8" draw:layer="layout" svg:x1="4.508cm" svg:y1="15.391cm" svg:x2="4.508cm" svg:y2="14.609cm">
          <text:p/>
        </draw:line>
        <draw:line draw:style-name="gr14" draw:text-style-name="P8" draw:layer="layout" svg:x1="9.278cm" svg:y1="15.391cm" svg:x2="9.278cm" svg:y2="14.609cm">
          <text:p/>
        </draw:line>
        <draw:line draw:style-name="gr14" draw:text-style-name="P8" draw:layer="layout" svg:x1="14.048cm" svg:y1="15.391cm" svg:x2="14.048cm" svg:y2="14.609cm">
          <text:p/>
        </draw:line>
        <draw:line draw:style-name="gr14" draw:text-style-name="P8" draw:layer="layout" svg:x1="18.791cm" svg:y1="15.391cm" svg:x2="18.791cm" svg:y2="14.609cm">
          <text:p/>
        </draw:line>
        <draw:line draw:style-name="gr14" draw:text-style-name="P8" draw:layer="layout" svg:x1="2.208cm" svg:y1="16.191cm" svg:x2="2.208cm" svg:y2="15.409cm">
          <text:p/>
        </draw:line>
        <draw:line draw:style-name="gr14" draw:text-style-name="P8" draw:layer="layout" svg:x1="4.508cm" svg:y1="16.191cm" svg:x2="4.508cm" svg:y2="15.409cm">
          <text:p/>
        </draw:line>
        <draw:line draw:style-name="gr14" draw:text-style-name="P8" draw:layer="layout" svg:x1="9.278cm" svg:y1="16.191cm" svg:x2="9.278cm" svg:y2="15.409cm">
          <text:p/>
        </draw:line>
        <draw:line draw:style-name="gr14" draw:text-style-name="P8" draw:layer="layout" svg:x1="14.048cm" svg:y1="16.191cm" svg:x2="14.048cm" svg:y2="15.409cm">
          <text:p/>
        </draw:line>
        <draw:line draw:style-name="gr14" draw:text-style-name="P8" draw:layer="layout" svg:x1="18.791cm" svg:y1="16.191cm" svg:x2="18.791cm" svg:y2="15.409cm">
          <text:p/>
        </draw:line>
        <draw:line draw:style-name="gr14" draw:text-style-name="P8" draw:layer="layout" svg:x1="2.208cm" svg:y1="16.991cm" svg:x2="2.208cm" svg:y2="16.209cm">
          <text:p/>
        </draw:line>
        <draw:line draw:style-name="gr14" draw:text-style-name="P8" draw:layer="layout" svg:x1="4.508cm" svg:y1="16.991cm" svg:x2="4.508cm" svg:y2="16.209cm">
          <text:p/>
        </draw:line>
        <draw:line draw:style-name="gr14" draw:text-style-name="P8" draw:layer="layout" svg:x1="9.278cm" svg:y1="16.991cm" svg:x2="9.278cm" svg:y2="16.209cm">
          <text:p/>
        </draw:line>
        <draw:line draw:style-name="gr14" draw:text-style-name="P8" draw:layer="layout" svg:x1="14.048cm" svg:y1="16.991cm" svg:x2="14.048cm" svg:y2="16.209cm">
          <text:p/>
        </draw:line>
        <draw:line draw:style-name="gr14" draw:text-style-name="P8" draw:layer="layout" svg:x1="18.791cm" svg:y1="16.991cm" svg:x2="18.791cm" svg:y2="16.209cm">
          <text:p/>
        </draw:line>
        <draw:line draw:style-name="gr14" draw:text-style-name="P8" draw:layer="layout" svg:x1="2.208cm" svg:y1="17.791cm" svg:x2="2.208cm" svg:y2="17.009cm">
          <text:p/>
        </draw:line>
        <draw:line draw:style-name="gr14" draw:text-style-name="P8" draw:layer="layout" svg:x1="4.508cm" svg:y1="17.791cm" svg:x2="4.508cm" svg:y2="17.009cm">
          <text:p/>
        </draw:line>
        <draw:line draw:style-name="gr14" draw:text-style-name="P8" draw:layer="layout" svg:x1="9.278cm" svg:y1="17.791cm" svg:x2="9.278cm" svg:y2="17.009cm">
          <text:p/>
        </draw:line>
        <draw:line draw:style-name="gr14" draw:text-style-name="P8" draw:layer="layout" svg:x1="14.048cm" svg:y1="17.791cm" svg:x2="14.048cm" svg:y2="17.009cm">
          <text:p/>
        </draw:line>
        <draw:line draw:style-name="gr14" draw:text-style-name="P8" draw:layer="layout" svg:x1="18.791cm" svg:y1="17.791cm" svg:x2="18.791cm" svg:y2="17.009cm">
          <text:p/>
        </draw:line>
        <draw:line draw:style-name="gr14" draw:text-style-name="P8" draw:layer="layout" svg:x1="2.199cm" svg:y1="17.8cm" svg:x2="4.508cm" svg:y2="17.8cm">
          <text:p/>
        </draw:line>
        <draw:line draw:style-name="gr14" draw:text-style-name="P8" draw:layer="layout" svg:x1="4.508cm" svg:y1="17.8cm" svg:x2="9.278cm" svg:y2="17.8cm">
          <text:p/>
        </draw:line>
        <draw:line draw:style-name="gr14" draw:text-style-name="P8" draw:layer="layout" svg:x1="9.278cm" svg:y1="17.8cm" svg:x2="14.048cm" svg:y2="17.8cm">
          <text:p/>
        </draw:line>
        <draw:line draw:style-name="gr14" draw:text-style-name="P8" draw:layer="layout" svg:x1="14.048cm" svg:y1="17.8cm" svg:x2="18.799cm" svg:y2="17.8cm">
          <text:p/>
        </draw:line>
        <draw:line draw:style-name="gr14" draw:text-style-name="P8" draw:layer="layout" svg:x1="2.199cm" svg:y1="11.4cm" svg:x2="4.508cm" svg:y2="11.4cm">
          <text:p/>
        </draw:line>
        <draw:line draw:style-name="gr14" draw:text-style-name="P8" draw:layer="layout" svg:x1="4.508cm" svg:y1="11.4cm" svg:x2="9.278cm" svg:y2="11.4cm">
          <text:p/>
        </draw:line>
        <draw:line draw:style-name="gr14" draw:text-style-name="P8" draw:layer="layout" svg:x1="9.278cm" svg:y1="11.4cm" svg:x2="14.048cm" svg:y2="11.4cm">
          <text:p/>
        </draw:line>
        <draw:line draw:style-name="gr14" draw:text-style-name="P8" draw:layer="layout" svg:x1="14.048cm" svg:y1="11.4cm" svg:x2="18.799cm" svg:y2="11.4cm">
          <text:p/>
        </draw:line>
        <draw:line draw:style-name="gr14" draw:text-style-name="P8" draw:layer="layout" svg:x1="2.199cm" svg:y1="12.2cm" svg:x2="4.508cm" svg:y2="12.2cm">
          <text:p/>
        </draw:line>
        <draw:line draw:style-name="gr14" draw:text-style-name="P8" draw:layer="layout" svg:x1="4.508cm" svg:y1="12.2cm" svg:x2="9.278cm" svg:y2="12.2cm">
          <text:p/>
        </draw:line>
        <draw:line draw:style-name="gr14" draw:text-style-name="P8" draw:layer="layout" svg:x1="9.278cm" svg:y1="12.2cm" svg:x2="14.048cm" svg:y2="12.2cm">
          <text:p/>
        </draw:line>
        <draw:line draw:style-name="gr14" draw:text-style-name="P8" draw:layer="layout" svg:x1="14.048cm" svg:y1="12.2cm" svg:x2="18.799cm" svg:y2="12.2cm">
          <text:p/>
        </draw:line>
        <draw:line draw:style-name="gr14" draw:text-style-name="P8" draw:layer="layout" svg:x1="2.199cm" svg:y1="13cm" svg:x2="4.508cm" svg:y2="13cm">
          <text:p/>
        </draw:line>
        <draw:line draw:style-name="gr14" draw:text-style-name="P8" draw:layer="layout" svg:x1="4.508cm" svg:y1="13cm" svg:x2="9.278cm" svg:y2="13cm">
          <text:p/>
        </draw:line>
        <draw:line draw:style-name="gr14" draw:text-style-name="P8" draw:layer="layout" svg:x1="9.278cm" svg:y1="13cm" svg:x2="14.048cm" svg:y2="13cm">
          <text:p/>
        </draw:line>
        <draw:line draw:style-name="gr14" draw:text-style-name="P8" draw:layer="layout" svg:x1="14.048cm" svg:y1="13cm" svg:x2="18.799cm" svg:y2="13cm">
          <text:p/>
        </draw:line>
        <draw:line draw:style-name="gr14" draw:text-style-name="P8" draw:layer="layout" svg:x1="2.199cm" svg:y1="13.8cm" svg:x2="4.508cm" svg:y2="13.8cm">
          <text:p/>
        </draw:line>
        <draw:line draw:style-name="gr14" draw:text-style-name="P8" draw:layer="layout" svg:x1="4.508cm" svg:y1="13.8cm" svg:x2="9.278cm" svg:y2="13.8cm">
          <text:p/>
        </draw:line>
        <draw:line draw:style-name="gr14" draw:text-style-name="P8" draw:layer="layout" svg:x1="9.278cm" svg:y1="13.8cm" svg:x2="14.048cm" svg:y2="13.8cm">
          <text:p/>
        </draw:line>
        <draw:line draw:style-name="gr14" draw:text-style-name="P8" draw:layer="layout" svg:x1="14.048cm" svg:y1="13.8cm" svg:x2="18.799cm" svg:y2="13.8cm">
          <text:p/>
        </draw:line>
        <draw:line draw:style-name="gr14" draw:text-style-name="P8" draw:layer="layout" svg:x1="2.199cm" svg:y1="14.6cm" svg:x2="4.508cm" svg:y2="14.6cm">
          <text:p/>
        </draw:line>
        <draw:line draw:style-name="gr14" draw:text-style-name="P8" draw:layer="layout" svg:x1="4.508cm" svg:y1="14.6cm" svg:x2="9.278cm" svg:y2="14.6cm">
          <text:p/>
        </draw:line>
        <draw:line draw:style-name="gr14" draw:text-style-name="P8" draw:layer="layout" svg:x1="9.278cm" svg:y1="14.6cm" svg:x2="14.048cm" svg:y2="14.6cm">
          <text:p/>
        </draw:line>
        <draw:line draw:style-name="gr14" draw:text-style-name="P8" draw:layer="layout" svg:x1="14.048cm" svg:y1="14.6cm" svg:x2="18.799cm" svg:y2="14.6cm">
          <text:p/>
        </draw:line>
        <draw:line draw:style-name="gr14" draw:text-style-name="P8" draw:layer="layout" svg:x1="2.199cm" svg:y1="15.4cm" svg:x2="4.508cm" svg:y2="15.4cm">
          <text:p/>
        </draw:line>
        <draw:line draw:style-name="gr14" draw:text-style-name="P8" draw:layer="layout" svg:x1="4.508cm" svg:y1="15.4cm" svg:x2="9.278cm" svg:y2="15.4cm">
          <text:p/>
        </draw:line>
        <draw:line draw:style-name="gr14" draw:text-style-name="P8" draw:layer="layout" svg:x1="9.278cm" svg:y1="15.4cm" svg:x2="14.048cm" svg:y2="15.4cm">
          <text:p/>
        </draw:line>
        <draw:line draw:style-name="gr14" draw:text-style-name="P8" draw:layer="layout" svg:x1="14.048cm" svg:y1="15.4cm" svg:x2="18.799cm" svg:y2="15.4cm">
          <text:p/>
        </draw:line>
        <draw:line draw:style-name="gr14" draw:text-style-name="P8" draw:layer="layout" svg:x1="2.199cm" svg:y1="16.2cm" svg:x2="4.508cm" svg:y2="16.2cm">
          <text:p/>
        </draw:line>
        <draw:line draw:style-name="gr14" draw:text-style-name="P8" draw:layer="layout" svg:x1="4.508cm" svg:y1="16.2cm" svg:x2="9.278cm" svg:y2="16.2cm">
          <text:p/>
        </draw:line>
        <draw:line draw:style-name="gr14" draw:text-style-name="P8" draw:layer="layout" svg:x1="9.278cm" svg:y1="16.2cm" svg:x2="14.048cm" svg:y2="16.2cm">
          <text:p/>
        </draw:line>
        <draw:line draw:style-name="gr14" draw:text-style-name="P8" draw:layer="layout" svg:x1="14.048cm" svg:y1="16.2cm" svg:x2="18.799cm" svg:y2="16.2cm">
          <text:p/>
        </draw:line>
        <draw:line draw:style-name="gr14" draw:text-style-name="P8" draw:layer="layout" svg:x1="2.199cm" svg:y1="17cm" svg:x2="4.508cm" svg:y2="17cm">
          <text:p/>
        </draw:line>
        <draw:line draw:style-name="gr14" draw:text-style-name="P8" draw:layer="layout" svg:x1="4.508cm" svg:y1="17cm" svg:x2="9.278cm" svg:y2="17cm">
          <text:p/>
        </draw:line>
        <draw:line draw:style-name="gr14" draw:text-style-name="P8" draw:layer="layout" svg:x1="9.278cm" svg:y1="17cm" svg:x2="14.048cm" svg:y2="17cm">
          <text:p/>
        </draw:line>
        <draw:line draw:style-name="gr14" draw:text-style-name="P8" draw:layer="layout" svg:x1="14.048cm" svg:y1="17cm" svg:x2="18.799cm" svg:y2="17cm">
          <text:p/>
        </draw:line>
        <draw:frame draw:style-name="gr6" draw:text-style-name="P7" draw:layer="layout" svg:width="0.408cm" svg:height="0.276cm" svg:x="12.147cm" svg:y="9.242cm">
          <draw:text-box>
            <text:p text:style-name="P1"><text:span text:style-name="T17">538</text:span></text:p>
          </draw:text-box>
        </draw:frame>
        <draw:frame draw:style-name="gr4" draw:text-style-name="P5" draw:layer="layout" svg:width="2.402cm" svg:height="0.395cm" svg:x="5.79cm" svg:y="9.858cm">
          <draw:text-box>
            <text:p text:style-name="P1"><text:span text:style-name="T19">Total number <text:s/></text:span></text:p>
          </draw:text-box>
        </draw:frame>
        <draw:frame draw:style-name="gr4" draw:text-style-name="P5" draw:layer="layout" svg:width="2.682cm" svg:height="0.395cm" svg:x="5.649cm" svg:y="10.352cm">
          <draw:text-box>
            <text:p text:style-name="P1"><text:span text:style-name="T19">of applications <text:s/></text:span></text:p>
          </draw:text-box>
        </draw:frame>
        <draw:frame draw:style-name="gr4" draw:text-style-name="P5" draw:layer="layout" svg:width="2.974cm" svg:height="0.395cm" svg:x="5.404cm" svg:y="10.846cm">
          <draw:text-box>
            <text:p text:style-name="P1"><text:span text:style-name="T19">originating in Iraq</text:span></text:p>
          </draw:text-box>
        </draw:frame>
        <draw:frame draw:style-name="gr4" draw:text-style-name="P5" draw:layer="layout" svg:width="1.958cm" svg:height="0.395cm" svg:x="10.782cm" svg:y="9.858cm">
          <draw:text-box>
            <text:p text:style-name="P1"><text:span text:style-name="T19">Number of <text:s/></text:span></text:p>
          </draw:text-box>
        </draw:frame>
        <draw:frame draw:style-name="gr4" draw:text-style-name="P5" draw:layer="layout" svg:width="3.308cm" svg:height="0.395cm" svg:x="10.105cm" svg:y="10.352cm">
          <draw:text-box>
            <text:p text:style-name="P1"><text:span text:style-name="T19">applications to the <text:s/></text:span></text:p>
          </draw:text-box>
        </draw:frame>
        <draw:frame draw:style-name="gr4" draw:text-style-name="P5" draw:layer="layout" svg:width="3.677cm" svg:height="0.395cm" svg:x="9.87cm" svg:y="10.846cm">
          <draw:text-box>
            <text:p text:style-name="P1"><text:span text:style-name="T19">UK originating in Iraq </text:span></text:p>
          </draw:text-box>
        </draw:frame>
        <draw:frame draw:style-name="gr4" draw:text-style-name="P5" draw:layer="layout" svg:width="2.521cm" svg:height="0.395cm" svg:x="15.253cm" svg:y="10.352cm">
          <draw:text-box>
            <text:p text:style-name="P1"><text:span text:style-name="T19">Percentage of <text:s/></text:span></text:p>
          </draw:text-box>
        </draw:frame>
        <draw:frame draw:style-name="gr4" draw:text-style-name="P5" draw:layer="layout" svg:width="2.995cm" svg:height="0.395cm" svg:x="14.969cm" svg:y="10.846cm">
          <draw:text-box>
            <text:p text:style-name="P1"><text:span text:style-name="T19">total applications </text:span></text:p>
          </draw:text-box>
        </draw:frame>
        <draw:frame draw:style-name="gr4" draw:text-style-name="P5" draw:layer="layout" svg:width="0.781cm" svg:height="0.395cm" svg:x="2.409cm" svg:y="11.574cm">
          <draw:text-box>
            <text:p text:style-name="P1"><text:span text:style-name="T11">2002</text:span></text:p>
          </draw:text-box>
        </draw:frame>
        <draw:frame draw:style-name="gr9" draw:text-style-name="P9" draw:layer="layout" svg:width="0.345cm" svg:height="0.23cm" svg:x="3.194cm" svg:y="11.625cm">
          <draw:text-box>
            <text:p text:style-name="P1"><text:span text:style-name="T10">531</text:span></text:p>
          </draw:text-box>
        </draw:frame>
        <draw:frame draw:style-name="gr4" draw:text-style-name="P5" draw:layer="layout" svg:width="1.073cm" svg:height="0.395cm" svg:x="8cm" svg:y="11.574cm">
          <draw:text-box>
            <text:p text:style-name="P1"><text:span text:style-name="T11">49,368</text:span></text:p>
          </draw:text-box>
        </draw:frame>
        <draw:frame draw:style-name="gr4" draw:text-style-name="P5" draw:layer="layout" svg:width="1.073cm" svg:height="0.395cm" svg:x="12.77cm" svg:y="11.574cm">
          <draw:text-box>
            <text:p text:style-name="P1"><text:span text:style-name="T11">14,565</text:span></text:p>
          </draw:text-box>
        </draw:frame>
        <draw:frame draw:style-name="gr4" draw:text-style-name="P5" draw:layer="layout" svg:width="0.684cm" svg:height="0.395cm" svg:x="17.904cm" svg:y="11.574cm">
          <draw:text-box>
            <text:p text:style-name="P1"><text:span text:style-name="T11">29.5</text:span></text:p>
          </draw:text-box>
        </draw:frame>
        <draw:frame draw:style-name="gr4" draw:text-style-name="P5" draw:layer="layout" svg:width="0.781cm" svg:height="0.395cm" svg:x="2.409cm" svg:y="12.374cm">
          <draw:text-box>
            <text:p text:style-name="P1"><text:span text:style-name="T11">2003</text:span></text:p>
          </draw:text-box>
        </draw:frame>
        <draw:frame draw:style-name="gr9" draw:text-style-name="P9" draw:layer="layout" svg:width="0.345cm" svg:height="0.23cm" svg:x="3.194cm" svg:y="12.425cm">
          <draw:text-box>
            <text:p text:style-name="P1"><text:span text:style-name="T10">532</text:span></text:p>
          </draw:text-box>
        </draw:frame>
        <draw:frame draw:style-name="gr4" draw:text-style-name="P5" draw:layer="layout" svg:width="1.073cm" svg:height="0.395cm" svg:x="8cm" svg:y="12.374cm">
          <draw:text-box>
            <text:p text:style-name="P1"><text:span text:style-name="T11">25,361</text:span></text:p>
          </draw:text-box>
        </draw:frame>
        <draw:frame draw:style-name="gr4" draw:text-style-name="P5" draw:layer="layout" svg:width="0.878cm" svg:height="0.395cm" svg:x="12.966cm" svg:y="12.374cm">
          <draw:text-box>
            <text:p text:style-name="P1"><text:span text:style-name="T11">4,290</text:span></text:p>
          </draw:text-box>
        </draw:frame>
        <draw:frame draw:style-name="gr4" draw:text-style-name="P5" draw:layer="layout" svg:width="0.684cm" svg:height="0.395cm" svg:x="17.904cm" svg:y="12.374cm">
          <draw:text-box>
            <text:p text:style-name="P1"><text:span text:style-name="T11">16.4</text:span></text:p>
          </draw:text-box>
        </draw:frame>
        <draw:frame draw:style-name="gr4" draw:text-style-name="P5" draw:layer="layout" svg:width="0.781cm" svg:height="0.395cm" svg:x="2.409cm" svg:y="13.175cm">
          <draw:text-box>
            <text:p text:style-name="P1"><text:span text:style-name="T11">2004</text:span></text:p>
          </draw:text-box>
        </draw:frame>
        <draw:frame draw:style-name="gr9" draw:text-style-name="P9" draw:layer="layout" svg:width="0.345cm" svg:height="0.23cm" svg:x="3.194cm" svg:y="13.225cm">
          <draw:text-box>
            <text:p text:style-name="P1"><text:span text:style-name="T10">533</text:span></text:p>
          </draw:text-box>
        </draw:frame>
        <draw:frame draw:style-name="gr4" draw:text-style-name="P5" draw:layer="layout" svg:width="0.878cm" svg:height="0.395cm" svg:x="8.196cm" svg:y="13.174cm">
          <draw:text-box>
            <text:p text:style-name="P1"><text:span text:style-name="T11">9,850</text:span></text:p>
          </draw:text-box>
        </draw:frame>
        <draw:frame draw:style-name="gr4" draw:text-style-name="P5" draw:layer="layout" svg:width="0.878cm" svg:height="0.395cm" svg:x="12.966cm" svg:y="13.174cm">
          <draw:text-box>
            <text:p text:style-name="P1"><text:span text:style-name="T11">1,880</text:span></text:p>
          </draw:text-box>
        </draw:frame>
        <draw:frame draw:style-name="gr4" draw:text-style-name="P5" draw:layer="layout" svg:width="0.684cm" svg:height="0.395cm" svg:x="17.904cm" svg:y="13.174cm">
          <draw:text-box>
            <text:p text:style-name="P1"><text:span text:style-name="T11">19.1</text:span></text:p>
          </draw:text-box>
        </draw:frame>
        <draw:frame draw:style-name="gr4" draw:text-style-name="P5" draw:layer="layout" svg:width="0.781cm" svg:height="0.395cm" svg:x="2.409cm" svg:y="13.974cm">
          <draw:text-box>
            <text:p text:style-name="P1"><text:span text:style-name="T11">2005</text:span></text:p>
          </draw:text-box>
        </draw:frame>
        <draw:frame draw:style-name="gr9" draw:text-style-name="P9" draw:layer="layout" svg:width="0.345cm" svg:height="0.23cm" svg:x="3.194cm" svg:y="14.025cm">
          <draw:text-box>
            <text:p text:style-name="P1"><text:span text:style-name="T10">534</text:span></text:p>
          </draw:text-box>
        </draw:frame>
        <draw:frame draw:style-name="gr4" draw:text-style-name="P5" draw:layer="layout" svg:width="1.073cm" svg:height="0.395cm" svg:x="8cm" svg:y="13.974cm">
          <draw:text-box>
            <text:p text:style-name="P1"><text:span text:style-name="T11">12,521</text:span></text:p>
          </draw:text-box>
        </draw:frame>
        <draw:frame draw:style-name="gr4" draw:text-style-name="P5" draw:layer="layout" svg:width="0.878cm" svg:height="0.395cm" svg:x="12.966cm" svg:y="13.974cm">
          <draw:text-box>
            <text:p text:style-name="P1"><text:span text:style-name="T11">1,605</text:span></text:p>
          </draw:text-box>
        </draw:frame>
        <draw:frame draw:style-name="gr4" draw:text-style-name="P5" draw:layer="layout" svg:width="0.684cm" svg:height="0.395cm" svg:x="17.904cm" svg:y="13.974cm">
          <draw:text-box>
            <text:p text:style-name="P1"><text:span text:style-name="T11">12.8</text:span></text:p>
          </draw:text-box>
        </draw:frame>
        <draw:frame draw:style-name="gr4" draw:text-style-name="P5" draw:layer="layout" svg:width="0.781cm" svg:height="0.395cm" svg:x="2.409cm" svg:y="14.774cm">
          <draw:text-box>
            <text:p text:style-name="P1"><text:span text:style-name="T11">2006</text:span></text:p>
          </draw:text-box>
        </draw:frame>
        <draw:frame draw:style-name="gr9" draw:text-style-name="P9" draw:layer="layout" svg:width="0.345cm" svg:height="0.23cm" svg:x="3.194cm" svg:y="14.825cm">
          <draw:text-box>
            <text:p text:style-name="P1"><text:span text:style-name="T10">535</text:span></text:p>
          </draw:text-box>
        </draw:frame>
        <draw:frame draw:style-name="gr4" draw:text-style-name="P5" draw:layer="layout" svg:width="1.073cm" svg:height="0.395cm" svg:x="8cm" svg:y="14.774cm">
          <draw:text-box>
            <text:p text:style-name="P1"><text:span text:style-name="T11">22,908</text:span></text:p>
          </draw:text-box>
        </draw:frame>
        <draw:frame draw:style-name="gr4" draw:text-style-name="P5" draw:layer="layout" svg:width="0.878cm" svg:height="0.395cm" svg:x="12.966cm" svg:y="14.774cm">
          <draw:text-box>
            <text:p text:style-name="P1"><text:span text:style-name="T11">1,305</text:span></text:p>
          </draw:text-box>
        </draw:frame>
        <draw:frame draw:style-name="gr4" draw:text-style-name="P5" draw:layer="layout" svg:width="0.489cm" svg:height="0.395cm" svg:x="18.101cm" svg:y="14.774cm">
          <draw:text-box>
            <text:p text:style-name="P1"><text:span text:style-name="T11">5.7</text:span></text:p>
          </draw:text-box>
        </draw:frame>
        <draw:frame draw:style-name="gr4" draw:text-style-name="P5" draw:layer="layout" svg:width="0.781cm" svg:height="0.395cm" svg:x="2.409cm" svg:y="15.575cm">
          <draw:text-box>
            <text:p text:style-name="P1"><text:span text:style-name="T11">2007</text:span></text:p>
          </draw:text-box>
        </draw:frame>
        <draw:frame draw:style-name="gr9" draw:text-style-name="P9" draw:layer="layout" svg:width="0.345cm" svg:height="0.23cm" svg:x="3.194cm" svg:y="15.625cm">
          <draw:text-box>
            <text:p text:style-name="P1"><text:span text:style-name="T10">536</text:span></text:p>
          </draw:text-box>
        </draw:frame>
        <draw:frame draw:style-name="gr4" draw:text-style-name="P5" draw:layer="layout" svg:width="1.073cm" svg:height="0.395cm" svg:x="8cm" svg:y="15.574cm">
          <draw:text-box>
            <text:p text:style-name="P1"><text:span text:style-name="T11">45,100</text:span></text:p>
          </draw:text-box>
        </draw:frame>
        <draw:frame draw:style-name="gr4" draw:text-style-name="P5" draw:layer="layout" svg:width="0.878cm" svg:height="0.395cm" svg:x="12.966cm" svg:y="15.574cm">
          <draw:text-box>
            <text:p text:style-name="P1"><text:span text:style-name="T11">2,075</text:span></text:p>
          </draw:text-box>
        </draw:frame>
        <draw:frame draw:style-name="gr4" draw:text-style-name="P5" draw:layer="layout" svg:width="0.489cm" svg:height="0.395cm" svg:x="18.101cm" svg:y="15.574cm">
          <draw:text-box>
            <text:p text:style-name="P1"><text:span text:style-name="T11">4.6</text:span></text:p>
          </draw:text-box>
        </draw:frame>
        <draw:frame draw:style-name="gr4" draw:text-style-name="P5" draw:layer="layout" svg:width="0.781cm" svg:height="0.395cm" svg:x="2.409cm" svg:y="16.374cm">
          <draw:text-box>
            <text:p text:style-name="P1"><text:span text:style-name="T11">2008</text:span></text:p>
          </draw:text-box>
        </draw:frame>
        <draw:frame draw:style-name="gr9" draw:text-style-name="P9" draw:layer="layout" svg:width="0.345cm" svg:height="0.23cm" svg:x="3.194cm" svg:y="16.425cm">
          <draw:text-box>
            <text:p text:style-name="P1"><text:span text:style-name="T10">537</text:span></text:p>
          </draw:text-box>
        </draw:frame>
        <draw:frame draw:style-name="gr4" draw:text-style-name="P5" draw:layer="layout" svg:width="1.073cm" svg:height="0.395cm" svg:x="8cm" svg:y="16.374cm">
          <draw:text-box>
            <text:p text:style-name="P1"><text:span text:style-name="T11">40,366</text:span></text:p>
          </draw:text-box>
        </draw:frame>
        <draw:frame draw:style-name="gr4" draw:text-style-name="P5" draw:layer="layout" svg:width="0.878cm" svg:height="0.395cm" svg:x="12.966cm" svg:y="16.374cm">
          <draw:text-box>
            <text:p text:style-name="P1"><text:span text:style-name="T11">2,030</text:span></text:p>
          </draw:text-box>
        </draw:frame>
        <draw:frame draw:style-name="gr4" draw:text-style-name="P5" draw:layer="layout" svg:width="0.489cm" svg:height="0.395cm" svg:x="18.101cm" svg:y="16.374cm">
          <draw:text-box>
            <text:p text:style-name="P1"><text:span text:style-name="T11">5.0</text:span></text:p>
          </draw:text-box>
        </draw:frame>
        <draw:frame draw:style-name="gr4" draw:text-style-name="P5" draw:layer="layout" svg:width="0.781cm" svg:height="0.395cm" svg:x="2.409cm" svg:y="17.174cm">
          <draw:text-box>
            <text:p text:style-name="P1"><text:span text:style-name="T11">2009</text:span></text:p>
          </draw:text-box>
        </draw:frame>
        <draw:frame draw:style-name="gr9" draw:text-style-name="P9" draw:layer="layout" svg:width="0.345cm" svg:height="0.23cm" svg:x="3.194cm" svg:y="17.225cm">
          <draw:text-box>
            <text:p text:style-name="P1"><text:span text:style-name="T10">538</text:span></text:p>
          </draw:text-box>
        </draw:frame>
        <draw:frame draw:style-name="gr4" draw:text-style-name="P5" draw:layer="layout" svg:width="1.073cm" svg:height="0.395cm" svg:x="8cm" svg:y="17.174cm">
          <draw:text-box>
            <text:p text:style-name="P1"><text:span text:style-name="T11">24,673</text:span></text:p>
          </draw:text-box>
        </draw:frame>
        <draw:frame draw:style-name="gr4" draw:text-style-name="P5" draw:layer="layout" svg:width="0.586cm" svg:height="0.395cm" svg:x="13.26cm" svg:y="17.174cm">
          <draw:text-box>
            <text:p text:style-name="P1"><text:span text:style-name="T11">990</text:span></text:p>
          </draw:text-box>
        </draw:frame>
        <draw:line draw:style-name="gr7" draw:text-style-name="P8" draw:layer="layout" svg:x1="2.199cm" svg:y1="18.233cm" svg:x2="7.299cm" svg:y2="18.233cm">
          <text:p/>
        </draw:line>
        <draw:frame draw:style-name="gr4" draw:text-style-name="P5" draw:layer="layout" svg:width="0.489cm" svg:height="0.395cm" svg:x="18.101cm" svg:y="17.174cm">
          <draw:text-box>
            <text:p text:style-name="P1"><text:span text:style-name="T11">4.0</text:span></text:p>
          </draw:text-box>
        </draw:frame>
        <draw:frame draw:style-name="gr9" draw:text-style-name="P9" draw:layer="layout" svg:width="0.404cm" svg:height="0.23cm" svg:x="2.2cm" svg:y="18.753cm">
          <draw:text-box>
            <text:p text:style-name="P1"><text:span text:style-name="T10">530 </text:span></text:p>
          </draw:text-box>
        </draw:frame>
        <draw:frame draw:style-name="gr4" draw:text-style-name="P5" draw:layer="layout" svg:width="15.136cm" svg:height="0.395cm" svg:x="2.646cm" svg:y="18.737cm">
          <draw:text-box>
            <text:p text:style-name="P1"><text:span text:style-name="T11">UNHCR, 24 February 2004, </text:span><text:span text:style-name="T13">Asylum Levels and Trends: Europe and non-European Industrialized </text:span></text:p>
          </draw:text-box>
        </draw:frame>
        <draw:frame draw:style-name="gr4" draw:text-style-name="P5" draw:layer="layout" svg:width="2.576cm" svg:height="0.395cm" svg:x="2.2cm" svg:y="19.161cm">
          <draw:text-box>
            <text:p text:style-name="P1"><text:span text:style-name="T13">Countries, 2003</text:span><text:span text:style-name="T11">.</text:span></text:p>
          </draw:text-box>
        </draw:frame>
        <draw:frame draw:style-name="gr9" draw:text-style-name="P9" draw:layer="layout" svg:width="0.404cm" svg:height="0.23cm" svg:x="2.2cm" svg:y="19.6cm">
          <draw:text-box>
            <text:p text:style-name="P1"><text:span text:style-name="T10">531 </text:span></text:p>
          </draw:text-box>
        </draw:frame>
        <draw:frame draw:style-name="gr4" draw:text-style-name="P5" draw:layer="layout" svg:width="15.136cm" svg:height="0.395cm" svg:x="2.646cm" svg:y="19.584cm">
          <draw:text-box>
            <text:p text:style-name="P1"><text:span text:style-name="T11">UNHCR, 24 February 2004, </text:span><text:span text:style-name="T13">Asylum Levels and Trends: Europe and non-European Industrialized </text:span></text:p>
          </draw:text-box>
        </draw:frame>
        <draw:frame draw:style-name="gr4" draw:text-style-name="P5" draw:layer="layout" svg:width="15.598cm" svg:height="0.395cm" svg:x="2.2cm" svg:y="20.007cm">
          <draw:text-box>
            <text:p text:style-name="P1"><text:span text:style-name="T13">Countries, 2003</text:span><text:span text:style-name="T11">. Figures reflect origin of asylum applications in 29 countries providing monthly data <text:s/></text:span></text:p>
          </draw:text-box>
        </draw:frame>
        <draw:frame draw:style-name="gr4" draw:text-style-name="P5" draw:layer="layout" svg:width="1.759cm" svg:height="0.395cm" svg:x="2.2cm" svg:y="20.431cm">
          <draw:text-box>
            <text:p text:style-name="P1"><text:span text:style-name="T11">to UNHCR.</text:span></text:p>
          </draw:text-box>
        </draw:frame>
        <draw:frame draw:style-name="gr9" draw:text-style-name="P9" draw:layer="layout" svg:width="0.404cm" svg:height="0.23cm" svg:x="2.2cm" svg:y="20.87cm">
          <draw:text-box>
            <text:p text:style-name="P1"><text:span text:style-name="T10">532 </text:span></text:p>
          </draw:text-box>
        </draw:frame>
        <draw:frame draw:style-name="gr4" draw:text-style-name="P5" draw:layer="layout" svg:width="14.51cm" svg:height="0.395cm" svg:x="2.646cm" svg:y="20.854cm">
          <draw:text-box>
            <text:p text:style-name="P1"><text:span text:style-name="T11">UNHCR, 1 March 2005, </text:span><text:span text:style-name="T13">Asylum Levels and Trends: Europe and non-European Industrialized </text:span></text:p>
          </draw:text-box>
        </draw:frame>
        <draw:frame draw:style-name="gr4" draw:text-style-name="P5" draw:layer="layout" svg:width="15.869cm" svg:height="0.395cm" svg:x="2.2cm" svg:y="21.277cm">
          <draw:text-box>
            <text:p text:style-name="P1"><text:span text:style-name="T13">Countries, 2004</text:span><text:span text:style-name="T11">. Figures reflect origin of asylum applications lodged in 36 countries providing monthly </text:span></text:p>
          </draw:text-box>
        </draw:frame>
        <draw:frame draw:style-name="gr4" draw:text-style-name="P5" draw:layer="layout" svg:width="2.538cm" svg:height="0.395cm" svg:x="2.2cm" svg:y="21.701cm">
          <draw:text-box>
            <text:p text:style-name="P1"><text:span text:style-name="T11">data to UNHCR.</text:span></text:p>
          </draw:text-box>
        </draw:frame>
        <draw:frame draw:style-name="gr9" draw:text-style-name="P9" draw:layer="layout" svg:width="0.404cm" svg:height="0.23cm" svg:x="2.2cm" svg:y="22.14cm">
          <draw:text-box>
            <text:p text:style-name="P1"><text:span text:style-name="T10">533 </text:span></text:p>
          </draw:text-box>
        </draw:frame>
        <draw:frame draw:style-name="gr4" draw:text-style-name="P5" draw:layer="layout" svg:width="15.742cm" svg:height="0.395cm" svg:x="2.646cm" svg:y="22.124cm">
          <draw:text-box>
            <text:p text:style-name="P1"><text:span text:style-name="T11">UNHCR, 17 March 2006, </text:span><text:span text:style-name="T13">Asylum Levels and Trends in Industrialized Countries, 2005</text:span><text:span text:style-name="T11">. Figures reflect </text:span></text:p>
          </draw:text-box>
        </draw:frame>
        <draw:frame draw:style-name="gr4" draw:text-style-name="P5" draw:layer="layout" svg:width="13.409cm" svg:height="0.395cm" svg:x="2.2cm" svg:y="22.547cm">
          <draw:text-box>
            <text:p text:style-name="P1"><text:span text:style-name="T11">origin of asylum applications lodged in 36 countries providing monthly data to UNHCR.</text:span></text:p>
          </draw:text-box>
        </draw:frame>
        <draw:frame draw:style-name="gr9" draw:text-style-name="P9" draw:layer="layout" svg:width="0.404cm" svg:height="0.23cm" svg:x="2.2cm" svg:y="22.986cm">
          <draw:text-box>
            <text:p text:style-name="P1"><text:span text:style-name="T10">534 </text:span></text:p>
          </draw:text-box>
        </draw:frame>
        <draw:frame draw:style-name="gr4" draw:text-style-name="P5" draw:layer="layout" svg:width="15.742cm" svg:height="0.395cm" svg:x="2.646cm" svg:y="22.971cm">
          <draw:text-box>
            <text:p text:style-name="P1"><text:span text:style-name="T11">UNHCR, 23 March 2007, </text:span><text:span text:style-name="T13">Asylum Levels and Trends in Industrialized Countries, 2006</text:span><text:span text:style-name="T11">. Figures reflect </text:span></text:p>
          </draw:text-box>
        </draw:frame>
        <draw:frame draw:style-name="gr4" draw:text-style-name="P5" draw:layer="layout" svg:width="13.409cm" svg:height="0.395cm" svg:x="2.2cm" svg:y="23.394cm">
          <draw:text-box>
            <text:p text:style-name="P1"><text:span text:style-name="T11">origin of asylum applications lodged in 36 countries providing monthly data to UNHCR.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535 </text:span></text:p>
          </draw:text-box>
        </draw:frame>
        <draw:frame draw:style-name="gr4" draw:text-style-name="P5" draw:layer="layout" svg:width="15.742cm" svg:height="0.395cm" svg:x="2.646cm" svg:y="23.817cm">
          <draw:text-box>
            <text:p text:style-name="P1"><text:span text:style-name="T11">UNHCR, 18 March 2008, </text:span><text:span text:style-name="T13">Asylum Levels and Trends in Industrialized Countries, 2007</text:span><text:span text:style-name="T11">. Figures reflect </text:span></text:p>
          </draw:text-box>
        </draw:frame>
        <draw:frame draw:style-name="gr4" draw:text-style-name="P5" draw:layer="layout" svg:width="13.409cm" svg:height="0.395cm" svg:x="2.2cm" svg:y="24.241cm">
          <draw:text-box>
            <text:p text:style-name="P1"><text:span text:style-name="T11">origin of asylum applications lodged in 43 countries providing monthly data to UNHCR.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36 </text:span></text:p>
          </draw:text-box>
        </draw:frame>
        <draw:frame draw:style-name="gr4" draw:text-style-name="P5" draw:layer="layout" svg:width="15.742cm" svg:height="0.395cm" svg:x="2.646cm" svg:y="24.664cm">
          <draw:text-box>
            <text:p text:style-name="P1"><text:span text:style-name="T11">UNHCR, 24 March 2009, </text:span><text:span text:style-name="T13">Asylum Levels and Trends in Industrialized Countries, 2008</text:span><text:span text:style-name="T11">. Figures reflect </text:span></text:p>
          </draw:text-box>
        </draw:frame>
        <draw:frame draw:style-name="gr4" draw:text-style-name="P5" draw:layer="layout" svg:width="13.409cm" svg:height="0.395cm" svg:x="2.2cm" svg:y="25.087cm">
          <draw:text-box>
            <text:p text:style-name="P1"><text:span text:style-name="T11">origin of asylum applications lodged in 44 countries providing monthly data to UNHCR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37 </text:span></text:p>
          </draw:text-box>
        </draw:frame>
        <draw:frame draw:style-name="gr4" draw:text-style-name="P5" draw:layer="layout" svg:width="15.742cm" svg:height="0.395cm" svg:x="2.646cm" svg:y="25.511cm">
          <draw:text-box>
            <text:p text:style-name="P1"><text:span text:style-name="T11">UNHCR, 23 March 2010, </text:span><text:span text:style-name="T13">Asylum Levels and Trends in Industrialized Countries, 2009</text:span><text:span text:style-name="T11">. Figures reflect </text:span></text:p>
          </draw:text-box>
        </draw:frame>
        <draw:frame draw:style-name="gr4" draw:text-style-name="P5" draw:layer="layout" svg:width="13.409cm" svg:height="0.395cm" svg:x="2.2cm" svg:y="25.934cm">
          <draw:text-box>
            <text:p text:style-name="P1"><text:span text:style-name="T11">origin of asylum applications lodged in 44 countries providing monthly data to UNHCR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38 </text:span></text:p>
          </draw:text-box>
        </draw:frame>
        <draw:frame draw:style-name="gr4" draw:text-style-name="P5" draw:layer="layout" svg:width="15.716cm" svg:height="0.395cm" svg:x="2.646cm" svg:y="26.357cm">
          <draw:text-box>
            <text:p text:style-name="P1"><text:span text:style-name="T11">UNHCR, 28 March 2011, </text:span><text:span text:style-name="T13">Asylum Levels and Trends in Industrialized Countries, 2010</text:span><text:span text:style-name="T11">. Figures reflect </text:span></text:p>
          </draw:text-box>
        </draw:frame>
        <draw:frame draw:style-name="gr4" draw:text-style-name="P5" draw:layer="layout" svg:width="13.409cm" svg:height="0.395cm" svg:x="2.2cm" svg:y="26.781cm">
          <draw:text-box>
            <text:p text:style-name="P1"><text:span text:style-name="T11">origin of asylum applications lodged in 44 countries providing monthly data to UNHCR.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3</text:span></text:p>
          </draw:text-box>
        </draw:frame>
        <draw:frame draw:style-name="gr1" draw:text-style-name="P2" draw:layer="layout" svg:width="16.605cm" svg:height="0.475cm" svg:x="2.2cm" svg:y="2.525cm">
          <draw:text-box>
            <text:p text:style-name="P1"><text:span text:style-name="T6">861. </text:span><text:span text:style-name="T4"><text:s/>Establishing a programme to enable the return of Iraqi asylum seekers currently in </text:span></text:p>
          </draw:text-box>
        </draw:frame>
        <draw:frame draw:style-name="gr1" draw:text-style-name="P2" draw:layer="layout" svg:width="11.242cm" svg:height="0.475cm" svg:x="2.2cm" svg:y="3.09cm">
          <draw:text-box>
            <text:p text:style-name="P1"><text:span text:style-name="T4">the UK to Iraq was an early priority for the UK Government. </text:span></text:p>
          </draw:text-box>
        </draw:frame>
        <draw:frame draw:style-name="gr1" draw:text-style-name="P2" draw:layer="layout" svg:width="16.563cm" svg:height="0.475cm" svg:x="2.2cm" svg:y="4.004cm">
          <draw:text-box>
            <text:p text:style-name="P1"><text:span text:style-name="T6">862. </text:span><text:span text:style-name="T4"><text:s/>On 8 April 2003, as major combat operations in Iraq continued, Mr David Blunkett, </text:span></text:p>
          </draw:text-box>
        </draw:frame>
        <draw:frame draw:style-name="gr1" draw:text-style-name="P2" draw:layer="layout" svg:width="7.186cm" svg:height="0.475cm" svg:x="2.2cm" svg:y="4.568cm">
          <draw:text-box>
            <text:p text:style-name="P1"><text:span text:style-name="T4">the Home Secretary, wrote to Mr Blair:</text:span></text:p>
          </draw:text-box>
        </draw:frame>
        <draw:frame draw:style-name="gr1" draw:text-style-name="P2" draw:layer="layout" svg:width="15.45cm" svg:height="0.475cm" svg:x="2.95cm" svg:y="5.483cm">
          <draw:text-box>
            <text:p text:style-name="P1"><text:span text:style-name="T4">“</text:span><text:span text:style-name="T4">As the conflict in Iraq moves towards a successful conclusion, we need to look at </text:span></text:p>
          </draw:text-box>
        </draw:frame>
        <draw:frame draw:style-name="gr1" draw:text-style-name="P2" draw:layer="layout" svg:width="15.767cm" svg:height="0.475cm" svg:x="2.95cm" svg:y="6.047cm">
          <draw:text-box>
            <text:p text:style-name="P1"><text:span text:style-name="T4">the consequences for the tens of thousands of Iraqi asylum seekers currently in the </text:span></text:p>
          </draw:text-box>
        </draw:frame>
        <draw:frame draw:style-name="gr1" draw:text-style-name="P2" draw:layer="layout" svg:width="3.143cm" svg:height="0.475cm" svg:x="2.95cm" svg:y="6.612cm">
          <draw:text-box>
            <text:p text:style-name="P1"><text:span text:style-name="T4">United Kingdom.</text:span></text:p>
          </draw:text-box>
        </draw:frame>
        <draw:frame draw:style-name="gr1" draw:text-style-name="P2" draw:layer="layout" svg:width="15.319cm" svg:height="0.475cm" svg:x="2.95cm" svg:y="7.526cm">
          <draw:text-box>
            <text:p text:style-name="P1"><text:span text:style-name="T4">“</text:span><text:span text:style-name="T4">Once peace and stability have returned to Iraq I believe it is right to press ahead </text:span></text:p>
          </draw:text-box>
        </draw:frame>
        <draw:frame draw:style-name="gr1" draw:text-style-name="P2" draw:layer="layout" svg:width="15.479cm" svg:height="0.475cm" svg:x="2.95cm" svg:y="8.091cm">
          <draw:text-box>
            <text:p text:style-name="P1"><text:span text:style-name="T4">with a substantial returns programme … The new Iraq needs the skills of its exiles </text:span></text:p>
          </draw:text-box>
        </draw:frame>
        <draw:frame draw:style-name="gr1" draw:text-style-name="P2" draw:layer="layout" svg:width="14.539cm" svg:height="0.475cm" svg:x="2.95cm" svg:y="8.655cm">
          <draw:text-box>
            <text:p text:style-name="P1"><text:span text:style-name="T4">to help in reconstruction. And with the threat from Saddam’s regime removed </text:span></text:p>
          </draw:text-box>
        </draw:frame>
        <draw:frame draw:style-name="gr1" draw:text-style-name="P2" draw:layer="layout" svg:width="15.179cm" svg:height="0.475cm" svg:x="2.95cm" svg:y="9.22cm">
          <draw:text-box>
            <text:p text:style-name="P1"><text:span text:style-name="T4">there is no justification for failed Iraqi asylum seekers and new arrivals to remain </text:span></text:p>
          </draw:text-box>
        </draw:frame>
        <draw:frame draw:style-name="gr1" draw:text-style-name="P2" draw:layer="layout" svg:width="2.009cm" svg:height="0.475cm" svg:x="2.95cm" svg:y="9.784cm">
          <draw:text-box>
            <text:p text:style-name="P1"><text:span text:style-name="T4">in the UK.”</text:span></text:p>
          </draw:text-box>
        </draw:frame>
        <draw:frame draw:style-name="gr6" draw:text-style-name="P7" draw:layer="layout" svg:width="0.408cm" svg:height="0.276cm" svg:x="4.95cm" svg:y="9.803cm">
          <draw:text-box>
            <text:p text:style-name="P1"><text:span text:style-name="T9">539</text:span></text:p>
          </draw:text-box>
        </draw:frame>
        <draw:frame draw:style-name="gr1" draw:text-style-name="P2" draw:layer="layout" svg:width="16.486cm" svg:height="0.475cm" svg:x="2.2cm" svg:y="10.698cm">
          <draw:text-box>
            <text:p text:style-name="P1"><text:span text:style-name="T6">863. </text:span><text:span text:style-name="T4"><text:s/>No.10 replied on 10 April, confirming that Mr Blair had asked departments to work </text:span></text:p>
          </draw:text-box>
        </draw:frame>
        <draw:frame draw:style-name="gr1" draw:text-style-name="P2" draw:layer="layout" svg:width="12.427cm" svg:height="0.475cm" svg:x="2.2cm" svg:y="11.263cm">
          <draw:text-box>
            <text:p text:style-name="P1"><text:span text:style-name="T4">towards “forced returns … in the course of the next three months”.</text:span></text:p>
          </draw:text-box>
        </draw:frame>
        <draw:frame draw:style-name="gr6" draw:text-style-name="P7" draw:layer="layout" svg:width="0.408cm" svg:height="0.276cm" svg:x="14.577cm" svg:y="11.282cm">
          <draw:text-box>
            <text:p text:style-name="P1"><text:span text:style-name="T9">540</text:span></text:p>
          </draw:text-box>
        </draw:frame>
        <draw:frame draw:style-name="gr1" draw:text-style-name="P2" draw:layer="layout" svg:width="15.978cm" svg:height="0.475cm" svg:x="2.2cm" svg:y="12.177cm">
          <draw:text-box>
            <text:p text:style-name="P1"><text:span text:style-name="T6">864. </text:span><text:span text:style-name="T4"><text:s/>The International Organization for Migration (IOM) facilitated a small number of </text:span></text:p>
          </draw:text-box>
        </draw:frame>
        <draw:frame draw:style-name="gr1" draw:text-style-name="P2" draw:layer="layout" svg:width="11.631cm" svg:height="0.475cm" svg:x="2.2cm" svg:y="12.742cm">
          <draw:text-box>
            <text:p text:style-name="P1"><text:span text:style-name="T4">voluntary returns from the UK to Iraq, beginning in June 2003.</text:span></text:p>
          </draw:text-box>
        </draw:frame>
        <draw:frame draw:style-name="gr6" draw:text-style-name="P7" draw:layer="layout" svg:width="0.476cm" svg:height="0.276cm" svg:x="13.778cm" svg:y="12.761cm">
          <draw:text-box>
            <text:p text:style-name="P1"><text:span text:style-name="T9">541 </text:span></text:p>
          </draw:text-box>
        </draw:frame>
        <draw:frame draw:style-name="gr1" draw:text-style-name="P2" draw:layer="layout" svg:width="15.517cm" svg:height="0.475cm" svg:x="2.2cm" svg:y="13.656cm">
          <draw:text-box>
            <text:p text:style-name="P1"><text:span text:style-name="T6">865. </text:span><text:span text:style-name="T4"><text:s/>The Home Office reported in October 2003 that 50 Iraqis had so far returned </text:span></text:p>
          </draw:text-box>
        </draw:frame>
        <draw:frame draw:style-name="gr1" draw:text-style-name="P2" draw:layer="layout" svg:width="2.534cm" svg:height="0.475cm" svg:x="2.2cm" svg:y="14.221cm">
          <draw:text-box>
            <text:p text:style-name="P1"><text:span text:style-name="T4">on that basis.</text:span></text:p>
          </draw:text-box>
        </draw:frame>
        <draw:frame draw:style-name="gr6" draw:text-style-name="P7" draw:layer="layout" svg:width="0.408cm" svg:height="0.276cm" svg:x="4.718cm" svg:y="14.239cm">
          <draw:text-box>
            <text:p text:style-name="P1"><text:span text:style-name="T9">542</text:span></text:p>
          </draw:text-box>
        </draw:frame>
        <draw:frame draw:style-name="gr1" draw:text-style-name="P2" draw:layer="layout" svg:width="0.422cm" svg:height="0.475cm" svg:x="5.13cm" svg:y="14.2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31cm" svg:height="0.475cm" svg:x="2.2cm" svg:y="15.135cm">
          <draw:text-box>
            <text:p text:style-name="P1"><text:span text:style-name="T6">866. </text:span><text:span text:style-name="T4"><text:s/>In October 2003, the UK sought the CPA’s agreement to expand its voluntary </text:span></text:p>
          </draw:text-box>
        </draw:frame>
        <draw:frame draw:style-name="gr1" draw:text-style-name="P2" draw:layer="layout" svg:width="15.852cm" svg:height="0.475cm" svg:x="2.2cm" svg:y="15.7cm">
          <draw:text-box>
            <text:p text:style-name="P1"><text:span text:style-name="T4">returns programme and to introduce an enforced returns programme, to the Kurdish </text:span></text:p>
          </draw:text-box>
        </draw:frame>
        <draw:frame draw:style-name="gr1" draw:text-style-name="P2" draw:layer="layout" svg:width="15.61cm" svg:height="0.475cm" svg:x="2.2cm" svg:y="16.264cm">
          <draw:text-box>
            <text:p text:style-name="P1"><text:span text:style-name="T4">Autonomous Zone (KAZ) only, for those who had no legal right to remain in the UK.</text:span></text:p>
          </draw:text-box>
        </draw:frame>
        <draw:frame draw:style-name="gr6" draw:text-style-name="P7" draw:layer="layout" svg:width="0.408cm" svg:height="0.276cm" svg:x="17.746cm" svg:y="16.283cm">
          <draw:text-box>
            <text:p text:style-name="P1"><text:span text:style-name="T9">543</text:span></text:p>
          </draw:text-box>
        </draw:frame>
        <draw:frame draw:style-name="gr1" draw:text-style-name="P2" draw:layer="layout" svg:width="0.422cm" svg:height="0.475cm" svg:x="18.158cm" svg:y="16.2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17cm" svg:height="0.475cm" svg:x="2.2cm" svg:y="17.178cm">
          <draw:text-box>
            <text:p text:style-name="P1"><text:span text:style-name="T6">867. </text:span><text:span text:style-name="T4"><text:s/>Sir Jeremy Greenstock, the Prime Minister’s Special Representative on Iraq, </text:span></text:p>
          </draw:text-box>
        </draw:frame>
        <draw:frame draw:style-name="gr1" draw:text-style-name="P2" draw:layer="layout" svg:width="14.408cm" svg:height="0.475cm" svg:x="2.2cm" svg:y="17.743cm">
          <draw:text-box>
            <text:p text:style-name="P1"><text:span text:style-name="T4">reported on 7 November that the CPA was reluctant to agree those requests.</text:span></text:p>
          </draw:text-box>
        </draw:frame>
        <draw:frame draw:style-name="gr6" draw:text-style-name="P7" draw:layer="layout" svg:width="0.408cm" svg:height="0.276cm" svg:x="16.547cm" svg:y="17.762cm">
          <draw:text-box>
            <text:p text:style-name="P1"><text:span text:style-name="T9">544</text:span></text:p>
          </draw:text-box>
        </draw:frame>
        <draw:frame draw:style-name="gr1" draw:text-style-name="P2" draw:layer="layout" svg:width="0.422cm" svg:height="0.475cm" svg:x="16.958cm" svg:y="17.7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4cm" svg:height="0.475cm" svg:x="2.2cm" svg:y="18.307cm">
          <draw:text-box>
            <text:p text:style-name="P1"><text:span text:style-name="T4">Ambassador Paul Bremer, the Head of the CPA, had decided in July not to encourage </text:span></text:p>
          </draw:text-box>
        </draw:frame>
        <draw:frame draw:style-name="gr1" draw:text-style-name="P2" draw:layer="layout" svg:width="16.508cm" svg:height="0.475cm" svg:x="2.2cm" svg:y="18.872cm">
          <draw:text-box>
            <text:p text:style-name="P1"><text:span text:style-name="T4">returnees until Iraq’s infrastructure could deal with them. The CPA argued that while the </text:span></text:p>
          </draw:text-box>
        </draw:frame>
        <draw:frame draw:style-name="gr1" draw:text-style-name="P2" draw:layer="layout" svg:width="10.539cm" svg:height="0.475cm" svg:x="2.2cm" svg:y="19.436cm">
          <draw:text-box>
            <text:p text:style-name="P1"><text:span text:style-name="T4">KAZ was a more stable and better serviced area of Iraq:</text:span></text:p>
          </draw:text-box>
        </draw:frame>
        <draw:frame draw:style-name="gr2" draw:text-style-name="P3" draw:layer="layout" svg:width="0.634cm" svg:height="0.712cm" svg:x="2.95cm" svg:y="20.1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4cm" svg:height="0.475cm" svg:x="3.7cm" svg:y="20.351cm">
          <draw:text-box>
            <text:p text:style-name="P1"><text:span text:style-name="T4">there were already more than 600,000 internally displaced people there;</text:span></text:p>
          </draw:text-box>
        </draw:frame>
        <draw:frame draw:style-name="gr2" draw:text-style-name="P3" draw:layer="layout" svg:width="0.634cm" svg:height="0.712cm" svg:x="2.95cm" svg:y="20.8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33cm" svg:height="0.475cm" svg:x="3.7cm" svg:y="21.015cm">
          <draw:text-box>
            <text:p text:style-name="P1"><text:span text:style-name="T4">the ethnic balance remained sensitive;</text:span></text:p>
          </draw:text-box>
        </draw:frame>
        <draw:frame draw:style-name="gr2" draw:text-style-name="P3" draw:layer="layout" svg:width="0.634cm" svg:height="0.712cm" svg:x="2.95cm" svg:y="21.523cm">
          <draw:text-box>
            <text:p text:style-name="P1"><text:span text:style-name="T7">•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4.531cm" svg:height="0.475cm" svg:x="3.7cm" svg:y="21.68cm">
          <draw:text-box>
            <text:p text:style-name="P1"><text:span text:style-name="T4">there was not yet a policy on resolving disputes over property ownership; and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539 </text:span></text:p>
          </draw:text-box>
        </draw:frame>
        <draw:frame draw:style-name="gr4" draw:text-style-name="P5" draw:layer="layout" svg:width="10.839cm" svg:height="0.395cm" svg:x="2.6cm" svg:y="23.817cm">
          <draw:text-box>
            <text:p text:style-name="P1"><text:span text:style-name="T11">Letter Blunkett to Blair, 8 April 2003, ‘Iraq: Organising Rapid Returns’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540 </text:span></text:p>
          </draw:text-box>
        </draw:frame>
        <draw:frame draw:style-name="gr4" draw:text-style-name="P5" draw:layer="layout" svg:width="10.988cm" svg:height="0.395cm" svg:x="2.6cm" svg:y="24.241cm">
          <draw:text-box>
            <text:p text:style-name="P1"><text:span text:style-name="T11">Letter Miles to Razavi, 10 April 2003, ‘Iraq: Organising Rapid Returns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41 </text:span></text:p>
          </draw:text-box>
        </draw:frame>
        <draw:frame draw:style-name="gr4" draw:text-style-name="P5" draw:layer="layout" svg:width="9.98cm" svg:height="0.395cm" svg:x="2.6cm" svg:y="24.664cm">
          <draw:text-box>
            <text:p text:style-name="P1"><text:span text:style-name="T11">Minute Baird to Hughes, 6 June 2003, ‘Returns to Iraq: Update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42 </text:span></text:p>
          </draw:text-box>
        </draw:frame>
        <draw:frame draw:style-name="gr4" draw:text-style-name="P5" draw:layer="layout" svg:width="14.556cm" svg:height="0.395cm" svg:x="2.6cm" svg:y="25.087cm">
          <draw:text-box>
            <text:p text:style-name="P1"><text:span text:style-name="T11">Letter Baird to Fry, 16 October 2003, ‘Iraq: Return of Failed Asylum Seekers’ attaching Paper, </text:span></text:p>
          </draw:text-box>
        </draw:frame>
        <draw:frame draw:style-name="gr4" draw:text-style-name="P5" draw:layer="layout" svg:width="4.036cm" svg:height="0.395cm" svg:x="2.2cm" svg:y="25.511cm">
          <draw:text-box>
            <text:p text:style-name="P1"><text:span text:style-name="T11">[undated], ‘Iraq: Returns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43 </text:span></text:p>
          </draw:text-box>
        </draw:frame>
        <draw:frame draw:style-name="gr4" draw:text-style-name="P5" draw:layer="layout" svg:width="14.556cm" svg:height="0.395cm" svg:x="2.6cm" svg:y="25.934cm">
          <draw:text-box>
            <text:p text:style-name="P1"><text:span text:style-name="T11">Letter Baird to Fry, 16 October 2003, ‘Iraq: Return of Failed Asylum Seekers’ attaching Paper, </text:span></text:p>
          </draw:text-box>
        </draw:frame>
        <draw:frame draw:style-name="gr4" draw:text-style-name="P5" draw:layer="layout" svg:width="4.036cm" svg:height="0.395cm" svg:x="2.2cm" svg:y="26.357cm">
          <draw:text-box>
            <text:p text:style-name="P1"><text:span text:style-name="T11">[undated], ‘Iraq: Returns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44 </text:span></text:p>
          </draw:text-box>
        </draw:frame>
        <draw:frame draw:style-name="gr4" draw:text-style-name="P5" draw:layer="layout" svg:width="12.456cm" svg:height="0.395cm" svg:x="2.597cm" svg:y="26.781cm">
          <draw:text-box>
            <text:p text:style-name="P1"><text:span text:style-name="T11">Telegram 255 Baghdad to FCO London, 7 November 2003, ‘Iraq: Iraqi Returns’. 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6cm" svg:height="0.475cm" svg:x="3.7cm" svg:y="2.525cm">
          <draw:text-box>
            <text:p text:style-name="P1"><text:span text:style-name="T4">UNHCR and IOM had no expatriate staff in Iraq to maintain and monitor returnee </text:span></text:p>
          </draw:text-box>
        </draw:frame>
        <draw:frame draw:style-name="gr1" draw:text-style-name="P2" draw:layer="layout" svg:width="2.618cm" svg:height="0.475cm" svg:x="3.7cm" svg:y="3.09cm">
          <draw:text-box>
            <text:p text:style-name="P1"><text:span text:style-name="T4">programmes. </text:span></text:p>
          </draw:text-box>
        </draw:frame>
        <draw:frame draw:style-name="gr1" draw:text-style-name="P2" draw:layer="layout" svg:width="10.149cm" svg:height="0.475cm" svg:x="2.2cm" svg:y="4.004cm">
          <draw:text-box>
            <text:p text:style-name="P1"><text:span text:style-name="T6">868. </text:span><text:span text:style-name="T4"><text:s/>The UK continued to lobby Ambassador Bremer.</text:span></text:p>
          </draw:text-box>
        </draw:frame>
        <draw:frame draw:style-name="gr6" draw:text-style-name="P7" draw:layer="layout" svg:width="0.408cm" svg:height="0.276cm" svg:x="12.295cm" svg:y="4.023cm">
          <draw:text-box>
            <text:p text:style-name="P1"><text:span text:style-name="T9">545</text:span></text:p>
          </draw:text-box>
        </draw:frame>
        <draw:frame draw:style-name="gr1" draw:text-style-name="P2" draw:layer="layout" svg:width="0.422cm" svg:height="0.475cm" svg:x="12.707cm" svg:y="4.0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76cm" svg:height="0.475cm" svg:x="2.2cm" svg:y="4.918cm">
          <draw:text-box>
            <text:p text:style-name="P1"><text:span text:style-name="T6">869. </text:span><text:span text:style-name="T4"><text:s/>Ambassador Bremer agreed on 17 February 2004 that the UK could implement a </text:span></text:p>
          </draw:text-box>
        </draw:frame>
        <draw:frame draw:style-name="gr1" draw:text-style-name="P2" draw:layer="layout" svg:width="13.227cm" svg:height="0.475cm" svg:x="2.2cm" svg:y="5.483cm">
          <draw:text-box>
            <text:p text:style-name="P1"><text:span text:style-name="T4">pilot programme of enforced returns to northern Iraq from 1 April 2004.</text:span></text:p>
          </draw:text-box>
        </draw:frame>
        <draw:frame draw:style-name="gr6" draw:text-style-name="P7" draw:layer="layout" svg:width="0.408cm" svg:height="0.276cm" svg:x="15.377cm" svg:y="5.502cm">
          <draw:text-box>
            <text:p text:style-name="P1"><text:span text:style-name="T9">546</text:span></text:p>
          </draw:text-box>
        </draw:frame>
        <draw:frame draw:style-name="gr1" draw:text-style-name="P2" draw:layer="layout" svg:width="3.122cm" svg:height="0.475cm" svg:x="15.789cm" svg:y="5.483cm">
          <draw:text-box>
            <text:p text:style-name="P1"><text:span text:style-name="T4"><text:s/></text:span><text:span text:style-name="T4">The agreement </text:span></text:p>
          </draw:text-box>
        </draw:frame>
        <draw:frame draw:style-name="gr1" draw:text-style-name="P2" draw:layer="layout" svg:width="15.297cm" svg:height="0.475cm" svg:x="2.2cm" svg:y="6.047cm">
          <draw:text-box>
            <text:p text:style-name="P1"><text:span text:style-name="T4">covered the lifetime of the CPA only. An IPU official commented that Ambassador </text:span></text:p>
          </draw:text-box>
        </draw:frame>
        <draw:frame draw:style-name="gr1" draw:text-style-name="P2" draw:layer="layout" svg:width="15.695cm" svg:height="0.475cm" svg:x="2.2cm" svg:y="6.612cm">
          <draw:text-box>
            <text:p text:style-name="P1"><text:span text:style-name="T4">Bremer had not agreed to accept enforced returns from any other Western country, </text:span></text:p>
          </draw:text-box>
        </draw:frame>
        <draw:frame draw:style-name="gr1" draw:text-style-name="P2" draw:layer="layout" svg:width="3.215cm" svg:height="0.475cm" svg:x="2.2cm" svg:y="7.176cm">
          <draw:text-box>
            <text:p text:style-name="P1"><text:span text:style-name="T4">including the US.</text:span></text:p>
          </draw:text-box>
        </draw:frame>
        <draw:frame draw:style-name="gr1" draw:text-style-name="P2" draw:layer="layout" svg:width="15.784cm" svg:height="0.475cm" svg:x="2.2cm" svg:y="8.091cm">
          <draw:text-box>
            <text:p text:style-name="P1"><text:span text:style-name="T6">870. </text:span><text:span text:style-name="T4"><text:s/>Later that month, Mr Blunkett announced that the UK intended to begin a pilot </text:span></text:p>
          </draw:text-box>
        </draw:frame>
        <draw:frame draw:style-name="gr1" draw:text-style-name="P2" draw:layer="layout" svg:width="9.972cm" svg:height="0.475cm" svg:x="2.2cm" svg:y="8.655cm">
          <draw:text-box>
            <text:p text:style-name="P1"><text:span text:style-name="T4">programme of voluntary and enforced returns to Iraq.</text:span></text:p>
          </draw:text-box>
        </draw:frame>
        <draw:frame draw:style-name="gr6" draw:text-style-name="P7" draw:layer="layout" svg:width="0.408cm" svg:height="0.276cm" svg:x="12.13cm" svg:y="8.674cm">
          <draw:text-box>
            <text:p text:style-name="P1"><text:span text:style-name="T9">547</text:span></text:p>
          </draw:text-box>
        </draw:frame>
        <draw:frame draw:style-name="gr1" draw:text-style-name="P2" draw:layer="layout" svg:width="0.422cm" svg:height="0.475cm" svg:x="12.542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359cm" svg:height="0.475cm" svg:x="2.2cm" svg:y="9.57cm">
          <draw:text-box>
            <text:p text:style-name="P1"><text:span text:style-name="T6">871. </text:span><text:span text:style-name="T4"><text:s/>It did not prove possible to implement that pilot programme. </text:span></text:p>
          </draw:text-box>
        </draw:frame>
        <draw:frame draw:style-name="gr1" draw:text-style-name="P2" draw:layer="layout" svg:width="16.088cm" svg:height="0.475cm" svg:x="2.2cm" svg:y="10.484cm">
          <draw:text-box>
            <text:p text:style-name="P1"><text:span text:style-name="T6">872. </text:span><text:span text:style-name="T4"><text:s/>The Kurdish Regional Government (KRG) wrote to UNHCR on 9 May stating its </text:span></text:p>
          </draw:text-box>
        </draw:frame>
        <draw:frame draw:style-name="gr1" draw:text-style-name="P2" draw:layer="layout" svg:width="5.747cm" svg:height="0.475cm" svg:x="2.2cm" svg:y="11.048cm">
          <draw:text-box>
            <text:p text:style-name="P1"><text:span text:style-name="T4">opposition to enforced returns.</text:span></text:p>
          </draw:text-box>
        </draw:frame>
        <draw:frame draw:style-name="gr6" draw:text-style-name="P7" draw:layer="layout" svg:width="0.408cm" svg:height="0.276cm" svg:x="7.919cm" svg:y="11.067cm">
          <draw:text-box>
            <text:p text:style-name="P1"><text:span text:style-name="T9">548</text:span></text:p>
          </draw:text-box>
        </draw:frame>
        <draw:frame draw:style-name="gr1" draw:text-style-name="P2" draw:layer="layout" svg:width="0.422cm" svg:height="0.475cm" svg:x="8.33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7cm" svg:height="0.475cm" svg:x="2.2cm" svg:y="11.963cm">
          <draw:text-box>
            <text:p text:style-name="P1"><text:span text:style-name="T6">873. </text:span><text:span text:style-name="T4"><text:s/>The FCO subsequently cancelled a scoping mission by a Home Office delegation </text:span></text:p>
          </draw:text-box>
        </draw:frame>
        <draw:frame draw:style-name="gr1" draw:text-style-name="P2" draw:layer="layout" svg:width="16.698cm" svg:height="0.475cm" svg:x="2.2cm" svg:y="12.527cm">
          <draw:text-box>
            <text:p text:style-name="P1"><text:span text:style-name="T4">scheduled for late May, due to the lack of helicopters and armoured vehicles to transport </text:span></text:p>
          </draw:text-box>
        </draw:frame>
        <draw:frame draw:style-name="gr1" draw:text-style-name="P2" draw:layer="layout" svg:width="10.81cm" svg:height="0.475cm" svg:x="2.2cm" svg:y="13.092cm">
          <draw:text-box>
            <text:p text:style-name="P1"><text:span text:style-name="T4">them to northern Iraq and to avoid antagonising the KRG.</text:span></text:p>
          </draw:text-box>
        </draw:frame>
        <draw:frame draw:style-name="gr6" draw:text-style-name="P7" draw:layer="layout" svg:width="0.408cm" svg:height="0.276cm" svg:x="12.955cm" svg:y="13.111cm">
          <draw:text-box>
            <text:p text:style-name="P1"><text:span text:style-name="T9">549</text:span></text:p>
          </draw:text-box>
        </draw:frame>
        <draw:frame draw:style-name="gr1" draw:text-style-name="P2" draw:layer="layout" svg:width="0.422cm" svg:height="0.475cm" svg:x="13.366cm" svg:y="13.0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756cm" svg:height="0.475cm" svg:x="2.2cm" svg:y="14.006cm">
          <draw:text-box>
            <text:p text:style-name="P1"><text:span text:style-name="T6">874. </text:span><text:span text:style-name="T4"><text:s/>Mr Blunkett wrote to Mr Straw on 28 May, to urge him to reconsider.</text:span></text:p>
          </draw:text-box>
        </draw:frame>
        <draw:frame draw:style-name="gr6" draw:text-style-name="P7" draw:layer="layout" svg:width="0.408cm" svg:height="0.276cm" svg:x="15.886cm" svg:y="14.025cm">
          <draw:text-box>
            <text:p text:style-name="P1"><text:span text:style-name="T9">550</text:span></text:p>
          </draw:text-box>
        </draw:frame>
        <draw:frame draw:style-name="gr1" draw:text-style-name="P2" draw:layer="layout" svg:width="2.386cm" svg:height="0.475cm" svg:x="16.298cm" svg:y="14.006cm">
          <draw:text-box>
            <text:p text:style-name="P1"><text:span text:style-name="T4"><text:s/></text:span><text:span text:style-name="T4">Mr Blunkett </text:span></text:p>
          </draw:text-box>
        </draw:frame>
        <draw:frame draw:style-name="gr1" draw:text-style-name="P2" draw:layer="layout" svg:width="15.009cm" svg:height="0.475cm" svg:x="2.2cm" svg:y="14.571cm">
          <draw:text-box>
            <text:p text:style-name="P1"><text:span text:style-name="T4">advised that Iraq consistently figured in the list of the “top ten asylum producing </text:span></text:p>
          </draw:text-box>
        </draw:frame>
        <draw:frame draw:style-name="gr1" draw:text-style-name="P2" draw:layer="layout" svg:width="15.856cm" svg:height="0.475cm" svg:x="2.2cm" svg:y="15.135cm">
          <draw:text-box>
            <text:p text:style-name="P1"><text:span text:style-name="T4">countries”. Unless the UK established the principle of forced return by sending out a </text:span></text:p>
          </draw:text-box>
        </draw:frame>
        <draw:frame draw:style-name="gr1" draw:text-style-name="P2" draw:layer="layout" svg:width="16.017cm" svg:height="0.475cm" svg:x="2.2cm" svg:y="15.7cm">
          <draw:text-box>
            <text:p text:style-name="P1"><text:span text:style-name="T4">flight of returnees before 30 June 2004 (the expected date of the transfer of power in </text:span></text:p>
          </draw:text-box>
        </draw:frame>
        <draw:frame draw:style-name="gr1" draw:text-style-name="P2" draw:layer="layout" svg:width="15.712cm" svg:height="0.475cm" svg:x="2.2cm" svg:y="16.264cm">
          <draw:text-box>
            <text:p text:style-name="P1"><text:span text:style-name="T4">Iraq from the CPA to an Iraqi Interim Administration), the new Iraqi authorities might </text:span></text:p>
          </draw:text-box>
        </draw:frame>
        <draw:frame draw:style-name="gr1" draw:text-style-name="P2" draw:layer="layout" svg:width="14.742cm" svg:height="0.475cm" svg:x="2.2cm" svg:y="16.828cm">
          <draw:text-box>
            <text:p text:style-name="P1"><text:span text:style-name="T4">insist that negotiations on enforced returns “recommence from the beginning”. </text:span></text:p>
          </draw:text-box>
        </draw:frame>
        <draw:frame draw:style-name="gr1" draw:text-style-name="P2" draw:layer="layout" svg:width="15.585cm" svg:height="0.475cm" svg:x="2.2cm" svg:y="17.743cm">
          <draw:text-box>
            <text:p text:style-name="P1"><text:span text:style-name="T6">875. </text:span><text:span text:style-name="T4"><text:s/>Mr Straw replied on 7 June, acknowledging Mr Blunkett’s concern but stating </text:span></text:p>
          </draw:text-box>
        </draw:frame>
        <draw:frame draw:style-name="gr1" draw:text-style-name="P2" draw:layer="layout" svg:width="15.335cm" svg:height="0.475cm" svg:x="2.2cm" svg:y="18.307cm">
          <draw:text-box>
            <text:p text:style-name="P1"><text:span text:style-name="T4">that making enforced returns before 1 July without consultation with the incoming </text:span></text:p>
          </draw:text-box>
        </draw:frame>
        <draw:frame draw:style-name="gr1" draw:text-style-name="P2" draw:layer="layout" svg:width="15.767cm" svg:height="0.475cm" svg:x="2.2cm" svg:y="18.872cm">
          <draw:text-box>
            <text:p text:style-name="P1"><text:span text:style-name="T4">Interim Iraqi Government (IIG), its ministries and the KRG could undermine broader </text:span></text:p>
          </draw:text-box>
        </draw:frame>
        <draw:frame draw:style-name="gr1" draw:text-style-name="P2" draw:layer="layout" svg:width="15.763cm" svg:height="0.475cm" svg:x="2.2cm" svg:y="19.436cm">
          <draw:text-box>
            <text:p text:style-name="P1"><text:span text:style-name="T4">UK diplomatic efforts and predispose the IIG to be unhelpful on returns in the future.</text:span></text:p>
          </draw:text-box>
        </draw:frame>
        <draw:frame draw:style-name="gr6" draw:text-style-name="P7" draw:layer="layout" svg:width="0.408cm" svg:height="0.276cm" svg:x="17.888cm" svg:y="19.455cm">
          <draw:text-box>
            <text:p text:style-name="P1"><text:span text:style-name="T9">551</text:span></text:p>
          </draw:text-box>
        </draw:frame>
        <draw:frame draw:style-name="gr1" draw:text-style-name="P2" draw:layer="layout" svg:width="0.422cm" svg:height="0.475cm" svg:x="18.3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154cm" svg:height="0.475cm" svg:x="2.2cm" svg:y="20.351cm">
          <draw:text-box>
            <text:p text:style-name="P1"><text:span text:style-name="T6">876. </text:span><text:span text:style-name="T4"><text:s/>Mr Blunkett accepted Mr Straw’s response.</text:span></text:p>
          </draw:text-box>
        </draw:frame>
        <draw:frame draw:style-name="gr6" draw:text-style-name="P7" draw:layer="layout" svg:width="0.408cm" svg:height="0.276cm" svg:x="11.298cm" svg:y="20.369cm">
          <draw:text-box>
            <text:p text:style-name="P1"><text:span text:style-name="T9">552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frame draw:style-name="gr1" draw:text-style-name="P2" draw:layer="layout" svg:width="0.422cm" svg:height="0.475cm" svg:x="11.71cm" svg:y="20.351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2.986cm">
          <draw:text-box>
            <text:p text:style-name="P1"><text:span text:style-name="T10">545 </text:span></text:p>
          </draw:text-box>
        </draw:frame>
        <draw:frame draw:style-name="gr4" draw:text-style-name="P5" draw:layer="layout" svg:width="12.054cm" svg:height="0.395cm" svg:x="2.6cm" svg:y="22.971cm">
          <draw:text-box>
            <text:p text:style-name="P1"><text:span text:style-name="T11">Minute Greenstock to Bremer, 15 February 2004, ‘Iraqi Returns from the UK’. 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546 </text:span></text:p>
          </draw:text-box>
        </draw:frame>
        <draw:frame draw:style-name="gr4" draw:text-style-name="P5" draw:layer="layout" svg:width="15.428cm" svg:height="0.395cm" svg:x="2.6cm" svg:y="23.394cm">
          <draw:text-box>
            <text:p text:style-name="P1"><text:span text:style-name="T11">Minute IPU [junior official] to PS/Baroness Symons, 18 May 2004, ‘Iraq: Enforced Returns of Failed </text:span></text:p>
          </draw:text-box>
        </draw:frame>
        <draw:frame draw:style-name="gr4" draw:text-style-name="P5" draw:layer="layout" svg:width="3.905cm" svg:height="0.395cm" svg:x="2.2cm" svg:y="23.817cm">
          <draw:text-box>
            <text:p text:style-name="P1"><text:span text:style-name="T11">Asylum Seekers to Iraq’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547 </text:span></text:p>
          </draw:text-box>
        </draw:frame>
        <draw:frame draw:style-name="gr4" draw:text-style-name="P5" draw:layer="layout" svg:width="11.855cm" svg:height="0.395cm" svg:x="2.6cm" svg:y="24.241cm">
          <draw:text-box>
            <text:p text:style-name="P1"><text:span text:style-name="T11">Paper FCO, 26 February 2004, ‘No.10 Weekly Update – 26 February 2004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48 </text:span></text:p>
          </draw:text-box>
        </draw:frame>
        <draw:frame draw:style-name="gr4" draw:text-style-name="P5" draw:layer="layout" svg:width="10.179cm" svg:height="0.395cm" svg:x="2.6cm" svg:y="24.664cm">
          <draw:text-box>
            <text:p text:style-name="P1"><text:span text:style-name="T11">Letter Siwaily to UNHCR, 9 May 2004, ‘Iraqi returnees from Iran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49 </text:span></text:p>
          </draw:text-box>
        </draw:frame>
        <draw:frame draw:style-name="gr4" draw:text-style-name="P5" draw:layer="layout" svg:width="15.428cm" svg:height="0.395cm" svg:x="2.6cm" svg:y="25.087cm">
          <draw:text-box>
            <text:p text:style-name="P1"><text:span text:style-name="T11">Minute IPU [junior official] to PS/Baroness Symons, 18 May 2004, ‘Iraq: Enforced Returns of Failed </text:span></text:p>
          </draw:text-box>
        </draw:frame>
        <draw:frame draw:style-name="gr4" draw:text-style-name="P5" draw:layer="layout" svg:width="3.905cm" svg:height="0.395cm" svg:x="2.2cm" svg:y="25.511cm">
          <draw:text-box>
            <text:p text:style-name="P1"><text:span text:style-name="T11">Asylum Seekers to Iraq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50 </text:span></text:p>
          </draw:text-box>
        </draw:frame>
        <draw:frame draw:style-name="gr4" draw:text-style-name="P5" draw:layer="layout" svg:width="14.086cm" svg:height="0.395cm" svg:x="2.6cm" svg:y="25.934cm">
          <draw:text-box>
            <text:p text:style-name="P1"><text:span text:style-name="T11">Letter Blunkett to Straw, 28 May 2004, ‘Enforced Return of Failed Asylum Seekers to Iraq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51 </text:span></text:p>
          </draw:text-box>
        </draw:frame>
        <draw:frame draw:style-name="gr4" draw:text-style-name="P5" draw:layer="layout" svg:width="14.014cm" svg:height="0.395cm" svg:x="2.6cm" svg:y="26.357cm">
          <draw:text-box>
            <text:p text:style-name="P1"><text:span text:style-name="T11">Letter Straw to Blunkett, 7 June 2004, ‘Enforced Return of Failed Asylum Seekers to Iraq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52 </text:span></text:p>
          </draw:text-box>
        </draw:frame>
        <draw:frame draw:style-name="gr4" draw:text-style-name="P5" draw:layer="layout" svg:width="14.184cm" svg:height="0.395cm" svg:x="2.6cm" svg:y="26.781cm">
          <draw:text-box>
            <text:p text:style-name="P1"><text:span text:style-name="T11">Letter Blunkett to Straw, 22 June 2004, ‘Enforced Return of Failed Asylum Seekers to Iraq’. 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5</text:span></text:p>
          </draw:text-box>
        </draw:frame>
        <draw:frame draw:style-name="gr1" draw:text-style-name="P2" draw:layer="layout" svg:width="16.63cm" svg:height="0.475cm" svg:x="2.2cm" svg:y="2.525cm">
          <draw:text-box>
            <text:p text:style-name="P1"><text:span text:style-name="T6">877. </text:span><text:span text:style-name="T4"><text:s/>The Iraqi Minister of Displacement and Migration visited the UK from 23 to 27 July, </text:span></text:p>
          </draw:text-box>
        </draw:frame>
        <draw:frame draw:style-name="gr1" draw:text-style-name="P2" draw:layer="layout" svg:width="15.653cm" svg:height="0.475cm" svg:x="2.2cm" svg:y="3.09cm">
          <draw:text-box>
            <text:p text:style-name="P1"><text:span text:style-name="T4">and agreed that Iraq and the UK should draw up a Memorandum of Understanding </text:span></text:p>
          </draw:text-box>
        </draw:frame>
        <draw:frame draw:style-name="gr1" draw:text-style-name="P2" draw:layer="layout" svg:width="5.781cm" svg:height="0.475cm" svg:x="2.2cm" svg:y="3.654cm">
          <draw:text-box>
            <text:p text:style-name="P1"><text:span text:style-name="T4">(MOU) to cover returns to Iraq.</text:span></text:p>
          </draw:text-box>
        </draw:frame>
        <draw:frame draw:style-name="gr6" draw:text-style-name="P7" draw:layer="layout" svg:width="0.408cm" svg:height="0.276cm" svg:x="7.964cm" svg:y="3.673cm">
          <draw:text-box>
            <text:p text:style-name="P1"><text:span text:style-name="T9">553</text:span></text:p>
          </draw:text-box>
        </draw:frame>
        <draw:frame draw:style-name="gr1" draw:text-style-name="P2" draw:layer="layout" svg:width="0.422cm" svg:height="0.475cm" svg:x="8.375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96cm" svg:height="0.475cm" svg:x="2.2cm" svg:y="4.568cm">
          <draw:text-box>
            <text:p text:style-name="P1"><text:span text:style-name="T6">878. </text:span><text:span text:style-name="T4"><text:s/>The Occupation of Iraq formally came to an end on 28 June. Power was </text:span></text:p>
          </draw:text-box>
        </draw:frame>
        <draw:frame draw:style-name="gr1" draw:text-style-name="P2" draw:layer="layout" svg:width="12.037cm" svg:height="0.475cm" svg:x="2.2cm" svg:y="5.133cm">
          <draw:text-box>
            <text:p text:style-name="P1"><text:span text:style-name="T4">transferred from the CPA and Iraqi Governing Council to the IIG.</text:span></text:p>
          </draw:text-box>
        </draw:frame>
        <draw:frame draw:style-name="gr6" draw:text-style-name="P7" draw:layer="layout" svg:width="0.408cm" svg:height="0.276cm" svg:x="14.192cm" svg:y="5.152cm">
          <draw:text-box>
            <text:p text:style-name="P1"><text:span text:style-name="T9">554</text:span></text:p>
          </draw:text-box>
        </draw:frame>
        <draw:frame draw:style-name="gr1" draw:text-style-name="P2" draw:layer="layout" svg:width="0.422cm" svg:height="0.475cm" svg:x="14.604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63cm" svg:height="0.475cm" svg:x="2.2cm" svg:y="6.047cm">
          <draw:text-box>
            <text:p text:style-name="P1"><text:span text:style-name="T6">879. </text:span><text:span text:style-name="T4"><text:s/>On 3 November, an IPU official provided an update for Mr Straw on enforced </text:span></text:p>
          </draw:text-box>
        </draw:frame>
        <draw:frame draw:style-name="gr1" draw:text-style-name="P2" draw:layer="layout" svg:width="1.441cm" svg:height="0.475cm" svg:x="2.2cm" svg:y="6.612cm">
          <draw:text-box>
            <text:p text:style-name="P1"><text:span text:style-name="T4">returns.</text:span></text:p>
          </draw:text-box>
        </draw:frame>
        <draw:frame draw:style-name="gr6" draw:text-style-name="P7" draw:layer="layout" svg:width="0.408cm" svg:height="0.276cm" svg:x="3.635cm" svg:y="6.631cm">
          <draw:text-box>
            <text:p text:style-name="P1"><text:span text:style-name="T9">555</text:span></text:p>
          </draw:text-box>
        </draw:frame>
        <draw:frame draw:style-name="gr1" draw:text-style-name="P2" draw:layer="layout" svg:width="14.26cm" svg:height="0.475cm" svg:x="4.047cm" svg:y="6.612cm">
          <draw:text-box>
            <text:p text:style-name="P1"><text:span text:style-name="T4"><text:s/></text:span><text:span text:style-name="T4">A Home Office delegation had visited Iraq from 3 to 11 September and had </text:span></text:p>
          </draw:text-box>
        </draw:frame>
        <draw:frame draw:style-name="gr1" draw:text-style-name="P2" draw:layer="layout" svg:width="14.468cm" svg:height="0.475cm" svg:x="2.2cm" svg:y="7.176cm">
          <draw:text-box>
            <text:p text:style-name="P1"><text:span text:style-name="T4">“</text:span><text:span text:style-name="T4">eventually persuaded” KRG Ministers and officials to accept forced returns. <text:s/></text:span></text:p>
          </draw:text-box>
        </draw:frame>
        <draw:frame draw:style-name="gr1" draw:text-style-name="P2" draw:layer="layout" svg:width="15.932cm" svg:height="0.475cm" svg:x="2.2cm" svg:y="7.741cm">
          <draw:text-box>
            <text:p text:style-name="P1"><text:span text:style-name="T4">The Minister of Displacement and Migration had not yet signed the MOU. The Home </text:span></text:p>
          </draw:text-box>
        </draw:frame>
        <draw:frame draw:style-name="gr1" draw:text-style-name="P2" draw:layer="layout" svg:width="15.598cm" svg:height="0.475cm" svg:x="2.2cm" svg:y="8.305cm">
          <draw:text-box>
            <text:p text:style-name="P1"><text:span text:style-name="T4">Office believed that forced returns could go ahead without it as, under the Chicago </text:span></text:p>
          </draw:text-box>
        </draw:frame>
        <draw:frame draw:style-name="gr1" draw:text-style-name="P2" draw:layer="layout" svg:width="15.492cm" svg:height="0.475cm" svg:x="2.2cm" svg:y="8.87cm">
          <draw:text-box>
            <text:p text:style-name="P1"><text:span text:style-name="T4">Convention, Iraq had an obligation to take back its nationals who did not qualify to </text:span></text:p>
          </draw:text-box>
        </draw:frame>
        <draw:frame draw:style-name="gr1" draw:text-style-name="P2" draw:layer="layout" svg:width="16.779cm" svg:height="0.475cm" svg:x="2.2cm" svg:y="9.434cm">
          <draw:text-box>
            <text:p text:style-name="P1"><text:span text:style-name="T4">remain in the UK. The Home Office was therefore making plans to send the first 15 failed </text:span></text:p>
          </draw:text-box>
        </draw:frame>
        <draw:frame draw:style-name="gr1" draw:text-style-name="P2" draw:layer="layout" svg:width="11.906cm" svg:height="0.475cm" svg:x="2.2cm" svg:y="9.998cm">
          <draw:text-box>
            <text:p text:style-name="P1"><text:span text:style-name="T4">asylum seekers back to northern Iraq on around 23 November. </text:span></text:p>
          </draw:text-box>
        </draw:frame>
        <draw:frame draw:style-name="gr1" draw:text-style-name="P2" draw:layer="layout" svg:width="16.774cm" svg:height="0.475cm" svg:x="2.2cm" svg:y="10.913cm">
          <draw:text-box>
            <text:p text:style-name="P1"><text:span text:style-name="T6">880. </text:span><text:span text:style-name="T4"><text:s/>The IPU official advised that the FCO’s view was that no forced returns should take </text:span></text:p>
          </draw:text-box>
        </draw:frame>
        <draw:frame draw:style-name="gr1" draw:text-style-name="P2" draw:layer="layout" svg:width="9.544cm" svg:height="0.475cm" svg:x="2.2cm" svg:y="11.477cm">
          <draw:text-box>
            <text:p text:style-name="P1"><text:span text:style-name="T4">place until the MOU was signed, for three reasons: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3cm" svg:height="0.475cm" svg:x="3.7cm" svg:y="12.392cm">
          <draw:text-box>
            <text:p text:style-name="P1"><text:span text:style-name="T4">to ignore IIG views could generate “ill will” from the IIG and KRG, at a time when </text:span></text:p>
          </draw:text-box>
        </draw:frame>
        <draw:frame draw:style-name="gr1" draw:text-style-name="P2" draw:layer="layout" svg:width="11.673cm" svg:height="0.475cm" svg:x="3.7cm" svg:y="12.956cm">
          <draw:text-box>
            <text:p text:style-name="P1"><text:span text:style-name="T4">the UK needed their support on a number of political priorities;</text:span></text:p>
          </draw:text-box>
        </draw:frame>
        <draw:frame draw:style-name="gr2" draw:text-style-name="P3" draw:layer="layout" svg:width="0.634cm" svg:height="0.712cm" svg:x="2.95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474cm" svg:height="0.475cm" svg:x="3.7cm" svg:y="13.621cm">
          <draw:text-box>
            <text:p text:style-name="P1"><text:span text:style-name="T4">the planned destinations for returnees might not be safe; and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8cm" svg:height="0.475cm" svg:x="3.7cm" svg:y="14.285cm">
          <draw:text-box>
            <text:p text:style-name="P1"><text:span text:style-name="T4">the presentational issue of enforced returns coinciding with military operations </text:span></text:p>
          </draw:text-box>
        </draw:frame>
        <draw:frame draw:style-name="gr1" draw:text-style-name="P2" draw:layer="layout" svg:width="5.954cm" svg:height="0.475cm" svg:x="3.7cm" svg:y="14.85cm">
          <draw:text-box>
            <text:p text:style-name="P1"><text:span text:style-name="T4">in Fallujah, and with Ramadan. </text:span></text:p>
          </draw:text-box>
        </draw:frame>
        <draw:frame draw:style-name="gr1" draw:text-style-name="P2" draw:layer="layout" svg:width="15.864cm" svg:height="0.475cm" svg:x="2.2cm" svg:y="15.764cm">
          <draw:text-box>
            <text:p text:style-name="P1"><text:span text:style-name="T6">881. </text:span><text:span text:style-name="T4"><text:s/>Mr Blunkett’s Private Secretary wrote to No.10 on 15 November, reporting that </text:span></text:p>
          </draw:text-box>
        </draw:frame>
        <draw:frame draw:style-name="gr1" draw:text-style-name="P2" draw:layer="layout" svg:width="16.123cm" svg:height="0.475cm" svg:x="2.2cm" svg:y="16.328cm">
          <draw:text-box>
            <text:p text:style-name="P1"><text:span text:style-name="T4">the IIG accepted the principle of enforced return, but was unlikely to accept returnees </text:span></text:p>
          </draw:text-box>
        </draw:frame>
        <draw:frame draw:style-name="gr1" draw:text-style-name="P2" draw:layer="layout" svg:width="4.299cm" svg:height="0.475cm" svg:x="2.2cm" svg:y="16.893cm">
          <draw:text-box>
            <text:p text:style-name="P1"><text:span text:style-name="T4">until the following year.</text:span></text:p>
          </draw:text-box>
        </draw:frame>
        <draw:frame draw:style-name="gr6" draw:text-style-name="P7" draw:layer="layout" svg:width="0.408cm" svg:height="0.276cm" svg:x="6.483cm" svg:y="16.912cm">
          <draw:text-box>
            <text:p text:style-name="P1"><text:span text:style-name="T9">556</text:span></text:p>
          </draw:text-box>
        </draw:frame>
        <draw:frame draw:style-name="gr1" draw:text-style-name="P2" draw:layer="layout" svg:width="11.716cm" svg:height="0.475cm" svg:x="6.895cm" svg:y="16.893cm">
          <draw:text-box>
            <text:p text:style-name="P1"><text:span text:style-name="T4"><text:s/></text:span><text:span text:style-name="T4">The Minister of Displacement and Migration had asked for an </text:span></text:p>
          </draw:text-box>
        </draw:frame>
        <draw:frame draw:style-name="gr1" draw:text-style-name="P2" draw:layer="layout" svg:width="16.427cm" svg:height="0.475cm" svg:x="2.2cm" svg:y="17.457cm">
          <draw:text-box>
            <text:p text:style-name="P1"><text:span text:style-name="T4">improved package of assistance for returnees. Mr Blunkett’s Private Secretary restated </text:span></text:p>
          </draw:text-box>
        </draw:frame>
        <draw:frame draw:style-name="gr1" draw:text-style-name="P2" draw:layer="layout" svg:width="15.162cm" svg:height="0.475cm" svg:x="2.2cm" svg:y="18.022cm">
          <draw:text-box>
            <text:p text:style-name="P1"><text:span text:style-name="T4">the FCO’s view that no enforced returns should take place without an MOU, and </text:span></text:p>
          </draw:text-box>
        </draw:frame>
        <draw:frame draw:style-name="gr1" draw:text-style-name="P2" draw:layer="layout" svg:width="16.724cm" svg:height="0.475cm" svg:x="2.2cm" svg:y="18.586cm">
          <draw:text-box>
            <text:p text:style-name="P1"><text:span text:style-name="T4">recommended that the UK should intensify its lobbying to secure the IIG’s signature to it. </text:span></text:p>
          </draw:text-box>
        </draw:frame>
        <draw:frame draw:style-name="gr1" draw:text-style-name="P2" draw:layer="layout" svg:width="16.186cm" svg:height="0.475cm" svg:x="2.2cm" svg:y="19.501cm">
          <draw:text-box>
            <text:p text:style-name="P1"><text:span text:style-name="T6">882. </text:span><text:span text:style-name="T4"><text:s/>No.10 replied on 18 November, confirming that Mr Blair agreed that no enforced </text:span></text:p>
          </draw:text-box>
        </draw:frame>
        <draw:frame draw:style-name="gr1" draw:text-style-name="P2" draw:layer="layout" svg:width="7.749cm" svg:height="0.475cm" svg:x="2.2cm" svg:y="20.065cm">
          <draw:text-box>
            <text:p text:style-name="P1"><text:span text:style-name="T4">returns should be made without an MOU.</text:span></text:p>
          </draw:text-box>
        </draw:frame>
        <draw:frame draw:style-name="gr6" draw:text-style-name="P7" draw:layer="layout" svg:width="0.408cm" svg:height="0.276cm" svg:x="9.918cm" svg:y="20.084cm">
          <draw:text-box>
            <text:p text:style-name="P1"><text:span text:style-name="T9">557</text:span></text:p>
          </draw:text-box>
        </draw:frame>
        <draw:frame draw:style-name="gr1" draw:text-style-name="P2" draw:layer="layout" svg:width="0.422cm" svg:height="0.475cm" svg:x="10.33cm" svg:y="20.0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023cm" svg:height="0.475cm" svg:x="2.2cm" svg:y="20.98cm">
          <draw:text-box>
            <text:p text:style-name="P1"><text:span text:style-name="T6">883. </text:span><text:span text:style-name="T4"><text:s/>Mr Blair visited Baghdad on 21 December.</text:span></text:p>
          </draw:text-box>
        </draw:frame>
        <draw:frame draw:style-name="gr6" draw:text-style-name="P7" draw:layer="layout" svg:width="0.408cm" svg:height="0.276cm" svg:x="11.165cm" svg:y="20.998cm">
          <draw:text-box>
            <text:p text:style-name="P1"><text:span text:style-name="T9">558</text:span></text:p>
          </draw:text-box>
        </draw:frame>
        <draw:frame draw:style-name="gr1" draw:text-style-name="P2" draw:layer="layout" svg:width="6.568cm" svg:height="0.475cm" svg:x="11.577cm" svg:y="20.98cm">
          <draw:text-box>
            <text:p text:style-name="P1"><text:span text:style-name="T4"><text:s/></text:span><text:span text:style-name="T4">In his record of Mr Blair’s meeting </text:span></text:p>
          </draw:text-box>
        </draw:frame>
        <draw:frame draw:style-name="gr1" draw:text-style-name="P2" draw:layer="layout" svg:width="15.712cm" svg:height="0.475cm" svg:x="2.2cm" svg:y="21.544cm">
          <draw:text-box>
            <text:p text:style-name="P1"><text:span text:style-name="T4">with Prime Minister Ayad Allawi, Mr Quarrey reported that Prime Minister Allawi had </text:span></text:p>
          </draw:text-box>
        </draw:frame>
        <draw:frame draw:style-name="gr1" draw:text-style-name="P2" draw:layer="layout" svg:width="15.369cm" svg:height="0.475cm" svg:x="2.2cm" svg:y="22.108cm">
          <draw:text-box>
            <text:p text:style-name="P1"><text:span text:style-name="T4">agreed that Iraq should sign an MOU covering enforced returns before the end of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2.131cm" svg:height="0.475cm" svg:x="2.2cm" svg:y="22.673cm">
          <draw:text-box>
            <text:p text:style-name="P1"><text:span text:style-name="T4">the month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553 </text:span></text:p>
          </draw:text-box>
        </draw:frame>
        <draw:frame draw:style-name="gr4" draw:text-style-name="P5" draw:layer="layout" svg:width="14.095cm" svg:height="0.395cm" svg:x="2.6cm" svg:y="24.241cm">
          <draw:text-box>
            <text:p text:style-name="P1"><text:span text:style-name="T11">Minute IPU [junior official] to Straw, 3 November 2004, ‘Iraq: Update on Enforced Returns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54 </text:span></text:p>
          </draw:text-box>
        </draw:frame>
        <draw:frame draw:style-name="gr4" draw:text-style-name="P5" draw:layer="layout" svg:width="16.088cm" svg:height="0.395cm" svg:x="2.6cm" svg:y="24.664cm">
          <draw:text-box>
            <text:p text:style-name="P1"><text:span text:style-name="T11">Bremer LP III &amp; McConnell M. </text:span><text:span text:style-name="T13">My Year in Iraq: The Struggle to Build a Future of Hope</text:span><text:span text:style-name="T11">. Threshold, 2006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55 </text:span></text:p>
          </draw:text-box>
        </draw:frame>
        <draw:frame draw:style-name="gr4" draw:text-style-name="P5" draw:layer="layout" svg:width="14.095cm" svg:height="0.395cm" svg:x="2.6cm" svg:y="25.087cm">
          <draw:text-box>
            <text:p text:style-name="P1"><text:span text:style-name="T11">Minute IPU [junior official] to Straw, 3 November 2004, ‘Iraq: Update on Enforced Returns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56 </text:span></text:p>
          </draw:text-box>
        </draw:frame>
        <draw:frame draw:style-name="gr4" draw:text-style-name="P5" draw:layer="layout" svg:width="14.023cm" svg:height="0.395cm" svg:x="2.6cm" svg:y="25.511cm">
          <draw:text-box>
            <text:p text:style-name="P1"><text:span text:style-name="T11">Letter PS/Blunkett to No.10 [junior official], 15 November 2004, ‘Enforced Returns to Iraq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57 </text:span></text:p>
          </draw:text-box>
        </draw:frame>
        <draw:frame draw:style-name="gr4" draw:text-style-name="P5" draw:layer="layout" svg:width="14.023cm" svg:height="0.395cm" svg:x="2.6cm" svg:y="25.934cm">
          <draw:text-box>
            <text:p text:style-name="P1"><text:span text:style-name="T11">Letter No.10 [junior official] to PS/Blunkett, 18 November 2004, ‘Enforced Returns to Iraq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58 </text:span></text:p>
          </draw:text-box>
        </draw:frame>
        <draw:frame draw:style-name="gr4" draw:text-style-name="P5" draw:layer="layout" svg:width="14.908cm" svg:height="0.395cm" svg:x="2.6cm" svg:y="26.357cm">
          <draw:text-box>
            <text:p text:style-name="P1"><text:span text:style-name="T11">Letter Quarrey to Adams, 21 December 2004, ‘Prime Minister’s Visit to Baghdad, 21 December: </text:span></text:p>
          </draw:text-box>
        </draw:frame>
        <draw:frame draw:style-name="gr4" draw:text-style-name="P5" draw:layer="layout" svg:width="3.219cm" svg:height="0.395cm" svg:x="2.2cm" svg:y="26.781cm">
          <draw:text-box>
            <text:p text:style-name="P1"><text:span text:style-name="T11">Meeting with Allawi’. 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6</text:span></text:p>
          </draw:text-box>
        </draw:frame>
        <draw:frame draw:style-name="gr1" draw:text-style-name="P2" draw:layer="layout" svg:width="15.25cm" svg:height="0.475cm" svg:x="2.2cm" svg:y="2.525cm">
          <draw:text-box>
            <text:p text:style-name="P1"><text:span text:style-name="T6">884. </text:span><text:span text:style-name="T4"><text:s/>The MOU was signed in January 2005 by the Ministry of Displacement and </text:span></text:p>
          </draw:text-box>
        </draw:frame>
        <draw:frame draw:style-name="gr1" draw:text-style-name="P2" draw:layer="layout" svg:width="9.853cm" svg:height="0.475cm" svg:x="2.2cm" svg:y="3.09cm">
          <draw:text-box>
            <text:p text:style-name="P1"><text:span text:style-name="T4">Migration, on behalf of the IIG, and the Home Office.</text:span></text:p>
          </draw:text-box>
        </draw:frame>
        <draw:frame draw:style-name="gr6" draw:text-style-name="P7" draw:layer="layout" svg:width="0.408cm" svg:height="0.276cm" svg:x="12.013cm" svg:y="3.108cm">
          <draw:text-box>
            <text:p text:style-name="P1"><text:span text:style-name="T9">559</text:span></text:p>
          </draw:text-box>
        </draw:frame>
        <draw:frame draw:style-name="gr1" draw:text-style-name="P2" draw:layer="layout" svg:width="0.422cm" svg:height="0.475cm" svg:x="12.424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1cm" svg:height="0.475cm" svg:x="2.2cm" svg:y="4.004cm">
          <draw:text-box>
            <text:p text:style-name="P1"><text:span text:style-name="T6">885. </text:span><text:span text:style-name="T4"><text:s/>Notwithstanding the signature of the MOU, discussions continued between the </text:span></text:p>
          </draw:text-box>
        </draw:frame>
        <draw:frame draw:style-name="gr1" draw:text-style-name="P2" draw:layer="layout" svg:width="16.046cm" svg:height="0.475cm" svg:x="2.2cm" svg:y="4.568cm">
          <draw:text-box>
            <text:p text:style-name="P1"><text:span text:style-name="T4">UK Government and the IIG on the implementation of an enforced return programme.</text:span></text:p>
          </draw:text-box>
        </draw:frame>
        <draw:frame draw:style-name="gr6" draw:text-style-name="P7" draw:layer="layout" svg:width="0.408cm" svg:height="0.276cm" svg:x="18.178cm" svg:y="4.587cm">
          <draw:text-box>
            <text:p text:style-name="P1"><text:span text:style-name="T9">560</text:span></text:p>
          </draw:text-box>
        </draw:frame>
        <draw:frame draw:style-name="gr1" draw:text-style-name="P2" draw:layer="layout" svg:width="0.422cm" svg:height="0.475cm" svg:x="18.589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65cm" svg:height="0.475cm" svg:x="2.2cm" svg:y="5.133cm">
          <draw:text-box>
            <text:p text:style-name="P1"><text:span text:style-name="T4">The IIG’s concerns included the impact of returnees within the KRZ and the package of </text:span></text:p>
          </draw:text-box>
        </draw:frame>
        <draw:frame draw:style-name="gr1" draw:text-style-name="P2" draw:layer="layout" svg:width="6.382cm" svg:height="0.475cm" svg:x="2.2cm" svg:y="5.697cm">
          <draw:text-box>
            <text:p text:style-name="P1"><text:span text:style-name="T4">assistance provided to returnees. </text:span></text:p>
          </draw:text-box>
        </draw:frame>
        <draw:frame draw:style-name="gr1" draw:text-style-name="P2" draw:layer="layout" svg:width="15.877cm" svg:height="0.475cm" svg:x="2.2cm" svg:y="6.612cm">
          <draw:text-box>
            <text:p text:style-name="P1"><text:span text:style-name="T6">886. </text:span><text:span text:style-name="T4"><text:s/>Mr Tim Torlot, Deputy Head of Mission at the British Embassy Baghdad, called </text:span></text:p>
          </draw:text-box>
        </draw:frame>
        <draw:frame draw:style-name="gr1" draw:text-style-name="P2" draw:layer="layout" svg:width="15.403cm" svg:height="0.475cm" svg:x="2.2cm" svg:y="7.176cm">
          <draw:text-box>
            <text:p text:style-name="P1"><text:span text:style-name="T4">on Prime Minister Ibrahim Ja’afari on 4 August. Mr Torlot reported to the FCO that </text:span></text:p>
          </draw:text-box>
        </draw:frame>
        <draw:frame draw:style-name="gr1" draw:text-style-name="P2" draw:layer="layout" svg:width="15.661cm" svg:height="0.475cm" svg:x="2.2cm" svg:y="7.741cm">
          <draw:text-box>
            <text:p text:style-name="P1"><text:span text:style-name="T4">Prime Minister Ja’afari had agreed that Iraq should abide by the terms of the MOU, </text:span></text:p>
          </draw:text-box>
        </draw:frame>
        <draw:frame draw:style-name="gr1" draw:text-style-name="P2" draw:layer="layout" svg:width="16.135cm" svg:height="0.475cm" svg:x="2.2cm" svg:y="8.305cm">
          <draw:text-box>
            <text:p text:style-name="P1"><text:span text:style-name="T4">and to instruct the Minister of Displacement and Migration to accept enforced returns. </text:span></text:p>
          </draw:text-box>
        </draw:frame>
        <draw:frame draw:style-name="gr1" draw:text-style-name="P2" draw:layer="layout" svg:width="16.034cm" svg:height="0.475cm" svg:x="2.2cm" svg:y="8.87cm">
          <draw:text-box>
            <text:p text:style-name="P1"><text:span text:style-name="T4">Prime Minister Ja’afari hoped that the UK would consider substantially increasing the </text:span></text:p>
          </draw:text-box>
        </draw:frame>
        <draw:frame draw:style-name="gr1" draw:text-style-name="P2" draw:layer="layout" svg:width="6.382cm" svg:height="0.475cm" svg:x="2.2cm" svg:y="9.434cm">
          <draw:text-box>
            <text:p text:style-name="P1"><text:span text:style-name="T4">assistance provided to returnees. </text:span></text:p>
          </draw:text-box>
        </draw:frame>
        <draw:frame draw:style-name="gr1" draw:text-style-name="P2" draw:layer="layout" svg:width="14.84cm" svg:height="0.475cm" svg:x="2.2cm" svg:y="10.348cm">
          <draw:text-box>
            <text:p text:style-name="P1"><text:span text:style-name="T6">887. </text:span><text:span text:style-name="T4"><text:s/>The UK planned to operate the first flight carrying enforced returnees on <text:s/></text:span></text:p>
          </draw:text-box>
        </draw:frame>
        <draw:frame draw:style-name="gr1" draw:text-style-name="P2" draw:layer="layout" svg:width="2.013cm" svg:height="0.475cm" svg:x="2.2cm" svg:y="10.913cm">
          <draw:text-box>
            <text:p text:style-name="P1"><text:span text:style-name="T4">28 August.</text:span></text:p>
          </draw:text-box>
        </draw:frame>
        <draw:frame draw:style-name="gr6" draw:text-style-name="P7" draw:layer="layout" svg:width="0.408cm" svg:height="0.276cm" svg:x="4.201cm" svg:y="10.932cm">
          <draw:text-box>
            <text:p text:style-name="P1"><text:span text:style-name="T9">561</text:span></text:p>
          </draw:text-box>
        </draw:frame>
        <draw:frame draw:style-name="gr1" draw:text-style-name="P2" draw:layer="layout" svg:width="0.422cm" svg:height="0.475cm" svg:x="4.612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77cm" svg:height="0.475cm" svg:x="2.2cm" svg:y="11.827cm">
          <draw:text-box>
            <text:p text:style-name="P1"><text:span text:style-name="T6">888. </text:span><text:span text:style-name="T4"><text:s/>Mr Charles Clarke, who had succeeded Mr Blunkett as Home Secretary, wrote </text:span></text:p>
          </draw:text-box>
        </draw:frame>
        <draw:frame draw:style-name="gr1" draw:text-style-name="P2" draw:layer="layout" svg:width="16.322cm" svg:height="0.475cm" svg:x="2.2cm" svg:y="12.392cm">
          <draw:text-box>
            <text:p text:style-name="P1"><text:span text:style-name="T4">to Mr Blair on 25 August to confirm that he had postponed that flight, due to opposition </text:span></text:p>
          </draw:text-box>
        </draw:frame>
        <draw:frame draw:style-name="gr1" draw:text-style-name="P2" draw:layer="layout" svg:width="15.877cm" svg:height="0.475cm" svg:x="2.2cm" svg:y="12.956cm">
          <draw:text-box>
            <text:p text:style-name="P1"><text:span text:style-name="T4">from the KRG and a concern that the RAF aircraft carrying the returnees would be a </text:span></text:p>
          </draw:text-box>
        </draw:frame>
        <draw:frame draw:style-name="gr1" draw:text-style-name="P2" draw:layer="layout" svg:width="5.069cm" svg:height="0.475cm" svg:x="2.2cm" svg:y="13.521cm">
          <draw:text-box>
            <text:p text:style-name="P1"><text:span text:style-name="T4">target for insurgent activity.</text:span></text:p>
          </draw:text-box>
        </draw:frame>
        <draw:frame draw:style-name="gr6" draw:text-style-name="P7" draw:layer="layout" svg:width="0.408cm" svg:height="0.276cm" svg:x="7.251cm" svg:y="13.539cm">
          <draw:text-box>
            <text:p text:style-name="P1"><text:span text:style-name="T9">562</text:span></text:p>
          </draw:text-box>
        </draw:frame>
        <draw:frame draw:style-name="gr1" draw:text-style-name="P2" draw:layer="layout" svg:width="0.422cm" svg:height="0.475cm" svg:x="7.663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34cm" svg:height="0.475cm" svg:x="2.2cm" svg:y="14.435cm">
          <draw:text-box>
            <text:p text:style-name="P1"><text:span text:style-name="T6">889. </text:span><text:span text:style-name="T4"><text:s/>President Jalal Talabani and Mr Blair met at 10 Downing Street on 6 October.</text:span></text:p>
          </draw:text-box>
        </draw:frame>
        <draw:frame draw:style-name="gr6" draw:text-style-name="P7" draw:layer="layout" svg:width="0.408cm" svg:height="0.276cm" svg:x="17.652cm" svg:y="14.454cm">
          <draw:text-box>
            <text:p text:style-name="P1"><text:span text:style-name="T9">563</text:span></text:p>
          </draw:text-box>
        </draw:frame>
        <draw:frame draw:style-name="gr1" draw:text-style-name="P2" draw:layer="layout" svg:width="0.422cm" svg:height="0.475cm" svg:x="18.064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23cm" svg:height="0.475cm" svg:x="2.2cm" svg:y="15cm">
          <draw:text-box>
            <text:p text:style-name="P1"><text:span text:style-name="T4">Mr Blair said that he attached great importance to early progress on the issue of </text:span></text:p>
          </draw:text-box>
        </draw:frame>
        <draw:frame draw:style-name="gr1" draw:text-style-name="P2" draw:layer="layout" svg:width="16.372cm" svg:height="0.475cm" svg:x="2.2cm" svg:y="15.564cm">
          <draw:text-box>
            <text:p text:style-name="P1"><text:span text:style-name="T4">enforced returns, and said that it would be helpful if President Talabani took a personal </text:span></text:p>
          </draw:text-box>
        </draw:frame>
        <draw:frame draw:style-name="gr1" draw:text-style-name="P2" draw:layer="layout" svg:width="1.632cm" svg:height="0.475cm" svg:x="2.2cm" svg:y="16.128cm">
          <draw:text-box>
            <text:p text:style-name="P1"><text:span text:style-name="T4">interest. </text:span></text:p>
          </draw:text-box>
        </draw:frame>
        <draw:frame draw:style-name="gr1" draw:text-style-name="P2" draw:layer="layout" svg:width="15.915cm" svg:height="0.475cm" svg:x="2.2cm" svg:y="17.043cm">
          <draw:text-box>
            <text:p text:style-name="P1"><text:span text:style-name="T6">890. </text:span><text:span text:style-name="T4"><text:s/>Mr Straw was advised on 17 November that the KRG had, following Ministerial </text:span></text:p>
          </draw:text-box>
        </draw:frame>
        <draw:frame draw:style-name="gr1" draw:text-style-name="P2" draw:layer="layout" svg:width="10.069cm" svg:height="0.475cm" svg:x="2.2cm" svg:y="17.607cm">
          <draw:text-box>
            <text:p text:style-name="P1"><text:span text:style-name="T4">pressure, finally agreed to accept enforced returnees.</text:span></text:p>
          </draw:text-box>
        </draw:frame>
        <draw:frame draw:style-name="gr6" draw:text-style-name="P7" draw:layer="layout" svg:width="0.408cm" svg:height="0.276cm" svg:x="12.225cm" svg:y="17.626cm">
          <draw:text-box>
            <text:p text:style-name="P1"><text:span text:style-name="T9">564</text:span></text:p>
          </draw:text-box>
        </draw:frame>
        <draw:frame draw:style-name="gr1" draw:text-style-name="P2" draw:layer="layout" svg:width="0.422cm" svg:height="0.475cm" svg:x="12.636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08cm" svg:height="0.475cm" svg:x="2.2cm" svg:y="18.522cm">
          <draw:text-box>
            <text:p text:style-name="P1"><text:span text:style-name="T6">891. </text:span><text:span text:style-name="T4"><text:s/>The first flight of enforced returnees, comprising 15 failed asylum seekers, took </text:span></text:p>
          </draw:text-box>
        </draw:frame>
        <draw:frame draw:style-name="gr1" draw:text-style-name="P2" draw:layer="layout" svg:width="7.393cm" svg:height="0.475cm" svg:x="2.2cm" svg:y="19.086cm">
          <draw:text-box>
            <text:p text:style-name="P1"><text:span text:style-name="T4">place on 20 November, landing in Erbil.</text:span></text:p>
          </draw:text-box>
        </draw:frame>
        <draw:frame draw:style-name="gr6" draw:text-style-name="P7" draw:layer="layout" svg:width="0.408cm" svg:height="0.276cm" svg:x="9.566cm" svg:y="19.105cm">
          <draw:text-box>
            <text:p text:style-name="P1"><text:span text:style-name="T9">565</text:span></text:p>
          </draw:text-box>
        </draw:frame>
        <draw:frame draw:style-name="gr1" draw:text-style-name="P2" draw:layer="layout" svg:width="0.422cm" svg:height="0.475cm" svg:x="9.978cm" svg:y="19.0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42cm" svg:height="0.475cm" svg:x="2.2cm" svg:y="20.001cm">
          <draw:text-box>
            <text:p text:style-name="P1"><text:span text:style-name="T6">892. </text:span><text:span text:style-name="T4"><text:s/>Mr Clarke reported to Mr Blair on 25 November that the UK had not received </text:span></text:p>
          </draw:text-box>
        </draw:frame>
        <draw:frame draw:style-name="gr1" draw:text-style-name="P2" draw:layer="layout" svg:width="16.58cm" svg:height="0.475cm" svg:x="2.2cm" svg:y="20.565cm">
          <draw:text-box>
            <text:p text:style-name="P1"><text:span text:style-name="T4">“</text:span><text:span text:style-name="T4">the expected legal challenge” to the returns on the grounds that Iraq was an unsuitable </text:span></text:p>
          </draw:text-box>
        </draw:frame>
        <draw:line draw:style-name="gr7" draw:text-style-name="P8" draw:layer="layout" svg:x1="2.199cm" svg:y1="22.043cm" svg:x2="7.3cm" svg:y2="22.043cm">
          <text:p/>
        </draw:line>
        <draw:frame draw:style-name="gr1" draw:text-style-name="P2" draw:layer="layout" svg:width="2.296cm" svg:height="0.475cm" svg:x="2.2cm" svg:y="21.13cm">
          <draw:text-box>
            <text:p text:style-name="P1"><text:span text:style-name="T4">destination. </text:span></text:p>
          </draw:text-box>
        </draw:frame>
        <draw:frame draw:style-name="gr9" draw:text-style-name="P9" draw:layer="layout" svg:width="0.404cm" svg:height="0.23cm" svg:x="2.2cm" svg:y="22.563cm">
          <draw:text-box>
            <text:p text:style-name="P1"><text:span text:style-name="T10">559 </text:span></text:p>
          </draw:text-box>
        </draw:frame>
        <draw:frame draw:style-name="gr4" draw:text-style-name="P5" draw:layer="layout" svg:width="14.95cm" svg:height="0.395cm" svg:x="2.6cm" svg:y="22.547cm">
          <draw:text-box>
            <text:p text:style-name="P1"><text:span text:style-name="T11">Paper, 26 January 2005, ‘Memorandum of Understanding between the Ministry of Displacement </text:span></text:p>
          </draw:text-box>
        </draw:frame>
        <draw:frame draw:style-name="gr4" draw:text-style-name="P5" draw:layer="layout" svg:width="15.869cm" svg:height="0.395cm" svg:x="2.2cm" svg:y="22.971cm">
          <draw:text-box>
            <text:p text:style-name="P1"><text:span text:style-name="T11">and Migration of the Republic of Iraq and the Home Office for the United Kingdom of Great Britain and </text:span></text:p>
          </draw:text-box>
        </draw:frame>
        <draw:frame draw:style-name="gr4" draw:text-style-name="P5" draw:layer="layout" svg:width="2.809cm" svg:height="0.395cm" svg:x="2.2cm" svg:y="23.394cm">
          <draw:text-box>
            <text:p text:style-name="P1"><text:span text:style-name="T11">Northern Ireland’. 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560 </text:span></text:p>
          </draw:text-box>
        </draw:frame>
        <draw:frame draw:style-name="gr4" draw:text-style-name="P5" draw:layer="layout" svg:width="16.063cm" svg:height="0.395cm" svg:x="2.6cm" svg:y="23.817cm">
          <draw:text-box>
            <text:p text:style-name="P1"><text:span text:style-name="T11">eGram 10598/05 Baghdad to FCO London, 5 August 2005, ‘Iraq: Enforced Returns of Asylum Seekers: </text:span></text:p>
          </draw:text-box>
        </draw:frame>
        <draw:frame draw:style-name="gr4" draw:text-style-name="P5" draw:layer="layout" svg:width="3.706cm" svg:height="0.395cm" svg:x="2.2cm" svg:y="24.241cm">
          <draw:text-box>
            <text:p text:style-name="P1"><text:span text:style-name="T11">Call on Prime Minister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61 </text:span></text:p>
          </draw:text-box>
        </draw:frame>
        <draw:frame draw:style-name="gr4" draw:text-style-name="P5" draw:layer="layout" svg:width="11.322cm" svg:height="0.395cm" svg:x="2.6cm" svg:y="24.664cm">
          <draw:text-box>
            <text:p text:style-name="P1"><text:span text:style-name="T11">Minute Clarke to Prime Minister, 25 July 2005, ‘Enforced Returns to Iraq’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62 </text:span></text:p>
          </draw:text-box>
        </draw:frame>
        <draw:frame draw:style-name="gr4" draw:text-style-name="P5" draw:layer="layout" svg:width="11.86cm" svg:height="0.395cm" svg:x="2.6cm" svg:y="25.087cm">
          <draw:text-box>
            <text:p text:style-name="P1"><text:span text:style-name="T11">Minute Clarke to Prime Minister, 25 August 2005, ‘Enforced Returns to Iraq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63 </text:span></text:p>
          </draw:text-box>
        </draw:frame>
        <draw:frame draw:style-name="gr4" draw:text-style-name="P5" draw:layer="layout" svg:width="8.981cm" svg:height="0.395cm" svg:x="2.6cm" svg:y="25.511cm">
          <draw:text-box>
            <text:p text:style-name="P1"><text:span text:style-name="T11">Letter Quarrey to Siddiq, 6 October 2005, ‘Iraq: Talabani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64 </text:span></text:p>
          </draw:text-box>
        </draw:frame>
        <draw:frame draw:style-name="gr4" draw:text-style-name="P5" draw:layer="layout" svg:width="15.047cm" svg:height="0.395cm" svg:x="2.6cm" svg:y="25.934cm">
          <draw:text-box>
            <text:p text:style-name="P1"><text:span text:style-name="T11">Minute FCO [junior official] to Straw, 17 November 2005, ‘Iraq: Enforced Return of Failed Asylum </text:span></text:p>
          </draw:text-box>
        </draw:frame>
        <draw:frame draw:style-name="gr4" draw:text-style-name="P5" draw:layer="layout" svg:width="1.467cm" svg:height="0.395cm" svg:x="2.2cm" svg:y="26.357cm">
          <draw:text-box>
            <text:p text:style-name="P1"><text:span text:style-name="T11">Seekers’.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65 </text:span></text:p>
          </draw:text-box>
        </draw:frame>
        <draw:frame draw:style-name="gr4" draw:text-style-name="P5" draw:layer="layout" svg:width="10.564cm" svg:height="0.395cm" svg:x="2.6cm" svg:y="26.781cm">
          <draw:text-box>
            <text:p text:style-name="P1"><text:span text:style-name="T11">Note Clarke to Blair, 25 November 2005, ‘Enforced Returns to Iraq’. 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07</text:span></text:p>
          </draw:text-box>
        </draw:frame>
        <draw:frame draw:style-name="gr1" draw:text-style-name="P2" draw:layer="layout" svg:width="16.406cm" svg:height="0.475cm" svg:x="2.2cm" svg:y="2.525cm">
          <draw:text-box>
            <text:p text:style-name="P1"><text:span text:style-name="T6">893. </text:span><text:span text:style-name="T4"><text:s/>No flights to central or southern Bagdad were made during the period covered by </text:span></text:p>
          </draw:text-box>
        </draw:frame>
        <draw:frame draw:style-name="gr1" draw:text-style-name="P2" draw:layer="layout" svg:width="2.258cm" svg:height="0.475cm" svg:x="2.2cm" svg:y="3.09cm">
          <draw:text-box>
            <text:p text:style-name="P1"><text:span text:style-name="T4">this Inquiry. </text:span></text:p>
          </draw:text-box>
        </draw:frame>
        <draw:frame draw:style-name="gr3" draw:text-style-name="P4" draw:layer="layout" svg:width="12.092cm" svg:height="0.628cm" svg:x="2.2cm" svg:y="4.117cm">
          <draw:text-box>
            <text:p text:style-name="P1"><text:span text:style-name="T3">Post-conflict reconstruction and stabilisation</text:span></text:p>
          </draw:text-box>
        </draw:frame>
        <draw:frame draw:style-name="gr1" draw:text-style-name="P2" draw:layer="layout" svg:width="16cm" svg:height="0.475cm" svg:x="2.2cm" svg:y="5.01cm">
          <draw:text-box>
            <text:p text:style-name="P1"><text:span text:style-name="T6">894. </text:span><text:span text:style-name="T4"><text:s/>A cross-government review of the UK’s approach to post-conflict reconstruction </text:span></text:p>
          </draw:text-box>
        </draw:frame>
        <draw:frame draw:style-name="gr1" draw:text-style-name="P2" draw:layer="layout" svg:width="5.019cm" svg:height="0.475cm" svg:x="2.2cm" svg:y="5.574cm">
          <draw:text-box>
            <text:p text:style-name="P1"><text:span text:style-name="T4">began in September 2003.</text:span></text:p>
          </draw:text-box>
        </draw:frame>
        <draw:frame draw:style-name="gr6" draw:text-style-name="P7" draw:layer="layout" svg:width="0.408cm" svg:height="0.276cm" svg:x="7.19cm" svg:y="5.593cm">
          <draw:text-box>
            <text:p text:style-name="P1"><text:span text:style-name="T9">566</text:span></text:p>
          </draw:text-box>
        </draw:frame>
        <draw:frame draw:style-name="gr1" draw:text-style-name="P2" draw:layer="layout" svg:width="0.422cm" svg:height="0.475cm" svg:x="7.601cm" svg:y="5.57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58cm" svg:height="0.475cm" svg:x="2.2cm" svg:y="6.488cm">
          <draw:text-box>
            <text:p text:style-name="P1"><text:span text:style-name="T6">895. </text:span><text:span text:style-name="T4"><text:s/>The inter-departmental Post-Conflict Reconstruction Unit (PCRU) was established </text:span></text:p>
          </draw:text-box>
        </draw:frame>
        <draw:frame draw:style-name="gr1" draw:text-style-name="P2" draw:layer="layout" svg:width="3.715cm" svg:height="0.475cm" svg:x="2.2cm" svg:y="7.053cm">
          <draw:text-box>
            <text:p text:style-name="P1"><text:span text:style-name="T4">in September 2004.</text:span></text:p>
          </draw:text-box>
        </draw:frame>
        <draw:frame draw:style-name="gr6" draw:text-style-name="P7" draw:layer="layout" svg:width="0.408cm" svg:height="0.276cm" svg:x="5.895cm" svg:y="7.072cm">
          <draw:text-box>
            <text:p text:style-name="P1"><text:span text:style-name="T9">567</text:span></text:p>
          </draw:text-box>
        </draw:frame>
        <draw:frame draw:style-name="gr1" draw:text-style-name="P2" draw:layer="layout" svg:width="6.695cm" svg:height="0.475cm" svg:x="6.307cm" svg:y="7.053cm">
          <draw:text-box>
            <text:p text:style-name="P1"><text:span text:style-name="T4"><text:s/></text:span><text:span text:style-name="T4">It became operational during 2005.</text:span></text:p>
          </draw:text-box>
        </draw:frame>
        <draw:frame draw:style-name="gr6" draw:text-style-name="P7" draw:layer="layout" svg:width="0.408cm" svg:height="0.276cm" svg:x="12.967cm" svg:y="7.072cm">
          <draw:text-box>
            <text:p text:style-name="P1"><text:span text:style-name="T9">568</text:span></text:p>
          </draw:text-box>
        </draw:frame>
        <draw:frame draw:style-name="gr1" draw:text-style-name="P2" draw:layer="layout" svg:width="14.476cm" svg:height="0.475cm" svg:x="2.2cm" svg:y="7.967cm">
          <draw:text-box>
            <text:p text:style-name="P1"><text:span text:style-name="T6">896. </text:span><text:span text:style-name="T4"><text:s/>In December 2007, the PCRU was renamed the Stabilisation Unit (SU).</text:span></text:p>
          </draw:text-box>
        </draw:frame>
        <draw:frame draw:style-name="gr6" draw:text-style-name="P7" draw:layer="layout" svg:width="0.408cm" svg:height="0.276cm" svg:x="16.6cm" svg:y="7.986cm">
          <draw:text-box>
            <text:p text:style-name="P1"><text:span text:style-name="T9">569</text:span></text:p>
          </draw:text-box>
        </draw:frame>
        <draw:frame draw:style-name="gr1" draw:text-style-name="P2" draw:layer="layout" svg:width="0.422cm" svg:height="0.475cm" svg:x="17.012cm" svg:y="7.96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71cm" svg:height="0.475cm" svg:x="2.2cm" svg:y="8.882cm">
          <draw:text-box>
            <text:p text:style-name="P1"><text:span text:style-name="T6">897. </text:span><text:span text:style-name="T4"><text:s/>The PCRU and the SU focused their activity on Afghanistan. They made limited </text:span></text:p>
          </draw:text-box>
        </draw:frame>
        <draw:frame draw:style-name="gr1" draw:text-style-name="P2" draw:layer="layout" svg:width="6.242cm" svg:height="0.475cm" svg:x="2.2cm" svg:y="9.446cm">
          <draw:text-box>
            <text:p text:style-name="P1"><text:span text:style-name="T4">but valuable contributions in Iraq.</text:span></text:p>
          </draw:text-box>
        </draw:frame>
        <draw:frame draw:style-name="gr1" draw:text-style-name="P2" draw:layer="layout" svg:width="15.496cm" svg:height="0.475cm" svg:x="2.2cm" svg:y="10.361cm">
          <draw:text-box>
            <text:p text:style-name="P1"><text:span text:style-name="T6">898. </text:span><text:span text:style-name="T4"><text:s/>Since 2007, the SU has continued to evolve in response to the strategic and </text:span></text:p>
          </draw:text-box>
        </draw:frame>
        <draw:frame draw:style-name="gr1" draw:text-style-name="P2" draw:layer="layout" svg:width="6.136cm" svg:height="0.475cm" svg:x="2.2cm" svg:y="10.925cm">
          <draw:text-box>
            <text:p text:style-name="P1"><text:span text:style-name="T4">policy framework established by:</text:span></text:p>
          </draw:text-box>
        </draw:frame>
        <draw:frame draw:style-name="gr2" draw:text-style-name="P3" draw:layer="layout" svg:width="0.634cm" svg:height="0.712cm" svg:x="2.95cm" svg:y="11.6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18cm" svg:height="0.475cm" svg:x="3.7cm" svg:y="11.84cm">
          <draw:text-box>
            <text:p text:style-name="P1"><text:span text:style-name="T4">the 2008 and 2010 National Security Strategies (NSSs);</text:span></text:p>
          </draw:text-box>
        </draw:frame>
        <draw:frame draw:style-name="gr2" draw:text-style-name="P3" draw:layer="layout" svg:width="0.634cm" svg:height="0.712cm" svg:x="2.95cm" svg:y="12.3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69cm" svg:height="0.475cm" svg:x="3.7cm" svg:y="12.504cm">
          <draw:text-box>
            <text:p text:style-name="P1"><text:span text:style-name="T4">the 2010 Strategic Defence and Security Review (SDSR); and</text:span></text:p>
          </draw:text-box>
        </draw:frame>
        <draw:frame draw:style-name="gr2" draw:text-style-name="P3" draw:layer="layout" svg:width="0.634cm" svg:height="0.712cm" svg:x="2.95cm" svg:y="13.0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196cm" svg:height="0.475cm" svg:x="3.7cm" svg:y="13.168cm">
          <draw:text-box>
            <text:p text:style-name="P1"><text:span text:style-name="T4">the 2011 Building Stability Overseas Strategy (BSOS).</text:span></text:p>
          </draw:text-box>
        </draw:frame>
        <draw:frame draw:style-name="gr5" draw:text-style-name="P6" draw:layer="layout" svg:width="8.972cm" svg:height="0.556cm" svg:x="2.2cm" svg:y="14.29cm">
          <draw:text-box>
            <text:p text:style-name="P1"><text:span text:style-name="T8">The Post-Conflict Reconstruction Unit</text:span></text:p>
          </draw:text-box>
        </draw:frame>
        <draw:frame draw:style-name="gr1" draw:text-style-name="P2" draw:layer="layout" svg:width="16.249cm" svg:height="0.475cm" svg:x="2.2cm" svg:y="15.118cm">
          <draw:text-box>
            <text:p text:style-name="P1"><text:span text:style-name="T6">899. </text:span><text:span text:style-name="T4"><text:s/>On 16 September 2003, Mr Straw, Mr Hoon and Baroness Amos discussed post-</text:span></text:p>
          </draw:text-box>
        </draw:frame>
        <draw:frame draw:style-name="gr1" draw:text-style-name="P2" draw:layer="layout" svg:width="16.576cm" svg:height="0.475cm" svg:x="2.2cm" svg:y="15.682cm">
          <draw:text-box>
            <text:p text:style-name="P1"><text:span text:style-name="T4">conflict planning and preparation. A number of papers, including a joint FCO/DFID/MOD </text:span></text:p>
          </draw:text-box>
        </draw:frame>
        <draw:frame draw:style-name="gr1" draw:text-style-name="P2" draw:layer="layout" svg:width="13.079cm" svg:height="0.475cm" svg:x="2.2cm" svg:y="16.247cm">
          <draw:text-box>
            <text:p text:style-name="P1"><text:span text:style-name="T4">paper on post-conflict reconstruction, had been prepared beforehand.</text:span></text:p>
          </draw:text-box>
        </draw:frame>
        <draw:frame draw:style-name="gr6" draw:text-style-name="P7" draw:layer="layout" svg:width="0.408cm" svg:height="0.276cm" svg:x="15.214cm" svg:y="16.266cm">
          <draw:text-box>
            <text:p text:style-name="P1"><text:span text:style-name="T9">570</text:span></text:p>
          </draw:text-box>
        </draw:frame>
        <draw:frame draw:style-name="gr1" draw:text-style-name="P2" draw:layer="layout" svg:width="0.422cm" svg:height="0.475cm" svg:x="15.626cm" svg:y="16.2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38cm" svg:height="0.475cm" svg:x="2.2cm" svg:y="17.161cm">
          <draw:text-box>
            <text:p text:style-name="P1"><text:span text:style-name="T6">900. </text:span><text:span text:style-name="T4"><text:s/>Mr Straw highlighted the contrast between the UK’s preparation for domestic </text:span></text:p>
          </draw:text-box>
        </draw:frame>
        <draw:frame draw:style-name="gr1" draw:text-style-name="P2" draw:layer="layout" svg:width="16.338cm" svg:height="0.475cm" svg:x="2.2cm" svg:y="17.726cm">
          <draw:text-box>
            <text:p text:style-name="P1"><text:span text:style-name="T4">crises and post-conflict situations. More needed to be done to “get ahead of the curve”.</text:span></text:p>
          </draw:text-box>
        </draw:frame>
        <draw:frame draw:style-name="gr1" draw:text-style-name="P2" draw:layer="layout" svg:width="15.928cm" svg:height="0.475cm" svg:x="2.2cm" svg:y="18.64cm">
          <draw:text-box>
            <text:p text:style-name="P1"><text:span text:style-name="T6">901. </text:span><text:span text:style-name="T4"><text:s/>Mr Hoon highlighted the absence of any civilian equivalent to military planning. </text:span></text:p>
          </draw:text-box>
        </draw:frame>
        <draw:frame draw:style-name="gr1" draw:text-style-name="P2" draw:layer="layout" svg:width="15.466cm" svg:height="0.475cm" svg:x="2.2cm" svg:y="19.205cm">
          <draw:text-box>
            <text:p text:style-name="P1"><text:span text:style-name="T4">The UK should aim for international agreement on the civilian resources and skills </text:span></text:p>
          </draw:text-box>
        </draw:frame>
        <draw:frame draw:style-name="gr1" draw:text-style-name="P2" draw:layer="layout" svg:width="7.402cm" svg:height="0.475cm" svg:x="2.2cm" svg:y="19.769cm">
          <draw:text-box>
            <text:p text:style-name="P1"><text:span text:style-name="T4">needed and where they were available.</text:span></text:p>
          </draw:text-box>
        </draw:frame>
        <draw:frame draw:style-name="gr1" draw:text-style-name="P2" draw:layer="layout" svg:width="16.279cm" svg:height="0.475cm" svg:x="2.2cm" svg:y="20.683cm">
          <draw:text-box>
            <text:p text:style-name="P1"><text:span text:style-name="T6">902. </text:span><text:span text:style-name="T4"><text:s/>Baroness Amos emphasised the need first to “link up” across government and to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line draw:style-name="gr8" draw:text-style-name="P8" draw:layer="layout" svg:x1="2.6cm" svg:y1="24.174cm" svg:x2="18.595cm" svg:y2="24.174cm">
          <text:p/>
        </draw:line>
        <draw:line draw:style-name="gr8" draw:text-style-name="P8" draw:layer="layout" svg:x1="2.199cm" svg:y1="24.597cm" svg:x2="12.339cm" svg:y2="24.597cm">
          <text:p/>
        </draw:line>
        <draw:frame draw:style-name="gr1" draw:text-style-name="P2" draw:layer="layout" svg:width="7.838cm" svg:height="0.475cm" svg:x="2.2cm" svg:y="21.248cm">
          <draw:text-box>
            <text:p text:style-name="P1"><text:span text:style-name="T4">learn lessons from previous interventions.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566 </text:span></text:p>
          </draw:text-box>
        </draw:frame>
        <draw:frame draw:style-name="gr4" draw:text-style-name="P5" draw:layer="layout" svg:width="15.89cm" svg:height="0.395cm" svg:x="2.6cm" svg:y="23.817cm">
          <draw:text-box>
            <text:p text:style-name="P1"><text:span text:style-name="T5">Paper [unattributed], 17 September 2003, ‘Meeting of Secretaries of State for Foreign Affairs, Defence </text:span></text:p>
          </draw:text-box>
        </draw:frame>
        <draw:frame draw:style-name="gr4" draw:text-style-name="P5" draw:layer="layout" svg:width="10.166cm" svg:height="0.395cm" svg:x="2.2cm" svg:y="24.241cm">
          <draw:text-box>
            <text:p text:style-name="P1"><text:span text:style-name="T5">and International Development – 16 September 2003 at 2.15pm’.</text:span><text:span text:style-name="T11">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67 </text:span></text:p>
          </draw:text-box>
        </draw:frame>
        <draw:frame draw:style-name="gr4" draw:text-style-name="P5" draw:layer="layout" svg:width="15.123cm" svg:height="0.395cm" svg:x="2.6cm" svg:y="24.664cm">
          <draw:text-box>
            <text:p text:style-name="P1"><text:span text:style-name="T11">Minute [DFID junior official] to Drummond, 29 June 2005, ‘PCRU Update Meeting with the PUSS, </text:span></text:p>
          </draw:text-box>
        </draw:frame>
        <draw:frame draw:style-name="gr4" draw:text-style-name="P5" draw:layer="layout" svg:width="1.522cm" svg:height="0.395cm" svg:x="2.2cm" svg:y="25.087cm">
          <draw:text-box>
            <text:p text:style-name="P1"><text:span text:style-name="T11">21 June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68 </text:span></text:p>
          </draw:text-box>
        </draw:frame>
        <draw:frame draw:style-name="gr4" draw:text-style-name="P5" draw:layer="layout" svg:width="10.374cm" svg:height="0.395cm" svg:x="2.6cm" svg:y="25.511cm">
          <draw:text-box>
            <text:p text:style-name="P1"><text:span text:style-name="T11">House of Commons, </text:span><text:span text:style-name="T13">Official Report</text:span><text:span text:style-name="T11">, 21 July 2005, column 155WS.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69 </text:span></text:p>
          </draw:text-box>
        </draw:frame>
        <draw:frame draw:style-name="gr4" draw:text-style-name="P5" draw:layer="layout" svg:width="9.476cm" svg:height="0.395cm" svg:x="2.6cm" svg:y="25.934cm">
          <draw:text-box>
            <text:p text:style-name="P1"><text:span text:style-name="T11">Paper Stabilisation Unit, December 2007, ‘Stabilisation Unit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70 </text:span></text:p>
          </draw:text-box>
        </draw:frame>
        <draw:frame draw:style-name="gr4" draw:text-style-name="P5" draw:layer="layout" svg:width="15.89cm" svg:height="0.395cm" svg:x="2.6cm" svg:y="26.357cm">
          <draw:text-box>
            <text:p text:style-name="P1"><text:span text:style-name="T11">Paper [unattributed], 17 September 2003, ‘Meeting of Secretaries of State for Foreign Affairs, Defence </text:span></text:p>
          </draw:text-box>
        </draw:frame>
        <draw:frame draw:style-name="gr4" draw:text-style-name="P5" draw:layer="layout" svg:width="10.166cm" svg:height="0.395cm" svg:x="2.2cm" svg:y="26.781cm">
          <draw:text-box>
            <text:p text:style-name="P1"><text:span text:style-name="T11">and International Development – 16 September 2003 at 2.15pm’. 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8" draw:layer="layout" svg:x1="3.84cm" svg:y1="23.271cm" svg:x2="4.97cm" svg:y2="23.27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08</text:span></text:p>
          </draw:text-box>
        </draw:frame>
        <draw:frame draw:style-name="gr1" draw:text-style-name="P2" draw:layer="layout" svg:width="8.934cm" svg:height="0.475cm" svg:x="2.2cm" svg:y="2.525cm">
          <draw:text-box>
            <text:p text:style-name="P1"><text:span text:style-name="T6">903. </text:span><text:span text:style-name="T4"><text:s/>Other points made in discussion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3.44cm">
          <draw:text-box>
            <text:p text:style-name="P1"><text:span text:style-name="T4">the possibility of using Territorial Army (TA) training and pre-deployment centres </text:span></text:p>
          </draw:text-box>
        </draw:frame>
        <draw:frame draw:style-name="gr1" draw:text-style-name="P2" draw:layer="layout" svg:width="7.736cm" svg:height="0.475cm" svg:x="3.7cm" svg:y="4.004cm">
          <draw:text-box>
            <text:p text:style-name="P1"><text:span text:style-name="T4">for civilians involved in post-conflict work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689cm" svg:height="0.475cm" svg:x="3.7cm" svg:y="4.668cm">
          <draw:text-box>
            <text:p text:style-name="P1"><text:span text:style-name="T4">the critical importance of policing and security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4cm" svg:height="0.475cm" svg:x="3.7cm" svg:y="5.333cm">
          <draw:text-box>
            <text:p text:style-name="P1"><text:span text:style-name="T4">the possibility of establishing contingency arrangements to make it easier to start </text:span></text:p>
          </draw:text-box>
        </draw:frame>
        <draw:frame draw:style-name="gr1" draw:text-style-name="P2" draw:layer="layout" svg:width="9.142cm" svg:height="0.475cm" svg:x="3.7cm" svg:y="5.897cm">
          <draw:text-box>
            <text:p text:style-name="P1"><text:span text:style-name="T4">preparing earlier for post-conflict operations; and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7cm" svg:height="0.475cm" svg:x="3.7cm" svg:y="6.562cm">
          <draw:text-box>
            <text:p text:style-name="P1"><text:span text:style-name="T4">the importance of building capacity elsewhere, including in the UN and EU.</text:span></text:p>
          </draw:text-box>
        </draw:frame>
        <draw:frame draw:style-name="gr1" draw:text-style-name="P2" draw:layer="layout" svg:width="9.98cm" svg:height="0.475cm" svg:x="2.2cm" svg:y="7.476cm">
          <draw:text-box>
            <text:p text:style-name="P1"><text:span text:style-name="T6">904. </text:span><text:span text:style-name="T4"><text:s/>The three Ministers agreed that officials should:</text:span></text:p>
          </draw:text-box>
        </draw:frame>
        <draw:frame draw:style-name="gr2" draw:text-style-name="P3" draw:layer="layout" svg:width="0.634cm" svg:height="0.712cm" svg:x="2.95cm" svg:y="8.2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cm" svg:height="0.475cm" svg:x="3.7cm" svg:y="8.391cm">
          <draw:text-box>
            <text:p text:style-name="P1"><text:span text:style-name="T4">review the UK’s approach to planning and preparing for post-conflict situations at </text:span></text:p>
          </draw:text-box>
        </draw:frame>
        <draw:frame draw:style-name="gr1" draw:text-style-name="P2" draw:layer="layout" svg:width="14.988cm" svg:height="0.475cm" svg:x="3.7cm" svg:y="8.955cm">
          <draw:text-box>
            <text:p text:style-name="P1"><text:span text:style-name="T4">the national level and then look at influencing others, with the EU a high priority;</text:span></text:p>
          </draw:text-box>
        </draw:frame>
        <draw:frame draw:style-name="gr2" draw:text-style-name="P3" draw:layer="layout" svg:width="0.634cm" svg:height="0.712cm" svg:x="2.95cm" svg:y="9.4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7cm" svg:height="0.475cm" svg:x="3.7cm" svg:y="9.62cm">
          <draw:text-box>
            <text:p text:style-name="P1"><text:span text:style-name="T4">consider setting up an inter-departmental “co-ordinating mechanism”, look at the </text:span></text:p>
          </draw:text-box>
        </draw:frame>
        <draw:frame draw:style-name="gr1" draw:text-style-name="P2" draw:layer="layout" svg:width="11.258cm" svg:height="0.475cm" svg:x="3.7cm" svg:y="10.184cm">
          <draw:text-box>
            <text:p text:style-name="P1"><text:span text:style-name="T4">tools needed and consider how to spread best practice; and</text:span></text:p>
          </draw:text-box>
        </draw:frame>
        <draw:frame draw:style-name="gr2" draw:text-style-name="P3" draw:layer="layout" svg:width="0.634cm" svg:height="0.712cm" svg:x="2.95cm" svg:y="10.6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7cm" svg:height="0.475cm" svg:x="3.7cm" svg:y="10.848cm">
          <draw:text-box>
            <text:p text:style-name="P1"><text:span text:style-name="T4">take into account the resource implications. </text:span></text:p>
          </draw:text-box>
        </draw:frame>
        <draw:frame draw:style-name="gr1" draw:text-style-name="P2" draw:layer="layout" svg:width="15.589cm" svg:height="0.475cm" svg:x="2.2cm" svg:y="11.763cm">
          <draw:text-box>
            <text:p text:style-name="P1"><text:span text:style-name="T6">905. </text:span><text:span text:style-name="T4"><text:s/>On 28 November, Mr John Sawers, FCO Political Director, informed Sir Nigel </text:span></text:p>
          </draw:text-box>
        </draw:frame>
        <draw:frame draw:style-name="gr1" draw:text-style-name="P2" draw:layer="layout" svg:width="16.055cm" svg:height="0.475cm" svg:x="2.2cm" svg:y="12.327cm">
          <draw:text-box>
            <text:p text:style-name="P1"><text:span text:style-name="T4">Sheinwald, Mr Blair’s Foreign Policy Adviser, that FCO, DFID and MOD officials were </text:span></text:p>
          </draw:text-box>
        </draw:frame>
        <draw:frame draw:style-name="gr1" draw:text-style-name="P2" draw:layer="layout" svg:width="11.716cm" svg:height="0.475cm" svg:x="2.2cm" svg:y="12.892cm">
          <draw:text-box>
            <text:p text:style-name="P1"><text:span text:style-name="T4">preparing a paper for discussion by Ministers in January 2004.</text:span></text:p>
          </draw:text-box>
        </draw:frame>
        <draw:frame draw:style-name="gr6" draw:text-style-name="P7" draw:layer="layout" svg:width="0.408cm" svg:height="0.276cm" svg:x="13.871cm" svg:y="12.911cm">
          <draw:text-box>
            <text:p text:style-name="P1"><text:span text:style-name="T9">571</text:span></text:p>
          </draw:text-box>
        </draw:frame>
        <draw:frame draw:style-name="gr1" draw:text-style-name="P2" draw:layer="layout" svg:width="4.083cm" svg:height="0.475cm" svg:x="14.283cm" svg:y="12.892cm">
          <draw:text-box>
            <text:p text:style-name="P1"><text:span text:style-name="T4"><text:s/></text:span><text:span text:style-name="T4">Mr Sawers identified </text:span></text:p>
          </draw:text-box>
        </draw:frame>
        <draw:frame draw:style-name="gr1" draw:text-style-name="P2" draw:layer="layout" svg:width="5.552cm" svg:height="0.475cm" svg:x="2.2cm" svg:y="13.456cm">
          <draw:text-box>
            <text:p text:style-name="P1"><text:span text:style-name="T4">three main issues to address:</text:span></text:p>
          </draw:text-box>
        </draw:frame>
        <draw:frame draw:style-name="gr1" draw:text-style-name="P2" draw:layer="layout" svg:width="0.616cm" svg:height="0.475cm" svg:x="2.8cm" svg:y="14.371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9.303cm" svg:height="0.475cm" svg:x="3.7cm" svg:y="14.371cm">
          <draw:text-box>
            <text:p text:style-name="P1"><text:span text:style-name="T4">how we improve the UK performance in this area;</text:span></text:p>
          </draw:text-box>
        </draw:frame>
        <draw:frame draw:style-name="gr1" draw:text-style-name="P2" draw:layer="layout" svg:width="0.476cm" svg:height="0.475cm" svg:x="2.95cm" svg:y="15.085cm">
          <draw:text-box>
            <text:p text:style-name="P1"><text:span text:style-name="T4">b. </text:span></text:p>
          </draw:text-box>
        </draw:frame>
        <draw:frame draw:style-name="gr1" draw:text-style-name="P2" draw:layer="layout" svg:width="12.558cm" svg:height="0.475cm" svg:x="3.7cm" svg:y="15.085cm">
          <draw:text-box>
            <text:p text:style-name="P1"><text:span text:style-name="T4">how we help improve the international effort – especially in the UN;</text:span></text:p>
          </draw:text-box>
        </draw:frame>
        <draw:frame draw:style-name="gr1" draw:text-style-name="P2" draw:layer="layout" svg:width="0.451cm" svg:height="0.475cm" svg:x="2.95cm" svg:y="15.8cm">
          <draw:text-box>
            <text:p text:style-name="P1"><text:span text:style-name="T4">c. </text:span></text:p>
          </draw:text-box>
        </draw:frame>
        <draw:frame draw:style-name="gr1" draw:text-style-name="P2" draw:layer="layout" svg:width="10.945cm" svg:height="0.475cm" svg:x="3.7cm" svg:y="15.8cm">
          <draw:text-box>
            <text:p text:style-name="P1"><text:span text:style-name="T4">what our training and personnel management needs are.” </text:span></text:p>
          </draw:text-box>
        </draw:frame>
        <draw:frame draw:style-name="gr1" draw:text-style-name="P2" draw:layer="layout" svg:width="15.75cm" svg:height="0.475cm" svg:x="2.2cm" svg:y="16.714cm">
          <draw:text-box>
            <text:p text:style-name="P1"><text:span text:style-name="T6">906. </text:span><text:span text:style-name="T4"><text:s/>A trilateral FCO/MOD/DFID working group agreed on 7 January 2004 to focus </text:span></text:p>
          </draw:text-box>
        </draw:frame>
        <draw:frame draw:style-name="gr1" draw:text-style-name="P2" draw:layer="layout" svg:width="16.029cm" svg:height="0.475cm" svg:x="2.2cm" svg:y="17.278cm">
          <draw:text-box>
            <text:p text:style-name="P1"><text:span text:style-name="T4">on “the gap that has been identified in terms of planning for the initial implementation </text:span></text:p>
          </draw:text-box>
        </draw:frame>
        <draw:frame draw:style-name="gr1" draw:text-style-name="P2" draw:layer="layout" svg:width="3.804cm" svg:height="0.475cm" svg:x="2.2cm" svg:y="17.843cm">
          <draw:text-box>
            <text:p text:style-name="P1"><text:span text:style-name="T4">post-conflict phase”.</text:span></text:p>
          </draw:text-box>
        </draw:frame>
        <draw:frame draw:style-name="gr6" draw:text-style-name="P7" draw:layer="layout" svg:width="0.408cm" svg:height="0.276cm" svg:x="5.988cm" svg:y="17.862cm">
          <draw:text-box>
            <text:p text:style-name="P1"><text:span text:style-name="T9">572</text:span></text:p>
          </draw:text-box>
        </draw:frame>
        <draw:frame draw:style-name="gr1" draw:text-style-name="P2" draw:layer="layout" svg:width="16.351cm" svg:height="0.475cm" svg:x="2.2cm" svg:y="18.757cm">
          <draw:text-box>
            <text:p text:style-name="P1"><text:span text:style-name="T6">907. </text:span><text:span text:style-name="T4"><text:s/>Officials presented a paper setting out recommendations for the “better planning, </text:span></text:p>
          </draw:text-box>
        </draw:frame>
        <draw:frame draw:style-name="gr1" draw:text-style-name="P2" draw:layer="layout" svg:width="16.715cm" svg:height="0.475cm" svg:x="2.2cm" svg:y="19.322cm">
          <draw:text-box>
            <text:p text:style-name="P1"><text:span text:style-name="T4">implementation and management of the UK’s contribution to post-conflict reconstruction” </text:span></text:p>
          </draw:text-box>
        </draw:frame>
        <draw:frame draw:style-name="gr1" draw:text-style-name="P2" draw:layer="layout" svg:width="4.472cm" svg:height="0.475cm" svg:x="2.2cm" svg:y="19.886cm">
          <draw:text-box>
            <text:p text:style-name="P1"><text:span text:style-name="T4">to DOP on 12 February.</text:span></text:p>
          </draw:text-box>
        </draw:frame>
        <draw:frame draw:style-name="gr6" draw:text-style-name="P7" draw:layer="layout" svg:width="0.408cm" svg:height="0.276cm" svg:x="6.655cm" svg:y="19.905cm">
          <draw:text-box>
            <text:p text:style-name="P1"><text:span text:style-name="T9">573</text:span></text:p>
          </draw:text-box>
        </draw:frame>
        <draw:frame draw:style-name="gr1" draw:text-style-name="P2" draw:layer="layout" svg:width="15.885cm" svg:height="0.475cm" svg:x="2.2cm" svg:y="20.801cm">
          <draw:text-box>
            <text:p text:style-name="P1"><text:span text:style-name="T6">908. </text:span><text:span text:style-name="T4"><text:s/>The paper, already agreed by Mr Straw, Mr Benn and Mr Hoon, recommended </text:span></text:p>
          </draw:text-box>
        </draw:frame>
        <draw:frame draw:style-name="gr1" draw:text-style-name="P2" draw:layer="layout" svg:width="16.69cm" svg:height="0.475cm" svg:x="2.2cm" svg:y="21.365cm">
          <draw:text-box>
            <text:p text:style-name="P1"><text:span text:style-name="T4">setting up an inter-departmental Post-Conflict Reconstruction Unit (PCRU) with a double </text:span></text:p>
          </draw:text-box>
        </draw:frame>
        <draw:frame draw:style-name="gr1" draw:text-style-name="P2" draw:layer="layout" svg:width="1.06cm" svg:height="0.475cm" svg:x="2.2cm" svg:y="21.93cm">
          <draw:text-box>
            <text:p text:style-name="P1"><text:span text:style-name="T4">remit:</text:span></text:p>
          </draw:text-box>
        </draw:frame>
        <draw:frame draw:style-name="gr2" draw:text-style-name="P3" draw:layer="layout" svg:width="0.634cm" svg:height="0.712cm" svg:x="2.95cm" svg:y="22.6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8cm" svg:height="0.475cm" svg:x="3.7cm" svg:y="22.844cm">
          <draw:text-box>
            <text:p text:style-name="P1"><text:span text:style-name="T4">“</text:span><text:span text:style-name="T4">Policy: developing government strategy for post-conflict reconstruction linked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line draw:style-name="gr8" draw:text-style-name="P8" draw:layer="layout" svg:x1="2.6cm" svg:y1="25.02cm" svg:x2="17.489cm" svg:y2="25.02cm">
          <text:p/>
        </draw:line>
        <draw:line draw:style-name="gr8" draw:text-style-name="P8" draw:layer="layout" svg:x1="2.199cm" svg:y1="25.444cm" svg:x2="13.77cm" svg:y2="25.444cm">
          <text:p/>
        </draw:line>
        <draw:frame draw:style-name="gr1" draw:text-style-name="P2" draw:layer="layout" svg:width="14.196cm" svg:height="0.475cm" svg:x="3.7cm" svg:y="23.408cm">
          <draw:text-box>
            <text:p text:style-name="P1"><text:span text:style-name="T4">into concomitant military and humanitarian planning, the wider international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71 </text:span></text:p>
          </draw:text-box>
        </draw:frame>
        <draw:frame draw:style-name="gr4" draw:text-style-name="P5" draw:layer="layout" svg:width="14.802cm" svg:height="0.395cm" svg:x="2.6cm" svg:y="24.664cm">
          <draw:text-box>
            <text:p text:style-name="P1"><text:span text:style-name="T5">Letter Sawers to Sheinwald, 28 November 2003, ‘Foreign Policy Strategy Group: First Meeting’ </text:span></text:p>
          </draw:text-box>
        </draw:frame>
        <draw:frame draw:style-name="gr4" draw:text-style-name="P5" draw:layer="layout" svg:width="11.597cm" svg:height="0.395cm" svg:x="2.2cm" svg:y="25.087cm">
          <draw:text-box>
            <text:p text:style-name="P1"><text:span text:style-name="T5">attaching Paper [unattributed and undated], ‘Post Conflict Reconstruction’.</text:span><text:span text:style-name="T11">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72 </text:span></text:p>
          </draw:text-box>
        </draw:frame>
        <draw:frame draw:style-name="gr4" draw:text-style-name="P5" draw:layer="layout" svg:width="15.234cm" svg:height="0.395cm" svg:x="2.6cm" svg:y="25.511cm">
          <draw:text-box>
            <text:p text:style-name="P1"><text:span text:style-name="T11">Paper [unattributed and undated], ‘Post Conflict Reconstruction Trilateral Working Group: Meeting </text:span></text:p>
          </draw:text-box>
        </draw:frame>
        <draw:line draw:style-name="gr8" draw:text-style-name="P8" draw:layer="layout" svg:x1="2.6cm" svg:y1="26.714cm" svg:x2="17.417cm" svg:y2="26.714cm">
          <text:p/>
        </draw:line>
        <draw:line draw:style-name="gr8" draw:text-style-name="P8" draw:layer="layout" svg:x1="2.199cm" svg:y1="27.137cm" svg:x2="15.835cm" svg:y2="27.137cm">
          <text:p/>
        </draw:line>
        <draw:frame draw:style-name="gr4" draw:text-style-name="P5" draw:layer="layout" svg:width="8.05cm" svg:height="0.395cm" svg:x="2.2cm" svg:y="25.934cm">
          <draw:text-box>
            <text:p text:style-name="P1"><text:span text:style-name="T11">at the Royal Artillery, Woolwich on 7 January 2004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73 </text:span></text:p>
          </draw:text-box>
        </draw:frame>
        <draw:frame draw:style-name="gr4" draw:text-style-name="P5" draw:layer="layout" svg:width="14.844cm" svg:height="0.395cm" svg:x="2.6cm" svg:y="26.357cm">
          <draw:text-box>
            <text:p text:style-name="P1"><text:span text:style-name="T5">Letter Owen to Fergusson, 5 February 2004, ‘Post Conflict Reconstruction: Paper for the DOP, <text:s/></text:span></text:p>
          </draw:text-box>
        </draw:frame>
        <draw:frame draw:style-name="gr4" draw:text-style-name="P5" draw:layer="layout" svg:width="13.65cm" svg:height="0.395cm" svg:x="2.2cm" svg:y="26.781cm">
          <draw:text-box>
            <text:p text:style-name="P1"><text:span text:style-name="T5">12 February’ attaching Paper [unattributed and undated], ‘Post Conflict Reconstruction’.</text:span><text:span text:style-name="T11"> 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line draw:style-name="gr12" draw:text-style-name="P8" draw:layer="layout" svg:x1="3.7cm" svg:y1="4.181cm" svg:x2="5.535cm" svg:y2="4.18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09</text:span></text:p>
          </draw:text-box>
        </draw:frame>
        <draw:frame draw:style-name="gr1" draw:text-style-name="P2" draw:layer="layout" svg:width="14.95cm" svg:height="0.475cm" svg:x="3.7cm" svg:y="2.525cm">
          <draw:text-box>
            <text:p text:style-name="P1"><text:span text:style-name="T4">community (separate from the broader political process underlying the need for </text:span></text:p>
          </draw:text-box>
        </draw:frame>
        <draw:frame draw:style-name="gr1" draw:text-style-name="P2" draw:layer="layout" svg:width="5.933cm" svg:height="0.475cm" svg:x="3.7cm" svg:y="3.09cm">
          <draw:text-box>
            <text:p text:style-name="P1"><text:span text:style-name="T4">intervention) and best practice.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5cm" svg:height="0.475cm" svg:x="3.7cm" svg:y="3.754cm">
          <draw:text-box>
            <text:p text:style-name="P1"><text:span text:style-name="T4">Executive: implementing and managing the UK’s contribution to post-conflict </text:span></text:p>
          </draw:text-box>
        </draw:frame>
        <draw:frame draw:style-name="gr1" draw:text-style-name="P2" draw:layer="layout" svg:width="14.912cm" svg:height="0.475cm" svg:x="3.7cm" svg:y="4.318cm">
          <draw:text-box>
            <text:p text:style-name="P1"><text:span text:style-name="T4">reconstruction, including the identification and training of civilian personnel and </text:span></text:p>
          </draw:text-box>
        </draw:frame>
        <draw:frame draw:style-name="gr1" draw:text-style-name="P2" draw:layer="layout" svg:width="10.983cm" svg:height="0.475cm" svg:x="3.7cm" svg:y="4.883cm">
          <draw:text-box>
            <text:p text:style-name="P1"><text:span text:style-name="T4">the maintenance of databases, with deployable capability.”</text:span></text:p>
          </draw:text-box>
        </draw:frame>
        <draw:frame draw:style-name="gr1" draw:text-style-name="P2" draw:layer="layout" svg:width="6.479cm" svg:height="0.475cm" svg:x="2.2cm" svg:y="5.797cm">
          <draw:text-box>
            <text:p text:style-name="P1"><text:span text:style-name="T6">909. </text:span><text:span text:style-name="T4"><text:s/>Four options were proposed: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74cm" svg:height="0.475cm" svg:x="3.7cm" svg:y="6.712cm">
          <draw:text-box>
            <text:p text:style-name="P1"><text:span text:style-name="T4">a small non-permanent secretariat with a co-ordinating function;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93cm" svg:height="0.475cm" svg:x="3.7cm" svg:y="7.376cm">
          <draw:text-box>
            <text:p text:style-name="P1"><text:span text:style-name="T4">a small permanent unit of 15-18 people to inform strategy and devise operational </text:span></text:p>
          </draw:text-box>
        </draw:frame>
        <draw:frame draw:style-name="gr1" draw:text-style-name="P2" draw:layer="layout" svg:width="1.137cm" svg:height="0.475cm" svg:x="3.7cm" svg:y="7.941cm">
          <draw:text-box>
            <text:p text:style-name="P1"><text:span text:style-name="T4">plans;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5cm" svg:height="0.475cm" svg:x="3.7cm" svg:y="8.605cm">
          <draw:text-box>
            <text:p text:style-name="P1"><text:span text:style-name="T4">a unit of 40-50, with a component able to deploy alongside armed forces (the </text:span></text:p>
          </draw:text-box>
        </draw:frame>
        <draw:frame draw:style-name="gr1" draw:text-style-name="P2" draw:layer="layout" svg:width="5.082cm" svg:height="0.475cm" svg:x="3.7cm" svg:y="9.17cm">
          <draw:text-box>
            <text:p text:style-name="P1"><text:span text:style-name="T4">recommended option); and</text:span></text:p>
          </draw:text-box>
        </draw:frame>
        <draw:frame draw:style-name="gr2" draw:text-style-name="P3" draw:layer="layout" svg:width="0.634cm" svg:height="0.712cm" svg:x="2.95cm" svg:y="9.6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53cm" svg:height="0.475cm" svg:x="3.7cm" svg:y="9.834cm">
          <draw:text-box>
            <text:p text:style-name="P1"><text:span text:style-name="T4">a large, permanent department of 150-200 of whom about half could be </text:span></text:p>
          </draw:text-box>
        </draw:frame>
        <draw:frame draw:style-name="gr1" draw:text-style-name="P2" draw:layer="layout" svg:width="1.848cm" svg:height="0.475cm" svg:x="3.7cm" svg:y="10.398cm">
          <draw:text-box>
            <text:p text:style-name="P1"><text:span text:style-name="T4">deployed.</text:span></text:p>
          </draw:text-box>
        </draw:frame>
        <draw:frame draw:style-name="gr1" draw:text-style-name="P2" draw:layer="layout" svg:width="16.279cm" svg:height="0.475cm" svg:x="2.2cm" svg:y="11.313cm">
          <draw:text-box>
            <text:p text:style-name="P1"><text:span text:style-name="T6">910. </text:span><text:span text:style-name="T4"><text:s/>DOP agreed the proposed remit and to a scale somewhere between options two </text:span></text:p>
          </draw:text-box>
        </draw:frame>
        <draw:frame draw:style-name="gr1" draw:text-style-name="P2" draw:layer="layout" svg:width="1.92cm" svg:height="0.475cm" svg:x="2.2cm" svg:y="11.877cm">
          <draw:text-box>
            <text:p text:style-name="P1"><text:span text:style-name="T4">and three.</text:span></text:p>
          </draw:text-box>
        </draw:frame>
        <draw:frame draw:style-name="gr6" draw:text-style-name="P7" draw:layer="layout" svg:width="0.408cm" svg:height="0.276cm" svg:x="4.106cm" svg:y="11.896cm">
          <draw:text-box>
            <text:p text:style-name="P1"><text:span text:style-name="T9">574</text:span></text:p>
          </draw:text-box>
        </draw:frame>
        <draw:frame draw:style-name="gr1" draw:text-style-name="P2" draw:layer="layout" svg:width="14.29cm" svg:height="0.475cm" svg:x="4.518cm" svg:y="11.877cm">
          <draw:text-box>
            <text:p text:style-name="P1"><text:span text:style-name="T4"><text:s/></text:span><text:span text:style-name="T4">DOP did not envisage that the unit itself should have a deployable capacity.</text:span></text:p>
          </draw:text-box>
        </draw:frame>
        <draw:frame draw:style-name="gr1" draw:text-style-name="P2" draw:layer="layout" svg:width="16.186cm" svg:height="0.475cm" svg:x="2.2cm" svg:y="12.792cm">
          <draw:text-box>
            <text:p text:style-name="P1"><text:span text:style-name="T6">911. </text:span><text:span text:style-name="T4"><text:s/>Officials sent a second paper, setting out detailed structures and already agreed </text:span></text:p>
          </draw:text-box>
        </draw:frame>
        <draw:frame draw:style-name="gr1" draw:text-style-name="P2" draw:layer="layout" svg:width="10.416cm" svg:height="0.475cm" svg:x="2.2cm" svg:y="13.356cm">
          <draw:text-box>
            <text:p text:style-name="P1"><text:span text:style-name="T4">by Mr Straw, Mr Benn and Mr Hoon, to DOP on 23 July.</text:span></text:p>
          </draw:text-box>
        </draw:frame>
        <draw:frame draw:style-name="gr6" draw:text-style-name="P7" draw:layer="layout" svg:width="0.408cm" svg:height="0.276cm" svg:x="12.584cm" svg:y="13.375cm">
          <draw:text-box>
            <text:p text:style-name="P1"><text:span text:style-name="T9">575</text:span></text:p>
          </draw:text-box>
        </draw:frame>
        <draw:frame draw:style-name="gr1" draw:text-style-name="P2" draw:layer="layout" svg:width="0.422cm" svg:height="0.475cm" svg:x="12.996cm" svg:y="13.3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84cm" svg:height="0.475cm" svg:x="2.2cm" svg:y="14.271cm">
          <draw:text-box>
            <text:p text:style-name="P1"><text:span text:style-name="T6">912. </text:span><text:span text:style-name="T4"><text:s/>The paper proposed that:</text:span></text:p>
          </draw:text-box>
        </draw:frame>
        <draw:frame draw:style-name="gr1" draw:text-style-name="P2" draw:layer="layout" svg:width="14.099cm" svg:height="0.475cm" svg:x="2.95cm" svg:y="15.185cm">
          <draw:text-box>
            <text:p text:style-name="P1"><text:span text:style-name="T4">“</text:span><text:span text:style-name="T4">The PCRU will bring together financial, analytical, planning and personnel </text:span></text:p>
          </draw:text-box>
        </draw:frame>
        <draw:frame draw:style-name="gr1" draw:text-style-name="P2" draw:layer="layout" svg:width="15.941cm" svg:height="0.475cm" svg:x="2.95cm" svg:y="15.75cm">
          <draw:text-box>
            <text:p text:style-name="P1"><text:span text:style-name="T4">resources that in the past have been distributed across government. This will enable </text:span></text:p>
          </draw:text-box>
        </draw:frame>
        <draw:frame draw:style-name="gr1" draw:text-style-name="P2" draw:layer="layout" svg:width="1.7cm" svg:height="0.475cm" svg:x="2.95cm" svg:y="16.314cm">
          <draw:text-box>
            <text:p text:style-name="P1"><text:span text:style-name="T4">HMG to: </text:span></text:p>
          </draw:text-box>
        </draw:frame>
        <draw:frame draw:style-name="gr2" draw:text-style-name="P3" draw:layer="layout" svg:width="0.634cm" svg:height="0.712cm" svg:x="3.7cm" svg:y="17.07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508cm" svg:height="0.475cm" svg:x="4.45cm" svg:y="17.228cm">
          <draw:text-box>
            <text:p text:style-name="P1"><text:span text:style-name="T14">Integrate planning</text:span><text:span text:style-name="T4"> for the military and civilian components of any </text:span></text:p>
          </draw:text-box>
        </draw:frame>
        <draw:frame draw:style-name="gr1" draw:text-style-name="P2" draw:layer="layout" svg:width="13.489cm" svg:height="0.475cm" svg:x="4.45cm" svg:y="17.793cm">
          <draw:text-box>
            <text:p text:style-name="P1"><text:span text:style-name="T4">intervention … Advance planning for post-conflict reconstruction should </text:span></text:p>
          </draw:text-box>
        </draw:frame>
        <draw:frame draw:style-name="gr1" draw:text-style-name="P2" draw:layer="layout" svg:width="10.247cm" svg:height="0.475cm" svg:x="4.45cm" svg:y="18.357cm">
          <draw:text-box>
            <text:p text:style-name="P1"><text:span text:style-name="T4">influence military planning … and force composition …</text:span></text:p>
          </draw:text-box>
        </draw:frame>
        <draw:frame draw:style-name="gr2" draw:text-style-name="P3" draw:layer="layout" svg:width="0.634cm" svg:height="0.712cm" svg:x="3.7cm" svg:y="18.86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498cm" svg:height="0.475cm" svg:x="4.45cm" svg:y="19.022cm">
          <draw:text-box>
            <text:p text:style-name="P1"><text:span text:style-name="T14">Co-ordinate with the international community and burden-share </text:span><text:span text:style-name="T4">… </text:span></text:p>
          </draw:text-box>
        </draw:frame>
        <draw:frame draw:style-name="gr2" draw:text-style-name="P3" draw:layer="layout" svg:width="0.634cm" svg:height="0.712cm" svg:x="3.7cm" svg:y="19.5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29cm" svg:height="0.475cm" svg:x="4.45cm" svg:y="19.686cm">
          <draw:text-box>
            <text:p text:style-name="P1"><text:span text:style-name="T14">Identify resources in advance</text:span><text:span text:style-name="T4"> … Honeymoon periods in PCR situations </text:span></text:p>
          </draw:text-box>
        </draw:frame>
        <draw:frame draw:style-name="gr1" draw:text-style-name="P2" draw:layer="layout" svg:width="13.794cm" svg:height="0.475cm" svg:x="4.45cm" svg:y="20.251cm">
          <draw:text-box>
            <text:p text:style-name="P1"><text:span text:style-name="T4">are short. Failing to deliver a rapid and demonstrable improvement in the </text:span></text:p>
          </draw:text-box>
        </draw:frame>
        <draw:frame draw:style-name="gr1" draw:text-style-name="P2" draw:layer="layout" svg:width="12.6cm" svg:height="0.475cm" svg:x="4.45cm" svg:y="20.815cm">
          <draw:text-box>
            <text:p text:style-name="P1"><text:span text:style-name="T4">quality of life to the local population can have a negative impact …”</text:span></text:p>
          </draw:text-box>
        </draw:frame>
        <draw:frame draw:style-name="gr1" draw:text-style-name="P2" draw:layer="layout" svg:width="16.579cm" svg:height="0.475cm" svg:x="2.2cm" svg:y="21.73cm">
          <draw:text-box>
            <text:p text:style-name="P1"><text:span text:style-name="T6">913. </text:span><text:span text:style-name="T4"><text:s/>The paper proposed that DFID would host the PCRU and meet administrative and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line draw:style-name="gr8" draw:text-style-name="P8" draw:layer="layout" svg:x1="2.6cm" svg:y1="26.714cm" svg:x2="17.462cm" svg:y2="26.714cm">
          <text:p/>
        </draw:line>
        <draw:frame draw:style-name="gr1" draw:text-style-name="P2" draw:layer="layout" svg:width="9.535cm" svg:height="0.475cm" svg:x="2.2cm" svg:y="22.294cm">
          <draw:text-box>
            <text:p text:style-name="P1"><text:span text:style-name="T4">running costs to the end of financial year 2007/08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74 </text:span></text:p>
          </draw:text-box>
        </draw:frame>
        <draw:line draw:style-name="gr8" draw:text-style-name="P8" draw:layer="layout" svg:x1="2.6cm" svg:y1="27.137cm" svg:x2="16.81cm" svg:y2="27.137cm">
          <text:p/>
        </draw:line>
        <draw:frame draw:style-name="gr4" draw:text-style-name="P5" draw:layer="layout" svg:width="14.886cm" svg:height="0.395cm" svg:x="2.6cm" svg:y="26.357cm">
          <draw:text-box>
            <text:p text:style-name="P1"><text:span text:style-name="T5">Letter Fergusson to Drew, 19 February 2004, ‘Post-Conflict Reconstruction: Follow Up to DOP’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75 </text:span></text:p>
          </draw:text-box>
        </draw:frame>
        <draw:frame draw:style-name="gr4" draw:text-style-name="P5" draw:layer="layout" svg:width="14.217cm" svg:height="0.395cm" svg:x="2.6cm" svg:y="26.781cm">
          <draw:text-box>
            <text:p text:style-name="P1"><text:span text:style-name="T5">Paper [Cabinet Office], 20 July 2004, ‘DOP paper on the Post Conflict Reconstruction Unit’.</text:span><text:span text:style-name="T11"> 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0</text:span></text:p>
          </draw:text-box>
        </draw:frame>
        <draw:frame draw:style-name="gr1" draw:text-style-name="P2" draw:layer="layout" svg:width="15.127cm" svg:height="0.475cm" svg:x="2.2cm" svg:y="2.525cm">
          <draw:text-box>
            <text:p text:style-name="P1"><text:span text:style-name="T6">914. </text:span><text:span text:style-name="T4"><text:s/>The paper explained that there had been “substantial discussion” between </text:span></text:p>
          </draw:text-box>
        </draw:frame>
        <draw:frame draw:style-name="gr1" draw:text-style-name="P2" draw:layer="layout" svg:width="16.576cm" svg:height="0.475cm" svg:x="2.2cm" svg:y="3.09cm">
          <draw:text-box>
            <text:p text:style-name="P1"><text:span text:style-name="T4">departments over governance and accountability. The proposed arrangements took into </text:span></text:p>
          </draw:text-box>
        </draw:frame>
        <draw:frame draw:style-name="gr1" draw:text-style-name="P2" draw:layer="layout" svg:width="4.003cm" svg:height="0.475cm" svg:x="2.2cm" svg:y="3.654cm">
          <draw:text-box>
            <text:p text:style-name="P1"><text:span text:style-name="T4">account the need for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8cm" svg:height="0.475cm" svg:x="3.7cm" svg:y="4.568cm">
          <draw:text-box>
            <text:p text:style-name="P1"><text:span text:style-name="T4">policy and strategy decisions to be taken inter-departmentally (policy would </text:span></text:p>
          </draw:text-box>
        </draw:frame>
        <draw:frame draw:style-name="gr1" draw:text-style-name="P2" draw:layer="layout" svg:width="14.738cm" svg:height="0.475cm" svg:x="3.7cm" svg:y="5.133cm">
          <draw:text-box>
            <text:p text:style-name="P1"><text:span text:style-name="T4">be set jointly by departments through a Cabinet Office-chaired steering group, </text:span></text:p>
          </draw:text-box>
        </draw:frame>
        <draw:frame draw:style-name="gr1" draw:text-style-name="P2" draw:layer="layout" svg:width="13.972cm" svg:height="0.475cm" svg:x="3.7cm" svg:y="5.697cm">
          <draw:text-box>
            <text:p text:style-name="P1"><text:span text:style-name="T4">reporting to a DOP Sub-Committee chaired by the Foreign Secretary); and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cm" svg:height="0.475cm" svg:x="3.7cm" svg:y="6.362cm">
          <draw:text-box>
            <text:p text:style-name="P1"><text:span text:style-name="T4">financial accountability to be the preserve of the DFID Permanent Secretary </text:span></text:p>
          </draw:text-box>
        </draw:frame>
        <draw:frame draw:style-name="gr1" draw:text-style-name="P2" draw:layer="layout" svg:width="7.004cm" svg:height="0.475cm" svg:x="3.7cm" svg:y="6.926cm">
          <draw:text-box>
            <text:p text:style-name="P1"><text:span text:style-name="T4">as Accounting Officer for DFID funds.</text:span></text:p>
          </draw:text-box>
        </draw:frame>
        <draw:frame draw:style-name="gr1" draw:text-style-name="P2" draw:layer="layout" svg:width="15.204cm" svg:height="0.475cm" svg:x="2.2cm" svg:y="7.841cm">
          <draw:text-box>
            <text:p text:style-name="P1"><text:span text:style-name="T6">915. </text:span><text:span text:style-name="T4"><text:s/>The paper stated that PCRU staffing would grow over two to three years to </text:span></text:p>
          </draw:text-box>
        </draw:frame>
        <draw:frame draw:style-name="gr1" draw:text-style-name="P2" draw:layer="layout" svg:width="16.66cm" svg:height="0.475cm" svg:x="2.2cm" svg:y="8.405cm">
          <draw:text-box>
            <text:p text:style-name="P1"><text:span text:style-name="T4">become fully operational with a core staff of about 40. It would have “an additional surge </text:span></text:p>
          </draw:text-box>
        </draw:frame>
        <draw:frame draw:style-name="gr1" draw:text-style-name="P2" draw:layer="layout" svg:width="16.241cm" svg:height="0.475cm" svg:x="2.2cm" svg:y="8.97cm">
          <draw:text-box>
            <text:p text:style-name="P1"><text:span text:style-name="T4">capacity and deployable element drawn from volunteers from across Whitehall, NGOs </text:span></text:p>
          </draw:text-box>
        </draw:frame>
        <draw:frame draw:style-name="gr1" draw:text-style-name="P2" draw:layer="layout" svg:width="9.942cm" svg:height="0.475cm" svg:x="2.2cm" svg:y="9.534cm">
          <draw:text-box>
            <text:p text:style-name="P1"><text:span text:style-name="T4">and the private sector”. The proposed size reflected: </text:span></text:p>
          </draw:text-box>
        </draw:frame>
        <draw:frame draw:style-name="gr1" draw:text-style-name="P2" draw:layer="layout" svg:width="15.014cm" svg:height="0.475cm" svg:x="2.95cm" svg:y="10.448cm">
          <draw:text-box>
            <text:p text:style-name="P1"><text:span text:style-name="T4">“… </text:span><text:span text:style-name="T4">the need to support the likely scales of effort and concurrency of UK military </text:span></text:p>
          </draw:text-box>
        </draw:frame>
        <draw:frame draw:style-name="gr1" draw:text-style-name="P2" draw:layer="layout" svg:width="14.717cm" svg:height="0.475cm" svg:x="2.95cm" svg:y="11.013cm">
          <draw:text-box>
            <text:p text:style-name="P1"><text:span text:style-name="T4">deployments as reflected in the Defence White Paper: one enduring minimum </text:span></text:p>
          </draw:text-box>
        </draw:frame>
        <draw:frame draw:style-name="gr1" draw:text-style-name="P2" draw:layer="layout" svg:width="13.98cm" svg:height="0.475cm" svg:x="2.95cm" svg:y="11.577cm">
          <draw:text-box>
            <text:p text:style-name="P1"><text:span text:style-name="T4">deployment (e.g. the Balkans or Iraq) plus either two enduring small-scale </text:span></text:p>
          </draw:text-box>
        </draw:frame>
        <draw:frame draw:style-name="gr1" draw:text-style-name="P2" draw:layer="layout" svg:width="14.687cm" svg:height="0.475cm" svg:x="2.95cm" svg:y="12.142cm">
          <draw:text-box>
            <text:p text:style-name="P1"><text:span text:style-name="T4">deployments (e.g. Sierra Leone or Mozambique flood relief) or one short-term </text:span></text:p>
          </draw:text-box>
        </draw:frame>
        <draw:frame draw:style-name="gr1" draw:text-style-name="P2" draw:layer="layout" svg:width="7.533cm" svg:height="0.475cm" svg:x="2.95cm" svg:y="12.706cm">
          <draw:text-box>
            <text:p text:style-name="P1"><text:span text:style-name="T4">medium deployment (e.g. Afghanistan).”</text:span></text:p>
          </draw:text-box>
        </draw:frame>
        <draw:frame draw:style-name="gr1" draw:text-style-name="P2" draw:layer="layout" svg:width="16.351cm" svg:height="0.475cm" svg:x="2.2cm" svg:y="13.621cm">
          <draw:text-box>
            <text:p text:style-name="P1"><text:span text:style-name="T6">916. </text:span><text:span text:style-name="T4"><text:s/>On 6 September, Sir Nigel Sheinwald informed members of DOP and Sir Andrew </text:span></text:p>
          </draw:text-box>
        </draw:frame>
        <draw:frame draw:style-name="gr1" draw:text-style-name="P2" draw:layer="layout" svg:width="15.043cm" svg:height="0.475cm" svg:x="2.2cm" svg:y="14.185cm">
          <draw:text-box>
            <text:p text:style-name="P1"><text:span text:style-name="T4">Turnbull, the Cabinet Secretary, that Mr Blair was content with the management </text:span></text:p>
          </draw:text-box>
        </draw:frame>
        <draw:frame draw:style-name="gr1" draw:text-style-name="P2" draw:layer="layout" svg:width="15.767cm" svg:height="0.475cm" svg:x="2.2cm" svg:y="14.75cm">
          <draw:text-box>
            <text:p text:style-name="P1"><text:span text:style-name="T4">arrangements set out in the July DOP paper. Mr Blair believed the PCRU should be </text:span></text:p>
          </draw:text-box>
        </draw:frame>
        <draw:frame draw:style-name="gr1" draw:text-style-name="P2" draw:layer="layout" svg:width="15.573cm" svg:height="0.475cm" svg:x="2.2cm" svg:y="15.314cm">
          <draw:text-box>
            <text:p text:style-name="P1"><text:span text:style-name="T4">“</text:span><text:span text:style-name="T4">lean”, with an ability to surge when required, and wanted staffing to be kept under </text:span></text:p>
          </draw:text-box>
        </draw:frame>
        <draw:frame draw:style-name="gr1" draw:text-style-name="P2" draw:layer="layout" svg:width="1.319cm" svg:height="0.475cm" svg:x="2.2cm" svg:y="15.878cm">
          <draw:text-box>
            <text:p text:style-name="P1"><text:span text:style-name="T4">review.</text:span></text:p>
          </draw:text-box>
        </draw:frame>
        <draw:frame draw:style-name="gr6" draw:text-style-name="P7" draw:layer="layout" svg:width="0.408cm" svg:height="0.276cm" svg:x="3.518cm" svg:y="15.897cm">
          <draw:text-box>
            <text:p text:style-name="P1"><text:span text:style-name="T9">576</text:span></text:p>
          </draw:text-box>
        </draw:frame>
        <draw:frame draw:style-name="gr1" draw:text-style-name="P2" draw:layer="layout" svg:width="13.951cm" svg:height="0.475cm" svg:x="3.929cm" svg:y="15.878cm">
          <draw:text-box>
            <text:p text:style-name="P1"><text:span text:style-name="T4"><text:s/></text:span><text:span text:style-name="T4">The Cabinet Office would now start to establish the necessary committee </text:span></text:p>
          </draw:text-box>
        </draw:frame>
        <draw:frame draw:style-name="gr1" draw:text-style-name="P2" draw:layer="layout" svg:width="2.102cm" svg:height="0.475cm" svg:x="2.2cm" svg:y="16.443cm">
          <draw:text-box>
            <text:p text:style-name="P1"><text:span text:style-name="T4">structures. </text:span></text:p>
          </draw:text-box>
        </draw:frame>
        <draw:frame draw:style-name="gr1" draw:text-style-name="P2" draw:layer="layout" svg:width="16.368cm" svg:height="0.475cm" svg:x="2.2cm" svg:y="17.357cm">
          <draw:text-box>
            <text:p text:style-name="P1"><text:span text:style-name="T6">917. </text:span><text:span text:style-name="T4"><text:s/>Mr Benn informed Parliament on 16 September of “the Government’s intention to </text:span></text:p>
          </draw:text-box>
        </draw:frame>
        <draw:frame draw:style-name="gr1" draw:text-style-name="P2" draw:layer="layout" svg:width="16.635cm" svg:height="0.475cm" svg:x="2.2cm" svg:y="17.922cm">
          <draw:text-box>
            <text:p text:style-name="P1"><text:span text:style-name="T4">improve the United Kingdom’s capacity to deal with immediate post-conflict stabilisation, </text:span></text:p>
          </draw:text-box>
        </draw:frame>
        <draw:frame draw:style-name="gr1" draw:text-style-name="P2" draw:layer="layout" svg:width="14.23cm" svg:height="0.475cm" svg:x="2.2cm" svg:y="18.486cm">
          <draw:text-box>
            <text:p text:style-name="P1"><text:span text:style-name="T4">including by integrating civilian and military policy, planning and operations”.</text:span></text:p>
          </draw:text-box>
        </draw:frame>
        <draw:frame draw:style-name="gr6" draw:text-style-name="P7" draw:layer="layout" svg:width="0.408cm" svg:height="0.276cm" svg:x="16.382cm" svg:y="18.505cm">
          <draw:text-box>
            <text:p text:style-name="P1"><text:span text:style-name="T9">577</text:span></text:p>
          </draw:text-box>
        </draw:frame>
        <draw:frame draw:style-name="gr1" draw:text-style-name="P2" draw:layer="layout" svg:width="2.102cm" svg:height="0.475cm" svg:x="16.794cm" svg:y="18.486cm">
          <draw:text-box>
            <text:p text:style-name="P1"><text:span text:style-name="T4"><text:s/></text:span><text:span text:style-name="T4">The FCO, </text:span></text:p>
          </draw:text-box>
        </draw:frame>
        <draw:frame draw:style-name="gr1" draw:text-style-name="P2" draw:layer="layout" svg:width="16.203cm" svg:height="0.475cm" svg:x="2.2cm" svg:y="19.051cm">
          <draw:text-box>
            <text:p text:style-name="P1"><text:span text:style-name="T4">the MOD and DFID were working closely to develop the capabilities that were needed </text:span></text:p>
          </draw:text-box>
        </draw:frame>
        <draw:frame draw:style-name="gr1" draw:text-style-name="P2" draw:layer="layout" svg:width="15.052cm" svg:height="0.475cm" svg:x="2.2cm" svg:y="19.615cm">
          <draw:text-box>
            <text:p text:style-name="P1"><text:span text:style-name="T4">and expected to be in a position formally to establish the PCRU later in the year.</text:span></text:p>
          </draw:text-box>
        </draw:frame>
        <draw:frame draw:style-name="gr1" draw:text-style-name="P2" draw:layer="layout" svg:width="10.081cm" svg:height="0.475cm" svg:x="2.2cm" svg:y="20.53cm">
          <draw:text-box>
            <text:p text:style-name="P1"><text:span text:style-name="T6">918. </text:span><text:span text:style-name="T4"><text:s/>The PCRU was established in September 2004.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8" draw:text-style-name="P8" draw:layer="layout" svg:x1="2.6cm" svg:y1="25.867cm" svg:x2="16.013cm" svg:y2="25.867cm">
          <text:p/>
        </draw:line>
        <draw:frame draw:style-name="gr6" draw:text-style-name="P7" draw:layer="layout" svg:width="0.408cm" svg:height="0.276cm" svg:x="12.224cm" svg:y="20.548cm">
          <draw:text-box>
            <text:p text:style-name="P1"><text:span text:style-name="T9">578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76 </text:span></text:p>
          </draw:text-box>
        </draw:frame>
        <draw:frame draw:style-name="gr4" draw:text-style-name="P5" draw:layer="layout" svg:width="13.426cm" svg:height="0.395cm" svg:x="2.6cm" svg:y="25.511cm">
          <draw:text-box>
            <text:p text:style-name="P1"><text:span text:style-name="T5">Letter Sheinwald to Malik, 6 September 2004, ‘Lessons of Iraq: Whitehall Responses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77 </text:span></text:p>
          </draw:text-box>
        </draw:frame>
        <draw:frame draw:style-name="gr4" draw:text-style-name="P5" draw:layer="layout" svg:width="11.462cm" svg:height="0.395cm" svg:x="2.6cm" svg:y="25.934cm">
          <draw:text-box>
            <text:p text:style-name="P1"><text:span text:style-name="T11">House of Commons, </text:span><text:span text:style-name="T13">Official Report</text:span><text:span text:style-name="T11">, 16 September 2004, column 173WS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78 </text:span></text:p>
          </draw:text-box>
        </draw:frame>
        <draw:frame draw:style-name="gr4" draw:text-style-name="P5" draw:layer="layout" svg:width="15.123cm" svg:height="0.395cm" svg:x="2.6cm" svg:y="26.357cm">
          <draw:text-box>
            <text:p text:style-name="P1"><text:span text:style-name="T11">Minute [DFID junior official] to Drummond, 29 June 2005, ‘PCRU Update Meeting with the PUSS, </text:span></text:p>
          </draw:text-box>
        </draw:frame>
        <draw:frame draw:style-name="gr4" draw:text-style-name="P5" draw:layer="layout" svg:width="1.522cm" svg:height="0.395cm" svg:x="2.2cm" svg:y="26.781cm">
          <draw:text-box>
            <text:p text:style-name="P1"><text:span text:style-name="T11">21 June’. 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511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6">919. </text:span><text:span text:style-name="T4"><text:s/>In March 2005, the House of Commons Defence Committee expressed concern </text:span></text:p>
          </draw:text-box>
        </draw:frame>
        <draw:frame draw:style-name="gr1" draw:text-style-name="P2" draw:layer="layout" svg:width="15.623cm" svg:height="0.475cm" svg:x="2.2cm" svg:y="3.09cm">
          <draw:text-box>
            <text:p text:style-name="P1"><text:span text:style-name="T4">that the PCRU might not achieve its initial operating capability by the target date of </text:span></text:p>
          </draw:text-box>
        </draw:frame>
        <draw:frame draw:style-name="gr1" draw:text-style-name="P2" draw:layer="layout" svg:width="2.343cm" svg:height="0.475cm" svg:x="2.2cm" svg:y="3.654cm">
          <draw:text-box>
            <text:p text:style-name="P1"><text:span text:style-name="T4">spring 2005.</text:span></text:p>
          </draw:text-box>
        </draw:frame>
        <draw:frame draw:style-name="gr6" draw:text-style-name="P7" draw:layer="layout" svg:width="0.408cm" svg:height="0.276cm" svg:x="4.53cm" svg:y="3.673cm">
          <draw:text-box>
            <text:p text:style-name="P1"><text:span text:style-name="T9">579</text:span></text:p>
          </draw:text-box>
        </draw:frame>
        <draw:frame draw:style-name="gr1" draw:text-style-name="P2" draw:layer="layout" svg:width="6.687cm" svg:height="0.475cm" svg:x="4.942cm" svg:y="3.654cm">
          <draw:text-box>
            <text:p text:style-name="P1"><text:span text:style-name="T4"><text:s/></text:span><text:span text:style-name="T4">Issues still to be resolved included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7cm" svg:height="0.475cm" svg:x="3.7cm" svg:y="4.568cm">
          <draw:text-box>
            <text:p text:style-name="P1"><text:span text:style-name="T4">identification of the best department to manage the deployment of civilian police </text:span></text:p>
          </draw:text-box>
        </draw:frame>
        <draw:frame draw:style-name="gr1" draw:text-style-name="P2" draw:layer="layout" svg:width="1.479cm" svg:height="0.475cm" svg:x="3.7cm" svg:y="5.133cm">
          <draw:text-box>
            <text:p text:style-name="P1"><text:span text:style-name="T4">officers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9cm" svg:height="0.475cm" svg:x="3.7cm" svg:y="5.797cm">
          <draw:text-box>
            <text:p text:style-name="P1"><text:span text:style-name="T4">the need for the PCRU to operate in “a genuinely cross-departmental manner” </text:span></text:p>
          </draw:text-box>
        </draw:frame>
        <draw:frame draw:style-name="gr1" draw:text-style-name="P2" draw:layer="layout" svg:width="12.753cm" svg:height="0.475cm" svg:x="3.7cm" svg:y="6.362cm">
          <draw:text-box>
            <text:p text:style-name="P1"><text:span text:style-name="T4">and not as “the advocate of a particular department’s priorities”; and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32cm" svg:height="0.475cm" svg:x="3.7cm" svg:y="7.026cm">
          <draw:text-box>
            <text:p text:style-name="P1"><text:span text:style-name="T4">provision of the funding needed not only to establish itself but to pay for </text:span></text:p>
          </draw:text-box>
        </draw:frame>
        <draw:frame draw:style-name="gr1" draw:text-style-name="P2" draw:layer="layout" svg:width="2.648cm" svg:height="0.475cm" svg:x="3.7cm" svg:y="7.591cm">
          <draw:text-box>
            <text:p text:style-name="P1"><text:span text:style-name="T4">deployments. </text:span></text:p>
          </draw:text-box>
        </draw:frame>
        <draw:frame draw:style-name="gr1" draw:text-style-name="P2" draw:layer="layout" svg:width="15.716cm" svg:height="0.475cm" svg:x="2.2cm" svg:y="8.505cm">
          <draw:text-box>
            <text:p text:style-name="P1"><text:span text:style-name="T6">920. </text:span><text:span text:style-name="T4"><text:s/>On 4 May 2005, Mr Neil Crompton, the departing Head of the IPU, expressed </text:span></text:p>
          </draw:text-box>
        </draw:frame>
        <draw:frame draw:style-name="gr1" draw:text-style-name="P2" draw:layer="layout" svg:width="15.631cm" svg:height="0.475cm" svg:x="2.2cm" svg:y="9.07cm">
          <draw:text-box>
            <text:p text:style-name="P1"><text:span text:style-name="T4">doubts to Mr Sawers about the PCRU’s ability to achieve everything expected of it: </text:span></text:p>
          </draw:text-box>
        </draw:frame>
        <draw:frame draw:style-name="gr1" draw:text-style-name="P2" draw:layer="layout" svg:width="15.738cm" svg:height="0.475cm" svg:x="2.95cm" svg:y="9.984cm">
          <draw:text-box>
            <text:p text:style-name="P1"><text:span text:style-name="T4">“</text:span><text:span text:style-name="T4">MOD frustration with the pace of reconstruction has been a cause of much tension </text:span></text:p>
          </draw:text-box>
        </draw:frame>
        <draw:frame draw:style-name="gr1" draw:text-style-name="P2" draw:layer="layout" svg:width="15.72cm" svg:height="0.475cm" svg:x="2.95cm" svg:y="10.548cm">
          <draw:text-box>
            <text:p text:style-name="P1"><text:span text:style-name="T4">within Whitehall. The creation of the PCRU should help resolve some of the issues, </text:span></text:p>
          </draw:text-box>
        </draw:frame>
        <draw:frame draw:style-name="gr1" draw:text-style-name="P2" draw:layer="layout" svg:width="15.936cm" svg:height="0.475cm" svg:x="2.95cm" svg:y="11.113cm">
          <draw:text-box>
            <text:p text:style-name="P1"><text:span text:style-name="T4">but I doubt that it will solve the problem completely, HMG as a whole has lost the old </text:span></text:p>
          </draw:text-box>
        </draw:frame>
        <draw:frame draw:style-name="gr1" draw:text-style-name="P2" draw:layer="layout" svg:width="15.437cm" svg:height="0.475cm" svg:x="2.95cm" svg:y="11.677cm">
          <draw:text-box>
            <text:p text:style-name="P1"><text:span text:style-name="T4">ODA [Overseas Development Agency] ability to ‘fix things’. DFID no longer regard </text:span></text:p>
          </draw:text-box>
        </draw:frame>
        <draw:frame draw:style-name="gr1" draw:text-style-name="P2" draw:layer="layout" svg:width="15.733cm" svg:height="0.475cm" svg:x="2.95cm" svg:y="12.242cm">
          <draw:text-box>
            <text:p text:style-name="P1"><text:span text:style-name="T4">this as core business. Civilians and contractors have to operate under tight security </text:span></text:p>
          </draw:text-box>
        </draw:frame>
        <draw:frame draw:style-name="gr1" draw:text-style-name="P2" draw:layer="layout" svg:width="15.356cm" svg:height="0.475cm" svg:x="2.95cm" svg:y="12.806cm">
          <draw:text-box>
            <text:p text:style-name="P1"><text:span text:style-name="T4">rules which prevent them operating at the required pace in environments like Iraq.</text:span></text:p>
          </draw:text-box>
        </draw:frame>
        <draw:frame draw:style-name="gr1" draw:text-style-name="P2" draw:layer="layout" svg:width="15.395cm" svg:height="0.475cm" svg:x="2.95cm" svg:y="13.721cm">
          <draw:text-box>
            <text:p text:style-name="P1"><text:span text:style-name="T4">“</text:span><text:span text:style-name="T4">Part of the solution is for MOD to regard post-conflict reconstruction as their core </text:span></text:p>
          </draw:text-box>
        </draw:frame>
        <draw:frame draw:style-name="gr1" draw:text-style-name="P2" draw:layer="layout" svg:width="15.386cm" svg:height="0.475cm" svg:x="2.95cm" svg:y="14.285cm">
          <draw:text-box>
            <text:p text:style-name="P1"><text:span text:style-name="T4">business … MOD need to follow US practice and develop civil affairs battalions …</text:span></text:p>
          </draw:text-box>
        </draw:frame>
        <draw:frame draw:style-name="gr1" draw:text-style-name="P2" draw:layer="layout" svg:width="15.039cm" svg:height="0.475cm" svg:x="2.95cm" svg:y="15.2cm">
          <draw:text-box>
            <text:p text:style-name="P1"><text:span text:style-name="T4">“</text:span><text:span text:style-name="T4">In parallel, we need to sell the notion that military assets (particularly transport) </text:span></text:p>
          </draw:text-box>
        </draw:frame>
        <draw:frame draw:style-name="gr1" draw:text-style-name="P2" draw:layer="layout" svg:width="15.631cm" svg:height="0.475cm" svg:x="2.95cm" svg:y="15.764cm">
          <draw:text-box>
            <text:p text:style-name="P1"><text:span text:style-name="T4">belong to HMG as a whole and that decisions on how they are deployed should be </text:span></text:p>
          </draw:text-box>
        </draw:frame>
        <draw:frame draw:style-name="gr1" draw:text-style-name="P2" draw:layer="layout" svg:width="15.17cm" svg:height="0.475cm" svg:x="2.95cm" svg:y="16.328cm">
          <draw:text-box>
            <text:p text:style-name="P1"><text:span text:style-name="T4">determined by HMG, rather than MOD/PJHQ on the basis of military priorities … </text:span></text:p>
          </draw:text-box>
        </draw:frame>
        <draw:frame draw:style-name="gr1" draw:text-style-name="P2" draw:layer="layout" svg:width="14.535cm" svg:height="0.475cm" svg:x="2.95cm" svg:y="16.893cm">
          <draw:text-box>
            <text:p text:style-name="P1"><text:span text:style-name="T4">We [FCO] and DFID should be involved in the force level review process in a </text:span></text:p>
          </draw:text-box>
        </draw:frame>
        <draw:frame draw:style-name="gr1" draw:text-style-name="P2" draw:layer="layout" svg:width="14.514cm" svg:height="0.475cm" svg:x="2.95cm" svg:y="17.457cm">
          <draw:text-box>
            <text:p text:style-name="P1"><text:span text:style-name="T4">more formal way than our participation in Chiefs of Staff allows, so that wider </text:span></text:p>
          </draw:text-box>
        </draw:frame>
        <draw:frame draw:style-name="gr1" draw:text-style-name="P2" draw:layer="layout" svg:width="14.971cm" svg:height="0.475cm" svg:x="2.95cm" svg:y="18.022cm">
          <draw:text-box>
            <text:p text:style-name="P1"><text:span text:style-name="T4">considerations are taken into account. PJHQ will resist – but we should persist.”</text:span></text:p>
          </draw:text-box>
        </draw:frame>
        <draw:frame draw:style-name="gr6" draw:text-style-name="P7" draw:layer="layout" svg:width="0.408cm" svg:height="0.276cm" svg:x="17.868cm" svg:y="18.041cm">
          <draw:text-box>
            <text:p text:style-name="P1"><text:span text:style-name="T9">580</text:span></text:p>
          </draw:text-box>
        </draw:frame>
        <draw:frame draw:style-name="gr1" draw:text-style-name="P2" draw:layer="layout" svg:width="15.737cm" svg:height="0.475cm" svg:x="2.2cm" svg:y="18.936cm">
          <draw:text-box>
            <text:p text:style-name="P1"><text:span text:style-name="T6">921. </text:span><text:span text:style-name="T4"><text:s/>Mr Sawers shared Mr Crompton’s scepticism about the PCRU, but suggested </text:span></text:p>
          </draw:text-box>
        </draw:frame>
        <draw:frame draw:style-name="gr1" draw:text-style-name="P2" draw:layer="layout" svg:width="8.511cm" svg:height="0.475cm" svg:x="2.2cm" svg:y="19.501cm">
          <draw:text-box>
            <text:p text:style-name="P1"><text:span text:style-name="T4">that it would need to be tested in a real crisis.</text:span></text:p>
          </draw:text-box>
        </draw:frame>
        <draw:frame draw:style-name="gr6" draw:text-style-name="P7" draw:layer="layout" svg:width="0.408cm" svg:height="0.276cm" svg:x="10.671cm" svg:y="19.519cm">
          <draw:text-box>
            <text:p text:style-name="P1"><text:span text:style-name="T9">581</text:span></text:p>
          </draw:text-box>
        </draw:frame>
        <draw:frame draw:style-name="gr1" draw:text-style-name="P2" draw:layer="layout" svg:width="2.085cm" svg:height="0.475cm" svg:x="11.083cm" svg:y="19.501cm">
          <draw:text-box>
            <text:p text:style-name="P1"><text:span text:style-name="T4"><text:s/></text:span><text:span text:style-name="T4">He added:</text:span></text:p>
          </draw:text-box>
        </draw:frame>
        <draw:frame draw:style-name="gr1" draw:text-style-name="P2" draw:layer="layout" svg:width="15.2cm" svg:height="0.475cm" svg:x="2.95cm" svg:y="20.415cm">
          <draw:text-box>
            <text:p text:style-name="P1"><text:span text:style-name="T4">“</text:span><text:span text:style-name="T4">The MOD’s resistance to doing civilian reconstruction has been a problem and I </text:span></text:p>
          </draw:text-box>
        </draw:frame>
        <draw:frame draw:style-name="gr1" draw:text-style-name="P2" draw:layer="layout" svg:width="15.399cm" svg:height="0.475cm" svg:x="2.95cm" svg:y="20.98cm">
          <draw:text-box>
            <text:p text:style-name="P1"><text:span text:style-name="T4">am attracted by your proposal that they should develop civil affairs battalions who </text:span></text:p>
          </draw:text-box>
        </draw:frame>
        <draw:frame draw:style-name="gr1" draw:text-style-name="P2" draw:layer="layout" svg:width="15.682cm" svg:height="0.475cm" svg:x="2.95cm" svg:y="21.544cm">
          <draw:text-box>
            <text:p text:style-name="P1"><text:span text:style-name="T4">can actually restore basic services in a post-conflict environment. With DFID’s near </text:span></text:p>
          </draw:text-box>
        </draw:frame>
        <draw:frame draw:style-name="gr1" draw:text-style-name="P2" draw:layer="layout" svg:width="15.725cm" svg:height="0.475cm" svg:x="2.95cm" svg:y="22.108cm">
          <draw:text-box>
            <text:p text:style-name="P1"><text:span text:style-name="T4">exclusive focus on poverty, and as you say their inability these days to ‘fix things’, it </text:span></text:p>
          </draw:text-box>
        </draw:frame>
        <draw:frame draw:style-name="gr1" draw:text-style-name="P2" draw:layer="layout" svg:width="15.771cm" svg:height="0.475cm" svg:x="2.95cm" svg:y="22.673cm">
          <draw:text-box>
            <text:p text:style-name="P1"><text:span text:style-name="T4">is always going to be difficult to get DFID to wholeheartedly commit to underpinning </text:span></text:p>
          </draw:text-box>
        </draw:frame>
        <draw:frame draw:style-name="gr1" draw:text-style-name="P2" draw:layer="layout" svg:width="15.411cm" svg:height="0.475cm" svg:x="2.95cm" svg:y="23.237cm">
          <draw:text-box>
            <text:p text:style-name="P1"><text:span text:style-name="T4">the political objectives of HMG. MOD is more resource constrained than DFID but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1.987cm" svg:height="0.475cm" svg:x="2.95cm" svg:y="23.802cm">
          <draw:text-box>
            <text:p text:style-name="P1"><text:span text:style-name="T4">this is an area worth exploring with the new Defence Secretary.”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79 </text:span></text:p>
          </draw:text-box>
        </draw:frame>
        <draw:frame draw:style-name="gr4" draw:text-style-name="P5" draw:layer="layout" svg:width="14.141cm" svg:height="0.395cm" svg:x="2.6cm" svg:y="25.511cm">
          <draw:text-box>
            <text:p text:style-name="P1"><text:span text:style-name="T11">Sixth Report from the Defence Committee, Session 2004-05, </text:span><text:span text:style-name="T13">Iraq: An Initial Assessment of </text:span></text:p>
          </draw:text-box>
        </draw:frame>
        <draw:line draw:style-name="gr8" draw:text-style-name="P8" draw:layer="layout" svg:x1="2.6cm" svg:y1="26.714cm" svg:x2="11.913cm" svg:y2="26.714cm">
          <text:p/>
        </draw:line>
        <draw:frame draw:style-name="gr4" draw:text-style-name="P5" draw:layer="layout" svg:width="7.868cm" svg:height="0.395cm" svg:x="2.2cm" svg:y="25.934cm">
          <draw:text-box>
            <text:p text:style-name="P1"><text:span text:style-name="T13">Post-Conflict Operations, </text:span><text:span text:style-name="T11">HC 65-1, paras 267-270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80 </text:span></text:p>
          </draw:text-box>
        </draw:frame>
        <draw:line draw:style-name="gr8" draw:text-style-name="P8" draw:layer="layout" svg:x1="2.6cm" svg:y1="27.137cm" svg:x2="12.011cm" svg:y2="27.137cm">
          <text:p/>
        </draw:line>
        <draw:frame draw:style-name="gr4" draw:text-style-name="P5" draw:layer="layout" svg:width="9.357cm" svg:height="0.395cm" svg:x="2.6cm" svg:y="26.357cm">
          <draw:text-box>
            <text:p text:style-name="P1"><text:span text:style-name="T5">Minute Crompton to Sawers, 4 May 2005, ‘Iraq Reflections’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81 </text:span></text:p>
          </draw:text-box>
        </draw:frame>
        <draw:frame draw:style-name="gr4" draw:text-style-name="P5" draw:layer="layout" svg:width="9.455cm" svg:height="0.395cm" svg:x="2.6cm" svg:y="26.781cm">
          <draw:text-box>
            <text:p text:style-name="P1"><text:span text:style-name="T5">Minute Sawers to Crompton, 9 May 2005, ‘Iraq: Reflections’.</text:span><text:span text:style-name="T11"> 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2</text:span></text:p>
          </draw:text-box>
        </draw:frame>
        <draw:frame draw:style-name="gr1" draw:text-style-name="P2" draw:layer="layout" svg:width="16.423cm" svg:height="0.475cm" svg:x="2.2cm" svg:y="2.525cm">
          <draw:text-box>
            <text:p text:style-name="P1"><text:span text:style-name="T6">922. </text:span><text:span text:style-name="T4"><text:s/>On 21 June, Mr Paul Schulte, Head of the PCRU, updated Mr Suma Chakrabarti, </text:span></text:p>
          </draw:text-box>
        </draw:frame>
        <draw:frame draw:style-name="gr1" draw:text-style-name="P2" draw:layer="layout" svg:width="15.005cm" svg:height="0.475cm" svg:x="2.2cm" svg:y="3.09cm">
          <draw:text-box>
            <text:p text:style-name="P1"><text:span text:style-name="T4">DFID Permanent Secretary, and Mr Drummond on progress setting up the Unit, </text:span></text:p>
          </draw:text-box>
        </draw:frame>
        <draw:frame draw:style-name="gr1" draw:text-style-name="P2" draw:layer="layout" svg:width="15.631cm" svg:height="0.475cm" svg:x="2.2cm" svg:y="3.654cm">
          <draw:text-box>
            <text:p text:style-name="P1"><text:span text:style-name="T4">explaining that it had expanded rapidly since being established in September 2004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3cm" svg:height="0.475cm" svg:x="3.7cm" svg:y="4.568cm">
          <draw:text-box>
            <text:p text:style-name="P1"><text:span text:style-name="T4">27 permanent staff had been appointed and recruitment was nearly complete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73cm" svg:height="0.475cm" svg:x="3.7cm" svg:y="5.233cm">
          <draw:text-box>
            <text:p text:style-name="P1"><text:span text:style-name="T4">the PCRU had created a database of deployable civilian experts;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8cm" svg:height="0.475cm" svg:x="3.7cm" svg:y="5.897cm">
          <draw:text-box>
            <text:p text:style-name="P1"><text:span text:style-name="T4">progress had been made on a number of framework agreements to allow timely </text:span></text:p>
          </draw:text-box>
        </draw:frame>
        <draw:frame draw:style-name="gr1" draw:text-style-name="P2" draw:layer="layout" svg:width="4.794cm" svg:height="0.475cm" svg:x="3.7cm" svg:y="6.462cm">
          <draw:text-box>
            <text:p text:style-name="P1"><text:span text:style-name="T4">provision of services; and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26cm" svg:height="0.475cm" svg:x="3.7cm" svg:y="7.126cm">
          <draw:text-box>
            <text:p text:style-name="P1"><text:span text:style-name="T4">work on assessment and planning tools was well under way.</text:span></text:p>
          </draw:text-box>
        </draw:frame>
        <draw:frame draw:style-name="gr6" draw:text-style-name="P7" draw:layer="layout" svg:width="0.408cm" svg:height="0.276cm" svg:x="14.987cm" svg:y="7.145cm">
          <draw:text-box>
            <text:p text:style-name="P1"><text:span text:style-name="T9">582</text:span></text:p>
          </draw:text-box>
        </draw:frame>
        <draw:frame draw:style-name="gr1" draw:text-style-name="P2" draw:layer="layout" svg:width="16.139cm" svg:height="0.475cm" svg:x="2.2cm" svg:y="8.041cm">
          <draw:text-box>
            <text:p text:style-name="P1"><text:span text:style-name="T6">923. </text:span><text:span text:style-name="T4"><text:s/>Mr Schulte reported that a number of proposals for operational work were being </text:span></text:p>
          </draw:text-box>
        </draw:frame>
        <draw:frame draw:style-name="gr1" draw:text-style-name="P2" draw:layer="layout" svg:width="10.403cm" svg:height="0.475cm" svg:x="2.2cm" svg:y="8.605cm">
          <draw:text-box>
            <text:p text:style-name="P1"><text:span text:style-name="T4">considered, including in Afghanistan and Sierra Leone. </text:span></text:p>
          </draw:text-box>
        </draw:frame>
        <draw:frame draw:style-name="gr1" draw:text-style-name="P2" draw:layer="layout" svg:width="16.376cm" svg:height="0.475cm" svg:x="2.2cm" svg:y="9.52cm">
          <draw:text-box>
            <text:p text:style-name="P1"><text:span text:style-name="T6">924. </text:span><text:span text:style-name="T4"><text:s/>Mr Drummond cautioned against widening the PCRU’s remit beyond stabilisation </text:span></text:p>
          </draw:text-box>
        </draw:frame>
        <draw:frame draw:style-name="gr1" draw:text-style-name="P2" draw:layer="layout" svg:width="7.884cm" svg:height="0.475cm" svg:x="2.2cm" svg:y="10.084cm">
          <draw:text-box>
            <text:p text:style-name="P1"><text:span text:style-name="T4">activities where UK forces were deployed.</text:span></text:p>
          </draw:text-box>
        </draw:frame>
        <draw:frame draw:style-name="gr1" draw:text-style-name="P2" draw:layer="layout" svg:width="14.869cm" svg:height="0.475cm" svg:x="2.2cm" svg:y="10.998cm">
          <draw:text-box>
            <text:p text:style-name="P1"><text:span text:style-name="T6">925. </text:span><text:span text:style-name="T4"><text:s/>Mr Chakrabarti asked to see a list of operations being considered and an </text:span></text:p>
          </draw:text-box>
        </draw:frame>
        <draw:frame draw:style-name="gr1" draw:text-style-name="P2" draw:layer="layout" svg:width="9.053cm" svg:height="0.475cm" svg:x="2.2cm" svg:y="11.563cm">
          <draw:text-box>
            <text:p text:style-name="P1"><text:span text:style-name="T4">explanation of how decisions were being made. </text:span></text:p>
          </draw:text-box>
        </draw:frame>
        <draw:frame draw:style-name="gr1" draw:text-style-name="P2" draw:layer="layout" svg:width="14.984cm" svg:height="0.475cm" svg:x="2.2cm" svg:y="12.477cm">
          <draw:text-box>
            <text:p text:style-name="P1"><text:span text:style-name="T6">926. </text:span><text:span text:style-name="T4"><text:s/>An internal review of the PCRU’s first months, produced for Mr Schulte in <text:s/></text:span></text:p>
          </draw:text-box>
        </draw:frame>
        <draw:frame draw:style-name="gr1" draw:text-style-name="P2" draw:layer="layout" svg:width="13.494cm" svg:height="0.475cm" svg:x="2.2cm" svg:y="13.042cm">
          <draw:text-box>
            <text:p text:style-name="P1"><text:span text:style-name="T4">July 2005, recommended a number of changes to the Unit and its remit.</text:span></text:p>
          </draw:text-box>
        </draw:frame>
        <draw:frame draw:style-name="gr6" draw:text-style-name="P7" draw:layer="layout" svg:width="0.408cm" svg:height="0.276cm" svg:x="15.636cm" svg:y="13.061cm">
          <draw:text-box>
            <text:p text:style-name="P1"><text:span text:style-name="T9">583</text:span></text:p>
          </draw:text-box>
        </draw:frame>
        <draw:frame draw:style-name="gr1" draw:text-style-name="P2" draw:layer="layout" svg:width="0.422cm" svg:height="0.475cm" svg:x="16.048cm" svg:y="13.042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6.047cm" svg:height="0.475cm" svg:x="2.2cm" svg:y="13.606cm">
          <draw:text-box>
            <text:p text:style-name="P1"><text:span text:style-name="T4">The recommendations included:</text:span></text:p>
          </draw:text-box>
        </draw:frame>
        <draw:frame draw:style-name="gr2" draw:text-style-name="P3" draw:layer="layout" svg:width="0.634cm" svg:height="0.712cm" svg:x="2.95cm" svg:y="14.3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95cm" svg:height="0.475cm" svg:x="3.7cm" svg:y="14.521cm">
          <draw:text-box>
            <text:p text:style-name="P1"><text:span text:style-name="T4">greater engagement with multilateral operations;</text:span></text:p>
          </draw:text-box>
        </draw:frame>
        <draw:frame draw:style-name="gr6" draw:text-style-name="P7" draw:layer="layout" svg:width="0.408cm" svg:height="0.276cm" svg:x="12.76cm" svg:y="14.539cm">
          <draw:text-box>
            <text:p text:style-name="P1"><text:span text:style-name="T9">584</text:span></text:p>
          </draw:text-box>
        </draw:frame>
        <draw:frame draw:style-name="gr1" draw:text-style-name="P2" draw:layer="layout" svg:width="0.951cm" svg:height="0.475cm" svg:x="13.171cm" svg:y="14.521cm">
          <draw:text-box>
            <text:p text:style-name="P1"><text:span text:style-name="T4"><text:s/></text:span><text:span text:style-name="T4">and </text:span></text:p>
          </draw:text-box>
        </draw:frame>
        <draw:frame draw:style-name="gr2" draw:text-style-name="P3" draw:layer="layout" svg:width="0.634cm" svg:height="0.712cm" svg:x="2.95cm" svg:y="15.0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15.185cm">
          <draw:text-box>
            <text:p text:style-name="P1"><text:span text:style-name="T4">promoting a new approach to civilian force generation to replace what remained </text:span></text:p>
          </draw:text-box>
        </draw:frame>
        <draw:frame draw:style-name="gr1" draw:text-style-name="P2" draw:layer="layout" svg:width="14.124cm" svg:height="0.475cm" svg:x="3.7cm" svg:y="15.75cm">
          <draw:text-box>
            <text:p text:style-name="P1"><text:span text:style-name="T4">an “unsystematic and largely ad hoc process” for identifying, recruiting and </text:span></text:p>
          </draw:text-box>
        </draw:frame>
        <draw:frame draw:style-name="gr1" draw:text-style-name="P2" draw:layer="layout" svg:width="3.926cm" svg:height="0.475cm" svg:x="3.7cm" svg:y="16.314cm">
          <draw:text-box>
            <text:p text:style-name="P1"><text:span text:style-name="T4">deploying personnel.</text:span></text:p>
          </draw:text-box>
        </draw:frame>
        <draw:frame draw:style-name="gr6" draw:text-style-name="P7" draw:layer="layout" svg:width="0.408cm" svg:height="0.276cm" svg:x="7.607cm" svg:y="16.333cm">
          <draw:text-box>
            <text:p text:style-name="P1"><text:span text:style-name="T9">585</text:span></text:p>
          </draw:text-box>
        </draw:frame>
        <draw:frame draw:style-name="gr1" draw:text-style-name="P2" draw:layer="layout" svg:width="0.422cm" svg:height="0.475cm" svg:x="8.019cm" svg:y="16.3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655cm" svg:height="0.475cm" svg:x="2.2cm" svg:y="17.228cm">
          <draw:text-box>
            <text:p text:style-name="P1"><text:span text:style-name="T6">927. </text:span><text:span text:style-name="T4"><text:s/>Mr Benn updated Parliament on 21 July:</text:span></text:p>
          </draw:text-box>
        </draw:frame>
        <draw:frame draw:style-name="gr1" draw:text-style-name="P2" draw:layer="layout" svg:width="14.929cm" svg:height="0.475cm" svg:x="2.95cm" svg:y="18.143cm">
          <draw:text-box>
            <text:p text:style-name="P1"><text:span text:style-name="T4">“</text:span><text:span text:style-name="T4">I wish to inform parliament of the establishment and current capabilities of the <text:s/></text:span></text:p>
          </draw:text-box>
        </draw:frame>
        <draw:frame draw:style-name="gr1" draw:text-style-name="P2" draw:layer="layout" svg:width="15.725cm" svg:height="0.475cm" svg:x="2.95cm" svg:y="18.707cm">
          <draw:text-box>
            <text:p text:style-name="P1"><text:span text:style-name="T4">Post-Conflict Reconstruction Unit (PCRU). The PCRU is an inter-departmental unit, </text:span></text:p>
          </draw:text-box>
        </draw:frame>
        <draw:frame draw:style-name="gr1" draw:text-style-name="P2" draw:layer="layout" svg:width="15.471cm" svg:height="0.475cm" svg:x="2.95cm" svg:y="19.272cm">
          <draw:text-box>
            <text:p text:style-name="P1"><text:span text:style-name="T4">which has been set up by our three departments to improve the United Kingdom’s </text:span></text:p>
          </draw:text-box>
        </draw:frame>
        <draw:frame draw:style-name="gr1" draw:text-style-name="P2" draw:layer="layout" svg:width="15.67cm" svg:height="0.475cm" svg:x="2.95cm" svg:y="19.836cm">
          <draw:text-box>
            <text:p text:style-name="P1"><text:span text:style-name="T4">capacity to contribute to the creation of a stable environment in countries emerging </text:span></text:p>
          </draw:text-box>
        </draw:frame>
        <draw:frame draw:style-name="gr1" draw:text-style-name="P2" draw:layer="layout" svg:width="14.831cm" svg:height="0.475cm" svg:x="2.95cm" svg:y="20.401cm">
          <draw:text-box>
            <text:p text:style-name="P1"><text:span text:style-name="T4">from conflict. The Unit’s work is overseen by the Defence and Overseas Policy </text:span></text:p>
          </draw:text-box>
        </draw:frame>
        <draw:frame draw:style-name="gr1" draw:text-style-name="P2" draw:layer="layout" svg:width="14.129cm" svg:height="0.475cm" svg:x="2.95cm" svg:y="20.965cm">
          <draw:text-box>
            <text:p text:style-name="P1"><text:span text:style-name="T4">(Conflict and Reconstruction) Committee, chaired by the Foreign Secretary.</text:span></text:p>
          </draw:text-box>
        </draw:frame>
        <draw:frame draw:style-name="gr1" draw:text-style-name="P2" draw:layer="layout" svg:width="14.739cm" svg:height="0.475cm" svg:x="2.95cm" svg:y="21.88cm">
          <draw:text-box>
            <text:p text:style-name="P1"><text:span text:style-name="T4">“</text:span><text:span text:style-name="T4">The PCRU has been established to carry out two main tasks: first, to develop </text:span></text:p>
          </draw:text-box>
        </draw:frame>
        <draw:frame draw:style-name="gr1" draw:text-style-name="P2" draw:layer="layout" svg:width="15.102cm" svg:height="0.475cm" svg:x="2.95cm" svg:y="22.444cm">
          <draw:text-box>
            <text:p text:style-name="P1"><text:span text:style-name="T4">government strategy for post-conflict stabilisation, which includes linking military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5.555cm" svg:height="0.475cm" svg:x="2.95cm" svg:y="23.008cm">
          <draw:text-box>
            <text:p text:style-name="P1"><text:span text:style-name="T4">and civilian planning, as well as working with the wider international community for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582 </text:span></text:p>
          </draw:text-box>
        </draw:frame>
        <draw:frame draw:style-name="gr4" draw:text-style-name="P5" draw:layer="layout" svg:width="15.123cm" svg:height="0.395cm" svg:x="2.6cm" svg:y="24.241cm">
          <draw:text-box>
            <text:p text:style-name="P1"><text:span text:style-name="T11">Minute [DFID junior official] to Drummond, 29 June 2005, ‘PCRU Update Meeting with the PUSS, </text:span></text:p>
          </draw:text-box>
        </draw:frame>
        <draw:frame draw:style-name="gr4" draw:text-style-name="P5" draw:layer="layout" svg:width="1.522cm" svg:height="0.395cm" svg:x="2.2cm" svg:y="24.664cm">
          <draw:text-box>
            <text:p text:style-name="P1"><text:span text:style-name="T11">21 June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83 </text:span></text:p>
          </draw:text-box>
        </draw:frame>
        <draw:frame draw:style-name="gr4" draw:text-style-name="P5" draw:layer="layout" svg:width="11.555cm" svg:height="0.395cm" svg:x="2.6cm" svg:y="25.087cm">
          <draw:text-box>
            <text:p text:style-name="P1"><text:span text:style-name="T11">Minute Astle and Korski to Schulte, 14 July 2005, ‘PCRU – A Look Ahead’.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84 </text:span></text:p>
          </draw:text-box>
        </draw:frame>
        <draw:frame draw:style-name="gr4" draw:text-style-name="P5" draw:layer="layout" svg:width="15.166cm" svg:height="0.395cm" svg:x="2.6cm" svg:y="25.511cm">
          <draw:text-box>
            <text:p text:style-name="P1"><text:span text:style-name="T11">Minute Astle and Korski to Schulte, 14 July 2005, ‘Strategic Discussion Paper 1 – PCRU Concept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of Operations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85 </text:span></text:p>
          </draw:text-box>
        </draw:frame>
        <draw:frame draw:style-name="gr4" draw:text-style-name="P5" draw:layer="layout" svg:width="14.891cm" svg:height="0.395cm" svg:x="2.6cm" svg:y="26.357cm">
          <draw:text-box>
            <text:p text:style-name="P1"><text:span text:style-name="T11">Minute Astle and Korski to Schulte, 14 July 2005, ‘Strategic Discussion Paper 3 – Civilian Force </text:span></text:p>
          </draw:text-box>
        </draw:frame>
        <draw:frame draw:style-name="gr4" draw:text-style-name="P5" draw:layer="layout" svg:width="2.009cm" svg:height="0.395cm" svg:x="2.2cm" svg:y="26.781cm">
          <draw:text-box>
            <text:p text:style-name="P1"><text:span text:style-name="T11">Generation’. 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3</text:span></text:p>
          </draw:text-box>
        </draw:frame>
        <draw:frame draw:style-name="gr1" draw:text-style-name="P2" draw:layer="layout" svg:width="15.716cm" svg:height="0.475cm" svg:x="2.95cm" svg:y="2.525cm">
          <draw:text-box>
            <text:p text:style-name="P1"><text:span text:style-name="T4">the spread of best practice, capacity building and burden sharing; and, secondly, to </text:span></text:p>
          </draw:text-box>
        </draw:frame>
        <draw:frame draw:style-name="gr1" draw:text-style-name="P2" draw:layer="layout" svg:width="15.919cm" svg:height="0.475cm" svg:x="2.95cm" svg:y="3.09cm">
          <draw:text-box>
            <text:p text:style-name="P1"><text:span text:style-name="T4">plan and direct activities to create stability in post-conflict environments in the period </text:span></text:p>
          </draw:text-box>
        </draw:frame>
        <draw:frame draw:style-name="gr1" draw:text-style-name="P2" draw:layer="layout" svg:width="9.112cm" svg:height="0.475cm" svg:x="2.95cm" svg:y="3.654cm">
          <draw:text-box>
            <text:p text:style-name="P1"><text:span text:style-name="T4">immediately following the cessation of hostilities.</text:span></text:p>
          </draw:text-box>
        </draw:frame>
        <draw:frame draw:style-name="gr1" draw:text-style-name="P2" draw:layer="layout" svg:width="15.843cm" svg:height="0.475cm" svg:x="2.95cm" svg:y="4.568cm">
          <draw:text-box>
            <text:p text:style-name="P1"><text:span text:style-name="T4">“</text:span><text:span text:style-name="T4">The PCRU is nearly fully staffed and has reached an initial capacity to plan for, and </text:span></text:p>
          </draw:text-box>
        </draw:frame>
        <draw:frame draw:style-name="gr1" draw:text-style-name="P2" draw:layer="layout" svg:width="15.771cm" svg:height="0.475cm" svg:x="2.95cm" svg:y="5.133cm">
          <draw:text-box>
            <text:p text:style-name="P1"><text:span text:style-name="T4">support, stabilisation activities. The Unit is building up a database of civilian experts </text:span></text:p>
          </draw:text-box>
        </draw:frame>
        <draw:frame draw:style-name="gr1" draw:text-style-name="P2" draw:layer="layout" svg:width="15.606cm" svg:height="0.475cm" svg:x="2.95cm" svg:y="5.697cm">
          <draw:text-box>
            <text:p text:style-name="P1"><text:span text:style-name="T4">who can be deployed. It is also developing methods to help the Government reach </text:span></text:p>
          </draw:text-box>
        </draw:frame>
        <draw:frame draw:style-name="gr1" draw:text-style-name="P2" draw:layer="layout" svg:width="15.75cm" svg:height="0.475cm" svg:x="2.95cm" svg:y="6.262cm">
          <draw:text-box>
            <text:p text:style-name="P1"><text:span text:style-name="T4">an understanding of, and plan responses to, individual conflicts. In addition the Unit </text:span></text:p>
          </draw:text-box>
        </draw:frame>
        <draw:frame draw:style-name="gr1" draw:text-style-name="P2" draw:layer="layout" svg:width="15.881cm" svg:height="0.475cm" svg:x="2.95cm" svg:y="6.826cm">
          <draw:text-box>
            <text:p text:style-name="P1"><text:span text:style-name="T4">is writing a series of guidance papers on a range of specific issues that may need to </text:span></text:p>
          </draw:text-box>
        </draw:frame>
        <draw:frame draw:style-name="gr1" draw:text-style-name="P2" draw:layer="layout" svg:width="15.991cm" svg:height="0.475cm" svg:x="2.95cm" svg:y="7.391cm">
          <draw:text-box>
            <text:p text:style-name="P1"><text:span text:style-name="T4">be tackled in post-conflict situations, such as security sector reform and governance. </text:span></text:p>
          </draw:text-box>
        </draw:frame>
        <draw:frame draw:style-name="gr1" draw:text-style-name="P2" draw:layer="layout" svg:width="14.501cm" svg:height="0.475cm" svg:x="2.95cm" svg:y="7.955cm">
          <draw:text-box>
            <text:p text:style-name="P1"><text:span text:style-name="T4">The PCRU is also developing links with international organisations and other </text:span></text:p>
          </draw:text-box>
        </draw:frame>
        <draw:frame draw:style-name="gr1" draw:text-style-name="P2" draw:layer="layout" svg:width="15.606cm" svg:height="0.475cm" svg:x="2.95cm" svg:y="8.52cm">
          <draw:text-box>
            <text:p text:style-name="P1"><text:span text:style-name="T4">Governments to ensure that the UK’s efforts are part of a co-ordinated contribution </text:span></text:p>
          </draw:text-box>
        </draw:frame>
        <draw:frame draw:style-name="gr1" draw:text-style-name="P2" draw:layer="layout" svg:width="15.733cm" svg:height="0.475cm" svg:x="2.95cm" svg:y="9.084cm">
          <draw:text-box>
            <text:p text:style-name="P1"><text:span text:style-name="T4">to the international response to conflict. I expect the PCRU to be able, if necessary, </text:span></text:p>
          </draw:text-box>
        </draw:frame>
        <draw:frame draw:style-name="gr1" draw:text-style-name="P2" draw:layer="layout" svg:width="15.267cm" svg:height="0.475cm" svg:x="2.95cm" svg:y="9.648cm">
          <draw:text-box>
            <text:p text:style-name="P1"><text:span text:style-name="T4">to plan and organise a large-scale deployment of up to several hundred civilians, </text:span></text:p>
          </draw:text-box>
        </draw:frame>
        <draw:frame draw:style-name="gr1" draw:text-style-name="P2" draw:layer="layout" svg:width="14.599cm" svg:height="0.475cm" svg:x="2.95cm" svg:y="10.213cm">
          <draw:text-box>
            <text:p text:style-name="P1"><text:span text:style-name="T4">including police, as part of a post-conflict stabilisation operation by mid-2006.”</text:span></text:p>
          </draw:text-box>
        </draw:frame>
        <draw:frame draw:style-name="gr6" draw:text-style-name="P7" draw:layer="layout" svg:width="0.408cm" svg:height="0.276cm" svg:x="17.492cm" svg:y="10.232cm">
          <draw:text-box>
            <text:p text:style-name="P1"><text:span text:style-name="T9">586</text:span></text:p>
          </draw:text-box>
        </draw:frame>
        <draw:frame draw:style-name="gr1" draw:text-style-name="P2" draw:layer="layout" svg:width="0.422cm" svg:height="0.475cm" svg:x="17.904cm" svg:y="10.2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17cm" svg:height="0.475cm" svg:x="2.2cm" svg:y="11.127cm">
          <draw:text-box>
            <text:p text:style-name="P1"><text:span text:style-name="T6">928. </text:span><text:span text:style-name="T4"><text:s/>In his valedictory report on leaving the PCRU in December 2005, Mr Schulte </text:span></text:p>
          </draw:text-box>
        </draw:frame>
        <draw:frame draw:style-name="gr1" draw:text-style-name="P2" draw:layer="layout" svg:width="15.217cm" svg:height="0.475cm" svg:x="2.2cm" svg:y="11.692cm">
          <draw:text-box>
            <text:p text:style-name="P1"><text:span text:style-name="T4">described it as “the most sophisticated and integrated arrangement we know of”, </text:span></text:p>
          </draw:text-box>
        </draw:frame>
        <draw:frame draw:style-name="gr1" draw:text-style-name="P2" draw:layer="layout" svg:width="14.912cm" svg:height="0.475cm" svg:x="2.2cm" svg:y="12.256cm">
          <draw:text-box>
            <text:p text:style-name="P1"><text:span text:style-name="T4">presenting “a significant opportunity to influence international – and particularly </text:span></text:p>
          </draw:text-box>
        </draw:frame>
        <draw:frame draw:style-name="gr1" draw:text-style-name="P2" draw:layer="layout" svg:width="7.961cm" svg:height="0.475cm" svg:x="2.2cm" svg:y="12.821cm">
          <draw:text-box>
            <text:p text:style-name="P1"><text:span text:style-name="T4">American and EU – thinking and practice”.</text:span></text:p>
          </draw:text-box>
        </draw:frame>
        <draw:frame draw:style-name="gr6" draw:text-style-name="P7" draw:layer="layout" svg:width="0.408cm" svg:height="0.276cm" svg:x="10.13cm" svg:y="12.839cm">
          <draw:text-box>
            <text:p text:style-name="P1"><text:span text:style-name="T9">587</text:span></text:p>
          </draw:text-box>
        </draw:frame>
        <draw:frame draw:style-name="gr1" draw:text-style-name="P2" draw:layer="layout" svg:width="7.749cm" svg:height="0.475cm" svg:x="10.542cm" svg:y="12.821cm">
          <draw:text-box>
            <text:p text:style-name="P1"><text:span text:style-name="T4"><text:s/></text:span><text:span text:style-name="T4">But there had been difficulties, including </text:span></text:p>
          </draw:text-box>
        </draw:frame>
        <draw:frame draw:style-name="gr1" draw:text-style-name="P2" draw:layer="layout" svg:width="16.3cm" svg:height="0.475cm" svg:x="2.2cm" svg:y="13.385cm">
          <draw:text-box>
            <text:p text:style-name="P1"><text:span text:style-name="T4">finding people with the right experience and skills who were willing to join an unproven </text:span></text:p>
          </draw:text-box>
        </draw:frame>
        <draw:frame draw:style-name="gr1" draw:text-style-name="P2" draw:layer="layout" svg:width="16.533cm" svg:height="0.475cm" svg:x="2.2cm" svg:y="13.95cm">
          <draw:text-box>
            <text:p text:style-name="P1"><text:span text:style-name="T4">organisation and could be released quickly from their current jobs. There had also been </text:span></text:p>
          </draw:text-box>
        </draw:frame>
        <draw:frame draw:style-name="gr1" draw:text-style-name="P2" draw:layer="layout" svg:width="12.182cm" svg:height="0.475cm" svg:x="2.2cm" svg:y="14.514cm">
          <draw:text-box>
            <text:p text:style-name="P1"><text:span text:style-name="T4">“</text:span><text:span text:style-name="T4">departmental sensitivities over responsibilities and boundaries”. </text:span></text:p>
          </draw:text-box>
        </draw:frame>
        <draw:frame draw:style-name="gr1" draw:text-style-name="P2" draw:layer="layout" svg:width="5.272cm" svg:height="0.475cm" svg:x="2.2cm" svg:y="15.428cm">
          <draw:text-box>
            <text:p text:style-name="P1"><text:span text:style-name="T6">929. </text:span><text:span text:style-name="T4"><text:s/>Mr Schulte concluded:</text:span></text:p>
          </draw:text-box>
        </draw:frame>
        <draw:frame draw:style-name="gr1" draw:text-style-name="P2" draw:layer="layout" svg:width="14.95cm" svg:height="0.475cm" svg:x="2.95cm" svg:y="16.343cm">
          <draw:text-box>
            <text:p text:style-name="P1"><text:span text:style-name="T4">“… </text:span><text:span text:style-name="T4">senior support will remain crucial for some time to ensure successful PCRU </text:span></text:p>
          </draw:text-box>
        </draw:frame>
        <draw:frame draw:style-name="gr1" draw:text-style-name="P2" draw:layer="layout" svg:width="15.775cm" svg:height="0.475cm" svg:x="2.95cm" svg:y="16.907cm">
          <draw:text-box>
            <text:p text:style-name="P1"><text:span text:style-name="T4">involvement in cross-Whitehall work. The Unit relies critically upon the development </text:span></text:p>
          </draw:text-box>
        </draw:frame>
        <draw:frame draw:style-name="gr1" draw:text-style-name="P2" draw:layer="layout" svg:width="14.946cm" svg:height="0.475cm" svg:x="2.95cm" svg:y="17.472cm">
          <draw:text-box>
            <text:p text:style-name="P1"><text:span text:style-name="T4">of coherent and effective cross-departmental working relationships. But they all </text:span></text:p>
          </draw:text-box>
        </draw:frame>
        <draw:frame draw:style-name="gr1" draw:text-style-name="P2" draw:layer="layout" svg:width="15.229cm" svg:height="0.475cm" svg:x="2.95cm" svg:y="18.036cm">
          <draw:text-box>
            <text:p text:style-name="P1"><text:span text:style-name="T4">impose costs and demands on the staff time of others. We have learned that it is </text:span></text:p>
          </draw:text-box>
        </draw:frame>
        <draw:frame draw:style-name="gr1" draw:text-style-name="P2" draw:layer="layout" svg:width="15.039cm" svg:height="0.475cm" svg:x="2.95cm" svg:y="18.601cm">
          <draw:text-box>
            <text:p text:style-name="P1"><text:span text:style-name="T4">sometimes difficult to persuade colleagues to take this on without direction from </text:span></text:p>
          </draw:text-box>
        </draw:frame>
        <draw:frame draw:style-name="gr1" draw:text-style-name="P2" draw:layer="layout" svg:width="5.831cm" svg:height="0.475cm" svg:x="2.95cm" svg:y="19.165cm">
          <draw:text-box>
            <text:p text:style-name="P1"><text:span text:style-name="T4">within their own organisations.”</text:span></text:p>
          </draw:text-box>
        </draw:frame>
        <draw:frame draw:style-name="gr1" draw:text-style-name="P2" draw:layer="layout" svg:width="15.775cm" svg:height="0.475cm" svg:x="2.2cm" svg:y="20.08cm">
          <draw:text-box>
            <text:p text:style-name="P1"><text:span text:style-name="T6">930. </text:span><text:span text:style-name="T4"><text:s/>A second internal review of the PCRU was carried out at the request of PCRU </text:span></text:p>
          </draw:text-box>
        </draw:frame>
        <draw:frame draw:style-name="gr1" draw:text-style-name="P2" draw:layer="layout" svg:width="7.605cm" svg:height="0.475cm" svg:x="2.2cm" svg:y="20.644cm">
          <draw:text-box>
            <text:p text:style-name="P1"><text:span text:style-name="T4">Directors in January and February 2006.</text:span></text:p>
          </draw:text-box>
        </draw:frame>
        <draw:frame draw:style-name="gr6" draw:text-style-name="P7" draw:layer="layout" svg:width="0.408cm" svg:height="0.276cm" svg:x="9.777cm" svg:y="20.663cm">
          <draw:text-box>
            <text:p text:style-name="P1"><text:span text:style-name="T9">588</text:span></text:p>
          </draw:text-box>
        </draw:frame>
        <draw:frame draw:style-name="gr1" draw:text-style-name="P2" draw:layer="layout" svg:width="7.982cm" svg:height="0.475cm" svg:x="10.189cm" svg:y="20.644cm">
          <draw:text-box>
            <text:p text:style-name="P1"><text:span text:style-name="T4"><text:s/></text:span><text:span text:style-name="T4">Directors agreed the recommendation for </text:span></text:p>
          </draw:text-box>
        </draw:frame>
        <draw:frame draw:style-name="gr1" draw:text-style-name="P2" draw:layer="layout" svg:width="14.281cm" svg:height="0.475cm" svg:x="2.2cm" svg:y="21.208cm">
          <draw:text-box>
            <text:p text:style-name="P1"><text:span text:style-name="T4">a new statement of the PCRU’s role to reflect the experience of its first year:</text:span></text:p>
          </draw:text-box>
        </draw:frame>
        <draw:frame draw:style-name="gr1" draw:text-style-name="P2" draw:layer="layout" svg:width="15.594cm" svg:height="0.475cm" svg:x="2.95cm" svg:y="22.123cm">
          <draw:text-box>
            <text:p text:style-name="P1"><text:span text:style-name="T4">“… </text:span><text:span text:style-name="T4">to provide HMG and its partners with integrated assessment and planning, and </text:span></text:p>
          </draw:text-box>
        </draw:frame>
        <draw:frame draw:style-name="gr1" draw:text-style-name="P2" draw:layer="layout" svg:width="13.384cm" svg:height="0.475cm" svg:x="2.95cm" svg:y="22.687cm">
          <draw:text-box>
            <text:p text:style-name="P1"><text:span text:style-name="T4">operational expertise, to deliver more effective stabilisation operations.”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6" draw:text-style-name="P7" draw:layer="layout" svg:width="0.408cm" svg:height="0.276cm" svg:x="16.284cm" svg:y="22.706cm">
          <draw:text-box>
            <text:p text:style-name="P1"><text:span text:style-name="T9">589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86 </text:span></text:p>
          </draw:text-box>
        </draw:frame>
        <draw:line draw:style-name="gr8" draw:text-style-name="P8" draw:layer="layout" svg:x1="2.6cm" svg:y1="25.867cm" svg:x2="13.378cm" svg:y2="25.867cm">
          <text:p/>
        </draw:line>
        <draw:frame draw:style-name="gr4" draw:text-style-name="P5" draw:layer="layout" svg:width="10.374cm" svg:height="0.395cm" svg:x="2.6cm" svg:y="25.087cm">
          <draw:text-box>
            <text:p text:style-name="P1"><text:span text:style-name="T11">House of Commons, </text:span><text:span text:style-name="T13">Official Report</text:span><text:span text:style-name="T11">, 21 July 2005, column 155WS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587 </text:span></text:p>
          </draw:text-box>
        </draw:frame>
        <draw:frame draw:style-name="gr4" draw:text-style-name="P5" draw:layer="layout" svg:width="10.809cm" svg:height="0.395cm" svg:x="2.6cm" svg:y="25.511cm">
          <draw:text-box>
            <text:p text:style-name="P1"><text:span text:style-name="T5">Minute Schulte to Drummond, 19 December 2005, ‘Valedictory Note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88 </text:span></text:p>
          </draw:text-box>
        </draw:frame>
        <draw:frame draw:style-name="gr4" draw:text-style-name="P5" draw:layer="layout" svg:width="10.547cm" svg:height="0.395cm" svg:x="2.6cm" svg:y="25.934cm">
          <draw:text-box>
            <text:p text:style-name="P1"><text:span text:style-name="T11">Paper PCRU, March 2006, ‘PCRU Internal Review – Key Findings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89 </text:span></text:p>
          </draw:text-box>
        </draw:frame>
        <draw:frame draw:style-name="gr4" draw:text-style-name="P5" draw:layer="layout" svg:width="14.654cm" svg:height="0.395cm" svg:x="2.6cm" svg:y="26.357cm">
          <draw:text-box>
            <text:p text:style-name="P1"><text:span text:style-name="T11">Paper PCRU, July 2006, ‘Principles for determining where PCRU deploy, what it funds and for </text:span></text:p>
          </draw:text-box>
        </draw:frame>
        <draw:frame draw:style-name="gr4" draw:text-style-name="P5" draw:layer="layout" svg:width="1.674cm" svg:height="0.395cm" svg:x="2.2cm" svg:y="26.781cm">
          <draw:text-box>
            <text:p text:style-name="P1"><text:span text:style-name="T11">how long’. 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4</text:span></text:p>
          </draw:text-box>
        </draw:frame>
        <draw:frame draw:style-name="gr1" draw:text-style-name="P2" draw:layer="layout" svg:width="4.307cm" svg:height="0.475cm" svg:x="2.2cm" svg:y="2.525cm">
          <draw:text-box>
            <text:p text:style-name="P1"><text:span text:style-name="T1">THE PCRU AND IRAQ</text:span></text:p>
          </draw:text-box>
        </draw:frame>
        <draw:frame draw:style-name="gr1" draw:text-style-name="P2" draw:layer="layout" svg:width="16.605cm" svg:height="0.475cm" svg:x="2.2cm" svg:y="3.29cm">
          <draw:text-box>
            <text:p text:style-name="P1"><text:span text:style-name="T6">931. </text:span><text:span text:style-name="T4"><text:s/>From autumn 2005, the PCRU looked for ways to support existing UK stabilisation </text:span></text:p>
          </draw:text-box>
        </draw:frame>
        <draw:frame draw:style-name="gr1" draw:text-style-name="P2" draw:layer="layout" svg:width="16.017cm" svg:height="0.475cm" svg:x="2.2cm" svg:y="3.854cm">
          <draw:text-box>
            <text:p text:style-name="P1"><text:span text:style-name="T4">operations while continuing to build capacity to undertake possible “but very unlikely” </text:span></text:p>
          </draw:text-box>
        </draw:frame>
        <draw:frame draw:style-name="gr1" draw:text-style-name="P2" draw:layer="layout" svg:width="5.929cm" svg:height="0.475cm" svg:x="2.2cm" svg:y="4.418cm">
          <draw:text-box>
            <text:p text:style-name="P1"><text:span text:style-name="T4">future large-scale deployments.</text:span></text:p>
          </draw:text-box>
        </draw:frame>
        <draw:frame draw:style-name="gr6" draw:text-style-name="P7" draw:layer="layout" svg:width="0.408cm" svg:height="0.276cm" svg:x="8.106cm" svg:y="4.437cm">
          <draw:text-box>
            <text:p text:style-name="P1"><text:span text:style-name="T9">590</text:span></text:p>
          </draw:text-box>
        </draw:frame>
        <draw:frame draw:style-name="gr1" draw:text-style-name="P2" draw:layer="layout" svg:width="0.422cm" svg:height="0.475cm" svg:x="8.518cm" svg:y="4.4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8cm" svg:height="0.475cm" svg:x="2.2cm" svg:y="5.333cm">
          <draw:text-box>
            <text:p text:style-name="P1"><text:span text:style-name="T6">932. </text:span><text:span text:style-name="T4"><text:s/>At the request of the FCO, the PCRU provided a temporary head for the Political </text:span></text:p>
          </draw:text-box>
        </draw:frame>
        <draw:frame draw:style-name="gr1" draw:text-style-name="P2" draw:layer="layout" svg:width="13.858cm" svg:height="0.475cm" svg:x="2.2cm" svg:y="5.897cm">
          <draw:text-box>
            <text:p text:style-name="P1"><text:span text:style-name="T4">Section at the British Embassy Office Basra from 9 to 23 December 2005.</text:span></text:p>
          </draw:text-box>
        </draw:frame>
        <draw:frame draw:style-name="gr1" draw:text-style-name="P2" draw:layer="layout" svg:width="15.856cm" svg:height="0.475cm" svg:x="2.2cm" svg:y="6.812cm">
          <draw:text-box>
            <text:p text:style-name="P1"><text:span text:style-name="T6">933. </text:span><text:span text:style-name="T4"><text:s/>During March 2006, a member of the PCRU undertook a scoping study for the </text:span></text:p>
          </draw:text-box>
        </draw:frame>
        <draw:frame draw:style-name="gr1" draw:text-style-name="P2" draw:layer="layout" svg:width="16.402cm" svg:height="0.475cm" svg:x="2.2cm" svg:y="7.376cm">
          <draw:text-box>
            <text:p text:style-name="P1"><text:span text:style-name="T4">UK-led Basra Provincial Reconstruction Team (PRT), which became operational during </text:span></text:p>
          </draw:text-box>
        </draw:frame>
        <draw:frame draw:style-name="gr1" draw:text-style-name="P2" draw:layer="layout" svg:width="4.489cm" svg:height="0.475cm" svg:x="2.2cm" svg:y="7.941cm">
          <draw:text-box>
            <text:p text:style-name="P1"><text:span text:style-name="T4">May (see Section 10.2).</text:span></text:p>
          </draw:text-box>
        </draw:frame>
        <draw:frame draw:style-name="gr1" draw:text-style-name="P2" draw:layer="layout" svg:width="16.241cm" svg:height="0.475cm" svg:x="2.2cm" svg:y="8.855cm">
          <draw:text-box>
            <text:p text:style-name="P1"><text:span text:style-name="T6">934. </text:span><text:span text:style-name="T4"><text:s/>In April 2006, no UK department or international partner, including the US, had a </text:span></text:p>
          </draw:text-box>
        </draw:frame>
        <draw:frame draw:style-name="gr1" draw:text-style-name="P2" draw:layer="layout" svg:width="10.441cm" svg:height="0.475cm" svg:x="2.2cm" svg:y="9.42cm">
          <draw:text-box>
            <text:p text:style-name="P1"><text:span text:style-name="T4">budget for PRT running costs. The PCRU filled the gap.</text:span></text:p>
          </draw:text-box>
        </draw:frame>
        <draw:frame draw:style-name="gr6" draw:text-style-name="P7" draw:layer="layout" svg:width="0.408cm" svg:height="0.276cm" svg:x="12.601cm" svg:y="9.438cm">
          <draw:text-box>
            <text:p text:style-name="P1"><text:span text:style-name="T9">591</text:span></text:p>
          </draw:text-box>
        </draw:frame>
        <draw:frame draw:style-name="gr1" draw:text-style-name="P2" draw:layer="layout" svg:width="5.468cm" svg:height="0.475cm" svg:x="13.013cm" svg:y="9.42cm">
          <draw:text-box>
            <text:p text:style-name="P1"><text:span text:style-name="T4"><text:s/></text:span><text:span text:style-name="T4">It agreed to recruit and fund </text:span></text:p>
          </draw:text-box>
        </draw:frame>
        <draw:frame draw:style-name="gr1" draw:text-style-name="P2" draw:layer="layout" svg:width="16.372cm" svg:height="0.475cm" svg:x="2.2cm" svg:y="9.984cm">
          <draw:text-box>
            <text:p text:style-name="P1"><text:span text:style-name="T4">three staff for a six-week period, including Mr Mark Etherington, the PRT Team Leader, </text:span></text:p>
          </draw:text-box>
        </draw:frame>
        <draw:frame draw:style-name="gr1" draw:text-style-name="P2" draw:layer="layout" svg:width="7.47cm" svg:height="0.475cm" svg:x="2.2cm" svg:y="10.548cm">
          <draw:text-box>
            <text:p text:style-name="P1"><text:span text:style-name="T4">while discussions continued on funding.</text:span></text:p>
          </draw:text-box>
        </draw:frame>
        <draw:frame draw:style-name="gr6" draw:text-style-name="P7" draw:layer="layout" svg:width="0.408cm" svg:height="0.276cm" svg:x="9.637cm" svg:y="10.567cm">
          <draw:text-box>
            <text:p text:style-name="P1"><text:span text:style-name="T9">592</text:span></text:p>
          </draw:text-box>
        </draw:frame>
        <draw:frame draw:style-name="gr1" draw:text-style-name="P2" draw:layer="layout" svg:width="0.422cm" svg:height="0.475cm" svg:x="10.048cm" svg:y="10.5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97cm" svg:height="0.475cm" svg:x="2.2cm" svg:y="11.463cm">
          <draw:text-box>
            <text:p text:style-name="P1"><text:span text:style-name="T6">935. </text:span><text:span text:style-name="T4"><text:s/>In July 2006, the PCRU’s support to the Basra PRT was extended to July 2007, </text:span></text:p>
          </draw:text-box>
        </draw:frame>
        <draw:frame draw:style-name="gr1" draw:text-style-name="P2" draw:layer="layout" svg:width="15.695cm" svg:height="0.475cm" svg:x="2.2cm" svg:y="12.027cm">
          <draw:text-box>
            <text:p text:style-name="P1"><text:span text:style-name="T4">at a total cost of £758,000. Most work was expected to be completed by December </text:span></text:p>
          </draw:text-box>
        </draw:frame>
        <draw:frame draw:style-name="gr1" draw:text-style-name="P2" draw:layer="layout" svg:width="1.069cm" svg:height="0.475cm" svg:x="2.2cm" svg:y="12.592cm">
          <draw:text-box>
            <text:p text:style-name="P1"><text:span text:style-name="T4">2006.</text:span></text:p>
          </draw:text-box>
        </draw:frame>
        <draw:frame draw:style-name="gr6" draw:text-style-name="P7" draw:layer="layout" svg:width="0.408cm" svg:height="0.276cm" svg:x="3.259cm" svg:y="12.611cm">
          <draw:text-box>
            <text:p text:style-name="P1"><text:span text:style-name="T9">593</text:span></text:p>
          </draw:text-box>
        </draw:frame>
        <draw:frame draw:style-name="gr1" draw:text-style-name="P2" draw:layer="layout" svg:width="15.453cm" svg:height="0.475cm" svg:x="2.2cm" svg:y="13.506cm">
          <draw:text-box>
            <text:p text:style-name="P1"><text:span text:style-name="T6">936. </text:span><text:span text:style-name="T4"><text:s/>In late July 2006, Mr Richard Teuten, Mr Schulte’s successor as Head of the </text:span></text:p>
          </draw:text-box>
        </draw:frame>
        <draw:frame draw:style-name="gr1" draw:text-style-name="P2" draw:layer="layout" svg:width="15.767cm" svg:height="0.475cm" svg:x="2.2cm" svg:y="14.071cm">
          <draw:text-box>
            <text:p text:style-name="P1"><text:span text:style-name="T4">PCRU, visited Baghdad and Basra to understand better the stabilisation challenges </text:span></text:p>
          </draw:text-box>
        </draw:frame>
        <draw:frame draw:style-name="gr1" draw:text-style-name="P2" draw:layer="layout" svg:width="15.894cm" svg:height="0.475cm" svg:x="2.2cm" svg:y="14.635cm">
          <draw:text-box>
            <text:p text:style-name="P1"><text:span text:style-name="T4">in Iraq, assess the PCRU contribution and raise awareness of what the PCRU could </text:span></text:p>
          </draw:text-box>
        </draw:frame>
        <draw:frame draw:style-name="gr1" draw:text-style-name="P2" draw:layer="layout" svg:width="0.938cm" svg:height="0.475cm" svg:x="2.2cm" svg:y="15.2cm">
          <draw:text-box>
            <text:p text:style-name="P1"><text:span text:style-name="T4">offer.</text:span></text:p>
          </draw:text-box>
        </draw:frame>
        <draw:frame draw:style-name="gr6" draw:text-style-name="P7" draw:layer="layout" svg:width="0.408cm" svg:height="0.276cm" svg:x="3.134cm" svg:y="15.218cm">
          <draw:text-box>
            <text:p text:style-name="P1"><text:span text:style-name="T9">594</text:span></text:p>
          </draw:text-box>
        </draw:frame>
        <draw:frame draw:style-name="gr1" draw:text-style-name="P2" draw:layer="layout" svg:width="0.422cm" svg:height="0.475cm" svg:x="3.545cm" svg:y="15.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cm" svg:height="0.475cm" svg:x="2.2cm" svg:y="16.114cm">
          <draw:text-box>
            <text:p text:style-name="P1"><text:span text:style-name="T6">937. </text:span><text:span text:style-name="T4"><text:s/>In September 2006, Mr Teuten reported that, in relation to Iraq, the PCRU had:</text:span></text:p>
          </draw:text-box>
        </draw:frame>
        <draw:frame draw:style-name="gr2" draw:text-style-name="P3" draw:layer="layout" svg:width="0.634cm" svg:height="0.712cm" svg:x="2.95cm" svg:y="16.8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67cm" svg:height="0.475cm" svg:x="3.7cm" svg:y="17.028cm">
          <draw:text-box>
            <text:p text:style-name="P1"><text:span text:style-name="T4">supported PRT management from London;</text:span></text:p>
          </draw:text-box>
        </draw:frame>
        <draw:frame draw:style-name="gr2" draw:text-style-name="P3" draw:layer="layout" svg:width="0.634cm" svg:height="0.712cm" svg:x="2.95cm" svg:y="17.5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9cm" svg:height="0.475cm" svg:x="3.7cm" svg:y="17.693cm">
          <draw:text-box>
            <text:p text:style-name="P1"><text:span text:style-name="T4">provided funding up to December 2006 for three Deployable Civilian Experts </text:span></text:p>
          </draw:text-box>
        </draw:frame>
        <draw:frame draw:style-name="gr1" draw:text-style-name="P2" draw:layer="layout" svg:width="10.492cm" svg:height="0.475cm" svg:x="3.7cm" svg:y="18.257cm">
          <draw:text-box>
            <text:p text:style-name="P1"><text:span text:style-name="T4">(DCEs): the PRT Team Leader and two support officers;</text:span></text:p>
          </draw:text-box>
        </draw:frame>
        <draw:frame draw:style-name="gr2" draw:text-style-name="P3" draw:layer="layout" svg:width="0.634cm" svg:height="0.712cm" svg:x="2.95cm" svg:y="18.7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52cm" svg:height="0.475cm" svg:x="3.7cm" svg:y="18.922cm">
          <draw:text-box>
            <text:p text:style-name="P1"><text:span text:style-name="T4">helped identify a civilian expert to set up a Prosecution Mentoring Unit in Basra; </text:span></text:p>
          </draw:text-box>
        </draw:frame>
        <draw:frame draw:style-name="gr2" draw:text-style-name="P3" draw:layer="layout" svg:width="0.634cm" svg:height="0.712cm" svg:x="2.95cm" svg:y="19.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93cm" svg:height="0.475cm" svg:x="3.7cm" svg:y="19.586cm">
          <draw:text-box>
            <text:p text:style-name="P1"><text:span text:style-name="T4">identified and funded a specialist to design a communications strategy in support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8.718cm" svg:height="0.475cm" svg:x="3.7cm" svg:y="20.151cm">
          <draw:text-box>
            <text:p text:style-name="P1"><text:span text:style-name="T4">of the UK’s Southern Iraq Steering Group; and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590 </text:span></text:p>
          </draw:text-box>
        </draw:frame>
        <draw:frame draw:style-name="gr4" draw:text-style-name="P5" draw:layer="layout" svg:width="14.654cm" svg:height="0.395cm" svg:x="2.6cm" svg:y="23.394cm">
          <draw:text-box>
            <text:p text:style-name="P1"><text:span text:style-name="T11">Paper PCRU, July 2006, ‘Principles for determining where PCRU deploy, what it funds and for </text:span></text:p>
          </draw:text-box>
        </draw:frame>
        <draw:frame draw:style-name="gr4" draw:text-style-name="P5" draw:layer="layout" svg:width="1.674cm" svg:height="0.395cm" svg:x="2.2cm" svg:y="23.817cm">
          <draw:text-box>
            <text:p text:style-name="P1"><text:span text:style-name="T11">how long’.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591 </text:span></text:p>
          </draw:text-box>
        </draw:frame>
        <draw:frame draw:style-name="gr4" draw:text-style-name="P5" draw:layer="layout" svg:width="14.332cm" svg:height="0.395cm" svg:x="2.6cm" svg:y="24.241cm">
          <draw:text-box>
            <text:p text:style-name="P1"><text:span text:style-name="T11">Minute Middle East and North Africa Department [junior official] to Private Secretary [DFID], <text:s/></text:span></text:p>
          </draw:text-box>
        </draw:frame>
        <draw:frame draw:style-name="gr4" draw:text-style-name="P5" draw:layer="layout" svg:width="15.5cm" svg:height="0.395cm" svg:x="2.2cm" svg:y="24.664cm">
          <draw:text-box>
            <text:p text:style-name="P1"><text:span text:style-name="T11">19 April 2006, ‘DOP(I) Briefing, 19 April 2006’ attaching Paper MENAD, 19 April 2006, ‘Iraq Update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592 </text:span></text:p>
          </draw:text-box>
        </draw:frame>
        <draw:frame draw:style-name="gr4" draw:text-style-name="P5" draw:layer="layout" svg:width="14.971cm" svg:height="0.395cm" svg:x="2.6cm" svg:y="25.087cm">
          <draw:text-box>
            <text:p text:style-name="P1"><text:span text:style-name="T11">Minute PCRU [junior official] to Private Secretary [DFID], 25 April 2006, ‘Information Note: Basra </text:span></text:p>
          </draw:text-box>
        </draw:frame>
        <draw:frame draw:style-name="gr4" draw:text-style-name="P5" draw:layer="layout" svg:width="6.606cm" svg:height="0.395cm" svg:x="2.2cm" svg:y="25.511cm">
          <draw:text-box>
            <text:p text:style-name="P1"><text:span text:style-name="T11">Provincial Reconstruction Team &amp; PCRU’.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93 </text:span></text:p>
          </draw:text-box>
        </draw:frame>
        <draw:frame draw:style-name="gr4" draw:text-style-name="P5" draw:layer="layout" svg:width="15.526cm" svg:height="0.395cm" svg:x="2.6cm" svg:y="25.934cm">
          <draw:text-box>
            <text:p text:style-name="P1"><text:span text:style-name="T11">Paper Post Conflict Reconstruction Unit, July 2006, ‘Project Memorandum: PCRU Support for HMG </text:span></text:p>
          </draw:text-box>
        </draw:frame>
        <draw:frame draw:style-name="gr4" draw:text-style-name="P5" draw:layer="layout" svg:width="3.329cm" svg:height="0.395cm" svg:x="2.2cm" svg:y="26.357cm">
          <draw:text-box>
            <text:p text:style-name="P1"><text:span text:style-name="T11">Engagement in Iraq’.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94 </text:span></text:p>
          </draw:text-box>
        </draw:frame>
        <draw:frame draw:style-name="gr4" draw:text-style-name="P5" draw:layer="layout" svg:width="14.586cm" svg:height="0.395cm" svg:x="2.6cm" svg:y="26.781cm">
          <draw:text-box>
            <text:p text:style-name="P1"><text:span text:style-name="T11">Minute Teuten to PCRU [junior official], 31 July 2006, ‘Visit to Baghdad and Basra 19-25 July’. 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9cm" svg:height="0.475cm" svg:x="3.7cm" svg:y="2.525cm">
          <draw:text-box>
            <text:p text:style-name="P1"><text:span text:style-name="T4">begun a review of PRT management and support arrangements, comparing </text:span></text:p>
          </draw:text-box>
        </draw:frame>
        <draw:frame draw:style-name="gr1" draw:text-style-name="P2" draw:layer="layout" svg:width="6.521cm" svg:height="0.475cm" svg:x="3.7cm" svg:y="3.09cm">
          <draw:text-box>
            <text:p text:style-name="P1"><text:span text:style-name="T4">Basra and Helmand (Afghanistan).</text:span></text:p>
          </draw:text-box>
        </draw:frame>
        <draw:frame draw:style-name="gr6" draw:text-style-name="P7" draw:layer="layout" svg:width="0.408cm" svg:height="0.276cm" svg:x="10.195cm" svg:y="3.108cm">
          <draw:text-box>
            <text:p text:style-name="P1"><text:span text:style-name="T9">595</text:span></text:p>
          </draw:text-box>
        </draw:frame>
        <draw:frame draw:style-name="gr1" draw:text-style-name="P2" draw:layer="layout" svg:width="0.422cm" svg:height="0.475cm" svg:x="10.606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52cm" svg:height="0.475cm" svg:x="2.2cm" svg:y="4.004cm">
          <draw:text-box>
            <text:p text:style-name="P1"><text:span text:style-name="T6">938. </text:span><text:span text:style-name="T4"><text:s/>The Basra/Helmand review was one of two Iraq-related reports produced by the </text:span></text:p>
          </draw:text-box>
        </draw:frame>
        <draw:frame draw:style-name="gr1" draw:text-style-name="P2" draw:layer="layout" svg:width="2.834cm" svg:height="0.475cm" svg:x="2.2cm" svg:y="4.568cm">
          <draw:text-box>
            <text:p text:style-name="P1"><text:span text:style-name="T4">PCRU in 2006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98cm" svg:height="0.475cm" svg:x="3.7cm" svg:y="5.483cm">
          <draw:text-box>
            <text:p text:style-name="P1"><text:span text:style-name="T4">‘</text:span><text:span text:style-name="T4">Provincial Reconstruction Teams (PRTs) in Iraq and Afghanistan – <text:s/></text:span></text:p>
          </draw:text-box>
        </draw:frame>
        <draw:frame draw:style-name="gr1" draw:text-style-name="P2" draw:layer="layout" svg:width="2.876cm" svg:height="0.475cm" svg:x="3.7cm" svg:y="6.047cm">
          <draw:text-box>
            <text:p text:style-name="P1"><text:span text:style-name="T4">A Comparison’;</text:span></text:p>
          </draw:text-box>
        </draw:frame>
        <draw:frame draw:style-name="gr6" draw:text-style-name="P7" draw:layer="layout" svg:width="0.408cm" svg:height="0.276cm" svg:x="6.571cm" svg:y="6.066cm">
          <draw:text-box>
            <text:p text:style-name="P1"><text:span text:style-name="T9">596</text:span></text:p>
          </draw:text-box>
        </draw:frame>
        <draw:frame draw:style-name="gr1" draw:text-style-name="P2" draw:layer="layout" svg:width="0.832cm" svg:height="0.475cm" svg:x="6.982cm" svg:y="6.047cm">
          <draw:text-box>
            <text:p text:style-name="P1"><text:span text:style-name="T4"><text:s/></text:span><text:span text:style-name="T4">and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98cm" svg:height="0.475cm" svg:x="3.7cm" svg:y="6.712cm">
          <draw:text-box>
            <text:p text:style-name="P1"><text:span text:style-name="T4">‘</text:span><text:span text:style-name="T4">Refocusing civilian efforts in Basra in the run up to PIC [Provincial Iraqi </text:span></text:p>
          </draw:text-box>
        </draw:frame>
        <draw:frame draw:style-name="gr1" draw:text-style-name="P2" draw:layer="layout" svg:width="1.7cm" svg:height="0.475cm" svg:x="3.7cm" svg:y="7.276cm">
          <draw:text-box>
            <text:p text:style-name="P1"><text:span text:style-name="T4">Control]’.</text:span></text:p>
          </draw:text-box>
        </draw:frame>
        <draw:frame draw:style-name="gr6" draw:text-style-name="P7" draw:layer="layout" svg:width="0.408cm" svg:height="0.276cm" svg:x="5.394cm" svg:y="7.295cm">
          <draw:text-box>
            <text:p text:style-name="P1"><text:span text:style-name="T9">597</text:span></text:p>
          </draw:text-box>
        </draw:frame>
        <draw:frame draw:style-name="gr5" draw:text-style-name="P6" draw:layer="layout" svg:width="5.069cm" svg:height="0.556cm" svg:x="2.2cm" svg:y="8.397cm">
          <draw:text-box>
            <text:p text:style-name="P1"><text:span text:style-name="T8">The Stabilisation Unit</text:span></text:p>
          </draw:text-box>
        </draw:frame>
        <draw:frame draw:style-name="gr1" draw:text-style-name="P2" draw:layer="layout" svg:width="16.436cm" svg:height="0.475cm" svg:x="2.2cm" svg:y="9.226cm">
          <draw:text-box>
            <text:p text:style-name="P1"><text:span text:style-name="T6">939. </text:span><text:span text:style-name="T4"><text:s/>In December 2007, the PCRU was renamed the Stabilisation Unit (SU), reflecting </text:span></text:p>
          </draw:text-box>
        </draw:frame>
        <draw:frame draw:style-name="gr1" draw:text-style-name="P2" draw:layer="layout" svg:width="16.563cm" svg:height="0.475cm" svg:x="2.2cm" svg:y="9.79cm">
          <draw:text-box>
            <text:p text:style-name="P1"><text:span text:style-name="T4">the emergence of the broader concept of stabilisation and the Unit’s new role managing </text:span></text:p>
          </draw:text-box>
        </draw:frame>
        <draw:frame draw:style-name="gr1" draw:text-style-name="P2" draw:layer="layout" svg:width="15.179cm" svg:height="0.475cm" svg:x="2.2cm" svg:y="10.355cm">
          <draw:text-box>
            <text:p text:style-name="P1"><text:span text:style-name="T4">a £269m MOD Stabilisation Aid Fund announced as part of the September 2007 </text:span></text:p>
          </draw:text-box>
        </draw:frame>
        <draw:frame draw:style-name="gr1" draw:text-style-name="P2" draw:layer="layout" svg:width="6.492cm" svg:height="0.475cm" svg:x="2.2cm" svg:y="10.919cm">
          <draw:text-box>
            <text:p text:style-name="P1"><text:span text:style-name="T4">Comprehensive Spending Review.</text:span></text:p>
          </draw:text-box>
        </draw:frame>
        <draw:frame draw:style-name="gr6" draw:text-style-name="P7" draw:layer="layout" svg:width="0.408cm" svg:height="0.276cm" svg:x="8.671cm" svg:y="10.938cm">
          <draw:text-box>
            <text:p text:style-name="P1"><text:span text:style-name="T9">598</text:span></text:p>
          </draw:text-box>
        </draw:frame>
        <draw:frame draw:style-name="gr1" draw:text-style-name="P2" draw:layer="layout" svg:width="0.422cm" svg:height="0.475cm" svg:x="9.083cm" svg:y="10.9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84cm" svg:height="0.475cm" svg:x="2.2cm" svg:y="11.833cm">
          <draw:text-box>
            <text:p text:style-name="P1"><text:span text:style-name="T6">940. </text:span><text:span text:style-name="T4"><text:s/>The SU’s key tasks were:</text:span></text:p>
          </draw:text-box>
        </draw:frame>
        <draw:frame draw:style-name="gr2" draw:text-style-name="P3" draw:layer="layout" svg:width="0.634cm" svg:height="0.712cm" svg:x="2.95cm" svg:y="12.5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3cm" svg:height="0.475cm" svg:x="3.7cm" svg:y="12.748cm">
          <draw:text-box>
            <text:p text:style-name="P1"><text:span text:style-name="T4">assessment and planning: helping departments “plan together so there is </text:span></text:p>
          </draw:text-box>
        </draw:frame>
        <draw:frame draw:style-name="gr1" draw:text-style-name="P2" draw:layer="layout" svg:width="7.88cm" svg:height="0.475cm" svg:x="3.7cm" svg:y="13.312cm">
          <draw:text-box>
            <text:p text:style-name="P1"><text:span text:style-name="T4">a single UK aim and strategic framework”;</text:span></text:p>
          </draw:text-box>
        </draw:frame>
        <draw:frame draw:style-name="gr2" draw:text-style-name="P3" draw:layer="layout" svg:width="0.634cm" svg:height="0.712cm" svg:x="2.95cm" svg:y="13.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27cm" svg:height="0.475cm" svg:x="3.7cm" svg:y="13.977cm">
          <draw:text-box>
            <text:p text:style-name="P1"><text:span text:style-name="T4">deployments: providing experienced civilian personnel; and</text:span></text:p>
          </draw:text-box>
        </draw:frame>
        <draw:frame draw:style-name="gr2" draw:text-style-name="P3" draw:layer="layout" svg:width="0.634cm" svg:height="0.712cm" svg:x="2.95cm" svg:y="14.4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94cm" svg:height="0.475cm" svg:x="3.7cm" svg:y="14.641cm">
          <draw:text-box>
            <text:p text:style-name="P1"><text:span text:style-name="T4">lesson learning: identifying and sharing best practice in the UK and </text:span></text:p>
          </draw:text-box>
        </draw:frame>
        <draw:frame draw:style-name="gr1" draw:text-style-name="P2" draw:layer="layout" svg:width="2.707cm" svg:height="0.475cm" svg:x="3.7cm" svg:y="15.206cm">
          <draw:text-box>
            <text:p text:style-name="P1"><text:span text:style-name="T4">internationally.</text:span></text:p>
          </draw:text-box>
        </draw:frame>
        <draw:frame draw:style-name="gr1" draw:text-style-name="P2" draw:layer="layout" svg:width="15.995cm" svg:height="0.475cm" svg:x="2.2cm" svg:y="16.12cm">
          <draw:text-box>
            <text:p text:style-name="P1"><text:span text:style-name="T6">941. </text:span><text:span text:style-name="T4"><text:s/>Afghanistan was the principal focus. On 12 December, Mr Brown announced in </text:span></text:p>
          </draw:text-box>
        </draw:frame>
        <draw:frame draw:style-name="gr1" draw:text-style-name="P2" draw:layer="layout" svg:width="16.161cm" svg:height="0.475cm" svg:x="2.2cm" svg:y="16.685cm">
          <draw:text-box>
            <text:p text:style-name="P1"><text:span text:style-name="T4">Parliament that the UK would make available £450m in development and stabilisation </text:span></text:p>
          </draw:text-box>
        </draw:frame>
        <draw:frame draw:style-name="gr1" draw:text-style-name="P2" draw:layer="layout" svg:width="13.595cm" svg:height="0.475cm" svg:x="2.2cm" svg:y="17.249cm">
          <draw:text-box>
            <text:p text:style-name="P1"><text:span text:style-name="T4">assistance for Afghanistan for 2009-2012, part of which would help fund:</text:span></text:p>
          </draw:text-box>
        </draw:frame>
        <draw:frame draw:style-name="gr1" draw:text-style-name="P2" draw:layer="layout" svg:width="15.568cm" svg:height="0.475cm" svg:x="2.95cm" svg:y="18.163cm">
          <draw:text-box>
            <text:p text:style-name="P1"><text:span text:style-name="T4">“… </text:span><text:span text:style-name="T4">Britain’s new cross-government Stabilisation Unit, which has Afghanistan as its </text:span></text:p>
          </draw:text-box>
        </draw:frame>
        <draw:frame draw:style-name="gr1" draw:text-style-name="P2" draw:layer="layout" svg:width="15.864cm" svg:height="0.475cm" svg:x="2.95cm" svg:y="18.728cm">
          <draw:text-box>
            <text:p text:style-name="P1"><text:span text:style-name="T4">first priority, and which, with a global budget of £260m over the next three years, will </text:span></text:p>
          </draw:text-box>
        </draw:frame>
        <draw:frame draw:style-name="gr1" draw:text-style-name="P2" draw:layer="layout" svg:width="15.394cm" svg:height="0.475cm" svg:x="2.95cm" svg:y="19.292cm">
          <draw:text-box>
            <text:p text:style-name="P1"><text:span text:style-name="T4">drive forward reconstruction projects and provide expert civilian support to rebuild </text:span></text:p>
          </draw:text-box>
        </draw:frame>
        <draw:frame draw:style-name="gr1" draw:text-style-name="P2" draw:layer="layout" svg:width="2.923cm" svg:height="0.475cm" svg:x="2.95cm" svg:y="19.857cm">
          <draw:text-box>
            <text:p text:style-name="P1"><text:span text:style-name="T4">basic services.”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6" draw:text-style-name="P7" draw:layer="layout" svg:width="0.408cm" svg:height="0.276cm" svg:x="5.867cm" svg:y="19.876cm">
          <draw:text-box>
            <text:p text:style-name="P1"><text:span text:style-name="T9">599</text:span></text:p>
          </draw:text-box>
        </draw:frame>
        <draw:frame draw:style-name="gr9" draw:text-style-name="P9" draw:layer="layout" svg:width="0.404cm" svg:height="0.23cm" svg:x="2.2cm" svg:y="23.41cm">
          <draw:text-box>
            <text:p text:style-name="P1"><text:span text:style-name="T10">595 </text:span></text:p>
          </draw:text-box>
        </draw:frame>
        <draw:frame draw:style-name="gr4" draw:text-style-name="P5" draw:layer="layout" svg:width="15.67cm" svg:height="0.395cm" svg:x="2.6cm" svg:y="23.394cm">
          <draw:text-box>
            <text:p text:style-name="P1"><text:span text:style-name="T11">Minute Teuten to Drummond, 26 September 2006, ‘PCRU Directors’ Board Meeting: 2 October 2006’ </text:span></text:p>
          </draw:text-box>
        </draw:frame>
        <draw:frame draw:style-name="gr4" draw:text-style-name="P5" draw:layer="layout" svg:width="15.788cm" svg:height="0.395cm" svg:x="2.2cm" svg:y="23.817cm">
          <draw:text-box>
            <text:p text:style-name="P1"><text:span text:style-name="T11">attaching Paper PCRU, 27 September 2006, ‘PCRU Headline Achievements: August-September’ and </text:span></text:p>
          </draw:text-box>
        </draw:frame>
        <draw:line draw:style-name="gr8" draw:text-style-name="P8" draw:layer="layout" svg:x1="2.6cm" svg:y1="25.02cm" svg:x2="18.717cm" svg:y2="25.02cm">
          <text:p/>
        </draw:line>
        <draw:line draw:style-name="gr8" draw:text-style-name="P8" draw:layer="layout" svg:x1="2.199cm" svg:y1="25.444cm" svg:x2="18.102cm" svg:y2="25.444cm">
          <text:p/>
        </draw:line>
        <draw:line draw:style-name="gr8" draw:text-style-name="P8" draw:layer="layout" svg:x1="2.199cm" svg:y1="25.867cm" svg:x2="7.154cm" svg:y2="25.867cm">
          <text:p/>
        </draw:line>
        <draw:frame draw:style-name="gr4" draw:text-style-name="P5" draw:layer="layout" svg:width="11.733cm" svg:height="0.395cm" svg:x="2.2cm" svg:y="24.241cm">
          <draw:text-box>
            <text:p text:style-name="P1"><text:span text:style-name="T11">Paper PCRU, September 2006, ‘PCRU: Lessons Learning and Evaluation’.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596 </text:span></text:p>
          </draw:text-box>
        </draw:frame>
        <draw:frame draw:style-name="gr4" draw:text-style-name="P5" draw:layer="layout" svg:width="16.034cm" svg:height="0.395cm" svg:x="2.6cm" svg:y="24.664cm">
          <draw:text-box>
            <text:p text:style-name="P1"><text:span text:style-name="T5">Minute Teuten to PS/Minister(AF), 17 November 2006, ‘Provincial Reconstruction Teams (PRTs) in Iraq </text:span></text:p>
          </draw:text-box>
        </draw:frame>
        <draw:frame draw:style-name="gr4" draw:text-style-name="P5" draw:layer="layout" svg:width="15.797cm" svg:height="0.395cm" svg:x="2.2cm" svg:y="25.087cm">
          <draw:text-box>
            <text:p text:style-name="P1"><text:span text:style-name="T5">and Afghanistan – A comparison’ attaching Paper PCRU, ‘Review of Provincial Reconstruction Teams </text:span></text:p>
          </draw:text-box>
        </draw:frame>
        <draw:frame draw:style-name="gr4" draw:text-style-name="P5" draw:layer="layout" svg:width="5.018cm" svg:height="0.395cm" svg:x="2.2cm" svg:y="25.511cm">
          <draw:text-box>
            <text:p text:style-name="P1"><text:span text:style-name="T5">(PRTs) in Iraq and Afghanistan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597 </text:span></text:p>
          </draw:text-box>
        </draw:frame>
        <draw:line draw:style-name="gr8" draw:text-style-name="P8" draw:layer="layout" svg:x1="2.6cm" svg:y1="26.714cm" svg:x2="12.051cm" svg:y2="26.714cm">
          <text:p/>
        </draw:line>
        <draw:frame draw:style-name="gr4" draw:text-style-name="P5" draw:layer="layout" svg:width="15.259cm" svg:height="0.395cm" svg:x="2.6cm" svg:y="25.934cm">
          <draw:text-box>
            <text:p text:style-name="P1"><text:span text:style-name="T11">Report PCRU/DFID, 19 December 2006, ‘Refocusing civilian efforts in Basra in the run up to PIC’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598 </text:span></text:p>
          </draw:text-box>
        </draw:frame>
        <draw:frame draw:style-name="gr4" draw:text-style-name="P5" draw:layer="layout" svg:width="9.476cm" svg:height="0.395cm" svg:x="2.6cm" svg:y="26.357cm">
          <draw:text-box>
            <text:p text:style-name="P1"><text:span text:style-name="T5">Paper Stabilisation Unit, December 2007, ‘Stabilisation Unit’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599 </text:span></text:p>
          </draw:text-box>
        </draw:frame>
        <draw:frame draw:style-name="gr4" draw:text-style-name="P5" draw:layer="layout" svg:width="11.686cm" svg:height="0.395cm" svg:x="2.6cm" svg:y="26.781cm">
          <draw:text-box>
            <text:p text:style-name="P1"><text:span text:style-name="T11">House of Commons, </text:span><text:span text:style-name="T13">Official Report, </text:span><text:span text:style-name="T11">12 December 2007, columns 305-306.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6</text:span></text:p>
          </draw:text-box>
        </draw:frame>
        <draw:frame draw:style-name="gr1" draw:text-style-name="P2" draw:layer="layout" svg:width="16.41cm" svg:height="0.475cm" svg:x="2.2cm" svg:y="2.525cm">
          <draw:text-box>
            <text:p text:style-name="P1"><text:span text:style-name="T6">942. </text:span><text:span text:style-name="T4"><text:s/>During 2008 and 2009, the SU produced three reports on Iraq, described in more </text:span></text:p>
          </draw:text-box>
        </draw:frame>
        <draw:frame draw:style-name="gr1" draw:text-style-name="P2" draw:layer="layout" svg:width="4.07cm" svg:height="0.475cm" svg:x="2.2cm" svg:y="3.09cm">
          <draw:text-box>
            <text:p text:style-name="P1"><text:span text:style-name="T4">detail in Section 10.2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019cm" svg:height="0.475cm" svg:x="3.7cm" svg:y="4.004cm">
          <draw:text-box>
            <text:p text:style-name="P1"><text:span text:style-name="T4">a review of the Basra PRT;</text:span></text:p>
          </draw:text-box>
        </draw:frame>
        <draw:frame draw:style-name="gr6" draw:text-style-name="P7" draw:layer="layout" svg:width="0.408cm" svg:height="0.276cm" svg:x="8.704cm" svg:y="4.023cm">
          <draw:text-box>
            <text:p text:style-name="P1"><text:span text:style-name="T9">600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39cm" svg:height="0.475cm" svg:x="3.7cm" svg:y="4.668cm">
          <draw:text-box>
            <text:p text:style-name="P1"><text:span text:style-name="T4">a strategic review of the Governorates Capacity Building Project;</text:span></text:p>
          </draw:text-box>
        </draw:frame>
        <draw:frame draw:style-name="gr6" draw:text-style-name="P7" draw:layer="layout" svg:width="0.408cm" svg:height="0.276cm" svg:x="15.794cm" svg:y="4.687cm">
          <draw:text-box>
            <text:p text:style-name="P1"><text:span text:style-name="T9">601</text:span></text:p>
          </draw:text-box>
        </draw:frame>
        <draw:frame draw:style-name="gr1" draw:text-style-name="P2" draw:layer="layout" svg:width="0.832cm" svg:height="0.475cm" svg:x="16.206cm" svg:y="4.668cm">
          <draw:text-box>
            <text:p text:style-name="P1"><text:span text:style-name="T4"><text:s/></text:span><text:span text:style-name="T4">and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5cm" svg:height="0.475cm" svg:x="3.7cm" svg:y="5.333cm">
          <draw:text-box>
            <text:p text:style-name="P1"><text:span text:style-name="T4">a joint paper with the MOD Development, Doctrine and Concepts Centre on </text:span></text:p>
          </draw:text-box>
        </draw:frame>
        <draw:frame draw:style-name="gr1" draw:text-style-name="P2" draw:layer="layout" svg:width="6.267cm" svg:height="0.475cm" svg:x="3.7cm" svg:y="5.897cm">
          <draw:text-box>
            <text:p text:style-name="P1"><text:span text:style-name="T4">civilian-military relations in Basra.</text:span></text:p>
          </draw:text-box>
        </draw:frame>
        <draw:frame draw:style-name="gr6" draw:text-style-name="P7" draw:layer="layout" svg:width="0.408cm" svg:height="0.276cm" svg:x="9.958cm" svg:y="5.916cm">
          <draw:text-box>
            <text:p text:style-name="P1"><text:span text:style-name="T9">602</text:span></text:p>
          </draw:text-box>
        </draw:frame>
        <draw:frame draw:style-name="gr5" draw:text-style-name="P6" draw:layer="layout" svg:width="16.355cm" svg:height="0.556cm" svg:x="2.2cm" svg:y="7.018cm">
          <draw:text-box>
            <text:p text:style-name="P1"><text:span text:style-name="T8">The Cabinet Office Task Force Review of Stabilisation and Civil Effect</text:span></text:p>
          </draw:text-box>
        </draw:frame>
        <draw:frame draw:style-name="gr1" draw:text-style-name="P2" draw:layer="layout" svg:width="15.953cm" svg:height="0.475cm" svg:x="2.2cm" svg:y="7.847cm">
          <draw:text-box>
            <text:p text:style-name="P1"><text:span text:style-name="T6">943. </text:span><text:span text:style-name="T4"><text:s/>On 19 March 2008, during a statement to Parliament on the launch of the UK’s </text:span></text:p>
          </draw:text-box>
        </draw:frame>
        <draw:frame draw:style-name="gr1" draw:text-style-name="P2" draw:layer="layout" svg:width="10.103cm" svg:height="0.475cm" svg:x="2.2cm" svg:y="8.411cm">
          <draw:text-box>
            <text:p text:style-name="P1"><text:span text:style-name="T4">National Security Strategy, Mr Brown announced that:</text:span></text:p>
          </draw:text-box>
        </draw:frame>
        <draw:frame draw:style-name="gr1" draw:text-style-name="P2" draw:layer="layout" svg:width="13.947cm" svg:height="0.475cm" svg:x="2.95cm" svg:y="9.326cm">
          <draw:text-box>
            <text:p text:style-name="P1"><text:span text:style-name="T4">“… </text:span><text:span text:style-name="T4">the National Security Strategy proposes a new departure – and again, </text:span></text:p>
          </draw:text-box>
        </draw:frame>
        <draw:frame draw:style-name="gr1" draw:text-style-name="P2" draw:layer="layout" svg:width="14.455cm" svg:height="0.475cm" svg:x="2.95cm" svg:y="9.89cm">
          <draw:text-box>
            <text:p text:style-name="P1"><text:span text:style-name="T4">it is a lesson learned from recent conflicts ranging from Rwanda to Bosnia to </text:span></text:p>
          </draw:text-box>
        </draw:frame>
        <draw:frame draw:style-name="gr1" draw:text-style-name="P2" draw:layer="layout" svg:width="14.446cm" svg:height="0.475cm" svg:x="2.95cm" svg:y="10.455cm">
          <draw:text-box>
            <text:p text:style-name="P1"><text:span text:style-name="T4">Iraq, Afghanistan and Somalia. It proposes to create a stand-by international </text:span></text:p>
          </draw:text-box>
        </draw:frame>
        <draw:frame draw:style-name="gr1" draw:text-style-name="P2" draw:layer="layout" svg:width="14.387cm" svg:height="0.475cm" svg:x="2.95cm" svg:y="11.019cm">
          <draw:text-box>
            <text:p text:style-name="P1"><text:span text:style-name="T4">civilian capability so that for fragile and failing states, we can act quickly and </text:span></text:p>
          </draw:text-box>
        </draw:frame>
        <draw:frame draw:style-name="gr1" draw:text-style-name="P2" draw:layer="layout" svg:width="15.382cm" svg:height="0.475cm" svg:x="2.95cm" svg:y="11.583cm">
          <draw:text-box>
            <text:p text:style-name="P1"><text:span text:style-name="T4">comprehensively by combining the humanitarian, peacekeeping, stabilisation and </text:span></text:p>
          </draw:text-box>
        </draw:frame>
        <draw:frame draw:style-name="gr1" draw:text-style-name="P2" draw:layer="layout" svg:width="14.823cm" svg:height="0.475cm" svg:x="2.95cm" svg:y="12.148cm">
          <draw:text-box>
            <text:p text:style-name="P1"><text:span text:style-name="T4">reconstruction support that those countries need. In the same way as we have </text:span></text:p>
          </draw:text-box>
        </draw:frame>
        <draw:frame draw:style-name="gr1" draw:text-style-name="P2" draw:layer="layout" svg:width="14.544cm" svg:height="0.475cm" svg:x="2.95cm" svg:y="12.712cm">
          <draw:text-box>
            <text:p text:style-name="P1"><text:span text:style-name="T4">military forces ready to respond to conflict, we must have civilian experts and </text:span></text:p>
          </draw:text-box>
        </draw:frame>
        <draw:frame draw:style-name="gr1" draw:text-style-name="P2" draw:layer="layout" svg:width="14.84cm" svg:height="0.475cm" svg:x="2.95cm" svg:y="13.277cm">
          <draw:text-box>
            <text:p text:style-name="P1"><text:span text:style-name="T4">professionals ready to deploy quickly to assist failing states and to help rebuild </text:span></text:p>
          </draw:text-box>
        </draw:frame>
        <draw:frame draw:style-name="gr1" draw:text-style-name="P2" draw:layer="layout" svg:width="14.226cm" svg:height="0.475cm" svg:x="2.95cm" svg:y="13.841cm">
          <draw:text-box>
            <text:p text:style-name="P1"><text:span text:style-name="T4">countries emerging from conflict, putting them on the road to economic and </text:span></text:p>
          </draw:text-box>
        </draw:frame>
        <draw:frame draw:style-name="gr1" draw:text-style-name="P2" draw:layer="layout" svg:width="3.245cm" svg:height="0.475cm" svg:x="2.95cm" svg:y="14.406cm">
          <draw:text-box>
            <text:p text:style-name="P1"><text:span text:style-name="T4">political recovery.</text:span></text:p>
          </draw:text-box>
        </draw:frame>
        <draw:frame draw:style-name="gr1" draw:text-style-name="P2" draw:layer="layout" svg:width="15.048cm" svg:height="0.475cm" svg:x="2.95cm" svg:y="15.32cm">
          <draw:text-box>
            <text:p text:style-name="P1"><text:span text:style-name="T4">“</text:span><text:span text:style-name="T4">I can tell the house that Britain will start by making available a 1,000-strong UK </text:span></text:p>
          </draw:text-box>
        </draw:frame>
        <draw:frame draw:style-name="gr1" draw:text-style-name="P2" draw:layer="layout" svg:width="15.576cm" svg:height="0.475cm" svg:x="2.95cm" svg:y="15.885cm">
          <draw:text-box>
            <text:p text:style-name="P1"><text:span text:style-name="T4">civilian stand-by capacity that will include police, emergency service professionals, </text:span></text:p>
          </draw:text-box>
        </draw:frame>
        <draw:frame draw:style-name="gr1" draw:text-style-name="P2" draw:layer="layout" svg:width="16.025cm" svg:height="0.475cm" svg:x="2.95cm" svg:y="16.449cm">
          <draw:text-box>
            <text:p text:style-name="P1"><text:span text:style-name="T4">judges and trainers. I am calling on EU and NATO partners to set high and ambitious </text:span></text:p>
          </draw:text-box>
        </draw:frame>
        <draw:frame draw:style-name="gr1" draw:text-style-name="P2" draw:layer="layout" svg:width="8.414cm" svg:height="0.475cm" svg:x="2.95cm" svg:y="17.013cm">
          <draw:text-box>
            <text:p text:style-name="P1"><text:span text:style-name="T4">targets for their contributions to such a force.</text:span></text:p>
          </draw:text-box>
        </draw:frame>
        <draw:frame draw:style-name="gr1" draw:text-style-name="P2" draw:layer="layout" svg:width="0.425cm" svg:height="0.475cm" svg:x="2.95cm" svg:y="17.928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289cm" svg:height="0.475cm" svg:x="2.95cm" svg:y="18.842cm">
          <draw:text-box>
            <text:p text:style-name="P1"><text:span text:style-name="T4">“</text:span><text:span text:style-name="T4">In order to maximise our contribution to all the new challenges of peacekeeping, </text:span></text:p>
          </draw:text-box>
        </draw:frame>
        <draw:frame draw:style-name="gr1" draw:text-style-name="P2" draw:layer="layout" svg:width="14.721cm" svg:height="0.475cm" svg:x="2.95cm" svg:y="19.407cm">
          <draw:text-box>
            <text:p text:style-name="P1"><text:span text:style-name="T4">humanitarian work and stabilisation and reconstruction, the Secretary of State </text:span></text:p>
          </draw:text-box>
        </draw:frame>
        <draw:frame draw:style-name="gr1" draw:text-style-name="P2" draw:layer="layout" svg:width="15.128cm" svg:height="0.475cm" svg:x="2.95cm" svg:y="19.971cm">
          <draw:text-box>
            <text:p text:style-name="P1"><text:span text:style-name="T4">for Defence is also announcing this afternoon that, as part of a wider review, the </text:span></text:p>
          </draw:text-box>
        </draw:frame>
        <draw:frame draw:style-name="gr1" draw:text-style-name="P2" draw:layer="layout" svg:width="15.026cm" svg:height="0.475cm" svg:x="2.95cm" svg:y="20.536cm">
          <draw:text-box>
            <text:p text:style-name="P1"><text:span text:style-name="T4">Government will now examine how our reserve forces can more effectively help </text:span></text:p>
          </draw:text-box>
        </draw:frame>
        <draw:frame draw:style-name="gr1" draw:text-style-name="P2" draw:layer="layout" svg:width="14.336cm" svg:height="0.475cm" svg:x="2.95cm" svg:y="21.1cm">
          <draw:text-box>
            <text:p text:style-name="P1"><text:span text:style-name="T4">with stabilisation and reconstruction in post-conflict zones around the world.”</text:span></text:p>
          </draw:text-box>
        </draw:frame>
        <draw:frame draw:style-name="gr6" draw:text-style-name="P7" draw:layer="layout" svg:width="0.408cm" svg:height="0.276cm" svg:x="17.233cm" svg:y="21.119cm">
          <draw:text-box>
            <text:p text:style-name="P1"><text:span text:style-name="T9">603</text:span></text:p>
          </draw:text-box>
        </draw:frame>
        <draw:frame draw:style-name="gr1" draw:text-style-name="P2" draw:layer="layout" svg:width="16.249cm" svg:height="0.475cm" svg:x="2.2cm" svg:y="22.015cm">
          <draw:text-box>
            <text:p text:style-name="P1"><text:span text:style-name="T6">944. </text:span><text:span text:style-name="T4"><text:s/>The Cabinet Office launched the Stabilisation Task Force Review of Stabilisation </text:span></text:p>
          </draw:text-box>
        </draw:frame>
        <draw:frame draw:style-name="gr1" draw:text-style-name="P2" draw:layer="layout" svg:width="14.798cm" svg:height="0.475cm" svg:x="2.2cm" svg:y="22.579cm">
          <draw:text-box>
            <text:p text:style-name="P1"><text:span text:style-name="T4">and Civil Effect (shortened to Cabinet Office Task Force (COTF)) in June 2008.</text:span></text:p>
          </draw:text-box>
        </draw:frame>
        <draw:frame draw:style-name="gr6" draw:text-style-name="P7" draw:layer="layout" svg:width="0.408cm" svg:height="0.276cm" svg:x="16.96cm" svg:y="22.598cm">
          <draw:text-box>
            <text:p text:style-name="P1"><text:span text:style-name="T9">604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line draw:style-name="gr8" draw:text-style-name="P8" draw:layer="layout" svg:x1="2.6cm" svg:y1="24.174cm" svg:x2="18.006cm" svg:y2="24.174cm">
          <text:p/>
        </draw:line>
        <draw:frame draw:style-name="gr1" draw:text-style-name="P2" draw:layer="layout" svg:width="0.422cm" svg:height="0.475cm" svg:x="17.372cm" svg:y="22.579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0.404cm" svg:height="0.23cm" svg:x="2.2cm" svg:y="23.833cm">
          <draw:text-box>
            <text:p text:style-name="P1"><text:span text:style-name="T10">600 </text:span></text:p>
          </draw:text-box>
        </draw:frame>
        <draw:line draw:style-name="gr8" draw:text-style-name="P8" draw:layer="layout" svg:x1="2.6cm" svg:y1="24.597cm" svg:x2="18.365cm" svg:y2="24.597cm">
          <text:p/>
        </draw:line>
        <draw:line draw:style-name="gr8" draw:text-style-name="P8" draw:layer="layout" svg:x1="2.199cm" svg:y1="25.02cm" svg:x2="4.219cm" svg:y2="25.02cm">
          <text:p/>
        </draw:line>
        <draw:frame draw:style-name="gr4" draw:text-style-name="P5" draw:layer="layout" svg:width="15.407cm" svg:height="0.395cm" svg:x="2.6cm" svg:y="23.817cm">
          <draw:text-box>
            <text:p text:style-name="P1"><text:span text:style-name="T5">Paper Stabilisation Unit, 3 September 2008, ‘Review of the Basra Provincial Reconstruction Team’.</text:span><text:span text:style-name="T11"> </text:span></text:p>
          </draw:text-box>
        </draw:frame>
        <draw:frame draw:style-name="gr9" draw:text-style-name="P9" draw:layer="layout" svg:width="0.404cm" svg:height="0.23cm" svg:x="2.2cm" svg:y="24.256cm">
          <draw:text-box>
            <text:p text:style-name="P1"><text:span text:style-name="T10">601 </text:span></text:p>
          </draw:text-box>
        </draw:frame>
        <draw:frame draw:style-name="gr4" draw:text-style-name="P5" draw:layer="layout" svg:width="15.674cm" svg:height="0.395cm" svg:x="2.6cm" svg:y="24.241cm">
          <draw:text-box>
            <text:p text:style-name="P1"><text:span text:style-name="T5">Paper Stabilisation Unit, November 2008, ‘Strategic Review of DFID Governorates Capacity Building </text:span></text:p>
          </draw:text-box>
        </draw:frame>
        <draw:line draw:style-name="gr8" draw:text-style-name="P8" draw:layer="layout" svg:x1="2.6cm" svg:y1="25.444cm" svg:x2="17.248cm" svg:y2="25.444cm">
          <text:p/>
        </draw:line>
        <draw:line draw:style-name="gr8" draw:text-style-name="P8" draw:layer="layout" svg:x1="2.199cm" svg:y1="25.867cm" svg:x2="7.787cm" svg:y2="25.867cm">
          <text:p/>
        </draw:line>
        <draw:frame draw:style-name="gr4" draw:text-style-name="P5" draw:layer="layout" svg:width="2.106cm" svg:height="0.395cm" svg:x="2.2cm" svg:y="24.664cm">
          <draw:text-box>
            <text:p text:style-name="P1"><text:span text:style-name="T5">Programme’.</text:span><text:span text:style-name="T11">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602 </text:span></text:p>
          </draw:text-box>
        </draw:frame>
        <draw:frame draw:style-name="gr4" draw:text-style-name="P5" draw:layer="layout" svg:width="14.565cm" svg:height="0.395cm" svg:x="2.6cm" svg:y="25.087cm">
          <draw:text-box>
            <text:p text:style-name="P1"><text:span text:style-name="T5">Paper Stabilisation Unit and Development, Doctrine and Concepts Centre, 27 February 2009, </text:span></text:p>
          </draw:text-box>
        </draw:frame>
        <draw:frame draw:style-name="gr4" draw:text-style-name="P5" draw:layer="layout" svg:width="5.644cm" svg:height="0.395cm" svg:x="2.2cm" svg:y="25.511cm">
          <draw:text-box>
            <text:p text:style-name="P1"><text:span text:style-name="T5">‘</text:span><text:span text:style-name="T5">Civilian-Military Relations in Basra’.</text:span><text:span text:style-name="T11">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603 </text:span></text:p>
          </draw:text-box>
        </draw:frame>
        <draw:line draw:style-name="gr8" draw:text-style-name="P8" draw:layer="layout" svg:x1="2.6cm" svg:y1="26.714cm" svg:x2="17.17cm" svg:y2="26.714cm">
          <text:p/>
        </draw:line>
        <draw:line draw:style-name="gr8" draw:text-style-name="P8" draw:layer="layout" svg:x1="2.199cm" svg:y1="27.137cm" svg:x2="15.031cm" svg:y2="27.137cm">
          <text:p/>
        </draw:line>
        <draw:frame draw:style-name="gr4" draw:text-style-name="P5" draw:layer="layout" svg:width="11.043cm" svg:height="0.395cm" svg:x="2.6cm" svg:y="25.934cm">
          <draw:text-box>
            <text:p text:style-name="P1"><text:span text:style-name="T11">House of Commons, </text:span><text:span text:style-name="T13">Official Report, </text:span><text:span text:style-name="T11">19 March 2008, columns 927-928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604 </text:span></text:p>
          </draw:text-box>
        </draw:frame>
        <draw:frame draw:style-name="gr4" draw:text-style-name="P5" draw:layer="layout" svg:width="14.459cm" svg:height="0.395cm" svg:x="2.6cm" svg:y="26.357cm">
          <draw:text-box>
            <text:p text:style-name="P1"><text:span text:style-name="T5">Letter Aldred to Gould, 24 July 2008, ‘Stabilisation and Deployed Civil Effect’ attaching Paper </text:span></text:p>
          </draw:text-box>
        </draw:frame>
        <draw:frame draw:style-name="gr4" draw:text-style-name="P5" draw:layer="layout" svg:width="12.833cm" svg:height="0.395cm" svg:x="2.2cm" svg:y="26.781cm">
          <draw:text-box>
            <text:p text:style-name="P1"><text:span text:style-name="T5">Stabilisation Review Team, 27 June 2008, ‘Stabilisation and Deployed Civil Effect’.</text:span><text:span text:style-name="T11"> 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line draw:style-name="gr12" draw:text-style-name="P8" draw:layer="layout" svg:x1="3.185cm" svg:y1="12.819cm" svg:x2="5.467cm" svg:y2="12.819cm">
          <text:p/>
        </draw:line>
        <draw:line draw:style-name="gr12" draw:text-style-name="P8" draw:layer="layout" svg:x1="3.044cm" svg:y1="16.641cm" svg:x2="4.988cm" svg:y2="16.64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517</text:span></text:p>
          </draw:text-box>
        </draw:frame>
        <draw:frame draw:style-name="gr1" draw:text-style-name="P2" draw:layer="layout" svg:width="15.547cm" svg:height="0.475cm" svg:x="2.2cm" svg:y="2.525cm">
          <draw:text-box>
            <text:p text:style-name="P1"><text:span text:style-name="T6">945. </text:span><text:span text:style-name="T4"><text:s/>Ms Margaret Aldred, Deputy Head of the Overseas and Defence Secretariat <text:s/></text:span></text:p>
          </draw:text-box>
        </draw:frame>
        <draw:frame draw:style-name="gr1" draw:text-style-name="P2" draw:layer="layout" svg:width="15.195cm" svg:height="0.475cm" svg:x="2.2cm" svg:y="3.09cm">
          <draw:text-box>
            <text:p text:style-name="P1"><text:span text:style-name="T4">(OD Sec) in the Cabinet Office, sent an interim report to departments on 24 July. </text:span></text:p>
          </draw:text-box>
        </draw:frame>
        <draw:frame draw:style-name="gr1" draw:text-style-name="P2" draw:layer="layout" svg:width="10.754cm" svg:height="0.475cm" svg:x="2.2cm" svg:y="4.004cm">
          <draw:text-box>
            <text:p text:style-name="P1"><text:span text:style-name="T6">946. </text:span><text:span text:style-name="T4"><text:s/>Ms Aldred explained the background to the Review:</text:span></text:p>
          </draw:text-box>
        </draw:frame>
        <draw:frame draw:style-name="gr1" draw:text-style-name="P2" draw:layer="layout" svg:width="14.95cm" svg:height="0.475cm" svg:x="2.95cm" svg:y="4.918cm">
          <draw:text-box>
            <text:p text:style-name="P1"><text:span text:style-name="T4">“</text:span><text:span text:style-name="T4">The UK’s current civil effect capability has developed without a clear long-term </text:span></text:p>
          </draw:text-box>
        </draw:frame>
        <draw:frame draw:style-name="gr1" draw:text-style-name="P2" draw:layer="layout" svg:width="15.843cm" svg:height="0.475cm" svg:x="2.95cm" svg:y="5.483cm">
          <draw:text-box>
            <text:p text:style-name="P1"><text:span text:style-name="T4">strategy, and more specific guidance is required on what our capability goals should </text:span></text:p>
          </draw:text-box>
        </draw:frame>
        <draw:frame draw:style-name="gr1" draw:text-style-name="P2" draw:layer="layout" svg:width="15.052cm" svg:height="0.475cm" svg:x="2.95cm" svg:y="6.047cm">
          <draw:text-box>
            <text:p text:style-name="P1"><text:span text:style-name="T4">be. Our assessment is that existing mechanisms do not provide confidence that </text:span></text:p>
          </draw:text-box>
        </draw:frame>
        <draw:frame draw:style-name="gr1" draw:text-style-name="P2" draw:layer="layout" svg:width="15.153cm" svg:height="0.475cm" svg:x="2.95cm" svg:y="6.612cm">
          <draw:text-box>
            <text:p text:style-name="P1"><text:span text:style-name="T4">current activity is effective (in terms of the skills and experience of the personnel </text:span></text:p>
          </draw:text-box>
        </draw:frame>
        <draw:frame draw:style-name="gr1" draw:text-style-name="P2" draw:layer="layout" svg:width="15.2cm" svg:height="0.475cm" svg:x="2.95cm" svg:y="7.176cm">
          <draw:text-box>
            <text:p text:style-name="P1"><text:span text:style-name="T4">deployed) or sustainable (in terms of our ability to maintain current commitments </text:span></text:p>
          </draw:text-box>
        </draw:frame>
        <draw:frame draw:style-name="gr1" draw:text-style-name="P2" draw:layer="layout" svg:width="15.018cm" svg:height="0.475cm" svg:x="2.95cm" svg:y="7.741cm">
          <draw:text-box>
            <text:p text:style-name="P1"><text:span text:style-name="T4">indefinitely). Moreover, there is no robust basis on which we could calculate our </text:span></text:p>
          </draw:text-box>
        </draw:frame>
        <draw:frame draw:style-name="gr1" draw:text-style-name="P2" draw:layer="layout" svg:width="15.204cm" svg:height="0.475cm" svg:x="2.95cm" svg:y="8.305cm">
          <draw:text-box>
            <text:p text:style-name="P1"><text:span text:style-name="T4">“</text:span><text:span text:style-name="T4">standby” or “total” capacity – of civil servants, police or contractors/consultants. <text:s/></text:span></text:p>
          </draw:text-box>
        </draw:frame>
        <draw:frame draw:style-name="gr1" draw:text-style-name="P2" draw:layer="layout" svg:width="14.747cm" svg:height="0.475cm" svg:x="2.95cm" svg:y="8.87cm">
          <draw:text-box>
            <text:p text:style-name="P1"><text:span text:style-name="T4">If we are to make real progress then we need to agree broad policy objectives </text:span></text:p>
          </draw:text-box>
        </draw:frame>
        <draw:frame draw:style-name="gr1" draw:text-style-name="P2" draw:layer="layout" svg:width="14.632cm" svg:height="0.475cm" svg:x="2.95cm" svg:y="9.434cm">
          <draw:text-box>
            <text:p text:style-name="P1"><text:span text:style-name="T4">for the capability around which we can design effective structures (or improve </text:span></text:p>
          </draw:text-box>
        </draw:frame>
        <draw:frame draw:style-name="gr1" draw:text-style-name="P2" draw:layer="layout" svg:width="2.881cm" svg:height="0.475cm" svg:x="2.95cm" svg:y="9.998cm">
          <draw:text-box>
            <text:p text:style-name="P1"><text:span text:style-name="T4">existing ones).”</text:span></text:p>
          </draw:text-box>
        </draw:frame>
        <draw:frame draw:style-name="gr1" draw:text-style-name="P2" draw:layer="layout" svg:width="16.376cm" svg:height="0.475cm" svg:x="2.2cm" svg:y="10.913cm">
          <draw:text-box>
            <text:p text:style-name="P1"><text:span text:style-name="T6">947. </text:span><text:span text:style-name="T4"><text:s/>The interim report proposed definitions of “stabilisation” and “civil effect” to define </text:span></text:p>
          </draw:text-box>
        </draw:frame>
        <draw:frame draw:style-name="gr1" draw:text-style-name="P2" draw:layer="layout" svg:width="4.494cm" svg:height="0.475cm" svg:x="2.2cm" svg:y="11.477cm">
          <draw:text-box>
            <text:p text:style-name="P1"><text:span text:style-name="T4">the scope of the review:</text:span></text:p>
          </draw:text-box>
        </draw:frame>
        <draw:frame draw:style-name="gr1" draw:text-style-name="P2" draw:layer="layout" svg:width="12.588cm" svg:height="0.475cm" svg:x="2.95cm" svg:y="12.392cm">
          <draw:text-box>
            <text:p text:style-name="P1"><text:span text:style-name="T4">“‘</text:span><text:span text:style-name="T4">Stabilisation’ is support to places emerging from violent conflict in:</text:span></text:p>
          </draw:text-box>
        </draw:frame>
        <draw:frame draw:style-name="gr13" draw:text-style-name="P11" draw:layer="layout" svg:width="0.317cm" svg:height="0.374cm" svg:x="4.383cm" svg:y="13.359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13.359cm">
          <draw:text-box>
            <text:p text:style-name="P1"><text:span text:style-name="T16">{</text:span></text:p>
          </draw:text-box>
        </draw:frame>
        <draw:frame draw:style-name="gr1" draw:text-style-name="P2" draw:layer="layout" svg:width="6.026cm" svg:height="0.475cm" svg:x="4.73cm" svg:y="13.306cm">
          <draw:text-box>
            <text:p text:style-name="P1"><text:span text:style-name="T4">preventing or reducing violence;</text:span></text:p>
          </draw:text-box>
        </draw:frame>
        <draw:frame draw:style-name="gr13" draw:text-style-name="P11" draw:layer="layout" svg:width="0.317cm" svg:height="0.374cm" svg:x="4.383cm" svg:y="14.024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14.024cm">
          <draw:text-box>
            <text:p text:style-name="P1"><text:span text:style-name="T16">{</text:span></text:p>
          </draw:text-box>
        </draw:frame>
        <draw:frame draw:style-name="gr1" draw:text-style-name="P2" draw:layer="layout" svg:width="7.237cm" svg:height="0.475cm" svg:x="4.73cm" svg:y="13.971cm">
          <draw:text-box>
            <text:p text:style-name="P1"><text:span text:style-name="T4">protecting people and key institutions; </text:span></text:p>
          </draw:text-box>
        </draw:frame>
        <draw:frame draw:style-name="gr13" draw:text-style-name="P11" draw:layer="layout" svg:width="0.317cm" svg:height="0.374cm" svg:x="4.383cm" svg:y="14.688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14.688cm">
          <draw:text-box>
            <text:p text:style-name="P1"><text:span text:style-name="T16">{</text:span></text:p>
          </draw:text-box>
        </draw:frame>
        <draw:frame draw:style-name="gr1" draw:text-style-name="P2" draw:layer="layout" svg:width="12.139cm" svg:height="0.475cm" svg:x="4.73cm" svg:y="14.635cm">
          <draw:text-box>
            <text:p text:style-name="P1"><text:span text:style-name="T4">promoting political processes which lead to greater stability; and </text:span></text:p>
          </draw:text-box>
        </draw:frame>
        <draw:frame draw:style-name="gr13" draw:text-style-name="P11" draw:layer="layout" svg:width="0.317cm" svg:height="0.374cm" svg:x="4.383cm" svg:y="15.353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15.353cm">
          <draw:text-box>
            <text:p text:style-name="P1"><text:span text:style-name="T16">{</text:span></text:p>
          </draw:text-box>
        </draw:frame>
        <draw:frame draw:style-name="gr1" draw:text-style-name="P2" draw:layer="layout" svg:width="11.809cm" svg:height="0.475cm" svg:x="4.73cm" svg:y="15.3cm">
          <draw:text-box>
            <text:p text:style-name="P1"><text:span text:style-name="T4">preparing for longer-term development and non-violent politics.</text:span></text:p>
          </draw:text-box>
        </draw:frame>
        <draw:frame draw:style-name="gr1" draw:text-style-name="P2" draw:layer="layout" svg:width="15.593cm" svg:height="0.475cm" svg:x="2.95cm" svg:y="16.214cm">
          <draw:text-box>
            <text:p text:style-name="P1"><text:span text:style-name="T4">‘</text:span><text:span text:style-name="T4">Civil effect’ is activity to build public confidence and support for an enduring peace </text:span></text:p>
          </draw:text-box>
        </draw:frame>
        <draw:frame draw:style-name="gr1" draw:text-style-name="P2" draw:layer="layout" svg:width="9.252cm" svg:height="0.475cm" svg:x="2.95cm" svg:y="16.778cm">
          <draw:text-box>
            <text:p text:style-name="P1"><text:span text:style-name="T4">and focuses on the ‘survival functions’ of a state: </text:span></text:p>
          </draw:text-box>
        </draw:frame>
        <draw:frame draw:style-name="gr13" draw:text-style-name="P11" draw:layer="layout" svg:width="0.317cm" svg:height="0.374cm" svg:x="4.383cm" svg:y="17.746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17.746cm">
          <draw:text-box>
            <text:p text:style-name="P1"><text:span text:style-name="T16">{</text:span></text:p>
          </draw:text-box>
        </draw:frame>
        <draw:frame draw:style-name="gr1" draw:text-style-name="P2" draw:layer="layout" svg:width="6.051cm" svg:height="0.475cm" svg:x="4.73cm" svg:y="17.693cm">
          <draw:text-box>
            <text:p text:style-name="P1"><text:span text:style-name="T4">public order and the rule of law; </text:span></text:p>
          </draw:text-box>
        </draw:frame>
        <draw:frame draw:style-name="gr13" draw:text-style-name="P11" draw:layer="layout" svg:width="0.317cm" svg:height="0.374cm" svg:x="4.383cm" svg:y="18.411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18.411cm">
          <draw:text-box>
            <text:p text:style-name="P1"><text:span text:style-name="T16">{</text:span></text:p>
          </draw:text-box>
        </draw:frame>
        <draw:frame draw:style-name="gr1" draw:text-style-name="P2" draw:layer="layout" svg:width="4.959cm" svg:height="0.475cm" svg:x="4.73cm" svg:y="18.357cm">
          <draw:text-box>
            <text:p text:style-name="P1"><text:span text:style-name="T4">basic public services; and </text:span></text:p>
          </draw:text-box>
        </draw:frame>
        <draw:frame draw:style-name="gr13" draw:text-style-name="P11" draw:layer="layout" svg:width="0.317cm" svg:height="0.374cm" svg:x="4.383cm" svg:y="19.075cm">
          <draw:text-box>
            <text:p text:style-name="P1"><text:span text:style-name="T16">{</text:span></text:p>
          </draw:text-box>
        </draw:frame>
        <draw:frame draw:style-name="gr13" draw:text-style-name="P11" draw:layer="layout" svg:width="0.317cm" svg:height="0.374cm" svg:x="4.1cm" svg:y="19.075cm">
          <draw:text-box>
            <text:p text:style-name="P1"><text:span text:style-name="T16">{</text:span></text:p>
          </draw:text-box>
        </draw:frame>
        <draw:frame draw:style-name="gr1" draw:text-style-name="P2" draw:layer="layout" svg:width="3.435cm" svg:height="0.475cm" svg:x="4.73cm" svg:y="19.022cm">
          <draw:text-box>
            <text:p text:style-name="P1"><text:span text:style-name="T4">economic stability.</text:span></text:p>
          </draw:text-box>
        </draw:frame>
        <draw:frame draw:style-name="gr1" draw:text-style-name="P2" draw:layer="layout" svg:width="15.56cm" svg:height="0.475cm" svg:x="2.95cm" svg:y="19.936cm">
          <draw:text-box>
            <text:p text:style-name="P1"><text:span text:style-name="T4">For success, an integrated effort – bringing together the efforts of civilian agencies </text:span></text:p>
          </draw:text-box>
        </draw:frame>
        <draw:frame draw:style-name="gr1" draw:text-style-name="P2" draw:layer="layout" svg:width="11.91cm" svg:height="0.475cm" svg:x="2.95cm" svg:y="20.501cm">
          <draw:text-box>
            <text:p text:style-name="P1"><text:span text:style-name="T4">(including multilateral), military and local partners – is required.”</text:span></text:p>
          </draw:text-box>
        </draw:frame>
        <draw:frame draw:style-name="gr1" draw:text-style-name="P2" draw:layer="layout" svg:width="10.721cm" svg:height="0.475cm" svg:x="2.2cm" svg:y="21.415cm">
          <draw:text-box>
            <text:p text:style-name="P1"><text:span text:style-name="T6">948. </text:span><text:span text:style-name="T4"><text:s/>The interim report proposed a capability that would:</text:span></text:p>
          </draw:text-box>
        </draw:frame>
        <draw:frame draw:style-name="gr2" draw:text-style-name="P3" draw:layer="layout" svg:width="0.634cm" svg:height="0.712cm" svg:x="2.95cm" svg:y="22.1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22.33cm">
          <draw:text-box>
            <text:p text:style-name="P1"><text:span text:style-name="T4">support joint civil-military stabilisation operations with at least 100 civilians and </text:span></text:p>
          </draw:text-box>
        </draw:frame>
        <draw:frame draw:style-name="gr1" draw:text-style-name="P2" draw:layer="layout" svg:width="6.149cm" svg:height="0.475cm" svg:x="3.7cm" svg:y="22.894cm">
          <draw:text-box>
            <text:p text:style-name="P1"><text:span text:style-name="T4">50 police continuously deployed;</text:span></text:p>
          </draw:text-box>
        </draw:frame>
        <draw:frame draw:style-name="gr2" draw:text-style-name="P3" draw:layer="layout" svg:width="0.634cm" svg:height="0.712cm" svg:x="2.95cm" svg:y="23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cm" svg:height="0.475cm" svg:x="3.7cm" svg:y="23.558cm">
          <draw:text-box>
            <text:p text:style-name="P1"><text:span text:style-name="T4">make a further contribution of up to 100 civilians and 100 police to a wider range </text:span></text:p>
          </draw:text-box>
        </draw:frame>
        <draw:frame draw:style-name="gr1" draw:text-style-name="P2" draw:layer="layout" svg:width="5.171cm" svg:height="0.475cm" svg:x="3.7cm" svg:y="24.123cm">
          <draw:text-box>
            <text:p text:style-name="P1"><text:span text:style-name="T4">of multilateral deployments;</text:span></text:p>
          </draw:text-box>
        </draw:frame>
        <draw:frame draw:style-name="gr2" draw:text-style-name="P3" draw:layer="layout" svg:width="0.634cm" svg:height="0.712cm" svg:x="2.95cm" svg:y="24.6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24.787cm">
          <draw:text-box>
            <text:p text:style-name="P1"><text:span text:style-name="T4">identify at least 1,000 personnel as a “UK Civilian Standby Capability”; and</text:span></text:p>
          </draw:text-box>
        </draw:frame>
        <draw:frame draw:style-name="gr2" draw:text-style-name="P3" draw:layer="layout" svg:width="0.634cm" svg:height="0.712cm" svg:x="2.95cm" svg:y="25.2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25.452cm">
          <draw:text-box>
            <text:p text:style-name="P1"><text:span text:style-name="T4">incorporate a “Stabilisation Volunteer Network” able to draw on a wider range </text:span></text:p>
          </draw:text-box>
        </draw:frame>
        <draw:frame draw:style-name="gr1" draw:text-style-name="P2" draw:layer="layout" svg:width="7.677cm" svg:height="0.475cm" svg:x="3.7cm" svg:y="26.016cm">
          <draw:text-box>
            <text:p text:style-name="P1"><text:span text:style-name="T4">of volunteers than existing mechanisms. 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8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6">949. </text:span><text:span text:style-name="T4"><text:s/>The report emphasised that funding issues would need to be resolved. Such a </text:span></text:p>
          </draw:text-box>
        </draw:frame>
        <draw:frame draw:style-name="gr1" draw:text-style-name="P2" draw:layer="layout" svg:width="15.953cm" svg:height="0.475cm" svg:x="2.2cm" svg:y="3.09cm">
          <draw:text-box>
            <text:p text:style-name="P1"><text:span text:style-name="T4">capability would cost between £8m and £10m a year to maintain, with additional and </text:span></text:p>
          </draw:text-box>
        </draw:frame>
        <draw:frame draw:style-name="gr1" draw:text-style-name="P2" draw:layer="layout" svg:width="6.78cm" svg:height="0.475cm" svg:x="2.2cm" svg:y="3.654cm">
          <draw:text-box>
            <text:p text:style-name="P1"><text:span text:style-name="T4">more substantial deployment costs. </text:span></text:p>
          </draw:text-box>
        </draw:frame>
        <draw:frame draw:style-name="gr1" draw:text-style-name="P2" draw:layer="layout" svg:width="15.496cm" svg:height="0.475cm" svg:x="2.2cm" svg:y="4.568cm">
          <draw:text-box>
            <text:p text:style-name="P1"><text:span text:style-name="T6">950. </text:span><text:span text:style-name="T4"><text:s/>On the multilateral response, the interim report recommended establishing a </text:span></text:p>
          </draw:text-box>
        </draw:frame>
        <draw:frame draw:style-name="gr1" draw:text-style-name="P2" draw:layer="layout" svg:width="16.762cm" svg:height="0.475cm" svg:x="2.2cm" svg:y="5.133cm">
          <draw:text-box>
            <text:p text:style-name="P1"><text:span text:style-name="T4">shared international assessment of need, leading by example in seeking agreed national </text:span></text:p>
          </draw:text-box>
        </draw:frame>
        <draw:frame draw:style-name="gr1" draw:text-style-name="P2" draw:layer="layout" svg:width="13.608cm" svg:height="0.475cm" svg:x="2.2cm" svg:y="5.697cm">
          <draw:text-box>
            <text:p text:style-name="P1"><text:span text:style-name="T4">targets for contributions, and seeking to improve international structures.</text:span></text:p>
          </draw:text-box>
        </draw:frame>
        <draw:frame draw:style-name="gr1" draw:text-style-name="P2" draw:layer="layout" svg:width="14.213cm" svg:height="0.475cm" svg:x="2.2cm" svg:y="6.612cm">
          <draw:text-box>
            <text:p text:style-name="P1"><text:span text:style-name="T6">951. </text:span><text:span text:style-name="T4"><text:s/>The Cabinet Office produced a supplementary report on 5 September.</text:span></text:p>
          </draw:text-box>
        </draw:frame>
        <draw:frame draw:style-name="gr6" draw:text-style-name="P7" draw:layer="layout" svg:width="0.408cm" svg:height="0.276cm" svg:x="16.343cm" svg:y="6.631cm">
          <draw:text-box>
            <text:p text:style-name="P1"><text:span text:style-name="T9">605</text:span></text:p>
          </draw:text-box>
        </draw:frame>
        <draw:frame draw:style-name="gr1" draw:text-style-name="P2" draw:layer="layout" svg:width="0.422cm" svg:height="0.475cm" svg:x="16.755cm" svg:y="6.612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6.314cm" svg:height="0.475cm" svg:x="2.2cm" svg:y="7.176cm">
          <draw:text-box>
            <text:p text:style-name="P1"><text:span text:style-name="T4">The report proposed four options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73cm" svg:height="0.475cm" svg:x="3.7cm" svg:y="8.091cm">
          <draw:text-box>
            <text:p text:style-name="P1"><text:span text:style-name="T4">the status quo: about 270 civilian personnel deployed at an estimated annual </text:span></text:p>
          </draw:text-box>
        </draw:frame>
        <draw:frame draw:style-name="gr1" draw:text-style-name="P2" draw:layer="layout" svg:width="4.21cm" svg:height="0.475cm" svg:x="3.7cm" svg:y="8.655cm">
          <draw:text-box>
            <text:p text:style-name="P1"><text:span text:style-name="T4">cost of £70m to £90m;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27cm" svg:height="0.475cm" svg:x="3.7cm" svg:y="9.32cm">
          <draw:text-box>
            <text:p text:style-name="P1"><text:span text:style-name="T4">a UK standby capacity able to deploy up to 350 better qualified personnel, </text:span></text:p>
          </draw:text-box>
        </draw:frame>
        <draw:frame draw:style-name="gr1" draw:text-style-name="P2" draw:layer="layout" svg:width="6.217cm" svg:height="0.475cm" svg:x="3.7cm" svg:y="9.884cm">
          <draw:text-box>
            <text:p text:style-name="P1"><text:span text:style-name="T4">costing £98m to £140m per year;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10.548cm">
          <draw:text-box>
            <text:p text:style-name="P1"><text:span text:style-name="T4">an expanded standby capacity able to deploy 550 personnel, costing £122m </text:span></text:p>
          </draw:text-box>
        </draw:frame>
        <draw:frame draw:style-name="gr1" draw:text-style-name="P2" draw:layer="layout" svg:width="2.39cm" svg:height="0.475cm" svg:x="3.7cm" svg:y="11.113cm">
          <draw:text-box>
            <text:p text:style-name="P1"><text:span text:style-name="T4">to £171m; or</text:span></text:p>
          </draw:text-box>
        </draw:frame>
        <draw:frame draw:style-name="gr2" draw:text-style-name="P3" draw:layer="layout" svg:width="0.634cm" svg:height="0.712cm" svg:x="2.95cm" svg:y="11.6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11.777cm">
          <draw:text-box>
            <text:p text:style-name="P1"><text:span text:style-name="T4">a Civilian Reserve Corps of around 2,500 able to deploy 500 personnel at any </text:span></text:p>
          </draw:text-box>
        </draw:frame>
        <draw:frame draw:style-name="gr1" draw:text-style-name="P2" draw:layer="layout" svg:width="7.186cm" svg:height="0.475cm" svg:x="3.7cm" svg:y="12.342cm">
          <draw:text-box>
            <text:p text:style-name="P1"><text:span text:style-name="T4">one time, at significant additional cost.</text:span></text:p>
          </draw:text-box>
        </draw:frame>
        <draw:frame draw:style-name="gr1" draw:text-style-name="P2" draw:layer="layout" svg:width="15.788cm" svg:height="0.475cm" svg:x="2.2cm" svg:y="13.256cm">
          <draw:text-box>
            <text:p text:style-name="P1"><text:span text:style-name="T6">952. </text:span><text:span text:style-name="T4"><text:s/>The final paper, reflecting discussions between Sir Gus O’Donnell, Sir Andrew </text:span></text:p>
          </draw:text-box>
        </draw:frame>
        <draw:frame draw:style-name="gr1" draw:text-style-name="P2" draw:layer="layout" svg:width="16.038cm" svg:height="0.475cm" svg:x="2.2cm" svg:y="13.821cm">
          <draw:text-box>
            <text:p text:style-name="P1"><text:span text:style-name="T4">Turnbull’s successor as Cabinet Secretary, and the FCO, MOD and DFID Permanent </text:span></text:p>
          </draw:text-box>
        </draw:frame>
        <draw:frame draw:style-name="gr1" draw:text-style-name="P2" draw:layer="layout" svg:width="11.69cm" svg:height="0.475cm" svg:x="2.2cm" svg:y="14.385cm">
          <draw:text-box>
            <text:p text:style-name="P1"><text:span text:style-name="T4">Secretaries, was produced for NSID(OD) on 21 January 2009.</text:span></text:p>
          </draw:text-box>
        </draw:frame>
        <draw:frame draw:style-name="gr6" draw:text-style-name="P7" draw:layer="layout" svg:width="0.408cm" svg:height="0.276cm" svg:x="13.847cm" svg:y="14.404cm">
          <draw:text-box>
            <text:p text:style-name="P1"><text:span text:style-name="T9">606</text:span></text:p>
          </draw:text-box>
        </draw:frame>
        <draw:frame draw:style-name="gr1" draw:text-style-name="P2" draw:layer="layout" svg:width="0.422cm" svg:height="0.475cm" svg:x="14.259cm" svg:y="14.3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1cm" svg:height="0.475cm" svg:x="2.2cm" svg:y="15.3cm">
          <draw:text-box>
            <text:p text:style-name="P1"><text:span text:style-name="T6">953. </text:span><text:span text:style-name="T4"><text:s/>The paper stated that, although the UK’s performance was improving as previous </text:span></text:p>
          </draw:text-box>
        </draw:frame>
        <draw:frame draw:style-name="gr1" draw:text-style-name="P2" draw:layer="layout" svg:width="16.296cm" svg:height="0.475cm" svg:x="2.2cm" svg:y="15.864cm">
          <draw:text-box>
            <text:p text:style-name="P1"><text:span text:style-name="T4">reforms and learning from operational experience took effect, the review had identified </text:span></text:p>
          </draw:text-box>
        </draw:frame>
        <draw:frame draw:style-name="gr1" draw:text-style-name="P2" draw:layer="layout" svg:width="4.252cm" svg:height="0.475cm" svg:x="2.2cm" svg:y="16.428cm">
          <draw:text-box>
            <text:p text:style-name="P1"><text:span text:style-name="T4">a number of problems:</text:span></text:p>
          </draw:text-box>
        </draw:frame>
        <draw:frame draw:style-name="gr1" draw:text-style-name="P2" draw:layer="layout" svg:width="15.111cm" svg:height="0.475cm" svg:x="2.95cm" svg:y="17.343cm">
          <draw:text-box>
            <text:p text:style-name="P1"><text:span text:style-name="T4">“</text:span><text:span text:style-name="T4">Whitehall structures to deliver civil effect are currently fragmented. MOD, DFID, </text:span></text:p>
          </draw:text-box>
        </draw:frame>
        <draw:frame draw:style-name="gr1" draw:text-style-name="P2" draw:layer="layout" svg:width="15.847cm" svg:height="0.475cm" svg:x="2.95cm" svg:y="17.907cm">
          <draw:text-box>
            <text:p text:style-name="P1"><text:span text:style-name="T4">FCO and the Stabilisation Unit each deploy personnel to stabilisation and civil effect </text:span></text:p>
          </draw:text-box>
        </draw:frame>
        <draw:frame draw:style-name="gr1" draw:text-style-name="P2" draw:layer="layout" svg:width="15.25cm" svg:height="0.475cm" svg:x="2.95cm" svg:y="18.472cm">
          <draw:text-box>
            <text:p text:style-name="P1"><text:span text:style-name="T4">missions. Problems include the lack of single-point accountability for stabilisation </text:span></text:p>
          </draw:text-box>
        </draw:frame>
        <draw:frame draw:style-name="gr1" draw:text-style-name="P2" draw:layer="layout" svg:width="13.942cm" svg:height="0.475cm" svg:x="2.95cm" svg:y="19.036cm">
          <draw:text-box>
            <text:p text:style-name="P1"><text:span text:style-name="T4">policy, objectives, capability and delivery in Whitehall: multiple and poorly <text:s/></text:span></text:p>
          </draw:text-box>
        </draw:frame>
        <draw:frame draw:style-name="gr1" draw:text-style-name="P2" draw:layer="layout" svg:width="15.945cm" svg:height="0.475cm" svg:x="2.95cm" svg:y="19.601cm">
          <draw:text-box>
            <text:p text:style-name="P1"><text:span text:style-name="T4">co-ordinated mechanisms for resourcing civil effect; no effective unified performance </text:span></text:p>
          </draw:text-box>
        </draw:frame>
        <draw:frame draw:style-name="gr1" draw:text-style-name="P2" draw:layer="layout" svg:width="15.788cm" svg:height="0.475cm" svg:x="2.95cm" svg:y="20.165cm">
          <draw:text-box>
            <text:p text:style-name="P1"><text:span text:style-name="T4">management of individuals; little effective measurement of the overall impact of civil </text:span></text:p>
          </draw:text-box>
        </draw:frame>
        <draw:frame draw:style-name="gr1" draw:text-style-name="P2" draw:layer="layout" svg:width="15.581cm" svg:height="0.475cm" svg:x="2.95cm" svg:y="20.73cm">
          <draw:text-box>
            <text:p text:style-name="P1"><text:span text:style-name="T4">effect; no cross-Whitehall register of available skills; limited UK civil effect planning </text:span></text:p>
          </draw:text-box>
        </draw:frame>
        <draw:frame draw:style-name="gr1" draw:text-style-name="P2" draw:layer="layout" svg:width="11.766cm" svg:height="0.475cm" svg:x="2.95cm" svg:y="21.294cm">
          <draw:text-box>
            <text:p text:style-name="P1"><text:span text:style-name="T4">capability; and a SU role that lacks clarity, focus and authority.”</text:span></text:p>
          </draw:text-box>
        </draw:frame>
        <draw:frame draw:style-name="gr1" draw:text-style-name="P2" draw:layer="layout" svg:width="8.625cm" svg:height="0.475cm" svg:x="2.2cm" svg:y="22.208cm">
          <draw:text-box>
            <text:p text:style-name="P1"><text:span text:style-name="T6">954. </text:span><text:span text:style-name="T4"><text:s/>The paper’s recommendations included:</text:span></text:p>
          </draw:text-box>
        </draw:frame>
        <draw:frame draw:style-name="gr2" draw:text-style-name="P3" draw:layer="layout" svg:width="0.634cm" svg:height="0.712cm" svg:x="2.95cm" svg:y="22.9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5cm" svg:height="0.475cm" svg:x="3.7cm" svg:y="23.123cm">
          <draw:text-box>
            <text:p text:style-name="P1"><text:span text:style-name="T4">creation of a Civilian Standby Capacity (CSC) from at least 1,000 civilians and </text:span></text:p>
          </draw:text-box>
        </draw:frame>
        <draw:frame draw:style-name="gr1" draw:text-style-name="P2" draw:layer="layout" svg:width="14.874cm" svg:height="0.475cm" svg:x="3.7cm" svg:y="23.687cm">
          <draw:text-box>
            <text:p text:style-name="P1"><text:span text:style-name="T4">a further 500 police, to provide a capability to deploy continuously at least 350 <text:s/>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8" draw:text-style-name="P8" draw:layer="layout" svg:x1="2.6cm" svg:y1="25.867cm" svg:x2="18.799cm" svg:y2="25.867cm">
          <text:p/>
        </draw:line>
        <draw:line draw:style-name="gr8" draw:text-style-name="P8" draw:layer="layout" svg:x1="2.199cm" svg:y1="26.29cm" svg:x2="5.239cm" svg:y2="26.29cm">
          <text:p/>
        </draw:line>
        <draw:frame draw:style-name="gr1" draw:text-style-name="P2" draw:layer="layout" svg:width="4.278cm" svg:height="0.475cm" svg:x="3.7cm" svg:y="24.252cm">
          <draw:text-box>
            <text:p text:style-name="P1"><text:span text:style-name="T4">pre-trained personnel; 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605 </text:span></text:p>
          </draw:text-box>
        </draw:frame>
        <draw:frame draw:style-name="gr4" draw:text-style-name="P5" draw:layer="layout" svg:width="16.186cm" svg:height="0.395cm" svg:x="2.6cm" svg:y="25.511cm">
          <draw:text-box>
            <text:p text:style-name="P1"><text:span text:style-name="T5">Paper Stabilisation Review Team, 5 September 2008, ‘Review of Stabilisation and Deployed Civil Effect, </text:span></text:p>
          </draw:text-box>
        </draw:frame>
        <draw:line draw:style-name="gr8" draw:text-style-name="P8" draw:layer="layout" svg:x1="2.6cm" svg:y1="26.714cm" svg:x2="17.68cm" svg:y2="26.714cm">
          <text:p/>
        </draw:line>
        <draw:line draw:style-name="gr8" draw:text-style-name="P8" draw:layer="layout" svg:x1="2.199cm" svg:y1="27.137cm" svg:x2="8.389cm" svg:y2="27.137cm">
          <text:p/>
        </draw:line>
        <draw:frame draw:style-name="gr4" draw:text-style-name="P5" draw:layer="layout" svg:width="3.117cm" svg:height="0.395cm" svg:x="2.2cm" svg:y="25.934cm">
          <draw:text-box>
            <text:p text:style-name="P1"><text:span text:style-name="T5">Capability Options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606 </text:span></text:p>
          </draw:text-box>
        </draw:frame>
        <draw:frame draw:style-name="gr4" draw:text-style-name="P5" draw:layer="layout" svg:width="14.967cm" svg:height="0.395cm" svg:x="2.6cm" svg:y="26.357cm">
          <draw:text-box>
            <text:p text:style-name="P1"><text:span text:style-name="T5">Letter Aldred to Gould, 16 January 2009, ‘Civil Effect’ enclosing Paper Cabinet Office, [undated], </text:span></text:p>
          </draw:text-box>
        </draw:frame>
        <draw:frame draw:style-name="gr4" draw:text-style-name="P5" draw:layer="layout" svg:width="6.237cm" svg:height="0.395cm" svg:x="2.2cm" svg:y="26.781cm">
          <draw:text-box>
            <text:p text:style-name="P1"><text:span text:style-name="T5">‘</text:span><text:span text:style-name="T5">Stabilisation and Deployed Civil Effect’.</text:span><text:span text:style-name="T11"> 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1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8cm" svg:height="0.475cm" svg:x="3.7cm" svg:y="2.525cm">
          <draw:text-box>
            <text:p text:style-name="P1"><text:span text:style-name="T4">expansion and refocusing of the SU, under Director-level leadership, to become </text:span></text:p>
          </draw:text-box>
        </draw:frame>
        <draw:frame draw:style-name="gr1" draw:text-style-name="P2" draw:layer="layout" svg:width="14.455cm" svg:height="0.475cm" svg:x="3.7cm" svg:y="3.09cm">
          <draw:text-box>
            <text:p text:style-name="P1"><text:span text:style-name="T4">the single government delivery unit for civil effect with an enhanced planning </text:span></text:p>
          </draw:text-box>
        </draw:frame>
        <draw:frame draw:style-name="gr1" draw:text-style-name="P2" draw:layer="layout" svg:width="7.326cm" svg:height="0.475cm" svg:x="3.7cm" svg:y="3.654cm">
          <draw:text-box>
            <text:p text:style-name="P1"><text:span text:style-name="T4">capacity and rapid response capability;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18cm" svg:height="0.475cm" svg:x="3.7cm" svg:y="4.318cm">
          <draw:text-box>
            <text:p text:style-name="P1"><text:span text:style-name="T4">DFID to take increased responsibility for the SU and the CSC;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8cm" svg:height="0.475cm" svg:x="3.7cm" svg:y="4.983cm">
          <draw:text-box>
            <text:p text:style-name="P1"><text:span text:style-name="T4">the SU to lead delivery of civil effect on operations, but conflict and regional </text:span></text:p>
          </draw:text-box>
        </draw:frame>
        <draw:frame draw:style-name="gr1" draw:text-style-name="P2" draw:layer="layout" svg:width="12.939cm" svg:height="0.475cm" svg:x="3.7cm" svg:y="5.547cm">
          <draw:text-box>
            <text:p text:style-name="P1"><text:span text:style-name="T4">policy to remain a joint Cabinet Office/FCO/DFID/MOD responsibility;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8cm" svg:height="0.475cm" svg:x="3.7cm" svg:y="6.212cm">
          <draw:text-box>
            <text:p text:style-name="P1"><text:span text:style-name="T4">establishment of a cross-Whitehall Civil Service Stabilisation Cadre (CSSC), </text:span></text:p>
          </draw:text-box>
        </draw:frame>
        <draw:frame draw:style-name="gr1" draw:text-style-name="P2" draw:layer="layout" svg:width="6.289cm" svg:height="0.475cm" svg:x="3.7cm" svg:y="6.776cm">
          <draw:text-box>
            <text:p text:style-name="P1"><text:span text:style-name="T4">initially of at least 200 personnel; </text:span></text:p>
          </draw:text-box>
        </draw:frame>
        <draw:frame draw:style-name="gr2" draw:text-style-name="P3" draw:layer="layout" svg:width="0.634cm" svg:height="0.712cm" svg:x="2.95cm" svg:y="7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42cm" svg:height="0.475cm" svg:x="3.7cm" svg:y="7.441cm">
          <draw:text-box>
            <text:p text:style-name="P1"><text:span text:style-name="T4">development of a new International Police Assistance Group (IPAG);</text:span></text:p>
          </draw:text-box>
        </draw:frame>
        <draw:frame draw:style-name="gr2" draw:text-style-name="P3" draw:layer="layout" svg:width="0.634cm" svg:height="0.712cm" svg:x="2.95cm" svg:y="7.9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8.105cm">
          <draw:text-box>
            <text:p text:style-name="P1"><text:span text:style-name="T4">creation of a Stabilisation Volunteer Network (SVN) to widen substantially the </text:span></text:p>
          </draw:text-box>
        </draw:frame>
        <draw:frame draw:style-name="gr1" draw:text-style-name="P2" draw:layer="layout" svg:width="8.113cm" svg:height="0.475cm" svg:x="3.7cm" svg:y="8.67cm">
          <draw:text-box>
            <text:p text:style-name="P1"><text:span text:style-name="T4">range of potential volunteers available; and</text:span></text:p>
          </draw:text-box>
        </draw:frame>
        <draw:frame draw:style-name="gr2" draw:text-style-name="P3" draw:layer="layout" svg:width="0.634cm" svg:height="0.712cm" svg:x="2.95cm" svg:y="9.1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9.334cm">
          <draw:text-box>
            <text:p text:style-name="P1"><text:span text:style-name="T4">the MOD to identify members of the Armed Forces Volunteer Reserves with </text:span></text:p>
          </draw:text-box>
        </draw:frame>
        <draw:frame draw:style-name="gr1" draw:text-style-name="P2" draw:layer="layout" svg:width="10.988cm" svg:height="0.475cm" svg:x="3.7cm" svg:y="9.898cm">
          <draw:text-box>
            <text:p text:style-name="P1"><text:span text:style-name="T4">relevant skills to be available to deploy as part of the CSC.</text:span></text:p>
          </draw:text-box>
        </draw:frame>
        <draw:frame draw:style-name="gr1" draw:text-style-name="P2" draw:layer="layout" svg:width="14.895cm" svg:height="0.475cm" svg:x="2.2cm" svg:y="10.813cm">
          <draw:text-box>
            <text:p text:style-name="P1"><text:span text:style-name="T6">955. </text:span><text:span text:style-name="T4"><text:s/>The review made no specific recommendations on enhancing multilateral </text:span></text:p>
          </draw:text-box>
        </draw:frame>
        <draw:frame draw:style-name="gr1" draw:text-style-name="P2" draw:layer="layout" svg:width="6.09cm" svg:height="0.475cm" svg:x="2.2cm" svg:y="11.377cm">
          <draw:text-box>
            <text:p text:style-name="P1"><text:span text:style-name="T4">stabilisation capacity, but stated:</text:span></text:p>
          </draw:text-box>
        </draw:frame>
        <draw:frame draw:style-name="gr1" draw:text-style-name="P2" draw:layer="layout" svg:width="15.488cm" svg:height="0.475cm" svg:x="2.95cm" svg:y="12.292cm">
          <draw:text-box>
            <text:p text:style-name="P1"><text:span text:style-name="T4">“</text:span><text:span text:style-name="T4">A significant UK commitment to develop enhanced national civilian capabilities … </text:span></text:p>
          </draw:text-box>
        </draw:frame>
        <draw:frame draw:style-name="gr1" draw:text-style-name="P2" draw:layer="layout" svg:width="15.094cm" svg:height="0.475cm" svg:x="2.95cm" svg:y="12.856cm">
          <draw:text-box>
            <text:p text:style-name="P1"><text:span text:style-name="T4">will put us in a stronger position to argue for ambitious new capability targets for </text:span></text:p>
          </draw:text-box>
        </draw:frame>
        <draw:frame draw:style-name="gr1" draw:text-style-name="P2" draw:layer="layout" svg:width="14.971cm" svg:height="0.475cm" svg:x="2.95cm" svg:y="13.421cm">
          <draw:text-box>
            <text:p text:style-name="P1"><text:span text:style-name="T4">civilian deployable capacity, and to galvanise other contributions to improve the </text:span></text:p>
          </draw:text-box>
        </draw:frame>
        <draw:frame draw:style-name="gr1" draw:text-style-name="P2" draw:layer="layout" svg:width="13.659cm" svg:height="0.475cm" svg:x="2.95cm" svg:y="13.985cm">
          <draw:text-box>
            <text:p text:style-name="P1"><text:span text:style-name="T4">effectiveness of multilateral stabilisation and early recovery capabilities.” </text:span></text:p>
          </draw:text-box>
        </draw:frame>
        <draw:frame draw:style-name="gr1" draw:text-style-name="P2" draw:layer="layout" svg:width="16.173cm" svg:height="0.475cm" svg:x="2.2cm" svg:y="14.9cm">
          <draw:text-box>
            <text:p text:style-name="P1"><text:span text:style-name="T6">956. </text:span><text:span text:style-name="T4"><text:s/>The review explained that previous efforts to strengthen capabilities had “lacked </text:span></text:p>
          </draw:text-box>
        </draw:frame>
        <draw:frame draw:style-name="gr1" draw:text-style-name="P2" draw:layer="layout" svg:width="15.974cm" svg:height="0.475cm" svg:x="2.2cm" svg:y="15.464cm">
          <draw:text-box>
            <text:p text:style-name="P1"><text:span text:style-name="T4">the strategic drive, authority and resources to overcome the obstacles encountered”. </text:span></text:p>
          </draw:text-box>
        </draw:frame>
        <draw:frame draw:style-name="gr1" draw:text-style-name="P2" draw:layer="layout" svg:width="16.618cm" svg:height="0.475cm" svg:x="2.2cm" svg:y="16.028cm">
          <draw:text-box>
            <text:p text:style-name="P1"><text:span text:style-name="T4">Short-term operational requirements had diverted attention from medium-term capability </text:span></text:p>
          </draw:text-box>
        </draw:frame>
        <draw:frame draw:style-name="gr1" draw:text-style-name="P2" draw:layer="layout" svg:width="15.606cm" svg:height="0.475cm" svg:x="2.2cm" svg:y="16.593cm">
          <draw:text-box>
            <text:p text:style-name="P1"><text:span text:style-name="T4">development. An implementation team would therefore be set up before the end of </text:span></text:p>
          </draw:text-box>
        </draw:frame>
        <draw:frame draw:style-name="gr1" draw:text-style-name="P2" draw:layer="layout" svg:width="1.903cm" svg:height="0.475cm" svg:x="2.2cm" svg:y="17.157cm">
          <draw:text-box>
            <text:p text:style-name="P1"><text:span text:style-name="T4">February. </text:span></text:p>
          </draw:text-box>
        </draw:frame>
        <draw:frame draw:style-name="gr1" draw:text-style-name="P2" draw:layer="layout" svg:width="16.732cm" svg:height="0.475cm" svg:x="2.2cm" svg:y="18.072cm">
          <draw:text-box>
            <text:p text:style-name="P1"><text:span text:style-name="T6">957. </text:span><text:span text:style-name="T4"><text:s/>Sir Gus O’Donnell commented on 20 January that, while he agreed with the report, </text:span></text:p>
          </draw:text-box>
        </draw:frame>
        <draw:frame draw:style-name="gr1" draw:text-style-name="P2" draw:layer="layout" svg:width="1.162cm" svg:height="0.475cm" svg:x="2.2cm" svg:y="18.636cm">
          <draw:text-box>
            <text:p text:style-name="P1"><text:span text:style-name="T4">it had:</text:span></text:p>
          </draw:text-box>
        </draw:frame>
        <draw:frame draw:style-name="gr1" draw:text-style-name="P2" draw:layer="layout" svg:width="14.84cm" svg:height="0.475cm" svg:x="2.95cm" svg:y="19.551cm">
          <draw:text-box>
            <text:p text:style-name="P1"><text:span text:style-name="T4">“… </text:span><text:span text:style-name="T4">taken some time to get inter-departmental agreement on the way ahead … </text:span></text:p>
          </draw:text-box>
        </draw:frame>
        <draw:frame draw:style-name="gr1" draw:text-style-name="P2" draw:layer="layout" svg:width="15.018cm" svg:height="0.475cm" svg:x="2.95cm" svg:y="20.115cm">
          <draw:text-box>
            <text:p text:style-name="P1"><text:span text:style-name="T4">I hope that departments will now be able to devote the energy and resources to </text:span></text:p>
          </draw:text-box>
        </draw:frame>
        <draw:frame draw:style-name="gr1" draw:text-style-name="P2" draw:layer="layout" svg:width="14.899cm" svg:height="0.475cm" svg:x="2.95cm" svg:y="20.68cm">
          <draw:text-box>
            <text:p text:style-name="P1"><text:span text:style-name="T4">this issue which will be essential if we are to have significant progress to report </text:span></text:p>
          </draw:text-box>
        </draw:frame>
        <draw:frame draw:style-name="gr1" draw:text-style-name="P2" draw:layer="layout" svg:width="14.844cm" svg:height="0.475cm" svg:x="2.95cm" svg:y="21.244cm">
          <draw:text-box>
            <text:p text:style-name="P1"><text:span text:style-name="T4">on delivery of real capability when the update of the National Security Strategy </text:span></text:p>
          </draw:text-box>
        </draw:frame>
        <draw:frame draw:style-name="gr1" draw:text-style-name="P2" draw:layer="layout" svg:width="7.791cm" svg:height="0.475cm" svg:x="2.95cm" svg:y="21.808cm">
          <draw:text-box>
            <text:p text:style-name="P1"><text:span text:style-name="T4">is published before the Summer Recess.”</text:span></text:p>
          </draw:text-box>
        </draw:frame>
        <draw:frame draw:style-name="gr6" draw:text-style-name="P7" draw:layer="layout" svg:width="0.408cm" svg:height="0.276cm" svg:x="10.715cm" svg:y="21.827cm">
          <draw:text-box>
            <text:p text:style-name="P1"><text:span text:style-name="T9">607</text:span></text:p>
          </draw:text-box>
        </draw:frame>
        <draw:frame draw:style-name="gr1" draw:text-style-name="P2" draw:layer="layout" svg:width="0.422cm" svg:height="0.475cm" svg:x="11.126cm" svg:y="21.8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43cm" svg:height="0.475cm" svg:x="2.2cm" svg:y="22.723cm">
          <draw:text-box>
            <text:p text:style-name="P1"><text:span text:style-name="T6">958. </text:span><text:span text:style-name="T4"><text:s/>Ministers agreed the recommendations in the Cabinet Office review on <text:s/></text:span></text:p>
          </draw:text-box>
        </draw:frame>
        <draw:frame draw:style-name="gr1" draw:text-style-name="P2" draw:layer="layout" svg:width="2.191cm" svg:height="0.475cm" svg:x="2.2cm" svg:y="23.287cm">
          <draw:text-box>
            <text:p text:style-name="P1"><text:span text:style-name="T4">21 January.</text:span></text:p>
          </draw:text-box>
        </draw:frame>
        <draw:frame draw:style-name="gr6" draw:text-style-name="P7" draw:layer="layout" svg:width="0.408cm" svg:height="0.276cm" svg:x="4.381cm" svg:y="23.306cm">
          <draw:text-box>
            <text:p text:style-name="P1"><text:span text:style-name="T9">608</text:span></text:p>
          </draw:text-box>
        </draw:frame>
        <draw:frame draw:style-name="gr1" draw:text-style-name="P2" draw:layer="layout" svg:width="0.422cm" svg:height="0.475cm" svg:x="4.793cm" svg:y="23.2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85cm" svg:height="0.475cm" svg:x="2.2cm" svg:y="24.202cm">
          <draw:text-box>
            <text:p text:style-name="P1"><text:span text:style-name="T6">959. </text:span><text:span text:style-name="T4"><text:s/>Dr Nemat Shafik, Sir Suma Chakrabarti’s successor as DFID Permanent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line draw:style-name="gr8" draw:text-style-name="P8" draw:layer="layout" svg:x1="2.6cm" svg:y1="26.714cm" svg:x2="11.516cm" svg:y2="26.714cm">
          <text:p/>
        </draw:line>
        <draw:frame draw:style-name="gr1" draw:text-style-name="P2" draw:layer="layout" svg:width="15.458cm" svg:height="0.475cm" svg:x="2.2cm" svg:y="24.766cm">
          <draw:text-box>
            <text:p text:style-name="P1"><text:span text:style-name="T4">Secretary, replied to Sir Gus O’Donnell on behalf of DFID, the FCO and the MOD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607 </text:span></text:p>
          </draw:text-box>
        </draw:frame>
        <draw:line draw:style-name="gr8" draw:text-style-name="P8" draw:layer="layout" svg:x1="2.6cm" svg:y1="27.137cm" svg:x2="11.711cm" svg:y2="27.137cm">
          <text:p/>
        </draw:line>
        <draw:frame draw:style-name="gr4" draw:text-style-name="P5" draw:layer="layout" svg:width="8.955cm" svg:height="0.395cm" svg:x="2.6cm" svg:y="26.357cm">
          <draw:text-box>
            <text:p text:style-name="P1"><text:span text:style-name="T5">Letter O’Donnell to Gould, 20 January 2009, ‘Civil Effect’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608 </text:span></text:p>
          </draw:text-box>
        </draw:frame>
        <draw:frame draw:style-name="gr4" draw:text-style-name="P5" draw:layer="layout" svg:width="9.15cm" svg:height="0.395cm" svg:x="2.6cm" svg:y="26.781cm">
          <draw:text-box>
            <text:p text:style-name="P1"><text:span text:style-name="T5">Letter Shafik to O’Donnell, 16 February 2009, ‘Civil Effect’.</text:span><text:span text:style-name="T11"> 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0</text:span></text:p>
          </draw:text-box>
        </draw:frame>
        <draw:frame draw:style-name="gr1" draw:text-style-name="P2" draw:layer="layout" svg:width="15.775cm" svg:height="0.475cm" svg:x="2.2cm" svg:y="2.525cm">
          <draw:text-box>
            <text:p text:style-name="P1"><text:span text:style-name="T4">She explained that DFID had already taken increased responsibility for the SU. The </text:span></text:p>
          </draw:text-box>
        </draw:frame>
        <draw:frame draw:style-name="gr1" draw:text-style-name="P2" draw:layer="layout" svg:width="15.949cm" svg:height="0.475cm" svg:x="2.2cm" svg:y="3.09cm">
          <draw:text-box>
            <text:p text:style-name="P1"><text:span text:style-name="T4">DFID Director chairing the SU Board would act as Senior Responsible Officer for the </text:span></text:p>
          </draw:text-box>
        </draw:frame>
        <draw:frame draw:style-name="gr1" draw:text-style-name="P2" draw:layer="layout" svg:width="16.762cm" svg:height="0.475cm" svg:x="2.2cm" svg:y="3.654cm">
          <draw:text-box>
            <text:p text:style-name="P1"><text:span text:style-name="T4">Unit and be responsible for developing capability and overall performance. More broadly, </text:span></text:p>
          </draw:text-box>
        </draw:frame>
        <draw:frame draw:style-name="gr1" draw:text-style-name="P2" draw:layer="layout" svg:width="16.576cm" svg:height="0.475cm" svg:x="2.2cm" svg:y="4.218cm">
          <draw:text-box>
            <text:p text:style-name="P1"><text:span text:style-name="T4">departments had agreed that the SU Board needed to provide “more active governance </text:span></text:p>
          </draw:text-box>
        </draw:frame>
        <draw:frame draw:style-name="gr1" draw:text-style-name="P2" draw:layer="layout" svg:width="11.546cm" svg:height="0.475cm" svg:x="2.2cm" svg:y="4.783cm">
          <draw:text-box>
            <text:p text:style-name="P1"><text:span text:style-name="T4">and direction” for the Unit than had been the case in the past.</text:span></text:p>
          </draw:text-box>
        </draw:frame>
        <draw:frame draw:style-name="gr1" draw:text-style-name="P2" draw:layer="layout" svg:width="16.211cm" svg:height="0.475cm" svg:x="2.2cm" svg:y="5.697cm">
          <draw:text-box>
            <text:p text:style-name="P1"><text:span text:style-name="T6">960. </text:span><text:span text:style-name="T4"><text:s/>In October 2009, the SU took over responsibility from the FCO for managing the </text:span></text:p>
          </draw:text-box>
        </draw:frame>
        <draw:frame draw:style-name="gr1" draw:text-style-name="P2" draw:layer="layout" svg:width="12.6cm" svg:height="0.475cm" svg:x="2.2cm" svg:y="6.262cm">
          <draw:text-box>
            <text:p text:style-name="P1"><text:span text:style-name="T4">deployment of civilians and police officers to international missions.</text:span></text:p>
          </draw:text-box>
        </draw:frame>
        <draw:frame draw:style-name="gr6" draw:text-style-name="P7" draw:layer="layout" svg:width="0.408cm" svg:height="0.276cm" svg:x="14.765cm" svg:y="6.281cm">
          <draw:text-box>
            <text:p text:style-name="P1"><text:span text:style-name="T9">609</text:span></text:p>
          </draw:text-box>
        </draw:frame>
        <draw:frame draw:style-name="gr1" draw:text-style-name="P2" draw:layer="layout" svg:width="15.813cm" svg:height="0.475cm" svg:x="2.2cm" svg:y="7.176cm">
          <draw:text-box>
            <text:p text:style-name="P1"><text:span text:style-name="T6">961. </text:span><text:span text:style-name="T4"><text:s/>The MOD, FCO and DFID produced a joint memorandum on progress against </text:span></text:p>
          </draw:text-box>
        </draw:frame>
        <draw:frame draw:style-name="gr1" draw:text-style-name="P2" draw:layer="layout" svg:width="16.406cm" svg:height="0.475cm" svg:x="2.2cm" svg:y="7.741cm">
          <draw:text-box>
            <text:p text:style-name="P1"><text:span text:style-name="T4">the recommendations in the Cabinet Office review for the House of Commons Defence </text:span></text:p>
          </draw:text-box>
        </draw:frame>
        <draw:frame draw:style-name="gr1" draw:text-style-name="P2" draw:layer="layout" svg:width="5.759cm" svg:height="0.475cm" svg:x="2.2cm" svg:y="8.305cm">
          <draw:text-box>
            <text:p text:style-name="P1"><text:span text:style-name="T4">Committee in December 2009.</text:span></text:p>
          </draw:text-box>
        </draw:frame>
        <draw:frame draw:style-name="gr6" draw:text-style-name="P7" draw:layer="layout" svg:width="0.408cm" svg:height="0.276cm" svg:x="7.941cm" svg:y="8.324cm">
          <draw:text-box>
            <text:p text:style-name="P1"><text:span text:style-name="T9">610</text:span></text:p>
          </draw:text-box>
        </draw:frame>
        <draw:frame draw:style-name="gr1" draw:text-style-name="P2" draw:layer="layout" svg:width="5.883cm" svg:height="0.475cm" svg:x="8.353cm" svg:y="8.305cm">
          <draw:text-box>
            <text:p text:style-name="P1"><text:span text:style-name="T4"><text:s/></text:span><text:span text:style-name="T4">The joint memorandum stated:</text:span></text:p>
          </draw:text-box>
        </draw:frame>
        <draw:frame draw:style-name="gr1" draw:text-style-name="P2" draw:layer="layout" svg:width="15.382cm" svg:height="0.475cm" svg:x="2.95cm" svg:y="9.22cm">
          <draw:text-box>
            <text:p text:style-name="P1"><text:span text:style-name="T4">“</text:span><text:span text:style-name="T4">A 1,000 strong civilian capability (of whom 200 can be deployed at any one time) </text:span></text:p>
          </draw:text-box>
        </draw:frame>
        <draw:frame draw:style-name="gr1" draw:text-style-name="P2" draw:layer="layout" svg:width="15.047cm" svg:height="0.475cm" svg:x="2.95cm" svg:y="9.784cm">
          <draw:text-box>
            <text:p text:style-name="P1"><text:span text:style-name="T4">has been developed ahead of schedule; greater capacity for planning and rapid </text:span></text:p>
          </draw:text-box>
        </draw:frame>
        <draw:frame draw:style-name="gr1" draw:text-style-name="P2" draw:layer="layout" svg:width="15.052cm" svg:height="0.475cm" svg:x="2.95cm" svg:y="10.348cm">
          <draw:text-box>
            <text:p text:style-name="P1"><text:span text:style-name="T4">reaction in [the] Stabilisation Unit will be in place by the December [2009] target </text:span></text:p>
          </draw:text-box>
        </draw:frame>
        <draw:frame draw:style-name="gr1" draw:text-style-name="P2" draw:layer="layout" svg:width="15.001cm" svg:height="0.475cm" svg:x="2.95cm" svg:y="10.913cm">
          <draw:text-box>
            <text:p text:style-name="P1"><text:span text:style-name="T4">date; and progress has also been made on deployment of military Reservists in </text:span></text:p>
          </draw:text-box>
        </draw:frame>
        <draw:frame draw:style-name="gr1" draw:text-style-name="P2" draw:layer="layout" svg:width="15.234cm" svg:height="0.475cm" svg:x="2.95cm" svg:y="11.477cm">
          <draw:text-box>
            <text:p text:style-name="P1"><text:span text:style-name="T4">a civilian capacity and police deployments. The additional capabilities have been </text:span></text:p>
          </draw:text-box>
        </draw:frame>
        <draw:frame draw:style-name="gr1" draw:text-style-name="P2" draw:layer="layout" svg:width="12.19cm" svg:height="0.475cm" svg:x="2.95cm" svg:y="12.042cm">
          <draw:text-box>
            <text:p text:style-name="P1"><text:span text:style-name="T4">developed at a significantly lower cost than originally envisaged.”</text:span></text:p>
          </draw:text-box>
        </draw:frame>
        <draw:frame draw:style-name="gr1" draw:text-style-name="P2" draw:layer="layout" svg:width="11.821cm" svg:height="0.475cm" svg:x="2.2cm" svg:y="12.956cm">
          <draw:text-box>
            <text:p text:style-name="P1"><text:span text:style-name="T6">962. </text:span><text:span text:style-name="T4"><text:s/>In a brief reference to Iraq, the joint memorandum stated:</text:span></text:p>
          </draw:text-box>
        </draw:frame>
        <draw:frame draw:style-name="gr1" draw:text-style-name="P2" draw:layer="layout" svg:width="14.959cm" svg:height="0.475cm" svg:x="2.95cm" svg:y="13.871cm">
          <draw:text-box>
            <text:p text:style-name="P1"><text:span text:style-name="T4">“… </text:span><text:span text:style-name="T4">SU managed consultants to support capacity building in Basra International </text:span></text:p>
          </draw:text-box>
        </draw:frame>
        <draw:frame draw:style-name="gr1" draw:text-style-name="P2" draw:layer="layout" svg:width="14.704cm" svg:height="0.475cm" svg:x="2.95cm" svg:y="14.435cm">
          <draw:text-box>
            <text:p text:style-name="P1"><text:span text:style-name="T4">Airport, leading to the handover to Iraqi control in January 2009, improved the </text:span></text:p>
          </draw:text-box>
        </draw:frame>
        <draw:frame draw:style-name="gr1" draw:text-style-name="P2" draw:layer="layout" svg:width="15.145cm" svg:height="0.475cm" svg:x="2.95cm" svg:y="15cm">
          <draw:text-box>
            <text:p text:style-name="P1"><text:span text:style-name="T4">effectiveness of donor support in rule of law nationally and undertook a series of </text:span></text:p>
          </draw:text-box>
        </draw:frame>
        <draw:frame draw:style-name="gr1" draw:text-style-name="P2" draw:layer="layout" svg:width="15.636cm" svg:height="0.475cm" svg:x="2.95cm" svg:y="15.564cm">
          <draw:text-box>
            <text:p text:style-name="P1"><text:span text:style-name="T4">reviews to improve the effectiveness of the Basra PRT and identify future lessons.” </text:span></text:p>
          </draw:text-box>
        </draw:frame>
        <draw:frame draw:style-name="gr1" draw:text-style-name="P2" draw:layer="layout" svg:width="16.279cm" svg:height="0.475cm" svg:x="2.2cm" svg:y="16.478cm">
          <draw:text-box>
            <text:p text:style-name="P1"><text:span text:style-name="T6">963. </text:span><text:span text:style-name="T4"><text:s/>In August 2010, the Royal United Services Institute (RUSI) published a review of </text:span></text:p>
          </draw:text-box>
        </draw:frame>
        <draw:frame draw:style-name="gr1" draw:text-style-name="P2" draw:layer="layout" svg:width="15.805cm" svg:height="0.475cm" svg:x="2.2cm" svg:y="17.043cm">
          <draw:text-box>
            <text:p text:style-name="P1"><text:span text:style-name="T4">the Government’s progress in promoting stability in countries emerging from conflict.</text:span></text:p>
          </draw:text-box>
        </draw:frame>
        <draw:frame draw:style-name="gr6" draw:text-style-name="P7" draw:layer="layout" svg:width="0.391cm" svg:height="0.276cm" svg:x="17.957cm" svg:y="17.062cm">
          <draw:text-box>
            <text:p text:style-name="P1"><text:span text:style-name="T9">611</text:span></text:p>
          </draw:text-box>
        </draw:frame>
        <draw:frame draw:style-name="gr1" draw:text-style-name="P2" draw:layer="layout" svg:width="0.422cm" svg:height="0.475cm" svg:x="18.35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04cm" svg:height="0.475cm" svg:x="2.2cm" svg:y="17.607cm">
          <draw:text-box>
            <text:p text:style-name="P1"><text:span text:style-name="T4">The review was written by Mr Richard Teuten, a Senior Visiting Fellow at RUSI and a </text:span></text:p>
          </draw:text-box>
        </draw:frame>
        <draw:frame draw:style-name="gr1" draw:text-style-name="P2" draw:layer="layout" svg:width="16.36cm" svg:height="0.475cm" svg:x="2.2cm" svg:y="18.172cm">
          <draw:text-box>
            <text:p text:style-name="P1"><text:span text:style-name="T4">former Head of the PCRU, and Mr Daniel Korski, Senior Policy Fellow at the European </text:span></text:p>
          </draw:text-box>
        </draw:frame>
        <draw:frame draw:style-name="gr1" draw:text-style-name="P2" draw:layer="layout" svg:width="13.202cm" svg:height="0.475cm" svg:x="2.2cm" svg:y="18.736cm">
          <draw:text-box>
            <text:p text:style-name="P1"><text:span text:style-name="T4">Council of Foreign Relations and a former Deputy Head of the PCRU. </text:span></text:p>
          </draw:text-box>
        </draw:frame>
        <draw:frame draw:style-name="gr1" draw:text-style-name="P2" draw:layer="layout" svg:width="15.53cm" svg:height="0.475cm" svg:x="2.2cm" svg:y="19.651cm">
          <draw:text-box>
            <text:p text:style-name="P1"><text:span text:style-name="T6">964. </text:span><text:span text:style-name="T4"><text:s/>The review concluded that, between 2005 and 2010, a drive towards greater </text:span></text:p>
          </draw:text-box>
        </draw:frame>
        <draw:frame draw:style-name="gr1" draw:text-style-name="P2" draw:layer="layout" svg:width="15.648cm" svg:height="0.475cm" svg:x="2.2cm" svg:y="20.215cm">
          <draw:text-box>
            <text:p text:style-name="P1"><text:span text:style-name="T4">inter-departmental co-operation had led to a number of institutional innovations, an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5.754cm" svg:height="0.475cm" svg:x="2.2cm" svg:y="20.78cm">
          <draw:text-box>
            <text:p text:style-name="P1"><text:span text:style-name="T4">increase in the resources available for stabilisation, new cadres of practitioners and 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609 </text:span></text:p>
          </draw:text-box>
        </draw:frame>
        <draw:frame draw:style-name="gr4" draw:text-style-name="P5" draw:layer="layout" svg:width="13.599cm" svg:height="0.395cm" svg:x="2.6cm" svg:y="24.664cm">
          <draw:text-box>
            <text:p text:style-name="P1"><text:span text:style-name="T11">Briefing Stewart, [undated], ‘From Iraq to Afghanistan – The evolution of “Stabilisation”’. 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610 </text:span></text:p>
          </draw:text-box>
        </draw:frame>
        <draw:frame draw:style-name="gr4" draw:text-style-name="P5" draw:layer="layout" svg:width="15.601cm" svg:height="0.395cm" svg:x="2.6cm" svg:y="25.087cm">
          <draw:text-box>
            <text:p text:style-name="P1"><text:span text:style-name="T11">Seventh Report from the Defence Committee, Session 2009-10, </text:span><text:span text:style-name="T13">Third supplementary memorandum </text:span></text:p>
          </draw:text-box>
        </draw:frame>
        <draw:frame draw:style-name="gr4" draw:text-style-name="P5" draw:layer="layout" svg:width="16.415cm" svg:height="0.395cm" svg:x="2.2cm" svg:y="25.511cm">
          <draw:text-box>
            <text:p text:style-name="P1"><text:span text:style-name="T13">from the Ministry of Defence, the Foreign and Commonwealth Office and the Department for International </text:span></text:p>
          </draw:text-box>
        </draw:frame>
        <draw:frame draw:style-name="gr4" draw:text-style-name="P5" draw:layer="layout" svg:width="16.487cm" svg:height="0.395cm" svg:x="2.2cm" svg:y="25.934cm">
          <draw:text-box>
            <text:p text:style-name="P1"><text:span text:style-name="T13">Development: Strengthening of the Stabilisation Unit and implementation of the Cabinet Office Task Force </text:span></text:p>
          </draw:text-box>
        </draw:frame>
        <draw:frame draw:style-name="gr4" draw:text-style-name="P5" draw:layer="layout" svg:width="8.93cm" svg:height="0.395cm" svg:x="2.2cm" svg:y="26.357cm">
          <draw:text-box>
            <text:p text:style-name="P1"><text:span text:style-name="T13">review of stabilisation and civil effect, 15 December 2009</text:span><text:span text:style-name="T11">.</text:span></text:p>
          </draw:text-box>
        </draw:frame>
        <draw:frame draw:style-name="gr9" draw:text-style-name="P9" draw:layer="layout" svg:width="0.387cm" svg:height="0.23cm" svg:x="2.2cm" svg:y="26.796cm">
          <draw:text-box>
            <text:p text:style-name="P1"><text:span text:style-name="T10">611 </text:span></text:p>
          </draw:text-box>
        </draw:frame>
        <draw:frame draw:style-name="gr4" draw:text-style-name="P5" draw:layer="layout" svg:width="15.124cm" svg:height="0.395cm" svg:x="2.585cm" svg:y="26.781cm">
          <draw:text-box>
            <text:p text:style-name="P1"><text:span text:style-name="T11">R. Teuten and D. Korski, </text:span><text:span text:style-name="T13">Preparing for Peace. Britain’s Contribution and Capabilities</text:span><text:span text:style-name="T11">, RUSI, 2010.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1</text:span></text:p>
          </draw:text-box>
        </draw:frame>
        <draw:frame draw:style-name="gr1" draw:text-style-name="P2" draw:layer="layout" svg:width="15.602cm" svg:height="0.475cm" svg:x="2.2cm" svg:y="2.525cm">
          <draw:text-box>
            <text:p text:style-name="P1"><text:span text:style-name="T4">improved co-ordination in-country, but that the UK was “not yet delivering on its full </text:span></text:p>
          </draw:text-box>
        </draw:frame>
        <draw:frame draw:style-name="gr1" draw:text-style-name="P2" draw:layer="layout" svg:width="12.431cm" svg:height="0.475cm" svg:x="2.2cm" svg:y="3.09cm">
          <draw:text-box>
            <text:p text:style-name="P1"><text:span text:style-name="T4">potential to engage in fragile states”. Five issues were highlighted:</text:span></text:p>
          </draw:text-box>
        </draw:frame>
        <draw:frame draw:style-name="gr1" draw:text-style-name="P2" draw:layer="layout" svg:width="15.615cm" svg:height="0.475cm" svg:x="2.95cm" svg:y="4.004cm">
          <draw:text-box>
            <text:p text:style-name="P1"><text:span text:style-name="T4">“</text:span><text:span text:style-name="T4">The first has been a mismatch between ambitions and resources … a gap existed </text:span></text:p>
          </draw:text-box>
        </draw:frame>
        <draw:frame draw:style-name="gr1" draw:text-style-name="P2" draw:layer="layout" svg:width="15.479cm" svg:height="0.475cm" svg:x="2.95cm" svg:y="4.568cm">
          <draw:text-box>
            <text:p text:style-name="P1"><text:span text:style-name="T4">between what was expected by Cabinet Ministers and promised to the public, and </text:span></text:p>
          </draw:text-box>
        </draw:frame>
        <draw:frame draw:style-name="gr1" draw:text-style-name="P2" draw:layer="layout" svg:width="11.779cm" svg:height="0.475cm" svg:x="2.95cm" svg:y="5.133cm">
          <draw:text-box>
            <text:p text:style-name="P1"><text:span text:style-name="T4">what was resourced by way of programmes and capabilities …</text:span></text:p>
          </draw:text-box>
        </draw:frame>
        <draw:frame draw:style-name="gr1" draw:text-style-name="P2" draw:layer="layout" svg:width="15.31cm" svg:height="0.475cm" svg:x="2.95cm" svg:y="6.047cm">
          <draw:text-box>
            <text:p text:style-name="P1"><text:span text:style-name="T4">“</text:span><text:span text:style-name="T4">The second concerns the mechanisms for the allocation of resources … and the </text:span></text:p>
          </draw:text-box>
        </draw:frame>
        <draw:frame draw:style-name="gr1" draw:text-style-name="P2" draw:layer="layout" svg:width="15.585cm" svg:height="0.475cm" svg:x="2.95cm" svg:y="6.612cm">
          <draw:text-box>
            <text:p text:style-name="P1"><text:span text:style-name="T4">decisions on relative priorities … The current system pushes effort towards current </text:span></text:p>
          </draw:text-box>
        </draw:frame>
        <draw:frame draw:style-name="gr1" draw:text-style-name="P2" draw:layer="layout" svg:width="15.293cm" svg:height="0.475cm" svg:x="2.95cm" svg:y="7.176cm">
          <draw:text-box>
            <text:p text:style-name="P1"><text:span text:style-name="T4">crises at the expense of forestalling future crises [and] perpetuates an imbalance </text:span></text:p>
          </draw:text-box>
        </draw:frame>
        <draw:frame draw:style-name="gr1" draw:text-style-name="P2" draw:layer="layout" svg:width="8.833cm" svg:height="0.475cm" svg:x="2.95cm" svg:y="7.741cm">
          <draw:text-box>
            <text:p text:style-name="P1"><text:span text:style-name="T4">between the use of military and civilian tools …</text:span></text:p>
          </draw:text-box>
        </draw:frame>
        <draw:frame draw:style-name="gr1" draw:text-style-name="P2" draw:layer="layout" svg:width="15.619cm" svg:height="0.475cm" svg:x="2.95cm" svg:y="8.655cm">
          <draw:text-box>
            <text:p text:style-name="P1"><text:span text:style-name="T4">“</text:span><text:span text:style-name="T4">The third problem is the fact that loyalty remains to departments rather than to the </text:span></text:p>
          </draw:text-box>
        </draw:frame>
        <draw:frame draw:style-name="gr1" draw:text-style-name="P2" draw:layer="layout" svg:width="15.428cm" svg:height="0.475cm" svg:x="2.95cm" svg:y="9.22cm">
          <draw:text-box>
            <text:p text:style-name="P1"><text:span text:style-name="T4">Government as a whole … Pooled funding arrangements account for only a small </text:span></text:p>
          </draw:text-box>
        </draw:frame>
        <draw:frame draw:style-name="gr1" draw:text-style-name="P2" draw:layer="layout" svg:width="9.125cm" svg:height="0.475cm" svg:x="2.95cm" svg:y="9.784cm">
          <draw:text-box>
            <text:p text:style-name="P1"><text:span text:style-name="T4">proportion of resources devoted to fragile states.</text:span></text:p>
          </draw:text-box>
        </draw:frame>
        <draw:frame draw:style-name="gr1" draw:text-style-name="P2" draw:layer="layout" svg:width="0.425cm" svg:height="0.475cm" svg:x="2.95cm" svg:y="10.698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111cm" svg:height="0.475cm" svg:x="2.95cm" svg:y="11.613cm">
          <draw:text-box>
            <text:p text:style-name="P1"><text:span text:style-name="T4">“</text:span><text:span text:style-name="T4">Fourth, there are still areas where the UK’s ability to send the right people … to </text:span></text:p>
          </draw:text-box>
        </draw:frame>
        <draw:frame draw:style-name="gr1" draw:text-style-name="P2" draw:layer="layout" svg:width="16.046cm" svg:height="0.475cm" svg:x="2.95cm" svg:y="12.177cm">
          <draw:text-box>
            <text:p text:style-name="P1"><text:span text:style-name="T4">work in hostile environments needs to be on a more sustained and reliable footing … </text:span></text:p>
          </draw:text-box>
        </draw:frame>
        <draw:frame draw:style-name="gr1" draw:text-style-name="P2" draw:layer="layout" svg:width="15.644cm" svg:height="0.475cm" svg:x="2.95cm" svg:y="12.742cm">
          <draw:text-box>
            <text:p text:style-name="P1"><text:span text:style-name="T4">The gap between government ambition and UK capability on policing, for example, </text:span></text:p>
          </draw:text-box>
        </draw:frame>
        <draw:frame draw:style-name="gr1" draw:text-style-name="P2" draw:layer="layout" svg:width="8.46cm" svg:height="0.475cm" svg:x="2.95cm" svg:y="13.306cm">
          <draw:text-box>
            <text:p text:style-name="P1"><text:span text:style-name="T4">has if anything grown rather than diminished.</text:span></text:p>
          </draw:text-box>
        </draw:frame>
        <draw:frame draw:style-name="gr1" draw:text-style-name="P2" draw:layer="layout" svg:width="16.013cm" svg:height="0.475cm" svg:x="2.95cm" svg:y="14.221cm">
          <draw:text-box>
            <text:p text:style-name="P1"><text:span text:style-name="T4">“</text:span><text:span text:style-name="T4">Fifth and finally … Lessons are recorded and stored by the MOD, DFID, the Foreign </text:span></text:p>
          </draw:text-box>
        </draw:frame>
        <draw:frame draw:style-name="gr1" draw:text-style-name="P2" draw:layer="layout" svg:width="15.682cm" svg:height="0.475cm" svg:x="2.95cm" svg:y="14.785cm">
          <draw:text-box>
            <text:p text:style-name="P1"><text:span text:style-name="T4">Office and academia, but rarely dusted off when new decisions have to be made at </text:span></text:p>
          </draw:text-box>
        </draw:frame>
        <draw:frame draw:style-name="gr1" draw:text-style-name="P2" draw:layer="layout" svg:width="4.963cm" svg:height="0.475cm" svg:x="2.95cm" svg:y="15.35cm">
          <draw:text-box>
            <text:p text:style-name="P1"><text:span text:style-name="T4">Ministerial or official level.”</text:span></text:p>
          </draw:text-box>
        </draw:frame>
        <draw:frame draw:style-name="gr1" draw:text-style-name="P2" draw:layer="layout" svg:width="16.042cm" svg:height="0.475cm" svg:x="2.2cm" svg:y="16.264cm">
          <draw:text-box>
            <text:p text:style-name="P1"><text:span text:style-name="T6">965. </text:span><text:span text:style-name="T4"><text:s/>In November 2010, the SU produced a paper on lessons learned from the UK’s </text:span></text:p>
          </draw:text-box>
        </draw:frame>
        <draw:frame draw:style-name="gr1" draw:text-style-name="P2" draw:layer="layout" svg:width="8.359cm" svg:height="0.475cm" svg:x="2.2cm" svg:y="16.828cm">
          <draw:text-box>
            <text:p text:style-name="P1"><text:span text:style-name="T4">growing experience of stabilisation activities.</text:span></text:p>
          </draw:text-box>
        </draw:frame>
        <draw:frame draw:style-name="gr6" draw:text-style-name="P7" draw:layer="layout" svg:width="0.408cm" svg:height="0.276cm" svg:x="10.53cm" svg:y="16.847cm">
          <draw:text-box>
            <text:p text:style-name="P1"><text:span text:style-name="T9">612</text:span></text:p>
          </draw:text-box>
        </draw:frame>
        <draw:frame draw:style-name="gr1" draw:text-style-name="P2" draw:layer="layout" svg:width="7.58cm" svg:height="0.475cm" svg:x="10.942cm" svg:y="16.828cm">
          <draw:text-box>
            <text:p text:style-name="P1"><text:span text:style-name="T4"><text:s/></text:span><text:span text:style-name="T4">Designed to “provide policymakers and </text:span></text:p>
          </draw:text-box>
        </draw:frame>
        <draw:frame draw:style-name="gr1" draw:text-style-name="P2" draw:layer="layout" svg:width="15.737cm" svg:height="0.475cm" svg:x="2.2cm" svg:y="17.393cm">
          <draw:text-box>
            <text:p text:style-name="P1"><text:span text:style-name="T4">practitioners with accessible material, which conveys both the breadth and depth of </text:span></text:p>
          </draw:text-box>
        </draw:frame>
        <draw:frame draw:style-name="gr1" draw:text-style-name="P2" draw:layer="layout" svg:width="15.792cm" svg:height="0.475cm" svg:x="2.2cm" svg:y="17.957cm">
          <draw:text-box>
            <text:p text:style-name="P1"><text:span text:style-name="T4">challenges facing the UK and other international partners”, the lessons included the </text:span></text:p>
          </draw:text-box>
        </draw:frame>
        <draw:frame draw:style-name="gr1" draw:text-style-name="P2" draw:layer="layout" svg:width="1.543cm" svg:height="0.475cm" svg:x="2.2cm" svg:y="18.522cm">
          <draw:text-box>
            <text:p text:style-name="P1"><text:span text:style-name="T4">need to:</text:span></text:p>
          </draw:text-box>
        </draw:frame>
        <draw:frame draw:style-name="gr2" draw:text-style-name="P3" draw:layer="layout" svg:width="0.634cm" svg:height="0.712cm" svg:x="2.95cm" svg:y="19.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17cm" svg:height="0.475cm" svg:x="3.7cm" svg:y="19.436cm">
          <draw:text-box>
            <text:p text:style-name="P1"><text:span text:style-name="T4">exercise caution when transferring lessons from one conflict to another;</text:span></text:p>
          </draw:text-box>
        </draw:frame>
        <draw:frame draw:style-name="gr2" draw:text-style-name="P3" draw:layer="layout" svg:width="0.634cm" svg:height="0.712cm" svg:x="2.95cm" svg:y="19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cm" svg:height="0.475cm" svg:x="3.7cm" svg:y="20.101cm">
          <draw:text-box>
            <text:p text:style-name="P1"><text:span text:style-name="T4">ensure that economic and development objectives complement and support </text:span></text:p>
          </draw:text-box>
        </draw:frame>
        <draw:frame draw:style-name="gr1" draw:text-style-name="P2" draw:layer="layout" svg:width="14.632cm" svg:height="0.475cm" svg:x="3.7cm" svg:y="20.665cm">
          <draw:text-box>
            <text:p text:style-name="P1"><text:span text:style-name="T4">efforts to promote a peaceful political process (an effective response required </text:span></text:p>
          </draw:text-box>
        </draw:frame>
        <draw:frame draw:style-name="gr1" draw:text-style-name="P2" draw:layer="layout" svg:width="13.968cm" svg:height="0.475cm" svg:x="3.7cm" svg:y="21.23cm">
          <draw:text-box>
            <text:p text:style-name="P1"><text:span text:style-name="T4">understanding of multiple political interests and how they are leveraged to </text:span></text:p>
          </draw:text-box>
        </draw:frame>
        <draw:frame draw:style-name="gr1" draw:text-style-name="P2" draw:layer="layout" svg:width="6.28cm" svg:height="0.475cm" svg:x="3.7cm" svg:y="21.794cm">
          <draw:text-box>
            <text:p text:style-name="P1"><text:span text:style-name="T4">impede or facilitate stabilisation); </text:span></text:p>
          </draw:text-box>
        </draw:frame>
        <draw:frame draw:style-name="gr2" draw:text-style-name="P3" draw:layer="layout" svg:width="0.634cm" svg:height="0.712cm" svg:x="2.95cm" svg:y="22.3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22cm" svg:height="0.475cm" svg:x="3.7cm" svg:y="22.458cm">
          <draw:text-box>
            <text:p text:style-name="P1"><text:span text:style-name="T4">form a single multi-disciplinary and multi-departmental team;</text:span></text:p>
          </draw:text-box>
        </draw:frame>
        <draw:frame draw:style-name="gr2" draw:text-style-name="P3" draw:layer="layout" svg:width="0.634cm" svg:height="0.712cm" svg:x="2.95cm" svg:y="22.9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cm" svg:height="0.475cm" svg:x="3.7cm" svg:y="23.123cm">
          <draw:text-box>
            <text:p text:style-name="P1"><text:span text:style-name="T4">implement activities in a way that builds on local culture, context and the </text:span></text:p>
          </draw:text-box>
        </draw:frame>
        <draw:frame draw:style-name="gr1" draw:text-style-name="P2" draw:layer="layout" svg:width="4.35cm" svg:height="0.475cm" svg:x="3.7cm" svg:y="23.687cm">
          <draw:text-box>
            <text:p text:style-name="P1"><text:span text:style-name="T4">operating environment;</text:span></text:p>
          </draw:text-box>
        </draw:frame>
        <draw:frame draw:style-name="gr2" draw:text-style-name="P3" draw:layer="layout" svg:width="0.634cm" svg:height="0.712cm" svg:x="2.95cm" svg:y="24.1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93cm" svg:height="0.475cm" svg:x="3.7cm" svg:y="24.352cm">
          <draw:text-box>
            <text:p text:style-name="P1"><text:span text:style-name="T4">adopt a flexible and adaptive approach to monitoring and evaluation;</text:span></text:p>
          </draw:text-box>
        </draw:frame>
        <draw:frame draw:style-name="gr2" draw:text-style-name="P3" draw:layer="layout" svg:width="0.634cm" svg:height="0.712cm" svg:x="2.95cm" svg:y="24.86cm">
          <draw:text-box>
            <text:p text:style-name="P1"><text:span text:style-name="T7">•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6.047cm" svg:height="0.475cm" svg:x="3.7cm" svg:y="25.016cm">
          <draw:text-box>
            <text:p text:style-name="P1"><text:span text:style-name="T4">secure community engagement;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612 </text:span></text:p>
          </draw:text-box>
        </draw:frame>
        <draw:frame draw:style-name="gr4" draw:text-style-name="P5" draw:layer="layout" svg:width="14.476cm" svg:height="0.395cm" svg:x="2.6cm" svg:y="26.357cm">
          <draw:text-box>
            <text:p text:style-name="P1"><text:span text:style-name="T11">Paper Stabilisation Unit, November 2010, ‘Responding to Challenges in Hostile and Insecure </text:span></text:p>
          </draw:text-box>
        </draw:frame>
        <draw:frame draw:style-name="gr4" draw:text-style-name="P5" draw:layer="layout" svg:width="10.027cm" svg:height="0.395cm" svg:x="2.2cm" svg:y="26.781cm">
          <draw:text-box>
            <text:p text:style-name="P1"><text:span text:style-name="T11">Environments: Lessons Identified by the UK’s Stabilisation Unit’. 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08cm" svg:height="0.475cm" svg:x="3.7cm" svg:y="2.525cm">
          <draw:text-box>
            <text:p text:style-name="P1"><text:span text:style-name="T4">apply rigorous quality assurance in selecting the right people;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cm" svg:height="0.475cm" svg:x="3.7cm" svg:y="3.19cm">
          <draw:text-box>
            <text:p text:style-name="P1"><text:span text:style-name="T4">recognise non-state forms of local governance, security, justice and dispute </text:span></text:p>
          </draw:text-box>
        </draw:frame>
        <draw:frame draw:style-name="gr1" draw:text-style-name="P2" draw:layer="layout" svg:width="14.963cm" svg:height="0.475cm" svg:x="3.7cm" svg:y="3.754cm">
          <draw:text-box>
            <text:p text:style-name="P1"><text:span text:style-name="T4">resolution that are often more familiar and meaningful to most of the population </text:span></text:p>
          </draw:text-box>
        </draw:frame>
        <draw:frame draw:style-name="gr1" draw:text-style-name="P2" draw:layer="layout" svg:width="6.314cm" svg:height="0.475cm" svg:x="3.7cm" svg:y="4.318cm">
          <draw:text-box>
            <text:p text:style-name="P1"><text:span text:style-name="T4">than state-wide government; and 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13cm" svg:height="0.475cm" svg:x="3.7cm" svg:y="4.983cm">
          <draw:text-box>
            <text:p text:style-name="P1"><text:span text:style-name="T4">adopt a two-speed approach to security (short-term stabilisation, principally </text:span></text:p>
          </draw:text-box>
        </draw:frame>
        <draw:frame draw:style-name="gr1" draw:text-style-name="P2" draw:layer="layout" svg:width="15.047cm" svg:height="0.475cm" svg:x="3.7cm" svg:y="5.547cm">
          <draw:text-box>
            <text:p text:style-name="P1"><text:span text:style-name="T4">through local actors, at the same time as creating the conditions for longer-term </text:span></text:p>
          </draw:text-box>
        </draw:frame>
        <draw:frame draw:style-name="gr1" draw:text-style-name="P2" draw:layer="layout" svg:width="4.337cm" svg:height="0.475cm" svg:x="3.7cm" svg:y="6.112cm">
          <draw:text-box>
            <text:p text:style-name="P1"><text:span text:style-name="T4">security sector reform).</text:span></text:p>
          </draw:text-box>
        </draw:frame>
        <draw:frame draw:style-name="gr1" draw:text-style-name="P2" draw:layer="layout" svg:width="16.08cm" svg:height="0.475cm" svg:x="2.2cm" svg:y="7.026cm">
          <draw:text-box>
            <text:p text:style-name="P1"><text:span text:style-name="T6">966. </text:span><text:span text:style-name="T4"><text:s/>Sir Gus O’Donnell and Sir Peter Ricketts, the National Security Adviser, sent an </text:span></text:p>
          </draw:text-box>
        </draw:frame>
        <draw:frame draw:style-name="gr1" draw:text-style-name="P2" draw:layer="layout" svg:width="9.861cm" svg:height="0.475cm" svg:x="2.2cm" svg:y="7.591cm">
          <draw:text-box>
            <text:p text:style-name="P1"><text:span text:style-name="T4">update on the SU to the Inquiry on 19 January 2011.</text:span></text:p>
          </draw:text-box>
        </draw:frame>
        <draw:frame draw:style-name="gr6" draw:text-style-name="P7" draw:layer="layout" svg:width="0.408cm" svg:height="0.276cm" svg:x="12.006cm" svg:y="7.609cm">
          <draw:text-box>
            <text:p text:style-name="P1"><text:span text:style-name="T9">613</text:span></text:p>
          </draw:text-box>
        </draw:frame>
        <draw:frame draw:style-name="gr1" draw:text-style-name="P2" draw:layer="layout" svg:width="3.715cm" svg:height="0.475cm" svg:x="12.418cm" svg:y="7.591cm">
          <draw:text-box>
            <text:p text:style-name="P1"><text:span text:style-name="T4"><text:s/></text:span><text:span text:style-name="T4">They reported that: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8.505cm">
          <draw:text-box>
            <text:p text:style-name="P1"><text:span text:style-name="T4">1,289 civilians had been approved for the Civilian Stabilisation Group (CSG), </text:span></text:p>
          </draw:text-box>
        </draw:frame>
        <draw:frame draw:style-name="gr1" draw:text-style-name="P2" draw:layer="layout" svg:width="14.285cm" svg:height="0.475cm" svg:x="3.7cm" svg:y="9.07cm">
          <draw:text-box>
            <text:p text:style-name="P1"><text:span text:style-name="T4">including 1,012 Deployable Civilian Experts (DCE) and 277 members of the </text:span></text:p>
          </draw:text-box>
        </draw:frame>
        <draw:frame draw:style-name="gr1" draw:text-style-name="P2" draw:layer="layout" svg:width="1.297cm" svg:height="0.475cm" svg:x="3.7cm" svg:y="9.634cm">
          <draw:text-box>
            <text:p text:style-name="P1"><text:span text:style-name="T4">CSSC;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10.298cm">
          <draw:text-box>
            <text:p text:style-name="P1"><text:span text:style-name="T4">the SVN now included the Local Government Association (LGA), the National </text:span></text:p>
          </draw:text-box>
        </draw:frame>
        <draw:frame draw:style-name="gr1" draw:text-style-name="P2" draw:layer="layout" svg:width="13.642cm" svg:height="0.475cm" svg:x="3.7cm" svg:y="10.863cm">
          <draw:text-box>
            <text:p text:style-name="P1"><text:span text:style-name="T4">Health Service (NHS), private sector companies and a number of NGOs;</text:span></text:p>
          </draw:text-box>
        </draw:frame>
        <draw:frame draw:style-name="gr2" draw:text-style-name="P3" draw:layer="layout" svg:width="0.634cm" svg:height="0.712cm" svg:x="2.95cm" svg:y="11.3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61cm" svg:height="0.475cm" svg:x="3.7cm" svg:y="11.527cm">
          <draw:text-box>
            <text:p text:style-name="P1"><text:span text:style-name="T4">the MOD and the SU continued to discuss the best ways of identifying </text:span></text:p>
          </draw:text-box>
        </draw:frame>
        <draw:frame draw:style-name="gr1" draw:text-style-name="P2" draw:layer="layout" svg:width="10.357cm" svg:height="0.475cm" svg:x="3.7cm" svg:y="12.092cm">
          <draw:text-box>
            <text:p text:style-name="P1"><text:span text:style-name="T4">Reservists’ civilian skills and increasing interoperability;</text:span></text:p>
          </draw:text-box>
        </draw:frame>
        <draw:frame draw:style-name="gr2" draw:text-style-name="P3" draw:layer="layout" svg:width="0.634cm" svg:height="0.712cm" svg:x="2.95cm" svg:y="12.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31cm" svg:height="0.475cm" svg:x="3.7cm" svg:y="12.756cm">
          <draw:text-box>
            <text:p text:style-name="P1"><text:span text:style-name="T4">now the SU was responsible for international secondments and police </text:span></text:p>
          </draw:text-box>
        </draw:frame>
        <draw:frame draw:style-name="gr1" draw:text-style-name="P2" draw:layer="layout" svg:width="12.791cm" svg:height="0.475cm" svg:x="3.7cm" svg:y="13.321cm">
          <draw:text-box>
            <text:p text:style-name="P1"><text:span text:style-name="T4">deployments, it was the sole government delivery unit for civil effect;</text:span></text:p>
          </draw:text-box>
        </draw:frame>
        <draw:frame draw:style-name="gr2" draw:text-style-name="P3" draw:layer="layout" svg:width="0.634cm" svg:height="0.712cm" svg:x="2.95cm" svg:y="13.8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13.985cm">
          <draw:text-box>
            <text:p text:style-name="P1"><text:span text:style-name="T4">the SU could provide planning support to UK operations with or without a UK </text:span></text:p>
          </draw:text-box>
        </draw:frame>
        <draw:frame draw:style-name="gr1" draw:text-style-name="P2" draw:layer="layout" svg:width="8.858cm" svg:height="0.475cm" svg:x="3.7cm" svg:y="14.55cm">
          <draw:text-box>
            <text:p text:style-name="P1"><text:span text:style-name="T4">military presence, and to international partners;</text:span></text:p>
          </draw:text-box>
        </draw:frame>
        <draw:frame draw:style-name="gr2" draw:text-style-name="P3" draw:layer="layout" svg:width="0.634cm" svg:height="0.712cm" svg:x="2.95cm" svg:y="15.0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11cm" svg:height="0.475cm" svg:x="3.7cm" svg:y="15.214cm">
          <draw:text-box>
            <text:p text:style-name="P1"><text:span text:style-name="T4">the SU would take the lead in establishing Stabilisation Response Teams </text:span></text:p>
          </draw:text-box>
        </draw:frame>
        <draw:frame draw:style-name="gr1" draw:text-style-name="P2" draw:layer="layout" svg:width="14.459cm" svg:height="0.475cm" svg:x="3.7cm" svg:y="15.778cm">
          <draw:text-box>
            <text:p text:style-name="P1"><text:span text:style-name="T4">(SRTs), the joint civilian-military capability announced in the 2010 SDSR; and</text:span></text:p>
          </draw:text-box>
        </draw:frame>
        <draw:frame draw:style-name="gr2" draw:text-style-name="P3" draw:layer="layout" svg:width="0.634cm" svg:height="0.712cm" svg:x="2.95cm" svg:y="16.2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9cm" svg:height="0.475cm" svg:x="3.7cm" svg:y="16.443cm">
          <draw:text-box>
            <text:p text:style-name="P1"><text:span text:style-name="T4">a new International Police Assistance Group (IPAG) had been formed in </text:span></text:p>
          </draw:text-box>
        </draw:frame>
        <draw:frame draw:style-name="gr1" draw:text-style-name="P2" draw:layer="layout" svg:width="14.247cm" svg:height="0.475cm" svg:x="3.7cm" svg:y="17.007cm">
          <draw:text-box>
            <text:p text:style-name="P1"><text:span text:style-name="T4">September 2009 to develop more robust arrangements for delivering police </text:span></text:p>
          </draw:text-box>
        </draw:frame>
        <draw:frame draw:style-name="gr1" draw:text-style-name="P2" draw:layer="layout" svg:width="14.793cm" svg:height="0.475cm" svg:x="3.7cm" svg:y="17.572cm">
          <draw:text-box>
            <text:p text:style-name="P1"><text:span text:style-name="T4">capabilities for civil effect. A pool of 125 police officers was now on standby for </text:span></text:p>
          </draw:text-box>
        </draw:frame>
        <draw:frame draw:style-name="gr1" draw:text-style-name="P2" draw:layer="layout" svg:width="6.678cm" svg:height="0.475cm" svg:x="3.7cm" svg:y="18.136cm">
          <draw:text-box>
            <text:p text:style-name="P1"><text:span text:style-name="T4">deployment for stabilisation efforts. </text:span></text:p>
          </draw:text-box>
        </draw:frame>
        <draw:frame draw:style-name="gr1" draw:text-style-name="P2" draw:layer="layout" svg:width="16.093cm" svg:height="0.475cm" svg:x="2.2cm" svg:y="19.051cm">
          <draw:text-box>
            <text:p text:style-name="P1"><text:span text:style-name="T6">967. </text:span><text:span text:style-name="T4"><text:s/>The Building Stability Overseas Strategy (BSOS) was published in July 2011 by </text:span></text:p>
          </draw:text-box>
        </draw:frame>
        <draw:frame draw:style-name="gr1" draw:text-style-name="P2" draw:layer="layout" svg:width="5.594cm" svg:height="0.475cm" svg:x="2.2cm" svg:y="19.615cm">
          <draw:text-box>
            <text:p text:style-name="P1"><text:span text:style-name="T4">DFID, the FCO and the MOD.</text:span></text:p>
          </draw:text-box>
        </draw:frame>
        <draw:frame draw:style-name="gr6" draw:text-style-name="P7" draw:layer="layout" svg:width="0.408cm" svg:height="0.276cm" svg:x="7.775cm" svg:y="19.634cm">
          <draw:text-box>
            <text:p text:style-name="P1"><text:span text:style-name="T9">614</text:span></text:p>
          </draw:text-box>
        </draw:frame>
        <draw:frame draw:style-name="gr1" draw:text-style-name="P2" draw:layer="layout" svg:width="10.099cm" svg:height="0.475cm" svg:x="8.187cm" svg:y="19.615cm">
          <draw:text-box>
            <text:p text:style-name="P1"><text:span text:style-name="T4"><text:s/></text:span><text:span text:style-name="T4">The three departments undertook to strengthen their </text:span></text:p>
          </draw:text-box>
        </draw:frame>
        <draw:frame draw:style-name="gr1" draw:text-style-name="P2" draw:layer="layout" svg:width="15.979cm" svg:height="0.475cm" svg:x="2.2cm" svg:y="20.18cm">
          <draw:text-box>
            <text:p text:style-name="P1"><text:span text:style-name="T4">integrated approach to tackling instability and conflict by increasing the integration of </text:span></text:p>
          </draw:text-box>
        </draw:frame>
        <draw:frame draw:style-name="gr1" draw:text-style-name="P2" draw:layer="layout" svg:width="10.712cm" svg:height="0.475cm" svg:x="2.2cm" svg:y="20.744cm">
          <draw:text-box>
            <text:p text:style-name="P1"><text:span text:style-name="T4">skills and capacities across government. Those included:</text:span></text:p>
          </draw:text-box>
        </draw:frame>
        <draw:frame draw:style-name="gr2" draw:text-style-name="P3" draw:layer="layout" svg:width="0.634cm" svg:height="0.712cm" svg:x="2.95cm" svg:y="21.5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7cm" svg:height="0.475cm" svg:x="3.7cm" svg:y="21.658cm">
          <draw:text-box>
            <text:p text:style-name="P1"><text:span text:style-name="T4">strong intelligence and assessments;</text:span></text:p>
          </draw:text-box>
        </draw:frame>
        <draw:frame draw:style-name="gr2" draw:text-style-name="P3" draw:layer="layout" svg:width="0.634cm" svg:height="0.712cm" svg:x="2.95cm" svg:y="22.1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03cm" svg:height="0.475cm" svg:x="3.7cm" svg:y="22.323cm">
          <draw:text-box>
            <text:p text:style-name="P1"><text:span text:style-name="T4">diplomacy;</text:span></text:p>
          </draw:text-box>
        </draw:frame>
        <draw:frame draw:style-name="gr2" draw:text-style-name="P3" draw:layer="layout" svg:width="0.634cm" svg:height="0.712cm" svg:x="2.95cm" svg:y="22.8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566cm" svg:height="0.475cm" svg:x="3.7cm" svg:y="22.987cm">
          <draw:text-box>
            <text:p text:style-name="P1"><text:span text:style-name="T4">development work;</text:span></text:p>
          </draw:text-box>
        </draw:frame>
        <draw:frame draw:style-name="gr2" draw:text-style-name="P3" draw:layer="layout" svg:width="0.634cm" svg:height="0.712cm" svg:x="2.95cm" svg:y="23.4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121cm" svg:height="0.475cm" svg:x="3.7cm" svg:y="23.652cm">
          <draw:text-box>
            <text:p text:style-name="P1"><text:span text:style-name="T4">defence engagement;</text:span></text:p>
          </draw:text-box>
        </draw:frame>
        <draw:frame draw:style-name="gr2" draw:text-style-name="P3" draw:layer="layout" svg:width="0.634cm" svg:height="0.712cm" svg:x="2.95cm" svg:y="24.16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923cm" svg:height="0.475cm" svg:x="3.7cm" svg:y="24.316cm">
          <draw:text-box>
            <text:p text:style-name="P1"><text:span text:style-name="T4">promotion of trade and open markets; and</text:span></text:p>
          </draw:text-box>
        </draw:frame>
        <draw:frame draw:style-name="gr2" draw:text-style-name="P3" draw:layer="layout" svg:width="0.634cm" svg:height="0.712cm" svg:x="2.95cm" svg:y="24.824cm">
          <draw:text-box>
            <text:p text:style-name="P1"><text:span text:style-name="T7">•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.42cm" svg:height="0.475cm" svg:x="3.7cm" svg:y="24.981cm">
          <draw:text-box>
            <text:p text:style-name="P1"><text:span text:style-name="T4">the SU.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613 </text:span></text:p>
          </draw:text-box>
        </draw:frame>
        <draw:frame draw:style-name="gr4" draw:text-style-name="P5" draw:layer="layout" svg:width="5.996cm" svg:height="0.395cm" svg:x="2.6cm" svg:y="26.357cm">
          <draw:text-box>
            <text:p text:style-name="P1"><text:span text:style-name="T11">Statement, 19 January 2011, Annex C.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614 </text:span></text:p>
          </draw:text-box>
        </draw:frame>
        <draw:frame draw:style-name="gr4" draw:text-style-name="P5" draw:layer="layout" svg:width="10.902cm" svg:height="0.395cm" svg:x="2.6cm" svg:y="26.781cm">
          <draw:text-box>
            <text:p text:style-name="P1"><text:span text:style-name="T11">DFID, FCO and MOD, July 2011, </text:span><text:span text:style-name="T13">Building Stability Overseas Strategy</text:span><text:span text:style-name="T11">.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3</text:span></text:p>
          </draw:text-box>
        </draw:frame>
        <draw:frame draw:style-name="gr1" draw:text-style-name="P2" draw:layer="layout" svg:width="7.872cm" svg:height="0.475cm" svg:x="2.2cm" svg:y="2.525cm">
          <draw:text-box>
            <text:p text:style-name="P1"><text:span text:style-name="T6">968. </text:span><text:span text:style-name="T4"><text:s/>The BSOS stated that the SU could:</text:span></text:p>
          </draw:text-box>
        </draw:frame>
        <draw:frame draw:style-name="gr1" draw:text-style-name="P2" draw:layer="layout" svg:width="15.852cm" svg:height="0.475cm" svg:x="2.95cm" svg:y="3.44cm">
          <draw:text-box>
            <text:p text:style-name="P1"><text:span text:style-name="T4">“… </text:span><text:span text:style-name="T4">respond rapidly to conflict or pre-conflict situations on behalf of the Government, </text:span></text:p>
          </draw:text-box>
        </draw:frame>
        <draw:frame draw:style-name="gr1" draw:text-style-name="P2" draw:layer="layout" svg:width="14.704cm" svg:height="0.475cm" svg:x="2.95cm" svg:y="4.004cm">
          <draw:text-box>
            <text:p text:style-name="P1"><text:span text:style-name="T4">and in partnership with other key players. The Unit draws upon expertise from </text:span></text:p>
          </draw:text-box>
        </draw:frame>
        <draw:frame draw:style-name="gr1" draw:text-style-name="P2" draw:layer="layout" svg:width="15.119cm" svg:height="0.475cm" svg:x="2.95cm" svg:y="4.568cm">
          <draw:text-box>
            <text:p text:style-name="P1"><text:span text:style-name="T4">across government, the police and the military to deliver these outcomes. It also </text:span></text:p>
          </draw:text-box>
        </draw:frame>
        <draw:frame draw:style-name="gr1" draw:text-style-name="P2" draw:layer="layout" svg:width="14.95cm" svg:height="0.475cm" svg:x="2.95cm" svg:y="5.133cm">
          <draw:text-box>
            <text:p text:style-name="P1"><text:span text:style-name="T4">manages the Civilian Stabilisation Group of over 1,000 civilian experts from the </text:span></text:p>
          </draw:text-box>
        </draw:frame>
        <draw:frame draw:style-name="gr1" draw:text-style-name="P2" draw:layer="layout" svg:width="13.096cm" svg:height="0.475cm" svg:x="2.95cm" svg:y="5.697cm">
          <draw:text-box>
            <text:p text:style-name="P1"><text:span text:style-name="T4">public and private sector with critical stabilisation skills and expertise.”</text:span></text:p>
          </draw:text-box>
        </draw:frame>
        <draw:frame draw:style-name="gr1" draw:text-style-name="P2" draw:layer="layout" svg:width="16.004cm" svg:height="0.475cm" svg:x="2.2cm" svg:y="6.612cm">
          <draw:text-box>
            <text:p text:style-name="P1"><text:span text:style-name="T6">969. </text:span><text:span text:style-name="T4"><text:s/>The MOD told the Inquiry in 2013 that Reservists mobilised through the Military </text:span></text:p>
          </draw:text-box>
        </draw:frame>
        <draw:frame draw:style-name="gr1" draw:text-style-name="P2" draw:layer="layout" svg:width="15.864cm" svg:height="0.475cm" svg:x="2.2cm" svg:y="7.176cm">
          <draw:text-box>
            <text:p text:style-name="P1"><text:span text:style-name="T4">Stabilisation Support Group (MSSG) were routinely employed by the SU in a civilian </text:span></text:p>
          </draw:text-box>
        </draw:frame>
        <draw:frame draw:style-name="gr1" draw:text-style-name="P2" draw:layer="layout" svg:width="3.876cm" svg:height="0.475cm" svg:x="2.2cm" svg:y="7.741cm">
          <draw:text-box>
            <text:p text:style-name="P1"><text:span text:style-name="T4">capacity in the CSG.</text:span></text:p>
          </draw:text-box>
        </draw:frame>
        <draw:frame draw:style-name="gr6" draw:text-style-name="P7" draw:layer="layout" svg:width="0.408cm" svg:height="0.276cm" svg:x="6.059cm" svg:y="7.759cm">
          <draw:text-box>
            <text:p text:style-name="P1"><text:span text:style-name="T9">615</text:span></text:p>
          </draw:text-box>
        </draw:frame>
        <draw:frame draw:style-name="gr1" draw:text-style-name="P2" draw:layer="layout" svg:width="10.628cm" svg:height="0.475cm" svg:x="6.471cm" svg:y="7.741cm">
          <draw:text-box>
            <text:p text:style-name="P1"><text:span text:style-name="T4"><text:s/></text:span><text:span text:style-name="T4">The MOD explained that the MSSG provided a full-time </text:span></text:p>
          </draw:text-box>
        </draw:frame>
        <draw:frame draw:style-name="gr1" draw:text-style-name="P2" draw:layer="layout" svg:width="15.661cm" svg:height="0.475cm" svg:x="2.2cm" svg:y="8.305cm">
          <draw:text-box>
            <text:p text:style-name="P1"><text:span text:style-name="T4">Regular Liaison Officer to the SU. The Commander of MSSG was a member of the </text:span></text:p>
          </draw:text-box>
        </draw:frame>
        <draw:frame draw:style-name="gr1" draw:text-style-name="P2" draw:layer="layout" svg:width="15.462cm" svg:height="0.475cm" svg:x="2.2cm" svg:y="8.87cm">
          <draw:text-box>
            <text:p text:style-name="P1"><text:span text:style-name="T4">SU Management Board and attended the Building Stability Overseas Board as an </text:span></text:p>
          </draw:text-box>
        </draw:frame>
        <draw:frame draw:style-name="gr1" draw:text-style-name="P2" draw:layer="layout" svg:width="1.746cm" svg:height="0.475cm" svg:x="2.2cm" svg:y="9.434cm">
          <draw:text-box>
            <text:p text:style-name="P1"><text:span text:style-name="T4">observer.</text:span></text:p>
          </draw:text-box>
        </draw:frame>
        <draw:frame draw:style-name="gr6" draw:text-style-name="P7" draw:layer="layout" svg:width="0.408cm" svg:height="0.276cm" svg:x="3.941cm" svg:y="9.453cm">
          <draw:text-box>
            <text:p text:style-name="P1"><text:span text:style-name="T9">616</text:span></text:p>
          </draw:text-box>
        </draw:frame>
        <draw:frame draw:style-name="gr1" draw:text-style-name="P2" draw:layer="layout" svg:width="15.75cm" svg:height="0.475cm" svg:x="2.2cm" svg:y="10.348cm">
          <draw:text-box>
            <text:p text:style-name="P1"><text:span text:style-name="T6">970. </text:span><text:span text:style-name="T4"><text:s/>‘The UK Government’s Approach to Stabilisation (2014)’, published by the SU </text:span></text:p>
          </draw:text-box>
        </draw:frame>
        <draw:frame draw:style-name="gr1" draw:text-style-name="P2" draw:layer="layout" svg:width="13.29cm" svg:height="0.475cm" svg:x="2.2cm" svg:y="10.913cm">
          <draw:text-box>
            <text:p text:style-name="P1"><text:span text:style-name="T4">in May 2014, listed four characteristics of the Government’s approach: 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11.827cm">
          <draw:text-box>
            <text:p text:style-name="P1"><text:span text:style-name="T4">Any action “will be planned and implemented with an overtly political objective </text:span></text:p>
          </draw:text-box>
        </draw:frame>
        <draw:frame draw:style-name="gr1" draw:text-style-name="P2" draw:layer="layout" svg:width="14.81cm" svg:height="0.475cm" svg:x="3.7cm" svg:y="12.392cm">
          <draw:text-box>
            <text:p text:style-name="P1"><text:span text:style-name="T4">in mind, ideally with a means of identifying success and a process of transition </text:span></text:p>
          </draw:text-box>
        </draw:frame>
        <draw:frame draw:style-name="gr1" draw:text-style-name="P2" draw:layer="layout" svg:width="14.687cm" svg:height="0.475cm" svg:x="3.7cm" svg:y="12.956cm">
          <draw:text-box>
            <text:p text:style-name="P1"><text:span text:style-name="T4">to longer-term recovery”. In some environments the political need to act might </text:span></text:p>
          </draw:text-box>
        </draw:frame>
        <draw:frame draw:style-name="gr1" draw:text-style-name="P2" draw:layer="layout" svg:width="6.847cm" svg:height="0.475cm" svg:x="3.7cm" svg:y="13.521cm">
          <draw:text-box>
            <text:p text:style-name="P1"><text:span text:style-name="T4">make things worse in the short term.</text:span></text:p>
          </draw:text-box>
        </draw:frame>
        <draw:frame draw:style-name="gr2" draw:text-style-name="P3" draw:layer="layout" svg:width="0.634cm" svg:height="0.712cm" svg:x="2.95cm" svg:y="14.0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3cm" svg:height="0.475cm" svg:x="3.7cm" svg:y="14.185cm">
          <draw:text-box>
            <text:p text:style-name="P1"><text:span text:style-name="T4">It will be integrated and civilian-led, unifying effort across government, including </text:span></text:p>
          </draw:text-box>
        </draw:frame>
        <draw:frame draw:style-name="gr1" draw:text-style-name="P2" draw:layer="layout" svg:width="12.617cm" svg:height="0.475cm" svg:x="3.7cm" svg:y="14.75cm">
          <draw:text-box>
            <text:p text:style-name="P1"><text:span text:style-name="T4">when there are military-led tasks such as patrols to bolster security.</text:span></text:p>
          </draw:text-box>
        </draw:frame>
        <draw:frame draw:style-name="gr2" draw:text-style-name="P3" draw:layer="layout" svg:width="0.634cm" svg:height="0.712cm" svg:x="2.95cm" svg:y="15.2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62cm" svg:height="0.475cm" svg:x="3.7cm" svg:y="15.414cm">
          <draw:text-box>
            <text:p text:style-name="P1"><text:span text:style-name="T4">It will be “flexible and targeted” and can be applied in a state or part of a state </text:span></text:p>
          </draw:text-box>
        </draw:frame>
        <draw:frame draw:style-name="gr1" draw:text-style-name="P2" draw:layer="layout" svg:width="6.631cm" svg:height="0.475cm" svg:x="3.7cm" svg:y="15.978cm">
          <draw:text-box>
            <text:p text:style-name="P1"><text:span text:style-name="T4">affected by violent political conflict. </text:span></text:p>
          </draw:text-box>
        </draw:frame>
        <draw:frame draw:style-name="gr2" draw:text-style-name="P3" draw:layer="layout" svg:width="0.634cm" svg:height="0.712cm" svg:x="2.95cm" svg:y="16.4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4cm" svg:height="0.475cm" svg:x="3.7cm" svg:y="16.643cm">
          <draw:text-box>
            <text:p text:style-name="P1"><text:span text:style-name="T4">Stabilisation “will be transitory but cannot afford to be short term in outlook or </text:span></text:p>
          </draw:text-box>
        </draw:frame>
        <draw:frame draw:style-name="gr1" draw:text-style-name="P2" draw:layer="layout" svg:width="15.259cm" svg:height="0.475cm" svg:x="3.7cm" svg:y="17.207cm">
          <draw:text-box>
            <text:p text:style-name="P1"><text:span text:style-name="T4">objectives” and “must be planned or implemented with reference to other parallel </text:span></text:p>
          </draw:text-box>
        </draw:frame>
        <draw:frame draw:style-name="gr1" draw:text-style-name="P2" draw:layer="layout" svg:width="5.408cm" svg:height="0.475cm" svg:x="3.7cm" svg:y="17.772cm">
          <draw:text-box>
            <text:p text:style-name="P1"><text:span text:style-name="T4">or longer-term engagement”.</text:span></text:p>
          </draw:text-box>
        </draw:frame>
        <draw:frame draw:style-name="gr6" draw:text-style-name="P7" draw:layer="layout" svg:width="0.408cm" svg:height="0.276cm" svg:x="9.088cm" svg:y="17.791cm">
          <draw:text-box>
            <text:p text:style-name="P1"><text:span text:style-name="T9">617</text:span></text:p>
          </draw:text-box>
        </draw:frame>
        <draw:frame draw:style-name="gr1" draw:text-style-name="P2" draw:layer="layout" svg:width="0.422cm" svg:height="0.475cm" svg:x="9.5cm" svg:y="17.7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3cm" svg:height="0.475cm" svg:x="2.2cm" svg:y="18.686cm">
          <draw:text-box>
            <text:p text:style-name="P1"><text:span text:style-name="T6">971. </text:span><text:span text:style-name="T4"><text:s/>The SU paper listed three “mutually reinforcing components of stabilisation”:</text:span></text:p>
          </draw:text-box>
        </draw:frame>
        <draw:frame draw:style-name="gr2" draw:text-style-name="P3" draw:layer="layout" svg:width="0.634cm" svg:height="0.712cm" svg:x="2.95cm" svg:y="19.4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41cm" svg:height="0.475cm" svg:x="3.7cm" svg:y="19.601cm">
          <draw:text-box>
            <text:p text:style-name="P1"><text:span text:style-name="T4">protecting political actors, the political system and the population;</text:span></text:p>
          </draw:text-box>
        </draw:frame>
        <draw:frame draw:style-name="gr2" draw:text-style-name="P3" draw:layer="layout" svg:width="0.634cm" svg:height="0.712cm" svg:x="2.95cm" svg:y="20.1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68cm" svg:height="0.475cm" svg:x="3.7cm" svg:y="20.265cm">
          <draw:text-box>
            <text:p text:style-name="P1"><text:span text:style-name="T4">promoting, consolidating and strengthening political processes; and</text:span></text:p>
          </draw:text-box>
        </draw:frame>
        <draw:frame draw:style-name="gr2" draw:text-style-name="P3" draw:layer="layout" svg:width="0.634cm" svg:height="0.712cm" svg:x="2.95cm" svg:y="20.7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26cm" svg:height="0.475cm" svg:x="3.7cm" svg:y="20.93cm">
          <draw:text-box>
            <text:p text:style-name="P1"><text:span text:style-name="T4">preparing for longer-term recovery.</text:span></text:p>
          </draw:text-box>
        </draw:frame>
        <draw:frame draw:style-name="gr1" draw:text-style-name="P2" draw:layer="layout" svg:width="15.97cm" svg:height="0.475cm" svg:x="2.2cm" svg:y="21.844cm">
          <draw:text-box>
            <text:p text:style-name="P1"><text:span text:style-name="T6">972. </text:span><text:span text:style-name="T4"><text:s/>The SU used the example of Iraq to illustrate the importance of security as one </text:span></text:p>
          </draw:text-box>
        </draw:frame>
        <draw:frame draw:style-name="gr1" draw:text-style-name="P2" draw:layer="layout" svg:width="4.709cm" svg:height="0.475cm" svg:x="2.2cm" svg:y="22.408cm">
          <draw:text-box>
            <text:p text:style-name="P1"><text:span text:style-name="T4">of the three components:</text:span></text:p>
          </draw:text-box>
        </draw:frame>
        <draw:frame draw:style-name="gr1" draw:text-style-name="P2" draw:layer="layout" svg:width="14.84cm" svg:height="0.475cm" svg:x="2.95cm" svg:y="23.323cm">
          <draw:text-box>
            <text:p text:style-name="P1"><text:span text:style-name="T4">“… </text:span><text:span text:style-name="T4">the disbanding of the Iraqi security forces after the US-led invasion in 2003 </text:span></text:p>
          </draw:text-box>
        </draw:frame>
        <draw:frame draw:style-name="gr1" draw:text-style-name="P2" draw:layer="layout" svg:width="15.17cm" svg:height="0.475cm" svg:x="2.95cm" svg:y="23.887cm">
          <draw:text-box>
            <text:p text:style-name="P1"><text:span text:style-name="T4">meant that large numbers of previously enfranchised Sunnis at senior and junior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8" draw:text-style-name="P8" draw:layer="layout" svg:x1="2.6cm" svg:y1="26.29cm" svg:x2="16.463cm" svg:y2="26.29cm">
          <text:p/>
        </draw:line>
        <draw:frame draw:style-name="gr1" draw:text-style-name="P2" draw:layer="layout" svg:width="14.501cm" svg:height="0.475cm" svg:x="2.95cm" svg:y="24.452cm">
          <draw:text-box>
            <text:p text:style-name="P1"><text:span text:style-name="T4">levels now had no role in the new Iraqi state. This not only created a security 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615 </text:span></text:p>
          </draw:text-box>
        </draw:frame>
        <draw:line draw:style-name="gr8" draw:text-style-name="P8" draw:layer="layout" svg:x1="2.6cm" svg:y1="26.714cm" svg:x2="17.619cm" svg:y2="26.714cm">
          <text:p/>
        </draw:line>
        <draw:frame draw:style-name="gr4" draw:text-style-name="P5" draw:layer="layout" svg:width="13.87cm" svg:height="0.395cm" svg:x="2.6cm" svg:y="25.934cm">
          <draw:text-box>
            <text:p text:style-name="P1"><text:span text:style-name="T5">Letter Ryan to Aldred, 7 June 2013, ‘Deployment of Military Reservists in a Civilian Role’.</text:span><text:span text:style-name="T11">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616 </text:span></text:p>
          </draw:text-box>
        </draw:frame>
        <draw:frame draw:style-name="gr4" draw:text-style-name="P5" draw:layer="layout" svg:width="15.017cm" svg:height="0.395cm" svg:x="2.6cm" svg:y="26.357cm">
          <draw:text-box>
            <text:p text:style-name="P1"><text:span text:style-name="T5">Letter Ryan to Aldred, 17 September 2013, ‘Deployment of Military Reservists in a Civilian Role’.</text:span><text:span text:style-name="T11"> 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617 </text:span></text:p>
          </draw:text-box>
        </draw:frame>
        <draw:frame draw:style-name="gr4" draw:text-style-name="P5" draw:layer="layout" svg:width="14.442cm" svg:height="0.395cm" svg:x="2.6cm" svg:y="26.781cm">
          <draw:text-box>
            <text:p text:style-name="P1"><text:span text:style-name="T11">Paper Stabilisation Unit, May 2014, ‘The UK Government’s Approach to Stabilisation (2014)’. 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4</text:span></text:p>
          </draw:text-box>
        </draw:frame>
        <draw:frame draw:style-name="gr1" draw:text-style-name="P2" draw:layer="layout" svg:width="14.268cm" svg:height="0.475cm" svg:x="2.95cm" svg:y="2.525cm">
          <draw:text-box>
            <text:p text:style-name="P1"><text:span text:style-name="T4">vacuum which Allied forces did not have the capacity to fill but also resulted </text:span></text:p>
          </draw:text-box>
        </draw:frame>
        <draw:frame draw:style-name="gr1" draw:text-style-name="P2" draw:layer="layout" svg:width="14.129cm" svg:height="0.475cm" svg:x="2.95cm" svg:y="3.09cm">
          <draw:text-box>
            <text:p text:style-name="P1"><text:span text:style-name="T4">in alienation of the former army. This actively contributed to deterioration in </text:span></text:p>
          </draw:text-box>
        </draw:frame>
        <draw:frame draw:style-name="gr1" draw:text-style-name="P2" draw:layer="layout" svg:width="15.234cm" svg:height="0.475cm" svg:x="2.95cm" svg:y="3.654cm">
          <draw:text-box>
            <text:p text:style-name="P1"><text:span text:style-name="T4">security, hampered political progress and was a factor leading to the subsequent </text:span></text:p>
          </draw:text-box>
        </draw:frame>
        <draw:frame draw:style-name="gr1" draw:text-style-name="P2" draw:layer="layout" svg:width="2.737cm" svg:height="0.475cm" svg:x="2.95cm" svg:y="4.218cm">
          <draw:text-box>
            <text:p text:style-name="P1"><text:span text:style-name="T4">insurgency …”</text:span></text:p>
          </draw:text-box>
        </draw:frame>
        <draw:frame draw:style-name="gr1" draw:text-style-name="P2" draw:layer="layout" svg:width="16.808cm" svg:height="0.475cm" svg:x="2.2cm" svg:y="5.133cm">
          <draw:text-box>
            <text:p text:style-name="P1"><text:span text:style-name="T6">973. </text:span><text:span text:style-name="T4"><text:s/>In 2014/15, the SU was based in the FCO and jointly owned by the FCO, MOD and </text:span></text:p>
          </draw:text-box>
        </draw:frame>
        <draw:frame draw:style-name="gr1" draw:text-style-name="P2" draw:layer="layout" svg:width="1.107cm" svg:height="0.475cm" svg:x="2.2cm" svg:y="5.697cm">
          <draw:text-box>
            <text:p text:style-name="P1"><text:span text:style-name="T4">DFID.</text:span></text:p>
          </draw:text-box>
        </draw:frame>
        <draw:frame draw:style-name="gr6" draw:text-style-name="P7" draw:layer="layout" svg:width="0.408cm" svg:height="0.276cm" svg:x="3.305cm" svg:y="5.716cm">
          <draw:text-box>
            <text:p text:style-name="P1"><text:span text:style-name="T9">618</text:span></text:p>
          </draw:text-box>
        </draw:frame>
        <draw:frame draw:style-name="gr1" draw:text-style-name="P2" draw:layer="layout" svg:width="14.641cm" svg:height="0.475cm" svg:x="3.717cm" svg:y="5.697cm">
          <draw:text-box>
            <text:p text:style-name="P1"><text:span text:style-name="T4"><text:s/></text:span><text:span text:style-name="T4">It used DFID financial and risk management systems and had a DFID Senior </text:span></text:p>
          </draw:text-box>
        </draw:frame>
        <draw:frame draw:style-name="gr1" draw:text-style-name="P2" draw:layer="layout" svg:width="3.791cm" svg:height="0.475cm" svg:x="2.2cm" svg:y="6.262cm">
          <draw:text-box>
            <text:p text:style-name="P1"><text:span text:style-name="T4">Responsible Officer.</text:span></text:p>
          </draw:text-box>
        </draw:frame>
        <draw:frame draw:style-name="gr1" draw:text-style-name="P2" draw:layer="layout" svg:width="16.207cm" svg:height="0.475cm" svg:x="2.2cm" svg:y="7.176cm">
          <draw:text-box>
            <text:p text:style-name="P1"><text:span text:style-name="T6">974. </text:span><text:span text:style-name="T4"><text:s/>The SU’s 2014/15 Business Plan explained that the Unit had an operational role </text:span></text:p>
          </draw:text-box>
        </draw:frame>
        <draw:frame draw:style-name="gr1" draw:text-style-name="P2" draw:layer="layout" svg:width="6.708cm" svg:height="0.475cm" svg:x="2.2cm" svg:y="7.741cm">
          <draw:text-box>
            <text:p text:style-name="P1"><text:span text:style-name="T4">across all three pillars of the BSOS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644cm" svg:height="0.475cm" svg:x="3.7cm" svg:y="8.655cm">
          <draw:text-box>
            <text:p text:style-name="P1"><text:span text:style-name="T4">early warning;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74cm" svg:height="0.475cm" svg:x="3.7cm" svg:y="9.32cm">
          <draw:text-box>
            <text:p text:style-name="P1"><text:span text:style-name="T4">rapid crisis prevention and response; and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38cm" svg:height="0.475cm" svg:x="3.7cm" svg:y="9.984cm">
          <draw:text-box>
            <text:p text:style-name="P1"><text:span text:style-name="T4">investing in upstream prevention.</text:span></text:p>
          </draw:text-box>
        </draw:frame>
        <draw:frame draw:style-name="gr6" draw:text-style-name="P7" draw:layer="layout" svg:width="0.408cm" svg:height="0.276cm" svg:x="9.912cm" svg:y="10.003cm">
          <draw:text-box>
            <text:p text:style-name="P1"><text:span text:style-name="T9">619</text:span></text:p>
          </draw:text-box>
        </draw:frame>
        <draw:frame draw:style-name="gr1" draw:text-style-name="P2" draw:layer="layout" svg:width="6.932cm" svg:height="0.475cm" svg:x="2.2cm" svg:y="10.898cm">
          <draw:text-box>
            <text:p text:style-name="P1"><text:span text:style-name="T6">975. </text:span><text:span text:style-name="T4"><text:s/>The SU’s contribution included:</text:span></text:p>
          </draw:text-box>
        </draw:frame>
        <draw:frame draw:style-name="gr2" draw:text-style-name="P3" draw:layer="layout" svg:width="0.634cm" svg:height="0.712cm" svg:x="2.95cm" svg:y="11.6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27cm" svg:height="0.475cm" svg:x="3.7cm" svg:y="11.813cm">
          <draw:text-box>
            <text:p text:style-name="P1"><text:span text:style-name="T4">being the hub for Joint Analysis of Conflict and Stability (JACS);</text:span></text:p>
          </draw:text-box>
        </draw:frame>
        <draw:frame draw:style-name="gr2" draw:text-style-name="P3" draw:layer="layout" svg:width="0.634cm" svg:height="0.712cm" svg:x="2.95cm" svg:y="12.3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12.477cm">
          <draw:text-box>
            <text:p text:style-name="P1"><text:span text:style-name="T4">supporting the UK National Security Council (NSC) by facilitating development </text:span></text:p>
          </draw:text-box>
        </draw:frame>
        <draw:frame draw:style-name="gr1" draw:text-style-name="P2" draw:layer="layout" svg:width="13.007cm" svg:height="0.475cm" svg:x="3.7cm" svg:y="13.042cm">
          <draw:text-box>
            <text:p text:style-name="P1"><text:span text:style-name="T4">of cross-government strategies for fragile and conflict-affected states;</text:span></text:p>
          </draw:text-box>
        </draw:frame>
        <draw:frame draw:style-name="gr2" draw:text-style-name="P3" draw:layer="layout" svg:width="0.634cm" svg:height="0.712cm" svg:x="2.95cm" svg:y="13.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4cm" svg:height="0.475cm" svg:x="3.7cm" svg:y="13.706cm">
          <draw:text-box>
            <text:p text:style-name="P1"><text:span text:style-name="T4">providing high-quality advice on the design and implementation of programmes </text:span></text:p>
          </draw:text-box>
        </draw:frame>
        <draw:frame draw:style-name="gr1" draw:text-style-name="P2" draw:layer="layout" svg:width="13.557cm" svg:height="0.475cm" svg:x="3.7cm" svg:y="14.271cm">
          <draw:text-box>
            <text:p text:style-name="P1"><text:span text:style-name="T4">funded by the Conflict Pool/Conflict, Stability and Security Fund (CSSF);</text:span></text:p>
          </draw:text-box>
        </draw:frame>
        <draw:frame draw:style-name="gr6" draw:text-style-name="P7" draw:layer="layout" svg:width="0.408cm" svg:height="0.276cm" svg:x="17.206cm" svg:y="14.289cm">
          <draw:text-box>
            <text:p text:style-name="P1"><text:span text:style-name="T9">620</text:span></text:p>
          </draw:text-box>
        </draw:frame>
        <draw:frame draw:style-name="gr2" draw:text-style-name="P3" draw:layer="layout" svg:width="0.634cm" svg:height="0.712cm" svg:x="2.95cm" svg:y="14.7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77cm" svg:height="0.475cm" svg:x="3.7cm" svg:y="14.935cm">
          <draw:text-box>
            <text:p text:style-name="P1"><text:span text:style-name="T4">supporting the development of monitoring and evaluation guidance;</text:span></text:p>
          </draw:text-box>
        </draw:frame>
        <draw:frame draw:style-name="gr2" draw:text-style-name="P3" draw:layer="layout" svg:width="0.634cm" svg:height="0.712cm" svg:x="2.95cm" svg:y="15.4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07cm" svg:height="0.475cm" svg:x="3.7cm" svg:y="15.6cm">
          <draw:text-box>
            <text:p text:style-name="P1"><text:span text:style-name="T4">capturing and disseminating lessons learned;</text:span></text:p>
          </draw:text-box>
        </draw:frame>
        <draw:frame draw:style-name="gr2" draw:text-style-name="P3" draw:layer="layout" svg:width="0.634cm" svg:height="0.712cm" svg:x="2.95cm" svg:y="16.1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41cm" svg:height="0.475cm" svg:x="3.7cm" svg:y="16.264cm">
          <draw:text-box>
            <text:p text:style-name="P1"><text:span text:style-name="T4">maintaining the CSG database; and</text:span></text:p>
          </draw:text-box>
        </draw:frame>
        <draw:frame draw:style-name="gr2" draw:text-style-name="P3" draw:layer="layout" svg:width="0.634cm" svg:height="0.712cm" svg:x="2.95cm" svg:y="16.7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1cm" svg:height="0.475cm" svg:x="3.7cm" svg:y="16.928cm">
          <draw:text-box>
            <text:p text:style-name="P1"><text:span text:style-name="T4">providing a hub for the Government’s non-operational international policing </text:span></text:p>
          </draw:text-box>
        </draw:frame>
        <draw:frame draw:style-name="gr1" draw:text-style-name="P2" draw:layer="layout" svg:width="1.382cm" svg:height="0.475cm" svg:x="3.7cm" svg:y="17.493cm">
          <draw:text-box>
            <text:p text:style-name="P1"><text:span text:style-name="T4">activity.</text:span></text:p>
          </draw:text-box>
        </draw:frame>
        <draw:frame draw:style-name="gr5" draw:text-style-name="P6" draw:layer="layout" svg:width="8.376cm" svg:height="0.556cm" svg:x="2.2cm" svg:y="18.614cm">
          <draw:text-box>
            <text:p text:style-name="P1"><text:span text:style-name="T8">The impact of the PCRU and the SU</text:span></text:p>
          </draw:text-box>
        </draw:frame>
        <draw:frame draw:style-name="gr1" draw:text-style-name="P2" draw:layer="layout" svg:width="15.762cm" svg:height="0.475cm" svg:x="2.2cm" svg:y="19.442cm">
          <draw:text-box>
            <text:p text:style-name="P1"><text:span text:style-name="T6">976. </text:span><text:span text:style-name="T4"><text:s/>Witnesses to the Inquiry gave conflicting evidence on the impact of the PCRU </text:span></text:p>
          </draw:text-box>
        </draw:frame>
        <draw:frame draw:style-name="gr1" draw:text-style-name="P2" draw:layer="layout" svg:width="2.368cm" svg:height="0.475cm" svg:x="2.2cm" svg:y="20.007cm">
          <draw:text-box>
            <text:p text:style-name="P1"><text:span text:style-name="T4">and the SU. </text:span></text:p>
          </draw:text-box>
        </draw:frame>
        <draw:frame draw:style-name="gr1" draw:text-style-name="P2" draw:layer="layout" svg:width="5.7cm" svg:height="0.475cm" svg:x="2.2cm" svg:y="20.921cm">
          <draw:text-box>
            <text:p text:style-name="P1"><text:span text:style-name="T6">977. </text:span><text:span text:style-name="T4"><text:s/>Mr Benn told the Inquiry:</text:span></text:p>
          </draw:text-box>
        </draw:frame>
        <draw:frame draw:style-name="gr1" draw:text-style-name="P2" draw:layer="layout" svg:width="14.878cm" svg:height="0.475cm" svg:x="2.95cm" svg:y="21.836cm">
          <draw:text-box>
            <text:p text:style-name="P1"><text:span text:style-name="T4">“</text:span><text:span text:style-name="T4">I think the PCRU and now the Stabilisation Unit is a very practical response to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5.946cm" svg:height="0.475cm" svg:x="2.95cm" svg:y="22.4cm">
          <draw:text-box>
            <text:p text:style-name="P1"><text:span text:style-name="T4">a need that has been identified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618 </text:span></text:p>
          </draw:text-box>
        </draw:frame>
        <draw:frame draw:style-name="gr4" draw:text-style-name="P5" draw:layer="layout" svg:width="11.407cm" svg:height="0.395cm" svg:x="2.6cm" svg:y="25.087cm">
          <draw:text-box>
            <text:p text:style-name="P1"><text:span text:style-name="T11">Stabilisation Unit, March 2014, ‘Stabilisation Unit Business Plan 2014-15’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619 </text:span></text:p>
          </draw:text-box>
        </draw:frame>
        <draw:frame draw:style-name="gr4" draw:text-style-name="P5" draw:layer="layout" svg:width="11.407cm" svg:height="0.395cm" svg:x="2.6cm" svg:y="25.511cm">
          <draw:text-box>
            <text:p text:style-name="P1"><text:span text:style-name="T11">Stabilisation Unit, March 2014, ‘Stabilisation Unit Business Plan 2014-15’.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620 </text:span></text:p>
          </draw:text-box>
        </draw:frame>
        <draw:frame draw:style-name="gr4" draw:text-style-name="P5" draw:layer="layout" svg:width="15.902cm" svg:height="0.395cm" svg:x="2.597cm" svg:y="25.934cm">
          <draw:text-box>
            <text:p text:style-name="P1"><text:span text:style-name="T11">The Conflict Pool funded UK conflict prevention, stabilisation and peacekeeping activities in support of </text:span></text:p>
          </draw:text-box>
        </draw:frame>
        <draw:frame draw:style-name="gr4" draw:text-style-name="P5" draw:layer="layout" svg:width="16.592cm" svg:height="0.395cm" svg:x="2.2cm" svg:y="26.357cm">
          <draw:text-box>
            <text:p text:style-name="P1"><text:span text:style-name="T11">the Building Stability Overseas Strategy. In April 2015 it was replaced by the Conflict, Stability and Security </text:span></text:p>
          </draw:text-box>
        </draw:frame>
        <draw:frame draw:style-name="gr4" draw:text-style-name="P5" draw:layer="layout" svg:width="2.267cm" svg:height="0.395cm" svg:x="2.2cm" svg:y="26.781cm">
          <draw:text-box>
            <text:p text:style-name="P1"><text:span text:style-name="T11">Fund (CSSF). 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14.209cm" svg:height="0.395cm" svg:x="4.65cm" svg:y="1.138cm">
          <draw:text-box>
            <text:p text:style-name="P1"><text:span text:style-name="T5">10.3 <text:s/>| <text:s/>Reconstruction: oil, commercial interests, debt relief, asylum and stabilisation policy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525</text:span></text:p>
          </draw:text-box>
        </draw:frame>
        <draw:frame draw:style-name="gr1" draw:text-style-name="P2" draw:layer="layout" svg:width="14.324cm" svg:height="0.475cm" svg:x="2.95cm" svg:y="2.525cm">
          <draw:text-box>
            <text:p text:style-name="P1"><text:span text:style-name="T4">“</text:span><text:span text:style-name="T4">Of course, it doesn’t provide the whole of the answer, but it means that you </text:span></text:p>
          </draw:text-box>
        </draw:frame>
        <draw:frame draw:style-name="gr1" draw:text-style-name="P2" draw:layer="layout" svg:width="15.039cm" svg:height="0.475cm" svg:x="2.95cm" svg:y="3.09cm">
          <draw:text-box>
            <text:p text:style-name="P1"><text:span text:style-name="T4">are in a better position to do that range of work that is required in these kinds of </text:span></text:p>
          </draw:text-box>
        </draw:frame>
        <draw:frame draw:style-name="gr1" draw:text-style-name="P2" draw:layer="layout" svg:width="15.149cm" svg:height="0.475cm" svg:x="2.95cm" svg:y="3.654cm">
          <draw:text-box>
            <text:p text:style-name="P1"><text:span text:style-name="T4">circumstances. So it is about learning lessons, building capacity to be able to do </text:span></text:p>
          </draw:text-box>
        </draw:frame>
        <draw:frame draw:style-name="gr1" draw:text-style-name="P2" draw:layer="layout" svg:width="4.045cm" svg:height="0.475cm" svg:x="2.95cm" svg:y="4.218cm">
          <draw:text-box>
            <text:p text:style-name="P1"><text:span text:style-name="T4">it better in the future.”</text:span></text:p>
          </draw:text-box>
        </draw:frame>
        <draw:frame draw:style-name="gr6" draw:text-style-name="P7" draw:layer="layout" svg:width="0.408cm" svg:height="0.276cm" svg:x="6.974cm" svg:y="4.237cm">
          <draw:text-box>
            <text:p text:style-name="P1"><text:span text:style-name="T9">621</text:span></text:p>
          </draw:text-box>
        </draw:frame>
        <draw:frame draw:style-name="gr1" draw:text-style-name="P2" draw:layer="layout" svg:width="0.422cm" svg:height="0.475cm" svg:x="7.386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7cm" svg:height="0.475cm" svg:x="2.2cm" svg:y="5.133cm">
          <draw:text-box>
            <text:p text:style-name="P1"><text:span text:style-name="T6">978. </text:span><text:span text:style-name="T4"><text:s/>Lord Walker, Chief of the Defence Staff from May 2003 to April 2006, was critical </text:span></text:p>
          </draw:text-box>
        </draw:frame>
        <draw:frame draw:style-name="gr1" draw:text-style-name="P2" draw:layer="layout" svg:width="16.123cm" svg:height="0.475cm" svg:x="2.2cm" svg:y="5.697cm">
          <draw:text-box>
            <text:p text:style-name="P1"><text:span text:style-name="T4">of the early days of the PCRU. He told the Inquiry that the problem of pulling together </text:span></text:p>
          </draw:text-box>
        </draw:frame>
        <draw:frame draw:style-name="gr1" draw:text-style-name="P2" draw:layer="layout" svg:width="16.402cm" svg:height="0.475cm" svg:x="2.2cm" svg:y="6.262cm">
          <draw:text-box>
            <text:p text:style-name="P1"><text:span text:style-name="T4">the strands of post-conflict activity had been an issue since the Balkans, but the PCRU </text:span></text:p>
          </draw:text-box>
        </draw:frame>
        <draw:frame draw:style-name="gr1" draw:text-style-name="P2" draw:layer="layout" svg:width="13.942cm" svg:height="0.475cm" svg:x="2.2cm" svg:y="6.826cm">
          <draw:text-box>
            <text:p text:style-name="P1"><text:span text:style-name="T4">had gone into “university mode: lots of discussions sitting round the table”.</text:span></text:p>
          </draw:text-box>
        </draw:frame>
        <draw:frame draw:style-name="gr6" draw:text-style-name="P7" draw:layer="layout" svg:width="0.408cm" svg:height="0.276cm" svg:x="16.084cm" svg:y="6.845cm">
          <draw:text-box>
            <text:p text:style-name="P1"><text:span text:style-name="T9">622</text:span></text:p>
          </draw:text-box>
        </draw:frame>
        <draw:frame draw:style-name="gr1" draw:text-style-name="P2" draw:layer="layout" svg:width="0.422cm" svg:height="0.475cm" svg:x="16.495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03cm" svg:height="0.475cm" svg:x="2.2cm" svg:y="7.741cm">
          <draw:text-box>
            <text:p text:style-name="P1"><text:span text:style-name="T6">979. </text:span><text:span text:style-name="T4"><text:s/>Sir Suma Chakrabarti also commented on the PCRU’s difficult start in 2005, </text:span></text:p>
          </draw:text-box>
        </draw:frame>
        <draw:frame draw:style-name="gr1" draw:text-style-name="P2" draw:layer="layout" svg:width="16.034cm" svg:height="0.475cm" svg:x="2.2cm" svg:y="8.305cm">
          <draw:text-box>
            <text:p text:style-name="P1"><text:span text:style-name="T4">but told the Inquiry that its performance had improved during 2006 and 2007, when it </text:span></text:p>
          </draw:text-box>
        </draw:frame>
        <draw:frame draw:style-name="gr1" draw:text-style-name="P2" draw:layer="layout" svg:width="16.076cm" svg:height="0.475cm" svg:x="2.2cm" svg:y="8.87cm">
          <draw:text-box>
            <text:p text:style-name="P1"><text:span text:style-name="T4">became “more focused on operational work, rather than … policy and strategy, which </text:span></text:p>
          </draw:text-box>
        </draw:frame>
        <draw:frame draw:style-name="gr1" draw:text-style-name="P2" draw:layer="layout" svg:width="6.852cm" svg:height="0.475cm" svg:x="2.2cm" svg:y="9.434cm">
          <draw:text-box>
            <text:p text:style-name="P1"><text:span text:style-name="T4">was left with the three departments”.</text:span></text:p>
          </draw:text-box>
        </draw:frame>
        <draw:frame draw:style-name="gr6" draw:text-style-name="P7" draw:layer="layout" svg:width="0.408cm" svg:height="0.276cm" svg:x="9.024cm" svg:y="9.453cm">
          <draw:text-box>
            <text:p text:style-name="P1"><text:span text:style-name="T9">623</text:span></text:p>
          </draw:text-box>
        </draw:frame>
        <draw:frame draw:style-name="gr1" draw:text-style-name="P2" draw:layer="layout" svg:width="0.422cm" svg:height="0.475cm" svg:x="9.435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56cm" svg:height="0.475cm" svg:x="2.2cm" svg:y="10.348cm">
          <draw:text-box>
            <text:p text:style-name="P1"><text:span text:style-name="T6">980. </text:span><text:span text:style-name="T4"><text:s/>Dr Shafik, who succeeded Sir Suma Chakrabarti as Permanent Secretary at about </text:span></text:p>
          </draw:text-box>
        </draw:frame>
        <draw:frame draw:style-name="gr1" draw:text-style-name="P2" draw:layer="layout" svg:width="16.766cm" svg:height="0.475cm" svg:x="2.2cm" svg:y="10.913cm">
          <draw:text-box>
            <text:p text:style-name="P1"><text:span text:style-name="T4">the time the PCRU became the SU, told the Inquiry that the SU’s contribution in Iraq was </text:span></text:p>
          </draw:text-box>
        </draw:frame>
        <draw:frame draw:style-name="gr1" draw:text-style-name="P2" draw:layer="layout" svg:width="15.941cm" svg:height="0.475cm" svg:x="2.2cm" svg:y="11.477cm">
          <draw:text-box>
            <text:p text:style-name="P1"><text:span text:style-name="T4">“</text:span><text:span text:style-name="T4">relatively modest, because, by that stage, the numbers of people that we needed to </text:span></text:p>
          </draw:text-box>
        </draw:frame>
        <draw:frame draw:style-name="gr1" draw:text-style-name="P2" draw:layer="layout" svg:width="15.843cm" svg:height="0.475cm" svg:x="2.2cm" svg:y="12.042cm">
          <draw:text-box>
            <text:p text:style-name="P1"><text:span text:style-name="T4">deploy were relatively small”, whereas in Afghanistan it had been “hugely important”.</text:span></text:p>
          </draw:text-box>
        </draw:frame>
        <draw:frame draw:style-name="gr6" draw:text-style-name="P7" draw:layer="layout" svg:width="0.408cm" svg:height="0.276cm" svg:x="17.989cm" svg:y="12.061cm">
          <draw:text-box>
            <text:p text:style-name="P1"><text:span text:style-name="T9">624</text:span></text:p>
          </draw:text-box>
        </draw:frame>
        <draw:frame draw:style-name="gr1" draw:text-style-name="P2" draw:layer="layout" svg:width="0.422cm" svg:height="0.475cm" svg:x="18.401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cm" svg:height="0.475cm" svg:x="2.2cm" svg:y="12.606cm">
          <draw:text-box>
            <text:p text:style-name="P1"><text:span text:style-name="T4">In the early days the Unit had been a “body shop”, but it had “evolved enormously”, </text:span></text:p>
          </draw:text-box>
        </draw:frame>
        <draw:frame draw:style-name="gr1" draw:text-style-name="P2" draw:layer="layout" svg:width="16.703cm" svg:height="0.475cm" svg:x="2.2cm" svg:y="13.171cm">
          <draw:text-box>
            <text:p text:style-name="P1"><text:span text:style-name="T4">becoming “the repository for expertise on how to do stabilisation well” and, as it had built </text:span></text:p>
          </draw:text-box>
        </draw:frame>
        <draw:frame draw:style-name="gr1" draw:text-style-name="P2" draw:layer="layout" svg:width="13.053cm" svg:height="0.475cm" svg:x="2.2cm" svg:y="13.735cm">
          <draw:text-box>
            <text:p text:style-name="P1"><text:span text:style-name="T4">its credibility in Whitehall, starting to lead programmes in Afghanistan.</text:span></text:p>
          </draw:text-box>
        </draw:frame>
        <draw:frame draw:style-name="gr6" draw:text-style-name="P7" draw:layer="layout" svg:width="0.408cm" svg:height="0.276cm" svg:x="15.212cm" svg:y="13.754cm">
          <draw:text-box>
            <text:p text:style-name="P1"><text:span text:style-name="T9">625</text:span></text:p>
          </draw:text-box>
        </draw:frame>
        <draw:frame draw:style-name="gr1" draw:text-style-name="P2" draw:layer="layout" svg:width="0.422cm" svg:height="0.475cm" svg:x="15.624cm" svg:y="13.7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23cm" svg:height="0.475cm" svg:x="2.2cm" svg:y="14.65cm">
          <draw:text-box>
            <text:p text:style-name="P1"><text:span text:style-name="T6">981. </text:span><text:span text:style-name="T4"><text:s/>Dr Shafik also confirmed that agreement had been reached with the MOD on </text:span></text:p>
          </draw:text-box>
        </draw:frame>
        <draw:frame draw:style-name="gr1" draw:text-style-name="P2" draw:layer="layout" svg:width="15.327cm" svg:height="0.475cm" svg:x="2.2cm" svg:y="15.214cm">
          <draw:text-box>
            <text:p text:style-name="P1"><text:span text:style-name="T4">incorporating military Reservists into the pool of deployable expertise available to </text:span></text:p>
          </draw:text-box>
        </draw:frame>
        <draw:frame draw:style-name="gr1" draw:text-style-name="P2" draw:layer="layout" svg:width="4.151cm" svg:height="0.475cm" svg:x="2.2cm" svg:y="15.778cm">
          <draw:text-box>
            <text:p text:style-name="P1"><text:span text:style-name="T4">the SU. The key was: </text:span></text:p>
          </draw:text-box>
        </draw:frame>
        <draw:frame draw:style-name="gr1" draw:text-style-name="P2" draw:layer="layout" svg:width="15.454cm" svg:height="0.475cm" svg:x="2.95cm" svg:y="16.693cm">
          <draw:text-box>
            <text:p text:style-name="P1"><text:span text:style-name="T4">“… </text:span><text:span text:style-name="T4">when people deploy, they have to be clear what they are doing. Are they there </text:span></text:p>
          </draw:text-box>
        </draw:frame>
        <draw:frame draw:style-name="gr1" draw:text-style-name="P2" draw:layer="layout" svg:width="15.145cm" svg:height="0.475cm" svg:x="2.95cm" svg:y="17.257cm">
          <draw:text-box>
            <text:p text:style-name="P1"><text:span text:style-name="T4">as a soldier or are they there as a civilian? I think that distinction of roles is quite </text:span></text:p>
          </draw:text-box>
        </draw:frame>
        <draw:frame draw:style-name="gr1" draw:text-style-name="P2" draw:layer="layout" svg:width="15.153cm" svg:height="0.475cm" svg:x="2.95cm" svg:y="17.822cm">
          <draw:text-box>
            <text:p text:style-name="P1"><text:span text:style-name="T4">important, but tapping into the expertise is a huge potential gain … if a reservist, </text:span></text:p>
          </draw:text-box>
        </draw:frame>
        <draw:frame draw:style-name="gr1" draw:text-style-name="P2" draw:layer="layout" svg:width="14.865cm" svg:height="0.475cm" svg:x="2.95cm" svg:y="18.386cm">
          <draw:text-box>
            <text:p text:style-name="P1"><text:span text:style-name="T4">for example, happens to have skills in accounting or in agriculture, they can be </text:span></text:p>
          </draw:text-box>
        </draw:frame>
        <draw:frame draw:style-name="gr1" draw:text-style-name="P2" draw:layer="layout" svg:width="11.915cm" svg:height="0.475cm" svg:x="2.95cm" svg:y="18.951cm">
          <draw:text-box>
            <text:p text:style-name="P1"><text:span text:style-name="T4">employed by the Stabilisation Unit, but in their civilian capacity.”</text:span></text:p>
          </draw:text-box>
        </draw:frame>
        <draw:frame draw:style-name="gr1" draw:text-style-name="P2" draw:layer="layout" svg:width="16.833cm" svg:height="0.475cm" svg:x="2.2cm" svg:y="19.865cm">
          <draw:text-box>
            <text:p text:style-name="P1"><text:span text:style-name="T6">982. </text:span><text:span text:style-name="T4"><text:s/>Ms Lindy Cameron, Head of DFID Baghdad from 2004 to 2005, told the Inquiry that </text:span></text:p>
          </draw:text-box>
        </draw:frame>
        <draw:frame draw:style-name="gr1" draw:text-style-name="P2" draw:layer="layout" svg:width="16.736cm" svg:height="0.475cm" svg:x="2.2cm" svg:y="20.43cm">
          <draw:text-box>
            <text:p text:style-name="P1"><text:span text:style-name="T4">it was only the SU’s work to put civilians on military courses that had eventually begun to </text:span></text:p>
          </draw:text-box>
        </draw:frame>
        <draw:frame draw:style-name="gr1" draw:text-style-name="P2" draw:layer="layout" svg:width="16.385cm" svg:height="0.475cm" svg:x="2.2cm" svg:y="20.994cm">
          <draw:text-box>
            <text:p text:style-name="P1"><text:span text:style-name="T4">undermine some of the military’s preconceptions about DFID. It was not until then “that </text:span></text:p>
          </draw:text-box>
        </draw:frame>
        <draw:frame draw:style-name="gr1" draw:text-style-name="P2" draw:layer="layout" svg:width="16.292cm" svg:height="0.475cm" svg:x="2.2cm" svg:y="21.558cm">
          <draw:text-box>
            <text:p text:style-name="P1"><text:span text:style-name="T4">people realised that actually there was a real intention on DFID’s part to actually make </text:span></text:p>
          </draw:text-box>
        </draw:frame>
        <draw:frame draw:style-name="gr1" draw:text-style-name="P2" draw:layer="layout" svg:width="4.1cm" svg:height="0.475cm" svg:x="2.2cm" svg:y="22.123cm">
          <draw:text-box>
            <text:p text:style-name="P1"><text:span text:style-name="T4">this work collectively”.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408cm" svg:height="0.276cm" svg:x="6.293cm" svg:y="22.142cm">
          <draw:text-box>
            <text:p text:style-name="P1"><text:span text:style-name="T9">626</text:span></text:p>
          </draw:text-box>
        </draw:frame>
        <draw:frame draw:style-name="gr9" draw:text-style-name="P9" draw:layer="layout" svg:width="0.404cm" svg:height="0.23cm" svg:x="2.2cm" svg:y="24.68cm">
          <draw:text-box>
            <text:p text:style-name="P1"><text:span text:style-name="T10">621 </text:span></text:p>
          </draw:text-box>
        </draw:frame>
        <draw:frame draw:style-name="gr4" draw:text-style-name="P5" draw:layer="layout" svg:width="6.551cm" svg:height="0.395cm" svg:x="2.6cm" svg:y="24.664cm">
          <draw:text-box>
            <text:p text:style-name="P1"><text:span text:style-name="T11">Public hearing, 2 February 2010, page 41.</text:span></text:p>
          </draw:text-box>
        </draw:frame>
        <draw:frame draw:style-name="gr9" draw:text-style-name="P9" draw:layer="layout" svg:width="0.404cm" svg:height="0.23cm" svg:x="2.2cm" svg:y="25.103cm">
          <draw:text-box>
            <text:p text:style-name="P1"><text:span text:style-name="T10">622 </text:span></text:p>
          </draw:text-box>
        </draw:frame>
        <draw:frame draw:style-name="gr4" draw:text-style-name="P5" draw:layer="layout" svg:width="7.237cm" svg:height="0.395cm" svg:x="2.6cm" svg:y="25.087cm">
          <draw:text-box>
            <text:p text:style-name="P1"><text:span text:style-name="T11">Public hearing, 1 February 2010, pages 63-64.</text:span></text:p>
          </draw:text-box>
        </draw:frame>
        <draw:frame draw:style-name="gr9" draw:text-style-name="P9" draw:layer="layout" svg:width="0.404cm" svg:height="0.23cm" svg:x="2.2cm" svg:y="25.526cm">
          <draw:text-box>
            <text:p text:style-name="P1"><text:span text:style-name="T10">623 </text:span></text:p>
          </draw:text-box>
        </draw:frame>
        <draw:frame draw:style-name="gr4" draw:text-style-name="P5" draw:layer="layout" svg:width="6.589cm" svg:height="0.395cm" svg:x="2.6cm" svg:y="25.511cm">
          <draw:text-box>
            <text:p text:style-name="P1"><text:span text:style-name="T11">Public hearing, 22 January 2010, page 42.</text:span></text:p>
          </draw:text-box>
        </draw:frame>
        <draw:frame draw:style-name="gr9" draw:text-style-name="P9" draw:layer="layout" svg:width="0.404cm" svg:height="0.23cm" svg:x="2.2cm" svg:y="25.95cm">
          <draw:text-box>
            <text:p text:style-name="P1"><text:span text:style-name="T10">624 </text:span></text:p>
          </draw:text-box>
        </draw:frame>
        <draw:frame draw:style-name="gr4" draw:text-style-name="P5" draw:layer="layout" svg:width="6.686cm" svg:height="0.395cm" svg:x="2.6cm" svg:y="25.934cm">
          <draw:text-box>
            <text:p text:style-name="P1"><text:span text:style-name="T11">Public hearing, 13 January 2010, page 30. </text:span></text:p>
          </draw:text-box>
        </draw:frame>
        <draw:frame draw:style-name="gr9" draw:text-style-name="P9" draw:layer="layout" svg:width="0.404cm" svg:height="0.23cm" svg:x="2.2cm" svg:y="26.373cm">
          <draw:text-box>
            <text:p text:style-name="P1"><text:span text:style-name="T10">625 </text:span></text:p>
          </draw:text-box>
        </draw:frame>
        <draw:frame draw:style-name="gr4" draw:text-style-name="P5" draw:layer="layout" svg:width="7.275cm" svg:height="0.395cm" svg:x="2.6cm" svg:y="26.357cm">
          <draw:text-box>
            <text:p text:style-name="P1"><text:span text:style-name="T11">Public hearing, 13 January 2010, pages 32-34.</text:span></text:p>
          </draw:text-box>
        </draw:frame>
        <draw:frame draw:style-name="gr9" draw:text-style-name="P9" draw:layer="layout" svg:width="0.404cm" svg:height="0.23cm" svg:x="2.2cm" svg:y="26.796cm">
          <draw:text-box>
            <text:p text:style-name="P1"><text:span text:style-name="T10">626 </text:span></text:p>
          </draw:text-box>
        </draw:frame>
        <draw:frame draw:style-name="gr4" draw:text-style-name="P5" draw:layer="layout" svg:width="6.098cm" svg:height="0.395cm" svg:x="2.6cm" svg:y="26.781cm">
          <draw:text-box>
            <text:p text:style-name="P1"><text:span text:style-name="T11">Public hearing, 22 June 2010, page 84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05"/>
    <meta:generator>LibreOffice/5.1.4.2$Linux_X86_64 LibreOffice_project/10m0$Build-2</meta:generator>
  </office:meta>
</office:document-meta>
</file>